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FrankRuehl" svg:font-family="FrankRuehl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Text_20_body_20_indent">
      <style:paragraph-properties fo:text-align="end" style:justify-single-word="false"/>
    </style:style>
    <style:style style:name="P2" style:family="paragraph" style:parent-style-name="גוף_20_טקסט_20_3">
      <style:paragraph-properties fo:text-align="end" style:justify-single-word="false"/>
    </style:style>
    <style:style style:name="P3" style:family="paragraph" style:parent-style-name="Heading_20_1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P6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 style:font-size-complex="10pt"/>
    </style:style>
    <style:style style:name="P9" style:family="paragraph" style:parent-style-name="Standard">
      <style:paragraph-properties fo:text-align="center" style:justify-single-word="false"/>
      <style:text-properties style:language-asian="en" style:country-asian="US" style:font-size-complex="10pt"/>
    </style:style>
    <style:style style:name="P10" style:family="paragraph" style:parent-style-name="Standard">
      <style:paragraph-properties fo:text-align="end" style:justify-single-word="false"/>
      <style:text-properties style:language-asian="en" style:country-asian="US" style:font-name-complex="Times New Roman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style:font-name="Courier New" style:text-underline-style="solid" style:text-underline-width="auto" style:text-underline-color="font-color" fo:font-weight="bold" style:language-asian="en" style:country-asian="US" style:font-weight-asian="bold" style:font-name-complex="Courier New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Courier New" style:language-asian="en" style:country-asian="US" style:font-name-complex="Courier New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Courier New" fo:font-size="9pt" style:text-underline-style="solid" style:text-underline-width="auto" style:text-underline-color="font-color" style:font-size-asian="9pt" style:language-asian="en" style:country-asian="US" style:font-name-complex="Courier New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17" style:family="paragraph" style:parent-style-name="Standard">
      <style:paragraph-properties style:line-height-at-least="0.423cm" fo:text-align="end" style:justify-single-word="false"/>
    </style:style>
    <style:style style:name="P18" style:family="paragraph" style:parent-style-name="Standard">
      <style:paragraph-properties fo:text-align="start" style:justify-single-word="false"/>
      <style:text-properties fo:color="#000000" style:font-name="Helvetica" style:font-name-complex="Helvetica" style:font-size-complex="10pt"/>
    </style:style>
    <style:style style:name="P19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/>
    </style:style>
    <style:style style:name="P21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22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8pt"/>
    </style:style>
    <style:style style:name="P23" style:family="paragraph" style:parent-style-name="Standard">
      <style:paragraph-properties fo:text-align="center" style:justify-single-word="false"/>
      <style:text-properties fo:font-size="12pt" style:font-size-asian="12pt"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Times New Roman" style:font-size-complex="10pt"/>
    </style:style>
    <style:style style:name="P25" style:family="paragraph" style:parent-style-name="Standard">
      <style:paragraph-properties fo:text-align="end" style:justify-single-word="false"/>
      <style:text-properties fo:font-size="12pt" fo:font-weight="bold" style:font-size-asian="12pt" style:language-asian="en" style:country-asian="US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Courier" fo:font-size="14pt" style:font-size-asian="14pt" style:language-asian="en" style:country-asian="US" style:font-name-complex="Courier" style:font-size-complex="11pt"/>
    </style:style>
    <style:style style:name="P27" style:family="paragraph" style:parent-style-name="Standard">
      <style:paragraph-properties fo:margin-top="0.106cm" fo:margin-bottom="0cm" fo:text-align="center" style:justify-single-word="false"/>
      <style:text-properties style:font-name="Courier" fo:font-size="14pt" style:text-underline-style="solid" style:text-underline-width="auto" style:text-underline-color="font-color" style:font-size-asian="14pt" style:language-asian="en" style:country-asian="US" style:font-name-complex="Courier"/>
    </style:style>
    <style:style style:name="P28" style:family="paragraph" style:parent-style-name="Standard">
      <style:paragraph-properties style:line-height-at-least="0.423cm" fo:text-align="center" style:justify-single-word="false" style:writing-mode="lr-tb"/>
    </style:style>
    <style:style style:name="P29" style:family="paragraph" style:parent-style-name="Standard">
      <style:paragraph-properties style:line-height-at-least="0.423cm" fo:text-align="start" style:justify-single-word="false" style:writing-mode="lr-tb"/>
      <style:text-properties style:font-size-complex="10pt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font-name="Helvetica" style:font-name-complex="Helvetica" style:font-size-complex="10pt"/>
    </style:style>
    <style:style style:name="P31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language-asian="en" style:country-asian="US"/>
    </style:style>
    <style:style style:name="P32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ize="12pt" style:font-size-asian="12pt" style:language-asian="en" style:country-asian="US" style:font-size-complex="10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language-asian="en" style:country-asian="US"/>
    </style:style>
    <style:style style:name="P34" style:family="paragraph" style:parent-style-name="Standard" style:master-page-name="First_20_convert_20_1">
      <style:paragraph-properties fo:text-align="end" style:justify-single-word="false" style:page-number="auto"/>
      <style:text-properties style:language-asian="en" style:country-asian="US"/>
    </style:style>
    <style:style style:name="P35" style:family="paragraph" style:parent-style-name="Standard" style:master-page-name="First_20_convert_20_2">
      <style:paragraph-properties fo:text-align="center" style:justify-single-word="false" style:page-number="auto"/>
      <style:text-properties style:language-asian="en" style:country-asian="US"/>
    </style:style>
    <style:style style:name="P36" style:family="paragraph" style:parent-style-name="Standard" style:master-page-name="First_20_convert_20_3">
      <style:paragraph-properties fo:text-align="end" style:justify-single-word="false" style:page-number="auto"/>
      <style:text-properties style:language-asian="en" style:country-asian="US"/>
    </style:style>
    <style:style style:name="P37" style:family="paragraph" style:parent-style-name="Standard" style:master-page-name="First_20_convert_20_4">
      <style:paragraph-properties fo:text-align="center" style:justify-single-word="false" style:page-number="auto"/>
      <style:text-properties style:language-asian="en" style:country-asian="US"/>
    </style:style>
    <style:style style:name="P38" style:family="paragraph" style:parent-style-name="Standard" style:master-page-name="First_20_convert_20_5">
      <style:paragraph-properties fo:text-align="end" style:justify-single-word="false" style:page-number="auto"/>
      <style:text-properties style:language-asian="en" style:country-asian="US"/>
    </style:style>
    <style:style style:name="P39" style:family="paragraph" style:parent-style-name="Standard" style:master-page-name="First_20_convert_20_6">
      <style:paragraph-properties fo:text-align="end" style:justify-single-word="false" style:page-number="auto"/>
      <style:text-properties style:language-asian="en" style:country-asian="US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0pt"/>
    </style:style>
    <style:style style:name="T3" style:family="text">
      <style:text-properties style:font-name-complex="Times New Roman" style:font-size-complex="8pt"/>
    </style:style>
    <style:style style:name="T4" style:family="text">
      <style:text-properties style:font-name-complex="Times New Roman" style:font-style-complex="italic"/>
    </style:style>
    <style:style style:name="T5" style:family="text">
      <style:text-properties style:font-name-complex="Times New Roman" style:font-size-complex="9pt"/>
    </style:style>
    <style:style style:name="T6" style:family="text">
      <style:text-properties style:font-name-asian="Courier"/>
    </style:style>
    <style:style style:name="T7" style:family="text">
      <style:text-properties style:font-name-asian="Courier" style:font-size-complex="8pt"/>
    </style:style>
    <style:style style:name="T8" style:family="text">
      <style:text-properties style:font-name-asian="Courier" style:font-size-complex="10pt"/>
    </style:style>
    <style:style style:name="T9" style:family="text">
      <style:text-properties style:font-size-complex="8pt"/>
    </style:style>
    <style:style style:name="T10" style:family="text">
      <style:text-properties style:font-size-complex="10pt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name-complex="Miriam" style:font-weight-complex="bold"/>
    </style:style>
    <style:style style:name="T14" style:family="text">
      <style:text-properties fo:font-weight="bold" style:font-weight-asian="bold" style:font-name-complex="Miriam" style:font-size-complex="10pt" style:font-weight-complex="bold"/>
    </style:style>
    <style:style style:name="T15" style:family="text">
      <style:text-properties fo:font-weight="bold" style:font-weight-asian="bold" style:font-name-complex="Times New Roman" style:font-weight-complex="bold"/>
    </style:style>
    <style:style style:name="T16" style:family="text">
      <style:text-properties fo:font-weight="bold" style:font-weight-asian="bold" style:font-name-complex="Times New Roman" style:font-size-complex="10pt" style:font-weight-complex="bold"/>
    </style:style>
    <style:style style:name="T17" style:family="text">
      <style:text-properties style:language-asian="en" style:country-asian="US"/>
    </style:style>
    <style:style style:name="T18" style:family="text">
      <style:text-properties style:language-asian="en" style:country-asian="US" style:font-name-complex="Times New Roman"/>
    </style:style>
    <style:style style:name="T19" style:family="text">
      <style:text-properties style:language-asian="en" style:country-asian="US" style:font-size-complex="10pt"/>
    </style:style>
    <style:style style:name="T20" style:family="text">
      <style:text-properties fo:color="#000000" style:font-name="Helvetica" style:font-name-complex="Helvetica" style:font-size-complex="10pt"/>
    </style:style>
    <style:style style:name="T21" style:family="text">
      <style:text-properties style:font-name-complex="Miriam"/>
    </style:style>
    <style:style style:name="T22" style:family="text">
      <style:text-properties style:font-name-complex="Miriam" style:font-size-complex="10pt"/>
    </style:style>
    <style:style style:name="T23" style:family="text">
      <style:text-properties style:font-name-complex="Miriam" style:font-size-complex="8pt"/>
    </style:style>
    <style:style style:name="T24" style:family="text">
      <style:text-properties style:font-name="Courier" style:font-name-complex="Courier" style:font-size-complex="10pt"/>
    </style:style>
    <style:style style:name="T25" style:family="text">
      <style:text-properties style:font-name-complex="Narkisim"/>
    </style:style>
    <style:style style:name="T26" style:family="text">
      <style:text-properties style:font-name-complex="Narkisim" style:font-size-complex="10pt"/>
    </style:style>
    <style:style style:name="T27" style:family="text">
      <style:text-properties style:font-name-complex="Narkisim" style:font-style-complex="italic"/>
    </style:style>
    <style:style style:name="T28" style:family="text">
      <style:text-properties style:font-name-complex="Narkisim" style:font-size-complex="9pt"/>
    </style:style>
    <style:style style:name="T29" style:family="text">
      <style:text-properties style:font-name-complex="Narkisim" style:font-size-complex="8pt"/>
    </style:style>
    <style:style style:name="T30" style:family="text">
      <style:text-properties style:font-name-complex="FrankRuehl" style:font-size-complex="10pt"/>
    </style:style>
    <style:style style:name="T31" style:family="text">
      <style:text-properties style:font-name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fo:font-size="8pt" style:font-size-asian="8pt" style:font-name-complex="Courier New"/>
    </style:style>
    <style:style style:name="T34" style:family="text">
      <style:text-properties style:font-name="Courier New" fo:font-size="8pt" style:font-size-asian="8pt" style:font-name-complex="Courier New" style:font-size-complex="10pt"/>
    </style:style>
    <style:style style:name="T35" style:family="text">
      <style:text-properties style:font-name="Courier New" fo:font-size="8pt" style:font-size-asian="8pt" style:font-name-complex="Courier New" style:font-size-complex="8pt"/>
    </style:style>
    <style:style style:name="T36" style:family="text">
      <style:text-properties style:font-name="Courier New" fo:font-size="8pt" style:font-size-asian="8pt" style:font-name-complex="Courier New" style:font-size-complex="9pt"/>
    </style:style>
    <style:style style:name="T37" style:family="text">
      <style:text-properties style:font-name="Courier New" fo:font-size="8pt" style:font-name-asian="Courier New" style:font-size-asian="8pt" style:font-name-complex="Courier New"/>
    </style:style>
    <style:style style:name="T38" style:family="text">
      <style:text-properties style:font-name="Courier New" fo:font-size="8pt" style:font-name-asian="Courier New" style:font-size-asian="8pt" style:font-name-complex="Courier New" style:font-size-complex="10pt"/>
    </style:style>
    <style:style style:name="T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0" style:family="text">
      <style:text-properties style:font-name="Courier New" fo:font-size="8pt" style:text-underline-style="none" style:font-size-asian="8pt" style:font-name-complex="Courier New"/>
    </style:style>
    <style:style style:name="T41" style:family="text">
      <style:text-properties style:font-name="Courier New" fo:font-size="8pt" style:text-underline-style="none" style:font-name-asian="Courier New" style:font-size-asian="8pt" style:font-name-complex="Courier New"/>
    </style:style>
    <style:style style:name="T42" style:family="text">
      <style:text-properties style:font-name-asian="Courier New"/>
    </style:style>
    <style:style style:name="T43" style:family="text">
      <style:text-properties fo:font-style="italic" style:font-style-asian="italic" style:font-name-complex="Miriam" style:font-size-complex="10pt" style:font-style-complex="italic"/>
    </style:style>
    <style:style style:name="T44" style:family="text">
      <style:text-properties fo:font-style="italic" style:font-style-asian="italic" style:font-name-complex="Times New Roman" style:font-size-complex="10pt" style:font-style-complex="italic"/>
    </style:style>
    <style:style style:name="T45" style:family="text">
      <style:text-properties fo:font-style="italic" style:font-style-asian="italic" style:font-name-complex="Times New Roman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name-complex="Narkisim" style:font-size-complex="10pt" style:font-style-complex="italic"/>
    </style:style>
    <style:style style:name="T48" style:family="text">
      <style:text-properties fo:font-style="italic" style:font-style-asian="italic" style:font-name-complex="Narkisim" style:font-style-complex="italic"/>
    </style:style>
    <style:style style:name="T4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0" style:family="text">
      <style:text-properties fo:font-style="italic" style:language-asian="en" style:country-asian="US" style:font-style-asian="italic" style:font-style-complex="italic"/>
    </style:style>
    <style:style style:name="T51" style:family="text">
      <style:text-properties fo:font-style="italic" style:language-asian="en" style:country-asian="US" style:font-style-asian="italic" style:font-name-complex="Times New Roman" style:font-style-complex="italic"/>
    </style:style>
    <style:style style:name="T52" style:family="text">
      <style:text-properties style:font-style-complex="italic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Miriam"/>
    </style:style>
    <style:style style:name="T55" style:family="text">
      <style:text-properties style:text-underline-style="solid" style:text-underline-width="auto" style:text-underline-color="font-color" style:font-name-complex="Miriam" style:font-size-complex="10pt"/>
    </style:style>
    <style:style style:name="T56" style:family="text">
      <style:text-properties style:text-underline-style="solid" style:text-underline-width="auto" style:text-underline-color="font-color" style:font-name-complex="Times New Roman"/>
    </style:style>
    <style:style style:name="T57" style:family="text">
      <style:text-properties fo:font-size="12pt" style:font-size-asian="12pt"/>
    </style:style>
    <style:style style:name="T58" style:family="text">
      <style:text-properties fo:font-size="12pt" style:font-size-asian="12pt" style:font-size-complex="10pt"/>
    </style:style>
    <style:style style:name="T59" style:family="text">
      <style:text-properties fo:font-size="12pt" style:font-size-asian="12pt" style:font-name-complex="Miriam"/>
    </style:style>
    <style:style style:name="T60" style:family="text">
      <style:text-properties fo:font-size="12pt" style:font-size-asian="12pt" style:font-name-complex="Miriam" style:font-size-complex="10pt"/>
    </style:style>
    <style:style style:name="T61" style:family="text">
      <style:text-properties fo:font-size="12pt" style:font-size-asian="12pt" style:font-name-complex="Miriam" style:font-size-complex="8pt"/>
    </style:style>
    <style:style style:name="T62" style:family="text">
      <style:text-properties fo:font-size="12pt" style:font-size-asian="12pt" style:font-name-complex="Miriam" style:font-size-complex="9pt"/>
    </style:style>
    <style:style style:name="T63" style:family="text">
      <style:text-properties fo:font-size="12pt" style:font-size-asian="12pt" style:font-name-complex="Times New Roman"/>
    </style:style>
    <style:style style:name="T64" style:family="text">
      <style:text-properties fo:font-size="12pt" style:font-size-asian="12pt" style:font-name-complex="Times New Roman" style:font-size-complex="10pt"/>
    </style:style>
    <style:style style:name="T65" style:family="text">
      <style:text-properties fo:font-size="12pt" style:font-size-asian="12pt" style:font-name-complex="Times New Roman" style:font-size-complex="8pt"/>
    </style:style>
    <style:style style:name="T66" style:family="text">
      <style:text-properties fo:font-size="12pt" style:font-size-asian="12pt" style:font-name-complex="Times New Roman" style:font-size-complex="9pt"/>
    </style:style>
    <style:style style:name="T67" style:family="text">
      <style:text-properties fo:font-size="12pt" style:font-size-asian="12pt" style:font-name-complex="Narkisim" style:font-size-complex="10pt"/>
    </style:style>
    <style:style style:name="T68" style:family="text">
      <style:text-properties fo:font-size="12pt" style:font-size-asian="12pt" style:font-name-complex="Narkisim" style:font-size-complex="9pt"/>
    </style:style>
    <style:style style:name="T69" style:family="text">
      <style:text-properties fo:font-size="12pt" style:font-size-asian="12pt" style:language-asian="en" style:country-asian="US" style:font-name-complex="Miriam" style:font-size-complex="10pt"/>
    </style:style>
    <style:style style:name="T70" style:family="text">
      <style:text-properties fo:font-size="12pt" style:font-size-asian="12pt" style:language-asian="en" style:country-asian="US" style:font-name-complex="Miriam" style:font-size-complex="8pt"/>
    </style:style>
    <style:style style:name="T71" style:family="text">
      <style:text-properties fo:font-size="12pt" style:font-size-asian="12pt" style:language-asian="en" style:country-asian="US" style:font-name-complex="Miriam" style:font-size-complex="9pt"/>
    </style:style>
    <style:style style:name="T72" style:family="text">
      <style:text-properties fo:font-size="12pt" style:font-size-asian="12pt" style:language-asian="en" style:country-asian="US" style:font-name-complex="Times New Roman" style:font-size-complex="10pt"/>
    </style:style>
    <style:style style:name="T73" style:family="text">
      <style:text-properties fo:font-size="12pt" style:font-size-asian="12pt" style:language-asian="en" style:country-asian="US" style:font-name-complex="Times New Roman" style:font-size-complex="8pt"/>
    </style:style>
    <style:style style:name="T74" style:family="text">
      <style:text-properties fo:font-size="12pt" style:font-size-asian="12pt" style:language-asian="en" style:country-asian="US" style:font-name-complex="Times New Roman" style:font-size-complex="9pt"/>
    </style:style>
    <style:style style:name="T75" style:family="text">
      <style:text-properties fo:font-size="12pt" style:font-size-asian="12pt" style:language-asian="en" style:country-asian="US" style:font-name-complex="Narkisim" style:font-size-complex="10pt"/>
    </style:style>
    <style:style style:name="T76" style:family="text">
      <style:text-properties fo:font-size="12pt" style:text-underline-style="solid" style:text-underline-width="auto" style:text-underline-color="font-color" style:font-size-asian="12pt" style:font-name-complex="Miriam" style:font-size-complex="10pt"/>
    </style:style>
    <style:style style:name="T77" style:family="text">
      <style:text-properties fo:font-size="12pt" style:text-underline-style="solid" style:text-underline-width="auto" style:text-underline-color="font-color" style:font-size-asian="12pt" style:font-name-complex="Times New Roman" style:font-size-complex="10pt"/>
    </style:style>
    <style:style style:name="T78" style:family="text">
      <style:text-properties fo:font-size="12pt" style:text-underline-style="solid" style:text-underline-width="auto" style:text-underline-color="font-color" style:font-size-asian="12pt" style:font-name-complex="Narkisim" style:font-size-complex="10pt"/>
    </style:style>
    <style:style style:name="T79" style:family="text">
      <style:text-properties fo:font-size="12pt" fo:font-style="italic" style:font-size-asian="12pt" style:font-style-asian="italic" style:font-name-complex="Miriam" style:font-size-complex="10pt" style:font-style-complex="italic"/>
    </style:style>
    <style:style style:name="T80" style:family="text">
      <style:text-properties fo:font-size="12pt" fo:font-style="italic" style:font-size-asian="12pt" style:font-style-asian="italic" style:font-name-complex="Miriam" style:font-size-complex="9pt" style:font-style-complex="italic"/>
    </style:style>
    <style:style style:name="T81" style:family="text">
      <style:text-properties fo:font-size="12pt" fo:font-style="italic" style:font-size-asian="12pt" style:font-style-asian="italic" style:font-name-complex="Times New Roman" style:font-size-complex="10pt" style:font-style-complex="italic"/>
    </style:style>
    <style:style style:name="T82" style:family="text">
      <style:text-properties fo:font-size="12pt" fo:font-style="italic" style:font-size-asian="12pt" style:font-style-asian="italic" style:font-name-complex="Narkisim" style:font-size-complex="10pt" style:font-style-complex="italic"/>
    </style:style>
    <style:style style:name="T83" style:family="text">
      <style:text-properties fo:font-size="12pt" fo:font-style="italic" fo:font-weight="bold" style:font-size-asian="12pt" style:font-style-asian="italic" style:font-weight-asian="bold" style:font-name-complex="Miriam" style:font-size-complex="10pt" style:font-style-complex="italic" style:font-weight-complex="bold"/>
    </style:style>
    <style:style style:name="T84" style:family="text">
      <style:text-properties fo:font-size="12pt" fo:font-weight="bold" style:font-size-asian="12pt" style:font-weight-asian="bold" style:font-name-complex="Miriam" style:font-size-complex="10pt" style:font-weight-complex="bold"/>
    </style:style>
    <style:style style:name="T85" style:family="text">
      <style:text-properties fo:font-size="12pt" fo:font-weight="bold" style:font-size-asian="12pt" style:font-weight-asian="bold" style:font-name-complex="Times New Roman" style:font-size-complex="10pt" style:font-weight-complex="bold"/>
    </style:style>
    <style:style style:name="T86" style:family="text">
      <style:text-properties style:text-line-through-style="solid"/>
    </style:style>
    <style:style style:name="T87" style:family="text">
      <style:text-properties style:text-line-through-style="solid" style:font-name-complex="Miriam" style:font-size-complex="10pt"/>
    </style:style>
    <style:style style:name="T88" style:family="text">
      <style:text-properties style:text-line-through-style="solid" fo:font-size="12pt" style:font-size-asian="12pt" style:font-name-complex="Narkisim" style:font-size-complex="10pt"/>
    </style:style>
    <style:style style:name="T89" style:family="text">
      <style:text-properties style:text-line-through-style="solid" fo:font-size="12pt" style:font-size-asian="12pt" style:font-name-complex="Miriam" style:font-size-complex="10pt"/>
    </style:style>
    <style:style style:name="T90" style:family="text">
      <style:text-properties style:text-line-through-style="solid" fo:font-size="12pt" fo:font-style="italic" style:font-size-asian="12pt" style:font-style-asian="italic" style:font-name-complex="Miriam" style:font-size-complex="10pt" style:font-style-complex="italic"/>
    </style:style>
    <style:style style:name="T9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מסכת<text:span text:style-name="T1"> </text:span>תמיד<text:span text:style-name="T1"> – </text:span>גמרא</text:p>
      <text:p text:style-name="P6">משניות<text:span text:style-name="T1"> </text:span>שאין<text:span text:style-name="T1"> </text:span>עליהם<text:span text:style-name="T1"> </text:span>גמרא<text:span text:style-name="T1"> </text:span>אינם<text:span text:style-name="T1"> </text:span>במסמך<text:span text:style-name="T1"> </text:span>הזה.</text:p>
      <text:p text:style-name="P26">מתוך<text:span text:style-name="T6"> </text:span>"גמרא<text:span text:style-name="T6"> </text:span>נוֹחָה"</text:p>
      <text:p text:style-name="P27"><text:span text:style-name="T9">על</text:span><text:span text:style-name="T7"> </text:span><text:span text:style-name="T9">שם</text:span><text:span text:style-name="T7"> </text:span><text:span text:style-name="T9">הורי</text:span><text:span text:style-name="T8"> </text:span><text:span text:style-name="T11">נ</text:span><text:span text:style-name="T10">פתלי</text:span><text:span text:style-name="T8"> </text:span><text:span text:style-name="T11">וח</text:span><text:span text:style-name="T10">נה</text:span><text:span text:style-name="T8"> </text:span><text:span text:style-name="T11">ה</text:span><text:span text:style-name="T10">ולנדר</text:span><text:span text:style-name="T8"> </text:span><text:span text:style-name="T9">הכ"מ</text:span></text:p>
      <text:p text:style-name="P12"/>
      <text:p text:style-name="P7">כל<text:span text:style-name="T1"> </text:span>המוצא<text:span text:style-name="T1"> </text:span>שגיאה<text:span text:style-name="T1"> </text:span>נא<text:span text:style-name="T1"> </text:span>להודיע<text:span text:style-name="T1"> </text:span>לישעיהו<text:span text:style-name="T1"> </text:span>הכהן<text:span text:style-name="T1"> </text:span>הולנדר, ביאליק<text:span text:style-name="T1"> </text:span>27 פתח<text:span text:style-name="T1"> </text:span>תקוה<text:span text:style-name="T1"> </text:span>49351, טלפון<text:span text:style-name="T1"> </text:span>93450996 03</text:p>
      <text:p text:style-name="P11"><text:span text:style-name="T17">או</text:span><text:span text:style-name="T18"> </text:span><text:span text:style-name="T17">לכתובת</text:span><text:span text:style-name="T18"> </text:span><text:span text:style-name="T17">הנמצאת</text:span><text:span text:style-name="T18"> </text:span><text:span text:style-name="T17">באתר</text:span><text:span text:style-name="T18"> </text:span><text:span text:style-name="T20">www.geocities.com/yeshol</text:span></text:p>
      <text:p text:style-name="P7"/>
      <text:p text:style-name="P12">מקרא:</text:p>
      <text:p text:style-name="P7">דברי<text:span text:style-name="T1"> </text:span>הגמרא<text:span text:style-name="T1"> </text:span>באותיות<text:span text:style-name="T1"> </text:span>כאלה: 12 ROD; <text:span text:style-name="T12">רש"י</text:span><text:span text:style-name="T2"> </text:span><text:span text:style-name="T22">בתוך</text:span><text:span text:style-name="T2"> </text:span><text:span text:style-name="T22">הגמרא</text:span><text:span text:style-name="T2"> </text:span><text:span text:style-name="T22">בסוגריים</text:span><text:span text:style-name="T2"> </text:span><text:span text:style-name="T10">()</text:span><text:span text:style-name="T22"> ובתוך</text:span><text:span text:style-name="T2"> </text:span><text:span text:style-name="T22">הסוגריים</text:span><text:span text:style-name="T2"> </text:span><text:span text:style-name="T22">- אותיות</text:span><text:span text:style-name="T2"> </text:span><text:span text:style-name="T10">10 MIRIAM ; </text:span><text:span text:style-name="T22">מראי</text:span><text:span text:style-name="T2"> </text:span><text:span text:style-name="T22">מקומות</text:span><text:span text:style-name="T2"> </text:span><text:span text:style-name="T22">גם</text:span><text:span text:style-name="T2"> </text:span><text:span text:style-name="T22">10</text:span><text:span text:style-name="T10"> </text:span><text:span text:style-name="T24">MIRIAM</text:span><text:span text:style-name="T10"> </text:span></text:p>
      <text:p text:style-name="P7"><text:span text:style-name="T25">מובאות</text:span><text:span text:style-name="T1"> </text:span><text:span text:style-name="T25">וציטטות</text:span><text:span text:style-name="T1"> </text:span><text:span text:style-name="T25">בגופן</text:span><text:span text:style-name="T1"> </text:span><text:span text:style-name="T30">NARKISIM; </text:span><text:span text:style-name="T26">השלמת</text:span><text:span text:style-name="T2"> </text:span><text:span text:style-name="T26">פסוקי</text:span><text:span text:style-name="T2"> </text:span><text:span text:style-name="T26">המקרא</text:span><text:span text:style-name="T2"> </text:span><text:span text:style-name="T26">בסוגריים</text:span><text:span text:style-name="T2"> </text:span><text:span text:style-name="T26">() ובאותיות</text:span><text:span text:style-name="T2"> </text:span><text:span text:style-name="T26">10 NARKISIM;</text:span></text:p>
      <text:p text:style-name="P8"><text:span text:style-name="T1"><text:s/></text:span><text:span text:style-name="T31">הערות: בסוגריים</text:span><text:span text:style-name="T32"> </text:span><text:span text:style-name="T31">[] באותיות</text:span><text:span text:style-name="T32"> </text:span><text:span text:style-name="T31">10</text:span> <text:span text:style-name="T31">CourierNew; ההערות</text:span><text:span text:style-name="T32"> </text:span><text:span text:style-name="T31">עם</text:span><text:span text:style-name="T32"> </text:span><text:span text:style-name="T31">קידומת</text:span><text:span text:style-name="T32"> </text:span><text:span text:style-name="T31">## אינם</text:span><text:span text:style-name="T32"> </text:span><text:span text:style-name="T31">פשט</text:span><text:span text:style-name="T32"> </text:span><text:span text:style-name="T31">הגמרא</text:span><text:span text:style-name="T32"> </text:span><text:span text:style-name="T31">אלא</text:span><text:span text:style-name="T32"> </text:span><text:span text:style-name="T31">הערת</text:span><text:span text:style-name="T32"> </text:span><text:span text:style-name="T31">העורך</text:span><text:span text:style-name="T32"> </text:span><text:span text:style-name="T31">לבדיקת</text:span><text:span text:style-name="T32"> </text:span><text:span text:style-name="T31">הלומד.</text:span></text:p>
      <text:p text:style-name="P13">תחילת<text:span text:style-name="T42"> </text:span>עמוד<text:span text:style-name="T42"> </text:span>- בתחילת<text:span text:style-name="T42"> </text:span>שורה, אפילו<text:span text:style-name="T42"> </text:span>באמצע<text:span text:style-name="T42"> </text:span>משפט<text:span text:style-name="T42"> </text:span>- כך: </text:p>
      <text:p text:style-name="P8"><text:span text:style-name="T31">(</text:span>תענית<text:span text:style-name="T1"> </text:span>ב,ב)</text:p>
      <text:p text:style-name="P14">הגירסא: לפי<text:span text:style-name="T42"> </text:span>דפוס<text:span text:style-name="T42"> </text:span>וילנא<text:span text:style-name="T42"> </text:span>עם<text:span text:style-name="T42"> </text:span>אחדים<text:span text:style-name="T42"> </text:span>מההגהות<text:span text:style-name="T42"> </text:span>שעל<text:span text:style-name="T42"> </text:span>הדף<text:span text:style-name="T42"> – </text:span>לפי<text:span text:style-name="T42"> </text:span>הנראה<text:span text:style-name="T42"> </text:span>לי<text:span text:style-name="T42"> </text:span>כנחוץ<text:span text:style-name="T42"> </text:span>לצורך<text:span text:style-name="T42"> </text:span>הפשט<text:span text:style-name="T42"> </text:span>הפשוט. </text:p>
      <text:p text:style-name="P14">מקרא: בתחתית<text:span text:style-name="T42"> </text:span>הדף</text:p>
      <text:p text:style-name="P1"><text:span text:style-name="T21">הערות</text:span><text:span text:style-name="T1"> </text:span><text:span text:style-name="T21">בשולי</text:span><text:span text:style-name="T1"> </text:span><text:span text:style-name="T21">הדף</text:span><text:span text:style-name="T1"> – </text:span><text:span text:style-name="T21">בתצוגת</text:span><text:span text:style-name="T1"> </text:span><text:span text:style-name="T21">דף</text:span><text:span text:style-name="T1"> </text:span><text:span text:style-name="T21">אינטרנט</text:span><text:span text:style-name="T1"> </text:span><text:span text:style-name="T21">אפשר</text:span><text:span text:style-name="T1"> – </text:span><text:span text:style-name="T21">באקפלורר</text:span><text:span text:style-name="T1"> – </text:span><text:span text:style-name="T21">להניח</text:span><text:span text:style-name="T1"> </text:span><text:span text:style-name="T21">עליהם</text:span><text:span text:style-name="T1"> </text:span><text:span text:style-name="T21">את</text:span><text:span text:style-name="T1"> </text:span><text:span text:style-name="T21">הסמן</text:span><text:span text:style-name="T1"> </text:span><text:span text:style-name="T21">ואז</text:span><text:span text:style-name="T1"> </text:span><text:span text:style-name="T21">מופיעה</text:span><text:span text:style-name="T1"> </text:span><text:span text:style-name="T21">ההערה</text:span><text:span text:style-name="T1"> </text:span><text:span text:style-name="T21">בחלון. אפשר</text:span><text:span text:style-name="T1"> </text:span><text:span text:style-name="T21">גם</text:span><text:span text:style-name="T1"> </text:span><text:span text:style-name="T21">לראות</text:span><text:span text:style-name="T1"> </text:span><text:span text:style-name="T21">אם</text:span><text:span text:style-name="T1"> </text:span><text:span text:style-name="T21">עוברים</text:span><text:span text:style-name="T1"> </text:span><text:span text:style-name="T21">לתצוגה</text:span><text:span text:style-name="T1"> </text:span><text:span text:style-name="T21">של</text:span><text:span text:style-name="T1"> </text:span><text:span text:style-name="T21">דף</text:span><text:span text:style-name="T1"> </text:span><text:span text:style-name="T21">הדפסה. </text:span></text:p>
      <text:p text:style-name="P29">In Explorer, Footnotes become visible when the cursor rests on the number of the footnote. </text:p>
      <text:p text:style-name="P17">הערות<text:span text:style-name="T1"> </text:span>וטבלאות<text:span text:style-name="T1"> </text:span>באנגלית<text:span text:style-name="T1"> – </text:span>ע"י<text:span text:style-name="T1"> </text:span>כולל<text:span text:style-name="T1"> </text:span>עיון<text:span text:style-name="T1"> </text:span>הדף, ראש<text:span text:style-name="T1"> </text:span>הכולל<text:span text:style-name="T1"> </text:span>הרב<text:span text:style-name="T1"> </text:span>מרדכי<text:span text:style-name="T1"> </text:span>קורנפלד<text:span text:style-name="T1"> – </text:span></text:p>
      <text:p text:style-name="P28">Producers of the Dafyomi Advancement Forum, mailto:daf@dafyomi.co.il, http://www.dafyomi.co.il/</text:p>
      <text:p text:style-name="P30">This material is ©2005 by Julius Hollander 27 Bialik St., Petah Tikva, Israel 49351</text:p>
      <text:p text:style-name="P18">Permission to distribute this material, with this notice, is granted - with request to notify of use <text:line-break/>at the address at www.geocities.com/yeshol</text:p>
      <text:p text:style-name="P6"/>
      <text:p text:style-name="P6"/>
      <text:p text:style-name="P6">מסכת<text:span text:style-name="T1"> </text:span>תמיד<text:span text:style-name="T1"> </text:span>פרק<text:span text:style-name="T1"> </text:span>ראשון<text:span text:style-name="T1"> </text:span>בשלשה<text:span text:style-name="T1"> </text:span>מקומות</text:p>
      <text:p text:style-name="P7">(תמיד<text:span text:style-name="T1"> </text:span>כה,ב)</text:p>
      <text:p text:style-name="P7">משנה:</text:p>
      <text:p text:style-name="P7">בשלשה<text:span text:style-name="T1"> </text:span>מקומות<text:span text:style-name="T1"> </text:span>הכהנים<text:span text:style-name="T1"> </text:span>שומרים<text:span text:style-name="T1"> </text:span>בבית<text:span text:style-name="T1"> </text:span>המקדש: בית<text:span text:style-name="T1"> </text:span>אבטינס, בית<text:span text:style-name="T1"> </text:span>הניצוץ, בית<text:span text:style-name="T1"> </text:span>המוקד;</text:p>
      <text:p text:style-name="P19"><text:span text:style-name="T13">בשלשה</text:span><text:span text:style-name="T15"> </text:span><text:span text:style-name="T13">מקומות</text:span><text:span text:style-name="T21">. משום</text:span><text:span text:style-name="T1"> </text:span><text:span text:style-name="T21">דבעי</text:span><text:span text:style-name="T1"> </text:span><text:span text:style-name="T21">לאורויי</text:span><text:span text:style-name="T1"> </text:span><text:span text:style-name="T21">במעשה</text:span><text:span text:style-name="T1"> </text:span><text:span text:style-name="T21">דתמיד</text:span><text:span text:style-name="T1"> </text:span><text:span text:style-name="T21">עבודת</text:span><text:span text:style-name="T1"> </text:span><text:span text:style-name="T21">כהנים</text:span><text:span text:style-name="T1"> </text:span><text:span text:style-name="T21">- נקט</text:span><text:span text:style-name="T1"> </text:span><text:span text:style-name="T21">תחלה</text:span><text:span text:style-name="T1"> </text:span><text:span text:style-name="T21">שמירתן</text:span><text:span text:style-name="T1"> </text:span><text:span text:style-name="T21">ומקום</text:span><text:span text:style-name="T1"> </text:span><text:span text:style-name="T21">שכיבתן</text:span><text:span text:style-name="T1"> </text:span><text:span text:style-name="T21">עד</text:span><text:span text:style-name="T1"> </text:span><text:span text:style-name="T21">שהוא</text:span><text:span text:style-name="T1"> </text:span><text:span text:style-name="T21">מסדר</text:span><text:span text:style-name="T1"> </text:span><text:span text:style-name="T21">כל</text:span><text:span text:style-name="T1"> </text:span><text:span text:style-name="T21">הסדר: שבתחלה</text:span><text:span text:style-name="T1"> </text:span><text:span text:style-name="T21">טובלין</text:span><text:span text:style-name="T1"> </text:span><text:span text:style-name="T21">וכו' כאשר</text:span><text:span text:style-name="T1"> </text:span><text:span text:style-name="T21">הוא</text:span><text:span text:style-name="T1"> </text:span><text:span text:style-name="T21">מסודר</text:span><text:span text:style-name="T1"> </text:span><text:span text:style-name="T21">במשנה, ובגמרא</text:span><text:span text:style-name="T1"> </text:span><text:span text:style-name="T21">נפקא</text:span><text:span text:style-name="T1"> </text:span><text:span text:style-name="T21">לן</text:span><text:span text:style-name="T1"> </text:span><text:span text:style-name="T21">מקרא</text:span><text:span text:style-name="T1"> </text:span><text:span text:style-name="T21">דבית</text:span><text:span text:style-name="T1"> </text:span><text:span text:style-name="T21">המקדש</text:span><text:span text:style-name="T1"> </text:span><text:span text:style-name="T21">צריך</text:span><text:span text:style-name="T1"> </text:span><text:span text:style-name="T21">שימור, דאי</text:span><text:span text:style-name="T1"> </text:span><text:span text:style-name="T21">לא</text:span><text:span text:style-name="T1"> </text:span><text:span text:style-name="T21">נפקא</text:span><text:span text:style-name="T1"> </text:span><text:span text:style-name="T21">לן</text:span><text:span text:style-name="T1"> </text:span><text:span text:style-name="T21">מקרא</text:span><text:span text:style-name="T1"> </text:span><text:span text:style-name="T21">- הוה</text:span><text:span text:style-name="T1"> </text:span><text:span text:style-name="T21">אמינא</text:span><text:span text:style-name="T1"> </text:span><text:span text:style-name="T21">דלא</text:span><text:span text:style-name="T1"> </text:span><text:span text:style-name="T21">צריכי</text:span><text:span text:style-name="T1"> </text:span><text:span text:style-name="T21">שומרים, דאין</text:span><text:span text:style-name="T1"> </text:span><text:span text:style-name="T21">עניות</text:span><text:span text:style-name="T1"> </text:span><text:span text:style-name="T21">במקום</text:span><text:span text:style-name="T1"> </text:span><text:span text:style-name="T21">עשירות, ואי</text:span><text:span text:style-name="T1"> </text:span><text:span text:style-name="T21">גנבי</text:span><text:span text:style-name="T1"> </text:span><text:span text:style-name="T21">כלי</text:span><text:span text:style-name="T1"> </text:span><text:span text:style-name="T21">המקדש</text:span><text:span text:style-name="T1"> </text:span><text:span text:style-name="T21">- קנו</text:span><text:span text:style-name="T1"> </text:span><text:span text:style-name="T21">אחרים! ועוד: דהוה</text:span><text:span text:style-name="T1"> </text:span><text:span text:style-name="T21">אמינא</text:span><text:span text:style-name="T1"> </text:span><text:span text:style-name="T21">דבחד</text:span><text:span text:style-name="T1"> </text:span><text:span text:style-name="T21">שומר</text:span><text:span text:style-name="T1"> </text:span><text:span text:style-name="T21">סגי; ומקום</text:span><text:span text:style-name="T1"> </text:span><text:span text:style-name="T21">שמירתן</text:span><text:span text:style-name="T1"> </text:span><text:span text:style-name="T21">היא</text:span><text:span text:style-name="T1"> </text:span><text:span text:style-name="T21">בבית</text:span><text:span text:style-name="T1"> </text:span><text:span text:style-name="T21">אבטינס</text:span><text:span text:style-name="T1"> </text:span><text:span text:style-name="T21">ובבית</text:span><text:span text:style-name="T1"> </text:span><text:span text:style-name="T21">הניצוץ</text:span><text:span text:style-name="T1"> </text:span><text:span text:style-name="T21">ובבית</text:span><text:span text:style-name="T1"> </text:span><text:span text:style-name="T21">המוקד. </text:span></text:p>
      <text:p text:style-name="P20"><text:span text:style-name="T22">הכי</text:span><text:span text:style-name="T2"> </text:span><text:span text:style-name="T22">גרסינן: </text:span><text:span text:style-name="T14">בבית</text:span><text:span text:style-name="T16"> </text:span><text:span text:style-name="T14">אבטינס</text:span><text:span text:style-name="T16"> </text:span><text:span text:style-name="T14">ובבית</text:span><text:span text:style-name="T16"> </text:span><text:span text:style-name="T14">הניצוץ</text:span><text:span text:style-name="T16"> </text:span><text:span text:style-name="T14">היו</text:span><text:span text:style-name="T16"> </text:span><text:span text:style-name="T14">עליות</text:span><text:span text:style-name="T22">. 'בית</text:span><text:span text:style-name="T2"> </text:span><text:span text:style-name="T22">אבטינס' היא</text:span><text:span text:style-name="T2"> </text:span><text:span text:style-name="T22">לשכת</text:span><text:span text:style-name="T2"> </text:span><text:span text:style-name="T22">מפטמי</text:span><text:span text:style-name="T2"> </text:span><text:span text:style-name="T22">הקטורת, כדתנן</text:span><text:span text:style-name="T2"> </text:span><text:span text:style-name="T22">בפרק</text:span><text:span text:style-name="T2"> </text:span><text:span text:style-name="T22">קמא</text:span><text:span text:style-name="T2"> </text:span><text:span text:style-name="T22">דיומא</text:span><text:span text:style-name="T2"> </text:span><text:span text:style-name="T23">(דף</text:span><text:span text:style-name="T3"> </text:span><text:span text:style-name="T23">יח:)</text:span><text:span text:style-name="T22"> 'הוליכוהו</text:span><text:span text:style-name="T2"> </text:span><text:span text:style-name="T22">לעליית</text:span><text:span text:style-name="T2"> </text:span><text:span text:style-name="T22">בית</text:span><text:span text:style-name="T2"> </text:span><text:span text:style-name="T22">אבטינס' גבי</text:span><text:span text:style-name="T2"> </text:span><text:span text:style-name="T22">כהן</text:span><text:span text:style-name="T2"> </text:span><text:span text:style-name="T22">גדול, ללמדו</text:span><text:span text:style-name="T2"> </text:span><text:span text:style-name="T22">לשם</text:span><text:span text:style-name="T2"> </text:span><text:span text:style-name="T22">הלכות</text:span><text:span text:style-name="T2"> </text:span><text:span text:style-name="T22">חפינה, שהיא</text:span><text:span text:style-name="T2"> </text:span><text:span text:style-name="T22">אחת</text:span><text:span text:style-name="T2"> </text:span><text:span text:style-name="T22">מעבודות</text:span><text:span text:style-name="T2"> </text:span><text:span text:style-name="T22">קשות</text:span><text:span text:style-name="T2"> </text:span><text:span text:style-name="T22">שבמקדש, כדמפרש</text:span><text:span text:style-name="T2"> </text:span><text:span text:style-name="T22">ביומא</text:span><text:span text:style-name="T2"> </text:span><text:span text:style-name="T23">(דף</text:span><text:span text:style-name="T3"> </text:span><text:span text:style-name="T23">מט:)</text:span><text:span text:style-name="T22">; ולפי</text:span><text:span text:style-name="T2"> </text:span><text:span text:style-name="T22">שהיו</text:span><text:span text:style-name="T2"> </text:span><text:span text:style-name="T22">אומנין</text:span><text:span text:style-name="T2"> </text:span><text:span text:style-name="T22">על</text:span><text:span text:style-name="T2"> </text:span><text:span text:style-name="T22">מעשה</text:span><text:span text:style-name="T2"> </text:span><text:span text:style-name="T22">הקטרת</text:span><text:span text:style-name="T2"> </text:span><text:span text:style-name="T22">נקראת</text:span><text:span text:style-name="T2"> </text:span><text:span text:style-name="T22">על</text:span><text:span text:style-name="T2"> </text:span><text:span text:style-name="T22">שמם; ומספקא</text:span><text:span text:style-name="T2"> </text:span><text:span text:style-name="T22">לן</text:span><text:span text:style-name="T2"> </text:span><text:span text:style-name="T22">ביומא</text:span><text:span text:style-name="T2"> </text:span><text:span text:style-name="T22">במקום</text:span><text:span text:style-name="T2"> </text:span><text:span text:style-name="T22">עליית</text:span><text:span text:style-name="T2"> </text:span><text:span text:style-name="T22">בית</text:span><text:span text:style-name="T2"> </text:span><text:span text:style-name="T22">אבטינס</text:span><text:span text:style-name="T2"> </text:span><text:span text:style-name="T22">היכן</text:span><text:span text:style-name="T2"> </text:span><text:span text:style-name="T22">היא, דאמרינן</text:span><text:span text:style-name="T2"> </text:span><text:span text:style-name="T22">בפרק</text:span><text:span text:style-name="T2"> </text:span><text:span text:style-name="T22">קמא</text:span><text:span text:style-name="T2"> </text:span><text:span text:style-name="T22">דיומא</text:span><text:span text:style-name="T2"> </text:span><text:span text:style-name="T23">(דף</text:span><text:span text:style-name="T3"> </text:span><text:span text:style-name="T23">יט.)</text:span><text:span text:style-name="T22"> 'שתי</text:span><text:span text:style-name="T2"> </text:span><text:span text:style-name="T22">לשכות</text:span><text:span text:style-name="T2"> </text:span><text:span text:style-name="T22">היו</text:span><text:span text:style-name="T2"> </text:span><text:span text:style-name="T22">לכהן</text:span><text:span text:style-name="T2"> </text:span><text:span text:style-name="T22">גדול: לשכת</text:span><text:span text:style-name="T2"> </text:span><text:span text:style-name="T22">פרהדרין</text:span><text:span text:style-name="T2"> </text:span><text:span text:style-name="T22">ולשכת</text:span><text:span text:style-name="T2"> </text:span><text:span text:style-name="T22">בית</text:span><text:span text:style-name="T2"> </text:span><text:span text:style-name="T22">אבטינס, אחת</text:span><text:span text:style-name="T2"> </text:span><text:span text:style-name="T22">בצפון</text:span><text:span text:style-name="T2"> </text:span><text:span text:style-name="T22">ואחת</text:span><text:span text:style-name="T2"> </text:span><text:span text:style-name="T22">בדרום', ולא</text:span><text:span text:style-name="T2"> </text:span><text:span text:style-name="T22">ידענא</text:span><text:span text:style-name="T2"> </text:span><text:span text:style-name="T22">אי</text:span><text:span text:style-name="T2"> </text:span><text:span text:style-name="T22">לשכת</text:span><text:span text:style-name="T2"> </text:span><text:span text:style-name="T22">פרהדרין</text:span><text:span text:style-name="T2"> </text:span><text:span text:style-name="T22">בצפון</text:span><text:span text:style-name="T2"> </text:span><text:span text:style-name="T22">ולשכת</text:span><text:span text:style-name="T2"> </text:span><text:span text:style-name="T22">בית</text:span><text:span text:style-name="T2"> </text:span><text:span text:style-name="T22">אבטינס</text:span><text:span text:style-name="T2"> </text:span><text:span text:style-name="T22">בדרום</text:span><text:span text:style-name="T2"> </text:span><text:span text:style-name="T22">או</text:span><text:span text:style-name="T2"> </text:span><text:span text:style-name="T22">לשכת</text:span><text:span text:style-name="T2"> </text:span><text:span text:style-name="T22">בית</text:span><text:span text:style-name="T2"> </text:span><text:span text:style-name="T22">אבטינס</text:span><text:span text:style-name="T2"> </text:span><text:span text:style-name="T22">בצפון</text:span><text:span text:style-name="T2"> </text:span><text:span text:style-name="T22">ולשכת</text:span><text:span text:style-name="T2"> </text:span><text:span text:style-name="T22">פרהדרין</text:span><text:span text:style-name="T2"> </text:span><text:span text:style-name="T22">בדרום, ושם</text:span><text:span text:style-name="T2"> </text:span><text:span text:style-name="T22">היה</text:span><text:span text:style-name="T2"> </text:span><text:span text:style-name="T22">כהן</text:span><text:span text:style-name="T2"> </text:span><text:span text:style-name="T22">גדול</text:span><text:span text:style-name="T2"> </text:span><text:span text:style-name="T22">ישן; וביומא</text:span><text:span text:style-name="T2"> </text:span><text:span text:style-name="T23">(דף</text:span><text:span text:style-name="T3"> </text:span><text:span text:style-name="T23">ח:)</text:span><text:span text:style-name="T22"> מפרש</text:span><text:span text:style-name="T2"> </text:span><text:span text:style-name="T22">למה</text:span><text:span text:style-name="T2"> </text:span><text:span text:style-name="T22">נקרא</text:span><text:span text:style-name="T2"> </text:span><text:span text:style-name="T22">כן. </text:span></text:p>
      <text:p text:style-name="P19"><text:span text:style-name="T13">בית</text:span><text:span text:style-name="T15"> </text:span><text:span text:style-name="T13">הניצוץ</text:span><text:span text:style-name="T1"> </text:span><text:span text:style-name="T21">- לא</text:span><text:span text:style-name="T1"> </text:span><text:span text:style-name="T21">שמעתי</text:span><text:span text:style-name="T1"> </text:span><text:span text:style-name="T21">בו</text:span><text:span text:style-name="T1"> </text:span><text:span text:style-name="T21">טעם</text:span><text:span text:style-name="T1"> </text:span><text:span text:style-name="T21">למה</text:span><text:span text:style-name="T1"> </text:span><text:span text:style-name="T21">נקרא</text:span><text:span text:style-name="T1"> </text:span><text:span text:style-name="T21">כן. פירוש</text:span><text:span text:style-name="T1"> </text:span><text:span text:style-name="T21">הרא"ש: כמין</text:span><text:span text:style-name="T1"> </text:span><text:span text:style-name="T21">אכסדרה</text:span><text:span text:style-name="T1"> </text:span><text:span text:style-name="T21">היתה</text:span><text:span text:style-name="T1"> </text:span><text:span text:style-name="T21">פתוחה</text:span><text:span text:style-name="T1"> </text:span><text:span text:style-name="T21">מרוח</text:span><text:span text:style-name="T1"> </text:span><text:span text:style-name="T21">אחת</text:span><text:span text:style-name="T1"> </text:span><text:span text:style-name="T21">וניצוצי</text:span><text:span text:style-name="T1"> </text:span><text:span text:style-name="T21">חמה</text:span><text:span text:style-name="T1"> </text:span><text:span text:style-name="T21">מנצצין</text:span><text:span text:style-name="T1"> </text:span><text:span text:style-name="T21">בה</text:span><text:span text:style-name="T1"> </text:span><text:span text:style-name="T21">והיתה</text:span><text:span text:style-name="T1"> </text:span><text:span text:style-name="T21">בה</text:span><text:span text:style-name="T1"> </text:span><text:span text:style-name="T21">אורה</text:span><text:span text:style-name="T1"> </text:span><text:span text:style-name="T21">מרובה, לכך</text:span><text:span text:style-name="T1"> </text:span><text:span text:style-name="T21">נקראת</text:span><text:span text:style-name="T1"> </text:span><text:span text:style-name="T21">הלשכה</text:span><text:span text:style-name="T1"> </text:span><text:span text:style-name="T21">'בית</text:span><text:span text:style-name="T1"> </text:span><text:span text:style-name="T21">הניצוץ'.</text:span></text:p>
      <text:p text:style-name="P21"/>
      <text:p text:style-name="P7">בבית<text:span text:style-name="T1"> </text:span>אבטינס<text:span text:style-name="T1"> </text:span>ובבית<text:span text:style-name="T1"> </text:span>הניצוץ<text:span text:style-name="T1"> </text:span>היו<text:span text:style-name="T1"> </text:span>עליות, הרובים<text:span text:style-name="T1"> </text:span>שומרים<text:span text:style-name="T1"> </text:span>שם;</text:p>
      <text:p text:style-name="P20"><text:soft-page-break/><text:span text:style-name="T14">היו</text:span><text:span text:style-name="T16"> </text:span><text:span text:style-name="T14">עליות</text:span><text:span text:style-name="T2"> </text:span><text:span text:style-name="T22">לשמירת</text:span><text:span text:style-name="T2"> </text:span><text:span text:style-name="T22">כהנים</text:span><text:span text:style-name="T2"> </text:span><text:span text:style-name="T22">צריך</text:span><text:span text:style-name="T2"> </text:span><text:span text:style-name="T22">'עליות': מקום</text:span><text:span text:style-name="T2"> </text:span><text:span text:style-name="T22">גבוה, כדנפקא</text:span><text:span text:style-name="T2"> </text:span><text:span text:style-name="T22">לן</text:span><text:span text:style-name="T2"> </text:span><text:span text:style-name="T22">בגמרא</text:span><text:span text:style-name="T2"> </text:span><text:span text:style-name="T22">'</text:span><text:span text:style-name="T26">וילוו</text:span><text:span text:style-name="T2"> </text:span><text:span text:style-name="T26">עליך</text:span><text:span text:style-name="T2"> </text:span><text:span text:style-name="T26">וישרתוך</text:span><text:span text:style-name="T22">' </text:span><text:span text:style-name="T23">[במדבר</text:span><text:span text:style-name="T3"> </text:span><text:span text:style-name="T23">יח,ב]</text:span><text:span text:style-name="T22"> וגזירת</text:span><text:span text:style-name="T2"> </text:span><text:span text:style-name="T22">הכתוב</text:span><text:span text:style-name="T2"> </text:span><text:span text:style-name="T22">היא; ושמירת</text:span><text:span text:style-name="T2"> </text:span><text:span text:style-name="T22">לוים</text:span><text:span text:style-name="T2"> </text:span><text:span text:style-name="T22">לא</text:span><text:span text:style-name="T2"> </text:span><text:span text:style-name="T22">היתה</text:span><text:span text:style-name="T2"> </text:span><text:span text:style-name="T22">אלא</text:span><text:span text:style-name="T2"> </text:span><text:span text:style-name="T22">למטה</text:span><text:span text:style-name="T2"> </text:span><text:span text:style-name="T22">אצל</text:span><text:span text:style-name="T2"> </text:span><text:span text:style-name="T22">השערים, ולכך</text:span><text:span text:style-name="T2"> </text:span><text:span text:style-name="T22">קרי</text:span><text:span text:style-name="T2"> </text:span><text:span text:style-name="T22">ליה</text:span><text:span text:style-name="T2"> </text:span><text:span text:style-name="T22">הפסוק</text:span><text:span text:style-name="T2"> </text:span><text:span text:style-name="T22">ללוים</text:span><text:span text:style-name="T2"> </text:span><text:span text:style-name="T22">'שוערים' במקרא: לפי</text:span><text:span text:style-name="T2"> </text:span><text:span text:style-name="T22">שלא</text:span><text:span text:style-name="T2"> </text:span><text:span text:style-name="T22">היתה</text:span><text:span text:style-name="T2"> </text:span><text:span text:style-name="T22">שמירתן</text:span><text:span text:style-name="T2"> </text:span><text:span text:style-name="T22">אלא</text:span><text:span text:style-name="T2"> </text:span><text:span text:style-name="T22">אצל</text:span><text:span text:style-name="T2"> </text:span><text:span text:style-name="T22">השער, והכהנים</text:span><text:span text:style-name="T2"> </text:span><text:span text:style-name="T22">היו</text:span><text:span text:style-name="T2"> </text:span><text:span text:style-name="T22">שומרין</text:span><text:span text:style-name="T2"> </text:span><text:span text:style-name="T22">אותו</text:span><text:span text:style-name="T2"> </text:span><text:span text:style-name="T22">בעליות</text:span><text:span text:style-name="T2"> </text:span><text:span text:style-name="T22">על</text:span><text:span text:style-name="T2"> </text:span><text:span text:style-name="T22">מקום</text:span><text:span text:style-name="T2"> </text:span><text:span text:style-name="T22">גבוה</text:span><text:span text:style-name="T2"> </text:span><text:span text:style-name="T22">כדרך</text:span><text:span text:style-name="T2"> </text:span><text:span text:style-name="T22">שומרי</text:span><text:span text:style-name="T2"> </text:span><text:span text:style-name="T22">עיר; וכל</text:span><text:span text:style-name="T2"> </text:span><text:span text:style-name="T22">שומרי</text:span><text:span text:style-name="T2"> </text:span><text:span text:style-name="T22">עיר</text:span><text:span text:style-name="T2"> </text:span><text:span text:style-name="T22">- בין</text:span><text:span text:style-name="T2"> </text:span><text:span text:style-name="T22">ביום</text:span><text:span text:style-name="T2"> </text:span><text:span text:style-name="T22">בין</text:span><text:span text:style-name="T2"> </text:span><text:span text:style-name="T22">בלילה</text:span><text:span text:style-name="T2"> </text:span><text:span text:style-name="T22">- לא</text:span><text:span text:style-name="T2"> </text:span><text:span text:style-name="T22">היו</text:span><text:span text:style-name="T2"> </text:span><text:span text:style-name="T22">ישנים; ועשרים</text:span><text:span text:style-name="T2"> </text:span><text:span text:style-name="T22">וארבעה</text:span><text:span text:style-name="T2"> </text:span><text:span text:style-name="T22">שומרים</text:span><text:span text:style-name="T2"> </text:span><text:span text:style-name="T22">בעשרים</text:span><text:span text:style-name="T2"> </text:span><text:span text:style-name="T22">וארבעה</text:span><text:span text:style-name="T2"> </text:span><text:span text:style-name="T22">מקומות</text:span><text:span text:style-name="T2"> </text:span><text:span text:style-name="T22">נפקא</text:span><text:span text:style-name="T2"> </text:span><text:span text:style-name="T22">לן</text:span><text:span text:style-name="T2"> </text:span><text:span text:style-name="T22">בגמרא</text:span><text:span text:style-name="T2"> </text:span><text:span text:style-name="T22">שצריך</text:span><text:span text:style-name="T2"> </text:span><text:span text:style-name="T22">לבית</text:span><text:span text:style-name="T2"> </text:span><text:span text:style-name="T22">המקדש, שהיו</text:span><text:span text:style-name="T2"> </text:span><text:span text:style-name="T22">שומרים</text:span><text:span text:style-name="T2"> </text:span><text:span text:style-name="T22">יום</text:span><text:span text:style-name="T2"> </text:span><text:span text:style-name="T22">ולילה: שלשה</text:span><text:span text:style-name="T2"> </text:span><text:span text:style-name="T22">בכהנים</text:span><text:span text:style-name="T2"> </text:span><text:span text:style-name="T22">ועשרים</text:span><text:span text:style-name="T2"> </text:span><text:span text:style-name="T22">ואחד</text:span><text:span text:style-name="T2"> </text:span><text:span text:style-name="T22">בלוים, ואפילו</text:span><text:span text:style-name="T2"> </text:span><text:span text:style-name="T22">היו</text:span><text:span text:style-name="T2"> </text:span><text:span text:style-name="T22">אותן</text:span><text:span text:style-name="T2"> </text:span><text:span text:style-name="T14">עליות</text:span><text:span text:style-name="T2"> </text:span><text:span text:style-name="T22">בנויות</text:span><text:span text:style-name="T2"> </text:span><text:span text:style-name="T22">מקצתן</text:span><text:span text:style-name="T2"> </text:span><text:span text:style-name="T22">בעזרה</text:span><text:span text:style-name="T2"> </text:span><text:span text:style-name="T22">- יכולים</text:span><text:span text:style-name="T2"> </text:span><text:span text:style-name="T22">כהנים</text:span><text:span text:style-name="T2"> </text:span><text:span text:style-name="T22">לישב</text:span><text:span text:style-name="T2"> </text:span><text:span text:style-name="T22">שם</text:span><text:span text:style-name="T2"> </text:span><text:span text:style-name="T22">כשהיו</text:span><text:span text:style-name="T2"> </text:span><text:span text:style-name="T22">עייפים, דגגין</text:span><text:span text:style-name="T2"> </text:span><text:span text:style-name="T22">ועליות</text:span><text:span text:style-name="T2"> </text:span><text:span text:style-name="T22">לא</text:span><text:span text:style-name="T2"> </text:span><text:span text:style-name="T22">נתקדשו, כדאמרינן</text:span><text:span text:style-name="T2"> </text:span><text:span text:style-name="T22">בפסחים</text:span><text:span text:style-name="T2"> </text:span><text:span text:style-name="T23">(דף</text:span><text:span text:style-name="T3"> </text:span><text:span text:style-name="T23">פה:)</text:span><text:span text:style-name="T22"> ובעזרה</text:span><text:span text:style-name="T2"> </text:span><text:span text:style-name="T22">אין</text:span><text:span text:style-name="T2"> </text:span><text:span text:style-name="T22">אדם</text:span><text:span text:style-name="T2"> </text:span><text:span text:style-name="T22">יכול</text:span><text:span text:style-name="T2"> </text:span><text:span text:style-name="T22">לישב, דאין</text:span><text:span text:style-name="T2"> </text:span><text:span text:style-name="T22">ישיבה</text:span><text:span text:style-name="T2"> </text:span><text:span text:style-name="T22">בעזרה</text:span><text:span text:style-name="T2"> </text:span><text:span text:style-name="T22">אלא</text:span><text:span text:style-name="T2"> </text:span><text:span text:style-name="T22">למלכי</text:span><text:span text:style-name="T2"> </text:span><text:span text:style-name="T22">בית</text:span><text:span text:style-name="T2"> </text:span><text:span text:style-name="T22">דוד. </text:span></text:p>
      <text:p text:style-name="P20"><text:span text:style-name="T14">והרובין</text:span><text:span text:style-name="T16"> </text:span><text:span text:style-name="T14">שומרין</text:span><text:span text:style-name="T16"> </text:span><text:span text:style-name="T14">שם</text:span><text:span text:style-name="T22">. 'רובין' קרי</text:span><text:span text:style-name="T2"> </text:span><text:span text:style-name="T22">כהנים</text:span><text:span text:style-name="T2"> </text:span><text:span text:style-name="T22">שלא</text:span><text:span text:style-name="T2"> </text:span><text:span text:style-name="T22">הגיעו</text:span><text:span text:style-name="T2"> </text:span><text:span text:style-name="T22">עדיין</text:span><text:span text:style-name="T2"> </text:span><text:span text:style-name="T22">לעשות</text:span><text:span text:style-name="T2"> </text:span><text:span text:style-name="T22">עבודה, כגון</text:span><text:span text:style-name="T2"> </text:span><text:span text:style-name="T22">פחותים</text:span><text:span text:style-name="T2"> </text:span><text:span text:style-name="T22">מי"ג</text:span><text:span text:style-name="T2"> </text:span><text:span text:style-name="T22">שנה</text:span><text:span text:style-name="T2"> </text:span><text:span text:style-name="T22">כמו</text:span><text:span text:style-name="T2"> </text:span><text:span text:style-name="T23">(שמואל</text:span><text:span text:style-name="T3"> </text:span><text:span text:style-name="T23">א</text:span><text:span text:style-name="T3"> </text:span><text:span text:style-name="T23">ב,כא)</text:span><text:span text:style-name="T22"> </text:span><text:span text:style-name="T26">ויגדל</text:span><text:span text:style-name="T2"> </text:span><text:span text:style-name="T26">הנער</text:span><text:span text:style-name="T2"> </text:span><text:span text:style-name="T22">[ומתרגמינן] 'ורבא</text:span><text:span text:style-name="T2"> </text:span><text:span text:style-name="T22">רביא', ולפי</text:span><text:span text:style-name="T2"> </text:span><text:span text:style-name="T22">שעדיין</text:span><text:span text:style-name="T2"> </text:span><text:span text:style-name="T22">לא</text:span><text:span text:style-name="T2"> </text:span><text:span text:style-name="T22">הגיעו</text:span><text:span text:style-name="T2"> </text:span><text:span text:style-name="T22">לעשות</text:span><text:span text:style-name="T2"> </text:span><text:span text:style-name="T22">עבודה</text:span><text:span text:style-name="T2"> </text:span><text:span text:style-name="T22">- עבדינן</text:span><text:span text:style-name="T2"> </text:span><text:span text:style-name="T22">להו</text:span><text:span text:style-name="T2"> </text:span><text:span text:style-name="T22">שומרים, שאותן</text:span><text:span text:style-name="T2"> </text:span><text:span text:style-name="T22">שיכולין</text:span><text:span text:style-name="T2"> </text:span><text:span text:style-name="T22">לעבוד</text:span><text:span text:style-name="T2"> </text:span><text:span text:style-name="T22">אינן</text:span><text:span text:style-name="T2"> </text:span><text:span text:style-name="T22">רוצין</text:span><text:span text:style-name="T2"> </text:span><text:span text:style-name="T22">לשמור; ועוד: הואיל</text:span><text:span text:style-name="T2"> </text:span><text:span text:style-name="T22">ויכולין</text:span><text:span text:style-name="T2"> </text:span><text:span text:style-name="T22">לעבוד</text:span><text:span text:style-name="T2"> </text:span><text:span text:style-name="T22">- אין</text:span><text:span text:style-name="T2"> </text:span><text:span text:style-name="T22">אנו</text:span><text:span text:style-name="T2"> </text:span><text:span text:style-name="T22">מניחין</text:span><text:span text:style-name="T2"> </text:span><text:span text:style-name="T22">אותן</text:span><text:span text:style-name="T2"> </text:span><text:span text:style-name="T22">לשמור.</text:span></text:p>
      <text:p text:style-name="P21"/>
      <text:p text:style-name="P7">בית<text:span text:style-name="T1"> </text:span>המוקד<text:span text:style-name="T1"> – </text:span>כיפה, ובית<text:span text:style-name="T1"> </text:span>הגדול<text:span text:style-name="T1"> </text:span>היה, מוקף<text:span text:style-name="T1"> </text:span>רובדין<text:span text:style-name="T1"> </text:span>של<text:span text:style-name="T1"> </text:span>אבן;</text:p>
      <text:p text:style-name="P20"><text:span text:style-name="T14">בית</text:span><text:span text:style-name="T16"> </text:span><text:span text:style-name="T14">המוקד</text:span><text:span text:style-name="T2"> </text:span><text:span text:style-name="T22">פירש</text:span><text:span text:style-name="T2"> </text:span><text:span text:style-name="T22">רבנו</text:span><text:span text:style-name="T2"> </text:span><text:span text:style-name="T22">חננאל</text:span><text:span text:style-name="T2"> </text:span><text:span text:style-name="T22">בפרק</text:span><text:span text:style-name="T2"> </text:span><text:span text:style-name="T22">קמא</text:span><text:span text:style-name="T2"> </text:span><text:span text:style-name="T22">דיומא</text:span><text:span text:style-name="T2"> </text:span><text:span text:style-name="T23">(דף</text:span><text:span text:style-name="T3"> </text:span><text:span text:style-name="T23">טו: ד"ה</text:span><text:span text:style-name="T3"> </text:span><text:span text:style-name="T23">ואחת)</text:span><text:span text:style-name="T22"> '</text:span><text:span text:style-name="T43">על</text:span><text:span text:style-name="T44"> </text:span><text:span text:style-name="T43">שם</text:span><text:span text:style-name="T44"> </text:span><text:span text:style-name="T43">שלא</text:span><text:span text:style-name="T44"> </text:span><text:span text:style-name="T43">היה</text:span><text:span text:style-name="T44"> </text:span><text:span text:style-name="T43">האש</text:span><text:span text:style-name="T44"> </text:span><text:span text:style-name="T43">כבה</text:span><text:span text:style-name="T44"> </text:span><text:span text:style-name="T43">משם</text:span><text:span text:style-name="T44"> </text:span><text:span text:style-name="T43">לעולם</text:span><text:span text:style-name="T44"> </text:span><text:span text:style-name="T43">מפני</text:span><text:span text:style-name="T44"> </text:span><text:span text:style-name="T43">שהיו</text:span><text:span text:style-name="T44"> </text:span><text:span text:style-name="T43">נוטלין</text:span><text:span text:style-name="T44"> </text:span><text:span text:style-name="T43">האש</text:span><text:span text:style-name="T44"> </text:span><text:span text:style-name="T43">לצורך</text:span><text:span text:style-name="T44"> </text:span><text:span text:style-name="T43">המזבח</text:span><text:span text:style-name="T22">'; דאמרינן</text:span><text:span text:style-name="T2"> </text:span><text:span text:style-name="T22">בתורת</text:span><text:span text:style-name="T2"> </text:span><text:span text:style-name="T22">כהנים</text:span><text:span text:style-name="T2"> </text:span><text:span text:style-name="T23">[ספרא</text:span><text:span text:style-name="T3"> </text:span><text:span text:style-name="T23">ןיקרא</text:span><text:span text:style-name="T3"> </text:span><text:span text:style-name="T23">דבורא</text:span><text:span text:style-name="T3"> </text:span><text:span text:style-name="T23">דנדבה</text:span><text:span text:style-name="T3"> </text:span><text:span text:style-name="T23">פרשתא</text:span><text:span text:style-name="T3"> </text:span><text:span text:style-name="T23">ד</text:span><text:span text:style-name="T3"> </text:span><text:span text:style-name="T23">פרק</text:span><text:span text:style-name="T3"> </text:span><text:span text:style-name="T23">ה</text:span><text:span text:style-name="T3"> </text:span><text:span text:style-name="T23">משנה</text:span><text:span text:style-name="T3"> </text:span><text:span text:style-name="T23">י]</text:span><text:span text:style-name="T22"> שמצוה</text:span><text:span text:style-name="T2"> </text:span><text:span text:style-name="T22">להביא</text:span><text:span text:style-name="T2"> </text:span><text:span text:style-name="T22">מן</text:span><text:span text:style-name="T2"> </text:span><text:span text:style-name="T22">ההדיוט, שנאמר</text:span><text:span text:style-name="T2"> </text:span><text:span text:style-name="T26">ונתנו</text:span><text:span text:style-name="T2"> </text:span><text:span text:style-name="T26">בני</text:span><text:span text:style-name="T2"> </text:span><text:span text:style-name="T26">אהרן</text:span><text:span text:style-name="T2"> </text:span><text:span text:style-name="T26">הכהנים</text:span><text:span text:style-name="T2"> </text:span><text:span text:style-name="T26">אש</text:span><text:span text:style-name="T2"> </text:span><text:span text:style-name="T26">על</text:span><text:span text:style-name="T2"> </text:span><text:span text:style-name="T26">המזבח</text:span><text:span text:style-name="T22">: אף</text:span><text:span text:style-name="T2"> </text:span><text:span text:style-name="T22">על</text:span><text:span text:style-name="T2"> </text:span><text:span text:style-name="T22">פי</text:span><text:span text:style-name="T2"> </text:span><text:span text:style-name="T22">שהאש</text:span><text:span text:style-name="T2"> </text:span><text:span text:style-name="T22">יורד</text:span><text:span text:style-name="T2"> </text:span><text:span text:style-name="T22">מן</text:span><text:span text:style-name="T2"> </text:span><text:span text:style-name="T22">השמים</text:span><text:span text:style-name="T2"> </text:span><text:span text:style-name="T22">- מצוה</text:span><text:span text:style-name="T2"> </text:span><text:span text:style-name="T22">להביא</text:span><text:span text:style-name="T2"> </text:span><text:span text:style-name="T22">מן</text:span><text:span text:style-name="T2"> </text:span><text:span text:style-name="T22">ההדיוט; וב'יציאות</text:span><text:span text:style-name="T2"> </text:span><text:span text:style-name="T22">השבת' </text:span><text:span text:style-name="T23">(שבת</text:span><text:span text:style-name="T3"> </text:span><text:span text:style-name="T23">פ"א</text:span><text:span text:style-name="T3"> </text:span><text:span text:style-name="T23">מ"יא</text:span><text:span text:style-name="T3"> </text:span><text:span text:style-name="T23">דף</text:span><text:span text:style-name="T3"> </text:span><text:span text:style-name="T23">כ.)</text:span><text:span text:style-name="T22"> תנן: '</text:span><text:span text:style-name="T43">ומאחיזין</text:span><text:span text:style-name="T44"> </text:span><text:span text:style-name="T43">את</text:span><text:span text:style-name="T44"> </text:span><text:span text:style-name="T43">האור</text:span><text:span text:style-name="T44"> </text:span><text:span text:style-name="T43">במדורת</text:span><text:span text:style-name="T44"> </text:span><text:span text:style-name="T43">בית</text:span><text:span text:style-name="T44"> </text:span><text:span text:style-name="T43">המוקד</text:span><text:span text:style-name="T44"> </text:span><text:span text:style-name="T43">ערב</text:span><text:span text:style-name="T44"> </text:span><text:span text:style-name="T43">שבת</text:span><text:span text:style-name="T44"> </text:span><text:span text:style-name="T43">עם</text:span><text:span text:style-name="T44"> </text:span><text:span text:style-name="T43">חשיכה</text:span><text:span text:style-name="T22">', דכהנים</text:span><text:span text:style-name="T2"> </text:span><text:span text:style-name="T22">זריזין</text:span><text:span text:style-name="T2"> </text:span><text:span text:style-name="T22">הם</text:span><text:span text:style-name="T2"> </text:span><text:span text:style-name="T22">ולא</text:span><text:span text:style-name="T2"> </text:span><text:span text:style-name="T22">אתו</text:span><text:span text:style-name="T2"> </text:span><text:span text:style-name="T22">להבעיר, ופירש</text:span><text:span text:style-name="T2"> </text:span><text:span text:style-name="T22">רש"י: להתחמם</text:span><text:span text:style-name="T2"> </text:span><text:span text:style-name="T22">שם</text:span><text:span text:style-name="T2"> </text:span><text:span text:style-name="T22">כהנים</text:span><text:span text:style-name="T2"> </text:span><text:span text:style-name="T22">שהיו</text:span><text:span text:style-name="T2"> </text:span><text:span text:style-name="T22">הולכים</text:span><text:span text:style-name="T2"> </text:span><text:span text:style-name="T22">יחפים</text:span><text:span text:style-name="T2"> </text:span><text:span text:style-name="T22">על</text:span><text:span text:style-name="T2"> </text:span><text:span text:style-name="T22">גבי</text:span><text:span text:style-name="T2"> </text:span><text:span text:style-name="T22">רצפת</text:span><text:span text:style-name="T2"> </text:span><text:span text:style-name="T22">העזרה, דאמרינן</text:span><text:span text:style-name="T2"> </text:span><text:span text:style-name="T22">בזבחים</text:span><text:span text:style-name="T2"> </text:span><text:span text:style-name="T23">(דף</text:span><text:span text:style-name="T3"> </text:span><text:span text:style-name="T23">כד.)</text:span><text:span text:style-name="T22"> הואיל</text:span><text:span text:style-name="T2"> </text:span><text:span text:style-name="T22">וכלי</text:span><text:span text:style-name="T2"> </text:span><text:span text:style-name="T22">שרת</text:span><text:span text:style-name="T2"> </text:span><text:span text:style-name="T22">מקדשים</text:span><text:span text:style-name="T2"> </text:span><text:span text:style-name="T22">ועזרה</text:span><text:span text:style-name="T2"> </text:span><text:span text:style-name="T22">מקדשת, מה</text:span><text:span text:style-name="T2"> </text:span><text:span text:style-name="T22">מצינו</text:span><text:span text:style-name="T2"> </text:span><text:span text:style-name="T22">בכלי</text:span><text:span text:style-name="T2"> </text:span><text:span text:style-name="T22">שרת</text:span><text:span text:style-name="T2"> </text:span><text:span text:style-name="T22">שלא</text:span><text:span text:style-name="T2"> </text:span><text:span text:style-name="T22">יהא</text:span><text:span text:style-name="T2"> </text:span><text:span text:style-name="T22">דבר</text:span><text:span text:style-name="T2"> </text:span><text:span text:style-name="T22">חוצץ</text:span><text:span text:style-name="T2"> </text:span><text:span text:style-name="T22">בין</text:span><text:span text:style-name="T2"> </text:span><text:span text:style-name="T22">ידו</text:span><text:span text:style-name="T2"> </text:span><text:span text:style-name="T22">לכלי</text:span><text:span text:style-name="T2"> </text:span><text:span text:style-name="T22">- התם</text:span><text:span text:style-name="T2"> </text:span><text:span text:style-name="T22">נפקא</text:span><text:span text:style-name="T2"> </text:span><text:span text:style-name="T22">לן</text:span><text:span text:style-name="T2"> </text:span><text:span text:style-name="T22">מקרא</text:span><text:span text:style-name="T2"> </text:span><text:span text:style-name="T22">- אף</text:span><text:span text:style-name="T2"> </text:span><text:span text:style-name="T22">עזרה</text:span><text:span text:style-name="T2"> </text:span><text:span text:style-name="T22">לא</text:span><text:span text:style-name="T2"> </text:span><text:span text:style-name="T22">יהא</text:span><text:span text:style-name="T2"> </text:span><text:span text:style-name="T22">דבר</text:span><text:span text:style-name="T2"> </text:span><text:span text:style-name="T22">חוצץ</text:span><text:span text:style-name="T2"> </text:span><text:span text:style-name="T22">בינו</text:span><text:span text:style-name="T2"> </text:span><text:span text:style-name="T22">לבין</text:span><text:span text:style-name="T2"> </text:span><text:span text:style-name="T22">הרצפה. </text:span></text:p>
      <text:p text:style-name="P20"><text:span text:style-name="T14">כיפה</text:span><text:span text:style-name="T22">. כלומר: לשכת</text:span><text:span text:style-name="T2"> </text:span><text:span text:style-name="T22">בית</text:span><text:span text:style-name="T2"> </text:span><text:span text:style-name="T22">המוקד</text:span><text:span text:style-name="T2"> </text:span><text:span text:style-name="T22">על</text:span><text:span text:style-name="T2"> </text:span><text:span text:style-name="T22">גבי</text:span><text:span text:style-name="T2"> </text:span><text:span text:style-name="T22">לשכה</text:span><text:span text:style-name="T2"> </text:span><text:span text:style-name="T22">של</text:span><text:span text:style-name="T2"> </text:span><text:span text:style-name="T22">אבנים</text:span><text:span text:style-name="T2"> </text:span><text:span text:style-name="T22">היתה, ובשביל</text:span><text:span text:style-name="T2"> </text:span><text:span text:style-name="T22">שהכהנים</text:span><text:span text:style-name="T2"> </text:span><text:span text:style-name="T22">שומרים</text:span><text:span text:style-name="T2"> </text:span><text:span text:style-name="T22">לשם</text:span><text:span text:style-name="T2"> </text:span><text:span text:style-name="T22">בנאוה</text:span><text:span text:style-name="T2"> </text:span><text:span text:style-name="T22">על</text:span><text:span text:style-name="T2"> </text:span><text:span text:style-name="T22">גבי</text:span><text:span text:style-name="T2"> </text:span><text:span text:style-name="T22">כיפה, דשמירתן</text:span><text:span text:style-name="T2"> </text:span><text:span text:style-name="T22">צריך</text:span><text:span text:style-name="T2"> </text:span><text:span text:style-name="T22">לעשותה</text:span><text:span text:style-name="T2"> </text:span><text:span text:style-name="T22">על</text:span><text:span text:style-name="T2"> </text:span><text:span text:style-name="T22">גבי</text:span><text:span text:style-name="T2"> </text:span><text:span text:style-name="T22">מקום</text:span><text:span text:style-name="T2"> </text:span><text:span text:style-name="T22">גבוה, כדנפקא</text:span><text:span text:style-name="T2"> </text:span><text:span text:style-name="T22">לן</text:span><text:span text:style-name="T2"> </text:span><text:span text:style-name="T22">מקרא; ובית</text:span><text:span text:style-name="T2"> </text:span><text:span text:style-name="T22">גדול</text:span><text:span text:style-name="T2"> </text:span><text:span text:style-name="T22">היה, וארבע</text:span><text:span text:style-name="T2"> </text:span><text:span text:style-name="T22">לשכות</text:span><text:span text:style-name="T2"> </text:span><text:span text:style-name="T22">פתוחות</text:span><text:span text:style-name="T2"> </text:span><text:span text:style-name="T22">לשם, כדאמר</text:span><text:span text:style-name="T2"> </text:span><text:span text:style-name="T22">לקמן</text:span><text:span text:style-name="T2"> </text:span><text:span text:style-name="T22">ובמסכת</text:span><text:span text:style-name="T2"> </text:span><text:span text:style-name="T22">מדות</text:span><text:span text:style-name="T2"> </text:span><text:span text:style-name="T23">(פ"א</text:span><text:span text:style-name="T3"> </text:span><text:span text:style-name="T23">מ"ו, דף</text:span><text:span text:style-name="T3"> </text:span><text:span text:style-name="T23">לד.)</text:span><text:span text:style-name="T22"> '</text:span><text:span text:style-name="T43">ארבע</text:span><text:span text:style-name="T44"> </text:span><text:span text:style-name="T43">לשכות</text:span><text:span text:style-name="T44"> </text:span><text:span text:style-name="T43">פתוחות</text:span><text:span text:style-name="T44"> </text:span><text:span text:style-name="T43">לבית</text:span><text:span text:style-name="T44"> </text:span><text:span text:style-name="T43">המוקד</text:span><text:span text:style-name="T44"> </text:span><text:span text:style-name="T43">כקטוניות</text:span><text:span text:style-name="T44"> </text:span><text:span text:style-name="T43">פתוחות</text:span><text:span text:style-name="T44"> </text:span><text:span text:style-name="T43">לטרקלין</text:span><text:span text:style-name="T22">', כלומר: כחדרים</text:span><text:span text:style-name="T2"> </text:span><text:span text:style-name="T22">הפתוחות</text:span><text:span text:style-name="T2"> </text:span><text:span text:style-name="T22">לבירה, ועל</text:span><text:span text:style-name="T2"> </text:span><text:span text:style-name="T22">ידי</text:span><text:span text:style-name="T2"> </text:span><text:span text:style-name="T22">מעלות</text:span><text:span text:style-name="T2"> </text:span><text:span text:style-name="T22">עולין</text:span><text:span text:style-name="T2"> </text:span><text:span text:style-name="T22">מהלשכות</text:span><text:span text:style-name="T2"> </text:span><text:span text:style-name="T22">שמה</text:span><text:span text:style-name="T2"> </text:span><text:span text:style-name="T22">לבית</text:span><text:span text:style-name="T2"> </text:span><text:span text:style-name="T22">המוקד; '</text:span><text:span text:style-name="T43">שתים</text:span><text:span text:style-name="T44"> </text:span><text:span text:style-name="T43">בקדש</text:span><text:span text:style-name="T44"> </text:span><text:span text:style-name="T43">ושתים</text:span><text:span text:style-name="T44"> </text:span><text:span text:style-name="T43">בחול</text:span><text:span text:style-name="T22">', כלומר: שתי</text:span><text:span text:style-name="T2"> </text:span><text:span text:style-name="T22">הלשכות</text:span><text:span text:style-name="T2"> </text:span><text:span text:style-name="T22">הפתוחות</text:span><text:span text:style-name="T2"> </text:span><text:span text:style-name="T22">לו, שתים</text:span><text:span text:style-name="T2"> </text:span><text:span text:style-name="T22">מהם</text:span><text:span text:style-name="T2"> </text:span><text:span text:style-name="T22">בנויות</text:span><text:span text:style-name="T2"> </text:span><text:span text:style-name="T22">בקדש</text:span><text:span text:style-name="T2"> </text:span><text:span text:style-name="T22">ובעזרה</text:span><text:span text:style-name="T2"> </text:span><text:span text:style-name="T22">ושתים</text:span><text:span text:style-name="T2"> </text:span><text:span text:style-name="T22">בחול: בהר</text:span><text:span text:style-name="T2"> </text:span><text:span text:style-name="T22">הבית, ובית</text:span><text:span text:style-name="T2"> </text:span><text:span text:style-name="T22">המוקד</text:span><text:span text:style-name="T2"> </text:span><text:span text:style-name="T22">בנוי</text:span><text:span text:style-name="T2"> </text:span><text:span text:style-name="T22">חציו</text:span><text:span text:style-name="T2"> </text:span><text:span text:style-name="T22">בקדש</text:span><text:span text:style-name="T2"> </text:span><text:span text:style-name="T22">וחציו</text:span><text:span text:style-name="T2"> </text:span><text:span text:style-name="T22">בחול</text:span><text:span text:style-name="T2"> </text:span><text:span text:style-name="T22">'</text:span><text:span text:style-name="T43">וראשי</text:span><text:span text:style-name="T44"> </text:span><text:span text:style-name="T43">פשפשים</text:span><text:span text:style-name="T22">' = קנים</text:span><text:span text:style-name="T2"> </text:span><text:span text:style-name="T22">'</text:span><text:span text:style-name="T43">מפסיקין</text:span><text:span text:style-name="T44"> </text:span><text:span text:style-name="T43">בין</text:span><text:span text:style-name="T44"> </text:span><text:span text:style-name="T43">קדש</text:span><text:span text:style-name="T44"> </text:span><text:span text:style-name="T43">לחול</text:span><text:span text:style-name="T22">' כדי</text:span><text:span text:style-name="T2"> </text:span><text:span text:style-name="T22">שיזהרו</text:span><text:span text:style-name="T2"> </text:span><text:span text:style-name="T22">כהנים</text:span><text:span text:style-name="T2"> </text:span><text:span text:style-name="T22">ולא</text:span><text:span text:style-name="T2"> </text:span><text:span text:style-name="T22">ינהגו</text:span><text:span text:style-name="T2"> </text:span><text:span text:style-name="T22">במקום</text:span><text:span text:style-name="T2"> </text:span><text:span text:style-name="T22">קדש</text:span><text:span text:style-name="T2"> </text:span><text:span text:style-name="T22">מנהג</text:span><text:span text:style-name="T2"> </text:span><text:span text:style-name="T22">חול; ואי</text:span><text:span text:style-name="T2"> </text:span><text:span text:style-name="T22">תימא</text:span><text:span text:style-name="T2"> </text:span><text:span text:style-name="T22">כיון</text:span><text:span text:style-name="T2"> </text:span><text:span text:style-name="T22">שעל</text:span><text:span text:style-name="T2"> </text:span><text:span text:style-name="T22">מקום</text:span><text:span text:style-name="T2"> </text:span><text:span text:style-name="T22">גבוה</text:span><text:span text:style-name="T2"> </text:span><text:span text:style-name="T22">היה</text:span><text:span text:style-name="T2"> </text:span><text:span text:style-name="T22">בנוי</text:span><text:span text:style-name="T2"> </text:span><text:span text:style-name="T22">בית</text:span><text:span text:style-name="T2"> </text:span><text:span text:style-name="T22">המוקד, אם</text:span><text:span text:style-name="T2"> </text:span><text:span text:style-name="T22">כן</text:span><text:span text:style-name="T2"> </text:span><text:span text:style-name="T22">הרי</text:span><text:span text:style-name="T2"> </text:span><text:span text:style-name="T22">הוא</text:span><text:span text:style-name="T2"> </text:span><text:span text:style-name="T22">חול: דגגין</text:span><text:span text:style-name="T2"> </text:span><text:span text:style-name="T22">ועליות</text:span><text:span text:style-name="T2"> </text:span><text:span text:style-name="T22">לא</text:span><text:span text:style-name="T2"> </text:span><text:span text:style-name="T22">נתקדשו?! – תריץ: הכיפה</text:span><text:span text:style-name="T2"> </text:span><text:span text:style-name="T22">היתה</text:span><text:span text:style-name="T2"> </text:span><text:span text:style-name="T22">שוה</text:span><text:span text:style-name="T2"> </text:span><text:span text:style-name="T22">לקרקע</text:span><text:span text:style-name="T2"> </text:span><text:span text:style-name="T22">עזרה, לפיכך</text:span><text:span text:style-name="T2"> </text:span><text:span text:style-name="T22">לא</text:span><text:span text:style-name="T2"> </text:span><text:span text:style-name="T22">בטלה</text:span><text:span text:style-name="T2"> </text:span><text:span text:style-name="T22">קדושת</text:span><text:span text:style-name="T2"> </text:span><text:span text:style-name="T22">כיפה; וכהאי</text:span><text:span text:style-name="T2"> </text:span><text:span text:style-name="T22">גוונא</text:span><text:span text:style-name="T2"> </text:span><text:span text:style-name="T22">סוגיא</text:span><text:span text:style-name="T2"> </text:span><text:span text:style-name="T22">אחרת</text:span><text:span text:style-name="T2"> </text:span><text:span text:style-name="T22">בפסחים</text:span><text:span text:style-name="T2"> </text:span><text:span text:style-name="T23">(דף</text:span><text:span text:style-name="T3"> </text:span><text:span text:style-name="T23">פה:)</text:span><text:span text:style-name="T22"> על</text:span><text:span text:style-name="T2"> </text:span><text:span text:style-name="T22">אותה</text:span><text:span text:style-name="T2"> </text:span><text:span text:style-name="T22">שמועה</text:span><text:span text:style-name="T2"> </text:span><text:span text:style-name="T22">של</text:span><text:span text:style-name="T2"> </text:span><text:span text:style-name="T22">גגין</text:span><text:span text:style-name="T2"> </text:span><text:span text:style-name="T22">ועליות, דאמר</text:span><text:span text:style-name="T2"> </text:span><text:span text:style-name="T22">התם</text:span><text:span text:style-name="T2"> </text:span><text:span text:style-name="T22">'</text:span><text:span text:style-name="T43">גגין</text:span><text:span text:style-name="T44"> </text:span><text:span text:style-name="T43">ועליות</text:span><text:span text:style-name="T44"> </text:span><text:span text:style-name="T43">לא</text:span><text:span text:style-name="T44"> </text:span><text:span text:style-name="T43">נתקדשו</text:span><text:span text:style-name="T22">' ופרכינן: מיתיבי</text:span><text:span text:style-name="T2"> </text:span><text:span text:style-name="T23">[פסחים</text:span><text:span text:style-name="T3"> </text:span><text:span text:style-name="T23">פ"ז</text:span><text:span text:style-name="T3"> </text:span><text:span text:style-name="T23">מ"יב]</text:span><text:span text:style-name="T22">: '</text:span><text:span text:style-name="T43">החלונות</text:span><text:span text:style-name="T44"> </text:span><text:span text:style-name="T43">ועובי</text:span><text:span text:style-name="T44"> </text:span><text:span text:style-name="T43">החומה</text:span><text:span text:style-name="T44"> </text:span><text:span text:style-name="T43">כלפנים</text:span><text:span text:style-name="T22">'!? ואמרינן</text:span><text:span text:style-name="T2"> </text:span><text:span text:style-name="T23">[פסחים</text:span><text:span text:style-name="T3"> </text:span><text:span text:style-name="T23">פו,א]</text:span><text:span text:style-name="T22">: '</text:span><text:span text:style-name="T43">בשלמא</text:span><text:span text:style-name="T44"> </text:span><text:span text:style-name="T43">דחלונות</text:span><text:span text:style-name="T44"> </text:span><text:span text:style-name="T43">משכחת</text:span><text:span text:style-name="T44"> </text:span><text:span text:style-name="T43">דקדושות</text:span><text:span text:style-name="T44"> </text:span><text:span text:style-name="T43">כששוות</text:span><text:span text:style-name="T44"> </text:span><text:span text:style-name="T43">לקרקע</text:span><text:span text:style-name="T44"> </text:span><text:span text:style-name="T43">עזרה, אלא</text:span><text:span text:style-name="T44"> </text:span><text:span text:style-name="T43">עובי</text:span><text:span text:style-name="T44"> </text:span><text:span text:style-name="T43">החומה</text:span><text:span text:style-name="T44"> </text:span><text:span text:style-name="T43">היכי</text:span><text:span text:style-name="T44"> </text:span><text:span text:style-name="T43">משכחת</text:span><text:span text:style-name="T44"> </text:span><text:span text:style-name="T43">לה?</text:span><text:span text:style-name="T22">' ומתרצינן: '</text:span><text:span text:style-name="T43">כבר</text:span><text:span text:style-name="T44"> </text:span><text:span text:style-name="T43">שורא</text:span><text:span text:style-name="T22">' פירוש: החומה</text:span><text:span text:style-name="T2"> </text:span><text:span text:style-name="T22">קטנה</text:span><text:span text:style-name="T2"> </text:span><text:span text:style-name="T22">לפנים</text:span><text:span text:style-name="T2"> </text:span><text:span text:style-name="T22">מחומה</text:span><text:span text:style-name="T2"> </text:span><text:span text:style-name="T22">גדולה, והיא</text:span><text:span text:style-name="T2"> </text:span><text:span text:style-name="T22">נמוכה</text:span><text:span text:style-name="T2"> </text:span><text:span text:style-name="T22">ושוה</text:span><text:span text:style-name="T2"> </text:span><text:span text:style-name="T22">לקרקע</text:span><text:span text:style-name="T2"> </text:span><text:span text:style-name="T22">גובה</text:span><text:span text:style-name="T2"> </text:span><text:span text:style-name="T22">עזרה: שקרקע</text:span><text:span text:style-name="T2"> </text:span><text:span text:style-name="T22">עזרה</text:span><text:span text:style-name="T2"> </text:span><text:span text:style-name="T22">הולך</text:span><text:span text:style-name="T2"> </text:span><text:span text:style-name="T22">ועולה</text:span><text:span text:style-name="T2"> </text:span><text:span text:style-name="T22">במעלות; ומה</text:span><text:span text:style-name="T2"> </text:span><text:span text:style-name="T22">היו</text:span><text:span text:style-name="T2"> </text:span><text:span text:style-name="T22">משמשות? - מערבית</text:span><text:span text:style-name="T2"> </text:span><text:span text:style-name="T22">דרומית, היא</text:span><text:span text:style-name="T2"> </text:span><text:span text:style-name="T22">היתה</text:span><text:span text:style-name="T2"> </text:span><text:span text:style-name="T22">לשכת</text:span><text:span text:style-name="T2"> </text:span><text:span text:style-name="T22">טלה</text:span><text:span text:style-name="T2"> </text:span><text:span text:style-name="T22">קרבן: דשם</text:span><text:span text:style-name="T2"> </text:span><text:span text:style-name="T22">נותנים</text:span><text:span text:style-name="T2"> </text:span><text:span text:style-name="T22">הטלאים</text:span><text:span text:style-name="T2"> </text:span><text:span text:style-name="T22">המבוקרים; דרומית</text:span><text:span text:style-name="T2"> </text:span><text:span text:style-name="T22">מזרחית</text:span><text:span text:style-name="T2"> </text:span><text:span text:style-name="T22">- היא</text:span><text:span text:style-name="T2"> </text:span><text:span text:style-name="T22">היתה</text:span><text:span text:style-name="T2"> </text:span><text:span text:style-name="T22">לשכת</text:span><text:span text:style-name="T2"> </text:span><text:span text:style-name="T22">עושי</text:span><text:span text:style-name="T2"> </text:span><text:span text:style-name="T22">לחם</text:span><text:span text:style-name="T2"> </text:span><text:span text:style-name="T22">הפנים; מזרחית</text:span><text:span text:style-name="T2"> </text:span><text:span text:style-name="T22">צפונית</text:span><text:span text:style-name="T2"> </text:span><text:span text:style-name="T22">- בה</text:span><text:span text:style-name="T2"> </text:span><text:span text:style-name="T22">גנזו</text:span><text:span text:style-name="T2"> </text:span><text:span text:style-name="T22">בית</text:span><text:span text:style-name="T2"> </text:span><text:span text:style-name="T22">חשמונאי</text:span><text:span text:style-name="T2"> </text:span><text:span text:style-name="T22">אבני</text:span><text:span text:style-name="T2"> </text:span><text:span text:style-name="T22">מזבח</text:span><text:span text:style-name="T2"> </text:span><text:span text:style-name="T22">ששיקצום</text:span><text:span text:style-name="T2"> </text:span><text:span text:style-name="T22">מלכי</text:span><text:span text:style-name="T2"> </text:span><text:span text:style-name="T22">יון; צפונית</text:span><text:span text:style-name="T2"> </text:span><text:span text:style-name="T22">מערבית</text:span><text:span text:style-name="T2"> </text:span><text:span text:style-name="T22">- בה</text:span><text:span text:style-name="T2"> </text:span><text:span text:style-name="T22">יורדים</text:span><text:span text:style-name="T2"> </text:span><text:span text:style-name="T22">לבית</text:span><text:span text:style-name="T2"> </text:span><text:span text:style-name="T22">הטבילה: טמא</text:span><text:span text:style-name="T2"> </text:span><text:span text:style-name="T22">יורד</text:span><text:span text:style-name="T2"> </text:span><text:span text:style-name="T22">דרך</text:span><text:span text:style-name="T2"> </text:span><text:span text:style-name="T22">אותה</text:span><text:span text:style-name="T2"> </text:span><text:span text:style-name="T22">לשכה</text:span><text:span text:style-name="T2"> </text:span><text:span text:style-name="T22">למעיין</text:span><text:span text:style-name="T2"> </text:span><text:span text:style-name="T22">לטבול; ובית</text:span><text:span text:style-name="T2"> </text:span><text:span text:style-name="T22">המוקד</text:span><text:span text:style-name="T2"> </text:span><text:span text:style-name="T22">היתה</text:span><text:span text:style-name="T2"> </text:span><text:span text:style-name="T22">בצפון</text:span><text:span text:style-name="T2"> </text:span><text:span text:style-name="T22">עזרה, כדתניא</text:span><text:span text:style-name="T2"> </text:span><text:span text:style-name="T22">במסכת</text:span><text:span text:style-name="T2"> </text:span><text:span text:style-name="T22">מדות</text:span><text:span text:style-name="T2"> </text:span><text:span text:style-name="T23">(פ"א</text:span><text:span text:style-name="T3"> </text:span><text:span text:style-name="T23">מ"ו, דף</text:span><text:span text:style-name="T3"> </text:span><text:span text:style-name="T23">לד.)</text:span><text:span text:style-name="T22"> </text:span></text:p>
      <text:p text:style-name="P20"><text:span text:style-name="T14">מוקף</text:span><text:span text:style-name="T16"> </text:span><text:span text:style-name="T14">רובדין</text:span><text:span text:style-name="T16"> </text:span><text:span text:style-name="T14">של</text:span><text:span text:style-name="T16"> </text:span><text:span text:style-name="T14">אבן</text:span><text:span text:style-name="T22">. 'רובדין' - כמו</text:span><text:span text:style-name="T2"> </text:span><text:span text:style-name="T22">'יצא</text:span><text:span text:style-name="T2"> </text:span><text:span text:style-name="T22">והניחו</text:span><text:span text:style-name="T2"> </text:span><text:span text:style-name="T22">על</text:span><text:span text:style-name="T2"> </text:span><text:span text:style-name="T55">רובד</text:span><text:span text:style-name="T2"> </text:span><text:span text:style-name="T22">רביעי</text:span><text:span text:style-name="T2"> </text:span><text:span text:style-name="T22">שבהיכל' </text:span><text:span text:style-name="T23">(הרכב</text:span><text:span text:style-name="T3"> </text:span><text:span text:style-name="T23">של</text:span><text:span text:style-name="T3"> </text:span><text:span text:style-name="T23">שני</text:span><text:span text:style-name="T3"> </text:span><text:span text:style-name="T23">בטויים</text:span><text:span text:style-name="T3"> </text:span><text:span text:style-name="T23">במשנה</text:span><text:span text:style-name="T3"> </text:span><text:span text:style-name="T23">יומא</text:span><text:span text:style-name="T3"> </text:span><text:span text:style-name="T23">פ"ד</text:span><text:span text:style-name="T3"> </text:span><text:span text:style-name="T23">מ"ג, דף</text:span><text:span text:style-name="T3"> </text:span><text:span text:style-name="T23">מג:)</text:span><text:span text:style-name="T22"> והוא</text:span><text:span text:style-name="T2"> </text:span><text:span text:style-name="T22">דבר</text:span><text:span text:style-name="T2"> </text:span><text:span text:style-name="T22">הבולט</text:span><text:span text:style-name="T2"> </text:span><text:span text:style-name="T22">מן</text:span><text:span text:style-name="T2"> </text:span><text:span text:style-name="T22">החומה, ולכך</text:span><text:span text:style-name="T2"> </text:span><text:span text:style-name="T22">עשוין</text:span><text:span text:style-name="T2"> </text:span><text:span text:style-name="T22">שָׁמָה</text:span><text:span text:style-name="T2"> </text:span><text:span text:style-name="T22">הרובדין; היו</text:span><text:span text:style-name="T2"> </text:span><text:span text:style-name="T22">עולין</text:span><text:span text:style-name="T2"> </text:span><text:span text:style-name="T22">על</text:span><text:span text:style-name="T2"> </text:span><text:span text:style-name="T22">גבי</text:span><text:span text:style-name="T2"> </text:span><text:span text:style-name="T22">מטותיהן</text:span><text:span text:style-name="T2"> </text:span><text:span text:style-name="T22">שהיו</text:span><text:span text:style-name="T2"> </text:span><text:span text:style-name="T22">בתוך</text:span><text:span text:style-name="T2"> </text:span><text:span text:style-name="T22">כניסת</text:span><text:span text:style-name="T2"> </text:span><text:span text:style-name="T22">החומה, כעין</text:span><text:span text:style-name="T2"> </text:span><text:span text:style-name="T22">מטות.</text:span></text:p>
      <text:p text:style-name="P19"><text:span text:style-name="T13">ומוקף</text:span><text:span text:style-name="T1"> </text:span><text:span text:style-name="T21">לאו</text:span><text:span text:style-name="T1"> </text:span><text:span text:style-name="T21">דוקא, אלא</text:span><text:span text:style-name="T1"> </text:span><text:span text:style-name="T21">אותו</text:span><text:span text:style-name="T1"> </text:span><text:span text:style-name="T21">בית</text:span><text:span text:style-name="T1"> </text:span><text:span text:style-name="T21">המוקד</text:span><text:span text:style-name="T1"> </text:span><text:span text:style-name="T21">שבנוי</text:span><text:span text:style-name="T1"> </text:span><text:span text:style-name="T21">בחול</text:span><text:span text:style-name="T1"> </text:span><text:span text:style-name="T21">היה</text:span><text:span text:style-name="T1"> </text:span><text:span text:style-name="T21">מוקף</text:span><text:span text:style-name="T1"> </text:span><text:span text:style-name="T21">רובדין</text:span><text:span text:style-name="T1"> </text:span><text:span text:style-name="T21">של</text:span><text:span text:style-name="T1"> </text:span><text:span text:style-name="T21">אבן</text:span><text:span text:style-name="T1"> </text:span><text:span text:style-name="T21">כדי</text:span><text:span text:style-name="T1"> </text:span><text:span text:style-name="T21">לעלות</text:span><text:span text:style-name="T1"> </text:span><text:span text:style-name="T21">במטות</text:span><text:span text:style-name="T1"> </text:span><text:span text:style-name="T21">שהן</text:span><text:span text:style-name="T1"> </text:span><text:span text:style-name="T21">בתוך</text:span><text:span text:style-name="T1"> </text:span><text:span text:style-name="T21">החומה, דבמקום</text:span><text:span text:style-name="T1"> </text:span><text:span text:style-name="T21">חול</text:span><text:span text:style-name="T1"> </text:span><text:span text:style-name="T21">היו</text:span><text:span text:style-name="T1"> </text:span><text:span text:style-name="T21">ישנים</text:span><text:span text:style-name="T1"> </text:span><text:span text:style-name="T21">ולא</text:span><text:span text:style-name="T1"> </text:span><text:span text:style-name="T21">במקום</text:span><text:span text:style-name="T1"> </text:span><text:span text:style-name="T21">קדוש, דראשי</text:span><text:span text:style-name="T1"> </text:span><text:span text:style-name="T21">פשפשין</text:span><text:span text:style-name="T1"> </text:span><text:span text:style-name="T21">מבדילין</text:span><text:span text:style-name="T1"> </text:span><text:span text:style-name="T21">בין</text:span><text:span text:style-name="T1"> </text:span><text:span text:style-name="T21">קדש</text:span><text:span text:style-name="T1"> </text:span><text:span text:style-name="T21">לחול</text:span><text:span text:style-name="T1"> </text:span><text:span text:style-name="T21">כדי</text:span><text:span text:style-name="T1"> </text:span><text:span text:style-name="T21">שלא</text:span><text:span text:style-name="T1"> </text:span><text:span text:style-name="T21">ינהגו</text:span><text:span text:style-name="T1"> </text:span><text:span text:style-name="T21">בקדש</text:span><text:span text:style-name="T1"> </text:span><text:span text:style-name="T21">מנהג</text:span><text:span text:style-name="T1"> </text:span><text:span text:style-name="T21">חול.</text:span></text:p>
      <text:p text:style-name="P21"/>
      <text:p text:style-name="P7">זקני<text:span text:style-name="T1"> </text:span>בית<text:span text:style-name="T1"> </text:span>אב<text:span text:style-name="T1"> </text:span>ישנים<text:span text:style-name="T1"> </text:span>שם<text:span text:style-name="T1"> </text:span>- </text:p>
      <text:p text:style-name="P19"><text:span text:style-name="T21">ו</text:span><text:span text:style-name="T13">זקני</text:span><text:span text:style-name="T15"> </text:span><text:span text:style-name="T13">בית</text:span><text:span text:style-name="T15"> </text:span><text:span text:style-name="T13">אב</text:span><text:span text:style-name="T1"> </text:span><text:span text:style-name="T21">- אותם</text:span><text:span text:style-name="T1"> </text:span><text:span text:style-name="T21">שהיה</text:span><text:span text:style-name="T1"> </text:span><text:span text:style-name="T21">להם</text:span><text:span text:style-name="T1"> </text:span><text:span text:style-name="T21">לעבוד</text:span><text:span text:style-name="T1"> </text:span><text:span text:style-name="T21">למחר</text:span><text:span text:style-name="T1"> </text:span><text:span text:style-name="T21">- היו</text:span><text:span text:style-name="T1"> </text:span><text:span text:style-name="T13">ישנים</text:span><text:span text:style-name="T1"> </text:span><text:span text:style-name="T21">בתוך</text:span><text:span text:style-name="T1"> </text:span><text:span text:style-name="T21">כניסת</text:span><text:span text:style-name="T1"> </text:span><text:span text:style-name="T21">החומה; ולא</text:span><text:span text:style-name="T1"> </text:span><text:span text:style-name="T21">ארובדין</text:span><text:span text:style-name="T1"> </text:span><text:span text:style-name="T21">קאי, דאם</text:span><text:span text:style-name="T1"> </text:span><text:span text:style-name="T21">כן</text:span><text:span text:style-name="T1"> </text:span><text:span text:style-name="T21">הוה</text:span><text:span text:style-name="T1"> </text:span><text:span text:style-name="T21">ליה</text:span><text:span text:style-name="T1"> </text:span><text:span text:style-name="T21">למימר</text:span><text:span text:style-name="T1"> </text:span><text:span text:style-name="T21">'על</text:span><text:span text:style-name="T1"> </text:span><text:span text:style-name="T21">גביהם'! ובגמרא</text:span><text:span text:style-name="T1"> </text:span><text:span text:style-name="T21">מוכיח</text:span><text:span text:style-name="T1"> </text:span><text:span text:style-name="T21">שלא</text:span><text:span text:style-name="T1"> </text:span><text:span text:style-name="T21">על</text:span><text:span text:style-name="T1"> </text:span><text:span text:style-name="T21">אלו</text:span><text:span text:style-name="T1"> </text:span><text:span text:style-name="T21">הרובדין</text:span><text:span text:style-name="T1"> </text:span><text:span text:style-name="T21">היו</text:span><text:span text:style-name="T1"> </text:span><text:span text:style-name="T21">ישנים, דקאמר</text:span><text:span text:style-name="T1"> </text:span><text:span text:style-name="T21">'גיזרתא</text:span><text:span text:style-name="T1"> </text:span><text:span text:style-name="T21">דאיצטוותא</text:span><text:span text:style-name="T1"> </text:span><text:span text:style-name="T21">דקא</text:span><text:span text:style-name="T1"> </text:span><text:span text:style-name="T21">סלקי</text:span><text:span text:style-name="T1"> </text:span><text:span text:style-name="T21">בהו</text:span><text:span text:style-name="T1"> </text:span><text:span text:style-name="T21">לאיצטוותא' </text:span></text:p>
      <text:p text:style-name="P21"/>
      <text:p text:style-name="P7">ומפתחות<text:span text:style-name="T1"> </text:span>העזרה<text:span text:style-name="T1"> </text:span>בידם; </text:p>
      <text:p text:style-name="P20"><text:span text:style-name="T14">ומפתחות</text:span><text:span text:style-name="T16"> </text:span><text:span text:style-name="T14">[העזרה] בידם</text:span><text:span text:style-name="T22">. כלומר: בידי</text:span><text:span text:style-name="T2"> </text:span><text:span text:style-name="T22">אותם</text:span><text:span text:style-name="T2"> </text:span><text:span text:style-name="T22">כהנים, לשם</text:span><text:span text:style-name="T2"> </text:span><text:span text:style-name="T22">היו</text:span><text:span text:style-name="T2"> </text:span><text:span text:style-name="T22">מונחות</text:span><text:span text:style-name="T2"> </text:span><text:span text:style-name="T22">כל</text:span><text:span text:style-name="T2"> </text:span><text:span text:style-name="T22">מפתחות</text:span><text:span text:style-name="T2"> </text:span><text:span text:style-name="T22">העזרה; ומפרש</text:span><text:span text:style-name="T2"> </text:span><text:span text:style-name="T22">במסכת</text:span><text:span text:style-name="T2"> </text:span><text:span text:style-name="T22">מדות</text:span><text:span text:style-name="T2"> </text:span><text:span text:style-name="T23">(פ"א</text:span><text:span text:style-name="T3"> </text:span><text:span text:style-name="T23">מ"ט</text:span><text:span text:style-name="T3"> </text:span><text:span text:style-name="T23">דף</text:span><text:span text:style-name="T3"> </text:span><text:span text:style-name="T23">לד:)</text:span><text:span text:style-name="T22"> היכן</text:span><text:span text:style-name="T2"> </text:span><text:span text:style-name="T22">היתה</text:span><text:span text:style-name="T2"> </text:span><text:span text:style-name="T22">הנחתן: '</text:span><text:span text:style-name="T43">מקום</text:span><text:span text:style-name="T44"> </text:span><text:span text:style-name="T43">היה</text:span><text:span text:style-name="T44"> </text:span><text:span text:style-name="T43">שם</text:span><text:span text:style-name="T44"> </text:span><text:span text:style-name="T43">אמה</text:span><text:span text:style-name="T44"> </text:span><text:span text:style-name="T43">על</text:span><text:span text:style-name="T44"> </text:span><text:span text:style-name="T43">אמה</text:span><text:span text:style-name="T22">' - בלשכת</text:span><text:span text:style-name="T2"> </text:span><text:span text:style-name="T22">בית</text:span><text:span text:style-name="T2"> </text:span><text:span text:style-name="T22">המוקד</text:span><text:span text:style-name="T2"> – </text:span><text:span text:style-name="T22">'</text:span><text:span text:style-name="T43">וטבלא</text:span><text:span text:style-name="T44"> </text:span><text:span text:style-name="T43">של</text:span><text:span text:style-name="T44"> </text:span><text:span text:style-name="T43">שיש</text:span><text:span text:style-name="T22">' באותו</text:span><text:span text:style-name="T2"> </text:span><text:span text:style-name="T22">מקום, '</text:span><text:span text:style-name="T43">וטבעת</text:span><text:span text:style-name="T44"> </text:span><text:span text:style-name="T43">היתה</text:span><text:span text:style-name="T44"> </text:span><text:span text:style-name="T43">קבועה</text:span><text:span text:style-name="T44"> </text:span><text:span text:style-name="T43">בה</text:span><text:span text:style-name="T22">' ומגביהין</text:span><text:span text:style-name="T2"> </text:span><text:span text:style-name="T22">אותן</text:span><text:span text:style-name="T2"> </text:span><text:span text:style-name="T22">על</text:span><text:span text:style-name="T2"> </text:span><text:span text:style-name="T22">ידי</text:span><text:span text:style-name="T2"> </text:span><text:span text:style-name="T22">אותן</text:span><text:span text:style-name="T2"> </text:span><text:span text:style-name="T22">הטבעות; '</text:span><text:span text:style-name="T43">הגיע</text:span><text:span text:style-name="T44"> </text:span><text:span text:style-name="T43">זמן</text:span><text:span text:style-name="T44"> </text:span><text:span text:style-name="T43">הנעילה</text:span><text:span text:style-name="T44"> </text:span><text:span text:style-name="T43">הגביה</text:span><text:span text:style-name="T44"> </text:span><text:span text:style-name="T43">את</text:span><text:span text:style-name="T44"> </text:span><text:span text:style-name="T43">הטבלא</text:span><text:span text:style-name="T22">' מן</text:span><text:span text:style-name="T2"> </text:span><text:span text:style-name="T22">הטבעות</text:span><text:span text:style-name="T2"> </text:span><text:span text:style-name="T22">על</text:span><text:span text:style-name="T2"> </text:span><text:span text:style-name="T22">ידי</text:span><text:span text:style-name="T2"> </text:span><text:span text:style-name="T22">טבעת, אי</text:span><text:span text:style-name="T2"> </text:span><text:span text:style-name="T22">נמי</text:span><text:span text:style-name="T2"> </text:span><text:span text:style-name="T22">על</text:span><text:span text:style-name="T2"> </text:span><text:span text:style-name="T22">ידי</text:span><text:span text:style-name="T2"> </text:span><text:span text:style-name="T22">אותן</text:span><text:span text:style-name="T2"> </text:span><text:span text:style-name="T22">הטבעות</text:span><text:span text:style-name="T2"> </text:span><text:span text:style-name="T22">היתה</text:span><text:span text:style-name="T2"> </text:span><text:span text:style-name="T22">הטבלא</text:span><text:span text:style-name="T2"> </text:span><text:span text:style-name="T22">נטולה</text:span><text:span text:style-name="T2"> </text:span><text:span text:style-name="T22">בארץ, וכשרוצין</text:span><text:span text:style-name="T2"> </text:span><text:span text:style-name="T22">להגביה</text:span><text:span text:style-name="T2"> </text:span><text:span text:style-name="T22">- מגביהין</text:span><text:span text:style-name="T2"> </text:span><text:span text:style-name="T22">אותה</text:span><text:span text:style-name="T2"> </text:span><text:span text:style-name="T22">מן</text:span><text:span text:style-name="T2"> </text:span><text:span text:style-name="T22">הטבעת; 'נוטל</text:span><text:span text:style-name="T2"> </text:span><text:span text:style-name="T22">את</text:span><text:span text:style-name="T2"> </text:span><text:span text:style-name="T22">המפתחות</text:span><text:span text:style-name="T2"> </text:span><text:span text:style-name="T22">מן</text:span><text:span text:style-name="T2"> </text:span><text:span text:style-name="T22">השלשלת' - המפתחות</text:span><text:span text:style-name="T2"> </text:span><text:span text:style-name="T22">נתונין</text:span><text:span text:style-name="T2"> </text:span><text:span text:style-name="T22">תחת</text:span><text:span text:style-name="T2"> </text:span><text:span text:style-name="T22">אותה</text:span><text:span text:style-name="T2"> </text:span><text:span text:style-name="T22">טבלא</text:span><text:span text:style-name="T2"> </text:span><text:span text:style-name="T22">- '</text:span><text:span text:style-name="T43">בשלשלת, ונעל</text:span><text:span text:style-name="T44"> </text:span><text:span text:style-name="T43">הכהן</text:span><text:span text:style-name="T44"> </text:span><text:span text:style-name="T43">בפנים</text:span><text:span text:style-name="T22">' - שערי</text:span><text:span text:style-name="T2"> </text:span><text:span text:style-name="T22">עזרה, '</text:span><text:span text:style-name="T43">ובן</text:span><text:span text:style-name="T44"> </text:span><text:span text:style-name="T43">לוי</text:span><text:span text:style-name="T44"> </text:span><text:span text:style-name="T43">ישן</text:span><text:span text:style-name="T44"> </text:span><text:span text:style-name="T43">לו</text:span><text:span text:style-name="T44"> </text:span><text:span text:style-name="T43">מבחוץ</text:span><text:span text:style-name="T44"> </text:span><text:span text:style-name="T43">גמר</text:span><text:span text:style-name="T44"> </text:span><text:span text:style-name="T43">מלנעול; החזיר</text:span><text:span text:style-name="T44"> </text:span><text:span text:style-name="T43">המפתחות</text:span><text:span text:style-name="T22">' למקומן</text:span><text:span text:style-name="T2"> </text:span><text:span text:style-name="T22">תחת</text:span><text:span text:style-name="T2"> </text:span><text:span text:style-name="T22">הטבלא, '</text:span><text:span text:style-name="T43">ונותן</text:span><text:span text:style-name="T44"> </text:span><text:span text:style-name="T43">עליו</text:span><text:span text:style-name="T44"> </text:span><text:span text:style-name="T43">כסות</text:span><text:span text:style-name="T44"> </text:span><text:span text:style-name="T43">שלו</text:span><text:span text:style-name="T44"> </text:span><text:span text:style-name="T43">וישן</text:span><text:span text:style-name="T22">' על</text:span><text:span text:style-name="T2"> </text:span><text:span text:style-name="T22">אותו</text:span><text:span text:style-name="T2"> </text:span><text:span text:style-name="T22">טבלא. </text:span></text:p>
      <text:p text:style-name="P21"/>
      <text:p text:style-name="P7"><text:soft-page-break/>פרחי<text:span text:style-name="T1"> </text:span>כהונה<text:span text:style-name="T1"> </text:span><text:span text:style-name="T10">(</text:span><text:span text:style-name="T60">בחורים</text:span><text:span text:style-name="T64"> </text:span><text:span text:style-name="T60">שהגיעו</text:span><text:span text:style-name="T64"> </text:span><text:span text:style-name="T60">לעבודה</text:span><text:span text:style-name="T10">)</text:span> איש<text:span text:style-name="T1"> </text:span>כסתו<text:span text:style-name="T1"> </text:span>בארץ<text:span text:style-name="T1"> </text:span><text:span text:style-name="T10">(</text:span><text:span text:style-name="T60">שלא</text:span><text:span text:style-name="T64"> </text:span><text:span text:style-name="T60">היה</text:span><text:span text:style-name="T64"> </text:span><text:span text:style-name="T60">להם</text:span><text:span text:style-name="T64"> </text:span><text:span text:style-name="T60">כניסה</text:span><text:span text:style-name="T64"> </text:span><text:span text:style-name="T60">בחומה, ומטות</text:span><text:span text:style-name="T64"> </text:span><text:span text:style-name="T60">נמי</text:span><text:span text:style-name="T64"> </text:span><text:span text:style-name="T60">לאו</text:span><text:span text:style-name="T64"> </text:span><text:span text:style-name="T60">אורח</text:span><text:span text:style-name="T64"> </text:span><text:span text:style-name="T60">ארעא</text:span><text:span text:style-name="T64"> </text:span><text:span text:style-name="T60">לעיולי</text:span><text:span text:style-name="T64"> </text:span><text:span text:style-name="T60">התם, כדמפרש</text:span><text:span text:style-name="T64"> </text:span><text:span text:style-name="T60">בגמרא</text:span><text:span text:style-name="T10">)</text:span> </text:p>
      <text:p text:style-name="P19"><text:span text:style-name="T21">הרא"ש: 'כסת' הוא</text:span><text:span text:style-name="T1"> </text:span><text:span text:style-name="T21">הקטן</text:span><text:span text:style-name="T1"> </text:span><text:span text:style-name="T21">שנותן</text:span><text:span text:style-name="T1"> </text:span><text:span text:style-name="T21">אדם</text:span><text:span text:style-name="T1"> </text:span><text:span text:style-name="T21">תחת</text:span><text:span text:style-name="T1"> </text:span><text:span text:style-name="T21">מראשותיו</text:span><text:span text:style-name="T1"> </text:span><text:span text:style-name="T21">כשהוא</text:span><text:span text:style-name="T1"> </text:span><text:span text:style-name="T21">ישן, והגדול</text:span><text:span text:style-name="T1"> </text:span><text:span text:style-name="T21">ששוכב</text:span><text:span text:style-name="T1"> </text:span><text:span text:style-name="T21">כל</text:span><text:span text:style-name="T1"> </text:span><text:span text:style-name="T21">גופו</text:span><text:span text:style-name="T1"> </text:span><text:span text:style-name="T21">עליו</text:span><text:span text:style-name="T1"> – </text:span><text:span text:style-name="T21">הוא</text:span><text:span text:style-name="T1"> </text:span><text:span text:style-name="T21">נקרא</text:span><text:span text:style-name="T1"> </text:span><text:span text:style-name="T21">'כר', וכן</text:span><text:span text:style-name="T1"> </text:span><text:span text:style-name="T21">מוכח</text:span><text:span text:style-name="T1"> </text:span><text:span text:style-name="T21">במסכת</text:span><text:span text:style-name="T1"> </text:span><text:span text:style-name="T21">כלים</text:span><text:span text:style-name="T1"> </text:span><text:span text:style-name="T21">[פ"כח</text:span><text:span text:style-name="T1"> </text:span><text:span text:style-name="T21">מ"ה], דתנן: 'סדין</text:span><text:span text:style-name="T1"> </text:span><text:span text:style-name="T21">שעשאו</text:span><text:span text:style-name="T1"> </text:span><text:span text:style-name="T21">כר</text:span><text:span text:style-name="T1"> </text:span><text:span text:style-name="T21">ומטפחת</text:span><text:span text:style-name="T1"> </text:span><text:span text:style-name="T21">שעשאו</text:span><text:span text:style-name="T1"> </text:span><text:span text:style-name="T21">כסת'; וכן</text:span><text:span text:style-name="T1"> </text:span><text:span text:style-name="T21">אמרינן</text:span><text:span text:style-name="T1"> </text:span><text:span text:style-name="T21">בפרק</text:span><text:span text:style-name="T1"> </text:span><text:span text:style-name="T21">בתרא</text:span><text:span text:style-name="T1"> </text:span><text:span text:style-name="T21">דעירובין</text:span><text:span text:style-name="T1"> </text:span><text:span text:style-name="T21">[דף</text:span><text:span text:style-name="T1"> </text:span><text:span text:style-name="T21">ק:] 'אשה</text:span><text:span text:style-name="T1"> </text:span><text:span text:style-name="T21">נעשית</text:span><text:span text:style-name="T1"> </text:span><text:span text:style-name="T21">כר</text:span><text:span text:style-name="T1"> </text:span><text:span text:style-name="T21">לבעלה' , ואמרינן</text:span><text:span text:style-name="T1"> </text:span><text:span text:style-name="T21">נמי</text:span><text:span text:style-name="T1"> </text:span><text:span text:style-name="T21">בפרק</text:span><text:span text:style-name="T1"> </text:span><text:span text:style-name="T21">בתרא</text:span><text:span text:style-name="T1"> </text:span><text:span text:style-name="T21">דעבודה</text:span><text:span text:style-name="T1"> </text:span><text:span text:style-name="T21">זרה</text:span><text:span text:style-name="T1"> </text:span><text:span text:style-name="T21">[דף</text:span><text:span text:style-name="T1"> </text:span><text:span text:style-name="T21">סה, וע"ש</text:span><text:span text:style-name="T1"> </text:span><text:span text:style-name="T21">בתוספות</text:span><text:span text:style-name="T1"> </text:span><text:span text:style-name="T21">ד"ה</text:span><text:span text:style-name="T1"> </text:span><text:span text:style-name="T21">ה"ג] 'מניח</text:span><text:span text:style-name="T1"> </text:span><text:span text:style-name="T21">אדם</text:span><text:span text:style-name="T1"> </text:span><text:span text:style-name="T21">עליו</text:span><text:span text:style-name="T1"> </text:span><text:span text:style-name="T21">כסתו</text:span><text:span text:style-name="T1"> </text:span><text:span text:style-name="T21">ולגינו' ולא</text:span><text:span text:style-name="T1"> </text:span><text:span text:style-name="T21">גרסינן</text:span><text:span text:style-name="T1"> </text:span><text:span text:style-name="T21">'כסותו'!</text:span></text:p>
      <text:p text:style-name="P21"/>
      <text:p text:style-name="P7">לא<text:span text:style-name="T1"> </text:span>היו<text:span text:style-name="T1"> </text:span>ישנים<text:span text:style-name="T1"> </text:span>בבגדי<text:span text:style-name="T1"> </text:span>קדש<text:span text:style-name="T1"> </text:span><text:span text:style-name="T10">(</text:span><text:span text:style-name="T60">בגמרא</text:span><text:span text:style-name="T64"> </text:span><text:span text:style-name="T60">מפרש</text:span><text:span text:style-name="T64"> </text:span><text:span text:style-name="T60">טעמא</text:span><text:span text:style-name="T10">)</text:span>, אלא<text:span text:style-name="T1"> </text:span>היו<text:span text:style-name="T1"> </text:span>פושטין<text:span text:style-name="T1"> </text:span>ומניחין<text:span text:style-name="T1"> </text:span>אותן<text:span text:style-name="T1"> </text:span>תחת<text:span text:style-name="T1"> </text:span>ראשיהם<text:span text:style-name="T1"> </text:span><text:span text:style-name="T10">(</text:span><text:span text:style-name="T60">לא</text:span><text:span text:style-name="T64"> </text:span><text:span text:style-name="T60">כנגד</text:span><text:span text:style-name="T64"> </text:span><text:span text:style-name="T60">ראשיהם</text:span><text:span text:style-name="T10">)</text:span> ומתכסין<text:span text:style-name="T1"> </text:span>בכסות<text:span text:style-name="T1"> </text:span>עצמן<text:span text:style-name="T1"> </text:span><text:span text:style-name="T10">(</text:span><text:span text:style-name="T60">בגדי</text:span><text:span text:style-name="T64"> </text:span><text:span text:style-name="T60">חול</text:span><text:span text:style-name="T10">)</text:span>;</text:p>
      <text:p text:style-name="P7">אירע<text:span text:style-name="T1"> </text:span>קרי<text:span text:style-name="T1"> </text:span>לאחד<text:span text:style-name="T1"> </text:span>מהן<text:span text:style-name="T1"> </text:span>- <text:span text:style-name="T10">(</text:span><text:span text:style-name="T60">סדר</text:span><text:span text:style-name="T64"> </text:span><text:span text:style-name="T60">מעשיהם</text:span><text:span text:style-name="T64"> </text:span><text:span text:style-name="T60">מפרש:</text:span><text:span text:style-name="T10">)</text:span> יוצא<text:span text:style-name="T1"> </text:span>והולך<text:span text:style-name="T1"> </text:span>לו</text:p>
      <text:p text:style-name="P7"/>
      <text:p text:style-name="P7">(תמיד<text:span text:style-name="T1"> </text:span>כו,א)</text:p>
      <text:p text:style-name="P7"><text:span text:style-name="T34">המשך</text:span><text:span text:style-name="T38"> </text:span><text:span text:style-name="T34">המשנה</text:span><text:tab/></text:p>
      <text:p text:style-name="P7">במסיבה<text:span text:style-name="T1"> </text:span>ההולכת<text:span text:style-name="T1"> </text:span>לו<text:span text:style-name="T1"> </text:span>תחת<text:span text:style-name="T1"> </text:span>הבירה, </text:p>
      <text:p text:style-name="P19"><text:span text:style-name="T13">במסיבה</text:span><text:span text:style-name="T21">. ראיתי</text:span><text:span text:style-name="T1"> </text:span><text:span text:style-name="T21">בפתרונו</text:span><text:span text:style-name="T1"> </text:span><text:span text:style-name="T21">של</text:span><text:span text:style-name="T1"> </text:span><text:span text:style-name="T21">רבי</text:span><text:span text:style-name="T1"> </text:span><text:span text:style-name="T21">יעקב</text:span><text:span text:style-name="T1"> </text:span><text:span text:style-name="T21">בר</text:span><text:span text:style-name="T1"> </text:span><text:span text:style-name="T21">שמעון</text:span><text:span text:style-name="T1"> </text:span><text:span text:style-name="T21">זצ"ל</text:span><text:span text:style-name="T1"> </text:span><text:span text:style-name="T21">בכל</text:span><text:span text:style-name="T1"> </text:span><text:span text:style-name="T21">מדות</text:span><text:span text:style-name="T1"> </text:span><text:span text:style-name="T21">מוכיח</text:span><text:span text:style-name="T1"> </text:span><text:span text:style-name="T21">שמסיבה</text:span><text:span text:style-name="T1"> </text:span><text:span text:style-name="T21">הוא</text:span><text:span text:style-name="T1"> </text:span><text:span text:style-name="T21">עמוד</text:span><text:span text:style-name="T1"> </text:span><text:span text:style-name="T21">של</text:span><text:span text:style-name="T1"> </text:span><text:span text:style-name="T21">בנין</text:span><text:span text:style-name="T1"> </text:span><text:span text:style-name="T21">שעולין</text:span><text:span text:style-name="T1"> </text:span><text:span text:style-name="T21">ויורדין</text:span><text:span text:style-name="T1"> </text:span><text:span text:style-name="T21">בו</text:span><text:span text:style-name="T1"> </text:span><text:span text:style-name="T21">על</text:span><text:span text:style-name="T1"> </text:span><text:span text:style-name="T21">ידי</text:span><text:span text:style-name="T1"> </text:span><text:span text:style-name="T21">גלגול</text:span><text:span text:style-name="T1"> </text:span></text:p>
      <text:p text:style-name="P20"><text:span text:style-name="T14">תחת</text:span><text:span text:style-name="T16"> </text:span><text:span text:style-name="T14">הבירה</text:span><text:span text:style-name="T22">. כי</text:span><text:span text:style-name="T2"> </text:span><text:span text:style-name="T22">היכי</text:span><text:span text:style-name="T2"> </text:span><text:span text:style-name="T22">דפליגי</text:span><text:span text:style-name="T2"> </text:span><text:span text:style-name="T22">רבי</text:span><text:span text:style-name="T2"> </text:span><text:span text:style-name="T22">יוחנן</text:span><text:span text:style-name="T2"> </text:span><text:span text:style-name="T22">וריש</text:span><text:span text:style-name="T2"> </text:span><text:span text:style-name="T22">לקיש</text:span><text:span text:style-name="T2"> </text:span><text:span text:style-name="T22">בעלמא</text:span><text:span text:style-name="T2"> </text:span><text:span text:style-name="T23">(יומא</text:span><text:span text:style-name="T3"> </text:span><text:span text:style-name="T23">דף</text:span><text:span text:style-name="T3"> </text:span><text:span text:style-name="T23">ב.)</text:span><text:span text:style-name="T22"> גבי</text:span><text:span text:style-name="T2"> </text:span><text:span text:style-name="T22">'בא</text:span><text:span text:style-name="T2"> </text:span><text:span text:style-name="T22">ושרפו</text:span><text:span text:style-name="T2"> </text:span><text:span text:style-name="T22">לפני</text:span><text:span text:style-name="T2"> </text:span><text:span text:style-name="T22">הבירה', ואיכא</text:span><text:span text:style-name="T2"> </text:span><text:span text:style-name="T22">מאן</text:span><text:span text:style-name="T2"> </text:span><text:span text:style-name="T22">דאמר</text:span><text:span text:style-name="T2"> </text:span><text:span text:style-name="T22">כל</text:span><text:span text:style-name="T2"> </text:span><text:span text:style-name="T22">המקדש</text:span><text:span text:style-name="T2"> </text:span><text:span text:style-name="T22">כולו</text:span><text:span text:style-name="T2"> </text:span><text:span text:style-name="T22">קרוי</text:span><text:span text:style-name="T2"> </text:span><text:span text:style-name="T22">בירה, שנאמר</text:span><text:span text:style-name="T2"> </text:span><text:span text:style-name="T22">'</text:span><text:span text:style-name="T26">אל</text:span><text:span text:style-name="T2"> </text:span><text:span text:style-name="T26">הבירה</text:span><text:span text:style-name="T2"> </text:span><text:span text:style-name="T26">אשר</text:span><text:span text:style-name="T2"> </text:span><text:span text:style-name="T26">הכינותי</text:span><text:span text:style-name="T22">' </text:span><text:span text:style-name="T23">[דברי</text:span><text:span text:style-name="T3"> </text:span><text:span text:style-name="T23">הימים</text:span><text:span text:style-name="T3"> </text:span><text:span text:style-name="T23">א</text:span><text:span text:style-name="T3"> </text:span><text:span text:style-name="T23">כט,יט]</text:span><text:span text:style-name="T22"> ואיכא</text:span><text:span text:style-name="T2"> </text:span><text:span text:style-name="T22">מאן</text:span><text:span text:style-name="T2"> </text:span><text:span text:style-name="T22">דאמר</text:span><text:span text:style-name="T2"> </text:span><text:span text:style-name="T22">מקום</text:span><text:span text:style-name="T2"> </text:span><text:span text:style-name="T22">יש</text:span><text:span text:style-name="T2"> </text:span><text:span text:style-name="T22">בהר</text:span><text:span text:style-name="T2"> </text:span><text:span text:style-name="T22">הבית</text:span><text:span text:style-name="T2"> </text:span><text:span text:style-name="T22">ו'בירה' שמו</text:span><text:span text:style-name="T2"> </text:span><text:span text:style-name="T22">- הכי</text:span><text:span text:style-name="T2"> </text:span><text:span text:style-name="T22">נמי</text:span><text:span text:style-name="T2"> </text:span><text:span text:style-name="T22">פליגי</text:span><text:span text:style-name="T2"> </text:span><text:span text:style-name="T22">הכא: דלמאן</text:span><text:span text:style-name="T2"> </text:span><text:span text:style-name="T22">דאמר</text:span><text:span text:style-name="T2"> </text:span><text:span text:style-name="T22">כולו</text:span><text:span text:style-name="T2"> </text:span><text:span text:style-name="T22">בית</text:span><text:span text:style-name="T2"> </text:span><text:span text:style-name="T22">המקדש</text:span><text:span text:style-name="T2"> </text:span><text:span text:style-name="T22">היה</text:span><text:span text:style-name="T2"> </text:span><text:span text:style-name="T22">המחילה</text:span><text:span text:style-name="T2"> </text:span><text:span text:style-name="T22">הולכת</text:span><text:span text:style-name="T2"> </text:span><text:span text:style-name="T22">תחת</text:span><text:span text:style-name="T2"> </text:span><text:span text:style-name="T22">בית</text:span><text:span text:style-name="T2"> </text:span><text:span text:style-name="T22">המקדש</text:span><text:span text:style-name="T2"> </text:span><text:span text:style-name="T22">וראשה</text:span><text:span text:style-name="T2"> </text:span><text:span text:style-name="T22">אחד</text:span><text:span text:style-name="T2"> </text:span><text:span text:style-name="T22">פתוח</text:span><text:span text:style-name="T2"> </text:span><text:span text:style-name="T22">ללשכת</text:span><text:span text:style-name="T2"> </text:span><text:span text:style-name="T22">בית</text:span><text:span text:style-name="T2"> </text:span><text:span text:style-name="T22">המוקד</text:span><text:span text:style-name="T2"> </text:span><text:span text:style-name="T22">של</text:span><text:span text:style-name="T2"> </text:span><text:span text:style-name="T22">מקום</text:span><text:span text:style-name="T2"> </text:span><text:span text:style-name="T22">חול, וראשה</text:span><text:span text:style-name="T2"> </text:span><text:span text:style-name="T22">האחד</text:span><text:span text:style-name="T2"> </text:span><text:span text:style-name="T22">פתוח</text:span><text:span text:style-name="T2"> </text:span><text:span text:style-name="T22">חוץ</text:span><text:span text:style-name="T2"> </text:span><text:span text:style-name="T22">לעזרה</text:span><text:span text:style-name="T2"> </text:span><text:span text:style-name="T22">אל</text:span><text:span text:style-name="T2"> </text:span><text:span text:style-name="T22">מקום</text:span><text:span text:style-name="T2"> </text:span><text:span text:style-name="T22">הטבילה; ואפילו</text:span><text:span text:style-name="T2"> </text:span><text:span text:style-name="T22">לרבי</text:span><text:span text:style-name="T2"> </text:span><text:span text:style-name="T22">יוחנן, דאמר</text:span><text:span text:style-name="T2"> </text:span><text:span text:style-name="T22">מחילות</text:span><text:span text:style-name="T2"> </text:span><text:span text:style-name="T22">שתחת</text:span><text:span text:style-name="T2"> </text:span><text:span text:style-name="T22">היכל</text:span><text:span text:style-name="T2"> </text:span><text:span text:style-name="T22">קדש</text:span><text:span text:style-name="T2"> </text:span><text:span text:style-name="T22">- הני</text:span><text:span text:style-name="T2"> </text:span><text:span text:style-name="T22">מילי</text:span><text:span text:style-name="T2"> </text:span><text:span text:style-name="T22">בפתוחות</text:span><text:span text:style-name="T2"> </text:span><text:span text:style-name="T22">לקדש, אבל</text:span><text:span text:style-name="T2"> </text:span><text:span text:style-name="T22">פתוחות</text:span><text:span text:style-name="T2"> </text:span><text:span text:style-name="T22">להר</text:span><text:span text:style-name="T2"> </text:span><text:span text:style-name="T22">הבית</text:span><text:span text:style-name="T2"> </text:span><text:span text:style-name="T22">- אין</text:span><text:span text:style-name="T2"> </text:span><text:span text:style-name="T22">עליהן</text:span><text:span text:style-name="T2"> </text:span><text:span text:style-name="T22">קדושת</text:span><text:span text:style-name="T2"> </text:span><text:span text:style-name="T22">הר</text:span><text:span text:style-name="T2"> </text:span><text:span text:style-name="T22">הבית</text:span><text:span text:style-name="T2"> </text:span><text:span text:style-name="T22">ואף</text:span><text:span text:style-name="T2"> </text:span><text:span text:style-name="T22">על</text:span><text:span text:style-name="T2"> </text:span><text:span text:style-name="T22">פי</text:span><text:span text:style-name="T2"> </text:span><text:span text:style-name="T22">שבנויות</text:span><text:span text:style-name="T2"> </text:span><text:span text:style-name="T22">בקדש, וכן</text:span><text:span text:style-name="T2"> </text:span><text:span text:style-name="T22">מוכח</text:span><text:span text:style-name="T2"> </text:span><text:span text:style-name="T22">ב'כיצד</text:span><text:span text:style-name="T2"> </text:span><text:span text:style-name="T22">צולין' בסופו</text:span><text:span text:style-name="T2"> </text:span><text:span text:style-name="T23">(פסחים</text:span><text:span text:style-name="T3"> </text:span><text:span text:style-name="T23">דף</text:span><text:span text:style-name="T3"> </text:span><text:span text:style-name="T23">פו.)</text:span><text:span text:style-name="T22">; ולמאן</text:span><text:span text:style-name="T2"> </text:span><text:span text:style-name="T22">דאמר</text:span><text:span text:style-name="T2"> </text:span><text:span text:style-name="T22">מקום</text:span><text:span text:style-name="T2"> </text:span><text:span text:style-name="T22">יש</text:span><text:span text:style-name="T2"> </text:span><text:span text:style-name="T22">בהר</text:span><text:span text:style-name="T2"> </text:span><text:span text:style-name="T22">הבית</text:span><text:span text:style-name="T2"> </text:span><text:span text:style-name="T22">ו'בירה' שמו</text:span><text:span text:style-name="T2"> </text:span><text:span text:style-name="T22">- תחת</text:span><text:span text:style-name="T2"> </text:span><text:span text:style-name="T22">אותו</text:span><text:span text:style-name="T2"> </text:span><text:span text:style-name="T22">מקום</text:span><text:span text:style-name="T2"> </text:span><text:span text:style-name="T22">המחילה</text:span><text:span text:style-name="T2"> </text:span><text:span text:style-name="T22">נמשכת; ולכך</text:span><text:span text:style-name="T2"> </text:span><text:span text:style-name="T22">עשו</text:span><text:span text:style-name="T2"> </text:span><text:span text:style-name="T22">מחילה: דמחילות</text:span><text:span text:style-name="T2"> </text:span><text:span text:style-name="T22">לא</text:span><text:span text:style-name="T2"> </text:span><text:span text:style-name="T22">נתקדשו, וזב</text:span><text:span text:style-name="T2"> </text:span><text:span text:style-name="T22">ובעל</text:span><text:span text:style-name="T2"> </text:span><text:span text:style-name="T22">קרי</text:span><text:span text:style-name="T2"> </text:span><text:span text:style-name="T22">משתלח</text:span><text:span text:style-name="T2"> </text:span><text:span text:style-name="T22">לשתי</text:span><text:span text:style-name="T2"> </text:span><text:span text:style-name="T22">מחנות: חוץ</text:span><text:span text:style-name="T2"> </text:span><text:span text:style-name="T22">לעזרה</text:span><text:span text:style-name="T2"> </text:span><text:span text:style-name="T22">והר</text:span><text:span text:style-name="T2"> </text:span><text:span text:style-name="T22">הבית</text:span></text:p>
      <text:p text:style-name="P21"/>
      <text:p text:style-name="P7">ונרות<text:span text:style-name="T1"> </text:span>דולקין<text:span text:style-name="T1"> </text:span>מכאן<text:span text:style-name="T1"> </text:span>ומכאן<text:span text:style-name="T1"> </text:span><text:span text:style-name="T10">(</text:span><text:span text:style-name="T60">במחילה</text:span><text:span text:style-name="T64"> </text:span><text:span text:style-name="T60">כדי</text:span><text:span text:style-name="T64"> </text:span><text:span text:style-name="T60">להאיר</text:span><text:span text:style-name="T64"> </text:span><text:span text:style-name="T60">לו</text:span><text:span text:style-name="T10">)</text:span> עד<text:span text:style-name="T1"> </text:span>שהוא<text:span text:style-name="T1"> </text:span>מגיע<text:span text:style-name="T1"> </text:span>לבית<text:span text:style-name="T1"> </text:span>הטבילה, ומדורה<text:span text:style-name="T1"> </text:span>היתה<text:span text:style-name="T1"> </text:span>שם<text:span text:style-name="T1"> </text:span><text:span text:style-name="T10">(</text:span><text:span text:style-name="T60">במחילה</text:span><text:span text:style-name="T64"> </text:span><text:span text:style-name="T60">סמוך</text:span><text:span text:style-name="T64"> </text:span><text:span text:style-name="T60">לבית</text:span><text:span text:style-name="T64"> </text:span><text:span text:style-name="T60">הטבילה: אחר</text:span><text:span text:style-name="T64"> </text:span><text:span text:style-name="T60">שטבל</text:span><text:span text:style-name="T64"> </text:span><text:span text:style-name="T60">מתחמם</text:span><text:span text:style-name="T64"> </text:span><text:span text:style-name="T60">שם</text:span><text:span text:style-name="T10">)</text:span> </text:p>
      <text:p text:style-name="P7">ובית<text:span text:style-name="T1"> </text:span>הכסא<text:span text:style-name="T1"> </text:span>של<text:span text:style-name="T1"> </text:span>כבוד: זה<text:span text:style-name="T1"> </text:span>היה<text:span text:style-name="T1"> </text:span>כבודו<text:span text:style-name="T1"> </text:span><text:span text:style-name="T10">(</text:span><text:span text:style-name="T60">לפי</text:span><text:span text:style-name="T64"> </text:span><text:span text:style-name="T60">שיש</text:span><text:span text:style-name="T64"> </text:span><text:span text:style-name="T60">בו</text:span><text:span text:style-name="T64"> </text:span><text:span text:style-name="T60">פתח</text:span><text:span text:style-name="T64"> </text:span><text:span text:style-name="T60">ואדם</text:span><text:span text:style-name="T64"> </text:span><text:span text:style-name="T60">שנכנס</text:span><text:span text:style-name="T64"> </text:span><text:span text:style-name="T60">שמה</text:span><text:span text:style-name="T10">)</text:span> מצאו<text:span text:style-name="T1"> </text:span>נעול<text:span text:style-name="T1"> </text:span><text:span text:style-name="T10">(</text:span><text:span text:style-name="T60">סגור</text:span><text:span text:style-name="T64"> </text:span><text:span text:style-name="T60">- היה</text:span><text:span text:style-name="T64"> </text:span><text:span text:style-name="T60">חוזר</text:span><text:span text:style-name="T64"> </text:span><text:span text:style-name="T60">לאחוריו</text:span><text:span text:style-name="T10">)</text:span>: יודע<text:span text:style-name="T1"> </text:span>שיש<text:span text:style-name="T1"> </text:span>שם<text:span text:style-name="T1"> </text:span>אדם; פתוח<text:span text:style-name="T1"> </text:span>- בידוע<text:span text:style-name="T1"> </text:span>שאין<text:span text:style-name="T1"> </text:span>שם<text:span text:style-name="T1"> </text:span>אדם<text:span text:style-name="T1"> </text:span><text:span text:style-name="T10">(</text:span><text:span text:style-name="T60">ונכנס</text:span><text:span text:style-name="T64"> </text:span><text:span text:style-name="T60">שם</text:span><text:span text:style-name="T64"> </text:span><text:span text:style-name="T60">לעשות</text:span><text:span text:style-name="T64"> </text:span><text:span text:style-name="T60">צרכיו</text:span><text:span text:style-name="T10">)</text:span>;</text:p>
      <text:p text:style-name="P7">ירד<text:span text:style-name="T1"> </text:span><text:span text:style-name="T10">(</text:span><text:span text:style-name="T60">לבית</text:span><text:span text:style-name="T64"> </text:span><text:span text:style-name="T60">הטבילה</text:span><text:span text:style-name="T10">)</text:span> וטבל<text:span text:style-name="T1"> </text:span>עלה<text:span text:style-name="T1"> </text:span>ונסתפג<text:span text:style-name="T1"> </text:span>ונתחמם<text:span text:style-name="T1"> </text:span>כנגד<text:span text:style-name="T1"> </text:span>המדורה;</text:p>
      <text:p text:style-name="P20"><text:span text:style-name="T10">(</text:span><text:span text:style-name="T22">והא</text:span><text:span text:style-name="T2"> </text:span><text:span text:style-name="T22">דתנן</text:span><text:span text:style-name="T2"> </text:span><text:span text:style-name="T22">במסכת</text:span><text:span text:style-name="T2"> </text:span><text:span text:style-name="T22">מגילה</text:span><text:span text:style-name="T2"> </text:span><text:span text:style-name="T23">(דף</text:span><text:span text:style-name="T3"> </text:span><text:span text:style-name="T23">כ.)</text:span><text:span text:style-name="T22"> 'לא</text:span><text:span text:style-name="T2"> </text:span><text:span text:style-name="T22">מזין</text:span><text:span text:style-name="T2"> </text:span><text:span text:style-name="T22">ולא</text:span><text:span text:style-name="T2"> </text:span><text:span text:style-name="T22">טובלין</text:span><text:span text:style-name="T2"> </text:span><text:span text:style-name="T22">אלא</text:span><text:span text:style-name="T2"> </text:span><text:span text:style-name="T22">ביום' - היינו</text:span><text:span text:style-name="T2"> </text:span><text:span text:style-name="T22">בחייבי</text:span><text:span text:style-name="T2"> </text:span><text:span text:style-name="T22">טבילה</text:span><text:span text:style-name="T2"> </text:span><text:span text:style-name="T22">שצריכין</text:span><text:span text:style-name="T2"> </text:span><text:span text:style-name="T22">ספירה, כמו</text:span><text:span text:style-name="T2"> </text:span><text:span text:style-name="T22">טמא</text:span><text:span text:style-name="T2"> </text:span><text:span text:style-name="T22">מת</text:span><text:span text:style-name="T2"> </text:span><text:span text:style-name="T22">או</text:span><text:span text:style-name="T2"> </text:span><text:span text:style-name="T22">זב</text:span><text:span text:style-name="T2"> </text:span><text:span text:style-name="T22">או</text:span><text:span text:style-name="T2"> </text:span><text:span text:style-name="T22">מצורע, וכשיגיע</text:span><text:span text:style-name="T2"> </text:span><text:span text:style-name="T22">יום</text:span><text:span text:style-name="T2"> </text:span><text:span text:style-name="T22">שביעי</text:span><text:span text:style-name="T2"> </text:span><text:span text:style-name="T22">וספר</text:span><text:span text:style-name="T2"> </text:span><text:span text:style-name="T22">מקצתו</text:span><text:span text:style-name="T2"> – </text:span><text:span text:style-name="T22">יטבול; דסלקא</text:span><text:span text:style-name="T2"> </text:span><text:span text:style-name="T22">דעתא</text:span><text:span text:style-name="T2"> </text:span><text:span text:style-name="T22">אמינא</text:span><text:span text:style-name="T2"> </text:span><text:span text:style-name="T22">'הואיל</text:span><text:span text:style-name="T2"> </text:span><text:span text:style-name="T22">ולילה</text:span><text:span text:style-name="T2"> </text:span><text:span text:style-name="T22">אחר</text:span><text:span text:style-name="T2"> </text:span><text:span text:style-name="T22">היום</text:span><text:span text:style-name="T2"> </text:span><text:span text:style-name="T22">- מתחלת</text:span><text:span text:style-name="T2"> </text:span><text:span text:style-name="T22">הלילה</text:span><text:span text:style-name="T2"> </text:span><text:span text:style-name="T22">הוי</text:span><text:span text:style-name="T2"> </text:span><text:span text:style-name="T22">שביעי' - קא</text:span><text:span text:style-name="T2"> </text:span><text:span text:style-name="T22">משמע</text:span><text:span text:style-name="T2"> </text:span><text:span text:style-name="T22">לן</text:span><text:span text:style-name="T2"> </text:span><text:span text:style-name="T22">דלענין</text:span><text:span text:style-name="T2"> </text:span><text:span text:style-name="T22">טבילה</text:span><text:span text:style-name="T2"> </text:span><text:span text:style-name="T22">- עד</text:span><text:span text:style-name="T2"> </text:span><text:span text:style-name="T22">דהוי</text:span><text:span text:style-name="T2"> </text:span><text:span text:style-name="T22">יום, דכתיב</text:span><text:span text:style-name="T2"> </text:span><text:span text:style-name="T23">[ויקרא</text:span><text:span text:style-name="T3"> </text:span><text:span text:style-name="T23">טו,כח]</text:span><text:span text:style-name="T22"> </text:span><text:span text:style-name="T26">וספרה</text:span><text:span text:style-name="T2"> </text:span><text:span text:style-name="T26">לה</text:span><text:span text:style-name="T2"> </text:span><text:span text:style-name="T26">שבעת</text:span><text:span text:style-name="T2"> </text:span><text:span text:style-name="T26">ימים</text:span><text:span text:style-name="T2"> </text:span><text:span text:style-name="T22">- ימים</text:span><text:span text:style-name="T2"> </text:span><text:span text:style-name="T22">ולא</text:span><text:span text:style-name="T2"> </text:span><text:span text:style-name="T22">לילות; ונדה</text:span><text:span text:style-name="T2"> </text:span><text:span text:style-name="T22">ויולדת</text:span><text:span text:style-name="T2"> </text:span><text:span text:style-name="T22">- טבילתן</text:span><text:span text:style-name="T2"> </text:span><text:span text:style-name="T22">בלילה, שהרי</text:span><text:span text:style-name="T2"> </text:span><text:span text:style-name="T22">כל</text:span><text:span text:style-name="T2"> </text:span><text:span text:style-name="T22">שבעה</text:span><text:span text:style-name="T2"> </text:span><text:span text:style-name="T22">שלהן</text:span><text:span text:style-name="T2"> </text:span><text:span text:style-name="T22">הן</text:span><text:span text:style-name="T2"> </text:span><text:span text:style-name="T22">טמאים, הילכך</text:span><text:span text:style-name="T2"> </text:span><text:span text:style-name="T22">ליל</text:span><text:span text:style-name="T2"> </text:span><text:span text:style-name="T22">שמיני</text:span><text:span text:style-name="T2"> </text:span><text:span text:style-name="T22">הן</text:span><text:span text:style-name="T2"> </text:span><text:span text:style-name="T22">טובלין.</text:span><text:span text:style-name="T10">)</text:span><text:span text:style-name="T22"> </text:span></text:p>
      <text:p text:style-name="P21"/>
      <text:p text:style-name="P7">בא<text:span text:style-name="T1"> </text:span>וישב<text:span text:style-name="T1"> </text:span>לו<text:span text:style-name="T1"> </text:span>אצל<text:span text:style-name="T1"> </text:span>אחיו<text:span text:style-name="T1"> </text:span>הכהנים<text:span text:style-name="T1"> </text:span></text:p>
      <text:p text:style-name="P20"><text:span text:style-name="T14">בא</text:span><text:span text:style-name="T16"> </text:span><text:span text:style-name="T14">וישב</text:span><text:span text:style-name="T16"> </text:span><text:span text:style-name="T14">לו</text:span><text:span text:style-name="T16"> </text:span><text:span text:style-name="T14">אצל</text:span><text:span text:style-name="T16"> </text:span><text:span text:style-name="T14">אחיו</text:span><text:span text:style-name="T16"> </text:span><text:span text:style-name="T14">הכהנים</text:span><text:span text:style-name="T22">. דאף</text:span><text:span text:style-name="T2"> </text:span><text:span text:style-name="T22">על</text:span><text:span text:style-name="T2"> </text:span><text:span text:style-name="T22">גב</text:span><text:span text:style-name="T2"> </text:span><text:span text:style-name="T22">דעדיין</text:span><text:span text:style-name="T2"> </text:span><text:span text:style-name="T22">אינו</text:span><text:span text:style-name="T2"> </text:span><text:span text:style-name="T22">טהור</text:span><text:span text:style-name="T2"> </text:span><text:span text:style-name="T22">עד</text:span><text:span text:style-name="T2"> </text:span><text:span text:style-name="T22">שיעריב</text:span><text:span text:style-name="T2"> </text:span><text:span text:style-name="T22">שמשו, דהא</text:span><text:span text:style-name="T2"> </text:span><text:span text:style-name="T22">טבול</text:span><text:span text:style-name="T2"> </text:span><text:span text:style-name="T22">יום</text:span><text:span text:style-name="T2"> </text:span><text:span text:style-name="T22">הוא</text:span><text:span text:style-name="T2"> </text:span><text:span text:style-name="T22">- יש</text:span><text:span text:style-name="T2"> </text:span><text:span text:style-name="T22">לומר</text:span><text:span text:style-name="T2"> </text:span><text:span text:style-name="T22">דחכמים</text:span><text:span text:style-name="T2"> </text:span><text:span text:style-name="T22">לא</text:span><text:span text:style-name="T2"> </text:span><text:span text:style-name="T22">הטריחוהו</text:span><text:span text:style-name="T2"> </text:span><text:span text:style-name="T22">ללכת</text:span><text:span text:style-name="T2"> </text:span><text:span text:style-name="T22">ולצאת</text:span><text:span text:style-name="T2"> </text:span><text:span text:style-name="T22">משם</text:span><text:span text:style-name="T2"> </text:span><text:span text:style-name="T22">הואיל</text:span><text:span text:style-name="T2"> </text:span><text:span text:style-name="T22">ולילה</text:span><text:span text:style-name="T2"> </text:span><text:span text:style-name="T22">הוא</text:span><text:span text:style-name="T2"> </text:span><text:span text:style-name="T22">עד</text:span><text:span text:style-name="T2"> </text:span><text:span text:style-name="T22">שיאיר</text:span><text:span text:style-name="T2"> </text:span><text:span text:style-name="T22">היום, דהא</text:span><text:span text:style-name="T2"> </text:span><text:span text:style-name="T22">דאמרינן</text:span><text:span text:style-name="T2"> </text:span><text:span text:style-name="T22">'טבול</text:span><text:span text:style-name="T2"> </text:span><text:span text:style-name="T22">יום</text:span><text:span text:style-name="T2"> </text:span><text:span text:style-name="T22">אל</text:span><text:span text:style-name="T2"> </text:span><text:span text:style-name="T22">יכנס</text:span><text:span text:style-name="T2"> </text:span><text:span text:style-name="T22">למחנה</text:span><text:span text:style-name="T2"> </text:span><text:span text:style-name="T22">לויה' – מדרבנן; ומהכא</text:span><text:span text:style-name="T2"> </text:span><text:span text:style-name="T22">יש</text:span><text:span text:style-name="T2"> </text:span><text:span text:style-name="T22">להוכיח</text:span><text:span text:style-name="T2"> </text:span><text:span text:style-name="T22">על</text:span><text:span text:style-name="T2"> </text:span><text:span text:style-name="T22">אותה</text:span><text:span text:style-name="T2"> </text:span><text:span text:style-name="T22">שמועה</text:span><text:span text:style-name="T2"> </text:span><text:span text:style-name="T22">של</text:span><text:span text:style-name="T2"> </text:span><text:span text:style-name="T22">יבמות</text:span><text:span text:style-name="T2"> </text:span><text:span text:style-name="T23">(דף</text:span><text:span text:style-name="T3"> </text:span><text:span text:style-name="T23">ז:)</text:span><text:span text:style-name="T22"> דהכי</text:span><text:span text:style-name="T2"> </text:span><text:span text:style-name="T22">פירושו, דאמרינן</text:span><text:span text:style-name="T2"> </text:span><text:span text:style-name="T22">התם</text:span><text:span text:style-name="T2"> </text:span><text:span text:style-name="T22">'</text:span><text:span text:style-name="T43">מצורע</text:span><text:span text:style-name="T44"> </text:span><text:span text:style-name="T43">שחל</text:span><text:span text:style-name="T44"> </text:span><text:span text:style-name="T43">שמיני</text:span><text:span text:style-name="T44"> </text:span><text:span text:style-name="T43">שלו</text:span><text:span text:style-name="T44"> </text:span><text:span text:style-name="T43">ערב</text:span><text:span text:style-name="T44"> </text:span><text:span text:style-name="T43">הפסח</text:span><text:span text:style-name="T44"> </text:span><text:span text:style-name="T43">וראה</text:span><text:span text:style-name="T44"> </text:span><text:span text:style-name="T43">קרי</text:span><text:span text:style-name="T44"> </text:span><text:span text:style-name="T43">בו</text:span><text:span text:style-name="T44"> </text:span><text:span text:style-name="T43">ביום</text:span><text:span text:style-name="T44"> </text:span><text:span text:style-name="T43">- אמרו</text:span><text:span text:style-name="T44"> </text:span><text:span text:style-name="T43">חכמים</text:span><text:span text:style-name="T44"> </text:span><text:span text:style-name="T43">אף</text:span><text:span text:style-name="T44"> </text:span><text:span text:style-name="T43">על</text:span><text:span text:style-name="T44"> </text:span><text:span text:style-name="T43">פי</text:span><text:span text:style-name="T44"> </text:span><text:span text:style-name="T43">שאין</text:span><text:span text:style-name="T44"> </text:span><text:span text:style-name="T43">טבול</text:span><text:span text:style-name="T44"> </text:span><text:span text:style-name="T43">יום</text:span><text:span text:style-name="T44"> </text:span><text:span text:style-name="T43">אחֵר</text:span><text:span text:style-name="T44"> </text:span><text:span text:style-name="T43">נכנס</text:span><text:span text:style-name="T44"> </text:span><text:span text:style-name="T43">- זה</text:span><text:span text:style-name="T44"> </text:span><text:span text:style-name="T43">נכנס: מוטב</text:span><text:span text:style-name="T44"> </text:span><text:span text:style-name="T43">יבא</text:span><text:span text:style-name="T44"> </text:span><text:span text:style-name="T43">עשה</text:span><text:span text:style-name="T44"> </text:span><text:span text:style-name="T43">שיש</text:span><text:span text:style-name="T44"> </text:span><text:span text:style-name="T43">בו</text:span><text:span text:style-name="T44"> </text:span><text:span text:style-name="T43">כרת</text:span><text:span text:style-name="T44"> </text:span><text:span text:style-name="T43">וידחה</text:span><text:span text:style-name="T44"> </text:span><text:span text:style-name="T43">עשה</text:span><text:span text:style-name="T44"> </text:span><text:span text:style-name="T43">שאין</text:span><text:span text:style-name="T44"> </text:span><text:span text:style-name="T43">בו</text:span><text:span text:style-name="T44"> </text:span><text:span text:style-name="T43">כרת; רבי</text:span><text:span text:style-name="T44"> </text:span><text:span text:style-name="T43">יוחנן</text:span><text:span text:style-name="T44"> </text:span><text:span text:style-name="T43">אמר: דבר</text:span><text:span text:style-name="T44"> </text:span><text:span text:style-name="T43">תורה</text:span><text:span text:style-name="T44"> </text:span><text:span text:style-name="T43">אפילו</text:span><text:span text:style-name="T44"> </text:span><text:span text:style-name="T43">עשה</text:span><text:span text:style-name="T44"> </text:span><text:span text:style-name="T43">אין</text:span><text:span text:style-name="T44"> </text:span><text:span text:style-name="T43">בו, שנאמר</text:span><text:span text:style-name="T44"> </text:span><text:span text:style-name="T23">[דברי</text:span><text:span text:style-name="T3"> </text:span><text:span text:style-name="T23">הימים</text:span><text:span text:style-name="T3"> </text:span><text:span text:style-name="T23">ב</text:span><text:span text:style-name="T3"> </text:span><text:span text:style-name="T23">כ,ה]</text:span><text:span text:style-name="T43"> </text:span><text:span text:style-name="T47">ויעמוד</text:span><text:span text:style-name="T44"> </text:span><text:span text:style-name="T47">יהושפט</text:span><text:span text:style-name="T44"> </text:span><text:span text:style-name="T47">... לפני</text:span><text:span text:style-name="T44"> </text:span><text:span text:style-name="T47">החצר</text:span><text:span text:style-name="T44"> </text:span><text:span text:style-name="T47">החדשה</text:span><text:span text:style-name="T44"> </text:span><text:span text:style-name="T43">וגו' - שחדשו</text:span><text:span text:style-name="T44"> </text:span><text:span text:style-name="T43">בה</text:span><text:span text:style-name="T44"> </text:span><text:span text:style-name="T43">דברים</text:span><text:span text:style-name="T44"> </text:span><text:span text:style-name="T43">ואמרו</text:span><text:span text:style-name="T44"> </text:span><text:span text:style-name="T43">'טבול</text:span><text:span text:style-name="T44"> </text:span><text:span text:style-name="T43">יום</text:span><text:span text:style-name="T44"> </text:span><text:span text:style-name="T43">אל</text:span><text:span text:style-name="T44"> </text:span><text:span text:style-name="T43">יכנס</text:span><text:span text:style-name="T44"> </text:span><text:span text:style-name="T43">למחנה</text:span><text:span text:style-name="T44"> </text:span><text:span text:style-name="T43">לויה</text:span><text:span text:style-name="T22">'; והכי</text:span><text:span text:style-name="T2"> </text:span><text:span text:style-name="T22">פירושו</text:span><text:span text:style-name="T2"> </text:span><text:span text:style-name="T22">'דבר</text:span><text:span text:style-name="T2"> </text:span><text:span text:style-name="T22">תורה': רבי</text:span><text:span text:style-name="T2"> </text:span><text:span text:style-name="T22">יוחנן</text:span><text:span text:style-name="T2"> </text:span><text:span text:style-name="T22">לא</text:span><text:span text:style-name="T2"> </text:span><text:span text:style-name="T22">לאפלוגי</text:span><text:span text:style-name="T2"> </text:span><text:span text:style-name="T22">אתא, אלא</text:span><text:span text:style-name="T2"> </text:span><text:span text:style-name="T22">מפרש</text:span><text:span text:style-name="T2"> </text:span><text:span text:style-name="T22">מילתא, דהא</text:span><text:span text:style-name="T2"> </text:span><text:span text:style-name="T22">דאמרינן</text:span><text:span text:style-name="T2"> </text:span><text:span text:style-name="T22">'</text:span><text:span text:style-name="T43">יבא</text:span><text:span text:style-name="T44"> </text:span><text:span text:style-name="T43">עשה</text:span><text:span text:style-name="T44"> </text:span><text:span text:style-name="T43">שיש</text:span><text:span text:style-name="T44"> </text:span><text:span text:style-name="T43">בו</text:span><text:span text:style-name="T44"> </text:span><text:span text:style-name="T43">כרת</text:span><text:span text:style-name="T44"> </text:span><text:span text:style-name="T43">וידחה</text:span><text:span text:style-name="T44"> </text:span><text:span text:style-name="T43">עשה</text:span><text:span text:style-name="T44"> </text:span><text:span text:style-name="T43">שאין</text:span><text:span text:style-name="T44"> </text:span><text:span text:style-name="T43">בו</text:span><text:span text:style-name="T44"> </text:span><text:span text:style-name="T43">כרת</text:span><text:span text:style-name="T22">' - הכי</text:span><text:span text:style-name="T2"> </text:span><text:span text:style-name="T22">קאמר: מוטב</text:span><text:span text:style-name="T2"> </text:span><text:span text:style-name="T22">יבא</text:span><text:span text:style-name="T2"> </text:span><text:span text:style-name="T22">עשה</text:span><text:span text:style-name="T2"> </text:span><text:span text:style-name="T22">שיש</text:span><text:span text:style-name="T2"> </text:span><text:span text:style-name="T22">בו</text:span><text:span text:style-name="T2"> </text:span><text:span text:style-name="T22">כרת</text:span><text:span text:style-name="T2"> </text:span><text:span text:style-name="T22">= פסח, וידחה</text:span><text:span text:style-name="T2"> </text:span><text:span text:style-name="T22">עשה</text:span><text:span text:style-name="T2"> </text:span><text:span text:style-name="T22">דמדרבנן</text:span><text:span text:style-name="T2"> </text:span><text:span text:style-name="T22">שאין</text:span><text:span text:style-name="T2"> </text:span><text:span text:style-name="T22">בו</text:span><text:span text:style-name="T2"> </text:span><text:span text:style-name="T22">כרת</text:span><text:span text:style-name="T2"> </text:span><text:span text:style-name="T22">באיסורו; ואגב</text:span><text:span text:style-name="T2"> </text:span><text:span text:style-name="T22">דאיירי</text:span><text:span text:style-name="T2"> </text:span><text:span text:style-name="T22">בכרת</text:span><text:span text:style-name="T2"> </text:span><text:span text:style-name="T22">- נקט</text:span><text:span text:style-name="T2"> </text:span><text:span text:style-name="T22">כרת, והיינו</text:span><text:span text:style-name="T2"> </text:span><text:span text:style-name="T22">דקא</text:span><text:span text:style-name="T2"> </text:span><text:span text:style-name="T22">מפרש</text:span><text:span text:style-name="T2"> </text:span><text:span text:style-name="T22">'דבר</text:span><text:span text:style-name="T2"> </text:span><text:span text:style-name="T22">תורה': דאי</text:span><text:span text:style-name="T2"> </text:span><text:span text:style-name="T22">תנא</text:span><text:span text:style-name="T2"> </text:span><text:span text:style-name="T22">קמא</text:span><text:span text:style-name="T2"> </text:span><text:span text:style-name="T22">איירי</text:span><text:span text:style-name="T2"> </text:span><text:span text:style-name="T22">באיסור</text:span><text:span text:style-name="T2"> </text:span><text:span text:style-name="T22">שהוא</text:span><text:span text:style-name="T2"> </text:span><text:span text:style-name="T22">מן</text:span><text:span text:style-name="T2"> </text:span><text:span text:style-name="T22">התורה</text:span><text:span text:style-name="T2"> </text:span><text:span text:style-name="T22">- לא</text:span><text:span text:style-name="T2"> </text:span><text:span text:style-name="T22">היה</text:span><text:span text:style-name="T2"> </text:span><text:span text:style-name="T22">לו</text:span><text:span text:style-name="T2"> </text:span><text:span text:style-name="T22">לרבי</text:span><text:span text:style-name="T2"> </text:span><text:span text:style-name="T22">יוחנן</text:span><text:span text:style-name="T2"> </text:span><text:span text:style-name="T22">לומר</text:span><text:span text:style-name="T2"> </text:span><text:span text:style-name="T22">לך</text:span><text:span text:style-name="T2"> </text:span><text:span text:style-name="T22">'דבר</text:span><text:span text:style-name="T2"> </text:span><text:span text:style-name="T22">תורה', דהא</text:span><text:span text:style-name="T2"> </text:span><text:span text:style-name="T22">בהא</text:span><text:span text:style-name="T2"> </text:span><text:span text:style-name="T22">איירי! אלא</text:span><text:span text:style-name="T2"> </text:span><text:span text:style-name="T22">הכי</text:span><text:span text:style-name="T2"> </text:span><text:span text:style-name="T22">היה</text:span><text:span text:style-name="T2"> </text:span><text:span text:style-name="T22">לו</text:span><text:span text:style-name="T2"> </text:span><text:span text:style-name="T22">לומר: 'אמר</text:span><text:span text:style-name="T2"> </text:span><text:span text:style-name="T22">רבי</text:span><text:span text:style-name="T2"> </text:span><text:span text:style-name="T22">יוחנן: אפילו</text:span><text:span text:style-name="T2"> </text:span><text:span text:style-name="T22">עשה</text:span><text:span text:style-name="T2"> </text:span><text:span text:style-name="T22">אין</text:span><text:span text:style-name="T2"> </text:span><text:span text:style-name="T22">בו'! אלא</text:span><text:span text:style-name="T2"> </text:span><text:span text:style-name="T22">ודאי</text:span><text:span text:style-name="T2"> </text:span><text:span text:style-name="T22">לפרושי</text:span><text:span text:style-name="T2"> </text:span><text:span text:style-name="T22">מילתא</text:span><text:span text:style-name="T2"> </text:span><text:span text:style-name="T22">דתנא</text:span><text:span text:style-name="T2"> </text:span><text:span text:style-name="T22">קמא</text:span><text:span text:style-name="T2"> </text:span><text:span text:style-name="T22">אתא; ועוד: דמוכח</text:span><text:span text:style-name="T2"> </text:span><text:span text:style-name="T22">בכתובות</text:span><text:span text:style-name="T2"> </text:span><text:span text:style-name="T23">(דף</text:span><text:span text:style-name="T3"> </text:span><text:span text:style-name="T23">ח.)</text:span><text:span text:style-name="T22"> דרבי</text:span><text:span text:style-name="T2"> </text:span><text:span text:style-name="T22">יוחנן</text:span><text:span text:style-name="T2"> </text:span><text:span text:style-name="T22">לאו</text:span><text:span text:style-name="T2"> </text:span><text:span text:style-name="T22">תנא</text:span><text:span text:style-name="T2"> </text:span><text:span text:style-name="T22">הוא, דאמרינן</text:span><text:span text:style-name="T2"> </text:span><text:span text:style-name="T22">התם: 'אמר</text:span><text:span text:style-name="T2"> </text:span><text:span text:style-name="T22">רב</text:span><text:span text:style-name="T2"> </text:span><text:span text:style-name="T22">נחמן</text:span><text:span text:style-name="T2"> </text:span><text:span text:style-name="T22">אמר</text:span><text:span text:style-name="T2"> </text:span><text:span text:style-name="T22">רב: חתנים</text:span><text:span text:style-name="T2"> </text:span><text:span text:style-name="T22">מן</text:span><text:span text:style-name="T2"> </text:span><text:span text:style-name="T22">המנין</text:span><text:span text:style-name="T2"> </text:span><text:span text:style-name="T22">ואין</text:span><text:span text:style-name="T2"> </text:span><text:span text:style-name="T22">אבלים</text:span><text:span text:style-name="T2"> </text:span><text:span text:style-name="T22">מן</text:span><text:span text:style-name="T2"> </text:span><text:span text:style-name="T22">המנין; מיתיבי: חתנים</text:span><text:span text:style-name="T2"> </text:span><text:span text:style-name="T22">ואבלים</text:span><text:span text:style-name="T2"> </text:span><text:span text:style-name="T22">מן</text:span><text:span text:style-name="T2"> </text:span><text:span text:style-name="T22">המנין!? - מתני' קרמית</text:span><text:span text:style-name="T2"> </text:span><text:span text:style-name="T22">עליה</text:span><text:span text:style-name="T2"> </text:span><text:span text:style-name="T22">דרב? רב</text:span><text:span text:style-name="T2"> </text:span><text:span text:style-name="T22">תנא</text:span><text:span text:style-name="T2"> </text:span><text:span text:style-name="T22">הוא</text:span><text:span text:style-name="T2"> </text:span><text:span text:style-name="T22">ופליג! איתמר: אמר</text:span><text:span text:style-name="T2"> </text:span><text:span text:style-name="T22">רבי</text:span><text:span text:style-name="T2"> </text:span><text:span text:style-name="T22">יצחק</text:span><text:span text:style-name="T2"> </text:span><text:span text:style-name="T22">אמר</text:span><text:span text:style-name="T2"> </text:span><text:span text:style-name="T22">רבי</text:span><text:span text:style-name="T2"> </text:span><text:span text:style-name="T22">יוחנן: חתנים</text:span><text:span text:style-name="T2"> </text:span><text:span text:style-name="T22">מן</text:span><text:span text:style-name="T2"> </text:span><text:span text:style-name="T22">המנין</text:span><text:span text:style-name="T2"> </text:span><text:span text:style-name="T22">ואין</text:span><text:span text:style-name="T2"> </text:span><text:span text:style-name="T22">אבלים</text:span><text:span text:style-name="T2"> </text:span><text:span text:style-name="T22">מן</text:span><text:span text:style-name="T2"> </text:span><text:span text:style-name="T22">המנין; מיתיבי</text:span><text:span text:style-name="T2"> </text:span><text:span text:style-name="T22">'חתנים</text:span><text:span text:style-name="T2"> </text:span><text:span text:style-name="T22">ואבלים</text:span><text:span text:style-name="T2"> </text:span><text:span text:style-name="T22">מן</text:span><text:span text:style-name="T2"> </text:span><text:span text:style-name="T22">המנין'!? ומתרץ: כי</text:span><text:span text:style-name="T2"> </text:span><text:span text:style-name="T22">תניא</text:span><text:span text:style-name="T2"> </text:span><text:span text:style-name="T22">ההיא</text:span><text:span text:style-name="T2"> – </text:span><text:span text:style-name="T22">בשורה; ואם</text:span><text:span text:style-name="T2"> </text:span><text:span text:style-name="T22">איתא</text:span><text:span text:style-name="T2"> </text:span><text:span text:style-name="T22">דרבי</text:span><text:span text:style-name="T2"> </text:span><text:span text:style-name="T22">יוחנן</text:span><text:span text:style-name="T2"> </text:span><text:span text:style-name="T22">נמי</text:span><text:span text:style-name="T2"> </text:span><text:span text:style-name="T22">תנא</text:span><text:span text:style-name="T2"> </text:span><text:span text:style-name="T22">הוא, כי</text:span><text:span text:style-name="T2"> </text:span><text:span text:style-name="T22">היכי</text:span><text:span text:style-name="T2"> </text:span><text:span text:style-name="T22">דתריץ</text:span><text:span text:style-name="T2"> </text:span><text:span text:style-name="T22">אליבא</text:span><text:span text:style-name="T2"> </text:span><text:span text:style-name="T22">דרב</text:span><text:span text:style-name="T2"> </text:span><text:span text:style-name="T22">'רב</text:span><text:span text:style-name="T2"> </text:span><text:span text:style-name="T22">תנא</text:span><text:span text:style-name="T2"> </text:span><text:span text:style-name="T22">הוא</text:span><text:span text:style-name="T2"> </text:span><text:span text:style-name="T22">ופליג' היה</text:span><text:span text:style-name="T2"> </text:span><text:span text:style-name="T22">לו</text:span><text:span text:style-name="T2"> </text:span><text:span text:style-name="T22">לתרץ</text:span><text:span text:style-name="T2"> </text:span><text:span text:style-name="T22">אליבא</text:span><text:span text:style-name="T2"> </text:span><text:span text:style-name="T22">דרבי</text:span><text:span text:style-name="T2"> </text:span><text:span text:style-name="T22">יוחנן</text:span><text:span text:style-name="T2"> </text:span><text:span text:style-name="T22">'רבי</text:span><text:span text:style-name="T2"> </text:span><text:span text:style-name="T22">יוחנן</text:span><text:span text:style-name="T2"> </text:span><text:span text:style-name="T22">תנא</text:span><text:span text:style-name="T2"> </text:span><text:span text:style-name="T22">הוא</text:span><text:span text:style-name="T2"> </text:span><text:span text:style-name="T22">ופליגי! אלא</text:span><text:span text:style-name="T2"> </text:span><text:span text:style-name="T22">ודאי</text:span><text:span text:style-name="T2"> </text:span><text:span text:style-name="T22">לאו</text:span><text:span text:style-name="T2"> </text:span><text:span text:style-name="T22">תנא</text:span><text:span text:style-name="T2"> </text:span><text:span text:style-name="T22">הוא;</text:span></text:p>
      <text:p text:style-name="P20"><text:span text:style-name="T22">אי</text:span><text:span text:style-name="T2"> </text:span><text:span text:style-name="T22">נמי</text:span><text:span text:style-name="T2"> </text:span><text:span text:style-name="T22">אין</text:span><text:span text:style-name="T2"> </text:span><text:span text:style-name="T22">להוכיח</text:span><text:span text:style-name="T2"> </text:span><text:span text:style-name="T22">מכאן, דאיכא</text:span><text:span text:style-name="T2"> </text:span><text:span text:style-name="T22">למימר</text:span><text:span text:style-name="T2"> </text:span><text:span text:style-name="T22">אותו</text:span><text:span text:style-name="T2"> </text:span><text:span text:style-name="T22">'חציה</text:span><text:span text:style-name="T2"> </text:span><text:span text:style-name="T22">בחול' לא</text:span><text:span text:style-name="T2"> </text:span><text:span text:style-name="T22">היתה</text:span><text:span text:style-name="T2"> </text:span><text:span text:style-name="T22">הכיפה</text:span><text:span text:style-name="T2"> </text:span><text:span text:style-name="T22">שוה</text:span><text:span text:style-name="T2"> </text:span><text:span text:style-name="T22">לקרקע</text:span><text:span text:style-name="T2"> </text:span><text:span text:style-name="T22">הר</text:span><text:span text:style-name="T2"> </text:span><text:span text:style-name="T22">הבית, וקיימא</text:span><text:span text:style-name="T2"> </text:span><text:span text:style-name="T22">לן</text:span><text:span text:style-name="T2"> </text:span><text:span text:style-name="T22">בפסחים</text:span><text:span text:style-name="T2"> </text:span><text:span text:style-name="T23">(דף</text:span><text:span text:style-name="T3"> </text:span><text:span text:style-name="T23">פה:)</text:span><text:span text:style-name="T22"> דגגין</text:span><text:span text:style-name="T2"> </text:span><text:span text:style-name="T22">ועליות</text:span><text:span text:style-name="T2"> </text:span><text:span text:style-name="T22">לא</text:span><text:span text:style-name="T2"> </text:span><text:span text:style-name="T22">נתקדשו, לא</text:span><text:span text:style-name="T2"> </text:span><text:span text:style-name="T22">שנא</text:span><text:span text:style-name="T2"> </text:span><text:span text:style-name="T22">גגי</text:span><text:span text:style-name="T2"> </text:span><text:span text:style-name="T22">עזרה</text:span><text:span text:style-name="T2"> </text:span><text:span text:style-name="T22">ולא</text:span><text:span text:style-name="T2"> </text:span><text:span text:style-name="T22">שנא</text:span><text:span text:style-name="T2"> </text:span><text:span text:style-name="T22">גגי</text:span><text:span text:style-name="T2"> </text:span><text:span text:style-name="T22">ירושלים</text:span><text:span text:style-name="T2"> </text:span><text:span text:style-name="T22">בקדושת</text:span><text:span text:style-name="T2"> </text:span><text:span text:style-name="T22">ירושלים.</text:span></text:p>
      <text:p text:style-name="P21"><text:soft-page-break/></text:p>
      <text:p text:style-name="P7">עד<text:span text:style-name="T1"> </text:span>שהיו<text:span text:style-name="T1"> </text:span>שערים<text:span text:style-name="T1"> </text:span><text:span text:style-name="T10">(</text:span><text:span text:style-name="T60">דלתות</text:span><text:span text:style-name="T64"> </text:span><text:span text:style-name="T60">העזרה</text:span><text:span text:style-name="T10">)</text:span> נפתחים<text:span text:style-name="T1"> </text:span>- יוצא<text:span text:style-name="T1"> </text:span>והולך<text:span text:style-name="T1"> </text:span>לו</text:p>
      <text:p text:style-name="P20"><text:span text:style-name="T14">יוצא</text:span><text:span text:style-name="T16"> </text:span><text:span text:style-name="T14">והולך</text:span><text:span text:style-name="T16"> </text:span><text:span text:style-name="T14">לו</text:span><text:span text:style-name="T22">, דהואיל</text:span><text:span text:style-name="T2"> </text:span><text:span text:style-name="T22">ולא</text:span><text:span text:style-name="T2"> </text:span><text:span text:style-name="T22">יעשה</text:span><text:span text:style-name="T2"> </text:span><text:span text:style-name="T22">עבודה</text:span><text:span text:style-name="T2"> </text:span><text:span text:style-name="T22">- מה</text:span><text:span text:style-name="T2"> </text:span><text:span text:style-name="T22">יעשה</text:span><text:span text:style-name="T2"> </text:span><text:span text:style-name="T22">לשם? אי</text:span><text:span text:style-name="T2"> </text:span><text:span text:style-name="T22">נמי</text:span><text:span text:style-name="T2"> </text:span><text:span text:style-name="T22">אגב</text:span><text:span text:style-name="T2"> </text:span><text:span text:style-name="T22">חביבותא</text:span><text:span text:style-name="T2"> </text:span><text:span text:style-name="T22">איקרי</text:span><text:span text:style-name="T2"> </text:span><text:span text:style-name="T22">ועביד</text:span><text:span text:style-name="T2"> </text:span><text:span text:style-name="T22">עבודה, דומיא</text:span><text:span text:style-name="T2"> </text:span><text:span text:style-name="T22">דהך</text:span><text:span text:style-name="T2"> </text:span><text:span text:style-name="T22">דאמרינן</text:span><text:span text:style-name="T2"> </text:span><text:span text:style-name="T22">בפ"ב</text:span><text:span text:style-name="T2"> </text:span><text:span text:style-name="T22">דיומא</text:span><text:span text:style-name="T2"> </text:span><text:span text:style-name="T23">(דף</text:span><text:span text:style-name="T3"> </text:span><text:span text:style-name="T23">כד:)</text:span><text:span text:style-name="T22">: 'במה</text:span><text:span text:style-name="T2"> </text:span><text:span text:style-name="T22">מפיסין? - רב</text:span><text:span text:style-name="T2"> </text:span><text:span text:style-name="T22">ששת</text:span><text:span text:style-name="T2"> </text:span><text:span text:style-name="T22">אומר</text:span><text:span text:style-name="T2"> </text:span><text:span text:style-name="T22">בבגדי</text:span><text:span text:style-name="T2"> </text:span><text:span text:style-name="T22">קדש, דאי</text:span><text:span text:style-name="T2"> </text:span><text:span text:style-name="T22">אמרת</text:span><text:span text:style-name="T2"> </text:span><text:span text:style-name="T22">בבגדי</text:span><text:span text:style-name="T2"> </text:span><text:span text:style-name="T22">חול</text:span><text:span text:style-name="T2"> </text:span><text:span text:style-name="T22">- אגב</text:span><text:span text:style-name="T2"> </text:span><text:span text:style-name="T22">חביבותא</text:span><text:span text:style-name="T2"> </text:span><text:span text:style-name="T22">מיקרי</text:span><text:span text:style-name="T2"> </text:span><text:span text:style-name="T22">ועביד</text:span><text:span text:style-name="T2"> </text:span><text:span text:style-name="T22">עבודה' </text:span></text:p>
      <text:p text:style-name="P19"><text:span text:style-name="T21">לישנא</text:span><text:span text:style-name="T1"> </text:span><text:span text:style-name="T21">אחרינא: </text:span><text:span text:style-name="T13">יוצא</text:span><text:span text:style-name="T15"> </text:span><text:span text:style-name="T13">והולך</text:span><text:span text:style-name="T15"> </text:span><text:span text:style-name="T13">לו</text:span><text:span text:style-name="T1"> </text:span><text:span text:style-name="T21">לביתו, למלאכתו; דמה</text:span><text:span text:style-name="T1"> </text:span><text:span text:style-name="T21">יעשה</text:span><text:span text:style-name="T1"> </text:span><text:span text:style-name="T21">הואיל</text:span><text:span text:style-name="T1"> </text:span><text:span text:style-name="T21">ולא</text:span><text:span text:style-name="T1"> </text:span><text:span text:style-name="T21">יעבוד?</text:span></text:p>
      <text:p text:style-name="P20"><text:span text:style-name="T22">ולקמן</text:span><text:span text:style-name="T2"> </text:span><text:span text:style-name="T22">נמי</text:span><text:span text:style-name="T2"> </text:span><text:span text:style-name="T22">אומר</text:span><text:span text:style-name="T2"> </text:span><text:span text:style-name="T22">שבשעת</text:span><text:span text:style-name="T2"> </text:span><text:span text:style-name="T22">השתחואה</text:span><text:span text:style-name="T2"> </text:span><text:span text:style-name="T22">בשעת</text:span><text:span text:style-name="T2"> </text:span><text:span text:style-name="T22">הקטורת</text:span><text:span text:style-name="T2"> </text:span><text:span text:style-name="T22">היה</text:span><text:span text:style-name="T2"> </text:span><text:span text:style-name="T22">ראש</text:span><text:span text:style-name="T2"> </text:span><text:span text:style-name="T22">המעמד</text:span><text:span text:style-name="T2"> </text:span><text:span text:style-name="T22">מעמיד</text:span><text:span text:style-name="T2"> </text:span><text:span text:style-name="T22">את</text:span><text:span text:style-name="T2"> </text:span><text:span text:style-name="T22">הטמאים</text:span><text:span text:style-name="T2"> </text:span><text:span text:style-name="T22">בשער</text:span><text:span text:style-name="T2"> </text:span><text:span text:style-name="T22">המזרח; ופליגי</text:span><text:span text:style-name="T2"> </text:span><text:span text:style-name="T22">בה</text:span><text:span text:style-name="T2"> </text:span><text:span text:style-name="T22">אמוראי</text:span><text:span text:style-name="T2"> </text:span><text:span text:style-name="T22">בפסחים</text:span><text:span text:style-name="T2"> </text:span><text:span text:style-name="T23">(דף</text:span><text:span text:style-name="T3"> </text:span><text:span text:style-name="T23">פב:)</text:span><text:span text:style-name="T22">: חד</text:span><text:span text:style-name="T2"> </text:span><text:span text:style-name="T22">אומר</text:span><text:span text:style-name="T2"> </text:span><text:span text:style-name="T22">כדי</text:span><text:span text:style-name="T2"> </text:span><text:span text:style-name="T22">שכניסת</text:span><text:span text:style-name="T2"> </text:span><text:span text:style-name="T22">כל</text:span><text:span text:style-name="T2"> </text:span><text:span text:style-name="T22">העם</text:span><text:span text:style-name="T2"> </text:span><text:span text:style-name="T22">דרך</text:span><text:span text:style-name="T2"> </text:span><text:span text:style-name="T22">שם, שנכנסים</text:span><text:span text:style-name="T2"> </text:span><text:span text:style-name="T22">לשם</text:span><text:span text:style-name="T2"> </text:span><text:span text:style-name="T22">להשתחוות, כדלקמן, ויודעים</text:span><text:span text:style-name="T2"> </text:span><text:span text:style-name="T22">שמפני</text:span><text:span text:style-name="T2"> </text:span><text:span text:style-name="T22">הטומאה</text:span><text:span text:style-name="T2"> </text:span><text:span text:style-name="T22">הם</text:span><text:span text:style-name="T2"> </text:span><text:span text:style-name="T22">חדלים</text:span><text:span text:style-name="T2"> </text:span><text:span text:style-name="T22">ליכנס</text:span><text:span text:style-name="T2"> </text:span><text:span text:style-name="T22">שם, ואלו</text:span><text:span text:style-name="T2"> </text:span><text:span text:style-name="T22">הטמאים</text:span><text:span text:style-name="T2"> </text:span><text:span text:style-name="T22">יזהרו</text:span><text:span text:style-name="T2"> </text:span><text:span text:style-name="T22">לבלתי</text:span><text:span text:style-name="T2"> </text:span><text:span text:style-name="T22">לטמאות</text:span><text:span text:style-name="T2"> </text:span><text:span text:style-name="T22">עוד; וחד</text:span><text:span text:style-name="T2"> </text:span><text:span text:style-name="T22">אמר</text:span><text:span text:style-name="T2"> </text:span><text:span text:style-name="T22">משום</text:span><text:span text:style-name="T2"> </text:span><text:span text:style-name="T22">חשד</text:span><text:span text:style-name="T2"> </text:span><text:span text:style-name="T22">שלא</text:span><text:span text:style-name="T2"> </text:span><text:span text:style-name="T22">יחשידום</text:span><text:span text:style-name="T2"> </text:span><text:span text:style-name="T22">שמפני</text:span><text:span text:style-name="T2"> </text:span><text:span text:style-name="T22">מלאכתם</text:span><text:span text:style-name="T2"> </text:span><text:span text:style-name="T22">הם</text:span><text:span text:style-name="T2"> </text:span><text:span text:style-name="T22">חדלים</text:span><text:span text:style-name="T2"> </text:span><text:span text:style-name="T22">ליכנס</text:span><text:span text:style-name="T2"> </text:span><text:span text:style-name="T22">שם</text:span><text:span text:style-name="T2"> </text:span><text:span text:style-name="T22">לעבוד</text:span><text:span text:style-name="T2"> </text:span><text:span text:style-name="T22">עבודה, ומעמידים</text:span><text:span text:style-name="T2"> </text:span><text:span text:style-name="T22">אותם</text:span><text:span text:style-name="T2"> </text:span><text:span text:style-name="T22">שם</text:span><text:span text:style-name="T2"> </text:span><text:span text:style-name="T22">כדי</text:span><text:span text:style-name="T2"> </text:span><text:span text:style-name="T22">שיראו</text:span><text:span text:style-name="T2"> </text:span><text:span text:style-name="T22">אותם</text:span><text:span text:style-name="T2"> </text:span><text:span text:style-name="T22">בני</text:span><text:span text:style-name="T2"> </text:span><text:span text:style-name="T22">אדם</text:span><text:span text:style-name="T2"> </text:span><text:span text:style-name="T22">ויודעים</text:span><text:span text:style-name="T2"> </text:span><text:span text:style-name="T22">שמחמת</text:span><text:span text:style-name="T2"> </text:span><text:span text:style-name="T22">טומאה</text:span><text:span text:style-name="T2"> </text:span><text:span text:style-name="T22">הם</text:span><text:span text:style-name="T2"> </text:span><text:span text:style-name="T22">חדלים, ולא</text:span><text:span text:style-name="T2"> </text:span><text:span text:style-name="T22">יאמרו</text:span><text:span text:style-name="T2"> </text:span><text:span text:style-name="T22">מחמת</text:span><text:span text:style-name="T2"> </text:span><text:span text:style-name="T22">מלאכה</text:span><text:span text:style-name="T2"> </text:span><text:span text:style-name="T22">הוא, דאם</text:span><text:span text:style-name="T2"> </text:span><text:span text:style-name="T22">היו</text:span><text:span text:style-name="T2"> </text:span><text:span text:style-name="T22">שבים</text:span><text:span text:style-name="T2"> </text:span><text:span text:style-name="T22">לביתם</text:span><text:span text:style-name="T2"> </text:span><text:span text:style-name="T22">- יאמרו</text:span><text:span text:style-name="T2"> </text:span><text:span text:style-name="T22">העולם</text:span><text:span text:style-name="T2"> </text:span><text:span text:style-name="T22">'מפני</text:span><text:span text:style-name="T2"> </text:span><text:span text:style-name="T22">ביטול</text:span><text:span text:style-name="T2"> </text:span><text:span text:style-name="T22">מלאכתם</text:span><text:span text:style-name="T2"> </text:span><text:span text:style-name="T22">הם</text:span><text:span text:style-name="T2"> </text:span><text:span text:style-name="T22">שבים'.</text:span></text:p>
      <text:p text:style-name="P21"/>
      <text:p text:style-name="P7">משנה<text:span text:style-name="T1"> </text:span>ב:</text:p>
      <text:p text:style-name="P7">מי<text:span text:style-name="T1"> </text:span>שהוא<text:span text:style-name="T1"> </text:span>רוצה<text:span text:style-name="T1"> </text:span>לתרום<text:span text:style-name="T1"> </text:span>את<text:span text:style-name="T1"> </text:span>המזבח<text:span text:style-name="T1"> </text:span>משכים<text:span text:style-name="T1"> </text:span>וטובל<text:span text:style-name="T1"> </text:span>עד<text:span text:style-name="T1"> </text:span>שלא<text:span text:style-name="T1"> </text:span>יבא<text:span text:style-name="T1"> </text:span>הממונה<text:span text:style-name="T1"> </text:span></text:p>
      <text:p text:style-name="P20"><text:span text:style-name="T14">מי</text:span><text:span text:style-name="T16"> </text:span><text:span text:style-name="T14">שהוא</text:span><text:span text:style-name="T16"> </text:span><text:span text:style-name="T14">רוצה</text:span><text:span text:style-name="T16"> </text:span><text:span text:style-name="T14">לתרום</text:span><text:span text:style-name="T16"> </text:span><text:span text:style-name="T14">את</text:span><text:span text:style-name="T16"> </text:span><text:span text:style-name="T14">המזבח</text:span><text:span text:style-name="T22">. כל</text:span><text:span text:style-name="T2"> </text:span><text:span text:style-name="T22">אותם</text:span><text:span text:style-name="T2"> </text:span><text:span text:style-name="T22">שרוצים</text:span><text:span text:style-name="T2"> </text:span><text:span text:style-name="T22">לתרום</text:span><text:span text:style-name="T2"> </text:span><text:span text:style-name="T22">היו</text:span><text:span text:style-name="T2"> </text:span><text:span text:style-name="T22">משכימים, ושנים</text:span><text:span text:style-name="T2"> </text:span><text:span text:style-name="T22">ושלשה</text:span><text:span text:style-name="T2"> </text:span><text:span text:style-name="T22">בני</text:span><text:span text:style-name="T2"> </text:span><text:span text:style-name="T22">אדם</text:span><text:span text:style-name="T2"> </text:span><text:span text:style-name="T22">אין</text:span><text:span text:style-name="T2"> </text:span><text:span text:style-name="T22">תורמין, כי</text:span><text:span text:style-name="T2"> </text:span><text:span text:style-name="T22">אחד</text:span><text:span text:style-name="T2"> </text:span><text:span text:style-name="T22">הוא</text:span><text:span text:style-name="T2"> </text:span><text:span text:style-name="T22">תורם, אלא</text:span><text:span text:style-name="T2"> </text:span><text:span text:style-name="T22">מטילין</text:span><text:span text:style-name="T2"> </text:span><text:span text:style-name="T22">גורל</text:span><text:span text:style-name="T2"> </text:span><text:span text:style-name="T22">מי</text:span><text:span text:style-name="T2"> </text:span><text:span text:style-name="T22">שבא</text:span><text:span text:style-name="T2"> </text:span><text:span text:style-name="T22">גורל</text:span><text:span text:style-name="T2"> </text:span><text:span text:style-name="T22">לידו</text:span><text:span text:style-name="T2"> </text:span><text:span text:style-name="T22">- הוא</text:span><text:span text:style-name="T2"> </text:span><text:span text:style-name="T22">תורם; ובסוף</text:span><text:span text:style-name="T2"> </text:span><text:span text:style-name="T22">מתניתין</text:span><text:span text:style-name="T2"> </text:span><text:span text:style-name="T22">מפרש</text:span><text:span text:style-name="T2"> </text:span><text:span text:style-name="T22">כיצד</text:span><text:span text:style-name="T2"> </text:span><text:span text:style-name="T22">תורם</text:span><text:span text:style-name="T2"> </text:span><text:span text:style-name="T22">את</text:span><text:span text:style-name="T2"> </text:span><text:span text:style-name="T22">המזבח, הילכך</text:span><text:span text:style-name="T2"> </text:span><text:span text:style-name="T22">קתני</text:span><text:span text:style-name="T2"> </text:span><text:span text:style-name="T22">'מי</text:span><text:span text:style-name="T2"> </text:span><text:span text:style-name="T22">שרוצה</text:span><text:span text:style-name="T2"> </text:span><text:span text:style-name="T22">לתרום</text:span><text:span text:style-name="T2"> </text:span><text:span text:style-name="T22">את</text:span><text:span text:style-name="T2"> </text:span><text:span text:style-name="T22">המזבח' = כהנים</text:span><text:span text:style-name="T2"> </text:span><text:span text:style-name="T22">שרוצים</text:span><text:span text:style-name="T2"> </text:span><text:span text:style-name="T22">כל</text:span><text:span text:style-name="T2"> </text:span><text:span text:style-name="T22">אחד</text:span><text:span text:style-name="T2"> </text:span><text:span text:style-name="T22">ואחד</text:span><text:span text:style-name="T2"> </text:span><text:span text:style-name="T22">לתרום</text:span><text:span text:style-name="T2"> </text:span><text:span text:style-name="T22">את</text:span><text:span text:style-name="T2"> </text:span><text:span text:style-name="T22">המזבח</text:span><text:span text:style-name="T2"> – </text:span><text:span text:style-name="T22">היה</text:span><text:span text:style-name="T2"> </text:span><text:span text:style-name="T22">מכין</text:span><text:span text:style-name="T2"> </text:span><text:span text:style-name="T22">את</text:span><text:span text:style-name="T2"> </text:span><text:span text:style-name="T22">עצמו</text:span><text:span text:style-name="T2"> </text:span><text:span text:style-name="T22">וטבל</text:span><text:span text:style-name="T2"> </text:span><text:span text:style-name="T22">קודם</text:span><text:span text:style-name="T2"> </text:span><text:span text:style-name="T22">שיבא</text:span><text:span text:style-name="T2"> </text:span><text:span text:style-name="T22">הממונה</text:span><text:span text:style-name="T2"> </text:span><text:span text:style-name="T22">על</text:span><text:span text:style-name="T2"> </text:span><text:span text:style-name="T22">הפייסות; ומפרש</text:span><text:span text:style-name="T2"> </text:span><text:span text:style-name="T22">ביומא</text:span><text:span text:style-name="T2"> </text:span><text:span text:style-name="T22">מה</text:span><text:span text:style-name="T2"> </text:span><text:span text:style-name="T22">היה</text:span><text:span text:style-name="T2"> </text:span><text:span text:style-name="T22">שמו, ואמרינן</text:span><text:span text:style-name="T2"> </text:span><text:span text:style-name="T22">במסכת</text:span><text:span text:style-name="T2"> </text:span><text:span text:style-name="T22">יומא</text:span><text:span text:style-name="T2"> </text:span><text:span text:style-name="T23">(דף</text:span><text:span text:style-name="T3"> </text:span><text:span text:style-name="T23">ל.)</text:span><text:span text:style-name="T22"> דאין</text:span><text:span text:style-name="T2"> </text:span><text:span text:style-name="T22">אדם</text:span><text:span text:style-name="T2"> </text:span><text:span text:style-name="T22">נכנס</text:span><text:span text:style-name="T2"> </text:span><text:span text:style-name="T22">לעזרה</text:span><text:span text:style-name="T2"> </text:span><text:span text:style-name="T22">אפילו</text:span><text:span text:style-name="T2"> </text:span><text:span text:style-name="T22">טהור</text:span><text:span text:style-name="T2"> </text:span><text:span text:style-name="T22">עד</text:span><text:span text:style-name="T2"> </text:span><text:span text:style-name="T22">שיטבול, ומפרש</text:span><text:span text:style-name="T2"> </text:span><text:span text:style-name="T22">התם</text:span><text:span text:style-name="T2"> </text:span><text:span text:style-name="T22">טעמא;</text:span></text:p>
      <text:p text:style-name="P21"/>
      <text:p text:style-name="P7">וכי<text:span text:style-name="T1"> </text:span>באיזה<text:span text:style-name="T1"> </text:span>שעה<text:span text:style-name="T1"> </text:span>בא<text:span text:style-name="T1"> </text:span>הממונה?</text:p>
      <text:p text:style-name="P7"><text:span text:style-name="T10">(</text:span><text:span text:style-name="T60">התנא</text:span><text:span text:style-name="T64"> </text:span><text:span text:style-name="T60">עצמו</text:span><text:span text:style-name="T64"> </text:span><text:span text:style-name="T60">שואל</text:span><text:span text:style-name="T64"> </text:span><text:span text:style-name="T60">ואחר</text:span><text:span text:style-name="T64"> </text:span><text:span text:style-name="T60">כך</text:span><text:span text:style-name="T64"> </text:span><text:span text:style-name="T60">משיב, כלומר: אנכי</text:span><text:span text:style-name="T64"> </text:span><text:span text:style-name="T60">מפרש</text:span><text:span text:style-name="T64"> </text:span><text:span text:style-name="T60">לך:</text:span><text:span text:style-name="T10">)</text:span> <text:s/></text:p>
      <text:p text:style-name="P7">לא<text:span text:style-name="T1"> </text:span>כל<text:span text:style-name="T1"> </text:span>העתים<text:span text:style-name="T1"> </text:span>שוות: פעמים<text:span text:style-name="T1"> </text:span>שהוא<text:span text:style-name="T1"> </text:span>בא<text:span text:style-name="T1"> </text:span>מקרות<text:span text:style-name="T1"> </text:span>הגבר<text:span text:style-name="T1"> </text:span><text:span text:style-name="T10">(</text:span><text:span text:style-name="T60">תרנגול, בשליש</text:span><text:span text:style-name="T64"> </text:span><text:span text:style-name="T60">הלילה</text:span><text:span text:style-name="T64"> </text:span><text:span text:style-name="T60">לאחר</text:span><text:span text:style-name="T64"> </text:span><text:span text:style-name="T60">חצות</text:span><text:span text:style-name="T10">)</text:span> או<text:span text:style-name="T1"> </text:span>סמוך<text:span text:style-name="T1"> </text:span>לו<text:span text:style-name="T1"> </text:span>מלפניו<text:span text:style-name="T1"> </text:span>או<text:span text:style-name="T1"> </text:span>מאחריו<text:span text:style-name="T1"> </text:span><text:span text:style-name="T10">(</text:span><text:span text:style-name="T60">בין</text:span><text:span text:style-name="T64"> </text:span><text:span text:style-name="T60">מלפניו</text:span><text:span text:style-name="T64"> </text:span><text:span text:style-name="T60">בין</text:span><text:span text:style-name="T64"> </text:span><text:span text:style-name="T60">מלאחריו: פעמים</text:span><text:span text:style-name="T64"> </text:span><text:span text:style-name="T60">קודם</text:span><text:span text:style-name="T64"> </text:span><text:span text:style-name="T60">פעמים</text:span><text:span text:style-name="T64"> </text:span><text:span text:style-name="T60">אחר</text:span><text:span text:style-name="T64"> </text:span><text:span text:style-name="T60">כך; לא</text:span><text:span text:style-name="T64"> </text:span><text:span text:style-name="T60">היה</text:span><text:span text:style-name="T64"> </text:span><text:span text:style-name="T60">קבע</text:span><text:span text:style-name="T64"> </text:span><text:span text:style-name="T60">בדבר</text:span><text:span text:style-name="T64"> </text:span><text:span text:style-name="T60">אבל</text:span><text:span text:style-name="T64"> </text:span><text:span text:style-name="T60">באמצע</text:span><text:span text:style-name="T64"> </text:span><text:span text:style-name="T60">הלילה</text:span><text:span text:style-name="T64"> </text:span><text:span text:style-name="T60">לא</text:span><text:span text:style-name="T64"> </text:span><text:span text:style-name="T60">יבא</text:span><text:span text:style-name="T10">)</text:span>;</text:p>
      <text:p text:style-name="P7">הממונה<text:span text:style-name="T1"> </text:span><text:span text:style-name="T10">(</text:span><text:span text:style-name="T60">על</text:span><text:span text:style-name="T64"> </text:span><text:span text:style-name="T60">הפייס</text:span><text:span text:style-name="T10">)</text:span> בא<text:span text:style-name="T1"> </text:span><text:span text:style-name="T10">(</text:span><text:span text:style-name="T60">מביתו</text:span><text:span text:style-name="T10">)</text:span> ודפק<text:span text:style-name="T1"> </text:span>עליהן<text:span text:style-name="T1"> </text:span><text:span text:style-name="T10">(</text:span><text:span text:style-name="T60">בין</text:span><text:span text:style-name="T64"> </text:span><text:span text:style-name="T60">על</text:span><text:span text:style-name="T64"> </text:span><text:span text:style-name="T60">שערי</text:span><text:span text:style-name="T64"> </text:span><text:span text:style-name="T60">הר</text:span><text:span text:style-name="T64"> </text:span><text:span text:style-name="T60">הבית</text:span><text:span text:style-name="T64"> </text:span><text:span text:style-name="T60">בין</text:span><text:span text:style-name="T64"> </text:span><text:span text:style-name="T60">על</text:span><text:span text:style-name="T64"> </text:span><text:span text:style-name="T60">שערי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הפתוח</text:span><text:span text:style-name="T64"> </text:span><text:span text:style-name="T60">להר</text:span><text:span text:style-name="T64"> </text:span><text:span text:style-name="T60">הבית</text:span><text:span text:style-name="T10">)</text:span> - והן<text:span text:style-name="T1"> </text:span>פתחו<text:span text:style-name="T1"> </text:span>לו; אמר<text:span text:style-name="T1"> </text:span>להן<text:span text:style-name="T1"> </text:span><text:span text:style-name="T10">(</text:span><text:span text:style-name="T60">לכהנים</text:span><text:span text:style-name="T64"> </text:span><text:span text:style-name="T60">שבאותו</text:span><text:span text:style-name="T64"> </text:span><text:span text:style-name="T60">בית</text:span><text:span text:style-name="T64"> </text:span><text:span text:style-name="T60">אב</text:span><text:span text:style-name="T10">)</text:span>: "מי<text:span text:style-name="T1"> </text:span>שטבל<text:span text:style-name="T1"> </text:span><text:span text:style-name="T10">(</text:span><text:span text:style-name="T60">והכין</text:span><text:span text:style-name="T64"> </text:span><text:span text:style-name="T60">עצמו</text:span><text:span text:style-name="T64"> </text:span><text:span text:style-name="T60">לתרומת</text:span><text:span text:style-name="T64"> </text:span><text:span text:style-name="T60">המזבח</text:span><text:span text:style-name="T10">)</text:span> - יבא<text:span text:style-name="T1"> </text:span>ויפיס" <text:span text:style-name="T10">(</text:span><text:span text:style-name="T60">יבא</text:span><text:span text:style-name="T64"> </text:span><text:span text:style-name="T60">ויפייס</text:span><text:span text:style-name="T64"> </text:span><text:span text:style-name="T76">בכאן</text:span><text:span text:style-name="T60">: בחצי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הבנוי</text:span><text:span text:style-name="T64"> </text:span><text:span text:style-name="T60">בקדש, דאין</text:span><text:span text:style-name="T64"> </text:span><text:span text:style-name="T60">מפילים</text:span><text:span text:style-name="T64"> </text:span><text:span text:style-name="T60">פייס</text:span><text:span text:style-name="T64"> </text:span><text:span text:style-name="T60">אלא</text:span><text:span text:style-name="T64"> </text:span><text:span text:style-name="T60">בעזרה</text:span><text:span text:style-name="T64"> </text:span><text:span text:style-name="T60">במקום</text:span><text:span text:style-name="T64"> </text:span><text:span text:style-name="T60">הקדש, דבעינן</text:span><text:span text:style-name="T64"> </text:span><text:span text:style-name="T67">בבית</text:span><text:span text:style-name="T64"> </text:span><text:span text:style-name="T67">אלהים</text:span><text:span text:style-name="T64"> </text:span><text:span text:style-name="T67">נהלך</text:span><text:span text:style-name="T64"> </text:span><text:span text:style-name="T67">ברגש</text:span><text:span text:style-name="T64"> </text:span><text:span text:style-name="T61">[תהלים</text:span><text:span text:style-name="T65"> </text:span><text:span text:style-name="T61">נה,טו</text:span><text:span text:style-name="T60">] כדמפרש</text:span><text:span text:style-name="T64"> </text:span><text:span text:style-name="T60">במסכת</text:span><text:span text:style-name="T64"> </text:span><text:span text:style-name="T60">יומא</text:span><text:span text:style-name="T64"> </text:span><text:span text:style-name="T61">(דף</text:span><text:span text:style-name="T65"> </text:span><text:span text:style-name="T61">כה.)</text:span><text:span text:style-name="T10">)</text:span>; </text:p>
      <text:p text:style-name="P7">הפיסו<text:span text:style-name="T1"> </text:span><text:span text:style-name="T10">(</text:span><text:span text:style-name="T60">בחצי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המקודש</text:span><text:span text:style-name="T10">)</text:span>; מי<text:span text:style-name="T1"> </text:span>שזכה<text:span text:style-name="T1"> </text:span>- זכה<text:span text:style-name="T1"> </text:span>בו.</text:p>
      <text:p text:style-name="P20"><text:span text:style-name="T14">זכה</text:span><text:span text:style-name="T16"> </text:span><text:span text:style-name="T14">מי</text:span><text:span text:style-name="T16"> </text:span><text:span text:style-name="T14">שזכה</text:span><text:span text:style-name="T2"> </text:span><text:span text:style-name="T22">ואף</text:span><text:span text:style-name="T2"> </text:span><text:span text:style-name="T22">על</text:span><text:span text:style-name="T2"> </text:span><text:span text:style-name="T22">גב</text:span><text:span text:style-name="T2"> </text:span><text:span text:style-name="T22">דשאר</text:span><text:span text:style-name="T2"> </text:span><text:span text:style-name="T22">פייסות</text:span><text:span text:style-name="T2"> </text:span><text:span text:style-name="T22">היו</text:span><text:span text:style-name="T2"> </text:span><text:span text:style-name="T22">בלשכת</text:span><text:span text:style-name="T2"> </text:span><text:span text:style-name="T22">הגזית, כדמפרש</text:span><text:span text:style-name="T2"> </text:span><text:span text:style-name="T22">ביומא</text:span><text:span text:style-name="T2"> </text:span><text:span text:style-name="T23">(דף</text:span><text:span text:style-name="T3"> </text:span><text:span text:style-name="T23">כה.)</text:span><text:span text:style-name="T22"> - התם</text:span><text:span text:style-name="T2"> </text:span><text:span text:style-name="T22">היינו</text:span><text:span text:style-name="T2"> </text:span><text:span text:style-name="T22">טעמא: מפני</text:span><text:span text:style-name="T2"> </text:span><text:span text:style-name="T22">שאותם</text:span><text:span text:style-name="T2"> </text:span><text:span text:style-name="T22">כהנים</text:span><text:span text:style-name="T2"> </text:span><text:span text:style-name="T22">שהיו</text:span><text:span text:style-name="T2"> </text:span><text:span text:style-name="T22">בעזרה</text:span><text:span text:style-name="T2"> </text:span><text:span text:style-name="T22">היו</text:span><text:span text:style-name="T2"> </text:span><text:span text:style-name="T22">קרובים</text:span><text:span text:style-name="T2"> </text:span><text:span text:style-name="T22">ללשכת</text:span><text:span text:style-name="T2"> </text:span><text:span text:style-name="T22">הגזית, כיון</text:span><text:span text:style-name="T2"> </text:span><text:span text:style-name="T22">דלשכת</text:span><text:span text:style-name="T2"> </text:span><text:span text:style-name="T22">הגזית</text:span><text:span text:style-name="T2"> </text:span><text:span text:style-name="T22">מקרבתו</text:span><text:span text:style-name="T2"> </text:span><text:span text:style-name="T22">להו</text:span><text:span text:style-name="T2"> </text:span><text:span text:style-name="T22">הוי</text:span><text:span text:style-name="T2"> </text:span><text:span text:style-name="T22">מפייסי</text:span><text:span text:style-name="T2"> </text:span><text:span text:style-name="T22">התם, אבל</text:span><text:span text:style-name="T2"> </text:span><text:span text:style-name="T22">הכא</text:span><text:span text:style-name="T2"> </text:span><text:span text:style-name="T22">- כיון</text:span><text:span text:style-name="T2"> </text:span><text:span text:style-name="T22">דהוו</text:span><text:span text:style-name="T2"> </text:span><text:span text:style-name="T22">בבית</text:span><text:span text:style-name="T2"> </text:span><text:span text:style-name="T22">המוקד, שעדיין</text:span><text:span text:style-name="T2"> </text:span><text:span text:style-name="T22">לא</text:span><text:span text:style-name="T2"> </text:span><text:span text:style-name="T22">ירדו</text:span><text:span text:style-name="T2"> </text:span><text:span text:style-name="T22">לעזרה</text:span><text:span text:style-name="T2"> </text:span><text:span text:style-name="T22">ואיכא</text:span><text:span text:style-name="T2"> </text:span><text:span text:style-name="T22">נמי</text:span><text:span text:style-name="T2"> </text:span><text:span text:style-name="T22">בבית</text:span><text:span text:style-name="T2"> </text:span><text:span text:style-name="T22">המוקד</text:span><text:span text:style-name="T2"> </text:span><text:span text:style-name="T22">מקום</text:span><text:span text:style-name="T2"> </text:span><text:span text:style-name="T22">מקודש</text:span><text:span text:style-name="T2"> </text:span><text:span text:style-name="T22">- הוו</text:span><text:span text:style-name="T2"> </text:span><text:span text:style-name="T22">מפייסי</text:span><text:span text:style-name="T2"> </text:span><text:span text:style-name="T22">התם; ובעזרה</text:span><text:span text:style-name="T2"> </text:span><text:span text:style-name="T22">אי</text:span><text:span text:style-name="T2"> </text:span><text:span text:style-name="T22">אפשר</text:span><text:span text:style-name="T2"> </text:span><text:span text:style-name="T22">לפייס, דאין</text:span><text:span text:style-name="T2"> </text:span><text:span text:style-name="T22">נכון</text:span><text:span text:style-name="T2"> </text:span><text:span text:style-name="T22">לעמוד</text:span><text:span text:style-name="T2"> </text:span><text:span text:style-name="T22">בעזרה</text:span><text:span text:style-name="T2"> </text:span><text:span text:style-name="T22">בלא</text:span><text:span text:style-name="T2"> </text:span><text:span text:style-name="T22">מצנפת, כדאמר</text:span><text:span text:style-name="T2"> </text:span><text:span text:style-name="T22">לקמן</text:span><text:span text:style-name="T2"> </text:span><text:span text:style-name="T23">(יומא</text:span><text:span text:style-name="T3"> </text:span><text:span text:style-name="T23">כה:)</text:span><text:span text:style-name="T22"> 'הממונה</text:span><text:span text:style-name="T2"> </text:span><text:span text:style-name="T22">בא</text:span><text:span text:style-name="T2"> </text:span><text:span text:style-name="T22">ונוטל</text:span><text:span text:style-name="T2"> </text:span><text:span text:style-name="T22">מצנפת</text:span><text:span text:style-name="T2"> </text:span><text:span text:style-name="T22">של</text:span><text:span text:style-name="T2"> </text:span><text:span text:style-name="T22">אחד, ויודעין</text:span><text:span text:style-name="T2"> </text:span><text:span text:style-name="T22">כולם</text:span><text:span text:style-name="T2"> </text:span><text:span text:style-name="T22">שממנו</text:span><text:span text:style-name="T2"> </text:span><text:span text:style-name="T22">פייס</text:span><text:span text:style-name="T2"> </text:span><text:span text:style-name="T22">מתחיל; אי</text:span><text:span text:style-name="T2"> </text:span><text:span text:style-name="T22">נמי</text:span><text:span text:style-name="T2"> </text:span><text:span text:style-name="T22">משום</text:span><text:span text:style-name="T2"> </text:span><text:span text:style-name="T22">דהוי</text:span><text:span text:style-name="T2"> </text:span><text:span text:style-name="T22">קיימי</text:span><text:span text:style-name="T2"> </text:span><text:span text:style-name="T22">בכוליאר</text:span><text:span text:style-name="T2"> </text:span><text:span text:style-name="T22">מסובב</text:span><text:span text:style-name="T2"> </text:span><text:span text:style-name="T22">- אי</text:span><text:span text:style-name="T2"> </text:span><text:span text:style-name="T22">אפשר</text:span><text:span text:style-name="T2"> </text:span><text:span text:style-name="T22">דהוו</text:span><text:span text:style-name="T2"> </text:span><text:span text:style-name="T22">אחוריהם</text:span><text:span text:style-name="T2"> </text:span><text:span text:style-name="T22">לבית; ולקמן, לאחר</text:span><text:span text:style-name="T2"> </text:span><text:span text:style-name="T22">שפייס</text:span><text:span text:style-name="T2"> </text:span><text:span text:style-name="T22">את</text:span><text:span text:style-name="T2"> </text:span><text:span text:style-name="T22">סדר</text:span><text:span text:style-name="T2"> </text:span><text:span text:style-name="T22">תרומת</text:span><text:span text:style-name="T2"> </text:span><text:span text:style-name="T22">הדשן</text:span><text:span text:style-name="T2"> </text:span><text:span text:style-name="T22">והגיע</text:span><text:span text:style-name="T2"> </text:span><text:span text:style-name="T22">זמן</text:span><text:span text:style-name="T2"> </text:span><text:span text:style-name="T22">עבודת</text:span><text:span text:style-name="T2"> </text:span><text:span text:style-name="T22">יום</text:span><text:span text:style-name="T2"> </text:span><text:span text:style-name="T22">- שחיטה</text:span><text:span text:style-name="T2"> </text:span><text:span text:style-name="T22">קתני, וירדו</text:span><text:span text:style-name="T2"> </text:span><text:span text:style-name="T22">להם</text:span><text:span text:style-name="T2"> </text:span><text:span text:style-name="T22">ללשכת</text:span><text:span text:style-name="T2"> </text:span><text:span text:style-name="T22">הגזית; וטעמא</text:span><text:span text:style-name="T2"> </text:span><text:span text:style-name="T22">כאשר</text:span><text:span text:style-name="T2"> </text:span><text:span text:style-name="T22">פירשתי: שאותו</text:span><text:span text:style-name="T2"> </text:span><text:span text:style-name="T22">מקום</text:span><text:span text:style-name="T2"> </text:span><text:span text:style-name="T22">קרוב</text:span><text:span text:style-name="T2"> </text:span><text:span text:style-name="T22">להם</text:span><text:span text:style-name="T2"> </text:span><text:span text:style-name="T22">יותר</text:span><text:span text:style-name="T2"> </text:span><text:span text:style-name="T22">להפיס. </text:span></text:p>
      <text:p text:style-name="P7"/>
      <text:p text:style-name="P7">גמרא:</text:p>
      <text:p text:style-name="P7">מנא<text:span text:style-name="T1"> </text:span>הני<text:span text:style-name="T1"> </text:span>מילי<text:span text:style-name="T1"> </text:span><text:span text:style-name="T10">(</text:span><text:span text:style-name="T60">כלומר: מנלן</text:span><text:span text:style-name="T64"> </text:span><text:span text:style-name="T60">מן</text:span><text:span text:style-name="T64"> </text:span><text:span text:style-name="T60">הפסוק, דבעינן</text:span><text:span text:style-name="T64"> </text:span><text:span text:style-name="T60">שלשה</text:span><text:span text:style-name="T64"> </text:span><text:span text:style-name="T60">שומרים</text:span><text:span text:style-name="T10">)</text:span>? </text:p>
      <text:p text:style-name="P7">אמר<text:span text:style-name="T1"> </text:span>אביי: אמר<text:span text:style-name="T1"> </text:span>קרא: <text:span text:style-name="T61">(במדבר</text:span><text:span text:style-name="T65"> </text:span><text:span text:style-name="T61">ג,לח)</text:span><text:span text:style-name="T25"> והחונים</text:span><text:span text:style-name="T1"> </text:span><text:span text:style-name="T25">לפני</text:span><text:span text:style-name="T1"> </text:span><text:span text:style-name="T25">המשכן</text:span><text:span text:style-name="T1"> </text:span><text:span text:style-name="T25">קדמה</text:span><text:span text:style-name="T1"> </text:span><text:span text:style-name="T25">לפני</text:span><text:span text:style-name="T1"> </text:span><text:span text:style-name="T25">אהל</text:span><text:span text:style-name="T1"> </text:span><text:span text:style-name="T25">מועד</text:span><text:span text:style-name="T1"> </text:span><text:span text:style-name="T25">מזרחה</text:span><text:span text:style-name="T1"> </text:span><text:span text:style-name="T25">משה</text:span><text:span text:style-name="T1"> </text:span><text:span text:style-name="T25">ואהרן</text:span><text:span text:style-name="T1"> </text:span><text:span text:style-name="T25">ובניו</text:span><text:span text:style-name="T1"> </text:span><text:span text:style-name="T25">שומרים</text:span><text:span text:style-name="T1"> </text:span><text:span text:style-name="T25">משמרת</text:span><text:span text:style-name="T1"> </text:span><text:span text:style-name="T25">המקדש</text:span><text:span text:style-name="T1"> </text:span><text:span text:style-name="T25">למשמרת</text:span><text:span text:style-name="T1"> </text:span><text:span text:style-name="T25">בני</text:span><text:span text:style-name="T1"> </text:span><text:span text:style-name="T25">ישראל</text:span><text:span text:style-name="T1"> </text:span><text:span text:style-name="T26">[והזר</text:span><text:span text:style-name="T2"> </text:span><text:span text:style-name="T26">הקרב</text:span><text:span text:style-name="T2"> </text:span><text:span text:style-name="T26">יומת]</text:span> <text:span text:style-name="T10">(</text:span><text:span text:style-name="T60">אהרן</text:span><text:span text:style-name="T64"> </text:span><text:span text:style-name="T60">ובניו</text:span><text:span text:style-name="T64"> </text:span><text:span text:style-name="T60">הרי</text:span><text:span text:style-name="T64"> </text:span><text:span text:style-name="T60">שלשה</text:span><text:span text:style-name="T64"> </text:span><text:span text:style-name="T60">שומרים; ולבסוף</text:span><text:span text:style-name="T64"> </text:span><text:span text:style-name="T60">פריך</text:span><text:span text:style-name="T64"> </text:span><text:span text:style-name="T60">ואימא</text:span><text:span text:style-name="T64"> </text:span><text:span text:style-name="T60">כולהו</text:span><text:span text:style-name="T64"> </text:span><text:span text:style-name="T60">בחד</text:span><text:span text:style-name="T64"> </text:span><text:span text:style-name="T60">מקום</text:span><text:span text:style-name="T64"> </text:span><text:span text:style-name="T60">ומתרץ</text:span><text:span text:style-name="T64"> </text:span><text:span text:style-name="T60">ליה</text:span><text:span text:style-name="T10">)</text:span>.</text:p>
      <text:p text:style-name="P7">אמרי: אִין, שימור<text:span text:style-name="T1"> </text:span>בעלמא<text:span text:style-name="T1"> </text:span>אשכחן, דבעי<text:span text:style-name="T1"> </text:span>כהנים<text:span text:style-name="T1"> </text:span>ולוים<text:span text:style-name="T1"> </text:span>שימור<text:span text:style-name="T1"> </text:span><text:span text:style-name="T10">(</text:span><text:span text:style-name="T60">פשיטא</text:span><text:span text:style-name="T64"> </text:span><text:span text:style-name="T60">דשימור</text:span><text:span text:style-name="T64"> </text:span><text:span text:style-name="T60">בעי</text:span><text:span text:style-name="T64"> </text:span><text:span text:style-name="T60">כדכתיב</text:span><text:span text:style-name="T64"> </text:span><text:span text:style-name="T60">קרא</text:span><text:span text:style-name="T10">)</text:span>, מיהו<text:span text:style-name="T1"> </text:span><text:span text:style-name="T10">(</text:span><text:span text:style-name="T60">אנן</text:span><text:span text:style-name="T64"> </text:span><text:span text:style-name="T60">בעינן</text:span><text:span text:style-name="T64"> </text:span><text:span text:style-name="T60">מנא</text:span><text:span text:style-name="T64"> </text:span><text:span text:style-name="T60">ה"מ</text:span><text:span text:style-name="T64"> </text:span><text:span text:style-name="T60">אהא:</text:span><text:span text:style-name="T10">)</text:span> מתניתין<text:span text:style-name="T1"> </text:span>קתני<text:span text:style-name="T1"> </text:span>'בשלשה<text:span text:style-name="T1"> </text:span>מקומות<text:span text:style-name="T1"> </text:span>הכהנים<text:span text:style-name="T1"> </text:span>שומרים<text:span text:style-name="T1"> </text:span>בבית<text:span text:style-name="T1"> </text:span>המקדש<text:span text:style-name="T1"> </text:span>והלוים<text:span text:style-name="T1"> </text:span>בעשרים<text:span text:style-name="T1"> </text:span>ואחד<text:span text:style-name="T1"> </text:span>מקום' <text:span text:style-name="T10">(</text:span><text:span text:style-name="T60">דבשלשה</text:span><text:span text:style-name="T64"> </text:span><text:span text:style-name="T60">מקומות</text:span><text:span text:style-name="T64"> </text:span><text:span text:style-name="T60">היו</text:span><text:span text:style-name="T64"> </text:span><text:span text:style-name="T60">כהנים</text:span><text:span text:style-name="T64"> </text:span><text:span text:style-name="T60">לפני</text:span><text:span text:style-name="T64"> </text:span><text:span text:style-name="T60">לוים</text:span><text:span text:style-name="T64"> </text:span><text:span text:style-name="T60">שהרי</text:span><text:span text:style-name="T64"> </text:span><text:span text:style-name="T60">הפסוק</text:span><text:span text:style-name="T64"> </text:span><text:span text:style-name="T60">משמע</text:span><text:span text:style-name="T64"> </text:span><text:span text:style-name="T60">דבהדי</text:span><text:span text:style-name="T64"> </text:span><text:span text:style-name="T60">הדדי</text:span><text:span text:style-name="T64"> </text:span><text:span text:style-name="T60">הוו</text:span><text:span text:style-name="T64"> </text:span><text:span text:style-name="T60">דמשה</text:span><text:span text:style-name="T64"> </text:span><text:span text:style-name="T60">חשיב</text:span><text:span text:style-name="T64"> </text:span><text:span text:style-name="T60">בהדי</text:span><text:span text:style-name="T64"> </text:span><text:span text:style-name="T60">כהנים</text:span><text:span text:style-name="T10">)</text:span> , ואילו<text:span text:style-name="T1"> </text:span>קרא<text:span text:style-name="T1"> </text:span>כהנים<text:span text:style-name="T1"> </text:span>ולוים<text:span text:style-name="T1"> </text:span>בהדי<text:span text:style-name="T1"> </text:span>הדדי<text:span text:style-name="T1"> </text:span>כתיב!?</text:p>
      <text:p text:style-name="P7">אמרי: הכי<text:span text:style-name="T1"> </text:span>קאמר<text:span text:style-name="T1"> </text:span><text:span text:style-name="T10">(</text:span><text:span text:style-name="T60">כלומר: ודאי</text:span><text:span text:style-name="T64"> </text:span><text:span text:style-name="T60">קרא</text:span><text:span text:style-name="T64"> </text:span><text:span text:style-name="T60">לא</text:span><text:span text:style-name="T64"> </text:span><text:span text:style-name="T60">חשיב</text:span><text:span text:style-name="T64"> </text:span><text:span text:style-name="T60">משה</text:span><text:span text:style-name="T64"> </text:span><text:span text:style-name="T60">בהדי</text:span><text:span text:style-name="T64"> </text:span><text:span text:style-name="T60">כהנים, ותדע</text:span><text:span text:style-name="T64"> </text:span><text:span text:style-name="T60">לך</text:span><text:span text:style-name="T64"> </text:span><text:span text:style-name="T60">מדכתיב</text:span><text:span text:style-name="T64"> </text:span><text:span text:style-name="T67">החונים</text:span><text:span text:style-name="T64"> </text:span><text:span text:style-name="T60">בראש</text:span><text:span text:style-name="T64"> </text:span><text:span text:style-name="T60">הפסוק</text:span><text:span text:style-name="T64"> </text:span><text:span text:style-name="T60">שמע</text:span><text:span text:style-name="T64"> </text:span><text:span text:style-name="T60">מינה</text:span><text:span text:style-name="T64"> </text:span><text:span text:style-name="T60">הכי</text:span><text:span text:style-name="T64"> </text:span><text:span text:style-name="T60">מדריש</text:span><text:span text:style-name="T10">)</text:span>: '<text:span text:style-name="T25">והחונים</text:span><text:span text:style-name="T1"> </text:span><text:span text:style-name="T25">לפני</text:span><text:span text:style-name="T1"> </text:span><text:span text:style-name="T25">המשכן</text:span><text:span text:style-name="T1"> </text:span><text:span text:style-name="T25">קדמה</text:span><text:span text:style-name="T1"> </text:span><text:span text:style-name="T25">לפני</text:span><text:span text:style-name="T1"> </text:span><text:span text:style-name="T25">אהל</text:span><text:span text:style-name="T1"> </text:span><text:span text:style-name="T25">מועד</text:span><text:span text:style-name="T1"> </text:span><text:span text:style-name="T25">מזרחה</text:span><text:span text:style-name="T1"> – </text:span><text:span text:style-name="T25">משה</text:span>'; והדר<text:span text:style-name="T1"> </text:span>'<text:span text:style-name="T25">אהרן</text:span><text:span text:style-name="T1"> </text:span><text:span text:style-name="T25">ובניו</text:span><text:span text:style-name="T1"> </text:span><text:span text:style-name="T25">שומרי</text:span><text:span text:style-name="T1"> </text:span><text:span text:style-name="T25">משמרת</text:span><text:span text:style-name="T1"> </text:span><text:span text:style-name="T25">המקדש</text:span>': אהרן<text:span text:style-name="T1"> </text:span>בחד<text:span text:style-name="T1"> </text:span>מקום, ובניו<text:span text:style-name="T1"> </text:span>בשני<text:span text:style-name="T1"> </text:span>מקומות; ממאי? - מדכתיב<text:span text:style-name="T1"> </text:span>'<text:span text:style-name="T25">והחונים</text:span>' וכתיב<text:span text:style-name="T1"> </text:span>'<text:span text:style-name="T25">שומרים</text:span>': חונים<text:span text:style-name="T1"> </text:span>לחוד<text:span text:style-name="T1"> </text:span>ושומרים<text:span text:style-name="T1"> </text:span>לחוד<text:span text:style-name="T1"> </text:span><text:span text:style-name="T10">(</text:span><text:span text:style-name="T60">דאם</text:span><text:span text:style-name="T64"> </text:span><text:span text:style-name="T60">היה</text:span><text:span text:style-name="T64"> </text:span><text:span text:style-name="T60">משה</text:span><text:span text:style-name="T64"> </text:span><text:span text:style-name="T60">עמהן</text:span><text:span text:style-name="T64"> </text:span><text:span text:style-name="T60">- היה</text:span><text:span text:style-name="T64"> </text:span><text:span text:style-name="T60">לו</text:span><text:span text:style-name="T64"> </text:span><text:span text:style-name="T60">לכתוב</text:span><text:span text:style-name="T64"> </text:span><text:span text:style-name="T60">'לפני</text:span><text:span text:style-name="T64"> </text:span><text:span text:style-name="T60">המשכן</text:span><text:span text:style-name="T64"> </text:span><text:span text:style-name="T60">קדמה</text:span><text:span text:style-name="T64"> </text:span><text:span text:style-name="T60">משה</text:span><text:span text:style-name="T64"> </text:span><text:span text:style-name="T60">ואהרן</text:span><text:span text:style-name="T64"> </text:span><text:span text:style-name="T60">ובניו</text:span><text:span text:style-name="T64"> </text:span><text:span text:style-name="T60">שומרי</text:span><text:span text:style-name="T64"> </text:span><text:span text:style-name="T60">משמרת' דכולהו</text:span><text:span text:style-name="T64"> </text:span><text:span text:style-name="T60">כי</text:span><text:span text:style-name="T64"> </text:span><text:span text:style-name="T60">הדדי</text:span><text:span text:style-name="T64"> </text:span><text:span text:style-name="T60">הוו</text:span><text:span text:style-name="T10">)</text:span>.</text:p>
      <text:p text:style-name="P7"><text:soft-page-break/>אימא<text:span text:style-name="T1"> </text:span>כולהו<text:span text:style-name="T1"> </text:span>בחד<text:span text:style-name="T1"> </text:span>מקום<text:span text:style-name="T1"> </text:span>לחודיה<text:span text:style-name="T1"> </text:span><text:span text:style-name="T10">(</text:span><text:span text:style-name="T60">כל</text:span><text:span text:style-name="T64"> </text:span><text:span text:style-name="T60">שמירת</text:span><text:span text:style-name="T64"> </text:span><text:span text:style-name="T60">כהנים</text:span><text:span text:style-name="T64"> </text:span><text:span text:style-name="T60">בחד</text:span><text:span text:style-name="T64"> </text:span><text:span text:style-name="T60">מקום: גזירת</text:span><text:span text:style-name="T64"> </text:span><text:span text:style-name="T60">המקום</text:span><text:span text:style-name="T64"> </text:span><text:span text:style-name="T60">הוא</text:span><text:span text:style-name="T64"> </text:span><text:span text:style-name="T60">שיהא</text:span><text:span text:style-name="T64"> </text:span><text:span text:style-name="T60">שלשה</text:span><text:span text:style-name="T64"> </text:span><text:span text:style-name="T60">כהנים</text:span><text:span text:style-name="T64"> </text:span><text:span text:style-name="T60">שומרים</text:span><text:span text:style-name="T64"> </text:span><text:span text:style-name="T60">יחד</text:span><text:span text:style-name="T64"> </text:span><text:span text:style-name="T60">שמירה</text:span><text:span text:style-name="T64"> </text:span><text:span text:style-name="T60">אחת</text:span><text:span text:style-name="T10">)</text:span>?</text:p>
      <text:p text:style-name="P7">לא<text:span text:style-name="T1"> </text:span>סלקא<text:span text:style-name="T1"> </text:span>דעתא: מה<text:span text:style-name="T1"> </text:span>משה<text:span text:style-name="T1"> </text:span>בחד<text:span text:style-name="T1"> </text:span>מקום<text:span text:style-name="T1"> </text:span>לחודיה<text:span text:style-name="T1"> </text:span>- אף<text:span text:style-name="T1"> </text:span>אהרן<text:span text:style-name="T1"> </text:span>ובניו<text:span text:style-name="T1"> </text:span>בחד<text:span text:style-name="T1"> </text:span>מקום<text:span text:style-name="T1"> </text:span>לחודיה. <text:span text:style-name="T10">(</text:span><text:span text:style-name="T60">כלומר: ממשה</text:span><text:span text:style-name="T64"> </text:span><text:span text:style-name="T60">אתה</text:span><text:span text:style-name="T64"> </text:span><text:span text:style-name="T60">יכול</text:span><text:span text:style-name="T64"> </text:span><text:span text:style-name="T60">ללמוד, שהרי</text:span><text:span text:style-name="T64"> </text:span><text:span text:style-name="T60">שמירת</text:span><text:span text:style-name="T64"> </text:span><text:span text:style-name="T60">כהנים</text:span><text:span text:style-name="T64"> </text:span><text:span text:style-name="T60">הוקשה</text:span><text:span text:style-name="T64"> </text:span><text:span text:style-name="T60">לשמירת</text:span><text:span text:style-name="T64"> </text:span><text:span text:style-name="T60">משה</text:span><text:span text:style-name="T64"> </text:span><text:span text:style-name="T60">לומר</text:span><text:span text:style-name="T64"> </text:span><text:span text:style-name="T60">לך: מה</text:span><text:span text:style-name="T64"> </text:span><text:span text:style-name="T60">משה</text:span><text:span text:style-name="T64"> </text:span><text:span text:style-name="T60">בחד</text:span><text:span text:style-name="T64"> </text:span><text:span text:style-name="T60">מקום</text:span><text:span text:style-name="T64"> </text:span><text:span text:style-name="T60">שהוא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שומר</text:span><text:span text:style-name="T64"> </text:span><text:span text:style-name="T60">עמהם</text:span><text:span text:style-name="T64"> </text:span><text:span text:style-name="T60">- כך</text:span><text:span text:style-name="T64"> </text:span><text:span text:style-name="T60">אהרן</text:span><text:span text:style-name="T64"> </text:span><text:span text:style-name="T60">ובניו</text:span><text:span text:style-name="T64"> </text:span><text:span text:style-name="T60">כל</text:span><text:span text:style-name="T64"> </text:span><text:span text:style-name="T60">אחד</text:span><text:span text:style-name="T64"> </text:span><text:span text:style-name="T60">בשמירתו</text:span><text:span text:style-name="T64"> </text:span><text:span text:style-name="T60">לבדו.</text:span><text:span text:style-name="T10">)</text:span></text:p>
      <text:p text:style-name="P7">רב<text:span text:style-name="T1"> </text:span>אשי<text:span text:style-name="T1"> </text:span>אמר: מסיפיה<text:span text:style-name="T1"> </text:span>דקרא<text:span text:style-name="T1"> </text:span><text:span text:style-name="T10">(</text:span><text:span text:style-name="T60">יכול</text:span><text:span text:style-name="T64"> </text:span><text:span text:style-name="T60">אתה</text:span><text:span text:style-name="T64"> </text:span><text:span text:style-name="T60">בקל</text:span><text:span text:style-name="T64"> </text:span><text:span text:style-name="T60">להבין</text:span><text:span text:style-name="T64"> </text:span><text:span text:style-name="T60">דבעינן</text:span><text:span text:style-name="T64"> </text:span><text:span text:style-name="T60">שלשה</text:span><text:span text:style-name="T64"> </text:span><text:span text:style-name="T60">מקומות</text:span><text:span text:style-name="T64"> </text:span><text:span text:style-name="T60">בכהנים</text:span><text:span text:style-name="T64"> </text:span><text:span text:style-name="T60">דכתיב</text:span><text:span text:style-name="T10">)</text:span>: '<text:span text:style-name="T25">שומרים</text:span>' '<text:span text:style-name="T25">משמרת</text:span>' '<text:span text:style-name="T25">למשמרת</text:span>' <text:span text:style-name="T10">(</text:span><text:span text:style-name="T60">הרבה</text:span><text:span text:style-name="T64"> </text:span><text:span text:style-name="T60">שמירות, ואי</text:span><text:span text:style-name="T64"> </text:span><text:span text:style-name="T60">בחד</text:span><text:span text:style-name="T64"> </text:span><text:span text:style-name="T60">מקום</text:span><text:span text:style-name="T64"> </text:span><text:span text:style-name="T60">הוו</text:span><text:span text:style-name="T64"> </text:span><text:span text:style-name="T60">כולהו</text:span><text:span text:style-name="T64"> </text:span><text:span text:style-name="T60">- אם</text:span><text:span text:style-name="T64"> </text:span><text:span text:style-name="T60">כן</text:span><text:span text:style-name="T64"> </text:span><text:span text:style-name="T60">לא</text:span><text:span text:style-name="T64"> </text:span><text:span text:style-name="T60">הוי</text:span><text:span text:style-name="T64"> </text:span><text:span text:style-name="T60">אלא</text:span><text:span text:style-name="T64"> </text:span><text:span text:style-name="T60">שמירה</text:span><text:span text:style-name="T64"> </text:span><text:span text:style-name="T60">אחת</text:span><text:span text:style-name="T10">)</text:span>.</text:p>
      <text:p text:style-name="P7"/>
      <text:p text:style-name="P7">(תמיד<text:span text:style-name="T1"> </text:span>כו,ב)</text:p>
      <text:p text:style-name="P7">בית<text:span text:style-name="T1"> </text:span>אבטינס<text:span text:style-name="T1"> </text:span>ובית<text:span text:style-name="T1"> </text:span>הניצוץ<text:span text:style-name="T1"> </text:span>- איבעיא<text:span text:style-name="T1"> </text:span>להו: עליות<text:span text:style-name="T1"> </text:span>ממש<text:span text:style-name="T1"> </text:span>הוו<text:span text:style-name="T1"> </text:span>או<text:span text:style-name="T1"> </text:span>דלמא<text:span text:style-name="T1"> </text:span>דהוו<text:span text:style-name="T1"> </text:span>גביהי<text:span text:style-name="T1"> </text:span>מגבה<text:span text:style-name="T1"> </text:span>כעליות? <text:span text:style-name="T10">(</text:span><text:span text:style-name="T60">משום</text:span><text:span text:style-name="T64"> </text:span><text:span text:style-name="T60">הכי</text:span><text:span text:style-name="T64"> </text:span><text:span text:style-name="T60">בעי: דפשיטא</text:span><text:span text:style-name="T64"> </text:span><text:span text:style-name="T60">ליה</text:span><text:span text:style-name="T64"> </text:span><text:span text:style-name="T60">להש"ס</text:span><text:span text:style-name="T64"> </text:span><text:span text:style-name="T60">דשמירת</text:span><text:span text:style-name="T64"> </text:span><text:span text:style-name="T60">כהנים</text:span><text:span text:style-name="T64"> </text:span><text:span text:style-name="T60">הם</text:span><text:span text:style-name="T64"> </text:span><text:span text:style-name="T60">בגבוה, כדבעינן</text:span><text:span text:style-name="T64"> </text:span><text:span text:style-name="T60">לפרושי</text:span><text:span text:style-name="T64"> </text:span><text:span text:style-name="T60">לקמן</text:span><text:span text:style-name="T64"> </text:span><text:span text:style-name="T60">מקרא; משום</text:span><text:span text:style-name="T64"> </text:span><text:span text:style-name="T60">הכי</text:span><text:span text:style-name="T64"> </text:span><text:span text:style-name="T60">בעי</text:span><text:span text:style-name="T64"> </text:span><text:span text:style-name="T60">'עליות</text:span><text:span text:style-name="T64"> </text:span><text:span text:style-name="T60">ממש</text:span><text:span text:style-name="T64"> </text:span><text:span text:style-name="T60">הוו': כל</text:span><text:span text:style-name="T64"> </text:span><text:span text:style-name="T60">עליות</text:span><text:span text:style-name="T64"> </text:span><text:span text:style-name="T60">שבהש"ס</text:span><text:span text:style-name="T64"> </text:span><text:span text:style-name="T60">- שהבית</text:span><text:span text:style-name="T64"> </text:span><text:span text:style-name="T60">תחתיה, לשום</text:span><text:span text:style-name="T64"> </text:span><text:span text:style-name="T60">תשמיש</text:span><text:span text:style-name="T64"> </text:span><text:span text:style-name="T60">הוא</text:span><text:span text:style-name="T64"> </text:span><text:span text:style-name="T60">נעשה</text:span><text:span text:style-name="T64"> </text:span><text:span text:style-name="T60">להבית, אבל</text:span><text:span text:style-name="T64"> </text:span><text:span text:style-name="T60">הכא</text:span><text:span text:style-name="T64"> </text:span><text:span text:style-name="T60">אפילו</text:span><text:span text:style-name="T64"> </text:span><text:span text:style-name="T60">בלא</text:span><text:span text:style-name="T64"> </text:span><text:span text:style-name="T60">תשמיש</text:span><text:span text:style-name="T64"> </text:span><text:span text:style-name="T60">דלמטה</text:span><text:span text:style-name="T64"> </text:span><text:span text:style-name="T60">היו</text:span><text:span text:style-name="T64"> </text:span><text:span text:style-name="T60">צריכים</text:span><text:span text:style-name="T64"> </text:span><text:span text:style-name="T60">להיות</text:span><text:span text:style-name="T64"> </text:span><text:span text:style-name="T60">בגבוה; משום</text:span><text:span text:style-name="T64"> </text:span><text:span text:style-name="T60">הכי</text:span><text:span text:style-name="T64"> </text:span><text:span text:style-name="T60">קא</text:span><text:span text:style-name="T64"> </text:span><text:span text:style-name="T60">בעי</text:span><text:span text:style-name="T64"> </text:span><text:span text:style-name="T60">'עליות</text:span><text:span text:style-name="T64"> </text:span><text:span text:style-name="T60">ממש</text:span><text:span text:style-name="T64"> </text:span><text:span text:style-name="T60">ותשמיש</text:span><text:span text:style-name="T64"> </text:span><text:span text:style-name="T60">למטה' כדרך</text:span><text:span text:style-name="T64"> </text:span><text:span text:style-name="T60">עליות</text:span><text:span text:style-name="T64"> </text:span><text:span text:style-name="T60">שהתשמיש</text:span><text:span text:style-name="T64"> </text:span><text:span text:style-name="T60">למטה</text:span><text:span text:style-name="T64"> </text:span><text:span text:style-name="T60">בבית? או</text:span><text:span text:style-name="T64"> </text:span><text:span text:style-name="T60">דלמא</text:span><text:span text:style-name="T64"> </text:span><text:span text:style-name="T60">לא</text:span><text:span text:style-name="T64"> </text:span><text:span text:style-name="T60">היו</text:span><text:span text:style-name="T64"> </text:span><text:span text:style-name="T60">צריכים</text:span><text:span text:style-name="T64"> </text:span><text:span text:style-name="T60">למטה</text:span><text:span text:style-name="T64"> </text:span><text:span text:style-name="T60">בבית, אלא</text:span><text:span text:style-name="T64"> </text:span><text:span text:style-name="T60">לשמירת</text:span><text:span text:style-name="T64"> </text:span><text:span text:style-name="T60">כהנים: בעבור</text:span><text:span text:style-name="T64"> </text:span><text:span text:style-name="T60">תהיה</text:span><text:span text:style-name="T64"> </text:span><text:span text:style-name="T60">בגובה, משום</text:span><text:span text:style-name="T64"> </text:span><text:span text:style-name="T60">הכי</text:span><text:span text:style-name="T64"> </text:span><text:span text:style-name="T60">בנאום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מקום</text:span><text:span text:style-name="T64"> </text:span><text:span text:style-name="T60">גבוה</text:span><text:span text:style-name="T64"> </text:span><text:span text:style-name="T60">שבעזרה</text:span><text:span text:style-name="T64"> </text:span><text:span text:style-name="T60">או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עמודים, אבל</text:span><text:span text:style-name="T64"> </text:span><text:span text:style-name="T60">עליות</text:span><text:span text:style-name="T64"> </text:span><text:span text:style-name="T60">משש</text:span><text:span text:style-name="T64"> – </text:span><text:span text:style-name="T60">לא, שתהא</text:span><text:span text:style-name="T64"> </text:span><text:span text:style-name="T60">תשמיש</text:span><text:span text:style-name="T64"> </text:span><text:span text:style-name="T60">למטה?</text:span><text:span text:style-name="T10">)</text:span></text:p>
      <text:p text:style-name="P7">תא<text:span text:style-name="T1"> </text:span>שמע: דתנן<text:span text:style-name="T1"> </text:span><text:span text:style-name="T10">(</text:span><text:span text:style-name="T60">משנה</text:span><text:span text:style-name="T64"> </text:span><text:span text:style-name="T60">היא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1">[מדות</text:span><text:span text:style-name="T65"> </text:span><text:span text:style-name="T61">פ"א</text:span><text:span text:style-name="T65"> </text:span><text:span text:style-name="T61">מ"ה, דף</text:span><text:span text:style-name="T65"> </text:span><text:span text:style-name="T61">לד.]</text:span><text:span text:style-name="T60">, ורישא</text:span><text:span text:style-name="T64"> </text:span><text:span text:style-name="T60">דמשנה</text:span><text:span text:style-name="T64"> </text:span><text:span text:style-name="T60">הכי</text:span><text:span text:style-name="T64"> </text:span><text:span text:style-name="T60">איתא: '</text:span><text:span text:style-name="T79">שבעה</text:span><text:span text:style-name="T81"> </text:span><text:span text:style-name="T79">שערים</text:span><text:span text:style-name="T81"> </text:span><text:span text:style-name="T79">היו</text:span><text:span text:style-name="T81"> </text:span><text:span text:style-name="T79">בעזרה</text:span><text:span text:style-name="T81"> </text:span><text:span text:style-name="T79">שפתוחים</text:span><text:span text:style-name="T81"> </text:span><text:span text:style-name="T79">לעזרה: שלשה</text:span><text:span text:style-name="T81"> </text:span><text:span text:style-name="T79">בצפון</text:span><text:span text:style-name="T81"> </text:span><text:span text:style-name="T79">ושלשה</text:span><text:span text:style-name="T81"> </text:span><text:span text:style-name="T79">בדרום</text:span><text:span text:style-name="T81"> </text:span><text:span text:style-name="T79">ואחד</text:span><text:span text:style-name="T81"> </text:span><text:span text:style-name="T79">במזרח</text:span><text:span text:style-name="T60">' - דרך</text:span><text:span text:style-name="T64"> </text:span><text:span text:style-name="T60">כניסה</text:span><text:span text:style-name="T64"> </text:span><text:span text:style-name="T60">לעזרה; '</text:span><text:span text:style-name="T79">שבדרום</text:span><text:span text:style-name="T81"> </text:span><text:span text:style-name="T79">שער</text:span><text:span text:style-name="T81"> </text:span><text:span text:style-name="T79">הדלק</text:span><text:span text:style-name="T60">' - על</text:span><text:span text:style-name="T64"> </text:span><text:span text:style-name="T60">דרך</text:span><text:span text:style-name="T64"> </text:span><text:span text:style-name="T60">אותו</text:span><text:span text:style-name="T64"> </text:span><text:span text:style-name="T60">שער</text:span><text:span text:style-name="T64"> </text:span><text:span text:style-name="T60">מביאין</text:span><text:span text:style-name="T64"> </text:span><text:span text:style-name="T60">עצים</text:span><text:span text:style-name="T64"> </text:span><text:span text:style-name="T60">למזבח; '</text:span><text:span text:style-name="T79">ושני</text:span><text:span text:style-name="T81"> </text:span><text:span text:style-name="T79">לו</text:span><text:span text:style-name="T81"> </text:span><text:span text:style-name="T79">שער</text:span><text:span text:style-name="T81"> </text:span><text:span text:style-name="T79">הבכורות</text:span><text:span text:style-name="T64"> </text:span><text:span text:style-name="T62">[במשניות</text:span><text:span text:style-name="T66"> </text:span><text:span text:style-name="T62">שבגמרא: </text:span><text:span text:style-name="T80">הקרבן</text:span><text:span text:style-name="T62">]</text:span><text:span text:style-name="T60">' - דרך</text:span><text:span text:style-name="T64"> </text:span><text:span text:style-name="T60">אותו</text:span><text:span text:style-name="T64"> </text:span><text:span text:style-name="T60">שער</text:span><text:span text:style-name="T64"> </text:span><text:span text:style-name="T60">מביאין</text:span><text:span text:style-name="T64"> </text:span><text:span text:style-name="T60">בכורות</text:span><text:span text:style-name="T64"> </text:span><text:span text:style-name="T60">למזבח; '</text:span><text:span text:style-name="T79">שלישי</text:span><text:span text:style-name="T81"> </text:span><text:span text:style-name="T79">לו</text:span><text:span text:style-name="T81"> </text:span><text:span text:style-name="T79">שער</text:span><text:span text:style-name="T81"> </text:span><text:span text:style-name="T79">המים</text:span><text:span text:style-name="T60">': על</text:span><text:span text:style-name="T64"> </text:span><text:span text:style-name="T60">גבי</text:span><text:span text:style-name="T64"> </text:span><text:span text:style-name="T60">אותו</text:span><text:span text:style-name="T64"> </text:span><text:span text:style-name="T60">שער</text:span><text:span text:style-name="T64"> </text:span><text:span text:style-name="T60">נעשה</text:span><text:span text:style-name="T64"> </text:span><text:span text:style-name="T60">כמין</text:span><text:span text:style-name="T64"> </text:span><text:span text:style-name="T60">חקיקה</text:span><text:span text:style-name="T64"> </text:span><text:span text:style-name="T60">אמה</text:span><text:span text:style-name="T64"> </text:span><text:span text:style-name="T60">על</text:span><text:span text:style-name="T64"> </text:span><text:span text:style-name="T60">אמה</text:span><text:span text:style-name="T64"> </text:span><text:span text:style-name="T60">ברום</text:span><text:span text:style-name="T64"> </text:span><text:span text:style-name="T60">שלש</text:span><text:span text:style-name="T64"> </text:span><text:span text:style-name="T60">אמות, והמשיכו</text:span><text:span text:style-name="T64"> </text:span><text:span text:style-name="T60">לתוכן</text:span><text:span text:style-name="T64"> </text:span><text:span text:style-name="T60">מעין</text:span><text:span text:style-name="T64"> </text:span><text:span text:style-name="T60">עיטם, וכן</text:span><text:span text:style-name="T64"> </text:span><text:span text:style-name="T60">מפורש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לא.)</text:span><text:span text:style-name="T60">; זה</text:span><text:span text:style-name="T64"> </text:span><text:span text:style-name="T60">'בית</text:span><text:span text:style-name="T64"> </text:span><text:span text:style-name="T60">הטבילה' שהזכרנו</text:span><text:span text:style-name="T64"> </text:span><text:span text:style-name="T60">למעלה, דחד</text:span><text:span text:style-name="T64"> </text:span><text:span text:style-name="T60">היה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שער, ואותו</text:span><text:span text:style-name="T64"> </text:span><text:span text:style-name="T60">בית</text:span><text:span text:style-name="T64"> </text:span><text:span text:style-name="T60">הטבילה</text:span><text:span text:style-name="T64"> </text:span><text:span text:style-name="T60">היה</text:span><text:span text:style-name="T64"> </text:span><text:span text:style-name="T60">בארץ, דהרבה</text:span><text:span text:style-name="T64"> </text:span><text:span text:style-name="T60">בתי</text:span><text:span text:style-name="T64"> </text:span><text:span text:style-name="T60">טבילה</text:span><text:span text:style-name="T64"> </text:span><text:span text:style-name="T60">הוו</text:span><text:span text:style-name="T64"> </text:span><text:span text:style-name="T60">לצורך</text:span><text:span text:style-name="T64"> </text:span><text:span text:style-name="T60">כהנים; '</text:span><text:span text:style-name="T79">שבמזרח</text:span><text:span text:style-name="T81"> </text:span><text:span text:style-name="T79">שער</text:span><text:span text:style-name="T81"> </text:span><text:span text:style-name="T79">ניקנור</text:span><text:span text:style-name="T60">' - שם</text:span><text:span text:style-name="T64"> </text:span><text:span text:style-name="T60">האיש</text:span><text:span text:style-name="T64"> </text:span><text:span text:style-name="T60">שעשה</text:span><text:span text:style-name="T64"> </text:span><text:span text:style-name="T60">אותו</text:span><text:span text:style-name="T64"> </text:span><text:span text:style-name="T60">שער</text:span><text:span text:style-name="T64"> </text:span><text:span text:style-name="T60">'ניקנור' שמו, ודרך</text:span><text:span text:style-name="T64"> </text:span><text:span text:style-name="T60">אותו</text:span><text:span text:style-name="T64"> </text:span><text:span text:style-name="T60">שער</text:span><text:span text:style-name="T64"> </text:span><text:span text:style-name="T60">נכנסים</text:span><text:span text:style-name="T64"> </text:span><text:span text:style-name="T60">לעזרה; '</text:span><text:span text:style-name="T79">ושתי</text:span><text:span text:style-name="T81"> </text:span><text:span text:style-name="T79">לשכות</text:span><text:span text:style-name="T81"> </text:span><text:span text:style-name="T79">היו</text:span><text:span text:style-name="T81"> </text:span><text:span text:style-name="T79">לו: אחת</text:span><text:span text:style-name="T81"> </text:span><text:span text:style-name="T79">מימינו</text:span><text:span text:style-name="T81"> </text:span><text:span text:style-name="T79">ואחת</text:span><text:span text:style-name="T81"> </text:span><text:span text:style-name="T79">משמאלו, אחת</text:span><text:span text:style-name="T81"> </text:span><text:span text:style-name="T79">לשכת</text:span><text:span text:style-name="T81"> </text:span><text:span text:style-name="T79">פנחס</text:span><text:span text:style-name="T81"> </text:span><text:span text:style-name="T79">המלביש</text:span><text:span text:style-name="T81"> </text:span><text:span text:style-name="T79">ואחת</text:span><text:span text:style-name="T81"> </text:span><text:span text:style-name="T79">לשכת</text:span><text:span text:style-name="T81"> </text:span><text:span text:style-name="T79">עושי</text:span><text:span text:style-name="T81"> </text:span><text:span text:style-name="T79">חביתין</text:span><text:span text:style-name="T60">' שמתקנין</text:span><text:span text:style-name="T64"> </text:span><text:span text:style-name="T60">שם</text:span><text:span text:style-name="T64"> </text:span><text:span text:style-name="T60">מנחות</text:span><text:span text:style-name="T64"> </text:span><text:span text:style-name="T60">הנכנסות</text:span><text:span text:style-name="T64"> </text:span><text:span text:style-name="T60">במחבת</text:span><text:span text:style-name="T64"> </text:span><text:span text:style-name="T60">ונאפות</text:span><text:span text:style-name="T64"> </text:span><text:span text:style-name="T60">שמה</text:span><text:span text:style-name="T10">)</text:span>: '<text:span text:style-name="T46">שבצפון</text:span><text:span text:style-name="T45"> </text:span><text:span text:style-name="T46">שער</text:span><text:span text:style-name="T45"> </text:span><text:span text:style-name="T46">הניצוץ</text:span><text:span text:style-name="T45"> </text:span><text:span text:style-name="T10">(</text:span><text:span text:style-name="T60">אותו</text:span><text:span text:style-name="T64"> </text:span><text:span text:style-name="T60">בנין</text:span><text:span text:style-name="T64"> </text:span><text:span text:style-name="T60">היה</text:span><text:span text:style-name="T64"> </text:span><text:span text:style-name="T60">בנוי</text:span><text:span text:style-name="T64"> </text:span><text:span text:style-name="T60">בעזרה; ועליות</text:span><text:span text:style-name="T64"> </text:span><text:span text:style-name="T60">לא</text:span><text:span text:style-name="T64"> </text:span><text:span text:style-name="T60">נתקדשו, ופתח</text:span><text:span text:style-name="T64"> </text:span><text:span text:style-name="T60">של</text:span><text:span text:style-name="T64"> </text:span><text:span text:style-name="T60">בית</text:span><text:span text:style-name="T64"> </text:span><text:span text:style-name="T60">הניצוץ</text:span><text:span text:style-name="T64"> </text:span><text:span text:style-name="T60">היה</text:span><text:span text:style-name="T64"> </text:span><text:span text:style-name="T60">פתוח</text:span><text:span text:style-name="T64"> </text:span><text:span text:style-name="T60">לחול: להר</text:span><text:span text:style-name="T64"> </text:span><text:span text:style-name="T60">הבית, מדקתני</text:span><text:span text:style-name="T64"> </text:span><text:span text:style-name="T35">[בסיפא]</text:span><text:span text:style-name="T60"> '</text:span><text:span text:style-name="T79">ופתח</text:span><text:span text:style-name="T81"> </text:span><text:span text:style-name="T79">היה</text:span><text:span text:style-name="T81"> </text:span><text:span text:style-name="T79">לו</text:span><text:span text:style-name="T81"> </text:span><text:span text:style-name="T79">לחול</text:span><text:span text:style-name="T60">' אלמא</text:span><text:span text:style-name="T64"> </text:span><text:span text:style-name="T60">בעזרה</text:span><text:span text:style-name="T64"> </text:span><text:span text:style-name="T60">היה</text:span><text:span text:style-name="T64"> </text:span><text:span text:style-name="T60">מקצת</text:span><text:span text:style-name="T64"> </text:span><text:span text:style-name="T60">הבנין</text:span><text:span text:style-name="T10">)</text:span><text:span text:style-name="T46">; כמין</text:span><text:span text:style-name="T45"> </text:span><text:span text:style-name="T46">אכסדרא</text:span><text:span text:style-name="T45"> </text:span><text:span text:style-name="T46">היה</text:span><text:span text:style-name="T45"> </text:span><text:span text:style-name="T10">(</text:span><text:span text:style-name="T60">אותו</text:span><text:span text:style-name="T64"> </text:span><text:span text:style-name="T60">בית</text:span><text:span text:style-name="T64"> </text:span><text:span text:style-name="T60">למטה</text:span><text:span text:style-name="T64"> </text:span><text:span text:style-name="T60">פרוצה</text:span><text:span text:style-name="T64"> </text:span><text:span text:style-name="T60">מרוח</text:span><text:span text:style-name="T64"> </text:span><text:span text:style-name="T60">אחת, כאכסדרא</text:span><text:span text:style-name="T64"> </text:span><text:span text:style-name="T60">דבי</text:span><text:span text:style-name="T64"> </text:span><text:span text:style-name="T60">רב</text:span><text:span text:style-name="T64"> </text:span><text:span text:style-name="T60">שפרוצה</text:span><text:span text:style-name="T64"> </text:span><text:span text:style-name="T60">מרוח</text:span><text:span text:style-name="T64"> </text:span><text:span text:style-name="T60">אחת; אי</text:span><text:span text:style-name="T64"> </text:span><text:span text:style-name="T60">נמי</text:span><text:span text:style-name="T64"> </text:span><text:span text:style-name="T60">בכל</text:span><text:span text:style-name="T64"> </text:span><text:span text:style-name="T60">צדדין</text:span><text:span text:style-name="T64"> </text:span><text:span text:style-name="T60">היא</text:span><text:span text:style-name="T64"> </text:span><text:span text:style-name="T60">פרוצה, כסתם</text:span><text:span text:style-name="T64"> </text:span><text:span text:style-name="T60">אכסדרות</text:span><text:span text:style-name="T64"> </text:span><text:span text:style-name="T60">שפרוצות</text:span><text:span text:style-name="T64"> </text:span><text:span text:style-name="T60">מכל</text:span><text:span text:style-name="T64"> </text:span><text:span text:style-name="T60">צד</text:span><text:span text:style-name="T10">)</text:span><text:span text:style-name="T46">,</text:span></text:p>
      <text:p text:style-name="P7"><text:span text:style-name="T46">ועלייה</text:span><text:span text:style-name="T45"> </text:span><text:span text:style-name="T46">בנויה</text:span><text:span text:style-name="T45"> </text:span><text:span text:style-name="T46">על</text:span><text:span text:style-name="T45"> </text:span><text:span text:style-name="T46">גבה</text:span><text:span text:style-name="T45"> </text:span><text:span text:style-name="T10">(</text:span><text:span text:style-name="T60">והבנין</text:span><text:span text:style-name="T64"> </text:span><text:span text:style-name="T60">של</text:span><text:span text:style-name="T64"> </text:span><text:span text:style-name="T60">מעלה</text:span><text:span text:style-name="T64"> </text:span><text:span text:style-name="T60">בנוי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עמודים</text:span><text:span text:style-name="T10">)</text:span><text:span text:style-name="T46"> שהכהנים</text:span><text:span text:style-name="T45"> </text:span><text:span text:style-name="T46">שומרים</text:span><text:span text:style-name="T45"> </text:span><text:span text:style-name="T46">מלמעלה</text:span><text:span text:style-name="T45"> </text:span><text:span text:style-name="T46">והלוים</text:span><text:span text:style-name="T45"> </text:span><text:span text:style-name="T46">מלמטה, ופתח</text:span><text:span text:style-name="T45"> </text:span><text:span text:style-name="T46">היה</text:span><text:span text:style-name="T45"> </text:span><text:span text:style-name="T46">לו</text:span><text:span text:style-name="T45"> </text:span><text:span text:style-name="T46">לחול</text:span>'.</text:p>
      <text:p text:style-name="P19"><text:span text:style-name="T13">שהכהנים</text:span><text:span text:style-name="T15"> </text:span><text:span text:style-name="T13">שומרים</text:span><text:span text:style-name="T15"> </text:span><text:span text:style-name="T13">למעלה</text:span><text:span text:style-name="T15"> </text:span><text:span text:style-name="T13">ולוים</text:span><text:span text:style-name="T15"> </text:span><text:span text:style-name="T13">למטן</text:span><text:span text:style-name="T21">. כלומר: לכך</text:span><text:span text:style-name="T1"> </text:span><text:span text:style-name="T21">עשאום</text:span><text:span text:style-name="T1"> </text:span><text:span text:style-name="T21">על</text:span><text:span text:style-name="T1"> </text:span><text:span text:style-name="T21">גבי</text:span><text:span text:style-name="T1"> </text:span><text:span text:style-name="T21">אכסדרא: לפי</text:span><text:span text:style-name="T1"> </text:span><text:span text:style-name="T21">שצורך</text:span><text:span text:style-name="T1"> </text:span><text:span text:style-name="T21">שמירת</text:span><text:span text:style-name="T1"> </text:span><text:span text:style-name="T21">כהנים</text:span><text:span text:style-name="T1"> </text:span><text:span text:style-name="T21">צריכה</text:span><text:span text:style-name="T1"> </text:span><text:span text:style-name="T21">להיות</text:span><text:span text:style-name="T1"> </text:span><text:span text:style-name="T21">בגובה, אבל</text:span><text:span text:style-name="T1"> </text:span><text:span text:style-name="T21">לוים</text:span><text:span text:style-name="T1"> </text:span><text:span text:style-name="T21">ששומרים</text:span><text:span text:style-name="T1"> </text:span><text:span text:style-name="T21">כמו</text:span><text:span text:style-name="T1"> </text:span><text:span text:style-name="T21">כן</text:span><text:span text:style-name="T1"> </text:span><text:span text:style-name="T21">מן</text:span><text:span text:style-name="T1"> </text:span><text:span text:style-name="T21">הפסוק</text:span><text:span text:style-name="T1"> </text:span><text:span text:style-name="T21">כדלקמן, אין</text:span><text:span text:style-name="T1"> </text:span><text:span text:style-name="T21">צריכין</text:span><text:span text:style-name="T1"> </text:span><text:span text:style-name="T21">להיות</text:span><text:span text:style-name="T1"> </text:span><text:span text:style-name="T21">שמירתן</text:span><text:span text:style-name="T1"> </text:span><text:span text:style-name="T21">למעלה</text:span><text:span text:style-name="T1"> </text:span><text:span text:style-name="T21">אלא</text:span><text:span text:style-name="T1"> </text:span><text:span text:style-name="T21">למטה; ואגב</text:span><text:span text:style-name="T1"> </text:span><text:span text:style-name="T21">דצריך</text:span><text:span text:style-name="T1"> </text:span><text:span text:style-name="T21">לו</text:span><text:span text:style-name="T1"> </text:span><text:span text:style-name="T21">לומר</text:span><text:span text:style-name="T1"> </text:span><text:span text:style-name="T21">ששמירת</text:span><text:span text:style-name="T1"> </text:span><text:span text:style-name="T21">כהנים</text:span><text:span text:style-name="T1"> </text:span><text:span text:style-name="T21">צריכה</text:span><text:span text:style-name="T1"> </text:span><text:span text:style-name="T21">שתהא</text:span><text:span text:style-name="T1"> </text:span><text:span text:style-name="T21">למעלה</text:span><text:span text:style-name="T1"> </text:span><text:span text:style-name="T21">- פירש</text:span><text:span text:style-name="T1"> </text:span><text:span text:style-name="T21">דלוים</text:span><text:span text:style-name="T1"> </text:span><text:span text:style-name="T21">לא</text:span><text:span text:style-name="T1"> </text:span><text:span text:style-name="T21">בעי</text:span><text:span text:style-name="T1"> </text:span><text:span text:style-name="T21">למעלן</text:span><text:span text:style-name="T1"> </text:span><text:span text:style-name="T21">אלא</text:span><text:span text:style-name="T1"> </text:span><text:span text:style-name="T21">למטן; 'למעלן' 'למטן' גרסינן; ושמירת</text:span><text:span text:style-name="T1"> </text:span><text:span text:style-name="T21">לוים</text:span><text:span text:style-name="T1"> </text:span><text:span text:style-name="T21">אינה</text:span><text:span text:style-name="T1"> </text:span><text:span text:style-name="T21">מוסבת</text:span><text:span text:style-name="T1"> </text:span><text:span text:style-name="T21">על</text:span><text:span text:style-name="T1"> </text:span><text:span text:style-name="T21">בנין</text:span><text:span text:style-name="T1"> </text:span><text:span text:style-name="T21">אכסדרא, אלא</text:span><text:span text:style-name="T1"> </text:span><text:span text:style-name="T21">לימדך</text:span><text:span text:style-name="T1"> </text:span><text:span text:style-name="T21">שאף</text:span><text:span text:style-name="T1"> </text:span><text:span text:style-name="T21">על</text:span><text:span text:style-name="T1"> </text:span><text:span text:style-name="T21">פי</text:span><text:span text:style-name="T1"> </text:span><text:span text:style-name="T21">ששמירת</text:span><text:span text:style-name="T1"> </text:span><text:span text:style-name="T21">כהנים</text:span><text:span text:style-name="T1"> </text:span><text:span text:style-name="T21">צריכה</text:span><text:span text:style-name="T1"> </text:span><text:span text:style-name="T21">שתהא</text:span><text:span text:style-name="T1"> </text:span><text:span text:style-name="T21">למעלה</text:span><text:span text:style-name="T1"> </text:span><text:span text:style-name="T21">- מכל</text:span><text:span text:style-name="T1"> </text:span><text:span text:style-name="T21">מקום</text:span><text:span text:style-name="T1"> </text:span><text:span text:style-name="T21">שמירתן</text:span><text:span text:style-name="T1"> </text:span><text:span text:style-name="T21">של</text:span><text:span text:style-name="T1"> </text:span><text:span text:style-name="T21">לוים</text:span><text:span text:style-name="T1"> </text:span><text:span text:style-name="T21">לא</text:span><text:span text:style-name="T1"> </text:span><text:span text:style-name="T21">בעי</text:span><text:span text:style-name="T1"> </text:span><text:span text:style-name="T21">למעלן</text:span><text:span text:style-name="T1"> </text:span><text:span text:style-name="T21">אלא</text:span><text:span text:style-name="T1"> </text:span><text:span text:style-name="T21">למטן, כלומר: כל</text:span><text:span text:style-name="T1"> </text:span><text:span text:style-name="T21">מקום</text:span><text:span text:style-name="T1"> </text:span><text:span text:style-name="T21">שמירתן</text:span><text:span text:style-name="T1"> </text:span><text:span text:style-name="T21">למטה; ותדע</text:span><text:span text:style-name="T1"> </text:span><text:span text:style-name="T21">לך</text:span><text:span text:style-name="T1"> </text:span><text:span text:style-name="T21">דשמירת</text:span><text:span text:style-name="T1"> </text:span><text:span text:style-name="T21">לוים</text:span><text:span text:style-name="T1"> </text:span><text:span text:style-name="T21">לא</text:span><text:span text:style-name="T1"> </text:span><text:span text:style-name="T21">היתה</text:span><text:span text:style-name="T1"> </text:span><text:span text:style-name="T21">באכסדרא, אלא</text:span><text:span text:style-name="T1"> </text:span><text:span text:style-name="T21">לימדך</text:span><text:span text:style-name="T1"> </text:span><text:span text:style-name="T21">זו</text:span><text:span text:style-name="T1"> </text:span><text:span text:style-name="T21">כדקא</text:span><text:span text:style-name="T1"> </text:span><text:span text:style-name="T21">חשיב</text:span><text:span text:style-name="T1"> </text:span><text:span text:style-name="T21">במסכת</text:span><text:span text:style-name="T1"> </text:span><text:span text:style-name="T21">מדות; וגם</text:span><text:span text:style-name="T1"> </text:span><text:span text:style-name="T21">לקמן</text:span><text:span text:style-name="T1"> </text:span><text:span text:style-name="T21">הש"ס</text:span><text:span text:style-name="T1"> </text:span><text:span text:style-name="T21">מייתי</text:span><text:span text:style-name="T1"> </text:span><text:span text:style-name="T21">לה</text:span><text:span text:style-name="T1"> </text:span><text:span text:style-name="T21">אגב</text:span><text:span text:style-name="T1"> </text:span><text:span text:style-name="T21">גררא</text:span><text:span text:style-name="T1"> </text:span><text:span text:style-name="T21">בשלשה</text:span><text:span text:style-name="T1"> </text:span><text:span text:style-name="T21">מקומות</text:span><text:span text:style-name="T1"> </text:span><text:span text:style-name="T21">הכהנים</text:span><text:span text:style-name="T1"> </text:span><text:span text:style-name="T21">שומרים</text:span><text:span text:style-name="T1"> </text:span><text:span text:style-name="T21">כו' והלוים</text:span><text:span text:style-name="T1"> </text:span><text:span text:style-name="T21">בעשרים</text:span><text:span text:style-name="T1"> </text:span><text:span text:style-name="T21">ואחד</text:span><text:span text:style-name="T1"> </text:span><text:span text:style-name="T21">מקום, דקא</text:span><text:span text:style-name="T1"> </text:span><text:span text:style-name="T21">חשיב</text:span><text:span text:style-name="T1"> </text:span><text:span text:style-name="T21">להו</text:span><text:span text:style-name="T1"> </text:span><text:span text:style-name="T21">ולא</text:span><text:span text:style-name="T1"> </text:span><text:span text:style-name="T21">חשיב</text:span><text:span text:style-name="T1"> </text:span><text:span text:style-name="T21">שמירה</text:span><text:span text:style-name="T1"> </text:span><text:span text:style-name="T21">זו</text:span><text:span text:style-name="T1"> </text:span><text:span text:style-name="T21">שלוים</text:span><text:span text:style-name="T1"> </text:span><text:span text:style-name="T21">יהו</text:span><text:span text:style-name="T1"> </text:span><text:span text:style-name="T21">שומרים</text:span><text:span text:style-name="T1"> </text:span><text:span text:style-name="T21">באכסדרא</text:span><text:span text:style-name="T1"> </text:span><text:span text:style-name="T21">זו</text:span><text:span text:style-name="T1"> </text:span><text:span text:style-name="T21">למטה</text:span><text:span text:style-name="T1"> </text:span><text:span text:style-name="T21">מהכהנים, דקא</text:span><text:span text:style-name="T1"> </text:span><text:span text:style-name="T21">חשיב</text:span><text:span text:style-name="T1"> </text:span><text:span text:style-name="T21">חמשה</text:span><text:span text:style-name="T1"> </text:span><text:span text:style-name="T21">- על</text:span><text:span text:style-name="T1"> </text:span><text:span text:style-name="T21">חמשה</text:span><text:span text:style-name="T1"> </text:span><text:span text:style-name="T21">שערי</text:span><text:span text:style-name="T1"> </text:span><text:span text:style-name="T21">הר</text:span><text:span text:style-name="T1"> </text:span><text:span text:style-name="T21">הבית, ארבעה</text:span><text:span text:style-name="T1"> </text:span><text:span text:style-name="T21">- על</text:span><text:span text:style-name="T1"> </text:span><text:span text:style-name="T21">ארבע</text:span><text:span text:style-name="T1"> </text:span><text:span text:style-name="T21">פנותיו</text:span><text:span text:style-name="T1"> </text:span><text:span text:style-name="T21">מבפנים, חמשה</text:span><text:span text:style-name="T1"> </text:span><text:span text:style-name="T21">- על</text:span><text:span text:style-name="T1"> </text:span><text:span text:style-name="T21">חמשה</text:span><text:span text:style-name="T1"> </text:span><text:span text:style-name="T21">שערי</text:span><text:span text:style-name="T1"> </text:span><text:span text:style-name="T21">עזרה, ארבעה</text:span><text:span text:style-name="T1"> </text:span><text:span text:style-name="T21">- על</text:span><text:span text:style-name="T1"> </text:span><text:span text:style-name="T21">ארבע</text:span><text:span text:style-name="T1"> </text:span><text:span text:style-name="T21">פנותיו</text:span><text:span text:style-name="T1"> </text:span><text:span text:style-name="T21">מבחוץ; ולקמן</text:span><text:span text:style-name="T1"> </text:span><text:span text:style-name="T21">מפרש</text:span><text:span text:style-name="T1"> </text:span><text:span text:style-name="T21">אמאי</text:span><text:span text:style-name="T1"> </text:span><text:span text:style-name="T21">אלו</text:span><text:span text:style-name="T1"> </text:span><text:span text:style-name="T21">מבפנים</text:span><text:span text:style-name="T1"> </text:span><text:span text:style-name="T21">ואלו</text:span><text:span text:style-name="T1"> </text:span><text:span text:style-name="T21">מבחוץ; אחד</text:span><text:span text:style-name="T1"> </text:span><text:span text:style-name="T21">- בלשכת</text:span><text:span text:style-name="T1"> </text:span><text:span text:style-name="T21">הקרבן: באותה</text:span><text:span text:style-name="T1"> </text:span><text:span text:style-name="T21">לשכה</text:span><text:span text:style-name="T1"> </text:span><text:span text:style-name="T21">ניתנין</text:span><text:span text:style-name="T1"> </text:span><text:span text:style-name="T21">קרבנות</text:span><text:span text:style-name="T1"> </text:span><text:span text:style-name="T21">המבוקרים, והוא</text:span><text:span text:style-name="T1"> </text:span><text:span text:style-name="T21">חוץ</text:span><text:span text:style-name="T1"> </text:span><text:span text:style-name="T21">לעזרה, ושער</text:span><text:span text:style-name="T1"> </text:span><text:span text:style-name="T21">היה</text:span><text:span text:style-name="T1"> </text:span><text:span text:style-name="T21">לה; ואחד</text:span><text:span text:style-name="T1"> </text:span><text:span text:style-name="T21">- בלשכת</text:span><text:span text:style-name="T1"> </text:span><text:span text:style-name="T21">פרוכת, שם</text:span><text:span text:style-name="T1"> </text:span><text:span text:style-name="T21">היו</text:span><text:span text:style-name="T1"> </text:span><text:span text:style-name="T21">נשים</text:span><text:span text:style-name="T1"> </text:span><text:span text:style-name="T21">אורגות</text:span><text:span text:style-name="T1"> </text:span><text:span text:style-name="T21">את</text:span><text:span text:style-name="T1"> </text:span><text:span text:style-name="T21">הפרוכת, ואחד</text:span><text:span text:style-name="T1"> </text:span><text:span text:style-name="T21">בלשכת</text:span><text:span text:style-name="T1"> </text:span><text:span text:style-name="T21">אחורי</text:span><text:span text:style-name="T1"> </text:span><text:span text:style-name="T21">בית</text:span><text:span text:style-name="T1"> </text:span><text:span text:style-name="T21">הכפורת, ואם</text:span><text:span text:style-name="T1"> </text:span><text:span text:style-name="T21">איתא</text:span><text:span text:style-name="T1"> </text:span><text:span text:style-name="T21">דלוים</text:span><text:span text:style-name="T1"> </text:span><text:span text:style-name="T21">שומרים</text:span><text:span text:style-name="T1"> </text:span><text:span text:style-name="T21">באכסדרא</text:span><text:span text:style-name="T1"> </text:span><text:span text:style-name="T21">- אם</text:span><text:span text:style-name="T1"> </text:span><text:span text:style-name="T21">כן</text:span><text:span text:style-name="T1"> </text:span><text:span text:style-name="T21">הוו</text:span><text:span text:style-name="T1"> </text:span><text:span text:style-name="T21">להו</text:span><text:span text:style-name="T1"> </text:span><text:span text:style-name="T21">עשרים</text:span><text:span text:style-name="T1"> </text:span><text:span text:style-name="T21">ותרי!? לקמן</text:span><text:span text:style-name="T1"> </text:span><text:span text:style-name="T21">מוכח</text:span><text:span text:style-name="T1"> </text:span><text:span text:style-name="T21">דאמרינן</text:span><text:span text:style-name="T1"> </text:span><text:span text:style-name="T21">לקמן</text:span><text:span text:style-name="T1"> </text:span><text:span text:style-name="T21">'תרי</text:span><text:span text:style-name="T1"> </text:span><text:span text:style-name="T21">מינייהו</text:span><text:span text:style-name="T1"> </text:span><text:span text:style-name="T21">לא</text:span><text:span text:style-name="T1"> </text:span><text:span text:style-name="T21">בעו</text:span><text:span text:style-name="T1"> </text:span><text:span text:style-name="T21">שימור'; ועל</text:span><text:span text:style-name="T1"> </text:span><text:span text:style-name="T21">מקומו</text:span><text:span text:style-name="T1"> </text:span><text:span text:style-name="T21">אפרש.</text:span></text:p>
      <text:p text:style-name="P7">מנא<text:span text:style-name="T1"> </text:span>הני<text:span text:style-name="T1"> </text:span>מילי<text:span text:style-name="T1"> </text:span><text:span text:style-name="T10">(</text:span><text:span text:style-name="T60">דכהנים</text:span><text:span text:style-name="T64"> </text:span><text:span text:style-name="T60">שומרים</text:span><text:span text:style-name="T64"> </text:span><text:span text:style-name="T60">מלמעלן</text:span><text:span text:style-name="T64"> </text:span><text:span text:style-name="T60">ולוים</text:span><text:span text:style-name="T64"> </text:span><text:span text:style-name="T60">מלמטן, כלומר: שהלוים</text:span><text:span text:style-name="T64"> </text:span><text:span text:style-name="T60">בשמירתן</text:span><text:span text:style-name="T64"> </text:span><text:span text:style-name="T60">- אין</text:span><text:span text:style-name="T64"> </text:span><text:span text:style-name="T60">שמירתם</text:span><text:span text:style-name="T64"> </text:span><text:span text:style-name="T60">בגובה</text:span><text:span text:style-name="T64"> </text:span><text:span text:style-name="T60">כמו</text:span><text:span text:style-name="T64"> </text:span><text:span text:style-name="T60">לכהנים</text:span><text:span text:style-name="T10">)</text:span>?</text:p>
      <text:p text:style-name="P7">דתנו<text:span text:style-name="T1"> </text:span>רבנן<text:span text:style-name="T1"> </text:span><text:span text:style-name="T61">[דומה</text:span><text:span text:style-name="T65"> </text:span><text:span text:style-name="T61">לספרי</text:span><text:span text:style-name="T65"> </text:span><text:span text:style-name="T61">קרח</text:span><text:span text:style-name="T65"> </text:span><text:span text:style-name="T61">פסקא</text:span><text:span text:style-name="T65"> </text:span><text:span text:style-name="T61">קטז]</text:span>: '<text:span text:style-name="T61">(במדבר</text:span><text:span text:style-name="T65"> </text:span><text:span text:style-name="T61">יח,ב)</text:span><text:span text:style-name="T25"> </text:span><text:span text:style-name="T26">[וגם</text:span><text:span text:style-name="T2"> </text:span><text:span text:style-name="T26">את</text:span><text:span text:style-name="T2"> </text:span><text:span text:style-name="T26">אחיך</text:span><text:span text:style-name="T2"> </text:span><text:span text:style-name="T26">מטה</text:span><text:span text:style-name="T2"> </text:span><text:span text:style-name="T26">לוי</text:span><text:span text:style-name="T2"> </text:span><text:span text:style-name="T26">שבט</text:span><text:span text:style-name="T2"> </text:span><text:span text:style-name="T26">אביך</text:span><text:span text:style-name="T2"> </text:span><text:span text:style-name="T26">הקרב</text:span><text:span text:style-name="T2"> </text:span><text:span text:style-name="T26">אתך]</text:span><text:span text:style-name="T48"> וילוו</text:span><text:span text:style-name="T45"> </text:span><text:span text:style-name="T48">עליך</text:span><text:span text:style-name="T45"> </text:span><text:span text:style-name="T48">וישרתוך</text:span><text:span text:style-name="T45"> </text:span><text:span text:style-name="T26">[ואתה</text:span><text:span text:style-name="T2"> </text:span><text:span text:style-name="T26">ובניך</text:span><text:span text:style-name="T2"> </text:span><text:span text:style-name="T26">אתך</text:span><text:span text:style-name="T2"> </text:span><text:span text:style-name="T26">לפני</text:span><text:span text:style-name="T2"> </text:span><text:span text:style-name="T26">אהל</text:span><text:span text:style-name="T2"> </text:span><text:span text:style-name="T26">העדת]</text:span><text:span text:style-name="T46"> - בעבודתך</text:span><text:span text:style-name="T45"> </text:span><text:span text:style-name="T46">הכתוב</text:span><text:span text:style-name="T45"> </text:span><text:span text:style-name="T46">מדבר</text:span><text:span text:style-name="T45"> </text:span><text:span text:style-name="T10">(</text:span><text:span text:style-name="T60">כלומר: </text:span><text:span text:style-name="T67">בעבודתך</text:span><text:span text:style-name="T64"> </text:span><text:span text:style-name="T60">- דהיינו</text:span><text:span text:style-name="T64"> </text:span><text:span text:style-name="T60">שמירה</text:span><text:span text:style-name="T64"> </text:span><text:span text:style-name="T60">שהן</text:span><text:span text:style-name="T64"> </text:span><text:span text:style-name="T60">שומרים</text:span><text:span text:style-name="T64"> </text:span><text:span text:style-name="T60">כמו</text:span><text:span text:style-name="T64"> </text:span><text:span text:style-name="T60">כן</text:span><text:span text:style-name="T64"> </text:span><text:span text:style-name="T60">- בא</text:span><text:span text:style-name="T64"> </text:span><text:span text:style-name="T60">הכתוב</text:span><text:span text:style-name="T64"> </text:span><text:span text:style-name="T60">ולימד</text:span><text:span text:style-name="T64"> </text:span><text:span text:style-name="T67">וילוו</text:span><text:span text:style-name="T64"> </text:span><text:span text:style-name="T60">- שטפלין</text:span><text:span text:style-name="T64"> </text:span><text:span text:style-name="T60">לך</text:span><text:span text:style-name="T64"> </text:span><text:span text:style-name="T60">בשמירתן: שאינן</text:span><text:span text:style-name="T64"> </text:span><text:span text:style-name="T60">שומרין</text:span><text:span text:style-name="T64"> </text:span><text:span text:style-name="T60">בגובה</text:span><text:span text:style-name="T64"> </text:span><text:span text:style-name="T60">כמותך</text:span><text:span text:style-name="T10">)</text:span><text:span text:style-name="T46">;</text:span></text:p>
      <text:p text:style-name="P7"><text:span text:style-name="T46">אתה</text:span><text:span text:style-name="T45"> </text:span><text:span text:style-name="T46">אומר</text:span><text:span text:style-name="T45"> </text:span><text:span text:style-name="T46">בעבודתך</text:span><text:span text:style-name="T45"> </text:span><text:span text:style-name="T46">הכתוב</text:span><text:span text:style-name="T45"> </text:span><text:span text:style-name="T46">מדבר</text:span><text:span text:style-name="T45"> </text:span><text:span text:style-name="T10">(</text:span><text:span text:style-name="T60">כאשר</text:span><text:span text:style-name="T64"> </text:span><text:span text:style-name="T60">פירשתי</text:span><text:span text:style-name="T10">)</text:span><text:span text:style-name="T46">? או</text:span><text:span text:style-name="T45"> </text:span><text:span text:style-name="T46">אינו</text:span><text:span text:style-name="T45"> </text:span><text:span text:style-name="T46">אלא</text:span><text:span text:style-name="T45"> </text:span><text:span text:style-name="T46">בעבודתם? </text:span><text:span text:style-name="T10">(</text:span><text:span text:style-name="T60">כלומר: שהיו</text:span><text:span text:style-name="T64"> </text:span><text:span text:style-name="T60">שומרים</text:span><text:span text:style-name="T64"> </text:span><text:span text:style-name="T60">ונושאים</text:span><text:span text:style-name="T64"> </text:span><text:span text:style-name="T60">בכתף, ומאי</text:span><text:span text:style-name="T64"> </text:span><text:span text:style-name="T67">וילוו</text:span><text:span text:style-name="T64"> </text:span><text:span text:style-name="T67">עליך</text:span><text:span text:style-name="T64"> </text:span><text:span text:style-name="T67">וישרתוך? -</text:span><text:span text:style-name="T60"> הכי</text:span><text:span text:style-name="T64"> </text:span><text:span text:style-name="T60">קאמר: ויתחברו</text:span><text:span text:style-name="T64"> </text:span><text:span text:style-name="T60">עליך</text:span><text:span text:style-name="T64"> </text:span><text:span text:style-name="T60">וישרתוך</text:span><text:span text:style-name="T64"> </text:span><text:span text:style-name="T60">בני</text:span><text:span text:style-name="T64"> </text:span><text:span text:style-name="T60">לוים</text:span><text:span text:style-name="T64"> </text:span><text:span text:style-name="T60">שהיו</text:span><text:span text:style-name="T64"> </text:span><text:span text:style-name="T60">נושאים</text:span><text:span text:style-name="T64"> </text:span><text:span text:style-name="T60">בכתף</text:span><text:span text:style-name="T64"> </text:span><text:span text:style-name="T60">המשכן</text:span><text:span text:style-name="T64"> </text:span><text:span text:style-name="T60">וכל</text:span><text:span text:style-name="T64"> </text:span><text:span text:style-name="T60">כליו, והאי</text:span><text:span text:style-name="T64"> </text:span><text:span text:style-name="T67">וילוו</text:span><text:span text:style-name="T64"> </text:span><text:span text:style-name="T60">- שאתה</text:span><text:span text:style-name="T64"> </text:span><text:span text:style-name="T60">עושה</text:span><text:span text:style-name="T64"> </text:span><text:span text:style-name="T60">עיקר</text:span><text:span text:style-name="T64"> </text:span><text:span text:style-name="T60">עבודה</text:span><text:span text:style-name="T64"> </text:span><text:span text:style-name="T60">דהיינו</text:span><text:span text:style-name="T64"> </text:span><text:span text:style-name="T60">עבודת</text:span><text:span text:style-name="T64"> </text:span><text:span text:style-name="T60">מזבח, </text:span><text:span text:style-name="T67">והם</text:span><text:span text:style-name="T64"> </text:span><text:span text:style-name="T67">ישרתוך</text:span><text:span text:style-name="T64"> </text:span><text:span text:style-name="T60">שיהו</text:span><text:span text:style-name="T64"> </text:span><text:span text:style-name="T60">נושאים</text:span><text:span text:style-name="T64"> </text:span><text:span text:style-name="T60">המשכן</text:span><text:span text:style-name="T64"> </text:span><text:span text:style-name="T60">בנסיעתן?</text:span><text:span text:style-name="T10">)</text:span></text:p>
      <text:p text:style-name="P7"><text:soft-page-break/><text:span text:style-name="T46">כשהוא</text:span><text:span text:style-name="T45"> </text:span><text:span text:style-name="T46">אומר</text:span><text:span text:style-name="T45"> </text:span><text:span text:style-name="T10">(</text:span><text:span text:style-name="T60">בבני</text:span><text:span text:style-name="T64"> </text:span><text:span text:style-name="T60">לוי</text:span><text:span text:style-name="T10">)</text:span><text:span text:style-name="T46"> </text:span><text:span text:style-name="T61">(במדבר</text:span><text:span text:style-name="T65"> </text:span><text:span text:style-name="T61">יח,ד)</text:span><text:span text:style-name="T25"> ונלוו</text:span><text:span text:style-name="T1"> </text:span><text:span text:style-name="T25">עליך</text:span><text:span text:style-name="T1"> </text:span><text:span text:style-name="T25">ושמרו</text:span><text:span text:style-name="T1"> </text:span><text:span text:style-name="T26">[את</text:span><text:span text:style-name="T2"> </text:span><text:span text:style-name="T26">משמרת</text:span><text:span text:style-name="T2"> </text:span><text:span text:style-name="T26">אהל</text:span><text:span text:style-name="T2"> </text:span><text:span text:style-name="T26">מועד</text:span><text:span text:style-name="T2"> </text:span><text:span text:style-name="T26">לכל</text:span><text:span text:style-name="T2"> </text:span><text:span text:style-name="T26">עבדת</text:span><text:span text:style-name="T2"> </text:span><text:span text:style-name="T26">האהל</text:span><text:span text:style-name="T2"> </text:span><text:span text:style-name="T26">וזר</text:span><text:span text:style-name="T2"> </text:span><text:span text:style-name="T26">לא</text:span><text:span text:style-name="T2"> </text:span><text:span text:style-name="T26">יקרב</text:span><text:span text:style-name="T2"> </text:span><text:span text:style-name="T26">אליכם]</text:span><text:span text:style-name="T46"> - לכל</text:span><text:span text:style-name="T45"> </text:span><text:span text:style-name="T46">כליו</text:span><text:span text:style-name="T45"> </text:span><text:span text:style-name="T46">ולכל</text:span><text:span text:style-name="T45"> </text:span><text:span text:style-name="T46">עבודתו</text:span><text:span text:style-name="T45"> </text:span><text:span text:style-name="T10">(</text:span><text:span text:style-name="T60">דעבודתן</text:span><text:span text:style-name="T64"> </text:span><text:span text:style-name="T60">של</text:span><text:span text:style-name="T64"> </text:span><text:span text:style-name="T60">לוים</text:span><text:span text:style-name="T64"> </text:span><text:span text:style-name="T60">היא</text:span><text:span text:style-name="T64"> </text:span><text:span text:style-name="T60">מַשָׂאָם</text:span><text:span text:style-name="T10">)</text:span><text:span text:style-name="T46"> - הרי</text:span><text:span text:style-name="T45"> </text:span><text:span text:style-name="T46">בעבודתם</text:span><text:span text:style-name="T45"> </text:span><text:span text:style-name="T46">אמור, הא</text:span><text:span text:style-name="T45"> </text:span><text:span text:style-name="T46">מה</text:span><text:span text:style-name="T45"> </text:span><text:span text:style-name="T46">אני</text:span><text:span text:style-name="T45"> </text:span><text:span text:style-name="T46">מקיים</text:span><text:span text:style-name="T45"> </text:span><text:span text:style-name="T46">'</text:span><text:span text:style-name="T48">וילוו</text:span><text:span text:style-name="T45"> </text:span><text:span text:style-name="T48">עליך</text:span><text:span text:style-name="T45"> </text:span><text:span text:style-name="T48">וישרתוך</text:span><text:span text:style-name="T46">'? - בעבודתך</text:span><text:span text:style-name="T45"> </text:span><text:span text:style-name="T46">הכתוב</text:span><text:span text:style-name="T45"> </text:span><text:span text:style-name="T46">מדבר</text:span><text:span text:style-name="T45"> </text:span><text:span text:style-name="T10">(</text:span><text:span text:style-name="T60">ולימדך</text:span><text:span text:style-name="T64"> </text:span><text:span text:style-name="T60">הכתוב</text:span><text:span text:style-name="T64"> </text:span><text:span text:style-name="T60">שיהו</text:span><text:span text:style-name="T64"> </text:span><text:span text:style-name="T60">לוים</text:span><text:span text:style-name="T64"> </text:span><text:span text:style-name="T60">טפלים</text:span><text:span text:style-name="T64"> </text:span><text:span text:style-name="T60">בשמירתך: כהנים</text:span><text:span text:style-name="T64"> </text:span><text:span text:style-name="T60">למעלן</text:span><text:span text:style-name="T64"> </text:span><text:span text:style-name="T60">ולוים</text:span><text:span text:style-name="T64"> </text:span><text:span text:style-name="T60">למטן; מורי</text:span><text:span text:style-name="T64"> </text:span><text:span text:style-name="T60">רבי</text:span><text:span text:style-name="T10">)</text:span><text:span text:style-name="T46">, הא</text:span><text:span text:style-name="T45"> </text:span><text:span text:style-name="T46">כיצד? - כהנים</text:span><text:span text:style-name="T45"> </text:span><text:span text:style-name="T46">שומרים</text:span><text:span text:style-name="T45"> </text:span><text:span text:style-name="T46">מלמעלה</text:span><text:span text:style-name="T45"> </text:span><text:span text:style-name="T46">ולוים</text:span><text:span text:style-name="T45"> </text:span><text:span text:style-name="T46">מלמטה</text:span>'.</text:p>
      <text:p text:style-name="P21"/>
      <text:p text:style-name="P7">בית<text:span text:style-name="T1"> </text:span>המוקד<text:span text:style-name="T1"> </text:span>כיפה: ובית<text:span text:style-name="T1"> </text:span>גדול<text:span text:style-name="T1"> </text:span>היה, וחד<text:span text:style-name="T1"> </text:span>שומר<text:span text:style-name="T1"> </text:span>הוא<text:span text:style-name="T1"> </text:span>דהוה<text:span text:style-name="T1"> </text:span>בבית<text:span text:style-name="T1"> </text:span>המוקד; ורמינהי<text:span text:style-name="T1"> </text:span><text:span text:style-name="T61">[מדות</text:span><text:span text:style-name="T65"> </text:span><text:span text:style-name="T61">פ"א</text:span><text:span text:style-name="T65"> </text:span><text:span text:style-name="T61">מ"ז]</text:span>: '<text:span text:style-name="T46">שני</text:span><text:span text:style-name="T45"> </text:span><text:span text:style-name="T46">שערים</text:span><text:span text:style-name="T45"> </text:span><text:span text:style-name="T46">היו</text:span><text:span text:style-name="T45"> </text:span><text:span text:style-name="T46">בבית</text:span><text:span text:style-name="T45"> </text:span><text:span text:style-name="T46">המוקד</text:span><text:span text:style-name="T45"> </text:span><text:span text:style-name="T10">(</text:span><text:span text:style-name="T60">הבנוי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כיפה</text:span><text:span text:style-name="T10">)</text:span> <text:span text:style-name="T46">אחד</text:span><text:span text:style-name="T45"> </text:span><text:span text:style-name="T46">פתוח</text:span><text:span text:style-name="T45"> </text:span><text:span text:style-name="T46">לחיל</text:span><text:span text:style-name="T1"> </text:span><text:span text:style-name="T10">(</text:span><text:span text:style-name="T60">לחול</text:span><text:span text:style-name="T10">)</text:span><text:span text:style-name="T46"> ואחד</text:span><text:span text:style-name="T45"> </text:span><text:span text:style-name="T46">פתוח</text:span><text:span text:style-name="T45"> </text:span><text:span text:style-name="T46">לעזרה</text:span>'? <text:span text:style-name="T10">(</text:span><text:span text:style-name="T60">בחציו</text:span><text:span text:style-name="T64"> </text:span><text:span text:style-name="T60">הבנוי</text:span><text:span text:style-name="T64"> </text:span><text:span text:style-name="T60">בקדש; ומדהוו</text:span><text:span text:style-name="T64"> </text:span><text:span text:style-name="T60">שני</text:span><text:span text:style-name="T64"> </text:span><text:span text:style-name="T60">שערים</text:span><text:span text:style-name="T64"> </text:span><text:span text:style-name="T60">- אלמא</text:span><text:span text:style-name="T64"> </text:span><text:span text:style-name="T60">הוו</text:span><text:span text:style-name="T64"> </text:span><text:span text:style-name="T60">שני</text:span><text:span text:style-name="T64"> </text:span><text:span text:style-name="T60">שומרים: דלכל</text:span><text:span text:style-name="T64"> </text:span><text:span text:style-name="T60">שער</text:span><text:span text:style-name="T64"> </text:span><text:span text:style-name="T60">ושער</text:span><text:span text:style-name="T64"> </text:span><text:span text:style-name="T60">הוי</text:span><text:span text:style-name="T64"> </text:span><text:span text:style-name="T60">שומר, ובלבד</text:span><text:span text:style-name="T64"> </text:span><text:span text:style-name="T60">שישמש</text:span><text:span text:style-name="T64"> </text:span><text:span text:style-name="T60">כניסה</text:span><text:span text:style-name="T64"> </text:span><text:span text:style-name="T60">ויציאה; ואף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דאמרינן</text:span><text:span text:style-name="T64"> </text:span><text:span text:style-name="T60">'לשכות</text:span><text:span text:style-name="T64"> </text:span><text:span text:style-name="T60">הבנויות</text:span><text:span text:style-name="T64"> </text:span><text:span text:style-name="T60">בקדש</text:span><text:span text:style-name="T64"> </text:span><text:span text:style-name="T60">ופתוחות</text:span><text:span text:style-name="T64"> </text:span><text:span text:style-name="T60">לחול</text:span><text:span text:style-name="T64"> </text:span><text:span text:style-name="T60">תוכן</text:span><text:span text:style-name="T64"> </text:span><text:span text:style-name="T60">חול', לשכת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- הואיל</text:span><text:span text:style-name="T64"> </text:span><text:span text:style-name="T60">והוה</text:span><text:span text:style-name="T64"> </text:span><text:span text:style-name="T60">ליה</text:span><text:span text:style-name="T64"> </text:span><text:span text:style-name="T60">שני</text:span><text:span text:style-name="T64"> </text:span><text:span text:style-name="T60">שערים</text:span><text:span text:style-name="T64"> </text:span><text:span text:style-name="T60">- אחד</text:span><text:span text:style-name="T64"> </text:span><text:span text:style-name="T60">בקדש</text:span><text:span text:style-name="T64"> </text:span><text:span text:style-name="T60">ואחד</text:span><text:span text:style-name="T64"> </text:span><text:span text:style-name="T60">בחול</text:span><text:span text:style-name="T64"> </text:span><text:span text:style-name="T60">- הבנוי</text:span><text:span text:style-name="T64"> </text:span><text:span text:style-name="T60">לקדש</text:span><text:span text:style-name="T64"> </text:span><text:span text:style-name="T60">נמשך</text:span><text:span text:style-name="T64"> </text:span><text:span text:style-name="T60">אחר</text:span><text:span text:style-name="T64"> </text:span><text:span text:style-name="T60">פתחו, והבנוי</text:span><text:span text:style-name="T64"> </text:span><text:span text:style-name="T60">בחול</text:span><text:span text:style-name="T64"> </text:span><text:span text:style-name="T60">נמשך</text:span><text:span text:style-name="T64"> </text:span><text:span text:style-name="T60">אחר</text:span><text:span text:style-name="T64"> </text:span><text:span text:style-name="T60">פתחו, וכן</text:span><text:span text:style-name="T64"> </text:span><text:span text:style-name="T60">מוכח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כה.)</text:span><text:span text:style-name="T60"> גבי</text:span><text:span text:style-name="T64"> </text:span><text:span text:style-name="T60">לשכת</text:span><text:span text:style-name="T64"> </text:span><text:span text:style-name="T60">הגזית, דאמרינן</text:span><text:span text:style-name="T64"> </text:span><text:span text:style-name="T60">דחציה</text:span><text:span text:style-name="T64"> </text:span><text:span text:style-name="T60">בקדש</text:span><text:span text:style-name="T64"> </text:span><text:span text:style-name="T60">וחציה</text:span><text:span text:style-name="T64"> </text:span><text:span text:style-name="T60">בחול, ואמרינן: שמע</text:span><text:span text:style-name="T64"> </text:span><text:span text:style-name="T60">מינה</text:span><text:span text:style-name="T64"> </text:span><text:span text:style-name="T60">שני</text:span><text:span text:style-name="T64"> </text:span><text:span text:style-name="T60">פתחים</text:span><text:span text:style-name="T64"> </text:span><text:span text:style-name="T60">היו</text:span><text:span text:style-name="T64"> </text:span><text:span text:style-name="T60">לה: אחד</text:span><text:span text:style-name="T64"> </text:span><text:span text:style-name="T60">פתוח</text:span><text:span text:style-name="T64"> </text:span><text:span text:style-name="T60">לקדש</text:span><text:span text:style-name="T64"> </text:span><text:span text:style-name="T60">ואחד</text:span><text:span text:style-name="T64"> </text:span><text:span text:style-name="T60">פתוח</text:span><text:span text:style-name="T64"> </text:span><text:span text:style-name="T60">לחול, דאי</text:span><text:span text:style-name="T64"> </text:span><text:span text:style-name="T60">סלקא</text:span><text:span text:style-name="T64"> </text:span><text:span text:style-name="T60">דעתך</text:span><text:span text:style-name="T64"> </text:span><text:span text:style-name="T60">פתח</text:span><text:span text:style-name="T64"> </text:span><text:span text:style-name="T60">אחד</text:span><text:span text:style-name="T64"> </text:span><text:span text:style-name="T60">היה</text:span><text:span text:style-name="T64"> </text:span><text:span text:style-name="T60">לה</text:span><text:span text:style-name="T64"> </text:span><text:span text:style-name="T60">ולקדש</text:span><text:span text:style-name="T64"> </text:span><text:span text:style-name="T60">היה</text:span><text:span text:style-name="T64"> </text:span><text:span text:style-name="T60">פתוח, זקן</text:span><text:span text:style-name="T64"> </text:span><text:span text:style-name="T60">היה</text:span><text:span text:style-name="T64"> </text:span><text:span text:style-name="T60">יושב</text:span><text:span text:style-name="T64"> </text:span><text:span text:style-name="T60">במערבה</text:span><text:span text:style-name="T64"> </text:span><text:span text:style-name="T60">מי</text:span><text:span text:style-name="T64"> </text:span><text:span text:style-name="T60">איכא? והאמר</text:span><text:span text:style-name="T64"> </text:span><text:span text:style-name="T60">מר</text:span><text:span text:style-name="T64"> </text:span><text:span text:style-name="T60">'אין</text:span><text:span text:style-name="T64"> </text:span><text:span text:style-name="T60">ישיבה</text:span><text:span text:style-name="T64"> </text:span><text:span text:style-name="T60">בעזרה</text:span><text:span text:style-name="T64"> </text:span><text:span text:style-name="T60">אלא</text:span><text:span text:style-name="T64"> </text:span><text:span text:style-name="T60">למלכי</text:span><text:span text:style-name="T64"> </text:span><text:span text:style-name="T60">בית</text:span><text:span text:style-name="T64"> </text:span><text:span text:style-name="T60">דוד</text:span><text:span text:style-name="T64"> </text:span><text:span text:style-name="T60">בלבד', ואי</text:span><text:span text:style-name="T64"> </text:span><text:span text:style-name="T60">סלקא</text:span><text:span text:style-name="T64"> </text:span><text:span text:style-name="T60">דעתך</text:span><text:span text:style-name="T64"> </text:span><text:span text:style-name="T60">לחול</text:span><text:span text:style-name="T64"> </text:span><text:span text:style-name="T60">היה</text:span><text:span text:style-name="T64"> </text:span><text:span text:style-name="T60">פתוח, ופתח</text:span><text:span text:style-name="T64"> </text:span><text:span text:style-name="T60">אחר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- והאמר</text:span><text:span text:style-name="T64"> </text:span><text:span text:style-name="T60">מר: 'לשכות</text:span><text:span text:style-name="T64"> </text:span><text:span text:style-name="T60">הבנויות</text:span><text:span text:style-name="T64"> </text:span><text:span text:style-name="T60">בקדש</text:span><text:span text:style-name="T64"> </text:span><text:span text:style-name="T60">ופתוחות</text:span><text:span text:style-name="T64"> </text:span><text:span text:style-name="T60">לחול</text:span><text:span text:style-name="T64"> </text:span><text:span text:style-name="T60">תוכן</text:span><text:span text:style-name="T64"> </text:span><text:span text:style-name="T60">חול', ואנן</text:span><text:span text:style-name="T64"> </text:span><text:span text:style-name="T60">בעינן</text:span><text:span text:style-name="T64"> </text:span><text:span text:style-name="T60">פייס</text:span><text:span text:style-name="T64"> </text:span><text:span text:style-name="T60">במקום</text:span><text:span text:style-name="T64"> </text:span><text:span text:style-name="T60">מקודש, שנאמר</text:span><text:span text:style-name="T64"> </text:span><text:span text:style-name="T61">[תהלים</text:span><text:span text:style-name="T65"> </text:span><text:span text:style-name="T61">נה,טו</text:span><text:span text:style-name="T60">] '</text:span><text:span text:style-name="T67">בבית</text:span><text:span text:style-name="T64"> </text:span><text:span text:style-name="T67">אלהים</text:span><text:span text:style-name="T64"> </text:span><text:span text:style-name="T67">נהלך</text:span><text:span text:style-name="T64"> </text:span><text:span text:style-name="T67">ברגש</text:span><text:span text:style-name="T60">'! אלא</text:span><text:span text:style-name="T64"> </text:span><text:span text:style-name="T60">שמע</text:span><text:span text:style-name="T64"> </text:span><text:span text:style-name="T60">מינה</text:span><text:span text:style-name="T64"> </text:span><text:span text:style-name="T60">שני</text:span><text:span text:style-name="T64"> </text:span><text:span text:style-name="T60">פתחים</text:span><text:span text:style-name="T64"> </text:span><text:span text:style-name="T60">היו</text:span><text:span text:style-name="T64"> </text:span><text:span text:style-name="T60">לה: אחד</text:span><text:span text:style-name="T64"> </text:span><text:span text:style-name="T60">פתוח</text:span><text:span text:style-name="T64"> </text:span><text:span text:style-name="T60">לחול</text:span><text:span text:style-name="T64"> </text:span><text:span text:style-name="T60">ואחד</text:span><text:span text:style-name="T64"> </text:span><text:span text:style-name="T60">פתוח</text:span><text:span text:style-name="T64"> </text:span><text:span text:style-name="T60">לקדש</text:span><text:span text:style-name="T10">)</text:span>!? </text:p>
      <text:p text:style-name="P7">אמר<text:span text:style-name="T1"> </text:span>רב<text:span text:style-name="T1"> </text:span>יהודה: בזה<text:span text:style-name="T1"> </text:span>שנכנסין<text:span text:style-name="T1"> </text:span>לעזרה<text:span text:style-name="T1"> – </text:span><text:span text:style-name="T10">(</text:span><text:span text:style-name="T60">סיומא</text:span><text:span text:style-name="T64"> </text:span><text:span text:style-name="T60">דההיא</text:span><text:span text:style-name="T64"> </text:span><text:span text:style-name="T60">משנה</text:span><text:span text:style-name="T64"> </text:span><text:span text:style-name="T60">היא:</text:span><text:span text:style-name="T10">)</text:span> <text:span text:style-name="T46">'</text:span><text:span text:style-name="T10">[</text:span><text:span text:style-name="T58">אמר</text:span><text:span text:style-name="T64"> </text:span><text:span text:style-name="T58">רבי</text:span><text:span text:style-name="T64"> </text:span><text:span text:style-name="T58">יהודה: זה</text:span><text:span text:style-name="T64"> </text:span><text:span text:style-name="T58">שהיה</text:span><text:span text:style-name="T64"> </text:span><text:span text:style-name="T58">פתוח</text:span><text:span text:style-name="T64"> </text:span><text:span text:style-name="T58">לעזרה</text:span><text:span text:style-name="T64"> </text:span><text:span text:style-name="T58">-</text:span><text:span text:style-name="T10">]</text:span><text:span text:style-name="T46"> פשפש</text:span><text:span text:style-name="T45"> </text:span><text:span text:style-name="T46">קטן</text:span><text:span text:style-name="T45"> </text:span><text:span text:style-name="T46">היה</text:span><text:span text:style-name="T45"> </text:span><text:span text:style-name="T46">לו</text:span><text:span text:style-name="T45"> </text:span><text:span text:style-name="T10">(</text:span><text:span text:style-name="T60">פתח</text:span><text:span text:style-name="T64"> </text:span><text:span text:style-name="T60">קטן</text:span><text:span text:style-name="T64"> </text:span><text:span text:style-name="T60">בתוך</text:span><text:span text:style-name="T64"> </text:span><text:span text:style-name="T60">שער</text:span><text:span text:style-name="T10">)</text:span><text:span text:style-name="T46">, שבו</text:span><text:span text:style-name="T45"> </text:span><text:span text:style-name="T46">נכנסין</text:span><text:span text:style-name="T45"> </text:span><text:span text:style-name="T46">לבלוש</text:span><text:span text:style-name="T45"> </text:span><text:span text:style-name="T46">העזרה</text:span><text:span text:style-name="T45"> </text:span><text:span text:style-name="T10">(</text:span><text:span text:style-name="T60">בלילה, קודם</text:span><text:span text:style-name="T64"> </text:span><text:span text:style-name="T60">תרומת</text:span><text:span text:style-name="T64"> </text:span><text:span text:style-name="T60">הדשן</text:span><text:span text:style-name="T10">)</text:span>' <text:span text:style-name="T10">(</text:span><text:span text:style-name="T60">לפי</text:span><text:span text:style-name="T64"> </text:span><text:span text:style-name="T60">שאינם</text:span><text:span text:style-name="T64"> </text:span><text:span text:style-name="T60">רוצים</text:span><text:span text:style-name="T64"> </text:span><text:span text:style-name="T60">לפתוח</text:span><text:span text:style-name="T64"> </text:span><text:span text:style-name="T60">שערי</text:span><text:span text:style-name="T64"> </text:span><text:span text:style-name="T60">עזרה</text:span><text:span text:style-name="T64"> </text:span><text:span text:style-name="T60">עד</text:span><text:span text:style-name="T64"> </text:span><text:span text:style-name="T60">זמן</text:span><text:span text:style-name="T64"> </text:span><text:span text:style-name="T60">עבודת</text:span><text:span text:style-name="T64"> </text:span><text:span text:style-name="T60">תמיד, שהוא</text:span><text:span text:style-name="T64"> </text:span><text:span text:style-name="T60">יום; וכן</text:span><text:span text:style-name="T64"> </text:span><text:span text:style-name="T60">מוכח</text:span><text:span text:style-name="T64"> </text:span><text:span text:style-name="T60">במתניתין: דלאחר</text:span><text:span text:style-name="T64"> </text:span><text:span text:style-name="T60">שהפיסו</text:span><text:span text:style-name="T64"> </text:span><text:span text:style-name="T60">על</text:span><text:span text:style-name="T64"> </text:span><text:span text:style-name="T60">תרומת</text:span><text:span text:style-name="T64"> </text:span><text:span text:style-name="T60">הדשן, דשם</text:span><text:span text:style-name="T64"> </text:span><text:span text:style-name="T60">בבית</text:span><text:span text:style-name="T64"> </text:span><text:span text:style-name="T60">המוקד</text:span><text:span text:style-name="T64"> </text:span><text:span text:style-name="T60">היו</text:span><text:span text:style-name="T64"> </text:span><text:span text:style-name="T60">מפיסין, ' </text:span><text:span text:style-name="T79">נטל</text:span><text:span text:style-name="T81"> </text:span><text:span text:style-name="T79">את</text:span><text:span text:style-name="T81"> </text:span><text:span text:style-name="T79">המפתח</text:span><text:span text:style-name="T81"> </text:span><text:span text:style-name="T79">ופתח</text:span><text:span text:style-name="T81"> </text:span><text:span text:style-name="T79">את</text:span><text:span text:style-name="T81"> </text:span><text:span text:style-name="T79">הפשפש</text:span><text:span text:style-name="T81"> </text:span><text:span text:style-name="T79">ונכנס</text:span><text:span text:style-name="T81"> </text:span><text:span text:style-name="T79">לעזרה; נכנסו</text:span><text:span text:style-name="T81"> </text:span><text:span text:style-name="T79">אחריו</text:span><text:span text:style-name="T81"> </text:span><text:span text:style-name="T79">כו' עד</text:span><text:span text:style-name="T81"> </text:span><text:span text:style-name="T79">שהיו</text:span><text:span text:style-name="T81"> </text:span><text:span text:style-name="T79">מגיעים</text:span><text:span text:style-name="T81"> </text:span><text:span text:style-name="T79">כו' ... הכל</text:span><text:span text:style-name="T81"> </text:span><text:span text:style-name="T79">שלום</text:span><text:span text:style-name="T60">' ומתניתין</text:span><text:span text:style-name="T64"> </text:span><text:span text:style-name="T60">דתמיד</text:span><text:span text:style-name="T64"> </text:span><text:span text:style-name="T60">- אליבא</text:span><text:span text:style-name="T64"> </text:span><text:span text:style-name="T60">דרבי</text:span><text:span text:style-name="T64"> </text:span><text:span text:style-name="T60">יהודה</text:span><text:span text:style-name="T64"> </text:span><text:span text:style-name="T60">דמדות</text:span><text:span text:style-name="T10">)</text:span>.</text:p>
      <text:p text:style-name="P11">אמר<text:span text:style-name="T1"> </text:span>אביי: כיון<text:span text:style-name="T1"> </text:span>דגבי<text:span text:style-name="T1"> </text:span>הדדי<text:span text:style-name="T1"> </text:span>הוו<text:span text:style-name="T1"> </text:span>קיימי<text:span text:style-name="T1"> </text:span><text:span text:style-name="T10">(</text:span><text:span text:style-name="T60">זה</text:span><text:span text:style-name="T64"> </text:span><text:span text:style-name="T60">כנגד</text:span><text:span text:style-name="T64"> </text:span><text:span text:style-name="T60">זה, אי</text:span><text:span text:style-name="T64"> </text:span><text:span text:style-name="T60">נמי</text:span><text:span text:style-name="T64"> </text:span><text:span text:style-name="T60">דסמיכי</text:span><text:span text:style-name="T64"> </text:span><text:span text:style-name="T60">אהדדי</text:span><text:span text:style-name="T10">)</text:span> - סגי<text:span text:style-name="T1"> </text:span>להו<text:span text:style-name="T1"> </text:span>בחד<text:span text:style-name="T1"> </text:span>שומר: דוי<text:span text:style-name="T1"> </text:span><text:span text:style-name="T10">(</text:span><text:span text:style-name="T60">רואה, כמו</text:span><text:span text:style-name="T64"> </text:span><text:span text:style-name="T60">'חזיא</text:span><text:span text:style-name="T64"> </text:span><text:span text:style-name="T60">דהוי</text:span><text:span text:style-name="T64"> </text:span><text:span text:style-name="T60">דוי</text:span><text:span text:style-name="T64"> </text:span><text:span text:style-name="T60">למערב' </text:span><text:span text:style-name="T61">(שבת</text:span><text:span text:style-name="T65"> </text:span><text:span text:style-name="T61">דף</text:span><text:span text:style-name="T65"> </text:span><text:span text:style-name="T61">לה.)</text:span><text:span text:style-name="T10">)</text:span> להכא<text:span text:style-name="T1"> </text:span>ודוי<text:span text:style-name="T1"> </text:span>להכא. </text:p>
      <text:p text:style-name="P7"/>
      <text:p text:style-name="P7">מוקף<text:span text:style-name="T1"> </text:span>רובדין<text:span text:style-name="T1"> </text:span>של<text:span text:style-name="T1"> </text:span>אבן:</text:p>
      <text:p text:style-name="P7">'רובדין' מאי<text:span text:style-name="T1"> </text:span>ניהו?</text:p>
      <text:p text:style-name="P7">גזרתא<text:span text:style-name="T1"> </text:span>דאצטבתא<text:span text:style-name="T1"> </text:span>דסלקי<text:span text:style-name="T1"> </text:span>בהו<text:span text:style-name="T1"> </text:span>לאצטבתא<text:span text:style-name="T1"> </text:span><text:span text:style-name="T10">(</text:span><text:span text:style-name="T60">שעולין</text:span><text:span text:style-name="T64"> </text:span><text:span text:style-name="T60">על</text:span><text:span text:style-name="T64"> </text:span><text:span text:style-name="T60">ידם</text:span><text:span text:style-name="T64"> </text:span><text:span text:style-name="T60">למטות</text:span><text:span text:style-name="T64"> </text:span><text:span text:style-name="T60">שהן</text:span><text:span text:style-name="T64"> </text:span><text:span text:style-name="T60">בחומה, כעין</text:span><text:span text:style-name="T64"> </text:span><text:span text:style-name="T60">מטות; וקא</text:span><text:span text:style-name="T64"> </text:span><text:span text:style-name="T60">סלקא</text:span><text:span text:style-name="T64"> </text:span><text:span text:style-name="T60">דעתך</text:span><text:span text:style-name="T64"> </text:span><text:span text:style-name="T60">דלאחר</text:span><text:span text:style-name="T64"> </text:span><text:span text:style-name="T60">שנבנו</text:span><text:span text:style-name="T64"> </text:span><text:span text:style-name="T60">בחומה</text:span><text:span text:style-name="T64"> </text:span><text:span text:style-name="T60">חלקו</text:span><text:span text:style-name="T64"> </text:span><text:span text:style-name="T60">את</text:span><text:span text:style-name="T64"> </text:span><text:span text:style-name="T60">האבנים</text:span><text:span text:style-name="T64"> </text:span><text:span text:style-name="T60">ועשו</text:span><text:span text:style-name="T64"> </text:span><text:span text:style-name="T60">כמין</text:span><text:span text:style-name="T64"> </text:span><text:span text:style-name="T60">איצטוואות, ומשום</text:span><text:span text:style-name="T64"> </text:span><text:span text:style-name="T60">הכי</text:span><text:span text:style-name="T64"> </text:span><text:span text:style-name="T60">פריך:</text:span><text:span text:style-name="T10">)</text:span></text:p>
      <text:p text:style-name="P7">ומי<text:span text:style-name="T1"> </text:span>הוו<text:span text:style-name="T1"> </text:span>מיפלגי<text:span text:style-name="T1"> </text:span>אבנים?: והכתיב<text:span text:style-name="T1"> </text:span><text:span text:style-name="T61">(מלכים</text:span><text:span text:style-name="T65"> </text:span><text:span text:style-name="T61">א</text:span><text:span text:style-name="T65"> </text:span><text:span text:style-name="T61">ו,ז)</text:span><text:span text:style-name="T25"> והבית</text:span><text:span text:style-name="T1"> </text:span><text:span text:style-name="T25">בהבנותו</text:span><text:span text:style-name="T1"> </text:span><text:span text:style-name="T25">אבן</text:span><text:span text:style-name="T1"> </text:span><text:span text:style-name="T25">שלמה</text:span><text:span text:style-name="T1"> </text:span><text:span text:style-name="T26">[מסע</text:span><text:span text:style-name="T2"> </text:span><text:span text:style-name="T26">נבנה</text:span><text:span text:style-name="T2"> </text:span><text:span text:style-name="T26">ומקבות</text:span><text:span text:style-name="T2"> </text:span><text:span text:style-name="T26">והגרזן</text:span><text:span text:style-name="T2"> </text:span><text:span text:style-name="T26">כל</text:span><text:span text:style-name="T2"> </text:span><text:span text:style-name="T26">כלי</text:span><text:span text:style-name="T2"> </text:span><text:span text:style-name="T26">ברזל</text:span><text:span text:style-name="T2"> </text:span><text:span text:style-name="T26">לא</text:span><text:span text:style-name="T2"> </text:span><text:span text:style-name="T26">נשמע</text:span><text:span text:style-name="T2"> </text:span><text:span text:style-name="T26">בבית</text:span><text:span text:style-name="T2"> </text:span><text:span text:style-name="T26">בהבנתו]</text:span>? </text:p>
      <text:p text:style-name="P7">אמר<text:span text:style-name="T1"> </text:span>אביי: דמתקני<text:span text:style-name="T1"> </text:span>ומייתי<text:span text:style-name="T1"> </text:span>מעיקרא<text:span text:style-name="T1"> </text:span>אבני<text:span text:style-name="T1"> </text:span>זוטרתא<text:span text:style-name="T1"> </text:span>ואבני<text:span text:style-name="T1"> </text:span>רברבתא<text:span text:style-name="T1"> </text:span><text:span text:style-name="T10">(</text:span><text:span text:style-name="T60">קודם</text:span><text:span text:style-name="T64"> </text:span><text:span text:style-name="T60">שיביאו</text:span><text:span text:style-name="T64"> </text:span><text:span text:style-name="T60">האבנים</text:span><text:span text:style-name="T64"> </text:span><text:span text:style-name="T60">בעזרה</text:span><text:span text:style-name="T64"> </text:span><text:span text:style-name="T60">היו</text:span><text:span text:style-name="T64"> </text:span><text:span text:style-name="T60">מתוקנות</text:span><text:span text:style-name="T64"> </text:span><text:span text:style-name="T60">על</text:span><text:span text:style-name="T64"> </text:span><text:span text:style-name="T60">ידי</text:span><text:span text:style-name="T64"> </text:span><text:span text:style-name="T60">ברזל, ומייתי</text:span><text:span text:style-name="T64"> </text:span><text:span text:style-name="T60">אבנים</text:span><text:span text:style-name="T64"> </text:span><text:span text:style-name="T60">גדולות</text:span><text:span text:style-name="T64"> </text:span><text:span text:style-name="T60">ואבנים</text:span><text:span text:style-name="T64"> </text:span><text:span text:style-name="T60">דקות</text:span><text:span text:style-name="T10">)</text:span>, כדכתיב<text:span text:style-name="T1"> </text:span><text:span text:style-name="T10">(</text:span><text:span text:style-name="T60">דהכי</text:span><text:span text:style-name="T64"> </text:span><text:span text:style-name="T60">היו</text:span><text:span text:style-name="T64"> </text:span><text:span text:style-name="T60">עושים</text:span><text:span text:style-name="T10">)</text:span>: <text:span text:style-name="T61">(מלכים</text:span><text:span text:style-name="T65"> </text:span><text:span text:style-name="T61">א</text:span><text:span text:style-name="T65"> </text:span><text:span text:style-name="T61">ז,י)</text:span><text:span text:style-name="T25"> </text:span><text:span text:style-name="T26">[ומיסד</text:span><text:span text:style-name="T2"> </text:span><text:span text:style-name="T26">אבנים</text:span><text:span text:style-name="T2"> </text:span><text:span text:style-name="T26">יקרות</text:span><text:span text:style-name="T2"> </text:span><text:span text:style-name="T26">אבנים</text:span><text:span text:style-name="T2"> </text:span><text:span text:style-name="T26">גדלות]</text:span><text:span text:style-name="T25"> אבני</text:span><text:span text:style-name="T1"> </text:span><text:span text:style-name="T25">עשר</text:span><text:span text:style-name="T1"> </text:span><text:span text:style-name="T25">אמות</text:span><text:span text:style-name="T1"> </text:span><text:span text:style-name="T25">ואבני</text:span><text:span text:style-name="T1"> </text:span><text:span text:style-name="T25">שמונה</text:span><text:span text:style-name="T1"> </text:span><text:span text:style-name="T25">אמות</text:span>. <text:span text:style-name="T10">(</text:span><text:span text:style-name="T60">ואבני</text:span><text:span text:style-name="T64"> </text:span><text:span text:style-name="T60">עשר</text:span><text:span text:style-name="T64"> </text:span><text:span text:style-name="T60">אמות</text:span><text:span text:style-name="T64"> </text:span><text:span text:style-name="T60">- אותן</text:span><text:span text:style-name="T64"> </text:span><text:span text:style-name="T60">שתי</text:span><text:span text:style-name="T64"> </text:span><text:span text:style-name="T60">אמות</text:span><text:span text:style-name="T64"> </text:span><text:span text:style-name="T60">שבולטות</text:span><text:span text:style-name="T64"> </text:span><text:span text:style-name="T60">- לצורך</text:span><text:span text:style-name="T64"> </text:span><text:span text:style-name="T60">איצטוואות</text:span><text:span text:style-name="T64"> </text:span><text:span text:style-name="T60">הן</text:span><text:span text:style-name="T64"> </text:span><text:span text:style-name="T60">בולטות, וחוץ</text:span><text:span text:style-name="T64"> </text:span><text:span text:style-name="T60">לעזרה</text:span><text:span text:style-name="T64"> </text:span><text:span text:style-name="T60">מותר</text:span><text:span text:style-name="T64"> </text:span><text:span text:style-name="T60">לחותכן</text:span><text:span text:style-name="T64"> </text:span><text:span text:style-name="T60">ולהשוותן</text:span><text:span text:style-name="T64"> </text:span><text:span text:style-name="T60">בברזל, אבל</text:span><text:span text:style-name="T64"> </text:span><text:span text:style-name="T60">משבאו</text:span><text:span text:style-name="T64"> </text:span><text:span text:style-name="T60">לעזרה</text:span><text:span text:style-name="T64"> </text:span><text:span text:style-name="T60">- אסור</text:span><text:span text:style-name="T64"> </text:span><text:span text:style-name="T60">להניף</text:span><text:span text:style-name="T64"> </text:span><text:span text:style-name="T60">עליהם</text:span><text:span text:style-name="T64"> </text:span><text:span text:style-name="T60">ברזל; והא</text:span><text:span text:style-name="T64"> </text:span><text:span text:style-name="T60">דכתיב</text:span><text:span text:style-name="T64"> </text:span><text:span text:style-name="T61">(מלכים</text:span><text:span text:style-name="T65"> </text:span><text:span text:style-name="T61">א</text:span><text:span text:style-name="T65"> </text:span><text:span text:style-name="T61">ו,ז)</text:span><text:span text:style-name="T60"> </text:span><text:span text:style-name="T67">ומקבות</text:span><text:span text:style-name="T64"> </text:span><text:span text:style-name="T67">והגרזן</text:span><text:span text:style-name="T64"> </text:span><text:span text:style-name="T67">וכל</text:span><text:span text:style-name="T64"> </text:span><text:span text:style-name="T67">כלי</text:span><text:span text:style-name="T64"> </text:span><text:span text:style-name="T67">ברזל</text:span><text:span text:style-name="T64"> </text:span><text:span text:style-name="T67">לא</text:span><text:span text:style-name="T64"> </text:span><text:span text:style-name="T67">נשמע</text:span><text:span text:style-name="T64"> </text:span><text:span text:style-name="T67">בבית</text:span><text:span text:style-name="T64"> </text:span><text:span text:style-name="T67">בהבנותו</text:span><text:span text:style-name="T64"> </text:span><text:span text:style-name="T60">היינו</text:span><text:span text:style-name="T64"> </text:span><text:span text:style-name="T60">בעזרה, אבל</text:span><text:span text:style-name="T64"> </text:span><text:span text:style-name="T60">חוץ</text:span><text:span text:style-name="T64"> </text:span><text:span text:style-name="T60">לעזרה</text:span><text:span text:style-name="T64"> – </text:span><text:span text:style-name="T60">לא; היינו</text:span><text:span text:style-name="T64"> </text:span><text:span text:style-name="T60">דקמתרץ</text:span><text:span text:style-name="T64"> </text:span><text:span text:style-name="T60">'</text:span><text:span text:style-name="T84">דמתקני</text:span><text:span text:style-name="T85"> </text:span><text:span text:style-name="T84">ומייתי</text:span><text:span text:style-name="T85"> </text:span><text:span text:style-name="T84">מעיקרא</text:span><text:span text:style-name="T60">'; כן</text:span><text:span text:style-name="T64"> </text:span><text:span text:style-name="T60">מוכח</text:span><text:span text:style-name="T64"> </text:span><text:span text:style-name="T60">במכילתא, דאמרי</text:span><text:span text:style-name="T64"> </text:span><text:span text:style-name="T60">התם</text:span><text:span text:style-name="T64"> </text:span><text:span text:style-name="T61">[מכילתא</text:span><text:span text:style-name="T65"> </text:span><text:span text:style-name="T61">יתרו</text:span><text:span text:style-name="T65"> </text:span><text:span text:style-name="T61">מסכת</text:span><text:span text:style-name="T65"> </text:span><text:span text:style-name="T61">דבחודש</text:span><text:span text:style-name="T65"> </text:span><text:span text:style-name="T61">פרשה</text:span><text:span text:style-name="T65"> </text:span><text:span text:style-name="T61">יא]</text:span><text:span text:style-name="T60">: '</text:span><text:span text:style-name="T82">לא</text:span><text:span text:style-name="T81"> </text:span><text:span text:style-name="T82">תבנה</text:span><text:span text:style-name="T81"> </text:span><text:span text:style-name="T82">אתהן</text:span><text:span text:style-name="T81"> </text:span><text:span text:style-name="T82">גזית</text:span><text:span text:style-name="T81"> </text:span><text:span text:style-name="T61">[שמות</text:span><text:span text:style-name="T65"> </text:span><text:span text:style-name="T61">כ,כג]</text:span><text:span text:style-name="T79"> - בו</text:span><text:span text:style-name="T81"> </text:span><text:span text:style-name="T79">אי</text:span><text:span text:style-name="T81"> </text:span><text:span text:style-name="T79">אתה</text:span><text:span text:style-name="T81"> </text:span><text:span text:style-name="T79">בונה</text:span><text:span text:style-name="T81"> </text:span><text:span text:style-name="T79">גזית, אבל</text:span><text:span text:style-name="T81"> </text:span><text:span text:style-name="T79">אתה</text:span><text:span text:style-name="T81"> </text:span><text:span text:style-name="T79">בונה</text:span><text:span text:style-name="T81"> </text:span><text:span text:style-name="T79">גזית</text:span><text:span text:style-name="T81"> </text:span><text:span text:style-name="T79">בהיכל</text:span><text:span text:style-name="T81"> </text:span><text:span text:style-name="T79">ובבית</text:span><text:span text:style-name="T81"> </text:span><text:span text:style-name="T79">קדשי</text:span><text:span text:style-name="T81"> </text:span><text:span text:style-name="T79">קדשים; הא</text:span><text:span text:style-name="T81"> </text:span><text:span text:style-name="T79">מה</text:span><text:span text:style-name="T81"> </text:span><text:span text:style-name="T79">אני</text:span><text:span text:style-name="T81"> </text:span><text:span text:style-name="T79">מקיים</text:span><text:span text:style-name="T81"> </text:span><text:span text:style-name="T82">ומקבות</text:span><text:span text:style-name="T81"> </text:span><text:span text:style-name="T82">והגרזן</text:span><text:span text:style-name="T81"> </text:span><text:span text:style-name="T82">וכל</text:span><text:span text:style-name="T81"> </text:span><text:span text:style-name="T82">כלי</text:span><text:span text:style-name="T81"> </text:span><text:span text:style-name="T82">ברזל</text:span><text:span text:style-name="T81"> </text:span><text:span text:style-name="T79">וכו' בבית</text:span><text:span text:style-name="T81"> </text:span><text:span text:style-name="T79">אינו</text:span><text:span text:style-name="T81"> </text:span><text:span text:style-name="T79">נשמע</text:span><text:span text:style-name="T81"> </text:span><text:span text:style-name="T79">אבל</text:span><text:span text:style-name="T81"> </text:span><text:span text:style-name="T79">בחוץ</text:span><text:span text:style-name="T81"> </text:span><text:span text:style-name="T79">נשמע; </text:span><text:span text:style-name="T82">כי</text:span><text:span text:style-name="T81"> </text:span><text:span text:style-name="T82">חרבך</text:span><text:span text:style-name="T81"> </text:span><text:span text:style-name="T82">הנפת</text:span><text:span text:style-name="T81"> </text:span><text:span text:style-name="T82">עליה</text:span><text:span text:style-name="T81"> </text:span><text:span text:style-name="T82">ותחלליה</text:span><text:span text:style-name="T81"> </text:span><text:span text:style-name="T79">- רבי</text:span><text:span text:style-name="T81"> </text:span><text:span text:style-name="T79">שמעון</text:span><text:span text:style-name="T81"> </text:span><text:span text:style-name="T79">בן</text:span><text:span text:style-name="T81"> </text:span><text:span text:style-name="T79">אלעזר</text:span><text:span text:style-name="T81"> </text:span><text:span text:style-name="T79">אומר: המזבח</text:span><text:span text:style-name="T81"> </text:span><text:span text:style-name="T79">נברא</text:span><text:span text:style-name="T81"> </text:span><text:span text:style-name="T79">להאריך</text:span><text:span text:style-name="T81"> </text:span><text:span text:style-name="T79">ימיו</text:span><text:span text:style-name="T81"> </text:span><text:span text:style-name="T79">של</text:span><text:span text:style-name="T81"> </text:span><text:span text:style-name="T79">אדם, והברזל</text:span><text:span text:style-name="T81"> </text:span><text:span text:style-name="T79">נברא</text:span><text:span text:style-name="T81"> </text:span><text:span text:style-name="T79">לקצרם</text:span><text:span text:style-name="T81"> </text:span><text:span text:style-name="T79">- אינו</text:span><text:span text:style-name="T81"> </text:span><text:span text:style-name="T79">דין</text:span><text:span text:style-name="T81"> </text:span><text:span text:style-name="T79">שיבא</text:span><text:span text:style-name="T81"> </text:span><text:span text:style-name="T79">מקצר</text:span><text:span text:style-name="T81"> </text:span><text:span text:style-name="T79">על</text:span><text:span text:style-name="T81"> </text:span><text:span text:style-name="T79">המאריך</text:span><text:span text:style-name="T60">'.</text:span><text:span text:style-name="T10">)</text:span> <text:s text:c="2"/></text:p>
      <text:p text:style-name="P7"/>
      <text:p text:style-name="P7">זקני<text:span text:style-name="T1"> </text:span>בית<text:span text:style-name="T1"> </text:span>אב<text:span text:style-name="T1"> </text:span>ישנים<text:span text:style-name="T1"> </text:span>שם: <text:s/></text:p>
      <text:p text:style-name="P7">ואמאי<text:span text:style-name="T1"> </text:span><text:span text:style-name="T10">(</text:span><text:span text:style-name="T60">אמאי</text:span><text:span text:style-name="T64"> </text:span><text:span text:style-name="T60">ישנים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החומה</text:span><text:span text:style-name="T10">)</text:span>? לעיילי<text:span text:style-name="T1"> </text:span>מטות?</text:p>
      <text:p text:style-name="P7">אמר<text:span text:style-name="T1"> </text:span>אביי: לאו<text:span text:style-name="T1"> </text:span>אורח<text:span text:style-name="T1"> </text:span>ארעא<text:span text:style-name="T1"> </text:span>לעיולי<text:span text:style-name="T1"> </text:span>מטות<text:span text:style-name="T1"> </text:span>לבית<text:span text:style-name="T1"> </text:span>המקדש.</text:p>
      <text:p text:style-name="P7"/>
      <text:p text:style-name="P7">פרחי<text:span text:style-name="T1"> </text:span>כהונה<text:span text:style-name="T1"> </text:span>איש<text:span text:style-name="T1"> </text:span>כסותו<text:span text:style-name="T1"> </text:span>בארץ: <text:s/></text:p>
      <text:p text:style-name="P7">אמאי<text:span text:style-name="T1"> </text:span>התם<text:span text:style-name="T1"> </text:span>קרי<text:span text:style-name="T1"> </text:span>להו<text:span text:style-name="T1"> </text:span>'רובים' <text:span text:style-name="T10">(</text:span><text:span text:style-name="T60">'ורובים</text:span><text:span text:style-name="T64"> </text:span><text:span text:style-name="T60">שומרים</text:span><text:span text:style-name="T64"> </text:span><text:span text:style-name="T60">שם'</text:span><text:span text:style-name="T10">)</text:span> הכא<text:span text:style-name="T1"> </text:span>קרי<text:span text:style-name="T1"> </text:span>להו</text:p>
      <text:p text:style-name="P7"/>
      <text:p text:style-name="P7">(תמיד<text:span text:style-name="T1"> </text:span>כז,א)</text:p>
      <text:p text:style-name="P7">'פרחי<text:span text:style-name="T1"> </text:span>כהונה'?</text:p>
      <text:p text:style-name="P7"><text:soft-page-break/>אמרי: אִין; התם<text:span text:style-name="T1"> </text:span><text:span text:style-name="T10">(</text:span><text:span text:style-name="T60">גבי</text:span><text:span text:style-name="T64"> </text:span><text:span text:style-name="T60">שמירה</text:span><text:span text:style-name="T10">)</text:span>, דלא<text:span text:style-name="T1"> </text:span>מטו<text:span text:style-name="T1"> </text:span>למעבד<text:span text:style-name="T1"> </text:span>עבודה<text:span text:style-name="T1"> </text:span><text:span text:style-name="T10">(</text:span><text:span text:style-name="T60">שלא</text:span><text:span text:style-name="T64"> </text:span><text:span text:style-name="T60">הגיעו</text:span><text:span text:style-name="T64"> </text:span><text:span text:style-name="T60">לעשות</text:span><text:span text:style-name="T64"> </text:span><text:span text:style-name="T60">עבודה</text:span><text:span text:style-name="T64"> </text:span><text:span text:style-name="T60">כגון</text:span><text:span text:style-name="T64"> </text:span><text:span text:style-name="T60">פחותים</text:span><text:span text:style-name="T64"> </text:span><text:span text:style-name="T60">מי"ג</text:span><text:span text:style-name="T64"> </text:span><text:span text:style-name="T60">שנה</text:span><text:span text:style-name="T10">)</text:span> - קרי<text:span text:style-name="T1"> </text:span>להו<text:span text:style-name="T1"> </text:span>'רובים' <text:span text:style-name="T10">(</text:span><text:span text:style-name="T60">כלומר: נערים</text:span><text:span text:style-name="T10">)</text:span>; הכא, דמטו<text:span text:style-name="T1"> </text:span>להו<text:span text:style-name="T1"> </text:span>למעבד<text:span text:style-name="T1"> </text:span>עבודה<text:span text:style-name="T1"> </text:span><text:span text:style-name="T10">(</text:span><text:span text:style-name="T60">שכל</text:span><text:span text:style-name="T64"> </text:span><text:span text:style-name="T60">אותם</text:span><text:span text:style-name="T64"> </text:span><text:span text:style-name="T60">שישנים</text:span><text:span text:style-name="T64"> </text:span><text:span text:style-name="T60">שם</text:span><text:span text:style-name="T64"> </text:span><text:span text:style-name="T60">בבית</text:span><text:span text:style-name="T64"> </text:span><text:span text:style-name="T60">המוקד</text:span><text:span text:style-name="T64"> </text:span><text:span text:style-name="T60">ראויין</text:span><text:span text:style-name="T64"> </text:span><text:span text:style-name="T60">לעבודה, דבשביל</text:span><text:span text:style-name="T64"> </text:span><text:span text:style-name="T60">כך</text:span><text:span text:style-name="T64"> </text:span><text:span text:style-name="T60">הם</text:span><text:span text:style-name="T64"> </text:span><text:span text:style-name="T60">ישנים</text:span><text:span text:style-name="T64"> </text:span><text:span text:style-name="T60">שם: כדי</text:span><text:span text:style-name="T64"> </text:span><text:span text:style-name="T60">שיהיו</text:span><text:span text:style-name="T64"> </text:span><text:span text:style-name="T60">מזומנים</text:span><text:span text:style-name="T64"> </text:span><text:span text:style-name="T60">למחר</text:span><text:span text:style-name="T64"> </text:span><text:span text:style-name="T60">לעבודה</text:span><text:span text:style-name="T64"> </text:span><text:span text:style-name="T60">ביום</text:span><text:span text:style-name="T64"> </text:span><text:span text:style-name="T60">עבודתם, דכל</text:span><text:span text:style-name="T64"> </text:span><text:span text:style-name="T60">משמרה</text:span><text:span text:style-name="T64"> </text:span><text:span text:style-name="T60">מתחלקת</text:span><text:span text:style-name="T64"> </text:span><text:span text:style-name="T60">לששה</text:span><text:span text:style-name="T64"> </text:span><text:span text:style-name="T60">בתי</text:span><text:span text:style-name="T64"> </text:span><text:span text:style-name="T60">אבות</text:span><text:span text:style-name="T64"> </text:span><text:span text:style-name="T60">כנגד</text:span><text:span text:style-name="T64"> </text:span><text:span text:style-name="T60">ששת</text:span><text:span text:style-name="T64"> </text:span><text:span text:style-name="T60">ימי</text:span><text:span text:style-name="T64"> </text:span><text:span text:style-name="T60">שבוע, ובשבת</text:span><text:span text:style-name="T64"> </text:span><text:span text:style-name="T60">עובדין</text:span><text:span text:style-name="T64"> </text:span><text:span text:style-name="T60">כולן</text:span><text:span text:style-name="T64"> </text:span><text:span text:style-name="T60">ביחד, וחולקין</text:span><text:span text:style-name="T64"> </text:span><text:span text:style-name="T60">ביחד</text:span><text:span text:style-name="T10">)</text:span> - קרי<text:span text:style-name="T1"> </text:span>להו<text:span text:style-name="T1"> </text:span>'פרחי' <text:span text:style-name="T10">(</text:span><text:span text:style-name="T60">בחורים</text:span><text:span text:style-name="T64"> </text:span><text:span text:style-name="T60">שלא</text:span><text:span text:style-name="T64"> </text:span><text:span text:style-name="T60">הגיעו</text:span><text:span text:style-name="T64"> </text:span><text:span text:style-name="T60">עדיין</text:span><text:span text:style-name="T64"> </text:span><text:span text:style-name="T60">לכלל</text:span><text:span text:style-name="T64"> </text:span><text:span text:style-name="T60">זקנה</text:span><text:span text:style-name="T10">)</text:span>.</text:p>
      <text:p text:style-name="P7"/>
      <text:p text:style-name="P7">תנן<text:span text:style-name="T1"> </text:span>התם<text:span text:style-name="T1"> </text:span><text:span text:style-name="T10">(</text:span><text:span text:style-name="T60">במסכת</text:span><text:span text:style-name="T64"> </text:span><text:span text:style-name="T60">מדות</text:span><text:span text:style-name="T64"> </text:span><text:span text:style-name="T61">(פ"א</text:span><text:span text:style-name="T65"> </text:span><text:span text:style-name="T61">מ"א, דף</text:span><text:span text:style-name="T65"> </text:span><text:span text:style-name="T61">לד.)</text:span><text:span text:style-name="T10">)</text:span>: '<text:span text:style-name="T52">בשלשה</text:span><text:span text:style-name="T4"> </text:span><text:span text:style-name="T52">מקומות</text:span><text:span text:style-name="T4"> </text:span><text:span text:style-name="T52">הכהנים</text:span><text:span text:style-name="T4"> </text:span><text:span text:style-name="T52">שומרים</text:span><text:span text:style-name="T4"> </text:span><text:span text:style-name="T52">בבית</text:span><text:span text:style-name="T4"> </text:span><text:span text:style-name="T52">המקדש: בבית</text:span><text:span text:style-name="T4"> </text:span><text:span text:style-name="T52">אבטינס</text:span><text:span text:style-name="T4"> </text:span><text:span text:style-name="T52">ובבית</text:span><text:span text:style-name="T4"> </text:span><text:span text:style-name="T52">הניצוץ</text:span><text:span text:style-name="T4"> </text:span><text:span text:style-name="T52">ובבית</text:span><text:span text:style-name="T4"> </text:span><text:span text:style-name="T52">המוקד, והלוים</text:span><text:span text:style-name="T4"> </text:span><text:span text:style-name="T52">בעשרים</text:span><text:span text:style-name="T4"> </text:span><text:span text:style-name="T52">ואחד</text:span><text:span text:style-name="T4"> </text:span><text:span text:style-name="T52">מקומות: חמשה</text:span><text:span text:style-name="T4"> </text:span><text:span text:style-name="T52">על</text:span><text:span text:style-name="T4"> </text:span><text:span text:style-name="T52">חמשה</text:span><text:span text:style-name="T4"> </text:span><text:span text:style-name="T52">שערי</text:span><text:span text:style-name="T4"> </text:span><text:span text:style-name="T52">הר</text:span><text:span text:style-name="T4"> </text:span><text:span text:style-name="T52">הבית</text:span><text:span text:style-name="T4"> </text:span><text:span text:style-name="T10">(</text:span><text:span text:style-name="T60">חמשה</text:span><text:span text:style-name="T64"> </text:span><text:span text:style-name="T60">שערים</text:span><text:span text:style-name="T64"> </text:span><text:span text:style-name="T60">שהיו</text:span><text:span text:style-name="T64"> </text:span><text:span text:style-name="T60">לו</text:span><text:span text:style-name="T64"> </text:span><text:span text:style-name="T60">להר</text:span><text:span text:style-name="T64"> </text:span><text:span text:style-name="T60">הבית</text:span><text:span text:style-name="T10">)</text:span><text:span text:style-name="T52">; ארבעה</text:span><text:span text:style-name="T4"> </text:span><text:span text:style-name="T52">על</text:span><text:span text:style-name="T4"> </text:span><text:span text:style-name="T52">ארבע</text:span><text:span text:style-name="T4"> </text:span><text:span text:style-name="T52">פנותיו</text:span><text:span text:style-name="T4"> </text:span><text:span text:style-name="T52">מבפנים</text:span><text:span text:style-name="T4"> </text:span><text:span text:style-name="T10">(</text:span><text:span text:style-name="T60">פנות</text:span><text:span text:style-name="T64"> </text:span><text:span text:style-name="T60">= אנגל"ש: למקום</text:span><text:span text:style-name="T64"> </text:span><text:span text:style-name="T60">שכלה</text:span><text:span text:style-name="T64"> </text:span><text:span text:style-name="T60">החומה</text:span><text:span text:style-name="T64"> </text:span><text:span text:style-name="T60">ומתחלת</text:span><text:span text:style-name="T64"> </text:span><text:span text:style-name="T60">חומה</text:span><text:span text:style-name="T10">)</text:span><text:span text:style-name="T52">, חמשה</text:span><text:span text:style-name="T4"> </text:span><text:span text:style-name="T52">על</text:span><text:span text:style-name="T4"> </text:span><text:span text:style-name="T52">חמשת</text:span><text:span text:style-name="T4"> </text:span><text:span text:style-name="T52">שערי</text:span><text:span text:style-name="T4"> </text:span><text:span text:style-name="T52">עזרה</text:span><text:span text:style-name="T4"> </text:span><text:span text:style-name="T10">(</text:span><text:span text:style-name="T60">ולקמן</text:span><text:span text:style-name="T64"> </text:span><text:span text:style-name="T60">פריך</text:span><text:span text:style-name="T64"> </text:span><text:span text:style-name="T60">משבעה</text:span><text:span text:style-name="T64"> </text:span><text:span text:style-name="T60">שערים</text:span><text:span text:style-name="T64"> </text:span><text:span text:style-name="T60">שהיו</text:span><text:span text:style-name="T64"> </text:span><text:span text:style-name="T60">לעזרה, דתנן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1">(שם)</text:span><text:span text:style-name="T60">, ומסיק</text:span><text:span text:style-name="T64"> </text:span><text:span text:style-name="T60">לה</text:span><text:span text:style-name="T64"> </text:span><text:span text:style-name="T60">שפיר</text:span><text:span text:style-name="T10">)</text:span><text:span text:style-name="T52">, וארבעה</text:span><text:span text:style-name="T4"> </text:span><text:span text:style-name="T52">על</text:span><text:span text:style-name="T4"> </text:span><text:span text:style-name="T52">ארבע</text:span><text:span text:style-name="T4"> </text:span><text:span text:style-name="T52">פנותיו</text:span><text:span text:style-name="T4"> </text:span><text:span text:style-name="T52">מבחוץ</text:span><text:span text:style-name="T4"> </text:span><text:span text:style-name="T10">(</text:span><text:span text:style-name="T60">מבחוץ</text:span><text:span text:style-name="T64"> </text:span><text:span text:style-name="T60">קאי, בין</text:span><text:span text:style-name="T64"> </text:span><text:span text:style-name="T60">אשערים</text:span><text:span text:style-name="T64"> </text:span><text:span text:style-name="T60">בין</text:span><text:span text:style-name="T64"> </text:span><text:span text:style-name="T60">אפנות; ולקמן</text:span><text:span text:style-name="T64"> </text:span><text:span text:style-name="T60">מפרש</text:span><text:span text:style-name="T64"> </text:span><text:span text:style-name="T60">מאי</text:span><text:span text:style-name="T64"> </text:span><text:span text:style-name="T60">שנא</text:span><text:span text:style-name="T10">)</text:span><text:span text:style-name="T52">, אחד</text:span><text:span text:style-name="T4"> </text:span><text:span text:style-name="T52">בלשכת</text:span><text:span text:style-name="T4"> </text:span><text:span text:style-name="T52">הקרבן, ואחד</text:span><text:span text:style-name="T4"> </text:span><text:span text:style-name="T52">בלשכת</text:span><text:span text:style-name="T4"> </text:span><text:span text:style-name="T52">הפרוכת, ואחד</text:span><text:span text:style-name="T4"> </text:span><text:span text:style-name="T52">אחורי</text:span><text:span text:style-name="T4"> </text:span><text:span text:style-name="T52">בית</text:span><text:span text:style-name="T4"> </text:span><text:span text:style-name="T52">הכפורת</text:span>'. <text:span text:style-name="T10">(</text:span><text:span text:style-name="T60">הר</text:span><text:span text:style-name="T64"> </text:span><text:span text:style-name="T60">הבית</text:span><text:span text:style-name="T64"> </text:span><text:span text:style-name="T60">היה</text:span><text:span text:style-name="T64"> </text:span><text:span text:style-name="T60">חמש</text:span><text:span text:style-name="T64"> </text:span><text:span text:style-name="T60">מאות</text:span><text:span text:style-name="T64"> </text:span><text:span text:style-name="T60">אמה</text:span><text:span text:style-name="T64"> </text:span><text:span text:style-name="T60">על</text:span><text:span text:style-name="T64"> </text:span><text:span text:style-name="T60">חמש</text:span><text:span text:style-name="T64"> </text:span><text:span text:style-name="T60">מאות</text:span><text:span text:style-name="T64"> </text:span><text:span text:style-name="T60">אמה, ובכלל</text:span><text:span text:style-name="T64"> </text:span><text:span text:style-name="T60">אותו</text:span><text:span text:style-name="T64"> </text:span><text:span text:style-name="T60">חשבון</text:span><text:span text:style-name="T64"> </text:span><text:span text:style-name="T60">היה</text:span><text:span text:style-name="T64"> </text:span><text:span text:style-name="T60">חשבון</text:span><text:span text:style-name="T64"> </text:span><text:span text:style-name="T60">העזרה</text:span><text:span text:style-name="T64"> </text:span><text:span text:style-name="T60">מאה</text:span><text:span text:style-name="T64"> </text:span><text:span text:style-name="T60">ושלשים</text:span><text:span text:style-name="T64"> </text:span><text:span text:style-name="T60">וחמשה</text:span><text:span text:style-name="T64"> </text:span><text:span text:style-name="T60">על</text:span><text:span text:style-name="T64"> </text:span><text:span text:style-name="T60">אורך</text:span><text:span text:style-name="T64"> </text:span><text:span text:style-name="T60">מאה</text:span><text:span text:style-name="T64"> </text:span><text:span text:style-name="T60">ושבעה</text:span><text:span text:style-name="T64"> </text:span><text:span text:style-name="T60">ושמונים; ובמסכת</text:span><text:span text:style-name="T64"> </text:span><text:span text:style-name="T60">מדות</text:span><text:span text:style-name="T64"> </text:span><text:span text:style-name="T60">מפרש</text:span><text:span text:style-name="T64"> </text:span><text:span text:style-name="T60">היכי</text:span><text:span text:style-name="T64"> </text:span><text:span text:style-name="T60">הוה</text:span><text:span text:style-name="T64"> </text:span><text:span text:style-name="T60">הר</text:span><text:span text:style-name="T64"> </text:span><text:span text:style-name="T60">הבית</text:span><text:span text:style-name="T64"> </text:span><text:span text:style-name="T60">חמש</text:span><text:span text:style-name="T64"> </text:span><text:span text:style-name="T60">מאות</text:span><text:span text:style-name="T64"> </text:span><text:span text:style-name="T60">אמה</text:span><text:span text:style-name="T64"> </text:span><text:span text:style-name="T60">על</text:span><text:span text:style-name="T64"> </text:span><text:span text:style-name="T60">חמש</text:span><text:span text:style-name="T64"> </text:span><text:span text:style-name="T60">מאות</text:span><text:span text:style-name="T64"> </text:span><text:span text:style-name="T60">אמה: רובו</text:span><text:span text:style-name="T64"> </text:span><text:span text:style-name="T60">מן</text:span><text:span text:style-name="T64"> </text:span><text:span text:style-name="T60">הדרום, שני</text:span><text:span text:style-name="T64"> </text:span><text:span text:style-name="T60">לו</text:span><text:span text:style-name="T64"> </text:span><text:span text:style-name="T60">מן</text:span><text:span text:style-name="T64"> </text:span><text:span text:style-name="T60">המזרח, שלישי</text:span><text:span text:style-name="T64"> </text:span><text:span text:style-name="T60">לו</text:span><text:span text:style-name="T64"> </text:span><text:span text:style-name="T60">מן</text:span><text:span text:style-name="T64"> </text:span><text:span text:style-name="T60">הצפון, ומיעוטו</text:span><text:span text:style-name="T64"> </text:span><text:span text:style-name="T60">מן</text:span><text:span text:style-name="T64"> </text:span><text:span text:style-name="T60">המערב, והכי</text:span><text:span text:style-name="T64"> </text:span><text:span text:style-name="T60">פירושו: העזרה</text:span><text:span text:style-name="T64"> </text:span><text:span text:style-name="T60">היתה</text:span><text:span text:style-name="T64"> </text:span><text:span text:style-name="T60">באמצע</text:span><text:span text:style-name="T64"> </text:span><text:span text:style-name="T60">הר</text:span><text:span text:style-name="T64"> </text:span><text:span text:style-name="T60">הבית, אלא</text:span><text:span text:style-name="T64"> </text:span><text:span text:style-name="T60">שלא</text:span><text:span text:style-name="T64"> </text:span><text:span text:style-name="T60">היתה</text:span><text:span text:style-name="T64"> </text:span><text:span text:style-name="T60">ממוצעת</text:span><text:span text:style-name="T64"> </text:span><text:span text:style-name="T60">מכל</text:span><text:span text:style-name="T64"> </text:span><text:span text:style-name="T60">וכל: דרוב</text:span><text:span text:style-name="T64"> </text:span><text:span text:style-name="T60">הר</text:span><text:span text:style-name="T64"> </text:span><text:span text:style-name="T60">הבית</text:span><text:span text:style-name="T64"> </text:span><text:span text:style-name="T60">בדרומו</text:span><text:span text:style-name="T64"> </text:span><text:span text:style-name="T60">של</text:span><text:span text:style-name="T64"> </text:span><text:span text:style-name="T60">עזרה; שני</text:span><text:span text:style-name="T64"> </text:span><text:span text:style-name="T60">לו</text:span><text:span text:style-name="T64"> </text:span><text:span text:style-name="T60">מן</text:span><text:span text:style-name="T64"> </text:span><text:span text:style-name="T60">המזרח, כלומר: הר</text:span><text:span text:style-name="T64"> </text:span><text:span text:style-name="T60">הבית</text:span><text:span text:style-name="T64"> </text:span><text:span text:style-name="T60">מתמעט</text:span><text:span text:style-name="T64"> </text:span><text:span text:style-name="T60">מכל</text:span><text:span text:style-name="T64"> </text:span><text:span text:style-name="T60">צדדיו: דרובו</text:span><text:span text:style-name="T64"> </text:span><text:span text:style-name="T60">היה</text:span><text:span text:style-name="T64"> </text:span><text:span text:style-name="T60">בדרום</text:span><text:span text:style-name="T64"> </text:span><text:span text:style-name="T60">עזרה, ושני</text:span><text:span text:style-name="T64"> </text:span><text:span text:style-name="T60">- פחות</text:span><text:span text:style-name="T64"> </text:span><text:span text:style-name="T60">היה</text:span><text:span text:style-name="T64"> </text:span><text:span text:style-name="T60">בו</text:span><text:span text:style-name="T64"> </text:span><text:span text:style-name="T60">אצל</text:span><text:span text:style-name="T64"> </text:span><text:span text:style-name="T60">מזרח, ועוד</text:span><text:span text:style-name="T64"> </text:span><text:span text:style-name="T60">שלישי</text:span><text:span text:style-name="T64"> </text:span><text:span text:style-name="T60">פחות</text:span><text:span text:style-name="T64"> </text:span><text:span text:style-name="T60">מן</text:span><text:span text:style-name="T64"> </text:span><text:span text:style-name="T60">הצפון, ועוד</text:span><text:span text:style-name="T64"> </text:span><text:span text:style-name="T60">פחות</text:span><text:span text:style-name="T64"> </text:span><text:span text:style-name="T60">מן</text:span><text:span text:style-name="T64"> </text:span><text:span text:style-name="T60">המערב</text:span><text:span text:style-name="T64"> </text:span><text:span text:style-name="T60">= אחורי</text:span><text:span text:style-name="T64"> </text:span><text:span text:style-name="T60">בית</text:span><text:span text:style-name="T64"> </text:span><text:span text:style-name="T60">קדש</text:span><text:span text:style-name="T64"> </text:span><text:span text:style-name="T60">הקדשים.</text:span><text:span text:style-name="T10">)</text:span> </text:p>
      <text:p text:style-name="P7">מנא<text:span text:style-name="T1"> </text:span>הני<text:span text:style-name="T1"> </text:span>מילי<text:span text:style-name="T1"> </text:span><text:span text:style-name="T10">(</text:span><text:span text:style-name="T60">דבעינן</text:span><text:span text:style-name="T64"> </text:span><text:span text:style-name="T60">כ"א</text:span><text:span text:style-name="T64"> </text:span><text:span text:style-name="T60">שומרים</text:span><text:span text:style-name="T64"> </text:span><text:span text:style-name="T60">בכ"א</text:span><text:span text:style-name="T64"> </text:span><text:span text:style-name="T60">מקומות</text:span><text:span text:style-name="T10">)</text:span>?</text:p>
      <text:p text:style-name="P7">אמר<text:span text:style-name="T1"> </text:span>רב<text:span text:style-name="T1"> </text:span>יהודה<text:span text:style-name="T1"> </text:span>מסורא, ואמרי<text:span text:style-name="T1"> </text:span>לה<text:span text:style-name="T1"> </text:span>במתניתא<text:span text:style-name="T1"> </text:span>תנא: דכתיב<text:span text:style-name="T1"> </text:span><text:span text:style-name="T61">(דברי</text:span><text:span text:style-name="T65"> </text:span><text:span text:style-name="T61">הימים</text:span><text:span text:style-name="T65"> </text:span><text:span text:style-name="T61">א</text:span><text:span text:style-name="T65"> </text:span><text:span text:style-name="T61">כו,יז)</text:span><text:span text:style-name="T25"> למזרח</text:span><text:span text:style-name="T1"> </text:span><text:span text:style-name="T25">הלוים</text:span><text:span text:style-name="T1"> </text:span><text:span text:style-name="T25">ששה</text:span><text:span text:style-name="T1"> </text:span><text:span text:style-name="T25">לצפונה</text:span><text:span text:style-name="T1"> </text:span><text:span text:style-name="T25">לוים</text:span><text:span text:style-name="T1"> </text:span><text:span text:style-name="T25">ארבעה</text:span><text:span text:style-name="T1"> </text:span><text:span text:style-name="T25">לנגבה</text:span><text:span text:style-name="T1"> </text:span><text:span text:style-name="T25">לוים</text:span><text:span text:style-name="T1"> </text:span><text:span text:style-name="T25">ארבעה</text:span><text:span text:style-name="T1"> </text:span><text:span text:style-name="T25">ולאסופים</text:span><text:span text:style-name="T1"> </text:span><text:span text:style-name="T25">שנים</text:span><text:span text:style-name="T1"> </text:span><text:span text:style-name="T25">שנים</text:span><text:span text:style-name="T1"> </text:span><text:span text:style-name="T61">[פסוק</text:span><text:span text:style-name="T65"> </text:span><text:span text:style-name="T61">יח]</text:span><text:span text:style-name="T25"> לפרבר</text:span><text:span text:style-name="T1"> </text:span><text:span text:style-name="T25">למערב</text:span><text:span text:style-name="T1"> </text:span><text:span text:style-name="T25">ארבעה</text:span><text:span text:style-name="T1"> </text:span><text:span text:style-name="T25">למסלה</text:span><text:span text:style-name="T1"> </text:span><text:span text:style-name="T25">שנים</text:span><text:span text:style-name="T1"> </text:span><text:span text:style-name="T25">לפרבר</text:span><text:span text:style-name="T1"> </text:span><text:span text:style-name="T10">(</text:span><text:span text:style-name="T60">קרא</text:span><text:span text:style-name="T64"> </text:span><text:span text:style-name="T60">- במשכן</text:span><text:span text:style-name="T64"> </text:span><text:span text:style-name="T60">כתיב, בימי</text:span><text:span text:style-name="T64"> </text:span><text:span text:style-name="T60">דוד</text:span><text:span text:style-name="T64"> </text:span><text:span text:style-name="T60">בדברי</text:span><text:span text:style-name="T64"> </text:span><text:span text:style-name="T60">הימים, וקא</text:span><text:span text:style-name="T64"> </text:span><text:span text:style-name="T60">מני</text:span><text:span text:style-name="T64"> </text:span><text:span text:style-name="T60">קרא</text:span><text:span text:style-name="T64"> </text:span><text:span text:style-name="T60">את</text:span><text:span text:style-name="T64"> </text:span><text:span text:style-name="T60">השומרים</text:span><text:span text:style-name="T64"> </text:span><text:span text:style-name="T60">שהיו</text:span><text:span text:style-name="T64"> </text:span><text:span text:style-name="T60">שומרים</text:span><text:span text:style-name="T64"> </text:span><text:span text:style-name="T60">את</text:span><text:span text:style-name="T64"> </text:span><text:span text:style-name="T60">המשכן; ובקרא</text:span><text:span text:style-name="T64"> </text:span><text:span text:style-name="T60">לא</text:span><text:span text:style-name="T64"> </text:span><text:span text:style-name="T60">נחית</text:span><text:span text:style-name="T64"> </text:span><text:span text:style-name="T60">למנין</text:span><text:span text:style-name="T64"> </text:span><text:span text:style-name="T60">כהנים, ומדחשיב</text:span><text:span text:style-name="T64"> </text:span><text:span text:style-name="T60">לוים</text:span><text:span text:style-name="T64"> </text:span><text:span text:style-name="T60">כ"א</text:span><text:span text:style-name="T64"> </text:span><text:span text:style-name="T60">- ללמדנו</text:span><text:span text:style-name="T64"> </text:span><text:span text:style-name="T60">שבכ"א</text:span><text:span text:style-name="T64"> </text:span><text:span text:style-name="T60">מקומות</text:span><text:span text:style-name="T64"> </text:span><text:span text:style-name="T60">היו, דאי</text:span><text:span text:style-name="T64"> </text:span><text:span text:style-name="T60">בחד</text:span><text:span text:style-name="T64"> </text:span><text:span text:style-name="T60">מקום</text:span><text:span text:style-name="T64"> </text:span><text:span text:style-name="T60">היה</text:span><text:span text:style-name="T64"> </text:span><text:span text:style-name="T60">מיירי, אמאי</text:span><text:span text:style-name="T64"> </text:span><text:span text:style-name="T60">בצד</text:span><text:span text:style-name="T64"> </text:span><text:span text:style-name="T60">מזרח</text:span><text:span text:style-name="T64"> </text:span><text:span text:style-name="T60">ששה? בתרי</text:span><text:span text:style-name="T64"> </text:span><text:span text:style-name="T60">סגי! ומשום</text:span><text:span text:style-name="T64"> </text:span><text:span text:style-name="T60">צוותא</text:span><text:span text:style-name="T64"> </text:span><text:span text:style-name="T60">- בחד</text:span><text:span text:style-name="T64"> </text:span><text:span text:style-name="T60">מקום</text:span><text:span text:style-name="T64"> </text:span><text:span text:style-name="T60">הוי</text:span><text:span text:style-name="T64"> </text:span><text:span text:style-name="T60">שומרים? אלא</text:span><text:span text:style-name="T64"> </text:span><text:span text:style-name="T60">ודאי</text:span><text:span text:style-name="T64"> </text:span><text:span text:style-name="T60">הכי</text:span><text:span text:style-name="T64"> </text:span><text:span text:style-name="T60">קאמר: למזרח</text:span><text:span text:style-name="T64"> </text:span><text:span text:style-name="T60">לוים</text:span><text:span text:style-name="T64"> </text:span><text:span text:style-name="T60">צריך</text:span><text:span text:style-name="T64"> </text:span><text:span text:style-name="T60">ששה</text:span><text:span text:style-name="T64"> </text:span><text:span text:style-name="T60">מקומות, וכן</text:span><text:span text:style-name="T64"> </text:span><text:span text:style-name="T60">כולהו</text:span><text:span text:style-name="T10">)</text:span>. </text:p>
      <text:p text:style-name="P7">אמרי: הני<text:span text:style-name="T1"> </text:span>- כ"ד<text:span text:style-name="T1"> </text:span>הוו. </text:p>
      <text:p text:style-name="P7">אמר<text:span text:style-name="T1"> </text:span>אביי<text:span text:style-name="T1"> </text:span>הכי<text:span text:style-name="T1"> </text:span>קאמר: '<text:span text:style-name="T25">ולאסופים</text:span><text:span text:style-name="T1"> </text:span><text:span text:style-name="T25">שנים</text:span>' <text:span text:style-name="T10">(</text:span><text:span text:style-name="T60">כלומר: קרא, דקא</text:span><text:span text:style-name="T64"> </text:span><text:span text:style-name="T60">חשיב</text:span><text:span text:style-name="T64"> </text:span><text:span text:style-name="T60">'</text:span><text:span text:style-name="T67">שנים</text:span><text:span text:style-name="T64"> </text:span><text:span text:style-name="T67">שנים</text:span><text:span text:style-name="T60">' - בשביל</text:span><text:span text:style-name="T64"> </text:span><text:span text:style-name="T60">סוף</text:span><text:span text:style-name="T64"> </text:span><text:span text:style-name="T60">פסוק</text:span><text:span text:style-name="T64"> </text:span><text:span text:style-name="T60">כפל</text:span><text:span text:style-name="T64"> </text:span><text:span text:style-name="T60">את</text:span><text:span text:style-name="T64"> </text:span><text:span text:style-name="T60">לשונו, כאדם</text:span><text:span text:style-name="T64"> </text:span><text:span text:style-name="T60">המדבר</text:span><text:span text:style-name="T64"> </text:span><text:span text:style-name="T60">וכופל</text:span><text:span text:style-name="T64"> </text:span><text:span text:style-name="T60">את</text:span><text:span text:style-name="T64"> </text:span><text:span text:style-name="T60">לשונו, והכי</text:span><text:span text:style-name="T64"> </text:span><text:span text:style-name="T60">קאמר: וללשכות</text:span><text:span text:style-name="T64"> </text:span><text:span text:style-name="T60">התוספות</text:span><text:span text:style-name="T64"> </text:span><text:span text:style-name="T60">במשכן</text:span><text:span text:style-name="T64"> </text:span><text:span text:style-name="T60">שנים</text:span><text:span text:style-name="T64"> </text:span><text:span text:style-name="T60">שנים</text:span><text:span text:style-name="T64"> </text:span><text:span text:style-name="T60">יהיו</text:span><text:span text:style-name="T64"> </text:span><text:span text:style-name="T60">בכל</text:span><text:span text:style-name="T64"> </text:span><text:span text:style-name="T60">עת; אחר</text:span><text:span text:style-name="T64"> </text:span><text:span text:style-name="T60">כך</text:span><text:span text:style-name="T64"> </text:span><text:span text:style-name="T60">הוא</text:span><text:span text:style-name="T64"> </text:span><text:span text:style-name="T60">אומר</text:span><text:span text:style-name="T64"> </text:span><text:span text:style-name="T67">לפרבר</text:span><text:span text:style-name="T64"> </text:span><text:span text:style-name="T67">למערב</text:span><text:span text:style-name="T64"> </text:span><text:span text:style-name="T67">ארבעה</text:span><text:span text:style-name="T64"> </text:span><text:span text:style-name="T67">למסלה</text:span><text:span text:style-name="T64"> </text:span><text:span text:style-name="T67">שנים</text:span><text:span text:style-name="T64"> </text:span><text:span text:style-name="T67">לפרבר</text:span><text:span text:style-name="T60">; ומעיקרא</text:span><text:span text:style-name="T64"> </text:span><text:span text:style-name="T60">כשהקשה</text:span><text:span text:style-name="T64"> </text:span><text:span text:style-name="T60">הש"ס</text:span><text:span text:style-name="T64"> </text:span><text:span text:style-name="T60">'כ"ד</text:span><text:span text:style-name="T64"> </text:span><text:span text:style-name="T60">הוו' - היה</text:span><text:span text:style-name="T64"> </text:span><text:span text:style-name="T60">סבור</text:span><text:span text:style-name="T64"> </text:span><text:span text:style-name="T60">דשנים</text:span><text:span text:style-name="T64"> </text:span><text:span text:style-name="T60">לא</text:span><text:span text:style-name="T64"> </text:span><text:span text:style-name="T60">לשון</text:span><text:span text:style-name="T64"> </text:span><text:span text:style-name="T60">כפל, אלא</text:span><text:span text:style-name="T64"> </text:span><text:span text:style-name="T60">דוקא, ומתרץ: דודאי</text:span><text:span text:style-name="T64"> </text:span><text:span text:style-name="T60">לאו</text:span><text:span text:style-name="T64"> </text:span><text:span text:style-name="T60">דוקא</text:span><text:span text:style-name="T64"> </text:span><text:span text:style-name="T60">הם, דאם</text:span><text:span text:style-name="T64"> </text:span><text:span text:style-name="T60">כן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לכתוב</text:span><text:span text:style-name="T64"> </text:span><text:span text:style-name="T60">'ארבעה', ולמה</text:span><text:span text:style-name="T64"> </text:span><text:span text:style-name="T60">יכתוב</text:span><text:span text:style-name="T64"> </text:span><text:span text:style-name="T60">'שנים</text:span><text:span text:style-name="T64"> </text:span><text:span text:style-name="T60">שנים'? אלא</text:span><text:span text:style-name="T64"> </text:span><text:span text:style-name="T60">ודאי</text:span><text:span text:style-name="T64"> </text:span><text:span text:style-name="T60">כפל</text:span><text:span text:style-name="T64"> </text:span><text:span text:style-name="T60">לשון, כמו</text:span><text:span text:style-name="T64"> </text:span><text:span text:style-name="T60">שפירשתי.</text:span><text:span text:style-name="T10">)</text:span> </text:p>
      <text:p text:style-name="P7">אכתי<text:span text:style-name="T1"> </text:span>עשרין<text:span text:style-name="T1"> </text:span>ותרי<text:span text:style-name="T1"> </text:span>הוו?</text:p>
      <text:p text:style-name="P7">היאך<text:span text:style-name="T1"> </text:span>דפרבר<text:span text:style-name="T1"> </text:span>- חד<text:span text:style-name="T1"> </text:span>הוה, ואחרינא<text:span text:style-name="T1"> </text:span>- בצוותא<text:span text:style-name="T1"> </text:span>הוא<text:span text:style-name="T1"> </text:span>דאזיל<text:span text:style-name="T1"> </text:span>ויתיב<text:span text:style-name="T1"> </text:span>גביה<text:span text:style-name="T1"> </text:span>משום<text:span text:style-name="T1"> </text:span>דקאי<text:span text:style-name="T1"> </text:span>אבראי<text:span text:style-name="T1"> </text:span><text:span text:style-name="T10">(</text:span><text:span text:style-name="T60">אבל</text:span><text:span text:style-name="T64"> </text:span><text:span text:style-name="T60">למערב</text:span><text:span text:style-name="T64"> </text:span><text:span text:style-name="T60">לפרבר</text:span><text:span text:style-name="T64"> </text:span><text:span text:style-name="T60">ארבעה, דלא</text:span><text:span text:style-name="T64"> </text:span><text:span text:style-name="T60">בעי</text:span><text:span text:style-name="T64"> </text:span><text:span text:style-name="T60">צוות, שהרי</text:span><text:span text:style-name="T64"> </text:span><text:span text:style-name="T60">ארבעה</text:span><text:span text:style-name="T64"> </text:span><text:span text:style-name="T60">הן</text:span><text:span text:style-name="T64"> </text:span><text:span text:style-name="T60">באותה</text:span><text:span text:style-name="T64"> </text:span><text:span text:style-name="T60">רוח, ואין</text:span><text:span text:style-name="T64"> </text:span><text:span text:style-name="T60">כל</text:span><text:span text:style-name="T64"> </text:span><text:span text:style-name="T60">אחד</text:span><text:span text:style-name="T64"> </text:span><text:span text:style-name="T60">צריך</text:span><text:span text:style-name="T64"> </text:span><text:span text:style-name="T60">לצוות</text:span><text:span text:style-name="T64"> </text:span><text:span text:style-name="T60">שהרי</text:span><text:span text:style-name="T64"> </text:span><text:span text:style-name="T60">חבירו</text:span><text:span text:style-name="T64"> </text:span><text:span text:style-name="T60">שומר</text:span><text:span text:style-name="T64"> </text:span><text:span text:style-name="T60">באותו</text:span><text:span text:style-name="T64"> </text:span><text:span text:style-name="T60">צד; אבל</text:span><text:span text:style-name="T64"> </text:span><text:span text:style-name="T60">הכא, אותן</text:span><text:span text:style-name="T64"> </text:span><text:span text:style-name="T60">שנים</text:span><text:span text:style-name="T64"> </text:span><text:span text:style-name="T60">דקחשיב</text:span><text:span text:style-name="T64"> </text:span><text:span text:style-name="T60">קרא</text:span><text:span text:style-name="T64"> </text:span><text:span text:style-name="T60">- האחד</text:span><text:span text:style-name="T64"> </text:span><text:span text:style-name="T60">בשביל</text:span><text:span text:style-name="T64"> </text:span><text:span text:style-name="T60">צוות; שולי"ץ</text:span><text:span text:style-name="T64"> </text:span><text:span text:style-name="T60">בלע"ז</text:span><text:span text:style-name="T10">)</text:span> </text:p>
      <text:p text:style-name="P7">מאי<text:span text:style-name="T1"> </text:span>'<text:span text:style-name="T25">לפרבר</text:span>'?</text:p>
      <text:p text:style-name="P7">אמר<text:span text:style-name="T1"> </text:span>רבה<text:span text:style-name="T1"> </text:span>בר<text:span text:style-name="T1"> </text:span>רב<text:span text:style-name="T1"> </text:span>שילא: כמאן<text:span text:style-name="T1"> </text:span>דאמר<text:span text:style-name="T1"> </text:span>'כלפי<text:span text:style-name="T1"> </text:span>בר';</text:p>
      <text:p text:style-name="P7">ואיבעית<text:span text:style-name="T1"> </text:span>אימא: לעולם<text:span text:style-name="T1"> </text:span>כ"ד, כדכתיב<text:span text:style-name="T1"> </text:span><text:span text:style-name="T10">(</text:span><text:span text:style-name="T60">קרא</text:span><text:span text:style-name="T64"> </text:span><text:span text:style-name="T60">דקחשיב</text:span><text:span text:style-name="T64"> </text:span><text:span text:style-name="T67">שנים</text:span><text:span text:style-name="T64"> </text:span><text:span text:style-name="T67">שנים</text:span><text:span text:style-name="T64"> </text:span><text:span text:style-name="T60">- דוקא</text:span><text:span text:style-name="T64"> </text:span><text:span text:style-name="T60">כתיב, ולא</text:span><text:span text:style-name="T64"> </text:span><text:span text:style-name="T60">כפל</text:span><text:span text:style-name="T64"> </text:span><text:span text:style-name="T60">לשון, וגם</text:span><text:span text:style-name="T64"> </text:span><text:span text:style-name="T60">שנים</text:span><text:span text:style-name="T64"> </text:span><text:span text:style-name="T60">לפרבר</text:span><text:span text:style-name="T10">)</text:span>: תלתא<text:span text:style-name="T1"> </text:span>מינייהו<text:span text:style-name="T1"> </text:span>דכהנים<text:span text:style-name="T1"> </text:span>ועשרין<text:span text:style-name="T1"> </text:span>וחד<text:span text:style-name="T1"> </text:span>דלוים<text:span text:style-name="T1"> </text:span><text:span text:style-name="T10">(</text:span><text:span text:style-name="T60">ויותר</text:span><text:span text:style-name="T64"> </text:span><text:span text:style-name="T60">משלשה</text:span><text:span text:style-name="T64"> </text:span><text:span text:style-name="T60">לא</text:span><text:span text:style-name="T64"> </text:span><text:span text:style-name="T60">מצינו</text:span><text:span text:style-name="T64"> </text:span><text:span text:style-name="T60">לרבויי</text:span><text:span text:style-name="T64"> </text:span><text:span text:style-name="T60">גבי</text:span><text:span text:style-name="T64"> </text:span><text:span text:style-name="T60">כהנים: דלא</text:span><text:span text:style-name="T64"> </text:span><text:span text:style-name="T60">מצינו</text:span><text:span text:style-name="T64"> </text:span><text:span text:style-name="T60">בכהנים</text:span><text:span text:style-name="T64"> </text:span><text:span text:style-name="T60">יותר</text:span><text:span text:style-name="T64"> </text:span><text:span text:style-name="T60">משלש</text:span><text:span text:style-name="T64"> </text:span><text:span text:style-name="T60">שמירות, דכתיב</text:span><text:span text:style-name="T64"> </text:span><text:span text:style-name="T67">שומרי</text:span><text:span text:style-name="T64"> </text:span><text:span text:style-name="T67">משמרת</text:span><text:span text:style-name="T64"> </text:span><text:span text:style-name="T67">... למשמרת</text:span><text:span text:style-name="T10">)</text:span>.</text:p>
      <text:p text:style-name="P7">והא<text:span text:style-name="T1"> </text:span>הכא<text:span text:style-name="T1"> </text:span>'<text:span text:style-name="T26">[ה]</text:span><text:span text:style-name="T25">לוים</text:span>' הוא<text:span text:style-name="T1"> </text:span>דכתיב? </text:p>
      <text:p text:style-name="P7">כרבי<text:span text:style-name="T1"> </text:span>יהושע<text:span text:style-name="T1"> </text:span>בן<text:span text:style-name="T1"> </text:span>לוי, דאמר<text:span text:style-name="T1"> </text:span>רבי<text:span text:style-name="T1"> </text:span>יהושע<text:span text:style-name="T1"> </text:span>בן<text:span text:style-name="T1"> </text:span>לוי: בכ"ד<text:span text:style-name="T1"> </text:span>מקומות<text:span text:style-name="T1"> </text:span>נקראו<text:span text:style-name="T1"> </text:span>כהנים<text:span text:style-name="T1"> </text:span>'לוים' <text:span text:style-name="T10">(</text:span><text:span text:style-name="T60">וילמוד</text:span><text:span text:style-name="T64"> </text:span><text:span text:style-name="T60">סתום</text:span><text:span text:style-name="T64"> </text:span><text:span text:style-name="T60">מן</text:span><text:span text:style-name="T64"> </text:span><text:span text:style-name="T60">המפורש</text:span><text:span text:style-name="T10">)</text:span>, וזה<text:span text:style-name="T1"> </text:span>אחד<text:span text:style-name="T1"> </text:span>מהן<text:span text:style-name="T1"> </text:span><text:span text:style-name="T10">(</text:span><text:span text:style-name="T60">זהו</text:span><text:span text:style-name="T64"> </text:span><text:span text:style-name="T60">מפורש</text:span><text:span text:style-name="T64"> </text:span><text:span text:style-name="T60">מכולן, לכך</text:span><text:span text:style-name="T64"> </text:span><text:span text:style-name="T60">נקיט</text:span><text:span text:style-name="T64"> </text:span><text:span text:style-name="T60">ליה</text:span><text:span text:style-name="T64"> </text:span><text:span text:style-name="T60">במילתיה</text:span><text:span text:style-name="T10">)</text:span>: <text:span text:style-name="T61">(יחזקאל</text:span><text:span text:style-name="T65"> </text:span><text:span text:style-name="T61">מד,טו)</text:span><text:span text:style-name="T25"> והכהנים</text:span><text:span text:style-name="T1"> </text:span><text:span text:style-name="T25">הלוים</text:span><text:span text:style-name="T1"> </text:span><text:span text:style-name="T25">בני</text:span><text:span text:style-name="T1"> </text:span><text:span text:style-name="T25">צדוק</text:span><text:span text:style-name="T1"> </text:span><text:span text:style-name="T26">[אשר</text:span><text:span text:style-name="T2"> </text:span><text:span text:style-name="T26">שמרו</text:span><text:span text:style-name="T2"> </text:span><text:span text:style-name="T26">את</text:span><text:span text:style-name="T2"> </text:span><text:span text:style-name="T26">משמרת</text:span><text:span text:style-name="T2"> </text:span><text:span text:style-name="T26">מקדשי</text:span><text:span text:style-name="T2"> </text:span><text:span text:style-name="T26">בתעות</text:span><text:span text:style-name="T2"> </text:span><text:span text:style-name="T26">בני</text:span><text:span text:style-name="T2"> </text:span><text:span text:style-name="T26">ישראל</text:span><text:span text:style-name="T2"> </text:span><text:span text:style-name="T26">מעלי</text:span><text:span text:style-name="T2"> </text:span><text:span text:style-name="T26">המה</text:span><text:span text:style-name="T2"> </text:span><text:span text:style-name="T26">יקרבו</text:span><text:span text:style-name="T2"> </text:span><text:span text:style-name="T26">אלי</text:span><text:span text:style-name="T2"> </text:span><text:span text:style-name="T26">לשרתני</text:span><text:span text:style-name="T2"> </text:span><text:span text:style-name="T26">ועמדו</text:span><text:span text:style-name="T2"> </text:span><text:span text:style-name="T26">לפני</text:span><text:span text:style-name="T2"> </text:span><text:span text:style-name="T26">להקריב</text:span><text:span text:style-name="T2"> </text:span><text:span text:style-name="T26">לי</text:span><text:span text:style-name="T2"> </text:span><text:span text:style-name="T26">חלב</text:span><text:span text:style-name="T2"> </text:span><text:span text:style-name="T26">ודם</text:span><text:span text:style-name="T2"> </text:span><text:span text:style-name="T26">נאם</text:span><text:span text:style-name="T2"> </text:span><text:span text:style-name="T26">ד' ה']</text:span>' <text:span text:style-name="T10">(</text:span><text:span text:style-name="T60">וילמוד</text:span><text:span text:style-name="T64"> </text:span><text:span text:style-name="T60">סתום</text:span><text:span text:style-name="T64"> </text:span><text:span text:style-name="T60">מן</text:span><text:span text:style-name="T64"> </text:span><text:span text:style-name="T60">המפורש</text:span><text:span text:style-name="T10">)</text:span>.<text:span text:style-name="T60"> </text:span></text:p>
      <text:p text:style-name="P7">'<text:span text:style-name="T46">חמשה</text:span><text:span text:style-name="T45"> </text:span><text:span text:style-name="T46">על</text:span><text:span text:style-name="T45"> </text:span><text:span text:style-name="T46">חמשה</text:span><text:span text:style-name="T45"> </text:span><text:span text:style-name="T46">שערי</text:span><text:span text:style-name="T45"> </text:span><text:span text:style-name="T46">הר</text:span><text:span text:style-name="T45"> </text:span><text:span text:style-name="T46">הבית, וארבעה</text:span><text:span text:style-name="T45"> </text:span><text:span text:style-name="T46">על</text:span><text:span text:style-name="T45"> </text:span><text:span text:style-name="T46">ארבעה</text:span><text:span text:style-name="T45"> </text:span><text:span text:style-name="T46">פנותיו</text:span><text:span text:style-name="T45"> </text:span><text:span text:style-name="T46">מתוכו, חמשה</text:span><text:span text:style-name="T45"> </text:span><text:span text:style-name="T46">על</text:span><text:span text:style-name="T45"> </text:span><text:span text:style-name="T46">חמשה</text:span><text:span text:style-name="T45"> </text:span><text:span text:style-name="T46">שערי</text:span><text:span text:style-name="T45"> </text:span><text:span text:style-name="T46">עזרה, וארבעה</text:span><text:span text:style-name="T45"> </text:span><text:span text:style-name="T46">על</text:span><text:span text:style-name="T45"> </text:span><text:span text:style-name="T46">ארבעה</text:span><text:span text:style-name="T45"> </text:span><text:span text:style-name="T46">פנותיו</text:span><text:span text:style-name="T45"> </text:span><text:span text:style-name="T46">מבחוץ</text:span>' - מאי<text:span text:style-name="T1"> </text:span>שנא<text:span text:style-name="T1"> </text:span>הר<text:span text:style-name="T1"> </text:span>הבית<text:span text:style-name="T1"> </text:span>דעבדינן<text:span text:style-name="T1"> </text:span>מתוכו<text:span text:style-name="T1"> </text:span><text:span text:style-name="T10">(</text:span><text:span text:style-name="T60">בין</text:span><text:span text:style-name="T64"> </text:span><text:span text:style-name="T60">אפִּנות</text:span><text:span text:style-name="T64"> </text:span><text:span text:style-name="T60">בין</text:span><text:span text:style-name="T64"> </text:span><text:span text:style-name="T60">אשערים</text:span><text:span text:style-name="T10">)</text:span>, ומאי<text:span text:style-name="T1"> </text:span>שנא<text:span text:style-name="T1"> </text:span>עזרה<text:span text:style-name="T1"> </text:span>דעבדינן<text:span text:style-name="T1"> </text:span>מבחוץ<text:span text:style-name="T1"> </text:span><text:span text:style-name="T10">(</text:span><text:span text:style-name="T60">בין</text:span><text:span text:style-name="T64"> </text:span><text:span text:style-name="T60">אשערים</text:span><text:span text:style-name="T64"> </text:span><text:span text:style-name="T60">בין</text:span><text:span text:style-name="T64"> </text:span><text:span text:style-name="T60">אפנות</text:span><text:span text:style-name="T64"> </text:span><text:span text:style-name="T60">עזרה</text:span><text:span text:style-name="T10">)</text:span>?<text:span text:style-name="T60"> </text:span></text:p>
      <text:p text:style-name="P7">אמרי: הר<text:span text:style-name="T1"> </text:span>הבית, דאי<text:span text:style-name="T1"> </text:span>תמה<text:span text:style-name="T1"> </text:span><text:span text:style-name="T10">(</text:span><text:span text:style-name="T60">כלומר: היה</text:span><text:span text:style-name="T64"> </text:span><text:span text:style-name="T60">עייף</text:span><text:span text:style-name="T64"> </text:span><text:span text:style-name="T60">מלעמוד</text:span><text:span text:style-name="T10">)</text:span> ובעי<text:span text:style-name="T1"> </text:span>מיתב<text:span text:style-name="T1"> – </text:span>יתיב, אמרינן<text:span text:style-name="T1"> </text:span>מתוכו; עזרה, דאי<text:span text:style-name="T1"> </text:span>תמה<text:span text:style-name="T1"> </text:span>ובעי<text:span text:style-name="T1"> </text:span>למיתב<text:span text:style-name="T1"> </text:span>לא<text:span text:style-name="T1"> </text:span>מצי<text:span text:style-name="T1"> </text:span>יתיב, דאמר<text:span text:style-name="T1"> </text:span>מר<text:span text:style-name="T1"> </text:span>'אין<text:span text:style-name="T1"> </text:span>ישיבה<text:span text:style-name="T1"> </text:span>בעזרה<text:span text:style-name="T1"> </text:span>אלא<text:span text:style-name="T1"> </text:span>למלכי<text:span text:style-name="T1"> </text:span>בית<text:span text:style-name="T1"> </text:span>דוד<text:span text:style-name="T1"> </text:span>בלבד' - אמרינן<text:span text:style-name="T1"> </text:span>מבחוץ<text:span text:style-name="T1"> </text:span><text:span text:style-name="T10">(</text:span><text:span text:style-name="T60">דאי</text:span><text:span text:style-name="T64"> </text:span><text:span text:style-name="T60">הוו</text:span><text:span text:style-name="T64"> </text:span><text:span text:style-name="T60">מתוכן</text:span><text:span text:style-name="T64"> </text:span><text:span text:style-name="T60">לא</text:span><text:span text:style-name="T64"> </text:span><text:span text:style-name="T60">מצי</text:span><text:span text:style-name="T64"> </text:span><text:span text:style-name="T60">יתבי, ואי</text:span><text:span text:style-name="T64"> </text:span><text:span text:style-name="T60">אפשר</text:span><text:span text:style-name="T64"> </text:span><text:span text:style-name="T60">לעמוד</text:span><text:span text:style-name="T64"> </text:span><text:span text:style-name="T60">כל</text:span><text:span text:style-name="T64"> </text:span><text:span text:style-name="T60">היום</text:span><text:span text:style-name="T10">)</text:span>.<text:span text:style-name="T60"> </text:span></text:p>
      <text:p text:style-name="P21"/>
      <text:p text:style-name="P7"><text:soft-page-break/>אמר<text:span text:style-name="T1"> </text:span>מר: '<text:span text:style-name="T46">חמשה</text:span><text:span text:style-name="T45"> </text:span><text:span text:style-name="T46">על</text:span><text:span text:style-name="T45"> </text:span><text:span text:style-name="T46">חמשה</text:span><text:span text:style-name="T45"> </text:span><text:span text:style-name="T46">שערי</text:span><text:span text:style-name="T45"> </text:span><text:span text:style-name="T46">עזרה</text:span>'; וחמשה<text:span text:style-name="T1"> </text:span>שערים<text:span text:style-name="T1"> </text:span>הוא<text:span text:style-name="T1"> </text:span>דהוי<text:span text:style-name="T1"> </text:span>בעזרה? ורמינהי: '<text:span text:style-name="T49">שבעה</text:span><text:span text:style-name="T45"> </text:span><text:span text:style-name="T46">שערים</text:span><text:span text:style-name="T45"> </text:span><text:span text:style-name="T46">היו</text:span><text:span text:style-name="T45"> </text:span><text:span text:style-name="T46">בעזרה: שלשה</text:span><text:span text:style-name="T45"> </text:span><text:span text:style-name="T46">בצפון</text:span><text:span text:style-name="T45"> </text:span><text:span text:style-name="T46">ושלשה</text:span><text:span text:style-name="T45"> </text:span><text:span text:style-name="T46">בדרום</text:span><text:span text:style-name="T45"> </text:span><text:span text:style-name="T46">ואחד</text:span><text:span text:style-name="T45"> </text:span><text:span text:style-name="T46">במזרח</text:span>'!?</text:p>
      <text:p text:style-name="P7">אמר<text:span text:style-name="T1"> </text:span>אביי: תרי<text:span text:style-name="T1"> </text:span>מינייהו<text:span text:style-name="T1"> </text:span>לא<text:span text:style-name="T1"> </text:span>צריכי<text:span text:style-name="T1"> </text:span>שימור<text:span text:style-name="T1"> </text:span><text:span text:style-name="T10">(</text:span><text:span text:style-name="T60">לא</text:span><text:span text:style-name="T64"> </text:span><text:span text:style-name="T60">בעי</text:span><text:span text:style-name="T64"> </text:span><text:span text:style-name="T60">שימור</text:span><text:span text:style-name="T64"> </text:span><text:span text:style-name="T76">לוים</text:span><text:span text:style-name="T60">, דהא</text:span><text:span text:style-name="T64"> </text:span><text:span text:style-name="T60">כהנים</text:span><text:span text:style-name="T64"> </text:span><text:span text:style-name="T60">בשלשה</text:span><text:span text:style-name="T64"> </text:span><text:span text:style-name="T60">שמרי</text:span><text:span text:style-name="T64"> </text:span><text:span text:style-name="T60">להו, ומה</text:span><text:span text:style-name="T64"> </text:span><text:span text:style-name="T60">ניהו? - שער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ושער</text:span><text:span text:style-name="T64"> </text:span><text:span text:style-name="T60">בית</text:span><text:span text:style-name="T64"> </text:span><text:span text:style-name="T60">הניצוץ, ובחשבון</text:span><text:span text:style-name="T64"> </text:span><text:span text:style-name="T60">השבעה</text:span><text:span text:style-name="T64"> </text:span><text:span text:style-name="T60">שערים</text:span><text:span text:style-name="T64"> </text:span><text:span text:style-name="T60">קא</text:span><text:span text:style-name="T64"> </text:span><text:span text:style-name="T60">חשיב</text:span><text:span text:style-name="T64"> </text:span><text:span text:style-name="T60">להו</text:span><text:span text:style-name="T64"> </text:span><text:span text:style-name="T60">מתניתין</text:span><text:span text:style-name="T64"> </text:span><text:span text:style-name="T60">דמדות</text:span><text:span text:style-name="T64"> </text:span><text:span text:style-name="T61">(שם)</text:span><text:span text:style-name="T10">)</text:span>;</text:p>
      <text:p text:style-name="P7">רבא<text:span text:style-name="T1"> </text:span>אמר: תנאי<text:span text:style-name="T1"> </text:span>היא, דתניא: '<text:span text:style-name="T46">אין</text:span><text:span text:style-name="T45"> </text:span><text:span text:style-name="T46">פוחתין</text:span><text:span text:style-name="T45"> </text:span><text:span text:style-name="T46">משלשה-עשר</text:span><text:span text:style-name="T45"> </text:span><text:span text:style-name="T46">גזברין</text:span><text:span text:style-name="T45"> </text:span><text:span text:style-name="T46">ומשבעה</text:span><text:span text:style-name="T45"> </text:span><text:span text:style-name="T46">אמרכלין</text:span><text:span text:style-name="T45"> </text:span><text:span text:style-name="T10">(</text:span><text:span text:style-name="T60">אמרכלין</text:span><text:span text:style-name="T64"> </text:span><text:span text:style-name="T60">= שרי</text:span><text:span text:style-name="T64"> </text:span><text:span text:style-name="T60">הכל, כלומר: ממונין</text:span><text:span text:style-name="T64"> </text:span><text:span text:style-name="T60">אף</text:span><text:span text:style-name="T64"> </text:span><text:span text:style-name="T60">על</text:span><text:span text:style-name="T64"> </text:span><text:span text:style-name="T60">הגזברין</text:span><text:span text:style-name="T10">)</text:span> <text:span text:style-name="T61">[עד</text:span><text:span text:style-name="T65"> </text:span><text:span text:style-name="T61">כאן</text:span><text:span text:style-name="T65"> </text:span><text:span text:style-name="T61">לשון</text:span><text:span text:style-name="T65"> </text:span><text:span text:style-name="T61">המשנה</text:span><text:span text:style-name="T65"> </text:span><text:span text:style-name="T61">בשקלים</text:span><text:span text:style-name="T65"> </text:span><text:span text:style-name="T61">פ"ה</text:span><text:span text:style-name="T65"> </text:span><text:span text:style-name="T61">מ"ב]</text:span><text:span text:style-name="T46">; רבי</text:span><text:span text:style-name="T45"> </text:span><text:span text:style-name="T46">נתן</text:span><text:span text:style-name="T45"> </text:span><text:span text:style-name="T46">אומר: אין</text:span><text:span text:style-name="T45"> </text:span><text:span text:style-name="T46">פוחתין</text:span><text:span text:style-name="T45"> </text:span><text:span text:style-name="T46">מי"ג</text:span><text:span text:style-name="T45"> </text:span><text:span text:style-name="T46">גזברין</text:span><text:span text:style-name="T45"> </text:span><text:span text:style-name="T46">כנגד</text:span><text:span text:style-name="T45"> </text:span><text:span text:style-name="T46">שלשה-עשר</text:span><text:span text:style-name="T45"> </text:span><text:span text:style-name="T46">שערים</text:span><text:span text:style-name="T45"> </text:span><text:span text:style-name="T10">(</text:span><text:span text:style-name="T60">'גזברין' הם</text:span><text:span text:style-name="T64"> </text:span><text:span text:style-name="T60">השוערים; וזהו</text:span><text:span text:style-name="T64"> </text:span><text:span text:style-name="T60">הלשון</text:span><text:span text:style-name="T64"> </text:span><text:span text:style-name="T60">נמי</text:span><text:span text:style-name="T64"> </text:span><text:span text:style-name="T60">איכא</text:span><text:span text:style-name="T64"> </text:span><text:span text:style-name="T60">בספרי</text:span><text:span text:style-name="T64"> </text:span><text:span text:style-name="T60">וכו' ורבי</text:span><text:span text:style-name="T64"> </text:span><text:span text:style-name="T60">נתן</text:span><text:span text:style-name="T64"> </text:span><text:span text:style-name="T60">היא, ופרושי</text:span><text:span text:style-name="T64"> </text:span><text:span text:style-name="T60">קא</text:span><text:span text:style-name="T64"> </text:span><text:span text:style-name="T60">מפרש</text:span><text:span text:style-name="T64"> </text:span><text:span text:style-name="T60">לה</text:span><text:span text:style-name="T64"> </text:span><text:span text:style-name="T60">למה</text:span><text:span text:style-name="T64"> </text:span><text:span text:style-name="T60">היו</text:span><text:span text:style-name="T64"> </text:span><text:span text:style-name="T60">שלשה-עשר; ואותם</text:span><text:span text:style-name="T64"> </text:span><text:span text:style-name="T60">שני</text:span><text:span text:style-name="T64"> </text:span><text:span text:style-name="T60">שערים</text:span><text:span text:style-name="T64"> </text:span><text:span text:style-name="T60">דהוה</text:span><text:span text:style-name="T64"> </text:span><text:span text:style-name="T60">בבית</text:span><text:span text:style-name="T64"> </text:span><text:span text:style-name="T60">המוקד</text:span><text:span text:style-name="T64"> </text:span><text:span text:style-name="T60">חשבי</text:span><text:span text:style-name="T64"> </text:span><text:span text:style-name="T60">להו</text:span><text:span text:style-name="T64"> </text:span><text:span text:style-name="T60">כחד, הואיל</text:span><text:span text:style-name="T64"> </text:span><text:span text:style-name="T60">וגבי</text:span><text:span text:style-name="T64"> </text:span><text:span text:style-name="T60">הדדי</text:span><text:span text:style-name="T64"> </text:span><text:span text:style-name="T60">הוו</text:span><text:span text:style-name="T64"> </text:span><text:span text:style-name="T60">קיימי</text:span><text:span text:style-name="T10">)</text:span>'; דל<text:span text:style-name="T1"> </text:span>חמשה<text:span text:style-name="T1"> </text:span>דהר<text:span text:style-name="T1"> </text:span>הבית<text:span text:style-name="T1"> </text:span>- פשו<text:span text:style-name="T1"> </text:span>להו<text:span text:style-name="T1"> </text:span>תמניא<text:span text:style-name="T1"> </text:span>דעזרה, אלמא<text:span text:style-name="T1"> </text:span><text:span text:style-name="T10">(</text:span><text:span text:style-name="T60">תלתא</text:span><text:span text:style-name="T64"> </text:span><text:span text:style-name="T60">תנאי</text:span><text:span text:style-name="T64"> </text:span><text:span text:style-name="T60">נינהו:</text:span><text:span text:style-name="T10">)</text:span> איכא<text:span text:style-name="T1"> </text:span>תנא<text:span text:style-name="T1"> </text:span>דאמר<text:span text:style-name="T1"> </text:span>תמניא<text:span text:style-name="T1"> </text:span>הוו<text:span text:style-name="T1"> </text:span><text:span text:style-name="T10">(</text:span><text:span text:style-name="T60">ולדידיה, קרא</text:span><text:span text:style-name="T64"> </text:span><text:span text:style-name="T60">דוקא</text:span><text:span text:style-name="T64"> </text:span><text:span text:style-name="T60">בלוים</text:span><text:span text:style-name="T64"> </text:span><text:span text:style-name="T60">כתיב, ולא</text:span><text:span text:style-name="T64"> </text:span><text:span text:style-name="T60">בכהנים</text:span><text:span text:style-name="T10">)</text:span>, ואיכא<text:span text:style-name="T1"> </text:span>תנא<text:span text:style-name="T1"> </text:span>דאמר<text:span text:style-name="T1"> </text:span>שבעה<text:span text:style-name="T1"> </text:span>ואיכא<text:span text:style-name="T1"> </text:span>תנא<text:span text:style-name="T1"> </text:span>דאמר<text:span text:style-name="T1"> </text:span>חמשה<text:span text:style-name="T1"> </text:span>הוו.<text:span text:style-name="T60"> </text:span></text:p>
      <text:p text:style-name="P7"/>
      <text:p text:style-name="P7">לא<text:span text:style-name="T1"> </text:span>היו<text:span text:style-name="T1"> </text:span>ישנים<text:span text:style-name="T1"> </text:span>בבגדי<text:span text:style-name="T1"> </text:span><text:span text:style-name="T10">[אלא</text:span><text:span text:style-name="T2"> </text:span><text:span text:style-name="T10">היו</text:span><text:span text:style-name="T2"> </text:span><text:span text:style-name="T10">פושטין</text:span><text:span text:style-name="T2"> </text:span><text:span text:style-name="T10">ומניחין</text:span><text:span text:style-name="T2"> </text:span><text:span text:style-name="T10">אותן</text:span><text:span text:style-name="T2"> </text:span><text:span text:style-name="T10">תחת</text:span><text:span text:style-name="T2"> </text:span><text:span text:style-name="T10">ראשיהם</text:span><text:span text:style-name="T2"> </text:span><text:span text:style-name="T10">ומתכסין</text:span><text:span text:style-name="T2"> </text:span><text:span text:style-name="T10">בכסות</text:span><text:span text:style-name="T2"> </text:span><text:span text:style-name="T10">עצמן]</text:span>: </text:p>
      <text:p text:style-name="P7">שינה<text:span text:style-name="T1"> </text:span>הוא<text:span text:style-name="T1"> </text:span>דלא<text:span text:style-name="T1"> </text:span><text:span text:style-name="T10">(</text:span><text:span text:style-name="T60">שמא</text:span><text:span text:style-name="T64"> </text:span><text:span text:style-name="T60">יפיח</text:span><text:span text:style-name="T64"> </text:span><text:span text:style-name="T60">בהן</text:span><text:span text:style-name="T64"> </text:span><text:span text:style-name="T60">וגנאי</text:span><text:span text:style-name="T64"> </text:span><text:span text:style-name="T60">הוא</text:span><text:span text:style-name="T64"> </text:span><text:span text:style-name="T60">לבגדי</text:span><text:span text:style-name="T64"> </text:span><text:span text:style-name="T60">קדש</text:span><text:span text:style-name="T10">)</text:span>, אבל<text:span text:style-name="T1"> </text:span>הילוך<text:span text:style-name="T1"> </text:span>מהלכים<text:span text:style-name="T1"> </text:span><text:span text:style-name="T10">(</text:span><text:span text:style-name="T60">אפילו</text:span><text:span text:style-name="T64"> </text:span><text:span text:style-name="T60">שלא</text:span><text:span text:style-name="T64"> </text:span><text:span text:style-name="T60">בשעת</text:span><text:span text:style-name="T64"> </text:span><text:span text:style-name="T60">עבודה</text:span><text:span text:style-name="T10">)</text:span>; שמעת<text:span text:style-name="T1"> </text:span>מינה<text:span text:style-name="T1"> </text:span>בגדי<text:span text:style-name="T1"> </text:span>כהונה<text:span text:style-name="T1"> </text:span>ניתנו<text:span text:style-name="T1"> </text:span>ליהנות<text:span text:style-name="T1"> </text:span>בהן<text:span text:style-name="T1"> </text:span><text:span text:style-name="T10">(</text:span><text:span text:style-name="T60">שעל</text:span><text:span text:style-name="T64"> </text:span><text:span text:style-name="T60">מנת</text:span><text:span text:style-name="T64"> </text:span><text:span text:style-name="T60">שיהנו</text:span><text:span text:style-name="T64"> </text:span><text:span text:style-name="T60">בהן</text:span><text:span text:style-name="T64"> </text:span><text:span text:style-name="T60">אפילו</text:span><text:span text:style-name="T64"> </text:span><text:span text:style-name="T60">שלא</text:span><text:span text:style-name="T64"> </text:span><text:span text:style-name="T60">בשעת</text:span><text:span text:style-name="T64"> </text:span><text:span text:style-name="T60">עבודה</text:span><text:span text:style-name="T64"> </text:span><text:span text:style-name="T60">הקדישום</text:span><text:span text:style-name="T64"> </text:span><text:span text:style-name="T60">מתחלה, ותנאי</text:span><text:span text:style-name="T64"> </text:span><text:span text:style-name="T60">בית</text:span><text:span text:style-name="T64"> </text:span><text:span text:style-name="T60">דין</text:span><text:span text:style-name="T64"> </text:span><text:span text:style-name="T60">הוא; ופלוגתא</text:span><text:span text:style-name="T64"> </text:span><text:span text:style-name="T60">היא</text:span><text:span text:style-name="T64"> </text:span><text:span text:style-name="T60">במסכת</text:span><text:span text:style-name="T64"> </text:span><text:span text:style-name="T60">יומא</text:span><text:span text:style-name="T64"> </text:span><text:span text:style-name="T61">(דף</text:span><text:span text:style-name="T65"> </text:span><text:span text:style-name="T61">סט.)</text:span><text:span text:style-name="T10">)</text:span>!</text:p>
      <text:p text:style-name="P7">אמרי: הוא<text:span text:style-name="T1"> </text:span>הדין<text:span text:style-name="T1"> </text:span>דאפילו<text:span text:style-name="T1"> </text:span>הילוך<text:span text:style-name="T1"> </text:span>נמי<text:span text:style-name="T1"> </text:span>לא<text:span text:style-name="T1"> </text:span><text:span text:style-name="T10">(</text:span><text:span text:style-name="T60">דאפילו</text:span><text:span text:style-name="T64"> </text:span><text:span text:style-name="T60">הילוך</text:span><text:span text:style-name="T64"> </text:span><text:span text:style-name="T60">נמי</text:span><text:span text:style-name="T64"> </text:span><text:span text:style-name="T60">אסור</text:span><text:span text:style-name="T10">)</text:span>, והא<text:span text:style-name="T1"> </text:span>דקתני<text:span text:style-name="T1"> </text:span>'<text:span text:style-name="T46">לא</text:span><text:span text:style-name="T45"> </text:span><text:span text:style-name="T46">היו</text:span><text:span text:style-name="T45"> </text:span><text:span text:style-name="T46">ישנים</text:span>' - משום<text:span text:style-name="T1"> </text:span>דבעי<text:span text:style-name="T1"> </text:span>למיתנא<text:span text:style-name="T1"> </text:span>סיפא<text:span text:style-name="T1"> </text:span>'<text:span text:style-name="T46">אלא</text:span><text:span text:style-name="T45"> </text:span><text:span text:style-name="T46">פושטין</text:span><text:span text:style-name="T45"> </text:span><text:span text:style-name="T46">ומקפלין</text:span><text:span text:style-name="T45"> </text:span><text:span text:style-name="T46">ומניחין</text:span><text:span text:style-name="T45"> </text:span><text:span text:style-name="T46">אותן</text:span><text:span text:style-name="T45"> </text:span><text:span text:style-name="T46">תחת</text:span><text:span text:style-name="T45"> </text:span><text:span text:style-name="T46">ראשיהן</text:span>' קתני<text:span text:style-name="T1"> </text:span>רישא<text:span text:style-name="T1"> </text:span>נמי<text:span text:style-name="T1"> </text:span>'<text:span text:style-name="T46">לא</text:span><text:span text:style-name="T45"> </text:span><text:span text:style-name="T46">היו</text:span><text:span text:style-name="T45"> </text:span><text:span text:style-name="T46">ישנים</text:span>'. <text:span text:style-name="T10">(</text:span><text:span text:style-name="T60">איירי</text:span><text:span text:style-name="T64"> </text:span><text:span text:style-name="T60">באיסור</text:span><text:span text:style-name="T64"> </text:span><text:span text:style-name="T60">שינה.</text:span><text:span text:style-name="T10">)</text:span> </text:p>
      <text:p text:style-name="P7">והא<text:span text:style-name="T1"> </text:span>גופה<text:span text:style-name="T1"> </text:span>קא<text:span text:style-name="T1"> </text:span>קשיא: '<text:span text:style-name="T46">ומניחין</text:span><text:span text:style-name="T45"> </text:span><text:span text:style-name="T46">אותן</text:span><text:span text:style-name="T45"> </text:span><text:span text:style-name="T46">תחת</text:span><text:span text:style-name="T45"> </text:span><text:span text:style-name="T46">ראשיהן</text:span>' - שמע<text:span text:style-name="T1"> </text:span>מינה<text:span text:style-name="T1"> </text:span><text:span text:style-name="T10">(</text:span><text:span text:style-name="T60">מדקתני</text:span><text:span text:style-name="T64"> </text:span><text:span text:style-name="T60">'</text:span><text:span text:style-name="T79">תחת</text:span><text:span text:style-name="T81"> </text:span><text:span text:style-name="T79">ראשיהן</text:span><text:span text:style-name="T60">'</text:span><text:span text:style-name="T10">)</text:span> בגדי<text:span text:style-name="T1"> </text:span>כהונה<text:span text:style-name="T1"> </text:span>ניתנו<text:span text:style-name="T1"> </text:span>ליהנות<text:span text:style-name="T1"> </text:span>בהם!</text:p>
      <text:p text:style-name="P7">אימא<text:span text:style-name="T1"> </text:span>'<text:span text:style-name="T53">נגד</text:span><text:span text:style-name="T1"> </text:span>ראשיהם<text:span text:style-name="T1"> </text:span><text:span text:style-name="T10">(</text:span><text:span text:style-name="T60">אצל</text:span><text:span text:style-name="T64"> </text:span><text:span text:style-name="T60">ראשיהן</text:span><text:span text:style-name="T10">)</text:span>'</text:p>
      <text:p text:style-name="P7">אמר<text:span text:style-name="T1"> </text:span>רב<text:span text:style-name="T1"> </text:span>פפא<text:span text:style-name="T1"> </text:span><text:span text:style-name="T34">[נ"א: רב</text:span><text:span text:style-name="T38"> </text:span><text:span text:style-name="T34">משרשיא]</text:span>: <text:span text:style-name="T10">(</text:span><text:span text:style-name="T60">כלומר: מדשרינן</text:span><text:span text:style-name="T64"> </text:span><text:span text:style-name="T60">איסורא</text:span><text:span text:style-name="T64"> </text:span><text:span text:style-name="T60">דאורייתא, דהיינו</text:span><text:span text:style-name="T64"> </text:span><text:span text:style-name="T60">בגדי</text:span><text:span text:style-name="T64"> </text:span><text:span text:style-name="T60">קדש</text:span><text:span text:style-name="T64"> </text:span><text:span text:style-name="T60">דאסור</text:span><text:span text:style-name="T64"> </text:span><text:span text:style-name="T60">ליהנות</text:span><text:span text:style-name="T64"> </text:span><text:span text:style-name="T60">בהן</text:span><text:span text:style-name="T64"> </text:span><text:span text:style-name="T60">שלא</text:span><text:span text:style-name="T64"> </text:span><text:span text:style-name="T60">בשעת</text:span><text:span text:style-name="T64"> </text:span><text:span text:style-name="T60">עבודה, ו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כן</text:span><text:span text:style-name="T64"> </text:span><text:span text:style-name="T60">שרינן</text:span><text:span text:style-name="T64"> </text:span><text:span text:style-name="T60">ליה</text:span><text:span text:style-name="T64"> </text:span><text:span text:style-name="T60">להניח</text:span><text:span text:style-name="T64"> </text:span><text:span text:style-name="T60">תחת</text:span><text:span text:style-name="T64"> </text:span><text:span text:style-name="T60">מראשותיו</text:span><text:span text:style-name="T64"> </text:span><text:span text:style-name="T60">שלא</text:span><text:span text:style-name="T64"> </text:span><text:span text:style-name="T60">כנגד</text:span><text:span text:style-name="T64"> </text:span><text:span text:style-name="T60">ראשו, ולא</text:span><text:span text:style-name="T64"> </text:span><text:span text:style-name="T60">גזרינן</text:span><text:span text:style-name="T64"> </text:span><text:span text:style-name="T60">שלא</text:span><text:span text:style-name="T64"> </text:span><text:span text:style-name="T60">יתגלגלו</text:span><text:span text:style-name="T64"> </text:span><text:span text:style-name="T60">ויבואו</text:span><text:span text:style-name="T64"> </text:span><text:span text:style-name="T60">כנגד</text:span><text:span text:style-name="T64"> </text:span><text:span text:style-name="T60">ראשו</text:span><text:span text:style-name="T64"> </text:span><text:span text:style-name="T60">ונמצא</text:span><text:span text:style-name="T64"> </text:span><text:span text:style-name="T60">מועל</text:span><text:span text:style-name="T64"> </text:span><text:span text:style-name="T60">ובא</text:span><text:span text:style-name="T64"> </text:span><text:span text:style-name="T60">לידי</text:span><text:span text:style-name="T64"> </text:span><text:span text:style-name="T60">איסורא</text:span><text:span text:style-name="T64"> </text:span><text:span text:style-name="T60">דאורייתא</text:span><text:span text:style-name="T10">)</text:span> שמע<text:span text:style-name="T1"> </text:span>מינה<text:span text:style-name="T1"> </text:span>תפילין<text:span text:style-name="T1"> </text:span>מן<text:span text:style-name="T1"> </text:span>הצד<text:span text:style-name="T1"> </text:span>שריין<text:span text:style-name="T1"> </text:span><text:span text:style-name="T10">(</text:span><text:span text:style-name="T60">מותר</text:span><text:span text:style-name="T64"> </text:span><text:span text:style-name="T60">להניחן</text:span><text:span text:style-name="T64"> </text:span><text:span text:style-name="T60">בין</text:span><text:span text:style-name="T64"> </text:span><text:span text:style-name="T60">כר</text:span><text:span text:style-name="T64"> </text:span><text:span text:style-name="T60">לכסת</text:span><text:span text:style-name="T64"> </text:span><text:span text:style-name="T60">שלא</text:span><text:span text:style-name="T64"> </text:span><text:span text:style-name="T60">כנגד</text:span><text:span text:style-name="T64"> </text:span><text:span text:style-name="T60">ראשו</text:span><text:span text:style-name="T10">)</text:span> ולא<text:span text:style-name="T1"> </text:span>חיישינן<text:span text:style-name="T1"> </text:span>דלמא<text:span text:style-name="T1"> </text:span>מיגנדר<text:span text:style-name="T1"> </text:span>ונפיל<text:span text:style-name="T1"> </text:span>עלייהו<text:span text:style-name="T1"> </text:span><text:span text:style-name="T10">(</text:span><text:span text:style-name="T60">והוי</text:span><text:span text:style-name="T64"> </text:span><text:span text:style-name="T60">איסורא</text:span><text:span text:style-name="T64"> </text:span><text:span text:style-name="T60">דרבנן</text:span><text:span text:style-name="T64"> </text:span><text:span text:style-name="T60">דדמי</text:span><text:span text:style-name="T64"> </text:span><text:span text:style-name="T60">לבזיון</text:span><text:span text:style-name="T64"> </text:span><text:span text:style-name="T60">שיהא</text:span><text:span text:style-name="T64"> </text:span><text:span text:style-name="T60">ראשו</text:span><text:span text:style-name="T64"> </text:span><text:span text:style-name="T60">מונח</text:span><text:span text:style-name="T64"> </text:span><text:span text:style-name="T60">על</text:span><text:span text:style-name="T64"> </text:span><text:span text:style-name="T60">התפילין, כלומר: מדשרי</text:span><text:span text:style-name="T64"> </text:span><text:span text:style-name="T60">דבר</text:span><text:span text:style-name="T64"> </text:span><text:span text:style-name="T60">שיוכל</text:span><text:span text:style-name="T64"> </text:span><text:span text:style-name="T60">לבא</text:span><text:span text:style-name="T64"> </text:span><text:span text:style-name="T60">לידי</text:span><text:span text:style-name="T64"> </text:span><text:span text:style-name="T60">איסור</text:span><text:span text:style-name="T64"> </text:span><text:span text:style-name="T60">דאורייתא</text:span><text:span text:style-name="T64"> </text:span><text:span text:style-name="T60">- כל</text:span><text:span text:style-name="T64"> </text:span><text:span text:style-name="T60">שכן</text:span><text:span text:style-name="T64"> </text:span><text:span text:style-name="T60">דאית</text:span><text:span text:style-name="T64"> </text:span><text:span text:style-name="T60">לן</text:span><text:span text:style-name="T64"> </text:span><text:span text:style-name="T60">למישרי</text:span><text:span text:style-name="T64"> </text:span><text:span text:style-name="T60">איסור</text:span><text:span text:style-name="T64"> </text:span><text:span text:style-name="T60">שאין</text:span><text:span text:style-name="T64"> </text:span><text:span text:style-name="T60">יכול</text:span><text:span text:style-name="T64"> </text:span><text:span text:style-name="T60">לבא</text:span><text:span text:style-name="T64"> </text:span><text:span text:style-name="T60">אלא</text:span><text:span text:style-name="T64"> </text:span><text:span text:style-name="T60">לידי</text:span><text:span text:style-name="T64"> </text:span><text:span text:style-name="T60">איסור</text:span><text:span text:style-name="T64"> </text:span><text:span text:style-name="T60">דרבנן</text:span><text:span text:style-name="T10">)</text:span>. </text:p>
      <text:p text:style-name="P7">הכי<text:span text:style-name="T1"> </text:span>נמי<text:span text:style-name="T1"> </text:span>מסתברא: דכ<text:span text:style-name="T53">נגד</text:span><text:span text:style-name="T1"> </text:span>ראשיהן, דאי<text:span text:style-name="T1"> </text:span>אמרת<text:span text:style-name="T1"> </text:span><text:span text:style-name="T53">תחת</text:span><text:span text:style-name="T1"> </text:span>ראשיהן<text:span text:style-name="T1"> </text:span><text:span text:style-name="T10">(</text:span><text:span text:style-name="T60">ממש</text:span><text:span text:style-name="T10">)</text:span>, נהי<text:span text:style-name="T1"> </text:span>דניתנו<text:span text:style-name="T1"> </text:span>ליהנות<text:span text:style-name="T1"> </text:span>בהן<text:span text:style-name="T1"> </text:span><text:span text:style-name="T10">(</text:span><text:span text:style-name="T60">ומשום</text:span><text:span text:style-name="T64"> </text:span><text:span text:style-name="T60">הכי</text:span><text:span text:style-name="T64"> </text:span><text:span text:style-name="T60">מותר</text:span><text:span text:style-name="T64"> </text:span><text:span text:style-name="T60">לישן</text:span><text:span text:style-name="T64"> </text:span><text:span text:style-name="T60">בזמן</text:span><text:span text:style-name="T64"> </text:span><text:span text:style-name="T60">שהן</text:span><text:span text:style-name="T64"> </text:span><text:span text:style-name="T60">תחת</text:span><text:span text:style-name="T64"> </text:span><text:span text:style-name="T60">ראשו</text:span><text:span text:style-name="T64"> </text:span><text:span text:style-name="T60">ואיסור</text:span><text:span text:style-name="T64"> </text:span><text:span text:style-name="T60">שמא</text:span><text:span text:style-name="T64"> </text:span><text:span text:style-name="T60">יפיח</text:span><text:span text:style-name="T64"> </text:span><text:span text:style-name="T60">בהן</text:span><text:span text:style-name="T64"> </text:span><text:span text:style-name="T60">לא</text:span><text:span text:style-name="T64"> </text:span><text:span text:style-name="T60">הוי</text:span><text:span text:style-name="T64"> </text:span><text:span text:style-name="T60">אלא</text:span><text:span text:style-name="T64"> </text:span><text:span text:style-name="T60">בזמן</text:span><text:span text:style-name="T64"> </text:span><text:span text:style-name="T60">שהוא</text:span><text:span text:style-name="T64"> </text:span><text:span text:style-name="T60">לבוש, דאז</text:span><text:span text:style-name="T64"> </text:span><text:span text:style-name="T60">הוא</text:span><text:span text:style-name="T64"> </text:span><text:span text:style-name="T60">גנאי, אבל</text:span><text:span text:style-name="T64"> </text:span><text:span text:style-name="T60">אם</text:span><text:span text:style-name="T64"> </text:span><text:span text:style-name="T60">הן</text:span><text:span text:style-name="T64"> </text:span><text:span text:style-name="T60">בין</text:span><text:span text:style-name="T64"> </text:span><text:span text:style-name="T60">כר</text:span><text:span text:style-name="T64"> </text:span><text:span text:style-name="T60">לכסת</text:span><text:span text:style-name="T64"> </text:span><text:span text:style-name="T60">- ליכא</text:span><text:span text:style-name="T64"> </text:span><text:span text:style-name="T60">איסורא</text:span><text:span text:style-name="T64"> </text:span><text:span text:style-name="T60">דשמא</text:span><text:span text:style-name="T64"> </text:span><text:span text:style-name="T60">יפיח</text:span><text:span text:style-name="T10">)</text:span> - תיפוק<text:span text:style-name="T1"> </text:span>ליה<text:span text:style-name="T1"> </text:span>משום<text:span text:style-name="T1"> </text:span>איסורא<text:span text:style-name="T1"> </text:span>דכלאים!</text:p>
      <text:p text:style-name="P8">(<text:span text:style-name="T59">והכי</text:span><text:span text:style-name="T63"> </text:span><text:span text:style-name="T59">נמי</text:span><text:span text:style-name="T63"> </text:span><text:span text:style-name="T59">יכול</text:span><text:span text:style-name="T63"> </text:span><text:span text:style-name="T59">לתרץ</text:span><text:span text:style-name="T63"> </text:span><text:span text:style-name="T59">לעיל</text:span><text:span text:style-name="T63"> </text:span><text:span text:style-name="T59">כשתירץ</text:span><text:span text:style-name="T63"> </text:span><text:span text:style-name="T59">'הוא</text:span><text:span text:style-name="T63"> </text:span><text:span text:style-name="T59">הדין</text:span><text:span text:style-name="T63"> </text:span><text:span text:style-name="T59">דאפילו</text:span><text:span text:style-name="T63"> </text:span><text:span text:style-name="T59">הילוך</text:span><text:span text:style-name="T63"> </text:span><text:span text:style-name="T59">נמי</text:span><text:span text:style-name="T63"> </text:span><text:span text:style-name="T59">לא</text:span><text:span text:style-name="T63"> </text:span><text:span text:style-name="T59">ואיידי</text:span><text:span text:style-name="T63"> </text:span><text:span text:style-name="T59">כו' אלא</text:span><text:span text:style-name="T63"> </text:span><text:span text:style-name="T59">שיוכל</text:span><text:span text:style-name="T63"> </text:span><text:span text:style-name="T59">לדחותו</text:span><text:span text:style-name="T63"> </text:span><text:span text:style-name="T59">כדדחי</text:span><text:span text:style-name="T63"> </text:span><text:span text:style-name="T59">ליה</text:span><text:span text:style-name="T63"> </text:span><text:span text:style-name="T59">הש"ס</text:span><text:span text:style-name="T63"> </text:span><text:span text:style-name="T59">לקמן.</text:span>)</text:p>
      <text:p text:style-name="P7"/>
      <text:p text:style-name="P7">(תמיד<text:span text:style-name="T1"> </text:span>כז,ב)</text:p>
      <text:p text:style-name="P7">הניחא<text:span text:style-name="T1"> </text:span>למאן<text:span text:style-name="T1"> </text:span>דאמר<text:span text:style-name="T1"> </text:span>'אבנטו<text:span text:style-name="T1"> </text:span>של<text:span text:style-name="T1"> </text:span>כהן<text:span text:style-name="T1"> </text:span>גדול<text:span text:style-name="T1"> </text:span><text:span text:style-name="T10">(</text:span><text:span text:style-name="T60">בשאר</text:span><text:span text:style-name="T64"> </text:span><text:span text:style-name="T60">ימות</text:span><text:span text:style-name="T64"> </text:span><text:span text:style-name="T60">השנה, דדברי</text:span><text:span text:style-name="T64"> </text:span><text:span text:style-name="T60">הכל</text:span><text:span text:style-name="T64"> </text:span><text:span text:style-name="T60">של</text:span><text:span text:style-name="T64"> </text:span><text:span text:style-name="T60">כלאים</text:span><text:span text:style-name="T10">)</text:span> <text:span text:style-name="T53">לא</text:span><text:span text:style-name="T1"> </text:span>זהו<text:span text:style-name="T1"> </text:span>אבנטו<text:span text:style-name="T1"> </text:span>של<text:span text:style-name="T1"> </text:span>כהן<text:span text:style-name="T1"> </text:span>הדיוט<text:span text:style-name="T1"> </text:span><text:span text:style-name="T10">(</text:span><text:span text:style-name="T60">דאותו</text:span><text:span text:style-name="T64"> </text:span><text:span text:style-name="T60">של</text:span><text:span text:style-name="T64"> </text:span><text:span text:style-name="T60">כהן</text:span><text:span text:style-name="T64"> </text:span><text:span text:style-name="T60">גדול</text:span><text:span text:style-name="T64"> </text:span><text:span text:style-name="T60">הוה</text:span><text:span text:style-name="T64"> </text:span><text:span text:style-name="T60">דכלאים, ושל</text:span><text:span text:style-name="T64"> </text:span><text:span text:style-name="T60">הדיוט</text:span><text:span text:style-name="T64"> </text:span><text:span text:style-name="T60">לא</text:span><text:span text:style-name="T64"> </text:span><text:span text:style-name="T60">הוה</text:span><text:span text:style-name="T64"> </text:span><text:span text:style-name="T60">דכלאים</text:span><text:span text:style-name="T10">)</text:span>', אלא<text:span text:style-name="T1"> </text:span>למאן<text:span text:style-name="T1"> </text:span>דאמר<text:span text:style-name="T1"> </text:span>'אבנטו<text:span text:style-name="T1"> </text:span>של<text:span text:style-name="T1"> </text:span>כהן<text:span text:style-name="T1"> </text:span>הדיוט<text:span text:style-name="T1"> </text:span>זהו<text:span text:style-name="T1"> </text:span>אבנטו<text:span text:style-name="T1"> </text:span>של<text:span text:style-name="T1"> </text:span>כהן<text:span text:style-name="T1"> </text:span>גדול<text:span text:style-name="T1"> </text:span><text:span text:style-name="T10">(</text:span><text:span text:style-name="T60">אבנטו</text:span><text:span text:style-name="T64"> </text:span><text:span text:style-name="T60">של</text:span><text:span text:style-name="T64"> </text:span><text:span text:style-name="T60">הכן</text:span><text:span text:style-name="T64"> </text:span><text:span text:style-name="T60">הדיוט</text:span><text:span text:style-name="T64"> </text:span><text:span text:style-name="T60">נמי</text:span><text:span text:style-name="T64"> </text:span><text:span text:style-name="T60">היה</text:span><text:span text:style-name="T64"> </text:span><text:span text:style-name="T60">דכלאים, כמו</text:span><text:span text:style-name="T64"> </text:span><text:span text:style-name="T60">של</text:span><text:span text:style-name="T64"> </text:span><text:span text:style-name="T60">כהן</text:span><text:span text:style-name="T64"> </text:span><text:span text:style-name="T60">גדול</text:span><text:span text:style-name="T10">)</text:span>' מאי<text:span text:style-name="T1"> </text:span>איכא<text:span text:style-name="T1"> </text:span>למימר? וכי<text:span text:style-name="T1"> </text:span>תימא: כלאים<text:span text:style-name="T1"> </text:span>בעליה<text:span text:style-name="T1"> </text:span>ולבישה<text:span text:style-name="T1"> </text:span>הוא<text:span text:style-name="T1"> </text:span>דאסור, אבל<text:span text:style-name="T1"> </text:span>מימך<text:span text:style-name="T1"> </text:span>תותיה<text:span text:style-name="T1"> </text:span>שפיר<text:span text:style-name="T1"> </text:span>דמי<text:span text:style-name="T1"> </text:span><text:span text:style-name="T10">(</text:span><text:span text:style-name="T60">מותר</text:span><text:span text:style-name="T64"> </text:span><text:span text:style-name="T60">להציעו</text:span><text:span text:style-name="T64"> </text:span><text:span text:style-name="T60">ולישן</text:span><text:span text:style-name="T64"> </text:span><text:span text:style-name="T60">על</text:span><text:span text:style-name="T64"> </text:span><text:span text:style-name="T60">גביו</text:span><text:span text:style-name="T10">)</text:span> – והתניא<text:span text:style-name="T1"> </text:span><text:span text:style-name="T61">[ספרא</text:span><text:span text:style-name="T65"> </text:span><text:span text:style-name="T61">קדושים</text:span><text:span text:style-name="T65"> </text:span><text:span text:style-name="T61">פרשתא</text:span><text:span text:style-name="T65"> </text:span><text:span text:style-name="T61">ב</text:span><text:span text:style-name="T65"> </text:span><text:span text:style-name="T61">פרק</text:span><text:span text:style-name="T65"> </text:span><text:span text:style-name="T61">ד</text:span><text:span text:style-name="T65"> </text:span><text:span text:style-name="T61">משנה</text:span><text:span text:style-name="T65"> </text:span><text:span text:style-name="T61">יח]</text:span>: <text:span text:style-name="T61">(ויקרא</text:span><text:span text:style-name="T65"> </text:span><text:span text:style-name="T61">יט,יט)</text:span><text:span text:style-name="T25"> </text:span><text:span text:style-name="T26">[את</text:span><text:span text:style-name="T2"> </text:span><text:span text:style-name="T26">חקתי</text:span><text:span text:style-name="T2"> </text:span><text:span text:style-name="T26">תשמרו</text:span><text:span text:style-name="T2"> </text:span><text:span text:style-name="T26">בהמתך</text:span><text:span text:style-name="T2"> </text:span><text:span text:style-name="T26">לא</text:span><text:span text:style-name="T2"> </text:span><text:span text:style-name="T26">תרביע</text:span><text:span text:style-name="T2"> </text:span><text:span text:style-name="T26">כלאים</text:span><text:span text:style-name="T2"> </text:span><text:span text:style-name="T26">שדך</text:span><text:span text:style-name="T2"> </text:span><text:span text:style-name="T26">לא</text:span><text:span text:style-name="T2"> </text:span><text:span text:style-name="T26">תזרע</text:span><text:span text:style-name="T2"> </text:span><text:span text:style-name="T26">כלאים</text:span><text:span text:style-name="T2"> </text:span><text:span text:style-name="T26">ובגד</text:span><text:span text:style-name="T2"> </text:span><text:span text:style-name="T26">כלאים</text:span><text:span text:style-name="T2"> </text:span><text:span text:style-name="T26">שעטנז]</text:span><text:span text:style-name="T48"> לא</text:span><text:span text:style-name="T45"> </text:span><text:span text:style-name="T48">יעלה</text:span><text:span text:style-name="T45"> </text:span><text:span text:style-name="T48">עליך</text:span><text:span text:style-name="T45"> </text:span><text:span text:style-name="T46">- אבל</text:span><text:span text:style-name="T45"> </text:span><text:span text:style-name="T46">אתה</text:span><text:span text:style-name="T45"> </text:span><text:span text:style-name="T46">מציעו</text:span><text:span text:style-name="T45"> </text:span><text:span text:style-name="T46">תחתיך, אבל</text:span><text:span text:style-name="T45"> </text:span><text:span text:style-name="T46">אמרו</text:span><text:span text:style-name="T45"> </text:span><text:span text:style-name="T46">חכמים</text:span><text:span text:style-name="T45"> </text:span><text:span text:style-name="T46">אסור</text:span><text:span text:style-name="T45"> </text:span><text:span text:style-name="T46">לעשות</text:span><text:span text:style-name="T45"> </text:span><text:span text:style-name="T46">כן</text:span><text:span text:style-name="T45"> </text:span><text:span text:style-name="T46">שמא</text:span><text:span text:style-name="T45"> </text:span><text:span text:style-name="T46">תיכרך</text:span><text:span text:style-name="T45"> </text:span><text:span text:style-name="T46">נימא</text:span><text:span text:style-name="T45"> </text:span><text:span text:style-name="T46">אחת</text:span><text:span text:style-name="T45"> </text:span><text:span text:style-name="T46">על</text:span><text:span text:style-name="T45"> </text:span><text:span text:style-name="T46">בשרו</text:span><text:span text:style-name="T1"> </text:span><text:span text:style-name="T10">(</text:span><text:span text:style-name="T60">ומתחמם, ופסיק</text:span><text:span text:style-name="T64"> </text:span><text:span text:style-name="T60">רישא</text:span><text:span text:style-name="T64"> </text:span><text:span text:style-name="T60">הוא</text:span><text:span text:style-name="T10">)</text:span>' <text:span text:style-name="T10">(</text:span><text:span text:style-name="T60">שארוג</text:span><text:span text:style-name="T64"> </text:span><text:span text:style-name="T60">בו</text:span><text:span text:style-name="T64"> </text:span><text:span text:style-name="T60">כלאים</text:span><text:span text:style-name="T64"> </text:span><text:span text:style-name="T60">מצד</text:span><text:span text:style-name="T64"> </text:span><text:span text:style-name="T60">אחד</text:span><text:span text:style-name="T64"> </text:span><text:span text:style-name="T60">- אפילו</text:span><text:span text:style-name="T64"> </text:span><text:span text:style-name="T60">מהצד</text:span><text:span text:style-name="T64"> </text:span><text:span text:style-name="T60">האחר</text:span><text:span text:style-name="T64"> </text:span><text:span text:style-name="T60">אסור</text:span><text:span text:style-name="T64"> </text:span><text:span text:style-name="T60">ליהנות</text:span><text:span text:style-name="T64"> </text:span><text:span text:style-name="T60">ממנו, דכולו</text:span><text:span text:style-name="T64"> </text:span><text:span text:style-name="T60">הוו</text:span><text:span text:style-name="T64"> </text:span><text:span text:style-name="T60">דכלאים, ואסור</text:span><text:span text:style-name="T64"> </text:span><text:span text:style-name="T60">לישן</text:span><text:span text:style-name="T64"> </text:span><text:span text:style-name="T60">עליהם; חומרא</text:span><text:span text:style-name="T64"> </text:span><text:span text:style-name="T60">דכלאים</text:span><text:span text:style-name="T64"> </text:span><text:span text:style-name="T60">הוא, ומסתמא</text:span><text:span text:style-name="T64"> </text:span><text:span text:style-name="T60">הכא</text:span><text:span text:style-name="T64"> </text:span><text:span text:style-name="T60">לא</text:span><text:span text:style-name="T64"> </text:span><text:span text:style-name="T60">התירו, הואיל</text:span><text:span text:style-name="T64"> </text:span><text:span text:style-name="T60">ולא</text:span><text:span text:style-name="T64"> </text:span><text:span text:style-name="T60">לצורך</text:span><text:span text:style-name="T64"> </text:span><text:span text:style-name="T60">עבודה</text:span><text:span text:style-name="T64"> </text:span><text:span text:style-name="T60">הוא</text:span><text:span text:style-name="T10">)</text:span>, וכי<text:span text:style-name="T1"> </text:span>תימא<text:span text:style-name="T1"> </text:span>דמפסיק<text:span text:style-name="T1"> </text:span>מידי<text:span text:style-name="T1"> </text:span>- והאמר<text:span text:style-name="T1"> </text:span>רבי<text:span text:style-name="T1"> </text:span>שמעון<text:span text:style-name="T1"> </text:span>אמר<text:span text:style-name="T1"> </text:span>רבי<text:span text:style-name="T1"> </text:span>יהושע<text:span text:style-name="T1"> </text:span>בן<text:span text:style-name="T1"> </text:span>לוי<text:span text:style-name="T1"> </text:span>אמר<text:span text:style-name="T1"> </text:span>רבי<text:span text:style-name="T1"> </text:span>יוסי<text:span text:style-name="T1"> </text:span>בן<text:span text:style-name="T1"> </text:span>שאול<text:span text:style-name="T1"> </text:span>משום<text:span text:style-name="T1"> </text:span>קהלא<text:span text:style-name="T1"> </text:span>קדישא<text:span text:style-name="T1"> </text:span>שבירושלים: '<text:span text:style-name="T46">אפילו</text:span><text:span text:style-name="T45"> </text:span><text:span text:style-name="T46">עשר</text:span><text:span text:style-name="T45"> </text:span><text:span text:style-name="T46">מצעות</text:span><text:span text:style-name="T45"> </text:span><text:span text:style-name="T46">זו</text:span><text:span text:style-name="T45"> </text:span><text:span text:style-name="T46">על</text:span><text:span text:style-name="T45"> </text:span><text:span text:style-name="T46">גב</text:span><text:span text:style-name="T45"> </text:span><text:span text:style-name="T46">זו</text:span><text:span text:style-name="T45"> </text:span><text:span text:style-name="T46">וכלאים</text:span><text:span text:style-name="T45"> </text:span><text:span text:style-name="T46">תחתיהן</text:span><text:span text:style-name="T45"> </text:span><text:span text:style-name="T46">אסור</text:span><text:span text:style-name="T45"> </text:span><text:span text:style-name="T46">לישן</text:span><text:span text:style-name="T45"> </text:span><text:span text:style-name="T46">עליהן</text:span>'! אלא<text:span text:style-name="T1"> </text:span>שמע<text:span text:style-name="T1"> </text:span>מינה<text:span text:style-name="T1"> </text:span>נגד<text:span text:style-name="T1"> </text:span>ראשיהן<text:span text:style-name="T1"> </text:span><text:span text:style-name="T10">(</text:span><text:span text:style-name="T60">וכיון</text:span><text:span text:style-name="T64"> </text:span><text:span text:style-name="T60">שלא</text:span><text:span text:style-name="T64"> </text:span><text:span text:style-name="T60">כנגד</text:span><text:span text:style-name="T64"> </text:span><text:span text:style-name="T60">ראשיהן</text:span><text:span text:style-name="T64"> </text:span><text:span text:style-name="T60">היו</text:span><text:span text:style-name="T64"> </text:span><text:span text:style-name="T60">נתונים</text:span><text:span text:style-name="T64"> </text:span><text:span text:style-name="T60">- ליכא</text:span><text:span text:style-name="T64"> </text:span><text:span text:style-name="T60">חומרא</text:span><text:span text:style-name="T64"> </text:span><text:span text:style-name="T60">דכלאים: דכולי</text:span><text:span text:style-name="T64"> </text:span><text:span text:style-name="T60">האי</text:span><text:span text:style-name="T64"> </text:span><text:span text:style-name="T60">לא</text:span><text:span text:style-name="T64"> </text:span><text:span text:style-name="T60">מחמרינן, כיון</text:span><text:span text:style-name="T64"> </text:span><text:span text:style-name="T60">שיש</text:span><text:span text:style-name="T64"> </text:span><text:span text:style-name="T60">היכר</text:span><text:span text:style-name="T64"> </text:span><text:span text:style-name="T60">לדבר, ולא</text:span><text:span text:style-name="T64"> </text:span><text:span text:style-name="T60">אתו</text:span><text:span text:style-name="T64"> </text:span><text:span text:style-name="T60">לידי</text:span><text:span text:style-name="T64"> </text:span><text:span text:style-name="T60">איסורא</text:span><text:span text:style-name="T10">)</text:span>! </text:p>
      <text:p text:style-name="P7">ואי<text:span text:style-name="T1"> </text:span>בעית<text:span text:style-name="T1"> </text:span>אימא: באותן<text:span text:style-name="T1"> </text:span>שאין<text:span text:style-name="T1"> </text:span>בהן<text:span text:style-name="T1"> </text:span>כלאים<text:span text:style-name="T1"> </text:span><text:span text:style-name="T10">(</text:span><text:span text:style-name="T60">לא</text:span><text:span text:style-name="T64"> </text:span><text:span text:style-name="T60">תימא</text:span><text:span text:style-name="T64"> </text:span><text:span text:style-name="T60">הכי</text:span><text:span text:style-name="T64"> </text:span><text:span text:style-name="T60">נמי</text:span><text:span text:style-name="T64"> </text:span><text:span text:style-name="T60">מסתברא: דאי</text:span><text:span text:style-name="T64"> </text:span><text:span text:style-name="T60">נתנו</text:span><text:span text:style-name="T64"> </text:span><text:span text:style-name="T60">ליהנות</text:span><text:span text:style-name="T64"> </text:span><text:span text:style-name="T60">בהן</text:span><text:span text:style-name="T64"> </text:span><text:span text:style-name="T60">משום</text:span><text:span text:style-name="T64"> </text:span><text:span text:style-name="T60">כלאים</text:span><text:span text:style-name="T64"> </text:span><text:span text:style-name="T60">ליכא, דבהנך</text:span><text:span text:style-name="T64"> </text:span><text:span text:style-name="T60">דלית</text:span><text:span text:style-name="T64"> </text:span><text:span text:style-name="T60">בהו</text:span><text:span text:style-name="T64"> </text:span><text:span text:style-name="T60">כלאים</text:span><text:span text:style-name="T64"> </text:span><text:span text:style-name="T60">קאמר</text:span><text:span text:style-name="T64"> </text:span><text:span text:style-name="T60">דמניחין</text:span><text:span text:style-name="T64"> </text:span><text:span text:style-name="T60">תחת</text:span><text:span text:style-name="T64"> </text:span><text:span text:style-name="T60">ראשיהן</text:span><text:span text:style-name="T10">)</text:span>. <text:span text:style-name="T10">(</text:span><text:span text:style-name="T60">ובסדר</text:span><text:span text:style-name="T64"> </text:span><text:span text:style-name="T60">יומא</text:span><text:span text:style-name="T64"> </text:span><text:span text:style-name="T60">בפרק</text:span><text:span text:style-name="T64"> </text:span><text:span text:style-name="T60">'בא</text:span><text:span text:style-name="T64"> </text:span><text:span text:style-name="T60">לו' </text:span><text:span text:style-name="T61">(דף</text:span><text:span text:style-name="T65"> </text:span><text:span text:style-name="T61">סט.)</text:span><text:span text:style-name="T60"> לא</text:span><text:span text:style-name="T64"> </text:span><text:span text:style-name="T60">גרסינן</text:span><text:span text:style-name="T64"> </text:span><text:span text:style-name="T60">להאי</text:span><text:span text:style-name="T64"> </text:span><text:span text:style-name="T60">'ואיבעית</text:span><text:span text:style-name="T64"> </text:span><text:span text:style-name="T60">אימא'.</text:span><text:span text:style-name="T10">)</text:span> </text:p>
      <text:p text:style-name="P7"><text:soft-page-break/>רב<text:span text:style-name="T1"> </text:span>אשי<text:span text:style-name="T1"> </text:span>אמר: בגדי<text:span text:style-name="T1"> </text:span>כהונה<text:span text:style-name="T1"> </text:span>קשין<text:span text:style-name="T1"> </text:span>הן<text:span text:style-name="T1"> </text:span><text:span text:style-name="T10">(</text:span><text:span text:style-name="T60">ואין</text:span><text:span text:style-name="T64"> </text:span><text:span text:style-name="T60">מחממין, ואנן</text:span><text:span text:style-name="T64"> </text:span><text:span text:style-name="T60">בעינן</text:span><text:span text:style-name="T64"> </text:span><text:span text:style-name="T60">העלאה</text:span><text:span text:style-name="T64"> </text:span><text:span text:style-name="T60">דומיא</text:span><text:span text:style-name="T64"> </text:span><text:span text:style-name="T60">דלבישה: דאית</text:span><text:span text:style-name="T64"> </text:span><text:span text:style-name="T60">בהו</text:span><text:span text:style-name="T64"> </text:span><text:span text:style-name="T60">הנאה; הילכך, אי</text:span><text:span text:style-name="T64"> </text:span><text:span text:style-name="T60">לאו</text:span><text:span text:style-name="T64"> </text:span><text:span text:style-name="T60">הכי</text:span><text:span text:style-name="T64"> </text:span><text:span text:style-name="T60">משום</text:span><text:span text:style-name="T64"> </text:span><text:span text:style-name="T60">דלא</text:span><text:span text:style-name="T64"> </text:span><text:span text:style-name="T60">ניתנו</text:span><text:span text:style-name="T64"> </text:span><text:span text:style-name="T60">ליהנות</text:span><text:span text:style-name="T64"> </text:span><text:span text:style-name="T60">בהן</text:span><text:span text:style-name="T64"> </text:span><text:span text:style-name="T60">- משום</text:span><text:span text:style-name="T64"> </text:span><text:span text:style-name="T60">כלאים</text:span><text:span text:style-name="T64"> </text:span><text:span text:style-name="T60">ליכא</text:span><text:span text:style-name="T64"> </text:span><text:span text:style-name="T60">למיחש</text:span><text:span text:style-name="T10">)</text:span>, דאמר<text:span text:style-name="T1"> </text:span>רב<text:span text:style-name="T1"> </text:span>הונא<text:span text:style-name="T1"> </text:span>בריה<text:span text:style-name="T1"> </text:span>דרב<text:span text:style-name="T1"> </text:span>יהושע: הא<text:span text:style-name="T1"> </text:span>נמטא<text:span text:style-name="T1"> </text:span><text:span text:style-name="T10">(</text:span><text:span text:style-name="T60">פלטר</text:span><text:span text:style-name="T10">)</text:span> גמדא<text:span text:style-name="T1"> </text:span><text:span text:style-name="T10">(</text:span><text:span text:style-name="T60">קשה</text:span><text:span text:style-name="T10">)</text:span> דנרש<text:span text:style-name="T1"> </text:span><text:span text:style-name="T10">(</text:span><text:span text:style-name="T60">מקום</text:span><text:span text:style-name="T10">)</text:span> – שריא<text:span text:style-name="T1"> </text:span><text:span text:style-name="T10">(</text:span><text:span text:style-name="T60">דקשה</text:span><text:span text:style-name="T64"> </text:span><text:span text:style-name="T60">הוא, ואינו</text:span><text:span text:style-name="T64"> </text:span><text:span text:style-name="T60">מחמם</text:span><text:span text:style-name="T10">)</text:span>. </text:p>
      <text:p text:style-name="P19"><text:span text:style-name="T21">ובפרק</text:span><text:span text:style-name="T1"> </text:span><text:span text:style-name="T21">'בא</text:span><text:span text:style-name="T1"> </text:span><text:span text:style-name="T21">לו' ביומא</text:span><text:span text:style-name="T1"> </text:span><text:span text:style-name="T21">פירש</text:span><text:span text:style-name="T1"> </text:span><text:span text:style-name="T21">הרב</text:span><text:span text:style-name="T1"> </text:span><text:span text:style-name="T21">רבינו</text:span><text:span text:style-name="T1"> </text:span><text:span text:style-name="T21">ש"י</text:span><text:span text:style-name="T1"> </text:span><text:span text:style-name="T21">פירוש</text:span><text:span text:style-name="T1"> </text:span><text:span text:style-name="T21">אחר, ואינו</text:span><text:span text:style-name="T1"> </text:span><text:span text:style-name="T21">נראה, דפירש: </text:span><text:span text:style-name="T13">תפלין</text:span><text:span text:style-name="T15"> </text:span><text:span text:style-name="T13">מן</text:span><text:span text:style-name="T15"> </text:span><text:span text:style-name="T13">הצד</text:span><text:span text:style-name="T15"> </text:span><text:span text:style-name="T13">שריין</text:span><text:span text:style-name="T15"> </text:span><text:span text:style-name="T13">ולא</text:span><text:span text:style-name="T15"> </text:span><text:span text:style-name="T13">חיישינן</text:span><text:span text:style-name="T15"> </text:span><text:span text:style-name="T21">שמא</text:span><text:span text:style-name="T1"> </text:span><text:span text:style-name="T21">יפיח</text:span><text:span text:style-name="T1"> </text:span><text:span text:style-name="T21">בהן, דשמא</text:span><text:span text:style-name="T1"> </text:span><text:span text:style-name="T21">יפיח</text:span><text:span text:style-name="T1"> </text:span><text:span text:style-name="T21">בהן</text:span><text:span text:style-name="T1"> </text:span><text:span text:style-name="T21">לא</text:span><text:span text:style-name="T1"> </text:span><text:span text:style-name="T21">שייך</text:span><text:span text:style-name="T1"> </text:span><text:span text:style-name="T21">אלא</text:span><text:span text:style-name="T1"> </text:span><text:span text:style-name="T21">בשעה</text:span><text:span text:style-name="T1"> </text:span><text:span text:style-name="T21">שהוא</text:span><text:span text:style-name="T1"> </text:span><text:span text:style-name="T21">לבוש</text:span><text:span text:style-name="T1"> </text:span><text:span text:style-name="T21">בהם; ותדע</text:span><text:span text:style-name="T1"> </text:span><text:span text:style-name="T21">מדקא</text:span><text:span text:style-name="T1"> </text:span><text:span text:style-name="T21">פריך</text:span><text:span text:style-name="T1"> </text:span><text:span text:style-name="T21">'נהי</text:span><text:span text:style-name="T1"> </text:span><text:span text:style-name="T21">דניתנו</text:span><text:span text:style-name="T1"> </text:span><text:span text:style-name="T21">ליהנות</text:span><text:span text:style-name="T1"> </text:span><text:span text:style-name="T21">בהו', ותיפוק</text:span><text:span text:style-name="T1"> </text:span><text:span text:style-name="T21">ליה</text:span><text:span text:style-name="T1"> </text:span><text:span text:style-name="T21">משום</text:span><text:span text:style-name="T1"> </text:span><text:span text:style-name="T21">איסורא</text:span><text:span text:style-name="T1"> </text:span><text:span text:style-name="T21">דכלאים</text:span><text:span text:style-name="T1"> </text:span><text:span text:style-name="T21">- היה</text:span><text:span text:style-name="T1"> </text:span><text:span text:style-name="T21">לו</text:span><text:span text:style-name="T1"> </text:span><text:span text:style-name="T21">להקשות</text:span><text:span text:style-name="T1"> </text:span><text:span text:style-name="T21">'נהי</text:span><text:span text:style-name="T1"> </text:span><text:span text:style-name="T21">דניתנו</text:span><text:span text:style-name="T1"> </text:span><text:span text:style-name="T21">ליהנות</text:span><text:span text:style-name="T1"> </text:span><text:span text:style-name="T21">בהן</text:span><text:span text:style-name="T1"> </text:span><text:span text:style-name="T21">תיפוק</text:span><text:span text:style-name="T1"> </text:span><text:span text:style-name="T21">ליה</text:span><text:span text:style-name="T1"> </text:span><text:span text:style-name="T21">משום</text:span><text:span text:style-name="T1"> </text:span><text:span text:style-name="T21">שמא</text:span><text:span text:style-name="T1"> </text:span><text:span text:style-name="T21">יפיח', הואיל</text:span><text:span text:style-name="T1"> </text:span><text:span text:style-name="T21">ואיסור</text:span><text:span text:style-name="T1"> </text:span><text:span text:style-name="T21">שמא</text:span><text:span text:style-name="T1"> </text:span><text:span text:style-name="T21">יפיח</text:span><text:span text:style-name="T1"> </text:span><text:span text:style-name="T21">הוי</text:span><text:span text:style-name="T1"> </text:span><text:span text:style-name="T21">אם</text:span><text:span text:style-name="T1"> </text:span><text:span text:style-name="T21">הם</text:span><text:span text:style-name="T1"> </text:span><text:span text:style-name="T21">כנגד</text:span><text:span text:style-name="T1"> </text:span><text:span text:style-name="T21">ראשו!</text:span></text:p>
      <text:p text:style-name="P19"><text:span text:style-name="T21">ובסוף</text:span><text:span text:style-name="T1"> </text:span><text:span text:style-name="T21">יומא</text:span><text:span text:style-name="T1"> </text:span><text:span text:style-name="T21">אין</text:span><text:span text:style-name="T1"> </text:span><text:span text:style-name="T21">כתוב</text:span><text:span text:style-name="T1"> </text:span><text:span text:style-name="T21">בספרים</text:span><text:span text:style-name="T1"> </text:span><text:span text:style-name="T21">'ולא</text:span><text:span text:style-name="T1"> </text:span><text:span text:style-name="T21">חיישינן</text:span><text:span text:style-name="T1"> </text:span><text:span text:style-name="T21">דילמא</text:span><text:span text:style-name="T1"> </text:span><text:span text:style-name="T21">מיגנדר</text:span><text:span text:style-name="T1"> </text:span><text:span text:style-name="T21">ונפיל</text:span><text:span text:style-name="T1"> </text:span><text:span text:style-name="T21">עלייהו', לכך</text:span><text:span text:style-name="T1"> </text:span><text:span text:style-name="T21">פירשוֹ</text:span><text:span text:style-name="T1"> </text:span><text:span text:style-name="T21">הרב</text:span><text:span text:style-name="T1"> </text:span><text:span text:style-name="T21">משום</text:span><text:span text:style-name="T1"> </text:span><text:span text:style-name="T21">איסור</text:span><text:span text:style-name="T1"> </text:span><text:span text:style-name="T21">שמא</text:span><text:span text:style-name="T1"> </text:span><text:span text:style-name="T21">יפיח</text:span><text:span text:style-name="T1"> </text:span><text:span text:style-name="T21">בהם;</text:span></text:p>
      <text:p text:style-name="P7"><text:span text:style-name="T60">והשתא</text:span><text:span text:style-name="T64"> </text:span><text:span text:style-name="T60">לפי</text:span><text:span text:style-name="T64"> </text:span><text:span text:style-name="T60">פירוש</text:span><text:span text:style-name="T64"> </text:span><text:span text:style-name="T60">מורי</text:span><text:span text:style-name="T64"> </text:span><text:span text:style-name="T60">אתיא</text:span><text:span text:style-name="T64"> </text:span><text:span text:style-name="T60">שמעתא</text:span><text:span text:style-name="T64"> </text:span><text:span text:style-name="T60">שפיר, דהכי</text:span><text:span text:style-name="T64"> </text:span><text:span text:style-name="T60">פירושו: </text:span><text:span text:style-name="T84">שמע</text:span><text:span text:style-name="T85"> </text:span><text:span text:style-name="T84">מינה</text:span><text:span text:style-name="T64"> </text:span><text:span text:style-name="T60">- מדקא</text:span><text:span text:style-name="T64"> </text:span><text:span text:style-name="T60">שרינן</text:span><text:span text:style-name="T64"> </text:span><text:span text:style-name="T60">איסור</text:span><text:span text:style-name="T64"> </text:span><text:span text:style-name="T60">דאורייתא, כלומר: דבר</text:span><text:span text:style-name="T64"> </text:span><text:span text:style-name="T60">שיוכל</text:span><text:span text:style-name="T64"> </text:span><text:span text:style-name="T60">לבא</text:span><text:span text:style-name="T64"> </text:span><text:span text:style-name="T60">לידי</text:span><text:span text:style-name="T64"> </text:span><text:span text:style-name="T60">איסורא</text:span><text:span text:style-name="T64"> </text:span><text:span text:style-name="T60">דאורייתא, כל</text:span><text:span text:style-name="T64"> </text:span><text:span text:style-name="T60">שכן</text:span><text:span text:style-name="T64"> </text:span><text:span text:style-name="T60">דאית</text:span><text:span text:style-name="T64"> </text:span><text:span text:style-name="T60">למישרי</text:span><text:span text:style-name="T64"> </text:span><text:span text:style-name="T60">דבר</text:span><text:span text:style-name="T64"> </text:span><text:span text:style-name="T60">שאינו</text:span><text:span text:style-name="T64"> </text:span><text:span text:style-name="T60">יכול</text:span><text:span text:style-name="T64"> </text:span><text:span text:style-name="T60">לבא</text:span><text:span text:style-name="T64"> </text:span><text:span text:style-name="T60">אלא</text:span><text:span text:style-name="T64"> </text:span><text:span text:style-name="T60">לידי</text:span><text:span text:style-name="T64"> </text:span><text:span text:style-name="T60">איסורא</text:span><text:span text:style-name="T64"> </text:span><text:span text:style-name="T60">דרבנן: דאם</text:span><text:span text:style-name="T64"> </text:span><text:span text:style-name="T60">באו</text:span><text:span text:style-name="T64"> </text:span><text:span text:style-name="T60">תפלין</text:span><text:span text:style-name="T64"> </text:span><text:span text:style-name="T60">כנגד</text:span><text:span text:style-name="T64"> </text:span><text:span text:style-name="T60">ראשו</text:span><text:span text:style-name="T64"> </text:span><text:span text:style-name="T60">- אין</text:span><text:span text:style-name="T64"> </text:span><text:span text:style-name="T60">כאן</text:span><text:span text:style-name="T64"> </text:span><text:span text:style-name="T60">אלא</text:span><text:span text:style-name="T64"> </text:span><text:span text:style-name="T60">משום</text:span><text:span text:style-name="T64"> </text:span><text:span text:style-name="T60">בזיון; וביומא</text:span><text:span text:style-name="T64"> </text:span><text:span text:style-name="T61">(שם)</text:span><text:span text:style-name="T60"> מוכיחים</text:span><text:span text:style-name="T64"> </text:span><text:span text:style-name="T60">מברייתא</text:span><text:span text:style-name="T64"> </text:span><text:span text:style-name="T60">אחת</text:span><text:span text:style-name="T64"> </text:span><text:span text:style-name="T60">שמביא</text:span><text:span text:style-name="T64"> </text:span><text:span text:style-name="T60">הש"ס</text:span><text:span text:style-name="T64"> </text:span><text:span text:style-name="T60">לשם</text:span><text:span text:style-name="T64"> </text:span><text:span text:style-name="T60">דבגדי</text:span><text:span text:style-name="T64"> </text:span><text:span text:style-name="T60">כהונה</text:span><text:span text:style-name="T64"> </text:span><text:span text:style-name="T60">ניתנו</text:span><text:span text:style-name="T64"> </text:span><text:span text:style-name="T60">ליהנות</text:span><text:span text:style-name="T64"> </text:span><text:span text:style-name="T60">בהן.</text:span> </text:p>
      <text:p text:style-name="P7"/>
      <text:p text:style-name="P7">אירע<text:span text:style-name="T1"> </text:span>קרי<text:span text:style-name="T1"> </text:span>באחד<text:span text:style-name="T1"> </text:span>מהן<text:span text:style-name="T1"> </text:span><text:span text:style-name="T10">[יוצא</text:span><text:span text:style-name="T2"> </text:span><text:span text:style-name="T10">והולך</text:span><text:span text:style-name="T2"> </text:span><text:span text:style-name="T10">לו</text:span><text:span text:style-name="T2"> </text:span><text:span text:style-name="T10">במסיבה</text:span><text:span text:style-name="T2"> </text:span><text:span text:style-name="T10">ההולכת</text:span><text:span text:style-name="T2"> </text:span><text:span text:style-name="T10">לו</text:span><text:span text:style-name="T2"> </text:span><text:span text:style-name="T10">תחת</text:span><text:span text:style-name="T2"> </text:span><text:span text:style-name="T10">הבירה]</text:span>: <text:s/></text:p>
      <text:p text:style-name="P7">מסייע<text:span text:style-name="T1"> </text:span>ליה<text:span text:style-name="T1"> </text:span>לרבי<text:span text:style-name="T1"> </text:span>יוחנן, דאמר<text:span text:style-name="T1"> </text:span><text:span text:style-name="T10">(</text:span><text:span text:style-name="T60">הני</text:span><text:span text:style-name="T64"> </text:span><text:span text:style-name="T60">תרי</text:span><text:span text:style-name="T64"> </text:span><text:span text:style-name="T60">מילי</text:span><text:span text:style-name="T64"> </text:span><text:span text:style-name="T60">דשמעינהו</text:span><text:span text:style-name="T64"> </text:span><text:span text:style-name="T60">מרביה</text:span><text:span text:style-name="T64"> </text:span><text:span text:style-name="T60">כי</text:span><text:span text:style-name="T64"> </text:span><text:span text:style-name="T60">הדדי</text:span><text:span text:style-name="T64"> </text:span><text:span text:style-name="T60">אמרינהו</text:span><text:span text:style-name="T10">)</text:span>: מחילות<text:span text:style-name="T1"> </text:span>לא<text:span text:style-name="T1"> </text:span>נתקדשו<text:span text:style-name="T1"> </text:span><text:span text:style-name="T10">(</text:span><text:span text:style-name="T60">משום</text:span><text:span text:style-name="T64"> </text:span><text:span text:style-name="T60">הכי</text:span><text:span text:style-name="T64"> </text:span><text:span text:style-name="T60">תיקנו</text:span><text:span text:style-name="T64"> </text:span><text:span text:style-name="T60">לו</text:span><text:span text:style-name="T64"> </text:span><text:span text:style-name="T60">מחילות</text:span><text:span text:style-name="T64"> </text:span><text:span text:style-name="T60">לצאת</text:span><text:span text:style-name="T64"> </text:span><text:span text:style-name="T60">דרך</text:span><text:span text:style-name="T64"> </text:span><text:span text:style-name="T60">שם; ובפסחים</text:span><text:span text:style-name="T64"> </text:span><text:span text:style-name="T60">בפרק</text:span><text:span text:style-name="T64"> </text:span><text:span text:style-name="T60">'כיצד</text:span><text:span text:style-name="T64"> </text:span><text:span text:style-name="T60">צולין' בסופו</text:span><text:span text:style-name="T64"> </text:span><text:span text:style-name="T61">(דף</text:span><text:span text:style-name="T65"> </text:span><text:span text:style-name="T61">פו.)</text:span><text:span text:style-name="T60"> מוכיח</text:span><text:span text:style-name="T64"> </text:span><text:span text:style-name="T60">דהא</text:span><text:span text:style-name="T64"> </text:span><text:span text:style-name="T60">דאמר</text:span><text:span text:style-name="T64"> </text:span><text:span text:style-name="T60">רבי</text:span><text:span text:style-name="T64"> </text:span><text:span text:style-name="T60">יוחנן</text:span><text:span text:style-name="T64"> </text:span><text:span text:style-name="T60">'מחילות</text:span><text:span text:style-name="T64"> </text:span><text:span text:style-name="T60">לא</text:span><text:span text:style-name="T64"> </text:span><text:span text:style-name="T60">נתקדשו' - הני</text:span><text:span text:style-name="T64"> </text:span><text:span text:style-name="T60">מילי</text:span><text:span text:style-name="T64"> </text:span><text:span text:style-name="T60">במחילות</text:span><text:span text:style-name="T64"> </text:span><text:span text:style-name="T60">שתחת</text:span><text:span text:style-name="T64"> </text:span><text:span text:style-name="T60">הר</text:span><text:span text:style-name="T64"> </text:span><text:span text:style-name="T60">הבית, אבל</text:span><text:span text:style-name="T64"> </text:span><text:span text:style-name="T60">מחילות</text:span><text:span text:style-name="T64"> </text:span><text:span text:style-name="T60">שתחת</text:span><text:span text:style-name="T64"> </text:span><text:span text:style-name="T60">עזרה</text:span><text:span text:style-name="T64"> </text:span><text:span text:style-name="T60">- אם</text:span><text:span text:style-name="T64"> </text:span><text:span text:style-name="T60">הם</text:span><text:span text:style-name="T64"> </text:span><text:span text:style-name="T60">פתוחין</text:span><text:span text:style-name="T64"> </text:span><text:span text:style-name="T60">לעזרה</text:span><text:span text:style-name="T64"> </text:span><text:span text:style-name="T60">- נתקדשו</text:span><text:span text:style-name="T64"> </text:span><text:span text:style-name="T60">בקדושת</text:span><text:span text:style-name="T64"> </text:span><text:span text:style-name="T60">עזרה, ואם</text:span><text:span text:style-name="T64"> </text:span><text:span text:style-name="T60">הם</text:span><text:span text:style-name="T64"> </text:span><text:span text:style-name="T60">פתוחין</text:span><text:span text:style-name="T64"> </text:span><text:span text:style-name="T60">להר</text:span><text:span text:style-name="T64"> </text:span><text:span text:style-name="T60">הבית</text:span><text:span text:style-name="T64"> </text:span><text:span text:style-name="T60">לא</text:span><text:span text:style-name="T64"> </text:span><text:span text:style-name="T60">נתקדשו</text:span><text:span text:style-name="T64"> </text:span><text:span text:style-name="T60">כלום, אפילו</text:span><text:span text:style-name="T64"> </text:span><text:span text:style-name="T60">בקדושת</text:span><text:span text:style-name="T64"> </text:span><text:span text:style-name="T60">הר</text:span><text:span text:style-name="T64"> </text:span><text:span text:style-name="T60">הבית, ומותר</text:span><text:span text:style-name="T64"> </text:span><text:span text:style-name="T60">לזב</text:span><text:span text:style-name="T64"> </text:span><text:span text:style-name="T60">ולבעל</text:span><text:span text:style-name="T64"> </text:span><text:span text:style-name="T60">קרי</text:span><text:span text:style-name="T64"> </text:span><text:span text:style-name="T60">ליכנס</text:span><text:span text:style-name="T64"> </text:span><text:span text:style-name="T60">לשם; הילכך</text:span><text:span text:style-name="T64"> </text:span><text:span text:style-name="T60">עשו</text:span><text:span text:style-name="T64"> </text:span><text:span text:style-name="T60">הכא</text:span><text:span text:style-name="T64"> </text:span><text:span text:style-name="T60">מחילה</text:span><text:span text:style-name="T64"> </text:span><text:span text:style-name="T60">ופתוחה</text:span><text:span text:style-name="T64"> </text:span><text:span text:style-name="T60">להר</text:span><text:span text:style-name="T64"> </text:span><text:span text:style-name="T60">הבית: לחצר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הבנוי</text:span><text:span text:style-name="T64"> </text:span><text:span text:style-name="T60">בהר</text:span><text:span text:style-name="T64"> </text:span><text:span text:style-name="T60">הבית</text:span><text:span text:style-name="T64"> </text:span><text:span text:style-name="T60">- לצאת</text:span><text:span text:style-name="T64"> </text:span><text:span text:style-name="T60">לו</text:span><text:span text:style-name="T64"> </text:span><text:span text:style-name="T60">לבעל</text:span><text:span text:style-name="T64"> </text:span><text:span text:style-name="T60">קרי</text:span><text:span text:style-name="T64"> </text:span><text:span text:style-name="T60">דרך</text:span><text:span text:style-name="T64"> </text:span><text:span text:style-name="T60">שם, למר</text:span><text:span text:style-name="T64"> </text:span><text:span text:style-name="T60">כדאית</text:span><text:span text:style-name="T64"> </text:span><text:span text:style-name="T60">ליה</text:span><text:span text:style-name="T64"> </text:span><text:span text:style-name="T60">ולמר</text:span><text:span text:style-name="T64"> </text:span><text:span text:style-name="T60">כדאית</text:span><text:span text:style-name="T64"> </text:span><text:span text:style-name="T60">ליה</text:span><text:span text:style-name="T64"> </text:span><text:span text:style-name="T60">כדפרישית</text:span><text:span text:style-name="T64"> </text:span><text:span text:style-name="T60">במתניתין</text:span><text:span text:style-name="T10">)</text:span> ובעל<text:span text:style-name="T1"> </text:span>קרי<text:span text:style-name="T1"> </text:span>משתלח<text:span text:style-name="T1"> </text:span>חוץ<text:span text:style-name="T1"> </text:span>לשני<text:span text:style-name="T1"> </text:span>מחנות.<text:span text:style-name="T60"> </text:span></text:p>
      <text:p text:style-name="P20"><text:span text:style-name="T22">'חוץ</text:span><text:span text:style-name="T2"> </text:span><text:span text:style-name="T22">לשתי</text:span><text:span text:style-name="T2"> </text:span><text:span text:style-name="T22">מחנות' גרס, וכן</text:span><text:span text:style-name="T2"> </text:span><text:span text:style-name="T22">מוכח</text:span><text:span text:style-name="T2"> </text:span><text:span text:style-name="T22">ב'אלו</text:span><text:span text:style-name="T2"> </text:span><text:span text:style-name="T22">דברים' </text:span><text:span text:style-name="T23">(פסחים</text:span><text:span text:style-name="T3"> </text:span><text:span text:style-name="T23">סז:)</text:span><text:span text:style-name="T22">, דאמר</text:span><text:span text:style-name="T2"> </text:span><text:span text:style-name="T22">התם: '</text:span><text:span text:style-name="T43">זב</text:span><text:span text:style-name="T44"> </text:span><text:span text:style-name="T47">וכל</text:span><text:span text:style-name="T44"> </text:span><text:span text:style-name="T47">זב</text:span><text:span text:style-name="T2"> </text:span><text:span text:style-name="T23">[ויקרא</text:span><text:span text:style-name="T3"> </text:span><text:span text:style-name="T23">ה,ב]</text:span><text:span text:style-name="T22"> </text:span><text:span text:style-name="T43">לרבות</text:span><text:span text:style-name="T44"> </text:span><text:span text:style-name="T43">בעל</text:span><text:span text:style-name="T44"> </text:span><text:span text:style-name="T43">קרי</text:span><text:span text:style-name="T22">', וזב</text:span><text:span text:style-name="T2"> </text:span><text:span text:style-name="T22">משתלח</text:span><text:span text:style-name="T2"> </text:span><text:span text:style-name="T22">חוץ</text:span><text:span text:style-name="T2"> </text:span><text:span text:style-name="T22">לשתי</text:span><text:span text:style-name="T2"> </text:span><text:span text:style-name="T22">מחנות; מצורע</text:span><text:span text:style-name="T2"> </text:span><text:span text:style-name="T22">- חוץ</text:span><text:span text:style-name="T2"> </text:span><text:span text:style-name="T22">לשלש, ואמרינן</text:span><text:span text:style-name="T2"> </text:span><text:span text:style-name="T22">התם: מסייע</text:span><text:span text:style-name="T2"> </text:span><text:span text:style-name="T22">ליה</text:span><text:span text:style-name="T2"> </text:span><text:span text:style-name="T22">לרבי</text:span><text:span text:style-name="T2"> </text:span><text:span text:style-name="T22">יוחנן</text:span><text:span text:style-name="T2"> </text:span><text:span text:style-name="T22">דאמר</text:span><text:span text:style-name="T2"> </text:span><text:span text:style-name="T22">רבי</text:span><text:span text:style-name="T2"> </text:span><text:span text:style-name="T22">יוחנן</text:span><text:span text:style-name="T2"> </text:span><text:span text:style-name="T22">כו' </text:span></text:p>
      <text:p text:style-name="P20"/>
      <text:p text:style-name="P7">והנרות<text:span text:style-name="T1"> </text:span>דולקין<text:span text:style-name="T1"> </text:span>מכאן<text:span text:style-name="T1"> </text:span>ומכאן<text:span text:style-name="T1"> </text:span><text:span text:style-name="T10">[עד</text:span><text:span text:style-name="T2"> </text:span><text:span text:style-name="T10">שהוא</text:span><text:span text:style-name="T2"> </text:span><text:span text:style-name="T10">מגיע</text:span><text:span text:style-name="T2"> </text:span><text:span text:style-name="T10">לבית</text:span><text:span text:style-name="T2"> </text:span><text:span text:style-name="T10">הטבילה, ומדורה</text:span><text:span text:style-name="T2"> </text:span><text:span text:style-name="T10">היתה</text:span><text:span text:style-name="T2"> </text:span><text:span text:style-name="T10">שם</text:span><text:span text:style-name="T2"> </text:span><text:span text:style-name="T10">ובית</text:span><text:span text:style-name="T2"> </text:span><text:span text:style-name="T10">הכסא</text:span><text:span text:style-name="T2"> </text:span><text:span text:style-name="T10">של</text:span><text:span text:style-name="T2"> </text:span><text:span text:style-name="T10">כבוד: זה</text:span><text:span text:style-name="T2"> </text:span><text:span text:style-name="T10">היה</text:span><text:span text:style-name="T2"> </text:span><text:span text:style-name="T10">כבודו: מצאו</text:span><text:span text:style-name="T2"> </text:span><text:span text:style-name="T10">נעול: יודע</text:span><text:span text:style-name="T2"> </text:span><text:span text:style-name="T10">שיש</text:span><text:span text:style-name="T2"> </text:span><text:span text:style-name="T10">שם</text:span><text:span text:style-name="T2"> </text:span><text:span text:style-name="T10">אדם; פתוח</text:span><text:span text:style-name="T2"> </text:span><text:span text:style-name="T10">- בידוע</text:span><text:span text:style-name="T2"> </text:span><text:span text:style-name="T10">שאין</text:span><text:span text:style-name="T2"> </text:span><text:span text:style-name="T10">שם</text:span><text:span text:style-name="T2"> </text:span><text:span text:style-name="T10">אדם]</text:span>: <text:s/></text:p>
      <text:p text:style-name="P7">רב<text:span text:style-name="T1"> </text:span>ספרא<text:span text:style-name="T1"> </text:span>הוה<text:span text:style-name="T1"> </text:span>יתיב<text:span text:style-name="T1"> </text:span>בבית<text:span text:style-name="T1"> </text:span>הכסא; אתא<text:span text:style-name="T1"> </text:span>רבי<text:span text:style-name="T1"> </text:span>אבא, נחר<text:span text:style-name="T1"> </text:span>ליה; אמר<text:span text:style-name="T1"> </text:span>ליה: ליעול<text:span text:style-name="T1"> </text:span>מר. <text:span text:style-name="T10">(</text:span><text:span text:style-name="T60">ולא</text:span><text:span text:style-name="T64"> </text:span><text:span text:style-name="T60">הוה</text:span><text:span text:style-name="T64"> </text:span><text:span text:style-name="T60">ביה</text:span><text:span text:style-name="T64"> </text:span><text:span text:style-name="T60">דלת</text:span><text:span text:style-name="T64"> </text:span><text:span text:style-name="T60">בפתח, אלא</text:span><text:span text:style-name="T64"> </text:span><text:span text:style-name="T60">זה</text:span><text:span text:style-name="T64"> </text:span><text:span text:style-name="T60">היה</text:span><text:span text:style-name="T64"> </text:span><text:span text:style-name="T60">מנהגו: אדם</text:span><text:span text:style-name="T64"> </text:span><text:span text:style-name="T60">שרוצה</text:span><text:span text:style-name="T64"> </text:span><text:span text:style-name="T60">ליכנס</text:span><text:span text:style-name="T64"> </text:span><text:span text:style-name="T60">שם</text:span><text:span text:style-name="T64"> </text:span><text:span text:style-name="T60">- היה</text:span><text:span text:style-name="T64"> </text:span><text:span text:style-name="T60">נוחר, ואם</text:span><text:span text:style-name="T64"> </text:span><text:span text:style-name="T60">היה</text:span><text:span text:style-name="T64"> </text:span><text:span text:style-name="T60">שם</text:span><text:span text:style-name="T64"> </text:span><text:span text:style-name="T60">אדם</text:span><text:span text:style-name="T64"> </text:span><text:span text:style-name="T60">- היה</text:span><text:span text:style-name="T64"> </text:span><text:span text:style-name="T60">נוחר</text:span><text:span text:style-name="T64"> </text:span><text:span text:style-name="T60">כנגדו, וזה</text:span><text:span text:style-name="T64"> </text:span><text:span text:style-name="T60">חוזר</text:span><text:span text:style-name="T64"> </text:span><text:span text:style-name="T60">לאחוריו; ורב</text:span><text:span text:style-name="T64"> </text:span><text:span text:style-name="T60">ספרא</text:span><text:span text:style-name="T64"> </text:span><text:span text:style-name="T60">לא</text:span><text:span text:style-name="T64"> </text:span><text:span text:style-name="T60">עשה</text:span><text:span text:style-name="T64"> </text:span><text:span text:style-name="T60">כן</text:span><text:span text:style-name="T64"> </text:span><text:span text:style-name="T60">אלא</text:span><text:span text:style-name="T64"> </text:span><text:span text:style-name="T60">רבי</text:span><text:span text:style-name="T64"> </text:span><text:span text:style-name="T60">אבא</text:span><text:span text:style-name="T64"> </text:span><text:span text:style-name="T60">נחר</text:span><text:span text:style-name="T64"> </text:span><text:span text:style-name="T60">ואמר</text:span><text:span text:style-name="T64"> </text:span><text:span text:style-name="T60">לו</text:span><text:span text:style-name="T64"> </text:span><text:span text:style-name="T60">רב</text:span><text:span text:style-name="T64"> </text:span><text:span text:style-name="T60">ספרא</text:span><text:span text:style-name="T64"> </text:span><text:span text:style-name="T60">"ליעול</text:span><text:span text:style-name="T64"> </text:span><text:span text:style-name="T60">מר", והיה</text:span><text:span text:style-name="T64"> </text:span><text:span text:style-name="T60">לו</text:span><text:span text:style-name="T64"> </text:span><text:span text:style-name="T60">לנחור</text:span><text:span text:style-name="T64"> </text:span><text:span text:style-name="T60">כנגדו!</text:span><text:span text:style-name="T10">)</text:span></text:p>
      <text:p text:style-name="P7">בתר<text:span text:style-name="T1"> </text:span>דנפיק<text:span text:style-name="T1"> </text:span>אמר<text:span text:style-name="T1"> </text:span>ליה<text:span text:style-name="T1"> </text:span>רבי<text:span text:style-name="T1"> </text:span>אבא<text:span text:style-name="T1"> </text:span><text:span text:style-name="T10">(</text:span><text:span text:style-name="T60">לכך</text:span><text:span text:style-name="T64"> </text:span><text:span text:style-name="T60">השיב</text:span><text:span text:style-name="T64"> </text:span><text:span text:style-name="T60">לו</text:span><text:span text:style-name="T64"> </text:span><text:span text:style-name="T60">רבי</text:span><text:span text:style-name="T64"> </text:span><text:span text:style-name="T60">אבא</text:span><text:span text:style-name="T64"> </text:span><text:span text:style-name="T60">לאחר</text:span><text:span text:style-name="T64"> </text:span><text:span text:style-name="T60">שיצא</text:span><text:span text:style-name="T64"> </text:span><text:span text:style-name="T60">משם</text:span><text:span text:style-name="T10">)</text:span>: עד<text:span text:style-name="T1"> </text:span>כאן<text:span text:style-name="T1"> </text:span>לא<text:span text:style-name="T1"> </text:span>סליקת<text:span text:style-name="T1"> </text:span>לשעיר<text:span text:style-name="T1"> </text:span><text:span text:style-name="T10">(</text:span><text:span text:style-name="T60">כלומר: עדיין</text:span><text:span text:style-name="T64"> </text:span><text:span text:style-name="T60">לא</text:span><text:span text:style-name="T64"> </text:span><text:span text:style-name="T60">עלית</text:span><text:span text:style-name="T64"> </text:span><text:span text:style-name="T60">לשם</text:span><text:span text:style-name="T10">)</text:span> גמרת<text:span text:style-name="T1"> </text:span>מילי<text:span text:style-name="T1"> </text:span>דשעיר<text:span text:style-name="T1"> </text:span><text:span text:style-name="T10">(</text:span><text:span text:style-name="T60">ואתה</text:span><text:span text:style-name="T64"> </text:span><text:span text:style-name="T60">מתנהג</text:span><text:span text:style-name="T64"> </text:span><text:span text:style-name="T60">במעשיהם</text:span><text:span text:style-name="T64"> </text:span><text:span text:style-name="T60">שאינך</text:span><text:span text:style-name="T64"> </text:span><text:span text:style-name="T60">צנוע</text:span><text:span text:style-name="T64"> </text:span><text:span text:style-name="T60">כמותם, אבל</text:span><text:span text:style-name="T64"> </text:span><text:span text:style-name="T60">פרסיים</text:span><text:span text:style-name="T64"> </text:span><text:span text:style-name="T60">צנועים</text:span><text:span text:style-name="T64"> </text:span><text:span text:style-name="T60">הם, כדאמרינן</text:span><text:span text:style-name="T64"> </text:span><text:span text:style-name="T60">בברכות</text:span><text:span text:style-name="T64"> </text:span><text:span text:style-name="T60">בפרק</text:span><text:span text:style-name="T64"> </text:span><text:span text:style-name="T60">קמא</text:span><text:span text:style-name="T64"> </text:span><text:span text:style-name="T61">(דף</text:span><text:span text:style-name="T65"> </text:span><text:span text:style-name="T61">ח:)</text:span><text:span text:style-name="T60">: בשלשה</text:span><text:span text:style-name="T64"> </text:span><text:span text:style-name="T60">דברים</text:span><text:span text:style-name="T64"> </text:span><text:span text:style-name="T60">אני</text:span><text:span text:style-name="T64"> </text:span><text:span text:style-name="T60">אוהב</text:span><text:span text:style-name="T64"> </text:span><text:span text:style-name="T60">את</text:span><text:span text:style-name="T64"> </text:span><text:span text:style-name="T60">הפרסיים: שצנועים</text:span><text:span text:style-name="T64"> </text:span><text:span text:style-name="T60">בבית</text:span><text:span text:style-name="T64"> </text:span><text:span text:style-name="T60">הכסא</text:span><text:span text:style-name="T64"> </text:span><text:span text:style-name="T60">וכו'</text:span><text:span text:style-name="T10">)</text:span>!? לאו<text:span text:style-name="T1"> </text:span>הכי<text:span text:style-name="T1"> </text:span>תנן<text:span text:style-name="T1"> </text:span>'<text:span text:style-name="T46">מצאו</text:span><text:span text:style-name="T45"> </text:span><text:span text:style-name="T46">נעול</text:span><text:span text:style-name="T45"> </text:span><text:span text:style-name="T46">בידוע</text:span><text:span text:style-name="T45"> </text:span><text:span text:style-name="T46">שיש</text:span><text:span text:style-name="T45"> </text:span><text:span text:style-name="T46">שם</text:span><text:span text:style-name="T45"> </text:span><text:span text:style-name="T46">אדם</text:span>' למימרא<text:span text:style-name="T1"> </text:span>דלא<text:span text:style-name="T1"> </text:span>מיבעי<text:span text:style-name="T1"> </text:span>ליה<text:span text:style-name="T1"> </text:span>למיעל<text:span text:style-name="T1"> </text:span><text:span text:style-name="T10">(</text:span><text:span text:style-name="T60">ולא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לומר</text:span><text:span text:style-name="T64"> </text:span><text:span text:style-name="T60">'בא</text:span><text:span text:style-name="T64"> </text:span><text:span text:style-name="T60">אדוני', אלא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לנחור</text:span><text:span text:style-name="T64"> </text:span><text:span text:style-name="T60">כנגדו</text:span><text:span text:style-name="T10">)</text:span>!</text:p>
      <text:p text:style-name="P7">ורב<text:span text:style-name="T1"> </text:span>ספרא<text:span text:style-name="T1"> </text:span>סבר: דלמא<text:span text:style-name="T1"> </text:span>מסוכן<text:span text:style-name="T1"> </text:span>הוא, כדתניא: '<text:span text:style-name="T46">רבן</text:span><text:span text:style-name="T45"> </text:span><text:span text:style-name="T46">שמעון</text:span><text:span text:style-name="T45"> </text:span><text:span text:style-name="T46">בן</text:span><text:span text:style-name="T45"> </text:span><text:span text:style-name="T46">גמליאל</text:span><text:span text:style-name="T45"> </text:span><text:span text:style-name="T46">אומר: עמוד</text:span><text:span text:style-name="T45"> </text:span><text:span text:style-name="T46">החוזר</text:span><text:span text:style-name="T45"> </text:span><text:span text:style-name="T10">(</text:span><text:span text:style-name="T60">כשאדם</text:span><text:span text:style-name="T64"> </text:span><text:span text:style-name="T60">צריך</text:span><text:span text:style-name="T64"> </text:span><text:span text:style-name="T60">לפנות</text:span><text:span text:style-name="T64"> </text:span><text:span text:style-name="T60">ומשהא</text:span><text:span text:style-name="T64"> </text:span><text:span text:style-name="T60">את</text:span><text:span text:style-name="T64"> </text:span><text:span text:style-name="T60">נקביו</text:span><text:span text:style-name="T64"> </text:span><text:span text:style-name="T60">ומחזירם</text:span><text:span text:style-name="T64"> </text:span><text:span text:style-name="T60">בבטנו</text:span><text:span text:style-name="T10">)</text:span><text:span text:style-name="T46"> מביא</text:span><text:span text:style-name="T45"> </text:span><text:span text:style-name="T46">את</text:span><text:span text:style-name="T45"> </text:span><text:span text:style-name="T46">האדם</text:span><text:span text:style-name="T45"> </text:span><text:span text:style-name="T46">לידי</text:span><text:span text:style-name="T45"> </text:span><text:span text:style-name="T46">הדרוקן, סילון</text:span><text:span text:style-name="T45"> </text:span><text:span text:style-name="T46">החוזר</text:span><text:span text:style-name="T45"> </text:span><text:span text:style-name="T10">(</text:span><text:span text:style-name="T60">אדם</text:span><text:span text:style-name="T64"> </text:span><text:span text:style-name="T60">הצריך</text:span><text:span text:style-name="T64"> </text:span><text:span text:style-name="T60">להטיל</text:span><text:span text:style-name="T64"> </text:span><text:span text:style-name="T60">מים</text:span><text:span text:style-name="T64"> </text:span><text:span text:style-name="T60">ומשהא</text:span><text:span text:style-name="T64"> </text:span><text:span text:style-name="T60">את</text:span><text:span text:style-name="T64"> </text:span><text:span text:style-name="T60">עצמו; גבי</text:span><text:span text:style-name="T64"> </text:span><text:span text:style-name="T60">הטלת</text:span><text:span text:style-name="T64"> </text:span><text:span text:style-name="T60">מים</text:span><text:span text:style-name="T64"> </text:span><text:span text:style-name="T60">שייך</text:span><text:span text:style-name="T64"> </text:span><text:span text:style-name="T60">לומר</text:span><text:span text:style-name="T64"> </text:span><text:span text:style-name="T60">'סילון'</text:span><text:span text:style-name="T10">)</text:span><text:span text:style-name="T46"> מביא</text:span><text:span text:style-name="T45"> </text:span><text:span text:style-name="T46">את</text:span><text:span text:style-name="T45"> </text:span><text:span text:style-name="T46">האדם</text:span><text:span text:style-name="T45"> </text:span><text:span text:style-name="T46">לידי</text:span><text:span text:style-name="T45"> </text:span><text:span text:style-name="T46">ירקון</text:span>'.</text:p>
      <text:p text:style-name="P7"/>
      <text:p text:style-name="P7">אמר<text:span text:style-name="T1"> </text:span>ליה<text:span text:style-name="T1"> </text:span>רב<text:span text:style-name="T1"> </text:span>לחייא<text:span text:style-name="T1"> </text:span>בריה, וכן<text:span text:style-name="T1"> </text:span>אמר<text:span text:style-name="T1"> </text:span>ליה<text:span text:style-name="T1"> </text:span>רב<text:span text:style-name="T1"> </text:span>הונא<text:span text:style-name="T1"> </text:span>לרבה<text:span text:style-name="T1"> </text:span>בריה: </text:p>
      <text:p text:style-name="P7">1. חשיך<text:span text:style-name="T1"> </text:span>תקין<text:span text:style-name="T1"> </text:span>נפשך<text:span text:style-name="T1"> </text:span>וקדים<text:span text:style-name="T1"> </text:span>תקין<text:span text:style-name="T1"> </text:span>נפשך<text:span text:style-name="T1"> </text:span>כי<text:span text:style-name="T1"> </text:span>היכי<text:span text:style-name="T1"> </text:span>דלא<text:span text:style-name="T1"> </text:span>תרחק<text:span text:style-name="T1"> </text:span><text:span text:style-name="T10">(</text:span><text:span text:style-name="T60">כלומר: למד</text:span><text:span text:style-name="T64"> </text:span><text:span text:style-name="T60">עצמך</text:span><text:span text:style-name="T64"> </text:span><text:span text:style-name="T60">שאפילו</text:span><text:span text:style-name="T64"> </text:span><text:span text:style-name="T60">אינך</text:span><text:span text:style-name="T64"> </text:span><text:span text:style-name="T60">צריך</text:span><text:span text:style-name="T64"> </text:span><text:span text:style-name="T60">לנקביך</text:span><text:span text:style-name="T64"> </text:span><text:span text:style-name="T60">- חזק</text:span><text:span text:style-name="T64"> </text:span><text:span text:style-name="T60">עצמך</text:span><text:span text:style-name="T64"> </text:span><text:span text:style-name="T60">ליפנות</text:span><text:span text:style-name="T64"> </text:span><text:span text:style-name="T60">בשני</text:span><text:span text:style-name="T64"> </text:span><text:span text:style-name="T60">פרקים, ולא</text:span><text:span text:style-name="T64"> </text:span><text:span text:style-name="T60">תצטרך</text:span><text:span text:style-name="T64"> </text:span><text:span text:style-name="T60">ליפנות</text:span><text:span text:style-name="T64"> </text:span><text:span text:style-name="T60">ביום</text:span><text:span text:style-name="T64"> </text:span><text:span text:style-name="T60">שבני</text:span><text:span text:style-name="T64"> </text:span><text:span text:style-name="T60">אדם</text:span><text:span text:style-name="T64"> </text:span><text:span text:style-name="T60">מצויים, אלא</text:span><text:span text:style-name="T64"> </text:span><text:span text:style-name="T60">ביציאת</text:span><text:span text:style-name="T64"> </text:span><text:span text:style-name="T60">היום</text:span><text:span text:style-name="T64"> </text:span><text:span text:style-name="T60">בתחלת</text:span><text:span text:style-name="T64"> </text:span><text:span text:style-name="T60">הלילה, וגם</text:span><text:span text:style-name="T64"> </text:span><text:span text:style-name="T60">קודם</text:span><text:span text:style-name="T64"> </text:span><text:span text:style-name="T60">שתצא</text:span><text:span text:style-name="T64"> </text:span><text:span text:style-name="T60">הלילה</text:span><text:span text:style-name="T64"> </text:span><text:span text:style-name="T60">שבני</text:span><text:span text:style-name="T64"> </text:span><text:span text:style-name="T60">אדם</text:span><text:span text:style-name="T64"> </text:span><text:span text:style-name="T60">מצויין</text:span><text:span text:style-name="T64"> </text:span><text:span text:style-name="T60">בבית, ותוכל</text:span><text:span text:style-name="T64"> </text:span><text:span text:style-name="T60">ליפנות</text:span><text:span text:style-name="T64"> </text:span><text:span text:style-name="T60">סמוך</text:span><text:span text:style-name="T64"> </text:span><text:span text:style-name="T60">לבית; ומתוך</text:span><text:span text:style-name="T64"> </text:span><text:span text:style-name="T60">שתלמוד</text:span><text:span text:style-name="T64"> </text:span><text:span text:style-name="T60">את</text:span><text:span text:style-name="T64"> </text:span><text:span text:style-name="T60">עצמך</text:span><text:span text:style-name="T64"> </text:span><text:span text:style-name="T60">בשני</text:span><text:span text:style-name="T64"> </text:span><text:span text:style-name="T60">פרקים</text:span><text:span text:style-name="T64"> </text:span><text:span text:style-name="T60">אלו</text:span><text:span text:style-name="T64"> </text:span><text:span text:style-name="T60">- לא</text:span><text:span text:style-name="T64"> </text:span><text:span text:style-name="T60">תצטרך</text:span><text:span text:style-name="T64"> </text:span><text:span text:style-name="T60">ליפנות</text:span><text:span text:style-name="T64"> </text:span><text:span text:style-name="T60">ביום</text:span><text:span text:style-name="T64"> </text:span><text:span text:style-name="T60">בשעה</text:span><text:span text:style-name="T64"> </text:span><text:span text:style-name="T60">שבני</text:span><text:span text:style-name="T64"> </text:span><text:span text:style-name="T60">אדם</text:span><text:span text:style-name="T64"> </text:span><text:span text:style-name="T60">מצויין</text:span><text:span text:style-name="T64"> </text:span><text:span text:style-name="T60">בדרכים, ולא</text:span><text:span text:style-name="T64"> </text:span><text:span text:style-name="T60">תצטרך</text:span><text:span text:style-name="T64"> </text:span><text:span text:style-name="T60">להתרחק</text:span><text:span text:style-name="T64"> </text:span><text:span text:style-name="T60">מביתך: שבתי</text:span><text:span text:style-name="T64"> </text:span><text:span text:style-name="T60">כסאות</text:span><text:span text:style-name="T64"> </text:span><text:span text:style-name="T60">שלהם</text:span><text:span text:style-name="T64"> </text:span><text:span text:style-name="T60">היו</text:span><text:span text:style-name="T64"> </text:span><text:span text:style-name="T60">בשדות; ואם</text:span><text:span text:style-name="T64"> </text:span><text:span text:style-name="T60">תצטרך</text:span><text:span text:style-name="T64"> </text:span><text:span text:style-name="T60">ליפנות</text:span><text:span text:style-name="T64"> </text:span><text:span text:style-name="T60">ביום</text:span><text:span text:style-name="T64"> </text:span><text:span text:style-name="T60">- פעמים</text:span><text:span text:style-name="T64"> </text:span><text:span text:style-name="T60">שתצטרך</text:span><text:span text:style-name="T64"> </text:span><text:span text:style-name="T60">להתרחק, ותשהא</text:span><text:span text:style-name="T64"> </text:span><text:span text:style-name="T60">נקביך</text:span><text:span text:style-name="T64"> </text:span><text:span text:style-name="T60">- ותסתכן</text:span><text:span text:style-name="T10">)</text:span>;</text:p>
      <text:p text:style-name="P7">2. <text:span text:style-name="T10">(</text:span><text:span text:style-name="T60">וכשאתה</text:span><text:span text:style-name="T64"> </text:span><text:span text:style-name="T60">נפנה</text:span><text:span text:style-name="T10">)</text:span> תוב<text:span text:style-name="T1"> </text:span><text:span text:style-name="T10">(</text:span><text:span text:style-name="T60">שב</text:span><text:span text:style-name="T64"> </text:span><text:span text:style-name="T60">תחלה</text:span><text:span text:style-name="T64"> </text:span><text:span text:style-name="T60">ואחר</text:span><text:span text:style-name="T64"> </text:span><text:span text:style-name="T60">כך</text:span><text:span text:style-name="T10">)</text:span> וגלי<text:span text:style-name="T1"> </text:span><text:span text:style-name="T10">(</text:span><text:span text:style-name="T60">ותעשה</text:span><text:span text:style-name="T64"> </text:span><text:span text:style-name="T60">צרכך, ואל</text:span><text:span text:style-name="T64"> </text:span><text:span text:style-name="T60">תגלה</text:span><text:span text:style-name="T64"> </text:span><text:span text:style-name="T60">מעומד, וזהו</text:span><text:span text:style-name="T64"> </text:span><text:span text:style-name="T60">צניעות</text:span><text:span text:style-name="T64"> </text:span><text:span text:style-name="T60">שלא</text:span><text:span text:style-name="T64"> </text:span><text:span text:style-name="T60">יראוך</text:span><text:span text:style-name="T10">)</text:span> כסי<text:span text:style-name="T1"> </text:span>וקום<text:span text:style-name="T1"> </text:span><text:span text:style-name="T10">(</text:span><text:span text:style-name="T60">קודם</text:span><text:span text:style-name="T64"> </text:span><text:span text:style-name="T60">שתעמוד</text:span><text:span text:style-name="T64"> </text:span><text:span text:style-name="T60">עצמך</text:span><text:span text:style-name="T64"> </text:span><text:span text:style-name="T60">- כסה</text:span><text:span text:style-name="T64"> </text:span><text:span text:style-name="T60">לאחר</text:span><text:span text:style-name="T64"> </text:span><text:span text:style-name="T60">שעשית</text:span><text:span text:style-name="T64"> </text:span><text:span text:style-name="T60">צרכך</text:span><text:span text:style-name="T10">)</text:span>; </text:p>
      <text:p text:style-name="P7">3. שטוף<text:span text:style-name="T1"> </text:span>ושתי<text:span text:style-name="T1"> </text:span>שטוף<text:span text:style-name="T1"> </text:span>ואחית<text:span text:style-name="T1"> </text:span><text:span text:style-name="T10">(</text:span><text:span text:style-name="T60">ואף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דאין</text:span><text:span text:style-name="T64"> </text:span><text:span text:style-name="T60">אדם</text:span><text:span text:style-name="T64"> </text:span><text:span text:style-name="T60">שותה</text:span><text:span text:style-name="T64"> </text:span><text:span text:style-name="T60">אלא</text:span><text:span text:style-name="T64"> </text:span><text:span text:style-name="T60">אם</text:span><text:span text:style-name="T64"> </text:span><text:span text:style-name="T60">כן</text:span><text:span text:style-name="T64"> </text:span><text:span text:style-name="T60">שוטף</text:span><text:span text:style-name="T64"> </text:span><text:span text:style-name="T60">את</text:span><text:span text:style-name="T64"> </text:span><text:span text:style-name="T60">הכוס, כדאמר</text:span><text:span text:style-name="T64"> </text:span><text:span text:style-name="T60">'שטוף</text:span><text:span text:style-name="T64"> </text:span><text:span text:style-name="T60">ושתי' - אפילו</text:span><text:span text:style-name="T64"> </text:span><text:span text:style-name="T60">הכי</text:span><text:span text:style-name="T64"> </text:span><text:span text:style-name="T60">לאחר</text:span><text:span text:style-name="T64"> </text:span><text:span text:style-name="T60">שתשתה</text:span><text:span text:style-name="T64"> </text:span><text:span text:style-name="T60">- שטוף</text:span><text:span text:style-name="T64"> </text:span><text:span text:style-name="T60">ואחית, דלמא</text:span><text:span text:style-name="T64"> </text:span><text:span text:style-name="T60">איקרי</text:span><text:span text:style-name="T64"> </text:span><text:span text:style-name="T60">ושתי</text:span><text:span text:style-name="T64"> </text:span><text:span text:style-name="T60">בלא</text:span><text:span text:style-name="T64"> </text:span><text:span text:style-name="T60">שטיפה</text:span><text:span text:style-name="T64"> </text:span><text:span text:style-name="T60">ונמצא</text:span><text:span text:style-name="T64"> </text:span><text:span text:style-name="T60">בולע</text:span><text:span text:style-name="T64"> </text:span><text:span text:style-name="T60">רוקו</text:span><text:span text:style-name="T10">)</text:span>, </text:p>
      <text:p text:style-name="P7">4. וכשאתה<text:span text:style-name="T1"> </text:span>שותה<text:span text:style-name="T1"> </text:span>מים<text:span text:style-name="T1"> </text:span>- שפוך<text:span text:style-name="T1"> </text:span>מהן<text:span text:style-name="T1"> </text:span><text:span text:style-name="T10">(</text:span><text:span text:style-name="T60">כלומר: הא</text:span><text:span text:style-name="T64"> </text:span><text:span text:style-name="T60">דבעינן</text:span><text:span text:style-name="T64"> </text:span><text:span text:style-name="T60">שטיפה</text:span><text:span text:style-name="T64"> </text:span><text:span text:style-name="T60">לאחר</text:span><text:span text:style-name="T64"> </text:span><text:span text:style-name="T60">שתיה</text:span><text:span text:style-name="T64"> </text:span><text:span text:style-name="T60">- הני</text:span><text:span text:style-name="T64"> </text:span><text:span text:style-name="T60">מילי</text:span><text:span text:style-name="T64"> </text:span><text:span text:style-name="T60">ביין, שאינך</text:span><text:span text:style-name="T64"> </text:span><text:span text:style-name="T60">יכול</text:span><text:span text:style-name="T64"> </text:span><text:span text:style-name="T60">לשפוך</text:span><text:span text:style-name="T64"> </text:span><text:span text:style-name="T60">ממנו</text:span><text:span text:style-name="T64"> </text:span><text:span text:style-name="T60">ותעביר</text:span><text:span text:style-name="T64"> </text:span><text:span text:style-name="T60">הרוק</text:span><text:span text:style-name="T64"> </text:span><text:span text:style-name="T60">בשפיכה</text:span><text:span text:style-name="T64"> </text:span><text:span text:style-name="T60">משום</text:span><text:span text:style-name="T64"> </text:span><text:span text:style-name="T60">בזיון</text:span><text:span text:style-name="T64"> </text:span><text:span text:style-name="T60">אוכלין, אבל</text:span><text:span text:style-name="T64"> </text:span><text:span text:style-name="T60">במים</text:span><text:span text:style-name="T64"> </text:span><text:span text:style-name="T60">- שאין</text:span><text:span text:style-name="T64"> </text:span><text:span text:style-name="T60">כאן</text:span><text:span text:style-name="T64"> </text:span><text:span text:style-name="T60">בזיון</text:span><text:span text:style-name="T64"> </text:span><text:span text:style-name="T60">- שפוך</text:span><text:span text:style-name="T64"> </text:span><text:span text:style-name="T60">מהן, וטוב</text:span><text:span text:style-name="T64"> </text:span><text:soft-page-break/><text:span text:style-name="T60">לעשות</text:span><text:span text:style-name="T64"> </text:span><text:span text:style-name="T60">יותר</text:span><text:span text:style-name="T10">)</text:span> ואחר<text:span text:style-name="T1"> </text:span>כך<text:span text:style-name="T1"> </text:span>תן<text:span text:style-name="T1"> </text:span>לתלמידך<text:span text:style-name="T1"> </text:span><text:span text:style-name="T10">(</text:span><text:span text:style-name="T60">שפוך</text:span><text:span text:style-name="T64"> </text:span><text:span text:style-name="T60">מהן</text:span><text:span text:style-name="T64"> </text:span><text:span text:style-name="T60">תחלה; קא</text:span><text:span text:style-name="T64"> </text:span><text:span text:style-name="T60">סלקא</text:span><text:span text:style-name="T64"> </text:span><text:span text:style-name="T60">דעתך</text:span><text:span text:style-name="T64"> </text:span><text:span text:style-name="T60">הואיל</text:span><text:span text:style-name="T64"> </text:span><text:span text:style-name="T60">ותלמידו</text:span><text:span text:style-name="T64"> </text:span><text:span text:style-name="T60">הוא</text:span><text:span text:style-name="T64"> </text:span><text:span text:style-name="T60">לא</text:span><text:span text:style-name="T64"> </text:span><text:span text:style-name="T60">אנינא</text:span><text:span text:style-name="T64"> </text:span><text:span text:style-name="T60">דעתיה</text:span><text:span text:style-name="T64"> </text:span><text:span text:style-name="T60">- קא</text:span><text:span text:style-name="T64"> </text:span><text:span text:style-name="T60">משמע</text:span><text:span text:style-name="T64"> </text:span><text:span text:style-name="T60">לן</text:span><text:span text:style-name="T10">)</text:span>, כדתניא: '<text:span text:style-name="T46">לא</text:span><text:span text:style-name="T45"> </text:span><text:span text:style-name="T46">ישתה</text:span><text:span text:style-name="T45"> </text:span><text:span text:style-name="T46">אדם</text:span><text:span text:style-name="T45"> </text:span><text:span text:style-name="T46">מים</text:span><text:span text:style-name="T45"> </text:span><text:span text:style-name="T46">ויתן</text:span><text:span text:style-name="T45"> </text:span><text:span text:style-name="T46">לתלמידו</text:span><text:span text:style-name="T45"> </text:span><text:span text:style-name="T46">אלא</text:span><text:span text:style-name="T45"> </text:span><text:span text:style-name="T46">אם</text:span><text:span text:style-name="T45"> </text:span><text:span text:style-name="T46">כן</text:span><text:span text:style-name="T45"> </text:span><text:span text:style-name="T46">שפך</text:span><text:span text:style-name="T45"> </text:span><text:span text:style-name="T46">מהן; ומעשה</text:span><text:span text:style-name="T45"> </text:span><text:span text:style-name="T46">באחד</text:span><text:span text:style-name="T45"> </text:span><text:span text:style-name="T46">ששתה</text:span><text:span text:style-name="T45"> </text:span><text:span text:style-name="T46">מים</text:span><text:span text:style-name="T45"> </text:span><text:span text:style-name="T46">ולא</text:span><text:span text:style-name="T45"> </text:span><text:span text:style-name="T46">שפך</text:span><text:span text:style-name="T45"> </text:span><text:span text:style-name="T46">מהן</text:span><text:span text:style-name="T45"> </text:span><text:span text:style-name="T46">ונתן</text:span><text:span text:style-name="T45"> </text:span><text:span text:style-name="T46">לתלמידו, ואותו</text:span><text:span text:style-name="T45"> </text:span><text:span text:style-name="T46">תלמיד</text:span><text:span text:style-name="T45"> </text:span><text:span text:style-name="T46">איסטניס</text:span><text:span text:style-name="T45"> </text:span><text:span text:style-name="T46">היה</text:span><text:span text:style-name="T45"> </text:span><text:span text:style-name="T46">ולא</text:span><text:span text:style-name="T45"> </text:span><text:span text:style-name="T46">רצה</text:span><text:span text:style-name="T45"> </text:span><text:span text:style-name="T46">לשתות</text:span><text:span text:style-name="T45"> </text:span><text:span text:style-name="T46">ומת</text:span><text:span text:style-name="T45"> </text:span><text:span text:style-name="T46">בצמא; באותה</text:span><text:span text:style-name="T45"> </text:span><text:span text:style-name="T46">שעה</text:span><text:span text:style-name="T45"> </text:span><text:span text:style-name="T46">אמרו: לא</text:span><text:span text:style-name="T45"> </text:span><text:span text:style-name="T46">ישתה</text:span><text:span text:style-name="T45"> </text:span><text:span text:style-name="T46">אדם</text:span><text:span text:style-name="T45"> </text:span><text:span text:style-name="T46">מים</text:span><text:span text:style-name="T45"> </text:span><text:span text:style-name="T46">ויתן</text:span><text:span text:style-name="T45"> </text:span><text:span text:style-name="T46">לתלמידו</text:span><text:span text:style-name="T45"> </text:span><text:span text:style-name="T46">אלא</text:span><text:span text:style-name="T45"> </text:span><text:span text:style-name="T46">אם</text:span><text:span text:style-name="T45"> </text:span><text:span text:style-name="T46">כן</text:span><text:span text:style-name="T45"> </text:span><text:span text:style-name="T46">שפך</text:span><text:span text:style-name="T45"> </text:span><text:span text:style-name="T46">מהן</text:span>'.</text:p>
      <text:p text:style-name="P1">רב<text:span text:style-name="T1"> </text:span>אשי<text:span text:style-name="T1"> </text:span>אמר: הילכך<text:span text:style-name="T1"> </text:span>האי<text:span text:style-name="T1"> </text:span>תלמידא<text:span text:style-name="T1"> </text:span>דשפיך<text:span text:style-name="T1"> </text:span>קמי<text:span text:style-name="T1"> </text:span>רביה<text:span text:style-name="T1"> </text:span>- לית<text:span text:style-name="T1"> </text:span>ביה<text:span text:style-name="T1"> </text:span>משום<text:span text:style-name="T1"> </text:span>אפקירותא.</text:p>
      <text:p text:style-name="P7">5. כל<text:span text:style-name="T1"> </text:span>מילי<text:span text:style-name="T1"> </text:span><text:span text:style-name="T10">(</text:span><text:span text:style-name="T60">דבר</text:span><text:span text:style-name="T64"> </text:span><text:span text:style-name="T60">שאכלת</text:span><text:span text:style-name="T64"> </text:span><text:span text:style-name="T60">ובא</text:span><text:span text:style-name="T64"> </text:span><text:span text:style-name="T60">רוק</text:span><text:span text:style-name="T64"> </text:span><text:span text:style-name="T60">בפיך</text:span><text:span text:style-name="T10">)</text:span> לא<text:span text:style-name="T1"> </text:span>תיפלוט<text:span text:style-name="T1"> </text:span>באפי<text:span text:style-name="T1"> </text:span>רבך<text:span text:style-name="T1"> </text:span><text:span text:style-name="T10">(</text:span><text:span text:style-name="T60">לא</text:span><text:span text:style-name="T64"> </text:span><text:span text:style-name="T60">תרוק</text:span><text:span text:style-name="T64"> </text:span><text:span text:style-name="T60">בפני</text:span><text:span text:style-name="T64"> </text:span><text:span text:style-name="T60">רבך</text:span><text:span text:style-name="T64"> </text:span><text:span text:style-name="T60">דאמרינן</text:span><text:span text:style-name="T64"> </text:span><text:span text:style-name="T61">(עירובין</text:span><text:span text:style-name="T65"> </text:span><text:span text:style-name="T61">דף</text:span><text:span text:style-name="T65"> </text:span><text:span text:style-name="T61">צט.)</text:span><text:span text:style-name="T60"> 'הרק</text:span><text:span text:style-name="T64"> </text:span><text:span text:style-name="T60">בפני</text:span><text:span text:style-name="T64"> </text:span><text:span text:style-name="T60">רבו</text:span><text:span text:style-name="T64"> </text:span><text:span text:style-name="T60">חייב</text:span><text:span text:style-name="T64"> </text:span><text:span text:style-name="T60">מיתה'</text:span><text:span text:style-name="T10">)</text:span> בר<text:span text:style-name="T1"> </text:span>מקרא<text:span text:style-name="T1"> </text:span>ודייסא<text:span text:style-name="T1"> </text:span><text:span text:style-name="T10">(</text:span><text:span text:style-name="T60">בר</text:span><text:span text:style-name="T64"> </text:span><text:span text:style-name="T60">אם</text:span><text:span text:style-name="T64"> </text:span><text:span text:style-name="T60">אכלת</text:span><text:span text:style-name="T64"> </text:span><text:span text:style-name="T60">קרא</text:span><text:span text:style-name="T64"> </text:span><text:span text:style-name="T60">או</text:span><text:span text:style-name="T64"> </text:span><text:span text:style-name="T60">דייסא, שאם</text:span><text:span text:style-name="T64"> </text:span><text:span text:style-name="T60">בא</text:span><text:span text:style-name="T64"> </text:span><text:span text:style-name="T60">רוק</text:span><text:span text:style-name="T64"> </text:span><text:span text:style-name="T60">בפיך</text:span><text:span text:style-name="T64"> </text:span><text:span text:style-name="T60">אל</text:span><text:span text:style-name="T64"> </text:span><text:span text:style-name="T60">תחזירהו</text:span><text:span text:style-name="T64"> </text:span><text:span text:style-name="T60">לאחוריו, דסכנה</text:span><text:span text:style-name="T64"> </text:span><text:span text:style-name="T60">היא</text:span><text:span text:style-name="T10">)</text:span> דכפתילה<text:span text:style-name="T1"> </text:span>של<text:span text:style-name="T1"> </text:span>אבר<text:span text:style-name="T1"> </text:span>דמו<text:span text:style-name="T1"> </text:span><text:span text:style-name="T10">(</text:span><text:span text:style-name="T60">ששורפין</text:span><text:span text:style-name="T64"> </text:span><text:span text:style-name="T60">את</text:span><text:span text:style-name="T64"> </text:span><text:span text:style-name="T60">הגוף</text:span><text:span text:style-name="T64"> </text:span><text:span text:style-name="T60">כפתילה</text:span><text:span text:style-name="T64"> </text:span><text:span text:style-name="T60">של</text:span><text:span text:style-name="T64"> </text:span><text:span text:style-name="T60">אבר</text:span><text:span text:style-name="T10">)</text:span>.</text:p>
      <text:p text:style-name="P7"/>
      <text:p text:style-name="P7">תנן<text:span text:style-name="T1"> </text:span>התם<text:span text:style-name="T1"> </text:span><text:span text:style-name="T10">(</text:span><text:span text:style-name="T60">במסכת</text:span><text:span text:style-name="T64"> </text:span><text:span text:style-name="T60">מדות</text:span><text:span text:style-name="T64"> </text:span><text:span text:style-name="T61">[פ"א</text:span><text:span text:style-name="T65"> </text:span><text:span text:style-name="T61">מ"ב]</text:span><text:span text:style-name="T10">)</text:span>: '<text:span text:style-name="T46">איש</text:span><text:span text:style-name="T45"> </text:span><text:span text:style-name="T46">הר</text:span><text:span text:style-name="T45"> </text:span><text:span text:style-name="T46">הבית</text:span><text:span text:style-name="T45"> </text:span><text:span text:style-name="T10">(</text:span><text:span text:style-name="T60">שר, כמו</text:span><text:span text:style-name="T64"> </text:span><text:span text:style-name="T61">(משלי</text:span><text:span text:style-name="T65"> </text:span><text:span text:style-name="T61">ח,ד)</text:span><text:span text:style-name="T60"> </text:span><text:span text:style-name="T67">אליכם</text:span><text:span text:style-name="T64"> </text:span><text:span text:style-name="T67">אישים</text:span><text:span text:style-name="T64"> </text:span><text:span text:style-name="T67">אקרא</text:span><text:span text:style-name="T10">)</text:span> <text:span text:style-name="T10">(</text:span><text:span text:style-name="T60">כל</text:span><text:span text:style-name="T64"> </text:span><text:span text:style-name="T60">לילה</text:span><text:span text:style-name="T64"> </text:span><text:span text:style-name="T60">ולילה</text:span><text:span text:style-name="T10">)</text:span><text:span text:style-name="T46"> היה</text:span><text:span text:style-name="T45"> </text:span><text:span text:style-name="T46">מחזר</text:span><text:span text:style-name="T45"> </text:span><text:span text:style-name="T46">על</text:span><text:span text:style-name="T45"> </text:span><text:span text:style-name="T46">כל</text:span><text:span text:style-name="T45"> </text:span><text:span text:style-name="T46">משמר</text:span><text:span text:style-name="T45"> </text:span><text:span text:style-name="T46">ומשמר</text:span><text:span text:style-name="T45"> </text:span><text:span text:style-name="T10">(</text:span><text:span text:style-name="T60">והיו</text:span><text:span text:style-name="T64"> </text:span><text:span text:style-name="T60">לו</text:span><text:span text:style-name="T64"> </text:span><text:span text:style-name="T60">מפתחות</text:span><text:span text:style-name="T64"> </text:span><text:span text:style-name="T60">הר</text:span><text:span text:style-name="T64"> </text:span><text:span text:style-name="T60">הבית</text:span><text:span text:style-name="T10">)</text:span><text:span text:style-name="T46">, ואבוקות</text:span><text:span text:style-name="T45"> </text:span><text:span text:style-name="T46">דולקות</text:span><text:span text:style-name="T45"> </text:span><text:span text:style-name="T46">לפניו, ו</text:span><text:span text:style-name="T10">(</text:span><text:span text:style-name="T60">בשעה</text:span><text:span text:style-name="T64"> </text:span><text:span text:style-name="T60">שהיה</text:span><text:span text:style-name="T64"> </text:span><text:span text:style-name="T60">בא</text:span><text:span text:style-name="T64"> </text:span><text:span text:style-name="T60">אצל</text:span><text:span text:style-name="T64"> </text:span><text:span text:style-name="T60">המשמר</text:span><text:span text:style-name="T10">)</text:span><text:span text:style-name="T46"> כל</text:span><text:span text:style-name="T45"> </text:span><text:span text:style-name="T46">משמר</text:span><text:span text:style-name="T45"> </text:span><text:span text:style-name="T46">שאינו</text:span><text:span text:style-name="T45"> </text:span><text:span text:style-name="T46">עומד</text:span><text:span text:style-name="T45"> </text:span><text:span text:style-name="T10">(</text:span><text:span text:style-name="T60">כנגדו</text:span><text:span text:style-name="T10">)</text:span><text:span text:style-name="T46"> - אומר</text:span><text:span text:style-name="T45"> </text:span><text:span text:style-name="T46">לו</text:span><text:span text:style-name="T45"> </text:span><text:span text:style-name="T46">איש</text:span><text:span text:style-name="T45"> </text:span><text:span text:style-name="T46">הר</text:span><text:span text:style-name="T45"> </text:span><text:span text:style-name="T46">הבית:</text:span></text:p>
      <text:p text:style-name="P7"/>
      <text:p text:style-name="P7">(תמיד<text:span text:style-name="T1"> </text:span>כח,א)</text:p>
      <text:p text:style-name="P7"><text:span text:style-name="T46">"שלום</text:span><text:span text:style-name="T45"> </text:span><text:span text:style-name="T46">עליך"!; ניכר</text:span><text:span text:style-name="T45"> </text:span><text:span text:style-name="T46">שהוא</text:span><text:span text:style-name="T45"> </text:span><text:span text:style-name="T46">ישן</text:span><text:span text:style-name="T45"> </text:span><text:span text:style-name="T46">- חובטו</text:span><text:span text:style-name="T45"> </text:span><text:span text:style-name="T46">במקלו</text:span><text:span text:style-name="T45"> </text:span><text:span text:style-name="T10">(</text:span><text:span text:style-name="T60">מלקהו</text:span><text:span text:style-name="T10">)</text:span><text:span text:style-name="T46">; ורשות</text:span><text:span text:style-name="T45"> </text:span><text:span text:style-name="T46">היתה</text:span><text:span text:style-name="T45"> </text:span><text:span text:style-name="T46">לו</text:span><text:span text:style-name="T45"> </text:span><text:span text:style-name="T46">לשרוף</text:span><text:span text:style-name="T45"> </text:span><text:span text:style-name="T46">את</text:span><text:span text:style-name="T45"> </text:span><text:span text:style-name="T46">כסותו; והם</text:span><text:span text:style-name="T45"> </text:span><text:span text:style-name="T46">אומרים</text:span><text:span text:style-name="T45"> </text:span><text:span text:style-name="T46">"מה</text:span><text:span text:style-name="T45"> </text:span><text:span text:style-name="T46">קול</text:span><text:span text:style-name="T45"> </text:span><text:span text:style-name="T46">בעזרה? - קול</text:span><text:span text:style-name="T45"> </text:span><text:span text:style-name="T46">בן</text:span><text:span text:style-name="T45"> </text:span><text:span text:style-name="T46">לוי</text:span><text:span text:style-name="T45"> </text:span><text:span text:style-name="T46">לוקה</text:span><text:span text:style-name="T45"> </text:span><text:span text:style-name="T46">ובגדיו</text:span><text:span text:style-name="T45"> </text:span><text:span text:style-name="T46">נשרפין, שישן</text:span><text:span text:style-name="T45"> </text:span><text:span text:style-name="T46">לו</text:span><text:span text:style-name="T45"> </text:span><text:span text:style-name="T46">על</text:span><text:span text:style-name="T45"> </text:span><text:span text:style-name="T46">משמר" </text:span><text:span text:style-name="T10">(</text:span><text:span text:style-name="T60">ובשביל</text:span><text:span text:style-name="T64"> </text:span><text:span text:style-name="T60">כך</text:span><text:span text:style-name="T64"> </text:span><text:span text:style-name="T60">הוא</text:span><text:span text:style-name="T64"> </text:span><text:span text:style-name="T60">צועק</text:span><text:span text:style-name="T64"> </text:span><text:span text:style-name="T60">ונשמע</text:span><text:span text:style-name="T64"> </text:span><text:span text:style-name="T60">קולו</text:span><text:span text:style-name="T64"> </text:span><text:span text:style-name="T60">בכאן</text:span><text:span text:style-name="T10">)</text:span><text:span text:style-name="T46">. רבי</text:span><text:span text:style-name="T45"> </text:span><text:span text:style-name="T46">אליעזר</text:span><text:span text:style-name="T45"> </text:span><text:span text:style-name="T46">בן</text:span><text:span text:style-name="T45"> </text:span><text:span text:style-name="T46">יעקב</text:span><text:span text:style-name="T45"> </text:span><text:span text:style-name="T46">אומר: פעם</text:span><text:span text:style-name="T45"> </text:span><text:span text:style-name="T46">אחת</text:span><text:span text:style-name="T45"> </text:span><text:span text:style-name="T46">מצאו</text:span><text:span text:style-name="T45"> </text:span><text:span text:style-name="T46">את</text:span><text:span text:style-name="T45"> </text:span><text:span text:style-name="T46">אחי</text:span><text:span text:style-name="T45"> </text:span><text:span text:style-name="T46">אמי</text:span><text:span text:style-name="T45"> </text:span><text:span text:style-name="T46">ישן</text:span><text:span text:style-name="T45"> </text:span><text:span text:style-name="T46">ושרפו</text:span><text:span text:style-name="T45"> </text:span><text:span text:style-name="T46">את</text:span><text:span text:style-name="T45"> </text:span><text:span text:style-name="T46">כסותו</text:span>'.</text:p>
      <text:p text:style-name="P2">אמר<text:span text:style-name="T1"> </text:span>רבי<text:span text:style-name="T1"> </text:span>חייא<text:span text:style-name="T1"> </text:span>בר<text:span text:style-name="T1"> </text:span>אבא: כי<text:span text:style-name="T1"> </text:span>מטי<text:span text:style-name="T1"> </text:span>רבי<text:span text:style-name="T1"> </text:span>יוחנן<text:span text:style-name="T1"> </text:span>בהא<text:span text:style-name="T1"> </text:span>מתניתא<text:span text:style-name="T1"> </text:span>- אמר<text:span text:style-name="T1"> </text:span>הכי: אשריהם<text:span text:style-name="T1"> </text:span>לראשונים<text:span text:style-name="T1"> </text:span>שאפילו<text:span text:style-name="T1"> </text:span>על<text:span text:style-name="T1"> </text:span>אונס<text:span text:style-name="T1"> </text:span>שינה<text:span text:style-name="T1"> </text:span>עושין<text:span text:style-name="T1"> </text:span>דין<text:span text:style-name="T1"> </text:span><text:span text:style-name="T10">(</text:span><text:span text:style-name="T60">דשינה</text:span><text:span text:style-name="T64"> </text:span><text:span text:style-name="T60">זו</text:span><text:span text:style-name="T64"> </text:span><text:span text:style-name="T60">היא</text:span><text:span text:style-name="T64"> </text:span><text:span text:style-name="T60">אונס: שאין</text:span><text:span text:style-name="T64"> </text:span><text:span text:style-name="T60">אדם</text:span><text:span text:style-name="T64"> </text:span><text:span text:style-name="T60">יכול</text:span><text:span text:style-name="T64"> </text:span><text:span text:style-name="T60">לעמוד</text:span><text:span text:style-name="T64"> </text:span><text:span text:style-name="T60">את</text:span><text:span text:style-name="T64"> </text:span><text:span text:style-name="T60">עצמו</text:span><text:span text:style-name="T64"> </text:span><text:span text:style-name="T60">שלא</text:span><text:span text:style-name="T64"> </text:span><text:span text:style-name="T60">לישן</text:span><text:span text:style-name="T64"> </text:span><text:span text:style-name="T60">משבאה</text:span><text:span text:style-name="T64"> </text:span><text:span text:style-name="T60">לו</text:span><text:span text:style-name="T64"> </text:span><text:span text:style-name="T60">שינה</text:span><text:span text:style-name="T64"> </text:span><text:span text:style-name="T60">לעינו</text:span><text:span text:style-name="T10">)</text:span>, שלא<text:span text:style-name="T1"> </text:span>על<text:span text:style-name="T1"> </text:span>אונס<text:span text:style-name="T1"> </text:span>שינה<text:span text:style-name="T1"> </text:span><text:span text:style-name="T10">(</text:span><text:span text:style-name="T60">דבר</text:span><text:span text:style-name="T64"> </text:span><text:span text:style-name="T60">שעושין</text:span><text:span text:style-name="T64"> </text:span><text:span text:style-name="T60">במתכוין</text:span><text:span text:style-name="T10">)</text:span> על<text:span text:style-name="T1"> </text:span>אחת<text:span text:style-name="T1"> </text:span>כמה<text:span text:style-name="T1"> </text:span>וכמה!</text:p>
      <text:p text:style-name="P7"/>
      <text:p text:style-name="P7">תניא: '<text:span text:style-name="T52">רבי</text:span><text:span text:style-name="T4"> </text:span><text:span text:style-name="T52">אומר: איזו</text:span><text:span text:style-name="T4"> </text:span><text:span text:style-name="T52">היא</text:span><text:span text:style-name="T4"> </text:span><text:span text:style-name="T52">דרך</text:span><text:span text:style-name="T4"> </text:span><text:span text:style-name="T52">ישרה</text:span><text:span text:style-name="T4"> </text:span><text:span text:style-name="T52">שיבור</text:span><text:span text:style-name="T4"> </text:span><text:span text:style-name="T52">לו</text:span><text:span text:style-name="T4"> </text:span><text:span text:style-name="T52">האדם</text:span><text:span text:style-name="T4"> </text:span><text:span text:style-name="T10">(</text:span><text:span text:style-name="T60">הרבה</text:span><text:span text:style-name="T64"> </text:span><text:span text:style-name="T60">דברים</text:span><text:span text:style-name="T64"> </text:span><text:span text:style-name="T60">צריך</text:span><text:span text:style-name="T64"> </text:span><text:span text:style-name="T60">לו</text:span><text:span text:style-name="T64"> </text:span><text:span text:style-name="T60">לאדם</text:span><text:span text:style-name="T64"> </text:span><text:span text:style-name="T60">לבחור?! אלא</text:span><text:span text:style-name="T64"> </text:span><text:span text:style-name="T60">הכי</text:span><text:span text:style-name="T64"> </text:span><text:span text:style-name="T60">קאמר: איזוהי</text:span><text:span text:style-name="T64"> </text:span><text:span text:style-name="T60">דרך</text:span><text:span text:style-name="T64"> </text:span><text:span text:style-name="T60">אחת</text:span><text:span text:style-name="T64"> </text:span><text:span text:style-name="T60">מדרכים</text:span><text:span text:style-name="T64"> </text:span><text:span text:style-name="T60">הישרים</text:span><text:span text:style-name="T64"> </text:span><text:span text:style-name="T60">שיבור</text:span><text:span text:style-name="T64"> </text:span><text:span text:style-name="T60">לו</text:span><text:span text:style-name="T64"> </text:span><text:span text:style-name="T60">האדם</text:span><text:span text:style-name="T10">)</text:span><text:span text:style-name="T52">? - יאהב</text:span><text:span text:style-name="T4"> </text:span><text:span text:style-name="T52">את</text:span><text:span text:style-name="T4"> </text:span><text:span text:style-name="T52">התוכחות</text:span><text:span text:style-name="T4"> </text:span><text:span text:style-name="T52">שכל</text:span><text:span text:style-name="T4"> </text:span><text:span text:style-name="T52">זמן</text:span><text:span text:style-name="T4"> </text:span><text:span text:style-name="T52">שתוכחות</text:span><text:span text:style-name="T4"> </text:span><text:span text:style-name="T52">בעולם</text:span><text:span text:style-name="T4"> </text:span><text:span text:style-name="T52">נחת</text:span><text:span text:style-name="T4"> </text:span><text:span text:style-name="T52">רוח</text:span><text:span text:style-name="T4"> </text:span><text:span text:style-name="T52">באה</text:span><text:span text:style-name="T4"> </text:span><text:span text:style-name="T52">לעולם, טובה</text:span><text:span text:style-name="T4"> </text:span><text:span text:style-name="T52">וברכה</text:span><text:span text:style-name="T4"> </text:span><text:span text:style-name="T52">באין</text:span><text:span text:style-name="T4"> </text:span><text:span text:style-name="T52">לעולם</text:span><text:span text:style-name="T4"> </text:span><text:span text:style-name="T52">ורעה</text:span><text:span text:style-name="T4"> </text:span><text:span text:style-name="T52">מסתלקת</text:span><text:span text:style-name="T4"> </text:span><text:span text:style-name="T52">מן</text:span><text:span text:style-name="T4"> </text:span><text:span text:style-name="T52">העולם, שנאמר</text:span><text:span text:style-name="T4"> </text:span><text:span text:style-name="T61">(משלי</text:span><text:span text:style-name="T65"> </text:span><text:span text:style-name="T61">כד,כה)</text:span><text:span text:style-name="T27"> ולמוֹכיחים</text:span><text:span text:style-name="T4"> </text:span><text:span text:style-name="T27">ינעם</text:span><text:span text:style-name="T4"> </text:span><text:span text:style-name="T10">(</text:span><text:span text:style-name="T60">אדם</text:span><text:span text:style-name="T64"> </text:span><text:span text:style-name="T60">שמקבל</text:span><text:span text:style-name="T64"> </text:span><text:span text:style-name="T60">תוכחה</text:span><text:span text:style-name="T64"> – </text:span><text:span text:style-name="T60">ינעם, ונחת</text:span><text:span text:style-name="T64"> </text:span><text:span text:style-name="T60">רוח</text:span><text:span text:style-name="T64"> </text:span><text:span text:style-name="T60">באה</text:span><text:span text:style-name="T64"> </text:span><text:span text:style-name="T60">לעולם</text:span><text:span text:style-name="T10">)</text:span><text:span text:style-name="T27"> ועליהם</text:span><text:span text:style-name="T4"> </text:span><text:span text:style-name="T27">תבא</text:span><text:span text:style-name="T4"> </text:span><text:span text:style-name="T27">ברכת</text:span><text:span text:style-name="T4"> </text:span><text:span text:style-name="T27">טוב</text:span><text:span text:style-name="T4"> </text:span><text:span text:style-name="T10">(</text:span><text:span text:style-name="T60">טובה</text:span><text:span text:style-name="T64"> </text:span><text:span text:style-name="T60">וברכה</text:span><text:span text:style-name="T64"> </text:span><text:span text:style-name="T60">באה</text:span><text:span text:style-name="T64"> </text:span><text:span text:style-name="T60">לעולם; כשטובה</text:span><text:span text:style-name="T64"> </text:span><text:span text:style-name="T60">באה</text:span><text:span text:style-name="T64"> </text:span><text:span text:style-name="T60">לעולם</text:span><text:span text:style-name="T64"> </text:span><text:span text:style-name="T60">- רעה</text:span><text:span text:style-name="T64"> </text:span><text:span text:style-name="T60">מסתלקת</text:span><text:span text:style-name="T64"> </text:span><text:span text:style-name="T60">מן</text:span><text:span text:style-name="T64"> </text:span><text:span text:style-name="T60">העולם</text:span><text:span text:style-name="T10">)</text:span><text:span text:style-name="T52">, ויש</text:span><text:span text:style-name="T4"> </text:span><text:span text:style-name="T52">אומרים: יחזיק</text:span><text:span text:style-name="T4"> </text:span><text:span text:style-name="T52">באמונה</text:span><text:span text:style-name="T4"> </text:span><text:span text:style-name="T52">יתירה</text:span><text:span text:style-name="T4"> </text:span><text:span text:style-name="T10">(</text:span><text:span text:style-name="T60">ישא</text:span><text:span text:style-name="T64"> </text:span><text:span text:style-name="T60">ויתן</text:span><text:span text:style-name="T64"> </text:span><text:span text:style-name="T60">עם</text:span><text:span text:style-name="T64"> </text:span><text:span text:style-name="T60">בני</text:span><text:span text:style-name="T64"> </text:span><text:span text:style-name="T60">אדם</text:span><text:span text:style-name="T64"> </text:span><text:span text:style-name="T60">באמונה, ולא</text:span><text:span text:style-name="T64"> </text:span><text:span text:style-name="T60">יאנה</text:span><text:span text:style-name="T64"> </text:span><text:span text:style-name="T60">את</text:span><text:span text:style-name="T64"> </text:span><text:span text:style-name="T60">הבריות</text:span><text:span text:style-name="T10">)</text:span><text:span text:style-name="T52">, שנאמר</text:span><text:span text:style-name="T4"> </text:span><text:span text:style-name="T61">(תהלים</text:span><text:span text:style-name="T65"> </text:span><text:span text:style-name="T61">קא,ו)</text:span><text:span text:style-name="T27"> עיני</text:span><text:span text:style-name="T4"> </text:span><text:span text:style-name="T27">בנאמני</text:span><text:span text:style-name="T4"> </text:span><text:span text:style-name="T27">ארץ</text:span><text:span text:style-name="T4"> </text:span><text:span text:style-name="T27">לשבת</text:span><text:span text:style-name="T4"> </text:span><text:span text:style-name="T27">עמדי</text:span><text:span text:style-name="T4"> </text:span><text:span text:style-name="T26">[הלך</text:span><text:span text:style-name="T2"> </text:span><text:span text:style-name="T26">בדרך</text:span><text:span text:style-name="T2"> </text:span><text:span text:style-name="T26">תמים</text:span><text:span text:style-name="T2"> </text:span><text:span text:style-name="T26">הוא</text:span><text:span text:style-name="T2"> </text:span><text:span text:style-name="T26">ישרתני]</text:span>'. </text:p>
      <text:p text:style-name="P7">אמר<text:span text:style-name="T1"> </text:span>רבי<text:span text:style-name="T1"> </text:span>שמואל<text:span text:style-name="T1"> </text:span>בר<text:span text:style-name="T1"> </text:span>נחמני<text:span text:style-name="T1"> </text:span>אמר<text:span text:style-name="T1"> </text:span>רבי<text:span text:style-name="T1"> </text:span>יונתן: כל<text:span text:style-name="T1"> </text:span>המוכיח<text:span text:style-name="T1"> </text:span>את<text:span text:style-name="T1"> </text:span>חבירו<text:span text:style-name="T1"> </text:span>לשם<text:span text:style-name="T1"> </text:span>שמים<text:span text:style-name="T1"> </text:span>- זוכה<text:span text:style-name="T1"> </text:span>לחלקו<text:span text:style-name="T1"> </text:span>של<text:span text:style-name="T1"> </text:span>הקדוש<text:span text:style-name="T1"> </text:span>ברוך<text:span text:style-name="T1"> </text:span>הוא, שנאמר<text:span text:style-name="T1"> </text:span><text:span text:style-name="T61">(משלי</text:span><text:span text:style-name="T65"> </text:span><text:span text:style-name="T61">כח,כג)</text:span><text:span text:style-name="T25"> מוכיח</text:span><text:span text:style-name="T1"> </text:span><text:span text:style-name="T25">אדם</text:span><text:span text:style-name="T1"> </text:span><text:span text:style-name="T25">אֲחַרַי</text:span><text:span text:style-name="T1"> </text:span><text:span text:style-name="T26">[חן</text:span><text:span text:style-name="T2"> </text:span><text:span text:style-name="T26">ימצא</text:span><text:span text:style-name="T2"> </text:span><text:span text:style-name="T26">ממחליק</text:span><text:span text:style-name="T2"> </text:span><text:span text:style-name="T26">לשון]</text:span> <text:span text:style-name="T10">(</text:span><text:span text:style-name="T60">חלקו</text:span><text:span text:style-name="T64"> </text:span><text:span text:style-name="T60">של</text:span><text:span text:style-name="T64"> </text:span><text:span text:style-name="T60">מקום</text:span><text:span text:style-name="T64"> </text:span><text:span text:style-name="T60">- למחיצתו, כלומר: בתוך</text:span><text:span text:style-name="T64"> </text:span><text:span text:style-name="T60">מחיצתו</text:span><text:span text:style-name="T64"> </text:span><text:span text:style-name="T60">שכן</text:span><text:span text:style-name="T64"> </text:span><text:span text:style-name="T60">נאמר</text:span><text:span text:style-name="T64"> </text:span><text:span text:style-name="T60">מוכיח</text:span><text:span text:style-name="T64"> </text:span><text:span text:style-name="T60">אדם</text:span><text:span text:style-name="T64"> </text:span><text:span text:style-name="T60">הרי</text:span><text:span text:style-name="T64"> </text:span><text:span text:style-name="T60">הוא</text:span><text:span text:style-name="T64"> </text:span><text:span text:style-name="T60">אחרי, כלומר: עמי</text:span><text:span text:style-name="T10">)</text:span>, ולא<text:span text:style-name="T1"> </text:span>עוד<text:span text:style-name="T1"> </text:span>אלא<text:span text:style-name="T1"> </text:span>שמושכין<text:span text:style-name="T1"> </text:span>עליו<text:span text:style-name="T1"> </text:span>חוט<text:span text:style-name="T1"> </text:span>של<text:span text:style-name="T1"> </text:span>חסד, שנאמר<text:span text:style-name="T1"> </text:span>'<text:span text:style-name="T25">חן</text:span><text:span text:style-name="T1"> </text:span><text:span text:style-name="T25">יִמְצָא</text:span><text:span text:style-name="T1"> </text:span><text:span text:style-name="T25">מִמַּחֲלִיק</text:span><text:span text:style-name="T1"> </text:span><text:span text:style-name="T25">לשון</text:span>'. <text:s/></text:p>
      <text:p text:style-name="P7"/>
      <text:p text:style-name="P7">מי<text:span text:style-name="T1"> </text:span>שהוא<text:span text:style-name="T1"> </text:span>רוצה<text:span text:style-name="T1"> </text:span>לתרום<text:span text:style-name="T1"> </text:span>את<text:span text:style-name="T1"> </text:span>המזבח<text:span text:style-name="T1"> </text:span><text:span text:style-name="T10">[משכים</text:span><text:span text:style-name="T2"> </text:span><text:span text:style-name="T10">וטובל</text:span><text:span text:style-name="T2"> </text:span><text:span text:style-name="T10">עד</text:span><text:span text:style-name="T2"> </text:span><text:span text:style-name="T10">שלא</text:span><text:span text:style-name="T2"> </text:span><text:span text:style-name="T10">יבא</text:span><text:span text:style-name="T2"> </text:span><text:span text:style-name="T10">הממונה]</text:span>: <text:s/></text:p>
      <text:p text:style-name="P7">הא<text:span text:style-name="T1"> </text:span>גופא<text:span text:style-name="T1"> </text:span>קשיא: אמרת<text:span text:style-name="T1"> </text:span>'<text:span text:style-name="T46">מי</text:span><text:span text:style-name="T45"> </text:span><text:span text:style-name="T46">שהוא</text:span><text:span text:style-name="T45"> </text:span><text:span text:style-name="T46">רוצה</text:span><text:span text:style-name="T45"> </text:span><text:span text:style-name="T46">לתרום</text:span><text:span text:style-name="T45"> </text:span><text:span text:style-name="T46">את</text:span><text:span text:style-name="T45"> </text:span><text:span text:style-name="T46">המזבח</text:span><text:span text:style-name="T45"> </text:span><text:span text:style-name="T46">משכים</text:span><text:span text:style-name="T45"> </text:span><text:span text:style-name="T46">וטובל</text:span><text:span text:style-name="T45"> </text:span><text:span text:style-name="T46">עד</text:span><text:span text:style-name="T45"> </text:span><text:span text:style-name="T46">שלא</text:span><text:span text:style-name="T45"> </text:span><text:span text:style-name="T46">יבא</text:span><text:span text:style-name="T45"> </text:span><text:span text:style-name="T46">הממונה'</text:span>, אלמא<text:span text:style-name="T1"> </text:span>לאו<text:span text:style-name="T1"> </text:span>בפייס<text:span text:style-name="T1"> </text:span>תליא<text:span text:style-name="T1"> </text:span>מילתא, והדר<text:span text:style-name="T1"> </text:span>תני<text:span text:style-name="T1"> </text:span>'[<text:span text:style-name="T10">אמר</text:span><text:span text:style-name="T2"> </text:span><text:span text:style-name="T10">להן: "מי</text:span><text:span text:style-name="T2"> </text:span><text:span text:style-name="T10">שטבל</text:span><text:span text:style-name="T2"> </text:span><text:span text:style-name="T10">-</text:span>]<text:span text:style-name="T46"> יבא</text:span><text:span text:style-name="T45"> </text:span><text:span text:style-name="T46">ויפייס</text:span>', אלמא<text:span text:style-name="T1"> </text:span>בפייס<text:span text:style-name="T1"> </text:span>תליא<text:span text:style-name="T1"> </text:span>מילתא!?</text:p>
      <text:p text:style-name="P7">אמר<text:span text:style-name="T1"> </text:span>אביי: לא<text:span text:style-name="T1"> </text:span>קשיא: כאן<text:span text:style-name="T1"> </text:span>קודם<text:span text:style-name="T1"> </text:span>תקנה<text:span text:style-name="T1"> </text:span>כאן<text:span text:style-name="T1"> </text:span>לאחר<text:span text:style-name="T1"> </text:span>תקנה, דתנן<text:span text:style-name="T1"> </text:span><text:span text:style-name="T61">[יומא</text:span><text:span text:style-name="T65"> </text:span><text:span text:style-name="T61">פ"ב</text:span><text:span text:style-name="T65"> </text:span><text:span text:style-name="T61">מ"א-ב]</text:span>: '<text:span text:style-name="T46">בראשונה</text:span><text:span text:style-name="T45"> </text:span><text:span text:style-name="T46">כל</text:span><text:span text:style-name="T45"> </text:span><text:span text:style-name="T46">מי</text:span><text:span text:style-name="T45"> </text:span><text:span text:style-name="T46">שרוצה</text:span><text:span text:style-name="T45"> </text:span><text:span text:style-name="T46">לתרום</text:span><text:span text:style-name="T45"> </text:span><text:span text:style-name="T46">את</text:span><text:span text:style-name="T45"> </text:span><text:span text:style-name="T46">המזבח</text:span><text:span text:style-name="T45"> </text:span><text:span text:style-name="T46">תורם</text:span><text:span text:style-name="T45"> </text:span><text:span text:style-name="T46">בזמן</text:span><text:span text:style-name="T45"> </text:span><text:span text:style-name="T46">שהן</text:span><text:span text:style-name="T45"> </text:span><text:span text:style-name="T46">מרובין</text:span><text:span text:style-name="T45"> </text:span><text:span text:style-name="T46">רצין</text:span><text:span text:style-name="T45"> </text:span><text:span text:style-name="T46">ועולין</text:span><text:span text:style-name="T45"> </text:span><text:span text:style-name="T46">בכבש</text:span><text:span text:style-name="T45"> </text:span><text:span text:style-name="T46">כל</text:span><text:span text:style-name="T45"> </text:span><text:span text:style-name="T46">הקודם</text:span><text:span text:style-name="T45"> </text:span><text:span text:style-name="T46">את</text:span><text:span text:style-name="T45"> </text:span><text:span text:style-name="T46">חבירו</text:span><text:span text:style-name="T45"> </text:span><text:span text:style-name="T46">בתוך</text:span><text:span text:style-name="T45"> </text:span><text:span text:style-name="T46">ארבע</text:span><text:span text:style-name="T45"> </text:span><text:span text:style-name="T46">אמות</text:span><text:span text:style-name="T45"> </text:span><text:span text:style-name="T46">זכה</text:span><text:span text:style-name="T45"> </text:span><text:span text:style-name="T46">היו</text:span><text:span text:style-name="T45"> </text:span><text:span text:style-name="T46">שנים</text:span><text:span text:style-name="T45"> </text:span><text:span text:style-name="T46">שוין</text:span><text:span text:style-name="T45"> </text:span><text:span text:style-name="T46">הממונה</text:span><text:span text:style-name="T45"> </text:span><text:span text:style-name="T46">אומר</text:span><text:span text:style-name="T45"> </text:span><text:span text:style-name="T46">להם</text:span><text:span text:style-name="T45"> </text:span><text:span text:style-name="T46">הצביעו</text:span><text:span text:style-name="T45"> </text:span><text:span text:style-name="T46">ומה</text:span><text:span text:style-name="T45"> </text:span><text:span text:style-name="T46">הן</text:span><text:span text:style-name="T45"> </text:span><text:span text:style-name="T46">מוציאין</text:span><text:span text:style-name="T45"> </text:span><text:span text:style-name="T46">אחת</text:span><text:span text:style-name="T45"> </text:span><text:span text:style-name="T46">או</text:span><text:span text:style-name="T45"> </text:span><text:span text:style-name="T46">שתים</text:span><text:span text:style-name="T45"> </text:span><text:span text:style-name="T46">ואין</text:span><text:span text:style-name="T45"> </text:span><text:span text:style-name="T46">מוציאין</text:span><text:span text:style-name="T45"> </text:span><text:span text:style-name="T46">גודל</text:span><text:span text:style-name="T45"> </text:span><text:span text:style-name="T46">במקדש; מעשה</text:span><text:span text:style-name="T45"> </text:span><text:span text:style-name="T46">שנים</text:span><text:span text:style-name="T45"> </text:span><text:span text:style-name="T46">היו</text:span><text:span text:style-name="T45"> </text:span><text:span text:style-name="T46">שוין</text:span><text:span text:style-name="T45"> </text:span><text:span text:style-name="T46">רצין</text:span><text:span text:style-name="T45"> </text:span><text:span text:style-name="T46">ועולין</text:span><text:span text:style-name="T45"> </text:span><text:span text:style-name="T46">בכבש</text:span><text:span text:style-name="T45"> </text:span><text:span text:style-name="T46">ודחף</text:span><text:span text:style-name="T45"> </text:span><text:span text:style-name="T46">אחד</text:span><text:span text:style-name="T45"> </text:span><text:span text:style-name="T46">מהם</text:span><text:span text:style-name="T45"> </text:span><text:span text:style-name="T46">את</text:span><text:span text:style-name="T45"> </text:span><text:span text:style-name="T46">חבירו</text:span><text:span text:style-name="T45"> </text:span><text:span text:style-name="T46">ונשברה</text:span><text:span text:style-name="T45"> </text:span><text:span text:style-name="T46">רגלו, וכשראו</text:span><text:span text:style-name="T45"> </text:span><text:span text:style-name="T46">בית</text:span><text:span text:style-name="T45"> </text:span><text:span text:style-name="T46">דין</text:span><text:span text:style-name="T45"> </text:span><text:span text:style-name="T46">שהיו</text:span><text:span text:style-name="T45"> </text:span><text:span text:style-name="T46">באים</text:span><text:span text:style-name="T45"> </text:span><text:span text:style-name="T46">לידי</text:span><text:span text:style-name="T45"> </text:span><text:span text:style-name="T46">סכנה</text:span><text:span text:style-name="T45"> </text:span><text:span text:style-name="T46">- התקינו</text:span><text:span text:style-name="T45"> </text:span><text:span text:style-name="T46">שלא</text:span><text:span text:style-name="T45"> </text:span><text:span text:style-name="T46">יהו</text:span><text:span text:style-name="T45"> </text:span><text:span text:style-name="T46">תורמין</text:span><text:span text:style-name="T45"> </text:span><text:span text:style-name="T46">את</text:span><text:span text:style-name="T45"> </text:span><text:span text:style-name="T46">המזבח</text:span><text:span text:style-name="T45"> </text:span><text:span text:style-name="T46">אלא</text:span><text:span text:style-name="T45"> </text:span><text:span text:style-name="T46">בפייס</text:span>';</text:p>
      <text:p text:style-name="P7">רבא<text:span text:style-name="T1"> </text:span>אמר: אידי<text:span text:style-name="T1"> </text:span>ואידי<text:span text:style-name="T1"> </text:span>לאחר<text:span text:style-name="T1"> </text:span>תקנה, והכי<text:span text:style-name="T1"> </text:span>קתני: מי<text:span text:style-name="T1"> </text:span>שהוא<text:span text:style-name="T1"> </text:span>רוצה<text:span text:style-name="T1"> </text:span>לבא<text:span text:style-name="T1"> </text:span>ולפייס<text:span text:style-name="T1"> </text:span>- משכים<text:span text:style-name="T1"> </text:span>וטובל<text:span text:style-name="T1"> </text:span>עד<text:span text:style-name="T1"> </text:span>שלא<text:span text:style-name="T1"> </text:span>יבא<text:span text:style-name="T1"> </text:span>הממונה.</text:p>
      <text:p text:style-name="P21"/>
      <text:p text:style-name="P7"><text:soft-page-break/>משנה<text:span text:style-name="T1"> </text:span>ג:</text:p>
      <text:p text:style-name="P7">נטל<text:span text:style-name="T1"> </text:span>את<text:span text:style-name="T1"> </text:span>המפתח<text:span text:style-name="T1"> </text:span><text:span text:style-name="T10">(</text:span><text:span text:style-name="T60">מתחת</text:span><text:span text:style-name="T64"> </text:span><text:span text:style-name="T60">הטבלא</text:span><text:span text:style-name="T64"> </text:span><text:span text:style-name="T60">של</text:span><text:span text:style-name="T64"> </text:span><text:span text:style-name="T60">שיש</text:span><text:span text:style-name="T10">)</text:span> ופתח<text:span text:style-name="T1"> </text:span>את<text:span text:style-name="T1"> </text:span>הפשפש<text:span text:style-name="T1"> </text:span><text:span text:style-name="T10">(</text:span><text:span text:style-name="T60">ולא</text:span><text:span text:style-name="T64"> </text:span><text:span text:style-name="T60">היה</text:span><text:span text:style-name="T64"> </text:span><text:span text:style-name="T60">פותח</text:span><text:span text:style-name="T64"> </text:span><text:span text:style-name="T76">שערי</text:span><text:span text:style-name="T77"> </text:span><text:span text:style-name="T76">עזרה</text:span><text:span text:style-name="T64"> </text:span><text:span text:style-name="T60">עד</text:span><text:span text:style-name="T64"> </text:span><text:span text:style-name="T60">שיעלה</text:span><text:span text:style-name="T64"> </text:span><text:span text:style-name="T60">עמוד</text:span><text:span text:style-name="T64"> </text:span><text:span text:style-name="T60">השחר, אלא</text:span><text:span text:style-name="T64"> </text:span><text:span text:style-name="T60">נוטל</text:span><text:span text:style-name="T64"> </text:span><text:span text:style-name="T60">את</text:span><text:span text:style-name="T64"> </text:span><text:span text:style-name="T60">המפתח, ופותח</text:span><text:span text:style-name="T64"> </text:span><text:span text:style-name="T60">את</text:span><text:span text:style-name="T64"> </text:span><text:span text:style-name="T60">הפשפש</text:span><text:span text:style-name="T64"> </text:span><text:span text:style-name="T60">פתח</text:span><text:span text:style-name="T64"> </text:span><text:span text:style-name="T60">קטן</text:span><text:span text:style-name="T64"> </text:span><text:span text:style-name="T60">שהיה</text:span><text:span text:style-name="T64"> </text:span><text:span text:style-name="T60">בשער; הך</text:span><text:span text:style-name="T64"> </text:span><text:span text:style-name="T60">סתמא</text:span><text:span text:style-name="T64"> </text:span><text:span text:style-name="T60">- רבי</text:span><text:span text:style-name="T64"> </text:span><text:span text:style-name="T60">יהודה</text:span><text:span text:style-name="T64"> </text:span><text:span text:style-name="T60">דמדות</text:span><text:span text:style-name="T64"> </text:span><text:span text:style-name="T60">היא, דאמר: פתח</text:span><text:span text:style-name="T64"> </text:span><text:span text:style-name="T60">קטן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שבו</text:span><text:span text:style-name="T64"> </text:span><text:span text:style-name="T60">נכנסין</text:span><text:span text:style-name="T64"> </text:span><text:span text:style-name="T60">לבלוש</text:span><text:span text:style-name="T64"> </text:span><text:span text:style-name="T60">את</text:span><text:span text:style-name="T64"> </text:span><text:span text:style-name="T60">העזרה</text:span><text:span text:style-name="T10">)</text:span> ונכנס<text:span text:style-name="T1"> </text:span>מבית<text:span text:style-name="T1"> </text:span>המוקד<text:span text:style-name="T1"> </text:span><text:span text:style-name="T10">(</text:span><text:span text:style-name="T60">דרך</text:span><text:span text:style-name="T64"> </text:span><text:span text:style-name="T60">בית</text:span><text:span text:style-name="T64"> </text:span><text:span text:style-name="T60">המוקד</text:span><text:span text:style-name="T10">)</text:span> לעזרה, ונכנסו<text:span text:style-name="T1"> </text:span>הכהנים<text:span text:style-name="T1"> </text:span>אחריו<text:span text:style-name="T1"> </text:span>ושתי<text:span text:style-name="T1"> </text:span>אבוקות<text:span text:style-name="T1"> </text:span>של<text:span text:style-name="T1"> </text:span>אור<text:span text:style-name="T1"> </text:span>בידם, נחלקו<text:span text:style-name="T1"> </text:span><text:span text:style-name="T10">(</text:span><text:span text:style-name="T60">מאותן</text:span><text:span text:style-name="T64"> </text:span><text:span text:style-name="T60">כהנים</text:span><text:span text:style-name="T10">)</text:span> לשתי<text:span text:style-name="T1"> </text:span>כיתות<text:span text:style-name="T1"> </text:span><text:span text:style-name="T10">(</text:span><text:span text:style-name="T60">מהם</text:span><text:span text:style-name="T64"> </text:span><text:span text:style-name="T60">היו</text:span><text:span text:style-name="T64"> </text:span><text:span text:style-name="T60">יורדים</text:span><text:span text:style-name="T64"> </text:span><text:span text:style-name="T60">דרך</text:span><text:span text:style-name="T64"> </text:span><text:span text:style-name="T60">צפון, שבית</text:span><text:span text:style-name="T64"> </text:span><text:span text:style-name="T60">המוקד</text:span><text:span text:style-name="T64"> </text:span><text:span text:style-name="T60">היה</text:span><text:span text:style-name="T64"> </text:span><text:span text:style-name="T60">בצפון</text:span><text:span text:style-name="T10">)</text:span>: אלו<text:span text:style-name="T1"> </text:span>מהלכין<text:span text:style-name="T1"> </text:span>באכסדרה<text:span text:style-name="T1"> </text:span><text:span text:style-name="T10">(</text:span><text:span text:style-name="T60">תחת</text:span><text:span text:style-name="T64"> </text:span><text:span text:style-name="T60">אכסדראות</text:span><text:span text:style-name="T64"> </text:span><text:span text:style-name="T60">של</text:span><text:span text:style-name="T64"> </text:span><text:span text:style-name="T60">העזרה</text:span><text:span text:style-name="T10">)</text:span> דרך<text:span text:style-name="T1"> </text:span>מזרח, ואלו<text:span text:style-name="T1"> </text:span>מהלכין<text:span text:style-name="T1"> </text:span>באכסדרה<text:span text:style-name="T1"> </text:span>דרך<text:span text:style-name="T1"> </text:span>מערב<text:span text:style-name="T1"> </text:span><text:span text:style-name="T10">(</text:span><text:span text:style-name="T60">עד</text:span><text:span text:style-name="T64"> </text:span><text:span text:style-name="T60">שהגיעו</text:span><text:span text:style-name="T64"> </text:span><text:span text:style-name="T60">למזרח</text:span><text:span text:style-name="T64"> </text:span><text:span text:style-name="T60">אצל</text:span><text:span text:style-name="T64"> </text:span><text:span text:style-name="T60">חביריהם</text:span><text:span text:style-name="T10">)</text:span> <text:span text:style-name="T10">(</text:span><text:span text:style-name="T60">כל</text:span><text:span text:style-name="T64"> </text:span><text:span text:style-name="T60">סביב</text:span><text:span text:style-name="T64"> </text:span><text:span text:style-name="T60">העזרה</text:span><text:span text:style-name="T64"> </text:span><text:span text:style-name="T60">מארבע</text:span><text:span text:style-name="T64"> </text:span><text:span text:style-name="T60">רוחותיה</text:span><text:span text:style-name="T64"> </text:span><text:span text:style-name="T60">עשו</text:span><text:span text:style-name="T64"> </text:span><text:span text:style-name="T60">אכסדראות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עמודים</text:span><text:span text:style-name="T64"> </text:span><text:span text:style-name="T60">לעמוד</text:span><text:span text:style-name="T64"> </text:span><text:span text:style-name="T60">תחתיהן</text:span><text:span text:style-name="T64"> </text:span><text:span text:style-name="T60">ולהצניע</text:span><text:span text:style-name="T64"> </text:span><text:span text:style-name="T60">כלים; ובגמרא</text:span><text:span text:style-name="T64"> </text:span><text:span text:style-name="T60">פריך: ומי</text:span><text:span text:style-name="T64"> </text:span><text:span text:style-name="T60">הוי</text:span><text:span text:style-name="T64"> </text:span><text:span text:style-name="T60">אכסדראות</text:span><text:span text:style-name="T64"> </text:span><text:span text:style-name="T60">בעזרה? דסלקא</text:span><text:span text:style-name="T64"> </text:span><text:span text:style-name="T60">דעתיה</text:span><text:span text:style-name="T64"> </text:span><text:span text:style-name="T60">דאותו</text:span><text:span text:style-name="T64"> </text:span><text:span text:style-name="T60">בנין</text:span><text:span text:style-name="T64"> </text:span><text:span text:style-name="T60">של</text:span><text:span text:style-name="T64"> </text:span><text:span text:style-name="T60">עץ</text:span><text:span text:style-name="T64"> </text:span><text:span text:style-name="T60">היה, לכך</text:span><text:span text:style-name="T64"> </text:span><text:span text:style-name="T60">היה</text:span><text:span text:style-name="T64"> </text:span><text:span text:style-name="T60">מקשי</text:span><text:span text:style-name="T10">)</text:span>; </text:p>
      <text:p text:style-name="P7">היו<text:span text:style-name="T1"> </text:span>בודקין<text:span text:style-name="T1"> </text:span>והולכים<text:span text:style-name="T1"> </text:span>עד<text:span text:style-name="T1"> </text:span>שמגיעים<text:span text:style-name="T1"> </text:span>למקום<text:span text:style-name="T1"> </text:span>עושה<text:span text:style-name="T1"> </text:span>חביתים<text:span text:style-name="T1"> </text:span><text:span text:style-name="T10">(</text:span><text:span text:style-name="T60">דלשכת</text:span><text:span text:style-name="T64"> </text:span><text:span text:style-name="T60">עושה</text:span><text:span text:style-name="T64"> </text:span><text:span text:style-name="T60">חביתים</text:span><text:span text:style-name="T64"> </text:span><text:span text:style-name="T60">הוה</text:span><text:span text:style-name="T64"> </text:span><text:span text:style-name="T60">בעזרה, כדאמר</text:span><text:span text:style-name="T64"> </text:span><text:span text:style-name="T60">במנחות</text:span><text:span text:style-name="T64"> </text:span><text:span text:style-name="T61">(דף</text:span><text:span text:style-name="T65"> </text:span><text:span text:style-name="T61">צו.)</text:span><text:span text:style-name="T60"> דלישתן</text:span><text:span text:style-name="T64"> </text:span><text:span text:style-name="T60">ועריכתן</text:span><text:span text:style-name="T64"> </text:span><text:span text:style-name="T60">צריך</text:span><text:span text:style-name="T64"> </text:span><text:span text:style-name="T60">לעשות</text:span><text:span text:style-name="T64"> </text:span><text:span text:style-name="T60">בפנים; ובמזרח</text:span><text:span text:style-name="T64"> </text:span><text:span text:style-name="T60">היתה, כדתנן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1">(דף</text:span><text:span text:style-name="T65"> </text:span><text:span text:style-name="T61">לד.)</text:span><text:span text:style-name="T10">)</text:span>; </text:p>
      <text:p text:style-name="P7">הגיעו<text:span text:style-name="T1"> </text:span>אלו<text:span text:style-name="T1"> </text:span>ואלו, אמרו<text:span text:style-name="T1"> </text:span>"שלום! הכל<text:span text:style-name="T1"> </text:span>שלום<text:span text:style-name="T1"> </text:span><text:span text:style-name="T10">(</text:span><text:span text:style-name="T60">כפל</text:span><text:span text:style-name="T64"> </text:span><text:span text:style-name="T60">לשון</text:span><text:span text:style-name="T10">)</text:span>! <text:span text:style-name="T10">(</text:span><text:span text:style-name="T60">לא</text:span><text:span text:style-name="T64"> </text:span><text:span text:style-name="T60">חסרנו</text:span><text:span text:style-name="T64"> </text:span><text:span text:style-name="T60">דבר</text:span><text:span text:style-name="T10">)</text:span>"; </text:p>
      <text:p text:style-name="P7">העמידו<text:span text:style-name="T1"> </text:span><text:span text:style-name="T10">(</text:span><text:span text:style-name="T60">מאותן</text:span><text:span text:style-name="T64"> </text:span><text:span text:style-name="T60">כהנים</text:span><text:span text:style-name="T10">)</text:span> עושֵׂה<text:span text:style-name="T1"> </text:span>חביתים<text:span text:style-name="T1"> </text:span>לעשות<text:span text:style-name="T1"> </text:span>חביתים<text:span text:style-name="T1"> </text:span><text:span text:style-name="T10">(</text:span><text:span text:style-name="T60">להחם</text:span><text:span text:style-name="T64"> </text:span><text:span text:style-name="T60">חמין</text:span><text:span text:style-name="T64"> </text:span><text:span text:style-name="T60">לרבוכה</text:span><text:span text:style-name="T10">)</text:span>.<text:span text:style-name="T60"> </text:span></text:p>
      <text:p text:style-name="P21"/>
      <text:p text:style-name="P7">משנה<text:span text:style-name="T1"> </text:span>ד:</text:p>
      <text:p text:style-name="P7">מי<text:span text:style-name="T1"> </text:span>שזכה<text:span text:style-name="T1"> </text:span>לתרום<text:span text:style-name="T1"> </text:span>את<text:span text:style-name="T1"> </text:span>המזבח<text:span text:style-name="T1"> </text:span>- הוא<text:span text:style-name="T1"> </text:span>יתרום, <text:span text:style-name="T10">(</text:span><text:span text:style-name="T60">וכיצד</text:span><text:span text:style-name="T64"> </text:span><text:span text:style-name="T60">סדר</text:span><text:span text:style-name="T64"> </text:span><text:span text:style-name="T60">עשייתן? -</text:span><text:span text:style-name="T10">)</text:span> והם<text:span text:style-name="T1"> </text:span>אומרים<text:span text:style-name="T1"> </text:span>"הוי<text:span text:style-name="T1"> </text:span>זהיר<text:span text:style-name="T1"> </text:span>שלא<text:span text:style-name="T1"> </text:span>תגע<text:span text:style-name="T1"> </text:span>בכלי<text:span text:style-name="T1"> </text:span><text:span text:style-name="T10">(</text:span><text:span text:style-name="T60">ש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שהוא</text:span><text:span text:style-name="T64"> </text:span><text:span text:style-name="T60">יודע</text:span><text:span text:style-name="T64"> </text:span><text:span text:style-name="T60">בדבר</text:span><text:span text:style-name="T64"> </text:span><text:span text:style-name="T60">- צריך</text:span><text:span text:style-name="T64"> </text:span><text:span text:style-name="T60">להזהירו, שהוא</text:span><text:span text:style-name="T64"> </text:span><text:span text:style-name="T60">יהא</text:span><text:span text:style-name="T64"> </text:span><text:span text:style-name="T60">הולך</text:span><text:span text:style-name="T64"> </text:span><text:span text:style-name="T60">יחיד, ושמא</text:span><text:span text:style-name="T64"> </text:span><text:span text:style-name="T60">ישכח</text:span><text:span text:style-name="T64"> </text:span><text:span text:style-name="T60">ויגע, ומתוך</text:span><text:span text:style-name="T64"> </text:span><text:span text:style-name="T60">שמזהירין</text:span><text:span text:style-name="T64"> </text:span><text:span text:style-name="T60">אותו</text:span><text:span text:style-name="T64"> </text:span><text:span text:style-name="T60">הוא</text:span><text:span text:style-name="T64"> </text:span><text:span text:style-name="T60">נזהר</text:span><text:span text:style-name="T10">)</text:span> עד<text:span text:style-name="T1"> </text:span>שתקדש<text:span text:style-name="T1"> </text:span>ידיך<text:span text:style-name="T1"> </text:span>ורגליך<text:span text:style-name="T1"> </text:span>מן<text:span text:style-name="T1"> </text:span>הכיור<text:span text:style-name="T1"> </text:span><text:span text:style-name="T10">(</text:span><text:span text:style-name="T60">דלינה</text:span><text:span text:style-name="T64"> </text:span><text:span text:style-name="T60">פוסלת</text:span><text:span text:style-name="T64"> </text:span><text:span text:style-name="T60">קידוש</text:span><text:span text:style-name="T64"> </text:span><text:span text:style-name="T60">ידים</text:span><text:span text:style-name="T64"> </text:span><text:span text:style-name="T60">ורגלים</text:span><text:span text:style-name="T64"> </text:span><text:span text:style-name="T60">וצריך</text:span><text:span text:style-name="T64"> </text:span><text:span text:style-name="T60">לחזור</text:span><text:span text:style-name="T64"> </text:span><text:span text:style-name="T60">ולקדש</text:span><text:span text:style-name="T10">)</text:span>; <text:span text:style-name="T10">(</text:span><text:span text:style-name="T60">כל</text:span><text:span text:style-name="T64"> </text:span><text:span text:style-name="T60">זה</text:span><text:span text:style-name="T64"> </text:span><text:span text:style-name="T60">היה</text:span><text:span text:style-name="T64"> </text:span><text:span text:style-name="T60">אומר</text:span><text:span text:style-name="T64"> </text:span><text:span text:style-name="T60">לו:</text:span><text:span text:style-name="T10">)</text:span> והרי<text:span text:style-name="T1"> </text:span>המחתה<text:span text:style-name="T1"> </text:span>נתונה<text:span text:style-name="T1"> </text:span>במקצוע<text:span text:style-name="T1"> </text:span>בין<text:span text:style-name="T1"> </text:span>הכבש<text:span text:style-name="T1"> </text:span>למזבח<text:span text:style-name="T1"> </text:span>במערבו<text:span text:style-name="T1"> </text:span>של<text:span text:style-name="T1"> </text:span>כבש<text:span text:style-name="T1"> </text:span><text:span text:style-name="T10">(</text:span><text:span text:style-name="T60">כלומר: באלכסון</text:span><text:span text:style-name="T64"> </text:span><text:span text:style-name="T60">היא</text:span><text:span text:style-name="T64"> </text:span><text:span text:style-name="T60">נתונה, ממוצעת</text:span><text:span text:style-name="T64"> </text:span><text:span text:style-name="T60">בין</text:span><text:span text:style-name="T64"> </text:span><text:span text:style-name="T60">כבש</text:span><text:span text:style-name="T64"> </text:span><text:span text:style-name="T60">למזבח, בזוית</text:span><text:span text:style-name="T64"> </text:span><text:span text:style-name="T60">הכבש</text:span><text:span text:style-name="T64"> </text:span><text:span text:style-name="T60">היא</text:span><text:span text:style-name="T64"> </text:span><text:span text:style-name="T60">נתונה</text:span><text:span text:style-name="T64"> </text:span><text:span text:style-name="T60">אצל</text:span><text:span text:style-name="T64"> </text:span><text:span text:style-name="T60">מקום</text:span><text:span text:style-name="T64"> </text:span><text:span text:style-name="T60">שכלה</text:span><text:span text:style-name="T64"> </text:span><text:span text:style-name="T60">הכבש, דהיינו</text:span><text:span text:style-name="T64"> </text:span><text:span text:style-name="T60">בין</text:span><text:span text:style-name="T64"> </text:span><text:span text:style-name="T60">הכבש</text:span><text:span text:style-name="T64"> </text:span><text:span text:style-name="T60">ולמזבח</text:span><text:span text:style-name="T10">)</text:span>";</text:p>
      <text:p text:style-name="P7">אין<text:span text:style-name="T1"> </text:span>אדם<text:span text:style-name="T1"> </text:span>נכנס<text:span text:style-name="T1"> </text:span>עמו<text:span text:style-name="T1"> </text:span><text:span text:style-name="T10">(</text:span><text:span text:style-name="T60">שבין</text:span><text:span text:style-name="T64"> </text:span><text:span text:style-name="T60">אולם</text:span><text:span text:style-name="T64"> </text:span><text:span text:style-name="T60">למזבח</text:span><text:span text:style-name="T64"> </text:span><text:span text:style-name="T60">אין</text:span><text:span text:style-name="T64"> </text:span><text:span text:style-name="T60">אדם</text:span><text:span text:style-name="T64"> </text:span><text:span text:style-name="T60">יכול</text:span><text:span text:style-name="T64"> </text:span><text:span text:style-name="T60">ליכנס</text:span><text:span text:style-name="T64"> </text:span><text:span text:style-name="T60">אלא</text:span><text:span text:style-name="T64"> </text:span><text:span text:style-name="T60">בשעת</text:span><text:span text:style-name="T64"> </text:span><text:span text:style-name="T60">עבודה, וכי</text:span><text:span text:style-name="T64"> </text:span><text:span text:style-name="T60">היכי</text:span><text:span text:style-name="T64"> </text:span><text:span text:style-name="T60">דאדם</text:span><text:span text:style-name="T64"> </text:span><text:span text:style-name="T60">אסור</text:span><text:span text:style-name="T64"> </text:span><text:span text:style-name="T60">ליכנס</text:span><text:span text:style-name="T64"> </text:span><text:span text:style-name="T60">בין</text:span><text:span text:style-name="T64"> </text:span><text:span text:style-name="T60">אולם</text:span><text:span text:style-name="T64"> </text:span><text:span text:style-name="T60">למזבח</text:span><text:span text:style-name="T64"> </text:span><text:span text:style-name="T60">- הכי</text:span><text:span text:style-name="T64"> </text:span><text:span text:style-name="T60">נמי</text:span><text:span text:style-name="T64"> </text:span><text:span text:style-name="T60">הוא</text:span><text:span text:style-name="T64"> </text:span><text:span text:style-name="T60">דאסור</text:span><text:span text:style-name="T64"> </text:span><text:span text:style-name="T60">ליכנס</text:span><text:span text:style-name="T64"> </text:span><text:span text:style-name="T60">בין</text:span><text:span text:style-name="T64"> </text:span><text:span text:style-name="T60">אולם</text:span><text:span text:style-name="T64"> </text:span><text:span text:style-name="T60">לכבש, דכבש</text:span><text:span text:style-name="T64"> </text:span><text:span text:style-name="T60">הוא</text:span><text:span text:style-name="T64"> </text:span><text:span text:style-name="T60">כמזבח</text:span><text:span text:style-name="T64"> </text:span><text:span text:style-name="T60">לכל</text:span><text:span text:style-name="T64"> </text:span><text:span text:style-name="T60">דבר</text:span><text:span text:style-name="T10">)</text:span>, ולא<text:span text:style-name="T1"> </text:span>נר<text:span text:style-name="T1"> </text:span>בידו<text:span text:style-name="T1"> </text:span><text:span text:style-name="T10">(</text:span><text:span text:style-name="T60">לפי</text:span><text:span text:style-name="T64"> </text:span><text:span text:style-name="T60">שהולך</text:span><text:span text:style-name="T64"> </text:span><text:span text:style-name="T60">יחידי</text:span><text:span text:style-name="T10">)</text:span>, אלא<text:span text:style-name="T1"> </text:span>מהלך<text:span text:style-name="T1"> </text:span>לאור<text:span text:style-name="T1"> </text:span>המערכה; לא<text:span text:style-name="T1"> </text:span>היו<text:span text:style-name="T1"> </text:span>רואין<text:span text:style-name="T1"> </text:span>אותו<text:span text:style-name="T1"> </text:span><text:span text:style-name="T10">(</text:span><text:span text:style-name="T60">לפי</text:span><text:span text:style-name="T64"> </text:span><text:span text:style-name="T60">שהיה</text:span><text:span text:style-name="T64"> </text:span><text:span text:style-name="T60">מצד</text:span><text:span text:style-name="T64"> </text:span><text:span text:style-name="T60">אחר</text:span><text:span text:style-name="T64"> </text:span><text:span text:style-name="T60">של</text:span><text:span text:style-name="T64"> </text:span><text:span text:style-name="T60">כבש: במזרחו, דהא</text:span><text:span text:style-name="T64"> </text:span><text:span text:style-name="T60">גובה</text:span><text:span text:style-name="T64"> </text:span><text:span text:style-name="T60">הכבש</text:span><text:span text:style-name="T64"> </text:span><text:span text:style-name="T60">- שהוא</text:span><text:span text:style-name="T64"> </text:span><text:span text:style-name="T60">גובה</text:span><text:span text:style-name="T64"> </text:span><text:span text:style-name="T60">הרבה</text:span><text:span text:style-name="T64"> </text:span><text:span text:style-name="T60">אמות</text:span><text:span text:style-name="T64"> </text:span><text:span text:style-name="T60">- היה</text:span><text:span text:style-name="T64"> </text:span><text:span text:style-name="T60">מפסיק</text:span><text:span text:style-name="T10">)</text:span> </text:p>
      <text:p text:style-name="P7"/>
      <text:p text:style-name="P7">(תמיד<text:span text:style-name="T1"> </text:span>כח,ב)</text:p>
      <text:p text:style-name="P7"><text:span text:style-name="T34">המשך</text:span><text:span text:style-name="T38"> </text:span><text:span text:style-name="T34">המשנה</text:span><text:tab/></text:p>
      <text:p text:style-name="P7">ולא<text:span text:style-name="T1"> </text:span>היו<text:span text:style-name="T1"> </text:span>שומעין<text:span text:style-name="T1"> </text:span>את<text:span text:style-name="T1"> </text:span>קולו<text:span text:style-name="T1"> </text:span><text:span text:style-name="T10">(</text:span><text:span text:style-name="T60">מפני</text:span><text:span text:style-name="T64"> </text:span><text:span text:style-name="T60">שרצה</text:span><text:span text:style-name="T64"> </text:span><text:span text:style-name="T60">לומר</text:span><text:span text:style-name="T64"> </text:span><text:span text:style-name="T60">'עד</text:span><text:span text:style-name="T64"> </text:span><text:span text:style-name="T60">שהיו</text:span><text:span text:style-name="T64"> </text:span><text:span text:style-name="T60">שומעין</text:span><text:span text:style-name="T64"> </text:span><text:span text:style-name="T60">את</text:span><text:span text:style-name="T64"> </text:span><text:span text:style-name="T60">הקול</text:span><text:span text:style-name="T64"> </text:span><text:span text:style-name="T60">וכו' - תני</text:span><text:span text:style-name="T64"> </text:span><text:span text:style-name="T60">'ולא</text:span><text:span text:style-name="T64"> </text:span><text:span text:style-name="T60">היו</text:span><text:span text:style-name="T64"> </text:span><text:span text:style-name="T60">שומעין</text:span><text:span text:style-name="T64"> </text:span><text:span text:style-name="T60">את</text:span><text:span text:style-name="T64"> </text:span><text:span text:style-name="T60">קולו'</text:span><text:span text:style-name="T10">)</text:span> עד<text:span text:style-name="T1"> </text:span>שהיו<text:span text:style-name="T1"> </text:span>שומעין<text:span text:style-name="T1"> </text:span>קול<text:span text:style-name="T1"> </text:span>העץ<text:span text:style-name="T1"> </text:span>- שעשה<text:span text:style-name="T1"> </text:span>בן<text:span text:style-name="T1"> </text:span>קטין<text:span text:style-name="T1"> </text:span>מוכני<text:span text:style-name="T1"> </text:span>לכיור<text:span text:style-name="T1"> </text:span><text:span text:style-name="T10">(</text:span><text:span text:style-name="T60">לגלגל, שכבר</text:span><text:span text:style-name="T64"> </text:span><text:span text:style-name="T60">שקעוהו</text:span><text:span text:style-name="T64"> </text:span><text:span text:style-name="T60">מבערב</text:span><text:span text:style-name="T64"> </text:span><text:span text:style-name="T60">כדי</text:span><text:span text:style-name="T64"> </text:span><text:span text:style-name="T60">שלא</text:span><text:span text:style-name="T64"> </text:span><text:span text:style-name="T60">יפסלו</text:span><text:span text:style-name="T64"> </text:span><text:span text:style-name="T60">מימיו, והשתא</text:span><text:span text:style-name="T64"> </text:span><text:span text:style-name="T60">מעלהו</text:span><text:span text:style-name="T64"> </text:span><text:span text:style-name="T60">כדי</text:span><text:span text:style-name="T64"> </text:span><text:span text:style-name="T60">לקדש</text:span><text:span text:style-name="T64"> </text:span><text:span text:style-name="T60">בו; וכשמעלהו</text:span><text:span text:style-name="T64"> </text:span><text:span text:style-name="T60">- נשמע</text:span><text:span text:style-name="T64"> </text:span><text:span text:style-name="T60">קול</text:span><text:span text:style-name="T64"> </text:span><text:span text:style-name="T60">העץ; דמי</text:span><text:span text:style-name="T64"> </text:span><text:span text:style-name="T60">כיור</text:span><text:span text:style-name="T64"> </text:span><text:span text:style-name="T60">נפסלין</text:span><text:span text:style-name="T64"> </text:span><text:span text:style-name="T60">בשקיעת</text:span><text:span text:style-name="T64"> </text:span><text:span text:style-name="T60">החמה, ואיכא</text:span><text:span text:style-name="T64"> </text:span><text:span text:style-name="T60">למאן</text:span><text:span text:style-name="T64"> </text:span><text:span text:style-name="T60">דאמר</text:span><text:span text:style-name="T64"> </text:span><text:span text:style-name="T60">בזבחים</text:span><text:span text:style-name="T64"> </text:span><text:span text:style-name="T61">(דף</text:span><text:span text:style-name="T65"> </text:span><text:span text:style-name="T61">כא:)</text:span><text:span text:style-name="T60"> דעכשיו</text:span><text:span text:style-name="T64"> </text:span><text:span text:style-name="T60">משקען; והתם</text:span><text:span text:style-name="T64"> </text:span><text:span text:style-name="T60">מפרש</text:span><text:span text:style-name="T64"> </text:span><text:span text:style-name="T60">שפיר</text:span><text:span text:style-name="T10">)</text:span> - והן<text:span text:style-name="T1"> </text:span>אומרים<text:span text:style-name="T1"> </text:span>"הגיע<text:span text:style-name="T1"> </text:span>עת<text:span text:style-name="T1"> </text:span>קידש<text:span text:style-name="T1"> </text:span>ידיו<text:span text:style-name="T1"> </text:span>ורגליו<text:span text:style-name="T1"> </text:span>מן<text:span text:style-name="T1"> </text:span>הכיור<text:span text:style-name="T1"> </text:span><text:span text:style-name="T10">(</text:span><text:span text:style-name="T60">הגיע</text:span><text:span text:style-name="T64"> </text:span><text:span text:style-name="T60">עת</text:span><text:span text:style-name="T64"> </text:span><text:span text:style-name="T60">לקדש</text:span><text:span text:style-name="T64"> </text:span><text:span text:style-name="T60">קידש</text:span><text:span text:style-name="T64"> </text:span><text:span text:style-name="T60">ידיו</text:span><text:span text:style-name="T64"> </text:span><text:span text:style-name="T60">ורגליו</text:span><text:span text:style-name="T64"> </text:span><text:span text:style-name="T60">מן</text:span><text:span text:style-name="T64"> </text:span><text:span text:style-name="T60">הכיור</text:span><text:span text:style-name="T10">)</text:span>". <text:span text:style-name="T10">(</text:span><text:span text:style-name="T60">ומפרש</text:span><text:span text:style-name="T64"> </text:span><text:span text:style-name="T60">בזבחים</text:span><text:span text:style-name="T64"> </text:span><text:span text:style-name="T61">(דף</text:span><text:span text:style-name="T65"> </text:span><text:span text:style-name="T61">יט:)</text:span><text:span text:style-name="T60"> כיצד</text:span><text:span text:style-name="T64"> </text:span><text:span text:style-name="T60">הוא</text:span><text:span text:style-name="T64"> </text:span><text:span text:style-name="T60">מקדש: מניח</text:span><text:span text:style-name="T64"> </text:span><text:span text:style-name="T60">ידו</text:span><text:span text:style-name="T64"> </text:span><text:span text:style-name="T60">הימנית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רגלו</text:span><text:span text:style-name="T64"> </text:span><text:span text:style-name="T60">הימנית, וידו</text:span><text:span text:style-name="T64"> </text:span><text:span text:style-name="T60">השמאלית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רגלו</text:span><text:span text:style-name="T64"> </text:span><text:span text:style-name="T60">השמאלית</text:span><text:span text:style-name="T64"> </text:span><text:span text:style-name="T60">- ושופך</text:span><text:span text:style-name="T64"> </text:span><text:span text:style-name="T60">מים</text:span><text:span text:style-name="T64"> </text:span><text:span text:style-name="T60">ומקדש.</text:span><text:span text:style-name="T10">)</text:span> </text:p>
      <text:p text:style-name="P7">נטל<text:span text:style-name="T1"> </text:span>מחתת<text:span text:style-name="T1"> </text:span>הכסף<text:span text:style-name="T1"> </text:span>ועלה<text:span text:style-name="T1"> </text:span>לראש<text:span text:style-name="T1"> </text:span>המזבח<text:span text:style-name="T1"> </text:span><text:span text:style-name="T10">(</text:span><text:span text:style-name="T60">דרך</text:span><text:span text:style-name="T64"> </text:span><text:span text:style-name="T60">מזרחו</text:span><text:span text:style-name="T64"> </text:span><text:span text:style-name="T60">של</text:span><text:span text:style-name="T64"> </text:span><text:span text:style-name="T60">כבש, באמה</text:span><text:span text:style-name="T64"> </text:span><text:span text:style-name="T60">של</text:span><text:span text:style-name="T64"> </text:span><text:span text:style-name="T60">כבש</text:span><text:span text:style-name="T64"> </text:span><text:span text:style-name="T60">הסמוכות</text:span><text:span text:style-name="T64"> </text:span><text:span text:style-name="T60">לצד</text:span><text:span text:style-name="T64"> </text:span><text:span text:style-name="T60">מזרח; הכבש</text:span><text:span text:style-name="T64"> </text:span><text:span text:style-name="T60">- ארכו</text:span><text:span text:style-name="T64"> </text:span><text:span text:style-name="T60">שלשים</text:span><text:span text:style-name="T64"> </text:span><text:span text:style-name="T60">ושתים</text:span><text:span text:style-name="T64"> </text:span><text:span text:style-name="T60">ורחבו</text:span><text:span text:style-name="T64"> </text:span><text:span text:style-name="T60">ט"ז, והוא</text:span><text:span text:style-name="T64"> </text:span><text:span text:style-name="T60">היה</text:span><text:span text:style-name="T64"> </text:span><text:span text:style-name="T60">באמצע</text:span><text:span text:style-name="T64"> </text:span><text:span text:style-name="T60">המזבח; נמצא</text:span><text:span text:style-name="T64"> </text:span><text:span text:style-name="T60">משך</text:span><text:span text:style-name="T64"> </text:span><text:span text:style-name="T60">המזבח</text:span><text:span text:style-name="T64"> </text:span><text:span text:style-name="T60">מצד</text:span><text:span text:style-name="T64"> </text:span><text:span text:style-name="T60">מזרח</text:span><text:span text:style-name="T64"> </text:span><text:span text:style-name="T60">חוץ</text:span><text:span text:style-name="T64"> </text:span><text:span text:style-name="T60">לכבש</text:span><text:span text:style-name="T64"> </text:span><text:span text:style-name="T60">שמונה</text:span><text:span text:style-name="T64"> </text:span><text:span text:style-name="T60">אמות, ומצד</text:span><text:span text:style-name="T64"> </text:span><text:span text:style-name="T60">מערב</text:span><text:span text:style-name="T64"> </text:span><text:span text:style-name="T60">חוץ</text:span><text:span text:style-name="T64"> </text:span><text:span text:style-name="T60">לכבש</text:span><text:span text:style-name="T64"> </text:span><text:span text:style-name="T60">שמונה</text:span><text:span text:style-name="T64"> </text:span><text:span text:style-name="T60">אמות, שהרי</text:span><text:span text:style-name="T64"> </text:span><text:span text:style-name="T60">המזבח</text:span><text:span text:style-name="T64"> </text:span><text:span text:style-name="T60">ל"ב</text:span><text:span text:style-name="T64"> </text:span><text:span text:style-name="T60">אמות</text:span><text:span text:style-name="T10">)</text:span>;</text:p>
      <text:p text:style-name="P7">פינה<text:span text:style-name="T1"> </text:span>את<text:span text:style-name="T1"> </text:span>הגחלים<text:span text:style-name="T1"> </text:span>הילך<text:span text:style-name="T1"> </text:span>חותה<text:span text:style-name="T1"> </text:span>את<text:span text:style-name="T1"> </text:span>המאוכלות<text:span text:style-name="T1"> </text:span>הפנימיות<text:span text:style-name="T1"> </text:span><text:span text:style-name="T10">(</text:span><text:span text:style-name="T60">מאותן</text:span><text:span text:style-name="T64"> </text:span><text:span text:style-name="T60">גחלים</text:span><text:span text:style-name="T64"> </text:span><text:span text:style-name="T60">שנתאכלו</text:span><text:span text:style-name="T64"> </text:span><text:span text:style-name="T60">ונעשו</text:span><text:span text:style-name="T64"> </text:span><text:span text:style-name="T60">גחלים</text:span><text:span text:style-name="T64"> </text:span><text:span text:style-name="T60">דקים, דהוו</text:span><text:span text:style-name="T64"> </text:span><text:span text:style-name="T60">'דשן', ד'</text:span><text:span text:style-name="T67">אשר</text:span><text:span text:style-name="T64"> </text:span><text:span text:style-name="T67">תאכל</text:span><text:span text:style-name="T64"> </text:span><text:span text:style-name="T67">האש</text:span><text:span text:style-name="T60">' כתיב</text:span><text:span text:style-name="T64"> </text:span><text:span text:style-name="T61">[ויקרא</text:span><text:span text:style-name="T65"> </text:span><text:span text:style-name="T61">ו,ג]</text:span><text:span text:style-name="T60">; הכי</text:span><text:span text:style-name="T64"> </text:span><text:span text:style-name="T60">גרסינן: 'מן</text:span><text:span text:style-name="T64"> </text:span><text:span text:style-name="T60">המאוכלות</text:span><text:span text:style-name="T64"> </text:span><text:span text:style-name="T60">הפנימיות', אבל</text:span><text:span text:style-name="T64"> </text:span><text:span text:style-name="T60">גבי</text:span><text:span text:style-name="T64"> </text:span><text:span text:style-name="T60">גחלי</text:span><text:span text:style-name="T64"> </text:span><text:span text:style-name="T60">יום</text:span><text:span text:style-name="T64"> </text:span><text:span text:style-name="T60">הכיפורים</text:span><text:span text:style-name="T64"> </text:span><text:span text:style-name="T60">לא</text:span><text:span text:style-name="T64"> </text:span><text:span text:style-name="T60">גרסינן</text:span><text:span text:style-name="T64"> </text:span><text:span text:style-name="T60">'מאוכלות', אלא</text:span><text:span text:style-name="T64"> </text:span><text:span text:style-name="T60">הכי</text:span><text:span text:style-name="T64"> </text:span><text:span text:style-name="T60">גרסינן</text:span><text:span text:style-name="T64"> </text:span><text:span text:style-name="T60">'חתה</text:span><text:span text:style-name="T64"> </text:span><text:span text:style-name="T60">וירד', דהתם</text:span><text:span text:style-name="T64"> </text:span><text:span text:style-name="T60">בעינן</text:span><text:span text:style-name="T64"> </text:span><text:span text:style-name="T60">גחלים</text:span><text:span text:style-name="T64"> </text:span><text:span text:style-name="T60">גמורים</text:span><text:span text:style-name="T64"> </text:span><text:span text:style-name="T60">והכא</text:span><text:span text:style-name="T64"> </text:span><text:span text:style-name="T60">בעינן</text:span><text:span text:style-name="T64"> </text:span><text:span text:style-name="T60">דשן; והא</text:span><text:span text:style-name="T64"> </text:span><text:span text:style-name="T60">דבעינן</text:span><text:span text:style-name="T64"> </text:span><text:span text:style-name="T60">הכא</text:span><text:span text:style-name="T64"> </text:span><text:span text:style-name="T60">מאוכלות</text:span><text:span text:style-name="T64"> </text:span><text:span text:style-name="T60">- משום</text:span><text:span text:style-name="T64"> </text:span><text:span text:style-name="T60">ד</text:span><text:span text:style-name="T76">נעשו</text:span><text:span text:style-name="T77"> </text:span><text:span text:style-name="T76">דשן</text:span><text:span text:style-name="T64"> </text:span><text:span text:style-name="T60">בעינן</text:span><text:span text:style-name="T10">)</text:span>;</text:p>
      <text:p text:style-name="P7">ירד<text:span text:style-name="T1"> </text:span><text:span text:style-name="T10">(</text:span><text:span text:style-name="T60">ממזרחו</text:span><text:span text:style-name="T64"> </text:span><text:span text:style-name="T60">של</text:span><text:span text:style-name="T64"> </text:span><text:span text:style-name="T60">כבש: דרך</text:span><text:span text:style-name="T64"> </text:span><text:span text:style-name="T60">כשבא</text:span><text:span text:style-name="T64"> </text:span><text:span text:style-name="T60">אל</text:span><text:span text:style-name="T64"> </text:span><text:span text:style-name="T60">המזבח</text:span><text:span text:style-name="T64"> </text:span><text:span text:style-name="T60">- בה</text:span><text:span text:style-name="T64"> </text:span><text:span text:style-name="T60">יָשוב</text:span><text:span text:style-name="T10">)</text:span>, הגיע<text:span text:style-name="T1"> </text:span>לרצפה<text:span text:style-name="T1"> </text:span><text:span text:style-name="T10">(</text:span><text:span text:style-name="T60">למקום</text:span><text:span text:style-name="T64"> </text:span><text:span text:style-name="T60">שכלה</text:span><text:span text:style-name="T64"> </text:span><text:span text:style-name="T60">הכבש</text:span><text:span text:style-name="T10">)</text:span> - הפך<text:span text:style-name="T1"> </text:span>פניו<text:span text:style-name="T1"> </text:span>לצפון<text:span text:style-name="T1"> </text:span><text:span text:style-name="T10">(</text:span><text:span text:style-name="T60">כלומר: לא</text:span><text:span text:style-name="T64"> </text:span><text:span text:style-name="T60">היה</text:span><text:span text:style-name="T64"> </text:span><text:span text:style-name="T60">מהלך</text:span><text:span text:style-name="T64"> </text:span><text:span text:style-name="T60">כדרכו</text:span><text:span text:style-name="T64"> </text:span><text:span text:style-name="T60">דרך</text:span><text:span text:style-name="T64"> </text:span><text:span text:style-name="T60">מזרח</text:span><text:span text:style-name="T64"> </text:span><text:span text:style-name="T60">ויוצא</text:span><text:span text:style-name="T64"> </text:span><text:span text:style-name="T60">חוץ</text:span><text:span text:style-name="T64"> </text:span><text:span text:style-name="T60">לעזרה, אלא</text:span><text:span text:style-name="T64"> </text:span><text:span text:style-name="T60">הופך</text:span><text:span text:style-name="T64"> </text:span><text:span text:style-name="T60">פניו</text:span><text:span text:style-name="T64"> </text:span><text:span text:style-name="T60">לצפון</text:span><text:span text:style-name="T64"> </text:span><text:span text:style-name="T60">העזרה</text:span><text:span text:style-name="T64"> </text:span><text:span text:style-name="T60">דהיינו</text:span><text:span text:style-name="T64"> </text:span><text:span text:style-name="T60">דרום</text:span><text:span text:style-name="T64"> </text:span><text:span text:style-name="T60">המזבח</text:span><text:span text:style-name="T64"> </text:span><text:span text:style-name="T35">[שהרי</text:span><text:span text:style-name="T39"> </text:span><text:span text:style-name="T35">הכבש</text:span><text:span text:style-name="T39"> </text:span><text:span text:style-name="T35">יורד</text:span><text:span text:style-name="T39"> </text:span><text:span text:style-name="T35">מהמזבח</text:span><text:span text:style-name="T39"> </text:span><text:span text:style-name="T35">דרומה, ותחתית</text:span><text:span text:style-name="T39"> </text:span><text:span text:style-name="T35">המזבח</text:span><text:span text:style-name="T39"> </text:span><text:span text:style-name="T35">מדרום</text:span><text:span text:style-name="T39"> </text:span><text:span text:style-name="T35">למזבח, וכשירד</text:span><text:span text:style-name="T39"> </text:span><text:span text:style-name="T35">ופניו</text:span><text:span text:style-name="T39"> </text:span><text:span text:style-name="T35">לדרום</text:span><text:span text:style-name="T39"> – </text:span><text:span text:style-name="T35">הסתובב</text:span><text:span text:style-name="T39"> </text:span><text:span text:style-name="T35">לכוון</text:span><text:span text:style-name="T39"> </text:span><text:span text:style-name="T35">צפון, ונמצא</text:span><text:span text:style-name="T39"> </text:span><text:span text:style-name="T35">שפניו</text:span><text:span text:style-name="T39"> </text:span><text:span text:style-name="T35">לכוון</text:span><text:span text:style-name="T39"> </text:span><text:span text:style-name="T35">דרום</text:span><text:span text:style-name="T39"> </text:span><text:span text:style-name="T35">המזבח]</text:span><text:span text:style-name="T10">)</text:span>;</text:p>
      <text:p text:style-name="P7">הולך<text:span text:style-name="T1"> </text:span>במזרחו<text:span text:style-name="T1"> </text:span>של<text:span text:style-name="T1"> </text:span>כבש<text:span text:style-name="T1"> </text:span><text:span text:style-name="T10">(</text:span><text:span text:style-name="T60">אצל</text:span><text:span text:style-name="T64"> </text:span><text:span text:style-name="T60">הכבש</text:span><text:span text:style-name="T64"> </text:span><text:span text:style-name="T60">בקרקע</text:span><text:span text:style-name="T64"> </text:span><text:span text:style-name="T60">עזרה</text:span><text:span text:style-name="T64"> </text:span><text:span text:style-name="T60">סמוך</text:span><text:span text:style-name="T64"> </text:span><text:span text:style-name="T60">לכבש</text:span><text:span text:style-name="T10">)</text:span> כעשר<text:span text:style-name="T1"> </text:span>אמות<text:span text:style-name="T1"> </text:span><text:span text:style-name="T10">(</text:span><text:span text:style-name="T60">מן</text:span><text:span text:style-name="T64"> </text:span><text:span text:style-name="T60">רגל</text:span><text:span text:style-name="T64"> </text:span><text:span text:style-name="T60">הכבש, ועדיין</text:span><text:span text:style-name="T64"> </text:span><text:span text:style-name="T60">רחוק</text:span><text:span text:style-name="T64"> </text:span><text:span text:style-name="T60">הוא</text:span><text:span text:style-name="T64"> </text:span><text:span text:style-name="T60">מקום</text:span><text:span text:style-name="T64"> </text:span><text:span text:style-name="T60">הדשן</text:span><text:span text:style-name="T64"> </text:span><text:span text:style-name="T60">מן</text:span><text:span text:style-name="T64"> </text:span><text:span text:style-name="T60">המזבח</text:span><text:span text:style-name="T64"> </text:span><text:span text:style-name="T60">עשרים</text:span><text:span text:style-name="T64"> </text:span><text:span text:style-name="T60">אמות: דשלשים</text:span><text:span text:style-name="T64"> </text:span><text:span text:style-name="T60">אמות</text:span><text:span text:style-name="T64"> </text:span><text:span text:style-name="T60">היה</text:span><text:span text:style-name="T64"> </text:span><text:span text:style-name="T60">הכבש</text:span><text:span text:style-name="T64"> </text:span><text:span text:style-name="T60">תופס</text:span><text:span text:style-name="T64"> </text:span><text:span text:style-name="T60">בקרקע</text:span><text:span text:style-name="T64"> </text:span><text:span text:style-name="T60">עזרה, אליבא</text:span><text:span text:style-name="T64"> </text:span><text:span text:style-name="T60">דמאן</text:span><text:span text:style-name="T64"> </text:span><text:span text:style-name="T60">דאמר</text:span><text:span text:style-name="T64"> </text:span><text:span text:style-name="T60">'היה</text:span><text:span text:style-name="T64"> </text:span><text:span text:style-name="T60">לה</text:span><text:span text:style-name="T64"> </text:span><text:span text:style-name="T60">יסוד</text:span><text:span text:style-name="T64"> </text:span><text:span text:style-name="T60">למזבח', וקרן</text:span><text:span text:style-name="T64"> </text:span><text:span text:style-name="T60">דרומית</text:span><text:span text:style-name="T64"> </text:span><text:span text:style-name="T60">מזרחית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לה</text:span><text:span text:style-name="T64"> </text:span><text:span text:style-name="T60">יסוד; ופליגי</text:span><text:span text:style-name="T64"> </text:span><text:span text:style-name="T60">בה</text:span><text:span text:style-name="T64"> </text:span><text:span text:style-name="T60">בזבחים</text:span><text:span text:style-name="T64"> </text:span><text:span text:style-name="T61">(דף</text:span><text:span text:style-name="T65"> </text:span><text:span text:style-name="T61">נד.)</text:span><text:span text:style-name="T60">: יש</text:span><text:span text:style-name="T64"> </text:span><text:span text:style-name="T60">אומרים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להם</text:span><text:span text:style-name="T64"> </text:span><text:span text:style-name="T60">יסוד</text:span><text:span text:style-name="T64"> </text:span><text:span text:style-name="T60">ליתן</text:span><text:span text:style-name="T64"> </text:span><text:span text:style-name="T60">דמים</text:span><text:span text:style-name="T64"> </text:span><text:span text:style-name="T60">על</text:span><text:span text:style-name="T64"> </text:span><text:span text:style-name="T60">אותו</text:span><text:span text:style-name="T64"> </text:span><text:span text:style-name="T60">יסוד, אבל</text:span><text:span text:style-name="T64"> </text:span><text:span text:style-name="T60">יסוד</text:span><text:span text:style-name="T64"> </text:span><text:span text:style-name="T60">היה</text:span><text:span text:style-name="T64"> </text:span><text:span text:style-name="T60">למזבח, ואליביה</text:span><text:span text:style-name="T64"> </text:span><text:span text:style-name="T60">היה</text:span><text:span text:style-name="T64"> </text:span><text:span text:style-name="T60">הכבש</text:span><text:span text:style-name="T64"> </text:span><text:span text:style-name="T60">תופס</text:span><text:span text:style-name="T64"> </text:span><text:span text:style-name="T60">בקרקע</text:span><text:span text:style-name="T64"> </text:span><text:span text:style-name="T60">עזרה</text:span><text:span text:style-name="T64"> </text:span><text:span text:style-name="T60">שלשים, והא</text:span><text:span text:style-name="T64"> </text:span><text:span text:style-name="T60">דתנן</text:span><text:span text:style-name="T64"> </text:span><text:span text:style-name="T60">'הכבש</text:span><text:span text:style-name="T64"> </text:span><text:span text:style-name="T60">שלשים</text:span><text:span text:style-name="T64"> </text:span><text:span text:style-name="T60">ושתים' - שהיה</text:span><text:span text:style-name="T64"> </text:span><text:span text:style-name="T60">מתפשט</text:span><text:span text:style-name="T64"> </text:span><text:span text:style-name="T60">עדיין</text:span><text:span text:style-name="T64"> </text:span><text:span text:style-name="T60">שתי</text:span><text:span text:style-name="T64"> </text:span><text:span text:style-name="T60">אמות</text:span><text:span text:style-name="T64"> </text:span><text:span text:style-name="T60">למעלה</text:span><text:span text:style-name="T64"> </text:span><text:span text:style-name="T60">על</text:span><text:span text:style-name="T64"> </text:span><text:span text:style-name="T60">אמה</text:span><text:span text:style-name="T64"> </text:span><text:span text:style-name="T60">יסוד</text:span><text:span text:style-name="T64"> </text:span><text:span text:style-name="T60">ועל</text:span><text:span text:style-name="T64"> </text:span><text:span text:style-name="T60">אמה</text:span><text:span text:style-name="T64"> </text:span><text:span text:style-name="T60">סובב</text:span><text:span text:style-name="T64"> </text:span><text:span text:style-name="T60">- הרי</text:span><text:span text:style-name="T64"> </text:span><text:span text:style-name="T60">שלשים</text:span><text:span text:style-name="T64"> </text:span><text:span text:style-name="T60">ושתים; ואיכא</text:span><text:span text:style-name="T64"> </text:span><text:span text:style-name="T60">למאן</text:span><text:span text:style-name="T64"> </text:span><text:span text:style-name="T60">דאמר: לא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יסוד</text:span><text:span text:style-name="T64"> </text:span><text:span text:style-name="T60">כלל, ואליביה</text:span><text:span text:style-name="T64"> </text:span><text:span text:style-name="T60">תופס</text:span><text:span text:style-name="T64"> </text:span><text:span text:style-name="T60">הכבש</text:span><text:span text:style-name="T64"> </text:span><text:span text:style-name="T60">בקרקע</text:span><text:span text:style-name="T64"> </text:span><text:span text:style-name="T60">עוד</text:span><text:span text:style-name="T64"> </text:span><text:span text:style-name="T60">שלשים</text:span><text:span text:style-name="T64"> </text:span><text:span text:style-name="T60">ואחת, ומתפשט</text:span><text:span text:style-name="T64"> </text:span><text:span text:style-name="T60">עדיין</text:span><text:span text:style-name="T64"> </text:span><text:span text:style-name="T60">אמה</text:span><text:span text:style-name="T64"> </text:span><text:span text:style-name="T60">אחת</text:span><text:span text:style-name="T64"> </text:span><text:span text:style-name="T60">על</text:span><text:span text:style-name="T64"> </text:span><text:span text:style-name="T60">הסובב</text:span><text:span text:style-name="T64"> </text:span><text:span text:style-name="T60">- הרי</text:span><text:span text:style-name="T64"> </text:span><text:span text:style-name="T60">בין</text:span><text:span text:style-name="T64"> </text:span><text:span text:style-name="T60">הכל</text:span><text:span text:style-name="T64"> </text:span><text:span text:style-name="T60">ל"ב</text:span><text:span text:style-name="T10">)</text:span>; </text:p>
      <text:p text:style-name="P7"><text:soft-page-break/>צבר<text:span text:style-name="T1"> </text:span>את<text:span text:style-name="T1"> </text:span>הגחלים<text:span text:style-name="T1"> </text:span>על<text:span text:style-name="T1"> </text:span>גבי<text:span text:style-name="T1"> </text:span>הרצפה<text:span text:style-name="T1"> </text:span><text:span text:style-name="T10">(</text:span><text:span text:style-name="T60">'צבר' – דכתיב</text:span><text:span text:style-name="T64"> </text:span><text:span text:style-name="T61">[ויקרא</text:span><text:span text:style-name="T65"> </text:span><text:span text:style-name="T61">ו,ג]</text:span><text:span text:style-name="T60"> '</text:span><text:span text:style-name="T67">וְשָׂמוֹ</text:span><text:span text:style-name="T60">', ואמרינן</text:span><text:span text:style-name="T64"> </text:span><text:span text:style-name="T61">[ספרא</text:span><text:span text:style-name="T65"> </text:span><text:span text:style-name="T61">צו</text:span><text:span text:style-name="T65"> </text:span><text:span text:style-name="T61">פרשתא</text:span><text:span text:style-name="T65"> </text:span><text:span text:style-name="T61">א</text:span><text:span text:style-name="T65"> </text:span><text:span text:style-name="T61">פרק</text:span><text:span text:style-name="T65"> </text:span><text:span text:style-name="T61">ב</text:span><text:span text:style-name="T65"> </text:span><text:span text:style-name="T61">משנה</text:span><text:span text:style-name="T65"> </text:span><text:span text:style-name="T61">ד]</text:span><text:span text:style-name="T60">: '</text:span><text:span text:style-name="T82">ושמו</text:span><text:span text:style-name="T81"> </text:span><text:span text:style-name="T79">- שלא</text:span><text:span text:style-name="T81"> </text:span><text:span text:style-name="T79">יפזר</text:span><text:span text:style-name="T60">'</text:span><text:span text:style-name="T10">)</text:span> רחוק<text:span text:style-name="T1"> </text:span>מן<text:span text:style-name="T1"> </text:span>הכבש<text:span text:style-name="T1"> </text:span>שלשה<text:span text:style-name="T1"> </text:span>טפחים<text:span text:style-name="T1"> </text:span>מקום<text:span text:style-name="T1"> </text:span>שנותנים<text:span text:style-name="T1"> </text:span>מוראת<text:span text:style-name="T1"> </text:span>העוף<text:span text:style-name="T1"> </text:span>ודישון<text:span text:style-name="T1"> </text:span>מזבח<text:span text:style-name="T1"> </text:span>הפנימי<text:span text:style-name="T1"> </text:span>ודישון<text:span text:style-name="T1"> </text:span>המנורה.</text:p>
      <text:p text:style-name="P19">(<text:span text:style-name="T21">ואי</text:span><text:span text:style-name="T1"> </text:span><text:span text:style-name="T21">תימא</text:span><text:span text:style-name="T1"> </text:span><text:span text:style-name="T21">הא</text:span><text:span text:style-name="T1"> </text:span><text:span text:style-name="T21">בעינן</text:span><text:span text:style-name="T1"> </text:span><text:span text:style-name="T25">ושמו</text:span><text:span text:style-name="T1"> </text:span><text:span text:style-name="T25">אצל</text:span><text:span text:style-name="T1"> </text:span><text:span text:style-name="T25">המזבח</text:span><text:span text:style-name="T21">, ונהי</text:span><text:span text:style-name="T1"> </text:span><text:span text:style-name="T21">דכבש</text:span><text:span text:style-name="T1"> </text:span><text:span text:style-name="T21">כמזבח</text:span><text:span text:style-name="T1"> </text:span><text:span text:style-name="T21">לכל</text:span><text:span text:style-name="T1"> </text:span><text:span text:style-name="T21">מילי, מכל</text:span><text:span text:style-name="T1"> </text:span><text:span text:style-name="T21">מקום</text:span><text:span text:style-name="T1"> </text:span><text:span text:style-name="T21">היה</text:span><text:span text:style-name="T1"> </text:span><text:span text:style-name="T21">לנו</text:span><text:span text:style-name="T1"> </text:span><text:span text:style-name="T21">לקרבו</text:span><text:span text:style-name="T1"> </text:span><text:span text:style-name="T21">אצל</text:span><text:span text:style-name="T1"> </text:span><text:span text:style-name="T21">המזבח, ועדיין</text:span><text:span text:style-name="T1"> </text:span><text:span text:style-name="T21">הוא</text:span><text:span text:style-name="T1"> </text:span><text:span text:style-name="T21">רחוק</text:span><text:span text:style-name="T1"> </text:span><text:span text:style-name="T21">מן</text:span><text:span text:style-name="T1"> </text:span><text:span text:style-name="T21">המזבח</text:span><text:span text:style-name="T1"> </text:span><text:span text:style-name="T21">עשרים</text:span><text:span text:style-name="T1"> </text:span><text:span text:style-name="T21">אמות!?</text:span></text:p>
      <text:p text:style-name="P20"><text:span text:style-name="T22">אמר</text:span><text:span text:style-name="T2"> </text:span><text:span text:style-name="T22">לי</text:span><text:span text:style-name="T2"> </text:span><text:span text:style-name="T22">רבי: דמ</text:span><text:span text:style-name="T26">והשליך</text:span><text:span text:style-name="T2"> </text:span><text:span text:style-name="T22">דכתיב</text:span><text:span text:style-name="T2"> </text:span><text:span text:style-name="T22">במוראה</text:span><text:span text:style-name="T2"> </text:span><text:span text:style-name="T22">ונוצה</text:span><text:span text:style-name="T2"> </text:span><text:span text:style-name="T22">דייקינן</text:span><text:span text:style-name="T2"> </text:span><text:span text:style-name="T22">(</text:span><text:span text:style-name="T23">ויקרא</text:span><text:span text:style-name="T3"> </text:span><text:span text:style-name="T23">א,טז)</text:span><text:span text:style-name="T26"> והשליך</text:span><text:span text:style-name="T2"> </text:span><text:span text:style-name="T26">אותה</text:span><text:span text:style-name="T2"> </text:span><text:span text:style-name="T26">אצל</text:span><text:span text:style-name="T2"> </text:span><text:span text:style-name="T26">המזבח</text:span><text:span text:style-name="T2"> </text:span><text:span text:style-name="T26">קדמה</text:span><text:span text:style-name="T22">, וקים</text:span><text:span text:style-name="T2"> </text:span><text:span text:style-name="T22">להו</text:span><text:span text:style-name="T2"> </text:span><text:span text:style-name="T22">לרבנן</text:span><text:span text:style-name="T2"> </text:span><text:span text:style-name="T22">דלא</text:span><text:span text:style-name="T2"> </text:span><text:span text:style-name="T22">מיקרי</text:span><text:span text:style-name="T2"> </text:span><text:span text:style-name="T22">השלכה</text:span><text:span text:style-name="T2"> </text:span><text:span text:style-name="T22">פחות</text:span><text:span text:style-name="T2"> </text:span><text:span text:style-name="T22">מעשרים</text:span><text:span text:style-name="T2"> </text:span><text:span text:style-name="T22">אמות, ועולת</text:span><text:span text:style-name="T2"> </text:span><text:span text:style-name="T22">העוף</text:span><text:span text:style-name="T2"> </text:span><text:span text:style-name="T22">היא</text:span><text:span text:style-name="T2"> </text:span><text:span text:style-name="T22">נעשית</text:span><text:span text:style-name="T2"> </text:span><text:span text:style-name="T22">על</text:span><text:span text:style-name="T2"> </text:span><text:span text:style-name="T22">קרן</text:span><text:span text:style-name="T2"> </text:span><text:span text:style-name="T22">דרומית</text:span><text:span text:style-name="T2"> </text:span><text:span text:style-name="T22">מזרחית</text:span><text:span text:style-name="T2"> </text:span><text:span text:style-name="T22">- הילכך</text:span><text:span text:style-name="T2"> </text:span><text:span text:style-name="T22">מניח</text:span><text:span text:style-name="T2"> </text:span><text:span text:style-name="T22">את</text:span><text:span text:style-name="T2"> </text:span><text:span text:style-name="T22">הדשן</text:span><text:span text:style-name="T2"> </text:span><text:span text:style-name="T22">רחוק</text:span><text:span text:style-name="T2"> </text:span><text:span text:style-name="T22">מן</text:span><text:span text:style-name="T2"> </text:span><text:span text:style-name="T22">המזבח</text:span><text:span text:style-name="T2"> </text:span><text:span text:style-name="T22">עשרים</text:span><text:span text:style-name="T2"> </text:span><text:span text:style-name="T22">אמות</text:span><text:span text:style-name="T2"> </text:span><text:span text:style-name="T22">מקום</text:span><text:span text:style-name="T2"> </text:span><text:span text:style-name="T22">שנותנין</text:span><text:span text:style-name="T2"> </text:span><text:span text:style-name="T22">שם</text:span><text:span text:style-name="T2"> </text:span><text:span text:style-name="T22">מוראה</text:span><text:span text:style-name="T2"> </text:span><text:span text:style-name="T22">ונוצה</text:span><text:span text:style-name="T2"> </text:span><text:span text:style-name="T22">ודישון</text:span><text:span text:style-name="T2"> </text:span><text:span text:style-name="T22">מזבח</text:span><text:span text:style-name="T2"> </text:span><text:span text:style-name="T22">הפנימי</text:span><text:span text:style-name="T2"> </text:span><text:span text:style-name="T22">ודישון</text:span><text:span text:style-name="T2"> </text:span><text:span text:style-name="T22">המנורה, וכל</text:span><text:span text:style-name="T2"> </text:span><text:span text:style-name="T22">אלו</text:span><text:span text:style-name="T2"> </text:span><text:span text:style-name="T22">נבלעים</text:span><text:span text:style-name="T2"> </text:span><text:span text:style-name="T22">במקומן; אבל</text:span><text:span text:style-name="T2"> </text:span><text:span text:style-name="T22">תרומת</text:span><text:span text:style-name="T2"> </text:span><text:span text:style-name="T22">הדשן</text:span><text:span text:style-name="T2"> </text:span><text:span text:style-name="T22">נראה</text:span><text:span text:style-name="T2"> </text:span><text:span text:style-name="T22">לי</text:span><text:span text:style-name="T2"> </text:span><text:span text:style-name="T22">דלא</text:span><text:span text:style-name="T2"> </text:span><text:span text:style-name="T22">היתה</text:span><text:span text:style-name="T2"> </text:span><text:span text:style-name="T22">נבלעת, מדאמרינן</text:span><text:span text:style-name="T2"> </text:span><text:span text:style-name="T22">ביומא</text:span><text:span text:style-name="T2"> </text:span><text:span text:style-name="T23">(דף</text:span><text:span text:style-name="T3"> </text:span><text:span text:style-name="T23">כא.)</text:span><text:span text:style-name="T22"> '</text:span><text:span text:style-name="T43">עשרה</text:span><text:span text:style-name="T44"> </text:span><text:span text:style-name="T43">נסים</text:span><text:span text:style-name="T44"> </text:span><text:span text:style-name="T43">נעשו</text:span><text:span text:style-name="T44"> </text:span><text:span text:style-name="T43">לאבותינו</text:span><text:span text:style-name="T2"> </text:span><text:span text:style-name="T22">כו', ופרכינן: ותו</text:span><text:span text:style-name="T2"> </text:span><text:span text:style-name="T22">ליכא? והאמר</text:span><text:span text:style-name="T2"> </text:span><text:span text:style-name="T22">אביי</text:span><text:span text:style-name="T2"> </text:span><text:span text:style-name="T22">'מוראת</text:span><text:span text:style-name="T2"> </text:span><text:span text:style-name="T22">העוף</text:span><text:span text:style-name="T2"> </text:span><text:span text:style-name="T22">ודישון</text:span><text:span text:style-name="T2"> </text:span><text:span text:style-name="T22">מזבח</text:span><text:span text:style-name="T2"> </text:span><text:span text:style-name="T22">הפנימי</text:span><text:span text:style-name="T2"> </text:span><text:span text:style-name="T22">ודישון</text:span><text:span text:style-name="T2"> </text:span><text:span text:style-name="T22">המנורה</text:span><text:span text:style-name="T2"> </text:span><text:span text:style-name="T22">נבלעין</text:span><text:span text:style-name="T2"> </text:span><text:span text:style-name="T22">במקומן', ואם</text:span><text:span text:style-name="T2"> </text:span><text:span text:style-name="T22">איתא</text:span><text:span text:style-name="T2"> </text:span><text:span text:style-name="T22">דתרומת</text:span><text:span text:style-name="T2"> </text:span><text:span text:style-name="T22">הדשן</text:span><text:span text:style-name="T2"> </text:span><text:span text:style-name="T22">כמו</text:span><text:span text:style-name="T2"> </text:span><text:span text:style-name="T22">כן</text:span><text:span text:style-name="T2"> </text:span><text:span text:style-name="T22">נבלעת</text:span><text:span text:style-name="T2"> </text:span><text:span text:style-name="T22">- הוה</text:span><text:span text:style-name="T2"> </text:span><text:span text:style-name="T22">ליה</text:span><text:span text:style-name="T2"> </text:span><text:span text:style-name="T22">לאחשובה! ואמרינן</text:span><text:span text:style-name="T2"> </text:span><text:span text:style-name="T22">בכריתות</text:span><text:span text:style-name="T2"> </text:span><text:span text:style-name="T23">(דף</text:span><text:span text:style-name="T3"> </text:span><text:span text:style-name="T23">ו.)</text:span><text:span text:style-name="T22"> '</text:span><text:span text:style-name="T26">ושמו</text:span><text:span text:style-name="T2"> </text:span><text:span text:style-name="T22">- מלמד</text:span><text:span text:style-name="T2"> </text:span><text:span text:style-name="T22">שטעונין</text:span><text:span text:style-name="T2"> </text:span><text:span text:style-name="T22">גניזה': דאסור</text:span><text:span text:style-name="T2"> </text:span><text:span text:style-name="T22">ליהנות</text:span><text:span text:style-name="T2"> </text:span><text:span text:style-name="T22">מתרומת</text:span><text:span text:style-name="T2"> </text:span><text:span text:style-name="T22">הדשן.</text:span><text:span text:style-name="T10">)</text:span><text:span text:style-name="T22"> <text:s/></text:span></text:p>
      <text:p text:style-name="P7"/>
      <text:p text:style-name="P7">גמרא:</text:p>
      <text:p text:style-name="P7">ומי<text:span text:style-name="T1"> </text:span>הוו<text:span text:style-name="T1"> </text:span>אכסדראות<text:span text:style-name="T1"> </text:span>בעזרה? והא<text:span text:style-name="T1"> </text:span>תניא<text:span text:style-name="T1"> </text:span>'<text:span text:style-name="T46">רבי</text:span><text:span text:style-name="T45"> </text:span><text:span text:style-name="T46">אליעזר</text:span><text:span text:style-name="T45"> </text:span><text:span text:style-name="T46">בן</text:span><text:span text:style-name="T45"> </text:span><text:span text:style-name="T46">יעקב</text:span><text:span text:style-name="T45"> </text:span><text:span text:style-name="T46">אומר: מנין</text:span><text:span text:style-name="T45"> </text:span><text:span text:style-name="T46">שאין</text:span><text:span text:style-name="T45"> </text:span><text:span text:style-name="T46">עושין</text:span><text:span text:style-name="T45"> </text:span><text:span text:style-name="T46">אכסדראות</text:span><text:span text:style-name="T45"> </text:span><text:span text:style-name="T46">בעזרה? - תלמוד</text:span><text:span text:style-name="T45"> </text:span><text:span text:style-name="T46">לומר: </text:span><text:span text:style-name="T61">(דברים</text:span><text:span text:style-name="T65"> </text:span><text:span text:style-name="T61">טז,כא)</text:span><text:span text:style-name="T48"> לא</text:span><text:span text:style-name="T45"> </text:span><text:span text:style-name="T48">תטע</text:span><text:span text:style-name="T45"> </text:span><text:span text:style-name="T48">לך</text:span><text:span text:style-name="T45"> </text:span><text:span text:style-name="T48">אשרה</text:span><text:span text:style-name="T45"> </text:span><text:span text:style-name="T48">כל</text:span><text:span text:style-name="T45"> </text:span><text:span text:style-name="T48">עץ</text:span><text:span text:style-name="T45"> </text:span><text:span text:style-name="T48">אצל</text:span><text:span text:style-name="T45"> </text:span><text:span text:style-name="T48">מזבח</text:span><text:span text:style-name="T45"> </text:span><text:span text:style-name="T48">ה' אלהיך</text:span><text:span text:style-name="T45"> </text:span><text:span text:style-name="T26">[אשר</text:span><text:span text:style-name="T2"> </text:span><text:span text:style-name="T26">תעשה</text:span><text:span text:style-name="T2"> </text:span><text:span text:style-name="T26">לך]</text:span>'!? <text:span text:style-name="T10">(</text:span><text:span text:style-name="T60">השתא</text:span><text:span text:style-name="T64"> </text:span><text:span text:style-name="T60">קא</text:span><text:span text:style-name="T64"> </text:span><text:span text:style-name="T60">סלקא</text:span><text:span text:style-name="T64"> </text:span><text:span text:style-name="T60">דעתך</text:span><text:span text:style-name="T64"> </text:span><text:span text:style-name="T60">אכסדראות</text:span><text:span text:style-name="T64"> </text:span><text:span text:style-name="T60">של</text:span><text:span text:style-name="T64"> </text:span><text:span text:style-name="T60">עץ</text:span><text:span text:style-name="T64"> </text:span><text:span text:style-name="T60">היו, ולכך</text:span><text:span text:style-name="T64"> </text:span><text:span text:style-name="T60">פריך</text:span><text:span text:style-name="T64"> </text:span><text:span text:style-name="T60">ומי</text:span><text:span text:style-name="T64"> </text:span><text:span text:style-name="T60">הוו</text:span><text:span text:style-name="T64"> </text:span><text:span text:style-name="T60">אכסדראות</text:span><text:span text:style-name="T64"> </text:span><text:span text:style-name="T60">וכו' בעזרה.</text:span><text:span text:style-name="T10">)</text:span></text:p>
      <text:p text:style-name="P7">הכי<text:span text:style-name="T1"> </text:span>קאמר: לא<text:span text:style-name="T1"> </text:span>תטע<text:span text:style-name="T1"> </text:span>לך<text:span text:style-name="T1"> </text:span>אשרה, לא<text:span text:style-name="T1"> </text:span>תטע<text:span text:style-name="T1"> </text:span>לך<text:span text:style-name="T1"> </text:span>כל<text:span text:style-name="T1"> </text:span>עץ<text:span text:style-name="T1"> </text:span>אצל<text:span text:style-name="T1"> </text:span>מזבח<text:span text:style-name="T1"> </text:span>ה' אלהיך. </text:p>
      <text:p text:style-name="P7">אמר<text:span text:style-name="T1"> </text:span>רב<text:span text:style-name="T1"> </text:span>חסדא: באכסדראות<text:span text:style-name="T1"> </text:span>של<text:span text:style-name="T1"> </text:span>בנין<text:span text:style-name="T1"> </text:span><text:span text:style-name="T10">(</text:span><text:span text:style-name="T60">עמודים</text:span><text:span text:style-name="T64"> </text:span><text:span text:style-name="T60">של</text:span><text:span text:style-name="T64"> </text:span><text:span text:style-name="T60">אבן</text:span><text:span text:style-name="T64"> </text:span><text:span text:style-name="T60">היו</text:span><text:span text:style-name="T64"> </text:span><text:span text:style-name="T60">בעזרה, סביב</text:span><text:span text:style-name="T64"> </text:span><text:span text:style-name="T60">חומת</text:span><text:span text:style-name="T64"> </text:span><text:span text:style-name="T60">העזרה, ועל</text:span><text:span text:style-name="T64"> </text:span><text:span text:style-name="T60">העמודים</text:span><text:span text:style-name="T64"> </text:span><text:span text:style-name="T60">נתונים</text:span><text:span text:style-name="T64"> </text:span><text:span text:style-name="T60">כמין</text:span><text:span text:style-name="T64"> </text:span><text:span text:style-name="T60">תקראות</text:span><text:span text:style-name="T10">)</text:span>.</text:p>
      <text:p text:style-name="P7"/>
      <text:p text:style-name="P7">היו<text:span text:style-name="T1"> </text:span>בודקין<text:span text:style-name="T1"> </text:span>והולכין<text:span text:style-name="T1"> </text:span><text:span text:style-name="T10">[עד</text:span><text:span text:style-name="T2"> </text:span><text:span text:style-name="T10">שמגיעים</text:span><text:span text:style-name="T2"> </text:span><text:span text:style-name="T10">למקום</text:span><text:span text:style-name="T2"> </text:span><text:span text:style-name="T10">עושה</text:span><text:span text:style-name="T2"> </text:span><text:span text:style-name="T10">חביתים; הגיעו</text:span><text:span text:style-name="T2"> </text:span><text:span text:style-name="T10">אלו</text:span><text:span text:style-name="T2"> </text:span><text:span text:style-name="T10">ואלו, אמרו</text:span><text:span text:style-name="T2"> </text:span><text:span text:style-name="T10">"שלום! הכל</text:span><text:span text:style-name="T2"> </text:span><text:span text:style-name="T10">שלום! "; העמידו</text:span><text:span text:style-name="T2"> </text:span><text:span text:style-name="T10">עושֵׂה</text:span><text:span text:style-name="T2"> </text:span><text:span text:style-name="T10">חביתים</text:span><text:span text:style-name="T2"> </text:span><text:span text:style-name="T10">לעשות</text:span><text:span text:style-name="T2"> </text:span><text:span text:style-name="T10">חביתים]</text:span>: <text:s/></text:p>
      <text:p text:style-name="P7">למימרא<text:span text:style-name="T1"> </text:span>דחביתין<text:span text:style-name="T1"> </text:span>הוו<text:span text:style-name="T1"> </text:span>קדימי? <text:span text:style-name="T10">(</text:span><text:span text:style-name="T60">מדקתני</text:span><text:span text:style-name="T64"> </text:span><text:span text:style-name="T60">'</text:span><text:span text:style-name="T79">לעשות</text:span><text:span text:style-name="T81"> </text:span><text:span text:style-name="T79">חביתים</text:span><text:span text:style-name="T60">' מכלל</text:span><text:span text:style-name="T64"> </text:span><text:span text:style-name="T60">דהשתא</text:span><text:span text:style-name="T64"> </text:span><text:span text:style-name="T60">הוו</text:span><text:span text:style-name="T64"> </text:span><text:span text:style-name="T60">מקטרי</text:span><text:span text:style-name="T64"> </text:span><text:span text:style-name="T60">להו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המזבח!</text:span><text:span text:style-name="T10">)</text:span> והתניא<text:span text:style-name="T1"> </text:span><text:span text:style-name="T61">[ספרא</text:span><text:span text:style-name="T65"> </text:span><text:span text:style-name="T61">צו</text:span><text:span text:style-name="T65"> </text:span><text:span text:style-name="T61">פרשתא</text:span><text:span text:style-name="T65"> </text:span><text:span text:style-name="T61">א</text:span><text:span text:style-name="T65"> </text:span><text:span text:style-name="T61">פרק</text:span><text:span text:style-name="T65"> </text:span><text:span text:style-name="T61">ב</text:span><text:span text:style-name="T65"> </text:span><text:span text:style-name="T61">משנה</text:span><text:span text:style-name="T65"> </text:span><text:span text:style-name="T61">י]</text:span>: '<text:span text:style-name="T46">מנין</text:span><text:span text:style-name="T45"> </text:span><text:span text:style-name="T46">שאין</text:span><text:span text:style-name="T45"> </text:span><text:span text:style-name="T46">דבר</text:span><text:span text:style-name="T45"> </text:span><text:span text:style-name="T46">קודם</text:span><text:span text:style-name="T45"> </text:span><text:span text:style-name="T46">לתמיד</text:span><text:span text:style-name="T45"> </text:span><text:span text:style-name="T46">של</text:span><text:span text:style-name="T45"> </text:span><text:span text:style-name="T46">שחר</text:span><text:span text:style-name="T1"> </text:span><text:span text:style-name="T10">(</text:span><text:span text:style-name="T60">דבר</text:span><text:span text:style-name="T64"> </text:span><text:span text:style-name="T60">הקובעו</text:span><text:span text:style-name="T64"> </text:span><text:span text:style-name="T60">גבי</text:span><text:span text:style-name="T64"> </text:span><text:span text:style-name="T60">מזבח</text:span><text:span text:style-name="T64"> </text:span><text:span text:style-name="T60">לא</text:span><text:span text:style-name="T64"> </text:span><text:span text:style-name="T60">יקדום</text:span><text:span text:style-name="T64"> </text:span><text:span text:style-name="T60">לתמיד</text:span><text:span text:style-name="T64"> </text:span><text:span text:style-name="T60">של</text:span><text:span text:style-name="T64"> </text:span><text:span text:style-name="T60">שחר</text:span><text:span text:style-name="T64"> </text:span><text:span text:style-name="T60">דבר</text:span><text:span text:style-name="T64"> </text:span><text:span text:style-name="T60">הקרב</text:span><text:span text:style-name="T64"> </text:span><text:span text:style-name="T60">כמו</text:span><text:span text:style-name="T64"> </text:span><text:span text:style-name="T60">כן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המזבח</text:span><text:span text:style-name="T64"> </text:span><text:span text:style-name="T60">כו'</text:span><text:span text:style-name="T10">)</text:span><text:span text:style-name="T46">? - תלמוד</text:span><text:span text:style-name="T45"> </text:span><text:span text:style-name="T46">לומר: </text:span><text:span text:style-name="T61">(ויקרא</text:span><text:span text:style-name="T65"> </text:span><text:span text:style-name="T61">ו,ה)</text:span> <text:span text:style-name="T26">[והאש</text:span><text:span text:style-name="T2"> </text:span><text:span text:style-name="T26">על</text:span><text:span text:style-name="T2"> </text:span><text:span text:style-name="T26">המזבח</text:span><text:span text:style-name="T2"> </text:span><text:span text:style-name="T26">תוקד</text:span><text:span text:style-name="T2"> </text:span><text:span text:style-name="T26">בו</text:span><text:span text:style-name="T2"> </text:span><text:span text:style-name="T26">לא</text:span><text:span text:style-name="T2"> </text:span><text:span text:style-name="T26">תכבה</text:span><text:span text:style-name="T2"> </text:span><text:span text:style-name="T26">ובער</text:span><text:span text:style-name="T2"> </text:span><text:span text:style-name="T26">עליה</text:span><text:span text:style-name="T2"> </text:span><text:span text:style-name="T26">הכהן</text:span><text:span text:style-name="T2"> </text:span><text:span text:style-name="T26">עצים</text:span><text:span text:style-name="T2"> </text:span><text:span text:style-name="T26">בבקר</text:span><text:span text:style-name="T2"> </text:span><text:span text:style-name="T26">בבקר]</text:span><text:span text:style-name="T48"> וערך</text:span><text:span text:style-name="T45"> </text:span><text:span text:style-name="T48">עליה</text:span><text:span text:style-name="T45"> </text:span><text:span text:style-name="T48">העולה</text:span><text:span text:style-name="T45"> </text:span><text:span text:style-name="T26">[והקטיר</text:span><text:span text:style-name="T2"> </text:span><text:span text:style-name="T26">עליה</text:span><text:span text:style-name="T2"> </text:span><text:span text:style-name="T26">חלבי</text:span><text:span text:style-name="T2"> </text:span><text:span text:style-name="T26">השלמים]</text:span>', ואמר<text:span text:style-name="T1"> </text:span>רבה<text:span text:style-name="T1"> </text:span>'העולה<text:span text:style-name="T1"> </text:span>- עולה<text:span text:style-name="T1"> </text:span>ראשונה'?</text:p>
      <text:p text:style-name="P7">אמר<text:span text:style-name="T1"> </text:span>רב<text:span text:style-name="T1"> </text:span>יהודה: להחם<text:span text:style-name="T1"> </text:span>חמין<text:span text:style-name="T1"> </text:span>לרביכה<text:span text:style-name="T1"> </text:span><text:span text:style-name="T10">(</text:span><text:span text:style-name="T60">דמותר</text:span><text:span text:style-name="T64"> </text:span><text:span text:style-name="T60">להחם</text:span><text:span text:style-name="T64"> </text:span><text:span text:style-name="T60">חמין</text:span><text:span text:style-name="T64"> </text:span><text:span text:style-name="T60">לעסוק</text:span><text:span text:style-name="T64"> </text:span><text:span text:style-name="T60">בהן, וכשמגיע</text:span><text:span text:style-name="T64"> </text:span><text:span text:style-name="T60">זמן</text:span><text:span text:style-name="T64"> </text:span><text:span text:style-name="T60">הקטרתם</text:span><text:span text:style-name="T64"> </text:span><text:span text:style-name="T60">לאחר</text:span><text:span text:style-name="T64"> </text:span><text:span text:style-name="T60">שיקריבו</text:span><text:span text:style-name="T64"> </text:span><text:span text:style-name="T60">אברי</text:span><text:span text:style-name="T64"> </text:span><text:span text:style-name="T60">תמיד</text:span><text:span text:style-name="T64"> </text:span><text:span text:style-name="T60">- יקטיר</text:span><text:span text:style-name="T64"> </text:span><text:span text:style-name="T60">כמו</text:span><text:span text:style-name="T64"> </text:span><text:span text:style-name="T60">כן</text:span><text:span text:style-name="T64"> </text:span><text:span text:style-name="T60">את</text:span><text:span text:style-name="T64"> </text:span><text:span text:style-name="T60">החביתים</text:span><text:span text:style-name="T10">)</text:span>.</text:p>
      <text:p text:style-name="P21"/>
      <text:p text:style-name="P23">הדרן<text:span text:style-name="T1"> </text:span>עלך<text:span text:style-name="T1"> </text:span>בשלשה<text:span text:style-name="T1"> </text:span>מקומות</text:p>
      <text:p text:style-name="P34"/>
      <text:p text:style-name="P6">מסכת<text:span text:style-name="T1"> </text:span>תמיד<text:span text:style-name="T1"> </text:span>פרק<text:span text:style-name="T1"> </text:span>שני<text:span text:style-name="T1"> </text:span>ראוהו<text:span text:style-name="T1"> </text:span>אחיו</text:p>
      <text:p text:style-name="P7"/>
      <text:p text:style-name="P7">(תמיד<text:span text:style-name="T1"> </text:span>כח,ב)</text:p>
      <text:p text:style-name="P7">משנה<text:tab/>א:</text:p>
      <text:p text:style-name="P7"><text:span text:style-name="T10">(</text:span><text:span text:style-name="T60">אסדרא</text:span><text:span text:style-name="T64"> </text:span><text:span text:style-name="T60">דלעיל</text:span><text:span text:style-name="T64"> </text:span><text:span text:style-name="T60">קאי: לאחר</text:span><text:span text:style-name="T64"> </text:span><text:span text:style-name="T60">שתרם</text:span><text:span text:style-name="T64"> </text:span><text:span text:style-name="T60">את</text:span><text:span text:style-name="T64"> </text:span><text:span text:style-name="T60">הדשן</text:span><text:span text:style-name="T64"> </text:span><text:span text:style-name="T60">וירד</text:span><text:span text:style-name="T64"> </text:span><text:span text:style-name="T60">מן</text:span><text:span text:style-name="T64"> </text:span><text:span text:style-name="T60">הכבש</text:span><text:span text:style-name="T64"> </text:span><text:span text:style-name="T60">- אז</text:span><text:span text:style-name="T64"> </text:span><text:span text:style-name="T60">נתקרב</text:span><text:span text:style-name="T64"> </text:span><text:span text:style-name="T60">אצלם: אצל</text:span><text:span text:style-name="T64"> </text:span><text:span text:style-name="T60">רוח</text:span><text:span text:style-name="T64"> </text:span><text:span text:style-name="T60">שהם</text:span><text:span text:style-name="T64"> </text:span><text:span text:style-name="T60">עומדים,</text:span><text:span text:style-name="T10">)</text:span> ראוהו<text:span text:style-name="T1"> </text:span>אחיו<text:span text:style-name="T1"> </text:span>שירד, והם<text:span text:style-name="T1"> </text:span>רצים<text:span text:style-name="T1"> </text:span>ובאים; מהרו<text:span text:style-name="T1"> </text:span>וקדשו<text:span text:style-name="T1"> </text:span>ידיהם<text:span text:style-name="T1"> </text:span>ורגליהם<text:span text:style-name="T1"> </text:span>מן<text:span text:style-name="T1"> </text:span>הכיור<text:span text:style-name="T1"> </text:span><text:span text:style-name="T10">(</text:span><text:span text:style-name="T60">הואיל</text:span><text:span text:style-name="T64"> </text:span><text:span text:style-name="T60">והורשו</text:span><text:span text:style-name="T64"> </text:span><text:span text:style-name="T60">לקדש</text:span><text:span text:style-name="T64"> </text:span><text:span text:style-name="T60">ידיהם</text:span><text:span text:style-name="T64"> </text:span><text:span text:style-name="T60">ורגליהם</text:span><text:span text:style-name="T64"> </text:span><text:span text:style-name="T60">כמו</text:span><text:span text:style-name="T64"> </text:span><text:span text:style-name="T60">כן</text:span><text:span text:style-name="T64"> </text:span><text:span text:style-name="T60">לצורך</text:span><text:span text:style-name="T64"> </text:span><text:span text:style-name="T60">עבודה</text:span><text:span text:style-name="T64"> </text:span><text:span text:style-name="T60">- רשאים</text:span><text:span text:style-name="T64"> </text:span><text:span text:style-name="T60">ללכת</text:span><text:span text:style-name="T64"> </text:span><text:span text:style-name="T60">בין</text:span><text:span text:style-name="T64"> </text:span><text:span text:style-name="T60">אולם</text:span><text:span text:style-name="T64"> </text:span><text:span text:style-name="T60">ולמזבח</text:span><text:span text:style-name="T10">)</text:span>, נטלו<text:span text:style-name="T1"> </text:span>את<text:span text:style-name="T1"> </text:span>המגרפות<text:span text:style-name="T1"> </text:span><text:span text:style-name="T10">(</text:span><text:span text:style-name="T60">יעים</text:span><text:span text:style-name="T64"> </text:span><text:span text:style-name="T60">להסיר</text:span><text:span text:style-name="T64"> </text:span><text:span text:style-name="T60">את</text:span><text:span text:style-name="T64"> </text:span><text:span text:style-name="T60">הדשן</text:span><text:span text:style-name="T64"> </text:span><text:span text:style-name="T60">ולפנותו</text:span><text:span text:style-name="T64"> </text:span><text:span text:style-name="T60">לתפוח</text:span><text:span text:style-name="T10">)</text:span> ואת<text:span text:style-name="T1"> </text:span>הצינורות<text:span text:style-name="T1"> </text:span><text:span text:style-name="T10">(</text:span><text:span text:style-name="T60">מזלגות</text:span><text:span text:style-name="T64"> </text:span><text:span text:style-name="T60">להסיר</text:span><text:span text:style-name="T64"> </text:span><text:span text:style-name="T60">את</text:span><text:span text:style-name="T64"> </text:span><text:span text:style-name="T60">האברים</text:span><text:span text:style-name="T10">)</text:span> ועלו<text:span text:style-name="T1"> </text:span>לראש<text:span text:style-name="T1"> </text:span>המזבח; <text:span text:style-name="T10">(</text:span><text:span text:style-name="T60">וקודם</text:span><text:span text:style-name="T64"> </text:span><text:span text:style-name="T60">תרומת</text:span><text:span text:style-name="T64"> </text:span><text:span text:style-name="T60">הדשן</text:span><text:span text:style-name="T64"> </text:span><text:span text:style-name="T60">לא</text:span><text:span text:style-name="T64"> </text:span><text:span text:style-name="T60">היו</text:span><text:span text:style-name="T64"> </text:span><text:span text:style-name="T60">יכולים</text:span><text:span text:style-name="T64"> </text:span><text:span text:style-name="T60">לעשות, לפי</text:span><text:span text:style-name="T64"> </text:span><text:span text:style-name="T60">שצריך</text:span><text:span text:style-name="T64"> </text:span><text:span text:style-name="T60">להרים</text:span><text:span text:style-name="T64"> </text:span><text:span text:style-name="T60">תרומת</text:span><text:span text:style-name="T64"> </text:span><text:span text:style-name="T60">הדשן</text:span><text:span text:style-name="T64"> </text:span><text:span text:style-name="T60">קודם</text:span><text:span text:style-name="T64"> </text:span><text:span text:style-name="T60">שיפנו</text:span><text:span text:style-name="T64"> </text:span><text:span text:style-name="T60">את</text:span><text:span text:style-name="T64"> </text:span><text:span text:style-name="T60">הדשן</text:span><text:span text:style-name="T64"> </text:span><text:span text:style-name="T60">לתפוח;</text:span><text:span text:style-name="T10">)</text:span></text:p>
      <text:p text:style-name="P7">האברים<text:span text:style-name="T1"> </text:span>והפדרים<text:span text:style-name="T1"> </text:span>שלא<text:span text:style-name="T1"> </text:span>נתעכלו<text:span text:style-name="T1"> </text:span>מבערב<text:span text:style-name="T1"> </text:span><text:span text:style-name="T10">(</text:span><text:span text:style-name="T60">שלא</text:span><text:span text:style-name="T64"> </text:span><text:span text:style-name="T60">נשרפו</text:span><text:span text:style-name="T64"> </text:span><text:span text:style-name="T60">ו[לא] נעשו</text:span><text:span text:style-name="T64"> </text:span><text:span text:style-name="T60">דשן</text:span><text:span text:style-name="T10">)</text:span> סולקין<text:span text:style-name="T1"> </text:span>אותן<text:span text:style-name="T1"> </text:span>על<text:span text:style-name="T1"> </text:span>צדי<text:span text:style-name="T1"> </text:span>המזבח<text:span text:style-name="T1"> </text:span><text:span text:style-name="T10">(</text:span><text:span text:style-name="T60">כמו</text:span><text:span text:style-name="T64"> </text:span><text:span text:style-name="T60">'מסלקין</text:span><text:span text:style-name="T64"> </text:span><text:span text:style-name="T60">לצידי</text:span><text:span text:style-name="T64"> </text:span><text:span text:style-name="T60">מזבח'</text:span><text:span text:style-name="T10">)</text:span>; אם<text:span text:style-name="T1"> </text:span>אין<text:span text:style-name="T1"> </text:span>צדדים<text:span text:style-name="T1"> </text:span>מחזיקין<text:span text:style-name="T1"> </text:span>- סודרים<text:span text:style-name="T1"> </text:span>אותם<text:span text:style-name="T1"> </text:span>בסובב<text:span text:style-name="T1"> </text:span>על<text:span text:style-name="T1"> </text:span>הכבש<text:span text:style-name="T1"> </text:span><text:span text:style-name="T10">(</text:span><text:span text:style-name="T60">כדי</text:span><text:span text:style-name="T64"> </text:span><text:span text:style-name="T60">שלא</text:span><text:span text:style-name="T64"> </text:span><text:span text:style-name="T60">יפסלו</text:span><text:span text:style-name="T64"> </text:span><text:span text:style-name="T60">בלינה, שאין</text:span><text:span text:style-name="T64"> </text:span><text:span text:style-name="T60">יכולין</text:span><text:span text:style-name="T64"> </text:span><text:span text:style-name="T60">להקטירן</text:span><text:span text:style-name="T64"> </text:span><text:span text:style-name="T60">עד</text:span><text:span text:style-name="T64"> </text:span><text:span text:style-name="T60">לאחר</text:span><text:span text:style-name="T64"> </text:span><text:span text:style-name="T60">שיקטירו</text:span><text:span text:style-name="T64"> </text:span><text:span text:style-name="T60">אברי</text:span><text:span text:style-name="T64"> </text:span><text:span text:style-name="T60">תמיד, ואם</text:span><text:span text:style-name="T64"> </text:span><text:span text:style-name="T60">לא</text:span><text:span text:style-name="T64"> </text:span><text:span text:style-name="T60">- סודרן</text:span><text:span text:style-name="T64"> </text:span><text:span text:style-name="T60">על</text:span><text:span text:style-name="T64"> </text:span><text:span text:style-name="T60">הכבש; ואם</text:span><text:span text:style-name="T64"> </text:span><text:span text:style-name="T60">לא</text:span><text:span text:style-name="T64"> </text:span><text:span text:style-name="T60">היו</text:span><text:span text:style-name="T64"> </text:span><text:span text:style-name="T60">סודרין</text:span><text:span text:style-name="T64"> </text:span><text:span text:style-name="T60">אותם</text:span><text:span text:style-name="T64"> </text:span><text:span text:style-name="T60">על</text:span><text:span text:style-name="T64"> </text:span><text:span text:style-name="T60">המזבח</text:span><text:span text:style-name="T64"> </text:span><text:span text:style-name="T35">[או</text:span><text:span text:style-name="T39"> </text:span><text:span text:style-name="T35">על</text:span><text:span text:style-name="T39"> </text:span><text:span text:style-name="T35">הכבש]</text:span><text:span text:style-name="T60"> היו</text:span><text:span text:style-name="T64"> </text:span><text:span text:style-name="T60">נפסלין</text:span><text:span text:style-name="T64"> </text:span><text:span text:style-name="T60">בלינה; ואמרינן</text:span><text:span text:style-name="T64"> </text:span><text:span text:style-name="T60">בזבחים</text:span><text:span text:style-name="T64"> </text:span><text:span text:style-name="T60">בפרק</text:span><text:span text:style-name="T64"> </text:span><text:span text:style-name="T60">'המזבח' </text:span><text:span text:style-name="T61">(דף</text:span><text:span text:style-name="T65"> </text:span><text:span text:style-name="T61">פז.)</text:span><text:span text:style-name="T60"> דאין</text:span><text:span text:style-name="T64"> </text:span><text:span text:style-name="T60">לינה</text:span><text:span text:style-name="T64"> </text:span><text:span text:style-name="T60">במזבח, וכבש</text:span><text:span text:style-name="T64"> </text:span><text:span text:style-name="T60">הרי</text:span><text:span text:style-name="T64"> </text:span><text:span text:style-name="T60">הוא</text:span><text:span text:style-name="T64"> </text:span><text:span text:style-name="T60">כמזבח</text:span><text:span text:style-name="T64"> </text:span><text:span text:style-name="T60">לכל</text:span><text:span text:style-name="T64"> </text:span><text:span text:style-name="T60">דבר;</text:span></text:p>
      <text:p text:style-name="P7"><text:span text:style-name="T60">'צדי</text:span><text:span text:style-name="T64"> </text:span><text:span text:style-name="T60">מזבח' נראה</text:span><text:span text:style-name="T64"> </text:span><text:span text:style-name="T60">לרבי</text:span><text:span text:style-name="T64"> </text:span><text:span text:style-name="T60">= מקום</text:span><text:span text:style-name="T64"> </text:span><text:span text:style-name="T60">שהוא</text:span><text:span text:style-name="T64"> </text:span><text:span text:style-name="T60">פנוי, ואם</text:span><text:span text:style-name="T64"> </text:span><text:span text:style-name="T60">אין</text:span><text:span text:style-name="T64"> </text:span><text:span text:style-name="T60">הצדדין</text:span><text:span text:style-name="T64"> </text:span><text:span text:style-name="T60">מחזיקין</text:span><text:span text:style-name="T64"> </text:span><text:span text:style-name="T60">- סודרין</text:span><text:span text:style-name="T64"> </text:span><text:span text:style-name="T60">אותם</text:span><text:span text:style-name="T64"> </text:span><text:span text:style-name="T60">בסובב</text:span><text:span text:style-name="T64"> </text:span><text:span text:style-name="T60">או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הכבש; ולאחר</text:span><text:span text:style-name="T64"> </text:span><text:span text:style-name="T60">שיסדרו</text:span><text:span text:style-name="T64"> </text:span><text:span text:style-name="T60">את</text:span><text:span text:style-name="T64"> </text:span><text:span text:style-name="T60">המערכות</text:span><text:span text:style-name="T64"> </text:span><text:span text:style-name="T60">- יחזירו</text:span><text:span text:style-name="T64"> </text:span><text:span text:style-name="T60">את</text:span><text:span text:style-name="T64"> </text:span><text:span text:style-name="T60">האברים</text:span><text:span text:style-name="T64"> </text:span><text:span text:style-name="T60">על</text:span><text:span text:style-name="T64"> </text:span><text:span text:style-name="T60">המערכה</text:span><text:span text:style-name="T64"> </text:span><text:span text:style-name="T60">ויציתו</text:span><text:span text:style-name="T64"> </text:span><text:span text:style-name="T60">בה</text:span><text:span text:style-name="T64"> </text:span><text:span text:style-name="T60">האור</text:span><text:span text:style-name="T10">)</text:span>.</text:p>
      <text:p text:style-name="P7"/>
      <text:p text:style-name="P7">משנה<text:span text:style-name="T1"> </text:span>ב:</text:p>
      <text:p text:style-name="P7">החלו<text:span text:style-name="T1"> </text:span>מעלין<text:span text:style-name="T1"> </text:span>באפר<text:span text:style-name="T1"> </text:span>על<text:span text:style-name="T1"> </text:span>גב<text:span text:style-name="T1"> </text:span>תפוח<text:span text:style-name="T1"> </text:span><text:span text:style-name="T10">(</text:span><text:span text:style-name="T60">התחילו</text:span><text:span text:style-name="T64"> </text:span><text:span text:style-name="T60">לעלות</text:span><text:span text:style-name="T64"> </text:span><text:span text:style-name="T60">את</text:span><text:span text:style-name="T64"> </text:span><text:span text:style-name="T60">האפר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התפוח</text:span><text:span text:style-name="T10">)</text:span>; תפוח<text:span text:style-name="T1"> <text:s/></text:span>היה<text:span text:style-name="T1"> </text:span>באמצע<text:span text:style-name="T1"> </text:span>המזבח<text:span text:style-name="T1"> </text:span><text:span text:style-name="T10">(</text:span><text:span text:style-name="T60">צבור</text:span><text:span text:style-name="T64"> </text:span><text:span text:style-name="T60">האפר</text:span><text:span text:style-name="T64"> </text:span><text:span text:style-name="T60">שבאמצע</text:span><text:span text:style-name="T64"> </text:span><text:span text:style-name="T60">המזבח, שהיו</text:span><text:span text:style-name="T64"> </text:span><text:span text:style-name="T60">שורפין</text:span><text:span text:style-name="T64"> </text:span><text:span text:style-name="T60">אפר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מערכה</text:span><text:span text:style-name="T64"> </text:span><text:span text:style-name="T60">ומעלין</text:span><text:span text:style-name="T64"> </text:span><text:span text:style-name="T60">אותם</text:span><text:span text:style-name="T64"> </text:span><text:span text:style-name="T60">שם, וזהו</text:span><text:span text:style-name="T64"> </text:span><text:span text:style-name="T60">נויו</text:span><text:span text:style-name="T64"> </text:span><text:span text:style-name="T60">של</text:span><text:span text:style-name="T64"> </text:span><text:span text:style-name="T60">מזבח; והוא</text:span><text:span text:style-name="T64"> </text:span><text:span text:style-name="T60">נקרא</text:span><text:span text:style-name="T64"> </text:span><text:span text:style-name="T60">'תפוח' על</text:span><text:span text:style-name="T64"> </text:span><text:span text:style-name="T60">שם</text:span><text:span text:style-name="T64"> </text:span><text:span text:style-name="T60">שהיה</text:span><text:span text:style-name="T64"> </text:span><text:span text:style-name="T60">עגול</text:span><text:span text:style-name="T64"> </text:span><text:span text:style-name="T60">כתפוח, וחבירו</text:span><text:span text:style-name="T64"> </text:span><text:span text:style-name="T60">במסכת</text:span><text:span text:style-name="T64"> </text:span><text:span text:style-name="T60">עבודה</text:span><text:span text:style-name="T64"> </text:span><text:span text:style-name="T60">זרה</text:span><text:span text:style-name="T64"> </text:span><text:span text:style-name="T61">(פ"ד</text:span><text:span text:style-name="T65"> </text:span><text:span text:style-name="T61">מ"ח, דף</text:span><text:span text:style-name="T65"> </text:span><text:span text:style-name="T61">נה.)</text:span><text:span text:style-name="T60"> '</text:span><text:span text:style-name="T79">אף</text:span><text:span text:style-name="T81"> </text:span><text:span text:style-name="T79">על</text:span><text:span text:style-name="T81"> </text:span><text:span text:style-name="T79">פי</text:span><text:span text:style-name="T81"> </text:span><text:span text:style-name="T79">שנוטל</text:span><text:span text:style-name="T81"> </text:span><text:span text:style-name="T79">בידו</text:span><text:span text:style-name="T81"> </text:span><text:span text:style-name="T79">ונותן</text:span><text:span text:style-name="T81"> </text:span><text:span text:style-name="T83">לתפוח</text:span><text:span text:style-name="T60">'; צבור</text:span><text:span text:style-name="T64"> </text:span><text:span text:style-name="T60">הענבים</text:span><text:span text:style-name="T64"> </text:span><text:span text:style-name="T60">שבתוך</text:span><text:span text:style-name="T64"> </text:span><text:span text:style-name="T60">הגת</text:span><text:span text:style-name="T64"> </text:span><text:span text:style-name="T60">קרי</text:span><text:span text:style-name="T64"> </text:span><text:span text:style-name="T60">'תפוח'; וכשהיה</text:span><text:span text:style-name="T64"> </text:span><text:span text:style-name="T60">רבה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שלא</text:span><text:span text:style-name="T64"> </text:span><text:span text:style-name="T60">היו</text:span><text:span text:style-name="T64"> </text:span><text:span text:style-name="T60">יכולין</text:span><text:span text:style-name="T64"> </text:span><text:span text:style-name="T60">לסדר</text:span><text:span text:style-name="T64"> </text:span><text:span text:style-name="T60">המערכות, כדאמרינן</text:span><text:span text:style-name="T64"> </text:span><text:span text:style-name="T60">לקמן, וראשי</text:span><text:span text:style-name="T64"> </text:span><text:span text:style-name="T60">גיזרין</text:span><text:span text:style-name="T64"> </text:span><text:span text:style-name="T60">הפנימיות</text:span><text:span text:style-name="T64"> </text:span><text:span text:style-name="T60">נוגעים</text:span><text:span text:style-name="T64"> </text:span><text:span text:style-name="T60">בתפוח</text:span><text:span text:style-name="T64"> </text:span><text:span text:style-name="T60">- היו</text:span><text:span text:style-name="T64"> </text:span><text:span text:style-name="T60">מוציאין</text:span><text:span text:style-name="T64"> </text:span><text:span text:style-name="T60">אותם</text:span><text:span text:style-name="T64"> </text:span><text:span text:style-name="T60">לחוץ, כדכתיב</text:span><text:span text:style-name="T64"> </text:span><text:span text:style-name="T67">והוציא</text:span><text:span text:style-name="T64"> </text:span><text:span text:style-name="T67">את</text:span><text:span text:style-name="T64"> </text:span><text:span text:style-name="T67">הדשן</text:span><text:span text:style-name="T64"> </text:span><text:span text:style-name="T67">אל</text:span><text:span text:style-name="T64"> </text:span><text:span text:style-name="T67">מחוץ</text:span><text:span text:style-name="T64"> </text:span><text:span text:style-name="T67">למחנה</text:span><text:span text:style-name="T64"> </text:span><text:span text:style-name="T61">(ויקרא</text:span><text:span text:style-name="T65"> </text:span><text:span text:style-name="T61">ו,ד)</text:span><text:span text:style-name="T10">)</text:span>; </text:p>
      <text:p text:style-name="P7">פעמים<text:span text:style-name="T1"> </text:span>שהיו<text:span text:style-name="T1"> </text:span>עליו<text:span text:style-name="T1"> </text:span>כשלש<text:span text:style-name="T1"> </text:span>מאות<text:span text:style-name="T1"> </text:span>כור;</text:p>
      <text:p text:style-name="P7">וברגלים<text:span text:style-name="T1"> </text:span>לא<text:span text:style-name="T1"> </text:span>היו<text:span text:style-name="T1"> </text:span>מדשנין<text:span text:style-name="T1"> </text:span>אותו<text:span text:style-name="T1"> </text:span><text:span text:style-name="T10">(</text:span><text:span text:style-name="T60">כמו</text:span><text:span text:style-name="T64"> </text:span><text:span text:style-name="T67">ודשנו</text:span><text:span text:style-name="T64"> </text:span><text:span text:style-name="T67">את</text:span><text:span text:style-name="T64"> </text:span><text:span text:style-name="T67">המזבח</text:span><text:span text:style-name="T64"> </text:span><text:span text:style-name="T61">(במדבר</text:span><text:span text:style-name="T65"> </text:span><text:span text:style-name="T61">ד,יג)</text:span><text:span text:style-name="T60">; לא</text:span><text:span text:style-name="T64"> </text:span><text:span text:style-name="T60">היו</text:span><text:span text:style-name="T64"> </text:span><text:span text:style-name="T60">מוציאין</text:span><text:span text:style-name="T64"> </text:span><text:span text:style-name="T60">אותו</text:span><text:span text:style-name="T64"> </text:span><text:span text:style-name="T60">חוץ</text:span><text:span text:style-name="T64"> </text:span><text:span text:style-name="T60">מן</text:span><text:span text:style-name="T64"> </text:span><text:span text:style-name="T60">המזבח</text:span><text:span text:style-name="T64"> </text:span><text:span text:style-name="T60">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שמזיק</text:span><text:span text:style-name="T64"> </text:span><text:span text:style-name="T60">להם</text:span><text:span text:style-name="T64"> </text:span><text:span text:style-name="T60">הדשן</text:span><text:span text:style-name="T64"> </text:span><text:span text:style-name="T60">בסידור</text:span><text:span text:style-name="T64"> </text:span><text:span text:style-name="T60">המערכה</text:span><text:span text:style-name="T10">)</text:span> מפני<text:span text:style-name="T1"> </text:span>שהוא<text:span text:style-name="T1"> </text:span>נוי<text:span text:style-name="T1"> </text:span>למזבח<text:span text:style-name="T1"> </text:span><text:span text:style-name="T10">(</text:span><text:span text:style-name="T60">כשיש</text:span><text:span text:style-name="T64"> </text:span><text:span text:style-name="T60">עליו</text:span><text:span text:style-name="T64"> </text:span><text:span text:style-name="T60">דשן</text:span><text:span text:style-name="T64"> </text:span><text:span text:style-name="T60">הרבה, כדאמרן</text:span><text:span text:style-name="T64"> </text:span><text:span text:style-name="T60">בעלמא</text:span><text:span text:style-name="T64"> </text:span><text:span text:style-name="T61">(פסחים</text:span><text:span text:style-name="T65"> </text:span><text:span text:style-name="T61">דף</text:span><text:span text:style-name="T65"> </text:span><text:span text:style-name="T61">סה:)</text:span><text:span text:style-name="T60">: '</text:span><text:span text:style-name="T79">שבח</text:span><text:span text:style-name="T81"> </text:span><text:span text:style-name="T79">הוא</text:span><text:span text:style-name="T81"> </text:span><text:span text:style-name="T79">לבני</text:span><text:span text:style-name="T81"> </text:span><text:span text:style-name="T79">אהרן</text:span><text:span text:style-name="T81"> </text:span><text:span text:style-name="T79">שמהלכין</text:span><text:span text:style-name="T81"> </text:span><text:span text:style-name="T79">עד</text:span><text:span text:style-name="T81"> </text:span><text:span text:style-name="T79">ארכובותיהם</text:span><text:span text:style-name="T81"> </text:span><text:span text:style-name="T79">בדם</text:span><text:span text:style-name="T60">' - כך</text:span><text:span text:style-name="T64"> </text:span><text:span text:style-name="T60">שבח</text:span><text:span text:style-name="T64"> </text:span><text:span text:style-name="T60">כשיש</text:span><text:span text:style-name="T64"> </text:span><text:span text:style-name="T60">עליו</text:span><text:span text:style-name="T64"> </text:span><text:span text:style-name="T60">דשן</text:span><text:span text:style-name="T64"> </text:span><text:span text:style-name="T60">הרבה</text:span><text:span text:style-name="T64"> </text:span><text:span text:style-name="T60">ונראה</text:span><text:span text:style-name="T64"> </text:span><text:span text:style-name="T60">שלא</text:span><text:span text:style-name="T64"> </text:span><text:span text:style-name="T60">עומד</text:span><text:span text:style-name="T64"> </text:span><text:span text:style-name="T60">המזבח</text:span><text:span text:style-name="T64"> </text:span><text:span text:style-name="T60">בטל</text:span><text:span text:style-name="T10">)</text:span>, ומימיו</text:p>
      <text:p text:style-name="P7"/>
      <text:p text:style-name="P7">(תמיד<text:span text:style-name="T1"> </text:span>כט,א)</text:p>
      <text:p text:style-name="P7"><text:span text:style-name="T34">המשך</text:span><text:span text:style-name="T38"> </text:span><text:span text:style-name="T34">המשנה</text:span><text:tab/></text:p>
      <text:p text:style-name="P7">לא<text:span text:style-name="T1"> </text:span>נתעצל<text:span text:style-name="T1"> </text:span>הכהן<text:span text:style-name="T1"> </text:span>מלהוציא<text:span text:style-name="T1"> </text:span>את<text:span text:style-name="T1"> </text:span>הדשן<text:span text:style-name="T1"> </text:span><text:span text:style-name="T10">(</text:span><text:span text:style-name="T60">אף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דנוי</text:span><text:span text:style-name="T64"> </text:span><text:span text:style-name="T60">הוא</text:span><text:span text:style-name="T64"> </text:span><text:span text:style-name="T60">למזבח</text:span><text:span text:style-name="T64"> </text:span><text:span text:style-name="T60">כשיש</text:span><text:span text:style-name="T64"> </text:span><text:span text:style-name="T60">עליו</text:span><text:span text:style-name="T64"> </text:span><text:span text:style-name="T60">דשן</text:span><text:span text:style-name="T64"> </text:span><text:span text:style-name="T60">הרבה</text:span><text:span text:style-name="T64"> </text:span><text:span text:style-name="T60">- אפילו</text:span><text:span text:style-name="T64"> </text:span><text:span text:style-name="T60">הכי</text:span><text:span text:style-name="T64"> </text:span><text:span text:style-name="T60">כשהגיע</text:span><text:span text:style-name="T64"> </text:span><text:span text:style-name="T60">העת</text:span><text:span text:style-name="T64"> </text:span><text:span text:style-name="T60">לפנות</text:span><text:span text:style-name="T64"> </text:span><text:span text:style-name="T60">את</text:span><text:span text:style-name="T64"> </text:span><text:span text:style-name="T60">הדשן</text:span><text:span text:style-name="T64"> </text:span><text:span text:style-name="T60">- לא</text:span><text:span text:style-name="T64"> </text:span><text:span text:style-name="T60">נתעצל</text:span><text:span text:style-name="T64"> </text:span><text:span text:style-name="T60">כהן</text:span><text:span text:style-name="T64"> </text:span><text:span text:style-name="T60">להוציא</text:span><text:span text:style-name="T64"> </text:span><text:span text:style-name="T60">את</text:span><text:span text:style-name="T64"> </text:span><text:span text:style-name="T60">הדשן, מי</text:span><text:span text:style-name="T64"> </text:span><text:span text:style-name="T60">שמוטל</text:span><text:span text:style-name="T64"> </text:span><text:span text:style-name="T60">עליו</text:span><text:span text:style-name="T64"> </text:span><text:span text:style-name="T60">לעשות</text:span><text:span text:style-name="T10">)</text:span>.</text:p>
      <text:p text:style-name="P7"/>
      <text:p text:style-name="P7">משנה<text:span text:style-name="T1"> </text:span>ג:</text:p>
      <text:p text:style-name="P7"><text:span text:style-name="T10">(</text:span><text:span text:style-name="T60">לאחר</text:span><text:span text:style-name="T64"> </text:span><text:span text:style-name="T60">שהסירו</text:span><text:span text:style-name="T64"> </text:span><text:span text:style-name="T60">האפר</text:span><text:span text:style-name="T64"> </text:span><text:span text:style-name="T60">ונתנוהו</text:span><text:span text:style-name="T64"> </text:span><text:span text:style-name="T60">לתפוח</text:span><text:span text:style-name="T64"> </text:span><text:span text:style-name="T60">שבאמצע</text:span><text:span text:style-name="T64"> </text:span><text:span text:style-name="T60">המזבח</text:span><text:span text:style-name="T64"> </text:span><text:span text:style-name="T60">והיה</text:span><text:span text:style-name="T64"> </text:span><text:span text:style-name="T60">מקום</text:span><text:span text:style-name="T64"> </text:span><text:span text:style-name="T60">המערכה</text:span><text:span text:style-name="T64"> </text:span><text:span text:style-name="T60">פנוי</text:span><text:span text:style-name="T64"> </text:span><text:span text:style-name="T60">-</text:span><text:span text:style-name="T10">)</text:span> </text:p>
      <text:p text:style-name="P7">החלו<text:span text:style-name="T1"> </text:span>מעלין<text:span text:style-name="T1"> </text:span>בגזירין<text:span text:style-name="T1"> </text:span>לסדר<text:span text:style-name="T1"> </text:span>את<text:span text:style-name="T1"> </text:span>המערכה<text:span text:style-name="T1"> </text:span><text:span text:style-name="T10">(</text:span><text:span text:style-name="T60">לקח</text:span><text:span text:style-name="T64"> </text:span><text:span text:style-name="T60">גזרי</text:span><text:span text:style-name="T64"> </text:span><text:span text:style-name="T60">עצים</text:span><text:span text:style-name="T64"> </text:span><text:span text:style-name="T60">חתוכין</text:span><text:span text:style-name="T64"> </text:span><text:span text:style-name="T60">ובדוקין</text:span><text:span text:style-name="T64"> </text:span><text:span text:style-name="T60">ממום, דאמרינן: כל</text:span><text:span text:style-name="T64"> </text:span><text:span text:style-name="T60">עץ</text:span><text:span text:style-name="T64"> </text:span><text:span text:style-name="T60">שנמצא</text:span><text:span text:style-name="T64"> </text:span><text:span text:style-name="T60">בו</text:span><text:span text:style-name="T64"> </text:span><text:span text:style-name="T60">תולעת</text:span><text:span text:style-name="T64"> </text:span><text:span text:style-name="T60">- פסול</text:span><text:span text:style-name="T64"> </text:span><text:span text:style-name="T60">לגבי</text:span><text:span text:style-name="T64"> </text:span><text:span text:style-name="T60">המזבח</text:span><text:span text:style-name="T10">)</text:span>. </text:p>
      <text:p text:style-name="P7"><text:span text:style-name="T10">(</text:span><text:span text:style-name="T60">והשתא</text:span><text:span text:style-name="T64"> </text:span><text:span text:style-name="T60">שואל</text:span><text:span text:style-name="T64"> </text:span><text:span text:style-name="T60">ומשיב</text:span><text:span text:style-name="T64"> </text:span><text:span text:style-name="T60">לעצמו:</text:span><text:span text:style-name="T10">)</text:span> וכי<text:span text:style-name="T1"> </text:span>כל<text:span text:style-name="T1"> </text:span>העצים<text:span text:style-name="T1"> </text:span>כשרין<text:span text:style-name="T1"> </text:span>למערכה<text:span text:style-name="T1"> </text:span>הן?</text:p>
      <text:p text:style-name="P7">כל<text:span text:style-name="T1"> </text:span>העצים<text:span text:style-name="T1"> </text:span><text:span text:style-name="T10">(</text:span><text:span text:style-name="T60">כלומר: רוב</text:span><text:span text:style-name="T64"> </text:span><text:span text:style-name="T60">עצים</text:span><text:span text:style-name="T10">)</text:span> כשרין<text:span text:style-name="T1"> </text:span>למערכה, חוץ<text:span text:style-name="T1"> </text:span>משל<text:span text:style-name="T1"> </text:span>גפן<text:span text:style-name="T1"> </text:span>ושל<text:span text:style-name="T1"> </text:span>זית<text:span text:style-name="T1"> </text:span><text:span text:style-name="T10">(</text:span><text:span text:style-name="T60">בגמרא</text:span><text:span text:style-name="T64"> </text:span><text:span text:style-name="T60">מפרש</text:span><text:span text:style-name="T64"> </text:span><text:span text:style-name="T60">טעמא</text:span><text:span text:style-name="T10">)</text:span>, אבל<text:span text:style-name="T1"> </text:span>באלו<text:span text:style-name="T1"> </text:span>היו<text:span text:style-name="T1"> </text:span>רגילין: במרביות<text:span text:style-name="T1"> </text:span><text:span text:style-name="T10">(</text:span><text:span text:style-name="T60">חריות</text:span><text:span text:style-name="T64"> </text:span><text:span text:style-name="T60">וענפים</text:span><text:span text:style-name="T10">)</text:span> של<text:span text:style-name="T1"> </text:span>תאנה<text:span text:style-name="T1"> </text:span>של<text:span text:style-name="T1"> </text:span>אגוז<text:span text:style-name="T1"> </text:span>ושל<text:span text:style-name="T1"> </text:span>עץ<text:span text:style-name="T1"> </text:span>שמן<text:span text:style-name="T1"> </text:span><text:span text:style-name="T10">(</text:span><text:span text:style-name="T60">עצים</text:span><text:span text:style-name="T64"> </text:span><text:span text:style-name="T60">שדולקין</text:span><text:span text:style-name="T64"> </text:span><text:span text:style-name="T60">כמו</text:span><text:span text:style-name="T64"> </text:span><text:span text:style-name="T60">נר</text:span><text:span text:style-name="T64"> </text:span><text:span text:style-name="T60">- לפי</text:span><text:span text:style-name="T64"> </text:span><text:span text:style-name="T60">ששורפים</text:span><text:span text:style-name="T64"> </text:span><text:span text:style-name="T60">יותר, ואין</text:span><text:span text:style-name="T64"> </text:span><text:span text:style-name="T60">מעלין</text:span><text:span text:style-name="T64"> </text:span><text:span text:style-name="T60">עשן; אבל</text:span><text:span text:style-name="T64"> </text:span><text:span text:style-name="T60">אילנות</text:span><text:span text:style-name="T64"> </text:span><text:span text:style-name="T60">זקנים</text:span><text:span text:style-name="T64"> </text:span><text:span text:style-name="T60">אינן</text:span><text:span text:style-name="T64"> </text:span><text:span text:style-name="T60">נוחין</text:span><text:span text:style-name="T64"> </text:span><text:span text:style-name="T60">לישרף</text:span><text:span text:style-name="T64"> </text:span><text:span text:style-name="T60">כמו</text:span><text:span text:style-name="T64"> </text:span><text:span text:style-name="T60">אילנות</text:span><text:span text:style-name="T64"> </text:span><text:span text:style-name="T60">בחורים; אי</text:span><text:span text:style-name="T64"> </text:span><text:span text:style-name="T60">נמי</text:span><text:span text:style-name="T64"> </text:span><text:span text:style-name="T60">לית</text:span><text:span text:style-name="T64"> </text:span><text:span text:style-name="T60">בהו</text:span><text:span text:style-name="T64"> </text:span><text:span text:style-name="T60">קשרים</text:span><text:span text:style-name="T64"> </text:span><text:span text:style-name="T60">בבחורים</text:span><text:span text:style-name="T64"> </text:span><text:span text:style-name="T60">כמו</text:span><text:span text:style-name="T64"> </text:span><text:span text:style-name="T60">בזקנים</text:span><text:span text:style-name="T10">)</text:span>.</text:p>
      <text:p text:style-name="P7"/>
      <text:p text:style-name="P7">משנה<text:span text:style-name="T1"> </text:span>ד:</text:p>
      <text:p text:style-name="P7">סידר<text:span text:style-name="T1"> </text:span>את<text:span text:style-name="T1"> </text:span>המערכה<text:span text:style-name="T1"> </text:span>גדולה<text:span text:style-name="T1"> </text:span>מזרחה, וחזיתה<text:span text:style-name="T1"> </text:span>מזרחה;</text:p>
      <text:p text:style-name="P20"><text:span text:style-name="T14">סידר</text:span><text:span text:style-name="T16"> </text:span><text:span text:style-name="T14">את</text:span><text:span text:style-name="T16"> </text:span><text:span text:style-name="T14">המערכה</text:span><text:span text:style-name="T16"> </text:span><text:span text:style-name="T14">גדולה</text:span><text:span text:style-name="T2"> </text:span><text:span text:style-name="T22">- אותו</text:span><text:span text:style-name="T2"> </text:span><text:span text:style-name="T22">שזכה</text:span><text:span text:style-name="T2"> </text:span><text:span text:style-name="T22">בתרומת</text:span><text:span text:style-name="T2"> </text:span><text:span text:style-name="T22">הדשן, כדמוכח</text:span><text:span text:style-name="T2"> </text:span><text:span text:style-name="T22">ביומא</text:span><text:span text:style-name="T2"> </text:span><text:span text:style-name="T23">(דף</text:span><text:span text:style-name="T3"> </text:span><text:span text:style-name="T23">כב.)</text:span><text:span text:style-name="T22"> דתנן</text:span><text:span text:style-name="T2"> </text:span><text:span text:style-name="T22">התם</text:span><text:span text:style-name="T2"> </text:span><text:span text:style-name="T23">[בברייתא]</text:span><text:span text:style-name="T22">: 'מי</text:span><text:span text:style-name="T2"> </text:span><text:span text:style-name="T22">שזכה</text:span><text:span text:style-name="T2"> </text:span><text:span text:style-name="T22">בתרומת</text:span><text:span text:style-name="T2"> </text:span><text:span text:style-name="T22">הדשן</text:span><text:span text:style-name="T2"> </text:span><text:span text:style-name="T22">- יזכה</text:span><text:span text:style-name="T2"> </text:span><text:span text:style-name="T22">בסידור</text:span><text:span text:style-name="T2"> </text:span><text:span text:style-name="T22">מערכה</text:span><text:span text:style-name="T2"> </text:span><text:span text:style-name="T22">ובשני</text:span><text:span text:style-name="T2"> </text:span><text:span text:style-name="T22">גזירין' והא</text:span><text:span text:style-name="T2"> </text:span><text:span text:style-name="T22">דקתני</text:span><text:span text:style-name="T2"> </text:span><text:span text:style-name="T22">לעיל</text:span><text:span text:style-name="T2"> </text:span><text:span text:style-name="T22">'החלו</text:span><text:span text:style-name="T2"> </text:span><text:span text:style-name="T22">מעלין</text:span><text:span text:style-name="T2"> </text:span><text:span text:style-name="T22">בגזירין' - הם</text:span><text:span text:style-name="T2"> </text:span><text:span text:style-name="T22">מסייעין</text:span><text:span text:style-name="T2"> </text:span><text:span text:style-name="T22">לו, שהיו</text:span><text:span text:style-name="T2"> </text:span><text:span text:style-name="T22">מעלים</text:span><text:span text:style-name="T2"> </text:span><text:span text:style-name="T22">את</text:span><text:span text:style-name="T2"> </text:span><text:span text:style-name="T22">העצים</text:span><text:span text:style-name="T2"> </text:span><text:span text:style-name="T22">והוא</text:span><text:span text:style-name="T2"> </text:span><text:span text:style-name="T22">היה</text:span><text:span text:style-name="T2"> </text:span><text:span text:style-name="T22">מסדרן; </text:span></text:p>
      <text:p text:style-name="P7"><text:soft-page-break/><text:span text:style-name="T84">מזרחה</text:span><text:span text:style-name="T60">. כלפי</text:span><text:span text:style-name="T64"> </text:span><text:span text:style-name="T60">מזרח</text:span><text:span text:style-name="T64"> </text:span><text:span text:style-name="T60">היה</text:span><text:span text:style-name="T64"> </text:span><text:span text:style-name="T60">מסדר, שהרי</text:span><text:span text:style-name="T64"> </text:span><text:span text:style-name="T60">התפוח</text:span><text:span text:style-name="T64"> </text:span><text:span text:style-name="T60">היה</text:span><text:span text:style-name="T64"> </text:span><text:span text:style-name="T60">באמצע</text:span><text:span text:style-name="T64"> </text:span><text:span text:style-name="T60">המזבח, והוא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מסדר</text:span><text:span text:style-name="T64"> </text:span><text:span text:style-name="T60">העצים</text:span><text:span text:style-name="T64"> </text:span><text:span text:style-name="T60">בצד</text:span><text:span text:style-name="T64"> </text:span><text:span text:style-name="T60">מזבח</text:span><text:span text:style-name="T64"> </text:span><text:span text:style-name="T60">הפנימי</text:span><text:span text:style-name="T64"> </text:span><text:span text:style-name="T60">מערבית, אלא</text:span><text:span text:style-name="T64"> </text:span><text:span text:style-name="T60">ברוח</text:span><text:span text:style-name="T64"> </text:span><text:span text:style-name="T60">מזרחית</text:span><text:span text:style-name="T64"> </text:span><text:span text:style-name="T60">של</text:span><text:span text:style-name="T64"> </text:span><text:span text:style-name="T60">המזבח, דרך</text:span><text:span text:style-name="T64"> </text:span><text:span text:style-name="T60">ביאתו</text:span><text:span text:style-name="T64"> </text:span><text:span text:style-name="T60">למזבח</text:span><text:span text:style-name="T64"> </text:span><text:span text:style-name="T35">[## דרך</text:span><text:span text:style-name="T39"> </text:span><text:span text:style-name="T35">ביאתו</text:span><text:span text:style-name="T39"> </text:span><text:span text:style-name="T35">למזבח</text:span><text:span text:style-name="T39"> </text:span><text:span text:style-name="T35">- שהרי</text:span><text:span text:style-name="T39"> </text:span><text:span text:style-name="T35">עלה</text:span><text:span text:style-name="T39"> </text:span><text:span text:style-name="T35">בכש</text:span><text:span text:style-name="T39"> </text:span><text:span text:style-name="T35">מדרום, מצד</text:span><text:span text:style-name="T39"> </text:span><text:span text:style-name="T35">ימין</text:span><text:span text:style-name="T39"> </text:span><text:span text:style-name="T35">שלו</text:span><text:span text:style-name="T39"> </text:span><text:span text:style-name="T35">שהוא</text:span><text:span text:style-name="T39"> </text:span><text:span text:style-name="T35">במזרחו</text:span><text:span text:style-name="T39"> </text:span><text:span text:style-name="T35">של</text:span><text:span text:style-name="T39"> </text:span><text:span text:style-name="T35">כבש]</text:span><text:span text:style-name="T60"> </text:span></text:p>
      <text:p text:style-name="P19"><text:span text:style-name="T13">וחזיתה</text:span><text:span text:style-name="T15"> </text:span><text:span text:style-name="T13">למזרחה</text:span><text:span text:style-name="T21">. מראה</text:span><text:span text:style-name="T1"> </text:span><text:span text:style-name="T21">היה</text:span><text:span text:style-name="T1"> </text:span><text:span text:style-name="T21">עושה</text:span><text:span text:style-name="T1"> </text:span><text:span text:style-name="T21">למערכה</text:span><text:span text:style-name="T1"> </text:span><text:span text:style-name="T21">כמין</text:span><text:span text:style-name="T1"> </text:span><text:span text:style-name="T21">חלון</text:span><text:span text:style-name="T1"> </text:span><text:span text:style-name="T21">גבי</text:span><text:span text:style-name="T1"> </text:span><text:span text:style-name="T21">מזרח, שתהא</text:span><text:span text:style-name="T1"> </text:span><text:span text:style-name="T21">הרוח</text:span><text:span text:style-name="T1"> </text:span><text:span text:style-name="T21">מנשבת</text:span><text:span text:style-name="T1"> </text:span><text:span text:style-name="T21">בו</text:span><text:span text:style-name="T1"> </text:span><text:span text:style-name="T21">הרוח</text:span><text:span text:style-name="T1"> </text:span><text:span text:style-name="T21">בא</text:span><text:span text:style-name="T1"> </text:span><text:span text:style-name="T21">דרך</text:span><text:span text:style-name="T1"> </text:span><text:span text:style-name="T21">שער</text:span><text:span text:style-name="T1"> </text:span><text:span text:style-name="T21">מזרח</text:span><text:span text:style-name="T1"> </text:span><text:span text:style-name="T21">ומנשב</text:span><text:span text:style-name="T1"> </text:span><text:span text:style-name="T21">שם</text:span></text:p>
      <text:p text:style-name="P7">וראשי<text:span text:style-name="T1"> </text:span>גזירין<text:span text:style-name="T1"> </text:span><text:span text:style-name="T10">(</text:span><text:span text:style-name="T60">העצים</text:span><text:span text:style-name="T64"> </text:span><text:span text:style-name="T60">הפנימים</text:span><text:span text:style-name="T10">)</text:span> הפנימים<text:span text:style-name="T1"> </text:span>היו<text:span text:style-name="T1"> </text:span>נוגעין<text:span text:style-name="T1"> </text:span>בתפוח<text:span text:style-name="T1"> </text:span><text:span text:style-name="T10">(</text:span><text:span text:style-name="T60">שהוא</text:span><text:span text:style-name="T64"> </text:span><text:span text:style-name="T60">באמצע</text:span><text:span text:style-name="T64"> </text:span><text:span text:style-name="T60">המזבח</text:span><text:span text:style-name="T10">)</text:span>;</text:p>
      <text:p text:style-name="P7">וריוח<text:span text:style-name="T1"> </text:span>היה<text:span text:style-name="T1"> </text:span>בין<text:span text:style-name="T1"> </text:span>הגזירים<text:span text:style-name="T1"> </text:span><text:span text:style-name="T10">(</text:span><text:span text:style-name="T60">בין</text:span><text:span text:style-name="T64"> </text:span><text:span text:style-name="T60">סידרי</text:span><text:span text:style-name="T64"> </text:span><text:span text:style-name="T60">העצים</text:span><text:span text:style-name="T64"> </text:span><text:span text:style-name="T60">היו</text:span><text:span text:style-name="T64"> </text:span><text:span text:style-name="T60">מניחין</text:span><text:span text:style-name="T64"> </text:span><text:span text:style-name="T60">ריוח</text:span><text:span text:style-name="T10">)</text:span> שהיו<text:span text:style-name="T1"> </text:span>מציתים<text:span text:style-name="T1"> </text:span>את<text:span text:style-name="T1"> </text:span>האליתא<text:span text:style-name="T1"> </text:span><text:span text:style-name="T10">(</text:span><text:span text:style-name="T60">עצים</text:span><text:span text:style-name="T64"> </text:span><text:span text:style-name="T60">דקין</text:span><text:span text:style-name="T10">)</text:span> משם<text:span text:style-name="T1"> </text:span><text:span text:style-name="T10">(</text:span><text:span text:style-name="T60">דרך</text:span><text:span text:style-name="T64"> </text:span><text:span text:style-name="T60">אותו</text:span><text:span text:style-name="T64"> </text:span><text:span text:style-name="T60">ריוח, ונדלקים</text:span><text:span text:style-name="T64"> </text:span><text:span text:style-name="T60">הגדולים</text:span><text:span text:style-name="T64"> </text:span><text:span text:style-name="T60">על</text:span><text:span text:style-name="T64"> </text:span><text:span text:style-name="T60">ידי</text:span><text:span text:style-name="T64"> </text:span><text:span text:style-name="T60">הקטנים; והצתת</text:span><text:span text:style-name="T64"> </text:span><text:span text:style-name="T60">האליתא</text:span><text:span text:style-name="T64"> </text:span><text:span text:style-name="T60">נפקא</text:span><text:span text:style-name="T64"> </text:span><text:span text:style-name="T60">לן</text:span><text:span text:style-name="T64"> </text:span><text:span text:style-name="T61">(יומא</text:span><text:span text:style-name="T65"> </text:span><text:span text:style-name="T61">דף</text:span><text:span text:style-name="T65"> </text:span><text:span text:style-name="T61">כד:)</text:span><text:span text:style-name="T60"> מ-</text:span><text:span text:style-name="T67">וערכו</text:span><text:span text:style-name="T64"> </text:span><text:span text:style-name="T67">עצים</text:span><text:span text:style-name="T64"> </text:span><text:span text:style-name="T67">על</text:span><text:span text:style-name="T64"> </text:span><text:span text:style-name="T67">האש</text:span><text:span text:style-name="T60">, דהכי</text:span><text:span text:style-name="T64"> </text:span><text:span text:style-name="T60">קאמר</text:span><text:span text:style-name="T64"> </text:span><text:span text:style-name="T61">[ויקרא</text:span><text:span text:style-name="T65"> </text:span><text:span text:style-name="T61">א,ז]</text:span><text:span text:style-name="T60">: </text:span><text:span text:style-name="T67">ונתנו</text:span><text:span text:style-name="T64"> </text:span><text:span text:style-name="T67">בני</text:span><text:span text:style-name="T64"> </text:span><text:span text:style-name="T67">אהרן</text:span><text:span text:style-name="T64"> </text:span><text:span text:style-name="T67">הכהנים</text:span><text:span text:style-name="T64"> </text:span><text:span text:style-name="T67">אש</text:span><text:span text:style-name="T64"> </text:span><text:span text:style-name="T67">על</text:span><text:span text:style-name="T64"> </text:span><text:span text:style-name="T67">המזבח</text:span><text:span text:style-name="T64"> </text:span><text:span text:style-name="T60">ואח"כ</text:span><text:span text:style-name="T64"> </text:span><text:span text:style-name="T67">וערכו</text:span><text:span text:style-name="T64"> </text:span><text:span text:style-name="T67">עצים</text:span><text:span text:style-name="T64"> </text:span><text:span text:style-name="T60">דקין</text:span><text:span text:style-name="T64"> </text:span><text:span text:style-name="T67">על</text:span><text:span text:style-name="T64"> </text:span><text:span text:style-name="T67">האש</text:span><text:span text:style-name="T10">)</text:span>.</text:p>
      <text:p text:style-name="P7"/>
      <text:p text:style-name="P7">משנה<text:span text:style-name="T1"> </text:span>ה:</text:p>
      <text:p text:style-name="P7">בררו<text:span text:style-name="T1"> </text:span>משם<text:span text:style-name="T1"> </text:span>עצי<text:span text:style-name="T1"> </text:span>תאנה<text:span text:style-name="T1"> </text:span>יפים<text:span text:style-name="T1"> </text:span><text:span text:style-name="T10">(</text:span><text:span text:style-name="T60">לפי</text:span><text:span text:style-name="T64"> </text:span><text:span text:style-name="T60">שהיו</text:span><text:span text:style-name="T64"> </text:span><text:span text:style-name="T60">צריכים</text:span><text:span text:style-name="T64"> </text:span><text:span text:style-name="T60">עכשיו</text:span><text:span text:style-name="T64"> </text:span><text:span text:style-name="T60">לגחלים</text:span><text:span text:style-name="T64"> </text:span><text:span text:style-name="T60">ולישאם</text:span><text:span text:style-name="T64"> </text:span><text:span text:style-name="T60">על</text:span><text:span text:style-name="T64"> </text:span><text:span text:style-name="T60">המזבח</text:span><text:span text:style-name="T64"> </text:span><text:span text:style-name="T60">הפנימי</text:span><text:span text:style-name="T64"> </text:span><text:span text:style-name="T60">ולהקטיר</text:span><text:span text:style-name="T64"> </text:span><text:span text:style-name="T60">שם</text:span><text:span text:style-name="T64"> </text:span><text:span text:style-name="T60">קטרת</text:span><text:span text:style-name="T64"> </text:span><text:span text:style-name="T60">- היו</text:span><text:span text:style-name="T64"> </text:span><text:span text:style-name="T60">בוררים</text:span><text:span text:style-name="T64"> </text:span><text:span text:style-name="T60">יפים</text:span><text:span text:style-name="T64"> </text:span><text:span text:style-name="T60">שיעשו</text:span><text:span text:style-name="T64"> </text:span><text:span text:style-name="T60">גחלים</text:span><text:span text:style-name="T64"> </text:span><text:span text:style-name="T60">טובים, ולא</text:span><text:span text:style-name="T64"> </text:span><text:span text:style-name="T60">אפר</text:span><text:span text:style-name="T10">)</text:span>; </text:p>
      <text:p text:style-name="P7">סידר<text:span text:style-name="T1"> </text:span>את<text:span text:style-name="T1"> </text:span>המערכה<text:span text:style-name="T1"> </text:span>שניה<text:span text:style-name="T1"> </text:span>לקטורת<text:span text:style-name="T1"> </text:span><text:span text:style-name="T10">(</text:span><text:span text:style-name="T60">אחר</text:span><text:span text:style-name="T64"> </text:span><text:span text:style-name="T60">סידור</text:span><text:span text:style-name="T64"> </text:span><text:span text:style-name="T60">מערכה</text:span><text:span text:style-name="T64"> </text:span><text:span text:style-name="T60">גדולה, כדמוכח</text:span><text:span text:style-name="T64"> </text:span><text:span text:style-name="T60">ביומא</text:span><text:span text:style-name="T64"> </text:span><text:span text:style-name="T60">בשמעתיה</text:span><text:span text:style-name="T64"> </text:span><text:span text:style-name="T60">דאביי</text:span><text:span text:style-name="T64"> </text:span><text:span text:style-name="T61">(דף</text:span><text:span text:style-name="T65"> </text:span><text:span text:style-name="T61">לג.)</text:span><text:span text:style-name="T60">; וביומא</text:span><text:span text:style-name="T64"> </text:span><text:span text:style-name="T60">מפיק</text:span><text:span text:style-name="T64"> </text:span><text:span text:style-name="T60">דבעינן</text:span><text:span text:style-name="T64"> </text:span><text:span text:style-name="T60">שתי</text:span><text:span text:style-name="T64"> </text:span><text:span text:style-name="T60">מערכות: אחת</text:span><text:span text:style-name="T64"> </text:span><text:span text:style-name="T60">לאברים</text:span><text:span text:style-name="T64"> </text:span><text:span text:style-name="T60">ואחת</text:span><text:span text:style-name="T64"> </text:span><text:span text:style-name="T60">לקטרת, ותרווייהו</text:span><text:span text:style-name="T64"> </text:span><text:span text:style-name="T60">על</text:span><text:span text:style-name="T64"> </text:span><text:span text:style-name="T60">המזבח</text:span><text:span text:style-name="T64"> </text:span><text:span text:style-name="T60">החיצון, דקאמרינן</text:span><text:span text:style-name="T64"> </text:span><text:span text:style-name="T60">'</text:span><text:span text:style-name="T82">על</text:span><text:span text:style-name="T81"> </text:span><text:span text:style-name="T82">מוקדה</text:span><text:span text:style-name="T81"> </text:span><text:span text:style-name="T82">...</text:span><text:span text:style-name="T60"> </text:span><text:span text:style-name="T61">[ויקרא</text:span><text:span text:style-name="T65"> </text:span><text:span text:style-name="T61">ו,ב]</text:span><text:span text:style-name="T60"> </text:span><text:span text:style-name="T79">- זו</text:span><text:span text:style-name="T81"> </text:span><text:span text:style-name="T79">מערכה</text:span><text:span text:style-name="T81"> </text:span><text:span text:style-name="T79">גדולה, </text:span><text:span text:style-name="T82">ואש</text:span><text:span text:style-name="T81"> </text:span><text:span text:style-name="T82">על</text:span><text:span text:style-name="T81"> </text:span><text:span text:style-name="T82">המזבח</text:span><text:span text:style-name="T81"> </text:span><text:span text:style-name="T82">תוקד</text:span><text:span text:style-name="T81"> </text:span><text:span text:style-name="T82">בו</text:span><text:span text:style-name="T81"> </text:span><text:span text:style-name="T79">- זו</text:span><text:span text:style-name="T81"> </text:span><text:span text:style-name="T79">מערכה</text:span><text:span text:style-name="T81"> </text:span><text:span text:style-name="T79">שניה, של</text:span><text:span text:style-name="T81"> </text:span><text:span text:style-name="T79">קטרת</text:span><text:span text:style-name="T60">'</text:span><text:span text:style-name="T10">)</text:span> כנגד<text:span text:style-name="T1"> </text:span>מערבית<text:span text:style-name="T1"> </text:span>דרומית<text:span text:style-name="T1"> </text:span>משוך<text:span text:style-name="T1"> </text:span>מן<text:span text:style-name="T1"> </text:span>הקרן<text:span text:style-name="T1"> </text:span>כלפי<text:span text:style-name="T1"> </text:span>צפון<text:span text:style-name="T1"> </text:span>ארבע<text:span text:style-name="T1"> </text:span>אמות, בעומד<text:span text:style-name="T1"> </text:span>חמש<text:span text:style-name="T1"> </text:span>סאין<text:span text:style-name="T1"> </text:span>גחלים,</text:p>
      <text:p text:style-name="P20"><text:span text:style-name="T14">כנגד</text:span><text:span text:style-name="T16"> </text:span><text:span text:style-name="T14">קרן</text:span><text:span text:style-name="T16"> </text:span><text:span text:style-name="T14">דרומית</text:span><text:span text:style-name="T16"> </text:span><text:span text:style-name="T14">מערבית</text:span><text:span text:style-name="T22">. של</text:span><text:span text:style-name="T2"> </text:span><text:span text:style-name="T22">מזבח</text:span><text:span text:style-name="T2"> </text:span><text:span text:style-name="T22">החיצון</text:span><text:span text:style-name="T2"> </text:span><text:span text:style-name="T22">ו</text:span><text:span text:style-name="T14">משוך</text:span><text:span text:style-name="T16"> </text:span><text:span text:style-name="T14">לצד</text:span><text:span text:style-name="T16"> </text:span><text:span text:style-name="T14">צפון</text:span><text:span text:style-name="T2"> </text:span><text:span text:style-name="T22">להרחיקו</text:span><text:span text:style-name="T2"> </text:span><text:span text:style-name="T22">מן</text:span><text:span text:style-name="T2"> </text:span><text:span text:style-name="T22">הקרן</text:span><text:span text:style-name="T2"> </text:span><text:span text:style-name="T14">ארבע</text:span><text:span text:style-name="T16"> </text:span><text:span text:style-name="T14">אמות</text:span><text:span text:style-name="T2"> </text:span><text:span text:style-name="T22">דקסבר</text:span><text:span text:style-name="T2"> </text:span><text:span text:style-name="T22">האי</text:span><text:span text:style-name="T2"> </text:span><text:span text:style-name="T22">תנא</text:span><text:span text:style-name="T2"> </text:span><text:span text:style-name="T22">כוליה</text:span><text:span text:style-name="T2"> </text:span><text:span text:style-name="T22">מזבח</text:span><text:span text:style-name="T2"> </text:span><text:span text:style-name="T22">בצפון</text:span><text:span text:style-name="T2"> </text:span><text:span text:style-name="T22">ואין</text:span><text:span text:style-name="T2"> </text:span><text:span text:style-name="T22">מן</text:span><text:span text:style-name="T2"> </text:span><text:span text:style-name="T22">המזבח</text:span><text:span text:style-name="T2"> </text:span><text:span text:style-name="T22">נגד</text:span><text:span text:style-name="T2"> </text:span><text:span text:style-name="T22">הפתח</text:span><text:span text:style-name="T2"> </text:span><text:span text:style-name="T22">אלא</text:span><text:span text:style-name="T2"> </text:span><text:span text:style-name="T22">חמש</text:span><text:span text:style-name="T2"> </text:span><text:span text:style-name="T22">אמות: שהרי</text:span><text:span text:style-name="T2"> </text:span><text:span text:style-name="T22">ההיכל</text:span><text:span text:style-name="T2"> </text:span><text:span text:style-name="T22">ממוצע</text:span><text:span text:style-name="T2"> </text:span><text:span text:style-name="T22">ועומד</text:span><text:span text:style-name="T2"> </text:span><text:span text:style-name="T22">באמצע</text:span><text:span text:style-name="T2"> </text:span><text:span text:style-name="T22">העזרה, ועשר</text:span><text:span text:style-name="T2"> </text:span><text:span text:style-name="T22">אמות</text:span><text:span text:style-name="T2"> </text:span><text:span text:style-name="T22">פתחו</text:span><text:span text:style-name="T2"> </text:span><text:span text:style-name="T22">של</text:span><text:span text:style-name="T2"> </text:span><text:span text:style-name="T22">היכל; יש</text:span><text:span text:style-name="T2"> </text:span><text:span text:style-name="T22">מאותן</text:span><text:span text:style-name="T2"> </text:span><text:span text:style-name="T22">עשר</text:span><text:span text:style-name="T2"> </text:span><text:span text:style-name="T22">אמות</text:span><text:span text:style-name="T2"> </text:span><text:span text:style-name="T22">חמש</text:span><text:span text:style-name="T2"> </text:span><text:span text:style-name="T22">מן</text:span><text:span text:style-name="T2"> </text:span><text:span text:style-name="T22">הדרום</text:span><text:span text:style-name="T2"> </text:span><text:span text:style-name="T22">וחמש</text:span><text:span text:style-name="T2"> </text:span><text:span text:style-name="T22">מן</text:span><text:span text:style-name="T2"> </text:span><text:span text:style-name="T22">הצפון, הרי</text:span><text:span text:style-name="T2"> </text:span><text:span text:style-name="T22">חמש</text:span><text:span text:style-name="T2"> </text:span><text:span text:style-name="T22">אמות</text:span><text:span text:style-name="T2"> </text:span><text:span text:style-name="T22">מן</text:span><text:span text:style-name="T2"> </text:span><text:span text:style-name="T22">המזבח</text:span><text:span text:style-name="T2"> </text:span><text:span text:style-name="T22">נגד</text:span><text:span text:style-name="T2"> </text:span><text:span text:style-name="T22">חמש</text:span><text:span text:style-name="T2"> </text:span><text:span text:style-name="T22">אמות</text:span><text:span text:style-name="T2"> </text:span><text:span text:style-name="T22">צפונית</text:span><text:span text:style-name="T2"> </text:span><text:span text:style-name="T22">פתחו</text:span><text:span text:style-name="T2"> </text:span><text:span text:style-name="T22">של</text:span><text:span text:style-name="T2"> </text:span><text:span text:style-name="T22">היכל, וארבע</text:span><text:span text:style-name="T2"> </text:span><text:span text:style-name="T22">אמות</text:span><text:span text:style-name="T2"> </text:span><text:span text:style-name="T22">שרוצה</text:span><text:span text:style-name="T2"> </text:span><text:span text:style-name="T22">להרחיק</text:span><text:span text:style-name="T2"> </text:span><text:span text:style-name="T22">מן</text:span><text:span text:style-name="T2"> </text:span><text:span text:style-name="T22">קרן</text:span><text:span text:style-name="T2"> </text:span><text:span text:style-name="T22">דרומית</text:span><text:span text:style-name="T2"> </text:span><text:span text:style-name="T22">מערבית</text:span><text:span text:style-name="T2"> </text:span><text:span text:style-name="T22">ורוצה</text:span><text:span text:style-name="T2"> </text:span><text:span text:style-name="T22">להמשיך</text:span><text:span text:style-name="T2"> </text:span><text:span text:style-name="T22">אותו</text:span><text:span text:style-name="T2"> </text:span><text:span text:style-name="T22">לקרן</text:span><text:span text:style-name="T2"> </text:span><text:span text:style-name="T87">דרומית</text:span><text:span text:style-name="T2"> </text:span><text:span text:style-name="T22">צפונית, לפי</text:span><text:span text:style-name="T2"> </text:span><text:span text:style-name="T22">שבאותן</text:span><text:span text:style-name="T2"> </text:span><text:span text:style-name="T22">ארבע</text:span><text:span text:style-name="T2"> </text:span><text:span text:style-name="T22">אמות</text:span><text:span text:style-name="T2"> </text:span><text:span text:style-name="T22">אי</text:span><text:span text:style-name="T2"> </text:span><text:span text:style-name="T22">אתה</text:span><text:span text:style-name="T2"> </text:span><text:span text:style-name="T22">יכול</text:span><text:span text:style-name="T2"> </text:span><text:span text:style-name="T22">לסדר</text:span><text:span text:style-name="T2"> </text:span><text:span text:style-name="T22">המערכה</text:span><text:span text:style-name="T2"> </text:span><text:span text:style-name="T22">לפי</text:span><text:span text:style-name="T2"> </text:span><text:span text:style-name="T22">שהם</text:span><text:span text:style-name="T2"> </text:span><text:span text:style-name="T22">אמה</text:span><text:span text:style-name="T2"> </text:span><text:span text:style-name="T22">יסוד</text:span><text:span text:style-name="T2"> </text:span><text:span text:style-name="T22">ואמה</text:span><text:span text:style-name="T2"> </text:span><text:span text:style-name="T22">סובב</text:span><text:span text:style-name="T2"> </text:span><text:span text:style-name="T22">ואמה</text:span><text:span text:style-name="T2"> </text:span><text:span text:style-name="T22">קרנות</text:span><text:span text:style-name="T2"> </text:span><text:span text:style-name="T22">ואמה</text:span><text:span text:style-name="T2"> </text:span><text:span text:style-name="T22">הילוך</text:span><text:span text:style-name="T2"> </text:span><text:span text:style-name="T22">רגלי</text:span><text:span text:style-name="T2"> </text:span><text:span text:style-name="T22">כהנים</text:span><text:span text:style-name="T2"> </text:span><text:span text:style-name="T22">סביב</text:span><text:span text:style-name="T2"> </text:span><text:span text:style-name="T22">המערכה, דקודם</text:span><text:span text:style-name="T2"> </text:span><text:span text:style-name="T22">שתבא</text:span><text:span text:style-name="T2"> </text:span><text:span text:style-name="T22">אצל</text:span><text:span text:style-name="T2"> </text:span><text:span text:style-name="T22">המערכה</text:span><text:span text:style-name="T2"> </text:span><text:span text:style-name="T22">שתוכל</text:span><text:span text:style-name="T2"> </text:span><text:span text:style-name="T22">לסדר</text:span><text:span text:style-name="T2"> </text:span><text:span text:style-name="T22">המערכה</text:span><text:span text:style-name="T2"> </text:span><text:span text:style-name="T22">כלפי</text:span><text:span text:style-name="T2"> </text:span><text:span text:style-name="T22">המזבח</text:span><text:span text:style-name="T2"> </text:span><text:span text:style-name="T22">ארבע</text:span><text:span text:style-name="T2"> </text:span><text:span text:style-name="T22">אמות, ולימדך</text:span><text:span text:style-name="T2"> </text:span><text:span text:style-name="T22">שבאמה</text:span><text:span text:style-name="T2"> </text:span><text:span text:style-name="T22">חמישית</text:span><text:span text:style-name="T2"> </text:span><text:span text:style-name="T22">תסדר, שגם</text:span><text:span text:style-name="T2"> </text:span><text:span text:style-name="T22">אותה</text:span><text:span text:style-name="T2"> </text:span><text:span text:style-name="T22">האמה</text:span><text:span text:style-name="T2"> </text:span><text:span text:style-name="T22">עדיין</text:span><text:span text:style-name="T2"> </text:span><text:span text:style-name="T22">היא</text:span><text:span text:style-name="T2"> </text:span><text:span text:style-name="T22">נגד</text:span><text:span text:style-name="T2"> </text:span><text:span text:style-name="T22">הפתח: שאם</text:span><text:span text:style-name="T2"> </text:span><text:span text:style-name="T22">תרחיק</text:span><text:span text:style-name="T2"> </text:span><text:span text:style-name="T22">יותר</text:span><text:span text:style-name="T2"> </text:span><text:span text:style-name="T22">מאותה</text:span><text:span text:style-name="T2"> </text:span><text:span text:style-name="T22">אמה</text:span><text:span text:style-name="T2"> </text:span><text:span text:style-name="T22">ותקרב</text:span><text:span text:style-name="T2"> </text:span><text:span text:style-name="T22">יותר</text:span><text:span text:style-name="T2"> </text:span><text:span text:style-name="T22">לצד</text:span><text:span text:style-name="T2"> </text:span><text:span text:style-name="T22">צפון, כגון</text:span><text:span text:style-name="T2"> </text:span><text:span text:style-name="T22">באמה</text:span><text:span text:style-name="T2"> </text:span><text:span text:style-name="T22">ששית</text:span><text:span text:style-name="T2"> </text:span><text:span text:style-name="T22">או</text:span><text:span text:style-name="T2"> </text:span><text:span text:style-name="T22">שביעית</text:span><text:span text:style-name="T2"> </text:span><text:span text:style-name="T22">- תו</text:span><text:span text:style-name="T2"> </text:span><text:span text:style-name="T22">ליכא</text:span><text:span text:style-name="T2"> </text:span><text:span text:style-name="T22">'פתח' ואנן</text:span><text:span text:style-name="T2"> </text:span><text:span text:style-name="T22">בעינן</text:span><text:span text:style-name="T2"> </text:span><text:span text:style-name="T22">שיעשה</text:span><text:span text:style-name="T2"> </text:span><text:span text:style-name="T22">המערכה</text:span><text:span text:style-name="T2"> </text:span><text:span text:style-name="T22">נגד</text:span><text:span text:style-name="T2"> </text:span><text:span text:style-name="T22">פתח</text:span><text:span text:style-name="T2"> </text:span><text:span text:style-name="T22">ההיכל, דגמרו</text:span><text:span text:style-name="T2"> </text:span><text:span text:style-name="T22">מגחלים</text:span><text:span text:style-name="T2"> </text:span><text:span text:style-name="T22">של</text:span><text:span text:style-name="T2"> </text:span><text:span text:style-name="T22">יום</text:span><text:span text:style-name="T2"> </text:span><text:span text:style-name="T22">הכיפורים</text:span><text:span text:style-name="T2"> </text:span><text:span text:style-name="T22">שנוטלין</text:span><text:span text:style-name="T2"> </text:span><text:span text:style-name="T22">מן</text:span><text:span text:style-name="T2"> </text:span><text:span text:style-name="T22">המזבח</text:span><text:span text:style-name="T2"> </text:span><text:span text:style-name="T22">החיצון, ובאותו</text:span><text:span text:style-name="T2"> </text:span><text:span text:style-name="T22">צד</text:span><text:span text:style-name="T2"> </text:span><text:span text:style-name="T22">שהוא</text:span><text:span text:style-name="T2"> </text:span><text:span text:style-name="T26">לפני</text:span><text:span text:style-name="T2"> </text:span><text:span text:style-name="T26">ה'</text:span><text:span text:style-name="T22">, דהיינו</text:span><text:span text:style-name="T2"> </text:span><text:span text:style-name="T22">בקרן</text:span><text:span text:style-name="T2"> </text:span><text:span text:style-name="T22">מערבית, דכתיב</text:span><text:span text:style-name="T2"> </text:span><text:span text:style-name="T23">[ויקרא</text:span><text:span text:style-name="T3"> </text:span><text:span text:style-name="T23">טז,יב]</text:span><text:span text:style-name="T22"> </text:span><text:span text:style-name="T26">ולקח</text:span><text:span text:style-name="T2"> </text:span><text:span text:style-name="T26">מלא</text:span><text:span text:style-name="T2"> </text:span><text:span text:style-name="T26">המחתה</text:span><text:span text:style-name="T2"> </text:span><text:span text:style-name="T26">גחלי</text:span><text:span text:style-name="T2"> </text:span><text:span text:style-name="T26">אש</text:span><text:span text:style-name="T2"> </text:span><text:span text:style-name="T26">מעל</text:span><text:span text:style-name="T2"> </text:span><text:span text:style-name="T26">המזבח</text:span><text:span text:style-name="T2"> </text:span><text:span text:style-name="T26">מלפני</text:span><text:span text:style-name="T2"> </text:span><text:span text:style-name="T26">ה'</text:span><text:span text:style-name="T22"> ואמרינן</text:span><text:span text:style-name="T2"> </text:span><text:span text:style-name="T23">(ספרא</text:span><text:span text:style-name="T3"> </text:span><text:span text:style-name="T23">צו</text:span><text:span text:style-name="T3"> </text:span><text:span text:style-name="T23">פרשתא</text:span><text:span text:style-name="T3"> </text:span><text:span text:style-name="T23">א</text:span><text:span text:style-name="T3"> </text:span><text:span text:style-name="T23">משנה</text:span><text:span text:style-name="T3"> </text:span><text:span text:style-name="T23">טז; יומא</text:span><text:span text:style-name="T3"> </text:span><text:span text:style-name="T23">דף</text:span><text:span text:style-name="T3"> </text:span><text:span text:style-name="T23">מה:)</text:span><text:span text:style-name="T22">: '</text:span><text:span text:style-name="T43">איזהו</text:span><text:span text:style-name="T44"> </text:span><text:span text:style-name="T43">מזבח</text:span><text:span text:style-name="T44"> </text:span><text:span text:style-name="T43">שמקצתו</text:span><text:span text:style-name="T44"> </text:span><text:span text:style-name="T43">לפני</text:span><text:span text:style-name="T44"> </text:span><text:span text:style-name="T43">ה' ואין</text:span><text:span text:style-name="T44"> </text:span><text:span text:style-name="T43">כולו</text:span><text:span text:style-name="T44"> </text:span><text:span text:style-name="T43">לפני</text:span><text:span text:style-name="T44"> </text:span><text:span text:style-name="T43">ה'? הוי</text:span><text:span text:style-name="T44"> </text:span><text:span text:style-name="T43">אומר</text:span><text:span text:style-name="T44"> </text:span><text:span text:style-name="T43">זה</text:span><text:span text:style-name="T44"> </text:span><text:span text:style-name="T43">המזבח</text:span><text:span text:style-name="T44"> </text:span><text:span text:style-name="T43">החיצון</text:span><text:span text:style-name="T22">', וכתיב</text:span><text:span text:style-name="T2"> </text:span><text:span text:style-name="T22">ביה</text:span><text:span text:style-name="T2"> </text:span><text:span text:style-name="T26">לפני</text:span><text:span text:style-name="T2"> </text:span><text:span text:style-name="T26">ה'</text:span><text:span text:style-name="T22">: דכל</text:span><text:span text:style-name="T2"> </text:span><text:span text:style-name="T22">הנוטל</text:span><text:span text:style-name="T2"> </text:span><text:span text:style-name="T22">מחיצון</text:span><text:span text:style-name="T2"> </text:span><text:span text:style-name="T22">ליתן</text:span><text:span text:style-name="T2"> </text:span><text:span text:style-name="T22">בפנימי</text:span><text:span text:style-name="T2"> </text:span><text:span text:style-name="T22">בפנים</text:span><text:span text:style-name="T2"> </text:span><text:span text:style-name="T22">- אין</text:span><text:span text:style-name="T2"> </text:span><text:span text:style-name="T22">נוטל</text:span><text:span text:style-name="T2"> </text:span><text:span text:style-name="T22">אלא</text:span><text:span text:style-name="T2"> </text:span><text:span text:style-name="T22">בסמוך, שאין</text:span><text:span text:style-name="T2"> </text:span><text:span text:style-name="T22">לפנים</text:span><text:span text:style-name="T2"> </text:span><text:span text:style-name="T22">סמוך</text:span><text:span text:style-name="T2"> </text:span><text:span text:style-name="T22">הימנו</text:span><text:span text:style-name="T2"> </text:span><text:span text:style-name="T22">בצד</text:span><text:span text:style-name="T2"> </text:span><text:span text:style-name="T22">שהוא</text:span><text:span text:style-name="T2"> </text:span><text:span text:style-name="T22">כנגד</text:span><text:span text:style-name="T2"> </text:span><text:span text:style-name="T22">הפתח, שאין</text:span><text:span text:style-name="T2"> </text:span><text:span text:style-name="T22">קרוב</text:span><text:span text:style-name="T2"> </text:span><text:span text:style-name="T22">לפתח</text:span><text:span text:style-name="T2"> </text:span><text:span text:style-name="T22">יותר</text:span><text:span text:style-name="T2"> </text:span><text:span text:style-name="T22">מאותו</text:span><text:span text:style-name="T2"> </text:span><text:span text:style-name="T22">הצד.</text:span></text:p>
      <text:p text:style-name="P20"><text:span text:style-name="T14">בעומד</text:span><text:span text:style-name="T16"> </text:span><text:span text:style-name="T14">חמש</text:span><text:span text:style-name="T16"> </text:span><text:span text:style-name="T14">סאין</text:span><text:span text:style-name="T2"> </text:span><text:span text:style-name="T22">גחלים: לפי</text:span><text:span text:style-name="T2"> </text:span><text:span text:style-name="T22">אומד</text:span><text:span text:style-name="T2"> </text:span><text:span text:style-name="T22">חמש</text:span><text:span text:style-name="T2"> </text:span><text:span text:style-name="T22">סאין</text:span><text:span text:style-name="T2"> </text:span><text:span text:style-name="T22">גחלים</text:span><text:span text:style-name="T2"> </text:span><text:span text:style-name="T22">היו</text:span><text:span text:style-name="T2"> </text:span><text:span text:style-name="T22">נותנין</text:span><text:span text:style-name="T2"> </text:span><text:span text:style-name="T22">שם</text:span><text:span text:style-name="T2"> </text:span><text:span text:style-name="T22">עצים, כך</text:span><text:span text:style-name="T2"> </text:span><text:span text:style-name="T22">שיערו</text:span><text:span text:style-name="T2"> </text:span><text:span text:style-name="T22">לחתות</text:span><text:span text:style-name="T2"> </text:span><text:span text:style-name="T22">בתוכו</text:span><text:span text:style-name="T2"> </text:span><text:span text:style-name="T22">בראש</text:span><text:span text:style-name="T2"> </text:span><text:span text:style-name="T22">המזבח</text:span><text:span text:style-name="T2"> </text:span><text:span text:style-name="T22">כשהוא</text:span><text:span text:style-name="T2"> </text:span><text:span text:style-name="T22">חול: מחתה</text:span><text:span text:style-name="T2"> </text:span><text:span text:style-name="T22">של</text:span><text:span text:style-name="T2"> </text:span><text:span text:style-name="T22">ארבעה</text:span><text:span text:style-name="T2"> </text:span><text:span text:style-name="T22">קבין</text:span><text:span text:style-name="T2"> </text:span><text:span text:style-name="T22">בריוח, ולכך</text:span><text:span text:style-name="T2"> </text:span><text:span text:style-name="T22">צריך</text:span><text:span text:style-name="T2"> </text:span><text:span text:style-name="T22">שני</text:span><text:span text:style-name="T2"> </text:span><text:span text:style-name="T22">כלים</text:span><text:span text:style-name="T2"> </text:span><text:span text:style-name="T22">לפי</text:span><text:span text:style-name="T2"> </text:span><text:span text:style-name="T22">שלא</text:span><text:span text:style-name="T2"> </text:span><text:span text:style-name="T22">היה</text:span><text:span text:style-name="T2"> </text:span><text:span text:style-name="T22">חותה</text:span><text:span text:style-name="T2"> </text:span><text:span text:style-name="T22">בשל</text:span><text:span text:style-name="T2"> </text:span><text:span text:style-name="T22">זהב, כדאמר</text:span><text:span text:style-name="T2"> </text:span><text:span text:style-name="T22">ביומא</text:span><text:span text:style-name="T2"> </text:span><text:span text:style-name="T23">(דף</text:span><text:span text:style-name="T3"> </text:span><text:span text:style-name="T23">מד:)</text:span><text:span text:style-name="T22">, ש'</text:span><text:span text:style-name="T43">התורה</text:span><text:span text:style-name="T44"> </text:span><text:span text:style-name="T43">חסה</text:span><text:span text:style-name="T44"> </text:span><text:span text:style-name="T43">על</text:span><text:span text:style-name="T44"> </text:span><text:span text:style-name="T43">ממונן</text:span><text:span text:style-name="T44"> </text:span><text:span text:style-name="T43">של</text:span><text:span text:style-name="T44"> </text:span><text:span text:style-name="T43">ישראל</text:span><text:span text:style-name="T22">', ובכלי</text:span><text:span text:style-name="T2"> </text:span><text:span text:style-name="T22">של</text:span><text:span text:style-name="T2"> </text:span><text:span text:style-name="T22">כסף</text:span><text:span text:style-name="T2"> </text:span><text:span text:style-name="T22">שהיה</text:span><text:span text:style-name="T2"> </text:span><text:span text:style-name="T22">חותה</text:span><text:span text:style-name="T2"> </text:span><text:span text:style-name="T22">לא</text:span><text:span text:style-name="T2"> </text:span><text:span text:style-name="T22">היה</text:span><text:span text:style-name="T2"> </text:span><text:span text:style-name="T22">יכול</text:span><text:span text:style-name="T2"> </text:span><text:span text:style-name="T22">להכניס</text:span><text:span text:style-name="T2"> </text:span><text:span text:style-name="T22">הגחלים</text:span><text:span text:style-name="T2"> </text:span><text:span text:style-name="T22">בפנים, דגנאי</text:span><text:span text:style-name="T2"> </text:span><text:span text:style-name="T22">הוא</text:span><text:span text:style-name="T2"> </text:span><text:span text:style-name="T22">להכניס</text:span><text:span text:style-name="T2"> </text:span><text:span text:style-name="T22">כלי</text:span><text:span text:style-name="T2"> </text:span><text:span text:style-name="T22">כסף</text:span><text:span text:style-name="T2"> </text:span><text:span text:style-name="T22">בפנים, שאין</text:span><text:span text:style-name="T2"> </text:span><text:span text:style-name="T22">עניות</text:span><text:span text:style-name="T2"> </text:span><text:span text:style-name="T22">במקום</text:span><text:span text:style-name="T2"> </text:span><text:span text:style-name="T22">עשירות; וגם</text:span><text:span text:style-name="T2"> </text:span><text:span text:style-name="T22">צריך</text:span><text:span text:style-name="T2"> </text:span><text:span text:style-name="T22">שיהא</text:span><text:span text:style-name="T2"> </text:span><text:span text:style-name="T22">אותו</text:span><text:span text:style-name="T2"> </text:span><text:span text:style-name="T22">שמכניס</text:span><text:span text:style-name="T2"> </text:span><text:span text:style-name="T22">בפנים</text:span><text:span text:style-name="T2"> </text:span><text:span text:style-name="T22">קטן</text:span><text:span text:style-name="T2"> </text:span><text:span text:style-name="T22">יותר, ולפי</text:span><text:span text:style-name="T2"> </text:span><text:span text:style-name="T22">שלא</text:span><text:span text:style-name="T2"> </text:span><text:span text:style-name="T22">היה</text:span><text:span text:style-name="T2"> </text:span><text:span text:style-name="T22">יכול</text:span><text:span text:style-name="T2"> </text:span><text:span text:style-name="T22">לערות</text:span><text:span text:style-name="T2"> </text:span><text:span text:style-name="T22">אותו</text:span><text:span text:style-name="T2"> </text:span><text:span text:style-name="T22">של</text:span><text:span text:style-name="T2"> </text:span><text:span text:style-name="T22">כסף</text:span><text:span text:style-name="T2"> </text:span><text:span text:style-name="T22">בשל</text:span><text:span text:style-name="T2"> </text:span><text:span text:style-name="T22">זהב</text:span><text:span text:style-name="T2"> </text:span><text:span text:style-name="T22">שלא</text:span><text:span text:style-name="T2"> </text:span><text:span text:style-name="T22">יפלו</text:span><text:span text:style-name="T2"> </text:span><text:span text:style-name="T22">מן</text:span><text:span text:style-name="T2"> </text:span><text:span text:style-name="T22">הגחלים</text:span><text:span text:style-name="T2"> </text:span><text:span text:style-name="T22">לארץ</text:span><text:span text:style-name="T2"> </text:span><text:span text:style-name="T22">- הילכך</text:span><text:span text:style-name="T2"> </text:span><text:span text:style-name="T22">חותה</text:span><text:span text:style-name="T2"> </text:span><text:span text:style-name="T22">בשל</text:span><text:span text:style-name="T2"> </text:span><text:span text:style-name="T22">ארבע</text:span><text:span text:style-name="T2"> </text:span><text:span text:style-name="T22">קבין</text:span><text:span text:style-name="T2"> </text:span><text:span text:style-name="T22">ומערה</text:span><text:span text:style-name="T2"> </text:span><text:span text:style-name="T22">בשל</text:span><text:span text:style-name="T2"> </text:span><text:span text:style-name="T22">שלשה</text:span><text:span text:style-name="T2"> </text:span><text:span text:style-name="T22">קבין, והיינו</text:span><text:span text:style-name="T2"> </text:span><text:span text:style-name="T22">דתנן</text:span><text:span text:style-name="T2"> </text:span><text:span text:style-name="T22">לקמן</text:span><text:span text:style-name="T2"> </text:span><text:span text:style-name="T23">[תמיד</text:span><text:span text:style-name="T3"> </text:span><text:span text:style-name="T23">פ"ה</text:span><text:span text:style-name="T3"> </text:span><text:span text:style-name="T23">מ"ה]</text:span><text:span text:style-name="T22"> '</text:span><text:span text:style-name="T43">נתפזר</text:span><text:span text:style-name="T44"> </text:span><text:span text:style-name="T43">ממנו</text:span><text:span text:style-name="T44"> </text:span><text:span text:style-name="T43">כקב</text:span><text:span text:style-name="T44"> </text:span><text:span text:style-name="T43">גחלים</text:span><text:span text:style-name="T44"> </text:span><text:span text:style-name="T43">מכבדן</text:span><text:span text:style-name="T44"> </text:span><text:span text:style-name="T43">לאמה</text:span><text:span text:style-name="T22">' וצריך</text:span><text:span text:style-name="T2"> </text:span><text:span text:style-name="T22">להכניס</text:span><text:span text:style-name="T2"> </text:span><text:span text:style-name="T22">כלי</text:span><text:span text:style-name="T2"> </text:span><text:span text:style-name="T22">מלא</text:span><text:span text:style-name="T2"> </text:span><text:span text:style-name="T22">בפנים, דכתיב</text:span><text:span text:style-name="T2"> </text:span><text:span text:style-name="T23">(ויקרא</text:span><text:span text:style-name="T3"> </text:span><text:span text:style-name="T23">טז,יב)</text:span><text:span text:style-name="T22"> </text:span><text:span text:style-name="T26">ולקח</text:span><text:span text:style-name="T2"> </text:span><text:span text:style-name="T26">מלא</text:span><text:span text:style-name="T2"> </text:span><text:span text:style-name="T26">המחתה</text:span><text:span text:style-name="T2"> </text:span><text:span text:style-name="T26">גחלי</text:span><text:span text:style-name="T2"> </text:span><text:span text:style-name="T26">אש</text:span><text:span text:style-name="T2"> </text:span><text:span text:style-name="T22">וגו': </text:span></text:p>
      <text:p text:style-name="P25"><text:s/></text:p>
      <text:p text:style-name="P7">ובשבת<text:span text:style-name="T1"> </text:span>בעומד<text:span text:style-name="T1"> </text:span>שמונה<text:span text:style-name="T1"> </text:span>סאין<text:span text:style-name="T1"> </text:span>גחלים, ששם<text:span text:style-name="T1"> </text:span>היו<text:span text:style-name="T1"> </text:span>נותנים<text:span text:style-name="T1"> </text:span>שני<text:span text:style-name="T1"> </text:span>בזיכי<text:span text:style-name="T1"> </text:span>לבונה<text:span text:style-name="T1"> </text:span>של<text:span text:style-name="T1"> </text:span>לחם<text:span text:style-name="T1"> </text:span>הפנים</text:p>
      <text:p text:style-name="P19"><text:span text:style-name="T13">ובשבת,</text:span><text:span text:style-name="T21"> שצריך</text:span><text:span text:style-name="T1"> </text:span><text:span text:style-name="T21">להקטיר</text:span><text:span text:style-name="T1"> </text:span><text:span text:style-name="T21">באותו</text:span><text:span text:style-name="T1"> </text:span><text:span text:style-name="T21">מערכה</text:span><text:span text:style-name="T1"> </text:span><text:span text:style-name="T21">שני</text:span><text:span text:style-name="T1"> </text:span><text:span text:style-name="T21">בזיכי</text:span><text:span text:style-name="T1"> </text:span><text:span text:style-name="T21">לבונה</text:span><text:span text:style-name="T1"> </text:span><text:span text:style-name="T21">מוסיפין</text:span><text:span text:style-name="T1"> </text:span><text:span text:style-name="T21">שלש</text:span><text:span text:style-name="T1"> </text:span><text:span text:style-name="T21">סאין</text:span><text:span text:style-name="T1"> </text:span><text:span text:style-name="T13">בעומד</text:span><text:span text:style-name="T15"> </text:span><text:span text:style-name="T13">שמונה</text:span><text:span text:style-name="T15"> </text:span><text:span text:style-name="T13">סאין</text:span><text:span text:style-name="T1"> </text:span></text:p>
      <text:p text:style-name="P20"><text:span text:style-name="T14">ששם</text:span><text:span text:style-name="T16"> </text:span><text:span text:style-name="T14">נותנין</text:span><text:span text:style-name="T16"> </text:span><text:span text:style-name="T14">בזיכי</text:span><text:span text:style-name="T16"> </text:span><text:span text:style-name="T14">לבונה</text:span><text:span text:style-name="T22">. ולהקטיר</text:span><text:span text:style-name="T2"> </text:span><text:span text:style-name="T22">הבזיכין</text:span><text:span text:style-name="T2"> </text:span><text:span text:style-name="T22">במערכה</text:span><text:span text:style-name="T2"> </text:span><text:span text:style-name="T22">גדולה</text:span><text:span text:style-name="T2"> </text:span><text:span text:style-name="T22">אי</text:span><text:span text:style-name="T2"> </text:span><text:span text:style-name="T22">אפשר, דמפרשינן</text:span><text:span text:style-name="T2"> </text:span><text:span text:style-name="T22">בזבחים</text:span><text:span text:style-name="T2"> </text:span><text:span text:style-name="T23">(דף</text:span><text:span text:style-name="T3"> </text:span><text:span text:style-name="T23">נח:)</text:span><text:span text:style-name="T22"> דכל</text:span><text:span text:style-name="T2"> </text:span><text:span text:style-name="T22">הנוטל</text:span><text:span text:style-name="T2"> </text:span><text:span text:style-name="T22">בפנים</text:span><text:span text:style-name="T2"> </text:span><text:span text:style-name="T22">ליתנן</text:span><text:span text:style-name="T2"> </text:span><text:span text:style-name="T22">בחוץ</text:span><text:span text:style-name="T2"> </text:span><text:span text:style-name="T22">- אינו</text:span><text:span text:style-name="T2"> </text:span><text:span text:style-name="T22">נותן</text:span><text:span text:style-name="T2"> </text:span><text:span text:style-name="T22">אלא</text:span><text:span text:style-name="T2"> </text:span><text:span text:style-name="T22">בסמוך</text:span><text:span text:style-name="T2"> </text:span><text:span text:style-name="T22">שאין</text:span><text:span text:style-name="T2"> </text:span><text:span text:style-name="T22">לפנים</text:span><text:span text:style-name="T2"> </text:span><text:span text:style-name="T22">הימנו, וגמרינן</text:span><text:span text:style-name="T2"> </text:span><text:span text:style-name="T22">משירים, והכי</text:span><text:span text:style-name="T2"> </text:span><text:span text:style-name="T22">פירושו: כל</text:span><text:span text:style-name="T2"> </text:span><text:span text:style-name="T22">דבר</text:span><text:span text:style-name="T2"> </text:span><text:span text:style-name="T22">הניטל</text:span><text:span text:style-name="T2"> </text:span><text:span text:style-name="T22">מבפנים</text:span><text:span text:style-name="T2"> </text:span><text:span text:style-name="T22">- כגון</text:span><text:span text:style-name="T2"> </text:span><text:span text:style-name="T22">בזיכי</text:span><text:span text:style-name="T2"> </text:span><text:span text:style-name="T22">לבונה, כדי</text:span><text:span text:style-name="T2"> </text:span><text:span text:style-name="T22">לתת</text:span><text:span text:style-name="T2"> </text:span><text:span text:style-name="T22">על</text:span><text:span text:style-name="T2"> </text:span><text:span text:style-name="T22">המזבח</text:span><text:span text:style-name="T2"> </text:span><text:span text:style-name="T22">החיצון</text:span><text:span text:style-name="T2"> </text:span><text:span text:style-name="T22">- אינו</text:span><text:span text:style-name="T2"> </text:span><text:span text:style-name="T22">נותן</text:span><text:span text:style-name="T2"> </text:span><text:span text:style-name="T22">על</text:span><text:span text:style-name="T2"> </text:span><text:span text:style-name="T22">מזבח</text:span><text:span text:style-name="T2"> </text:span><text:span text:style-name="T22">החיצון</text:span><text:span text:style-name="T2"> </text:span><text:span text:style-name="T22">אלא</text:span><text:span text:style-name="T2"> </text:span><text:span text:style-name="T22">באותה</text:span><text:span text:style-name="T2"> </text:span><text:span text:style-name="T22">קרן</text:span><text:span text:style-name="T2"> </text:span><text:span text:style-name="T22">שהוא</text:span><text:span text:style-name="T2"> </text:span><text:span text:style-name="T22">סמוך</text:span><text:span text:style-name="T2"> </text:span><text:span text:style-name="T22">לפנים: שאין</text:span><text:span text:style-name="T2"> </text:span><text:span text:style-name="T22">לו</text:span><text:span text:style-name="T2"> </text:span><text:span text:style-name="T22">קרן</text:span><text:span text:style-name="T2"> </text:span><text:span text:style-name="T22">סמוך</text:span><text:span text:style-name="T2"> </text:span><text:span text:style-name="T22">יותר</text:span><text:span text:style-name="T2"> </text:span><text:span text:style-name="T22">ממנו; וטעמא</text:span><text:span text:style-name="T2"> </text:span><text:span text:style-name="T22">מאי? - דגמרינן</text:span><text:span text:style-name="T2"> </text:span><text:span text:style-name="T22">משירים: שירי</text:span><text:span text:style-name="T2"> </text:span><text:span text:style-name="T22">דמים</text:span><text:span text:style-name="T2"> </text:span><text:span text:style-name="T22">הפנימים</text:span><text:span text:style-name="T2"> </text:span><text:span text:style-name="T22">שניתנין</text:span><text:span text:style-name="T2"> </text:span><text:span text:style-name="T22">על</text:span><text:span text:style-name="T2"> </text:span><text:span text:style-name="T22">יסוד</text:span><text:span text:style-name="T2"> </text:span><text:span text:style-name="T22">מערבית, כדכתיב</text:span><text:span text:style-name="T2"> </text:span><text:span text:style-name="T23">[ויקרא</text:span><text:span text:style-name="T3"> </text:span><text:span text:style-name="T23">ד, פסוק</text:span><text:span text:style-name="T3"> </text:span><text:span text:style-name="T23">ז</text:span><text:span text:style-name="T3"> </text:span><text:span text:style-name="T23">בפר</text:span><text:span text:style-name="T3"> </text:span><text:span text:style-name="T23">כהן</text:span><text:span text:style-name="T3"> </text:span><text:span text:style-name="T23">משיח, ופסוק</text:span><text:span text:style-name="T3"> </text:span><text:span text:style-name="T23">יח</text:span><text:span text:style-name="T3"> </text:span><text:span text:style-name="T23">בפר</text:span><text:span text:style-name="T3"> </text:span><text:span text:style-name="T23">העלם</text:span><text:span text:style-name="T3"> </text:span><text:span text:style-name="T23">דבר</text:span><text:span text:style-name="T3"> </text:span><text:span text:style-name="T23">של</text:span><text:span text:style-name="T3"> </text:span><text:span text:style-name="T23">צבור]</text:span><text:span text:style-name="T22"> </text:span><text:span text:style-name="T26">אל</text:span><text:span text:style-name="T2"> </text:span><text:span text:style-name="T26">יסוד</text:span><text:span text:style-name="T2"> </text:span><text:span text:style-name="T26">מזבח</text:span><text:span text:style-name="T2"> </text:span><text:span text:style-name="T26">העולה</text:span><text:span text:style-name="T2"> </text:span><text:span text:style-name="T26">אשר</text:span><text:span text:style-name="T2"> </text:span><text:span text:style-name="T26">פתח</text:span><text:span text:style-name="T2"> </text:span><text:span text:style-name="T26">אהל</text:span><text:span text:style-name="T2"> </text:span><text:span text:style-name="T26">מועד</text:span><text:span text:style-name="T2"> </text:span></text:p>
      <text:p text:style-name="P7"/>
      <text:p text:style-name="P7">האברים<text:span text:style-name="T1"> </text:span>והפדרים<text:span text:style-name="T1"> </text:span>שלא<text:span text:style-name="T1"> </text:span>נתעכלו<text:span text:style-name="T1"> </text:span>מבערב<text:span text:style-name="T1"> </text:span>- מחזירין<text:span text:style-name="T1"> </text:span>אותן<text:span text:style-name="T1"> </text:span>למערכה;</text:p>
      <text:p text:style-name="P7">והציתו<text:span text:style-name="T1"> </text:span>שתי<text:span text:style-name="T1"> </text:span>מערכות<text:span text:style-name="T1"> </text:span>באש;</text:p>
      <text:p text:style-name="P20"><text:span text:style-name="T14">האברים</text:span><text:span text:style-name="T16"> </text:span><text:span text:style-name="T14">והפדרים</text:span><text:span text:style-name="T16"> </text:span><text:span text:style-name="T14">שלא</text:span><text:span text:style-name="T16"> </text:span><text:span text:style-name="T14">נתעכלו</text:span><text:span text:style-name="T16"> </text:span><text:span text:style-name="T14">מבערב</text:span><text:span text:style-name="T2"> </text:span><text:span text:style-name="T22">שאמרנו</text:span><text:span text:style-name="T2"> </text:span><text:span text:style-name="T22">למעלה</text:span><text:span text:style-name="T2"> </text:span><text:span text:style-name="T22">שהם</text:span><text:span text:style-name="T2"> </text:span><text:span text:style-name="T22">סדורים</text:span><text:span text:style-name="T2"> </text:span><text:span text:style-name="T22">על</text:span><text:span text:style-name="T2"> </text:span><text:span text:style-name="T22">הכבש</text:span><text:span text:style-name="T2"> </text:span><text:span text:style-name="T22">- </text:span><text:span text:style-name="T14">מחזירן</text:span><text:span text:style-name="T16"> </text:span><text:span text:style-name="T14">למערכה</text:span><text:span text:style-name="T2"> </text:span><text:span text:style-name="T22">נראה</text:span><text:span text:style-name="T2"> </text:span><text:span text:style-name="T22">לי</text:span><text:span text:style-name="T2"> </text:span><text:span text:style-name="T22">דוקא</text:span><text:span text:style-name="T2"> </text:span><text:span text:style-name="T22">לאחר</text:span><text:span text:style-name="T2"> </text:span><text:span text:style-name="T22">שהקטירו</text:span><text:span text:style-name="T2"> </text:span><text:span text:style-name="T22">אברי</text:span><text:span text:style-name="T2"> </text:span><text:span text:style-name="T22">תמיד, דאין</text:span><text:span text:style-name="T2"> </text:span><text:span text:style-name="T22">שום</text:span><text:span text:style-name="T2"> </text:span><text:span text:style-name="T22">דבר</text:span><text:span text:style-name="T2"> </text:span><text:span text:style-name="T22">יכולין</text:span><text:span text:style-name="T2"> </text:span><text:span text:style-name="T22">להקטיר</text:span><text:span text:style-name="T2"> </text:span><text:span text:style-name="T22">במערכה</text:span><text:span text:style-name="T2"> </text:span><text:span text:style-name="T22">זו</text:span><text:span text:style-name="T2"> </text:span><text:span text:style-name="T22">קודם</text:span><text:span text:style-name="T2"> </text:span><text:span text:style-name="T22">אברי</text:span><text:span text:style-name="T2"> </text:span><text:span text:style-name="T22">התמיד, דכתיב</text:span><text:span text:style-name="T2"> </text:span><text:span text:style-name="T23">(ויקרא</text:span><text:span text:style-name="T3"> </text:span><text:span text:style-name="T23">ו,ה)</text:span><text:span text:style-name="T22"> </text:span><text:span text:style-name="T26">וערך</text:span><text:span text:style-name="T2"> </text:span><text:span text:style-name="T26">עליה</text:span><text:span text:style-name="T2"> </text:span><text:span text:style-name="T26">העולה</text:span><text:span text:style-name="T2"> </text:span><text:span text:style-name="T43">- עולה</text:span><text:span text:style-name="T44"> </text:span><text:span text:style-name="T43">ראשונה</text:span><text:span text:style-name="T22">' </text:span><text:span text:style-name="T23">[פסחים</text:span><text:span text:style-name="T3"> </text:span><text:span text:style-name="T23">נדח,ב; יומא</text:span><text:span text:style-name="T3"> </text:span><text:span text:style-name="T23">לד,א</text:span><text:span text:style-name="T3"> </text:span><text:span text:style-name="T23">ועוד]</text:span><text:span text:style-name="T22"> ובמסכת</text:span><text:span text:style-name="T2"> </text:span><text:span text:style-name="T22">יומא</text:span><text:span text:style-name="T2"> </text:span><text:span text:style-name="T22">אמרינן: מנין</text:span><text:span text:style-name="T2"> </text:span><text:span text:style-name="T22">לאברים</text:span><text:span text:style-name="T2"> </text:span><text:span text:style-name="T22">ופדרים</text:span><text:span text:style-name="T2"> </text:span><text:span text:style-name="T22">שלא</text:span><text:span text:style-name="T2"> </text:span><text:span text:style-name="T22">נתעכלו</text:span><text:span text:style-name="T2"> </text:span><text:span text:style-name="T22">מבערב</text:span><text:span text:style-name="T2"> </text:span><text:span text:style-name="T22">שסודרין</text:span><text:span text:style-name="T2"> </text:span><text:span text:style-name="T22">אותן</text:span><text:span text:style-name="T2"> </text:span><text:span text:style-name="T22">על</text:span><text:span text:style-name="T2"> </text:span><text:span text:style-name="T22">גבי</text:span><text:span text:style-name="T2"> </text:span><text:span text:style-name="T22">האש</text:span><text:span text:style-name="T2"> </text:span><text:span text:style-name="T22">כדי</text:span><text:span text:style-name="T2"> </text:span><text:span text:style-name="T22">שלא</text:span><text:span text:style-name="T2"> </text:span><text:span text:style-name="T22">יפסלו</text:span><text:span text:style-name="T2"> </text:span><text:span text:style-name="T22">בלינה, ואחר</text:span><text:span text:style-name="T2"> </text:span><text:span text:style-name="T22">מערכה</text:span><text:span text:style-name="T2"> </text:span><text:span text:style-name="T22">גדולה</text:span><text:span text:style-name="T2"> </text:span><text:span text:style-name="T22">יסדרם</text:span><text:span text:style-name="T2"> </text:span><text:span text:style-name="T22">ויקטירם? - שנאמר</text:span><text:span text:style-name="T2"> </text:span><text:span text:style-name="T23">(ויקרא</text:span><text:span text:style-name="T3"> </text:span><text:span text:style-name="T23">ו,ג)</text:span><text:span text:style-name="T22"> </text:span><text:span text:style-name="T26">אשר</text:span><text:span text:style-name="T2"> </text:span><text:span text:style-name="T26">תאכל</text:span><text:span text:style-name="T2"> </text:span><text:span text:style-name="T26">האש</text:span><text:span text:style-name="T2"> </text:span><text:span text:style-name="T26">את</text:span><text:span text:style-name="T2"> </text:span><text:span text:style-name="T26">העולה</text:span><text:span text:style-name="T2"> </text:span><text:span text:style-name="T26">על</text:span><text:span text:style-name="T2"> </text:span><text:span text:style-name="T26">המזבח</text:span><text:span text:style-name="T22">, כלומר: דבר</text:span><text:span text:style-name="T2"> </text:span><text:span text:style-name="T22">שהתחיל</text:span><text:span text:style-name="T2"> </text:span><text:span text:style-name="T22">האש</text:span><text:span text:style-name="T2"> </text:span><text:span text:style-name="T22">לאכול</text:span><text:span text:style-name="T2"> </text:span><text:span text:style-name="T22">מבערב</text:span><text:span text:style-name="T2"> </text:span><text:span text:style-name="T22">העולה</text:span><text:span text:style-name="T2"> </text:span><text:span text:style-name="T22">על</text:span><text:span text:style-name="T2"> </text:span><text:span text:style-name="T22">המזבח</text:span><text:span text:style-name="T2"> </text:span><text:span text:style-name="T22">- שׂם</text:span><text:span text:style-name="T2"> </text:span><text:span text:style-name="T22">אותו</text:span><text:span text:style-name="T2"> </text:span><text:span text:style-name="T26">על</text:span><text:span text:style-name="T2"> </text:span><text:span text:style-name="T26">העולה</text:span><text:span text:style-name="T22">: אברי</text:span><text:span text:style-name="T2"> </text:span><text:span text:style-name="T22">תמיד, </text:span><text:span text:style-name="T26">על</text:span><text:span text:style-name="T2"> </text:span><text:span text:style-name="T26">המזבח</text:span><text:span text:style-name="T2"> </text:span><text:span text:style-name="T22">במערבו</text:span><text:span text:style-name="T2"> </text:span><text:span text:style-name="T22">שלו; בסוף</text:span><text:span text:style-name="T2"> </text:span><text:span text:style-name="T22">פרק</text:span><text:span text:style-name="T2"> </text:span><text:span text:style-name="T22">'טרף</text:span><text:span text:style-name="T2"> </text:span><text:span text:style-name="T22">בקלפי' </text:span><text:span text:style-name="T23">(יומא</text:span><text:span text:style-name="T3"> </text:span><text:span text:style-name="T23">מה.)</text:span><text:span text:style-name="T22"> </text:span><text:soft-page-break/><text:span text:style-name="T22">וביומא</text:span><text:span text:style-name="T2"> </text:span><text:span text:style-name="T22">מפרש</text:span><text:span text:style-name="T2"> </text:span><text:span text:style-name="T22">בשמעתיה</text:span><text:span text:style-name="T2"> </text:span><text:span text:style-name="T22">דאביי</text:span><text:span text:style-name="T2"> </text:span><text:span text:style-name="T23">(דף</text:span><text:span text:style-name="T3"> </text:span><text:span text:style-name="T23">לג.)</text:span><text:span text:style-name="T22"> דאחר</text:span><text:span text:style-name="T2"> </text:span><text:span text:style-name="T22">שסידרו</text:span><text:span text:style-name="T2"> </text:span><text:span text:style-name="T22">שתי</text:span><text:span text:style-name="T2"> </text:span><text:span text:style-name="T22">מערכות</text:span><text:span text:style-name="T2"> </text:span><text:span text:style-name="T22">- בא</text:span><text:span text:style-name="T2"> </text:span><text:span text:style-name="T22">עוד</text:span><text:span text:style-name="T2"> </text:span><text:span text:style-name="T22">אותו</text:span><text:span text:style-name="T2"> </text:span><text:span text:style-name="T22">כהן</text:span><text:span text:style-name="T2"> </text:span><text:span text:style-name="T22">שזכה</text:span><text:span text:style-name="T2"> </text:span><text:span text:style-name="T22">שסידר</text:span><text:span text:style-name="T2"> </text:span><text:span text:style-name="T22">את</text:span><text:span text:style-name="T2"> </text:span><text:span text:style-name="T22">המערכה</text:span><text:span text:style-name="T2"> </text:span><text:span text:style-name="T22">ומסדר</text:span><text:span text:style-name="T2"> </text:span><text:span text:style-name="T22">שני</text:span><text:span text:style-name="T2"> </text:span><text:span text:style-name="T22">גיזרי</text:span><text:span text:style-name="T2"> </text:span><text:span text:style-name="T22">עצים, דאמרינן: מי</text:span><text:span text:style-name="T2"> </text:span><text:span text:style-name="T22">שזכה</text:span><text:span text:style-name="T2"> </text:span><text:span text:style-name="T22">בתרומת</text:span><text:span text:style-name="T2"> </text:span><text:span text:style-name="T22">הדשן</text:span><text:span text:style-name="T2"> </text:span><text:span text:style-name="T22">- יזכה</text:span><text:span text:style-name="T2"> </text:span><text:span text:style-name="T22">בסידור</text:span><text:span text:style-name="T2"> </text:span><text:span text:style-name="T22">מערכה</text:span><text:span text:style-name="T2"> </text:span><text:span text:style-name="T22">ובשני</text:span><text:span text:style-name="T2"> </text:span><text:span text:style-name="T22">גיזרי</text:span><text:span text:style-name="T2"> </text:span><text:span text:style-name="T22">עצים, ואחר</text:span><text:span text:style-name="T2"> </text:span><text:span text:style-name="T22">סידור</text:span><text:span text:style-name="T2"> </text:span><text:span text:style-name="T22">שני</text:span><text:span text:style-name="T2"> </text:span><text:span text:style-name="T22">גיזרי</text:span><text:span text:style-name="T2"> </text:span><text:span text:style-name="T22">עצים</text:span><text:span text:style-name="T2"> </text:span><text:span text:style-name="T22">ודישון</text:span><text:span text:style-name="T2"> </text:span><text:span text:style-name="T22">מזבח</text:span><text:span text:style-name="T2"> </text:span><text:span text:style-name="T22">הזהב</text:span><text:span text:style-name="T2"> </text:span><text:span text:style-name="T22">והטבת</text:span><text:span text:style-name="T2"> </text:span><text:span text:style-name="T22">חמש</text:span><text:span text:style-name="T2"> </text:span><text:span text:style-name="T22">נרות</text:span><text:span text:style-name="T2"> </text:span><text:span text:style-name="T22">ודם</text:span><text:span text:style-name="T2"> </text:span><text:span text:style-name="T22">התמיד</text:span><text:span text:style-name="T2"> </text:span><text:span text:style-name="T22">כו' - כדרך</text:span><text:span text:style-name="T2"> </text:span><text:span text:style-name="T22">שהם</text:span><text:span text:style-name="T2"> </text:span><text:span text:style-name="T22">סדורין</text:span><text:span text:style-name="T2"> </text:span><text:span text:style-name="T22">לשם</text:span><text:span text:style-name="T2"> </text:span><text:span text:style-name="T22">הם</text:span><text:span text:style-name="T2"> </text:span><text:span text:style-name="T22">נעשים</text:span><text:span text:style-name="T2"> </text:span></text:p>
      <text:p text:style-name="P19"><text:span text:style-name="T13">הציתו</text:span><text:span text:style-name="T15"> </text:span><text:span text:style-name="T13">שתי</text:span><text:span text:style-name="T15"> </text:span><text:span text:style-name="T13">מערכות</text:span><text:span text:style-name="T15"> </text:span><text:span text:style-name="T13">באש</text:span><text:span text:style-name="T21">. לאחר</text:span><text:span text:style-name="T1"> </text:span><text:span text:style-name="T21">שסידרו</text:span><text:span text:style-name="T1"> </text:span><text:span text:style-name="T21">שני</text:span><text:span text:style-name="T1"> </text:span><text:span text:style-name="T21">גיזרי</text:span><text:span text:style-name="T1"> </text:span><text:span text:style-name="T21">עצים: </text:span></text:p>
      <text:p text:style-name="P21"/>
      <text:p text:style-name="P7">ירדו<text:span text:style-name="T1"> </text:span>ובאו<text:span text:style-name="T1"> </text:span>להם<text:span text:style-name="T1"> </text:span>ללשכת<text:span text:style-name="T1"> </text:span>הגזית<text:span text:style-name="T1"> </text:span><text:span text:style-name="T10">(</text:span><text:span text:style-name="T60">שהיא</text:span><text:span text:style-name="T64"> </text:span><text:span text:style-name="T60">קרובה</text:span><text:span text:style-name="T64"> </text:span><text:span text:style-name="T60">לעזרה</text:span><text:span text:style-name="T64"> </text:span><text:span text:style-name="T60">להטיל</text:span><text:span text:style-name="T64"> </text:span><text:span text:style-name="T60">פייסות; וטעמא</text:span><text:span text:style-name="T64"> </text:span><text:span text:style-name="T60">כאשר</text:span><text:span text:style-name="T64"> </text:span><text:span text:style-name="T60">פירשתי</text:span><text:span text:style-name="T64"> </text:span><text:span text:style-name="T60">לעיל: שלא</text:span><text:span text:style-name="T64"> </text:span><text:span text:style-name="T60">היו</text:span><text:span text:style-name="T64"> </text:span><text:span text:style-name="T60">יכולים</text:span><text:span text:style-name="T64"> </text:span><text:span text:style-name="T60">לפייס</text:span><text:span text:style-name="T64"> </text:span><text:span text:style-name="T60">בעזרה, לכך</text:span><text:span text:style-name="T64"> </text:span><text:span text:style-name="T60">צריכים</text:span><text:span text:style-name="T64"> </text:span><text:span text:style-name="T60">ללכת</text:span><text:span text:style-name="T64"> </text:span><text:span text:style-name="T60">ללשכת</text:span><text:span text:style-name="T64"> </text:span><text:span text:style-name="T60">הגזית, שהיא</text:span><text:span text:style-name="T64"> </text:span><text:span text:style-name="T60">חציה</text:span><text:span text:style-name="T64"> </text:span><text:span text:style-name="T60">קדש</text:span><text:span text:style-name="T64"> </text:span><text:span text:style-name="T60">וחציה</text:span><text:span text:style-name="T64"> </text:span><text:span text:style-name="T60">חול, ומפיסין</text:span><text:span text:style-name="T64"> </text:span><text:span text:style-name="T60">במקום</text:span><text:span text:style-name="T64"> </text:span><text:span text:style-name="T60">המקודש, דכתיב</text:span><text:span text:style-name="T64"> </text:span><text:span text:style-name="T67">בבית</text:span><text:span text:style-name="T64"> </text:span><text:span text:style-name="T67">אלהים</text:span><text:span text:style-name="T64"> </text:span><text:span text:style-name="T67">נהלך</text:span><text:span text:style-name="T64"> </text:span><text:span text:style-name="T67">ברגש</text:span><text:span text:style-name="T64"> </text:span><text:span text:style-name="T61">(תהלים</text:span><text:span text:style-name="T65"> </text:span><text:span text:style-name="T61">נה,טו)</text:span><text:span text:style-name="T10">)</text:span>.<text:span text:style-name="T60"> </text:span></text:p>
      <text:p text:style-name="P21"/>
      <text:p text:style-name="P7"/>
      <text:p text:style-name="P7">גמרא:</text:p>
      <text:p text:style-name="P7">אמר<text:span text:style-name="T1"> </text:span>רבא: גוזמא<text:span text:style-name="T1"> </text:span><text:span text:style-name="T10">(</text:span><text:span text:style-name="T60">א'שלש</text:span><text:span text:style-name="T64"> </text:span><text:span text:style-name="T60">מאות</text:span><text:span text:style-name="T64"> </text:span><text:span text:style-name="T60">כור', כלומר: מילתא</text:span><text:span text:style-name="T64"> </text:span><text:span text:style-name="T60">בעלמא</text:span><text:span text:style-name="T64"> </text:span><text:span text:style-name="T60">הוא</text:span><text:span text:style-name="T64"> </text:span><text:span text:style-name="T60">דקאי, ולאו</text:span><text:span text:style-name="T64"> </text:span><text:span text:style-name="T60">דוקא: דמעולם</text:span><text:span text:style-name="T64"> </text:span><text:span text:style-name="T60">לא</text:span><text:span text:style-name="T64"> </text:span><text:span text:style-name="T60">הגיע</text:span><text:span text:style-name="T64"> </text:span><text:span text:style-name="T60">לשלש</text:span><text:span text:style-name="T64"> </text:span><text:span text:style-name="T60">מאות</text:span><text:span text:style-name="T64"> </text:span><text:span text:style-name="T60">כור, דמקום</text:span><text:span text:style-name="T64"> </text:span><text:span text:style-name="T60">המערכה</text:span><text:span text:style-name="T64"> </text:span><text:span text:style-name="T60">לא</text:span><text:span text:style-name="T64"> </text:span><text:span text:style-name="T60">היתה</text:span><text:span text:style-name="T64"> </text:span><text:span text:style-name="T60">יכולה</text:span><text:span text:style-name="T64"> </text:span><text:span text:style-name="T60">להחזיק</text:span><text:span text:style-name="T64"> </text:span><text:span text:style-name="T60">שלש</text:span><text:span text:style-name="T64"> </text:span><text:span text:style-name="T60">מאות</text:span><text:span text:style-name="T64"> </text:span><text:span text:style-name="T60">כור</text:span><text:span text:style-name="T10">)</text:span>;</text:p>
      <text:p text:style-name="P7">'<text:span text:style-name="T46">השקו</text:span><text:span text:style-name="T45"> </text:span><text:span text:style-name="T46">את</text:span><text:span text:style-name="T45"> </text:span><text:span text:style-name="T46">התמיד</text:span><text:span text:style-name="T45"> </text:span><text:span text:style-name="T46">בכוס</text:span><text:span text:style-name="T45"> </text:span><text:span text:style-name="T46">של</text:span><text:span text:style-name="T45"> </text:span><text:span text:style-name="T46">זהב</text:span>' אמר<text:span text:style-name="T1"> </text:span>רבא: גוזמא<text:span text:style-name="T2"> </text:span><text:span text:style-name="T10">(</text:span><text:span text:style-name="T60">משנה</text:span><text:span text:style-name="T64"> </text:span><text:span text:style-name="T60">היא</text:span><text:span text:style-name="T64"> </text:span><text:span text:style-name="T60">לקמן</text:span><text:span text:style-name="T64"> </text:span><text:span text:style-name="T61">[פ"ג</text:span><text:span text:style-name="T65"> </text:span><text:span text:style-name="T61">מ"ג]</text:span><text:span text:style-name="T60"> שמשקין</text:span><text:span text:style-name="T64"> </text:span><text:span text:style-name="T60">את</text:span><text:span text:style-name="T64"> </text:span><text:span text:style-name="T60">התמיד</text:span><text:span text:style-name="T64"> </text:span><text:span text:style-name="T60">כדי</text:span><text:span text:style-name="T64"> </text:span><text:span text:style-name="T60">שיהא</text:span><text:span text:style-name="T64"> </text:span><text:span text:style-name="T60">נוח</text:span><text:span text:style-name="T64"> </text:span><text:span text:style-name="T60">להפשיט</text:span><text:span text:style-name="T64"> </text:span><text:span text:style-name="T60">ומשום</text:span><text:span text:style-name="T64"> </text:span><text:span text:style-name="T60">גוזמא</text:span><text:span text:style-name="T64"> </text:span><text:span text:style-name="T60">נקט</text:span><text:span text:style-name="T64"> </text:span><text:span text:style-name="T60">הא</text:span><text:span text:style-name="T10">)</text:span>;</text:p>
      <text:p text:style-name="P7"/>
      <text:p text:style-name="P7">אמר<text:span text:style-name="T1"> </text:span>רבי<text:span text:style-name="T1"> </text:span>אמי: דברה<text:span text:style-name="T1"> </text:span>תורה<text:span text:style-name="T1"> </text:span>לשון<text:span text:style-name="T1"> </text:span>הבאי<text:span text:style-name="T1"> </text:span><text:span text:style-name="T10">(</text:span><text:span text:style-name="T60">כאדם</text:span><text:span text:style-name="T64"> </text:span><text:span text:style-name="T60">שרוצה</text:span><text:span text:style-name="T64"> </text:span><text:span text:style-name="T60">לחזק</text:span><text:span text:style-name="T64"> </text:span><text:span text:style-name="T60">דבריו</text:span><text:span text:style-name="T10">)</text:span>, דברו<text:span text:style-name="T1"> </text:span>נביאים<text:span text:style-name="T1"> </text:span>לשון<text:span text:style-name="T1"> </text:span>הבאי, דברו<text:span text:style-name="T1"> </text:span>חכמים<text:span text:style-name="T1"> </text:span>לשון<text:span text:style-name="T1"> </text:span>הבאי:</text:p>
      <text:p text:style-name="P7">דברה<text:span text:style-name="T1"> </text:span>תורה<text:span text:style-name="T1"> </text:span>לשון<text:span text:style-name="T1"> </text:span>הבאי, דכתיב<text:span text:style-name="T1"> </text:span><text:span text:style-name="T61">(דברים</text:span><text:span text:style-name="T65"> </text:span><text:span text:style-name="T61">ט,א)</text:span><text:span text:style-name="T25"> </text:span><text:span text:style-name="T26">[שמע</text:span><text:span text:style-name="T2"> </text:span><text:span text:style-name="T26">ישראל</text:span><text:span text:style-name="T2"> </text:span><text:span text:style-name="T26">אתה</text:span><text:span text:style-name="T2"> </text:span><text:span text:style-name="T26">עבר</text:span><text:span text:style-name="T2"> </text:span><text:span text:style-name="T26">היום</text:span><text:span text:style-name="T2"> </text:span><text:span text:style-name="T26">את</text:span><text:span text:style-name="T2"> </text:span><text:span text:style-name="T26">הירדן</text:span><text:span text:style-name="T2"> </text:span><text:span text:style-name="T26">לבא</text:span><text:span text:style-name="T2"> </text:span><text:span text:style-name="T26">לרשת</text:span><text:span text:style-name="T2"> </text:span><text:span text:style-name="T26">גוים</text:span><text:span text:style-name="T2"> </text:span><text:span text:style-name="T26">גדלים</text:span><text:span text:style-name="T2"> </text:span><text:span text:style-name="T26">ועצמים</text:span><text:span text:style-name="T2"> </text:span><text:span text:style-name="T26">ממך]</text:span><text:span text:style-name="T25"> ערים</text:span><text:span text:style-name="T1"> </text:span><text:span text:style-name="T25">גדולות</text:span><text:span text:style-name="T1"> </text:span><text:span text:style-name="T25">ובצורות</text:span><text:span text:style-name="T1"> </text:span><text:span text:style-name="T25">בשמים</text:span><text:span text:style-name="T1"> </text:span>- בשמים<text:span text:style-name="T1"> </text:span>סלקא<text:span text:style-name="T1"> </text:span>דעתא? אלא<text:span text:style-name="T1"> </text:span>גוזמא;</text:p>
      <text:p text:style-name="P7">דברו<text:span text:style-name="T1"> </text:span>חכמים<text:span text:style-name="T1"> </text:span>לשון<text:span text:style-name="T1"> </text:span>הבאי<text:span text:style-name="T1"> </text:span>- הא<text:span text:style-name="T1"> </text:span>דאמרן: תפוח, והשקו<text:span text:style-name="T1"> </text:span>את<text:span text:style-name="T1"> </text:span>התמיד<text:span text:style-name="T1"> </text:span>בכוס<text:span text:style-name="T1"> </text:span>של<text:span text:style-name="T1"> </text:span>זהב;</text:p>
      <text:p text:style-name="P7">דברו<text:span text:style-name="T1"> </text:span>נביאים<text:span text:style-name="T1"> </text:span>לשון<text:span text:style-name="T1"> </text:span>הבאי<text:span text:style-name="T1"> – </text:span>דכתיב: <text:span text:style-name="T61">(מלכים</text:span><text:span text:style-name="T65"> </text:span><text:span text:style-name="T61">א</text:span><text:span text:style-name="T65"> </text:span><text:span text:style-name="T61">א,מ)</text:span><text:span text:style-name="T25"> </text:span><text:span text:style-name="T26">[ויעלו]</text:span><text:span text:style-name="T25"> כל</text:span><text:span text:style-name="T1"> </text:span><text:span text:style-name="T25">העם</text:span><text:span text:style-name="T1"> </text:span><text:span text:style-name="T26">[אחריו</text:span><text:span text:style-name="T2"> </text:span><text:span text:style-name="T26">והעם]</text:span><text:span text:style-name="T25"> מחללים</text:span><text:span text:style-name="T1"> </text:span><text:span text:style-name="T25">בחללים</text:span><text:span text:style-name="T1"> </text:span><text:span text:style-name="T26">[ושמחים</text:span><text:span text:style-name="T2"> </text:span><text:span text:style-name="T26">שמחה</text:span><text:span text:style-name="T2"> </text:span><text:span text:style-name="T26">גדולה]</text:span><text:span text:style-name="T25"> ותבקע</text:span><text:span text:style-name="T1"> </text:span><text:span text:style-name="T25">הארץ</text:span><text:span text:style-name="T1"> </text:span><text:span text:style-name="T25">בקולם</text:span>.</text:p>
      <text:p text:style-name="P7">אמר<text:span text:style-name="T1"> </text:span>רבי<text:span text:style-name="T1"> </text:span>ינאי<text:span text:style-name="T1"> </text:span>[? שמואל? <text:span text:style-name="T60">בחולין</text:span><text:span text:style-name="T64"> </text:span><text:span text:style-name="T60">צ,ב:</text:span> יצחק?] בר<text:span text:style-name="T1"> </text:span>נחמני<text:span text:style-name="T1"> </text:span>אמר<text:span text:style-name="T1"> </text:span>שמואל: בשלשה<text:span text:style-name="T1"> </text:span>מקומות<text:span text:style-name="T1"> </text:span>דברו<text:span text:style-name="T1"> </text:span>חכמים<text:span text:style-name="T1"> </text:span>בלשון<text:span text:style-name="T1"> </text:span>הבאי, ואלו<text:span text:style-name="T1"> </text:span>הן: תפוח, גפן, ופרכת, לאפוקי<text:span text:style-name="T1"> </text:span>מדרבא, דתנן<text:span text:style-name="T1"> </text:span><text:span text:style-name="T61">[תמיד</text:span><text:span text:style-name="T65"> </text:span><text:span text:style-name="T61">פ"ג</text:span><text:span text:style-name="T65"> </text:span><text:span text:style-name="T61">מ"ג]</text:span>: '<text:span text:style-name="T46">השקו</text:span><text:span text:style-name="T45"> </text:span><text:span text:style-name="T46">את</text:span><text:span text:style-name="T45"> </text:span><text:span text:style-name="T46">התמיד</text:span><text:span text:style-name="T45"> </text:span><text:span text:style-name="T46">בכוס</text:span><text:span text:style-name="T45"> </text:span><text:span text:style-name="T46">של</text:span><text:span text:style-name="T45"> </text:span><text:span text:style-name="T46">זהב</text:span>', ואמר<text:span text:style-name="T1"> </text:span>רבא: גוזמא, קא<text:span text:style-name="T1"> </text:span>משמע<text:span text:style-name="T1"> </text:span>לן: הני<text:span text:style-name="T1"> – </text:span>אִין, התם<text:span text:style-name="T1"> – </text:span>לא: אין<text:span text:style-name="T1"> </text:span>עניות<text:span text:style-name="T1"> </text:span>במקום<text:span text:style-name="T1"> </text:span>עשירות<text:span text:style-name="T1"> </text:span><text:span text:style-name="T10">(</text:span><text:span text:style-name="T60">ולא</text:span><text:span text:style-name="T64"> </text:span><text:span text:style-name="T60">גוזמא</text:span><text:span text:style-name="T64"> </text:span><text:span text:style-name="T60">דכל</text:span><text:span text:style-name="T64"> </text:span><text:span text:style-name="T60">מעשיהם</text:span><text:span text:style-name="T64"> </text:span><text:span text:style-name="T60">בעושר</text:span><text:span text:style-name="T64"> </text:span><text:span text:style-name="T60">ובשררה</text:span><text:span text:style-name="T10">)</text:span>;</text:p>
      <text:p text:style-name="P7">תפוח<text:span text:style-name="T1"> </text:span>- הא<text:span text:style-name="T1"> </text:span>דאמרן; גפן<text:span text:style-name="T1"> – </text:span>דתנן<text:span text:style-name="T1"> </text:span><text:span text:style-name="T61">[משנה</text:span><text:span text:style-name="T65"> </text:span><text:span text:style-name="T61">מדות</text:span><text:span text:style-name="T65"> </text:span><text:span text:style-name="T61">פ"ג</text:span><text:span text:style-name="T65"> </text:span><text:span text:style-name="T61">מ"ח]</text:span>: '<text:span text:style-name="T46">גפן</text:span><text:span text:style-name="T45"> </text:span><text:span text:style-name="T46">זהב</text:span><text:span text:style-name="T45"> </text:span><text:span text:style-name="T10">(</text:span><text:span text:style-name="T60">דבר</text:span><text:span text:style-name="T64"> </text:span><text:span text:style-name="T60">של</text:span><text:span text:style-name="T64"> </text:span><text:span text:style-name="T60">זהב</text:span><text:span text:style-name="T64"> </text:span><text:span text:style-name="T60">העשוי</text:span><text:span text:style-name="T64"> </text:span><text:span text:style-name="T60">כמין</text:span><text:span text:style-name="T64"> </text:span><text:span text:style-name="T60">גפן</text:span><text:span text:style-name="T10">)</text:span><text:span text:style-name="T46"> היתה</text:span><text:span text:style-name="T45"> </text:span><text:span text:style-name="T46">עומדת</text:span><text:span text:style-name="T45"> </text:span><text:span text:style-name="T46">על</text:span><text:span text:style-name="T45"> </text:span><text:span text:style-name="T46">פתח</text:span><text:span text:style-name="T45"> </text:span><text:span text:style-name="T46">ההיכל</text:span><text:span text:style-name="T45"> </text:span><text:span text:style-name="T46">ומודלה</text:span><text:span text:style-name="T45"> </text:span><text:span text:style-name="T46">על</text:span><text:span text:style-name="T45"> </text:span><text:span text:style-name="T46">גבי</text:span><text:span text:style-name="T45"> </text:span><text:span text:style-name="T46">כלונסות</text:span><text:span text:style-name="T45"> </text:span><text:span text:style-name="T10">(</text:span><text:span text:style-name="T60">של</text:span><text:span text:style-name="T64"> </text:span><text:span text:style-name="T60">ארז, כעין</text:span><text:span text:style-name="T64"> </text:span><text:span text:style-name="T60">דליות</text:span><text:span text:style-name="T64"> </text:span><text:span text:style-name="T60">של</text:span><text:span text:style-name="T64"> </text:span><text:span text:style-name="T60">גפן: מגביהין</text:span><text:span text:style-name="T64"> </text:span><text:span text:style-name="T60">אותה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עמודין</text:span><text:span text:style-name="T64"> </text:span><text:span text:style-name="T60">של</text:span><text:span text:style-name="T64"> </text:span><text:span text:style-name="T60">ארז; ולא</text:span><text:span text:style-name="T64"> </text:span><text:span text:style-name="T60">עברו</text:span><text:span text:style-name="T64"> </text:span><text:span text:style-name="T60">א'</text:span><text:span text:style-name="T67">לא</text:span><text:span text:style-name="T64"> </text:span><text:span text:style-name="T67">תטע</text:span><text:span text:style-name="T64"> </text:span><text:span text:style-name="T67">לך</text:span><text:span text:style-name="T64"> </text:span><text:span text:style-name="T67">אשרה</text:span><text:span text:style-name="T64"> </text:span><text:span text:style-name="T67">כל</text:span><text:span text:style-name="T64"> </text:span><text:span text:style-name="T67">עץ</text:span><text:span text:style-name="T60">' </text:span><text:span text:style-name="T61">(דברים</text:span><text:span text:style-name="T65"> </text:span><text:span text:style-name="T61">טז,כא)</text:span><text:span text:style-name="T60"> דזה</text:span><text:span text:style-name="T64"> </text:span><text:span text:style-name="T60">אינו</text:span><text:span text:style-name="T64"> </text:span><text:span text:style-name="T60">'בנין'</text:span><text:span text:style-name="T10">)</text:span><text:span text:style-name="T46">, וכל</text:span><text:span text:style-name="T45"> </text:span><text:span text:style-name="T46">מי</text:span><text:span text:style-name="T45"> </text:span><text:span text:style-name="T46">שמתנדב</text:span><text:span text:style-name="T45"> </text:span><text:span text:style-name="T46">עלה</text:span><text:span text:style-name="T45"> <text:s/></text:span></text:p>
      <text:p text:style-name="P7"/>
      <text:p text:style-name="P7">(תמיד<text:span text:style-name="T1"> </text:span>כט,ב)</text:p>
      <text:p text:style-name="P7"><text:span text:style-name="T46">או</text:span><text:span text:style-name="T45"> </text:span><text:span text:style-name="T46">גרגיר</text:span><text:span text:style-name="T45"> </text:span><text:span text:style-name="T46">או</text:span><text:span text:style-name="T45"> </text:span><text:span text:style-name="T46">אשכול</text:span><text:span text:style-name="T45"> </text:span><text:span text:style-name="T10">(</text:span><text:span text:style-name="T60">של</text:span><text:span text:style-name="T64"> </text:span><text:span text:style-name="T60">זהב</text:span><text:span text:style-name="T10">)</text:span> -<text:span text:style-name="T46"> מביא</text:span><text:span text:style-name="T45"> </text:span><text:span text:style-name="T46">ותולה</text:span><text:span text:style-name="T45"> </text:span><text:span text:style-name="T46">בה; אמר</text:span><text:span text:style-name="T45"> </text:span><text:span text:style-name="T46">רבי</text:span><text:span text:style-name="T45"> </text:span><text:span text:style-name="T46">אלעזר</text:span><text:span text:style-name="T45"> </text:span><text:span text:style-name="T46">ברבי</text:span><text:span text:style-name="T45"> </text:span><text:span text:style-name="T46">צדוק: מעשה</text:span><text:span text:style-name="T45"> </text:span><text:span text:style-name="T46">היה</text:span><text:span text:style-name="T45"> </text:span><text:span text:style-name="T46">ונמנו</text:span><text:span text:style-name="T45"> </text:span><text:span text:style-name="T46">עליה</text:span><text:span text:style-name="T45"> </text:span><text:span text:style-name="T46">שלש</text:span><text:span text:style-name="T45"> </text:span><text:span text:style-name="T46">מאות</text:span><text:span text:style-name="T45"> </text:span><text:span text:style-name="T46">כהנים</text:span><text:span text:style-name="T45"> </text:span><text:span text:style-name="T46">לפנותה</text:span><text:span text:style-name="T45"> </text:span><text:span text:style-name="T10">(</text:span><text:span text:style-name="T60">גוזמא</text:span><text:span text:style-name="T64"> </text:span><text:span text:style-name="T60">היא: דאם</text:span><text:span text:style-name="T64"> </text:span><text:span text:style-name="T60">היתה</text:span><text:span text:style-name="T64"> </text:span><text:span text:style-name="T60">טעונה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שצריכה</text:span><text:span text:style-name="T64"> </text:span><text:span text:style-name="T60">שלש</text:span><text:span text:style-name="T64"> </text:span><text:span text:style-name="T60">מאות</text:span><text:span text:style-name="T64"> </text:span><text:span text:style-name="T60">כהנים</text:span><text:span text:style-name="T64"> </text:span><text:span text:style-name="T60">לפנותה</text:span><text:span text:style-name="T64"> – </text:span><text:span text:style-name="T60">תשבר, וכל</text:span><text:span text:style-name="T64"> </text:span><text:span text:style-name="T60">כך</text:span><text:span text:style-name="T64"> </text:span><text:span text:style-name="T60">לא</text:span><text:span text:style-name="T64"> </text:span><text:span text:style-name="T60">היו</text:span><text:span text:style-name="T64"> </text:span><text:span text:style-name="T60">ממתינים</text:span><text:span text:style-name="T10">)</text:span>;</text:p>
      <text:p text:style-name="P11"><text:span text:style-name="T17">פרוכת</text:span><text:span text:style-name="T18"> </text:span><text:span text:style-name="T17">- דתנן</text:span><text:span text:style-name="T18"> </text:span><text:span text:style-name="T61">[שקלים</text:span><text:span text:style-name="T65"> </text:span><text:span text:style-name="T61">פ"ח</text:span><text:span text:style-name="T65"> </text:span><text:span text:style-name="T61">מ"ה]</text:span><text:span text:style-name="T17">: '</text:span><text:span text:style-name="T50">רבן</text:span><text:span text:style-name="T51"> </text:span><text:span text:style-name="T50">שמעון</text:span><text:span text:style-name="T51"> </text:span><text:span text:style-name="T50">בן</text:span><text:span text:style-name="T51"> </text:span><text:span text:style-name="T50">גמליאל</text:span><text:span text:style-name="T51"> </text:span><text:span text:style-name="T50">אומר</text:span><text:span text:style-name="T51"> </text:span><text:span text:style-name="T50">משום</text:span><text:span text:style-name="T51"> </text:span><text:span text:style-name="T50">רבי</text:span><text:span text:style-name="T51"> </text:span><text:span text:style-name="T50">שמעון</text:span><text:span text:style-name="T51"> </text:span><text:span text:style-name="T50">הסגן: פרוכת</text:span><text:span text:style-name="T51"> </text:span><text:span text:style-name="T50">עביה</text:span><text:span text:style-name="T51"> </text:span><text:span text:style-name="T50">טפח; על</text:span><text:span text:style-name="T51"> </text:span><text:span text:style-name="T50">שבעים</text:span><text:span text:style-name="T51"> </text:span><text:span text:style-name="T50">ושנים</text:span><text:span text:style-name="T51"> </text:span><text:span text:style-name="T50">נימין</text:span><text:span text:style-name="T51"> </text:span><text:span text:style-name="T19">(</text:span><text:span text:style-name="T69">לייצ"ש</text:span><text:span text:style-name="T19">)</text:span><text:span text:style-name="T50"> נארגת, ועל</text:span><text:span text:style-name="T51"> </text:span><text:span text:style-name="T50">כל</text:span><text:span text:style-name="T51"> </text:span><text:span text:style-name="T50">נימה</text:span><text:span text:style-name="T51"> </text:span><text:span text:style-name="T50">ונימה</text:span><text:span text:style-name="T51"> </text:span><text:span text:style-name="T50">עשרים</text:span><text:span text:style-name="T51"> </text:span><text:span text:style-name="T50">וארבעה</text:span><text:span text:style-name="T51"> </text:span><text:span text:style-name="T50">חוטין</text:span><text:span text:style-name="T51"> </text:span><text:span text:style-name="T19">(</text:span><text:span text:style-name="T69">שזורין</text:span><text:span text:style-name="T72"> </text:span><text:span text:style-name="T69">מחוברין</text:span><text:span text:style-name="T72"> </text:span><text:span text:style-name="T69">יחד; וביומא</text:span><text:span text:style-name="T72"> </text:span><text:span text:style-name="T70">(דף</text:span><text:span text:style-name="T73"> </text:span><text:span text:style-name="T70">עא:)</text:span><text:span text:style-name="T69"> נפקא</text:span><text:span text:style-name="T72"> </text:span><text:span text:style-name="T69">לן</text:span><text:span text:style-name="T72"> </text:span><text:span text:style-name="T69">מקרא</text:span><text:span text:style-name="T72"> </text:span><text:span text:style-name="T69">דכל</text:span><text:span text:style-name="T72"> </text:span><text:span text:style-name="T69">חוט</text:span><text:span text:style-name="T72"> </text:span><text:span text:style-name="T69">כפול</text:span><text:span text:style-name="T72"> </text:span><text:span text:style-name="T69">ששה: כל</text:span><text:span text:style-name="T72"> </text:span><text:span text:style-name="T69">מקום</text:span><text:span text:style-name="T72"> </text:span><text:span text:style-name="T69">שנאמר</text:span><text:span text:style-name="T72"> </text:span><text:span text:style-name="T69">'שש' ללמדך</text:span><text:span text:style-name="T72"> </text:span><text:span text:style-name="T69">שיהא</text:span><text:span text:style-name="T72"> </text:span><text:span text:style-name="T69">החוט</text:span><text:span text:style-name="T72"> </text:span><text:span text:style-name="T69">כפול</text:span><text:span text:style-name="T72"> </text:span><text:span text:style-name="T69">ששה</text:span><text:span text:style-name="T19">)</text:span><text:span text:style-name="T50">, ארכה</text:span><text:span text:style-name="T51"> </text:span><text:span text:style-name="T19">(</text:span><text:span text:style-name="T69">גובה</text:span><text:span text:style-name="T72"> </text:span><text:span text:style-name="T69">הפרוכת</text:span><text:span text:style-name="T19">)</text:span><text:span text:style-name="T50"> ארבעים</text:span><text:span text:style-name="T51"> </text:span><text:span text:style-name="T50">אמה</text:span><text:span text:style-name="T51"> </text:span><text:span text:style-name="T50">ורחבה</text:span><text:span text:style-name="T51"> </text:span><text:span text:style-name="T50">עשרים</text:span><text:span text:style-name="T51"> </text:span><text:span text:style-name="T50">אמה</text:span><text:span text:style-name="T51"> </text:span><text:span text:style-name="T19">(</text:span><text:span text:style-name="T69">להבדיל</text:span><text:span text:style-name="T72"> </text:span><text:span text:style-name="T69">בין</text:span><text:span text:style-name="T72"> </text:span><text:span text:style-name="T69">ההיכל</text:span><text:span text:style-name="T72"> </text:span><text:span text:style-name="T69">לקדשי</text:span><text:span text:style-name="T72"> </text:span><text:span text:style-name="T69">קדשים, כדכתיב</text:span><text:span text:style-name="T72"> </text:span><text:span text:style-name="T70">(שמות</text:span><text:span text:style-name="T73"> </text:span><text:span text:style-name="T70">כו,לג)</text:span><text:span text:style-name="T75"> והבדילה</text:span><text:span text:style-name="T72"> </text:span><text:span text:style-name="T75">הפרוכת</text:span><text:span text:style-name="T72"> </text:span><text:span text:style-name="T75">לכם</text:span><text:span text:style-name="T72"> </text:span><text:span text:style-name="T75">בין</text:span><text:span text:style-name="T72"> </text:span><text:span text:style-name="T75">הקדש</text:span><text:span text:style-name="T72"> </text:span><text:span text:style-name="T75">ובין</text:span><text:span text:style-name="T72"> </text:span><text:span text:style-name="T75">קדש</text:span><text:span text:style-name="T72"> </text:span><text:span text:style-name="T75">הקדשים</text:span><text:span text:style-name="T72"> </text:span><text:span text:style-name="T69">וכדמוכח</text:span><text:span text:style-name="T72"> </text:span><text:span text:style-name="T69">בתוספתא</text:span><text:span text:style-name="T72"> </text:span><text:span text:style-name="T69">דבאותו</text:span><text:span text:style-name="T72"> </text:span><text:span text:style-name="T69">פרוכת</text:span><text:span text:style-name="T72"> </text:span><text:span text:style-name="T69">שפרוסה</text:span><text:span text:style-name="T72"> </text:span><text:span text:style-name="T69">שמה</text:span><text:span text:style-name="T72"> </text:span><text:span text:style-name="T69">מיירי, וחלל</text:span><text:span text:style-name="T72"> </text:span><text:span text:style-name="T69">ההיכל, כלומר: וגובהו</text:span><text:span text:style-name="T72"> </text:span><text:span text:style-name="T69">- היה</text:span><text:span text:style-name="T72"> </text:span><text:span text:style-name="T69">ארבעים</text:span><text:span text:style-name="T72"> </text:span><text:span text:style-name="T69">אמה, כדמוכח</text:span><text:span text:style-name="T72"> </text:span><text:span text:style-name="T69">במסכת</text:span><text:span text:style-name="T72"> </text:span><text:span text:style-name="T69">מדות</text:span><text:span text:style-name="T72"> </text:span><text:span text:style-name="T70">(דף</text:span><text:span text:style-name="T73"> </text:span><text:span text:style-name="T70">לז.)</text:span><text:span text:style-name="T69"> שגובה</text:span><text:span text:style-name="T72"> </text:span><text:span text:style-name="T69">ההיכל</text:span><text:span text:style-name="T72"> </text:span><text:span text:style-name="T69">ארבעים</text:span><text:span text:style-name="T72"> </text:span><text:span text:style-name="T69">ורחבו</text:span><text:span text:style-name="T72"> </text:span><text:span text:style-name="T69">עשרים</text:span><text:span text:style-name="T19">)</text:span><text:span text:style-name="T17">, ומשמונים</text:span><text:span text:style-name="T18"> </text:span><text:span text:style-name="T17">ושתים</text:span><text:span text:style-name="T18"> </text:span><text:span text:style-name="T17">ריבוא</text:span><text:span text:style-name="T18"> </text:span><text:span text:style-name="T17">נעשית</text:span><text:span text:style-name="T18"> </text:span><text:span text:style-name="T19">(</text:span><text:span text:style-name="T69">נערות</text:span><text:span text:style-name="T72"> </text:span><text:span text:style-name="T69">שלא</text:span><text:span text:style-name="T72"> </text:span><text:span text:style-name="T69">באו</text:span><text:span text:style-name="T72"> </text:span><text:span text:style-name="T69">עדיין</text:span><text:span text:style-name="T72"> </text:span><text:span text:style-name="T69">לכלל</text:span><text:span text:style-name="T72"> </text:span><text:span text:style-name="T69">נדות</text:span><text:span text:style-name="T72"> </text:span><text:span text:style-name="T69">מתעסקות</text:span><text:span text:style-name="T72"> </text:span><text:span text:style-name="T69">בה, שרוצים</text:span><text:span text:style-name="T72"> </text:span><text:span text:style-name="T69">לעסוק</text:span><text:span text:style-name="T72"> </text:span><text:span text:style-name="T69">בה</text:span><text:span text:style-name="T72"> </text:span><text:span text:style-name="T69">בטהרה, וכדאמרינן</text:span><text:span text:style-name="T72"> </text:span><text:span text:style-name="T69">בעלמא</text:span><text:span text:style-name="T72"> </text:span><text:span text:style-name="T70">[כתובות</text:span><text:span text:style-name="T73"> </text:span><text:span text:style-name="T70">קו,א]</text:span><text:span text:style-name="T69"> '</text:span><text:span text:style-name="T71">[אמר</text:span><text:span text:style-name="T74"> </text:span><text:span text:style-name="T71">רב</text:span><text:span text:style-name="T74"> </text:span><text:span text:style-name="T71">נחמן</text:span><text:span text:style-name="T74"> </text:span><text:span text:style-name="T71">אמר</text:span><text:span text:style-name="T74"> </text:span><text:span text:style-name="T71">רב]</text:span><text:span text:style-name="T69"> נשים</text:span><text:span text:style-name="T72"> </text:span><text:span text:style-name="T69">האורגות</text:span><text:span text:style-name="T72"> </text:span><text:span text:style-name="T69">בפרוכת</text:span><text:span text:style-name="T72"> </text:span><text:span text:style-name="T69">נוטלות</text:span><text:span text:style-name="T72"> </text:span><text:span text:style-name="T69">שכרן</text:span><text:span text:style-name="T72"> </text:span><text:span text:style-name="T69">מתרומת</text:span><text:span text:style-name="T72"> </text:span><text:span text:style-name="T69">הלשכה'</text:span><text:span text:style-name="T19">)</text:span><text:span text:style-name="T17">, ושתים</text:span><text:span text:style-name="T18"> </text:span><text:span text:style-name="T17">עושין</text:span><text:span text:style-name="T18"> </text:span><text:span text:style-name="T17">בכל</text:span><text:span text:style-name="T18"> </text:span><text:span text:style-name="T17">שנה</text:span><text:span text:style-name="T18"> </text:span><text:span text:style-name="T17">ושנה</text:span><text:span text:style-name="T18"> </text:span><text:span text:style-name="T19">(</text:span><text:span text:style-name="T69">שצריך</text:span><text:span text:style-name="T72"> </text:span><text:span text:style-name="T69">שתי</text:span><text:span text:style-name="T72"> </text:span><text:span text:style-name="T69">פרוכות</text:span><text:span text:style-name="T72"> </text:span><text:span text:style-name="T69">כנגד</text:span><text:span text:style-name="T72"> </text:span><text:span text:style-name="T69">אמה</text:span><text:span text:style-name="T72"> </text:span><text:span text:style-name="T69">טרקסין: שבבית</text:span><text:span text:style-name="T72"> </text:span><text:span text:style-name="T69">שני</text:span><text:span text:style-name="T72"> </text:span><text:span text:style-name="T69">לא</text:span><text:span text:style-name="T72"> </text:span><text:span text:style-name="T69">יכלו</text:span><text:span text:style-name="T72"> </text:span><text:span text:style-name="T69">לעשות</text:span><text:span text:style-name="T72"> </text:span><text:span text:style-name="T69">אמה</text:span><text:span text:style-name="T72"> </text:span><text:span text:style-name="T69">טרקסין, כדמוכח</text:span><text:span text:style-name="T72"> </text:span><text:span text:style-name="T69">בבבא</text:span><text:span text:style-name="T72"> </text:span><text:span text:style-name="T69">בתרא</text:span><text:span text:style-name="T72"> </text:span><text:span text:style-name="T69">בתחלתו</text:span><text:span text:style-name="T72"> </text:span><text:span text:style-name="T70">(דף</text:span><text:span text:style-name="T73"> </text:span><text:span text:style-name="T70">ג.)</text:span><text:span text:style-name="T69">, לכך</text:span><text:span text:style-name="T72"> </text:span><text:span text:style-name="T69">עשו</text:span><text:span text:style-name="T72"> </text:span><text:span text:style-name="T69">שתי</text:span><text:span text:style-name="T72"> </text:span><text:span text:style-name="T69">פרוכות, ותופסין</text:span><text:span text:style-name="T72"> </text:span><text:span text:style-name="T69">השתי</text:span><text:span text:style-name="T72"> </text:span><text:span text:style-name="T69">פרוכות</text:span><text:span text:style-name="T72"> </text:span><text:span text:style-name="T69">אמה; שהיו</text:span><text:span text:style-name="T72"> </text:span><text:span text:style-name="T69">מתעסקין</text:span><text:span text:style-name="T72"> </text:span><text:span text:style-name="T69">בכל</text:span><text:span text:style-name="T72"> </text:span><text:span text:style-name="T69">שנה</text:span><text:span text:style-name="T72"> </text:span><text:span text:style-name="T69">ונוטלין</text:span><text:span text:style-name="T72"> </text:span><text:span text:style-name="T69">אלו</text:span><text:span text:style-name="T72"> </text:span><text:span text:style-name="T69">מן</text:span><text:span text:style-name="T72"> </text:span><text:span text:style-name="T69">הפתח</text:span><text:span text:style-name="T72"> </text:span><text:span text:style-name="T69">ומניחין</text:span><text:span text:style-name="T72"> </text:span><text:span text:style-name="T69">אחרים</text:span><text:span text:style-name="T72"> </text:span><text:span text:style-name="T69">כנגד</text:span><text:span text:style-name="T72"> </text:span><text:span text:style-name="T69">הפתח</text:span><text:span text:style-name="T19">)</text:span><text:span text:style-name="T17">, ושלש</text:span><text:span text:style-name="T18"> </text:span><text:span text:style-name="T17">מאות</text:span><text:span text:style-name="T18"> </text:span><text:span text:style-name="T17">כהנים</text:span><text:span text:style-name="T18"> </text:span><text:span text:style-name="T17">מטבילין</text:span><text:span text:style-name="T18"> </text:span><text:span text:style-name="T17">אותה</text:span><text:span text:style-name="T18"> </text:span><text:span text:style-name="T19">(</text:span><text:span text:style-name="T69">נראה</text:span><text:span text:style-name="T72"> </text:span><text:span text:style-name="T69">לרבי</text:span><text:span text:style-name="T72"> </text:span><text:span text:style-name="T69">לאחר</text:span><text:span text:style-name="T72"> </text:span><text:span text:style-name="T69">עשייתה, לפי</text:span><text:span text:style-name="T72"> </text:span><text:span text:style-name="T69">שאי</text:span><text:span text:style-name="T72"> </text:span><text:span text:style-name="T69">אפשר</text:span><text:span text:style-name="T72"> </text:span><text:span text:style-name="T69">לאורגן</text:span><text:span text:style-name="T72"> </text:span><text:span text:style-name="T69">בטהרה</text:span><text:span text:style-name="T72"> </text:span><text:span text:style-name="T69">שלא</text:span><text:span text:style-name="T72"> </text:span><text:span text:style-name="T69">תהא</text:span><text:span text:style-name="T72"> </text:span><text:span text:style-name="T69">נדה</text:span><text:span text:style-name="T72"> </text:span><text:span text:style-name="T69">אחת</text:span><text:span text:style-name="T72"> </text:span><text:span text:style-name="T69">מן</text:span><text:span text:style-name="T72"> </text:span><text:span text:style-name="T69">הנשים</text:span><text:span text:style-name="T72"> </text:span><text:span text:style-name="T69">האורגות</text:span><text:span text:style-name="T72"> </text:span><text:span text:style-name="T69">בה, ושמא</text:span><text:span text:style-name="T72"> </text:span><text:span text:style-name="T69">פירסה</text:span><text:span text:style-name="T72"> </text:span><text:span text:style-name="T69">נדה</text:span><text:span text:style-name="T72"> </text:span><text:span text:style-name="T69">ולאו</text:span><text:span text:style-name="T72"> </text:span><text:span text:style-name="T69">אדעתה, הילכך</text:span><text:span text:style-name="T72"> </text:span><text:span text:style-name="T69">מטבילין</text:span><text:span text:style-name="T72"> </text:span><text:span text:style-name="T69">אותה</text:span><text:span text:style-name="T72"> </text:span><text:span text:style-name="T69">קודם</text:span><text:span text:style-name="T72"> </text:span><text:span text:style-name="T69">שיפרשוהו</text:span><text:span text:style-name="T72"> </text:span><text:span text:style-name="T69">נגד</text:span><text:span text:style-name="T72"> </text:span><text:span text:style-name="T69">הפתח</text:span><text:span text:style-name="T19">)</text:span><text:span text:style-name="T17">'. <text:s/></text:span></text:p>
      <text:p text:style-name="P19"><text:span text:style-name="T21">והשתא</text:span><text:span text:style-name="T1"> </text:span><text:span text:style-name="T21">לפי</text:span><text:span text:style-name="T1"> </text:span><text:span text:style-name="T21">מה</text:span><text:span text:style-name="T1"> </text:span><text:span text:style-name="T21">שפירשתי</text:span><text:span text:style-name="T1"> </text:span><text:span text:style-name="T21">אפרש</text:span><text:span text:style-name="T1"> </text:span><text:span text:style-name="T21">כל</text:span><text:span text:style-name="T1"> </text:span><text:span text:style-name="T21">סדר</text:span><text:span text:style-name="T1"> </text:span><text:span text:style-name="T21">הפרוכת</text:span><text:span text:style-name="T1"> </text:span><text:span text:style-name="T21">מתחלתו</text:span><text:span text:style-name="T1"> </text:span><text:span text:style-name="T21">ועד</text:span><text:span text:style-name="T1"> </text:span><text:span text:style-name="T21">סופו, לשון</text:span><text:span text:style-name="T1"> </text:span><text:span text:style-name="T21">אחר:</text:span></text:p>
      <text:p text:style-name="P20"><text:soft-page-break/><text:span text:style-name="T14">ארכה</text:span><text:span text:style-name="T16"> </text:span><text:span text:style-name="T14">ארבעים</text:span><text:span text:style-name="T16"> </text:span><text:span text:style-name="T14">אמה</text:span><text:span text:style-name="T16"> </text:span><text:span text:style-name="T14">ורחבה</text:span><text:span text:style-name="T16"> </text:span><text:span text:style-name="T14">עשרים</text:span><text:span text:style-name="T16"> </text:span><text:span text:style-name="T14">אמה</text:span><text:span text:style-name="T16"> </text:span><text:span text:style-name="T14">ושתים</text:span><text:span text:style-name="T16"> </text:span><text:span text:style-name="T14">עושים</text:span><text:span text:style-name="T16"> </text:span><text:span text:style-name="T14">בכל</text:span><text:span text:style-name="T16"> </text:span><text:span text:style-name="T14">שנה</text:span><text:span text:style-name="T16"> </text:span><text:span text:style-name="T14">ושנה</text:span><text:span text:style-name="T2"> </text:span><text:span text:style-name="T22">שתי</text:span><text:span text:style-name="T2"> </text:span><text:span text:style-name="T22">פרוכות</text:span><text:span text:style-name="T2"> </text:span><text:span text:style-name="T22">גובהן</text:span><text:span text:style-name="T2"> </text:span><text:span text:style-name="T22">ורחבן</text:span><text:span text:style-name="T2"> </text:span><text:span text:style-name="T22">כשיעור</text:span><text:span text:style-name="T2"> </text:span><text:span text:style-name="T22">זה, להבדיל</text:span><text:span text:style-name="T2"> </text:span><text:span text:style-name="T22">בין</text:span><text:span text:style-name="T2"> </text:span><text:span text:style-name="T22">קדשי</text:span><text:span text:style-name="T2"> </text:span><text:span text:style-name="T22">הקדשים</text:span><text:span text:style-name="T2"> </text:span><text:span text:style-name="T22">להיכל, שהיה</text:span><text:span text:style-name="T2"> </text:span><text:span text:style-name="T22">גובה</text:span><text:span text:style-name="T2"> </text:span><text:span text:style-name="T22">ההיכל</text:span><text:span text:style-name="T2"> </text:span><text:span text:style-name="T22">חללו</text:span><text:span text:style-name="T2"> </text:span><text:span text:style-name="T22">כדמפרש</text:span><text:span text:style-name="T2"> </text:span><text:span text:style-name="T22">במסכת</text:span><text:span text:style-name="T2"> </text:span><text:span text:style-name="T22">מדות, ושתי</text:span><text:span text:style-name="T2"> </text:span><text:span text:style-name="T22">פרוכות</text:span><text:span text:style-name="T2"> </text:span><text:span text:style-name="T22">היו</text:span><text:span text:style-name="T2"> </text:span><text:span text:style-name="T22">שם</text:span><text:span text:style-name="T2"> </text:span><text:span text:style-name="T22">כנגד</text:span><text:span text:style-name="T2"> </text:span><text:span text:style-name="T22">אמה</text:span><text:span text:style-name="T2"> </text:span><text:span text:style-name="T22">טרקסין: שבבית</text:span><text:span text:style-name="T2"> </text:span><text:span text:style-name="T22">שני</text:span><text:span text:style-name="T2"> </text:span><text:span text:style-name="T22">לא</text:span><text:span text:style-name="T2"> </text:span><text:span text:style-name="T22">יכלו</text:span><text:span text:style-name="T2"> </text:span><text:span text:style-name="T22">לעשות</text:span><text:span text:style-name="T2"> </text:span><text:span text:style-name="T22">אמה</text:span><text:span text:style-name="T2"> </text:span><text:span text:style-name="T22">טרקסין</text:span><text:span text:style-name="T2"> </text:span><text:span text:style-name="T22">להבדיל</text:span><text:span text:style-name="T2"> </text:span><text:span text:style-name="T22">שם, לפי</text:span><text:span text:style-name="T2"> </text:span><text:span text:style-name="T22">שהיה</text:span><text:span text:style-name="T2"> </text:span><text:span text:style-name="T22">גבוה</text:span><text:span text:style-name="T2"> </text:span><text:span text:style-name="T22">יותר</text:span><text:span text:style-name="T2"> </text:span><text:span text:style-name="T22">ממאה</text:span><text:span text:style-name="T2"> </text:span><text:span text:style-name="T22">אמה, וחומה</text:span><text:span text:style-name="T2"> </text:span><text:span text:style-name="T22">רחבה</text:span><text:span text:style-name="T2"> </text:span><text:span text:style-name="T22">אמה</text:span><text:span text:style-name="T2"> </text:span><text:span text:style-name="T22">אינה</text:span><text:span text:style-name="T2"> </text:span><text:span text:style-name="T22">יכולה</text:span><text:span text:style-name="T2"> </text:span><text:span text:style-name="T22">לסבול</text:span><text:span text:style-name="T2"> </text:span><text:span text:style-name="T22">חומה</text:span><text:span text:style-name="T2"> </text:span><text:span text:style-name="T22">גבוהה</text:span><text:span text:style-name="T2"> </text:span><text:span text:style-name="T22">כל</text:span><text:span text:style-name="T2"> </text:span><text:span text:style-name="T22">כך, ולהרחיב</text:span><text:span text:style-name="T2"> </text:span><text:span text:style-name="T22">החומה</text:span><text:span text:style-name="T2"> </text:span><text:span text:style-name="T22">אי</text:span><text:span text:style-name="T2"> </text:span><text:span text:style-name="T22">אפשר: ד</text:span><text:span text:style-name="T26">הכל</text:span><text:span text:style-name="T2"> </text:span><text:span text:style-name="T26">בכתב</text:span><text:span text:style-name="T2"> </text:span><text:span text:style-name="T28">[מיד</text:span><text:span text:style-name="T5"> </text:span><text:span text:style-name="T28">ה' עלי</text:span><text:span text:style-name="T5"> </text:span><text:span text:style-name="T28">השכיל</text:span><text:span text:style-name="T5"> </text:span><text:span text:style-name="T28">כל</text:span><text:span text:style-name="T5"> </text:span><text:span text:style-name="T28">מלאכות</text:span><text:span text:style-name="T5"> </text:span><text:span text:style-name="T28">התבנית] </text:span><text:span text:style-name="T29">[</text:span><text:span text:style-name="T23">דברי</text:span><text:span text:style-name="T3"> </text:span><text:span text:style-name="T23">הימים</text:span><text:span text:style-name="T3"> </text:span><text:span text:style-name="T23">א, כח,יט]</text:span><text:span text:style-name="T22">, לכן</text:span><text:span text:style-name="T2"> </text:span><text:span text:style-name="T22">עשו</text:span><text:span text:style-name="T2"> </text:span><text:span text:style-name="T22">שתי</text:span><text:span text:style-name="T2"> </text:span><text:span text:style-name="T22">פרוכות</text:span><text:span text:style-name="T2"> </text:span><text:span text:style-name="T22">להחזיק</text:span><text:span text:style-name="T2"> </text:span><text:span text:style-name="T22">האמה; ואין</text:span><text:span text:style-name="T2"> </text:span><text:span text:style-name="T22">נראה</text:span><text:span text:style-name="T2"> </text:span><text:span text:style-name="T22">לי</text:span><text:span text:style-name="T2"> </text:span><text:span text:style-name="T22">לומר</text:span><text:span text:style-name="T2"> </text:span><text:span text:style-name="T22">שאותן</text:span><text:span text:style-name="T2"> </text:span><text:span text:style-name="T22">שתי</text:span><text:span text:style-name="T2"> </text:span><text:span text:style-name="T22">פרוכות</text:span><text:span text:style-name="T2"> </text:span><text:span text:style-name="T22">היה</text:span><text:span text:style-name="T2"> </text:span><text:span text:style-name="T22">כל</text:span><text:span text:style-name="T2"> </text:span><text:span text:style-name="T22">אחד</text:span><text:span text:style-name="T2"> </text:span><text:span text:style-name="T22">עוביו</text:span><text:span text:style-name="T2"> </text:span><text:span text:style-name="T22">טפח, לפי</text:span><text:span text:style-name="T2"> </text:span><text:span text:style-name="T22">שצריך</text:span><text:span text:style-name="T2"> </text:span><text:span text:style-name="T22">הכהן</text:span><text:span text:style-name="T2"> </text:span><text:span text:style-name="T22">להלך</text:span><text:span text:style-name="T2"> </text:span><text:span text:style-name="T22">בין</text:span><text:span text:style-name="T2"> </text:span><text:span text:style-name="T22">אותן</text:span><text:span text:style-name="T2"> </text:span><text:span text:style-name="T22">שתי</text:span><text:span text:style-name="T2"> </text:span><text:span text:style-name="T22">פרוכות, ואם</text:span><text:span text:style-name="T2"> </text:span><text:span text:style-name="T22">היה</text:span><text:span text:style-name="T2"> </text:span><text:span text:style-name="T22">עביין</text:span><text:span text:style-name="T2"> </text:span><text:span text:style-name="T22">טפחיים</text:span><text:span text:style-name="T2"> </text:span><text:span text:style-name="T22">- אם</text:span><text:span text:style-name="T2"> </text:span><text:span text:style-name="T22">כן</text:span><text:span text:style-name="T2"> </text:span><text:span text:style-name="T22">לא</text:span><text:span text:style-name="T2"> </text:span><text:span text:style-name="T22">היה</text:span><text:span text:style-name="T2"> </text:span><text:span text:style-name="T22">ביניהן</text:span><text:span text:style-name="T2"> </text:span><text:span text:style-name="T22">אלא</text:span><text:span text:style-name="T2"> </text:span><text:span text:style-name="T22">שלשה</text:span><text:span text:style-name="T2"> </text:span><text:span text:style-name="T22">טפחים, וברחב</text:span><text:span text:style-name="T2"> </text:span><text:span text:style-name="T22">שלש</text:span><text:span text:style-name="T2"> </text:span><text:span text:style-name="T22">טפחים</text:span><text:span text:style-name="T2"> </text:span><text:span text:style-name="T22">לא</text:span><text:span text:style-name="T2"> </text:span><text:span text:style-name="T22">היה</text:span><text:span text:style-name="T2"> </text:span><text:span text:style-name="T22">יכול</text:span><text:span text:style-name="T2"> </text:span><text:span text:style-name="T22">להלוך! הילכך</text:span><text:span text:style-name="T2"> </text:span><text:span text:style-name="T22">נראה</text:span><text:span text:style-name="T2"> </text:span><text:span text:style-name="T22">לי</text:span><text:span text:style-name="T2"> </text:span><text:span text:style-name="T22">כמו</text:span><text:span text:style-name="T2"> </text:span><text:span text:style-name="T22">שפירשתי. </text:span></text:p>
      <text:p text:style-name="P20"/>
      <text:p text:style-name="P7">החלו<text:span text:style-name="T1"> </text:span>מעלין<text:span text:style-name="T1"> </text:span>בגזירין<text:span text:style-name="T1"> </text:span>לסדר<text:span text:style-name="T1"> </text:span>את<text:span text:style-name="T1"> </text:span>המערכה<text:span text:style-name="T1"> </text:span>[וכו'] חוץ<text:span text:style-name="T1"> </text:span>משל<text:span text:style-name="T1"> </text:span>זית<text:span text:style-name="T1"> </text:span>ומשל<text:span text:style-name="T1"> </text:span>גפן<text:span text:style-name="T1"> </text:span>[וכו']: <text:s/></text:p>
      <text:p text:style-name="P7">הני<text:span text:style-name="T1"> </text:span>מאי<text:span text:style-name="T1"> </text:span>טעמא<text:span text:style-name="T1"> </text:span><text:span text:style-name="T10">(</text:span><text:span text:style-name="T60">מפני</text:span><text:span text:style-name="T64"> </text:span><text:span text:style-name="T60">מה</text:span><text:span text:style-name="T64"> </text:span><text:span text:style-name="T60">אין</text:span><text:span text:style-name="T64"> </text:span><text:span text:style-name="T60">מביאין</text:span><text:span text:style-name="T64"> </text:span><text:span text:style-name="T60">של</text:span><text:span text:style-name="T64"> </text:span><text:span text:style-name="T60">זית</text:span><text:span text:style-name="T64"> </text:span><text:span text:style-name="T60">ושל</text:span><text:span text:style-name="T64"> </text:span><text:span text:style-name="T60">גפן</text:span><text:span text:style-name="T10">)</text:span>?</text:p>
      <text:p text:style-name="P7">רב<text:span text:style-name="T1"> </text:span>פפא<text:span text:style-name="T1"> </text:span>אמר: משום<text:span text:style-name="T1"> </text:span>דקטרי<text:span text:style-name="T1"> </text:span><text:span text:style-name="T10">(</text:span><text:span text:style-name="T60">כלומר: יש</text:span><text:span text:style-name="T64"> </text:span><text:span text:style-name="T60">בהן</text:span><text:span text:style-name="T64"> </text:span><text:span text:style-name="T60">קשרים, ובשביל</text:span><text:span text:style-name="T64"> </text:span><text:span text:style-name="T60">הקשרים</text:span><text:span text:style-name="T64"> </text:span><text:span text:style-name="T60">אין</text:span><text:span text:style-name="T64"> </text:span><text:span text:style-name="T60">שורפים</text:span><text:span text:style-name="T64"> </text:span><text:span text:style-name="T60">יפה, ומעלין</text:span><text:span text:style-name="T64"> </text:span><text:span text:style-name="T60">עשן</text:span><text:span text:style-name="T10">)</text:span>. <text:span text:style-name="T10">(</text:span><text:span text:style-name="T60">דרך</text:span><text:span text:style-name="T64"> </text:span><text:span text:style-name="T60">קשר</text:span><text:span text:style-name="T64"> </text:span><text:span text:style-name="T60">להיותו</text:span><text:span text:style-name="T64"> </text:span><text:span text:style-name="T60">כל</text:span><text:span text:style-name="T64"> </text:span><text:span text:style-name="T60">שעה</text:span><text:span text:style-name="T64"> </text:span><text:span text:style-name="T60">לח</text:span><text:span text:style-name="T64"> </text:span><text:span text:style-name="T60">ואינו</text:span><text:span text:style-name="T64"> </text:span><text:span text:style-name="T60">שורף</text:span><text:span text:style-name="T64"> </text:span><text:span text:style-name="T60">יפה</text:span><text:span text:style-name="T64"> </text:span><text:span text:style-name="T60">ומעלה</text:span><text:span text:style-name="T64"> </text:span><text:span text:style-name="T60">עשן, ואין</text:span><text:span text:style-name="T64"> </text:span><text:span text:style-name="T60">זה</text:span><text:span text:style-name="T64"> </text:span><text:span text:style-name="T60">כבודו</text:span><text:span text:style-name="T64"> </text:span><text:span text:style-name="T60">של</text:span><text:span text:style-name="T64"> </text:span><text:span text:style-name="T60">מקום</text:span><text:span text:style-name="T64"> </text:span><text:span text:style-name="T60">להעלות</text:span><text:span text:style-name="T64"> </text:span><text:span text:style-name="T60">עצים</text:span><text:span text:style-name="T64"> </text:span><text:span text:style-name="T60">שאין</text:span><text:span text:style-name="T64"> </text:span><text:span text:style-name="T60">שורפים</text:span><text:span text:style-name="T64"> </text:span><text:span text:style-name="T60">יפה</text:span><text:span text:style-name="T64"> </text:span><text:span text:style-name="T60">למזבח; וראיה</text:span><text:span text:style-name="T64"> </text:span><text:span text:style-name="T60">לדבר: דאמרינן</text:span><text:span text:style-name="T64"> </text:span><text:span text:style-name="T60">בפסחים</text:span><text:span text:style-name="T64"> </text:span><text:span text:style-name="T60">בפרק</text:span><text:span text:style-name="T64"> </text:span><text:span text:style-name="T60">'כיצד</text:span><text:span text:style-name="T64"> </text:span><text:span text:style-name="T60">צולין' בתחלתו</text:span><text:span text:style-name="T64"> </text:span><text:span text:style-name="T61">(דף</text:span><text:span text:style-name="T65"> </text:span><text:span text:style-name="T61">עד.)</text:span><text:span text:style-name="T60"> 'כיון</text:span><text:span text:style-name="T64"> </text:span><text:span text:style-name="T60">דאית</text:span><text:span text:style-name="T64"> </text:span><text:span text:style-name="T60">ביה</text:span><text:span text:style-name="T64"> </text:span><text:span text:style-name="T60">קיטרי</text:span><text:span text:style-name="T64"> </text:span><text:span text:style-name="T60">- מפקי</text:span><text:span text:style-name="T64"> </text:span><text:span text:style-name="T60">מיא', ואמרינן</text:span><text:span text:style-name="T64"> </text:span><text:span text:style-name="T60">בעלמא</text:span><text:span text:style-name="T64"> </text:span><text:span text:style-name="T61">(תענית</text:span><text:span text:style-name="T65"> </text:span><text:span text:style-name="T61">כה: בבא</text:span><text:span text:style-name="T65"> </text:span><text:span text:style-name="T61">קמא</text:span><text:span text:style-name="T65"> </text:span><text:span text:style-name="T61">פא. בבא</text:span><text:span text:style-name="T65"> </text:span><text:span text:style-name="T61">בתרא</text:span><text:span text:style-name="T65"> </text:span><text:span text:style-name="T61">פ:)</text:span><text:span text:style-name="T60"> '</text:span><text:span text:style-name="T79">בקנים</text:span><text:span text:style-name="T81"> </text:span><text:span text:style-name="T79">ובגפנים</text:span><text:span text:style-name="T81"> </text:span><text:span text:style-name="T79">מן</text:span><text:span text:style-name="T81"> </text:span><text:span text:style-name="T79">הפקק</text:span><text:span text:style-name="T81"> </text:span><text:span text:style-name="T79">ולמעלה</text:span><text:span text:style-name="T60">' קשרי.</text:span><text:span text:style-name="T10">)</text:span> </text:p>
      <text:p text:style-name="P7">רב<text:span text:style-name="T1"> </text:span>אחא<text:span text:style-name="T1"> </text:span>בר<text:span text:style-name="T1"> </text:span>יעקב<text:span text:style-name="T1"> </text:span>אמר: <text:span text:style-name="T10">(</text:span><text:span text:style-name="T60">ודאי</text:span><text:span text:style-name="T64"> </text:span><text:span text:style-name="T60">טעמא</text:span><text:span text:style-name="T64"> </text:span><text:span text:style-name="T60">קאמר</text:span><text:span text:style-name="T64"> </text:span><text:span text:style-name="T60">דמשום</text:span><text:span text:style-name="T64"> </text:span><text:span text:style-name="T60">קשרים</text:span><text:span text:style-name="T64"> </text:span><text:span text:style-name="T60">הם</text:span><text:span text:style-name="T64"> </text:span><text:span text:style-name="T60">פסולים, אלא</text:span><text:span text:style-name="T64"> </text:span><text:span text:style-name="T60">אפילו</text:span><text:span text:style-name="T64"> </text:span><text:span text:style-name="T60">בלא</text:span><text:span text:style-name="T64"> </text:span><text:span text:style-name="T60">טעם</text:span><text:span text:style-name="T64"> </text:span><text:span text:style-name="T60">קשרים, בשביל</text:span><text:span text:style-name="T64"> </text:span><text:span text:style-name="T60">דבר</text:span><text:span text:style-name="T64"> </text:span><text:span text:style-name="T60">אחר</text:span><text:span text:style-name="T64"> </text:span><text:span text:style-name="T60">היו</text:span><text:span text:style-name="T64"> </text:span><text:span text:style-name="T60">מניחין, ואיזהו? -</text:span><text:span text:style-name="T10">)</text:span> משום<text:span text:style-name="T1"> </text:span>ישוב<text:span text:style-name="T1"> </text:span>דארץ<text:span text:style-name="T1"> </text:span>ישראל<text:span text:style-name="T1"> </text:span><text:span text:style-name="T10">(</text:span><text:span text:style-name="T60">שאם</text:span><text:span text:style-name="T64"> </text:span><text:span text:style-name="T60">ישרפו</text:span><text:span text:style-name="T64"> </text:span><text:span text:style-name="T60">הזיתים</text:span><text:span text:style-name="T64"> </text:span><text:span text:style-name="T60">והגפנים</text:span><text:span text:style-name="T64"> </text:span><text:span text:style-name="T60">לא</text:span><text:span text:style-name="T64"> </text:span><text:span text:style-name="T60">ימצאו</text:span><text:span text:style-name="T64"> </text:span><text:span text:style-name="T60">יין</text:span><text:span text:style-name="T64"> </text:span><text:span text:style-name="T60">לשתות</text:span><text:span text:style-name="T64"> </text:span><text:span text:style-name="T60">ושמן</text:span><text:span text:style-name="T64"> </text:span><text:span text:style-name="T60">לסוך</text:span><text:span text:style-name="T64"> </text:span><text:span text:style-name="T60">ותחרב</text:span><text:span text:style-name="T64"> </text:span><text:span text:style-name="T60">ארץ</text:span><text:span text:style-name="T64"> </text:span><text:span text:style-name="T60">ישראל, ונפקא</text:span><text:span text:style-name="T64"> </text:span><text:span text:style-name="T60">מיניה</text:span><text:span text:style-name="T64"> </text:span><text:span text:style-name="T60">לדידי</text:span><text:span text:style-name="T64"> </text:span><text:span text:style-name="T60">דאית</text:span><text:span text:style-name="T64"> </text:span><text:span text:style-name="T60">לי</text:span><text:span text:style-name="T64"> </text:span><text:span text:style-name="T60">דמשום</text:span><text:span text:style-name="T64"> </text:span><text:span text:style-name="T60">תקנת</text:span><text:span text:style-name="T64"> </text:span><text:span text:style-name="T60">ישוב</text:span><text:span text:style-name="T64"> </text:span><text:span text:style-name="T60">מניחין</text:span><text:span text:style-name="T64"> </text:span><text:span text:style-name="T60">- כמו</text:span><text:span text:style-name="T64"> </text:span><text:span text:style-name="T60">כן</text:span><text:span text:style-name="T64"> </text:span><text:span text:style-name="T60">כמו</text:span><text:span text:style-name="T64"> </text:span><text:span text:style-name="T60">שמניחין</text:span><text:span text:style-name="T64"> </text:span><text:span text:style-name="T60">בשביל</text:span><text:span text:style-name="T64"> </text:span><text:span text:style-name="T60">הקשרים: דהא</text:span><text:span text:style-name="T64"> </text:span><text:span text:style-name="T60">דקתני</text:span><text:span text:style-name="T64"> </text:span><text:span text:style-name="T60">מתניתין</text:span><text:span text:style-name="T64"> </text:span><text:span text:style-name="T60">דהיו</text:span><text:span text:style-name="T64"> </text:span><text:span text:style-name="T60">מביאין</text:span><text:span text:style-name="T64"> </text:span><text:span text:style-name="T60">מורביות</text:span><text:span text:style-name="T64"> </text:span><text:span text:style-name="T60">של</text:span><text:span text:style-name="T64"> </text:span><text:span text:style-name="T60">תאנה</text:span><text:span text:style-name="T64"> </text:span><text:span text:style-name="T60">- בתאנה</text:span><text:span text:style-name="T64"> </text:span><text:span text:style-name="T60">דלא</text:span><text:span text:style-name="T64"> </text:span><text:span text:style-name="T60">עבדא</text:span><text:span text:style-name="T64"> </text:span><text:span text:style-name="T60">פירי, וכדמפרש: רחבה</text:span><text:span text:style-name="T64"> </text:span><text:span text:style-name="T60">וכו', אבל</text:span><text:span text:style-name="T64"> </text:span><text:span text:style-name="T60">בשאר</text:span><text:span text:style-name="T64"> </text:span><text:span text:style-name="T60">תאנות</text:span><text:span text:style-name="T64"> </text:span><text:span text:style-name="T60">שהיו</text:span><text:span text:style-name="T64"> </text:span><text:span text:style-name="T60">עושין</text:span><text:span text:style-name="T64"> </text:span><text:span text:style-name="T60">פירות</text:span><text:span text:style-name="T64"> </text:span><text:span text:style-name="T60">- לא</text:span><text:span text:style-name="T64"> </text:span><text:span text:style-name="T60">היו</text:span><text:span text:style-name="T64"> </text:span><text:span text:style-name="T60">מביאין, משום</text:span><text:span text:style-name="T64"> </text:span><text:span text:style-name="T60">ישוב</text:span><text:span text:style-name="T64"> </text:span><text:span text:style-name="T60">ארץ</text:span><text:span text:style-name="T64"> </text:span><text:span text:style-name="T60">ישראל; אבל</text:span><text:span text:style-name="T64"> </text:span><text:span text:style-name="T60">רב</text:span><text:span text:style-name="T64"> </text:span><text:span text:style-name="T60">פפא</text:span><text:span text:style-name="T64"> </text:span><text:span text:style-name="T60">לית</text:span><text:span text:style-name="T64"> </text:span><text:span text:style-name="T60">ליה</text:span><text:span text:style-name="T64"> </text:span><text:span text:style-name="T60">ישוב</text:span><text:span text:style-name="T64"> </text:span><text:span text:style-name="T60">ארץ</text:span><text:span text:style-name="T64"> </text:span><text:span text:style-name="T60">ישראל, בכל</text:span><text:span text:style-name="T64"> </text:span><text:span text:style-name="T60">תאנות</text:span><text:span text:style-name="T64"> </text:span><text:span text:style-name="T60">שבעולם, לא</text:span><text:span text:style-name="T64"> </text:span><text:span text:style-name="T60">שנא</text:span><text:span text:style-name="T64"> </text:span><text:span text:style-name="T60">עבדא</text:span><text:span text:style-name="T64"> </text:span><text:span text:style-name="T60">פירי</text:span><text:span text:style-name="T64"> </text:span><text:span text:style-name="T60">לא</text:span><text:span text:style-name="T64"> </text:span><text:span text:style-name="T60">שנא</text:span><text:span text:style-name="T64"> </text:span><text:span text:style-name="T60">לא</text:span><text:span text:style-name="T64"> </text:span><text:span text:style-name="T60">עבדא</text:span><text:span text:style-name="T64"> </text:span><text:span text:style-name="T60">מביאין, וכמו</text:span><text:span text:style-name="T64"> </text:span><text:span text:style-name="T60">שפירשתי</text:span><text:span text:style-name="T64"> </text:span><text:span text:style-name="T60">אני</text:span><text:span text:style-name="T10">)</text:span>. <text:span text:style-name="T10">(</text:span><text:span text:style-name="T60">צריך</text:span><text:span text:style-name="T64"> </text:span><text:span text:style-name="T60">לומר</text:span><text:span text:style-name="T64"> </text:span><text:span text:style-name="T60">דכולי</text:span><text:span text:style-name="T64"> </text:span><text:span text:style-name="T60">עלמא</text:span><text:span text:style-name="T64"> </text:span><text:span text:style-name="T60">אית</text:span><text:span text:style-name="T64"> </text:span><text:span text:style-name="T60">להו</text:span><text:span text:style-name="T64"> </text:span><text:span text:style-name="T60">טעם</text:span><text:span text:style-name="T64"> </text:span><text:span text:style-name="T60">קשרים, דהא</text:span><text:span text:style-name="T64"> </text:span><text:span text:style-name="T60">ברייתא</text:span><text:span text:style-name="T64"> </text:span><text:span text:style-name="T60">דלקמן</text:span><text:span text:style-name="T64"> </text:span><text:span text:style-name="T60">שמביא</text:span><text:span text:style-name="T64"> </text:span><text:span text:style-name="T60">הש"ס</text:span><text:span text:style-name="T64"> </text:span><text:span text:style-name="T60">- מוכחא</text:span><text:span text:style-name="T64"> </text:span><text:span text:style-name="T60">דליכא</text:span><text:span text:style-name="T64"> </text:span><text:span text:style-name="T60">לפרושי</text:span><text:span text:style-name="T64"> </text:span><text:span text:style-name="T60">אלא</text:span><text:span text:style-name="T64"> </text:span><text:span text:style-name="T60">בשביל</text:span><text:span text:style-name="T64"> </text:span><text:span text:style-name="T60">קשרים, ולקמן</text:span><text:span text:style-name="T64"> </text:span><text:span text:style-name="T60">אפרשנה.</text:span><text:span text:style-name="T10">)</text:span> </text:p>
      <text:p text:style-name="P7">מיתיבי: <text:span text:style-name="T61">(ויקרא</text:span><text:span text:style-name="T65"> </text:span><text:span text:style-name="T61">א</text:span><text:span text:style-name="T65"> </text:span><text:span text:style-name="T61">פסוקים</text:span><text:span text:style-name="T65"> </text:span><text:span text:style-name="T61">ח,יב,יז)</text:span><text:span text:style-name="T25"> </text:span><text:span text:style-name="T48">על</text:span><text:span text:style-name="T45"> </text:span><text:span text:style-name="T48">העצים</text:span><text:span text:style-name="T45"> </text:span><text:span text:style-name="T48">אשר</text:span><text:span text:style-name="T45"> </text:span><text:span text:style-name="T48">על</text:span><text:span text:style-name="T45"> </text:span><text:span text:style-name="T48">האש</text:span><text:span text:style-name="T45"> </text:span><text:span text:style-name="T46">- עצים</text:span><text:span text:style-name="T45"> </text:span><text:span text:style-name="T46">הנתוכים</text:span><text:span text:style-name="T45"> </text:span><text:span text:style-name="T46">להיות</text:span><text:span text:style-name="T45"> </text:span><text:span text:style-name="T46">אש</text:span>' <text:span text:style-name="T10">(</text:span><text:span text:style-name="T60">הכי</text:span><text:span text:style-name="T64"> </text:span><text:span text:style-name="T60">גרסינן</text:span><text:span text:style-name="T64"> </text:span><text:span text:style-name="T60">לה</text:span><text:span text:style-name="T64"> </text:span><text:span text:style-name="T60">בתורת</text:span><text:span text:style-name="T64"> </text:span><text:span text:style-name="T60">כהנים</text:span><text:span text:style-name="T64"> </text:span><text:span text:style-name="T61">[ספרא</text:span><text:span text:style-name="T65"> </text:span><text:span text:style-name="T61">ויקרא</text:span><text:span text:style-name="T65"> </text:span><text:span text:style-name="T61">דבורא</text:span><text:span text:style-name="T65"> </text:span><text:span text:style-name="T61">דנדבה</text:span><text:span text:style-name="T65"> </text:span><text:span text:style-name="T61">פרשתא</text:span><text:span text:style-name="T65"> </text:span><text:span text:style-name="T61">ד</text:span><text:span text:style-name="T65"> </text:span><text:span text:style-name="T61">פרק</text:span><text:span text:style-name="T65"> </text:span><text:span text:style-name="T61">ו</text:span><text:span text:style-name="T65"> </text:span><text:span text:style-name="T61">משנה</text:span><text:span text:style-name="T65"> </text:span><text:span text:style-name="T61">ד]</text:span><text:span text:style-name="T60">: '</text:span><text:span text:style-name="T67">על</text:span><text:span text:style-name="T64"> </text:span><text:span text:style-name="T67">העצים</text:span><text:span text:style-name="T64"> </text:span><text:span text:style-name="T67">אשר</text:span><text:span text:style-name="T64"> </text:span><text:span text:style-name="T67">על</text:span><text:span text:style-name="T64"> </text:span><text:span text:style-name="T67">האש</text:span><text:span text:style-name="T64"> </text:span><text:span text:style-name="T60">עצים</text:span><text:span text:style-name="T64"> </text:span><text:span text:style-name="T60">- נתונים</text:span><text:span text:style-name="T64"> </text:span><text:span text:style-name="T60">להיות</text:span><text:span text:style-name="T64"> </text:span><text:span text:style-name="T60">אש; וכי</text:span><text:span text:style-name="T64"> </text:span><text:span text:style-name="T60">כל</text:span><text:span text:style-name="T64"> </text:span><text:span text:style-name="T60">העצים</text:span><text:span text:style-name="T64"> </text:span><text:span text:style-name="T60">כשרים</text:span><text:span text:style-name="T64"> </text:span><text:span text:style-name="T60">היו</text:span><text:span text:style-name="T64"> </text:span><text:span text:style-name="T60">הן? כל</text:span><text:span text:style-name="T64"> </text:span><text:span text:style-name="T60">העצים</text:span><text:span text:style-name="T64"> </text:span><text:span text:style-name="T60">כשרים</text:span><text:span text:style-name="T64"> </text:span><text:span text:style-name="T60">היו</text:span><text:span text:style-name="T64"> </text:span><text:span text:style-name="T60">חוץ</text:span><text:span text:style-name="T64"> </text:span><text:span text:style-name="T60">משל</text:span><text:span text:style-name="T64"> </text:span><text:span text:style-name="T60">זית</text:span><text:span text:style-name="T64"> </text:span><text:span text:style-name="T60">ושל</text:span><text:span text:style-name="T64"> </text:span><text:span text:style-name="T60">גפן; רבי</text:span><text:span text:style-name="T64"> </text:span><text:span text:style-name="T60">אליעזר</text:span><text:span text:style-name="T64"> </text:span><text:span text:style-name="T60">מוסיף: אף</text:span><text:span text:style-name="T64"> </text:span><text:span text:style-name="T60">של</text:span><text:span text:style-name="T64"> </text:span><text:span text:style-name="T60">מייש, ושל</text:span><text:span text:style-name="T64"> </text:span><text:span text:style-name="T60">אלון, ושל</text:span><text:span text:style-name="T64"> </text:span><text:span text:style-name="T60">דקל, ושל</text:span><text:span text:style-name="T64"> </text:span><text:span text:style-name="T60">חרוב, ושל</text:span><text:span text:style-name="T64"> </text:span><text:span text:style-name="T60">שקמה'; אבל</text:span><text:span text:style-name="T64"> </text:span><text:span text:style-name="T60">באלו</text:span><text:span text:style-name="T64"> </text:span><text:span text:style-name="T60">רגילין: במורביות</text:span><text:span text:style-name="T64"> </text:span><text:span text:style-name="T60">של</text:span><text:span text:style-name="T64"> </text:span><text:span text:style-name="T60">תאנה</text:span><text:span text:style-name="T64"> </text:span><text:span text:style-name="T60">ושל</text:span><text:span text:style-name="T64"> </text:span><text:span text:style-name="T60">אגוז</text:span><text:span text:style-name="T64"> </text:span><text:span text:style-name="T60">ושל</text:span><text:span text:style-name="T64"> </text:span><text:span text:style-name="T60">עץ</text:span><text:span text:style-name="T64"> </text:span><text:span text:style-name="T60">שמן, והכי</text:span><text:span text:style-name="T64"> </text:span><text:span text:style-name="T60">פירושו: </text:span><text:span text:style-name="T67">על</text:span><text:span text:style-name="T64"> </text:span><text:span text:style-name="T67">העצים</text:span><text:span text:style-name="T64"> </text:span><text:span text:style-name="T67">אשר</text:span><text:span text:style-name="T64"> </text:span><text:span text:style-name="T67">על</text:span><text:span text:style-name="T64"> </text:span><text:span text:style-name="T67">האש</text:span><text:span text:style-name="T64"> </text:span><text:span text:style-name="T60">- ואיזה</text:span><text:span text:style-name="T64"> </text:span><text:span text:style-name="T60">עצים</text:span><text:span text:style-name="T64"> </text:span><text:span text:style-name="T60">שניתוכין</text:span><text:span text:style-name="T64"> </text:span><text:span text:style-name="T60">מהרה</text:span><text:span text:style-name="T64"> </text:span><text:span text:style-name="T60">ונעשין</text:span><text:span text:style-name="T64"> </text:span><text:span text:style-name="T60">אש...</text:span><text:span text:style-name="T10">)</text:span></text:p>
      <text:p text:style-name="P31">ומאי<text:span text:style-name="T1"> </text:span>ניהו? - דוקרי<text:span text:style-name="T1"> </text:span>שפוד<text:span text:style-name="T1"> </text:span><text:span text:style-name="T10">(</text:span><text:span text:style-name="T60">קני, כמו</text:span><text:span text:style-name="T64"> </text:span><text:span text:style-name="T60">'מורביות' דמתניתין: קנים</text:span><text:span text:style-name="T64"> </text:span><text:span text:style-name="T60">הדוקרנין, שעדיין</text:span><text:span text:style-name="T64"> </text:span><text:span text:style-name="T60">האילן</text:span><text:span text:style-name="T64"> </text:span><text:span text:style-name="T60">בחור</text:span><text:span text:style-name="T64"> </text:span><text:span text:style-name="T60">ולא</text:span><text:span text:style-name="T64"> </text:span><text:span text:style-name="T60">גדלו</text:span><text:span text:style-name="T64"> </text:span><text:span text:style-name="T60">בו</text:span><text:span text:style-name="T64"> </text:span><text:span text:style-name="T60">ענפים</text:span><text:span text:style-name="T64"> </text:span><text:span text:style-name="T60">כי</text:span><text:span text:style-name="T64"> </text:span><text:span text:style-name="T60">אם</text:span><text:span text:style-name="T64"> </text:span><text:span text:style-name="T60">שתים</text:span><text:span text:style-name="T64"> </text:span><text:span text:style-name="T60">ושלש, ובשביל</text:span><text:span text:style-name="T64"> </text:span><text:span text:style-name="T60">שהוא</text:span><text:span text:style-name="T64"> </text:span><text:span text:style-name="T60">בחור</text:span><text:span text:style-name="T64"> </text:span><text:span text:style-name="T60">הוא</text:span><text:span text:style-name="T64"> </text:span><text:span text:style-name="T60">שורף</text:span><text:span text:style-name="T64"> </text:span><text:span text:style-name="T60">מהר</text:span><text:span text:style-name="T10">)</text:span> דלא<text:span text:style-name="T1"> </text:span>קטרי<text:span text:style-name="T1"> </text:span><text:span text:style-name="T10">(</text:span><text:span text:style-name="T60">שאין</text:span><text:span text:style-name="T64"> </text:span><text:span text:style-name="T60">בהן</text:span><text:span text:style-name="T64"> </text:span><text:span text:style-name="T60">קשר</text:span><text:span text:style-name="T10">)</text:span> ואזלי<text:span text:style-name="T1"> </text:span>מקטר<text:span text:style-name="T1"> </text:span>מתוכו<text:span text:style-name="T1"> </text:span><text:span text:style-name="T10">(</text:span><text:span text:style-name="T60">ואיזה</text:span><text:span text:style-name="T64"> </text:span><text:span text:style-name="T60">'קשר'? - שלא</text:span><text:span text:style-name="T64"> </text:span><text:span text:style-name="T60">הלך</text:span><text:span text:style-name="T64"> </text:span><text:span text:style-name="T60">הקשר</text:span><text:span text:style-name="T64"> </text:span><text:span text:style-name="T60">בפנים</text:span><text:span text:style-name="T64"> </text:span><text:span text:style-name="T60">בתוך</text:span><text:span text:style-name="T64"> </text:span><text:span text:style-name="T60">העצים; דתנא</text:span><text:span text:style-name="T64"> </text:span><text:span text:style-name="T60">קמא</text:span><text:span text:style-name="T64"> </text:span><text:span text:style-name="T60">לא</text:span><text:span text:style-name="T64"> </text:span><text:span text:style-name="T60">פסיל</text:span><text:span text:style-name="T64"> </text:span><text:span text:style-name="T60">ליה</text:span><text:span text:style-name="T64"> </text:span><text:span text:style-name="T60">אלא</text:span><text:span text:style-name="T64"> </text:span><text:span text:style-name="T60">אם</text:span><text:span text:style-name="T64"> </text:span><text:span text:style-name="T60">כן</text:span><text:span text:style-name="T64"> </text:span><text:span text:style-name="T60">הלך</text:span><text:span text:style-name="T64"> </text:span><text:span text:style-name="T60">הקשר</text:span><text:span text:style-name="T64"> </text:span><text:span text:style-name="T60">בפנים; ובקיאין</text:span><text:span text:style-name="T64"> </text:span><text:span text:style-name="T60">היו</text:span><text:span text:style-name="T64"> </text:span><text:span text:style-name="T60">בדבר</text:span><text:span text:style-name="T10">)</text:span>.</text:p>
      <text:p text:style-name="P7">'<text:span text:style-name="T46">וכי</text:span><text:span text:style-name="T45"> </text:span><text:span text:style-name="T46">כל</text:span><text:span text:style-name="T45"> </text:span><text:span text:style-name="T46">העצים</text:span><text:span text:style-name="T45"> </text:span><text:span text:style-name="T46">כשרים</text:span><text:span text:style-name="T45"> </text:span><text:span text:style-name="T46">למערכה</text:span><text:span text:style-name="T45"> </text:span><text:span text:style-name="T46">הן</text:span><text:span text:style-name="T45"> </text:span><text:span text:style-name="T10">(</text:span><text:span text:style-name="T60">כמו</text:span><text:span text:style-name="T64"> </text:span><text:span text:style-name="T60">שפירשנו</text:span><text:span text:style-name="T64"> </text:span><text:span text:style-name="T60">במתניתין</text:span><text:span text:style-name="T10">)</text:span><text:span text:style-name="T46">? </text:span></text:p>
      <text:p text:style-name="P7"><text:span text:style-name="T46">כל</text:span><text:span text:style-name="T45"> </text:span><text:span text:style-name="T46">העצים</text:span><text:span text:style-name="T45"> </text:span><text:span text:style-name="T46">כשרים</text:span><text:span text:style-name="T45"> </text:span><text:span text:style-name="T46">חוץ</text:span><text:span text:style-name="T45"> </text:span><text:span text:style-name="T46">מן</text:span><text:span text:style-name="T45"> </text:span><text:span text:style-name="T46">זית</text:span><text:span text:style-name="T45"> </text:span><text:span text:style-name="T46">וגפן</text:span><text:span text:style-name="T45"> </text:span><text:span text:style-name="T10">(</text:span><text:span text:style-name="T60">שאפילו</text:span><text:span text:style-name="T64"> </text:span><text:span text:style-name="T60">בבחרותן</text:span><text:span text:style-name="T64"> </text:span><text:span text:style-name="T60">יש</text:span><text:span text:style-name="T64"> </text:span><text:span text:style-name="T60">בהן</text:span><text:span text:style-name="T64"> </text:span><text:span text:style-name="T60">קשרים</text:span><text:span text:style-name="T10">)</text:span><text:span text:style-name="T46">, אבל</text:span><text:span text:style-name="T45"> </text:span><text:span text:style-name="T46">באלו</text:span><text:span text:style-name="T45"> </text:span><text:span text:style-name="T46">היו</text:span><text:span text:style-name="T45"> </text:span><text:span text:style-name="T46">רגילין: במרביות</text:span><text:span text:style-name="T45"> </text:span><text:span text:style-name="T46">של</text:span><text:span text:style-name="T45"> </text:span><text:span text:style-name="T46">תאנה</text:span><text:span text:style-name="T45"> </text:span><text:span text:style-name="T46">ושל</text:span><text:span text:style-name="T45"> </text:span><text:span text:style-name="T46">אגוז</text:span><text:span text:style-name="T45"> </text:span><text:span text:style-name="T46">ושל</text:span><text:span text:style-name="T45"> </text:span><text:span text:style-name="T46">עץ</text:span><text:span text:style-name="T45"> </text:span><text:span text:style-name="T46">שמן; </text:span></text:p>
      <text:p text:style-name="P7"><text:span text:style-name="T46">רבי</text:span><text:span text:style-name="T45"> </text:span><text:span text:style-name="T46">אליעזר</text:span><text:span text:style-name="T45"> </text:span><text:span text:style-name="T46">מוסיף</text:span><text:span text:style-name="T45"> </text:span><text:span text:style-name="T10">(</text:span><text:span text:style-name="T60">לאיסורא, ואזיל</text:span><text:span text:style-name="T64"> </text:span><text:span text:style-name="T60">ומפרש</text:span><text:span text:style-name="T64"> </text:span><text:span text:style-name="T60">פלוגתא</text:span><text:span text:style-name="T10">)</text:span><text:span text:style-name="T46">: אף</text:span><text:span text:style-name="T45"> </text:span><text:span text:style-name="T46">של</text:span><text:span text:style-name="T45"> </text:span><text:span text:style-name="T46">מייש</text:span><text:span text:style-name="T45"> </text:span><text:span text:style-name="T46">ושל</text:span><text:span text:style-name="T45"> </text:span><text:span text:style-name="T46">אלון</text:span><text:span text:style-name="T45"> </text:span><text:span text:style-name="T46">ושל</text:span><text:span text:style-name="T45"> </text:span><text:span text:style-name="T46">דקל</text:span><text:span text:style-name="T45"> </text:span><text:span text:style-name="T46">ושל</text:span><text:span text:style-name="T45"> </text:span><text:span text:style-name="T46">חרוב</text:span><text:span text:style-name="T45"> </text:span><text:span text:style-name="T46">ושל</text:span><text:span text:style-name="T45"> </text:span><text:span text:style-name="T46">שקמה</text:span><text:span text:style-name="T1"> </text:span><text:span text:style-name="T10">(</text:span><text:span text:style-name="T60">'</text:span><text:span text:style-name="T79">אלא</text:span><text:span text:style-name="T81"> </text:span><text:span text:style-name="T79">באלו</text:span><text:span text:style-name="T81"> </text:span><text:span text:style-name="T79">היו</text:span><text:span text:style-name="T81"> </text:span><text:span text:style-name="T79">רגילים</text:span><text:span text:style-name="T60">' - מילתא</text:span><text:span text:style-name="T64"> </text:span><text:span text:style-name="T60">דתנא</text:span><text:span text:style-name="T64"> </text:span><text:span text:style-name="T60">קמא</text:span><text:span text:style-name="T64"> </text:span><text:span text:style-name="T60">נמי</text:span><text:span text:style-name="T64"> </text:span><text:span text:style-name="T60">הוא, אלא</text:span><text:span text:style-name="T64"> </text:span><text:span text:style-name="T60">רבי</text:span><text:span text:style-name="T64"> </text:span><text:span text:style-name="T60">אליעזר</text:span><text:span text:style-name="T64"> </text:span><text:span text:style-name="T60">אפסקיה</text:span><text:span text:style-name="T10">)</text:span> </text:p>
      <text:p text:style-name="P7">בשלמא<text:span text:style-name="T1"> </text:span>למאן<text:span text:style-name="T1"> </text:span>דאמר<text:span text:style-name="T1"> </text:span>משום<text:span text:style-name="T1"> </text:span>דקטרי<text:span text:style-name="T1"> </text:span><text:span text:style-name="T10">(</text:span><text:span text:style-name="T60">דמפרש</text:span><text:span text:style-name="T64"> </text:span><text:span text:style-name="T60">טעם</text:span><text:span text:style-name="T64"> </text:span><text:span text:style-name="T60">האיסור</text:span><text:span text:style-name="T64"> </text:span><text:span text:style-name="T60">בשביל</text:span><text:span text:style-name="T64"> </text:span><text:span text:style-name="T60">קשרים</text:span><text:span text:style-name="T64"> </text:span><text:span text:style-name="T60">ולא</text:span><text:span text:style-name="T64"> </text:span><text:span text:style-name="T60">משום</text:span><text:span text:style-name="T64"> </text:span><text:span text:style-name="T60">תקנת</text:span><text:span text:style-name="T64"> </text:span><text:span text:style-name="T60">ישוב</text:span><text:span text:style-name="T64"> </text:span><text:span text:style-name="T60">ארץ</text:span><text:span text:style-name="T64"> </text:span><text:span text:style-name="T60">ישראל</text:span><text:span text:style-name="T10">)</text:span>, <text:span text:style-name="T10">(</text:span><text:span text:style-name="T60">סבר</text:span><text:span text:style-name="T10">)</text:span> בהא<text:span text:style-name="T1"> </text:span>קמיפלגי: דמר<text:span text:style-name="T1"> </text:span><text:span text:style-name="T10">(</text:span><text:span text:style-name="T60">רבי</text:span><text:span text:style-name="T64"> </text:span><text:span text:style-name="T60">אליעזר</text:span><text:span text:style-name="T10">)</text:span> סבר<text:span text:style-name="T1"> </text:span>אף<text:span text:style-name="T1"> </text:span>על<text:span text:style-name="T1"> </text:span>גב<text:span text:style-name="T1"> </text:span>דלא<text:span text:style-name="T1"> </text:span>קטרי<text:span text:style-name="T1"> </text:span>מגואי, כיון<text:span text:style-name="T1"> </text:span>דקטרי<text:span text:style-name="T1"> </text:span>מבראי<text:span text:style-name="T1"> </text:span>- לא<text:span text:style-name="T1"> </text:span>מייתינן, ומר<text:span text:style-name="T1"> </text:span><text:span text:style-name="T10">(</text:span><text:span text:style-name="T60">תנא</text:span><text:span text:style-name="T64"> </text:span><text:span text:style-name="T60">קמא, דאסר</text:span><text:span text:style-name="T64"> </text:span><text:span text:style-name="T60">של</text:span><text:span text:style-name="T64"> </text:span><text:span text:style-name="T60">זית</text:span><text:span text:style-name="T64"> </text:span><text:span text:style-name="T60">ושל</text:span><text:span text:style-name="T64"> </text:span><text:span text:style-name="T60">גפן</text:span><text:span text:style-name="T64"> </text:span><text:span text:style-name="T60">ולא</text:span><text:span text:style-name="T64"> </text:span><text:span text:style-name="T60">יותר</text:span><text:span text:style-name="T10">)</text:span> סבר: <text:span text:style-name="T10">(</text:span><text:span text:style-name="T60">של</text:span><text:span text:style-name="T64"> </text:span><text:span text:style-name="T60">זית</text:span><text:span text:style-name="T64"> </text:span><text:span text:style-name="T60">ושל</text:span><text:span text:style-name="T64"> </text:span><text:span text:style-name="T60">גפן</text:span><text:span text:style-name="T64"> </text:span><text:span text:style-name="T60">הקשר</text:span><text:span text:style-name="T64"> </text:span><text:span text:style-name="T60">הולך</text:span><text:span text:style-name="T64"> </text:span><text:span text:style-name="T60">עד</text:span><text:span text:style-name="T64"> </text:span><text:span text:style-name="T60">פנים, הילכך</text:span><text:span text:style-name="T64"> </text:span><text:span text:style-name="T60">לא</text:span><text:span text:style-name="T64"> </text:span><text:span text:style-name="T60">מייתי, אבל</text:span><text:span text:style-name="T64"> </text:span><text:span text:style-name="T60">של</text:span><text:span text:style-name="T64"> </text:span><text:span text:style-name="T60">מייש</text:span><text:span text:style-name="T64"> </text:span><text:span text:style-name="T60">ושל</text:span><text:span text:style-name="T64"> </text:span><text:span text:style-name="T60">אלון</text:span><text:span text:style-name="T64"> </text:span><text:span text:style-name="T60">ושל</text:span><text:span text:style-name="T64"> </text:span><text:span text:style-name="T60">חרוב</text:span><text:span text:style-name="T64"> </text:span><text:span text:style-name="T60">ושל</text:span><text:span text:style-name="T64"> </text:span><text:span text:style-name="T60">שקמה</text:span><text:span text:style-name="T64"> </text:span><text:span text:style-name="T60">ושל</text:span><text:span text:style-name="T64"> </text:span><text:span text:style-name="T60">דקל</text:span><text:span text:style-name="T64"> </text:span><text:span text:style-name="T60">-</text:span><text:span text:style-name="T10">)</text:span> כיון<text:span text:style-name="T1"> </text:span>דלא<text:span text:style-name="T1"> </text:span>קטרי<text:span text:style-name="T1"> </text:span>מגואי, אף<text:span text:style-name="T1"> </text:span>על<text:span text:style-name="T1"> </text:span>גב<text:span text:style-name="T1"> </text:span>דמבראי<text:span text:style-name="T1"> </text:span>קטרי<text:span text:style-name="T1"> </text:span><text:span text:style-name="T10">(</text:span><text:span text:style-name="T60">הקשר</text:span><text:span text:style-name="T64"> </text:span><text:span text:style-name="T60">אינו</text:span><text:span text:style-name="T64"> </text:span><text:span text:style-name="T60">אלא</text:span><text:span text:style-name="T64"> </text:span><text:span text:style-name="T60">בחוץ, אבל</text:span><text:span text:style-name="T64"> </text:span><text:span text:style-name="T60">בפנים</text:span><text:span text:style-name="T64"> </text:span><text:span text:style-name="T60">אינו</text:span><text:span text:style-name="T10">)</text:span> – <text:span text:style-name="T10">(</text:span><text:span text:style-name="T60">הילכך</text:span><text:span text:style-name="T10">)</text:span> מייתינן*; אלא<text:span text:style-name="T1"> </text:span>למאן<text:span text:style-name="T1"> </text:span>דאמר<text:span text:style-name="T1"> </text:span><text:span text:style-name="T10">(</text:span><text:span text:style-name="T60">שמפרש</text:span><text:span text:style-name="T64"> </text:span><text:span text:style-name="T60">טעם</text:span><text:span text:style-name="T64"> </text:span><text:span text:style-name="T60">האיסור</text:span><text:span text:style-name="T64"> </text:span><text:span text:style-name="T60">כמו</text:span><text:span text:style-name="T64"> </text:span><text:span text:style-name="T60">כן</text:span><text:span text:style-name="T10">)</text:span> משום<text:span text:style-name="T1"> </text:span>ישוב<text:span text:style-name="T1"> </text:span>דארץ<text:span text:style-name="T1"> </text:span>ישראל, דקל<text:span text:style-name="T1"> </text:span>מי<text:span text:style-name="T1"> </text:span>לית<text:span text:style-name="T1"> </text:span>ביה<text:span text:style-name="T1"> </text:span>משום<text:span text:style-name="T1"> </text:span>ישוב<text:span text:style-name="T1"> </text:span>דארץ<text:span text:style-name="T1"> </text:span>ישראל? <text:span text:style-name="T10">(</text:span><text:span text:style-name="T60">היאך</text:span><text:span text:style-name="T64"> </text:span><text:span text:style-name="T60">שונה</text:span><text:span text:style-name="T64"> </text:span><text:span text:style-name="T60">תנא</text:span><text:span text:style-name="T64"> </text:span><text:span text:style-name="T60">קמא</text:span><text:span text:style-name="T64"> </text:span><text:span text:style-name="T60">'עצי</text:span><text:span text:style-name="T64"> </text:span><text:span text:style-name="T60">דקל', שהרי</text:span><text:span text:style-name="T64"> </text:span><text:span text:style-name="T60">תנא</text:span><text:span text:style-name="T64"> </text:span><text:span text:style-name="T60">קמא</text:span><text:span text:style-name="T64"> </text:span><text:span text:style-name="T60">לא</text:span><text:span text:style-name="T64"> </text:span><text:span text:style-name="T60">אסר</text:span><text:span text:style-name="T64"> </text:span><text:span text:style-name="T60">אלא</text:span><text:span text:style-name="T64"> </text:span><text:span text:style-name="T60">של</text:span><text:span text:style-name="T64"> </text:span><text:span text:style-name="T60">זית</text:span><text:span text:style-name="T64"> </text:span><text:span text:style-name="T60">ושל</text:span><text:span text:style-name="T64"> </text:span><text:span text:style-name="T60">גפן? ועכשיו</text:span><text:span text:style-name="T64"> </text:span><text:span text:style-name="T60">ליכא</text:span><text:span text:style-name="T64"> </text:span><text:span text:style-name="T60">לפרושי</text:span><text:span text:style-name="T64"> </text:span><text:span text:style-name="T60">דרב</text:span><text:span text:style-name="T64"> </text:span><text:span text:style-name="T60">אחא</text:span><text:span text:style-name="T64"> </text:span><text:span text:style-name="T60">בר</text:span><text:span text:style-name="T64"> </text:span><text:span text:style-name="T60">יעקב</text:span><text:span text:style-name="T64"> </text:span><text:span text:style-name="T60">לית</text:span><text:span text:style-name="T64"> </text:span><text:span text:style-name="T60">ליה</text:span><text:span text:style-name="T64"> </text:span><text:span text:style-name="T60">איסור</text:span><text:span text:style-name="T64"> </text:span><text:span text:style-name="T60">משום</text:span><text:span text:style-name="T64"> </text:span><text:span text:style-name="T60">קשרים, דאי</text:span><text:span text:style-name="T64"> </text:span><text:span text:style-name="T60">לית</text:span><text:span text:style-name="T64"> </text:span><text:span text:style-name="T60">ליה</text:span><text:span text:style-name="T64"> </text:span><text:span text:style-name="T60">- היה</text:span><text:span text:style-name="T64"> </text:span><text:span text:style-name="T60">לו</text:span><text:span text:style-name="T64"> </text:span><text:span text:style-name="T60">להש"ס</text:span><text:span text:style-name="T64"> </text:span><text:span text:style-name="T60">להקשות</text:span><text:span text:style-name="T64"> </text:span><text:span text:style-name="T60">'אלא</text:span><text:span text:style-name="T64"> </text:span><text:span text:style-name="T60">למאן</text:span><text:span text:style-name="T64"> </text:span><text:span text:style-name="T60">דאמר</text:span><text:span text:style-name="T64"> </text:span><text:span text:style-name="T60">משום</text:span><text:span text:style-name="T64"> </text:span><text:span text:style-name="T60">ישוב</text:span><text:span text:style-name="T64"> </text:span><text:span text:style-name="T60">ארץ</text:span><text:span text:style-name="T64"> </text:span><text:span text:style-name="T60">ישראל</text:span><text:span text:style-name="T64"> </text:span><text:span text:style-name="T60">- במאי</text:span><text:span text:style-name="T64"> </text:span><text:span text:style-name="T60">פליגי? אלא</text:span><text:span text:style-name="T64"> </text:span><text:span text:style-name="T60">ודאי</text:span><text:span text:style-name="T64"> </text:span><text:span text:style-name="T60">אית</text:span><text:span text:style-name="T64"> </text:span><text:span text:style-name="T60">ליה</text:span><text:span text:style-name="T64"> </text:span><text:span text:style-name="T60">טעם</text:span><text:span text:style-name="T64"> </text:span><text:span text:style-name="T60">קיטרי;</text:span><text:span text:style-name="T10">)</text:span></text:p>
      <text:p text:style-name="P31">*<text:span text:style-name="T10">(</text:span><text:span text:style-name="T60">וראיה</text:span><text:span text:style-name="T64"> </text:span><text:span text:style-name="T60">לדברי</text:span><text:span text:style-name="T64"> </text:span><text:span text:style-name="T60">דכל</text:span><text:span text:style-name="T64"> </text:span><text:span text:style-name="T60">אלו</text:span><text:span text:style-name="T64"> </text:span><text:span text:style-name="T60">יש</text:span><text:span text:style-name="T64"> </text:span><text:span text:style-name="T60">בהם</text:span><text:span text:style-name="T64"> </text:span><text:span text:style-name="T60">קשרים</text:span><text:span text:style-name="T64"> </text:span><text:span text:style-name="T60">- מדפרכינן</text:span><text:span text:style-name="T64"> </text:span><text:span text:style-name="T60">על</text:span><text:span text:style-name="T64"> </text:span><text:span text:style-name="T60">אותה</text:span><text:span text:style-name="T64"> </text:span><text:span text:style-name="T60">המשנה</text:span><text:span text:style-name="T64"> </text:span><text:span text:style-name="T60">ד'כיצד</text:span><text:span text:style-name="T64"> </text:span><text:span text:style-name="T60">צולין</text:span><text:span text:style-name="T64"> </text:span><text:span text:style-name="T60">את</text:span><text:span text:style-name="T64"> </text:span><text:span text:style-name="T60">הפסח': '</text:span><text:span text:style-name="T79">מביא</text:span><text:span text:style-name="T81"> </text:span><text:span text:style-name="T79">שפוד</text:span><text:span text:style-name="T81"> </text:span><text:span text:style-name="T79">של</text:span><text:span text:style-name="T81"> </text:span><text:span text:style-name="T79">רמון</text:span><text:span text:style-name="T81"> </text:span><text:span text:style-name="T79">תוחבו</text:span><text:span text:style-name="T81"> </text:span><text:span text:style-name="T79">לתוך</text:span><text:span text:style-name="T81"> </text:span><text:span text:style-name="T79">פיו</text:span><text:span text:style-name="T60">'; ופריך: 'ונייתי</text:span><text:span text:style-name="T64"> </text:span><text:span text:style-name="T60">של</text:span><text:span text:style-name="T64"> </text:span><text:span text:style-name="T60">אלון</text:span><text:span text:style-name="T64"> </text:span><text:span text:style-name="T60">ושל</text:span><text:span text:style-name="T64"> </text:span><text:span text:style-name="T60">דקל</text:span><text:span text:style-name="T64"> </text:span><text:span text:style-name="T60">וחרוב</text:span><text:span text:style-name="T64"> </text:span><text:span text:style-name="T60">ושקמה?' ומתרצינן: משום</text:span><text:span text:style-name="T64"> </text:span><text:span text:style-name="T60">דאית</text:span><text:span text:style-name="T64"> </text:span><text:span text:style-name="T60">בהו</text:span><text:span text:style-name="T64"> </text:span><text:span text:style-name="T60">קיטרי</text:span><text:span text:style-name="T64"> </text:span><text:span text:style-name="T60">ומפקי</text:span><text:span text:style-name="T64"> </text:span><text:span text:style-name="T60">מיא'; שמעינן</text:span><text:span text:style-name="T64"> </text:span><text:span text:style-name="T60">התם</text:span><text:span text:style-name="T64"> </text:span><text:span text:style-name="T60">דכל</text:span><text:span text:style-name="T64"> </text:span><text:span text:style-name="T60">אלו</text:span><text:span text:style-name="T64"> </text:span><text:span text:style-name="T60">אית</text:span><text:span text:style-name="T64"> </text:span><text:span text:style-name="T60">בהו</text:span><text:span text:style-name="T64"> </text:span><text:span text:style-name="T60">קיטרי, ואף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דפרכינן</text:span><text:span text:style-name="T64"> </text:span><text:span text:style-name="T60">התם</text:span><text:span text:style-name="T64"> </text:span><text:span text:style-name="T60">'ונייתו</text:span><text:span text:style-name="T64"> </text:span><text:span text:style-name="T60">תאנה?' ומתרצינן</text:span><text:span text:style-name="T64"> </text:span><text:span text:style-name="T60">'תאנה</text:span><text:span text:style-name="T64"> </text:span><text:span text:style-name="T60">נמי, אגב</text:span><text:span text:style-name="T64"> </text:span><text:span text:style-name="T60">דמחלחלא</text:span><text:span text:style-name="T64"> </text:span><text:span text:style-name="T60">מפיק</text:span><text:span text:style-name="T64"> </text:span><text:span text:style-name="T60">מיא' – פירוש: מי</text:span><text:span text:style-name="T64"> </text:span><text:span text:style-name="T60">שיש</text:span><text:span text:style-name="T64"> </text:span><text:span text:style-name="T60">בו</text:span><text:span text:style-name="T64"> </text:span><text:span text:style-name="T60">מוח</text:span><text:span text:style-name="T64"> </text:span><text:span text:style-name="T60">בפנים</text:span><text:span text:style-name="T64"> </text:span><text:span text:style-name="T60">כמו</text:span><text:span text:style-name="T64"> </text:span><text:span text:style-name="T60">עץ</text:span><text:span text:style-name="T64"> </text:span><text:span text:style-name="T60">של</text:span><text:span text:style-name="T64"> </text:span><text:span text:style-name="T60">ערבה</text:span><text:span text:style-name="T64"> </text:span><text:span text:style-name="T60">ושל</text:span><text:span text:style-name="T64"> </text:span><text:span text:style-name="T60">אגוז, אפילו</text:span><text:span text:style-name="T64"> </text:span><text:span text:style-name="T60">הכי</text:span><text:span text:style-name="T64"> </text:span><text:span text:style-name="T60">גבי</text:span><text:span text:style-name="T64"> </text:span><text:span text:style-name="T60">עצי</text:span><text:span text:style-name="T64"> </text:span><text:span text:style-name="T60">מערכה</text:span><text:span text:style-name="T64"> </text:span><text:span text:style-name="T60">הם</text:span><text:span text:style-name="T64"> </text:span><text:span text:style-name="T60">כשרים, דהתם</text:span><text:span text:style-name="T64"> </text:span><text:span text:style-name="T60">היינו</text:span><text:span text:style-name="T64"> </text:span><text:span text:style-name="T60">טעמא</text:span><text:span text:style-name="T64"> </text:span><text:span text:style-name="T60">גבי</text:span><text:span text:style-name="T64"> </text:span><text:span text:style-name="T60">פסח: אין</text:span><text:span text:style-name="T64"> </text:span><text:span text:style-name="T60">דרך</text:span><text:span text:style-name="T64"> </text:span><text:span text:style-name="T60">לשפוד</text:span><text:span text:style-name="T64"> </text:span><text:span text:style-name="T60">לחותכו</text:span><text:span text:style-name="T64"> </text:span><text:span text:style-name="T60">לשנים, אלא</text:span><text:span text:style-name="T64"> </text:span><text:span text:style-name="T60">מניחין</text:span><text:span text:style-name="T64"> </text:span><text:span text:style-name="T60">אותו</text:span><text:span text:style-name="T64"> </text:span><text:span text:style-name="T60">עגול</text:span><text:span text:style-name="T64"> </text:span><text:span text:style-name="T60">כמו</text:span><text:span text:style-name="T64"> </text:span><text:span text:style-name="T60">שהוא</text:span><text:span text:style-name="T64"> </text:span><text:span text:style-name="T60">גדל</text:span><text:span text:style-name="T64"> </text:span><text:span text:style-name="T60">ביער, ואז</text:span><text:span text:style-name="T64"> </text:span><text:span text:style-name="T60">הוא</text:span><text:span text:style-name="T64"> </text:span><text:span text:style-name="T60">טוב</text:span><text:span text:style-name="T64"> </text:span><text:span text:style-name="T60">לשפוד, הילכך</text:span><text:span text:style-name="T64"> </text:span><text:span text:style-name="T60">אם</text:span><text:span text:style-name="T64"> </text:span><text:span text:style-name="T60">היינו</text:span><text:span text:style-name="T64"> </text:span><text:span text:style-name="T60">צולין</text:span><text:span text:style-name="T64"> </text:span><text:span text:style-name="T60">בו</text:span><text:span text:style-name="T64"> </text:span><text:span text:style-name="T60">פסח</text:span><text:span text:style-name="T64"> </text:span><text:span text:style-name="T60">יבא</text:span><text:span text:style-name="T64"> </text:span><text:span text:style-name="T60">הדבר</text:span><text:span text:style-name="T64"> </text:span><text:span text:style-name="T60">לידי</text:span><text:span text:style-name="T64"> </text:span><text:span text:style-name="T60">קלקול, אבל</text:span><text:span text:style-name="T64"> </text:span><text:span text:style-name="T60">גבי</text:span><text:span text:style-name="T64"> </text:span><text:span text:style-name="T60">עצי</text:span><text:span text:style-name="T64"> </text:span><text:span text:style-name="T60">מזבח</text:span><text:span text:style-name="T64"> </text:span><text:span text:style-name="T60">- דרך</text:span><text:span text:style-name="T64"> </text:span><text:span text:style-name="T60">בני</text:span><text:span text:style-name="T64"> </text:span><text:span text:style-name="T60">אדם</text:span><text:span text:style-name="T64"> </text:span><text:span text:style-name="T60">לחתוך</text:span><text:span text:style-name="T64"> </text:span><text:span text:style-name="T60">עצים</text:span><text:span text:style-name="T64"> </text:span><text:span text:style-name="T60">העומדים</text:span><text:span text:style-name="T64"> </text:span><text:span text:style-name="T60">לשריפה</text:span><text:span text:style-name="T64"> </text:span><text:span text:style-name="T60">לשנים</text:span><text:span text:style-name="T64"> </text:span><text:span text:style-name="T60">בשביל</text:span><text:span text:style-name="T64"> </text:span><text:span text:style-name="T60">שישרף</text:span><text:span text:style-name="T64"> </text:span><text:span text:style-name="T60">יותר, הלכך</text:span><text:span text:style-name="T64"> </text:span><text:span text:style-name="T60">כשיחתכם</text:span><text:span text:style-name="T64"> </text:span><text:span text:style-name="T60">לשנים</text:span><text:span text:style-name="T64"> </text:span><text:span text:style-name="T60">(יוסר) [יקח] את</text:span><text:span text:style-name="T64"> </text:span><text:span text:style-name="T60">המוח</text:span><text:span text:style-name="T64"> </text:span><text:span text:style-name="T60">שמבפנים, וכן</text:span><text:span text:style-name="T64"> </text:span><text:span text:style-name="T60">יעשה</text:span><text:span text:style-name="T64"> </text:span><text:span text:style-name="T60">בעצי</text:span><text:span text:style-name="T64"> </text:span><text:span text:style-name="T60">אגוז.</text:span><text:span text:style-name="T10">)</text:span></text:p>
      <text:p text:style-name="P7"><text:soft-page-break/>אמר<text:span text:style-name="T1"> </text:span>לך: וליטעמיך<text:span text:style-name="T1"> </text:span><text:span text:style-name="T10">(</text:span><text:span text:style-name="T60">דמותבת</text:span><text:span text:style-name="T64"> </text:span><text:span text:style-name="T60">ליה</text:span><text:span text:style-name="T64"> </text:span><text:span text:style-name="T60">מברייתא</text:span><text:span text:style-name="T64"> </text:span><text:span text:style-name="T60">דתורת</text:span><text:span text:style-name="T64"> </text:span><text:span text:style-name="T60">כהנים, אמאי</text:span><text:span text:style-name="T64"> </text:span><text:span text:style-name="T60">לא</text:span><text:span text:style-name="T64"> </text:span><text:span text:style-name="T60">אותבת</text:span><text:span text:style-name="T64"> </text:span><text:span text:style-name="T60">ממתניתא</text:span><text:span text:style-name="T64"> </text:span><text:span text:style-name="T60">דקתני</text:span><text:span text:style-name="T64"> </text:span><text:span text:style-name="T60">דבתאנה</text:span><text:span text:style-name="T64"> </text:span><text:span text:style-name="T60">היו</text:span><text:span text:style-name="T64"> </text:span><text:span text:style-name="T60">רגילין?</text:span><text:span text:style-name="T10">)</text:span> - תאנה<text:span text:style-name="T1"> </text:span>לית<text:span text:style-name="T1"> </text:span>בה<text:span text:style-name="T1"> </text:span>משום<text:span text:style-name="T1"> </text:span>ישוב<text:span text:style-name="T1"> </text:span>דארץ<text:span text:style-name="T1"> </text:span>ישראל<text:span text:style-name="T1"> </text:span><text:span text:style-name="T10">(</text:span><text:span text:style-name="T60">בתמיה</text:span><text:span text:style-name="T10">)</text:span>? אלא<text:span text:style-name="T1"> </text:span>מאי<text:span text:style-name="T1"> </text:span>אית<text:span text:style-name="T1"> </text:span>לך<text:span text:style-name="T1"> </text:span>למימר? בתאנה<text:span text:style-name="T1"> </text:span>דלא<text:span text:style-name="T1"> </text:span>עבידא<text:span text:style-name="T1"> </text:span>פירא<text:span text:style-name="T1"> </text:span><text:span text:style-name="T10">(</text:span><text:span text:style-name="T60">אלא</text:span><text:span text:style-name="T64"> </text:span><text:span text:style-name="T60">מאי</text:span><text:span text:style-name="T64"> </text:span><text:span text:style-name="T60">טעם</text:span><text:span text:style-name="T64"> </text:span><text:span text:style-name="T60">לא</text:span><text:span text:style-name="T64"> </text:span><text:span text:style-name="T60">אותבת</text:span><text:span text:style-name="T64"> </text:span><text:span text:style-name="T60">לי? דסברת</text:span><text:span text:style-name="T64"> </text:span><text:span text:style-name="T60">דבתאנה</text:span><text:span text:style-name="T64"> </text:span><text:span text:style-name="T60">דלא</text:span><text:span text:style-name="T64"> </text:span><text:span text:style-name="T60">עבדא</text:span><text:span text:style-name="T64"> </text:span><text:span text:style-name="T60">פירי</text:span><text:span text:style-name="T64"> </text:span><text:span text:style-name="T60">מיירי</text:span><text:span text:style-name="T10">)</text:span>? <text:span text:style-name="T10">(</text:span><text:span text:style-name="T60">אליבא</text:span><text:span text:style-name="T64"> </text:span><text:span text:style-name="T60">דרב</text:span><text:span text:style-name="T64"> </text:span><text:span text:style-name="T60">אחא</text:span><text:span text:style-name="T64"> </text:span><text:span text:style-name="T60">בר</text:span><text:span text:style-name="T64"> </text:span><text:span text:style-name="T60">יעקב, כי</text:span><text:span text:style-name="T64"> </text:span><text:span text:style-name="T60">מקשת</text:span><text:span text:style-name="T64"> </text:span><text:span text:style-name="T60">לי</text:span><text:span text:style-name="T64"> </text:span><text:span text:style-name="T60">נמי</text:span><text:span text:style-name="T64"> </text:span><text:span text:style-name="T60">מדקל</text:span><text:span text:style-name="T64"> – </text:span><text:span text:style-name="T60">תריץ:</text:span><text:span text:style-name="T10">)</text:span> דקל<text:span text:style-name="T1"> </text:span>נמי<text:span text:style-name="T1"> </text:span>בדלא<text:span text:style-name="T1"> </text:span>עביד<text:span text:style-name="T1"> </text:span>פירא<text:span text:style-name="T1"> </text:span><text:span text:style-name="T10">(</text:span><text:span text:style-name="T60">דלית</text:span><text:span text:style-name="T64"> </text:span><text:span text:style-name="T60">ביה</text:span><text:span text:style-name="T64"> </text:span><text:span text:style-name="T60">תקנת</text:span><text:span text:style-name="T64"> </text:span><text:span text:style-name="T60">ישוב, דלשריפה</text:span><text:span text:style-name="T64"> </text:span><text:span text:style-name="T60">הוא</text:span><text:span text:style-name="T64"> </text:span><text:span text:style-name="T60">עומד</text:span><text:span text:style-name="T10">)*</text:span>!</text:p>
      <text:p text:style-name="P7">ומי<text:span text:style-name="T1"> </text:span>איכא<text:span text:style-name="T1"> </text:span>תאנה<text:span text:style-name="T1"> </text:span>דלא<text:span text:style-name="T1"> </text:span>עבדא<text:span text:style-name="T1"> </text:span>פירא<text:span text:style-name="T1"> </text:span><text:span text:style-name="T10">(</text:span><text:span text:style-name="T60">הכי</text:span><text:span text:style-name="T64"> </text:span><text:span text:style-name="T60">פירושו: בשלמא</text:span><text:span text:style-name="T64"> </text:span><text:span text:style-name="T60">מדקל</text:span><text:span text:style-name="T64"> </text:span><text:span text:style-name="T60">לא</text:span><text:span text:style-name="T64"> </text:span><text:span text:style-name="T60">מצינו</text:span><text:span text:style-name="T64"> </text:span><text:span text:style-name="T60">להקשות, דבדקל</text:span><text:span text:style-name="T64"> </text:span><text:span text:style-name="T60">לא</text:span><text:span text:style-name="T64"> </text:span><text:span text:style-name="T60">היו</text:span><text:span text:style-name="T64"> </text:span><text:span text:style-name="T60">רגילין; אלא</text:span><text:span text:style-name="T64"> </text:span><text:span text:style-name="T60">במתניתין</text:span><text:span text:style-name="T64"> </text:span><text:span text:style-name="T60">אמרינן</text:span><text:span text:style-name="T64"> </text:span><text:span text:style-name="T60">דבתאנה</text:span><text:span text:style-name="T64"> </text:span><text:span text:style-name="T60">היו</text:span><text:span text:style-name="T64"> </text:span><text:span text:style-name="T60">רגילין, וכיון</text:span><text:span text:style-name="T64"> </text:span><text:span text:style-name="T60">דבתאנה</text:span><text:span text:style-name="T64"> </text:span><text:span text:style-name="T60">היו</text:span><text:span text:style-name="T64"> </text:span><text:span text:style-name="T60">רגילין</text:span><text:span text:style-name="T64"> </text:span><text:span text:style-name="T60">- וכי</text:span><text:span text:style-name="T64"> </text:span><text:span text:style-name="T60">עולין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למצוא</text:span><text:span text:style-name="T64"> </text:span><text:span text:style-name="T60">תאנים</text:span><text:span text:style-name="T64"> </text:span><text:span text:style-name="T60">דלא</text:span><text:span text:style-name="T64"> </text:span><text:span text:style-name="T60">עבדי</text:span><text:span text:style-name="T64"> </text:span><text:span text:style-name="T60">פירי</text:span><text:span text:style-name="T64"> </text:span><text:span text:style-name="T60">כמו</text:span><text:span text:style-name="T64"> </text:span><text:span text:style-name="T60">שצריך</text:span><text:span text:style-name="T64"> </text:span><text:span text:style-name="T60">למזבח</text:span><text:span text:style-name="T10">)</text:span>?</text:p>
      <text:p text:style-name="P7">אִין<text:span text:style-name="T1"> </text:span><text:span text:style-name="T10">(</text:span><text:span text:style-name="T60">ודאי</text:span><text:span text:style-name="T64"> </text:span><text:span text:style-name="T60">יכולין</text:span><text:span text:style-name="T64"> </text:span><text:span text:style-name="T60">הרבה</text:span><text:span text:style-name="T64"> </text:span><text:span text:style-name="T60">למצוא</text:span><text:span text:style-name="T64"> </text:span><text:span text:style-name="T60">שבשביל</text:span><text:span text:style-name="T64"> </text:span><text:span text:style-name="T60">בניינין</text:span><text:span text:style-name="T64"> </text:span><text:span text:style-name="T60">נמי</text:span><text:span text:style-name="T64"> </text:span><text:span text:style-name="T60">הוו</text:span><text:span text:style-name="T64"> </text:span><text:span text:style-name="T60">תאנתא</text:span><text:span text:style-name="T64"> </text:span><text:span text:style-name="T60">דלא</text:span><text:span text:style-name="T64"> </text:span><text:span text:style-name="T60">עבדי</text:span><text:span text:style-name="T64"> </text:span><text:span text:style-name="T60">פירי</text:span><text:span text:style-name="T10">)</text:span>! כדרחבה, דאמר<text:span text:style-name="T1"> </text:span>רחבה: מייתי<text:span text:style-name="T1"> </text:span>תאיני<text:span text:style-name="T1"> </text:span>חיורתא<text:span text:style-name="T64"> <text:s/></text:span><text:span text:style-name="T58">(</text:span><text:span text:style-name="T60">תאנים</text:span><text:span text:style-name="T64"> </text:span><text:span text:style-name="T60">לבנות: אותן</text:span><text:span text:style-name="T64"> </text:span><text:span text:style-name="T60">תאנים</text:span><text:span text:style-name="T64"> </text:span><text:span text:style-name="T60">רעות</text:span><text:span text:style-name="T64"> </text:span><text:span text:style-name="T60">הן; נטעים</text:span><text:span text:style-name="T64"> </text:span><text:span text:style-name="T60">של</text:span><text:span text:style-name="T64"> </text:span><text:span text:style-name="T60">תאנים</text:span><text:span text:style-name="T64"> </text:span><text:span text:style-name="T60">חיוורתא</text:span><text:span text:style-name="T64"> </text:span><text:span text:style-name="T60">לוקחין</text:span><text:span text:style-name="T64"> </text:span><text:span text:style-name="T60">כדי</text:span><text:span text:style-name="T64"> </text:span><text:span text:style-name="T60">לנטוע, כדמפרש</text:span><text:span text:style-name="T58">)</text:span><text:span text:style-name="T57">,</text:span></text:p>
      <text:p text:style-name="P7"/>
      <text:p text:style-name="P7">(תמיד<text:span text:style-name="T1"> </text:span>ל,א)</text:p>
      <text:p text:style-name="P7">ושייפי<text:span text:style-name="T1"> </text:span>להו<text:span text:style-name="T1"> </text:span>בחבלא<text:span text:style-name="T1"> </text:span>דצבתא<text:span text:style-name="T1"> </text:span>דסריך<text:span text:style-name="T1"> </text:span>עליה<text:span text:style-name="T1"> </text:span>בזרא<text:span text:style-name="T1"> </text:span><text:span text:style-name="T10">(</text:span><text:span text:style-name="T60">כמו</text:span><text:span text:style-name="T64"> </text:span><text:span text:style-name="T60">'דצבתא</text:span><text:span text:style-name="T64"> </text:span><text:span text:style-name="T60">מייתינן' במסכת</text:span><text:span text:style-name="T64"> </text:span><text:span text:style-name="T60">עבודה</text:span><text:span text:style-name="T64"> </text:span><text:span text:style-name="T60">זרה</text:span><text:span text:style-name="T64"> </text:span><text:span text:style-name="T60">בסופה</text:span><text:span text:style-name="T64"> </text:span><text:span text:style-name="T61">(דף</text:span><text:span text:style-name="T65"> </text:span><text:span text:style-name="T61">עה:)</text:span><text:span text:style-name="T60">: בחבל</text:span><text:span text:style-name="T64"> </text:span><text:span text:style-name="T60">העשוי</text:span><text:span text:style-name="T64"> </text:span><text:span text:style-name="T60">מצורי</text:span><text:span text:style-name="T64"> </text:span><text:span text:style-name="T60">דקל, ושייף</text:span><text:span text:style-name="T64"> </text:span><text:span text:style-name="T60">ליה</text:span><text:span text:style-name="T64"> </text:span><text:span text:style-name="T60">לעץ</text:span><text:span text:style-name="T64"> </text:span><text:span text:style-name="T60">עד</text:span><text:span text:style-name="T64"> </text:span><text:span text:style-name="T60">שתסיר</text:span><text:span text:style-name="T64"> </text:span><text:span text:style-name="T60">כל</text:span><text:span text:style-name="T64"> </text:span><text:span text:style-name="T60">קליפתו, וגם</text:span><text:span text:style-name="T64"> </text:span><text:span text:style-name="T60">אם</text:span><text:span text:style-name="T64"> </text:span><text:span text:style-name="T60">יש</text:span><text:span text:style-name="T64"> </text:span><text:span text:style-name="T60">זרע</text:span><text:span text:style-name="T64"> </text:span><text:span text:style-name="T60">גרעין</text:span><text:span text:style-name="T64"> </text:span><text:span text:style-name="T60">בתוך</text:span><text:span text:style-name="T64"> </text:span><text:span text:style-name="T60">הנטיעות</text:span><text:span text:style-name="T64"> – </text:span><text:span text:style-name="T60">תפילֶנוּ, ושוב</text:span><text:span text:style-name="T64"> </text:span><text:span text:style-name="T60">לא</text:span><text:span text:style-name="T64"> </text:span><text:span text:style-name="T60">יבא</text:span><text:span text:style-name="T64"> </text:span><text:span text:style-name="T60">שם</text:span><text:span text:style-name="T64"> </text:span><text:span text:style-name="T60">פרי, ובהכי</text:span><text:span text:style-name="T64"> </text:span><text:span text:style-name="T60">משירין</text:span><text:span text:style-name="T64"> </text:span><text:span text:style-name="T60">קליפתן; ושמא</text:span><text:span text:style-name="T64"> </text:span><text:span text:style-name="T60">על</text:span><text:span text:style-name="T64"> </text:span><text:span text:style-name="T60">ידי</text:span><text:span text:style-name="T64"> </text:span><text:span text:style-name="T60">כך</text:span><text:span text:style-name="T64"> </text:span><text:span text:style-name="T60">תועיל</text:span><text:span text:style-name="T64"> </text:span><text:span text:style-name="T60">לו</text:span><text:span text:style-name="T64"> </text:span><text:span text:style-name="T60">שלא</text:span><text:span text:style-name="T64"> </text:span><text:span text:style-name="T60">תגדיל</text:span><text:span text:style-name="T64"> </text:span><text:span text:style-name="T60">בו</text:span><text:span text:style-name="T64"> </text:span><text:span text:style-name="T60">קליפה</text:span><text:span text:style-name="T64"> </text:span><text:span text:style-name="T60">ומתוך</text:span><text:span text:style-name="T64"> </text:span><text:span text:style-name="T60">כך</text:span><text:span text:style-name="T64"> </text:span><text:span text:style-name="T60">לא</text:span><text:span text:style-name="T64"> </text:span><text:span text:style-name="T60">יבא</text:span><text:span text:style-name="T64"> </text:span><text:span text:style-name="T60">בו</text:span><text:span text:style-name="T64"> </text:span><text:span text:style-name="T60">פרי: דיפול</text:span><text:span text:style-name="T64"> </text:span><text:span text:style-name="T60">דשריקה</text:span><text:span text:style-name="T64"> </text:span><text:span text:style-name="T60">ביה</text:span><text:span text:style-name="T64"> </text:span><text:span text:style-name="T60">בארעי: זרע</text:span><text:span text:style-name="T64"> </text:span><text:span text:style-name="T60">גרעין</text:span><text:span text:style-name="T64"> </text:span><text:span text:style-name="T60">כמו</text:span><text:span text:style-name="T64"> </text:span><text:span text:style-name="T60">שפירשתי</text:span><text:span text:style-name="T10">)</text:span>, וקברי<text:span text:style-name="T1"> </text:span>היכא<text:span text:style-name="T1"> </text:span>דמסיק<text:span text:style-name="T1"> </text:span>ימא<text:span text:style-name="T1"> </text:span>שירטון<text:span text:style-name="T1"> </text:span><text:span text:style-name="T10">(</text:span><text:span text:style-name="T60">באותו</text:span><text:span text:style-name="T64"> </text:span><text:span text:style-name="T60">מקום</text:span><text:span text:style-name="T64"> </text:span><text:span text:style-name="T60">שהים</text:span><text:span text:style-name="T64"> </text:span><text:span text:style-name="T60">גדל, ומתוך</text:span><text:span text:style-name="T64"> </text:span><text:span text:style-name="T60">לחלוח</text:span><text:span text:style-name="T64"> </text:span><text:span text:style-name="T60">המים</text:span><text:span text:style-name="T64"> </text:span><text:span text:style-name="T60">לא</text:span><text:span text:style-name="T64"> </text:span><text:span text:style-name="T60">ימות</text:span><text:span text:style-name="T64"> </text:span><text:span text:style-name="T60">האילן: שאם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שם</text:span><text:span text:style-name="T64"> </text:span><text:span text:style-name="T60">קבור</text:span><text:span text:style-name="T64"> – </text:span><text:span text:style-name="T60">ימות, מתוך</text:span><text:span text:style-name="T64"> </text:span><text:span text:style-name="T60">שאין</text:span><text:span text:style-name="T64"> </text:span><text:span text:style-name="T60">בו</text:span><text:span text:style-name="T64"> </text:span><text:span text:style-name="T60">קליפה</text:span><text:span text:style-name="T10">)</text:span>; קורה<text:span text:style-name="T1"> </text:span>עבדא, פירי<text:span text:style-name="T1"> </text:span>לא<text:span text:style-name="T1"> </text:span>עבדא<text:span text:style-name="T1"> </text:span><text:span text:style-name="T10">(</text:span><text:span text:style-name="T60">ומתוך</text:span><text:span text:style-name="T64"> </text:span><text:span text:style-name="T60">שהוא</text:span><text:span text:style-name="T64"> </text:span><text:span text:style-name="T60">אילן</text:span><text:span text:style-name="T64"> </text:span><text:span text:style-name="T60">סרק</text:span><text:span text:style-name="T64"> </text:span><text:span text:style-name="T60">ואין</text:span><text:span text:style-name="T64"> </text:span><text:span text:style-name="T60">גדל</text:span><text:span text:style-name="T64"> </text:span><text:span text:style-name="T60">בו</text:span><text:span text:style-name="T64"> </text:span><text:span text:style-name="T60">פרי, שמכחישין</text:span><text:span text:style-name="T64"> </text:span><text:span text:style-name="T60">- כחו</text:span><text:span text:style-name="T64"> </text:span><text:span text:style-name="T60">גדול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שראוי</text:span><text:span text:style-name="T64"> </text:span><text:span text:style-name="T60">לקורות</text:span><text:span text:style-name="T64"> </text:span><text:span text:style-name="T60">לעשות</text:span><text:span text:style-name="T64"> </text:span><text:span text:style-name="T60">ממנו</text:span><text:span text:style-name="T64"> </text:span><text:span text:style-name="T60">בנין; אותן</text:span><text:span text:style-name="T64"> </text:span><text:span text:style-name="T60">ענפים</text:span><text:span text:style-name="T64"> </text:span><text:span text:style-name="T60">הדקין</text:span><text:span text:style-name="T64"> </text:span><text:span text:style-name="T60">לוקחין</text:span><text:span text:style-name="T64"> </text:span><text:span text:style-name="T60">לצורך</text:span><text:span text:style-name="T64"> </text:span><text:span text:style-name="T60">המזבח</text:span><text:span text:style-name="T10">)</text:span>, ותלת<text:span text:style-name="T1"> </text:span>בריכי<text:span text:style-name="T1"> </text:span>מינייהו<text:span text:style-name="T1"> </text:span><text:span text:style-name="T10">(</text:span><text:span text:style-name="T60">נ"א: ותלת</text:span><text:span text:style-name="T64"> </text:span><text:span text:style-name="T60">סיכי</text:span><text:span text:style-name="T64"> </text:span><text:span text:style-name="T60">מינייהו</text:span><text:span text:style-name="T64"> </text:span><text:span text:style-name="T60">= ענפי</text:span><text:span text:style-name="T10">)</text:span> לא<text:span text:style-name="T1"> </text:span>מחזקה<text:span text:style-name="T1"> </text:span>להו<text:span text:style-name="T1"> </text:span>גמלא<text:span text:style-name="T1"> </text:span><text:span text:style-name="T10">(</text:span><text:span text:style-name="T60">דף</text:span><text:span text:style-name="T64"> </text:span><text:span text:style-name="T60">של</text:span><text:span text:style-name="T64"> </text:span><text:span text:style-name="T60">גשר</text:span><text:span text:style-name="T64"> </text:span><text:span text:style-name="T60">אינו</text:span><text:span text:style-name="T64"> </text:span><text:span text:style-name="T60">יכול</text:span><text:span text:style-name="T64"> </text:span><text:span text:style-name="T60">לסובלן</text:span><text:span text:style-name="T64"> </text:span><text:span text:style-name="T60">מרוב</text:span><text:span text:style-name="T64"> </text:span><text:span text:style-name="T60">גודלן; 'גמלא' = גשר, כלומר: הרבה</text:span><text:span text:style-name="T64"> </text:span><text:span text:style-name="T60">הם</text:span><text:span text:style-name="T64"> </text:span><text:span text:style-name="T60">גדולים; כך</text:span><text:span text:style-name="T64"> </text:span><text:span text:style-name="T60">נראה</text:span><text:span text:style-name="T64"> </text:span><text:span text:style-name="T60">בעיני</text:span><text:span text:style-name="T64"> </text:span><text:span text:style-name="T60">שינוי</text:span><text:span text:style-name="T64"> </text:span><text:span text:style-name="T60">זה, וכמו</text:span><text:span text:style-name="T64"> </text:span><text:span text:style-name="T60">שברייתא</text:span><text:span text:style-name="T64"> </text:span><text:span text:style-name="T60">שנויה</text:span><text:span text:style-name="T64"> </text:span><text:span text:style-name="T60">בתורת</text:span><text:span text:style-name="T64"> </text:span><text:span text:style-name="T60">כהנים</text:span><text:span text:style-name="T64"> </text:span><text:span text:style-name="T60">כגירסת</text:span><text:span text:style-name="T64"> </text:span><text:span text:style-name="T60">הספרים</text:span><text:span text:style-name="T64"> </text:span><text:span text:style-name="T60">אין</text:span><text:span text:style-name="T64"> </text:span><text:span text:style-name="T60">אדם</text:span><text:span text:style-name="T64"> </text:span><text:span text:style-name="T60">יכול</text:span><text:span text:style-name="T64"> </text:span><text:span text:style-name="T60">ליישב</text:span><text:span text:style-name="T10">)</text:span>.</text:p>
      <text:p text:style-name="P32"><text:span text:style-name="T21">*</text:span>(<text:span text:style-name="T21">והמקשה</text:span><text:span text:style-name="T1"> </text:span><text:span text:style-name="T21">היה</text:span><text:span text:style-name="T1"> </text:span><text:span text:style-name="T21">סבור</text:span><text:span text:style-name="T1"> </text:span><text:span text:style-name="T21">דאיכא</text:span><text:span text:style-name="T1"> </text:span><text:span text:style-name="T21">הרבה</text:span><text:span text:style-name="T1"> </text:span><text:span text:style-name="T21">תאנים</text:span><text:span text:style-name="T1"> </text:span><text:span text:style-name="T21">דלא</text:span><text:span text:style-name="T1"> </text:span><text:span text:style-name="T21">עבדא</text:span><text:span text:style-name="T1"> </text:span><text:span text:style-name="T21">פירי, כמו</text:span><text:span text:style-name="T1"> </text:span><text:span text:style-name="T21">דרחבה, אבל</text:span><text:span text:style-name="T1"> </text:span><text:span text:style-name="T21">בדקל</text:span><text:span text:style-name="T1"> </text:span><text:span text:style-name="T21">ליכא; והא</text:span><text:span text:style-name="T1"> </text:span><text:span text:style-name="T21">דפריך</text:span><text:span text:style-name="T1"> </text:span><text:span text:style-name="T21">מדקל</text:span><text:span text:style-name="T1"> </text:span><text:span text:style-name="T21">ולא</text:span><text:span text:style-name="T1"> </text:span><text:span text:style-name="T21">פריך</text:span><text:span text:style-name="T1"> </text:span><text:span text:style-name="T21">מחרוב: מי</text:span><text:span text:style-name="T1"> </text:span><text:span text:style-name="T21">לית</text:span><text:span text:style-name="T1"> </text:span><text:span text:style-name="T21">ביה</text:span><text:span text:style-name="T1"> </text:span><text:span text:style-name="T21">משום</text:span><text:span text:style-name="T1"> </text:span><text:span text:style-name="T21">ישוב</text:span><text:span text:style-name="T1"> </text:span><text:span text:style-name="T21">ארץ</text:span><text:span text:style-name="T1"> </text:span><text:span text:style-name="T21">ישראל</text:span><text:span text:style-name="T1"> </text:span><text:span text:style-name="T21">- דסבירא</text:span><text:span text:style-name="T1"> </text:span><text:span text:style-name="T21">ליה</text:span><text:span text:style-name="T1"> </text:span><text:span text:style-name="T21">דלא</text:span><text:span text:style-name="T1"> </text:span><text:span text:style-name="T21">שייך</text:span><text:span text:style-name="T1"> </text:span><text:span text:style-name="T21">איסור</text:span><text:span text:style-name="T1"> </text:span><text:span text:style-name="T21">משום</text:span><text:span text:style-name="T1"> </text:span><text:span text:style-name="T21">ישוב</text:span><text:span text:style-name="T1"> </text:span><text:span text:style-name="T21">ארץ</text:span><text:span text:style-name="T1"> </text:span><text:span text:style-name="T21">ישראל</text:span><text:span text:style-name="T1"> </text:span><text:span text:style-name="T21">אלא</text:span><text:span text:style-name="T1"> </text:span><text:span text:style-name="T21">בדקל</text:span><text:span text:style-name="T1"> </text:span><text:span text:style-name="T21">ותאנה</text:span><text:span text:style-name="T1"> </text:span><text:span text:style-name="T21">וזית</text:span><text:span text:style-name="T1"> </text:span><text:span text:style-name="T21">וגפן</text:span><text:span text:style-name="T1"> </text:span><text:span text:style-name="T21">המנויין</text:span><text:span text:style-name="T1"> </text:span><text:span text:style-name="T21">בקרא, דאגב</text:span><text:span text:style-name="T1"> </text:span><text:span text:style-name="T21">דחשיבי</text:span><text:span text:style-name="T1"> </text:span><text:span text:style-name="T21">מנאן</text:span><text:span text:style-name="T1"> </text:span><text:span text:style-name="T21">הכתוב</text:span><text:span text:style-name="T1"> </text:span><text:span text:style-name="T21">בשבח</text:span><text:span text:style-name="T1"> </text:span><text:span text:style-name="T21">ארץ</text:span><text:span text:style-name="T1"> </text:span><text:span text:style-name="T21">ישראל, אבל</text:span><text:span text:style-name="T1"> </text:span><text:span text:style-name="T21">בשאר</text:span><text:span text:style-name="T1"> </text:span><text:span text:style-name="T21">פירות</text:span><text:span text:style-name="T1"> </text:span><text:span text:style-name="T21">ליכא</text:span><text:span text:style-name="T1"> </text:span><text:span text:style-name="T21">איסור</text:span><text:span text:style-name="T1"> </text:span><text:span text:style-name="T21">משום</text:span><text:span text:style-name="T1"> </text:span><text:span text:style-name="T21">ישוב</text:span><text:span text:style-name="T1"> </text:span><text:span text:style-name="T21">ארץ</text:span><text:span text:style-name="T1"> </text:span><text:span text:style-name="T21">ישראל.</text:span>)<text:span text:style-name="T21"> <text:s/></text:span></text:p>
      <text:p text:style-name="P7"/>
      <text:p text:style-name="P7">סידר<text:span text:style-name="T1"> </text:span>את<text:span text:style-name="T1"> </text:span>המערכה<text:span text:style-name="T1"> </text:span>גדולה<text:span text:style-name="T1"> </text:span><text:span text:style-name="T10">[מזרחה, וחזיתה</text:span><text:span text:style-name="T2"> </text:span><text:span text:style-name="T10">מזרחה]</text:span>: <text:s/></text:p>
      <text:p text:style-name="P7">מאי<text:span text:style-name="T1"> </text:span>טעמא<text:span text:style-name="T1"> </text:span><text:span text:style-name="T10">(</text:span><text:span text:style-name="T60">חזיתה</text:span><text:span text:style-name="T64"> </text:span><text:span text:style-name="T60">כלפי</text:span><text:span text:style-name="T64"> </text:span><text:span text:style-name="T60">מזרח</text:span><text:span text:style-name="T10">)</text:span>?</text:p>
      <text:p text:style-name="P7">רב<text:span text:style-name="T1"> </text:span>הונא<text:span text:style-name="T1"> </text:span>ורב<text:span text:style-name="T1"> </text:span>חסדא: חד<text:span text:style-name="T1"> </text:span>אמר<text:span text:style-name="T1"> </text:span>כדי<text:span text:style-name="T1"> </text:span>שתהא<text:span text:style-name="T1"> </text:span>הרוח<text:span text:style-name="T1"> </text:span><text:span text:style-name="T10">(</text:span><text:span text:style-name="T60">שיבא</text:span><text:span text:style-name="T64"> </text:span><text:span text:style-name="T60">דרך</text:span><text:span text:style-name="T64"> </text:span><text:span text:style-name="T60">שער</text:span><text:span text:style-name="T64"> </text:span><text:span text:style-name="T60">מזרח</text:span><text:span text:style-name="T10">)</text:span> מנשבת<text:span text:style-name="T1"> </text:span>בה, וחד<text:span text:style-name="T1"> </text:span>אמר<text:span text:style-name="T1"> </text:span>כדי<text:span text:style-name="T1"> </text:span>שיהו<text:span text:style-name="T1"> </text:span>מציתין<text:span text:style-name="T1"> </text:span>את<text:span text:style-name="T1"> </text:span>האליתא<text:span text:style-name="T1"> </text:span>משם<text:span text:style-name="T1"> </text:span><text:span text:style-name="T10">(</text:span><text:span text:style-name="T60">עצים</text:span><text:span text:style-name="T64"> </text:span><text:span text:style-name="T60">דקים</text:span><text:span text:style-name="T64"> </text:span><text:span text:style-name="T60">משימין</text:span><text:span text:style-name="T64"> </text:span><text:span text:style-name="T60">באותו</text:span><text:span text:style-name="T64"> </text:span><text:span text:style-name="T60">חזית, והאש</text:span><text:span text:style-name="T64"> </text:span><text:span text:style-name="T60">סמוך</text:span><text:span text:style-name="T64"> </text:span><text:span text:style-name="T60">לו, ונדלקים</text:span><text:span text:style-name="T64"> </text:span><text:span text:style-name="T60">העצים</text:span><text:span text:style-name="T64"> </text:span><text:span text:style-name="T60">גדולים</text:span><text:span text:style-name="T64"> </text:span><text:span text:style-name="T60">על</text:span><text:span text:style-name="T64"> </text:span><text:span text:style-name="T60">ידי</text:span><text:span text:style-name="T64"> </text:span><text:span text:style-name="T60">עצים</text:span><text:span text:style-name="T64"> </text:span><text:span text:style-name="T60">קטנים</text:span><text:span text:style-name="T10">)</text:span>.</text:p>
      <text:p text:style-name="P7">מיתיבי: '<text:span text:style-name="T46">ריוח</text:span><text:span text:style-name="T45"> </text:span><text:span text:style-name="T46">היה</text:span><text:span text:style-name="T45"> </text:span><text:span text:style-name="T46">בהן</text:span><text:span text:style-name="T45"> </text:span><text:span text:style-name="T46">בין</text:span><text:span text:style-name="T45"> </text:span><text:span text:style-name="T46">הגזירין</text:span><text:span text:style-name="T45"> </text:span><text:span text:style-name="T46">שהיו</text:span><text:span text:style-name="T45"> </text:span><text:span text:style-name="T46">מציתין</text:span><text:span text:style-name="T45"> </text:span><text:span text:style-name="T46">את</text:span><text:span text:style-name="T45"> </text:span><text:span text:style-name="T46">האליתא</text:span><text:span text:style-name="T45"> </text:span><text:span text:style-name="T46">משם</text:span>'!?</text:p>
      <text:p text:style-name="P7">אמר<text:span text:style-name="T1"> </text:span>לך: מקומות<text:span text:style-name="T1"> </text:span>מקומות<text:span text:style-name="T1"> </text:span>עבדי<text:span text:style-name="T1"> </text:span><text:span text:style-name="T10">(</text:span><text:span text:style-name="T60">כלומר: במקומות</text:span><text:span text:style-name="T64"> </text:span><text:span text:style-name="T60">הרבה</text:span><text:span text:style-name="T64"> </text:span><text:span text:style-name="T60">היו</text:span><text:span text:style-name="T64"> </text:span><text:span text:style-name="T60">נותנין</text:span><text:span text:style-name="T64"> </text:span><text:span text:style-name="T60">עצים</text:span><text:span text:style-name="T64"> </text:span><text:span text:style-name="T60">כדי</text:span><text:span text:style-name="T64"> </text:span><text:span text:style-name="T60">שישרפו</text:span><text:span text:style-name="T64"> </text:span><text:span text:style-name="T60">עצי</text:span><text:span text:style-name="T64"> </text:span><text:span text:style-name="T60">המערכה</text:span><text:span text:style-name="T64"> </text:span><text:span text:style-name="T60">מכל</text:span><text:span text:style-name="T64"> </text:span><text:span text:style-name="T60">צד</text:span><text:span text:style-name="T10">)</text:span>. <text:span text:style-name="T10">(</text:span><text:span text:style-name="T60">ואיכא</text:span><text:span text:style-name="T64"> </text:span><text:span text:style-name="T60">בינייהו: דלמאן</text:span><text:span text:style-name="T64"> </text:span><text:span text:style-name="T60">דאמר</text:span><text:span text:style-name="T64"> </text:span><text:span text:style-name="T60">'כדי</text:span><text:span text:style-name="T64"> </text:span><text:span text:style-name="T60">שתהא</text:span><text:span text:style-name="T64"> </text:span><text:span text:style-name="T60">הרוח</text:span><text:span text:style-name="T64"> </text:span><text:span text:style-name="T60">מנשבת</text:span><text:span text:style-name="T64"> </text:span><text:span text:style-name="T60">בו' - לא</text:span><text:span text:style-name="T64"> </text:span><text:span text:style-name="T60">היו</text:span><text:span text:style-name="T64"> </text:span><text:span text:style-name="T60">מציתין</text:span><text:span text:style-name="T64"> </text:span><text:span text:style-name="T60">האליתא</text:span><text:span text:style-name="T64"> </text:span><text:span text:style-name="T60">משם.</text:span><text:span text:style-name="T10">)</text:span> </text:p>
      <text:p text:style-name="P21"/>
      <text:p text:style-name="P23">הדרן<text:span text:style-name="T1"> </text:span>עלך<text:span text:style-name="T1"> </text:span>ראוהו<text:span text:style-name="T1"> </text:span>אחיו</text:p>
      <text:p text:style-name="P35">מסכת<text:span text:style-name="T1"> </text:span>תמיד<text:span text:style-name="T1"> </text:span>פרק<text:span text:style-name="T1"> </text:span>שלישי<text:span text:style-name="T1"> </text:span>אמר<text:span text:style-name="T1"> </text:span>להן<text:span text:style-name="T1"> </text:span>הממונה</text:p>
      <text:p text:style-name="P15">אין<text:span text:style-name="T42"> </text:span>בפרק<text:span text:style-name="T42"> </text:span>זה<text:span text:style-name="T42"> </text:span>גמרא, רק<text:span text:style-name="T42"> </text:span>משניות</text:p>
      <text:p text:style-name="P7"/>
      <text:p text:style-name="P7">(תמיד<text:span text:style-name="T1"> </text:span>ל,א)</text:p>
      <text:p text:style-name="P7">משנה<text:span text:style-name="T1"> </text:span>א:</text:p>
      <text:p text:style-name="P7"><text:span text:style-name="T10">(</text:span><text:span text:style-name="T60">לאחר</text:span><text:span text:style-name="T64"> </text:span><text:span text:style-name="T60">שבאו</text:span><text:span text:style-name="T64"> </text:span><text:span text:style-name="T60">ללשכת</text:span><text:span text:style-name="T64"> </text:span><text:span text:style-name="T60">הגזית</text:span><text:span text:style-name="T10">)</text:span> אמר<text:span text:style-name="T1"> </text:span>להן<text:span text:style-name="T1"> </text:span>הממונה<text:span text:style-name="T1"> </text:span><text:span text:style-name="T10">(</text:span><text:span text:style-name="T60">על</text:span><text:span text:style-name="T64"> </text:span><text:span text:style-name="T60">הפייסות</text:span><text:span text:style-name="T10">)</text:span> : "בואו<text:span text:style-name="T1"> </text:span>והפיסו<text:span text:style-name="T1"> </text:span>מי<text:span text:style-name="T1"> </text:span>השוחט, ומי<text:span text:style-name="T1"> </text:span>הזורק, מי<text:span text:style-name="T1"> </text:span>מדשן<text:span text:style-name="T1"> </text:span>מזבח<text:span text:style-name="T1"> </text:span>הפנימי, מי<text:span text:style-name="T1"> </text:span>מדשן<text:span text:style-name="T1"> </text:span>את<text:span text:style-name="T1"> </text:span>המנורה, מי<text:span text:style-name="T1"> </text:span>מעלה<text:span text:style-name="T1"> </text:span>אברים<text:span text:style-name="T1"> </text:span>לכבש: הראש<text:span text:style-name="T1"> </text:span>והרגל<text:span text:style-name="T1"> </text:span>של<text:span text:style-name="T1"> </text:span>ימין<text:span text:style-name="T1"> </text:span><text:span text:style-name="T10">(</text:span><text:span text:style-name="T60">בכהן</text:span><text:span text:style-name="T64"> </text:span><text:span text:style-name="T60">אחד</text:span><text:span text:style-name="T10">)</text:span>, ושתי<text:span text:style-name="T1"> </text:span>הידים<text:span text:style-name="T1"> </text:span>העוקץ<text:span text:style-name="T1"> </text:span>והרגל<text:span text:style-name="T1"> </text:span>של<text:span text:style-name="T1"> </text:span>שמאל<text:span text:style-name="T1"> </text:span>החזה<text:span text:style-name="T1"> </text:span>והגרה<text:span text:style-name="T1"> </text:span>ושתי<text:span text:style-name="T1"> </text:span>דפנות, הקרביים<text:span text:style-name="T1"> </text:span>והסולת<text:span text:style-name="T1"> </text:span>והחביתין<text:span text:style-name="T1"> </text:span>והיין" <text:span text:style-name="T10">(</text:span><text:span text:style-name="T60">ביומא</text:span><text:span text:style-name="T64"> </text:span><text:span text:style-name="T61">(דף</text:span><text:span text:style-name="T65"> </text:span><text:span text:style-name="T61">כז.)</text:span><text:span text:style-name="T60"> מפקינן</text:span><text:span text:style-name="T64"> </text:span><text:span text:style-name="T60">מקרא</text:span><text:span text:style-name="T64"> </text:span><text:span text:style-name="T60">ששה</text:span><text:span text:style-name="T64"> </text:span><text:span text:style-name="T60">כהנים</text:span><text:span text:style-name="T64"> </text:span><text:span text:style-name="T60">העוסקים</text:span><text:span text:style-name="T64"> </text:span><text:span text:style-name="T60">בהולכת</text:span><text:span text:style-name="T64"> </text:span><text:span text:style-name="T60">אברים</text:span><text:span text:style-name="T64"> </text:span><text:span text:style-name="T60">לכבש, דכתיב</text:span><text:span text:style-name="T64"> </text:span><text:span text:style-name="T61">[וקרא</text:span><text:span text:style-name="T65"> </text:span><text:span text:style-name="T61">א,ט]</text:span><text:span text:style-name="T60">: </text:span><text:span text:style-name="T88">והקריב</text:span><text:span text:style-name="T64"> </text:span><text:span text:style-name="T67">[</text:span><text:span text:style-name="T61">צ"ל</text:span><text:span text:style-name="T65"> </text:span><text:span text:style-name="T67">והקטיר] הכהן</text:span><text:span text:style-name="T64"> </text:span><text:span text:style-name="T67">את</text:span><text:span text:style-name="T64"> </text:span><text:span text:style-name="T67">הכל</text:span><text:span text:style-name="T64"> </text:span><text:span text:style-name="T67">המזבחה</text:span><text:span text:style-name="T60">, ואמר</text:span><text:span text:style-name="T64"> </text:span><text:span text:style-name="T60">מר: זו</text:span><text:span text:style-name="T64"> </text:span><text:span text:style-name="T60">הולכת</text:span><text:span text:style-name="T64"> </text:span><text:span text:style-name="T60">אברים</text:span><text:span text:style-name="T64"> </text:span><text:span text:style-name="T60">לכבש; </text:span><text:span text:style-name="T84">העוקץ</text:span><text:span text:style-name="T64"> </text:span><text:span text:style-name="T60">הוא</text:span><text:span text:style-name="T64"> </text:span><text:span text:style-name="T60">הזנב; </text:span><text:span text:style-name="T84">החזה</text:span><text:span text:style-name="T64"> </text:span><text:span text:style-name="T60">הוא</text:span><text:span text:style-name="T64"> </text:span><text:span text:style-name="T60">השומן</text:span><text:span text:style-name="T64"> </text:span><text:span text:style-name="T60">הרואה</text:span><text:span text:style-name="T64"> </text:span><text:span text:style-name="T60">את</text:span><text:span text:style-name="T64"> </text:span><text:span text:style-name="T60">הקרקע, וחותכין</text:span><text:span text:style-name="T64"> </text:span><text:span text:style-name="T60">מכאן</text:span><text:span text:style-name="T64"> </text:span><text:span text:style-name="T60">ומכאן</text:span><text:span text:style-name="T64"> </text:span><text:span text:style-name="T60">בלא</text:span><text:span text:style-name="T64"> </text:span><text:span text:style-name="T60">ראשי</text:span><text:span text:style-name="T64"> </text:span><text:span text:style-name="T60">צלעות; </text:span><text:span text:style-name="T84">והגרה</text:span><text:span text:style-name="T64"> </text:span><text:span text:style-name="T60">הוא</text:span><text:span text:style-name="T64"> </text:span><text:span text:style-name="T60">הצואר, ובו</text:span><text:span text:style-name="T64"> </text:span><text:span text:style-name="T60">מחובר</text:span><text:span text:style-name="T64"> </text:span><text:span text:style-name="T60">הקנה</text:span><text:span text:style-name="T64"> </text:span><text:span text:style-name="T60">והלב; החזה</text:span><text:span text:style-name="T64"> </text:span><text:span text:style-name="T60">והגרה</text:span><text:span text:style-name="T64"> </text:span><text:span text:style-name="T60">בכהן</text:span><text:span text:style-name="T64"> </text:span><text:span text:style-name="T60">רביעי; לקמן</text:span><text:span text:style-name="T64"> </text:span><text:span text:style-name="T60">מפרשינן</text:span><text:span text:style-name="T64"> </text:span><text:span text:style-name="T60">במקומו</text:span><text:span text:style-name="T64"> </text:span><text:span text:style-name="T60">מפני</text:span><text:span text:style-name="T64"> </text:span><text:span text:style-name="T60">מה</text:span><text:span text:style-name="T64"> </text:span><text:span text:style-name="T60">הן</text:span><text:span text:style-name="T64"> </text:span><text:span text:style-name="T60">סדורים</text:span><text:span text:style-name="T64"> </text:span><text:span text:style-name="T60">בסדר</text:span><text:span text:style-name="T64"> </text:span><text:span text:style-name="T60">הזה; והחביתין</text:span><text:span text:style-name="T64"> </text:span><text:span text:style-name="T60">= חצי</text:span><text:span text:style-name="T64"> </text:span><text:span text:style-name="T60">עשרונו</text:span><text:span text:style-name="T64"> </text:span><text:span text:style-name="T60">של</text:span><text:span text:style-name="T64"> </text:span><text:span text:style-name="T60">כהן</text:span><text:span text:style-name="T64"> </text:span><text:span text:style-name="T60">גדול</text:span><text:span text:style-name="T64"> </text:span><text:span text:style-name="T60">שקרב</text:span><text:span text:style-name="T64"> </text:span><text:span text:style-name="T60">עם</text:span><text:span text:style-name="T64"> </text:span><text:span text:style-name="T60">התמיד</text:span><text:span text:style-name="T64"> </text:span><text:span text:style-name="T60">בכל</text:span><text:span text:style-name="T64"> </text:span><text:span text:style-name="T60">יום, שנאמר</text:span><text:span text:style-name="T64"> </text:span><text:span text:style-name="T61">(ויקרא</text:span><text:span text:style-name="T65"> </text:span><text:span text:style-name="T61">ו,יג)</text:span><text:span text:style-name="T60"> </text:span><text:span text:style-name="T67">מחציתה</text:span><text:span text:style-name="T64"> </text:span><text:span text:style-name="T67">בבקר</text:span><text:span text:style-name="T64"> </text:span><text:span text:style-name="T67">ומחציתה</text:span><text:span text:style-name="T64"> </text:span><text:span text:style-name="T67">בערב</text:span><text:span text:style-name="T64"> </text:span><text:span text:style-name="T60">וסמיך</text:span><text:span text:style-name="T64"> </text:span><text:span text:style-name="T60">ליה</text:span><text:span text:style-name="T64"> </text:span><text:span text:style-name="T61">[שם,יד]</text:span><text:span text:style-name="T60"> </text:span><text:span text:style-name="T67">על</text:span><text:span text:style-name="T64"> </text:span><text:span text:style-name="T67">מחבת</text:span><text:span text:style-name="T64"> </text:span><text:span text:style-name="T67">בשמן</text:span><text:span text:style-name="T64"> </text:span><text:span text:style-name="T67">תעשה</text:span><text:span text:style-name="T60">; לכך</text:span><text:span text:style-name="T64"> </text:span><text:span text:style-name="T60">היא</text:span><text:span text:style-name="T64"> </text:span><text:span text:style-name="T60">קרויה</text:span><text:span text:style-name="T64"> </text:span><text:span text:style-name="T60">'חביתין'</text:span><text:span text:style-name="T10">)</text:span>; </text:p>
      <text:p text:style-name="P7"><text:span text:style-name="T10">(</text:span><text:span text:style-name="T60">ושלשה</text:span><text:span text:style-name="T64"> </text:span><text:span text:style-name="T60">עשר</text:span><text:span text:style-name="T64"> </text:span><text:span text:style-name="T60">פייסות</text:span><text:span text:style-name="T64"> </text:span><text:span text:style-name="T60">יש</text:span><text:span text:style-name="T64"> </text:span><text:span text:style-name="T60">כאן: שחיטה</text:span><text:span text:style-name="T64"> </text:span><text:span text:style-name="T60">זריקה</text:span><text:span text:style-name="T64"> </text:span><text:span text:style-name="T60">- וקבלה</text:span><text:span text:style-name="T64"> </text:span><text:span text:style-name="T60">ואותו</text:span><text:span text:style-name="T64"> </text:span><text:span text:style-name="T60">הזורק</text:span><text:span text:style-name="T64"> </text:span><text:span text:style-name="T60">הוא</text:span><text:span text:style-name="T64"> </text:span><text:span text:style-name="T60">המקבל, וכן</text:span><text:span text:style-name="T64"> </text:span><text:span text:style-name="T60">מוכח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כה:)</text:span><text:span text:style-name="T60"> דאמר: '</text:span><text:span text:style-name="T79">וקבל</text:span><text:span text:style-name="T81"> </text:span><text:span text:style-name="T79">המקבל</text:span><text:span text:style-name="T81"> </text:span><text:span text:style-name="T79">ובא</text:span><text:span text:style-name="T81"> </text:span><text:span text:style-name="T79">לזרוק</text:span><text:span text:style-name="T60">'; והכי</text:span><text:span text:style-name="T64"> </text:span><text:span text:style-name="T60">תקון: דקבלה</text:span><text:span text:style-name="T64"> </text:span><text:span text:style-name="T60">תחלת</text:span><text:span text:style-name="T64"> </text:span><text:span text:style-name="T60">זריקה</text:span><text:span text:style-name="T64"> </text:span><text:span text:style-name="T60">היא, ונאה</text:span><text:span text:style-name="T64"> </text:span><text:span text:style-name="T60">למקבל</text:span><text:span text:style-name="T64"> </text:span><text:span text:style-name="T60">שיהא</text:span><text:span text:style-name="T64"> </text:span><text:span text:style-name="T60">זורק; </text:span></text:p>
      <text:p text:style-name="P19"><text:span text:style-name="T21">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ודישון</text:span><text:span text:style-name="T1"> </text:span><text:span text:style-name="T21">מנורה</text:span><text:span text:style-name="T1"> </text:span><text:span text:style-name="T21">- הרי</text:span><text:span text:style-name="T1"> </text:span><text:span text:style-name="T21">ארבעה; </text:span></text:p>
      <text:p text:style-name="P19"><text:span text:style-name="T21">בהעלאת</text:span><text:span text:style-name="T1"> </text:span><text:span text:style-name="T21">אברים</text:span><text:span text:style-name="T1"> </text:span><text:span text:style-name="T21">לכבש</text:span><text:span text:style-name="T1"> – </text:span><text:span text:style-name="T21">ששה; הרי</text:span><text:span text:style-name="T1"> </text:span><text:span text:style-name="T21">עשרה</text:span><text:span text:style-name="T1"> </text:span><text:span text:style-name="T21">פייסות;</text:span></text:p>
      <text:p text:style-name="P19"><text:span text:style-name="T21">הסולת</text:span><text:span text:style-name="T1"> </text:span><text:span text:style-name="T21">והחביתין</text:span><text:span text:style-name="T1"> </text:span><text:span text:style-name="T21">והיין</text:span><text:span text:style-name="T1"> </text:span><text:span text:style-name="T21">- הרי</text:span><text:span text:style-name="T1"> </text:span><text:span text:style-name="T21">י"ג</text:span><text:span text:style-name="T1"> </text:span><text:span text:style-name="T21">פייסות;</text:span></text:p>
      <text:p text:style-name="P7"><text:span text:style-name="T60">ואמרינן</text:span><text:span text:style-name="T64"> </text:span><text:span text:style-name="T60">ביומא</text:span><text:span text:style-name="T64"> </text:span><text:span text:style-name="T60">(שם) דלא</text:span><text:span text:style-name="T64"> </text:span><text:span text:style-name="T60">היו</text:span><text:span text:style-name="T64"> </text:span><text:span text:style-name="T60">מפיסין</text:span><text:span text:style-name="T64"> </text:span><text:span text:style-name="T60">אלא</text:span><text:span text:style-name="T64"> </text:span><text:span text:style-name="T60">בעבודה</text:span><text:span text:style-name="T64"> </text:span><text:span text:style-name="T60">ראשונה: בשחיטה, וכהן</text:span><text:span text:style-name="T64"> </text:span><text:span text:style-name="T60">שזכה</text:span><text:span text:style-name="T64"> </text:span><text:span text:style-name="T60">בשחיטה</text:span><text:span text:style-name="T64"> </text:span><text:span text:style-name="T60">- י"ב</text:span><text:span text:style-name="T64"> </text:span><text:span text:style-name="T60">אחיו</text:span><text:span text:style-name="T64"> </text:span><text:span text:style-name="T60">הכהנים</text:span><text:span text:style-name="T64"> </text:span><text:span text:style-name="T60">נמשכים</text:span><text:span text:style-name="T64"> </text:span><text:span text:style-name="T60">עמו, כלומר: אותן</text:span><text:span text:style-name="T64"> </text:span><text:span text:style-name="T60">שהן</text:span><text:span text:style-name="T64"> </text:span><text:span text:style-name="T60">אצלו</text:span><text:span text:style-name="T64"> </text:span><text:span text:style-name="T60">זה</text:span><text:span text:style-name="T64"> </text:span><text:span text:style-name="T60">אחר</text:span><text:span text:style-name="T64"> </text:span><text:span text:style-name="T60">זה, כסדר</text:span><text:span text:style-name="T64"> </text:span><text:span text:style-name="T60">שהיו</text:span><text:span text:style-name="T64"> </text:span><text:span text:style-name="T60">יושבין</text:span><text:span text:style-name="T64"> </text:span><text:span text:style-name="T35">[? עומדין!]</text:span><text:span text:style-name="T60"> נמשכין</text:span><text:span text:style-name="T64"> </text:span><text:span text:style-name="T60">עמו</text:span><text:span text:style-name="T64"> </text:span><text:span text:style-name="T60">זה</text:span><text:span text:style-name="T64"> </text:span><text:span text:style-name="T60">כלאחר</text:span><text:span text:style-name="T64"> </text:span><text:span text:style-name="T60">זה: זה</text:span><text:span text:style-name="T64"> </text:span><text:span text:style-name="T60">לדישון, וזה</text:span><text:span text:style-name="T64"> </text:span><text:span text:style-name="T60">למנורה</text:span><text:span text:style-name="T64"> </text:span><text:span text:style-name="T60">- כסדר</text:span><text:span text:style-name="T64"> </text:span><text:span text:style-name="T60">שהן</text:span><text:span text:style-name="T64"> </text:span><text:span text:style-name="T60">יושבין</text:span><text:span text:style-name="T64"> </text:span><text:span text:style-name="T35">[? עומדין!]</text:span><text:span text:style-name="T60"> הן</text:span><text:span text:style-name="T64"> </text:span><text:span text:style-name="T60">נמשכין</text:span><text:span text:style-name="T64"> </text:span><text:span text:style-name="T60">לעבודה: הראשון</text:span><text:span text:style-name="T64"> </text:span><text:span text:style-name="T60">לעבודה</text:span><text:span text:style-name="T64"> </text:span><text:span text:style-name="T60">ראשונה, כגון</text:span><text:span text:style-name="T64"> </text:span><text:span text:style-name="T60">זריקה, והשני</text:span><text:span text:style-name="T64"> </text:span><text:span text:style-name="T60">לדישון</text:span><text:span text:style-name="T64"> </text:span><text:span text:style-name="T60">מזבח</text:span><text:span text:style-name="T64"> </text:span><text:span text:style-name="T60">פנימי, והשלישי</text:span><text:span text:style-name="T64"> </text:span><text:span text:style-name="T60">למנורה</text:span><text:span text:style-name="T64"> </text:span><text:span text:style-name="T60">כו' - כסדר</text:span><text:span text:style-name="T64"> </text:span><text:span text:style-name="T60">שהן</text:span><text:span text:style-name="T64"> </text:span><text:span text:style-name="T60">סדורין</text:span><text:span text:style-name="T64"> </text:span><text:span text:style-name="T60">במשנה; ופייס</text:span><text:span text:style-name="T64"> </text:span><text:span text:style-name="T60">אחד: דלא</text:span><text:span text:style-name="T64"> </text:span><text:span text:style-name="T60">היו</text:span><text:span text:style-name="T64"> </text:span><text:span text:style-name="T60">מטילין</text:span><text:span text:style-name="T64"> </text:span><text:span text:style-name="T60">כי</text:span><text:span text:style-name="T64"> </text:span><text:span text:style-name="T60">אם</text:span><text:span text:style-name="T64"> </text:span><text:span text:style-name="T60">פייס</text:span><text:span text:style-name="T64"> </text:span><text:span text:style-name="T60">אחד, דכיון</text:span><text:span text:style-name="T64"> </text:span><text:span text:style-name="T60">שזכה</text:span><text:span text:style-name="T64"> </text:span><text:span text:style-name="T60">ראשון</text:span><text:span text:style-name="T64"> </text:span><text:span text:style-name="T60">בשחיטה</text:span><text:span text:style-name="T64"> </text:span><text:span text:style-name="T60">- כולן</text:span><text:span text:style-name="T64"> </text:span><text:span text:style-name="T60">היושבין</text:span><text:span text:style-name="T64"> </text:span><text:span text:style-name="T60">אצלו</text:span><text:span text:style-name="T64"> </text:span><text:span text:style-name="T60">נמשכין</text:span><text:span text:style-name="T64"> </text:span><text:span text:style-name="T60">אחריו, כדאיתא</text:span><text:span text:style-name="T64"> </text:span><text:span text:style-name="T60">ביומא</text:span><text:span text:style-name="T64"> </text:span><text:span text:style-name="T61">(שם)</text:span><text:span text:style-name="T60">; דישון</text:span><text:span text:style-name="T64"> </text:span><text:span text:style-name="T60">מזבח</text:span><text:span text:style-name="T64"> </text:span><text:span text:style-name="T60">הפנימי</text:span><text:span text:style-name="T64"> </text:span><text:span text:style-name="T60">והמנורה</text:span><text:span text:style-name="T64"> </text:span><text:span text:style-name="T60">- מעבודת</text:span><text:span text:style-name="T64"> </text:span><text:span text:style-name="T60">התמיד</text:span><text:span text:style-name="T64"> </text:span><text:span text:style-name="T60">חשיבא</text:span><text:span text:style-name="T64"> </text:span><text:span text:style-name="T60">ליה, הואיל</text:span><text:span text:style-name="T64"> </text:span><text:span text:style-name="T60">דעם</text:span><text:span text:style-name="T64"> </text:span><text:span text:style-name="T60">עבודת</text:span><text:span text:style-name="T64"> </text:span><text:span text:style-name="T60">תמיד</text:span><text:span text:style-name="T64"> </text:span><text:span text:style-name="T60">היא</text:span><text:span text:style-name="T64"> </text:span><text:span text:style-name="T60">נעשית;</text:span></text:p>
      <text:p text:style-name="P20"><text:span text:style-name="T22">'</text:span><text:span text:style-name="T43">מי</text:span><text:span text:style-name="T44"> </text:span><text:span text:style-name="T43">שוחט</text:span><text:span text:style-name="T44"> </text:span><text:span text:style-name="T43">ומי</text:span><text:span text:style-name="T44"> </text:span><text:span text:style-name="T43">זורק</text:span><text:span text:style-name="T44"> </text:span><text:span text:style-name="T43">ומי</text:span><text:span text:style-name="T44"> </text:span><text:span text:style-name="T43">מדשן</text:span><text:span text:style-name="T22">' - ואף</text:span><text:span text:style-name="T2"> </text:span><text:span text:style-name="T22">על</text:span><text:span text:style-name="T2"> </text:span><text:span text:style-name="T22">פי</text:span><text:span text:style-name="T2"> </text:span><text:span text:style-name="T22">שסדר</text:span><text:span text:style-name="T2"> </text:span><text:span text:style-name="T22">העבודה</text:span><text:span text:style-name="T2"> </text:span><text:span text:style-name="T22">לא</text:span><text:span text:style-name="T2"> </text:span><text:span text:style-name="T22">הוה</text:span><text:span text:style-name="T2"> </text:span><text:span text:style-name="T22">כך, כדאמר</text:span><text:span text:style-name="T2"> </text:span><text:span text:style-name="T22">בסדר</text:span><text:span text:style-name="T2"> </text:span><text:span text:style-name="T22">יומא</text:span><text:span text:style-name="T2"> </text:span><text:span text:style-name="T22">בשמעתא</text:span><text:span text:style-name="T2"> </text:span><text:span text:style-name="T22">דאביי</text:span><text:span text:style-name="T2"> </text:span><text:span text:style-name="T23">(דף</text:span><text:span text:style-name="T3"> </text:span><text:span text:style-name="T23">לג.)</text:span><text:span text:style-name="T22"> דאמר</text:span><text:span text:style-name="T2"> </text:span><text:span text:style-name="T22">'דישון</text:span><text:span text:style-name="T2"> </text:span><text:span text:style-name="T22">מזבח</text:span><text:span text:style-name="T2"> </text:span><text:span text:style-name="T22">הפנימי</text:span><text:span text:style-name="T2"> </text:span><text:span text:style-name="T22">קודם</text:span><text:span text:style-name="T2"> </text:span><text:span text:style-name="T22">לזריקת</text:span><text:span text:style-name="T2"> </text:span><text:span text:style-name="T22">דם</text:span><text:span text:style-name="T2"> </text:span><text:span text:style-name="T22">התמיד', וכסדר</text:span><text:span text:style-name="T2"> </text:span><text:span text:style-name="T22">הסדר</text:span><text:span text:style-name="T2"> </text:span><text:span text:style-name="T22">הזה</text:span><text:span text:style-name="T2"> </text:span><text:span text:style-name="T22">היה</text:span><text:span text:style-name="T2"> </text:span><text:span text:style-name="T22">להם</text:span><text:span text:style-name="T2"> </text:span><text:span text:style-name="T22">להפיס</text:span><text:span text:style-name="T2"> </text:span><text:span text:style-name="T22">- אמר</text:span><text:span text:style-name="T2"> </text:span><text:span text:style-name="T22">רבי</text:span><text:span text:style-name="T2"> </text:span><text:span text:style-name="T22">דמשום</text:span><text:span text:style-name="T2"> </text:span><text:span text:style-name="T22">הכי</text:span><text:span text:style-name="T2"> </text:span><text:span text:style-name="T22">מפייסין</text:span><text:span text:style-name="T2"> </text:span><text:span text:style-name="T22">קודם</text:span><text:span text:style-name="T2"> </text:span><text:span text:style-name="T22">בשחיטת</text:span><text:span text:style-name="T2"> </text:span><text:span text:style-name="T22">התמיד: שקודם</text:span><text:span text:style-name="T2"> </text:span><text:span text:style-name="T22">דישון</text:span><text:span text:style-name="T2"> </text:span><text:span text:style-name="T22">מזבח</text:span><text:span text:style-name="T2"> </text:span><text:span text:style-name="T22">הפנימי</text:span><text:span text:style-name="T2"> </text:span><text:span text:style-name="T22">היו</text:span><text:span text:style-name="T2"> </text:span><text:span text:style-name="T22">לוקחין</text:span><text:span text:style-name="T2"> </text:span><text:span text:style-name="T22">הטלה</text:span><text:span text:style-name="T2"> </text:span><text:span text:style-name="T22">אותן</text:span><text:span text:style-name="T2"> </text:span><text:span text:style-name="T22">הכהנים</text:span><text:span text:style-name="T2"> </text:span><text:span text:style-name="T22">שזוכין</text:span><text:span text:style-name="T2"> </text:span><text:span text:style-name="T22">בו, ורואין</text:span><text:span text:style-name="T2"> </text:span><text:span text:style-name="T22">ומכניסין</text:span><text:span text:style-name="T2"> </text:span><text:span text:style-name="T22">אותו</text:span><text:span text:style-name="T2"> </text:span><text:span text:style-name="T22">לשחוט</text:span><text:span text:style-name="T2"> </text:span><text:span text:style-name="T22">ומבקרין</text:span><text:span text:style-name="T2"> </text:span><text:span text:style-name="T22">אותו</text:span><text:span text:style-name="T2"> </text:span><text:span text:style-name="T22">לאור</text:span><text:span text:style-name="T2"> </text:span><text:span text:style-name="T22">האבוקות, והילכך: כיון</text:span><text:span text:style-name="T2"> </text:span><text:span text:style-name="T22">שהיו</text:span><text:span text:style-name="T2"> </text:span><text:span text:style-name="T22">עוסקין</text:span><text:span text:style-name="T2"> </text:span><text:span text:style-name="T22">במילי</text:span><text:span text:style-name="T2"> </text:span><text:span text:style-name="T22">דתמיד</text:span><text:span text:style-name="T2"> </text:span><text:span text:style-name="T22">קודם</text:span><text:span text:style-name="T2"> </text:span><text:span text:style-name="T22">דישון</text:span><text:span text:style-name="T2"> </text:span><text:span text:style-name="T22">המזבח</text:span><text:span text:style-name="T2"> </text:span><text:span text:style-name="T22">והמנורה</text:span><text:span text:style-name="T2"> </text:span><text:span text:style-name="T22">- היו</text:span><text:span text:style-name="T2"> </text:span><text:span text:style-name="T22">מפיסין</text:span><text:span text:style-name="T2"> </text:span><text:span text:style-name="T22">נמי</text:span><text:span text:style-name="T2"> </text:span><text:span text:style-name="T22">קודם</text:span><text:span text:style-name="T2"> </text:span><text:span text:style-name="T22">שחיטת</text:span><text:span text:style-name="T2"> </text:span><text:span text:style-name="T22">התמיד</text:span><text:span text:style-name="T2"> </text:span><text:span text:style-name="T22">וזריקתו: דמתוך</text:span><text:span text:style-name="T2"> </text:span><text:span text:style-name="T22">שתחלת</text:span><text:span text:style-name="T2"> </text:span><text:span text:style-name="T22">עבודה</text:span><text:span text:style-name="T2"> </text:span><text:span text:style-name="T22">היתה</text:span><text:span text:style-name="T2"> </text:span><text:span text:style-name="T22">בתמיד</text:span><text:span text:style-name="T2"> </text:span><text:span text:style-name="T22">ראשונה</text:span><text:span text:style-name="T2"> </text:span><text:span text:style-name="T22">- חביבה</text:span><text:span text:style-name="T2"> </text:span><text:span text:style-name="T22">היתה</text:span><text:span text:style-name="T2"> </text:span><text:span text:style-name="T22">והקדימוה</text:span><text:span text:style-name="T2"> </text:span><text:span text:style-name="T22">בפייס, ולא</text:span><text:span text:style-name="T2"> </text:span><text:span text:style-name="T22">מפני</text:span><text:span text:style-name="T2"> </text:span><text:span text:style-name="T22">שאלו</text:span><text:span text:style-name="T2"> </text:span><text:span text:style-name="T22">קודמין</text:span><text:span text:style-name="T2"> </text:span><text:span text:style-name="T22">זה</text:span><text:span text:style-name="T2"> </text:span><text:span text:style-name="T22">לזה</text:span><text:span text:style-name="T2"> </text:span><text:span text:style-name="T22">בפייס, דכבר</text:span><text:span text:style-name="T2"> </text:span><text:span text:style-name="T22">פירשתי</text:span><text:span text:style-name="T2"> </text:span><text:span text:style-name="T22">שכולן</text:span><text:span text:style-name="T2"> </text:span><text:span text:style-name="T22">זוכין</text:span><text:span text:style-name="T2"> </text:span><text:span text:style-name="T22">יחד: דכיון</text:span><text:span text:style-name="T2"> </text:span><text:span text:style-name="T22">שזוכה</text:span><text:span text:style-name="T2"> </text:span><text:span text:style-name="T22">השוחט</text:span><text:span text:style-name="T2"> </text:span><text:span text:style-name="T22">- י"ב</text:span><text:span text:style-name="T2"> </text:span><text:span text:style-name="T22">אחיו</text:span><text:span text:style-name="T2"> </text:span><text:span text:style-name="T22">הכהנים</text:span><text:span text:style-name="T2"> </text:span><text:span text:style-name="T22">נמשכין</text:span><text:span text:style-name="T2"> </text:span><text:span text:style-name="T22">אחריו; </text:span></text:p>
      <text:p text:style-name="P19"><text:span text:style-name="T21">וכל</text:span><text:span text:style-name="T1"> </text:span><text:span text:style-name="T21">עבודות</text:span><text:span text:style-name="T1"> </text:span><text:span text:style-name="T21">התמיד: שחיטתו</text:span><text:span text:style-name="T1"> </text:span><text:span text:style-name="T21">וזריקתו</text:span><text:span text:style-name="T1"> </text:span><text:span text:style-name="T21">- לא</text:span><text:span text:style-name="T1"> </text:span><text:span text:style-name="T21">היתה</text:span><text:span text:style-name="T1"> </text:span><text:span text:style-name="T21">אלא</text:span><text:span text:style-name="T1"> </text:span><text:span text:style-name="T21">אחר</text:span><text:span text:style-name="T1"> </text:span><text:span text:style-name="T21">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והמנורה; כיצד?</text:span></text:p>
      <text:p text:style-name="P20"><text:span text:style-name="T22">בתחלה</text:span><text:span text:style-name="T2"> </text:span><text:span text:style-name="T22">מדשן</text:span><text:span text:style-name="T2"> </text:span><text:span text:style-name="T22">מזבח</text:span><text:span text:style-name="T2"> </text:span><text:span text:style-name="T22">הפנימי, ואחר</text:span><text:span text:style-name="T2"> </text:span><text:span text:style-name="T22">כך</text:span><text:span text:style-name="T2"> </text:span><text:span text:style-name="T22">מדשן</text:span><text:span text:style-name="T2"> </text:span><text:span text:style-name="T22">את</text:span><text:span text:style-name="T2"> </text:span><text:span text:style-name="T22">המנורה: חמש</text:span><text:span text:style-name="T2"> </text:span><text:span text:style-name="T22">נרות, ואחר</text:span><text:span text:style-name="T2"> </text:span><text:span text:style-name="T22">כך</text:span><text:span text:style-name="T2"> </text:span><text:span text:style-name="T22">שוחט</text:span><text:span text:style-name="T2"> </text:span><text:span text:style-name="T22">את</text:span><text:span text:style-name="T2"> </text:span><text:span text:style-name="T22">התמיד, וזורק</text:span><text:span text:style-name="T2"> </text:span><text:span text:style-name="T22">את</text:span><text:span text:style-name="T2"> </text:span><text:span text:style-name="T22">הדם, ואחר</text:span><text:span text:style-name="T2"> </text:span><text:span text:style-name="T22">כך</text:span><text:span text:style-name="T2"> </text:span><text:span text:style-name="T22">מטיב</text:span><text:span text:style-name="T2"> </text:span><text:span text:style-name="T22">ומתקן</text:span><text:span text:style-name="T2"> </text:span><text:span text:style-name="T22">שתי</text:span><text:span text:style-name="T2"> </text:span><text:span text:style-name="T22">נרות</text:span><text:span text:style-name="T2"> </text:span><text:span text:style-name="T22">שנשארו</text:span><text:span text:style-name="T2"> </text:span><text:span text:style-name="T22">לתקן, ואחר</text:span><text:span text:style-name="T2"> </text:span><text:span text:style-name="T22">כך</text:span><text:span text:style-name="T2"> </text:span><text:span text:style-name="T22">מקטיר</text:span><text:span text:style-name="T2"> </text:span><text:span text:style-name="T22">הקטרת; ובקטורת</text:span><text:span text:style-name="T2"> </text:span><text:span text:style-name="T22">היה</text:span><text:span text:style-name="T2"> </text:span><text:span text:style-name="T22">פייס</text:span><text:span text:style-name="T2"> </text:span><text:span text:style-name="T22">אחר</text:span><text:span text:style-name="T2"> </text:span><text:span text:style-name="T22">לפי</text:span><text:span text:style-name="T2"> </text:span><text:span text:style-name="T22">שמעולם</text:span><text:span text:style-name="T2"> </text:span><text:span text:style-name="T22">לא</text:span><text:span text:style-name="T2"> </text:span><text:span text:style-name="T22">שנה</text:span><text:span text:style-name="T2"> </text:span><text:span text:style-name="T22">אדם</text:span><text:span text:style-name="T2"> </text:span><text:span text:style-name="T22">בקטורת; ומפרש</text:span><text:span text:style-name="T2"> </text:span><text:span text:style-name="T22">ביומא</text:span><text:span text:style-name="T2"> </text:span><text:span text:style-name="T23">(דף</text:span><text:span text:style-name="T3"> </text:span><text:span text:style-name="T23">כו.)</text:span><text:span text:style-name="T22"> מפני</text:span><text:span text:style-name="T2"> </text:span><text:span text:style-name="T22">שמעשרת, לפיכך</text:span><text:span text:style-name="T2"> </text:span><text:span text:style-name="T22">היו</text:span><text:span text:style-name="T2"> </text:span><text:span text:style-name="T22">מכריזין</text:span><text:span text:style-name="T2"> </text:span><text:span text:style-name="T22">"כהנים</text:span><text:span text:style-name="T2"> </text:span><text:span text:style-name="T22">חדשים</text:span><text:span text:style-name="T2"> </text:span><text:span text:style-name="T22">לקטורת</text:span><text:span text:style-name="T2"> </text:span><text:span text:style-name="T22">בואו</text:span><text:span text:style-name="T2"> </text:span><text:span text:style-name="T22">והפיסו".</text:span></text:p>
      <text:p text:style-name="P20"><text:span text:style-name="T22">ואי</text:span><text:span text:style-name="T2"> </text:span><text:span text:style-name="T22">תימא: למה</text:span><text:span text:style-name="T2"> </text:span><text:span text:style-name="T22">היה</text:span><text:span text:style-name="T2"> </text:span><text:span text:style-name="T22">פייס</text:span><text:span text:style-name="T2"> </text:span><text:span text:style-name="T22">בדישון</text:span><text:span text:style-name="T2"> </text:span><text:span text:style-name="T22">מזבח</text:span><text:span text:style-name="T2"> </text:span><text:span text:style-name="T22">הפנימי</text:span><text:span text:style-name="T2"> </text:span><text:span text:style-name="T22">והמנורה</text:span><text:span text:style-name="T2"> </text:span><text:span text:style-name="T22">ובהעלאת</text:span><text:span text:style-name="T2"> </text:span><text:span text:style-name="T22">אברים</text:span><text:span text:style-name="T2"> </text:span><text:span text:style-name="T22">לכבש? הא</text:span><text:span text:style-name="T2"> </text:span><text:span text:style-name="T22">אמרינן</text:span><text:span text:style-name="T2"> </text:span><text:span text:style-name="T22">ביומא</text:span><text:span text:style-name="T2"> </text:span><text:span text:style-name="T22">בסוף</text:span><text:span text:style-name="T2"> </text:span><text:span text:style-name="T22">פרק</text:span><text:span text:style-name="T2"> </text:span><text:span text:style-name="T22">שנים</text:span><text:span text:style-name="T2"> </text:span><text:span text:style-name="T23">(דף</text:span><text:span text:style-name="T3"> </text:span><text:span text:style-name="T23">כז:)</text:span><text:span text:style-name="T22">: 'אמר</text:span><text:span text:style-name="T2"> </text:span><text:span text:style-name="T22">רבי</text:span><text:span text:style-name="T2"> </text:span><text:span text:style-name="T22">יוחנן: זר</text:span><text:span text:style-name="T2"> </text:span><text:span text:style-name="T22">שסידר</text:span><text:span text:style-name="T2"> </text:span><text:span text:style-name="T22">את</text:span><text:span text:style-name="T2"> </text:span><text:span text:style-name="T22">המערכה</text:span><text:span text:style-name="T2"> </text:span><text:span text:style-name="T22">חייב</text:span><text:span text:style-name="T2"> </text:span><text:span text:style-name="T22">מיתה, הואיל</text:span><text:span text:style-name="T2"> </text:span><text:span text:style-name="T22">ועבודה</text:span><text:span text:style-name="T2"> </text:span><text:span text:style-name="T22">תמה</text:span><text:span text:style-name="T2"> </text:span><text:span text:style-name="T22">היתה? מתקיף</text:span><text:span text:style-name="T2"> </text:span><text:span text:style-name="T22">לה</text:span><text:span text:style-name="T2"> </text:span><text:span text:style-name="T22">רבא: אלא</text:span><text:span text:style-name="T2"> </text:span><text:span text:style-name="T22">מעתה</text:span><text:span text:style-name="T2"> </text:span><text:span text:style-name="T22">תיבעי</text:span><text:span text:style-name="T2"> </text:span><text:span text:style-name="T22">פייס?' ואמרינן: 'אישתמיטתיה</text:span><text:span text:style-name="T2"> </text:span><text:span text:style-name="T22">הא</text:span><text:span text:style-name="T2"> </text:span><text:span text:style-name="T22">דתניא: '</text:span><text:span text:style-name="T43">מי</text:span><text:span text:style-name="T44"> </text:span><text:span text:style-name="T43">שזכה</text:span><text:span text:style-name="T44"> </text:span><text:span text:style-name="T43">בתרומת</text:span><text:span text:style-name="T44"> </text:span><text:span text:style-name="T43">הדשן</text:span><text:span text:style-name="T44"> </text:span><text:span text:style-name="T43">זוכה</text:span><text:span text:style-name="T44"> </text:span><text:span text:style-name="T43">בסידור</text:span><text:span text:style-name="T44"> </text:span><text:span text:style-name="T43">מערכה</text:span><text:span text:style-name="T44"> </text:span><text:span text:style-name="T43">ובשני</text:span><text:span text:style-name="T44"> </text:span><text:span text:style-name="T43">גזירין</text:span><text:span text:style-name="T22">' אלמא</text:span><text:span text:style-name="T2"> </text:span><text:span text:style-name="T22">לא</text:span><text:span text:style-name="T2"> </text:span><text:span text:style-name="T22">בעי</text:span><text:span text:style-name="T2"> </text:span><text:span text:style-name="T22">פייס, דהא</text:span><text:span text:style-name="T2"> </text:span><text:span text:style-name="T22">לא</text:span><text:span text:style-name="T2"> </text:span><text:span text:style-name="T22">אמר</text:span><text:span text:style-name="T2"> </text:span><text:span text:style-name="T22">"כל</text:span><text:span text:style-name="T2"> </text:span><text:span text:style-name="T22">כהן</text:span><text:span text:style-name="T2"> </text:span><text:span text:style-name="T22">שירצה</text:span><text:span text:style-name="T2"> </text:span><text:span text:style-name="T22">יסדר", אלא</text:span><text:span text:style-name="T2"> </text:span><text:span text:style-name="T22">אותו</text:span><text:span text:style-name="T2"> </text:span><text:span text:style-name="T22">שזכה</text:span><text:span text:style-name="T2"> </text:span><text:span text:style-name="T22">בתרומת</text:span><text:span text:style-name="T2"> </text:span><text:span text:style-name="T22">הדשן</text:span><text:span text:style-name="T2"> </text:span><text:span text:style-name="T22">יסדר, ולא</text:span><text:span text:style-name="T2"> </text:span><text:span text:style-name="T22">אחר, אלמא</text:span><text:span text:style-name="T2"> </text:span><text:span text:style-name="T22">מוכח</text:span><text:span text:style-name="T2"> </text:span><text:span text:style-name="T22">משם</text:span><text:span text:style-name="T2"> </text:span><text:span text:style-name="T22">דלא</text:span><text:span text:style-name="T2"> </text:span><text:span text:style-name="T22">מפייסינן</text:span><text:span text:style-name="T2"> </text:span><text:span text:style-name="T22">אלא</text:span><text:span text:style-name="T2"> </text:span><text:span text:style-name="T22">בעבודה</text:span><text:span text:style-name="T2"> </text:span><text:span text:style-name="T22">תמה, אבל</text:span><text:span text:style-name="T2"> </text:span><text:span text:style-name="T22">בעבודה</text:span><text:span text:style-name="T2"> </text:span><text:span text:style-name="T22">שאינה</text:span><text:span text:style-name="T2"> </text:span><text:span text:style-name="T22">תמה</text:span><text:span text:style-name="T2"> </text:span><text:span text:style-name="T22">כל</text:span><text:span text:style-name="T2"> </text:span><text:span text:style-name="T22">כהן</text:span><text:span text:style-name="T2"> </text:span><text:span text:style-name="T22">שירצה</text:span><text:span text:style-name="T2"> </text:span><text:span text:style-name="T22">יזכה</text:span><text:span text:style-name="T2"> </text:span><text:span text:style-name="T22">בה</text:span><text:span text:style-name="T2"> </text:span><text:span text:style-name="T22">בלא</text:span><text:span text:style-name="T2"> </text:span><text:span text:style-name="T22">פייס?</text:span></text:p>
      <text:p text:style-name="P7"><text:span text:style-name="T60">יש</text:span><text:span text:style-name="T64"> </text:span><text:span text:style-name="T60">לתרץ</text:span><text:span text:style-name="T64"> </text:span><text:span text:style-name="T60">דהתם</text:span><text:span text:style-name="T64"> </text:span><text:span text:style-name="T60">פרכינן</text:span><text:span text:style-name="T64"> </text:span><text:span text:style-name="T60">על</text:span><text:span text:style-name="T64"> </text:span><text:span text:style-name="T60">אותה</text:span><text:span text:style-name="T64"> </text:span><text:span text:style-name="T60">שמועה</text:span><text:span text:style-name="T64"> </text:span><text:span text:style-name="T60">משחיטה, דלאו</text:span><text:span text:style-name="T64"> </text:span><text:span text:style-name="T60">עבודה</text:span><text:span text:style-name="T64"> </text:span><text:span text:style-name="T60">תמה</text:span><text:span text:style-name="T64"> </text:span><text:span text:style-name="T60">היא, ואפילו</text:span><text:span text:style-name="T64"> </text:span><text:span text:style-name="T60">הכי</text:span><text:span text:style-name="T64"> </text:span><text:span text:style-name="T60">בעי</text:span><text:span text:style-name="T64"> </text:span><text:span text:style-name="T60">פייס; ומתרצינן: שאני</text:span><text:span text:style-name="T64"> </text:span><text:span text:style-name="T60">שחיטה, דתחלת</text:span><text:span text:style-name="T64"> </text:span><text:span text:style-name="T60">עבודה</text:span><text:span text:style-name="T64"> </text:span><text:span text:style-name="T60">היא, וחשובה</text:span><text:span text:style-name="T64"> </text:span><text:span text:style-name="T60">לפייס</text:span><text:span text:style-name="T64"> </text:span><text:span text:style-name="T60">אף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דלא</text:span><text:span text:style-name="T64"> </text:span><text:span text:style-name="T60">עבודה</text:span><text:span text:style-name="T64"> </text:span><text:span text:style-name="T60">תמה</text:span><text:span text:style-name="T64"> </text:span><text:span text:style-name="T60">היא, הילכך</text:span><text:span text:style-name="T64"> </text:span><text:span text:style-name="T60">הכי</text:span><text:span text:style-name="T64"> </text:span><text:span text:style-name="T60">נמי</text:span><text:span text:style-name="T64"> </text:span><text:span text:style-name="T60">יש</text:span><text:span text:style-name="T64"> </text:span><text:span text:style-name="T60">לומר: דכל</text:span><text:span text:style-name="T64"> </text:span><text:span text:style-name="T60">אלו</text:span><text:span text:style-name="T64"> </text:span><text:span text:style-name="T60">תחלת</text:span><text:span text:style-name="T64"> </text:span><text:span text:style-name="T60">עבודה</text:span><text:span text:style-name="T64"> </text:span><text:span text:style-name="T60">הם: דישון</text:span><text:span text:style-name="T64"> </text:span><text:span text:style-name="T60">מזבח</text:span><text:span text:style-name="T64"> </text:span><text:span text:style-name="T60">והמנורה</text:span><text:span text:style-name="T64"> </text:span><text:span text:style-name="T60">- תחלת</text:span><text:span text:style-name="T64"> </text:span><text:span text:style-name="T60">עבודה</text:span><text:span text:style-name="T64"> </text:span><text:span text:style-name="T60">היו, זה</text:span><text:span text:style-name="T64"> </text:span><text:span text:style-name="T60">במזבח</text:span><text:span text:style-name="T64"> </text:span><text:span text:style-name="T60">וזה</text:span><text:span text:style-name="T64"> </text:span><text:span text:style-name="T60">במערכה; העלאת</text:span><text:span text:style-name="T64"> </text:span><text:span text:style-name="T60">אברים</text:span><text:span text:style-name="T64"> </text:span><text:span text:style-name="T60">לכבש</text:span><text:span text:style-name="T64"> </text:span><text:span text:style-name="T60">תחלת</text:span><text:span text:style-name="T64"> </text:span><text:span text:style-name="T60">עבודה</text:span><text:span text:style-name="T64"> </text:span><text:span text:style-name="T60">של</text:span><text:span text:style-name="T64"> </text:span><text:span text:style-name="T60">הקטורת</text:span><text:span text:style-name="T64"> </text:span><text:span text:style-name="T60">היא, וקבלה</text:span><text:span text:style-name="T64"> </text:span><text:span text:style-name="T60">נמי</text:span><text:span text:style-name="T64"> </text:span><text:span text:style-name="T60">איכא</text:span><text:span text:style-name="T64"> </text:span><text:span text:style-name="T60">לתרוצי, הילכך</text:span><text:span text:style-name="T64"> </text:span><text:span text:style-name="T60">לאו</text:span><text:span text:style-name="T64"> </text:span><text:span text:style-name="T60">עבודה</text:span><text:span text:style-name="T64"> </text:span><text:span text:style-name="T60">של</text:span><text:span text:style-name="T64"> </text:span><text:span text:style-name="T60">זרים</text:span><text:span text:style-name="T64"> </text:span><text:span text:style-name="T60">היא</text:span><text:span text:style-name="T10">)</text:span>. </text:p>
      <text:p text:style-name="P7">הפיסו, זכה<text:span text:style-name="T1"> </text:span>מי<text:span text:style-name="T1"> </text:span>שזכה. </text:p>
      <text:p text:style-name="P7"/>
      <text:p text:style-name="P7">משנה<text:span text:style-name="T1"> </text:span>ב:</text:p>
      <text:p text:style-name="P7">אמר<text:span text:style-name="T1"> </text:span>להן<text:span text:style-name="T1"> </text:span><text:span text:style-name="T10">(</text:span><text:span text:style-name="T60">הממונה</text:span><text:span text:style-name="T64"> </text:span><text:span text:style-name="T60">לאחר</text:span><text:span text:style-name="T64"> </text:span><text:span text:style-name="T60">שבאו</text:span><text:span text:style-name="T64"> </text:span><text:span text:style-name="T60">ללשכת</text:span><text:span text:style-name="T64"> </text:span><text:span text:style-name="T60">הגזית</text:span><text:span text:style-name="T64"> </text:span><text:span text:style-name="T60">על</text:span><text:span text:style-name="T64"> </text:span><text:span text:style-name="T60">הפייסות</text:span><text:span text:style-name="T10">)</text:span>: "צאו<text:span text:style-name="T1"> </text:span>וראו<text:span text:style-name="T1"> </text:span>אם<text:span text:style-name="T1"> </text:span>הגיע<text:span text:style-name="T1"> </text:span>זמן<text:span text:style-name="T1"> </text:span>שחיטה" <text:span text:style-name="T10">(</text:span><text:span text:style-name="T60">שהאיר</text:span><text:span text:style-name="T64"> </text:span><text:span text:style-name="T60">להם</text:span><text:span text:style-name="T64"> </text:span><text:span text:style-name="T60">היום, דאין</text:span><text:span text:style-name="T64"> </text:span><text:span text:style-name="T60">שוחט</text:span><text:span text:style-name="T64"> </text:span><text:span text:style-name="T60">תמיד</text:span><text:span text:style-name="T64"> </text:span><text:span text:style-name="T60">אלא</text:span><text:span text:style-name="T64"> </text:span><text:span text:style-name="T60">ביום</text:span><text:span text:style-name="T10">)</text:span>!</text:p>
      <text:p text:style-name="P7">אם<text:span text:style-name="T1"> </text:span>הגיע, הרואה<text:span text:style-name="T1"> </text:span><text:span text:style-name="T10">(</text:span><text:span text:style-name="T60">אותו</text:span><text:span text:style-name="T64"> </text:span><text:span text:style-name="T60">שעל</text:span><text:span text:style-name="T64"> </text:span><text:span text:style-name="T60">הגג</text:span><text:span text:style-name="T10">)</text:span> אומר: "ברקאי" <text:span text:style-name="T10">(</text:span><text:span text:style-name="T60">"ברק</text:span><text:span text:style-name="T64"> </text:span><text:span text:style-name="T60">ברקאי" בלשון</text:span><text:span text:style-name="T64"> </text:span><text:span text:style-name="T60">צהר, כמו</text:span><text:span text:style-name="T64"> </text:span><text:span text:style-name="T67">למען</text:span><text:span text:style-name="T64"> </text:span><text:span text:style-name="T67">היה</text:span><text:span text:style-name="T64"> </text:span><text:span text:style-name="T67">לה</text:span><text:span text:style-name="T64"> </text:span><text:span text:style-name="T67">ברק</text:span><text:span text:style-name="T64"> </text:span><text:span text:style-name="T61">(יחזקאל</text:span><text:span text:style-name="T65"> </text:span><text:span text:style-name="T61">כא,טו)</text:span><text:span text:style-name="T10">)</text:span>! </text:p>
      <text:p text:style-name="P7">מתיא<text:span text:style-name="T1"> </text:span>בן<text:span text:style-name="T1"> </text:span>שמואל<text:span text:style-name="T1"> </text:span>אומר: "האיר<text:span text:style-name="T1"> </text:span>פני<text:span text:style-name="T1"> </text:span>כל<text:span text:style-name="T1"> </text:span>המזרח<text:span text:style-name="T1"> </text:span>עד<text:span text:style-name="T1"> </text:span>שהוא<text:span text:style-name="T1"> </text:span>בחברון"? והוא<text:span text:style-name="T1"> </text:span>אומר: "הן"! </text:p>
      <text:p text:style-name="P7"><text:soft-page-break/><text:span text:style-name="T10">(</text:span><text:span text:style-name="T60">פירוש: מ"כ</text:span><text:span text:style-name="T64"> </text:span><text:span text:style-name="T60">במנחות</text:span><text:span text:style-name="T64"> </text:span><text:span text:style-name="T60">בשלהי</text:span><text:span text:style-name="T64"> </text:span><text:span text:style-name="T60">'שתי</text:span><text:span text:style-name="T64"> </text:span><text:span text:style-name="T60">הלחם': הוא</text:span><text:span text:style-name="T64"> </text:span><text:span text:style-name="T60">[מתיא</text:span><text:span text:style-name="T64"> </text:span><text:span text:style-name="T60">בן</text:span><text:span text:style-name="T64"> </text:span><text:span text:style-name="T60">שמואל] היה</text:span><text:span text:style-name="T64"> </text:span><text:span text:style-name="T60">ממונה</text:span><text:span text:style-name="T64"> </text:span><text:span text:style-name="T60">על</text:span><text:span text:style-name="T64"> </text:span><text:span text:style-name="T60">כך, כדאמר</text:span><text:span text:style-name="T64"> </text:span><text:span text:style-name="T60">בשקלים</text:span><text:span text:style-name="T64"> </text:span><text:span text:style-name="T61">(דף</text:span><text:span text:style-name="T65"> </text:span><text:span text:style-name="T61">ז:)</text:span><text:span text:style-name="T60"> 'מתיא</text:span><text:span text:style-name="T64"> </text:span><text:span text:style-name="T60">בן</text:span><text:span text:style-name="T64"> </text:span><text:span text:style-name="T60">שמואל</text:span><text:span text:style-name="T64"> </text:span><text:span text:style-name="T60">ממונה</text:span><text:span text:style-name="T64"> </text:span><text:span text:style-name="T60">על</text:span><text:span text:style-name="T64"> </text:span><text:span text:style-name="T60">הפייסות' </text:span><text:span text:style-name="T61">[יומא</text:span><text:span text:style-name="T65"> </text:span><text:span text:style-name="T61">כח,ב]</text:span><text:span text:style-name="T60">, והיינו</text:span><text:span text:style-name="T64"> </text:span><text:span text:style-name="T60">פייסות</text:span><text:span text:style-name="T64"> </text:span><text:span text:style-name="T60">שמפיסין</text:span><text:span text:style-name="T64"> </text:span><text:span text:style-name="T60">כשהאיר</text:span><text:span text:style-name="T64"> </text:span><text:span text:style-name="T60">היום: מי</text:span><text:span text:style-name="T64"> </text:span><text:span text:style-name="T60">שוחט, מי</text:span><text:span text:style-name="T64"> </text:span><text:span text:style-name="T60">זורק, וכשהוא</text:span><text:span text:style-name="T64"> </text:span><text:span text:style-name="T60">היה</text:span><text:span text:style-name="T64"> </text:span><text:span text:style-name="T60">שואל</text:span><text:span text:style-name="T64"> </text:span><text:span text:style-name="T60">אם</text:span><text:span text:style-name="T64"> </text:span><text:span text:style-name="T60">הגיע</text:span><text:span text:style-name="T64"> </text:span><text:span text:style-name="T60">זמן</text:span><text:span text:style-name="T64"> </text:span><text:span text:style-name="T60">שחיטה</text:span><text:span text:style-name="T64"> </text:span><text:span text:style-name="T60">- היה</text:span><text:span text:style-name="T64"> </text:span><text:span text:style-name="T60">אומר</text:span><text:span text:style-name="T64"> </text:span><text:span text:style-name="T60">לאותן</text:span><text:span text:style-name="T64"> </text:span><text:span text:style-name="T60">שעל</text:span><text:span text:style-name="T64"> </text:span><text:span text:style-name="T60">הגג</text:span><text:span text:style-name="T64"> </text:span><text:span text:style-name="T60">"אמרו</text:span><text:span text:style-name="T64"> </text:span><text:span text:style-name="T60">אם</text:span><text:span text:style-name="T64"> </text:span><text:span text:style-name="T60">האיר</text:span><text:span text:style-name="T64"> </text:span><text:span text:style-name="T60">פני</text:span><text:span text:style-name="T64"> </text:span><text:span text:style-name="T60">כל</text:span><text:span text:style-name="T64"> </text:span><text:span text:style-name="T60">המזרח</text:span><text:span text:style-name="T64"> </text:span><text:span text:style-name="T60">עד</text:span><text:span text:style-name="T64"> </text:span><text:span text:style-name="T60">שהוא</text:span><text:span text:style-name="T64"> </text:span><text:span text:style-name="T60">בחברון" והן</text:span><text:span text:style-name="T64"> </text:span><text:span text:style-name="T60">אומרין</text:span><text:span text:style-name="T64"> </text:span><text:span text:style-name="T60">"הן"; ואין</text:span><text:span text:style-name="T64"> </text:span><text:span text:style-name="T60">נראה</text:span><text:span text:style-name="T64"> </text:span><text:span text:style-name="T60">לרבי: דמה</text:span><text:span text:style-name="T64"> </text:span><text:span text:style-name="T60">ענין</text:span><text:span text:style-name="T64"> </text:span><text:span text:style-name="T60">פייסות</text:span><text:span text:style-name="T64"> </text:span><text:span text:style-name="T60">לכאן? הא</text:span><text:span text:style-name="T64"> </text:span><text:span text:style-name="T60">פייס</text:span><text:span text:style-name="T64"> </text:span><text:span text:style-name="T60">ראשון</text:span><text:span text:style-name="T64"> </text:span><text:span text:style-name="T60">בלילה</text:span><text:span text:style-name="T64"> </text:span><text:span text:style-name="T60">הוה, וזה</text:span><text:span text:style-name="T64"> </text:span><text:span text:style-name="T60">כבר</text:span><text:span text:style-name="T64"> </text:span><text:span text:style-name="T60">היה? ועוד: מתיא</text:span><text:span text:style-name="T64"> </text:span><text:span text:style-name="T60">בן</text:span><text:span text:style-name="T64"> </text:span><text:span text:style-name="T60">שמואל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אומר</text:span><text:span text:style-name="T64"> </text:span><text:span text:style-name="T60">כל</text:span><text:span text:style-name="T64"> </text:span><text:span text:style-name="T60">הטענה</text:span><text:span text:style-name="T64"> </text:span><text:span text:style-name="T60">דהאיר</text:span><text:span text:style-name="T64"> </text:span><text:span text:style-name="T60">כל</text:span><text:span text:style-name="T64"> </text:span><text:span text:style-name="T60">פני</text:span><text:span text:style-name="T64"> </text:span><text:span text:style-name="T60">המזרח</text:span><text:span text:style-name="T64"> </text:span><text:span text:style-name="T60">עד</text:span><text:span text:style-name="T64"> </text:span><text:span text:style-name="T60">שהוא</text:span><text:span text:style-name="T64"> </text:span><text:span text:style-name="T60">בחברון, כדמוכח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כח:)</text:span><text:span text:style-name="T60"> דאמר</text:span><text:span text:style-name="T64"> </text:span><text:span text:style-name="T60">דאותו</text:span><text:span text:style-name="T64"> </text:span><text:span text:style-name="T60">שעל</text:span><text:span text:style-name="T64"> </text:span><text:span text:style-name="T60">הגג</text:span><text:span text:style-name="T64"> </text:span><text:span text:style-name="T60">אומר</text:span><text:span text:style-name="T64"> </text:span><text:span text:style-name="T60">"האיר</text:span><text:span text:style-name="T64"> </text:span><text:span text:style-name="T60">כל</text:span><text:span text:style-name="T64"> </text:span><text:span text:style-name="T60">פני</text:span><text:span text:style-name="T64"> </text:span><text:span text:style-name="T60">המזרח" ואמר</text:span><text:span text:style-name="T64"> </text:span><text:span text:style-name="T60">לו</text:span><text:span text:style-name="T64"> </text:span><text:span text:style-name="T60">אידך</text:span><text:span text:style-name="T64"> </text:span><text:span text:style-name="T60">"עד</text:span><text:span text:style-name="T64"> </text:span><text:span text:style-name="T60">שבחברון" ואומר</text:span><text:span text:style-name="T64"> </text:span><text:span text:style-name="T60">לו</text:span><text:span text:style-name="T64"> </text:span><text:span text:style-name="T60">"הן"! ומפרש</text:span><text:span text:style-name="T64"> </text:span><text:span text:style-name="T60">התם</text:span><text:span text:style-name="T64"> </text:span><text:span text:style-name="T60">לפי</text:span><text:span text:style-name="T64"> </text:span><text:span text:style-name="T60">שטעו</text:span><text:span text:style-name="T64"> </text:span><text:span text:style-name="T60">פעם</text:span><text:span text:style-name="T64"> </text:span><text:span text:style-name="T60">אחת</text:span><text:span text:style-name="T64"> </text:span><text:span text:style-name="T60">באור</text:span><text:span text:style-name="T64"> </text:span><text:span text:style-name="T60">הלבנה</text:span><text:span text:style-name="T64"> </text:span><text:span text:style-name="T60">הוצרכו</text:span><text:span text:style-name="T64"> </text:span><text:span text:style-name="T60">לומר</text:span><text:span text:style-name="T64"> </text:span><text:span text:style-name="T60">כל</text:span><text:span text:style-name="T64"> </text:span><text:span text:style-name="T60">כך;</text:span></text:p>
      <text:p text:style-name="P7"><text:span text:style-name="T60">ונראה</text:span><text:span text:style-name="T64"> </text:span><text:span text:style-name="T60">לי</text:span><text:span text:style-name="T64"> </text:span><text:span text:style-name="T60">לפרש</text:span><text:span text:style-name="T64"> </text:span><text:span text:style-name="T60">הכי: דמתיא</text:span><text:span text:style-name="T64"> </text:span><text:span text:style-name="T60">בן</text:span><text:span text:style-name="T64"> </text:span><text:span text:style-name="T60">שמואל</text:span><text:span text:style-name="T64"> </text:span><text:span text:style-name="T60">הממונה</text:span><text:span text:style-name="T64"> </text:span><text:span text:style-name="T60">על</text:span><text:span text:style-name="T64"> </text:span><text:span text:style-name="T60">פייס</text:span><text:span text:style-name="T64"> </text:span><text:span text:style-name="T60">פליג</text:span><text:span text:style-name="T64"> </text:span><text:span text:style-name="T60">אתנא</text:span><text:span text:style-name="T64"> </text:span><text:span text:style-name="T60">קמא, ואיהו</text:span><text:span text:style-name="T64"> </text:span><text:span text:style-name="T60">סבר</text:span><text:span text:style-name="T64"> </text:span><text:span text:style-name="T60">דלא</text:span><text:span text:style-name="T64"> </text:span><text:span text:style-name="T60">היה</text:span><text:span text:style-name="T64"> </text:span><text:span text:style-name="T60">אומר</text:span><text:span text:style-name="T64"> </text:span><text:span text:style-name="T60">אותו</text:span><text:span text:style-name="T64"> </text:span><text:span text:style-name="T60">שעל</text:span><text:span text:style-name="T64"> </text:span><text:span text:style-name="T60">הגג</text:span><text:span text:style-name="T64"> </text:span><text:span text:style-name="T60">"ברקאי" אלא</text:span><text:span text:style-name="T64"> </text:span><text:span text:style-name="T60">בזה</text:span><text:span text:style-name="T64"> </text:span><text:span text:style-name="T60">הלשון</text:span><text:span text:style-name="T64"> </text:span><text:span text:style-name="T60">היה</text:span><text:span text:style-name="T64"> </text:span><text:span text:style-name="T60">אומר: "האיר</text:span><text:span text:style-name="T64"> </text:span><text:span text:style-name="T60">על</text:span><text:span text:style-name="T64"> </text:span><text:span text:style-name="T60">כל</text:span><text:span text:style-name="T64"> </text:span><text:span text:style-name="T60">פני</text:span><text:span text:style-name="T64"> </text:span><text:span text:style-name="T60">המזרח" ואמר</text:span><text:span text:style-name="T64"> </text:span><text:span text:style-name="T60">ליה</text:span><text:span text:style-name="T64"> </text:span><text:span text:style-name="T60">אידך</text:span><text:span text:style-name="T64"> </text:span><text:span text:style-name="T60">"עד</text:span><text:span text:style-name="T64"> </text:span><text:span text:style-name="T60">שבחברון" = עד</text:span><text:span text:style-name="T64"> </text:span><text:span text:style-name="T60">שנראה</text:span><text:span text:style-name="T64"> </text:span><text:span text:style-name="T60">הצהר</text:span><text:span text:style-name="T64"> </text:span><text:span text:style-name="T60">עד</text:span><text:span text:style-name="T64"> </text:span><text:span text:style-name="T60">חברון</text:span><text:span text:style-name="T64"> </text:span><text:span text:style-name="T60">- שיכולין</text:span><text:span text:style-name="T64"> </text:span><text:span text:style-name="T60">לראות</text:span><text:span text:style-name="T64"> </text:span><text:span text:style-name="T60">חברון</text:span><text:span text:style-name="T64"> </text:span><text:span text:style-name="T60">משם, וזה</text:span><text:span text:style-name="T64"> </text:span><text:span text:style-name="T60">השיעור</text:span><text:span text:style-name="T64"> </text:span><text:span text:style-name="T60">גדול</text:span><text:span text:style-name="T64"> </text:span><text:span text:style-name="T60">מ'ברקאי' דתנא</text:span><text:span text:style-name="T64"> </text:span><text:span text:style-name="T60">קמא; וראיה</text:span><text:span text:style-name="T64"> </text:span><text:span text:style-name="T60">לדבר</text:span><text:span text:style-name="T64"> </text:span><text:span text:style-name="T60">דתניא</text:span><text:span text:style-name="T64"> </text:span><text:span text:style-name="T60">בסדר</text:span><text:span text:style-name="T64"> </text:span><text:span text:style-name="T60">יומא</text:span><text:span text:style-name="T64"> </text:span><text:span text:style-name="T61">[כח,ב]</text:span><text:span text:style-name="T60"> '</text:span><text:span text:style-name="T79">רבי</text:span><text:span text:style-name="T81"> </text:span><text:span text:style-name="T90">שמעון</text:span><text:span text:style-name="T81"> </text:span><text:span text:style-name="T79">[ישמעאל] אומר</text:span><text:span text:style-name="T81"> </text:span><text:span text:style-name="T79">'ברק</text:span><text:span text:style-name="T81"> </text:span><text:span text:style-name="T79">ברקאי', רבי</text:span><text:span text:style-name="T81"> </text:span><text:span text:style-name="T79">עקיבא</text:span><text:span text:style-name="T81"> </text:span><text:span text:style-name="T79">אומר: "עלה</text:span><text:span text:style-name="T81"> </text:span><text:span text:style-name="T79">ברקאי", נחוניא</text:span><text:span text:style-name="T81"> </text:span><text:span text:style-name="T79">בן</text:span><text:span text:style-name="T81"> </text:span><text:span text:style-name="T79">אפקשיין</text:span><text:span text:style-name="T81"> </text:span><text:span text:style-name="T79">אומר</text:span><text:span text:style-name="T81"> </text:span><text:span text:style-name="T79">"[אף] ברקאי</text:span><text:span text:style-name="T81"> </text:span><text:span text:style-name="T79">בחברון" מתיא</text:span><text:span text:style-name="T81"> </text:span><text:span text:style-name="T79">בן</text:span><text:span text:style-name="T81"> </text:span><text:span text:style-name="T79">שמואל</text:span><text:span text:style-name="T81"> </text:span><text:span text:style-name="T79">[אומר] הממונה</text:span><text:span text:style-name="T81"> </text:span><text:span text:style-name="T79">על</text:span><text:span text:style-name="T81"> </text:span><text:span text:style-name="T79">הפייסות</text:span><text:span text:style-name="T81"> </text:span><text:span text:style-name="T79">אומר</text:span><text:span text:style-name="T81"> </text:span><text:span text:style-name="T79">"האיר</text:span><text:span text:style-name="T81"> </text:span><text:span text:style-name="T79">כל</text:span><text:span text:style-name="T81"> </text:span><text:span text:style-name="T79">פני</text:span><text:span text:style-name="T81"> </text:span><text:span text:style-name="T79">המזרח</text:span><text:span text:style-name="T81"> </text:span><text:span text:style-name="T79">עד</text:span><text:span text:style-name="T81"> </text:span><text:span text:style-name="T79">שהוא</text:span><text:span text:style-name="T81"> </text:span><text:span text:style-name="T79">בחברו",ן</text:span><text:span text:style-name="T81"> </text:span><text:span text:style-name="T79">רבי</text:span><text:span text:style-name="T81"> </text:span><text:span text:style-name="T79">יהודה</text:span><text:span text:style-name="T81"> </text:span><text:span text:style-name="T79">בן</text:span><text:span text:style-name="T81"> </text:span><text:span text:style-name="T79">בתירא</text:span><text:span text:style-name="T81"> </text:span><text:span text:style-name="T79">אומר</text:span><text:span text:style-name="T81"> </text:span><text:span text:style-name="T79">"האיר</text:span><text:span text:style-name="T81"> </text:span><text:span text:style-name="T79">כל</text:span><text:span text:style-name="T81"> </text:span><text:span text:style-name="T79">פני</text:span><text:span text:style-name="T81"> </text:span><text:span text:style-name="T79">המזרח" ויצאו</text:span><text:span text:style-name="T81"> </text:span><text:span text:style-name="T79">כל</text:span><text:span text:style-name="T81"> </text:span><text:span text:style-name="T79">העם</text:span><text:span text:style-name="T81"> </text:span><text:span text:style-name="T79">איש</text:span><text:span text:style-name="T81"> </text:span><text:span text:style-name="T79">איש</text:span><text:span text:style-name="T81"> </text:span><text:span text:style-name="T79">למלאכתו</text:span><text:span text:style-name="T60">" והתם</text:span><text:span text:style-name="T64"> </text:span><text:span text:style-name="T60">פרכינן: 'אי</text:span><text:span text:style-name="T64"> </text:span><text:span text:style-name="T60">הכי</text:span><text:span text:style-name="T64"> </text:span><text:span text:style-name="T60">- נגהא</text:span><text:span text:style-name="T64"> </text:span><text:span text:style-name="T60">להו</text:span><text:span text:style-name="T64"> </text:span><text:span text:style-name="T60">אמר</text:span><text:span text:style-name="T64"> </text:span><text:span text:style-name="T60">ליה? אימא</text:span><text:span text:style-name="T64"> </text:span><text:span text:style-name="T60">לשכור</text:span><text:span text:style-name="T64"> </text:span><text:span text:style-name="T60">פועלים' אלמא</text:span><text:span text:style-name="T64"> </text:span><text:span text:style-name="T60">כולהו</text:span><text:span text:style-name="T64"> </text:span><text:span text:style-name="T60">פליגי; ואיכא</text:span><text:span text:style-name="T64"> </text:span><text:span text:style-name="T60">למימר</text:span><text:span text:style-name="T64"> </text:span><text:span text:style-name="T60">דהאי</text:span><text:span text:style-name="T64"> </text:span><text:span text:style-name="T60">שיעורא</text:span><text:span text:style-name="T64"> </text:span><text:span text:style-name="T60">נפיש: מחברון.</text:span><text:span text:style-name="T10">)</text:span> </text:p>
      <text:p text:style-name="P7"/>
      <text:p text:style-name="P7">משנה<text:span text:style-name="T1"> </text:span>ג:</text:p>
      <text:p text:style-name="P7"><text:span text:style-name="T10">(</text:span><text:span text:style-name="T60">לאחר</text:span><text:span text:style-name="T64"> </text:span><text:span text:style-name="T60">שהפיסו</text:span><text:span text:style-name="T64"> </text:span><text:span text:style-name="T60">ועדיין</text:span><text:span text:style-name="T64"> </text:span><text:span text:style-name="T60">היה</text:span><text:span text:style-name="T64"> </text:span><text:span text:style-name="T60">לילה</text:span><text:span text:style-name="T10">)</text:span> אמר<text:span text:style-name="T1"> </text:span>להן<text:span text:style-name="T1"> </text:span><text:span text:style-name="T10">(</text:span><text:span text:style-name="T60">הממונה</text:span><text:span text:style-name="T64"> </text:span><text:span text:style-name="T60">לאותן</text:span><text:span text:style-name="T64"> </text:span><text:span text:style-name="T60">שזכו</text:span><text:span text:style-name="T64"> </text:span><text:span text:style-name="T60">בעבודת</text:span><text:span text:style-name="T64"> </text:span><text:span text:style-name="T60">תמיד</text:span><text:span text:style-name="T64"> </text:span><text:span text:style-name="T60">בין</text:span><text:span text:style-name="T64"> </text:span><text:span text:style-name="T60">בשחיטה</text:span><text:span text:style-name="T64"> </text:span><text:span text:style-name="T60">בין</text:span><text:span text:style-name="T64"> </text:span><text:span text:style-name="T60">בהעלאת</text:span><text:span text:style-name="T64"> </text:span><text:span text:style-name="T60">אברים, שכולן</text:span><text:span text:style-name="T64"> </text:span><text:span text:style-name="T60">מתעסקין</text:span><text:span text:style-name="T64"> </text:span><text:span text:style-name="T60">בהכנתו, כדאמר</text:span><text:span text:style-name="T64"> </text:span><text:span text:style-name="T60">"מי</text:span><text:span text:style-name="T64"> </text:span><text:span text:style-name="T60">שזכה</text:span><text:span text:style-name="T64"> </text:span><text:span text:style-name="T60">בתמיד</text:span><text:span text:style-name="T64"> </text:span><text:span text:style-name="T60">מושכו</text:span><text:span text:style-name="T64"> </text:span><text:span text:style-name="T60">והולך</text:span><text:span text:style-name="T64"> </text:span><text:span text:style-name="T60">לבית</text:span><text:span text:style-name="T64"> </text:span><text:span text:style-name="T60">המטבחים", ומי</text:span><text:span text:style-name="T64"> </text:span><text:span text:style-name="T60">שזכו</text:span><text:span text:style-name="T64"> </text:span><text:span text:style-name="T60">באברים</text:span><text:span text:style-name="T64"> </text:span><text:span text:style-name="T60">הולכין</text:span><text:span text:style-name="T64"> </text:span><text:span text:style-name="T60">עמו</text:span><text:span text:style-name="T10">)</text:span>: צאו<text:span text:style-name="T1"> </text:span>והביאו<text:span text:style-name="T1"> </text:span>טלה<text:span text:style-name="T1"> </text:span>מלשכת<text:span text:style-name="T1"> </text:span>הטלאים<text:span text:style-name="T1"> </text:span><text:span text:style-name="T10">(</text:span><text:span text:style-name="T60">והכינו</text:span><text:span text:style-name="T64"> </text:span><text:span text:style-name="T60">אותו</text:span><text:span text:style-name="T64"> </text:span><text:span text:style-name="T60">לשחיטה</text:span><text:span text:style-name="T64"> </text:span><text:span text:style-name="T60">ובקרו</text:span><text:span text:style-name="T64"> </text:span><text:span text:style-name="T60">אותו</text:span><text:span text:style-name="T64"> </text:span><text:span text:style-name="T60">לאור</text:span><text:span text:style-name="T64"> </text:span><text:span text:style-name="T60">האבוקות</text:span><text:span text:style-name="T10">)</text:span>!</text:p>
      <text:p text:style-name="P7">והרי<text:span text:style-name="T1"> </text:span>לשכת<text:span text:style-name="T1"> </text:span>הטלאים<text:span text:style-name="T1"> </text:span>נתונה<text:span text:style-name="T1"> </text:span>במקצוע<text:span text:style-name="T1"> </text:span>צפונית<text:span text:style-name="T1"> </text:span>מערבית<text:span text:style-name="T1"> </text:span><text:span text:style-name="T10">(</text:span><text:span text:style-name="T60">של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שהיא</text:span><text:span text:style-name="T64"> </text:span><text:span text:style-name="T60">טרקלין</text:span><text:span text:style-name="T64"> </text:span><text:span text:style-name="T60">גדול</text:span><text:span text:style-name="T10">)</text:span>; ארבע<text:span text:style-name="T1"> </text:span>לשכות<text:span text:style-name="T1"> </text:span>היו<text:span text:style-name="T1"> </text:span>שם<text:span text:style-name="T1"> </text:span><text:span text:style-name="T10">(</text:span><text:span text:style-name="T60">וארבע</text:span><text:span text:style-name="T64"> </text:span><text:span text:style-name="T60">לשכות</text:span><text:span text:style-name="T64"> </text:span><text:span text:style-name="T60">פתוחות</text:span><text:span text:style-name="T64"> </text:span><text:span text:style-name="T60">לו</text:span><text:span text:style-name="T64"> </text:span><text:span text:style-name="T60">כקיטוניות</text:span><text:span text:style-name="T64"> </text:span><text:span text:style-name="T60">פתוחות</text:span><text:span text:style-name="T64"> </text:span><text:span text:style-name="T60">לטרקלין</text:span><text:span text:style-name="T64"> </text:span><text:span text:style-name="T60">כדמפרש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1">(דף</text:span><text:span text:style-name="T65"> </text:span><text:span text:style-name="T61">לד.)</text:span><text:span text:style-name="T10">)</text:span>: אחת<text:span text:style-name="T1"> </text:span>לשכת<text:span text:style-name="T1"> </text:span>הטלאים, ואחת<text:span text:style-name="T1"> </text:span>לשכת<text:span text:style-name="T1"> </text:span>החותמות<text:span text:style-name="T1"> </text:span><text:span text:style-name="T10">(</text:span><text:span text:style-name="T60">שמצניעין</text:span><text:span text:style-name="T64"> </text:span><text:span text:style-name="T60">שם</text:span><text:span text:style-name="T64"> </text:span><text:span text:style-name="T60">חותמות</text:span><text:span text:style-name="T64"> </text:span><text:span text:style-name="T60">של</text:span><text:span text:style-name="T64"> </text:span><text:span text:style-name="T60">לוקחי</text:span><text:span text:style-name="T64"> </text:span><text:span text:style-name="T60">סלתות</text:span><text:span text:style-name="T64"> </text:span><text:span text:style-name="T60">ונסכים</text:span><text:span text:style-name="T10">)</text:span>, ואחת<text:span text:style-name="T1"> </text:span>לשכת<text:span text:style-name="T1"> </text:span>בית<text:span text:style-name="T1"> </text:span>המוקד, ואחת<text:span text:style-name="T1"> </text:span>לשכה<text:span text:style-name="T1"> </text:span>שעושין<text:span text:style-name="T1"> </text:span>בה<text:span text:style-name="T1"> </text:span>לחם<text:span text:style-name="T1"> </text:span>הפנים<text:span text:style-name="T1"> </text:span><text:span text:style-name="T58">(</text:span><text:span text:style-name="T60">והן</text:span><text:span text:style-name="T64"> </text:span><text:span text:style-name="T60">- הלשכות</text:span><text:span text:style-name="T64"> </text:span><text:span text:style-name="T60">המנויות</text:span><text:span text:style-name="T64"> </text:span><text:span text:style-name="T60">כאן: לשכת</text:span><text:span text:style-name="T64"> </text:span><text:span text:style-name="T60">הטלאים</text:span><text:span text:style-name="T64"> </text:span><text:span text:style-name="T60">דהכא</text:span><text:span text:style-name="T64"> </text:span><text:span text:style-name="T60">הוא</text:span><text:span text:style-name="T64"> </text:span><text:span text:style-name="T60">לשכת</text:span><text:span text:style-name="T64"> </text:span><text:span text:style-name="T60">[טלה] הקרבן</text:span><text:span text:style-name="T64"> </text:span><text:span text:style-name="T60">דתנן</text:span><text:span text:style-name="T64"> </text:span><text:span text:style-name="T60">במדות</text:span><text:span text:style-name="T64"> </text:span><text:span text:style-name="T61">[פ"א</text:span><text:span text:style-name="T65"> </text:span><text:span text:style-name="T61">מ"א]</text:span><text:span text:style-name="T60">, והא</text:span><text:span text:style-name="T64"> </text:span><text:span text:style-name="T60">דתנן</text:span><text:span text:style-name="T64"> </text:span><text:span text:style-name="T60">התם</text:span><text:span text:style-name="T64"> </text:span><text:span text:style-name="T61">[פ"א</text:span><text:span text:style-name="T65"> </text:span><text:span text:style-name="T61">מ"ו]</text:span><text:span text:style-name="T60"> שהיא</text:span><text:span text:style-name="T64"> </text:span><text:span text:style-name="T60">דרומית</text:span><text:span text:style-name="T64"> </text:span><text:span text:style-name="T60">מערבית</text:span><text:span text:style-name="T64"> </text:span><text:span text:style-name="T60">לבית</text:span><text:span text:style-name="T64"> </text:span><text:span text:style-name="T60">המוקד</text:span><text:span text:style-name="T64"> </text:span><text:span text:style-name="T60">- רמי</text:span><text:span text:style-name="T64"> </text:span><text:span text:style-name="T60">להו</text:span><text:span text:style-name="T64"> </text:span><text:span text:style-name="T60">בפרק</text:span><text:span text:style-name="T64"> </text:span><text:span text:style-name="T60">קמא</text:span><text:span text:style-name="T64"> </text:span><text:span text:style-name="T60">דיומא</text:span><text:span text:style-name="T64"> </text:span><text:span text:style-name="T61">(דף</text:span><text:span text:style-name="T65"> </text:span><text:span text:style-name="T61">טז:)</text:span><text:span text:style-name="T60"> ומשני</text:span><text:span text:style-name="T64"> </text:span><text:span text:style-name="T60">שפיר; ומה</text:span><text:span text:style-name="T64"> </text:span><text:span text:style-name="T60">שאמר</text:span><text:span text:style-name="T64"> </text:span><text:span text:style-name="T60">שם</text:span><text:span text:style-name="T64"> </text:span><text:span text:style-name="T60">'</text:span><text:span text:style-name="T79">מזרחית</text:span><text:span text:style-name="T81"> </text:span><text:span text:style-name="T79">צפונית</text:span><text:span text:style-name="T81"> </text:span><text:span text:style-name="T79">בה</text:span><text:span text:style-name="T81"> </text:span><text:span text:style-name="T79">גנזו</text:span><text:span text:style-name="T81"> </text:span><text:span text:style-name="T79">בית</text:span><text:span text:style-name="T81"> </text:span><text:span text:style-name="T79">חשמונאי</text:span><text:span text:style-name="T81"> </text:span><text:span text:style-name="T79">את</text:span><text:span text:style-name="T81"> </text:span><text:span text:style-name="T79">אבני</text:span><text:span text:style-name="T81"> </text:span><text:span text:style-name="T79">מזבח</text:span><text:span text:style-name="T81"> </text:span><text:span text:style-name="T79">ששקצום</text:span><text:span text:style-name="T81"> </text:span><text:span text:style-name="T79">מלכי</text:span><text:span text:style-name="T81"> </text:span><text:span text:style-name="T79">יון</text:span><text:span text:style-name="T60">' - שהיא</text:span><text:span text:style-name="T64"> </text:span><text:span text:style-name="T60">לשכת</text:span><text:span text:style-name="T64"> </text:span><text:span text:style-name="T60">בית</text:span><text:span text:style-name="T64"> </text:span><text:span text:style-name="T60">החותמות</text:span><text:span text:style-name="T64"> </text:span><text:span text:style-name="T60">דתנן</text:span><text:span text:style-name="T64"> </text:span><text:span text:style-name="T60">הכא, ובה</text:span><text:span text:style-name="T64"> </text:span><text:span text:style-name="T60">גנזו; ולשכת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- הוא</text:span><text:span text:style-name="T64"> </text:span><text:span text:style-name="T60">הנקרא</text:span><text:span text:style-name="T64"> </text:span><text:span text:style-name="T60">בית</text:span><text:span text:style-name="T64"> </text:span><text:span text:style-name="T60">המוקד</text:span><text:span text:style-name="T64"> </text:span><text:span text:style-name="T60">קטן, היא</text:span><text:span text:style-name="T64"> </text:span><text:span text:style-name="T60">לשכה</text:span><text:span text:style-name="T64"> </text:span><text:span text:style-name="T60">שיורדין</text:span><text:span text:style-name="T64"> </text:span><text:span text:style-name="T60">בה</text:span><text:span text:style-name="T64"> </text:span><text:span text:style-name="T60">לבית</text:span><text:span text:style-name="T64"> </text:span><text:span text:style-name="T60">הטבילה, כדתנן</text:span><text:span text:style-name="T64"> </text:span><text:span text:style-name="T60">במדות, והכהן</text:span><text:span text:style-name="T64"> </text:span><text:span text:style-name="T60">הטובל</text:span><text:span text:style-name="T64"> </text:span><text:span text:style-name="T60">שם</text:span><text:span text:style-name="T64"> </text:span><text:span text:style-name="T60">מיד</text:span><text:span text:style-name="T64"> </text:span><text:span text:style-name="T60">כשעולה</text:span><text:span text:style-name="T64"> </text:span><text:span text:style-name="T60">מבית</text:span><text:span text:style-name="T64"> </text:span><text:span text:style-name="T60">הטבילה</text:span><text:span text:style-name="T64"> </text:span><text:span text:style-name="T60">היה</text:span><text:span text:style-name="T64"> </text:span><text:span text:style-name="T60">מתחמם</text:span><text:span text:style-name="T64"> </text:span><text:span text:style-name="T60">באותה</text:span><text:span text:style-name="T64"> </text:span><text:span text:style-name="T60">לשכה</text:span><text:span text:style-name="T64"> </text:span><text:span text:style-name="T60">ומסתפג, וזה</text:span><text:span text:style-name="T64"> </text:span><text:span text:style-name="T60">'בית</text:span><text:span text:style-name="T64"> </text:span><text:span text:style-name="T60">הטבילה' אינו</text:span><text:span text:style-name="T64"> </text:span><text:span text:style-name="T60">בית</text:span><text:span text:style-name="T64"> </text:span><text:span text:style-name="T60">הטבילה</text:span><text:span text:style-name="T64"> </text:span><text:span text:style-name="T60">דמעילה</text:span><text:span text:style-name="T64"> </text:span><text:span text:style-name="T60">האמור</text:span><text:span text:style-name="T64"> </text:span><text:span text:style-name="T60">בפרק</text:span><text:span text:style-name="T64"> </text:span><text:span text:style-name="T60">קמא, והרבה</text:span><text:span text:style-name="T64"> </text:span><text:span text:style-name="T60">בית</text:span><text:span text:style-name="T64"> </text:span><text:span text:style-name="T60">טבילה</text:span><text:span text:style-name="T64"> </text:span><text:span text:style-name="T60">היו</text:span><text:span text:style-name="T64"> </text:span><text:span text:style-name="T60">להם</text:span><text:span text:style-name="T64"> </text:span><text:span text:style-name="T60">כדי</text:span><text:span text:style-name="T64"> </text:span><text:span text:style-name="T60">שיוכלו</text:span><text:span text:style-name="T64"> </text:span><text:span text:style-name="T60">הרבה</text:span><text:span text:style-name="T64"> </text:span><text:span text:style-name="T60">כהנים</text:span><text:span text:style-name="T64"> </text:span><text:span text:style-name="T60">לטבול</text:span><text:span text:style-name="T64"> </text:span><text:span text:style-name="T60">בהרבה</text:span><text:span text:style-name="T64"> </text:span><text:span text:style-name="T60">מקומות</text:span><text:span text:style-name="T10">)</text:span></text:p>
      <text:p text:style-name="P21"/>
      <text:h text:style-name="P3" text:outline-level="1">מן<text:span text:style-name="T1"> </text:span>כאן<text:span text:style-name="T1"> </text:span>חסר<text:span text:style-name="T1"> </text:span>מפירוש<text:span text:style-name="T1"> </text:span>המשנה<text:span text:style-name="T1"> </text:span>עד<text:span text:style-name="T1"> </text:span>סוף<text:span text:style-name="T1"> </text:span>הפרק<text:span text:style-name="T1"> </text:span><text:span text:style-name="T40">ולכן</text:span><text:span text:style-name="T41"> </text:span><text:span text:style-name="T40">אביא</text:span><text:span text:style-name="T41"> </text:span><text:span text:style-name="T40">את</text:span><text:span text:style-name="T41"> </text:span><text:span text:style-name="T40">פירושו</text:span><text:span text:style-name="T41"> </text:span><text:span text:style-name="T40">של</text:span><text:span text:style-name="T41"> </text:span><text:span text:style-name="T40">רבי</text:span><text:span text:style-name="T41"> </text:span><text:span text:style-name="T40">עובדיה</text:span><text:span text:style-name="T41"> </text:span><text:span text:style-name="T40">מברטנורא</text:span></text:h>
      <text:p text:style-name="P7"/>
      <text:p text:style-name="P7">משנה<text:span text:style-name="T1"> </text:span>ד:</text:p>
      <text:p text:style-name="P7">נכנסו<text:span text:style-name="T1"> </text:span>ללשכת<text:span text:style-name="T1"> </text:span>הכלים, הוציאו<text:span text:style-name="T1"> </text:span>משם<text:span text:style-name="T1"> </text:span>תשעים<text:span text:style-name="T1"> </text:span>ושלשה<text:span text:style-name="T1"> </text:span>כלי<text:span text:style-name="T1"> </text:span>כסף<text:span text:style-name="T1"> </text:span>וכלי<text:span text:style-name="T1"> </text:span>זהב<text:span text:style-name="T1"> </text:span><text:span text:style-name="T10">(</text:span><text:span text:style-name="T60">לא</text:span><text:span text:style-name="T64"> </text:span><text:span text:style-name="T60">אתפרש</text:span><text:span text:style-name="T64"> </text:span><text:span text:style-name="T60">למה</text:span><text:span text:style-name="T64"> </text:span><text:span text:style-name="T60">הוצרכו</text:span><text:span text:style-name="T64"> </text:span><text:span text:style-name="T60">למנין</text:span><text:span text:style-name="T64"> </text:span><text:span text:style-name="T60">של</text:span><text:span text:style-name="T64"> </text:span><text:span text:style-name="T60">כלים</text:span><text:span text:style-name="T64"> </text:span><text:span text:style-name="T60">הללו; ובירושלמי</text:span><text:span text:style-name="T64"> </text:span><text:span text:style-name="T60">במסכת</text:span><text:span text:style-name="T64"> </text:span><text:span text:style-name="T60">חגיגה</text:span><text:span text:style-name="T64"> </text:span><text:span text:style-name="T60">אמרו: כנגד</text:span><text:span text:style-name="T64"> </text:span><text:span text:style-name="T60">תשעים</text:span><text:span text:style-name="T64"> </text:span><text:span text:style-name="T60">ושלש</text:span><text:span text:style-name="T64"> </text:span><text:span text:style-name="T60">אזכרות</text:span><text:span text:style-name="T64"> </text:span><text:span text:style-name="T60">שבנבואות</text:span><text:span text:style-name="T64"> </text:span><text:span text:style-name="T60">חגי</text:span><text:span text:style-name="T64"> </text:span><text:span text:style-name="T60">זכריה</text:span><text:span text:style-name="T64"> </text:span><text:span text:style-name="T60">ומלאכי</text:span><text:span text:style-name="T10">)</text:span>; </text:p>
      <text:p text:style-name="P7">השקו<text:span text:style-name="T1"> </text:span>את<text:span text:style-name="T1"> </text:span>התמיד<text:span text:style-name="T1"> </text:span><text:span text:style-name="T10">(</text:span><text:span text:style-name="T60">סמוך</text:span><text:span text:style-name="T64"> </text:span><text:span text:style-name="T60">לשחיטתו, כדי</text:span><text:span text:style-name="T64"> </text:span><text:span text:style-name="T60">שיהא</text:span><text:span text:style-name="T64"> </text:span><text:span text:style-name="T60">עורו</text:span><text:span text:style-name="T64"> </text:span><text:span text:style-name="T60">נפשט</text:span><text:span text:style-name="T64"> </text:span><text:span text:style-name="T60">יפה</text:span><text:span text:style-name="T10">)</text:span> בכוס</text:p>
      <text:p text:style-name="P21"/>
      <text:p text:style-name="P7"/>
      <text:p text:style-name="P7">(תמיד<text:span text:style-name="T1"> </text:span>ל,ב)</text:p>
      <text:p text:style-name="P7"><text:span text:style-name="T34">המשך</text:span><text:span text:style-name="T38"> </text:span><text:span text:style-name="T34">המשנה</text:span><text:tab/></text:p>
      <text:p text:style-name="P7">של<text:span text:style-name="T1"> </text:span>זהב<text:span text:style-name="T1"> </text:span><text:span text:style-name="T10">(</text:span><text:span text:style-name="T60">אית</text:span><text:span text:style-name="T64"> </text:span><text:span text:style-name="T60">דאמרי</text:span><text:span text:style-name="T64"> </text:span><text:span text:style-name="T60">גוזמא</text:span><text:span text:style-name="T64"> </text:span><text:span text:style-name="T60">קתני: דלא</text:span><text:span text:style-name="T64"> </text:span><text:span text:style-name="T60">של</text:span><text:span text:style-name="T64"> </text:span><text:span text:style-name="T60">זהב</text:span><text:span text:style-name="T64"> </text:span><text:span text:style-name="T60">היה, אלא</text:span><text:span text:style-name="T64"> </text:span><text:span text:style-name="T60">של</text:span><text:span text:style-name="T64"> </text:span><text:span text:style-name="T60">נחושת</text:span><text:span text:style-name="T64"> </text:span><text:span text:style-name="T60">יפה</text:span><text:span text:style-name="T64"> </text:span><text:span text:style-name="T60">כזהב; ואית</text:span><text:span text:style-name="T64"> </text:span><text:span text:style-name="T60">דאמרי</text:span><text:span text:style-name="T64"> </text:span><text:span text:style-name="T60">בכוס</text:span><text:span text:style-name="T64"> </text:span><text:span text:style-name="T60">של</text:span><text:span text:style-name="T64"> </text:span><text:span text:style-name="T60">זהב</text:span><text:span text:style-name="T64"> </text:span><text:span text:style-name="T60">ממש, שאין</text:span><text:span text:style-name="T64"> </text:span><text:span text:style-name="T60">עניות</text:span><text:span text:style-name="T64"> </text:span><text:span text:style-name="T60">במקום</text:span><text:span text:style-name="T64"> </text:span><text:span text:style-name="T60">עשירות</text:span><text:span text:style-name="T10">)</text:span>;</text:p>
      <text:p text:style-name="P7">אף<text:span text:style-name="T1"> </text:span>על<text:span text:style-name="T1"> </text:span>פי<text:span text:style-name="T1"> </text:span>שהוא<text:span text:style-name="T1"> </text:span>מבוקר<text:span text:style-name="T1"> </text:span>מבערב<text:span text:style-name="T1"> </text:span><text:span text:style-name="T10">(</text:span><text:span text:style-name="T60">דתמיד</text:span><text:span text:style-name="T64"> </text:span><text:span text:style-name="T60">טעון</text:span><text:span text:style-name="T64"> </text:span><text:span text:style-name="T60">ביקור</text:span><text:span text:style-name="T64"> </text:span><text:span text:style-name="T60">ממום</text:span><text:span text:style-name="T64"> </text:span><text:span text:style-name="T60">ארבעה</text:span><text:span text:style-name="T64"> </text:span><text:span text:style-name="T60">ימים</text:span><text:span text:style-name="T64"> </text:span><text:span text:style-name="T60">קודם</text:span><text:span text:style-name="T64"> </text:span><text:span text:style-name="T60">שחיטתו, דומיא</text:span><text:span text:style-name="T64"> </text:span><text:span text:style-name="T60">דשה</text:span><text:span text:style-name="T64"> </text:span><text:span text:style-name="T60">הפסח</text:span><text:span text:style-name="T10">)</text:span> - מבקרין<text:span text:style-name="T1"> </text:span>אותו<text:span text:style-name="T1"> </text:span>לאור<text:span text:style-name="T1"> </text:span>אבוקות. </text:p>
      <text:p text:style-name="P21"/>
      <text:p text:style-name="P16">כאן<text:span text:style-name="T42"> </text:span>חסרה<text:span text:style-name="T42"> </text:span>משנה<text:span text:style-name="T42"> </text:span>ה: מי<text:span text:style-name="T42"> </text:span>שזכה<text:span text:style-name="T42"> </text:span>בתמיד, ומשנה<text:span text:style-name="T42"> </text:span>זו<text:span text:style-name="T42"> </text:span>להלן</text:p>
      <text:p text:style-name="P21"/>
      <text:p text:style-name="P7">משנה<text:span text:style-name="T1"> </text:span>ו:</text:p>
      <text:p text:style-name="P7">מי<text:span text:style-name="T1"> </text:span>שזכה<text:span text:style-name="T1"> </text:span>בדישון<text:span text:style-name="T1"> </text:span>מזבח<text:span text:style-name="T1"> </text:span>הפנימי<text:span text:style-name="T1"> </text:span>ובדישון<text:span text:style-name="T1"> </text:span>המנורה<text:span text:style-name="T1"> </text:span>היו<text:span text:style-name="T1"> </text:span>מקדימין<text:span text:style-name="T1"> </text:span>וארבעה<text:span text:style-name="T1"> </text:span>כלים<text:span text:style-name="T1"> </text:span>בידם: הטני<text:span text:style-name="T1"> </text:span><text:span text:style-name="T10">(</text:span><text:span text:style-name="T60">לשון</text:span><text:span text:style-name="T64"> </text:span><text:span text:style-name="T67">ושמת</text:span><text:span text:style-name="T64"> </text:span><text:span text:style-name="T67">בטנא</text:span><text:span text:style-name="T64"> </text:span><text:span text:style-name="T61">[דברים</text:span><text:span text:style-name="T65"> </text:span><text:span text:style-name="T61">כו,ב]</text:span><text:span text:style-name="T60">, דומה</text:span><text:span text:style-name="T64"> </text:span><text:span text:style-name="T60">לסל</text:span><text:span text:style-name="T64"> </text:span><text:span text:style-name="T60">ופיו</text:span><text:span text:style-name="T64"> </text:span><text:span text:style-name="T60">רחב</text:span><text:span text:style-name="T10">)</text:span> והכוז<text:span text:style-name="T1"> </text:span><text:span text:style-name="T10">(</text:span><text:span text:style-name="T60">קיתון; בלשון</text:span><text:span text:style-name="T64"> </text:span><text:span text:style-name="T60">ערבי</text:span><text:span text:style-name="T64"> </text:span><text:span text:style-name="T60">קורין</text:span><text:span text:style-name="T64"> </text:span><text:span text:style-name="T60">אלכו"ז</text:span><text:span text:style-name="T10">)</text:span> ושני<text:span text:style-name="T1"> </text:span>מפתחות<text:span text:style-name="T1"> </text:span><text:span text:style-name="T10">(</text:span><text:span text:style-name="T60">לפתוח</text:span><text:span text:style-name="T64"> </text:span><text:span text:style-name="T60">שני</text:span><text:span text:style-name="T64"> </text:span><text:span text:style-name="T60">מנעולים</text:span><text:span text:style-name="T64"> </text:span><text:span text:style-name="T60">שבפשפש</text:span><text:span text:style-name="T64"> </text:span><text:span text:style-name="T60">הצפוני</text:span><text:span text:style-name="T10">)</text:span>;</text:p>
      <text:p text:style-name="P7">הטני<text:span text:style-name="T1"> </text:span>דומה<text:span text:style-name="T1"> </text:span>לתרקב<text:span text:style-name="T1"> </text:span>של<text:span text:style-name="T1"> </text:span>זהב<text:span text:style-name="T1"> </text:span>מחזיק<text:span text:style-name="T1"> </text:span>קביים<text:span text:style-name="T1"> </text:span>וחצי<text:span text:style-name="T1"> </text:span><text:span text:style-name="T10">(</text:span><text:span text:style-name="T60">תרקב</text:span><text:span text:style-name="T64"> </text:span><text:span text:style-name="T60">= כלי</text:span><text:span text:style-name="T64"> </text:span><text:span text:style-name="T60">שמחזיק</text:span><text:span text:style-name="T64"> </text:span><text:span text:style-name="T60">שלשה</text:span><text:span text:style-name="T64"> </text:span><text:span text:style-name="T60">קבין; ולשון</text:span><text:span text:style-name="T64"> </text:span><text:span text:style-name="T60">'תרקב' - תרי</text:span><text:span text:style-name="T64"> </text:span><text:span text:style-name="T60">וקב; ודומה</text:span><text:span text:style-name="T64"> </text:span><text:span text:style-name="T60">היה</text:span><text:span text:style-name="T64"> </text:span><text:span text:style-name="T60">לתרקב, אבל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מחזיק</text:span><text:span text:style-name="T64"> </text:span><text:span text:style-name="T60">אלא</text:span><text:span text:style-name="T64"> </text:span><text:span text:style-name="T60">קביים</text:span><text:span text:style-name="T64"> </text:span><text:span text:style-name="T60">וחצי, ושל</text:span><text:span text:style-name="T64"> </text:span><text:span text:style-name="T60">זהב</text:span><text:span text:style-name="T64"> </text:span><text:span text:style-name="T60">היה</text:span><text:span text:style-name="T10">)</text:span>, והכוז<text:span text:style-name="T1"> </text:span>דומה<text:span text:style-name="T1"> </text:span>לקיתון<text:span text:style-name="T1"> </text:span><text:soft-page-break/>גדול<text:span text:style-name="T1"> </text:span>של<text:span text:style-name="T1"> </text:span>זהב; ושתי<text:span text:style-name="T1"> </text:span>מפתחות: אחד<text:span text:style-name="T1"> </text:span>שהוא<text:span text:style-name="T1"> </text:span>יורד<text:span text:style-name="T1"> </text:span>באמת<text:span text:style-name="T1"> </text:span>השחי<text:span text:style-name="T1"> </text:span><text:span text:style-name="T10">(</text:span><text:span text:style-name="T60">הפשפש</text:span><text:span text:style-name="T64"> </text:span><text:span text:style-name="T60">הצפוני, דתנן</text:span><text:span text:style-name="T64"> </text:span><text:span text:style-name="T60">לקמן: בא</text:span><text:span text:style-name="T64"> </text:span><text:span text:style-name="T60">לו</text:span><text:span text:style-name="T64"> </text:span><text:span text:style-name="T60">לפשפש</text:span><text:span text:style-name="T64"> </text:span><text:span text:style-name="T60">הצפוני</text:span><text:span text:style-name="T64"> </text:span><text:span text:style-name="T60">- היו</text:span><text:span text:style-name="T64"> </text:span><text:span text:style-name="T60">לו</text:span><text:span text:style-name="T64"> </text:span><text:span text:style-name="T60">שני</text:span><text:span text:style-name="T64"> </text:span><text:span text:style-name="T60">מנעולין, האחד</text:span><text:span text:style-name="T64"> </text:span><text:span text:style-name="T60">היה</text:span><text:span text:style-name="T64"> </text:span><text:span text:style-name="T60">למטה</text:span><text:span text:style-name="T64"> </text:span><text:span text:style-name="T60">בפנים</text:span><text:span text:style-name="T64"> </text:span><text:span text:style-name="T60">בתחתיתו</text:span><text:span text:style-name="T64"> </text:span><text:span text:style-name="T60">של</text:span><text:span text:style-name="T64"> </text:span><text:span text:style-name="T60">פתח, והיה</text:span><text:span text:style-name="T64"> </text:span><text:span text:style-name="T60">הכהן</text:span><text:span text:style-name="T64"> </text:span><text:span text:style-name="T60">הרוצה</text:span><text:span text:style-name="T64"> </text:span><text:span text:style-name="T60">ליכנס</text:span><text:span text:style-name="T64"> </text:span><text:span text:style-name="T60">מכניס</text:span><text:span text:style-name="T64"> </text:span><text:span text:style-name="T60">אמת</text:span><text:span text:style-name="T64"> </text:span><text:span text:style-name="T60">ידו</text:span><text:span text:style-name="T64"> </text:span><text:span text:style-name="T60">בחור</text:span><text:span text:style-name="T64"> </text:span><text:span text:style-name="T60">שבכותל</text:span><text:span text:style-name="T64"> </text:span><text:span text:style-name="T60">עד</text:span><text:span text:style-name="T64"> </text:span><text:span text:style-name="T60">בית</text:span><text:span text:style-name="T64"> </text:span><text:span text:style-name="T60">השחי</text:span><text:span text:style-name="T64"> </text:span><text:span text:style-name="T60">שלו</text:span><text:span text:style-name="T64"> </text:span><text:span text:style-name="T60">ופותח</text:span><text:span text:style-name="T64"> </text:span><text:span text:style-name="T60">בידו</text:span><text:span text:style-name="T64"> </text:span><text:span text:style-name="T60">דרך</text:span><text:span text:style-name="T64"> </text:span><text:span text:style-name="T60">פנים</text:span><text:span text:style-name="T10">)</text:span> ואחד<text:span text:style-name="T1"> </text:span>שהוא<text:span text:style-name="T1"> </text:span>פותח<text:span text:style-name="T1"> </text:span>כיון<text:span text:style-name="T1"> </text:span><text:span text:style-name="T10">(</text:span><text:span text:style-name="T60">והאחר</text:span><text:span text:style-name="T64"> </text:span><text:span text:style-name="T60">פותח</text:span><text:span text:style-name="T64"> </text:span><text:span text:style-name="T60">במפתח</text:span><text:span text:style-name="T64"> </text:span><text:span text:style-name="T60">מיד, בלא</text:span><text:span text:style-name="T64"> </text:span><text:span text:style-name="T60">טורח</text:span><text:span text:style-name="T64"> </text:span><text:span text:style-name="T60">כשאר</text:span><text:span text:style-name="T64"> </text:span><text:span text:style-name="T60">כל</text:span><text:span text:style-name="T64"> </text:span><text:span text:style-name="T60">הפתחים; 'כיון' - כמו</text:span><text:span text:style-name="T64"> </text:span><text:span text:style-name="T61">[פסחים</text:span><text:span text:style-name="T65"> </text:span><text:span text:style-name="T61">ל"ז</text:span><text:span text:style-name="T65"> </text:span><text:span text:style-name="T61">ע"ב]</text:span><text:span text:style-name="T60"> 'יעשנה</text:span><text:span text:style-name="T64"> </text:span><text:span text:style-name="T60">בדפוס</text:span><text:span text:style-name="T64"> </text:span><text:span text:style-name="T60">ויקבענה</text:span><text:span text:style-name="T64"> </text:span><text:span text:style-name="T60">כיון', כלומר: מהר</text:span><text:span text:style-name="T64"> </text:span><text:span text:style-name="T60">בלא</text:span><text:span text:style-name="T64"> </text:span><text:span text:style-name="T60">טורח</text:span><text:span text:style-name="T10">)</text:span>.</text:p>
      <text:p text:style-name="P7"/>
      <text:p text:style-name="P7">משנה<text:span text:style-name="T1"> </text:span>ז:</text:p>
      <text:p text:style-name="P7">בא<text:span text:style-name="T1"> </text:span>לו<text:span text:style-name="T1"> </text:span>לפשפש<text:span text:style-name="T1"> </text:span>הצפוני<text:span text:style-name="T1"> – </text:span></text:p>
      <text:p text:style-name="P7">שני<text:span text:style-name="T1"> </text:span>פשפשין<text:span text:style-name="T1"> </text:span>היו<text:span text:style-name="T1"> </text:span>לו<text:span text:style-name="T1"> </text:span>לשער<text:span text:style-name="T1"> </text:span>הגדול<text:span text:style-name="T1"> </text:span><text:span text:style-name="T10">(</text:span><text:span text:style-name="T60">הוא</text:span><text:span text:style-name="T64"> </text:span><text:span text:style-name="T60">שער</text:span><text:span text:style-name="T64"> </text:span><text:span text:style-name="T60">ההיכל</text:span><text:span text:style-name="T10">)</text:span>, אחת<text:span text:style-name="T1"> </text:span>בצפון<text:span text:style-name="T1"> </text:span>ואחת<text:span text:style-name="T1"> </text:span>בדרום<text:span text:style-name="T1"> </text:span><text:span text:style-name="T10">(</text:span><text:span text:style-name="T60">והיו</text:span><text:span text:style-name="T64"> </text:span><text:span text:style-name="T60">לו</text:span><text:span text:style-name="T64"> </text:span><text:span text:style-name="T60">דלתות</text:span><text:span text:style-name="T64"> </text:span><text:span text:style-name="T60">בתחילת</text:span><text:span text:style-name="T64"> </text:span><text:span text:style-name="T60">עובי</text:span><text:span text:style-name="T64"> </text:span><text:span text:style-name="T60">הכותל, שהיה</text:span><text:span text:style-name="T64"> </text:span><text:span text:style-name="T60">עביו</text:span><text:span text:style-name="T64"> </text:span><text:span text:style-name="T60">שש</text:span><text:span text:style-name="T64"> </text:span><text:span text:style-name="T60">אמות, ודלתות</text:span><text:span text:style-name="T64"> </text:span><text:span text:style-name="T60">אחרות</text:span><text:span text:style-name="T64"> </text:span><text:span text:style-name="T60">לסוף</text:span><text:span text:style-name="T64"> </text:span><text:span text:style-name="T60">עביו</text:span><text:span text:style-name="T64"> </text:span><text:span text:style-name="T60">לצד</text:span><text:span text:style-name="T64"> </text:span><text:span text:style-name="T60">פנים. ושני</text:span><text:span text:style-name="T64"> </text:span><text:span text:style-name="T60">פשפשין</text:span><text:span text:style-name="T64"> </text:span><text:span text:style-name="T60">הנך</text:span><text:span text:style-name="T64"> </text:span><text:span text:style-name="T60">שני</text:span><text:span text:style-name="T64"> </text:span><text:span text:style-name="T60">פתחים</text:span><text:span text:style-name="T64"> </text:span><text:span text:style-name="T60">קטנים</text:span><text:span text:style-name="T64"> </text:span><text:span text:style-name="T60">אחד</text:span><text:span text:style-name="T64"> </text:span><text:span text:style-name="T60">מימין</text:span><text:span text:style-name="T64"> </text:span><text:span text:style-name="T60">שער</text:span><text:span text:style-name="T64"> </text:span><text:span text:style-name="T60">הגדול</text:span><text:span text:style-name="T64"> </text:span><text:span text:style-name="T60">ואחד</text:span><text:span text:style-name="T64"> </text:span><text:span text:style-name="T60">משמאלו</text:span><text:span text:style-name="T64"> </text:span><text:span text:style-name="T60">רחוק</text:span><text:span text:style-name="T64"> </text:span><text:span text:style-name="T60">קצת</text:span><text:span text:style-name="T64"> </text:span><text:span text:style-name="T60">מן</text:span><text:span text:style-name="T64"> </text:span><text:span text:style-name="T60">השער</text:span><text:span text:style-name="T10">)</text:span>; </text:p>
      <text:p text:style-name="P31">שבדרום<text:span text:style-name="T1"> </text:span>לא<text:span text:style-name="T1"> </text:span>נכנס<text:span text:style-name="T1"> </text:span>בו<text:span text:style-name="T1"> </text:span>אדם<text:span text:style-name="T1"> </text:span>עליו; הוא<text:span text:style-name="T1"> </text:span>מפורש<text:span text:style-name="T1"> </text:span>על<text:span text:style-name="T1"> </text:span>ידי<text:span text:style-name="T1"> </text:span>יחזקאל, שנאמר<text:span text:style-name="T1"> </text:span><text:span text:style-name="T61">(יחזקאל</text:span><text:span text:style-name="T65"> </text:span><text:span text:style-name="T61">מד,ב)</text:span> <text:span text:style-name="T25">ויאמר</text:span><text:span text:style-name="T1"> </text:span><text:span text:style-name="T25">אלי</text:span><text:span text:style-name="T1"> </text:span><text:span text:style-name="T25">ה' השער</text:span><text:span text:style-name="T1"> </text:span><text:span text:style-name="T25">הזה</text:span><text:span text:style-name="T1"> </text:span><text:span text:style-name="T25">סגור</text:span><text:span text:style-name="T1"> </text:span><text:span text:style-name="T25">יהיה</text:span><text:span text:style-name="T1"> </text:span><text:span text:style-name="T25">לא</text:span><text:span text:style-name="T1"> </text:span><text:span text:style-name="T25">יפתח</text:span><text:span text:style-name="T1"> </text:span><text:span text:style-name="T25">ואיש</text:span><text:span text:style-name="T1"> </text:span><text:span text:style-name="T25">אל</text:span><text:span text:style-name="T1"> </text:span><text:span text:style-name="T25">יבא</text:span><text:span text:style-name="T1"> </text:span><text:span text:style-name="T25">בו</text:span><text:span text:style-name="T1"> </text:span><text:span text:style-name="T25">כי</text:span><text:span text:style-name="T1"> </text:span><text:span text:style-name="T25">ה' אלהי</text:span><text:span text:style-name="T1"> </text:span><text:span text:style-name="T25">ישראל</text:span><text:span text:style-name="T1"> </text:span><text:span text:style-name="T25">בא</text:span><text:span text:style-name="T1"> </text:span><text:span text:style-name="T25">בו</text:span><text:span text:style-name="T1"> </text:span><text:span text:style-name="T25">והיה</text:span><text:span text:style-name="T1"> </text:span><text:span text:style-name="T25">סגור</text:span><text:span text:style-name="T1"> </text:span><text:span text:style-name="T10">(</text:span><text:span text:style-name="T60">ומסתמא</text:span><text:span text:style-name="T64"> </text:span><text:span text:style-name="T60">כן</text:span><text:span text:style-name="T64"> </text:span><text:span text:style-name="T60">היה</text:span><text:span text:style-name="T64"> </text:span><text:span text:style-name="T60">בבית</text:span><text:span text:style-name="T64"> </text:span><text:span text:style-name="T60">עולמים</text:span><text:span text:style-name="T10">)</text:span> </text:p>
      <text:p text:style-name="P7">נטל<text:span text:style-name="T1"> </text:span>את<text:span text:style-name="T1"> </text:span>המפתח<text:span text:style-name="T1"> </text:span><text:span text:style-name="T10">(</text:span><text:span text:style-name="T60">פשפש</text:span><text:span text:style-name="T64"> </text:span><text:span text:style-name="T60">שבצפון</text:span><text:span text:style-name="T64"> </text:span><text:span text:style-name="T60">היה</text:span><text:span text:style-name="T64"> </text:span><text:span text:style-name="T60">פותחו</text:span><text:span text:style-name="T64"> </text:span><text:span text:style-name="T60">על</text:span><text:span text:style-name="T64"> </text:span><text:span text:style-name="T60">ידי</text:span><text:span text:style-name="T64"> </text:span><text:span text:style-name="T60">חור</text:span><text:span text:style-name="T64"> </text:span><text:span text:style-name="T60">שאצלו: שתוחב</text:span><text:span text:style-name="T64"> </text:span><text:span text:style-name="T60">בו</text:span><text:span text:style-name="T64"> </text:span><text:span text:style-name="T60">ידו</text:span><text:span text:style-name="T64"> </text:span><text:span text:style-name="T60">עד</text:span><text:span text:style-name="T64"> </text:span><text:span text:style-name="T60">השחי, וכופף</text:span><text:span text:style-name="T64"> </text:span><text:span text:style-name="T60">ידו</text:span><text:span text:style-name="T64"> </text:span><text:span text:style-name="T60">בפנים,</text:span><text:span text:style-name="T10">)</text:span> ופתח<text:span text:style-name="T1"> </text:span>את<text:span text:style-name="T1"> </text:span>הפשפש<text:span text:style-name="T1"> </text:span><text:span text:style-name="T10">(</text:span><text:span text:style-name="T60">על</text:span><text:span text:style-name="T64"> </text:span><text:span text:style-name="T60">ידי</text:span><text:span text:style-name="T64"> </text:span><text:span text:style-name="T60">מנעול</text:span><text:span text:style-name="T64"> </text:span><text:span text:style-name="T60">אחר</text:span><text:span text:style-name="T64"> </text:span><text:span text:style-name="T60">שבו</text:span><text:span text:style-name="T64"> </text:span><text:span text:style-name="T60">שנפתח</text:span><text:span text:style-name="T64"> </text:span><text:span text:style-name="T60">לאלתר</text:span><text:span text:style-name="T64"> </text:span><text:span text:style-name="T60">בלי</text:span><text:span text:style-name="T64"> </text:span><text:span text:style-name="T60">טורח</text:span><text:span text:style-name="T10">)</text:span> ונכנס<text:span text:style-name="T1"> </text:span>להתא<text:span text:style-name="T1"> </text:span><text:span text:style-name="T10">(</text:span><text:span text:style-name="T60">והיא</text:span><text:span text:style-name="T64"> </text:span><text:span text:style-name="T60">לשכה</text:span><text:span text:style-name="T64"> </text:span><text:span text:style-name="T60">אחת</text:span><text:span text:style-name="T64"> </text:span><text:span text:style-name="T60">הפתוחה</text:span><text:span text:style-name="T64"> </text:span><text:span text:style-name="T60">להיכל</text:span><text:span text:style-name="T10">)</text:span> ומהתא<text:span text:style-name="T1"> </text:span>להיכל<text:span text:style-name="T1"> </text:span><text:span text:style-name="T10">(</text:span><text:span text:style-name="T60">והולך</text:span><text:span text:style-name="T64"> </text:span><text:span text:style-name="T60">בחלל</text:span><text:span text:style-name="T64"> </text:span><text:span text:style-name="T60">ההיכל</text:span><text:span text:style-name="T10">)</text:span> עד<text:span text:style-name="T1"> </text:span>שמגיע<text:span text:style-name="T1"> </text:span>לשער<text:span text:style-name="T1"> </text:span>הגדול<text:span text:style-name="T1"> </text:span><text:span text:style-name="T10">(</text:span><text:span text:style-name="T60">שבסוף</text:span><text:span text:style-name="T64"> </text:span><text:span text:style-name="T60">עובי</text:span><text:span text:style-name="T64"> </text:span><text:span text:style-name="T60">הכותל</text:span><text:span text:style-name="T64"> </text:span><text:span text:style-name="T60">מבפנים, ופותחו</text:span><text:span text:style-name="T10">)</text:span>; הגיע<text:span text:style-name="T1"> </text:span>לשער<text:span text:style-name="T1"> </text:span>הגדול<text:span text:style-name="T1"> </text:span><text:span text:style-name="T10">(</text:span><text:span text:style-name="T60">ובא</text:span><text:span text:style-name="T64"> </text:span><text:span text:style-name="T60">לו</text:span><text:span text:style-name="T64"> </text:span><text:span text:style-name="T60">אל</text:span><text:span text:style-name="T64"> </text:span><text:span text:style-name="T60">שער</text:span><text:span text:style-name="T64"> </text:span><text:span text:style-name="T60">השני</text:span><text:span text:style-name="T64"> </text:span><text:span text:style-name="T60">ועומד</text:span><text:span text:style-name="T64"> </text:span><text:span text:style-name="T60">בפנים</text:span><text:span text:style-name="T64"> </text:span><text:span text:style-name="T60">ופותחו:</text:span><text:span text:style-name="T10">)</text:span> העביר<text:span text:style-name="T1"> </text:span>את<text:span text:style-name="T1"> </text:span>הנגר<text:span text:style-name="T1"> </text:span><text:span text:style-name="T10">(</text:span><text:span text:style-name="T60">נגר</text:span><text:span text:style-name="T64"> </text:span><text:span text:style-name="T60">= בריח, שמבריח</text:span><text:span text:style-name="T64"> </text:span><text:span text:style-name="T60">מקצה</text:span><text:span text:style-name="T64"> </text:span><text:span text:style-name="T60">הדלת</text:span><text:span text:style-name="T64"> </text:span><text:span text:style-name="T60">לקצה</text:span><text:span text:style-name="T64"> </text:span><text:span text:style-name="T60">הדלת; פירוש</text:span><text:span text:style-name="T64"> </text:span><text:span text:style-name="T60">אחר: נגר</text:span><text:span text:style-name="T64"> </text:span><text:span text:style-name="T60">היינו</text:span><text:span text:style-name="T64"> </text:span><text:span text:style-name="T60">היתד</text:span><text:span text:style-name="T64"> </text:span><text:span text:style-name="T60">הנעוץ</text:span><text:span text:style-name="T64"> </text:span><text:span text:style-name="T60">אחורי</text:span><text:span text:style-name="T64"> </text:span><text:span text:style-name="T60">הדלת</text:span><text:span text:style-name="T64"> </text:span><text:span text:style-name="T60">בנקב</text:span><text:span text:style-name="T64"> </text:span><text:span text:style-name="T60">שבאסקופה</text:span><text:span text:style-name="T10">)</text:span> ואת<text:span text:style-name="T1"> </text:span>הפותחות<text:span text:style-name="T1"> </text:span><text:span text:style-name="T10">(</text:span><text:span text:style-name="T60">המנעולים</text:span><text:span text:style-name="T64"> </text:span><text:span text:style-name="T60">והמסגרות</text:span><text:span text:style-name="T10">)</text:span> ופתחו;</text:p>
      <text:p text:style-name="P7">לא<text:span text:style-name="T1"> </text:span>היה<text:span text:style-name="T1"> </text:span>שוחט<text:span text:style-name="T1"> </text:span>השוחט<text:span text:style-name="T1"> </text:span>עד<text:span text:style-name="T1"> </text:span>ששומע<text:span text:style-name="T1"> </text:span>שער<text:span text:style-name="T1"> </text:span>גדול<text:span text:style-name="T1"> </text:span>שנפתח.</text:p>
      <text:p text:style-name="P21"/>
      <text:p text:style-name="P7">משנה<text:span text:style-name="T1"> </text:span>ח:</text:p>
      <text:p text:style-name="P7">מיריחו<text:span text:style-name="T1"> </text:span>היו<text:span text:style-name="T1"> </text:span>שומעין<text:span text:style-name="T1"> </text:span>קול<text:span text:style-name="T1"> </text:span>שער<text:span text:style-name="T1"> </text:span>גדול<text:span text:style-name="T1"> </text:span>שנפתח<text:span text:style-name="T1"> </text:span><text:span text:style-name="T10">(</text:span><text:span text:style-name="T60">ומירושלים</text:span><text:span text:style-name="T64"> </text:span><text:span text:style-name="T60">עד</text:span><text:span text:style-name="T64"> </text:span><text:span text:style-name="T60">יריחו</text:span><text:span text:style-name="T64"> </text:span><text:span text:style-name="T60">עשר</text:span><text:span text:style-name="T64"> </text:span><text:span text:style-name="T60">פרסאות</text:span><text:span text:style-name="T10">)</text:span>;</text:p>
      <text:p text:style-name="P7">מיריחו<text:span text:style-name="T1"> </text:span>היו<text:span text:style-name="T1"> </text:span>שומעין<text:span text:style-name="T1"> </text:span>קול<text:span text:style-name="T1"> </text:span>מגריפה<text:span text:style-name="T1"> </text:span><text:span text:style-name="T10">(</text:span><text:span text:style-name="T60">מין</text:span><text:span text:style-name="T64"> </text:span><text:span text:style-name="T60">כלי</text:span><text:span text:style-name="T64"> </text:span><text:span text:style-name="T60">נגון</text:span><text:span text:style-name="T64"> </text:span><text:span text:style-name="T60">שהיה</text:span><text:span text:style-name="T64"> </text:span><text:span text:style-name="T60">במקדש, עשרה</text:span><text:span text:style-name="T64"> </text:span><text:span text:style-name="T60">נקבים</text:span><text:span text:style-name="T64"> </text:span><text:span text:style-name="T60">היו</text:span><text:span text:style-name="T64"> </text:span><text:span text:style-name="T60">בו, וכל</text:span><text:span text:style-name="T64"> </text:span><text:span text:style-name="T60">אחד</text:span><text:span text:style-name="T64"> </text:span><text:span text:style-name="T60">ואחד</text:span><text:span text:style-name="T64"> </text:span><text:span text:style-name="T60">מוציא</text:span><text:span text:style-name="T64"> </text:span><text:span text:style-name="T60">מאה</text:span><text:span text:style-name="T64"> </text:span><text:span text:style-name="T60">מיני</text:span><text:span text:style-name="T64"> </text:span><text:span text:style-name="T60">זמר, וקולו</text:span><text:span text:style-name="T64"> </text:span><text:span text:style-name="T60">נשמע</text:span><text:span text:style-name="T64"> </text:span><text:span text:style-name="T60">עד</text:span><text:span text:style-name="T64"> </text:span><text:span text:style-name="T60">למרחוק</text:span><text:span text:style-name="T64"> </text:span><text:span text:style-name="T61">[על</text:span><text:span text:style-name="T65"> </text:span><text:span text:style-name="T61">פי</text:span><text:span text:style-name="T65"> </text:span><text:span text:style-name="T61">ערכין</text:span><text:span text:style-name="T65"> </text:span><text:span text:style-name="T61">דף</text:span><text:span text:style-name="T65"> </text:span><text:span text:style-name="T61">י,ב]</text:span><text:span text:style-name="T10">)</text:span> </text:p>
      <text:p text:style-name="P7">&lt;מיריחו<text:span text:style-name="T1"> </text:span>היו<text:span text:style-name="T1"> </text:span>שומעין<text:span text:style-name="T1"> </text:span>קול<text:span text:style-name="T1"> </text:span>השיר;&gt; </text:p>
      <text:p text:style-name="P7">מיריחו<text:span text:style-name="T1"> </text:span>היו<text:span text:style-name="T1"> </text:span>שומעין<text:span text:style-name="T1"> </text:span>קול<text:span text:style-name="T1"> </text:span>בן<text:span text:style-name="T1"> </text:span>ארזה<text:span text:style-name="T1"> </text:span>מקיש<text:span text:style-name="T1"> </text:span>בצלצל<text:span text:style-name="T1"> </text:span><text:span text:style-name="T10">(</text:span><text:span text:style-name="T60">צמבל"י</text:span><text:span text:style-name="T64"> </text:span><text:span text:style-name="T60">בלע"ז</text:span><text:span text:style-name="T10">)</text:span>; </text:p>
      <text:p text:style-name="P7">מיריחו<text:span text:style-name="T1"> </text:span>היו<text:span text:style-name="T1"> </text:span>שומעין<text:span text:style-name="T1"> </text:span>קול<text:span text:style-name="T1"> </text:span>החליל<text:span text:style-name="T1"> </text:span><text:span text:style-name="T10">(</text:span><text:span text:style-name="T60">צלמיצלי"ש</text:span><text:span text:style-name="T64"> </text:span><text:span text:style-name="T60">בלע"ז, בערבי</text:span><text:span text:style-name="T64"> </text:span><text:span text:style-name="T60">מזמא"ר, וקולו</text:span><text:span text:style-name="T64"> </text:span><text:span text:style-name="T60">נשמע</text:span><text:span text:style-name="T64"> </text:span><text:span text:style-name="T60">למרחוק; ויש</text:span><text:span text:style-name="T64"> </text:span><text:span text:style-name="T60">אומרים</text:span><text:span text:style-name="T64"> </text:span><text:span text:style-name="T60">פיפר"י</text:span><text:span text:style-name="T64"> </text:span><text:span text:style-name="T60">בלע"ז</text:span><text:span text:style-name="T10">)</text:span>;</text:p>
      <text:p text:style-name="P7">מיריחו<text:span text:style-name="T1"> </text:span>היו<text:span text:style-name="T1"> </text:span>שומעין<text:span text:style-name="T1"> </text:span>קול<text:span text:style-name="T1"> </text:span>גביני<text:span text:style-name="T1"> </text:span>כרוז<text:span text:style-name="T1"> </text:span><text:span text:style-name="T10">(</text:span><text:span text:style-name="T60">כהן</text:span><text:span text:style-name="T64"> </text:span><text:span text:style-name="T60">ששמו</text:span><text:span text:style-name="T64"> </text:span><text:span text:style-name="T60">גביני, שהיה</text:span><text:span text:style-name="T64"> </text:span><text:span text:style-name="T60">מכריז</text:span><text:span text:style-name="T64"> </text:span><text:span text:style-name="T60">בכל</text:span><text:span text:style-name="T64"> </text:span><text:span text:style-name="T60">בוקר</text:span><text:span text:style-name="T64"> </text:span><text:span text:style-name="T60">בבית</text:span><text:span text:style-name="T64"> </text:span><text:span text:style-name="T60">המקדש</text:span><text:span text:style-name="T64"> </text:span><text:span text:style-name="T60">"עמדו</text:span><text:span text:style-name="T64"> </text:span><text:span text:style-name="T60">כהנים</text:span><text:span text:style-name="T64"> </text:span><text:span text:style-name="T60">לעבודתכם"</text:span><text:span text:style-name="T10">)</text:span>;</text:p>
      <text:p text:style-name="P7">מיריחו<text:span text:style-name="T1"> </text:span>היו<text:span text:style-name="T1"> </text:span>שומעין<text:span text:style-name="T1"> </text:span>קול<text:span text:style-name="T1"> </text:span>העץ: שעשה<text:span text:style-name="T1"> </text:span>בן<text:span text:style-name="T1"> </text:span>קטין<text:span text:style-name="T1"> </text:span><text:span text:style-name="T10">(</text:span><text:span text:style-name="T60">שם</text:span><text:span text:style-name="T64"> </text:span><text:span text:style-name="T60">אדם</text:span><text:span text:style-name="T64"> </text:span><text:span text:style-name="T60">וכהן</text:span><text:span text:style-name="T64"> </text:span><text:span text:style-name="T60">גדול</text:span><text:span text:style-name="T64"> </text:span><text:span text:style-name="T60">היה</text:span><text:span text:style-name="T10">)</text:span> מוכני<text:span text:style-name="T1"> </text:span>לכיור<text:span text:style-name="T1"> </text:span><text:span text:style-name="T10">(</text:span><text:span text:style-name="T60">ועשה</text:span><text:span text:style-name="T64"> </text:span><text:span text:style-name="T60">גלגל</text:span><text:span text:style-name="T64"> </text:span><text:span text:style-name="T60">לכיור</text:span><text:span text:style-name="T64"> </text:span><text:span text:style-name="T60">לשקעו</text:span><text:span text:style-name="T64"> </text:span><text:span text:style-name="T60">בבור</text:span><text:span text:style-name="T64"> </text:span><text:span text:style-name="T60">שלא</text:span><text:span text:style-name="T64"> </text:span><text:span text:style-name="T60">יהיו</text:span><text:span text:style-name="T64"> </text:span><text:span text:style-name="T60">מימיו</text:span><text:span text:style-name="T64"> </text:span><text:span text:style-name="T60">נפסלים</text:span><text:span text:style-name="T64"> </text:span><text:span text:style-name="T60">בלינה: שכל</text:span><text:span text:style-name="T64"> </text:span><text:span text:style-name="T60">דבר</text:span><text:span text:style-name="T64"> </text:span><text:span text:style-name="T60">שנתקדש</text:span><text:span text:style-name="T64"> </text:span><text:span text:style-name="T60">בכלי</text:span><text:span text:style-name="T64"> </text:span><text:span text:style-name="T60">שרת</text:span><text:span text:style-name="T64"> </text:span><text:span text:style-name="T60">- נפסל</text:span><text:span text:style-name="T64"> </text:span><text:span text:style-name="T60">בלינה</text:span><text:span text:style-name="T64"> </text:span><text:span text:style-name="T60">וביוצא</text:span><text:span text:style-name="T64"> </text:span><text:span text:style-name="T60">ובטבול</text:span><text:span text:style-name="T64"> </text:span><text:span text:style-name="T60">יום, וכשהיו</text:span><text:span text:style-name="T64"> </text:span><text:span text:style-name="T60">מעלים</text:span><text:span text:style-name="T64"> </text:span><text:span text:style-name="T60">אותו</text:span><text:span text:style-name="T64"> </text:span><text:span text:style-name="T60">מן</text:span><text:span text:style-name="T64"> </text:span><text:span text:style-name="T60">הבור</text:span><text:span text:style-name="T64"> </text:span><text:span text:style-name="T60">לקדש</text:span><text:span text:style-name="T64"> </text:span><text:span text:style-name="T60">בו</text:span><text:span text:style-name="T64"> </text:span><text:span text:style-name="T60">ידיהם</text:span><text:span text:style-name="T64"> </text:span><text:span text:style-name="T60">ורגליהם</text:span><text:span text:style-name="T64"> </text:span><text:span text:style-name="T60">- היה</text:span><text:span text:style-name="T64"> </text:span><text:span text:style-name="T60">קול</text:span><text:span text:style-name="T64"> </text:span><text:span text:style-name="T60">הגלגל</text:span><text:span text:style-name="T64"> </text:span><text:span text:style-name="T60">נשמע</text:span><text:span text:style-name="T64"> </text:span><text:span text:style-name="T60">עד</text:span><text:span text:style-name="T64"> </text:span><text:span text:style-name="T60">יריחו</text:span><text:span text:style-name="T10">)</text:span>;</text:p>
      <text:p text:style-name="P7">מיריחו<text:span text:style-name="T1"> </text:span>היו<text:span text:style-name="T1"> </text:span>שומעין<text:span text:style-name="T1"> </text:span>קול<text:span text:style-name="T1"> </text:span>השיר;</text:p>
      <text:p text:style-name="P7">מיריחו<text:span text:style-name="T1"> </text:span>היה<text:span text:style-name="T1"> </text:span>שומע<text:span text:style-name="T1"> </text:span>קול<text:span text:style-name="T1"> </text:span>השופר, ויש<text:span text:style-name="T1"> </text:span>אומרים<text:span text:style-name="T1"> </text:span>אף<text:span text:style-name="T1"> </text:span>קולו<text:span text:style-name="T1"> </text:span>של<text:span text:style-name="T1"> </text:span>כהן<text:span text:style-name="T1"> </text:span>גדול<text:span text:style-name="T1"> </text:span>בשעה<text:span text:style-name="T1"> </text:span>שהוא<text:span text:style-name="T1"> </text:span>מזכיר<text:span text:style-name="T1"> </text:span>את<text:span text:style-name="T1"> </text:span>השם<text:span text:style-name="T1"> </text:span>ביום<text:span text:style-name="T1"> </text:span>הכפורים;</text:p>
      <text:p text:style-name="P7">מיריחו<text:span text:style-name="T1"> </text:span>היו<text:span text:style-name="T1"> </text:span>מריחין<text:span text:style-name="T1"> </text:span>ריח<text:span text:style-name="T1"> </text:span>פיטום<text:span text:style-name="T1"> </text:span>הקטורת; אמר<text:span text:style-name="T1"> </text:span>רבי<text:span text:style-name="T1"> </text:span>אלעזר<text:span text:style-name="T1"> </text:span>בן<text:span text:style-name="T1"> </text:span>דגלאי: עזים<text:span text:style-name="T1"> </text:span>היו<text:span text:style-name="T1"> </text:span>לאבא<text:span text:style-name="T1"> </text:span>בערי<text:span text:style-name="T1"> </text:span>המכוור<text:span text:style-name="T1"> </text:span><text:span text:style-name="T10">(</text:span><text:span text:style-name="T60">שם</text:span><text:span text:style-name="T64"> </text:span><text:span text:style-name="T60">מקום</text:span><text:span text:style-name="T10">)</text:span>, והיו<text:span text:style-name="T1"> </text:span>מתעטשות<text:span text:style-name="T1"> </text:span>מריח<text:span text:style-name="T1"> </text:span>פיטום<text:span text:style-name="T1"> </text:span>הקטורת. </text:p>
      <text:p text:style-name="P21"/>
      <text:p text:style-name="P7">משנה<text:span text:style-name="T1"> </text:span>ה:</text:p>
      <text:p text:style-name="P7">מי<text:span text:style-name="T1"> </text:span>שזכה<text:span text:style-name="T1"> </text:span>בתמיד<text:span text:style-name="T1"> </text:span>משכו<text:span text:style-name="T1"> </text:span>והולך<text:span text:style-name="T1"> </text:span>בבית<text:span text:style-name="T1"> </text:span>המטבחיים, ומי<text:span text:style-name="T1"> </text:span>שזכו<text:span text:style-name="T1"> </text:span>באברים<text:span text:style-name="T1"> </text:span>הולכין<text:span text:style-name="T1"> </text:span>עמו; בית<text:span text:style-name="T1"> </text:span>המטבחיים<text:span text:style-name="T1"> </text:span>היה<text:span text:style-name="T1"> </text:span>לצפונו<text:span text:style-name="T1"> </text:span>של<text:span text:style-name="T1"> </text:span>מזבח<text:span text:style-name="T1"> </text:span><text:span text:style-name="T10">(</text:span><text:span text:style-name="T60">דתמיד</text:span><text:span text:style-name="T64"> </text:span><text:span text:style-name="T60">עולה</text:span><text:span text:style-name="T64"> </text:span><text:span text:style-name="T60">הוא, ועולה</text:span><text:span text:style-name="T64"> </text:span><text:span text:style-name="T60">טעונה</text:span><text:span text:style-name="T64"> </text:span><text:span text:style-name="T60">צפון</text:span><text:span text:style-name="T10">)</text:span>, ועליו<text:span text:style-name="T1"> </text:span>שמונה<text:span text:style-name="T1"> </text:span>עמודים<text:span text:style-name="T1"> </text:span>ננסים<text:span text:style-name="T1"> </text:span><text:span text:style-name="T10">(</text:span><text:span text:style-name="T60">עמודים</text:span><text:span text:style-name="T64"> </text:span><text:span text:style-name="T60">של</text:span><text:span text:style-name="T64"> </text:span><text:span text:style-name="T60">אבן</text:span><text:span text:style-name="T64"> </text:span><text:span text:style-name="T60">נמוכים</text:span><text:span text:style-name="T10">)</text:span> ורבעים<text:span text:style-name="T1"> </text:span>של<text:span text:style-name="T1"> </text:span>ארז<text:span text:style-name="T1"> </text:span>על<text:span text:style-name="T1"> </text:span>גביהן<text:span text:style-name="T1"> </text:span><text:span text:style-name="T10">(</text:span><text:span text:style-name="T60">חתיכות</text:span><text:span text:style-name="T64"> </text:span><text:span text:style-name="T60">מרובעות</text:span><text:span text:style-name="T64"> </text:span><text:span text:style-name="T60">של</text:span><text:span text:style-name="T64"> </text:span><text:span text:style-name="T60">ארז</text:span><text:span text:style-name="T64"> </text:span><text:span text:style-name="T60">היו</text:span><text:span text:style-name="T64"> </text:span><text:span text:style-name="T60">על</text:span><text:span text:style-name="T64"> </text:span><text:span text:style-name="T60">העמודים</text:span><text:span text:style-name="T10">)</text:span>, ואנקלאות<text:span text:style-name="T1"> </text:span><text:span text:style-name="T10">(</text:span><text:span text:style-name="T60">כעין</text:span><text:span text:style-name="T64"> </text:span><text:span text:style-name="T60">ווים; אנציני"ש</text:span><text:span text:style-name="T64"> </text:span><text:span text:style-name="T60">בלע"ז</text:span><text:span text:style-name="T10">)</text:span> של<text:span text:style-name="T1"> </text:span>ברזל<text:span text:style-name="T1"> </text:span>היו<text:span text:style-name="T1"> </text:span>קבועין<text:span text:style-name="T1"> </text:span>בהן<text:span text:style-name="T1"> </text:span><text:span text:style-name="T10">(</text:span><text:span text:style-name="T60">באותן</text:span><text:span text:style-name="T64"> </text:span><text:span text:style-name="T60">רביעיות</text:span><text:span text:style-name="T64"> </text:span><text:span text:style-name="T60">של</text:span><text:span text:style-name="T64"> </text:span><text:span text:style-name="T60">ארז, ותולין</text:span><text:span text:style-name="T64"> </text:span><text:span text:style-name="T60">בהן</text:span><text:span text:style-name="T64"> </text:span><text:span text:style-name="T60">הבהמה</text:span><text:span text:style-name="T10">)</text:span>, ושלשה<text:span text:style-name="T1"> </text:span>סדרים<text:span text:style-name="T1"> </text:span>לכל<text:span text:style-name="T1"> </text:span>אחד<text:span text:style-name="T1"> </text:span>ואחד<text:span text:style-name="T1"> </text:span><text:span text:style-name="T10">(</text:span><text:span text:style-name="T60">של</text:span><text:span text:style-name="T64"> </text:span><text:span text:style-name="T60">אונקליות</text:span><text:span text:style-name="T64"> </text:span><text:span text:style-name="T60">זו</text:span><text:span text:style-name="T64"> </text:span><text:span text:style-name="T60">למעלה</text:span><text:span text:style-name="T64"> </text:span><text:span text:style-name="T60">מזו</text:span><text:span text:style-name="T64"> </text:span><text:span text:style-name="T60">היה</text:span><text:span text:style-name="T64"> </text:span><text:span text:style-name="T60">בכל</text:span><text:span text:style-name="T64"> </text:span><text:span text:style-name="T60">חתיכת</text:span><text:span text:style-name="T64"> </text:span><text:span text:style-name="T60">עץ</text:span><text:span text:style-name="T10">)</text:span> שבהן<text:span text:style-name="T1"> </text:span>תולין<text:span text:style-name="T1"> </text:span><text:span text:style-name="T10">(</text:span><text:span text:style-name="T60">לתלות</text:span><text:span text:style-name="T64"> </text:span><text:span text:style-name="T60">בהמה</text:span><text:span text:style-name="T64"> </text:span><text:span text:style-name="T60">גדולה</text:span><text:span text:style-name="T64"> </text:span><text:span text:style-name="T60">או</text:span><text:span text:style-name="T64"> </text:span><text:span text:style-name="T60">קטנה</text:span><text:span text:style-name="T10">)</text:span>, ומפשיטין<text:span text:style-name="T1"> </text:span>על<text:span text:style-name="T1"> </text:span>שולחנות<text:span text:style-name="T1"> </text:span>של<text:span text:style-name="T1"> </text:span>שיש<text:span text:style-name="T1"> </text:span>שבין<text:span text:style-name="T1"> </text:span>העמודים<text:span text:style-name="T1"> </text:span><text:span text:style-name="T10">(</text:span><text:span text:style-name="T60">שעליהם</text:span><text:span text:style-name="T64"> </text:span><text:span text:style-name="T60">מדיחין</text:span><text:span text:style-name="T64"> </text:span><text:span text:style-name="T60">הקרבים; והיה</text:span><text:span text:style-name="T64"> </text:span><text:span text:style-name="T60">אפשר</text:span><text:span text:style-name="T64"> </text:span><text:span text:style-name="T60">לעשותן</text:span><text:span text:style-name="T64"> </text:span><text:span text:style-name="T60">של</text:span><text:span text:style-name="T64"> </text:span><text:span text:style-name="T60">זהב, שאין</text:span><text:span text:style-name="T64"> </text:span><text:span text:style-name="T60">עניות</text:span><text:span text:style-name="T64"> </text:span><text:span text:style-name="T60">במקום</text:span><text:span text:style-name="T64"> </text:span><text:span text:style-name="T60">עשירות, ולא</text:span><text:span text:style-name="T64"> </text:span><text:span text:style-name="T60">עשאום</text:span><text:span text:style-name="T64"> </text:span><text:span text:style-name="T60">אלא</text:span><text:span text:style-name="T64"> </text:span><text:span text:style-name="T60">של</text:span><text:span text:style-name="T64"> </text:span><text:span text:style-name="T60">שיש</text:span><text:span text:style-name="T64"> </text:span><text:span text:style-name="T60">לפי</text:span><text:span text:style-name="T64"> </text:span><text:span text:style-name="T60">שהזהב</text:span><text:span text:style-name="T64"> </text:span><text:span text:style-name="T60">מרתיח</text:span><text:span text:style-name="T64"> </text:span><text:span text:style-name="T60">ומסריח, והשיש</text:span><text:span text:style-name="T64"> </text:span><text:span text:style-name="T60">מקרר</text:span><text:span text:style-name="T64"> </text:span><text:span text:style-name="T60">ומצנן</text:span><text:span text:style-name="T64"> </text:span><text:span text:style-name="T60">ומעמידו</text:span><text:span text:style-name="T64"> </text:span><text:span text:style-name="T60">שלא</text:span><text:span text:style-name="T64"> </text:span><text:span text:style-name="T60">יסריח</text:span><text:span text:style-name="T10">)</text:span>. <text:s/></text:p>
      <text:p text:style-name="P7"/>
      <text:p text:style-name="P7"><text:soft-page-break/>משנה<text:span text:style-name="T1"> </text:span>ט:</text:p>
      <text:p text:style-name="P7">מי<text:span text:style-name="T1"> </text:span>שזכה<text:span text:style-name="T1"> </text:span>בדישון<text:span text:style-name="T1"> </text:span>מזבח<text:span text:style-name="T1"> </text:span>הפנימי<text:span text:style-name="T1"> </text:span>נכנס<text:span text:style-name="T1"> </text:span>ונטל<text:span text:style-name="T1"> </text:span>את<text:span text:style-name="T1"> </text:span>הטני, והניחו<text:span text:style-name="T1"> </text:span>לפניו, והיה<text:span text:style-name="T1"> </text:span>חופן<text:span text:style-name="T1"> </text:span>ונותן<text:span text:style-name="T1"> </text:span>לתוכו; ובאחרונה<text:span text:style-name="T1"> </text:span><text:span text:style-name="T10">(</text:span><text:span text:style-name="T60">שלא</text:span><text:span text:style-name="T64"> </text:span><text:span text:style-name="T60">היה</text:span><text:span text:style-name="T64"> </text:span><text:span text:style-name="T60">רק</text:span><text:span text:style-name="T64"> </text:span><text:span text:style-name="T60">מעט</text:span><text:span text:style-name="T64"> </text:span><text:span text:style-name="T60">דשן</text:span><text:span text:style-name="T64"> </text:span><text:span text:style-name="T60">ולא</text:span><text:span text:style-name="T64"> </text:span><text:span text:style-name="T60">היה</text:span><text:span text:style-name="T64"> </text:span><text:span text:style-name="T60">יכול</text:span><text:span text:style-name="T64"> </text:span><text:span text:style-name="T60">ליקח</text:span><text:span text:style-name="T64"> </text:span><text:span text:style-name="T60">בחפניו</text:span><text:span text:style-name="T10">)</text:span> כיבד<text:span text:style-name="T1"> </text:span>את<text:span text:style-name="T1"> </text:span>השאר<text:span text:style-name="T1"> </text:span>לתוכו<text:span text:style-name="T1"> </text:span><text:span text:style-name="T10">(</text:span><text:span text:style-name="T60">כיבד</text:span><text:span text:style-name="T64"> </text:span><text:span text:style-name="T60">שאר</text:span><text:span text:style-name="T64"> </text:span><text:span text:style-name="T60">הדשן</text:span><text:span text:style-name="T64"> </text:span><text:span text:style-name="T60">לתוך</text:span><text:span text:style-name="T64"> </text:span><text:span text:style-name="T60">הטני</text:span><text:span text:style-name="T10">)</text:span> והניחו<text:span text:style-name="T1"> </text:span><text:span text:style-name="T10">(</text:span><text:span text:style-name="T60">לטני</text:span><text:span text:style-name="T64"> </text:span><text:span text:style-name="T60">שם</text:span><text:span text:style-name="T10">)</text:span> ויצא; <text:span text:style-name="T10">(</text:span><text:span text:style-name="T60">אבל</text:span><text:span text:style-name="T64"> </text:span><text:span text:style-name="T60">מיד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מוציאו, שכיון</text:span><text:span text:style-name="T64"> </text:span><text:span text:style-name="T60">שצריך</text:span><text:span text:style-name="T64"> </text:span><text:span text:style-name="T60">לתת</text:span><text:span text:style-name="T64"> </text:span><text:span text:style-name="T60">הדשן</text:span><text:span text:style-name="T64"> </text:span><text:span text:style-name="T60">אצל</text:span><text:span text:style-name="T64"> </text:span><text:span text:style-name="T60">המזבח</text:span><text:span text:style-name="T64"> </text:span><text:span text:style-name="T60">קדמה</text:span><text:span text:style-name="T64"> </text:span><text:span text:style-name="T60">כמו</text:span><text:span text:style-name="T64"> </text:span><text:span text:style-name="T60">דשון</text:span><text:span text:style-name="T64"> </text:span><text:span text:style-name="T60">המנורה</text:span><text:span text:style-name="T64"> </text:span><text:span text:style-name="T60">- ממתין</text:span><text:span text:style-name="T64"> </text:span><text:span text:style-name="T60">עד</text:span><text:span text:style-name="T64"> </text:span><text:span text:style-name="T60">לאחר</text:span><text:span text:style-name="T64"> </text:span><text:span text:style-name="T60">זריקת</text:span><text:span text:style-name="T64"> </text:span><text:span text:style-name="T60">התמיד, שהיה</text:span><text:span text:style-name="T64"> </text:span><text:span text:style-name="T60">עושה</text:span><text:span text:style-name="T64"> </text:span><text:span text:style-name="T60">הטבת</text:span><text:span text:style-name="T64"> </text:span><text:span text:style-name="T60">שתי</text:span><text:span text:style-name="T64"> </text:span><text:span text:style-name="T60">נרות</text:span><text:span text:style-name="T64"> </text:span><text:span text:style-name="T60">וגומר</text:span><text:span text:style-name="T64"> </text:span><text:span text:style-name="T60">השלמת</text:span><text:span text:style-name="T64"> </text:span><text:span text:style-name="T60">דשון</text:span><text:span text:style-name="T64"> </text:span><text:span text:style-name="T60">המנורה, ואז</text:span><text:span text:style-name="T64"> </text:span><text:span text:style-name="T60">היו</text:span><text:span text:style-name="T64"> </text:span><text:span text:style-name="T60">שניהם</text:span><text:span text:style-name="T64"> </text:span><text:span text:style-name="T60">מוציאין</text:span><text:span text:style-name="T64"> </text:span><text:span text:style-name="T60">זה</text:span><text:span text:style-name="T64"> </text:span><text:span text:style-name="T60">הטני</text:span><text:span text:style-name="T64"> </text:span><text:span text:style-name="T60">וזה</text:span><text:span text:style-name="T64"> </text:span><text:span text:style-name="T60">הכוז, ושופכין</text:span><text:span text:style-name="T64"> </text:span><text:span text:style-name="T60">הדשן</text:span><text:span text:style-name="T64"> </text:span><text:span text:style-name="T60">במקום</text:span><text:span text:style-name="T64"> </text:span><text:span text:style-name="T60">אחד</text:span><text:span text:style-name="T64"> </text:span><text:span text:style-name="T60">אצל</text:span><text:span text:style-name="T64"> </text:span><text:span text:style-name="T60">המזבח, ונבלעים</text:span><text:span text:style-name="T64"> </text:span><text:span text:style-name="T60">שם</text:span><text:span text:style-name="T64"> </text:span><text:span text:style-name="T60">במקומן</text:span><text:span text:style-name="T64"> </text:span><text:span text:style-name="T35">[כדלהלן]</text:span><text:span text:style-name="T60">:</text:span><text:span text:style-name="T10">)</text:span></text:p>
      <text:p text:style-name="P7">מי<text:span text:style-name="T1"> </text:span>שזכה<text:span text:style-name="T1"> </text:span>בדישון<text:span text:style-name="T1"> </text:span>המנורה<text:span text:style-name="T1"> </text:span>נכנס<text:span text:style-name="T1"> </text:span>ומצא<text:span text:style-name="T1"> </text:span>שני<text:span text:style-name="T1"> </text:span>נרות<text:span text:style-name="T1"> </text:span>מזרחית<text:span text:style-name="T1"> </text:span><text:span text:style-name="T10">(</text:span><text:span text:style-name="T60">האי</text:span><text:span text:style-name="T64"> </text:span><text:span text:style-name="T60">תנא</text:span><text:span text:style-name="T64"> </text:span><text:span text:style-name="T60">סבר</text:span><text:span text:style-name="T64"> </text:span><text:span text:style-name="T60">מנורה</text:span><text:span text:style-name="T64"> </text:span><text:span text:style-name="T60">מזרח</text:span><text:span text:style-name="T64"> </text:span><text:span text:style-name="T60">ומערב</text:span><text:span text:style-name="T64"> </text:span><text:span text:style-name="T60">היא</text:span><text:span text:style-name="T64"> </text:span><text:span text:style-name="T60">מונחת</text:span><text:span text:style-name="T10">)</text:span> [מערבית] דולקין; <text:span text:style-name="T10">(</text:span><text:span text:style-name="T60">ופעמים</text:span><text:span text:style-name="T64"> </text:span><text:span text:style-name="T60">שמוצא</text:span><text:span text:style-name="T64"> </text:span><text:span text:style-name="T60">גם</text:span><text:span text:style-name="T64"> </text:span><text:span text:style-name="T60">השאר</text:span><text:span text:style-name="T64"> </text:span><text:span text:style-name="T60">דולקים, ונקט</text:span><text:span text:style-name="T64"> </text:span><text:span text:style-name="T60">'שתי</text:span><text:span text:style-name="T64"> </text:span><text:span text:style-name="T60">נרות</text:span><text:span text:style-name="T64"> </text:span><text:span text:style-name="T60">מזרחיות</text:span><text:span text:style-name="T64"> </text:span><text:span text:style-name="T60">דולקים' משום</text:span><text:span text:style-name="T64"> </text:span><text:span text:style-name="T60">דשאר</text:span><text:span text:style-name="T64"> </text:span><text:span text:style-name="T60">נרות</text:span><text:span text:style-name="T64"> </text:span><text:span text:style-name="T60">אפילו</text:span><text:span text:style-name="T64"> </text:span><text:span text:style-name="T60">דולקים</text:span><text:span text:style-name="T64"> </text:span><text:span text:style-name="T60">מכבן</text:span><text:span text:style-name="T64"> </text:span><text:span text:style-name="T60">ומדשנן, ואילו</text:span><text:span text:style-name="T64"> </text:span><text:span text:style-name="T60">שתי</text:span><text:span text:style-name="T64"> </text:span><text:span text:style-name="T60">נרות</text:span><text:span text:style-name="T64"> </text:span><text:span text:style-name="T60">- אם</text:span><text:span text:style-name="T64"> </text:span><text:span text:style-name="T60">מצאן</text:span><text:span text:style-name="T64"> </text:span><text:span text:style-name="T60">דלוקים</text:span><text:span text:style-name="T64"> </text:span><text:span text:style-name="T60">- אינו</text:span><text:span text:style-name="T64"> </text:span><text:span text:style-name="T60">מכבן; ועוד: משום</text:span><text:span text:style-name="T64"> </text:span><text:span text:style-name="T60">דקתני</text:span><text:span text:style-name="T64"> </text:span><text:span text:style-name="T60">בסיפא</text:span><text:span text:style-name="T64"> </text:span><text:span text:style-name="T60">'מצאן</text:span><text:span text:style-name="T64"> </text:span><text:span text:style-name="T60">שכבו' - לאלו</text:span><text:span text:style-name="T64"> </text:span><text:span text:style-name="T60">מזרחיות</text:span><text:span text:style-name="T64"> </text:span><text:span text:style-name="T60">- חוזר</text:span><text:span text:style-name="T64"> </text:span><text:span text:style-name="T60">ומדליקן, ובשאר</text:span><text:span text:style-name="T64"> </text:span><text:span text:style-name="T60">נרות</text:span><text:span text:style-name="T64"> </text:span><text:span text:style-name="T60">מצאן</text:span><text:span text:style-name="T64"> </text:span><text:span text:style-name="T60">שכבו</text:span><text:span text:style-name="T64"> </text:span><text:span text:style-name="T60">אינו</text:span><text:span text:style-name="T64"> </text:span><text:span text:style-name="T60">מדליקן</text:span><text:span text:style-name="T64"> </text:span><text:span text:style-name="T60">עד</text:span><text:span text:style-name="T64"> </text:span><text:span text:style-name="T60">הערב</text:span><text:span text:style-name="T10">)</text:span>; מדשן<text:span text:style-name="T1"> </text:span>את<text:span text:style-name="T1"> </text:span>השאר<text:span text:style-name="T1"> </text:span><text:span text:style-name="T10">(</text:span><text:span text:style-name="T60">חמש</text:span><text:span text:style-name="T64"> </text:span><text:span text:style-name="T60">נרות</text:span><text:span text:style-name="T64"> </text:span><text:span text:style-name="T60">שלצד</text:span><text:span text:style-name="T64"> </text:span><text:span text:style-name="T60">מערב: מסיר</text:span><text:span text:style-name="T64"> </text:span><text:span text:style-name="T60">מהן</text:span><text:span text:style-name="T64"> </text:span><text:span text:style-name="T60">השמן</text:span><text:span text:style-name="T64"> </text:span><text:span text:style-name="T60">הישן</text:span><text:span text:style-name="T64"> </text:span><text:span text:style-name="T60">והפתילה</text:span><text:span text:style-name="T64"> </text:span><text:span text:style-name="T60">הישנה</text:span><text:span text:style-name="T64"> </text:span><text:span text:style-name="T60">והדשן, ונותן</text:span><text:span text:style-name="T64"> </text:span><text:span text:style-name="T60">הכל</text:span><text:span text:style-name="T64"> </text:span><text:span text:style-name="T60">בכוז, ונותן</text:span><text:span text:style-name="T64"> </text:span><text:span text:style-name="T60">שמן</text:span><text:span text:style-name="T64"> </text:span><text:span text:style-name="T60">חדש</text:span><text:span text:style-name="T64"> </text:span><text:span text:style-name="T60">ופתילה</text:span><text:span text:style-name="T64"> </text:span><text:span text:style-name="T60">חדשה, ולאחר</text:span><text:span text:style-name="T64"> </text:span><text:span text:style-name="T60">שחיטת</text:span><text:span text:style-name="T64"> </text:span><text:span text:style-name="T60">התמיד</text:span><text:span text:style-name="T64"> </text:span><text:span text:style-name="T60">וזריקת</text:span><text:span text:style-name="T64"> </text:span><text:span text:style-name="T60">דמו</text:span><text:span text:style-name="T64"> </text:span><text:span text:style-name="T60">מדשן</text:span><text:span text:style-name="T64"> </text:span><text:span text:style-name="T60">השני</text:span><text:span text:style-name="T64"> </text:span><text:span text:style-name="T60">מזרחיות</text:span><text:span text:style-name="T64"> </text:span><text:span text:style-name="T60">ונותן</text:span><text:span text:style-name="T64"> </text:span><text:span text:style-name="T60">בהן</text:span><text:span text:style-name="T64"> </text:span><text:span text:style-name="T60">שמן</text:span><text:span text:style-name="T64"> </text:span><text:span text:style-name="T60">ופתילה</text:span><text:span text:style-name="T64"> </text:span><text:span text:style-name="T60">חדשה</text:span><text:span text:style-name="T10">)</text:span> ומניח<text:span text:style-name="T1"> </text:span>את<text:span text:style-name="T1"> </text:span>אלו<text:span text:style-name="T1"> </text:span>דולקין<text:span text:style-name="T1"> </text:span>במקומן*;</text:p>
      <text:p text:style-name="P7">מצאן<text:span text:style-name="T1"> </text:span>שכבו<text:span text:style-name="T1"> </text:span><text:span text:style-name="T10">(</text:span><text:span text:style-name="T60">השתים</text:span><text:span text:style-name="T64"> </text:span><text:span text:style-name="T60">מזרחיות. כגון</text:span><text:span text:style-name="T64"> </text:span><text:span text:style-name="T60">לאחר</text:span><text:span text:style-name="T64"> </text:span><text:span text:style-name="T60">שמת</text:span><text:span text:style-name="T64"> </text:span><text:span text:style-name="T60">שמעון</text:span><text:span text:style-name="T64"> </text:span><text:span text:style-name="T60">הצדיק</text:span><text:span text:style-name="T10">)</text:span> - מדשנן<text:span text:style-name="T1"> </text:span>ומדליקן<text:span text:style-name="T1"> </text:span>מן<text:span text:style-name="T1"> </text:span>הדולקין<text:span text:style-name="T1"> </text:span><text:span text:style-name="T10">(</text:span><text:span text:style-name="T60">לא</text:span><text:span text:style-name="T64"> </text:span><text:span text:style-name="T60">שהיה</text:span><text:span text:style-name="T64"> </text:span><text:span text:style-name="T60">נותן</text:span><text:span text:style-name="T64"> </text:span><text:span text:style-name="T60">פתילה</text:span><text:span text:style-name="T64"> </text:span><text:span text:style-name="T60">חדשה</text:span><text:span text:style-name="T64"> </text:span><text:span text:style-name="T60">ושמן</text:span><text:span text:style-name="T64"> </text:span><text:span text:style-name="T60">חדש</text:span><text:span text:style-name="T64"> </text:span><text:span text:style-name="T60">כדרך</text:span><text:span text:style-name="T64"> </text:span><text:span text:style-name="T60">הטבת</text:span><text:span text:style-name="T64"> </text:span><text:span text:style-name="T60">הנרות, שהרי</text:span><text:span text:style-name="T64"> </text:span><text:span text:style-name="T60">לעולם</text:span><text:span text:style-name="T64"> </text:span><text:span text:style-name="T60">אין</text:span><text:span text:style-name="T64"> </text:span><text:span text:style-name="T60">מטיבין</text:span><text:span text:style-name="T64"> </text:span><text:span text:style-name="T60">שני</text:span><text:span text:style-name="T64"> </text:span><text:span text:style-name="T60">נרות</text:span><text:span text:style-name="T64"> </text:span><text:span text:style-name="T60">מזרחיות</text:span><text:span text:style-name="T64"> </text:span><text:span text:style-name="T60">אלא</text:span><text:span text:style-name="T64"> </text:span><text:span text:style-name="T60">לאחר</text:span><text:span text:style-name="T64"> </text:span><text:span text:style-name="T60">שחיטת</text:span><text:span text:style-name="T64"> </text:span><text:span text:style-name="T60">התמיד, כדי</text:span><text:span text:style-name="T64"> </text:span><text:span text:style-name="T60">להפסיק</text:span><text:span text:style-name="T64"> </text:span><text:span text:style-name="T60">בין</text:span><text:span text:style-name="T64"> </text:span><text:span text:style-name="T60">הטבת</text:span><text:span text:style-name="T64"> </text:span><text:span text:style-name="T60">חמש</text:span><text:span text:style-name="T64"> </text:span><text:span text:style-name="T60">להטבת</text:span><text:span text:style-name="T64"> </text:span><text:span text:style-name="T60">שתים, אלא</text:span><text:span text:style-name="T64"> </text:span><text:span text:style-name="T60">מדשנן: היינו</text:span><text:span text:style-name="T64"> </text:span><text:span text:style-name="T60">שמסיר</text:span><text:span text:style-name="T64"> </text:span><text:span text:style-name="T60">הדשן</text:span><text:span text:style-name="T64"> </text:span><text:span text:style-name="T60">שבראש</text:span><text:span text:style-name="T64"> </text:span><text:span text:style-name="T60">הפתילה</text:span><text:span text:style-name="T64"> </text:span><text:span text:style-name="T60">הישנה, ומגביהה</text:span><text:span text:style-name="T64"> </text:span><text:span text:style-name="T60">ומדליקה, כדי</text:span><text:span text:style-name="T64"> </text:span><text:span text:style-name="T60">להיות</text:span><text:span text:style-name="T64"> </text:span><text:span text:style-name="T60">ניכר</text:span><text:span text:style-name="T64"> </text:span><text:span text:style-name="T60">יפה</text:span><text:span text:style-name="T64"> </text:span><text:span text:style-name="T60">הפסק</text:span><text:span text:style-name="T64"> </text:span><text:span text:style-name="T60">שבין</text:span><text:span text:style-name="T64"> </text:span><text:span text:style-name="T60">הטבת</text:span><text:span text:style-name="T64"> </text:span><text:span text:style-name="T60">חמש</text:span><text:span text:style-name="T64"> </text:span><text:span text:style-name="T60">נרות</text:span><text:span text:style-name="T64"> </text:span><text:span text:style-name="T60">לשתים; ואם</text:span><text:span text:style-name="T64"> </text:span><text:span text:style-name="T60">אין</text:span><text:span text:style-name="T64"> </text:span><text:span text:style-name="T60">בנרות</text:span><text:span text:style-name="T64"> </text:span><text:span text:style-name="T60">דולקים</text:span><text:span text:style-name="T64"> </text:span><text:span text:style-name="T60">מדליקן</text:span><text:span text:style-name="T64"> </text:span><text:span text:style-name="T60">ממזבח</text:span><text:span text:style-name="T64"> </text:span><text:span text:style-name="T60">העולה</text:span><text:span text:style-name="T10">)</text:span>, ואחר<text:span text:style-name="T1"> </text:span>כך<text:span text:style-name="T1"> </text:span>מדשן<text:span text:style-name="T1"> </text:span>את<text:span text:style-name="T1"> </text:span>השאר<text:span text:style-name="T1"> </text:span><text:span text:style-name="T10">(</text:span><text:span text:style-name="T60">זו</text:span><text:span text:style-name="T64"> </text:span><text:span text:style-name="T60">הטבת</text:span><text:span text:style-name="T64"> </text:span><text:span text:style-name="T60">חמש</text:span><text:span text:style-name="T64"> </text:span><text:span text:style-name="T60">הנרות: שנותן</text:span><text:span text:style-name="T64"> </text:span><text:span text:style-name="T60">פתילה</text:span><text:span text:style-name="T64"> </text:span><text:span text:style-name="T60">חדשה</text:span><text:span text:style-name="T64"> </text:span><text:span text:style-name="T60">ושמן</text:span><text:span text:style-name="T64"> </text:span><text:span text:style-name="T60">חדש</text:span><text:span text:style-name="T64"> </text:span><text:span text:style-name="T60">ומניחן</text:span><text:span text:style-name="T64"> </text:span><text:span text:style-name="T60">כבויות</text:span><text:span text:style-name="T64"> </text:span><text:span text:style-name="T60">עד</text:span><text:span text:style-name="T64"> </text:span><text:span text:style-name="T60">הערב</text:span><text:span text:style-name="T64"> </text:span><text:span text:style-name="T60">שבא</text:span><text:span text:style-name="T64"> </text:span><text:span text:style-name="T60">ומדליק; ו'מדשן' דהכא</text:span><text:span text:style-name="T64"> </text:span><text:span text:style-name="T60">אינו</text:span><text:span text:style-name="T64"> </text:span><text:span text:style-name="T60">כמו</text:span><text:span text:style-name="T64"> </text:span><text:span text:style-name="T60">'מדשן' של</text:span><text:span text:style-name="T64"> </text:span><text:span text:style-name="T60">שנים</text:span><text:span text:style-name="T64"> </text:span><text:span text:style-name="T60">מזרחית</text:span><text:span text:style-name="T64"> </text:span><text:span text:style-name="T60">דלעיל;</text:span></text:p>
      <text:p text:style-name="P19"><text:span text:style-name="T21">ולאחר</text:span><text:span text:style-name="T1"> </text:span><text:span text:style-name="T21">שחיטת</text:span><text:span text:style-name="T1"> </text:span><text:span text:style-name="T21">התמיד</text:span><text:span text:style-name="T1"> </text:span><text:span text:style-name="T21">וזריקת</text:span><text:span text:style-name="T1"> </text:span><text:span text:style-name="T21">דמו</text:span><text:span text:style-name="T1"> </text:span><text:span text:style-name="T21">חוזר</text:span><text:span text:style-name="T1"> </text:span><text:span text:style-name="T21">ומדשן</text:span><text:span text:style-name="T1"> </text:span><text:span text:style-name="T21">[המזרחית], ונותן</text:span><text:span text:style-name="T1"> </text:span><text:span text:style-name="T21">שמן</text:span><text:span text:style-name="T1"> </text:span><text:span text:style-name="T21">ופתילה</text:span><text:span text:style-name="T1"> </text:span><text:span text:style-name="T21">חדשה, ומניחה</text:span><text:span text:style-name="T1"> </text:span><text:span text:style-name="T21">עד</text:span><text:span text:style-name="T1"> </text:span><text:span text:style-name="T21">הערב</text:span><text:span text:style-name="T1"> </text:span><text:span text:style-name="T21">כבויה; ונר</text:span><text:span text:style-name="T1"> </text:span><text:span text:style-name="T21">שניה</text:span><text:span text:style-name="T1"> </text:span><text:span text:style-name="T21">שקרויה</text:span><text:span text:style-name="T1"> </text:span><text:span text:style-name="T21">מערבית</text:span><text:span text:style-name="T1"> </text:span><text:span text:style-name="T21">כמו</text:span><text:span text:style-name="T1"> </text:span><text:span text:style-name="T21">כן</text:span><text:span text:style-name="T1"> </text:span><text:span text:style-name="T21">מדשן, ומסיר</text:span><text:span text:style-name="T1"> </text:span><text:span text:style-name="T21">השמן</text:span><text:span text:style-name="T1"> </text:span><text:span text:style-name="T21">והפתילה</text:span><text:span text:style-name="T1"> </text:span><text:span text:style-name="T21">ישנה</text:span><text:span text:style-name="T1"> </text:span><text:span text:style-name="T21">ונותן</text:span><text:span text:style-name="T1"> </text:span><text:span text:style-name="T21">שמן</text:span><text:span text:style-name="T1"> </text:span><text:span text:style-name="T21">חדש</text:span><text:span text:style-name="T1"> </text:span><text:span text:style-name="T21">ומדליקה</text:span><text:span text:style-name="T1"> </text:span><text:span text:style-name="T21">ממזבח</text:span><text:span text:style-name="T1"> </text:span><text:span text:style-name="T21">העולה</text:span><text:span text:style-name="T1"> </text:span><text:span text:style-name="T21">כדי</text:span><text:span text:style-name="T1"> </text:span><text:span text:style-name="T21">להדליק</text:span><text:span text:style-name="T1"> </text:span><text:span text:style-name="T21">ממנה</text:span><text:span text:style-name="T1"> </text:span><text:span text:style-name="T21">בערב</text:span><text:span text:style-name="T1"> </text:span><text:span text:style-name="T21">הנרות</text:span><text:span text:style-name="T1"> </text:span><text:span text:style-name="T21">האחרות: שנר</text:span><text:span text:style-name="T1"> </text:span><text:span text:style-name="T21">מערבי</text:span><text:span text:style-name="T1"> </text:span><text:span text:style-name="T21">הוקבע</text:span><text:span text:style-name="T1"> </text:span><text:span text:style-name="T21">להדליק</text:span><text:span text:style-name="T1"> </text:span><text:span text:style-name="T21">ממנו</text:span><text:span text:style-name="T1"> </text:span><text:span text:style-name="T21">נרות</text:span><text:span text:style-name="T1"> </text:span><text:span text:style-name="T21">אחרות, ולכך</text:span><text:span text:style-name="T1"> </text:span><text:span text:style-name="T21">נמי</text:span><text:span text:style-name="T1"> </text:span><text:span text:style-name="T21">מדליקה</text:span><text:span text:style-name="T1"> </text:span><text:span text:style-name="T21">אם</text:span><text:span text:style-name="T1"> </text:span><text:span text:style-name="T21">מצאה</text:span><text:span text:style-name="T1"> </text:span><text:span text:style-name="T21">כבויה</text:span><text:span text:style-name="T1"> </text:span><text:span text:style-name="T21">קודם</text:span><text:span text:style-name="T1"> </text:span><text:span text:style-name="T21">שחיטת</text:span><text:span text:style-name="T1"> </text:span><text:span text:style-name="T21">התמיד: כיון</text:span><text:span text:style-name="T1"> </text:span><text:span text:style-name="T21">שצריך</text:span><text:span text:style-name="T1"> </text:span><text:span text:style-name="T21">מכל</text:span><text:span text:style-name="T1"> </text:span><text:span text:style-name="T21">מקום</text:span><text:span text:style-name="T1"> </text:span><text:span text:style-name="T21">להדליקה</text:span><text:span text:style-name="T1"> </text:span><text:span text:style-name="T21">כשבא</text:span><text:span text:style-name="T1"> </text:span><text:span text:style-name="T21">ומטיב</text:span><text:span text:style-name="T1"> </text:span><text:span text:style-name="T21">לאחר</text:span><text:span text:style-name="T1"> </text:span><text:span text:style-name="T21">שחיטה. </text:span></text:p>
      <text:p text:style-name="P19"><text:span text:style-name="T21">כך</text:span><text:span text:style-name="T1"> </text:span><text:span text:style-name="T21">מצאתי</text:span><text:span text:style-name="T1"> </text:span><text:span text:style-name="T21">פירוש</text:span><text:span text:style-name="T1"> </text:span><text:span text:style-name="T21">משנה</text:span><text:span text:style-name="T1"> </text:span><text:span text:style-name="T21">זו</text:span><text:span text:style-name="T1"> </text:span><text:span text:style-name="T21">בפירושי</text:span><text:span text:style-name="T1"> </text:span><text:span text:style-name="T21">רבינו</text:span><text:span text:style-name="T1"> </text:span><text:span text:style-name="T21">ברוך</text:span><text:span text:style-name="T1"> </text:span><text:span text:style-name="T21">בר</text:span><text:span text:style-name="T1"> </text:span><text:span text:style-name="T21">יצחק, והוא</text:span><text:span text:style-name="T1"> </text:span><text:span text:style-name="T21">המחוור</text:span><text:span text:style-name="T1"> </text:span><text:span text:style-name="T21">שבכל</text:span><text:span text:style-name="T1"> </text:span><text:span text:style-name="T21">הפירושים. </text:span></text:p>
      <text:p text:style-name="P7"><text:span text:style-name="T60">ודברי</text:span><text:span text:style-name="T64"> </text:span><text:span text:style-name="T60">רמב"ם</text:span><text:span text:style-name="T64"> </text:span><text:span text:style-name="T60">במשנה</text:span><text:span text:style-name="T64"> </text:span><text:span text:style-name="T60">זו</text:span><text:span text:style-name="T64"> </text:span><text:span text:style-name="T60">תמהים</text:span><text:span text:style-name="T64"> </text:span><text:span text:style-name="T60">מאד, וגם</text:span><text:span text:style-name="T64"> </text:span><text:span text:style-name="T60">מה</text:span><text:span text:style-name="T64"> </text:span><text:span text:style-name="T60">שסובר</text:span><text:span text:style-name="T64"> </text:span><text:span text:style-name="T60">שהטבת</text:span><text:span text:style-name="T64"> </text:span><text:span text:style-name="T60">הנרות</text:span><text:span text:style-name="T64"> </text:span><text:span text:style-name="T60">היא</text:span><text:span text:style-name="T64"> </text:span><text:span text:style-name="T60">הדלקתן</text:span><text:span text:style-name="T64"> </text:span><text:span text:style-name="T60">ושהיו</text:span><text:span text:style-name="T64"> </text:span><text:span text:style-name="T60">מדליקין</text:span><text:span text:style-name="T64"> </text:span><text:span text:style-name="T60">הנרות</text:span><text:span text:style-name="T64"> </text:span><text:span text:style-name="T60">של</text:span><text:span text:style-name="T64"> </text:span><text:span text:style-name="T60">מנורה</text:span><text:span text:style-name="T64"> </text:span><text:span text:style-name="T60">כולן</text:span><text:span text:style-name="T64"> </text:span><text:span text:style-name="T60">בבוקר</text:span><text:span text:style-name="T64"> </text:span><text:span text:style-name="T60">כדרך</text:span><text:span text:style-name="T64"> </text:span><text:span text:style-name="T60">שמדליקין</text:span><text:span text:style-name="T64"> </text:span><text:span text:style-name="T60">בערב</text:span><text:span text:style-name="T64"> </text:span><text:span text:style-name="T60">- פליאה</text:span><text:span text:style-name="T64"> </text:span><text:span text:style-name="T60">נשגבה</text:span><text:span text:style-name="T64"> </text:span><text:span text:style-name="T60">בעיני, ולא</text:span><text:span text:style-name="T64"> </text:span><text:span text:style-name="T60">שמעתי</text:span><text:span text:style-name="T64"> </text:span><text:span text:style-name="T60">ולא</text:span><text:span text:style-name="T64"> </text:span><text:span text:style-name="T60">ראיתי</text:span><text:span text:style-name="T64"> </text:span><text:span text:style-name="T60">לאחד</text:span><text:span text:style-name="T64"> </text:span><text:span text:style-name="T60">מרבותי</text:span><text:span text:style-name="T64"> </text:span><text:span text:style-name="T60">שסובר</text:span><text:span text:style-name="T64"> </text:span><text:span text:style-name="T60">כן</text:span><text:span text:style-name="T10">)</text:span>;</text:p>
      <text:p text:style-name="P7">ואבן<text:span text:style-name="T1"> </text:span>היתה<text:span text:style-name="T1"> </text:span>לפני<text:span text:style-name="T1"> </text:span>המנורה<text:span text:style-name="T1"> </text:span><text:span text:style-name="T10">(</text:span><text:span text:style-name="T60">לפי</text:span><text:span text:style-name="T64"> </text:span><text:span text:style-name="T60">שהמנורה</text:span><text:span text:style-name="T64"> </text:span><text:span text:style-name="T60">גבוהה</text:span><text:span text:style-name="T64"> </text:span><text:span text:style-name="T60">שמונה</text:span><text:span text:style-name="T64"> </text:span><text:span text:style-name="T60">עשר</text:span><text:span text:style-name="T64"> </text:span><text:span text:style-name="T60">טפחים</text:span><text:span text:style-name="T64"> </text:span><text:span text:style-name="T60">והיה</text:span><text:span text:style-name="T64"> </text:span><text:span text:style-name="T60">צריך</text:span><text:span text:style-name="T64"> </text:span><text:span text:style-name="T60">לעלות</text:span><text:span text:style-name="T64"> </text:span><text:span text:style-name="T60">למקום</text:span><text:span text:style-name="T64"> </text:span><text:span text:style-name="T60">גבוה</text:span><text:span text:style-name="T64"> </text:span><text:span text:style-name="T60">כדי</text:span><text:span text:style-name="T64"> </text:span><text:span text:style-name="T60">להיטיב</text:span><text:span text:style-name="T64"> </text:span><text:span text:style-name="T60">את</text:span><text:span text:style-name="T64"> </text:span><text:span text:style-name="T60">הנרות</text:span><text:span text:style-name="T10">)</text:span> ובה<text:span text:style-name="T1"> </text:span>שלש<text:span text:style-name="T1"> </text:span>מעלות<text:span text:style-name="T1"> </text:span><text:span text:style-name="T10">(</text:span><text:span text:style-name="T60">כנגד</text:span><text:span text:style-name="T64"> </text:span><text:span text:style-name="T60">שלש</text:span><text:span text:style-name="T64"> </text:span><text:span text:style-name="T60">העלאות</text:span><text:span text:style-name="T64"> </text:span><text:span text:style-name="T60">שכתובות</text:span><text:span text:style-name="T64"> </text:span><text:span text:style-name="T60">במנורה, בהעלותך</text:span><text:span text:style-name="T64"> </text:span><text:span text:style-name="T60">את</text:span><text:span text:style-name="T64"> </text:span><text:span text:style-name="T60">הנרות, והעלה</text:span><text:span text:style-name="T64"> </text:span><text:span text:style-name="T60">את</text:span><text:span text:style-name="T64"> </text:span><text:span text:style-name="T60">נרותיה, להעלות</text:span><text:span text:style-name="T64"> </text:span><text:span text:style-name="T60">נר</text:span><text:span text:style-name="T64"> </text:span><text:span text:style-name="T60">תמיד</text:span><text:span text:style-name="T10">)</text:span> שעליה<text:span text:style-name="T1"> </text:span>כהן<text:span text:style-name="T1"> </text:span>עומד<text:span text:style-name="T1"> </text:span>ומטיב<text:span text:style-name="T1"> </text:span>את<text:span text:style-name="T1"> </text:span>הנרות<text:span text:style-name="T1"> </text:span>ומניח<text:span text:style-name="T1"> </text:span>את<text:span text:style-name="T1"> </text:span>הכוז<text:span text:style-name="T1"> </text:span>על<text:span text:style-name="T1"> </text:span>מעלה<text:span text:style-name="T1"> </text:span>שניה<text:span text:style-name="T1"> </text:span>ויצא<text:span text:style-name="T1"> </text:span><text:span text:style-name="T10">(</text:span><text:span text:style-name="T60">עד</text:span><text:span text:style-name="T64"> </text:span><text:span text:style-name="T60">לאחר</text:span><text:span text:style-name="T64"> </text:span><text:span text:style-name="T60">זריקת</text:span><text:span text:style-name="T64"> </text:span><text:span text:style-name="T60">דם</text:span><text:span text:style-name="T64"> </text:span><text:span text:style-name="T60">התמיד</text:span><text:span text:style-name="T64"> </text:span><text:span text:style-name="T60">שאז</text:span><text:span text:style-name="T64"> </text:span><text:span text:style-name="T60">עושה</text:span><text:span text:style-name="T64"> </text:span><text:span text:style-name="T60">הטבת</text:span><text:span text:style-name="T64"> </text:span><text:span text:style-name="T60">שתי</text:span><text:span text:style-name="T64"> </text:span><text:span text:style-name="T60">נרות</text:span><text:span text:style-name="T64"> </text:span><text:span text:style-name="T60">והוציאו, וכן</text:span><text:span text:style-name="T64"> </text:span><text:span text:style-name="T60">חבירו</text:span><text:span text:style-name="T64"> </text:span><text:span text:style-name="T60">הוציא</text:span><text:span text:style-name="T64"> </text:span><text:span text:style-name="T60">את</text:span><text:span text:style-name="T64"> </text:span><text:span text:style-name="T60">הטני. וכשהוציאו</text:span><text:span text:style-name="T64"> </text:span><text:span text:style-name="T60">השתחוו</text:span><text:span text:style-name="T64"> </text:span><text:span text:style-name="T60">בגמר</text:span><text:span text:style-name="T64"> </text:span><text:span text:style-name="T60">העבודה, ולא</text:span><text:span text:style-name="T64"> </text:span><text:span text:style-name="T60">עכשיו, שעדיין</text:span><text:span text:style-name="T64"> </text:span><text:span text:style-name="T60">לא</text:span><text:span text:style-name="T64"> </text:span><text:span text:style-name="T60">נגמר</text:span><text:span text:style-name="T64"> </text:span><text:span text:style-name="T60">עבודתן</text:span><text:span text:style-name="T10">)</text:span>.</text:p>
      <text:p text:style-name="P7">*<text:span text:style-name="T10">(</text:span><text:span text:style-name="T60">והא</text:span><text:span text:style-name="T64"> </text:span><text:span text:style-name="T60">דמפסיק</text:span><text:span text:style-name="T64"> </text:span><text:span text:style-name="T60">ההטבה</text:span><text:span text:style-name="T64"> </text:span><text:span text:style-name="T60">בשחיטת</text:span><text:span text:style-name="T64"> </text:span><text:span text:style-name="T60">התמיד</text:span><text:span text:style-name="T64"> </text:span><text:span text:style-name="T60">וזריקת</text:span><text:span text:style-name="T64"> </text:span><text:span text:style-name="T60">דמו</text:span><text:span text:style-name="T64"> </text:span><text:span text:style-name="T60">ואינו</text:span><text:span text:style-name="T64"> </text:span><text:span text:style-name="T60">מטיבן</text:span><text:span text:style-name="T64"> </text:span><text:span text:style-name="T60">כולן</text:span><text:span text:style-name="T64"> </text:span><text:span text:style-name="T60">יחד</text:span><text:span text:style-name="T64"> </text:span><text:span text:style-name="T60">- משום</text:span><text:span text:style-name="T64"> </text:span><text:span text:style-name="T60">דכתיב</text:span><text:span text:style-name="T64"> </text:span><text:span text:style-name="T61">(שמות</text:span><text:span text:style-name="T65"> </text:span><text:span text:style-name="T61">ל,ז)</text:span><text:span text:style-name="T67"> בבוקר</text:span><text:span text:style-name="T64"> </text:span><text:span text:style-name="T67">בבוקר</text:span><text:span text:style-name="T64"> </text:span><text:span text:style-name="T67">בהטיבו</text:span><text:span text:style-name="T64"> </text:span><text:span text:style-name="T67">את</text:span><text:span text:style-name="T64"> </text:span><text:span text:style-name="T67">הנרות</text:span><text:span text:style-name="T60">; אמרה</text:span><text:span text:style-name="T64"> </text:span><text:span text:style-name="T60">תורה: חלק</text:span><text:span text:style-name="T64"> </text:span><text:span text:style-name="T60">ההטבה</text:span><text:span text:style-name="T64"> </text:span><text:span text:style-name="T60">לשני</text:span><text:span text:style-name="T64"> </text:span><text:span text:style-name="T60">בקרים</text:span><text:span text:style-name="T64"> </text:span><text:span text:style-name="T60">ועביד</text:span><text:span text:style-name="T64"> </text:span><text:span text:style-name="T60">הטבת</text:span><text:span text:style-name="T64"> </text:span><text:span text:style-name="T60">חמש</text:span><text:span text:style-name="T64"> </text:span><text:span text:style-name="T60">נרות</text:span><text:span text:style-name="T64"> </text:span><text:span text:style-name="T60">ברישא</text:span><text:span text:style-name="T64"> </text:span><text:span text:style-name="T60">והדר</text:span><text:span text:style-name="T64"> </text:span><text:span text:style-name="T60">הטבת</text:span><text:span text:style-name="T64"> </text:span><text:span text:style-name="T60">שתי</text:span><text:span text:style-name="T64"> </text:span><text:span text:style-name="T60">נרות; משום</text:span><text:span text:style-name="T64"> </text:span><text:span text:style-name="T60">דכיון</text:span><text:span text:style-name="T64"> </text:span><text:span text:style-name="T60">דאתחיל</text:span><text:span text:style-name="T64"> </text:span><text:span text:style-name="T60">- עביד</text:span><text:span text:style-name="T64"> </text:span><text:span text:style-name="T60">רובא; והאי</text:span><text:span text:style-name="T64"> </text:span><text:span text:style-name="T60">דלא</text:span><text:span text:style-name="T64"> </text:span><text:span text:style-name="T60">עביד</text:span><text:span text:style-name="T64"> </text:span><text:span text:style-name="T60">שיתא</text:span><text:span text:style-name="T64"> </text:span><text:span text:style-name="T60">והדר</text:span><text:span text:style-name="T64"> </text:span><text:span text:style-name="T60">חד, משום</text:span><text:span text:style-name="T64"> </text:span><text:span text:style-name="T60">דכתיב</text:span><text:span text:style-name="T64"> </text:span><text:span text:style-name="T67">בהטיבו</text:span><text:span text:style-name="T64"> </text:span><text:span text:style-name="T67">את</text:span><text:span text:style-name="T64"> </text:span><text:span text:style-name="T67">הנר</text:span><text:span text:style-name="T78">ות</text:span><text:span text:style-name="T60">, [אין] הטבת</text:span><text:span text:style-name="T64"> </text:span><text:span text:style-name="T60">נרות</text:span><text:span text:style-name="T64"> </text:span><text:span text:style-name="T60">פחות</text:span><text:span text:style-name="T64"> </text:span><text:span text:style-name="T60">משתים; והני</text:span><text:span text:style-name="T64"> </text:span><text:span text:style-name="T60">מילי</text:span><text:span text:style-name="T64"> </text:span><text:span text:style-name="T60">בזמן</text:span><text:span text:style-name="T64"> </text:span><text:span text:style-name="T60">שאין</text:span><text:span text:style-name="T64"> </text:span><text:span text:style-name="T60">הנס, כגון</text:span><text:span text:style-name="T64"> </text:span><text:span text:style-name="T60">לאחר</text:span><text:span text:style-name="T64"> </text:span><text:span text:style-name="T60">שמת</text:span><text:span text:style-name="T64"> </text:span><text:span text:style-name="T60">שמעון</text:span><text:span text:style-name="T64"> </text:span><text:span text:style-name="T60">הצדיק, אבל</text:span><text:span text:style-name="T64"> </text:span><text:span text:style-name="T60">קודם</text:span><text:span text:style-name="T64"> </text:span><text:span text:style-name="T60">שמת</text:span><text:span text:style-name="T64"> </text:span><text:span text:style-name="T60">שמעון</text:span><text:span text:style-name="T64"> </text:span><text:span text:style-name="T60">הצדיק</text:span><text:span text:style-name="T64"> </text:span><text:span text:style-name="T60">שהיה</text:span><text:span text:style-name="T64"> </text:span><text:span text:style-name="T60">נר</text:span><text:span text:style-name="T64"> </text:span><text:span text:style-name="T60">מערבי</text:span><text:span text:style-name="T64"> </text:span><text:span text:style-name="T60">דולק</text:span><text:span text:style-name="T64"> </text:span><text:span text:style-name="T60">תמיד</text:span><text:span text:style-name="T64"> </text:span><text:span text:style-name="T60">בדרך</text:span><text:span text:style-name="T64"> </text:span><text:span text:style-name="T60">נס, כדתניא</text:span><text:span text:style-name="T64"> </text:span><text:span text:style-name="T61">[ספרא</text:span><text:span text:style-name="T65"> </text:span><text:span text:style-name="T61">אמור</text:span><text:span text:style-name="T65"> </text:span><text:span text:style-name="T61">פרשתא</text:span><text:span text:style-name="T65"> </text:span><text:span text:style-name="T61">יג</text:span><text:span text:style-name="T65"> </text:span><text:span text:style-name="T61">משניות</text:span><text:span text:style-name="T65"> </text:span><text:span text:style-name="T61">ח-ט]</text:span><text:span text:style-name="T60">:</text:span><text:span text:style-name="T79"> </text:span><text:span text:style-name="T82">מחוץ</text:span><text:span text:style-name="T81"> </text:span><text:span text:style-name="T82">לפרוכת</text:span><text:span text:style-name="T81"> </text:span><text:span text:style-name="T82">העדות</text:span><text:span text:style-name="T81"> </text:span><text:span text:style-name="T61">[ויקרא</text:span><text:span text:style-name="T65"> </text:span><text:span text:style-name="T61">כד,ג]</text:span><text:span text:style-name="T60"> </text:span><text:span text:style-name="T79">- עדות</text:span><text:span text:style-name="T81"> </text:span><text:span text:style-name="T79">הוא</text:span><text:span text:style-name="T81"> </text:span><text:span text:style-name="T79">שהשכינה</text:span><text:span text:style-name="T81"> </text:span><text:span text:style-name="T79">שורה</text:span><text:span text:style-name="T81"> </text:span><text:span text:style-name="T79">בישראל</text:span><text:span text:style-name="T60">, זו</text:span><text:span text:style-name="T64"> </text:span><text:span text:style-name="T60">נר</text:span><text:span text:style-name="T64"> </text:span><text:span text:style-name="T60">מערבי</text:span><text:span text:style-name="T64"> </text:span><text:span text:style-name="T60">שנותן</text:span><text:span text:style-name="T64"> </text:span><text:span text:style-name="T60">בה</text:span><text:span text:style-name="T64"> </text:span><text:span text:style-name="T60">שמן</text:span><text:span text:style-name="T64"> </text:span><text:span text:style-name="T60">כמדת</text:span><text:span text:style-name="T64"> </text:span><text:span text:style-name="T60">חברותיה</text:span><text:span text:style-name="T64"> </text:span><text:span text:style-name="T60">וממנה</text:span><text:span text:style-name="T64"> </text:span><text:span text:style-name="T60">היה</text:span><text:span text:style-name="T64"> </text:span><text:span text:style-name="T60">מתחיל</text:span><text:span text:style-name="T64"> </text:span><text:span text:style-name="T60">ובה</text:span><text:span text:style-name="T64"> </text:span><text:span text:style-name="T60">היה</text:span><text:span text:style-name="T64"> </text:span><text:span text:style-name="T60">מסיים; כשהיה</text:span><text:span text:style-name="T64"> </text:span><text:span text:style-name="T60">בא</text:span><text:span text:style-name="T64"> </text:span><text:span text:style-name="T60">להיטיב</text:span><text:span text:style-name="T64"> </text:span><text:span text:style-name="T60">השתי</text:span><text:span text:style-name="T64"> </text:span><text:span text:style-name="T60">נרות</text:span><text:span text:style-name="T64"> </text:span><text:span text:style-name="T60">מזרחיות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מדשן</text:span><text:span text:style-name="T64"> </text:span><text:span text:style-name="T60">אלא</text:span><text:span text:style-name="T64"> </text:span><text:span text:style-name="T60">הנר</text:span><text:span text:style-name="T64"> </text:span><text:span text:style-name="T60">הראשון</text:span><text:span text:style-name="T64"> </text:span><text:span text:style-name="T60">בלבד</text:span><text:span text:style-name="T64"> </text:span><text:span text:style-name="T60">ומטיבו, ומניח</text:span><text:span text:style-name="T64"> </text:span><text:span text:style-name="T60">הנר</text:span><text:span text:style-name="T64"> </text:span><text:span text:style-name="T60">השני</text:span><text:span text:style-name="T64"> </text:span><text:span text:style-name="T60">הסמוך</text:span><text:span text:style-name="T64"> </text:span><text:span text:style-name="T60">לו</text:span><text:span text:style-name="T64"> </text:span><text:span text:style-name="T60">דולק</text:span><text:span text:style-name="T64"> </text:span><text:span text:style-name="T60">עד</text:span><text:span text:style-name="T64"> </text:span><text:span text:style-name="T60">הערב</text:span><text:span text:style-name="T64"> </text:span><text:span text:style-name="T60">שמדליק</text:span><text:span text:style-name="T64"> </text:span><text:span text:style-name="T60">את</text:span><text:span text:style-name="T64"> </text:span><text:span text:style-name="T60">הנרות, וממנו</text:span><text:span text:style-name="T64"> </text:span><text:span text:style-name="T60">מדליק</text:span><text:span text:style-name="T64"> </text:span><text:span text:style-name="T60">כל</text:span><text:span text:style-name="T64"> </text:span><text:span text:style-name="T60">הנרות</text:span><text:span text:style-name="T64"> </text:span><text:span text:style-name="T60">האחרים, ואחר</text:span><text:span text:style-name="T64"> </text:span><text:span text:style-name="T60">שהדליק</text:span><text:span text:style-name="T64"> </text:span><text:span text:style-name="T60">שאר</text:span><text:span text:style-name="T64"> </text:span><text:span text:style-name="T60">הנרות</text:span><text:span text:style-name="T64"> </text:span><text:span text:style-name="T60">- מטיבו</text:span><text:span text:style-name="T64"> </text:span><text:span text:style-name="T60">ומדשנו</text:span><text:span text:style-name="T64"> </text:span><text:span text:style-name="T60">לנר</text:span><text:span text:style-name="T64"> </text:span><text:span text:style-name="T60">זה</text:span><text:span text:style-name="T64"> </text:span><text:span text:style-name="T60">בערב</text:span><text:span text:style-name="T64"> </text:span><text:span text:style-name="T60">ומדליקו; ואע"ג</text:span><text:span text:style-name="T64"> </text:span><text:span text:style-name="T60">דכתיב</text:span><text:span text:style-name="T64"> </text:span><text:span text:style-name="T67">בהטיבו</text:span><text:span text:style-name="T64"> </text:span><text:span text:style-name="T67">את</text:span><text:span text:style-name="T64"> </text:span><text:span text:style-name="T67">הנרות</text:span><text:span text:style-name="T64"> </text:span><text:span text:style-name="T60">דאין</text:span><text:span text:style-name="T64"> </text:span><text:span text:style-name="T60">הטבה</text:span><text:span text:style-name="T64"> </text:span><text:span text:style-name="T60">פחות</text:span><text:span text:style-name="T64"> </text:span><text:span text:style-name="T60">משתים, הכי</text:span><text:span text:style-name="T64"> </text:span><text:span text:style-name="T60">עדיף</text:span><text:span text:style-name="T64"> </text:span><text:span text:style-name="T60">טפי: שלא</text:span><text:span text:style-name="T64"> </text:span><text:span text:style-name="T60">להיטיב</text:span><text:span text:style-name="T64"> </text:span><text:span text:style-name="T60">כי</text:span><text:span text:style-name="T64"> </text:span><text:span text:style-name="T60">אם</text:span><text:span text:style-name="T64"> </text:span><text:span text:style-name="T60">נר</text:span><text:span text:style-name="T64"> </text:span><text:span text:style-name="T60">אחד</text:span><text:span text:style-name="T64"> </text:span><text:span text:style-name="T60">מן</text:span><text:span text:style-name="T64"> </text:span><text:span text:style-name="T60">השתי</text:span><text:span text:style-name="T64"> </text:span><text:span text:style-name="T60">נרות</text:span><text:span text:style-name="T64"> </text:span><text:span text:style-name="T60">מזרחיות, ולהניח</text:span><text:span text:style-name="T64"> </text:span><text:span text:style-name="T60">הנר</text:span><text:span text:style-name="T64"> </text:span><text:span text:style-name="T60">השני</text:span><text:span text:style-name="T64"> </text:span><text:span text:style-name="T60">דולק</text:span><text:span text:style-name="T64"> </text:span><text:span text:style-name="T60">שלא</text:span><text:span text:style-name="T64"> </text:span><text:span text:style-name="T60">להטיבו</text:span><text:span text:style-name="T64"> </text:span><text:span text:style-name="T60">עד</text:span><text:span text:style-name="T64"> </text:span><text:span text:style-name="T60">הערב, כדי</text:span><text:span text:style-name="T64"> </text:span><text:span text:style-name="T60">לפרסם</text:span><text:span text:style-name="T64"> </text:span><text:span text:style-name="T60">הנס</text:span><text:span text:style-name="T64"> </text:span><text:span text:style-name="T60">שהוא</text:span><text:span text:style-name="T64"> </text:span><text:span text:style-name="T60">דולק</text:span><text:span text:style-name="T64"> </text:span><text:span text:style-name="T60">תמיד. ומה</text:span><text:span text:style-name="T64"> </text:span><text:span text:style-name="T60">שמיטיב</text:span><text:span text:style-name="T64"> </text:span><text:span text:style-name="T60">חמש</text:span><text:span text:style-name="T64"> </text:span><text:span text:style-name="T60">שלצד</text:span><text:span text:style-name="T64"> </text:span><text:span text:style-name="T60">מערב</text:span><text:span text:style-name="T64"> </text:span><text:span text:style-name="T60">תחילה</text:span><text:span text:style-name="T64"> </text:span><text:span text:style-name="T60">ולא</text:span><text:span text:style-name="T64"> </text:span><text:span text:style-name="T60">חמש</text:span><text:span text:style-name="T64"> </text:span><text:span text:style-name="T60">לצד</text:span><text:span text:style-name="T64"> </text:span><text:span text:style-name="T60">מזרח, ולבסוף</text:span><text:span text:style-name="T64"> </text:span><text:span text:style-name="T60">שתים</text:span><text:span text:style-name="T64"> </text:span><text:span text:style-name="T60">של</text:span><text:span text:style-name="T64"> </text:span><text:span text:style-name="T60">מערב</text:span><text:span text:style-name="T64"> </text:span><text:span text:style-name="T60">ומהם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להדליק, ולא</text:span><text:span text:style-name="T64"> </text:span><text:span text:style-name="T60">עביד</text:span><text:span text:style-name="T64"> </text:span><text:span text:style-name="T60">הכי</text:span><text:span text:style-name="T64"> </text:span><text:span text:style-name="T60">משום</text:span><text:span text:style-name="T64"> </text:span><text:span text:style-name="T60">דכתיב</text:span><text:span text:style-name="T64"> </text:span><text:span text:style-name="T61">(ויקרא</text:span><text:span text:style-name="T65"> </text:span><text:span text:style-name="T61">כד,ב-ג)</text:span><text:span text:style-name="T60"> </text:span><text:span text:style-name="T67">להעלות</text:span><text:span text:style-name="T64"> </text:span><text:span text:style-name="T67">נר</text:span><text:span text:style-name="T64"> </text:span><text:span text:style-name="T67">תמיד, מחוץ</text:span><text:span text:style-name="T64"> </text:span><text:span text:style-name="T67">לפרוכת</text:span><text:span text:style-name="T64"> </text:span><text:span text:style-name="T67">העדות</text:span><text:span text:style-name="T64"> </text:span><text:span text:style-name="T67">... יערוך</text:span><text:span text:style-name="T64"> </text:span><text:span text:style-name="T67">אותו</text:span><text:span text:style-name="T64"> </text:span><text:span text:style-name="T67">... לפני</text:span><text:span text:style-name="T64"> </text:span><text:span text:style-name="T67">ה'</text:span><text:span text:style-name="T60"> - אמרה</text:span><text:span text:style-name="T64"> </text:span><text:span text:style-name="T60">תורה: קבע</text:span><text:span text:style-name="T64"> </text:span><text:span text:style-name="T60">נר</text:span><text:span text:style-name="T64"> </text:span><text:span text:style-name="T60">להדליק</text:span><text:span text:style-name="T64"> </text:span><text:span text:style-name="T60">ממנו</text:span><text:span text:style-name="T64"> </text:span><text:span text:style-name="T60">שאר</text:span><text:span text:style-name="T64"> </text:span><text:span text:style-name="T60">נרות, ואיזה</text:span><text:span text:style-name="T64"> </text:span><text:span text:style-name="T60">זה? - נר</text:span><text:span text:style-name="T64"> </text:span><text:span text:style-name="T60">שני</text:span><text:span text:style-name="T64"> </text:span><text:span text:style-name="T60">של</text:span><text:span text:style-name="T64"> </text:span><text:span text:style-name="T60">צד</text:span><text:span text:style-name="T64"> </text:span><text:span text:style-name="T60">מזרח, והוא</text:span><text:span text:style-name="T64"> </text:span><text:span text:style-name="T60">קרוי</text:span><text:span text:style-name="T64"> </text:span><text:span text:style-name="T60">נר</text:span><text:span text:style-name="T64"> </text:span><text:span text:style-name="T60">מערבי, דכי</text:span><text:span text:style-name="T64"> </text:span><text:span text:style-name="T60">עייל</text:span><text:span text:style-name="T64"> </text:span><text:span text:style-name="T60">בהיכל</text:span><text:span text:style-name="T64"> </text:span><text:span text:style-name="T60">- בההוא</text:span><text:span text:style-name="T64"> </text:span><text:span text:style-name="T60">נר</text:span><text:span text:style-name="T64"> </text:span><text:span text:style-name="T60">פגע</text:span><text:span text:style-name="T64"> </text:span><text:span text:style-name="T60">ברישא, ואין</text:span><text:span text:style-name="T64"> </text:span><text:span text:style-name="T60">מעבירין</text:span><text:span text:style-name="T64"> </text:span><text:span text:style-name="T60">על</text:span><text:span text:style-name="T64"> </text:span><text:span text:style-name="T60">המצות; ואיכא</text:span><text:span text:style-name="T64"> </text:span><text:span text:style-name="T60">למימר</text:span><text:span text:style-name="T64"> </text:span><text:span text:style-name="T60">בההוא</text:span><text:span text:style-name="T64"> </text:span><text:span text:style-name="T60">אתוקם</text:span><text:span text:style-name="T64"> </text:span><text:span text:style-name="T60">הנס</text:span><text:span text:style-name="T64"> </text:span><text:span text:style-name="T60">והוקבע</text:span><text:span text:style-name="T64"> </text:span><text:span text:style-name="T60">להדליק</text:span><text:span text:style-name="T64"> </text:span><text:span text:style-name="T60">ממנו, ובנר</text:span><text:span text:style-name="T64"> </text:span><text:span text:style-name="T60">ראשון</text:span><text:span text:style-name="T64"> </text:span><text:span text:style-name="T60">אי</text:span><text:span text:style-name="T64"> </text:span><text:span text:style-name="T60">אפשר, דהא</text:span><text:span text:style-name="T64"> </text:span><text:span text:style-name="T60">כתיב</text:span><text:span text:style-name="T64"> </text:span><text:span text:style-name="T67">לפני</text:span><text:span text:style-name="T64"> </text:span><text:span text:style-name="T67">ה'</text:span><text:span text:style-name="T60">: מאותו</text:span><text:span text:style-name="T64"> </text:span><text:span text:style-name="T60">נר</text:span><text:span text:style-name="T64"> </text:span><text:span text:style-name="T60">של</text:span><text:span text:style-name="T64"> </text:span><text:span text:style-name="T60">צד</text:span><text:span text:style-name="T64"> </text:span><text:span text:style-name="T60">שכינה</text:span><text:span text:style-name="T64"> </text:span><text:span text:style-name="T60">שהוא</text:span><text:span text:style-name="T64"> </text:span><text:span text:style-name="T60">לצד</text:span><text:span text:style-name="T64"> </text:span><text:span text:style-name="T60">מערב, ואין</text:span><text:span text:style-name="T64"> </text:span><text:span text:style-name="T60">נר</text:span><text:span text:style-name="T64"> </text:span><text:span text:style-name="T60">ראשון</text:span><text:span text:style-name="T64"> </text:span><text:span text:style-name="T60">קרוי</text:span><text:span text:style-name="T64"> </text:span><text:span text:style-name="T67">לפני</text:span><text:span text:style-name="T64"> </text:span><text:span text:style-name="T67">ה'</text:span><text:span text:style-name="T10">)</text:span><text:span text:style-name="T60"> </text:span></text:p>
      <text:p text:style-name="P6">הדרן<text:span text:style-name="T1"> </text:span>עלך<text:span text:style-name="T1"> </text:span>אמר<text:span text:style-name="T1"> </text:span>להם<text:span text:style-name="T1"> </text:span>הממונה</text:p>
      <text:p text:style-name="P36"/>
      <text:p text:style-name="P6">מסכת<text:span text:style-name="T1"> </text:span>תמיד<text:span text:style-name="T1"> </text:span>פרק<text:span text:style-name="T1"> </text:span>רביעי<text:span text:style-name="T1"> </text:span>לא<text:span text:style-name="T1"> </text:span>היו<text:span text:style-name="T1"> </text:span>כופתין</text:p>
      <text:p text:style-name="P7"/>
      <text:p text:style-name="P7">(תמיד<text:span text:style-name="T1"> </text:span>ל,ב)</text:p>
      <text:p text:style-name="P7">משנה<text:span text:style-name="T1"> </text:span>א:</text:p>
      <text:p text:style-name="P7">לא<text:span text:style-name="T1"> </text:span>היו<text:span text:style-name="T1"> </text:span>כופתין<text:span text:style-name="T1"> </text:span>את<text:span text:style-name="T1"> </text:span>הטלה<text:span text:style-name="T1"> </text:span><text:span text:style-name="T10">(</text:span><text:span text:style-name="T60">בשעת</text:span><text:span text:style-name="T64"> </text:span><text:span text:style-name="T60">שחיטה</text:span><text:span text:style-name="T64"> </text:span><text:span text:style-name="T60">ארבע</text:span><text:span text:style-name="T64"> </text:span><text:span text:style-name="T60">רגלים</text:span><text:span text:style-name="T64"> </text:span><text:span text:style-name="T60">יחד, וטעמא</text:span><text:span text:style-name="T64"> </text:span><text:span text:style-name="T60">בגמרא</text:span><text:span text:style-name="T10">)</text:span> אלא<text:span text:style-name="T1"> </text:span>מעקידין<text:span text:style-name="T1"> </text:span>אותו<text:span text:style-name="T1"> </text:span><text:span text:style-name="T10">(</text:span><text:span text:style-name="T60">יד</text:span><text:span text:style-name="T64"> </text:span><text:span text:style-name="T60">ורגל, כעקידת</text:span><text:span text:style-name="T64"> </text:span><text:span text:style-name="T60">יצחק</text:span><text:span text:style-name="T64"> </text:span><text:span text:style-name="T60">בן</text:span><text:span text:style-name="T64"> </text:span><text:span text:style-name="T60">אברהם</text:span><text:span text:style-name="T10">)</text:span>;</text:p>
      <text:p text:style-name="P7">מי<text:span text:style-name="T1"> </text:span>שזכו<text:span text:style-name="T1"> </text:span>באברים<text:span text:style-name="T1"> </text:span>אוחזין<text:span text:style-name="T1"> </text:span>בו<text:span text:style-name="T1"> </text:span><text:span text:style-name="T10">(</text:span><text:span text:style-name="T60">בשעת</text:span><text:span text:style-name="T64"> </text:span><text:span text:style-name="T60">שחיטה, ומסייעין</text:span><text:span text:style-name="T64"> </text:span><text:span text:style-name="T60">אותו</text:span><text:span text:style-name="T10">)</text:span>, וכך<text:span text:style-name="T1"> </text:span>היה<text:span text:style-name="T1"> </text:span>עקידתו: ראשו<text:span text:style-name="T1"> </text:span><text:span text:style-name="T10">(</text:span><text:span text:style-name="T60">של</text:span><text:span text:style-name="T64"> </text:span><text:span text:style-name="T60">טלה</text:span><text:span text:style-name="T10">)</text:span> לדרום<text:span text:style-name="T1"> </text:span><text:span text:style-name="T10">(</text:span><text:span text:style-name="T60">לדרום</text:span><text:span text:style-name="T64"> </text:span><text:span text:style-name="T60">עזרה</text:span><text:span text:style-name="T64"> </text:span><text:span text:style-name="T60">אצל</text:span><text:span text:style-name="T64"> </text:span><text:span text:style-name="T60">מזבח, ורגליו</text:span><text:span text:style-name="T64"> </text:span><text:span text:style-name="T60">אצל</text:span><text:span text:style-name="T64"> </text:span><text:span text:style-name="T60">צפון</text:span><text:span text:style-name="T64"> </text:span><text:span text:style-name="T60">עזרה</text:span><text:span text:style-name="T10">)</text:span> ופניו<text:span text:style-name="T1"> </text:span>למערב<text:span text:style-name="T1"> </text:span><text:span text:style-name="T10">(</text:span><text:span text:style-name="T60">שצריך</text:span><text:span text:style-name="T64"> </text:span><text:span text:style-name="T60">שיהא</text:span><text:span text:style-name="T64"> </text:span><text:span text:style-name="T60">בית</text:span><text:span text:style-name="T64"> </text:span><text:span text:style-name="T60">שחיטתו</text:span><text:span text:style-name="T64"> </text:span><text:span text:style-name="T60">כלפי</text:span><text:span text:style-name="T64"> </text:span><text:span text:style-name="T60">מערב, דכתיב</text:span><text:span text:style-name="T64"> </text:span><text:span text:style-name="T61">[ויקרא</text:span><text:span text:style-name="T65"> </text:span><text:span text:style-name="T61">ג, פסוקים</text:span><text:span text:style-name="T65"> </text:span><text:span text:style-name="T61">ח,יג]</text:span><text:span text:style-name="T60"> </text:span><text:span text:style-name="T67">ושחט</text:span><text:span text:style-name="T64"> </text:span><text:span text:style-name="T67">אותו</text:span><text:span text:style-name="T64"> </text:span><text:span text:style-name="T67">לפני</text:span><text:span text:style-name="T64"> </text:span><text:span text:style-name="T67">ה'</text:span><text:span text:style-name="T60"> וראשו</text:span><text:span text:style-name="T64"> </text:span><text:span text:style-name="T60">של</text:span><text:span text:style-name="T64"> </text:span><text:span text:style-name="T60">טלה</text:span><text:span text:style-name="T64"> </text:span><text:span text:style-name="T60">לדרום</text:span><text:span text:style-name="T64"> </text:span><text:span text:style-name="T60">עזרה, </text:span><text:span text:style-name="T67">אצל</text:span><text:span text:style-name="T64"> </text:span><text:span text:style-name="T67">המזבח</text:span><text:span text:style-name="T60">: צריך</text:span><text:span text:style-name="T64"> </text:span><text:span text:style-name="T60">שיתקרב</text:span><text:span text:style-name="T64"> </text:span><text:span text:style-name="T60">אצל</text:span><text:span text:style-name="T64"> </text:span><text:span text:style-name="T60">מזבח, דכל</text:span><text:span text:style-name="T64"> </text:span><text:span text:style-name="T60">כמה</text:span><text:span text:style-name="T64"> </text:span><text:span text:style-name="T60">שיכולין</text:span><text:span text:style-name="T64"> </text:span><text:span text:style-name="T60">ליקרב</text:span><text:span text:style-name="T64"> </text:span><text:span text:style-name="T60">צד</text:span><text:span text:style-name="T64"> </text:span><text:span text:style-name="T60">הראש</text:span><text:span text:style-name="T64"> </text:span><text:span text:style-name="T60">אצל</text:span><text:span text:style-name="T64"> </text:span><text:span text:style-name="T60">המזבח</text:span><text:span text:style-name="T64"> </text:span><text:span text:style-name="T60">מקריבין</text:span><text:span text:style-name="T64"> </text:span><text:span text:style-name="T60">אותו, דכתיב</text:span><text:span text:style-name="T64"> </text:span><text:span text:style-name="T61">[ויקרא</text:span><text:span text:style-name="T65"> </text:span><text:span text:style-name="T61">א,יא]</text:span><text:span text:style-name="T60"> </text:span><text:span text:style-name="T67">ושחט</text:span><text:span text:style-name="T64"> </text:span><text:span text:style-name="T67">אותו</text:span><text:span text:style-name="T64"> </text:span><text:span text:style-name="T67">על</text:span><text:span text:style-name="T64"> </text:span><text:span text:style-name="T67">ירך</text:span><text:span text:style-name="T64"> </text:span><text:span text:style-name="T67">המזבח</text:span><text:span text:style-name="T64"> </text:span><text:span text:style-name="T67">צפונה</text:span><text:span text:style-name="T64"> </text:span><text:span text:style-name="T67">אצל</text:span><text:span text:style-name="T64"> </text:span><text:span text:style-name="T67">המזבח</text:span><text:span text:style-name="T10">)</text:span>, והשוחט<text:span text:style-name="T1"> </text:span>עומד<text:span text:style-name="T1"> </text:span>במזרח<text:span text:style-name="T1"> </text:span><text:span text:style-name="T10">(</text:span><text:span text:style-name="T60">על</text:span><text:span text:style-name="T64"> </text:span><text:span text:style-name="T60">קרן</text:span><text:span text:style-name="T64"> </text:span><text:span text:style-name="T60">צפונית</text:span><text:span text:style-name="T10">)</text:span> ופניו<text:span text:style-name="T1"> </text:span>למערב<text:span text:style-name="T1"> </text:span><text:span text:style-name="T10">(</text:span><text:span text:style-name="T60">והמקבל</text:span><text:span text:style-name="T64"> </text:span><text:span text:style-name="T60">עומד</text:span><text:span text:style-name="T64"> </text:span><text:span text:style-name="T60">כנגדו</text:span><text:span text:style-name="T64"> </text:span><text:span text:style-name="T60">באלכסון, ומצדד</text:span><text:span text:style-name="T64"> </text:span><text:span text:style-name="T60">כדי</text:span><text:span text:style-name="T64"> </text:span><text:span text:style-name="T60">שיהא</text:span><text:span text:style-name="T64"> </text:span><text:span text:style-name="T60">פניו</text:span><text:span text:style-name="T64"> </text:span><text:span text:style-name="T60">כלפי</text:span><text:span text:style-name="T64"> </text:span><text:span text:style-name="T60">דרום</text:span><text:span text:style-name="T10">)</text:span>;</text:p>
      <text:p text:style-name="P7"><text:span text:style-name="T10">(</text:span><text:span text:style-name="T60">תמיד</text:span><text:span text:style-name="T10">)</text:span> של<text:span text:style-name="T1"> </text:span>שחר<text:span text:style-name="T1"> </text:span>היה<text:span text:style-name="T1"> </text:span>נשחט<text:span text:style-name="T1"> </text:span>על<text:span text:style-name="T1"> </text:span>קרן<text:span text:style-name="T1"> </text:span>צפונית<text:span text:style-name="T1"> </text:span>מערבית<text:span text:style-name="T1"> </text:span><text:span text:style-name="T10">(</text:span><text:span text:style-name="T60">שהשמש</text:span><text:span text:style-name="T64"> </text:span><text:span text:style-name="T60">באה</text:span><text:span text:style-name="T64"> </text:span><text:span text:style-name="T60">מן</text:span><text:span text:style-name="T64"> </text:span><text:span text:style-name="T60">המזרח</text:span><text:span text:style-name="T64"> </text:span><text:span text:style-name="T60">- לפיכך</text:span><text:span text:style-name="T64"> </text:span><text:span text:style-name="T60">מושכו</text:span><text:span text:style-name="T64"> </text:span><text:span text:style-name="T60">השוחט</text:span><text:span text:style-name="T64"> </text:span><text:span text:style-name="T60">לצד</text:span><text:span text:style-name="T64"> </text:span><text:span text:style-name="T60">מערב</text:span><text:span text:style-name="T64"> </text:span><text:span text:style-name="T60">להרחיקו</text:span><text:span text:style-name="T64"> </text:span><text:span text:style-name="T60">מן</text:span><text:span text:style-name="T64"> </text:span><text:span text:style-name="T60">הכותל</text:span><text:span text:style-name="T64"> </text:span><text:span text:style-name="T60">מזרחית</text:span><text:span text:style-name="T64"> </text:span><text:span text:style-name="T60">בכל</text:span><text:span text:style-name="T64"> </text:span><text:span text:style-name="T60">יכולת, מפני</text:span><text:span text:style-name="T64"> </text:span><text:span text:style-name="T60">שהכתלים</text:span><text:span text:style-name="T64"> </text:span><text:span text:style-name="T60">גבוהים, והחמה</text:span><text:span text:style-name="T64"> </text:span><text:span text:style-name="T60">של</text:span><text:span text:style-name="T64"> </text:span><text:span text:style-name="T60">שחרית</text:span><text:span text:style-name="T64"> </text:span><text:span text:style-name="T60">בשיפולו</text:span><text:span text:style-name="T64"> </text:span><text:span text:style-name="T60">של</text:span><text:span text:style-name="T64"> </text:span><text:span text:style-name="T60">רקיע</text:span><text:span text:style-name="T64"> </text:span><text:span text:style-name="T60">עומד</text:span><text:span text:style-name="T64"> </text:span><text:span text:style-name="T60">ומאיר</text:span><text:span text:style-name="T64"> </text:span><text:span text:style-name="T60">על</text:span><text:span text:style-name="T64"> </text:span><text:span text:style-name="T60">הכותל, וצלו</text:span><text:span text:style-name="T64"> </text:span><text:span text:style-name="T60">כנגד</text:span><text:span text:style-name="T64"> </text:span><text:span text:style-name="T60">קרן</text:span><text:span text:style-name="T64"> </text:span><text:span text:style-name="T60">צפונית</text:span><text:span text:style-name="T64"> </text:span><text:span text:style-name="T60">מערבית</text:span><text:span text:style-name="T64"> </text:span><text:span text:style-name="T60">לסוף</text:span><text:span text:style-name="T64"> </text:span><text:span text:style-name="T60">אורך</text:span><text:span text:style-name="T64"> </text:span><text:span text:style-name="T60">המזבח</text:span><text:span text:style-name="T64"> </text:span><text:span text:style-name="T60">אצל</text:span><text:span text:style-name="T64"> </text:span><text:span text:style-name="T60">ההיכל</text:span><text:span text:style-name="T64"> </text:span><text:span text:style-name="T60">צפונית; משום</text:span><text:span text:style-name="T64"> </text:span><text:span text:style-name="T60">דקדשי</text:span><text:span text:style-name="T64"> </text:span><text:span text:style-name="T60">קדשים</text:span><text:span text:style-name="T64"> </text:span><text:span text:style-name="T60">שחיטתם</text:span><text:span text:style-name="T64"> </text:span><text:span text:style-name="T60">בצפון</text:span><text:span text:style-name="T64"> </text:span><text:span text:style-name="T60">על</text:span><text:span text:style-name="T64"> </text:span><text:span text:style-name="T60">ירך</text:span><text:span text:style-name="T64"> </text:span><text:span text:style-name="T60">המזבח</text:span><text:span text:style-name="T64"> </text:span><text:span text:style-name="T60">צפונית</text:span><text:span text:style-name="T64"> </text:span><text:span text:style-name="T60">ובעינן</text:span><text:span text:style-name="T64"> </text:span><text:span text:style-name="T60">שחיטה</text:span><text:span text:style-name="T64"> </text:span><text:span text:style-name="T60">כנגד</text:span><text:span text:style-name="T64"> </text:span><text:span text:style-name="T60">המזבח</text:span><text:span text:style-name="T64"> </text:span><text:span text:style-name="T60">ולא</text:span><text:span text:style-name="T64"> </text:span><text:span text:style-name="T60">חוצה</text:span><text:span text:style-name="T64"> </text:span><text:span text:style-name="T60">לו</text:span><text:span text:style-name="T64"> </text:span><text:span text:style-name="T60">- שם</text:span><text:span text:style-name="T64"> </text:span><text:span text:style-name="T60">היה</text:span><text:span text:style-name="T64"> </text:span><text:span text:style-name="T60">המטבחים</text:span><text:span text:style-name="T10">)</text:span>, על<text:span text:style-name="T1"> </text:span>טבעת<text:span text:style-name="T1"> </text:span>שניה<text:span text:style-name="T1"> </text:span><text:span text:style-name="T10">(</text:span><text:span text:style-name="T60">וטבעות</text:span><text:span text:style-name="T64"> </text:span><text:span text:style-name="T60">קבועות</text:span><text:span text:style-name="T64"> </text:span><text:span text:style-name="T60">ברצפה</text:span><text:span text:style-name="T64"> </text:span><text:span text:style-name="T60">לתת</text:span><text:span text:style-name="T64"> </text:span><text:span text:style-name="T60">ראש</text:span><text:span text:style-name="T64"> </text:span><text:span text:style-name="T60">הבהמה</text:span><text:span text:style-name="T64"> </text:span><text:span text:style-name="T60">לתוכן, והם</text:span><text:span text:style-name="T64"> </text:span><text:span text:style-name="T60">כ"ד</text:span><text:span text:style-name="T64"> </text:span><text:span text:style-name="T60">כמנין</text:span><text:span text:style-name="T64"> </text:span><text:span text:style-name="T60">המשמרות, ומקומן</text:span><text:span text:style-name="T64"> </text:span><text:span text:style-name="T60">כ"ד</text:span><text:span text:style-name="T64"> </text:span><text:span text:style-name="T60">אמות</text:span><text:span text:style-name="T64"> </text:span><text:span text:style-name="T60">מן</text:span><text:span text:style-name="T64"> </text:span><text:span text:style-name="T60">הדרום</text:span><text:span text:style-name="T64"> </text:span><text:span text:style-name="T60">לצפון, קבועות</text:span><text:span text:style-name="T64"> </text:span><text:span text:style-name="T60">בששה</text:span><text:span text:style-name="T64"> </text:span><text:span text:style-name="T60">סדרים</text:span><text:span text:style-name="T64"> </text:span><text:span text:style-name="T60">של</text:span><text:span text:style-name="T64"> </text:span><text:span text:style-name="T60">ארבע</text:span><text:span text:style-name="T64"> </text:span><text:span text:style-name="T60">טבעות</text:span><text:span text:style-name="T64"> </text:span><text:span text:style-name="T60">- הוי</text:span><text:span text:style-name="T64"> </text:span><text:span text:style-name="T60">כ"ד; ורחוק</text:span><text:span text:style-name="T64"> </text:span><text:span text:style-name="T60">הסדר</text:span><text:span text:style-name="T64"> </text:span><text:span text:style-name="T60">הראשון</text:span><text:span text:style-name="T64"> </text:span><text:span text:style-name="T60">מן</text:span><text:span text:style-name="T64"> </text:span><text:span text:style-name="T60">המזבח</text:span><text:span text:style-name="T64"> </text:span><text:span text:style-name="T60">חמש</text:span><text:span text:style-name="T64"> </text:span><text:span text:style-name="T60">אמות; ומאותו</text:span><text:span text:style-name="T64"> </text:span><text:span text:style-name="T60">סדר</text:span><text:span text:style-name="T64"> </text:span><text:span text:style-name="T60">עד</text:span><text:span text:style-name="T64"> </text:span><text:span text:style-name="T60">כלות</text:span><text:span text:style-name="T64"> </text:span><text:span text:style-name="T60">ששה</text:span><text:span text:style-name="T64"> </text:span><text:span text:style-name="T60">סדרים</text:span><text:span text:style-name="T64"> </text:span><text:span text:style-name="T60">- כ"ד</text:span><text:span text:style-name="T64"> </text:span><text:span text:style-name="T60">אמות, והכי</text:span><text:span text:style-name="T64"> </text:span><text:span text:style-name="T60">תנן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0">(פ"ג</text:span><text:span text:style-name="T64"> </text:span><text:span text:style-name="T60">מ"ד, דף</text:span><text:span text:style-name="T64"> </text:span><text:span text:style-name="T60">לו.) '</text:span><text:span text:style-name="T79">וטבעות</text:span><text:span text:style-name="T81"> </text:span><text:span text:style-name="T79">היו</text:span><text:span text:style-name="T81"> </text:span><text:span text:style-name="T79">לצפונו</text:span><text:span text:style-name="T81"> </text:span><text:span text:style-name="T79">[של</text:span><text:span text:style-name="T81"> </text:span><text:span text:style-name="T79">מזבח] ששה</text:span><text:span text:style-name="T81"> </text:span><text:span text:style-name="T79">סדרים</text:span><text:span text:style-name="T81"> </text:span><text:span text:style-name="T79">של</text:span><text:span text:style-name="T81"> </text:span><text:span text:style-name="T79">ארבעה</text:span><text:span text:style-name="T81"> </text:span><text:span text:style-name="T79">ארבעה</text:span><text:span text:style-name="T81"> </text:span><text:span text:style-name="T79">ויש</text:span><text:span text:style-name="T81"> </text:span><text:span text:style-name="T79">אומרים</text:span><text:span text:style-name="T81"> </text:span><text:span text:style-name="T79">ארבע</text:span><text:span text:style-name="T81"> </text:span><text:span text:style-name="T79">של</text:span><text:span text:style-name="T81"> </text:span><text:span text:style-name="T79">ששה, ששה</text:span><text:span text:style-name="T81"> </text:span><text:span text:style-name="T79">שעליהם</text:span><text:span text:style-name="T81"> </text:span><text:span text:style-name="T79">שוחטים</text:span><text:span text:style-name="T81"> </text:span><text:span text:style-name="T79">את</text:span><text:span text:style-name="T81"> </text:span><text:span text:style-name="T79">הקדשים</text:span><text:span text:style-name="T60">' כלומר: על</text:span><text:span text:style-name="T64"> </text:span><text:span text:style-name="T60">ידיהן</text:span><text:span text:style-name="T64"> </text:span><text:span text:style-name="T60">שוחטים</text:span><text:span text:style-name="T64"> </text:span><text:span text:style-name="T60">קדשים, כמו</text:span><text:span text:style-name="T64"> </text:span><text:span text:style-name="T60">שפירשנו; </text:span><text:span text:style-name="T84">על</text:span><text:span text:style-name="T85"> </text:span><text:span text:style-name="T84">טבעת</text:span><text:span text:style-name="T85"> </text:span><text:span text:style-name="T84">שניה</text:span><text:span text:style-name="T64"> </text:span><text:span text:style-name="T60">לאו</text:span><text:span text:style-name="T64"> </text:span><text:span text:style-name="T60">בטבעת</text:span><text:span text:style-name="T64"> </text:span><text:span text:style-name="T60">שניה</text:span><text:span text:style-name="T64"> </text:span><text:span text:style-name="T60">של</text:span><text:span text:style-name="T64"> </text:span><text:span text:style-name="T60">סדר</text:span><text:span text:style-name="T64"> </text:span><text:span text:style-name="T60">ראשון, שהוא</text:span><text:span text:style-name="T64"> </text:span><text:span text:style-name="T60">אצל</text:span><text:span text:style-name="T64"> </text:span><text:span text:style-name="T60">המזבח, אלא</text:span><text:span text:style-name="T64"> </text:span><text:span text:style-name="T60">בטבעת</text:span><text:span text:style-name="T64"> </text:span><text:span text:style-name="T60">ראשונה</text:span><text:span text:style-name="T64"> </text:span><text:span text:style-name="T60">שהוא</text:span><text:span text:style-name="T64"> </text:span><text:span text:style-name="T60">אצל</text:span><text:span text:style-name="T64"> </text:span><text:span text:style-name="T60">הקרן</text:span><text:span text:style-name="T64"> </text:span><text:span text:style-name="T60">בסדר</text:span><text:span text:style-name="T64"> </text:span><text:span text:style-name="T60">השני</text:span><text:span text:style-name="T64"> </text:span><text:span text:style-name="T60">המשוכה</text:span><text:span text:style-name="T64"> </text:span><text:span text:style-name="T60">לצד</text:span><text:span text:style-name="T64"> </text:span><text:span text:style-name="T60">צפון, ופני</text:span><text:span text:style-name="T64"> </text:span><text:span text:style-name="T60">השוחט</text:span><text:span text:style-name="T64"> </text:span><text:span text:style-name="T60">וצואר</text:span><text:span text:style-name="T64"> </text:span><text:span text:style-name="T60">בהמה</text:span><text:span text:style-name="T64"> </text:span><text:span text:style-name="T60">לצד</text:span><text:span text:style-name="T64"> </text:span><text:span text:style-name="T60">מערב</text:span><text:span text:style-name="T64"> </text:span><text:span text:style-name="T60">צפון</text:span><text:span text:style-name="T64"> </text:span><text:span text:style-name="T60">באלכסון, כדי</text:span><text:span text:style-name="T64"> </text:span><text:span text:style-name="T60">שלא</text:span><text:span text:style-name="T64"> </text:span><text:span text:style-name="T60">יעכב</text:span><text:span text:style-name="T64"> </text:span><text:span text:style-name="T60">אור</text:span><text:span text:style-name="T64"> </text:span><text:span text:style-name="T60">השמש</text:span><text:span text:style-name="T64"> </text:span><text:span text:style-name="T60">לבא; וטעמא</text:span><text:span text:style-name="T64"> </text:span><text:span text:style-name="T60">דבטבעת</text:span><text:span text:style-name="T64"> </text:span><text:span text:style-name="T60">שניה</text:span><text:span text:style-name="T64"> </text:span><text:span text:style-name="T60">שהיא</text:span><text:span text:style-name="T64"> </text:span><text:span text:style-name="T60">מתרחקת</text:span><text:span text:style-name="T64"> </text:span><text:span text:style-name="T60">מן</text:span><text:span text:style-name="T64"> </text:span><text:span text:style-name="T60">המזבח</text:span><text:span text:style-name="T64"> </text:span><text:span text:style-name="T60">שגבוה</text:span><text:span text:style-name="T64"> </text:span><text:span text:style-name="T60">עשרה</text:span><text:span text:style-name="T64"> </text:span><text:span text:style-name="T60">שיוכל</text:span><text:span text:style-name="T64"> </text:span><text:span text:style-name="T60">לראות</text:span><text:span text:style-name="T64"> </text:span><text:span text:style-name="T60">דרך</text:span><text:span text:style-name="T64"> </text:span><text:span text:style-name="T60">עליו</text:span><text:span text:style-name="T64"> </text:span><text:span text:style-name="T60">השמש, ויותר</text:span><text:span text:style-name="T64"> </text:span><text:span text:style-name="T60">מכאן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צריך</text:span><text:span text:style-name="T64"> </text:span><text:span text:style-name="T60">להרחיק; ואם</text:span><text:span text:style-name="T64"> </text:span><text:span text:style-name="T60">היה</text:span><text:span text:style-name="T64"> </text:span><text:span text:style-name="T60">שוחט</text:span><text:span text:style-name="T64"> </text:span><text:span text:style-name="T60">בסדר</text:span><text:span text:style-name="T64"> </text:span><text:span text:style-name="T60">הראשון</text:span><text:span text:style-name="T64"> </text:span><text:span text:style-name="T60">אם</text:span><text:span text:style-name="T64"> </text:span><text:span text:style-name="T60">כן</text:span><text:span text:style-name="T64"> </text:span><text:span text:style-name="T60">היה</text:span><text:span text:style-name="T64"> </text:span><text:span text:style-name="T60">המזבח</text:span><text:span text:style-name="T64"> </text:span><text:span text:style-name="T60">מעכב</text:span><text:span text:style-name="T64"> </text:span><text:span text:style-name="T60">אור</text:span><text:span text:style-name="T64"> </text:span><text:span text:style-name="T60">השמש</text:span><text:span text:style-name="T64"> </text:span><text:span text:style-name="T60">לבא</text:span><text:span text:style-name="T64"> </text:span><text:span text:style-name="T60">על</text:span><text:span text:style-name="T64"> </text:span><text:span text:style-name="T60">ידו</text:span><text:span text:style-name="T64"> </text:span><text:span text:style-name="T60">של</text:span><text:span text:style-name="T64"> </text:span><text:span text:style-name="T60">שוחט, שהרי</text:span><text:span text:style-name="T64"> </text:span><text:span text:style-name="T60">המזבח</text:span><text:span text:style-name="T64"> </text:span><text:span text:style-name="T60">גבוה</text:span><text:span text:style-name="T64"> </text:span><text:span text:style-name="T60">עשר</text:span><text:span text:style-name="T64"> </text:span><text:span text:style-name="T60">אמות, וסדר</text:span><text:span text:style-name="T64"> </text:span><text:span text:style-name="T60">ראשון</text:span><text:span text:style-name="T64"> </text:span><text:span text:style-name="T60">של</text:span><text:span text:style-name="T64"> </text:span><text:span text:style-name="T60">טבעות</text:span><text:span text:style-name="T64"> </text:span><text:span text:style-name="T60">אינו</text:span><text:span text:style-name="T64"> </text:span><text:span text:style-name="T60">רחוק</text:span><text:span text:style-name="T64"> </text:span><text:span text:style-name="T60">מן</text:span><text:span text:style-name="T64"> </text:span><text:span text:style-name="T60">המזבח</text:span><text:span text:style-name="T64"> </text:span><text:span text:style-name="T60">אלא</text:span><text:span text:style-name="T64"> </text:span><text:span text:style-name="T60">שמונה</text:span><text:span text:style-name="T64"> </text:span><text:span text:style-name="T60">אמות</text:span><text:span text:style-name="T10">)</text:span>;</text:p>
      <text:p text:style-name="P7"><text:span text:style-name="T10">(</text:span><text:span text:style-name="T60">תמיד</text:span><text:span text:style-name="T10">)</text:span> של<text:span text:style-name="T1"> </text:span>בין<text:span text:style-name="T1"> </text:span>הערבים<text:span text:style-name="T1"> </text:span>היה<text:span text:style-name="T1"> </text:span>נשחט<text:span text:style-name="T1"> </text:span>על<text:span text:style-name="T1"> </text:span>קרן<text:span text:style-name="T1"> </text:span>מזרחית<text:span text:style-name="T1"> </text:span>צפונית<text:span text:style-name="T1"> </text:span><text:span text:style-name="T10">(</text:span><text:span text:style-name="T60">שהרי</text:span><text:span text:style-name="T64"> </text:span><text:span text:style-name="T60">בערב</text:span><text:span text:style-name="T64"> </text:span><text:span text:style-name="T60">הלכה</text:span><text:span text:style-name="T64"> </text:span><text:span text:style-name="T60">לה</text:span><text:span text:style-name="T64"> </text:span><text:span text:style-name="T60">בצד</text:span><text:span text:style-name="T64"> </text:span><text:span text:style-name="T60">מערב, הילכך</text:span><text:span text:style-name="T64"> </text:span><text:span text:style-name="T60">צריך</text:span><text:span text:style-name="T64"> </text:span><text:span text:style-name="T60">להמשיך</text:span><text:span text:style-name="T64"> </text:span><text:span text:style-name="T60">מקום</text:span><text:span text:style-name="T64"> </text:span><text:span text:style-name="T60">שחיטה</text:span><text:span text:style-name="T64"> </text:span><text:span text:style-name="T60">למקום</text:span><text:span text:style-name="T64"> </text:span><text:span text:style-name="T60">שכלה</text:span><text:span text:style-name="T64"> </text:span><text:span text:style-name="T60">המזבח</text:span><text:span text:style-name="T64"> </text:span><text:span text:style-name="T60">לצד</text:span><text:span text:style-name="T64"> </text:span><text:span text:style-name="T60">צפונית</text:span><text:span text:style-name="T64"> </text:span><text:span text:style-name="T60">מזרחית, וכמה</text:span><text:span text:style-name="T64"> </text:span><text:span text:style-name="T60">שיתרחק</text:span><text:span text:style-name="T64"> </text:span><text:span text:style-name="T60">יותר</text:span><text:span text:style-name="T64"> </text:span><text:span text:style-name="T60">תבא</text:span><text:span text:style-name="T64"> </text:span><text:span text:style-name="T60">החמה</text:span><text:span text:style-name="T64"> </text:span><text:span text:style-name="T60">על</text:span><text:span text:style-name="T64"> </text:span><text:span text:style-name="T60">ידו; ובגמרא</text:span><text:span text:style-name="T64"> </text:span><text:span text:style-name="T60">נפקא</text:span><text:span text:style-name="T64"> </text:span><text:span text:style-name="T60">לן</text:span><text:span text:style-name="T64"> </text:span><text:span text:style-name="T60">שצריך</text:span><text:span text:style-name="T64"> </text:span><text:span text:style-name="T60">שוחט</text:span><text:span text:style-name="T64"> </text:span><text:span text:style-name="T60">לשחוט</text:span><text:span text:style-name="T64"> </text:span><text:span text:style-name="T60">לאור</text:span><text:span text:style-name="T64"> </text:span><text:span text:style-name="T60">היום</text:span><text:span text:style-name="T10">)</text:span> על<text:span text:style-name="T1"> </text:span>טבעת<text:span text:style-name="T1"> </text:span>שנייה<text:span text:style-name="T1"> </text:span><text:span text:style-name="T10">(</text:span><text:span text:style-name="T60">בשביל</text:span><text:span text:style-name="T64"> </text:span><text:span text:style-name="T60">הטעם</text:span><text:span text:style-name="T64"> </text:span><text:span text:style-name="T60">שפירשנו</text:span><text:span text:style-name="T64"> </text:span><text:span text:style-name="T60">בתמיד</text:span><text:span text:style-name="T64"> </text:span><text:span text:style-name="T60">של</text:span><text:span text:style-name="T64"> </text:span><text:span text:style-name="T60">שחר</text:span><text:span text:style-name="T10">)</text:span>;</text:p>
      <text:p text:style-name="P7">שחט<text:span text:style-name="T1"> </text:span>השוחט<text:span text:style-name="T1"> </text:span>וקבל<text:span text:style-name="T1"> </text:span>המקבל<text:span text:style-name="T1"> </text:span><text:span text:style-name="T10">(</text:span><text:span text:style-name="T60">לזרוק</text:span><text:span text:style-name="T10">)</text:span>; בא<text:span text:style-name="T1"> </text:span>לו<text:span text:style-name="T1"> </text:span><text:span text:style-name="T10">(</text:span><text:span text:style-name="T60">המקבל</text:span><text:span text:style-name="T10">)</text:span> לקרן<text:span text:style-name="T1"> </text:span>מזרחית<text:span text:style-name="T1"> </text:span>צפונית<text:span text:style-name="T1"> </text:span>- ונותן<text:span text:style-name="T1"> </text:span>מזרחה<text:span text:style-name="T1"> </text:span>צפונה; מערבית<text:span text:style-name="T1"> </text:span>דרומית<text:span text:style-name="T1"> </text:span>- ונותן<text:span text:style-name="T1"> </text:span>מערבה<text:span text:style-name="T1"> </text:span>דרומה<text:span text:style-name="T1"> </text:span><text:span text:style-name="T10">(</text:span><text:span text:style-name="T60">שעולה</text:span><text:span text:style-name="T64"> </text:span><text:span text:style-name="T60">בכבש</text:span><text:span text:style-name="T64"> </text:span><text:span text:style-name="T60">שהוא</text:span><text:span text:style-name="T64"> </text:span><text:span text:style-name="T60">בדרום, ופונה</text:span><text:span text:style-name="T64"> </text:span><text:span text:style-name="T60">לימין</text:span><text:span text:style-name="T64"> </text:span><text:span text:style-name="T60">- פוגע</text:span><text:span text:style-name="T64"> </text:span><text:span text:style-name="T60">בקרן</text:span><text:span text:style-name="T64"> </text:span><text:span text:style-name="T60">דרומית</text:span><text:span text:style-name="T64"> </text:span><text:span text:style-name="T60">מזרחית</text:span><text:span text:style-name="T64"> </text:span><text:span text:style-name="T60">תחלה, ושם</text:span><text:span text:style-name="T64"> </text:span><text:span text:style-name="T60">אי</text:span><text:span text:style-name="T64"> </text:span><text:span text:style-name="T60">אפשר</text:span><text:span text:style-name="T64"> </text:span><text:span text:style-name="T60">ליתן, משום</text:span><text:span text:style-name="T64"> </text:span><text:span text:style-name="T60">דעולה</text:span><text:span text:style-name="T64"> </text:span><text:span text:style-name="T60">טעונה</text:span><text:span text:style-name="T64"> </text:span><text:span text:style-name="T60">יסוד</text:span><text:span text:style-name="T64"> </text:span><text:span text:style-name="T60">- וקרן</text:span><text:span text:style-name="T64"> </text:span><text:span text:style-name="T60">דרומית</text:span><text:span text:style-name="T64"> </text:span><text:span text:style-name="T60">מזרחית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לה</text:span><text:span text:style-name="T64"> </text:span><text:span text:style-name="T60">יסוד, כדנפקא</text:span><text:span text:style-name="T64"> </text:span><text:span text:style-name="T60">לן</text:span><text:span text:style-name="T64"> </text:span><text:span text:style-name="T60">בזבחים</text:span><text:span text:style-name="T64"> </text:span><text:span text:style-name="T61">(דף</text:span><text:span text:style-name="T65"> </text:span><text:span text:style-name="T61">נג:)</text:span><text:span text:style-name="T60">; ומקיף</text:span><text:span text:style-name="T64"> </text:span><text:span text:style-name="T60">ובא</text:span><text:span text:style-name="T64"> </text:span><text:span text:style-name="T60">עד</text:span><text:span text:style-name="T64"> </text:span><text:span text:style-name="T84">מזרחית</text:span><text:span text:style-name="T85"> </text:span><text:span text:style-name="T84">צפונית</text:span><text:span text:style-name="T60">, ונותן; ואמר</text:span><text:span text:style-name="T64"> </text:span><text:span text:style-name="T60">בזבחים</text:span><text:span text:style-name="T64"> </text:span><text:span text:style-name="T61">(דף</text:span><text:span text:style-name="T65"> </text:span><text:span text:style-name="T61">סב:)</text:span><text:span text:style-name="T60"> '</text:span><text:span text:style-name="T79">כל</text:span><text:span text:style-name="T81"> </text:span><text:span text:style-name="T79">פינות</text:span><text:span text:style-name="T81"> </text:span><text:span text:style-name="T79">שאתה</text:span><text:span text:style-name="T81"> </text:span><text:span text:style-name="T79">פונה</text:span><text:span text:style-name="T81"> </text:span><text:span text:style-name="T79">לא</text:span><text:span text:style-name="T81"> </text:span><text:span text:style-name="T79">יהו</text:span><text:span text:style-name="T81"> </text:span><text:span text:style-name="T79">אלא</text:span><text:span text:style-name="T81"> </text:span><text:span text:style-name="T79">דרך</text:span><text:span text:style-name="T81"> </text:span><text:span text:style-name="T79">ימין</text:span><text:span text:style-name="T60">' ונפקא</text:span><text:span text:style-name="T64"> </text:span><text:span text:style-name="T60">לן</text:span><text:span text:style-name="T64"> </text:span><text:span text:style-name="T60">ממעלות</text:span><text:span text:style-name="T64"> </text:span><text:span text:style-name="T60">הפונים</text:span><text:span text:style-name="T64"> </text:span><text:span text:style-name="T60">קדים; אף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דבמתן</text:span><text:span text:style-name="T64"> </text:span><text:span text:style-name="T60">דמי</text:span><text:span text:style-name="T64"> </text:span><text:span text:style-name="T60">עולה</text:span><text:span text:style-name="T64"> </text:span><text:span text:style-name="T60">אינו</text:span><text:span text:style-name="T64"> </text:span><text:span text:style-name="T60">עולה</text:span><text:span text:style-name="T64"> </text:span><text:span text:style-name="T60">בכבש</text:span><text:span text:style-name="T64"> </text:span><text:span text:style-name="T60">- דהא</text:span><text:span text:style-name="T64"> </text:span><text:span text:style-name="T60">על</text:span><text:span text:style-name="T64"> </text:span><text:span text:style-name="T60">הרצפה</text:span><text:span text:style-name="T64"> </text:span><text:span text:style-name="T60">עומד, והכלי</text:span><text:span text:style-name="T64"> </text:span><text:span text:style-name="T60">בידו</text:span><text:span text:style-name="T64"> </text:span><text:span text:style-name="T60">וזורק</text:span><text:span text:style-name="T64"> </text:span><text:span text:style-name="T60">למרחוק, כדכתיב</text:span><text:span text:style-name="T64"> </text:span><text:span text:style-name="T61">[ויקרא</text:span><text:span text:style-name="T65"> </text:span><text:span text:style-name="T61">א</text:span><text:span text:style-name="T65"> </text:span><text:span text:style-name="T61">פסוקים</text:span><text:span text:style-name="T65"> </text:span><text:span text:style-name="T61">ה,יא]</text:span><text:span text:style-name="T60"> </text:span><text:span text:style-name="T67">וזרקו</text:span><text:span text:style-name="T64"> </text:span><text:span text:style-name="T60">- דהא</text:span><text:span text:style-name="T64"> </text:span><text:span text:style-name="T60">למטה</text:span><text:span text:style-name="T64"> </text:span><text:span text:style-name="T60">מן</text:span><text:span text:style-name="T64"> </text:span><text:span text:style-name="T60">החוט</text:span><text:span text:style-name="T64"> </text:span><text:span text:style-name="T60">[הסיקרא] הוא</text:span><text:span text:style-name="T64"> </text:span><text:span text:style-name="T60">נותן</text:span><text:span text:style-name="T64"> </text:span><text:span text:style-name="T60">- אפילו</text:span><text:span text:style-name="T64"> </text:span><text:span text:style-name="T60">הכי, כיון</text:span><text:span text:style-name="T64"> </text:span><text:span text:style-name="T60">דבחטאות</text:span><text:span text:style-name="T64"> </text:span><text:span text:style-name="T60">שניתנות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הקרנות</text:span><text:span text:style-name="T64"> </text:span><text:span text:style-name="T60">למעלה, ושם</text:span><text:span text:style-name="T64"> </text:span><text:span text:style-name="T60">צריך</text:span><text:span text:style-name="T64"> </text:span><text:span text:style-name="T60">לעלות</text:span><text:span text:style-name="T64"> </text:span><text:span text:style-name="T60">לכבש</text:span><text:span text:style-name="T64"> </text:span><text:span text:style-name="T60">דרך</text:span><text:span text:style-name="T64"> </text:span><text:span text:style-name="T60">הדרום</text:span><text:span text:style-name="T64"> </text:span><text:span text:style-name="T60">ופונה</text:span><text:span text:style-name="T64"> </text:span><text:span text:style-name="T60">למזרח</text:span><text:span text:style-name="T64"> </text:span><text:span text:style-name="T60">דרך</text:span><text:span text:style-name="T64"> </text:span><text:span text:style-name="T60">ימין, והכי</text:span><text:span text:style-name="T64"> </text:span><text:span text:style-name="T60">נמי</text:span><text:span text:style-name="T64"> </text:span><text:span text:style-name="T60">בכל</text:span><text:span text:style-name="T64"> </text:span><text:span text:style-name="T60">הדמים</text:span><text:span text:style-name="T64"> </text:span><text:span text:style-name="T60">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שניתנין</text:span><text:span text:style-name="T64"> </text:span><text:span text:style-name="T60">למטה</text:span><text:span text:style-name="T64"> </text:span><text:span text:style-name="T60">- מתחיל</text:span><text:span text:style-name="T64"> </text:span><text:span text:style-name="T60">להקיף</text:span><text:span text:style-name="T64"> </text:span><text:span text:style-name="T60">דרך</text:span><text:span text:style-name="T64"> </text:span><text:span text:style-name="T60">הדרום, שהוא</text:span><text:span text:style-name="T64"> </text:span><text:span text:style-name="T60">'פניו</text:span><text:span text:style-name="T64"> </text:span><text:span text:style-name="T60">של</text:span><text:span text:style-name="T64"> </text:span><text:span text:style-name="T60">מזבח' בפתח</text:span><text:span text:style-name="T64"> </text:span><text:span text:style-name="T60">כניסת</text:span><text:span text:style-name="T64"> </text:span><text:span text:style-name="T60">הבית, ומשם</text:span><text:span text:style-name="T64"> </text:span><text:span text:style-name="T60">פונה</text:span><text:span text:style-name="T64"> </text:span><text:span text:style-name="T60">לימין</text:span><text:span text:style-name="T64"> </text:span><text:span text:style-name="T60">בקרן</text:span><text:span text:style-name="T64"> </text:span><text:span text:style-name="T60">מזרחית</text:span><text:span text:style-name="T64"> </text:span><text:span text:style-name="T60">צפונית, ואחר</text:span><text:span text:style-name="T64"> </text:span><text:span text:style-name="T60">כך</text:span><text:span text:style-name="T64"> </text:span><text:span text:style-name="T60">למערבית</text:span><text:span text:style-name="T64"> </text:span><text:span text:style-name="T60">דרומית, </text:span><text:span text:style-name="T84">ונותן</text:span><text:span text:style-name="T85"> </text:span><text:span text:style-name="T84">למערבית</text:span><text:span text:style-name="T85"> </text:span><text:span text:style-name="T84">דרומית</text:span><text:span text:style-name="T60">, נמצא</text:span><text:span text:style-name="T64"> </text:span><text:span text:style-name="T60">מקיף</text:span><text:span text:style-name="T64"> </text:span><text:span text:style-name="T60">את</text:span><text:span text:style-name="T64"> </text:span><text:span text:style-name="T60">המזבח</text:span><text:span text:style-name="T64"> </text:span><text:span text:style-name="T60">דרך</text:span><text:span text:style-name="T64"> </text:span><text:span text:style-name="T60">ימין: מזרח</text:span><text:span text:style-name="T64"> </text:span><text:span text:style-name="T60">צפון</text:span><text:span text:style-name="T64"> </text:span><text:span text:style-name="T60">ואחר</text:span><text:span text:style-name="T64"> </text:span><text:span text:style-name="T60">כך</text:span><text:span text:style-name="T64"> </text:span><text:span text:style-name="T60">למערבית</text:span><text:span text:style-name="T64"> </text:span><text:span text:style-name="T60">דרומית; כך</text:span><text:span text:style-name="T64"> </text:span><text:span text:style-name="T60">פירש</text:span><text:span text:style-name="T64"> </text:span><text:span text:style-name="T60">הרב</text:span><text:span text:style-name="T64"> </text:span><text:span text:style-name="T60">רש"י</text:span><text:span text:style-name="T64"> </text:span><text:span text:style-name="T60">בסדר</text:span><text:span text:style-name="T64"> </text:span><text:span text:style-name="T60">יומא</text:span><text:span text:style-name="T64"> </text:span><text:span text:style-name="T60">בפרק</text:span><text:span text:style-name="T64"> </text:span><text:span text:style-name="T60">קמא</text:span><text:span text:style-name="T64"> </text:span><text:span text:style-name="T61">(דף</text:span><text:span text:style-name="T65"> </text:span><text:span text:style-name="T61">יז.)</text:span><text:span text:style-name="T10">)</text:span>;</text:p>
      <text:p text:style-name="P7">שירי<text:span text:style-name="T1"> </text:span>הדם<text:span text:style-name="T1"> </text:span>היה<text:span text:style-name="T1"> </text:span>שופך<text:span text:style-name="T1"> </text:span>אל<text:span text:style-name="T1"> </text:span>יסוד<text:span text:style-name="T1"> </text:span>דרומית<text:span text:style-name="T1"> </text:span><text:span text:style-name="T10">(</text:span><text:span text:style-name="T60">דכל</text:span><text:span text:style-name="T64"> </text:span><text:span text:style-name="T60">הניתנין</text:span><text:span text:style-name="T64"> </text:span><text:span text:style-name="T60">על</text:span><text:span text:style-name="T64"> </text:span><text:span text:style-name="T60">מזבח</text:span><text:span text:style-name="T64"> </text:span><text:span text:style-name="T60">החיצון</text:span><text:span text:style-name="T64"> </text:span><text:span text:style-name="T60">- שירים</text:span><text:span text:style-name="T64"> </text:span><text:span text:style-name="T60">שלו</text:span><text:span text:style-name="T64"> </text:span><text:span text:style-name="T60">נשפכין</text:span><text:span text:style-name="T64"> </text:span><text:span text:style-name="T60">על</text:span><text:span text:style-name="T64"> </text:span><text:span text:style-name="T60">יסוד</text:span><text:span text:style-name="T64"> </text:span><text:span text:style-name="T60">דרומית, וכן</text:span><text:span text:style-name="T64"> </text:span><text:span text:style-name="T60">מוכיח</text:span><text:span text:style-name="T64"> </text:span><text:span text:style-name="T60">בזבחים</text:span><text:span text:style-name="T64"> </text:span><text:span text:style-name="T61">(דף</text:span><text:span text:style-name="T65"> </text:span><text:span text:style-name="T61">נג.)</text:span><text:span text:style-name="T60"> דאמרינן</text:span><text:span text:style-name="T64"> </text:span><text:span text:style-name="T60">טעמא</text:span><text:span text:style-name="T64"> </text:span><text:span text:style-name="T60">גבי</text:span><text:span text:style-name="T64"> </text:span><text:span text:style-name="T60">שעיר</text:span><text:span text:style-name="T64"> </text:span><text:span text:style-name="T60">נשיא, ולמד</text:span><text:span text:style-name="T64"> </text:span><text:span text:style-name="T60">ירידתו</text:span><text:span text:style-name="T64"> </text:span><text:span text:style-name="T60">מן</text:span><text:span text:style-name="T64"> </text:span><text:span text:style-name="T60">הכבש</text:span><text:span text:style-name="T64"> </text:span><text:span text:style-name="T60">ליציאתו</text:span><text:span text:style-name="T64"> </text:span><text:span text:style-name="T60">מן</text:span><text:span text:style-name="T64"> </text:span><text:span text:style-name="T60">ההיכל: מה</text:span><text:span text:style-name="T64"> </text:span><text:span text:style-name="T60">יציאתו</text:span><text:span text:style-name="T64"> </text:span><text:span text:style-name="T60">מן</text:span><text:span text:style-name="T64"> </text:span><text:span text:style-name="T60">ההיכל</text:span><text:span text:style-name="T64"> </text:span><text:span text:style-name="T60">בסמוך</text:span><text:span text:style-name="T64"> </text:span><text:span text:style-name="T60">לו</text:span><text:span text:style-name="T64"> </text:span><text:span text:style-name="T60">- דהיינו</text:span><text:span text:style-name="T64"> </text:span><text:span text:style-name="T60">יסוד</text:span><text:span text:style-name="T64"> </text:span><text:span text:style-name="T60">מערבי</text:span><text:span text:style-name="T64"> </text:span><text:span text:style-name="T60">שכנגד</text:span><text:span text:style-name="T64"> </text:span><text:span text:style-name="T60">הפתח, ונפקא</text:span><text:span text:style-name="T64"> </text:span><text:span text:style-name="T60">לן</text:span><text:span text:style-name="T64"> </text:span><text:span text:style-name="T60">מקרא</text:span><text:span text:style-name="T64"> </text:span><text:span text:style-name="T60">דכתיב</text:span><text:span text:style-name="T64"> </text:span><text:span text:style-name="T61">[ויקרא</text:span><text:span text:style-name="T65"> </text:span><text:span text:style-name="T61">ד, פסוקים</text:span><text:span text:style-name="T65"> </text:span><text:span text:style-name="T61">ז,יח]</text:span><text:span text:style-name="T67"> אל</text:span><text:span text:style-name="T64"> </text:span><text:span text:style-name="T67">יסוד</text:span><text:span text:style-name="T64"> </text:span><text:span text:style-name="T67">מזבח</text:span><text:span text:style-name="T64"> </text:span><text:span text:style-name="T67">העולה</text:span><text:span text:style-name="T64"> </text:span><text:span text:style-name="T67">אשר</text:span><text:span text:style-name="T64"> </text:span><text:span text:style-name="T67">פתח</text:span><text:span text:style-name="T64"> </text:span><text:span text:style-name="T67">אהל</text:span><text:span text:style-name="T64"> </text:span><text:span text:style-name="T67">מועד</text:span><text:span text:style-name="T64"> </text:span><text:span text:style-name="T60">- אף</text:span><text:span text:style-name="T64"> </text:span><text:span text:style-name="T60">ירידתו</text:span><text:span text:style-name="T64"> </text:span><text:span text:style-name="T60">מן</text:span><text:span text:style-name="T64"> </text:span><text:span text:style-name="T60">הכבש</text:span><text:span text:style-name="T64"> </text:span><text:span text:style-name="T60">בסמוך, דהיינו</text:span><text:span text:style-name="T64"> </text:span><text:span text:style-name="T60">יסוד</text:span><text:span text:style-name="T64"> </text:span><text:span text:style-name="T60">דרומית; וכיון</text:span><text:span text:style-name="T64"> </text:span><text:span text:style-name="T60">דבחטאת</text:span><text:span text:style-name="T64"> </text:span><text:span text:style-name="T60">צריך</text:span><text:span text:style-name="T64"> </text:span><text:span text:style-name="T60">לו</text:span><text:span text:style-name="T64"> </text:span><text:span text:style-name="T60">לשפוך</text:span><text:span text:style-name="T64"> </text:span><text:span text:style-name="T60">על</text:span><text:span text:style-name="T64"> </text:span><text:span text:style-name="T60">יסוד</text:span><text:span text:style-name="T64"> </text:span><text:span text:style-name="T60">דרומית</text:span><text:span text:style-name="T64"> </text:span><text:span text:style-name="T60">- הכי</text:span><text:span text:style-name="T64"> </text:span><text:span text:style-name="T60">נמי</text:span><text:span text:style-name="T64"> </text:span><text:span text:style-name="T60">בכל</text:span><text:span text:style-name="T64"> </text:span><text:span text:style-name="T60">הדמים, 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שאין</text:span><text:span text:style-name="T64"> </text:span><text:span text:style-name="T60">עולין</text:span><text:span text:style-name="T64"> </text:span><text:span text:style-name="T60">על</text:span><text:span text:style-name="T64"> </text:span><text:span text:style-name="T60">הכבש</text:span><text:span text:style-name="T64"> </text:span><text:span text:style-name="T60">בשביל</text:span><text:span text:style-name="T64"> </text:span><text:span text:style-name="T60">זריקתן</text:span><text:span text:style-name="T64"> </text:span><text:span text:style-name="T60">- שיריהן</text:span><text:span text:style-name="T64"> </text:span><text:span text:style-name="T60">נשפכין</text:span><text:span text:style-name="T64"> </text:span><text:span text:style-name="T60">אל</text:span><text:span text:style-name="T64"> </text:span><text:span text:style-name="T60">יסוד</text:span><text:span text:style-name="T64"> </text:span><text:span text:style-name="T60">דרומית, שהרי</text:span><text:span text:style-name="T64"> </text:span><text:span text:style-name="T60">מתן</text:span><text:span text:style-name="T64"> </text:span><text:span text:style-name="T60">דמן</text:span><text:span text:style-name="T64"> </text:span><text:span text:style-name="T60">בהקפת</text:span><text:span text:style-name="T64"> </text:span><text:span text:style-name="T60">ימין, כמו</text:span><text:span text:style-name="T64"> </text:span><text:span text:style-name="T89">כן</text:span><text:span text:style-name="T64"> </text:span><text:span text:style-name="T60">באותן</text:span><text:span text:style-name="T64"> </text:span><text:span text:style-name="T60">שעולין</text:span><text:span text:style-name="T64"> </text:span><text:span text:style-name="T60">על</text:span><text:span text:style-name="T64"> </text:span><text:span text:style-name="T60">גבי</text:span><text:span text:style-name="T64"> </text:span><text:span text:style-name="T60">כבש</text:span><text:span text:style-name="T10">)</text:span>.<text:span text:style-name="T60"> </text:span></text:p>
      <text:p text:style-name="P21"/>
      <text:p text:style-name="P19"><text:span text:style-name="T21">עד</text:span><text:span text:style-name="T1"> </text:span><text:span text:style-name="T21">עכשיו</text:span><text:span text:style-name="T1"> </text:span><text:span text:style-name="T21">פירש</text:span><text:span text:style-name="T1"> </text:span><text:span text:style-name="T21">לך</text:span><text:span text:style-name="T1"> </text:span><text:span text:style-name="T21">שחיטתו</text:span><text:span text:style-name="T1"> </text:span><text:span text:style-name="T21">וזריקתו; מכאן</text:span><text:span text:style-name="T1"> </text:span><text:span text:style-name="T21">ואילך</text:span><text:span text:style-name="T1"> </text:span><text:span text:style-name="T21">מפרש</text:span><text:span text:style-name="T1"> </text:span><text:span text:style-name="T21">סדר</text:span><text:span text:style-name="T1"> </text:span><text:span text:style-name="T21">הפשטו</text:span><text:span text:style-name="T1"> </text:span><text:span text:style-name="T21">וניתוחו</text:span><text:span text:style-name="T1"> </text:span><text:span text:style-name="T21">וכיצד</text:span><text:span text:style-name="T1"> </text:span><text:span text:style-name="T21">מעלין</text:span><text:span text:style-name="T1"> </text:span><text:span text:style-name="T21">את</text:span><text:span text:style-name="T1"> </text:span><text:span text:style-name="T21">האברים</text:span><text:span text:style-name="T1"> </text:span><text:span text:style-name="T21">לכבש:</text:span></text:p>
      <text:p text:style-name="P7"/>
      <text:p text:style-name="P7">(תמיד<text:span text:style-name="T1"> </text:span>לא,א)</text:p>
      <text:p text:style-name="P7"><text:soft-page-break/>משנה<text:span text:style-name="T1"> </text:span>ב:<text:tab/></text:p>
      <text:p text:style-name="P7"><text:span text:style-name="T10">(</text:span><text:span text:style-name="T60">כשהיה</text:span><text:span text:style-name="T64"> </text:span><text:span text:style-name="T60">מתחיל</text:span><text:span text:style-name="T64"> </text:span><text:span text:style-name="T60">הפשטו, היה</text:span><text:span text:style-name="T64"> </text:span><text:span text:style-name="T60">קרב</text:span><text:span text:style-name="T64"> </text:span><text:span text:style-name="T60">הראש</text:span><text:span text:style-name="T64"> </text:span><text:span text:style-name="T60">העוקץ</text:span><text:span text:style-name="T64"> </text:span><text:span text:style-name="T60">והרגל</text:span><text:span text:style-name="T64"> </text:span><text:span text:style-name="T60">ושתי</text:span><text:span text:style-name="T64"> </text:span><text:span text:style-name="T60">דפנות</text:span><text:span text:style-name="T64"> </text:span><text:span text:style-name="T60">וידים</text:span><text:span text:style-name="T64"> </text:span><text:span text:style-name="T60">והחזה</text:span><text:span text:style-name="T64"> </text:span><text:span text:style-name="T60">והגרה, ונמצאת</text:span><text:span text:style-name="T64"> </text:span><text:span text:style-name="T60">למד</text:span><text:span text:style-name="T64"> </text:span><text:span text:style-name="T60">מהתם</text:span><text:span text:style-name="T64"> </text:span><text:span text:style-name="T60">שמפשיטין</text:span><text:span text:style-name="T64"> </text:span><text:span text:style-name="T60">אותו</text:span><text:span text:style-name="T64"> </text:span><text:span text:style-name="T60">דרך</text:span><text:span text:style-name="T64"> </text:span><text:span text:style-name="T60">הרגלים; הילכך</text:span><text:span text:style-name="T64"> </text:span><text:span text:style-name="T60">פירש</text:span><text:span text:style-name="T64"> </text:span><text:span text:style-name="T60">לך:</text:span><text:span text:style-name="T10">)</text:span> לא<text:span text:style-name="T1"> </text:span>היה<text:span text:style-name="T1"> </text:span>שובר<text:span text:style-name="T1"> </text:span>בו<text:span text:style-name="T1"> </text:span>את<text:span text:style-name="T1"> </text:span>הרגל<text:span text:style-name="T1"> </text:span><text:span text:style-name="T10">(</text:span><text:span text:style-name="T60">כשתולהו</text:span><text:span text:style-name="T64"> </text:span><text:span text:style-name="T60">ברגליו</text:span><text:span text:style-name="T64"> </text:span><text:span text:style-name="T60">באונקליות</text:span><text:span text:style-name="T64"> </text:span><text:span text:style-name="T60">- לא</text:span><text:span text:style-name="T64"> </text:span><text:span text:style-name="T60">היה</text:span><text:span text:style-name="T64"> </text:span><text:span text:style-name="T60">שובר</text:span><text:span text:style-name="T64"> </text:span><text:span text:style-name="T60">את</text:span><text:span text:style-name="T64"> </text:span><text:span text:style-name="T60">רגליו</text:span><text:span text:style-name="T64"> </text:span><text:span text:style-name="T60">ומניח</text:span><text:span text:style-name="T64"> </text:span><text:span text:style-name="T60">רגל</text:span><text:span text:style-name="T64"> </text:span><text:span text:style-name="T60">השבור</text:span><text:span text:style-name="T64"> </text:span><text:span text:style-name="T60">ברגל</text:span><text:span text:style-name="T64"> </text:span><text:span text:style-name="T60">האחר</text:span><text:span text:style-name="T64"> </text:span><text:span text:style-name="T60">דרך</text:span><text:span text:style-name="T64"> </text:span><text:span text:style-name="T60">הרגל</text:span><text:span text:style-name="T64"> </text:span><text:span text:style-name="T60">ויורד</text:span><text:span text:style-name="T64"> </text:span><text:span text:style-name="T60">עד</text:span><text:span text:style-name="T64"> </text:span><text:span text:style-name="T60">לחזה; וכן</text:span><text:span text:style-name="T64"> </text:span><text:span text:style-name="T60">מוכח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כה:)</text:span><text:span text:style-name="T60">, דאמרינן</text:span><text:span text:style-name="T64"> </text:span><text:span text:style-name="T60">התם</text:span><text:span text:style-name="T64"> </text:span><text:span text:style-name="T60">דרך</text:span><text:span text:style-name="T64"> </text:span><text:span text:style-name="T60">הנקב</text:span><text:span text:style-name="T64"> </text:span><text:span text:style-name="T60">שינקוב</text:span><text:span text:style-name="T64"> </text:span><text:span text:style-name="T60">ברגל</text:span><text:span text:style-name="T64"> </text:span><text:span text:style-name="T60">שני, כדרך</text:span><text:span text:style-name="T64"> </text:span><text:span text:style-name="T60">הטבחים</text:span><text:span text:style-name="T64"> </text:span><text:span text:style-name="T60">שתולין</text:span><text:span text:style-name="T64"> </text:span><text:span text:style-name="T60">את</text:span><text:span text:style-name="T64"> </text:span><text:span text:style-name="T60">הבהמה</text:span><text:span text:style-name="T64"> </text:span><text:span text:style-name="T60">להפשיטה</text:span><text:span text:style-name="T10">)</text:span>, אלא<text:span text:style-name="T1"> </text:span>נוקבו<text:span text:style-name="T1"> </text:span>מתוך<text:span text:style-name="T1"> </text:span>ערקובו<text:span text:style-name="T1"> </text:span><text:span text:style-name="T10">(</text:span><text:span text:style-name="T60">כמו</text:span><text:span text:style-name="T64"> </text:span><text:span text:style-name="T60">'ארכובו'</text:span><text:span text:style-name="T10">)</text:span> ותולה<text:span text:style-name="T1"> </text:span>בו<text:span text:style-name="T1"> </text:span><text:span text:style-name="T10">(</text:span><text:span text:style-name="T60">בשני</text:span><text:span text:style-name="T64"> </text:span><text:span text:style-name="T60">הרגלים</text:span><text:span text:style-name="T64"> </text:span><text:span text:style-name="T60">נוקב</text:span><text:span text:style-name="T64"> </text:span><text:span text:style-name="T60">ומניחן</text:span><text:span text:style-name="T64"> </text:span><text:span text:style-name="T60">באונקליות</text:span><text:span text:style-name="T64"> </text:span><text:span text:style-name="T60">דרך</text:span><text:span text:style-name="T64"> </text:span><text:span text:style-name="T60">הנקבים, וכל</text:span><text:span text:style-name="T64"> </text:span><text:span text:style-name="T60">כך</text:span><text:span text:style-name="T64"> </text:span><text:span text:style-name="T60">למה? - שלאחר</text:span><text:span text:style-name="T64"> </text:span><text:span text:style-name="T60">שהפשיטה</text:span><text:span text:style-name="T64"> </text:span><text:span text:style-name="T60">- מנתחה</text:span><text:span text:style-name="T64"> </text:span><text:span text:style-name="T60">אבר</text:span><text:span text:style-name="T64"> </text:span><text:span text:style-name="T60">אבר, וכשחותך</text:span><text:span text:style-name="T64"> </text:span><text:span text:style-name="T60">רגל</text:span><text:span text:style-name="T64"> </text:span><text:span text:style-name="T60">ימין</text:span><text:span text:style-name="T64"> </text:span><text:span text:style-name="T60">עדיין</text:span><text:span text:style-name="T64"> </text:span><text:span text:style-name="T60">תלויה</text:span><text:span text:style-name="T64"> </text:span><text:span text:style-name="T60">הבהמה</text:span><text:span text:style-name="T64"> </text:span><text:span text:style-name="T60">ברגל</text:span><text:span text:style-name="T64"> </text:span><text:span text:style-name="T60">השמאלי, ואם</text:span><text:span text:style-name="T64"> </text:span><text:span text:style-name="T60">היה</text:span><text:span text:style-name="T64"> </text:span><text:span text:style-name="T60">תולה</text:span><text:span text:style-name="T64"> </text:span><text:span text:style-name="T60">אותה</text:span><text:span text:style-name="T64"> </text:span><text:span text:style-name="T60">כמו</text:span><text:span text:style-name="T64"> </text:span><text:span text:style-name="T60">הטבחים, לאחר</text:span><text:span text:style-name="T64"> </text:span><text:span text:style-name="T60">שיחתוך</text:span><text:span text:style-name="T64"> </text:span><text:span text:style-name="T60">ממנה</text:span><text:span text:style-name="T64"> </text:span><text:span text:style-name="T60">רגל</text:span><text:span text:style-name="T64"> </text:span><text:span text:style-name="T60">ימין</text:span><text:span text:style-name="T64"> </text:span><text:span text:style-name="T60">תפול</text:span><text:span text:style-name="T64"> </text:span><text:span text:style-name="T60">הבהמה</text:span><text:span text:style-name="T64"> </text:span><text:span text:style-name="T60">לארץ, לפי</text:span><text:span text:style-name="T64"> </text:span><text:span text:style-name="T60">שאותו</text:span><text:span text:style-name="T64"> </text:span><text:span text:style-name="T60">הרגל</text:span><text:span text:style-name="T64"> </text:span><text:span text:style-name="T60">תחוב</text:span><text:span text:style-name="T64"> </text:span><text:span text:style-name="T60">ברגל</text:span><text:span text:style-name="T64"> </text:span><text:span text:style-name="T60">האחר</text:span><text:span text:style-name="T64"> </text:span><text:span text:style-name="T60">ועל</text:span><text:span text:style-name="T64"> </text:span><text:span text:style-name="T60">ידי</text:span><text:span text:style-name="T64"> </text:span><text:span text:style-name="T60">כן</text:span><text:span text:style-name="T64"> </text:span><text:span text:style-name="T60">תלוי</text:span><text:span text:style-name="T64"> </text:span><text:span text:style-name="T60">הבהמה</text:span><text:span text:style-name="T10">)</text:span>;</text:p>
      <text:p text:style-name="P7">היה<text:span text:style-name="T1"> </text:span>מפשיט<text:span text:style-name="T1"> </text:span>ויורד<text:span text:style-name="T1"> </text:span>עד<text:span text:style-name="T1"> </text:span>שמגיע<text:span text:style-name="T1"> </text:span>לחזה<text:span text:style-name="T1"> </text:span><text:span text:style-name="T10">(</text:span><text:span text:style-name="T60">שהרי</text:span><text:span text:style-name="T64"> </text:span><text:span text:style-name="T60">הופשטה</text:span><text:span text:style-name="T64"> </text:span><text:span text:style-name="T60">כל</text:span><text:span text:style-name="T64"> </text:span><text:span text:style-name="T60">הבהמה, אלא</text:span><text:span text:style-name="T64"> </text:span><text:span text:style-name="T60">שעדיין</text:span><text:span text:style-name="T64"> </text:span><text:span text:style-name="T60">תלויה</text:span><text:span text:style-name="T64"> </text:span><text:span text:style-name="T60">עוד</text:span><text:span text:style-name="T64"> </text:span><text:span text:style-name="T60">בחזה</text:span><text:span text:style-name="T64"> </text:span><text:span text:style-name="T60">למטה: שעדיין</text:span><text:span text:style-name="T64"> </text:span><text:span text:style-name="T60">לא</text:span><text:span text:style-name="T64"> </text:span><text:span text:style-name="T60">הופשטה</text:span><text:span text:style-name="T64"> </text:span><text:span text:style-name="T60">שם, כדקתני</text:span><text:span text:style-name="T64"> </text:span><text:span text:style-name="T60">'לבסוף</text:span><text:span text:style-name="T64"> </text:span><text:span text:style-name="T60">מרק</text:span><text:span text:style-name="T64"> </text:span><text:span text:style-name="T60">והפשיט'</text:span><text:span text:style-name="T10">)</text:span>;</text:p>
      <text:p text:style-name="P7">הגיע<text:span text:style-name="T1"> </text:span>לחזה<text:span text:style-name="T1"> </text:span><text:span text:style-name="T10">(</text:span><text:span text:style-name="T60">וקודם</text:span><text:span text:style-name="T64"> </text:span><text:span text:style-name="T60">שיחתוך</text:span><text:span text:style-name="T64"> </text:span><text:span text:style-name="T60">ממנה</text:span><text:span text:style-name="T64"> </text:span><text:span text:style-name="T60">שום</text:span><text:span text:style-name="T64"> </text:span><text:span text:style-name="T60">אבר</text:span><text:span text:style-name="T10">)</text:span> חתך<text:span text:style-name="T1"> </text:span>את<text:span text:style-name="T1"> </text:span>הראש<text:span text:style-name="T1"> </text:span><text:span text:style-name="T10">(</text:span><text:span text:style-name="T60">ולא</text:span><text:span text:style-name="T64"> </text:span><text:span text:style-name="T60">מפשיטו, שהרי</text:span><text:span text:style-name="T64"> </text:span><text:span text:style-name="T60">קודם</text:span><text:span text:style-name="T64"> </text:span><text:span text:style-name="T60">הוא</text:span><text:span text:style-name="T64"> </text:span><text:span text:style-name="T60">בהקטרה, ונאה</text:span><text:span text:style-name="T64"> </text:span><text:span text:style-name="T60">לחותכו</text:span><text:span text:style-name="T64"> </text:span><text:span text:style-name="T60">קודם</text:span><text:span text:style-name="T10">)</text:span> ונתנו<text:span text:style-name="T1"> </text:span>למי<text:span text:style-name="T1"> </text:span>שזכה<text:span text:style-name="T1"> </text:span>בו<text:span text:style-name="T1"> </text:span><text:span text:style-name="T10">(</text:span><text:span text:style-name="T60">קודם</text:span><text:span text:style-name="T64"> </text:span><text:span text:style-name="T60">שחתך</text:span><text:span text:style-name="T64"> </text:span><text:span text:style-name="T60">את</text:span><text:span text:style-name="T64"> </text:span><text:span text:style-name="T60">הכרעים</text:span><text:span text:style-name="T10">)</text:span>;</text:p>
      <text:p text:style-name="P7">חתך<text:span text:style-name="T1"> </text:span>את<text:span text:style-name="T1"> </text:span>הכרעים<text:span text:style-name="T1"> </text:span><text:span text:style-name="T10">(</text:span><text:span text:style-name="T60">רגלי</text:span><text:span text:style-name="T64"> </text:span><text:span text:style-name="T60">הבהמה</text:span><text:span text:style-name="T64"> </text:span><text:span text:style-name="T60">= כרעים, על</text:span><text:span text:style-name="T64"> </text:span><text:span text:style-name="T60">שם</text:span><text:span text:style-name="T64"> </text:span><text:span text:style-name="T60">כריעה</text:span><text:span text:style-name="T64"> </text:span><text:span text:style-name="T60">קרי</text:span><text:span text:style-name="T64"> </text:span><text:span text:style-name="T60">להו</text:span><text:span text:style-name="T64"> </text:span><text:span text:style-name="T60">'כרעים'; שמאחר</text:span><text:span text:style-name="T64"> </text:span><text:span text:style-name="T60">שהופשטו</text:span><text:span text:style-name="T64"> </text:span><text:span text:style-name="T60">הידים</text:span><text:span text:style-name="T64"> </text:span><text:span text:style-name="T60">עד</text:span><text:span text:style-name="T64"> </text:span><text:span text:style-name="T60">כנגד</text:span><text:span text:style-name="T64"> </text:span><text:span text:style-name="T60">החזה</text:span><text:span text:style-name="T64"> </text:span><text:span text:style-name="T60">- יכול</text:span><text:span text:style-name="T64"> </text:span><text:span text:style-name="T60">לחתוך</text:span><text:span text:style-name="T64"> </text:span><text:span text:style-name="T60">כל</text:span><text:span text:style-name="T64"> </text:span><text:span text:style-name="T60">ארבע</text:span><text:span text:style-name="T64"> </text:span><text:span text:style-name="T60">רגלים</text:span><text:span text:style-name="T64"> </text:span><text:span text:style-name="T60">יחד</text:span><text:span text:style-name="T10">)</text:span> ונתנן<text:span text:style-name="T1"> </text:span>למי<text:span text:style-name="T1"> </text:span>שזכה<text:span text:style-name="T1"> </text:span>בהן;</text:p>
      <text:p text:style-name="P7">מרק<text:span text:style-name="T1"> </text:span>את<text:span text:style-name="T1"> </text:span>ההפשט<text:span text:style-name="T1"> </text:span><text:span text:style-name="T10">(</text:span><text:span text:style-name="T60">גמר, כמו</text:span><text:span text:style-name="T64"> </text:span><text:span text:style-name="T61">(יומא</text:span><text:span text:style-name="T65"> </text:span><text:span text:style-name="T61">דף</text:span><text:span text:style-name="T65"> </text:span><text:span text:style-name="T61">לא:)</text:span><text:span text:style-name="T60"> '</text:span><text:span text:style-name="T79">קרצו</text:span><text:span text:style-name="T81"> </text:span><text:span text:style-name="T79">ומירק</text:span><text:span text:style-name="T81"> </text:span><text:span text:style-name="T79">אחר</text:span><text:span text:style-name="T81"> </text:span><text:span text:style-name="T79">שחיטה</text:span><text:span text:style-name="T81"> </text:span><text:span text:style-name="T79">על</text:span><text:span text:style-name="T81"> </text:span><text:span text:style-name="T79">ידו</text:span><text:span text:style-name="T60">' כלומר: גמר</text:span><text:span text:style-name="T64"> </text:span><text:span text:style-name="T60">הפשיטו</text:span><text:span text:style-name="T64"> </text:span><text:span text:style-name="T60">נגד</text:span><text:span text:style-name="T64"> </text:span><text:span text:style-name="T60">החזה</text:span><text:span text:style-name="T64"> </text:span><text:span text:style-name="T60">וצואר</text:span><text:span text:style-name="T64"> </text:span><text:span text:style-name="T60">וסוף</text:span><text:span text:style-name="T64"> </text:span><text:span text:style-name="T60">הידים</text:span><text:span text:style-name="T10">)</text:span>;</text:p>
      <text:p text:style-name="P7">קרע<text:span text:style-name="T1"> </text:span>את<text:span text:style-name="T1"> </text:span>הלב<text:span text:style-name="T1"> </text:span>והוציא<text:span text:style-name="T1"> </text:span>את<text:span text:style-name="T1"> </text:span>דמו<text:span text:style-name="T1"> </text:span>חתך<text:span text:style-name="T1"> </text:span>את<text:span text:style-name="T1"> </text:span>הידים<text:span text:style-name="T1"> </text:span>ונתנן<text:span text:style-name="T1"> </text:span>למי<text:span text:style-name="T1"> </text:span>שזכה<text:span text:style-name="T1"> </text:span>בהן<text:span text:style-name="T1"> </text:span><text:span text:style-name="T10">(</text:span><text:span text:style-name="T60">והוא</text:span><text:span text:style-name="T64"> </text:span><text:span text:style-name="T60">הדין</text:span><text:span text:style-name="T64"> </text:span><text:span text:style-name="T60">דקודם</text:span><text:span text:style-name="T64"> </text:span><text:span text:style-name="T60">שיחתוך</text:span><text:span text:style-name="T64"> </text:span><text:span text:style-name="T60">הידים</text:span><text:span text:style-name="T64"> </text:span><text:span text:style-name="T60">היה</text:span><text:span text:style-name="T64"> </text:span><text:span text:style-name="T60">יכול</text:span><text:span text:style-name="T64"> </text:span><text:span text:style-name="T60">לחתוך</text:span><text:span text:style-name="T64"> </text:span><text:span text:style-name="T60">רגל</text:span><text:span text:style-name="T64"> </text:span><text:span text:style-name="T60">הימנית, אלא</text:span><text:span text:style-name="T64"> </text:span><text:span text:style-name="T60">שעדיין</text:span><text:span text:style-name="T64"> </text:span><text:span text:style-name="T60">כובד</text:span><text:span text:style-name="T64"> </text:span><text:span text:style-name="T60">הבהמה</text:span><text:span text:style-name="T64"> </text:span><text:span text:style-name="T60">ברגלים</text:span><text:span text:style-name="T64"> </text:span><text:span text:style-name="T60">והבהמה</text:span><text:span text:style-name="T64"> </text:span><text:span text:style-name="T60">נתלית;</text:span><text:span text:style-name="T10">)</text:span> </text:p>
      <text:p text:style-name="P7">עלה<text:span text:style-name="T1"> </text:span>לרגל<text:span text:style-name="T1"> </text:span>הימנית, חתכה<text:span text:style-name="T1"> </text:span>ונתנה<text:span text:style-name="T1"> </text:span>למי<text:span text:style-name="T1"> </text:span>שזכה<text:span text:style-name="T1"> </text:span>בה<text:span text:style-name="T1"> </text:span><text:span text:style-name="T10">(</text:span><text:span text:style-name="T60">דהיינו</text:span><text:span text:style-name="T64"> </text:span><text:span text:style-name="T60">אותו</text:span><text:span text:style-name="T64"> </text:span><text:span text:style-name="T60">שזכה</text:span><text:span text:style-name="T64"> </text:span><text:span text:style-name="T60">בראש</text:span><text:span text:style-name="T10">)</text:span>, ושני<text:span text:style-name="T1"> </text:span>ביצים<text:span text:style-name="T1"> </text:span>עמה<text:span text:style-name="T1"> </text:span><text:span text:style-name="T10">(</text:span><text:span text:style-name="T60">שעולה</text:span><text:span text:style-name="T64"> </text:span><text:span text:style-name="T60">בא</text:span><text:span text:style-name="T64"> </text:span><text:span text:style-name="T60">זכר</text:span><text:span text:style-name="T10">)</text:span>; </text:p>
      <text:p text:style-name="P7"><text:span text:style-name="T10">(</text:span><text:span text:style-name="T60">ואז</text:span><text:span text:style-name="T64"> </text:span><text:span text:style-name="T60">הבהמה</text:span><text:span text:style-name="T64"> </text:span><text:span text:style-name="T60">תלויה</text:span><text:span text:style-name="T64"> </text:span><text:span text:style-name="T60">על</text:span><text:span text:style-name="T64"> </text:span><text:span text:style-name="T60">ידי</text:span><text:span text:style-name="T64"> </text:span><text:span text:style-name="T60">הרגל</text:span><text:span text:style-name="T64"> </text:span><text:span text:style-name="T60">השמאלי, עכשיו</text:span><text:span text:style-name="T64"> </text:span><text:span text:style-name="T60">שנטל</text:span><text:span text:style-name="T64"> </text:span><text:span text:style-name="T60">רגל</text:span><text:span text:style-name="T64"> </text:span><text:span text:style-name="T60">הימני</text:span><text:span text:style-name="T10">)</text:span> </text:p>
      <text:p text:style-name="P7">קרעו<text:span text:style-name="T1"> </text:span>ונמצא<text:span text:style-name="T1"> </text:span>כולו<text:span text:style-name="T1"> </text:span>גלוי<text:span text:style-name="T1"> </text:span>לפניו<text:span text:style-name="T1"> </text:span><text:span text:style-name="T10">(</text:span><text:span text:style-name="T60">כשקרעו</text:span><text:span text:style-name="T64"> </text:span><text:span text:style-name="T60">נמצא</text:span><text:span text:style-name="T64"> </text:span><text:span text:style-name="T60">כולו</text:span><text:span text:style-name="T64"> </text:span><text:span text:style-name="T60">גלוי</text:span><text:span text:style-name="T64"> </text:span><text:span text:style-name="T60">לפניו</text:span><text:span text:style-name="T64"> </text:span><text:span text:style-name="T60">ויכול</text:span><text:span text:style-name="T64"> </text:span><text:span text:style-name="T60">לראות</text:span><text:span text:style-name="T64"> </text:span><text:span text:style-name="T60">בפנים: שכשלא</text:span><text:span text:style-name="T64"> </text:span><text:span text:style-name="T60">היה</text:span><text:span text:style-name="T64"> </text:span><text:span text:style-name="T60">הרגל</text:span><text:span text:style-name="T64"> </text:span><text:span text:style-name="T60">עדיין</text:span><text:span text:style-name="T64"> </text:span><text:span text:style-name="T60">חתוך</text:span><text:span text:style-name="T64"> </text:span><text:span text:style-name="T60">אפילו</text:span><text:span text:style-name="T64"> </text:span><text:span text:style-name="T60">אם</text:span><text:span text:style-name="T64"> </text:span><text:span text:style-name="T60">היה</text:span><text:span text:style-name="T64"> </text:span><text:span text:style-name="T60">קורעו</text:span><text:span text:style-name="T64"> </text:span><text:span text:style-name="T60">- לא</text:span><text:span text:style-name="T64"> </text:span><text:span text:style-name="T60">היה</text:span><text:span text:style-name="T64"> </text:span><text:span text:style-name="T60">מה</text:span><text:span text:style-name="T64"> </text:span><text:span text:style-name="T60">שבפנים</text:span><text:span text:style-name="T64"> </text:span><text:span text:style-name="T60">נראה</text:span><text:span text:style-name="T64"> </text:span><text:span text:style-name="T60">כמו</text:span><text:span text:style-name="T64"> </text:span><text:span text:style-name="T60">עתה</text:span><text:span text:style-name="T10">)</text:span>;</text:p>
      <text:p text:style-name="P7">נטל<text:span text:style-name="T1"> </text:span>את<text:span text:style-name="T1"> </text:span>הפדר<text:span text:style-name="T1"> </text:span><text:span text:style-name="T10">(</text:span><text:span text:style-name="T60">חלב</text:span><text:span text:style-name="T10">)</text:span>, ונתנו<text:span text:style-name="T1"> </text:span><text:span text:style-name="T10">(</text:span><text:span text:style-name="T60">מכסה</text:span><text:span text:style-name="T10">)</text:span> על<text:span text:style-name="T1"> </text:span>בית<text:span text:style-name="T1"> </text:span>שחיטת<text:span text:style-name="T1"> </text:span>הראש<text:span text:style-name="T1"> </text:span>מלמעלה<text:span text:style-name="T1"> </text:span><text:span text:style-name="T10">(</text:span><text:span text:style-name="T60">לכסות</text:span><text:span text:style-name="T64"> </text:span><text:span text:style-name="T60">בו</text:span><text:span text:style-name="T64"> </text:span><text:span text:style-name="T60">בית</text:span><text:span text:style-name="T64"> </text:span><text:span text:style-name="T60">השחיטה; קתני</text:span><text:span text:style-name="T64"> </text:span><text:span text:style-name="T60">'בית</text:span><text:span text:style-name="T64"> </text:span><text:span text:style-name="T60">השחיטת</text:span><text:span text:style-name="T64"> </text:span><text:span text:style-name="T60">הראש' ולא</text:span><text:span text:style-name="T64"> </text:span><text:span text:style-name="T60">קתני</text:span><text:span text:style-name="T64"> </text:span><text:span text:style-name="T60">'הראש', שכשהיה</text:span><text:span text:style-name="T64"> </text:span><text:span text:style-name="T60">נושא</text:span><text:span text:style-name="T64"> </text:span><text:span text:style-name="T60">את</text:span><text:span text:style-name="T64"> </text:span><text:span text:style-name="T60">הראש</text:span><text:span text:style-name="T64"> </text:span><text:span text:style-name="T60">על</text:span><text:span text:style-name="T64"> </text:span><text:span text:style-name="T60">המזבח</text:span><text:span text:style-name="T64"> </text:span><text:span text:style-name="T60">- היה</text:span><text:span text:style-name="T64"> </text:span><text:span text:style-name="T60">הופך</text:span><text:span text:style-name="T64"> </text:span><text:span text:style-name="T60">בית</text:span><text:span text:style-name="T64"> </text:span><text:span text:style-name="T60">השחיטה</text:span><text:span text:style-name="T64"> </text:span><text:span text:style-name="T60">למעלה, ולוקח</text:span><text:span text:style-name="T64"> </text:span><text:span text:style-name="T60">החלב</text:span><text:span text:style-name="T64"> </text:span><text:span text:style-name="T60">ומכסה; וזה</text:span><text:span text:style-name="T64"> </text:span><text:span text:style-name="T60">דרך</text:span><text:span text:style-name="T64"> </text:span><text:span text:style-name="T60">כבוד</text:span><text:span text:style-name="T64"> </text:span><text:span text:style-name="T60">למעלה; ולא</text:span><text:span text:style-name="T64"> </text:span><text:span text:style-name="T60">קתני</text:span><text:span text:style-name="T64"> </text:span><text:span text:style-name="T60">'בית</text:span><text:span text:style-name="T64"> </text:span><text:span text:style-name="T60">השחיטה' סתם</text:span><text:span text:style-name="T64"> </text:span><text:span text:style-name="T60">- למעוטי</text:span><text:span text:style-name="T64"> </text:span><text:span text:style-name="T60">שחיטת</text:span><text:span text:style-name="T64"> </text:span><text:span text:style-name="T60">צואר</text:span><text:span text:style-name="T64"> </text:span><text:span text:style-name="T60">אתיא; [סד"א] דכמו</text:span><text:span text:style-name="T64"> </text:span><text:span text:style-name="T60">שהראש</text:span><text:span text:style-name="T64"> </text:span><text:span text:style-name="T60">מגונה</text:span><text:span text:style-name="T64"> </text:span><text:span text:style-name="T60">בשביל</text:span><text:span text:style-name="T64"> </text:span><text:span text:style-name="T60">שחיטה</text:span><text:span text:style-name="T64"> </text:span><text:span text:style-name="T60">- הכי</text:span><text:span text:style-name="T64"> </text:span><text:span text:style-name="T60">נמי</text:span><text:span text:style-name="T64"> </text:span><text:span text:style-name="T60">צואר</text:span><text:span text:style-name="T64"> </text:span><text:span text:style-name="T60">מגונה, הילכך</text:span><text:span text:style-name="T64"> </text:span><text:span text:style-name="T60">פירש</text:span><text:span text:style-name="T64"> </text:span><text:span text:style-name="T60">לך</text:span><text:span text:style-name="T64"> </text:span><text:span text:style-name="T60">'בית</text:span><text:span text:style-name="T64"> </text:span><text:span text:style-name="T60">שחיטת</text:span><text:span text:style-name="T64"> </text:span><text:span text:style-name="T60">הראש' - למעוטי</text:span><text:span text:style-name="T64"> </text:span><text:span text:style-name="T60">בית</text:span><text:span text:style-name="T64"> </text:span><text:span text:style-name="T60">שחיטה</text:span><text:span text:style-name="T64"> </text:span><text:span text:style-name="T60">צואר; וצואר</text:span><text:span text:style-name="T64"> </text:span><text:span text:style-name="T60">כשהיה</text:span><text:span text:style-name="T64"> </text:span><text:span text:style-name="T60">נושא</text:span><text:span text:style-name="T64"> </text:span><text:span text:style-name="T60">- היה</text:span><text:span text:style-name="T64"> </text:span><text:span text:style-name="T60">הופך</text:span><text:span text:style-name="T64"> </text:span><text:span text:style-name="T60">החתך</text:span><text:span text:style-name="T64"> </text:span><text:span text:style-name="T60">אצלו</text:span><text:span text:style-name="T64"> </text:span><text:span text:style-name="T60">ואינו</text:span><text:span text:style-name="T64"> </text:span><text:span text:style-name="T60">נראה; אבל</text:span><text:span text:style-name="T64"> </text:span><text:span text:style-name="T60">הראש</text:span><text:span text:style-name="T64"> </text:span><text:span text:style-name="T60">- קרניו</text:span><text:span text:style-name="T64"> </text:span><text:span text:style-name="T60">בין</text:span><text:span text:style-name="T64"> </text:span><text:span text:style-name="T60">אצבעותיו</text:span><text:span text:style-name="T64"> </text:span><text:span text:style-name="T60">וחוטמו</text:span><text:span text:style-name="T64"> </text:span><text:span text:style-name="T60">כלפי</text:span><text:span text:style-name="T64"> </text:span><text:span text:style-name="T60">זרועותיו</text:span><text:span text:style-name="T64"> </text:span><text:span text:style-name="T60">ובית</text:span><text:span text:style-name="T64"> </text:span><text:span text:style-name="T60">שחיטתו</text:span><text:span text:style-name="T64"> </text:span><text:span text:style-name="T60">למעלה, הילכך</text:span><text:span text:style-name="T64"> </text:span><text:span text:style-name="T60">מכסה</text:span><text:span text:style-name="T64"> </text:span><text:span text:style-name="T60">הפדר</text:span><text:span text:style-name="T64"> </text:span><text:span text:style-name="T60">בית</text:span><text:span text:style-name="T64"> </text:span><text:span text:style-name="T60">השחיטה, והכי</text:span><text:span text:style-name="T64"> </text:span><text:span text:style-name="T60">יפה</text:span><text:span text:style-name="T64"> </text:span><text:span text:style-name="T60">לעשות; ועוד: דשחיטת</text:span><text:span text:style-name="T64"> </text:span><text:span text:style-name="T60">הצואר</text:span><text:span text:style-name="T64"> </text:span><text:span text:style-name="T60">אינה</text:span><text:span text:style-name="T64"> </text:span><text:span text:style-name="T60">מגונה</text:span><text:span text:style-name="T64"> </text:span><text:span text:style-name="T60">בדם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כמו</text:span><text:span text:style-name="T64"> </text:span><text:span text:style-name="T60">הראש</text:span><text:span text:style-name="T10">)</text:span>;</text:p>
      <text:p text:style-name="P7">נטל<text:span text:style-name="T1"> </text:span>את<text:span text:style-name="T1"> </text:span>הקרביים<text:span text:style-name="T1"> </text:span>ונתנן<text:span text:style-name="T1"> </text:span>למי<text:span text:style-name="T1"> </text:span>שזכה<text:span text:style-name="T1"> </text:span>בהן<text:span text:style-name="T1"> </text:span>להדיחן<text:span text:style-name="T1"> </text:span><text:span text:style-name="T10">(</text:span><text:span text:style-name="T60">ולהסיר</text:span><text:span text:style-name="T64"> </text:span><text:span text:style-name="T60">הטינוף</text:span><text:span text:style-name="T64"> </text:span><text:span text:style-name="T60">שבהן</text:span><text:span text:style-name="T10">)</text:span>; והכרס<text:span text:style-name="T1"> </text:span>- מדיחין<text:span text:style-name="T1"> </text:span>אותה<text:span text:style-name="T1"> </text:span>בבית<text:span text:style-name="T1"> </text:span>המדיחין<text:span text:style-name="T1"> </text:span>ומדיחין<text:span text:style-name="T1"> </text:span>אותה<text:span text:style-name="T1"> </text:span>כל<text:span text:style-name="T1"> </text:span>צרכה<text:span text:style-name="T1"> </text:span><text:span text:style-name="T10">(</text:span><text:span text:style-name="T60">לפי</text:span><text:span text:style-name="T64"> </text:span><text:span text:style-name="T60">שיש</text:span><text:span text:style-name="T64"> </text:span><text:span text:style-name="T60">בה</text:span><text:span text:style-name="T64"> </text:span><text:span text:style-name="T60">טינופת</text:span><text:span text:style-name="T64"> </text:span><text:span text:style-name="T60">הרבה</text:span><text:span text:style-name="T64"> </text:span><text:span text:style-name="T60">- קבעו</text:span><text:span text:style-name="T64"> </text:span><text:span text:style-name="T60">לה</text:span><text:span text:style-name="T64"> </text:span><text:span text:style-name="T60">לשכה</text:span><text:span text:style-name="T64"> </text:span><text:span text:style-name="T60">אחת</text:span><text:span text:style-name="T64"> </text:span><text:span text:style-name="T60">להדיחה</text:span><text:span text:style-name="T64"> </text:span><text:span text:style-name="T60">שם, ולא</text:span><text:span text:style-name="T64"> </text:span><text:span text:style-name="T60">קבע</text:span><text:span text:style-name="T64"> </text:span><text:span text:style-name="T60">בדם</text:span><text:span text:style-name="T64"> </text:span><text:span text:style-name="T60">לשכת</text:span><text:span text:style-name="T64"> </text:span><text:span text:style-name="T60">הדחה; שיש</text:span><text:span text:style-name="T64"> </text:span><text:span text:style-name="T60">כרס</text:span><text:span text:style-name="T64"> </text:span><text:span text:style-name="T60">שיש</text:span><text:span text:style-name="T64"> </text:span><text:span text:style-name="T60">בה</text:span><text:span text:style-name="T64"> </text:span><text:span text:style-name="T60">טינופת</text:span><text:span text:style-name="T64"> </text:span><text:span text:style-name="T60">הרבה</text:span><text:span text:style-name="T64"> </text:span><text:span text:style-name="T60">ויש</text:span><text:span text:style-name="T64"> </text:span><text:span text:style-name="T60">שאין</text:span><text:span text:style-name="T64"> </text:span><text:span text:style-name="T60">בה</text:span><text:span text:style-name="T64"> </text:span><text:span text:style-name="T60">כל</text:span><text:span text:style-name="T64"> </text:span><text:span text:style-name="T60">כך;</text:span><text:span text:style-name="T10">)</text:span>, והקרביים<text:span text:style-name="T1"> </text:span><text:span text:style-name="T10">(</text:span><text:span text:style-name="T60">והבני</text:span><text:span text:style-name="T64"> </text:span><text:span text:style-name="T60">מעיים</text:span><text:span text:style-name="T64"> </text:span><text:span text:style-name="T60">אין</text:span><text:span text:style-name="T64"> </text:span><text:span text:style-name="T60">בהן</text:span><text:span text:style-name="T64"> </text:span><text:span text:style-name="T60">משום</text:span><text:span text:style-name="T64"> </text:span><text:span text:style-name="T60">טינופת</text:span><text:span text:style-name="T64"> </text:span><text:span text:style-name="T60">כל</text:span><text:span text:style-name="T64"> </text:span><text:span text:style-name="T60">כך</text:span><text:span text:style-name="T10">)</text:span> מדיחין<text:span text:style-name="T1"> </text:span>אותן<text:span text:style-name="T1"> </text:span>שלש<text:span text:style-name="T1"> </text:span>פעמים<text:span text:style-name="T1"> </text:span>במעוטן<text:span text:style-name="T1"> </text:span><text:span text:style-name="T10">(</text:span><text:span text:style-name="T60">בשולחן</text:span><text:span text:style-name="T64"> </text:span><text:span text:style-name="T60">הקטן</text:span><text:span text:style-name="T64"> </text:span><text:span text:style-name="T60">של</text:span><text:span text:style-name="T64"> </text:span><text:span text:style-name="T60">שולחנות</text:span><text:span text:style-name="T64"> </text:span><text:span text:style-name="T60">של</text:span><text:span text:style-name="T64"> </text:span><text:span text:style-name="T60">שיש</text:span><text:span text:style-name="T64"> </text:span><text:span text:style-name="T60">שבבית</text:span><text:span text:style-name="T64"> </text:span><text:span text:style-name="T60">המטבחיים</text:span><text:span text:style-name="T10">)</text:span>, על<text:span text:style-name="T1"> </text:span>שולחנות<text:span text:style-name="T1"> </text:span>של<text:span text:style-name="T1"> </text:span>שיש<text:span text:style-name="T1"> </text:span>שבין<text:span text:style-name="T1"> </text:span>העמודים<text:span text:style-name="T1"> </text:span><text:span text:style-name="T10">(</text:span><text:span text:style-name="T60">ולאו</text:span><text:span text:style-name="T64"> </text:span><text:span text:style-name="T60">היינו</text:span><text:span text:style-name="T64"> </text:span><text:span text:style-name="T60">שולחנות</text:span><text:span text:style-name="T64"> </text:span><text:span text:style-name="T60">שבין</text:span><text:span text:style-name="T64"> </text:span><text:span text:style-name="T60">העמודים</text:span><text:span text:style-name="T64"> </text:span><text:span text:style-name="T60">שעל</text:span><text:span text:style-name="T64"> </text:span><text:span text:style-name="T60">אותן</text:span><text:span text:style-name="T64"> </text:span><text:span text:style-name="T60">היו</text:span><text:span text:style-name="T64"> </text:span><text:span text:style-name="T76">מפשיטין</text:span><text:span text:style-name="T60">, כדמפרש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1">(פ"ג</text:span><text:span text:style-name="T65"> </text:span><text:span text:style-name="T61">מ"ה, דף</text:span><text:span text:style-name="T65"> </text:span><text:span text:style-name="T61">לו.)</text:span><text:span text:style-name="T60">; אבל</text:span><text:span text:style-name="T64"> </text:span><text:span text:style-name="T60">מלבד</text:span><text:span text:style-name="T64"> </text:span><text:span text:style-name="T60">אותן</text:span><text:span text:style-name="T64"> </text:span><text:span text:style-name="T60">שולחנות</text:span><text:span text:style-name="T64"> </text:span><text:span text:style-name="T60">היו</text:span><text:span text:style-name="T64"> </text:span><text:span text:style-name="T60">שולחנות</text:span><text:span text:style-name="T64"> </text:span><text:span text:style-name="T60">של</text:span><text:span text:style-name="T64"> </text:span><text:span text:style-name="T60">שיש, נראה</text:span><text:span text:style-name="T64"> </text:span><text:span text:style-name="T60">לי</text:span><text:span text:style-name="T64"> </text:span><text:span text:style-name="T60">שהיו</text:span><text:span text:style-name="T64"> </text:span><text:span text:style-name="T60">קבועין</text:span><text:span text:style-name="T64"> </text:span><text:span text:style-name="T60">בגבוה, שעליהן</text:span><text:span text:style-name="T64"> </text:span><text:span text:style-name="T60">היו</text:span><text:span text:style-name="T64"> </text:span><text:span text:style-name="T60">מדיחין</text:span><text:span text:style-name="T64"> </text:span><text:span text:style-name="T60">קרביים; וכך</text:span><text:span text:style-name="T64"> </text:span><text:span text:style-name="T60">מייתינן</text:span><text:span text:style-name="T64"> </text:span><text:span text:style-name="T60">על</text:span><text:span text:style-name="T64"> </text:span><text:span text:style-name="T60">גמרא</text:span><text:span text:style-name="T64"> </text:span><text:span text:style-name="T60">דהאי</text:span><text:span text:style-name="T64"> </text:span><text:span text:style-name="T60">פירקא</text:span><text:span text:style-name="T64"> </text:span><text:span text:style-name="T61">[שקלים</text:span><text:span text:style-name="T65"> </text:span><text:span text:style-name="T61">פ"ו</text:span><text:span text:style-name="T65"> </text:span><text:span text:style-name="T61">מ"ד]</text:span><text:span text:style-name="T60"> '</text:span><text:span text:style-name="T79">עשרה</text:span><text:span text:style-name="T81"> </text:span><text:span text:style-name="T79">שולחנות</text:span><text:span text:style-name="T81"> </text:span><text:span text:style-name="T79">היו</text:span><text:span text:style-name="T81"> </text:span><text:span text:style-name="T79">במקדש: שמונה</text:span><text:span text:style-name="T81"> </text:span><text:span text:style-name="T79">של</text:span><text:span text:style-name="T81"> </text:span><text:span text:style-name="T79">שיש</text:span><text:span text:style-name="T81"> </text:span><text:span text:style-name="T79">בבית</text:span><text:span text:style-name="T81"> </text:span><text:span text:style-name="T79">המטבחיים</text:span><text:span text:style-name="T81"> </text:span><text:span text:style-name="T79">שעליהם</text:span><text:span text:style-name="T81"> </text:span><text:span text:style-name="T79">מדיחין</text:span><text:span text:style-name="T81"> </text:span><text:span text:style-name="T79">את</text:span><text:span text:style-name="T81"> </text:span><text:span text:style-name="T79">הקרביים</text:span><text:span text:style-name="T60">' אבל</text:span><text:span text:style-name="T64"> </text:span><text:span text:style-name="T60">שולחנות</text:span><text:span text:style-name="T64"> </text:span><text:span text:style-name="T60">שהיו</text:span><text:span text:style-name="T64"> </text:span><text:span text:style-name="T60">מפשיטין</text:span><text:span text:style-name="T64"> </text:span><text:span text:style-name="T60">היו</text:span><text:span text:style-name="T64"> </text:span><text:span text:style-name="T60">בין</text:span><text:span text:style-name="T64"> </text:span><text:span text:style-name="T60">עמודים; וכן</text:span><text:span text:style-name="T64"> </text:span><text:span text:style-name="T60">גרסינן</text:span><text:span text:style-name="T64"> </text:span><text:span text:style-name="T60">בהדיא</text:span><text:span text:style-name="T64"> </text:span><text:span text:style-name="T60">במסכת</text:span><text:span text:style-name="T64"> </text:span><text:span text:style-name="T60">מדות</text:span><text:span text:style-name="T64"> </text:span><text:span text:style-name="T61">(פ"ג</text:span><text:span text:style-name="T65"> </text:span><text:span text:style-name="T61">מ"ה, דף</text:span><text:span text:style-name="T65"> </text:span><text:span text:style-name="T61">לו.)</text:span><text:span text:style-name="T60"> '</text:span><text:span text:style-name="T79">שולחנות</text:span><text:span text:style-name="T81"> </text:span><text:span text:style-name="T79">של</text:span><text:span text:style-name="T81"> </text:span><text:span text:style-name="T79">שיש</text:span><text:span text:style-name="T81"> </text:span><text:span text:style-name="T79">שבין</text:span><text:span text:style-name="T81"> </text:span><text:span text:style-name="T79">העמודים</text:span><text:span text:style-name="T60">' ובשולחנות</text:span><text:span text:style-name="T64"> </text:span><text:span text:style-name="T60">שעליהן</text:span><text:span text:style-name="T64"> </text:span><text:span text:style-name="T60">מדיחין</text:span><text:span text:style-name="T64"> </text:span><text:span text:style-name="T60">גרסינן</text:span><text:span text:style-name="T64"> </text:span><text:span text:style-name="T60">בבית</text:span><text:span text:style-name="T64"> </text:span><text:span text:style-name="T60">המטבחיים; וכן</text:span><text:span text:style-name="T64"> </text:span><text:span text:style-name="T60">מוכח</text:span><text:span text:style-name="T64"> </text:span><text:span text:style-name="T60">במדות</text:span><text:span text:style-name="T64"> </text:span><text:span text:style-name="T61">[פ"ה</text:span><text:span text:style-name="T65"> </text:span><text:span text:style-name="T61">מ</text:span><text:span text:style-name="T65">”</text:span><text:span text:style-name="T61">ב]</text:span><text:span text:style-name="T60">, דאמרינן</text:span><text:span text:style-name="T64"> </text:span><text:span text:style-name="T60">'מקום</text:span><text:span text:style-name="T64"> </text:span><text:span text:style-name="T60">הטבעות</text:span><text:span text:style-name="T64"> </text:span><text:span text:style-name="T60">כ"ד, לשולחנות</text:span><text:span text:style-name="T64"> </text:span><text:span text:style-name="T60">ארבע, שולחנות</text:span><text:span text:style-name="T64"> </text:span><text:span text:style-name="T60">לעמודים</text:span><text:span text:style-name="T64"> </text:span><text:span text:style-name="T60">כו' הננסין</text:span><text:span text:style-name="T64"> </text:span><text:span text:style-name="T60">ד' והמותר</text:span><text:span text:style-name="T64"> </text:span><text:span text:style-name="T60">מקום</text:span><text:span text:style-name="T64"> </text:span><text:span text:style-name="T60">הננסין; </text:span></text:p>
      <text:p text:style-name="P7"><text:span text:style-name="T84">במיעוט</text:span><text:span text:style-name="T64"> </text:span><text:span text:style-name="T60">שולחנות</text:span><text:span text:style-name="T64"> </text:span><text:span text:style-name="T60">של</text:span><text:span text:style-name="T64"> </text:span><text:span text:style-name="T60">שיש</text:span><text:span text:style-name="T64"> </text:span><text:span text:style-name="T60">יכולין</text:span><text:span text:style-name="T64"> </text:span><text:span text:style-name="T60">להדיח, שהתמיד</text:span><text:span text:style-name="T64"> </text:span><text:span text:style-name="T60">היה</text:span><text:span text:style-name="T64"> </text:span><text:span text:style-name="T60">כבש; והא</text:span><text:span text:style-name="T64"> </text:span><text:span text:style-name="T60">דתנן</text:span><text:span text:style-name="T64"> </text:span><text:span text:style-name="T60">במדות</text:span><text:span text:style-name="T64"> </text:span><text:span text:style-name="T61">(פ"ה</text:span><text:span text:style-name="T65"> </text:span><text:span text:style-name="T61">מ"ג, דף</text:span><text:span text:style-name="T65"> </text:span><text:span text:style-name="T61">לז:)</text:span><text:span text:style-name="T60"> לשכה</text:span><text:span text:style-name="T64"> </text:span><text:span text:style-name="T60">ששם</text:span><text:span text:style-name="T64"> </text:span><text:span text:style-name="T60">היו</text:span><text:span text:style-name="T64"> </text:span><text:span text:style-name="T60">מדיחין</text:span><text:span text:style-name="T64"> </text:span><text:span text:style-name="T60">קרבי</text:span><text:span text:style-name="T64"> </text:span><text:span text:style-name="T60">קדשים, היינו</text:span><text:span text:style-name="T64"> </text:span><text:span text:style-name="T60">כרס, כדמוכח</text:span><text:span text:style-name="T64"> </text:span><text:span text:style-name="T60">הכא</text:span><text:span text:style-name="T64"> </text:span><text:span text:style-name="T60">שמדיחין</text:span><text:span text:style-name="T64"> </text:span><text:span text:style-name="T60">בבית</text:span><text:span text:style-name="T64"> </text:span><text:span text:style-name="T60">המדיחין</text:span><text:span text:style-name="T64"> </text:span><text:span text:style-name="T60">הכרס</text:span><text:span text:style-name="T64"> </text:span><text:span text:style-name="T60">וכל</text:span><text:span text:style-name="T64"> </text:span><text:span text:style-name="T60">צרכי</text:span><text:span text:style-name="T64"> </text:span><text:span text:style-name="T60">בית</text:span><text:span text:style-name="T64"> </text:span><text:span text:style-name="T60">המטבחיים</text:span><text:span text:style-name="T64"> </text:span><text:span text:style-name="T60">מדיחין</text:span><text:span text:style-name="T64"> </text:span><text:span text:style-name="T60">שם; ונראה</text:span><text:span text:style-name="T64"> </text:span><text:span text:style-name="T60">לי</text:span><text:span text:style-name="T64"> </text:span><text:span text:style-name="T60">הא</text:span><text:span text:style-name="T64"> </text:span><text:span text:style-name="T60">דלא</text:span><text:span text:style-name="T64"> </text:span><text:span text:style-name="T60">היו</text:span><text:span text:style-name="T64"> </text:span><text:span text:style-name="T60">רוצים</text:span><text:span text:style-name="T64"> </text:span><text:span text:style-name="T60">להדיח</text:span><text:span text:style-name="T64"> </text:span><text:span text:style-name="T60">הקרביים</text:span><text:span text:style-name="T64"> </text:span><text:span text:style-name="T60">עם</text:span><text:span text:style-name="T64"> </text:span><text:span text:style-name="T60">הכרס</text:span><text:span text:style-name="T64"> </text:span><text:span text:style-name="T60">בלישכת</text:span><text:span text:style-name="T64"> </text:span><text:span text:style-name="T60">מדיחין</text:span><text:span text:style-name="T64"> </text:span><text:span text:style-name="T60">- משום</text:span><text:span text:style-name="T64"> </text:span><text:span text:style-name="T60">שהכרס</text:span><text:span text:style-name="T64"> </text:span><text:span text:style-name="T60">יותר</text:span><text:span text:style-name="T64"> </text:span><text:span text:style-name="T60">ויותר</text:span><text:span text:style-name="T64"> </text:span><text:span text:style-name="T60">יש</text:span><text:span text:style-name="T64"> </text:span><text:span text:style-name="T60">בה</text:span><text:span text:style-name="T64"> </text:span><text:span text:style-name="T60">טינופת, ואם</text:span><text:span text:style-name="T64"> </text:span><text:span text:style-name="T60">יודחו</text:span><text:span text:style-name="T64"> </text:span><text:span text:style-name="T60">יחד</text:span><text:span text:style-name="T64"> </text:span><text:span text:style-name="T60">- יתלכלכו</text:span><text:span text:style-name="T64"> </text:span><text:span text:style-name="T60">זה</text:span><text:span text:style-name="T64"> </text:span><text:span text:style-name="T60">מזה, לכך</text:span><text:span text:style-name="T64"> </text:span><text:span text:style-name="T60">קבעו</text:span><text:span text:style-name="T64"> </text:span><text:span text:style-name="T60">זה</text:span><text:span text:style-name="T64"> </text:span><text:span text:style-name="T60">לזה</text:span><text:span text:style-name="T64"> </text:span><text:span text:style-name="T60">מקום</text:span><text:span text:style-name="T64"> </text:span><text:span text:style-name="T60">ולזה</text:span><text:span text:style-name="T64"> </text:span><text:span text:style-name="T60">מקום</text:span><text:span text:style-name="T10">)</text:span>;</text:p>
      <text:p text:style-name="P24"><text:s/></text:p>
      <text:p text:style-name="P7"><text:span text:style-name="T10">(</text:span><text:span text:style-name="T60">ובכל</text:span><text:span text:style-name="T64"> </text:span><text:span text:style-name="T60">הסדר</text:span><text:span text:style-name="T64"> </text:span><text:span text:style-name="T60">הזה</text:span><text:span text:style-name="T64"> </text:span><text:span text:style-name="T60">אין</text:span><text:span text:style-name="T64"> </text:span><text:span text:style-name="T60">שום</text:span><text:span text:style-name="T64"> </text:span><text:span text:style-name="T60">פסוק</text:span><text:span text:style-name="T64"> </text:span><text:span text:style-name="T60">כי</text:span><text:span text:style-name="T64"> </text:span><text:span text:style-name="T60">אם</text:span><text:span text:style-name="T64"> </text:span><text:span text:style-name="T60">סברא: לפי</text:span><text:span text:style-name="T64"> </text:span><text:span text:style-name="T60">מה</text:span><text:span text:style-name="T64"> </text:span><text:span text:style-name="T60">שנכון</text:span><text:span text:style-name="T64"> </text:span><text:span text:style-name="T60">לעשות</text:span><text:span text:style-name="T64"> </text:span><text:span text:style-name="T60">עושין</text:span><text:span text:style-name="T10">)</text:span> </text:p>
      <text:p text:style-name="P7"/>
      <text:p text:style-name="P7">משנה<text:span text:style-name="T1"> </text:span>ג:</text:p>
      <text:p text:style-name="P7">נטל<text:span text:style-name="T1"> </text:span>את<text:span text:style-name="T1"> </text:span>הסכין<text:span text:style-name="T1"> </text:span><text:span text:style-name="T10">(</text:span><text:span text:style-name="T60">ועד</text:span><text:span text:style-name="T64"> </text:span><text:span text:style-name="T60">עכשיו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צורך</text:span><text:span text:style-name="T64"> </text:span><text:span text:style-name="T60">סכין, לא</text:span><text:span text:style-name="T64"> </text:span><text:span text:style-name="T60">בנטילת</text:span><text:span text:style-name="T64"> </text:span><text:span text:style-name="T60">הפדר</text:span><text:span text:style-name="T64"> </text:span><text:span text:style-name="T60">ולא</text:span><text:span text:style-name="T64"> </text:span><text:span text:style-name="T60">בנטילת</text:span><text:span text:style-name="T64"> </text:span><text:span text:style-name="T60">קרביים, שזהו</text:span><text:span text:style-name="T64"> </text:span><text:span text:style-name="T60">דבר</text:span><text:span text:style-name="T64"> </text:span><text:span text:style-name="T60">שנוטלין</text:span><text:span text:style-name="T64"> </text:span><text:span text:style-name="T60">ומפרידין</text:span><text:span text:style-name="T64"> </text:span><text:span text:style-name="T60">בלא</text:span><text:span text:style-name="T64"> </text:span><text:span text:style-name="T60">סכין</text:span><text:span text:style-name="T10">)</text:span> והפריש<text:span text:style-name="T1"> </text:span>את<text:span text:style-name="T1"> </text:span>הריאה<text:span text:style-name="T1"> </text:span>מן<text:span text:style-name="T1"> </text:span>הכבד<text:span text:style-name="T1"> </text:span><text:span text:style-name="T10">(</text:span><text:span text:style-name="T60">הפריד</text:span><text:span text:style-name="T64"> </text:span><text:span text:style-name="T60">זה</text:span><text:span text:style-name="T64"> </text:span><text:span text:style-name="T60">מזה</text:span><text:span text:style-name="T64"> </text:span><text:span text:style-name="T60">כדי</text:span><text:span text:style-name="T64"> </text:span><text:span text:style-name="T60">שתשאר</text:span><text:span text:style-name="T64"> </text:span><text:span text:style-name="T60">הריאה</text:span><text:span text:style-name="T64"> </text:span><text:span text:style-name="T60">עם</text:span><text:span text:style-name="T64"> </text:span><text:span text:style-name="T60">צואר, </text:span><text:soft-page-break/><text:span text:style-name="T60">כדלקמן, והכבד</text:span><text:span text:style-name="T64"> </text:span><text:span text:style-name="T60">עם</text:span><text:span text:style-name="T64"> </text:span><text:span text:style-name="T60">דופן</text:span><text:span text:style-name="T64"> </text:span><text:span text:style-name="T60">ימין</text:span><text:span text:style-name="T10">)</text:span> ואצבע<text:span text:style-name="T1"> </text:span>הכבד<text:span text:style-name="T1"> </text:span>מן<text:span text:style-name="T1"> </text:span>הכבד<text:span text:style-name="T1"> </text:span><text:span text:style-name="T10">(</text:span><text:span text:style-name="T60">אצבע</text:span><text:span text:style-name="T64"> </text:span><text:span text:style-name="T60">הכבד</text:span><text:span text:style-name="T64"> </text:span><text:span text:style-name="T60">כשחותכים</text:span><text:span text:style-name="T64"> </text:span><text:span text:style-name="T60">את</text:span><text:span text:style-name="T64"> </text:span><text:span text:style-name="T60">הכבד</text:span><text:span text:style-name="T64"> </text:span><text:span text:style-name="T60">ומפרידין</text:span><text:span text:style-name="T64"> </text:span><text:span text:style-name="T60">אותו</text:span><text:span text:style-name="T64"> </text:span><text:span text:style-name="T60">ממקומו</text:span><text:span text:style-name="T64"> </text:span><text:span text:style-name="T60">- נשאר</text:span><text:span text:style-name="T64"> </text:span><text:span text:style-name="T60">מעט</text:span><text:span text:style-name="T64"> </text:span><text:span text:style-name="T60">כבד</text:span><text:span text:style-name="T64"> </text:span><text:span text:style-name="T60">מן</text:span><text:span text:style-name="T64"> </text:span><text:span text:style-name="T60">העוקץ</text:span><text:span text:style-name="T64"> </text:span><text:span text:style-name="T60">אצל</text:span><text:span text:style-name="T64"> </text:span><text:span text:style-name="T60">הכליות</text:span><text:span text:style-name="T10">)</text:span> ולא<text:span text:style-name="T1"> </text:span>היה<text:span text:style-name="T1"> </text:span>מזיזה<text:span text:style-name="T1"> </text:span>ממקומה; </text:p>
      <text:p text:style-name="P7">נוקב<text:span text:style-name="T1"> </text:span>את<text:span text:style-name="T1"> </text:span>החזה<text:span text:style-name="T1"> </text:span><text:span text:style-name="T10">(</text:span><text:span text:style-name="T60">בדבר</text:span><text:span text:style-name="T64"> </text:span><text:span text:style-name="T60">שאינו</text:span><text:span text:style-name="T64"> </text:span><text:span text:style-name="T60">חותך</text:span><text:span text:style-name="T64"> </text:span><text:span text:style-name="T60">כדרכו</text:span><text:span text:style-name="T64"> </text:span><text:span text:style-name="T60">שייך</text:span><text:span text:style-name="T64"> </text:span><text:span text:style-name="T60">לשון</text:span><text:span text:style-name="T64"> </text:span><text:span text:style-name="T60">'נקיבה'; שהיה</text:span><text:span text:style-name="T64"> </text:span><text:span text:style-name="T60">מפריד</text:span><text:span text:style-name="T64"> </text:span><text:span text:style-name="T60">החזה</text:span><text:span text:style-name="T64"> </text:span><text:span text:style-name="T60">מן</text:span><text:span text:style-name="T64"> </text:span><text:span text:style-name="T60">הדפנות</text:span><text:span text:style-name="T64"> </text:span><text:span text:style-name="T60">והצלעות, זו</text:span><text:span text:style-name="T64"> </text:span><text:span text:style-name="T60">ארוכה</text:span><text:span text:style-name="T64"> </text:span><text:span text:style-name="T60">מזו; ועוד</text:span><text:span text:style-name="T64"> </text:span><text:span text:style-name="T60">יש</text:span><text:span text:style-name="T64"> </text:span><text:span text:style-name="T60">לומר</text:span><text:span text:style-name="T64"> </text:span><text:span text:style-name="T60">לפי</text:span><text:span text:style-name="T64"> </text:span><text:span text:style-name="T60">שהחזה</text:span><text:span text:style-name="T64"> </text:span><text:span text:style-name="T60">על</text:span><text:span text:style-name="T64"> </text:span><text:span text:style-name="T60">הדפנות</text:span><text:span text:style-name="T64"> </text:span><text:span text:style-name="T60">כמו</text:span><text:span text:style-name="T64"> </text:span><text:span text:style-name="T60">אהל, וכשנטל</text:span><text:span text:style-name="T64"> </text:span><text:span text:style-name="T60">את</text:span><text:span text:style-name="T64"> </text:span><text:span text:style-name="T60">החזה</text:span><text:span text:style-name="T64"> </text:span><text:span text:style-name="T60">משם</text:span><text:span text:style-name="T64"> </text:span><text:span text:style-name="T60">- הוי</text:span><text:span text:style-name="T64"> </text:span><text:span text:style-name="T60">כמי</text:span><text:span text:style-name="T64"> </text:span><text:span text:style-name="T60">שניקב</text:span><text:span text:style-name="T64"> </text:span><text:span text:style-name="T60">בבהמה: שהחזה</text:span><text:span text:style-name="T64"> </text:span><text:span text:style-name="T60">קצר</text:span><text:span text:style-name="T64"> </text:span><text:span text:style-name="T60">ברחבו</text:span><text:span text:style-name="T64"> </text:span><text:span text:style-name="T60">ודומה</text:span><text:span text:style-name="T64"> </text:span><text:span text:style-name="T60">מקומו</text:span><text:span text:style-name="T64"> </text:span><text:span text:style-name="T60">לאחר</text:span><text:span text:style-name="T64"> </text:span><text:span text:style-name="T60">נטילתו</text:span><text:span text:style-name="T64"> </text:span><text:span text:style-name="T60">כחלון, וזהו</text:span><text:span text:style-name="T64"> </text:span><text:span text:style-name="T60">עיקר</text:span><text:span text:style-name="T10">)</text:span> ונתנה<text:span text:style-name="T1"> </text:span>למי<text:span text:style-name="T1"> </text:span>שזכה<text:span text:style-name="T1"> </text:span>בה;</text:p>
      <text:p text:style-name="P7">עלה<text:span text:style-name="T1"> </text:span>לדופן<text:span text:style-name="T1"> </text:span>הימנית<text:span text:style-name="T1"> </text:span>היה<text:span text:style-name="T1"> </text:span>חותך<text:span text:style-name="T1"> </text:span>ויורד<text:span text:style-name="T1"> </text:span>עד<text:span text:style-name="T1"> </text:span>השדרה<text:span text:style-name="T1"> </text:span><text:span text:style-name="T10">(</text:span><text:span text:style-name="T60">אצל</text:span><text:span text:style-name="T64"> </text:span><text:span text:style-name="T60">השדרה</text:span><text:span text:style-name="T64"> </text:span><text:span text:style-name="T60">חותך</text:span><text:span text:style-name="T10">)</text:span> ולא<text:span text:style-name="T1"> </text:span>היה<text:span text:style-name="T1"> </text:span>נוגע<text:span text:style-name="T1"> </text:span>בשדרה<text:span text:style-name="T1"> </text:span><text:span text:style-name="T10">(</text:span><text:span text:style-name="T60">השדרה</text:span><text:span text:style-name="T64"> </text:span><text:span text:style-name="T60">היה</text:span><text:span text:style-name="T64"> </text:span><text:span text:style-name="T60">מניח</text:span><text:span text:style-name="T64"> </text:span><text:span text:style-name="T60">אותה</text:span><text:span text:style-name="T64"> </text:span><text:span text:style-name="T60">עם</text:span><text:span text:style-name="T64"> </text:span><text:span text:style-name="T60">הדופן</text:span><text:span text:style-name="T64"> </text:span><text:span text:style-name="T60">השמאלי</text:span><text:span text:style-name="T64"> </text:span><text:span text:style-name="T60">לפי</text:span><text:span text:style-name="T64"> </text:span><text:span text:style-name="T60">שבזה</text:span><text:span text:style-name="T64"> </text:span><text:span text:style-name="T60">הדופן</text:span><text:span text:style-name="T64"> </text:span><text:span text:style-name="T60">היה</text:span><text:span text:style-name="T64"> </text:span><text:span text:style-name="T60">תולה</text:span><text:span text:style-name="T64"> </text:span><text:span text:style-name="T60">הכבד; לא</text:span><text:span text:style-name="T64"> </text:span><text:span text:style-name="T60">היה</text:span><text:span text:style-name="T64"> </text:span><text:span text:style-name="T60">חותך</text:span><text:span text:style-name="T64"> </text:span><text:span text:style-name="T60">השדרה</text:span><text:span text:style-name="T64"> </text:span><text:span text:style-name="T60">עמו, שאם</text:span><text:span text:style-name="T64"> </text:span><text:span text:style-name="T60">היה</text:span><text:span text:style-name="T64"> </text:span><text:span text:style-name="T60">חותכו</text:span><text:span text:style-name="T64"> </text:span><text:span text:style-name="T60">עמו</text:span><text:span text:style-name="T64"> </text:span><text:span text:style-name="T60">- היתה</text:span><text:span text:style-name="T64"> </text:span><text:span text:style-name="T60">כבידה</text:span><text:span text:style-name="T64"> </text:span><text:span text:style-name="T60">הרבה</text:span><text:span text:style-name="T10">)</text:span> עד<text:span text:style-name="T1"> </text:span>שמגיע<text:span text:style-name="T1"> </text:span>לבין<text:span text:style-name="T1"> </text:span>שתי<text:span text:style-name="T1"> </text:span>צלעות<text:span text:style-name="T1"> </text:span>דקות<text:span text:style-name="T1"> </text:span><text:span text:style-name="T10">(</text:span><text:span text:style-name="T60">אצל</text:span><text:span text:style-name="T64"> </text:span><text:span text:style-name="T60">החזה, כלומר: היה</text:span><text:span text:style-name="T64"> </text:span><text:span text:style-name="T60">חותך</text:span><text:span text:style-name="T64"> </text:span><text:span text:style-name="T60">ויורד</text:span><text:span text:style-name="T64"> </text:span><text:span text:style-name="T60">עד</text:span><text:span text:style-name="T64"> </text:span><text:span text:style-name="T60">שיהא</text:span><text:span text:style-name="T64"> </text:span><text:span text:style-name="T60">מגיע</text:span><text:span text:style-name="T64"> </text:span><text:span text:style-name="T60">לאותן</text:span><text:span text:style-name="T64"> </text:span><text:span text:style-name="T60">צלעות, וגם</text:span><text:span text:style-name="T64"> </text:span><text:span text:style-name="T60">למעלה</text:span><text:span text:style-name="T64"> </text:span><text:span text:style-name="T60">אצל</text:span><text:span text:style-name="T64"> </text:span><text:span text:style-name="T60">העוקץ</text:span><text:span text:style-name="T64"> </text:span><text:span text:style-name="T60">היה</text:span><text:span text:style-name="T64"> </text:span><text:span text:style-name="T60">מניח</text:span><text:span text:style-name="T64"> </text:span><text:span text:style-name="T60">שתי</text:span><text:span text:style-name="T64"> </text:span><text:span text:style-name="T60">הצלעות</text:span><text:span text:style-name="T10">)</text:span> <text:span text:style-name="T10">(</text:span><text:span text:style-name="T60">ולקמיה</text:span><text:span text:style-name="T64"> </text:span><text:span text:style-name="T60">מפרש: כשיפריש</text:span><text:span text:style-name="T64"> </text:span><text:span text:style-name="T60">דופן</text:span><text:span text:style-name="T64"> </text:span><text:span text:style-name="T60">שמאלי, דקתני</text:span><text:span text:style-name="T64"> </text:span><text:span text:style-name="T60">ומניח</text:span><text:span text:style-name="T64"> </text:span><text:span text:style-name="T60">'שתי</text:span><text:span text:style-name="T64"> </text:span><text:span text:style-name="T60">צלעות</text:span><text:span text:style-name="T64"> </text:span><text:span text:style-name="T60">דקות</text:span><text:span text:style-name="T64"> </text:span><text:span text:style-name="T60">מלמעלה</text:span><text:span text:style-name="T64"> </text:span><text:span text:style-name="T60">וכו' - וכך</text:span><text:span text:style-name="T64"> </text:span><text:span text:style-name="T60">היה</text:span><text:span text:style-name="T64"> </text:span><text:span text:style-name="T60">עושה</text:span><text:span text:style-name="T64"> </text:span><text:span text:style-name="T60">בחבירתה</text:span><text:span text:style-name="T64"> </text:span><text:span text:style-name="T60">דופן</text:span><text:span text:style-name="T64"> </text:span><text:span text:style-name="T60">ימין.</text:span><text:span text:style-name="T10">)</text:span> </text:p>
      <text:p text:style-name="P7">חתכה<text:span text:style-name="T1"> </text:span>ונתנה<text:span text:style-name="T1"> </text:span>למי<text:span text:style-name="T1"> </text:span>שזכה<text:span text:style-name="T1"> </text:span>בה, והכבד<text:span text:style-name="T1"> </text:span>תלויה<text:span text:style-name="T1"> </text:span>בה<text:span text:style-name="T1"> </text:span><text:span text:style-name="T10">(</text:span><text:span text:style-name="T60">לכך</text:span><text:span text:style-name="T64"> </text:span><text:span text:style-name="T60">הפריש</text:span><text:span text:style-name="T64"> </text:span><text:span text:style-name="T60">קודם</text:span><text:span text:style-name="T64"> </text:span><text:span text:style-name="T60">הריאה</text:span><text:span text:style-name="T64"> </text:span><text:span text:style-name="T60">מן</text:span><text:span text:style-name="T64"> </text:span><text:span text:style-name="T60">הכבד, שבשתי</text:span><text:span text:style-name="T64"> </text:span><text:span text:style-name="T60">הקרבות</text:span><text:span text:style-name="T64"> </text:span><text:span text:style-name="T60">היו</text:span><text:span text:style-name="T10">)</text:span>;</text:p>
      <text:p text:style-name="P7">בא<text:span text:style-name="T1"> </text:span>לו<text:span text:style-name="T1"> </text:span>לגרה<text:span text:style-name="T1"> </text:span><text:span text:style-name="T10">(</text:span><text:span text:style-name="T60">לצואר</text:span><text:span text:style-name="T10">)</text:span>; הניח<text:span text:style-name="T1"> </text:span>בה<text:span text:style-name="T1"> </text:span>שתי<text:span text:style-name="T1"> </text:span>צלעות<text:span text:style-name="T1"> </text:span>מכאן<text:span text:style-name="T1"> </text:span>ותי<text:span text:style-name="T1"> </text:span>צלעות<text:span text:style-name="T1"> </text:span>מכאן<text:span text:style-name="T1"> </text:span><text:span text:style-name="T10">(</text:span><text:span text:style-name="T60">שתתי</text:span><text:span text:style-name="T64"> </text:span><text:span text:style-name="T60">צלעות</text:span><text:span text:style-name="T64"> </text:span><text:span text:style-name="T60">הניח</text:span><text:span text:style-name="T64"> </text:span><text:span text:style-name="T60">בו</text:span><text:span text:style-name="T64"> </text:span><text:span text:style-name="T60">כבר</text:span><text:span text:style-name="T64"> </text:span><text:span text:style-name="T60">כשחתך</text:span><text:span text:style-name="T64"> </text:span><text:span text:style-name="T60">הדופן</text:span><text:span text:style-name="T64"> </text:span><text:span text:style-name="T60">הימני</text:span><text:span text:style-name="T64"> </text:span><text:span text:style-name="T60">ועכשיו</text:span><text:span text:style-name="T64"> </text:span><text:span text:style-name="T60">הניח</text:span><text:span text:style-name="T64"> </text:span><text:span text:style-name="T60">בה</text:span><text:span text:style-name="T64"> </text:span><text:span text:style-name="T60">שתי</text:span><text:span text:style-name="T64"> </text:span><text:span text:style-name="T60">צלעות</text:span><text:span text:style-name="T64"> </text:span><text:span text:style-name="T60">מצד</text:span><text:span text:style-name="T64"> </text:span><text:span text:style-name="T60">אחר</text:span><text:span text:style-name="T64"> </text:span><text:span text:style-name="T60">וזהו</text:span><text:span text:style-name="T64"> </text:span><text:span text:style-name="T60">אותן</text:span><text:span text:style-name="T64"> </text:span><text:span text:style-name="T60">צלעות</text:span><text:span text:style-name="T64"> </text:span><text:span text:style-name="T60">שהן</text:span><text:span text:style-name="T64"> </text:span><text:span text:style-name="T60">בדופן</text:span><text:span text:style-name="T64"> </text:span><text:span text:style-name="T60">אצל</text:span><text:span text:style-name="T64"> </text:span><text:span text:style-name="T60">חזה; ועדיין</text:span><text:span text:style-name="T64"> </text:span><text:span text:style-name="T60">לא</text:span><text:span text:style-name="T64"> </text:span><text:span text:style-name="T60">חתך</text:span><text:span text:style-name="T64"> </text:span><text:span text:style-name="T60">דופן</text:span><text:span text:style-name="T64"> </text:span><text:span text:style-name="T60">השמאלי, לכך</text:span><text:span text:style-name="T64"> </text:span><text:span text:style-name="T60">שייך</text:span><text:span text:style-name="T64"> </text:span><text:span text:style-name="T60">לומר</text:span><text:span text:style-name="T64"> </text:span><text:span text:style-name="T60">'והניח</text:span><text:span text:style-name="T64"> </text:span><text:span text:style-name="T60">בה': שעדיין</text:span><text:span text:style-name="T64"> </text:span><text:span text:style-name="T60">הן</text:span><text:span text:style-name="T64"> </text:span><text:span text:style-name="T60">מחוברות</text:span><text:span text:style-name="T64"> </text:span><text:span text:style-name="T60">לדופן</text:span><text:span text:style-name="T10">)</text:span>; חתכה<text:span text:style-name="T1"> </text:span>ונתנה<text:span text:style-name="T1"> </text:span>למי<text:span text:style-name="T1"> </text:span>שזכה<text:span text:style-name="T1"> </text:span>בה; הקנה<text:span text:style-name="T1"> </text:span>והלב<text:span text:style-name="T1"> </text:span>והריאה<text:span text:style-name="T1"> </text:span>תלוים<text:span text:style-name="T1"> </text:span>בה;</text:p>
      <text:p text:style-name="P7">בא<text:span text:style-name="T1"> </text:span>לו<text:span text:style-name="T1"> </text:span>לדופן<text:span text:style-name="T1"> </text:span>השמאלית<text:span text:style-name="T1"> </text:span>הניח<text:span text:style-name="T1"> </text:span>בה<text:span text:style-name="T1"> </text:span><text:span text:style-name="T10">(</text:span><text:span text:style-name="T60">לא</text:span><text:span text:style-name="T64"> </text:span><text:span text:style-name="T60">גרסינן</text:span><text:span text:style-name="T64"> </text:span><text:span text:style-name="T60">'בה', אלא</text:span><text:span text:style-name="T64"> </text:span><text:span text:style-name="T60">'והניח</text:span><text:span text:style-name="T64"> </text:span><text:span text:style-name="T60">אצל</text:span><text:span text:style-name="T64"> </text:span><text:span text:style-name="T60">העוקץ'</text:span><text:span text:style-name="T10">)</text:span> שתי<text:span text:style-name="T1"> </text:span>צלעות<text:span text:style-name="T1"> </text:span>דקות<text:span text:style-name="T1"> </text:span>מלמעלן<text:span text:style-name="T1"> </text:span>ושתי<text:span text:style-name="T1"> </text:span>צלעות<text:span text:style-name="T1"> </text:span>דקות<text:span text:style-name="T1"> </text:span>מלמטן<text:span text:style-name="T1"> </text:span><text:span text:style-name="T10">(</text:span><text:span text:style-name="T60">אצל</text:span><text:span text:style-name="T64"> </text:span><text:span text:style-name="T60">החזה, והניחן</text:span><text:span text:style-name="T64"> </text:span><text:span text:style-name="T60">במקומן</text:span><text:span text:style-name="T64"> </text:span><text:span text:style-name="T60">ולא</text:span><text:span text:style-name="T64"> </text:span><text:span text:style-name="T60">חתך</text:span><text:span text:style-name="T64"> </text:span><text:span text:style-name="T60">עם</text:span><text:span text:style-name="T64"> </text:span><text:span text:style-name="T60">הדופן</text:span><text:span text:style-name="T10">)</text:span>, וכך<text:span text:style-name="T1"> </text:span>היה<text:span text:style-name="T1"> </text:span>מניח<text:span text:style-name="T1"> </text:span>בחבירתה<text:span text:style-name="T1"> </text:span><text:span text:style-name="T10">(</text:span><text:span text:style-name="T60">בדופן</text:span><text:span text:style-name="T64"> </text:span><text:span text:style-name="T60">הימני</text:span><text:span text:style-name="T64"> </text:span><text:span text:style-name="T60">שתי</text:span><text:span text:style-name="T64"> </text:span><text:span text:style-name="T60">צלעות</text:span><text:span text:style-name="T64"> </text:span><text:span text:style-name="T60">למעלה</text:span><text:span text:style-name="T64"> </text:span><text:span text:style-name="T60">אצל</text:span><text:span text:style-name="T64"> </text:span><text:span text:style-name="T60">העוקץ; ולפי</text:span><text:span text:style-name="T64"> </text:span><text:span text:style-name="T60">שלא</text:span><text:span text:style-name="T64"> </text:span><text:span text:style-name="T60">פירש</text:span><text:span text:style-name="T64"> </text:span><text:span text:style-name="T60">לך</text:span><text:span text:style-name="T64"> </text:span><text:span text:style-name="T60">למעלה</text:span><text:span text:style-name="T64"> </text:span><text:span text:style-name="T60">'שתי</text:span><text:span text:style-name="T64"> </text:span><text:span text:style-name="T60">צלעות</text:span><text:span text:style-name="T64"> </text:span><text:span text:style-name="T60">למעלה' בנטילת</text:span><text:span text:style-name="T64"> </text:span><text:span text:style-name="T60">דופן</text:span><text:span text:style-name="T64"> </text:span><text:span text:style-name="T60">ימין</text:span><text:span text:style-name="T64"> </text:span><text:span text:style-name="T60">- פירשו</text:span><text:span text:style-name="T64"> </text:span><text:span text:style-name="T60">כאן</text:span><text:span text:style-name="T10">)</text:span>;</text:p>
      <text:p text:style-name="P7">נמצא<text:span text:style-name="T1"> </text:span>מניח<text:span text:style-name="T1"> </text:span><text:span text:style-name="T10">(</text:span><text:span text:style-name="T60">בשתיהן: בשתי</text:span><text:span text:style-name="T64"> </text:span><text:span text:style-name="T60">דפנות</text:span><text:span text:style-name="T10">)</text:span> שתים<text:span text:style-name="T1"> </text:span>שתים<text:span text:style-name="T1"> </text:span>מלמעלן<text:span text:style-name="T1"> </text:span>שתים<text:span text:style-name="T1"> </text:span>שתים<text:span text:style-name="T1"> </text:span>מלמטן<text:span text:style-name="T1"> </text:span><text:span text:style-name="T10">(</text:span><text:span text:style-name="T60">בין</text:span><text:span text:style-name="T64"> </text:span><text:span text:style-name="T60">בדופן</text:span><text:span text:style-name="T64"> </text:span><text:span text:style-name="T60">ימין</text:span><text:span text:style-name="T64"> </text:span><text:span text:style-name="T60">בין</text:span><text:span text:style-name="T64"> </text:span><text:span text:style-name="T60">בדופן</text:span><text:span text:style-name="T64"> </text:span><text:span text:style-name="T60">שמאל</text:span><text:span text:style-name="T64"> </text:span><text:span text:style-name="T60">מניח</text:span><text:span text:style-name="T64"> </text:span><text:span text:style-name="T60">בכל</text:span><text:span text:style-name="T64"> </text:span><text:span text:style-name="T60">אחד</text:span><text:span text:style-name="T64"> </text:span><text:span text:style-name="T60">שתים</text:span><text:span text:style-name="T64"> </text:span><text:span text:style-name="T60">שתים</text:span><text:span text:style-name="T64"> </text:span><text:span text:style-name="T60">למטן</text:span><text:span text:style-name="T64"> </text:span><text:span text:style-name="T60">וכן</text:span><text:span text:style-name="T64"> </text:span><text:span text:style-name="T60">שתים</text:span><text:span text:style-name="T64"> </text:span><text:span text:style-name="T60">שתים</text:span><text:span text:style-name="T64"> </text:span><text:span text:style-name="T60">למעלן</text:span><text:span text:style-name="T10">)</text:span>; </text:p>
      <text:p text:style-name="P7">חתכה<text:span text:style-name="T1"> </text:span><text:span text:style-name="T10">(</text:span><text:span text:style-name="T60">לדופן</text:span><text:span text:style-name="T64"> </text:span><text:span text:style-name="T60">שמאל</text:span><text:span text:style-name="T10">)</text:span> ונתנה<text:span text:style-name="T1"> </text:span>למי<text:span text:style-name="T1"> </text:span>שזכה<text:span text:style-name="T1"> </text:span>בה<text:span text:style-name="T1"> </text:span>- והשדרה<text:span text:style-name="T1"> </text:span>עמה, והטחול<text:span text:style-name="T1"> </text:span>תלוי<text:span text:style-name="T1"> </text:span>בה<text:span text:style-name="T1"> </text:span>והיא<text:span text:style-name="T1"> </text:span>היתה<text:span text:style-name="T1"> </text:span>גדולה<text:span text:style-name="T1"> </text:span><text:span text:style-name="T10">(</text:span><text:span text:style-name="T60">כבידה</text:span><text:span text:style-name="T64"> </text:span><text:span text:style-name="T60">יותר</text:span><text:span text:style-name="T10">)</text:span> אלא<text:span text:style-name="T1"> </text:span>של<text:span text:style-name="T1"> </text:span>ימין<text:span text:style-name="T1"> </text:span>קורין<text:span text:style-name="T1"> </text:span>'גדולה' שהכבד<text:span text:style-name="T1"> </text:span>תלויה<text:span text:style-name="T1"> </text:span>בה<text:span text:style-name="T1"> </text:span><text:span text:style-name="T10">(</text:span><text:span text:style-name="T60">והכבד</text:span><text:span text:style-name="T64"> </text:span><text:span text:style-name="T60">- לאו</text:span><text:span text:style-name="T64"> </text:span><text:span text:style-name="T60">מן</text:span><text:span text:style-name="T64"> </text:span><text:span text:style-name="T60">הדופן</text:span><text:span text:style-name="T64"> </text:span><text:span text:style-name="T60">הוא, אלא</text:span><text:span text:style-name="T64"> </text:span><text:span text:style-name="T60">תלוי</text:span><text:span text:style-name="T64"> </text:span><text:span text:style-name="T60">הוא</text:span><text:span text:style-name="T64"> </text:span><text:span text:style-name="T60">בה; ובשביל</text:span><text:span text:style-name="T64"> </text:span><text:span text:style-name="T60">שדבר</text:span><text:span text:style-name="T64"> </text:span><text:span text:style-name="T60">שאינו</text:span><text:span text:style-name="T64"> </text:span><text:span text:style-name="T60">בכלל</text:span><text:span text:style-name="T64"> </text:span><text:span text:style-name="T60">הדופן</text:span><text:span text:style-name="T64"> </text:span><text:span text:style-name="T60">תלוי</text:span><text:span text:style-name="T64"> </text:span><text:span text:style-name="T60">בה</text:span><text:span text:style-name="T64"> </text:span><text:span text:style-name="T60">- לכך</text:span><text:span text:style-name="T64"> </text:span><text:span text:style-name="T60">נקראת</text:span><text:span text:style-name="T64"> </text:span><text:span text:style-name="T60">גדולה</text:span><text:span text:style-name="T10">)</text:span>;</text:p>
      <text:p text:style-name="P7">בא<text:span text:style-name="T1"> </text:span>לו<text:span text:style-name="T1"> </text:span>לעוקץ<text:span text:style-name="T1"> </text:span><text:span text:style-name="T10">(</text:span><text:span text:style-name="T60">הוא</text:span><text:span text:style-name="T64"> </text:span><text:span text:style-name="T60">הזנב</text:span><text:span text:style-name="T10">)</text:span> חתכו<text:span text:style-name="T1"> </text:span><text:span text:style-name="T10">(</text:span><text:span text:style-name="T60">אצל</text:span><text:span text:style-name="T64"> </text:span><text:span text:style-name="T60">רגל</text:span><text:span text:style-name="T64"> </text:span><text:span text:style-name="T60">השמאלי</text:span><text:span text:style-name="T64"> </text:span><text:span text:style-name="T60">שעדיין</text:span><text:span text:style-name="T64"> </text:span><text:span text:style-name="T60">תלויה</text:span><text:span text:style-name="T64"> </text:span><text:span text:style-name="T60">הבהמה</text:span><text:span text:style-name="T64"> </text:span><text:span text:style-name="T60">בו</text:span><text:span text:style-name="T10">)</text:span> ונתנו<text:span text:style-name="T1"> </text:span>למי<text:span text:style-name="T1"> </text:span>שזכה<text:span text:style-name="T1"> </text:span>בו<text:span text:style-name="T1"> </text:span>- האליה<text:span text:style-name="T1"> </text:span>ואצבע<text:span text:style-name="T1"> </text:span>הכבד<text:span text:style-name="T1"> </text:span>ושתי<text:span text:style-name="T1"> </text:span>כליות<text:span text:style-name="T1"> </text:span>עמו<text:span text:style-name="T1"> </text:span><text:span text:style-name="T10">(</text:span><text:span text:style-name="T60">וכן</text:span><text:span text:style-name="T64"> </text:span><text:span text:style-name="T60">שתי</text:span><text:span text:style-name="T64"> </text:span><text:span text:style-name="T60">צלעות</text:span><text:span text:style-name="T64"> </text:span><text:span text:style-name="T60">מכאן</text:span><text:span text:style-name="T64"> </text:span><text:span text:style-name="T60">ושתי</text:span><text:span text:style-name="T64"> </text:span><text:span text:style-name="T60">צלעות</text:span><text:span text:style-name="T64"> </text:span><text:span text:style-name="T60">מכאן, לפי</text:span><text:span text:style-name="T64"> </text:span><text:span text:style-name="T60">שאותן</text:span><text:span text:style-name="T64"> </text:span><text:span text:style-name="T60">צלעות</text:span><text:span text:style-name="T64"> </text:span><text:span text:style-name="T60">מיקרי</text:span><text:span text:style-name="T64"> </text:span><text:span text:style-name="T60">'כנפי</text:span><text:span text:style-name="T64"> </text:span><text:span text:style-name="T60">העוקץ', ולא</text:span><text:span text:style-name="T64"> </text:span><text:span text:style-name="T60">חש</text:span><text:span text:style-name="T64"> </text:span><text:span text:style-name="T60">לפרש</text:span><text:span text:style-name="T64"> </text:span><text:span text:style-name="T60">שני</text:span><text:span text:style-name="T64"> </text:span><text:span text:style-name="T60">צלעות</text:span><text:span text:style-name="T64"> </text:span><text:span text:style-name="T60">מכאן</text:span><text:span text:style-name="T64"> </text:span><text:span text:style-name="T60">ומכאן</text:span><text:span text:style-name="T10">)</text:span>;</text:p>
      <text:p text:style-name="P7">נטל<text:span text:style-name="T1"> </text:span>את<text:span text:style-name="T1"> </text:span>הרגל<text:span text:style-name="T1"> </text:span>השמאלית, חתכה<text:span text:style-name="T1"> </text:span>ונתנה<text:span text:style-name="T1"> </text:span>למי<text:span text:style-name="T1"> </text:span>שזכה<text:span text:style-name="T1"> </text:span>בה<text:span text:style-name="T1"> </text:span><text:span text:style-name="T10">(</text:span><text:span text:style-name="T60">שנשאר</text:span><text:span text:style-name="T64"> </text:span><text:span text:style-name="T60">יחידי</text:span><text:span text:style-name="T64"> </text:span><text:span text:style-name="T60">:שכל</text:span><text:span text:style-name="T64"> </text:span><text:span text:style-name="T60">הבהמה</text:span><text:span text:style-name="T64"> </text:span><text:span text:style-name="T60">מנותחת</text:span><text:span text:style-name="T64"> </text:span><text:span text:style-name="T60">לאברים, ורגל</text:span><text:span text:style-name="T64"> </text:span><text:span text:style-name="T60">שמאלי</text:span><text:span text:style-name="T64"> </text:span><text:span text:style-name="T60">נשאר</text:span><text:span text:style-name="T64"> </text:span><text:span text:style-name="T60">עדיין</text:span><text:span text:style-name="T64"> </text:span><text:span text:style-name="T60">באונקלי</text:span><text:span text:style-name="T10">)</text:span>;</text:p>
      <text:p text:style-name="P7">נמצאו<text:span text:style-name="T1"> </text:span>כולן<text:span text:style-name="T1"> </text:span>עומדים<text:span text:style-name="T1"> </text:span>בשורה<text:span text:style-name="T1"> </text:span>והאברים<text:span text:style-name="T1"> </text:span>בידם.<text:span text:style-name="T60"> </text:span></text:p>
      <text:p text:style-name="P21"/>
      <text:p text:style-name="P7"><text:span text:style-name="T10">(</text:span><text:span text:style-name="T60">עד</text:span><text:span text:style-name="T64"> </text:span><text:span text:style-name="T60">עכשיו</text:span><text:span text:style-name="T64"> </text:span><text:span text:style-name="T60">פירשו</text:span><text:span text:style-name="T64"> </text:span><text:span text:style-name="T60">סדר</text:span><text:span text:style-name="T64"> </text:span><text:span text:style-name="T60">ניתוחיה; מעתה</text:span><text:span text:style-name="T64"> </text:span><text:span text:style-name="T60">צריך</text:span><text:span text:style-name="T64"> </text:span><text:span text:style-name="T60">לפרש</text:span><text:span text:style-name="T64"> </text:span><text:span text:style-name="T60">סדר</text:span><text:span text:style-name="T64"> </text:span><text:span text:style-name="T60">הולכתם</text:span><text:span text:style-name="T64"> </text:span><text:span text:style-name="T60">למזבח: כיצד</text:span><text:span text:style-name="T64"> </text:span><text:span text:style-name="T60">מוליכים</text:span><text:span text:style-name="T64"> </text:span><text:span text:style-name="T60">האברים</text:span><text:span text:style-name="T64"> </text:span><text:span text:style-name="T60">קודמין</text:span><text:span text:style-name="T64"> </text:span><text:span text:style-name="T60">זה</text:span><text:span text:style-name="T64"> </text:span><text:span text:style-name="T60">לזה.</text:span><text:span text:style-name="T10">)</text:span> </text:p>
      <text:p text:style-name="P7"/>
      <text:p text:style-name="P7">(תמיד<text:span text:style-name="T1"> </text:span>לא,ב)</text:p>
      <text:p text:style-name="P7"><text:span text:style-name="T34">המשך</text:span><text:span text:style-name="T38"> </text:span><text:span text:style-name="T34">המשנה</text:span><text:tab/></text:p>
      <text:p text:style-name="P7">הראשון<text:span text:style-name="T1"> </text:span>בראש<text:span text:style-name="T1"> </text:span>וברגל, <text:span text:style-name="T10">(</text:span><text:span text:style-name="T60">כיצד? -</text:span><text:span text:style-name="T10">)</text:span> הראש<text:span text:style-name="T1"> </text:span>בימינו<text:span text:style-name="T1"> </text:span><text:span text:style-name="T10">(</text:span><text:span text:style-name="T60">שהראש</text:span><text:span text:style-name="T64"> </text:span><text:span text:style-name="T60">קודם</text:span><text:span text:style-name="T64"> </text:span><text:span text:style-name="T60">לכל</text:span><text:span text:style-name="T64"> </text:span><text:span text:style-name="T60">האברים</text:span><text:span text:style-name="T64"> </text:span><text:span text:style-name="T60">דכתיב</text:span><text:span text:style-name="T64"> </text:span><text:span text:style-name="T61">(ויקרא</text:span><text:span text:style-name="T65"> </text:span><text:span text:style-name="T61">א,יב)</text:span><text:span text:style-name="T60"> </text:span><text:span text:style-name="T67">ונתח</text:span><text:span text:style-name="T64"> </text:span><text:span text:style-name="T67">אתו</text:span><text:span text:style-name="T64"> </text:span><text:span text:style-name="T67">לנתחיו</text:span><text:span text:style-name="T64"> </text:span><text:span text:style-name="T67">ואת</text:span><text:span text:style-name="T64"> </text:span><text:span text:style-name="T67">ראשו</text:span><text:span text:style-name="T64"> </text:span><text:span text:style-name="T67">ואת</text:span><text:span text:style-name="T64"> </text:span><text:span text:style-name="T67">פדרו</text:span><text:span text:style-name="T64"> </text:span><text:span text:style-name="T68">[וערך</text:span><text:span text:style-name="T66"> </text:span><text:span text:style-name="T68">הכהן</text:span><text:span text:style-name="T66"> </text:span><text:span text:style-name="T68">אתם</text:span><text:span text:style-name="T66"> </text:span><text:span text:style-name="T68">על</text:span><text:span text:style-name="T66"> </text:span><text:span text:style-name="T68">העצים</text:span><text:span text:style-name="T66"> </text:span><text:span text:style-name="T68">אשר</text:span><text:span text:style-name="T66"> </text:span><text:span text:style-name="T68">על</text:span><text:span text:style-name="T66"> </text:span><text:span text:style-name="T68">האש</text:span><text:span text:style-name="T66"> </text:span><text:span text:style-name="T68">אשר</text:span><text:span text:style-name="T66"> </text:span><text:span text:style-name="T68">על</text:span><text:span text:style-name="T66"> </text:span><text:span text:style-name="T68">המזבח]</text:span><text:span text:style-name="T60"> הילכך</text:span><text:span text:style-name="T64"> </text:span><text:span text:style-name="T60">הראש</text:span><text:span text:style-name="T64"> </text:span><text:span text:style-name="T60">בימינו</text:span><text:span text:style-name="T10">)</text:span> וחוטמו<text:span text:style-name="T1"> </text:span>כלפי<text:span text:style-name="T1"> </text:span>זרועו, קרניו<text:span text:style-name="T1"> </text:span>בין<text:span text:style-name="T1"> </text:span>אצבעותיו, בית<text:span text:style-name="T1"> </text:span>שחיטתו<text:span text:style-name="T1"> </text:span>מלמעלן<text:span text:style-name="T1"> </text:span><text:span text:style-name="T10">(</text:span><text:span text:style-name="T60">חוטם</text:span><text:span text:style-name="T64"> </text:span><text:span text:style-name="T60">הבהמה</text:span><text:span text:style-name="T64"> </text:span><text:span text:style-name="T60">פונה</text:span><text:span text:style-name="T64"> </text:span><text:span text:style-name="T60">נגד</text:span><text:span text:style-name="T64"> </text:span><text:span text:style-name="T60">זרועו, ואז</text:span><text:span text:style-name="T64"> </text:span><text:span text:style-name="T60">קרניו</text:span><text:span text:style-name="T64"> </text:span><text:span text:style-name="T60">בין</text:span><text:span text:style-name="T64"> </text:span><text:span text:style-name="T60">אצבעותיו, גב</text:span><text:span text:style-name="T64"> </text:span><text:span text:style-name="T60">הראש</text:span><text:span text:style-name="T64"> </text:span><text:span text:style-name="T60">על</text:span><text:span text:style-name="T64"> </text:span><text:span text:style-name="T60">גב</text:span><text:span text:style-name="T64"> </text:span><text:span text:style-name="T60">פיסת</text:span><text:span text:style-name="T64"> </text:span><text:span text:style-name="T60">ידו</text:span><text:span text:style-name="T64"> </text:span><text:span text:style-name="T60">ובית</text:span><text:span text:style-name="T64"> </text:span><text:span text:style-name="T60">שחיטה</text:span><text:span text:style-name="T64"> </text:span><text:span text:style-name="T60">פונה</text:span><text:span text:style-name="T64"> </text:span><text:span text:style-name="T60">למעלה</text:span><text:span text:style-name="T10">)</text:span> והפדר<text:span text:style-name="T1"> </text:span>נתון<text:span text:style-name="T1"> </text:span>עליה<text:span text:style-name="T1"> </text:span><text:span text:style-name="T10">(</text:span><text:span text:style-name="T60">לכסות</text:span><text:span text:style-name="T64"> </text:span><text:span text:style-name="T60">מקום</text:span><text:span text:style-name="T64"> </text:span><text:span text:style-name="T60">השחיטה</text:span><text:span text:style-name="T64"> </text:span><text:span text:style-name="T60">וזהו</text:span><text:span text:style-name="T64"> </text:span><text:span text:style-name="T60">כבוד</text:span><text:span text:style-name="T64"> </text:span><text:span text:style-name="T60">של</text:span><text:span text:style-name="T64"> </text:span><text:span text:style-name="T60">מעלה</text:span><text:span text:style-name="T10">)</text:span>; </text:p>
      <text:p text:style-name="P7">הרגל<text:span text:style-name="T1"> </text:span>של<text:span text:style-name="T1"> </text:span>ימין<text:span text:style-name="T1"> </text:span>בשמאלו, ובית<text:span text:style-name="T1"> </text:span>עורן<text:span text:style-name="T1"> </text:span><text:span text:style-name="T10">(</text:span><text:span text:style-name="T60">מקום</text:span><text:span text:style-name="T64"> </text:span><text:span text:style-name="T60">שמשם</text:span><text:span text:style-name="T64"> </text:span><text:span text:style-name="T60">הופשט</text:span><text:span text:style-name="T64"> </text:span><text:span text:style-name="T60">העור</text:span><text:span text:style-name="T10">)</text:span> לחוץ<text:span text:style-name="T1"> </text:span><text:span text:style-name="T10">(</text:span><text:span text:style-name="T60">היה</text:span><text:span text:style-name="T64"> </text:span><text:span text:style-name="T60">כלפי</text:span><text:span text:style-name="T64"> </text:span><text:span text:style-name="T60">חוץ</text:span><text:span text:style-name="T64"> </text:span><text:span text:style-name="T60">אל</text:span><text:span text:style-name="T64"> </text:span><text:span text:style-name="T60">העם, ומקום</text:span><text:span text:style-name="T64"> </text:span><text:span text:style-name="T60">החתך</text:span><text:span text:style-name="T64"> </text:span><text:span text:style-name="T60">כלפי</text:span><text:span text:style-name="T64"> </text:span><text:span text:style-name="T60">המוליך, והכי</text:span><text:span text:style-name="T64"> </text:span><text:span text:style-name="T60">שפיר</text:span><text:span text:style-name="T64"> </text:span><text:span text:style-name="T60">למעבד</text:span><text:span text:style-name="T64"> </text:span><text:span text:style-name="T60">כדי</text:span><text:span text:style-name="T64"> </text:span><text:span text:style-name="T60">שלא</text:span><text:span text:style-name="T64"> </text:span><text:span text:style-name="T60">יראה</text:span><text:span text:style-name="T64"> </text:span><text:span text:style-name="T60">החתך</text:span><text:span text:style-name="T10">)</text:span>; <text:span text:style-name="T10">(</text:span><text:span text:style-name="T60">ומפרש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כה:)</text:span><text:span text:style-name="T60"> מאי</text:span><text:span text:style-name="T64"> </text:span><text:span text:style-name="T60">טעמא</text:span><text:span text:style-name="T64"> </text:span><text:span text:style-name="T60">סליקא</text:span><text:span text:style-name="T64"> </text:span><text:span text:style-name="T60">לרגל</text:span><text:span text:style-name="T64"> </text:span><text:span text:style-name="T60">בהדי</text:span><text:span text:style-name="T64"> </text:span><text:span text:style-name="T60">רישא: דאיכא</text:span><text:span text:style-name="T64"> </text:span><text:span text:style-name="T60">למאן</text:span><text:span text:style-name="T64"> </text:span><text:span text:style-name="T60">דאמר</text:span><text:span text:style-name="T64"> </text:span><text:span text:style-name="T60">התם: דרך</text:span><text:span text:style-name="T64"> </text:span><text:span text:style-name="T60">ניתוחו</text:span><text:span text:style-name="T64"> </text:span><text:span text:style-name="T60">היה</text:span><text:span text:style-name="T64"> </text:span><text:span text:style-name="T60">קרב: הראש</text:span><text:span text:style-name="T64"> </text:span><text:span text:style-name="T60">והרגל</text:span><text:span text:style-name="T64"> </text:span><text:span text:style-name="T60">ושתי</text:span><text:span text:style-name="T64"> </text:span><text:span text:style-name="T60">ידים</text:span><text:span text:style-name="T64"> </text:span><text:span text:style-name="T60">ושני</text:span><text:span text:style-name="T64"> </text:span><text:span text:style-name="T60">דפנות</text:span><text:span text:style-name="T64"> </text:span><text:span text:style-name="T60">החזה</text:span><text:span text:style-name="T64"> </text:span><text:span text:style-name="T60">והגרה</text:span><text:span text:style-name="T64"> </text:span><text:span text:style-name="T60">והעוקץ</text:span><text:span text:style-name="T64"> </text:span><text:span text:style-name="T60">והרגל, ואיכא</text:span><text:span text:style-name="T64"> </text:span><text:span text:style-name="T60">למאן</text:span><text:span text:style-name="T64"> </text:span><text:span text:style-name="T60">דאמר: דרך</text:span><text:span text:style-name="T64"> </text:span><text:span text:style-name="T60">עילויא</text:span><text:span text:style-name="T64"> </text:span><text:span text:style-name="T60">דשומנא</text:span><text:span text:style-name="T64"> </text:span><text:span text:style-name="T60">היה</text:span><text:span text:style-name="T64"> </text:span><text:span text:style-name="T60">קרב, פירוש: כדרך</text:span><text:span text:style-name="T64"> </text:span><text:span text:style-name="T60">שהאברים</text:span><text:span text:style-name="T64"> </text:span><text:span text:style-name="T60">שמנים</text:span><text:span text:style-name="T64"> </text:span><text:span text:style-name="T60">זה</text:span><text:span text:style-name="T64"> </text:span><text:span text:style-name="T60">מזה</text:span><text:span text:style-name="T64"> </text:span><text:span text:style-name="T60">הם</text:span><text:span text:style-name="T64"> </text:span><text:span text:style-name="T60">קריבים: הראש</text:span><text:span text:style-name="T64"> </text:span><text:span text:style-name="T60">והרגל</text:span><text:span text:style-name="T64"> </text:span><text:span text:style-name="T60">ושני</text:span><text:span text:style-name="T64"> </text:span><text:span text:style-name="T60">דפנות</text:span><text:span text:style-name="T64"> </text:span><text:span text:style-name="T60">החזה</text:span><text:span text:style-name="T64"> </text:span><text:span text:style-name="T60">והגרה</text:span><text:span text:style-name="T64"> </text:span><text:span text:style-name="T60">ושני</text:span><text:span text:style-name="T64"> </text:span><text:span text:style-name="T60">ידים</text:span><text:span text:style-name="T64"> </text:span><text:span text:style-name="T60">והעוקץ</text:span><text:span text:style-name="T64"> </text:span><text:span text:style-name="T60">והרגל; ובין</text:span><text:span text:style-name="T64"> </text:span><text:span text:style-name="T60">למאן</text:span><text:span text:style-name="T64"> </text:span><text:span text:style-name="T60">דאמר</text:span><text:span text:style-name="T64"> </text:span><text:span text:style-name="T60">דרך</text:span><text:span text:style-name="T64"> </text:span><text:span text:style-name="T60">עילויא</text:span><text:span text:style-name="T64"> </text:span><text:span text:style-name="T60">ובין</text:span><text:span text:style-name="T64"> </text:span><text:span text:style-name="T60">למאן</text:span><text:span text:style-name="T64"> </text:span><text:span text:style-name="T60">דאמר</text:span><text:span text:style-name="T64"> </text:span><text:span text:style-name="T60">דרך</text:span><text:span text:style-name="T64"> </text:span><text:span text:style-name="T60">נתוחו</text:span><text:span text:style-name="T64"> </text:span><text:span text:style-name="T60">- אין</text:span><text:span text:style-name="T64"> </text:span><text:span text:style-name="T60">זה</text:span><text:span text:style-name="T64"> </text:span><text:span text:style-name="T60">סדר: שהרגל</text:span><text:span text:style-name="T64"> </text:span><text:span text:style-name="T60">קרב</text:span><text:span text:style-name="T64"> </text:span><text:span text:style-name="T60">עם</text:span><text:span text:style-name="T64"> </text:span><text:span text:style-name="T60">הראש, שהרי</text:span><text:span text:style-name="T64"> </text:span><text:span text:style-name="T60">בניתוח</text:span><text:span text:style-name="T64"> </text:span><text:span text:style-name="T60">שני</text:span><text:span text:style-name="T64"> </text:span><text:span text:style-name="T60">ידים</text:span><text:span text:style-name="T64"> </text:span><text:span text:style-name="T60">קודמין, ומפרש</text:span><text:span text:style-name="T64"> </text:span><text:span text:style-name="T60">התם</text:span><text:span text:style-name="T64"> </text:span><text:span text:style-name="T60">מאי</text:span><text:span text:style-name="T64"> </text:span><text:span text:style-name="T60">טעמא</text:span><text:span text:style-name="T64"> </text:span><text:span text:style-name="T60">רגל</text:span><text:span text:style-name="T64"> </text:span><text:span text:style-name="T60">סליק</text:span><text:span text:style-name="T64"> </text:span><text:span text:style-name="T60">בהדי</text:span><text:span text:style-name="T64"> </text:span><text:span text:style-name="T60">רישא: הראש</text:span><text:span text:style-name="T64"> </text:span><text:span text:style-name="T60">כבר</text:span><text:span text:style-name="T64"> </text:span><text:span text:style-name="T60">פירשתי</text:span><text:span text:style-name="T64"> </text:span><text:span text:style-name="T60">שהוא</text:span><text:span text:style-name="T64"> </text:span><text:span text:style-name="T60">קודם, וגזירת</text:span><text:span text:style-name="T64"> </text:span><text:span text:style-name="T60">הכתוב</text:span><text:span text:style-name="T64"> </text:span><text:span text:style-name="T60">היא, ומה</text:span><text:span text:style-name="T64"> </text:span><text:span text:style-name="T60">טעם</text:span><text:span text:style-name="T64"> </text:span><text:span text:style-name="T60">רגל</text:span><text:span text:style-name="T64"> </text:span><text:span text:style-name="T60">עמו? - משום</text:span><text:span text:style-name="T64"> </text:span><text:span text:style-name="T60">דרישא</text:span><text:span text:style-name="T64"> </text:span><text:span text:style-name="T60">נפישי</text:span><text:span text:style-name="T64"> </text:span><text:span text:style-name="T60">ביה</text:span><text:span text:style-name="T64"> </text:span><text:span text:style-name="T60">עצמות</text:span><text:span text:style-name="T64"> </text:span><text:span text:style-name="T60">- סלקא</text:span><text:span text:style-name="T64"> </text:span><text:span text:style-name="T60">רגל</text:span><text:span text:style-name="T64"> </text:span><text:span text:style-name="T60">בהדיה</text:span><text:span text:style-name="T64"> </text:span><text:span text:style-name="T60">שהוא</text:span><text:span text:style-name="T64"> </text:span><text:span text:style-name="T60">כולו</text:span><text:span text:style-name="T64"> </text:span><text:span text:style-name="T60">בשר, והכי</text:span><text:span text:style-name="T64"> </text:span><text:span text:style-name="T60">שפיר</text:span><text:span text:style-name="T64"> </text:span><text:span text:style-name="T60">למעלה</text:span><text:span text:style-name="T64"> </text:span><text:span text:style-name="T60">שתהא</text:span><text:span text:style-name="T64"> </text:span><text:span text:style-name="T60">בהקטרה</text:span><text:span text:style-name="T64"> </text:span><text:span text:style-name="T60">עצמות</text:span><text:span text:style-name="T64"> </text:span><text:span text:style-name="T60">ובשר, ואין</text:span><text:span text:style-name="T64"> </text:span><text:span text:style-name="T60">בשום</text:span><text:span text:style-name="T64"> </text:span><text:span text:style-name="T60">אבר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בשר</text:span><text:span text:style-name="T64"> </text:span><text:span text:style-name="T60">עמו</text:span><text:span text:style-name="T64"> </text:span><text:span text:style-name="T60">כרגל.</text:span><text:span text:style-name="T10">)</text:span> </text:p>
      <text:p text:style-name="P22"/>
      <text:p text:style-name="P7"><text:soft-page-break/>השני<text:span text:style-name="T1"> </text:span>בשתי<text:span text:style-name="T1"> </text:span>ידים<text:span text:style-name="T1"> </text:span><text:span text:style-name="T10">(</text:span><text:span text:style-name="T60">האי</text:span><text:span text:style-name="T64"> </text:span><text:span text:style-name="T60">תנא</text:span><text:span text:style-name="T64"> </text:span><text:span text:style-name="T60">אזיל</text:span><text:span text:style-name="T64"> </text:span><text:span text:style-name="T60">בתר</text:span><text:span text:style-name="T64"> </text:span><text:span text:style-name="T60">איברא</text:span><text:span text:style-name="T64"> </text:span><text:span text:style-name="T60">דבישרא, כלומר: בתר</text:span><text:span text:style-name="T64"> </text:span><text:span text:style-name="T60">גדול</text:span><text:span text:style-name="T64"> </text:span><text:span text:style-name="T60">האברים: שהאברים</text:span><text:span text:style-name="T64"> </text:span><text:span text:style-name="T60">גדולים</text:span><text:span text:style-name="T64"> </text:span><text:span text:style-name="T60">זה</text:span><text:span text:style-name="T64"> </text:span><text:span text:style-name="T60">מזה</text:span><text:span text:style-name="T64"> </text:span><text:span text:style-name="T60">הם</text:span><text:span text:style-name="T64"> </text:span><text:span text:style-name="T60">קודמים, הילכך</text:span><text:span text:style-name="T64"> </text:span><text:span text:style-name="T60">שתי</text:span><text:span text:style-name="T64"> </text:span><text:span text:style-name="T60">ידים</text:span><text:span text:style-name="T64"> </text:span><text:span text:style-name="T60">קודמים, שהן</text:span><text:span text:style-name="T64"> </text:span><text:span text:style-name="T60">גדולות</text:span><text:span text:style-name="T64"> </text:span><text:span text:style-name="T60">מהעוקץ</text:span><text:span text:style-name="T64"> </text:span><text:span text:style-name="T60">והרגל</text:span><text:span text:style-name="T10">)</text:span>: של<text:span text:style-name="T1"> </text:span>ימין<text:span text:style-name="T1"> </text:span>בימינו<text:span text:style-name="T1"> </text:span>ושל<text:span text:style-name="T1"> </text:span>שמאל<text:span text:style-name="T1"> </text:span>בשמאלו<text:span text:style-name="T1"> </text:span><text:span text:style-name="T10">(</text:span><text:span text:style-name="T60">דרך</text:span><text:span text:style-name="T64"> </text:span><text:span text:style-name="T60">חשיבותן</text:span><text:span text:style-name="T64"> </text:span><text:span text:style-name="T60">מוליכין</text:span><text:span text:style-name="T64"> </text:span><text:span text:style-name="T60">אותן</text:span><text:span text:style-name="T64"> </text:span><text:span text:style-name="T60">למזבח</text:span><text:span text:style-name="T10">)</text:span>, ובית<text:span text:style-name="T1"> </text:span>עורן<text:span text:style-name="T1"> </text:span><text:span text:style-name="T10">(</text:span><text:span text:style-name="T60">של</text:span><text:span text:style-name="T64"> </text:span><text:span text:style-name="T60">כל</text:span><text:span text:style-name="T64"> </text:span><text:span text:style-name="T60">אחד</text:span><text:span text:style-name="T64"> </text:span><text:span text:style-name="T60">ואחד</text:span><text:span text:style-name="T10">)</text:span> לחוץ;</text:p>
      <text:p text:style-name="P10"><text:s/></text:p>
      <text:p text:style-name="P7">השלישי<text:span text:style-name="T1"> </text:span>בעוקץ<text:span text:style-name="T1"> </text:span>וברגל: העוקץ<text:span text:style-name="T1"> </text:span>בימינו<text:span text:style-name="T1"> </text:span>והאליה<text:span text:style-name="T1"> </text:span>מדולדלת<text:span text:style-name="T1"> </text:span>בין<text:span text:style-name="T1"> </text:span>אצבעותיו<text:span text:style-name="T1"> </text:span><text:span text:style-name="T10">(</text:span><text:span text:style-name="T60">היא</text:span><text:span text:style-name="T64"> </text:span><text:span text:style-name="T60">דבוקה</text:span><text:span text:style-name="T64"> </text:span><text:span text:style-name="T60">בעוקץ</text:span><text:span text:style-name="T64"> </text:span><text:span text:style-name="T60">והולכת</text:span><text:span text:style-name="T64"> </text:span><text:span text:style-name="T60">בין</text:span><text:span text:style-name="T64"> </text:span><text:span text:style-name="T60">האצבעות</text:span><text:span text:style-name="T10">)</text:span>, ואצבע<text:span text:style-name="T1"> </text:span>הכבד<text:span text:style-name="T1"> </text:span><text:span text:style-name="T10">(</text:span><text:span text:style-name="T60">דבוק</text:span><text:span text:style-name="T64"> </text:span><text:span text:style-name="T60">בעוקץ</text:span><text:span text:style-name="T10">)</text:span> ושתי<text:span text:style-name="T1"> </text:span>כליות<text:span text:style-name="T1"> </text:span>עמו;</text:p>
      <text:p text:style-name="P7">הרגל<text:span text:style-name="T1"> </text:span>של<text:span text:style-name="T1"> </text:span>שמאל<text:span text:style-name="T1"> </text:span>בשמאלו<text:span text:style-name="T1"> </text:span>ובית<text:span text:style-name="T1"> </text:span>עורן<text:span text:style-name="T1"> </text:span>לחוץ<text:span text:style-name="T1"> </text:span></text:p>
      <text:p text:style-name="P22"/>
      <text:p text:style-name="P7">הרביעי<text:span text:style-name="T1"> </text:span>בחזה<text:span text:style-name="T1"> </text:span>ובגרה<text:span text:style-name="T1"> </text:span><text:span text:style-name="T10">(</text:span><text:span text:style-name="T60">ובצואר</text:span><text:span text:style-name="T10">)</text:span>, החזה<text:span text:style-name="T1"> </text:span>בימינו<text:span text:style-name="T1"> </text:span><text:span text:style-name="T10">(</text:span><text:span text:style-name="T60">שהוא</text:span><text:span text:style-name="T64"> </text:span><text:span text:style-name="T60">חשוב</text:span><text:span text:style-name="T64"> </text:span><text:span text:style-name="T60">יותה</text:span><text:span text:style-name="T10">)</text:span> והגרה<text:span text:style-name="T1"> </text:span>בשמאלו<text:span text:style-name="T1"> </text:span>וצלעותיו<text:span text:style-name="T1"> </text:span>בין<text:span text:style-name="T1"> </text:span>שני<text:span text:style-name="T1"> </text:span>אצבעותיו<text:span text:style-name="T1"> </text:span><text:span text:style-name="T10">(</text:span><text:span text:style-name="T60">והאי</text:span><text:span text:style-name="T64"> </text:span><text:span text:style-name="T60">דלא</text:span><text:span text:style-name="T64"> </text:span><text:span text:style-name="T60">פירש</text:span><text:span text:style-name="T64"> </text:span><text:span text:style-name="T60">'ובית</text:span><text:span text:style-name="T64"> </text:span><text:span text:style-name="T60">עורה</text:span><text:span text:style-name="T64"> </text:span><text:span text:style-name="T60">לחוץ' היינו</text:span><text:span text:style-name="T64"> </text:span><text:span text:style-name="T60">טעמא: דשני</text:span><text:span text:style-name="T64"> </text:span><text:span text:style-name="T60">צלעותיו</text:span><text:span text:style-name="T64"> </text:span><text:span text:style-name="T60">מונחין</text:span><text:span text:style-name="T64"> </text:span><text:span text:style-name="T60">בין</text:span><text:span text:style-name="T64"> </text:span><text:span text:style-name="T60">אצבעותיו, אם</text:span><text:span text:style-name="T64"> </text:span><text:span text:style-name="T60">כן</text:span><text:span text:style-name="T64"> </text:span><text:span text:style-name="T60">הוי</text:span><text:span text:style-name="T64"> </text:span><text:span text:style-name="T60">בית</text:span><text:span text:style-name="T64"> </text:span><text:span text:style-name="T60">עורה</text:span><text:span text:style-name="T64"> </text:span><text:span text:style-name="T60">לחוץ; אבל</text:span><text:span text:style-name="T64"> </text:span><text:span text:style-name="T60">גבי</text:span><text:span text:style-name="T64"> </text:span><text:span text:style-name="T60">דפנות</text:span><text:span text:style-name="T64"> </text:span><text:span text:style-name="T60">לא</text:span><text:span text:style-name="T64"> </text:span><text:span text:style-name="T60">פירש</text:span><text:span text:style-name="T64"> </text:span><text:span text:style-name="T60">לך</text:span><text:span text:style-name="T64"> </text:span><text:span text:style-name="T60">כלום, והיה</text:span><text:span text:style-name="T64"> </text:span><text:span text:style-name="T60">יכול</text:span><text:span text:style-name="T64"> </text:span><text:span text:style-name="T60">לישא</text:span><text:span text:style-name="T64"> </text:span><text:span text:style-name="T60">דפנות</text:span><text:span text:style-name="T64"> </text:span><text:span text:style-name="T60">על</text:span><text:span text:style-name="T64"> </text:span><text:span text:style-name="T60">פס</text:span><text:span text:style-name="T64"> </text:span><text:span text:style-name="T60">ידו</text:span><text:span text:style-name="T64"> </text:span><text:span text:style-name="T60">- לכך</text:span><text:span text:style-name="T64"> </text:span><text:span text:style-name="T60">פירש</text:span><text:span text:style-name="T64"> </text:span><text:span text:style-name="T60">'בית</text:span><text:span text:style-name="T64"> </text:span><text:span text:style-name="T60">עורה</text:span><text:span text:style-name="T64"> </text:span><text:span text:style-name="T60">לחוץ'</text:span><text:span text:style-name="T10">)</text:span>; </text:p>
      <text:p text:style-name="P22"/>
      <text:p text:style-name="P7">החמישי<text:span text:style-name="T1"> </text:span>בשתי<text:span text:style-name="T1"> </text:span>דפנות<text:span text:style-name="T1"> </text:span>של<text:span text:style-name="T1"> </text:span>ימין<text:span text:style-name="T1"> </text:span>בימינו<text:span text:style-name="T1"> </text:span>ושל<text:span text:style-name="T1"> </text:span>שמאל<text:span text:style-name="T1"> </text:span>בשמאלו<text:span text:style-name="T1"> </text:span>ובית<text:span text:style-name="T1"> </text:span>עורן<text:span text:style-name="T1"> </text:span>לחוץ;</text:p>
      <text:p text:style-name="P22"/>
      <text:p text:style-name="P7">הששי<text:span text:style-name="T1"> </text:span>בקרבים<text:span text:style-name="T1"> </text:span>הנתונים<text:span text:style-name="T1"> </text:span>בבזך<text:span text:style-name="T1"> </text:span><text:span text:style-name="T10">(</text:span><text:span text:style-name="T60">'כף' מתרגם</text:span><text:span text:style-name="T64"> </text:span><text:span text:style-name="T60">'בזך'; ולפי</text:span><text:span text:style-name="T64"> </text:span><text:span text:style-name="T60">שאין</text:span><text:span text:style-name="T64"> </text:span><text:span text:style-name="T60">מחוברין</text:span><text:span text:style-name="T64"> </text:span><text:span text:style-name="T60">יחד</text:span><text:span text:style-name="T64"> </text:span><text:span text:style-name="T60">צריך</text:span><text:span text:style-name="T64"> </text:span><text:span text:style-name="T60">ליתנן</text:span><text:span text:style-name="T64"> </text:span><text:span text:style-name="T60">בכלי</text:span><text:span text:style-name="T10">)</text:span>, וכרעים<text:span text:style-name="T1"> </text:span>על<text:span text:style-name="T1"> </text:span>גביהן<text:span text:style-name="T1"> </text:span>מלמעלה; </text:p>
      <text:p text:style-name="P22"/>
      <text:p text:style-name="P7">השביעי<text:span text:style-name="T1"> </text:span>בסולת<text:span text:style-name="T1"> </text:span><text:span text:style-name="T10">(</text:span><text:span text:style-name="T60">שלאחר</text:span><text:span text:style-name="T64"> </text:span><text:span text:style-name="T60">הקטרת</text:span><text:span text:style-name="T64"> </text:span><text:span text:style-name="T60">אברי</text:span><text:span text:style-name="T64"> </text:span><text:span text:style-name="T60">תמיד</text:span><text:span text:style-name="T64"> </text:span><text:span text:style-name="T60">מקטירין</text:span><text:span text:style-name="T64"> </text:span><text:span text:style-name="T60">מנחתו</text:span><text:span text:style-name="T64"> </text:span><text:span text:style-name="T60">דהיינו</text:span><text:span text:style-name="T64"> </text:span><text:span text:style-name="T60">סלת</text:span><text:span text:style-name="T10">)</text:span>, </text:p>
      <text:p text:style-name="P7">השמיני<text:span text:style-name="T1"> </text:span>בחביתים<text:span text:style-name="T1"> </text:span><text:span text:style-name="T10">(</text:span><text:span text:style-name="T60">חביתי</text:span><text:span text:style-name="T64"> </text:span><text:span text:style-name="T60">כהן</text:span><text:span text:style-name="T64"> </text:span><text:span text:style-name="T60">גדול, דאמר</text:span><text:span text:style-name="T64"> </text:span><text:span text:style-name="T60">ביומא</text:span><text:span text:style-name="T64"> </text:span><text:span text:style-name="T61">(דף</text:span><text:span text:style-name="T65"> </text:span><text:span text:style-name="T61">לד.)</text:span><text:span text:style-name="T60">: </text:span><text:span text:style-name="T67">עולה</text:span><text:span text:style-name="T64"> </text:span><text:span text:style-name="T67">ומנחה</text:span><text:span text:style-name="T64"> </text:span><text:span text:style-name="T61">[ויקרא</text:span><text:span text:style-name="T65"> </text:span><text:span text:style-name="T61">כג,לז]</text:span><text:span text:style-name="T60"> - שם</text:span><text:span text:style-name="T64"> </text:span><text:span text:style-name="T60">מנחה, ואפילו</text:span><text:span text:style-name="T64"> </text:span><text:span text:style-name="T60">חביתין</text:span><text:span text:style-name="T10">)</text:span>,</text:p>
      <text:p text:style-name="P7">התשיעי<text:span text:style-name="T1"> </text:span>ביין<text:span text:style-name="T1"> </text:span><text:span text:style-name="T10">(</text:span><text:span text:style-name="T60">נסכים: רביעית</text:span><text:span text:style-name="T64"> </text:span><text:span text:style-name="T60">ההין</text:span><text:span text:style-name="T10">)</text:span></text:p>
      <text:p text:style-name="P7"><text:span text:style-name="T10">(</text:span><text:span text:style-name="T60">כל</text:span><text:span text:style-name="T64"> </text:span><text:span text:style-name="T60">אלו</text:span><text:span text:style-name="T64"> </text:span><text:span text:style-name="T60">קרבים</text:span><text:span text:style-name="T64"> </text:span><text:span text:style-name="T60">עם</text:span><text:span text:style-name="T64"> </text:span><text:span text:style-name="T60">האברים, דאין</text:span><text:span text:style-name="T64"> </text:span><text:span text:style-name="T60">מקריבין</text:span><text:span text:style-name="T64"> </text:span><text:span text:style-name="T60">עולה</text:span><text:span text:style-name="T64"> </text:span><text:span text:style-name="T60">בלא</text:span><text:span text:style-name="T64"> </text:span><text:span text:style-name="T60">מנחה</text:span><text:span text:style-name="T64"> </text:span><text:span text:style-name="T60">ונסכים; וחביתים</text:span><text:span text:style-name="T64"> </text:span><text:span text:style-name="T60">- 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שקריבין</text:span><text:span text:style-name="T64"> </text:span><text:span text:style-name="T60">בעבור</text:span><text:span text:style-name="T64"> </text:span><text:span text:style-name="T60">כהן</text:span><text:span text:style-name="T64"> </text:span><text:span text:style-name="T60">גדול, הואיל</text:span><text:span text:style-name="T64"> </text:span><text:span text:style-name="T60">ומן</text:span><text:span text:style-name="T64"> </text:span><text:span text:style-name="T60">הפסוק</text:span><text:span text:style-name="T64"> </text:span><text:span text:style-name="T60">הם</text:span><text:span text:style-name="T64"> </text:span><text:span text:style-name="T60">קודמין</text:span><text:span text:style-name="T64"> </text:span><text:span text:style-name="T60">לנסכי</text:span><text:span text:style-name="T64"> </text:span><text:span text:style-name="T60">תמיד</text:span><text:span text:style-name="T10">) </text:span><text:s/></text:p>
      <text:p text:style-name="P7">הלכו<text:span text:style-name="T1"> </text:span>ונתנום<text:span text:style-name="T1"> </text:span>מחצי<text:span text:style-name="T1"> </text:span>כבש<text:span text:style-name="T1"> </text:span>ולמטה<text:span text:style-name="T1"> </text:span><text:span text:style-name="T10">(</text:span><text:span text:style-name="T60">ולא</text:span><text:span text:style-name="T64"> </text:span><text:span text:style-name="T60">מחצי</text:span><text:span text:style-name="T64"> </text:span><text:span text:style-name="T60">כבש</text:span><text:span text:style-name="T64"> </text:span><text:span text:style-name="T60">ולמעלה: שלאחר</text:span><text:span text:style-name="T64"> </text:span><text:span text:style-name="T60">הקטרת</text:span><text:span text:style-name="T64"> </text:span><text:span text:style-name="T60">הקטורת</text:span><text:span text:style-name="T64"> </text:span><text:span text:style-name="T60">חוזרין</text:span><text:span text:style-name="T64"> </text:span><text:span text:style-name="T60">ומוליכין</text:span><text:span text:style-name="T64"> </text:span><text:span text:style-name="T60">אותן</text:span><text:span text:style-name="T64"> </text:span><text:span text:style-name="T60">למזבח, ואם</text:span><text:span text:style-name="T64"> </text:span><text:span text:style-name="T60">היו</text:span><text:span text:style-name="T64"> </text:span><text:span text:style-name="T60">קרובים</text:span><text:span text:style-name="T64"> </text:span><text:span text:style-name="T60">למזבח</text:span><text:span text:style-name="T64"> </text:span><text:span text:style-name="T60">לא</text:span><text:span text:style-name="T64"> </text:span><text:span text:style-name="T60">תראה</text:span><text:span text:style-name="T64"> </text:span><text:span text:style-name="T60">הולכה, הילכך</text:span><text:span text:style-name="T64"> </text:span><text:span text:style-name="T60">צריך</text:span><text:span text:style-name="T64"> </text:span><text:span text:style-name="T60">להניחן</text:span><text:span text:style-name="T64"> </text:span><text:span text:style-name="T60">מחצי</text:span><text:span text:style-name="T64"> </text:span><text:span text:style-name="T60">כבש</text:span><text:span text:style-name="T64"> </text:span><text:span text:style-name="T60">ולמטה: שלאחר</text:span><text:span text:style-name="T64"> </text:span><text:span text:style-name="T60">כך</text:span><text:span text:style-name="T64"> </text:span><text:span text:style-name="T60">- לכשיחזירו</text:span><text:span text:style-name="T64"> </text:span><text:span text:style-name="T60">ויוליכו, או</text:span><text:span text:style-name="T64"> </text:span><text:span text:style-name="T60">הם</text:span><text:span text:style-name="T64"> </text:span><text:span text:style-name="T60">או</text:span><text:span text:style-name="T64"> </text:span><text:span text:style-name="T60">אחרים</text:span><text:span text:style-name="T64"> </text:span><text:span text:style-name="T60">- תראה</text:span><text:span text:style-name="T64"> </text:span><text:span text:style-name="T60">הולכה</text:span><text:span text:style-name="T64"> </text:span><text:span text:style-name="T60">חשובה, והכי</text:span><text:span text:style-name="T64"> </text:span><text:span text:style-name="T60">יפה</text:span><text:span text:style-name="T64"> </text:span><text:span text:style-name="T60">לעשות: שאם</text:span><text:span text:style-name="T64"> </text:span><text:span text:style-name="T60">קרובים</text:span><text:span text:style-name="T64"> </text:span><text:span text:style-name="T60">למזבח</text:span><text:span text:style-name="T64"> </text:span><text:span text:style-name="T60">נראה</text:span><text:span text:style-name="T64"> </text:span><text:span text:style-name="T60">כמוקטרים; ועוד: דפעמים</text:span><text:span text:style-name="T64"> </text:span><text:span text:style-name="T60">שיקטירם</text:span><text:span text:style-name="T64"> </text:span><text:span text:style-name="T60">קודם</text:span><text:span text:style-name="T64"> </text:span><text:span text:style-name="T60">הקטורת</text:span><text:span text:style-name="T64"> </text:span><text:span text:style-name="T60">הואיל</text:span><text:span text:style-name="T64"> </text:span><text:span text:style-name="T60">וקרובים</text:span><text:span text:style-name="T64"> </text:span><text:span text:style-name="T60">הם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למזבח</text:span><text:span text:style-name="T10">)</text:span>, </text:p>
      <text:p text:style-name="P7">במערבו<text:span text:style-name="T1"> </text:span><text:span text:style-name="T10">(</text:span><text:span text:style-name="T60">של</text:span><text:span text:style-name="T64"> </text:span><text:span text:style-name="T60">כבש, ולא</text:span><text:span text:style-name="T64"> </text:span><text:span text:style-name="T60">במזרחו, שהרי</text:span><text:span text:style-name="T64"> </text:span><text:span text:style-name="T60">בלכתם</text:span><text:span text:style-name="T64"> </text:span><text:span text:style-name="T60">למזבח</text:span><text:span text:style-name="T64"> </text:span><text:span text:style-name="T60">להוליך</text:span><text:span text:style-name="T64"> </text:span><text:span text:style-name="T60">אברים</text:span><text:span text:style-name="T64"> </text:span><text:span text:style-name="T60">למזבח</text:span><text:span text:style-name="T64"> </text:span><text:span text:style-name="T60">ולדרום</text:span><text:span text:style-name="T64"> </text:span><text:span text:style-name="T60">המערכה</text:span><text:span text:style-name="T64"> </text:span><text:span text:style-name="T60">- דרך</text:span><text:span text:style-name="T64"> </text:span><text:span text:style-name="T60">מזרחית</text:span><text:span text:style-name="T64"> </text:span><text:span text:style-name="T60">של</text:span><text:span text:style-name="T64"> </text:span><text:span text:style-name="T60">כבש</text:span><text:span text:style-name="T64"> </text:span><text:span text:style-name="T60">היה, שהרי</text:span><text:span text:style-name="T64"> </text:span><text:span text:style-name="T60">כבש</text:span><text:span text:style-name="T64"> </text:span><text:span text:style-name="T60">לאמצע</text:span><text:span text:style-name="T64"> </text:span><text:span text:style-name="T60">המזבח, ומכאן</text:span><text:span text:style-name="T64"> </text:span><text:span text:style-name="T60">ומכאן</text:span><text:span text:style-name="T64"> </text:span><text:span text:style-name="T60">תופס</text:span><text:span text:style-name="T64"> </text:span><text:span text:style-name="T60">המזבח</text:span><text:span text:style-name="T64"> </text:span><text:span text:style-name="T60">שמונה</text:span><text:span text:style-name="T64"> </text:span><text:span text:style-name="T60">אמות</text:span><text:span text:style-name="T64"> </text:span><text:span text:style-name="T60">לכל</text:span><text:span text:style-name="T64"> </text:span><text:span text:style-name="T60">צד</text:span><text:span text:style-name="T64"> </text:span><text:span text:style-name="T60">לאחר</text:span><text:span text:style-name="T64"> </text:span><text:span text:style-name="T60">שכלה</text:span><text:span text:style-name="T64"> </text:span><text:span text:style-name="T60">הכבש, שהרי</text:span><text:span text:style-name="T64"> </text:span><text:span text:style-name="T60">הכבש</text:span><text:span text:style-name="T64"> </text:span><text:span text:style-name="T60">ט"ז</text:span><text:span text:style-name="T64"> </text:span><text:span text:style-name="T60">והמזבח</text:span><text:span text:style-name="T64"> </text:span><text:span text:style-name="T60">ל"ב, נמצא</text:span><text:span text:style-name="T64"> </text:span><text:span text:style-name="T60">שונה</text:span><text:span text:style-name="T64"> </text:span><text:span text:style-name="T60">אמות</text:span><text:span text:style-name="T64"> </text:span><text:span text:style-name="T60">לכל</text:span><text:span text:style-name="T64"> </text:span><text:span text:style-name="T60">צד, ומקום</text:span><text:span text:style-name="T64"> </text:span><text:span text:style-name="T60">המערכה</text:span><text:span text:style-name="T64"> </text:span><text:span text:style-name="T60">במזרח</text:span><text:span text:style-name="T64"> </text:span><text:span text:style-name="T60">המזבח</text:span><text:span text:style-name="T64"> </text:span><text:span text:style-name="T60">אצל</text:span><text:span text:style-name="T64"> </text:span><text:span text:style-name="T60">מזרחו</text:span><text:span text:style-name="T64"> </text:span><text:span text:style-name="T60">של</text:span><text:span text:style-name="T64"> </text:span><text:span text:style-name="T60">כבש, ורחב</text:span><text:span text:style-name="T64"> </text:span><text:span text:style-name="T60">המערכה</text:span><text:span text:style-name="T64"> </text:span><text:span text:style-name="T60">אינו</text:span><text:span text:style-name="T64"> </text:span><text:span text:style-name="T60">תופס</text:span><text:span text:style-name="T64"> </text:span><text:span text:style-name="T60">עד</text:span><text:span text:style-name="T64"> </text:span><text:span text:style-name="T60">חצי</text:span><text:span text:style-name="T64"> </text:span><text:span text:style-name="T60">המזבח</text:span><text:span text:style-name="T64"> </text:span><text:span text:style-name="T60">שהרי</text:span><text:span text:style-name="T64"> </text:span><text:span text:style-name="T60">התפוח</text:span><text:span text:style-name="T64"> </text:span><text:span text:style-name="T60">באמצע</text:span><text:span text:style-name="T64"> </text:span><text:span text:style-name="T60">המזבח! נמצא</text:span><text:span text:style-name="T64"> </text:span><text:span text:style-name="T60">אתה</text:span><text:span text:style-name="T64"> </text:span><text:span text:style-name="T60">אומר: הליכתו</text:span><text:span text:style-name="T64"> </text:span><text:span text:style-name="T60">למזבח</text:span><text:span text:style-name="T64"> </text:span><text:span text:style-name="T60">לזרוק</text:span><text:span text:style-name="T64"> </text:span><text:span text:style-name="T60">האברים</text:span><text:span text:style-name="T64"> </text:span><text:span text:style-name="T60">למערכה</text:span><text:span text:style-name="T64"> </text:span><text:span text:style-name="T60">- לכך</text:span><text:span text:style-name="T64"> </text:span><text:span text:style-name="T60">נותנים</text:span><text:span text:style-name="T64"> </text:span><text:span text:style-name="T60">האברים</text:span><text:span text:style-name="T64"> </text:span><text:span text:style-name="T60">במערבו</text:span><text:span text:style-name="T64"> </text:span><text:span text:style-name="T60">של</text:span><text:span text:style-name="T64"> </text:span><text:span text:style-name="T60">כבש: לפנות</text:span><text:span text:style-name="T64"> </text:span><text:span text:style-name="T60">מקום</text:span><text:span text:style-name="T64"> </text:span><text:span text:style-name="T60">הליכתו</text:span><text:span text:style-name="T10">)</text:span>, </text:p>
      <text:p text:style-name="P7">ומלחום<text:span text:style-name="T1"> </text:span><text:span text:style-name="T10">(</text:span><text:span text:style-name="T60">דכתיב</text:span><text:span text:style-name="T64"> </text:span><text:span text:style-name="T61">[ויקרא</text:span><text:span text:style-name="T65"> </text:span><text:span text:style-name="T61">ב,יג]</text:span><text:span text:style-name="T60"> </text:span><text:span text:style-name="T67">על</text:span><text:span text:style-name="T64"> </text:span><text:span text:style-name="T67">כל</text:span><text:span text:style-name="T64"> </text:span><text:span text:style-name="T67">קרבנך</text:span><text:span text:style-name="T64"> </text:span><text:span text:style-name="T67">תקריב</text:span><text:span text:style-name="T64"> </text:span><text:span text:style-name="T67">מלח</text:span><text:span text:style-name="T10">)</text:span>, </text:p>
      <text:p text:style-name="P7">וירדו<text:span text:style-name="T1"> </text:span>ובאו<text:span text:style-name="T1"> </text:span>להן<text:span text:style-name="T1"> </text:span>ללשכת<text:span text:style-name="T1"> </text:span>הגזית<text:span text:style-name="T1"> </text:span>לקרות<text:span text:style-name="T1"> </text:span>את<text:span text:style-name="T1"> </text:span>שמע. <text:span text:style-name="T10">(</text:span><text:span text:style-name="T60">ולאחר</text:span><text:span text:style-name="T64"> </text:span><text:span text:style-name="T60">קריאת</text:span><text:span text:style-name="T64"> </text:span><text:span text:style-name="T60">שמע</text:span><text:span text:style-name="T64"> </text:span><text:span text:style-name="T60">יקטירו</text:span><text:span text:style-name="T64"> </text:span><text:span text:style-name="T60">את</text:span><text:span text:style-name="T64"> </text:span><text:span text:style-name="T60">הקטורת; והכי</text:span><text:span text:style-name="T64"> </text:span><text:span text:style-name="T60">נכון</text:span><text:span text:style-name="T64"> </text:span><text:span text:style-name="T60">הדבר</text:span><text:span text:style-name="T64"> </text:span><text:span text:style-name="T60">שיתפללו</text:span><text:span text:style-name="T64"> </text:span><text:span text:style-name="T60">קודם</text:span><text:span text:style-name="T64"> </text:span><text:span text:style-name="T60">שיקטירו</text:span><text:span text:style-name="T64"> </text:span><text:span text:style-name="T60">שום</text:span><text:span text:style-name="T64"> </text:span><text:span text:style-name="T60">הקטר, ויעל</text:span><text:span text:style-name="T64"> </text:span><text:span text:style-name="T60">קרבנם</text:span><text:span text:style-name="T64"> </text:span><text:span text:style-name="T60">לריח</text:span><text:span text:style-name="T64"> </text:span><text:span text:style-name="T60">ניחוח</text:span><text:span text:style-name="T10">)</text:span><text:span text:style-name="T57">.</text:span></text:p>
      <text:p text:style-name="P24"><text:s/></text:p>
      <text:p text:style-name="P21"/>
      <text:p text:style-name="P7">גמרא:</text:p>
      <text:p text:style-name="P7">תנא: יד<text:span text:style-name="T1"> </text:span>ורגל<text:span text:style-name="T1"> </text:span><text:span text:style-name="T10">(</text:span><text:span text:style-name="T60">יחד</text:span><text:span text:style-name="T10">)</text:span>, כעקידת<text:span text:style-name="T1"> </text:span>יצחק<text:span text:style-name="T1"> </text:span>בן<text:span text:style-name="T1"> </text:span>אברהם.</text:p>
      <text:p text:style-name="P10"><text:s text:c="2"/></text:p>
      <text:p text:style-name="P7">לא<text:span text:style-name="T1"> </text:span>היו<text:span text:style-name="T1"> </text:span>כופתין<text:span text:style-name="T1"> </text:span>את<text:span text:style-name="T1"> </text:span>הטלה:</text:p>
      <text:p text:style-name="P7">מאי<text:span text:style-name="T1"> </text:span>טעמא?</text:p>
      <text:p text:style-name="P7">רב<text:span text:style-name="T1"> </text:span>הונא<text:span text:style-name="T1"> </text:span>ורב<text:span text:style-name="T1"> </text:span>חסדא, חד<text:span text:style-name="T1"> </text:span>אמר<text:span text:style-name="T1"> </text:span>משום<text:span text:style-name="T1"> </text:span>בזיון<text:span text:style-name="T1"> </text:span>קדשים<text:span text:style-name="T1"> </text:span>וחד<text:span text:style-name="T1"> </text:span>אמר<text:span text:style-name="T1"> </text:span>משום<text:span text:style-name="T1"> </text:span>דמהלך<text:span text:style-name="T1"> </text:span>בחוקי<text:span text:style-name="T1"> </text:span>העמים<text:span text:style-name="T1"> </text:span><text:span text:style-name="T10">(</text:span><text:span text:style-name="T60">כשמקריבין</text:span><text:span text:style-name="T64"> </text:span><text:span text:style-name="T60">זבח</text:span><text:span text:style-name="T64"> </text:span><text:span text:style-name="T60">לעבודת</text:span><text:span text:style-name="T64"> </text:span><text:span text:style-name="T60">כוכבים</text:span><text:span text:style-name="T64"> </text:span><text:span text:style-name="T60">- הן</text:span><text:span text:style-name="T64"> </text:span><text:span text:style-name="T60">כופתין</text:span><text:span text:style-name="T64"> </text:span><text:span text:style-name="T60">אותו</text:span><text:span text:style-name="T64"> </text:span><text:span text:style-name="T60">כך: ארבעה</text:span><text:span text:style-name="T64"> </text:span><text:span text:style-name="T60">רגלים</text:span><text:span text:style-name="T64"> </text:span><text:span text:style-name="T60">יחד</text:span><text:span text:style-name="T10">)</text:span>.</text:p>
      <text:p text:style-name="P7">מאי<text:span text:style-name="T1"> </text:span>בינייהו<text:span text:style-name="T1"> </text:span><text:span text:style-name="T10">(</text:span><text:span text:style-name="T60">בין</text:span><text:span text:style-name="T64"> </text:span><text:span text:style-name="T60">למר</text:span><text:span text:style-name="T64"> </text:span><text:span text:style-name="T60">ובין</text:span><text:span text:style-name="T64"> </text:span><text:span text:style-name="T60">למר</text:span><text:span text:style-name="T64"> </text:span><text:span text:style-name="T60">אסור</text:span><text:span text:style-name="T64"> </text:span><text:span text:style-name="T60">לעשות</text:span><text:span text:style-name="T10">)</text:span>?</text:p>
      <text:p text:style-name="P7">איכא<text:span text:style-name="T1"> </text:span>בינייהו<text:span text:style-name="T1"> </text:span>דכפתיה<text:span text:style-name="T1"> </text:span>בשיראי<text:span text:style-name="T1"> </text:span><text:span text:style-name="T10">(</text:span><text:span text:style-name="T60">במילת</text:span><text:span text:style-name="T10">)</text:span>, אי<text:span text:style-name="T1"> </text:span>נמי<text:span text:style-name="T1"> </text:span>בהוצא<text:span text:style-name="T1"> </text:span>דדהבא<text:span text:style-name="T1"> </text:span><text:span text:style-name="T10">(</text:span><text:span text:style-name="T60">משום</text:span><text:span text:style-name="T64"> </text:span><text:span text:style-name="T60">בזיון</text:span><text:span text:style-name="T64"> </text:span><text:span text:style-name="T60">קדשים</text:span><text:span text:style-name="T64"> </text:span><text:span text:style-name="T60">ליכא, משום</text:span><text:span text:style-name="T64"> </text:span><text:span text:style-name="T60">חוקי</text:span><text:span text:style-name="T64"> </text:span><text:span text:style-name="T60">העמים</text:span><text:span text:style-name="T64"> </text:span><text:span text:style-name="T60">איכא</text:span><text:span text:style-name="T10">)</text:span>.</text:p>
      <text:p text:style-name="P7"/>
      <text:p text:style-name="P7">תנן<text:span text:style-name="T1"> </text:span>התם<text:span text:style-name="T1"> </text:span><text:span text:style-name="T61">[שקלים</text:span><text:span text:style-name="T65"> </text:span><text:span text:style-name="T61">פ"ו</text:span><text:span text:style-name="T65"> </text:span><text:span text:style-name="T61">מ"ד]</text:span>: 'שלש<text:span text:style-name="T1"> </text:span>עשרה<text:span text:style-name="T1"> </text:span>שולחנות<text:span text:style-name="T1"> </text:span>היו<text:span text:style-name="T1"> </text:span>במקדש<text:span text:style-name="T1"> </text:span><text:span text:style-name="T10">(</text:span><text:span text:style-name="T60">בעזרה; שני</text:span><text:span text:style-name="T64"> </text:span><text:span text:style-name="T60">שולחנות</text:span><text:span text:style-name="T64"> </text:span><text:span text:style-name="T60">שהיו</text:span><text:span text:style-name="T64"> </text:span><text:span text:style-name="T60">באולם</text:span><text:span text:style-name="T64"> </text:span><text:span text:style-name="T60">לא</text:span><text:span text:style-name="T64"> </text:span><text:span text:style-name="T60">חשיב</text:span><text:span text:style-name="T64"> </text:span><text:span text:style-name="T60">הכא</text:span><text:span text:style-name="T64"> </text:span><text:span text:style-name="T60">בהדי</text:span><text:span text:style-name="T64"> </text:span><text:span text:style-name="T60">עשר</text:span><text:span text:style-name="T64"> </text:span><text:span text:style-name="T60">אלא</text:span><text:span text:style-name="T64"> </text:span><text:span text:style-name="T60">אותם</text:span><text:span text:style-name="T64"> </text:span><text:span text:style-name="T60">שהיו</text:span><text:span text:style-name="T64"> </text:span><text:span text:style-name="T60">בעזרה</text:span><text:span text:style-name="T10">)</text:span>: שמונה<text:span text:style-name="T1"> </text:span>של<text:span text:style-name="T1"> </text:span>שיש<text:span text:style-name="T1"> </text:span>בבית<text:span text:style-name="T1"> </text:span>המטבחיים<text:span text:style-name="T1"> </text:span><text:span text:style-name="T10">(</text:span><text:span text:style-name="T60">אצל</text:span><text:span text:style-name="T64"> </text:span><text:span text:style-name="T60">הטבעות</text:span><text:span text:style-name="T64"> </text:span><text:soft-page-break/><text:span text:style-name="T60">בצפון</text:span><text:span text:style-name="T10">)</text:span> שעליהם<text:span text:style-name="T1"> </text:span>מדיחין<text:span text:style-name="T1"> </text:span>את<text:span text:style-name="T1"> </text:span>הקרבים, שנים<text:span text:style-name="T1"> </text:span>במערבה<text:span text:style-name="T1"> </text:span>של<text:span text:style-name="T1"> </text:span>כבש<text:span text:style-name="T1"> </text:span>- אחד<text:span text:style-name="T1"> </text:span>של<text:span text:style-name="T1"> </text:span>שיש<text:span text:style-name="T1"> </text:span>ואחד<text:span text:style-name="T1"> </text:span>של<text:span text:style-name="T1"> </text:span>כסף: על<text:span text:style-name="T1"> </text:span>של<text:span text:style-name="T1"> </text:span>שיש<text:span text:style-name="T1"> </text:span>נותנין<text:span text:style-name="T1"> </text:span>את<text:span text:style-name="T1"> </text:span>האברים, ועל<text:span text:style-name="T1"> </text:span>של<text:span text:style-name="T1"> </text:span>כסף<text:span text:style-name="T1"> </text:span>- כלי<text:span text:style-name="T1"> </text:span>שרת; ובאולם<text:span text:style-name="T1"> </text:span>שנים<text:span text:style-name="T1"> </text:span>מבפנים<text:span text:style-name="T1"> </text:span>על<text:span text:style-name="T1"> </text:span>פתח<text:span text:style-name="T1"> </text:span>הבית<text:span text:style-name="T1"> </text:span><text:span text:style-name="T10">(</text:span><text:span text:style-name="T60">אצל</text:span><text:span text:style-name="T64"> </text:span><text:span text:style-name="T60">פתח</text:span><text:span text:style-name="T64"> </text:span><text:span text:style-name="T60">ההיכל</text:span><text:span text:style-name="T10">)</text:span>: אחד<text:span text:style-name="T1"> </text:span>של<text:span text:style-name="T1"> </text:span>כסף<text:span text:style-name="T1"> </text:span>ואחד<text:span text:style-name="T1"> </text:span>של<text:span text:style-name="T1"> </text:span>זהב; על<text:span text:style-name="T1"> </text:span>של<text:span text:style-name="T1"> </text:span>כסף<text:span text:style-name="T1"> </text:span>נותנין<text:span text:style-name="T1"> </text:span>לחם<text:span text:style-name="T1"> </text:span>הפנים<text:span text:style-name="T1"> </text:span>בכניסתו<text:span text:style-name="T1"> </text:span><text:span text:style-name="T10">(</text:span><text:span text:style-name="T60">כשמגיעין</text:span><text:span text:style-name="T64"> </text:span><text:span text:style-name="T60">לפתח</text:span><text:span text:style-name="T64"> </text:span><text:span text:style-name="T60">מניחין</text:span><text:span text:style-name="T64"> </text:span><text:span text:style-name="T60">אותם</text:span><text:span text:style-name="T64"> </text:span><text:span text:style-name="T60">עליו, ועומדין</text:span><text:span text:style-name="T64"> </text:span><text:span text:style-name="T60">בו</text:span><text:span text:style-name="T64"> </text:span><text:span text:style-name="T60">לפוש</text:span><text:span text:style-name="T10">)</text:span>, ועל<text:span text:style-name="T1"> </text:span>של<text:span text:style-name="T1"> </text:span>זהב<text:span text:style-name="T1"> </text:span>ביציאתו<text:span text:style-name="T1"> </text:span><text:span text:style-name="T10">(</text:span><text:span text:style-name="T60">ושם</text:span><text:span text:style-name="T64"> </text:span><text:span text:style-name="T60">היה</text:span><text:span text:style-name="T64"> </text:span><text:span text:style-name="T60">מונח</text:span><text:span text:style-name="T64"> </text:span><text:span text:style-name="T60">עד</text:span><text:span text:style-name="T64"> </text:span><text:span text:style-name="T60">שיקטירו</text:span><text:span text:style-name="T64"> </text:span><text:span text:style-name="T60">הבזיכין; כך</text:span><text:span text:style-name="T64"> </text:span><text:span text:style-name="T60">מפרש</text:span><text:span text:style-name="T64"> </text:span><text:span text:style-name="T60">במנחות</text:span><text:span text:style-name="T64"> </text:span><text:span text:style-name="T60">בפרק</text:span><text:span text:style-name="T64"> </text:span><text:span text:style-name="T60">'שתי</text:span><text:span text:style-name="T64"> </text:span><text:span text:style-name="T60">הלחם' </text:span><text:span text:style-name="T61">(דף</text:span><text:span text:style-name="T65"> </text:span><text:span text:style-name="T61">צט:)</text:span><text:span text:style-name="T10">)</text:span>, שמעלין<text:span text:style-name="T1"> </text:span>בקודש<text:span text:style-name="T1"> </text:span>ולא<text:span text:style-name="T1"> </text:span>מורידין<text:span text:style-name="T1"> </text:span><text:span text:style-name="T10">(</text:span><text:span text:style-name="T60">כגון</text:span><text:span text:style-name="T64"> </text:span><text:span text:style-name="T60">בכניסתם</text:span><text:span text:style-name="T64"> </text:span><text:span text:style-name="T60">מניחין</text:span><text:span text:style-name="T64"> </text:span><text:span text:style-name="T60">על</text:span><text:span text:style-name="T64"> </text:span><text:span text:style-name="T60">של</text:span><text:span text:style-name="T64"> </text:span><text:span text:style-name="T60">כסף, וכשמגיע</text:span><text:span text:style-name="T64"> </text:span><text:span text:style-name="T60">בהיכל</text:span><text:span text:style-name="T64"> </text:span><text:span text:style-name="T60">- על</text:span><text:span text:style-name="T64"> </text:span><text:span text:style-name="T60">של</text:span><text:span text:style-name="T64"> </text:span><text:span text:style-name="T60">משה, שהיה</text:span><text:span text:style-name="T64"> </text:span><text:span text:style-name="T60">מצופה</text:span><text:span text:style-name="T64"> </text:span><text:span text:style-name="T60">זהב</text:span><text:span text:style-name="T64"> </text:span><text:span text:style-name="T60">- הרי</text:span><text:span text:style-name="T64"> </text:span><text:span text:style-name="T60">עלייה; ולא</text:span><text:span text:style-name="T64"> </text:span><text:span text:style-name="T60">מורידין, לפיכך</text:span><text:span text:style-name="T64"> </text:span><text:span text:style-name="T60">ביציאתו</text:span><text:span text:style-name="T64"> </text:span><text:span text:style-name="T60">מניחו</text:span><text:span text:style-name="T64"> </text:span><text:span text:style-name="T60">על</text:span><text:span text:style-name="T64"> </text:span><text:span text:style-name="T60">כלי</text:span><text:span text:style-name="T64"> </text:span><text:span text:style-name="T60">של</text:span><text:span text:style-name="T64"> </text:span><text:span text:style-name="T60">זהב; ועשר</text:span><text:span text:style-name="T64"> </text:span><text:span text:style-name="T60">שולחנות</text:span><text:span text:style-name="T64"> </text:span><text:span text:style-name="T60">היו</text:span><text:span text:style-name="T64"> </text:span><text:span text:style-name="T60">עדיין</text:span><text:span text:style-name="T64"> </text:span><text:span text:style-name="T60">בהיכל</text:span><text:span text:style-name="T64"> </text:span><text:span text:style-name="T60">שעשה</text:span><text:span text:style-name="T64"> </text:span><text:span text:style-name="T60">שלמה; והא</text:span><text:span text:style-name="T64"> </text:span><text:span text:style-name="T60">דלא</text:span><text:span text:style-name="T64"> </text:span><text:span text:style-name="T60">חשבינהו</text:span><text:span text:style-name="T64"> </text:span><text:span text:style-name="T60">הכא</text:span><text:span text:style-name="T64"> </text:span><text:span text:style-name="T60">- דלא</text:span><text:span text:style-name="T64"> </text:span><text:span text:style-name="T60">חשיב</text:span><text:span text:style-name="T64"> </text:span><text:span text:style-name="T60">אלא</text:span><text:span text:style-name="T64"> </text:span><text:span text:style-name="T60">אותן</text:span><text:span text:style-name="T64"> </text:span><text:span text:style-name="T60">שמניחים</text:span><text:span text:style-name="T64"> </text:span><text:span text:style-name="T60">עליהם, ובאותן</text:span><text:span text:style-name="T64"> </text:span><text:span text:style-name="T60">של</text:span><text:span text:style-name="T64"> </text:span><text:span text:style-name="T60">שלמה</text:span><text:span text:style-name="T64"> </text:span><text:span text:style-name="T60">לא</text:span><text:span text:style-name="T64"> </text:span><text:span text:style-name="T60">היו</text:span><text:span text:style-name="T64"> </text:span><text:span text:style-name="T60">מסדרים, כדאמרינן</text:span><text:span text:style-name="T64"> </text:span><text:span text:style-name="T60">במנחות</text:span><text:span text:style-name="T64"> </text:span><text:span text:style-name="T60">פרק</text:span><text:span text:style-name="T64"> </text:span><text:span text:style-name="T60">'שתי</text:span><text:span text:style-name="T64"> </text:span><text:span text:style-name="T60">הלחם' </text:span><text:span text:style-name="T61">(דף</text:span><text:span text:style-name="T65"> </text:span><text:span text:style-name="T61">צט.)</text:span><text:span text:style-name="T60">: 'עשר</text:span><text:span text:style-name="T64"> </text:span><text:span text:style-name="T60">שולחנות</text:span><text:span text:style-name="T64"> </text:span><text:span text:style-name="T60">עשה</text:span><text:span text:style-name="T64"> </text:span><text:span text:style-name="T60">שלמה</text:span><text:span text:style-name="T64"> </text:span><text:span text:style-name="T60">ולא</text:span><text:span text:style-name="T64"> </text:span><text:span text:style-name="T60">היו</text:span><text:span text:style-name="T64"> </text:span><text:span text:style-name="T60">מסדרים</text:span><text:span text:style-name="T64"> </text:span><text:span text:style-name="T60">אלא</text:span><text:span text:style-name="T64"> </text:span><text:span text:style-name="T60">על</text:span><text:span text:style-name="T64"> </text:span><text:span text:style-name="T60">של</text:span><text:span text:style-name="T64"> </text:span><text:span text:style-name="T60">משה</text:span><text:span text:style-name="T64"> </text:span><text:span text:style-name="T60">כו'</text:span><text:span text:style-name="T10">)</text:span>;</text:p>
      <text:p text:style-name="P7">ואחד<text:span text:style-name="T1"> </text:span>של<text:span text:style-name="T1"> </text:span>זהב<text:span text:style-name="T1"> </text:span>בפנים, שעליו<text:span text:style-name="T1"> </text:span>לחם<text:span text:style-name="T1"> </text:span>הפנים<text:span text:style-name="T1"> </text:span>תמיד'.</text:p>
      <text:p text:style-name="P7">מכדי<text:span text:style-name="T1"> </text:span>אין<text:span text:style-name="T1"> </text:span>עניות<text:span text:style-name="T1"> </text:span>במקום<text:span text:style-name="T1"> </text:span>עשירות, אמאי<text:span text:style-name="T1"> </text:span>עבדי<text:span text:style-name="T1"> </text:span>דשיש? ניעבדו<text:span text:style-name="T1"> </text:span>דכסף, ניעבדו<text:span text:style-name="T1"> </text:span>דזהב?<text:span text:style-name="T60"> </text:span></text:p>
      <text:p text:style-name="P7">אמר<text:span text:style-name="T1"> </text:span>רב<text:span text:style-name="T1"> </text:span>חיננא<text:span text:style-name="T1"> </text:span>בשם<text:span text:style-name="T1"> </text:span>רבי<text:span text:style-name="T1"> </text:span>אסי<text:span text:style-name="T1"> </text:span>ורבי<text:span text:style-name="T1"> </text:span>אסי<text:span text:style-name="T1"> </text:span>בשם<text:span text:style-name="T1"> </text:span>רבי<text:span text:style-name="T1"> </text:span>שמואל<text:span text:style-name="T1"> </text:span>בר<text:span text:style-name="T1"> </text:span>רב<text:span text:style-name="T1"> </text:span>יצחק<text:span text:style-name="T1"> </text:span>מפני<text:span text:style-name="T1"> </text:span>שהוא<text:span text:style-name="T1"> </text:span>מרתיח<text:span text:style-name="T1"> </text:span><text:span text:style-name="T10">(</text:span><text:span text:style-name="T60">את</text:span><text:span text:style-name="T64"> </text:span><text:span text:style-name="T60">הלחם</text:span><text:span text:style-name="T64"> </text:span><text:span text:style-name="T60">ומחממו</text:span><text:span text:style-name="T64"> </text:span><text:span text:style-name="T60">וממהר</text:span><text:span text:style-name="T64"> </text:span><text:span text:style-name="T60">להתעפש</text:span><text:span text:style-name="T10">)</text:span>. <text:s/></text:p>
      <text:p text:style-name="P7"/>
      <text:p text:style-name="P7">של<text:span text:style-name="T1"> </text:span>שחר<text:span text:style-name="T1"> </text:span>היה<text:span text:style-name="T1"> </text:span>נשחט<text:span text:style-name="T1"> </text:span>על<text:span text:style-name="T1"> </text:span>קרן<text:span text:style-name="T1"> </text:span><text:span text:style-name="T86">מזרחית</text:span><text:span text:style-name="T1"> </text:span>מערבית<text:span text:style-name="T1"> </text:span>צפונית: <text:s/></text:p>
      <text:p text:style-name="P7">מנא<text:span text:style-name="T1"> </text:span>הני<text:span text:style-name="T1"> </text:span>מילי?</text:p>
      <text:p text:style-name="P7">אמר<text:span text:style-name="T1"> </text:span>רב<text:span text:style-name="T1"> </text:span>חסדא: דאמר<text:span text:style-name="T1"> </text:span>קרא: <text:span text:style-name="T61">(שמות</text:span><text:span text:style-name="T65"> </text:span><text:span text:style-name="T61">כט,יח; במדבר</text:span><text:span text:style-name="T65"> </text:span><text:span text:style-name="T61">כח,ג)</text:span> <text:span text:style-name="T25">שנים</text:span><text:span text:style-name="T1"> </text:span><text:span text:style-name="T25">ליום</text:span><text:span text:style-name="T1"> </text:span>- כנגד<text:span text:style-name="T1"> </text:span>היום<text:span text:style-name="T1"> </text:span><text:span text:style-name="T10">(</text:span><text:span text:style-name="T60">נגד</text:span><text:span text:style-name="T64"> </text:span><text:span text:style-name="T60">השמש</text:span><text:span text:style-name="T10">)</text:span>. </text:p>
      <text:p text:style-name="P7">תניא<text:span text:style-name="T1"> </text:span>נמי<text:span text:style-name="T1"> </text:span>הכי<text:span text:style-name="T1"> </text:span><text:span text:style-name="T61">[ספרי</text:span><text:span text:style-name="T65"> </text:span><text:span text:style-name="T61">בלק</text:span><text:span text:style-name="T65"> </text:span><text:span text:style-name="T61">פסקא</text:span><text:span text:style-name="T65"> </text:span><text:span text:style-name="T61">קמב]</text:span>: <text:span text:style-name="T26">[</text:span><text:span text:style-name="T61">במדבר</text:span><text:span text:style-name="T65"> </text:span><text:span text:style-name="T61">כח,ג:</text:span><text:span text:style-name="T26"> ואמרת</text:span><text:span text:style-name="T2"> </text:span><text:span text:style-name="T26">להם</text:span><text:span text:style-name="T2"> </text:span><text:span text:style-name="T26">זה</text:span><text:span text:style-name="T2"> </text:span><text:span text:style-name="T26">האשה</text:span><text:span text:style-name="T2"> </text:span><text:span text:style-name="T26">אשר</text:span><text:span text:style-name="T2"> </text:span><text:span text:style-name="T26">תקריבו</text:span><text:span text:style-name="T2"> </text:span><text:span text:style-name="T26">לה' כבשים</text:span><text:span text:style-name="T2"> </text:span><text:span text:style-name="T26">בני</text:span><text:span text:style-name="T2"> </text:span><text:span text:style-name="T26">שנה</text:span><text:span text:style-name="T2"> </text:span><text:span text:style-name="T26">תמימם]</text:span><text:span text:style-name="T25"> שנים</text:span><text:span text:style-name="T1"> </text:span><text:span text:style-name="T25">ליום</text:span><text:span text:style-name="T1"> </text:span><text:span text:style-name="T26">[עלה</text:span><text:span text:style-name="T2"> </text:span><text:span text:style-name="T26">תמיד]</text:span> - כנגד<text:span text:style-name="T1"> </text:span>היום;</text:p>
      <text:p text:style-name="P7">אתה<text:span text:style-name="T1"> </text:span>אומר<text:span text:style-name="T1"> </text:span>נגד<text:span text:style-name="T1"> </text:span>היום? או<text:span text:style-name="T1"> </text:span>אינו<text:span text:style-name="T1"> </text:span>אלא<text:span text:style-name="T1"> </text:span>חובת<text:span text:style-name="T1"> </text:span>היום<text:span text:style-name="T1"> </text:span><text:span text:style-name="T10">(</text:span><text:span text:style-name="T60">כלומר: כל</text:span><text:span text:style-name="T64"> </text:span><text:span text:style-name="T60">יום</text:span><text:span text:style-name="T64"> </text:span><text:span text:style-name="T60">ויום</text:span><text:span text:style-name="T64"> </text:span><text:span text:style-name="T60">תקריבו</text:span><text:span text:style-name="T64"> </text:span><text:span text:style-name="T60">שנים</text:span><text:span text:style-name="T10">)</text:span>? </text:p>
      <text:p text:style-name="P7">כשהוא<text:span text:style-name="T1"> </text:span>אומר<text:span text:style-name="T1"> </text:span><text:span text:style-name="T61">(במדבר</text:span><text:span text:style-name="T65"> </text:span><text:span text:style-name="T61">כח,ד)</text:span><text:span text:style-name="T25"> את</text:span><text:span text:style-name="T1"> </text:span><text:span text:style-name="T25">הכבש</text:span><text:span text:style-name="T1"> </text:span><text:span text:style-name="T25">אחד</text:span><text:span text:style-name="T1"> </text:span><text:span text:style-name="T25">תעשה</text:span><text:span text:style-name="T1"> </text:span><text:span text:style-name="T25">בבקר</text:span><text:span text:style-name="T1"> </text:span><text:span text:style-name="T25">ואת</text:span><text:span text:style-name="T1"> </text:span><text:span text:style-name="T25">הכבש</text:span><text:span text:style-name="T1"> </text:span><text:span text:style-name="T25">השני</text:span><text:span text:style-name="T1"> </text:span><text:span text:style-name="T25">תעשה</text:span><text:span text:style-name="T1"> </text:span><text:span text:style-name="T25">בין</text:span><text:span text:style-name="T1"> </text:span><text:span text:style-name="T25">הערבים</text:span><text:span text:style-name="T1"> </text:span>הרי<text:span text:style-name="T1"> </text:span>חובת<text:span text:style-name="T1"> </text:span>היום<text:span text:style-name="T1"> </text:span>אמור, הא<text:span text:style-name="T1"> </text:span>מה<text:span text:style-name="T1"> </text:span>אני<text:span text:style-name="T1"> </text:span>מקיים<text:span text:style-name="T1"> </text:span>'<text:span text:style-name="T25">שנים</text:span><text:span text:style-name="T1"> </text:span><text:span text:style-name="T25">ליום</text:span>'? - נגד<text:span text:style-name="T1"> </text:span>היום; </text:p>
      <text:p text:style-name="P7">הא<text:span text:style-name="T1"> </text:span>כיצד?</text:p>
      <text:p text:style-name="P7">תמיד<text:span text:style-name="T1"> </text:span>של<text:span text:style-name="T1"> </text:span>שחר<text:span text:style-name="T1"> </text:span>היה<text:span text:style-name="T1"> </text:span>נשחט<text:span text:style-name="T1"> </text:span>על<text:span text:style-name="T1"> </text:span>קרן<text:span text:style-name="T1"> </text:span>צפונית<text:span text:style-name="T1"> </text:span>מערבית<text:span text:style-name="T1"> </text:span>על<text:span text:style-name="T1"> </text:span>טבעת<text:span text:style-name="T1"> </text:span>שניה<text:span text:style-name="T1"> </text:span><text:span text:style-name="T10">(</text:span><text:span text:style-name="T60">כדפרישית</text:span><text:span text:style-name="T64"> </text:span><text:span text:style-name="T60">במתניתין</text:span><text:span text:style-name="T64"> </text:span><text:span text:style-name="T60">כזה</text:span><text:span text:style-name="T10">)</text:span>, ושל<text:span text:style-name="T1"> </text:span>בין<text:span text:style-name="T1"> </text:span>הערבים<text:span text:style-name="T1"> </text:span>היה<text:span text:style-name="T1"> </text:span>נשחט<text:span text:style-name="T1"> </text:span>על<text:span text:style-name="T1"> </text:span>קרן<text:span text:style-name="T1"> </text:span>צפונית<text:span text:style-name="T1"> </text:span>מזרחית<text:span text:style-name="T1"> </text:span>על<text:span text:style-name="T1"> </text:span>טבעת<text:span text:style-name="T1"> </text:span>שניה.</text:p>
      <text:p text:style-name="P7"/>
      <text:p text:style-name="P7">עשרה<text:span text:style-name="T1"> </text:span>דברים<text:span text:style-name="T1"> </text:span>שאל<text:span text:style-name="T1"> </text:span>אלכסנדרוס<text:span text:style-name="T1"> </text:span>מוקדון<text:span text:style-name="T1"> </text:span>את<text:span text:style-name="T1"> </text:span>זקני<text:span text:style-name="T1"> </text:span>הנגב; אמר<text:span text:style-name="T1"> </text:span>להן:</text:p>
      <text:p text:style-name="P7"/>
      <text:p text:style-name="P7">(תמיד<text:span text:style-name="T1"> </text:span>לב,א)</text:p>
      <text:p text:style-name="P7">מן<text:span text:style-name="T1"> </text:span>השמים<text:span text:style-name="T1"> </text:span>לארץ<text:span text:style-name="T1"> </text:span>רחוק<text:span text:style-name="T1"> </text:span>או<text:span text:style-name="T1"> </text:span>ממזרח<text:span text:style-name="T1"> </text:span>למערב<text:span text:style-name="T1"> </text:span><text:span text:style-name="T10">(</text:span><text:span text:style-name="T60">כלומר: איזה</text:span><text:span text:style-name="T64"> </text:span><text:span text:style-name="T60">רחוק</text:span><text:span text:style-name="T64"> </text:span><text:span text:style-name="T60">יותר</text:span><text:span text:style-name="T10">)</text:span>?</text:p>
      <text:p text:style-name="P7">אמרו<text:span text:style-name="T1"> </text:span>לו: ממזרח<text:span text:style-name="T1"> </text:span>למערב<text:span text:style-name="T1"> </text:span><text:span text:style-name="T10">(</text:span><text:span text:style-name="T60">רחוק</text:span><text:span text:style-name="T64"> </text:span><text:span text:style-name="T60">יותר</text:span><text:span text:style-name="T64"> </text:span><text:span text:style-name="T60">משמים</text:span><text:span text:style-name="T64"> </text:span><text:span text:style-name="T60">לארץ</text:span><text:span text:style-name="T10">)</text:span>; תדע<text:span text:style-name="T1"> </text:span>שהרי<text:span text:style-name="T1"> </text:span>חמה<text:span text:style-name="T1"> </text:span>במזרח<text:span text:style-name="T1"> </text:span>- הכל<text:span text:style-name="T1"> </text:span>מסתכלין<text:span text:style-name="T1"> </text:span>בה; חמה<text:span text:style-name="T1"> </text:span>במערב<text:span text:style-name="T1"> </text:span>הכל<text:span text:style-name="T1"> </text:span>מסתכלין<text:span text:style-name="T1"> </text:span>בה; חמה<text:span text:style-name="T1"> </text:span>באמצע<text:span text:style-name="T1"> </text:span>רקיע<text:span text:style-name="T1"> </text:span>- אין<text:span text:style-name="T1"> </text:span>הכל<text:span text:style-name="T1"> </text:span>מסתכלין<text:span text:style-name="T1"> </text:span>בה<text:span text:style-name="T1"> </text:span><text:span text:style-name="T10">(</text:span><text:span text:style-name="T60">ולמה? - לפי</text:span><text:span text:style-name="T64"> </text:span><text:span text:style-name="T60">שהחמה</text:span><text:span text:style-name="T64"> </text:span><text:span text:style-name="T60">כשהיא</text:span><text:span text:style-name="T64"> </text:span><text:span text:style-name="T60">במזרח</text:span><text:span text:style-name="T64"> </text:span><text:span text:style-name="T60">או</text:span><text:span text:style-name="T64"> </text:span><text:span text:style-name="T60">במערב</text:span><text:span text:style-name="T64"> </text:span><text:span text:style-name="T60">היא</text:span><text:span text:style-name="T64"> </text:span><text:span text:style-name="T60">רחוקה, ובשביל</text:span><text:span text:style-name="T64"> </text:span><text:span text:style-name="T60">שהיא</text:span><text:span text:style-name="T64"> </text:span><text:span text:style-name="T60">רחוקה</text:span><text:span text:style-name="T64"> </text:span><text:span text:style-name="T60">יכולים</text:span><text:span text:style-name="T64"> </text:span><text:span text:style-name="T60">להסתכל</text:span><text:span text:style-name="T64"> </text:span><text:span text:style-name="T60">בה: שאין</text:span><text:span text:style-name="T64"> </text:span><text:span text:style-name="T60">האורה</text:span><text:span text:style-name="T64"> </text:span><text:span text:style-name="T60">מזקת</text:span><text:span text:style-name="T64"> </text:span><text:span text:style-name="T60">לעינים, אבל</text:span><text:span text:style-name="T64"> </text:span><text:span text:style-name="T60">כשהיא</text:span><text:span text:style-name="T64"> </text:span><text:span text:style-name="T60">באמצע</text:span><text:span text:style-name="T64"> </text:span><text:span text:style-name="T60">הרקיע</text:span><text:span text:style-name="T64"> – </text:span><text:span text:style-name="T60">קרובה, ואורה</text:span><text:span text:style-name="T64"> </text:span><text:span text:style-name="T60">מזהיר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שאין</text:span><text:span text:style-name="T64"> </text:span><text:span text:style-name="T60">יכולין</text:span><text:span text:style-name="T64"> </text:span><text:span text:style-name="T60">לראות</text:span><text:span text:style-name="T10">)</text:span>!</text:p>
      <text:p text:style-name="P7">וחכמים<text:span text:style-name="T1"> </text:span>אומרים: זה<text:span text:style-name="T1"> </text:span>וזה<text:span text:style-name="T1"> </text:span>כאחד<text:span text:style-name="T1"> </text:span>שוין<text:span text:style-name="T1"> </text:span><text:span text:style-name="T10">(</text:span><text:span text:style-name="T60">כדמוכחי</text:span><text:span text:style-name="T64"> </text:span><text:span text:style-name="T60">קראי</text:span><text:span text:style-name="T10">)</text:span>, שנאמר<text:span text:style-name="T1"> </text:span><text:span text:style-name="T61">(תהלים</text:span><text:span text:style-name="T65"> </text:span><text:span text:style-name="T61">קג,יא)</text:span><text:span text:style-name="T25"> </text:span><text:span text:style-name="T26">[כי]</text:span><text:span text:style-name="T25"> כגובה</text:span><text:span text:style-name="T1"> </text:span><text:span text:style-name="T25">שמים</text:span><text:span text:style-name="T1"> </text:span><text:span text:style-name="T25">על</text:span><text:span text:style-name="T1"> </text:span><text:span text:style-name="T25">הארץ</text:span><text:span text:style-name="T2"> </text:span><text:span text:style-name="T26">[גבר</text:span><text:span text:style-name="T2"> </text:span><text:span text:style-name="T26">חסדו</text:span><text:span text:style-name="T2"> </text:span><text:span text:style-name="T26">על</text:span><text:span text:style-name="T2"> </text:span><text:span text:style-name="T26">יראיו]</text:span> <text:span text:style-name="T10">(</text:span><text:span text:style-name="T60">וכתוב</text:span><text:span text:style-name="T64"> </text:span><text:span text:style-name="T60">אחד</text:span><text:span text:style-name="T64"> </text:span><text:span text:style-name="T61">[פסוק</text:span><text:span text:style-name="T65"> </text:span><text:span text:style-name="T61">יב]</text:span><text:span text:style-name="T60"> אומר</text:span><text:span text:style-name="T10">)</text:span> <text:span text:style-name="T25">כרחוק</text:span><text:span text:style-name="T1"> </text:span><text:span text:style-name="T25">מזרח</text:span><text:span text:style-name="T1"> </text:span><text:span text:style-name="T25">ממערב</text:span><text:span text:style-name="T1"> </text:span><text:span text:style-name="T26">[הרחיק</text:span><text:span text:style-name="T2"> </text:span><text:span text:style-name="T26">ממנו</text:span><text:span text:style-name="T2"> </text:span><text:span text:style-name="T26">את</text:span><text:span text:style-name="T2"> </text:span><text:span text:style-name="T26">פשעינו]</text:span>, ואי<text:span text:style-name="T1"> </text:span>חד<text:span text:style-name="T1"> </text:span>מינייהו<text:span text:style-name="T1"> </text:span>נפיש<text:span text:style-name="T1"> </text:span>נכתוב<text:span text:style-name="T1"> </text:span>תרווייהו<text:span text:style-name="T1"> </text:span>כי<text:span text:style-name="T1"> </text:span>ההוא<text:span text:style-name="T1"> </text:span>דנפיש<text:span text:style-name="T1"> </text:span><text:span text:style-name="T10">(</text:span><text:span text:style-name="T60">ואם</text:span><text:span text:style-name="T64"> </text:span><text:span text:style-name="T60">לא</text:span><text:span text:style-name="T64"> </text:span><text:span text:style-name="T60">היתה</text:span><text:span text:style-name="T64"> </text:span><text:span text:style-name="T60">מדתן</text:span><text:span text:style-name="T64"> </text:span><text:span text:style-name="T60">שוה</text:span><text:span text:style-name="T64"> </text:span><text:span text:style-name="T60">אלא</text:span><text:span text:style-name="T64"> </text:span><text:span text:style-name="T60">מזרח</text:span><text:span text:style-name="T64"> </text:span><text:span text:style-name="T60">ומערב</text:span><text:span text:style-name="T64"> </text:span><text:span text:style-name="T60">רחוק</text:span><text:span text:style-name="T64"> </text:span><text:span text:style-name="T60">יותר</text:span><text:span text:style-name="T64"> </text:span><text:span text:style-name="T60">- למה</text:span><text:span text:style-name="T64"> </text:span><text:span text:style-name="T60">אחז</text:span><text:span text:style-name="T64"> </text:span><text:span text:style-name="T60">הכתוב</text:span><text:span text:style-name="T64"> </text:span><text:span text:style-name="T60">במועט</text:span><text:span text:style-name="T64"> </text:span><text:span text:style-name="T60">במדה? לא</text:span><text:span text:style-name="T64"> </text:span><text:span text:style-name="T60">היה</text:span><text:span text:style-name="T64"> </text:span><text:span text:style-name="T60">לו</text:span><text:span text:style-name="T64"> </text:span><text:span text:style-name="T60">כלל</text:span><text:span text:style-name="T64"> </text:span><text:span text:style-name="T60">לומר</text:span><text:span text:style-name="T64"> </text:span><text:span text:style-name="T60">אלא</text:span><text:span text:style-name="T64"> </text:span><text:span text:style-name="T60">המרובה!? אלא</text:span><text:span text:style-name="T64"> </text:span><text:span text:style-name="T60">ודאי</text:span><text:span text:style-name="T64"> </text:span><text:span text:style-name="T60">שניהם</text:span><text:span text:style-name="T64"> </text:span><text:span text:style-name="T60">שוין</text:span><text:span text:style-name="T64"> </text:span><text:span text:style-name="T60">במדה</text:span><text:span text:style-name="T64"> </text:span><text:span text:style-name="T60">לכך</text:span><text:span text:style-name="T64"> </text:span><text:span text:style-name="T60">אחז</text:span><text:span text:style-name="T64"> </text:span><text:span text:style-name="T60">את</text:span><text:span text:style-name="T64"> </text:span><text:span text:style-name="T60">שניהן</text:span><text:span text:style-name="T10">)</text:span>! ואלא<text:span text:style-name="T1"> </text:span>חמה<text:span text:style-name="T1"> </text:span>באמצע<text:span text:style-name="T1"> </text:span>רקיע, מאי<text:span text:style-name="T1"> </text:span>טעמא<text:span text:style-name="T1"> </text:span>אין<text:span text:style-name="T1"> </text:span>הכל<text:span text:style-name="T1"> </text:span>מסתכלין<text:span text:style-name="T1"> </text:span>בה<text:span text:style-name="T1"> </text:span><text:span text:style-name="T10">(</text:span><text:span text:style-name="T60">כמו</text:span><text:span text:style-name="T64"> </text:span><text:span text:style-name="T60">שהם</text:span><text:span text:style-name="T64"> </text:span><text:span text:style-name="T60">מסתכלין</text:span><text:span text:style-name="T64"> </text:span><text:span text:style-name="T60">כשהיא</text:span><text:span text:style-name="T64"> </text:span><text:span text:style-name="T60">במזרח</text:span><text:span text:style-name="T64"> </text:span><text:span text:style-name="T60">או</text:span><text:span text:style-name="T64"> </text:span><text:span text:style-name="T60">במערב</text:span><text:span text:style-name="T10">)</text:span>? משום<text:span text:style-name="T1"> </text:span>דקאי<text:span text:style-name="T1"> </text:span>להדיא<text:span text:style-name="T1"> </text:span><text:span text:style-name="T10">(</text:span><text:span text:style-name="T60">בגילוי</text:span><text:span text:style-name="T64"> </text:span><text:span text:style-name="T60">היא</text:span><text:span text:style-name="T64"> </text:span><text:span text:style-name="T60">עומדת</text:span><text:span text:style-name="T10">)</text:span> ולא<text:span text:style-name="T1"> </text:span>כסי<text:span text:style-name="T1"> </text:span>ליה<text:span text:style-name="T1"> </text:span>מידי<text:span text:style-name="T1"> </text:span><text:span text:style-name="T10">(</text:span><text:span text:style-name="T60">ובשביל</text:span><text:span text:style-name="T64"> </text:span><text:span text:style-name="T60">כך</text:span><text:span text:style-name="T64"> </text:span><text:span text:style-name="T60">אורה</text:span><text:span text:style-name="T64"> </text:span><text:span text:style-name="T60">מזהיר</text:span><text:span text:style-name="T64"> </text:span><text:span text:style-name="T60">ומזיק</text:span><text:span text:style-name="T64"> </text:span><text:span text:style-name="T60">לעינים</text:span><text:span text:style-name="T64"> </text:span><text:span text:style-name="T60">המביטות</text:span><text:span text:style-name="T64"> </text:span><text:span text:style-name="T60">שם</text:span><text:span text:style-name="T10">)</text:span>.</text:p>
      <text:p text:style-name="P7">אמר<text:span text:style-name="T1"> </text:span>להן: שמים<text:span text:style-name="T1"> </text:span>נבראו<text:span text:style-name="T1"> </text:span>תחלה<text:span text:style-name="T1"> </text:span>או<text:span text:style-name="T1"> </text:span>הארץ<text:span text:style-name="T1"> </text:span><text:span text:style-name="T10">(</text:span><text:span text:style-name="T60">כלומר: או</text:span><text:span text:style-name="T64"> </text:span><text:span text:style-name="T60">ארץ</text:span><text:span text:style-name="T64"> </text:span><text:span text:style-name="T60">ושמים</text:span><text:span text:style-name="T64"> </text:span><text:span text:style-name="T60">כאחד</text:span><text:span text:style-name="T64"> </text:span><text:span text:style-name="T60">נבראו</text:span><text:span text:style-name="T10">)</text:span>?</text:p>
      <text:p text:style-name="P7">אמרו: שמים<text:span text:style-name="T1"> </text:span>נבראו<text:span text:style-name="T1"> </text:span>תחלה, שנאמר: <text:span text:style-name="T61">(בראשית</text:span><text:span text:style-name="T65"> </text:span><text:span text:style-name="T61">א,א)</text:span><text:span text:style-name="T25"> בראשית</text:span><text:span text:style-name="T1"> </text:span><text:span text:style-name="T25">ברא</text:span><text:span text:style-name="T1"> </text:span><text:span text:style-name="T25">אלהים</text:span><text:span text:style-name="T1"> </text:span><text:span text:style-name="T25">את</text:span><text:span text:style-name="T1"> </text:span><text:span text:style-name="T25">השמים</text:span><text:span text:style-name="T1"> </text:span><text:span text:style-name="T25">ואת</text:span><text:span text:style-name="T1"> </text:span><text:span text:style-name="T25">הארץ</text:span><text:span text:style-name="T1"> </text:span><text:span text:style-name="T10">(</text:span><text:span text:style-name="T60">אלמא</text:span><text:span text:style-name="T64"> </text:span><text:span text:style-name="T60">שמים</text:span><text:span text:style-name="T64"> </text:span><text:span text:style-name="T60">קדים</text:span><text:span text:style-name="T10">)</text:span>.</text:p>
      <text:p text:style-name="P7">אמר<text:span text:style-name="T1"> </text:span>להן: אור<text:span text:style-name="T1"> </text:span>נברא<text:span text:style-name="T1"> </text:span>תחלה<text:span text:style-name="T1"> </text:span>או<text:span text:style-name="T1"> </text:span>חשך<text:span text:style-name="T1"> </text:span><text:span text:style-name="T10">(</text:span><text:span text:style-name="T60">כלומר: איזו</text:span><text:span text:style-name="T64"> </text:span><text:span text:style-name="T60">נברא</text:span><text:span text:style-name="T64"> </text:span><text:span text:style-name="T60">תחלה</text:span><text:span text:style-name="T10">)</text:span>?</text:p>
      <text:p text:style-name="P7">אמרו<text:span text:style-name="T1"> </text:span>לו: מילתא<text:span text:style-name="T1"> </text:span>דא<text:span text:style-name="T1"> </text:span>- אין<text:span text:style-name="T1"> </text:span>לה<text:span text:style-name="T1"> </text:span>פתר<text:span text:style-name="T1"> </text:span><text:span text:style-name="T10">(</text:span><text:span text:style-name="T60">דבר</text:span><text:span text:style-name="T64"> </text:span><text:span text:style-name="T60">זה</text:span><text:span text:style-name="T64"> </text:span><text:span text:style-name="T60">ששאלת</text:span><text:span text:style-name="T64"> </text:span><text:span text:style-name="T60">אין</text:span><text:span text:style-name="T64"> </text:span><text:span text:style-name="T60">שום</text:span><text:span text:style-name="T64"> </text:span><text:span text:style-name="T60">אדם</text:span><text:span text:style-name="T64"> </text:span><text:span text:style-name="T60">בעולם</text:span><text:span text:style-name="T64"> </text:span><text:span text:style-name="T60">שיודע</text:span><text:span text:style-name="T64"> </text:span><text:span text:style-name="T60">לפותרה</text:span><text:span text:style-name="T10">)</text:span>.</text:p>
      <text:p text:style-name="P31"><text:span text:style-name="T10">(</text:span><text:span text:style-name="T60">ופריך</text:span><text:span text:style-name="T64"> </text:span><text:span text:style-name="T60">הש"ס: ואמאי</text:span><text:span text:style-name="T64"> </text:span><text:span text:style-name="T60">השיבו</text:span><text:span text:style-name="T64"> </text:span><text:span text:style-name="T60">ליה</text:span><text:span text:style-name="T64"> </text:span><text:span text:style-name="T60">'מילתא</text:span><text:span text:style-name="T64"> </text:span><text:span text:style-name="T60">דא</text:span><text:span text:style-name="T64"> </text:span><text:span text:style-name="T60">לית</text:span><text:span text:style-name="T64"> </text:span><text:span text:style-name="T60">ליה</text:span><text:span text:style-name="T64"> </text:span><text:span text:style-name="T60">פתר'?</text:span><text:span text:style-name="T10">)</text:span> ונימרו<text:span text:style-name="T1"> </text:span>ליה<text:span text:style-name="T1"> </text:span><text:span text:style-name="T10">(</text:span><text:span text:style-name="T60">מן</text:span><text:span text:style-name="T64"> </text:span><text:span text:style-name="T60">הפסוק</text:span><text:span text:style-name="T10">)</text:span> חשך<text:span text:style-name="T1"> </text:span>נברא<text:span text:style-name="T1"> </text:span>תחלה, דכתיב<text:span text:style-name="T1"> </text:span><text:span text:style-name="T61">(בראשית</text:span><text:span text:style-name="T65"> </text:span><text:span text:style-name="T61">א,ב)</text:span><text:span text:style-name="T25"> והארץ</text:span><text:span text:style-name="T1"> </text:span><text:span text:style-name="T25">היתה</text:span><text:span text:style-name="T1"> </text:span><text:span text:style-name="T25">תהו</text:span><text:span text:style-name="T1"> </text:span><text:span text:style-name="T25">ובהו</text:span><text:span text:style-name="T1"> </text:span><text:span text:style-name="T25">וחשך</text:span><text:span text:style-name="T1"> </text:span><text:span text:style-name="T26">[על</text:span><text:span text:style-name="T2"> </text:span><text:span text:style-name="T26">פי</text:span><text:span text:style-name="T2"> </text:span><text:span text:style-name="T26">תהום</text:span><text:span text:style-name="T2"> </text:span><text:span text:style-name="T26">ורוח</text:span><text:span text:style-name="T2"> </text:span><text:span text:style-name="T26">אלקים</text:span><text:span text:style-name="T2"> </text:span><text:span text:style-name="T26">מרחפת</text:span><text:span text:style-name="T2"> </text:span><text:span text:style-name="T26">על</text:span><text:span text:style-name="T2"> </text:span><text:span text:style-name="T26">פני</text:span><text:span text:style-name="T2"> </text:span><text:span text:style-name="T26">המים]</text:span>, והדר<text:span text:style-name="T1"> </text:span><text:span text:style-name="T61">[פסוק</text:span><text:span text:style-name="T65"> </text:span><text:span text:style-name="T61">ג]</text:span><text:span text:style-name="T25"> ויאמר</text:span><text:span text:style-name="T1"> </text:span><text:span text:style-name="T25">אלהים</text:span><text:span text:style-name="T1"> </text:span><text:span text:style-name="T25">יהי</text:span><text:span text:style-name="T1"> </text:span><text:span text:style-name="T25">אור</text:span><text:span text:style-name="T1"> </text:span><text:span text:style-name="T25">ויהי</text:span><text:span text:style-name="T1"> </text:span><text:span text:style-name="T25">אור</text:span><text:span text:style-name="T1"> </text:span><text:span text:style-name="T10">(</text:span><text:span text:style-name="T60">אלמא</text:span><text:span text:style-name="T64"> </text:span><text:span text:style-name="T60">חשך</text:span><text:span text:style-name="T64"> </text:span><text:span text:style-name="T60">קדים</text:span><text:span text:style-name="T10">)</text:span>?</text:p>
      <text:p text:style-name="P31"><text:soft-page-break/>סברי: <text:span text:style-name="T10">(</text:span><text:span text:style-name="T60">אי</text:span><text:span text:style-name="T64"> </text:span><text:span text:style-name="T60">אמרו</text:span><text:span text:style-name="T64"> </text:span><text:span text:style-name="T60">ליה</text:span><text:span text:style-name="T10">)</text:span> דילמא<text:span text:style-name="T1"> </text:span>אתי<text:span text:style-name="T1"> </text:span>לשיולי<text:span text:style-name="T1"> </text:span>'מה<text:span text:style-name="T1"> </text:span>למעלה<text:span text:style-name="T1"> </text:span>ומה<text:span text:style-name="T1"> </text:span>למטה<text:span text:style-name="T1"> </text:span>מה<text:span text:style-name="T1"> </text:span>לפנים<text:span text:style-name="T1"> </text:span>ומה<text:span text:style-name="T1"> </text:span>לאחור?' <text:span text:style-name="T10">(</text:span><text:span text:style-name="T60">והילכך</text:span><text:span text:style-name="T64"> </text:span><text:span text:style-name="T60">השיבו</text:span><text:span text:style-name="T64"> </text:span><text:span text:style-name="T60">ליה</text:span><text:span text:style-name="T64"> </text:span><text:span text:style-name="T60">'מילתא</text:span><text:span text:style-name="T64"> </text:span><text:span text:style-name="T60">דא</text:span><text:span text:style-name="T64"> </text:span><text:span text:style-name="T60">לית</text:span><text:span text:style-name="T64"> </text:span><text:span text:style-name="T60">ליה</text:span><text:span text:style-name="T64"> </text:span><text:span text:style-name="T60">פתר', וימנע</text:span><text:span text:style-name="T64"> </text:span><text:span text:style-name="T60">ולא</text:span><text:span text:style-name="T64"> </text:span><text:span text:style-name="T60">ישאלם</text:span><text:span text:style-name="T64"> </text:span><text:span text:style-name="T60">עוד</text:span><text:span text:style-name="T64"> </text:span><text:span text:style-name="T60">ממעשה</text:span><text:span text:style-name="T64"> </text:span><text:span text:style-name="T60">בראשית</text:span><text:span text:style-name="T10">)</text:span>.</text:p>
      <text:p text:style-name="P31">אי<text:span text:style-name="T1"> </text:span>הכי<text:span text:style-name="T1"> </text:span><text:span text:style-name="T10">(</text:span><text:span text:style-name="T60">דבשביל</text:span><text:span text:style-name="T64"> </text:span><text:span text:style-name="T60">כך</text:span><text:span text:style-name="T64"> </text:span><text:span text:style-name="T60">נמנעו</text:span><text:span text:style-name="T64"> </text:span><text:span text:style-name="T60">מלהשיבו</text:span><text:span text:style-name="T64"> </text:span><text:span text:style-name="T60">תחלה</text:span><text:span text:style-name="T10">)</text:span> - שמים<text:span text:style-name="T1"> </text:span>נמי<text:span text:style-name="T1"> </text:span>לא<text:span text:style-name="T1"> </text:span>נימרו<text:span text:style-name="T1"> </text:span>ליה<text:span text:style-name="T1"> </text:span><text:span text:style-name="T10">(</text:span><text:span text:style-name="T60">אמאי</text:span><text:span text:style-name="T64"> </text:span><text:span text:style-name="T60">השיבו</text:span><text:span text:style-name="T64"> </text:span><text:span text:style-name="T60">לו</text:span><text:span text:style-name="T64"> </text:span><text:span text:style-name="T60">השמים</text:span><text:span text:style-name="T64"> </text:span><text:span text:style-name="T60">נבראו</text:span><text:span text:style-name="T64"> </text:span><text:span text:style-name="T60">תחלה? לא</text:span><text:span text:style-name="T64"> </text:span><text:span text:style-name="T60">היה</text:span><text:span text:style-name="T64"> </text:span><text:span text:style-name="T60">להם</text:span><text:span text:style-name="T64"> </text:span><text:span text:style-name="T60">להשיבו</text:span><text:span text:style-name="T64"> </text:span><text:span text:style-name="T60">כלום, משום</text:span><text:span text:style-name="T64"> </text:span><text:span text:style-name="T60">'דילמא</text:span><text:span text:style-name="T64"> </text:span><text:span text:style-name="T60">אתי</text:span><text:span text:style-name="T64"> </text:span><text:span text:style-name="T60">כו'</text:span><text:span text:style-name="T10">)</text:span>? </text:p>
      <text:p text:style-name="P31">מעיקרא<text:span text:style-name="T1"> </text:span>סבור<text:span text:style-name="T1"> </text:span>אקראי<text:span text:style-name="T1"> </text:span>בעלמא<text:span text:style-name="T1"> </text:span>הוא<text:span text:style-name="T1"> </text:span>דקא<text:span text:style-name="T1"> </text:span>שייל<text:span text:style-name="T1"> </text:span><text:span text:style-name="T10">(</text:span><text:span text:style-name="T60">דקא</text:span><text:span text:style-name="T64"> </text:span><text:span text:style-name="T60">משאיל</text:span><text:span text:style-name="T64"> </text:span><text:span text:style-name="T60">ולא</text:span><text:span text:style-name="T64"> </text:span><text:span text:style-name="T60">ישוב</text:span><text:span text:style-name="T64"> </text:span><text:span text:style-name="T60">עוד</text:span><text:span text:style-name="T64"> </text:span><text:span text:style-name="T60">לשאול</text:span><text:span text:style-name="T64"> </text:span><text:span text:style-name="T60">יותר</text:span><text:span text:style-name="T64"> </text:span><text:span text:style-name="T60">ממעשה</text:span><text:span text:style-name="T64"> </text:span><text:span text:style-name="T60">בראשית</text:span><text:span text:style-name="T64"> </text:span><text:span text:style-name="T60">לכך</text:span><text:span text:style-name="T64"> </text:span><text:span text:style-name="T60">יכולים</text:span><text:span text:style-name="T64"> </text:span><text:span text:style-name="T60">להשיבו</text:span><text:span text:style-name="T64"> </text:span><text:span text:style-name="T60">האמת</text:span><text:span text:style-name="T10">)</text:span>; כיון<text:span text:style-name="T1"> </text:span>דחזו<text:span text:style-name="T1"> </text:span>דקהדר<text:span text:style-name="T1"> </text:span>שאיל<text:span text:style-name="T1"> – </text:span>סברי: לא<text:span text:style-name="T1"> </text:span>נימא<text:span text:style-name="T1"> </text:span>ליה<text:span text:style-name="T1"> </text:span>דילמא<text:span text:style-name="T1"> </text:span>אתי<text:span text:style-name="T1"> </text:span>לשיולי<text:span text:style-name="T1"> </text:span>מה<text:span text:style-name="T1"> </text:span>למעלה<text:span text:style-name="T1"> </text:span>מה<text:span text:style-name="T1"> </text:span>למטה<text:span text:style-name="T1"> </text:span>מה<text:span text:style-name="T1"> </text:span>לפנים<text:span text:style-name="T1"> </text:span>ומה<text:span text:style-name="T1"> </text:span>לאחור.<text:span text:style-name="T60"> </text:span></text:p>
      <text:p text:style-name="P7">אמר<text:span text:style-name="T1"> </text:span>להם: אידין<text:span text:style-name="T1"> </text:span>מתקרי<text:span text:style-name="T1"> </text:span>חכים<text:span text:style-name="T1"> </text:span><text:span text:style-name="T10">(</text:span><text:span text:style-name="T60">מי</text:span><text:span text:style-name="T64"> </text:span><text:span text:style-name="T60">מיתקרי</text:span><text:span text:style-name="T64"> </text:span><text:span text:style-name="T60">חכם</text:span><text:span text:style-name="T10">)</text:span>?</text:p>
      <text:p text:style-name="P7">אמרו<text:span text:style-name="T1"> </text:span>ליה: איזהו<text:span text:style-name="T1"> </text:span>חכם? - הרואה<text:span text:style-name="T1"> </text:span>את<text:span text:style-name="T1"> </text:span>הנולד<text:span text:style-name="T1"> </text:span><text:span text:style-name="T10">(</text:span><text:span text:style-name="T60">המבין</text:span><text:span text:style-name="T64"> </text:span><text:span text:style-name="T60">מלבו</text:span><text:span text:style-name="T64"> </text:span><text:span text:style-name="T60">מה</text:span><text:span text:style-name="T64"> </text:span><text:span text:style-name="T60">שעתיד</text:span><text:span text:style-name="T64"> </text:span><text:span text:style-name="T60">להיות: קורות</text:span><text:span text:style-name="T64"> </text:span><text:span text:style-name="T60">שעתידים</text:span><text:span text:style-name="T64"> </text:span><text:span text:style-name="T60">לבא</text:span><text:span text:style-name="T64"> </text:span><text:span text:style-name="T60">ונזהר</text:span><text:span text:style-name="T64"> </text:span><text:span text:style-name="T60">מהן</text:span><text:span text:style-name="T10">)</text:span>.</text:p>
      <text:p text:style-name="P7">אמר<text:span text:style-name="T1"> </text:span>להם: אידין<text:span text:style-name="T1"> </text:span>מתקרי<text:span text:style-name="T1"> </text:span>גבור?</text:p>
      <text:p text:style-name="P7">אמרו<text:span text:style-name="T1"> </text:span>לו: איזהו<text:span text:style-name="T1"> </text:span>גבור? - הכובש<text:span text:style-name="T1"> </text:span>את<text:span text:style-name="T1"> </text:span>יצרו<text:span text:style-name="T1"> </text:span><text:span text:style-name="T10">(</text:span><text:span text:style-name="T60">בא</text:span><text:span text:style-name="T64"> </text:span><text:span text:style-name="T60">לידי</text:span><text:span text:style-name="T64"> </text:span><text:span text:style-name="T60">עבירה</text:span><text:span text:style-name="T64"> </text:span><text:span text:style-name="T60">וכבש</text:span><text:span text:style-name="T64"> </text:span><text:span text:style-name="T60">את</text:span><text:span text:style-name="T64"> </text:span><text:span text:style-name="T60">יצרו</text:span><text:span text:style-name="T64"> </text:span><text:span text:style-name="T60">ונמלט</text:span><text:span text:style-name="T64"> </text:span><text:span text:style-name="T60">ממנה</text:span><text:span text:style-name="T10">)</text:span>.</text:p>
      <text:p text:style-name="P7">אמר<text:span text:style-name="T1"> </text:span>להן: אידין<text:span text:style-name="T1"> </text:span>מתקרי<text:span text:style-name="T1"> </text:span>עשיר?</text:p>
      <text:p text:style-name="P7">אמרו<text:span text:style-name="T1"> </text:span>ליה: איזהו<text:span text:style-name="T1"> </text:span>עשיר? - השמח<text:span text:style-name="T1"> </text:span>בחלקו<text:span text:style-name="T1"> </text:span><text:span text:style-name="T10">(</text:span><text:span text:style-name="T60">במה</text:span><text:span text:style-name="T64"> </text:span><text:span text:style-name="T60">שנותן</text:span><text:span text:style-name="T64"> </text:span><text:span text:style-name="T60">לו</text:span><text:span text:style-name="T64"> </text:span><text:span text:style-name="T60">המקום</text:span><text:span text:style-name="T10">)</text:span>.</text:p>
      <text:p text:style-name="P7">אמר<text:span text:style-name="T1"> </text:span>להן: מה<text:span text:style-name="T1"> </text:span>יעביד<text:span text:style-name="T1"> </text:span>איניש<text:span text:style-name="T1"> </text:span>ויחיה?</text:p>
      <text:p text:style-name="P7">אמרו<text:span text:style-name="T1"> </text:span>ליה: ימית<text:span text:style-name="T1"> </text:span>עצמו<text:span text:style-name="T1"> </text:span><text:span text:style-name="T10">(</text:span><text:span text:style-name="T60">ישפיל</text:span><text:span text:style-name="T64"> </text:span><text:span text:style-name="T60">את</text:span><text:span text:style-name="T64"> </text:span><text:span text:style-name="T60">עצמו</text:span><text:span text:style-name="T10">)</text:span>.</text:p>
      <text:p text:style-name="P7">מה<text:span text:style-name="T1"> </text:span>יעביד<text:span text:style-name="T1"> </text:span>איניש<text:span text:style-name="T1"> </text:span>וימות?</text:p>
      <text:p text:style-name="P7">יחיה<text:span text:style-name="T1"> </text:span>את<text:span text:style-name="T1"> </text:span>עצמו<text:span text:style-name="T1"> </text:span><text:span text:style-name="T10">(</text:span><text:span text:style-name="T60">יגבה</text:span><text:span text:style-name="T64"> </text:span><text:span text:style-name="T60">את</text:span><text:span text:style-name="T64"> </text:span><text:span text:style-name="T60">עצמו, ומתוך</text:span><text:span text:style-name="T64"> </text:span><text:span text:style-name="T60">כך</text:span><text:span text:style-name="T64"> </text:span><text:span text:style-name="T60">יתנו</text:span><text:span text:style-name="T64"> </text:span><text:span text:style-name="T60">בו</text:span><text:span text:style-name="T64"> </text:span><text:span text:style-name="T60">הבריות</text:span><text:span text:style-name="T64"> </text:span><text:span text:style-name="T60">עין</text:span><text:span text:style-name="T64"> </text:span><text:span text:style-name="T60">רעה</text:span><text:span text:style-name="T64"> </text:span><text:span text:style-name="T60">ויקנאו</text:span><text:span text:style-name="T64"> </text:span><text:span text:style-name="T60">בו, וימות; ולימדוך</text:span><text:span text:style-name="T64"> </text:span><text:span text:style-name="T60">חכמים</text:span><text:span text:style-name="T64"> </text:span><text:span text:style-name="T60">שאדם</text:span><text:span text:style-name="T64"> </text:span><text:span text:style-name="T60">הרוצה</text:span><text:span text:style-name="T64"> </text:span><text:span text:style-name="T60">שיחיה</text:span><text:span text:style-name="T64"> </text:span><text:span text:style-name="T60">- ישפיל</text:span><text:span text:style-name="T64"> </text:span><text:span text:style-name="T60">את</text:span><text:span text:style-name="T64"> </text:span><text:span text:style-name="T60">עצמו</text:span><text:span text:style-name="T64"> </text:span><text:span text:style-name="T60">וירחמו</text:span><text:span text:style-name="T64"> </text:span><text:span text:style-name="T60">עליו</text:span><text:span text:style-name="T64"> </text:span><text:span text:style-name="T60">הבריות</text:span><text:span text:style-name="T64"> </text:span><text:span text:style-name="T60">ויחיה</text:span><text:span text:style-name="T64"> </text:span><text:span text:style-name="T60">שנים</text:span><text:span text:style-name="T64"> </text:span><text:span text:style-name="T60">הרבה, ומגאוה</text:span><text:span text:style-name="T64"> </text:span><text:span text:style-name="T60">ימנע</text:span><text:span text:style-name="T64"> </text:span><text:span text:style-name="T60">את</text:span><text:span text:style-name="T64"> </text:span><text:span text:style-name="T60">עצמו, שלא</text:span><text:span text:style-name="T64"> </text:span><text:span text:style-name="T60">יקצרו</text:span><text:span text:style-name="T64"> </text:span><text:span text:style-name="T60">ימיו</text:span><text:span text:style-name="T64"> </text:span><text:span text:style-name="T60">וימות</text:span><text:span text:style-name="T64"> </text:span><text:span text:style-name="T60">בלא</text:span><text:span text:style-name="T64"> </text:span><text:span text:style-name="T60">עתו</text:span><text:span text:style-name="T10">)</text:span>.</text:p>
      <text:p text:style-name="P7">אמר<text:span text:style-name="T1"> </text:span>להן: מה<text:span text:style-name="T1"> </text:span>יעביד<text:span text:style-name="T1"> </text:span>איניש<text:span text:style-name="T1"> </text:span>ויתקבל<text:span text:style-name="T1"> </text:span>על<text:span text:style-name="T1"> </text:span>ברייתא?</text:p>
      <text:p text:style-name="P7">אמרו: יסני<text:span text:style-name="T1"> </text:span>מלכו<text:span text:style-name="T1"> </text:span>ושלטן<text:span text:style-name="T1"> </text:span><text:span text:style-name="T10">(</text:span><text:span text:style-name="T60">ויתקבלו</text:span><text:span text:style-name="T64"> </text:span><text:span text:style-name="T60">דבריו</text:span><text:span text:style-name="T64"> </text:span><text:span text:style-name="T60">ויאהבו</text:span><text:span text:style-name="T64"> </text:span><text:span text:style-name="T60">אותו; אבל</text:span><text:span text:style-name="T64"> </text:span><text:span text:style-name="T60">אדם</text:span><text:span text:style-name="T64"> </text:span><text:span text:style-name="T60">רגיל</text:span><text:span text:style-name="T64"> </text:span><text:span text:style-name="T60">לדבר</text:span><text:span text:style-name="T64"> </text:span><text:span text:style-name="T60">עם</text:span><text:span text:style-name="T64"> </text:span><text:span text:style-name="T60">מלכים</text:span><text:span text:style-name="T64"> </text:span><text:span text:style-name="T60">ושרים</text:span><text:span text:style-name="T64"> </text:span><text:span text:style-name="T60">- מקנאים</text:span><text:span text:style-name="T64"> </text:span><text:span text:style-name="T60">בו</text:span><text:span text:style-name="T64"> </text:span><text:span text:style-name="T60">בני</text:span><text:span text:style-name="T64"> </text:span><text:span text:style-name="T60">אדם, ומתוך</text:span><text:span text:style-name="T64"> </text:span><text:span text:style-name="T60">כך</text:span><text:span text:style-name="T64"> </text:span><text:span text:style-name="T60">שונאים</text:span><text:span text:style-name="T64"> </text:span><text:span text:style-name="T60">אותו</text:span><text:span text:style-name="T64"> </text:span><text:span text:style-name="T60">ואת</text:span><text:span text:style-name="T64"> </text:span><text:span text:style-name="T60">מעשיו</text:span><text:span text:style-name="T10">)</text:span>.</text:p>
      <text:p text:style-name="P7">אמר<text:span text:style-name="T1"> </text:span>להו: דידי<text:span text:style-name="T1"> </text:span>טבא<text:span text:style-name="T1"> </text:span>מדידכו<text:span text:style-name="T1"> </text:span><text:span text:style-name="T10">(</text:span><text:span text:style-name="T60">חכמתי</text:span><text:span text:style-name="T64"> </text:span><text:span text:style-name="T60">גדולה</text:span><text:span text:style-name="T64"> </text:span><text:span text:style-name="T60">משלכם, שאני</text:span><text:span text:style-name="T64"> </text:span><text:span text:style-name="T60">יועצו</text:span><text:span text:style-name="T64"> </text:span><text:span text:style-name="T60">עצה</text:span><text:span text:style-name="T64"> </text:span><text:span text:style-name="T60">טובה</text:span><text:span text:style-name="T64"> </text:span><text:span text:style-name="T60">שעל</text:span><text:span text:style-name="T64"> </text:span><text:span text:style-name="T60">ידה</text:span><text:span text:style-name="T64"> </text:span><text:span text:style-name="T60">יהא</text:span><text:span text:style-name="T64"> </text:span><text:span text:style-name="T60">מקובל</text:span><text:span text:style-name="T64"> </text:span><text:span text:style-name="T60">לפני</text:span><text:span text:style-name="T64"> </text:span><text:span text:style-name="T60">הבריות; ואיזו</text:span><text:span text:style-name="T64"> </text:span><text:span text:style-name="T60">עצה? -</text:span><text:span text:style-name="T10">)</text:span>: ירחם<text:span text:style-name="T1"> </text:span>מלכו<text:span text:style-name="T1"> </text:span>ושלטן<text:span text:style-name="T1"> </text:span><text:span text:style-name="T10">(</text:span><text:span text:style-name="T60">וידבר</text:span><text:span text:style-name="T64"> </text:span><text:span text:style-name="T60">עמהם</text:span><text:span text:style-name="T64"> </text:span><text:span text:style-name="T60">תמיד</text:span><text:span text:style-name="T10">)</text:span> ויעבד<text:span text:style-name="T1"> </text:span>טיבו<text:span text:style-name="T1"> </text:span>עם<text:span text:style-name="T1"> </text:span>בני<text:span text:style-name="T1"> </text:span>אינשא<text:span text:style-name="T1"> </text:span><text:span text:style-name="T10">(</text:span><text:span text:style-name="T60">בשביל</text:span><text:span text:style-name="T64"> </text:span><text:span text:style-name="T60">אנשי</text:span><text:span text:style-name="T64"> </text:span><text:span text:style-name="T60">העיר, וידבר</text:span><text:span text:style-name="T64"> </text:span><text:span text:style-name="T60">עליהם</text:span><text:span text:style-name="T64"> </text:span><text:span text:style-name="T60">אל</text:span><text:span text:style-name="T64"> </text:span><text:span text:style-name="T60">המלך</text:span><text:span text:style-name="T64"> </text:span><text:span text:style-name="T60">שלא</text:span><text:span text:style-name="T64"> </text:span><text:span text:style-name="T60">להכביד</text:span><text:span text:style-name="T64"> </text:span><text:span text:style-name="T60">עולו</text:span><text:span text:style-name="T64"> </text:span><text:span text:style-name="T60">עליהם, ואז</text:span><text:span text:style-name="T64"> </text:span><text:span text:style-name="T60">יבאו</text:span><text:span text:style-name="T64"> </text:span><text:span text:style-name="T60">בני</text:span><text:span text:style-name="T64"> </text:span><text:span text:style-name="T60">העיר</text:span><text:span text:style-name="T64"> </text:span><text:span text:style-name="T60">לעובדו</text:span><text:span text:style-name="T10">)</text:span>.</text:p>
      <text:p text:style-name="P7">אמר<text:span text:style-name="T1"> </text:span>להן: בימא<text:span text:style-name="T1"> </text:span>יאי<text:span text:style-name="T1"> </text:span>למידר<text:span text:style-name="T1"> </text:span>או<text:span text:style-name="T1"> </text:span>ביבשתא<text:span text:style-name="T1"> </text:span>יאי<text:span text:style-name="T1"> </text:span>למידר<text:span text:style-name="T1"> </text:span><text:span text:style-name="T10">(</text:span><text:span text:style-name="T60">באיזה</text:span><text:span text:style-name="T64"> </text:span><text:span text:style-name="T60">מקום</text:span><text:span text:style-name="T64"> </text:span><text:span text:style-name="T60">טוב</text:span><text:span text:style-name="T64"> </text:span><text:span text:style-name="T60">לגור</text:span><text:span text:style-name="T64"> </text:span><text:span text:style-name="T60">בים</text:span><text:span text:style-name="T64"> </text:span><text:span text:style-name="T60">או</text:span><text:span text:style-name="T64"> </text:span><text:span text:style-name="T60">ביבשה</text:span><text:span text:style-name="T10">)</text:span>?</text:p>
      <text:p text:style-name="P7">אמרו<text:span text:style-name="T1"> </text:span>ליה: ביבשתא<text:span text:style-name="T1"> </text:span>יאי<text:span text:style-name="T1"> </text:span>למידר, דהא<text:span text:style-name="T1"> </text:span>כל<text:span text:style-name="T1"> </text:span>נחותי<text:span text:style-name="T1"> </text:span>ימא<text:span text:style-name="T1"> </text:span>לא<text:span text:style-name="T1"> </text:span>מיתבא<text:span text:style-name="T1"> </text:span>דעתיהון<text:span text:style-name="T1"> </text:span>עד<text:span text:style-name="T1"> </text:span>דסלקין<text:span text:style-name="T1"> </text:span>ליבשתא<text:span text:style-name="T1"> </text:span><text:span text:style-name="T10">(</text:span><text:span text:style-name="T60">אין</text:span><text:span text:style-name="T64"> </text:span><text:span text:style-name="T60">דעתן</text:span><text:span text:style-name="T64"> </text:span><text:span text:style-name="T60">מיושבת</text:span><text:span text:style-name="T64"> </text:span><text:span text:style-name="T60">בהן</text:span><text:span text:style-name="T64"> </text:span><text:span text:style-name="T60">עד</text:span><text:span text:style-name="T64"> </text:span><text:span text:style-name="T60">שירדו</text:span><text:span text:style-name="T64"> </text:span><text:span text:style-name="T60">ליבשה</text:span><text:span text:style-name="T10">)</text:span>.</text:p>
      <text:p text:style-name="P7">אמר<text:span text:style-name="T1"> </text:span>להן: אידין<text:span text:style-name="T1"> </text:span>מנכון<text:span text:style-name="T1"> </text:span>חכים<text:span text:style-name="T1"> </text:span>יתיר<text:span text:style-name="T1"> </text:span><text:span text:style-name="T10">(</text:span><text:span text:style-name="T60">איזה</text:span><text:span text:style-name="T64"> </text:span><text:span text:style-name="T60">מכם</text:span><text:span text:style-name="T64"> </text:span><text:span text:style-name="T60">חכם</text:span><text:span text:style-name="T64"> </text:span><text:span text:style-name="T60">יותר</text:span><text:span text:style-name="T10">)</text:span>?</text:p>
      <text:p text:style-name="P7">אמרו<text:span text:style-name="T1"> </text:span>לו<text:span text:style-name="T1"> </text:span>כולנא<text:span text:style-name="T1"> </text:span>כחדא<text:span text:style-name="T1"> </text:span>שוויין, דהא<text:span text:style-name="T1"> </text:span>כל<text:span text:style-name="T1"> </text:span>מילתא<text:span text:style-name="T1"> </text:span>דאמרת<text:span text:style-name="T1"> </text:span>לנא<text:span text:style-name="T1"> </text:span>בחד<text:span text:style-name="T1"> </text:span>פתרנא<text:span text:style-name="T1"> </text:span>לך<text:span text:style-name="T1"> </text:span><text:span text:style-name="T10">(</text:span><text:span text:style-name="T60">כולנו</text:span><text:span text:style-name="T64"> </text:span><text:span text:style-name="T60">חכמים, ואין</text:span><text:span text:style-name="T64"> </text:span><text:span text:style-name="T60">חכם</text:span><text:span text:style-name="T64"> </text:span><text:span text:style-name="T60">זה</text:span><text:span text:style-name="T64"> </text:span><text:span text:style-name="T60">מזה, שהרי</text:span><text:span text:style-name="T64"> </text:span><text:span text:style-name="T60">כולנו</text:span><text:span text:style-name="T64"> </text:span><text:span text:style-name="T60">הסכמנו</text:span><text:span text:style-name="T64"> </text:span><text:span text:style-name="T60">לדעת</text:span><text:span text:style-name="T64"> </text:span><text:span text:style-name="T60">אחד</text:span><text:span text:style-name="T10">)</text:span>.</text:p>
      <text:p text:style-name="P7">אמר<text:span text:style-name="T1"> </text:span>להן: מה<text:span text:style-name="T1"> </text:span>דין<text:span text:style-name="T1"> </text:span>אתריסתון<text:span text:style-name="T1"> </text:span><text:span text:style-name="T10">(</text:span><text:span text:style-name="T60">לשון</text:span><text:span text:style-name="T64"> </text:span><text:span text:style-name="T60">תריס</text:span><text:span text:style-name="T64"> </text:span><text:span text:style-name="T60">ומגן</text:span><text:span text:style-name="T10">)</text:span> לקבלי<text:span text:style-name="T1"> </text:span><text:span text:style-name="T10">(</text:span><text:span text:style-name="T60">מה</text:span><text:span text:style-name="T64"> </text:span><text:span text:style-name="T60">זה</text:span><text:span text:style-name="T64"> </text:span><text:span text:style-name="T60">שאתם</text:span><text:span text:style-name="T64"> </text:span><text:span text:style-name="T60">עומדים</text:span><text:span text:style-name="T64"> </text:span><text:span text:style-name="T60">נגדי</text:span><text:span text:style-name="T64"> </text:span><text:span text:style-name="T60">ואינכם</text:span><text:span text:style-name="T64"> </text:span><text:span text:style-name="T60">מחזיקים</text:span><text:span text:style-name="T64"> </text:span><text:span text:style-name="T60">יראתנו? הלא</text:span><text:span text:style-name="T64"> </text:span><text:span text:style-name="T60">אתם</text:span><text:span text:style-name="T64"> </text:span><text:span text:style-name="T60">יודעים</text:span><text:span text:style-name="T64"> </text:span><text:span text:style-name="T60">כי</text:span><text:span text:style-name="T64"> </text:span><text:span text:style-name="T60">אנחנו</text:span><text:span text:style-name="T64"> </text:span><text:span text:style-name="T60">הרבים</text:span><text:span text:style-name="T64"> </text:span><text:span text:style-name="T60">ואתם</text:span><text:span text:style-name="T64"> </text:span><text:span text:style-name="T60">תחתינו</text:span><text:span text:style-name="T10">)</text:span>?</text:p>
      <text:p text:style-name="P7">אמרו<text:span text:style-name="T1"> </text:span>ליה: סטנא<text:span text:style-name="T1"> </text:span>נצח<text:span text:style-name="T1"> </text:span><text:span text:style-name="T10">(</text:span><text:span text:style-name="T60">זו</text:span><text:span text:style-name="T64"> </text:span><text:span text:style-name="T60">אינה</text:span><text:span text:style-name="T64"> </text:span><text:span text:style-name="T60">ראיה, שהרי</text:span><text:span text:style-name="T64"> </text:span><text:span text:style-name="T60">אתם</text:span><text:span text:style-name="T64"> </text:span><text:span text:style-name="T60">רואים</text:span><text:span text:style-name="T64"> </text:span><text:span text:style-name="T60">בכל</text:span><text:span text:style-name="T64"> </text:span><text:span text:style-name="T60">יום</text:span><text:span text:style-name="T64"> </text:span><text:span text:style-name="T60">שהשטן</text:span><text:span text:style-name="T64"> </text:span><text:span text:style-name="T60">הוא</text:span><text:span text:style-name="T64"> </text:span><text:span text:style-name="T60">נוצח</text:span><text:span text:style-name="T64"> </text:span><text:span text:style-name="T60">ומטעה</text:span><text:span text:style-name="T64"> </text:span><text:span text:style-name="T60">בני</text:span><text:span text:style-name="T64"> </text:span><text:span text:style-name="T60">האדם</text:span><text:span text:style-name="T64"> </text:span><text:span text:style-name="T60">- אף</text:span><text:span text:style-name="T64"> </text:span><text:span text:style-name="T60">אתם</text:span><text:span text:style-name="T64"> </text:span><text:span text:style-name="T60">אל</text:span><text:span text:style-name="T64"> </text:span><text:span text:style-name="T60">תתמהו</text:span><text:span text:style-name="T64"> </text:span><text:span text:style-name="T60">על</text:span><text:span text:style-name="T64"> </text:span><text:span text:style-name="T60">שאנו</text:span><text:span text:style-name="T64"> </text:span><text:span text:style-name="T60">תחתיכם</text:span><text:span text:style-name="T10">)</text:span>.</text:p>
      <text:p text:style-name="P7">אמר<text:span text:style-name="T1"> </text:span>להן: <text:span text:style-name="T10">(</text:span><text:span text:style-name="T60">שוטים</text:span><text:span text:style-name="T64"> </text:span><text:span text:style-name="T60">אתם</text:span><text:span text:style-name="T64"> </text:span><text:span text:style-name="T60">שאתם</text:span><text:span text:style-name="T64"> </text:span><text:span text:style-name="T60">מחזיקים</text:span><text:span text:style-name="T64"> </text:span><text:span text:style-name="T60">יראתכם</text:span><text:span text:style-name="T10">)</text:span> הא<text:span text:style-name="T1"> </text:span>אנא<text:span text:style-name="T1"> </text:span>מקטילנא<text:span text:style-name="T1"> </text:span>יתכון<text:span text:style-name="T1"> </text:span>בגזירת<text:span text:style-name="T1"> </text:span>מלכין<text:span text:style-name="T1"> </text:span><text:span text:style-name="T10">(</text:span><text:span text:style-name="T60">שאם</text:span><text:span text:style-name="T64"> </text:span><text:span text:style-name="T60">ארצה</text:span><text:span text:style-name="T64"> </text:span><text:span text:style-name="T60">- אהרוג</text:span><text:span text:style-name="T64"> </text:span><text:span text:style-name="T60">אתכם</text:span><text:span text:style-name="T64"> </text:span><text:span text:style-name="T60">בגזירת</text:span><text:span text:style-name="T64"> </text:span><text:span text:style-name="T60">מלכים, שאני</text:span><text:span text:style-name="T64"> </text:span><text:span text:style-name="T60">מלך, ואבקש</text:span><text:span text:style-name="T64"> </text:span><text:span text:style-name="T60">לשאר</text:span><text:span text:style-name="T64"> </text:span><text:span text:style-name="T60">מלכים</text:span><text:span text:style-name="T64"> </text:span><text:span text:style-name="T60">שאוהבים</text:span><text:span text:style-name="T64"> </text:span><text:span text:style-name="T60">אותי</text:span><text:span text:style-name="T64"> </text:span><text:span text:style-name="T60">שיתנו</text:span><text:span text:style-name="T64"> </text:span><text:span text:style-name="T60">לי</text:span><text:span text:style-name="T64"> </text:span><text:span text:style-name="T60">רשות</text:span><text:span text:style-name="T64"> </text:span><text:span text:style-name="T60">להרוג</text:span><text:span text:style-name="T64"> </text:span><text:span text:style-name="T60">אתכם</text:span><text:span text:style-name="T10">)</text:span>!? </text:p>
      <text:p text:style-name="P7">אמרו<text:span text:style-name="T1"> </text:span>ליה: שלטן<text:span text:style-name="T1"> </text:span>ביד<text:span text:style-name="T1"> </text:span>מלכא<text:span text:style-name="T1"> </text:span>ולא<text:span text:style-name="T1"> </text:span>יאי<text:span text:style-name="T1"> </text:span>למלכא<text:span text:style-name="T1"> </text:span>כזב<text:span text:style-name="T1"> </text:span><text:span text:style-name="T10">(</text:span><text:span text:style-name="T60">כלומר: בידך</text:span><text:span text:style-name="T64"> </text:span><text:span text:style-name="T60">הממשלת</text:span><text:span text:style-name="T64"> </text:span><text:span text:style-name="T60">לעשות, שאתה</text:span><text:span text:style-name="T64"> </text:span><text:span text:style-name="T60">מלך</text:span><text:span text:style-name="T64"> </text:span><text:span text:style-name="T60">ושר; אבל</text:span><text:span text:style-name="T64"> </text:span><text:span text:style-name="T60">בכך</text:span><text:span text:style-name="T64"> </text:span><text:span text:style-name="T60">נחמתנו: שהבטחתנו</text:span><text:span text:style-name="T64"> </text:span><text:span text:style-name="T60">שלא</text:span><text:span text:style-name="T64"> </text:span><text:span text:style-name="T60">תעשה</text:span><text:span text:style-name="T64"> </text:span><text:span text:style-name="T60">עמנו</text:span><text:span text:style-name="T64"> </text:span><text:span text:style-name="T60">רעה, ואין</text:span><text:span text:style-name="T64"> </text:span><text:span text:style-name="T60">נאה</text:span><text:span text:style-name="T64"> </text:span><text:span text:style-name="T60">למלך</text:span><text:span text:style-name="T64"> </text:span><text:span text:style-name="T60">לדבר</text:span><text:span text:style-name="T64"> </text:span><text:span text:style-name="T60">שקר, שנאמר</text:span><text:span text:style-name="T64"> </text:span><text:span text:style-name="T36">[</text:span><text:span text:style-name="T61">(משלי</text:span><text:span text:style-name="T65"> </text:span><text:span text:style-name="T61">יז,ז:</text:span><text:span text:style-name="T62"> </text:span><text:span text:style-name="T68">לא</text:span><text:span text:style-name="T66"> </text:span><text:span text:style-name="T68">נאוה</text:span><text:span text:style-name="T66"> </text:span><text:span text:style-name="T68">לנבל</text:span><text:span text:style-name="T66"> </text:span><text:span text:style-name="T68">שפת</text:span><text:span text:style-name="T66"> </text:span><text:span text:style-name="T68">יתר]</text:span><text:span text:style-name="T67"> אף</text:span><text:span text:style-name="T64"> </text:span><text:span text:style-name="T67">כי</text:span><text:span text:style-name="T64"> </text:span><text:span text:style-name="T67">לנדיב</text:span><text:span text:style-name="T64"> </text:span><text:span text:style-name="T67">שפת</text:span><text:span text:style-name="T64"> </text:span><text:span text:style-name="T67">שקר</text:span><text:span text:style-name="T10">)</text:span>.<text:span text:style-name="T60"> </text:span></text:p>
      <text:p text:style-name="P7">מיד<text:span text:style-name="T1"> </text:span>אלביש<text:span text:style-name="T1"> </text:span>יתהון<text:span text:style-name="T1"> </text:span>לבושין<text:span text:style-name="T1"> </text:span>דארגוון<text:span text:style-name="T1"> </text:span>ושדי<text:span text:style-name="T1"> </text:span>מניכא<text:span text:style-name="T1"> </text:span>דדהבא<text:span text:style-name="T1"> </text:span>על<text:span text:style-name="T1"> </text:span>צואריהון<text:span text:style-name="T1"> </text:span><text:span text:style-name="T10">(</text:span><text:span text:style-name="T60">הלביש</text:span><text:span text:style-name="T64"> </text:span><text:span text:style-name="T60">אותם</text:span><text:span text:style-name="T64"> </text:span><text:span text:style-name="T60">לבושי</text:span><text:span text:style-name="T64"> </text:span><text:span text:style-name="T60">ארגמן</text:span><text:span text:style-name="T64"> </text:span><text:span text:style-name="T60">וישם</text:span><text:span text:style-name="T64"> </text:span><text:span text:style-name="T60">רביד</text:span><text:span text:style-name="T64"> </text:span><text:span text:style-name="T60">זהב</text:span><text:span text:style-name="T64"> </text:span><text:span text:style-name="T60">על</text:span><text:span text:style-name="T64"> </text:span><text:span text:style-name="T60">צוארם</text:span><text:span text:style-name="T10">)</text:span>.</text:p>
      <text:p text:style-name="P7">אמר<text:span text:style-name="T1"> </text:span>להן: בעינא<text:span text:style-name="T1"> </text:span>דאיזל<text:span text:style-name="T1"> </text:span>למדינת<text:span text:style-name="T1"> </text:span>אפריקי<text:span text:style-name="T1"> </text:span><text:span text:style-name="T10">(</text:span><text:span text:style-name="T60">רוצה</text:span><text:span text:style-name="T64"> </text:span><text:span text:style-name="T60">אני</text:span><text:span text:style-name="T64"> </text:span><text:span text:style-name="T60">לילך</text:span><text:span text:style-name="T64"> </text:span><text:span text:style-name="T60">למדינת</text:span><text:span text:style-name="T64"> </text:span><text:span text:style-name="T60">אפריקא</text:span><text:span text:style-name="T10">)</text:span>.</text:p>
      <text:p text:style-name="P7">אמרו<text:span text:style-name="T1"> </text:span>ליה: לא<text:span text:style-name="T1"> </text:span>מצית<text:span text:style-name="T1"> </text:span>אזלת<text:span text:style-name="T1"> </text:span>דפסקי<text:span text:style-name="T1"> </text:span>הרי<text:span text:style-name="T1"> </text:span>חשך<text:span text:style-name="T1"> </text:span><text:span text:style-name="T10">(</text:span><text:span text:style-name="T60">אינך</text:span><text:span text:style-name="T64"> </text:span><text:span text:style-name="T60">יכול</text:span><text:span text:style-name="T64"> </text:span><text:span text:style-name="T60">ללכת, שהרי</text:span><text:span text:style-name="T64"> </text:span><text:span text:style-name="T60">חשך</text:span><text:span text:style-name="T64"> </text:span><text:span text:style-name="T60">באמצע</text:span><text:span text:style-name="T64"> </text:span><text:span text:style-name="T60">הדרך</text:span><text:span text:style-name="T64"> </text:span><text:span text:style-name="T60">מקום</text:span><text:span text:style-name="T64"> </text:span><text:span text:style-name="T60">שיש</text:span><text:span text:style-name="T64"> </text:span><text:span text:style-name="T60">בו</text:span><text:span text:style-name="T64"> </text:span><text:span text:style-name="T60">חשך</text:span><text:span text:style-name="T64"> </text:span><text:span text:style-name="T60">בין</text:span><text:span text:style-name="T64"> </text:span><text:span text:style-name="T60">ביום</text:span><text:span text:style-name="T64"> </text:span><text:span text:style-name="T60">בין</text:span><text:span text:style-name="T64"> </text:span><text:span text:style-name="T60">בלילה, ואין</text:span><text:span text:style-name="T64"> </text:span><text:span text:style-name="T60">שום</text:span><text:span text:style-name="T64"> </text:span><text:span text:style-name="T60">אדם</text:span><text:span text:style-name="T64"> </text:span><text:span text:style-name="T60">יכול</text:span><text:span text:style-name="T64"> </text:span><text:span text:style-name="T60">לעבור</text:span><text:span text:style-name="T64"> </text:span><text:span text:style-name="T60">אותן</text:span><text:span text:style-name="T64"> </text:span><text:span text:style-name="T60">הרים</text:span><text:span text:style-name="T10">)</text:span>.</text:p>
      <text:p text:style-name="P7">אמר<text:span text:style-name="T1"> </text:span>להן: לא<text:span text:style-name="T1"> </text:span>סגיא<text:span text:style-name="T1"> </text:span>דלא<text:span text:style-name="T1"> </text:span>אזלינא<text:span text:style-name="T1"> </text:span><text:span text:style-name="T10">(</text:span><text:span text:style-name="T60">תקעתי</text:span><text:span text:style-name="T64"> </text:span><text:span text:style-name="T60">עצמי</text:span><text:span text:style-name="T64"> </text:span><text:span text:style-name="T60">ללכת</text:span><text:span text:style-name="T64"> </text:span><text:span text:style-name="T60">שם</text:span><text:span text:style-name="T10">)</text:span>; אמטו<text:span text:style-name="T1"> </text:span>הכי<text:span text:style-name="T1"> </text:span>משיילנא<text:span text:style-name="T1"> </text:span>לכו<text:span text:style-name="T1"> </text:span>אלא<text:span text:style-name="T1"> </text:span>מאי<text:span text:style-name="T1"> </text:span>אעביד<text:span text:style-name="T1"> </text:span><text:span text:style-name="T10">(</text:span><text:span text:style-name="T60">ובשביל</text:span><text:span text:style-name="T64"> </text:span><text:span text:style-name="T60">שתקעתי</text:span><text:span text:style-name="T64"> </text:span><text:span text:style-name="T60">בעצמי</text:span><text:span text:style-name="T64"> </text:span><text:span text:style-name="T60">אני</text:span><text:span text:style-name="T64"> </text:span><text:span text:style-name="T60">שואל</text:span><text:span text:style-name="T64"> </text:span><text:span text:style-name="T60">לכם</text:span><text:span text:style-name="T64"> </text:span><text:span text:style-name="T60">עצה</text:span><text:span text:style-name="T64"> </text:span><text:span text:style-name="T60">מה</text:span><text:span text:style-name="T64"> </text:span><text:span text:style-name="T60">תקנתי</text:span><text:span text:style-name="T64"> </text:span><text:span text:style-name="T60">ובאיזה</text:span><text:span text:style-name="T64"> </text:span><text:span text:style-name="T60">ענין</text:span><text:span text:style-name="T64"> </text:span><text:span text:style-name="T60">אוכל</text:span><text:span text:style-name="T64"> </text:span><text:span text:style-name="T60">לעבור</text:span><text:span text:style-name="T10">)</text:span>;</text:p>
      <text:p text:style-name="P7"><text:soft-page-break/>אמרו<text:span text:style-name="T1"> </text:span>ליה: אייתי<text:span text:style-name="T1"> </text:span>חמרי<text:span text:style-name="T1"> </text:span>לובאי<text:span text:style-name="T1"> </text:span>דפרשי<text:span text:style-name="T1"> </text:span>בהברא<text:span text:style-name="T1"> </text:span><text:span text:style-name="T10">(</text:span><text:span text:style-name="T60">הבא</text:span><text:span text:style-name="T64"> </text:span><text:span text:style-name="T60">חמורים</text:span><text:span text:style-name="T64"> </text:span><text:span text:style-name="T60">גדולים</text:span><text:span text:style-name="T64"> </text:span><text:span text:style-name="T60">ממצרים</text:span><text:span text:style-name="T64"> </text:span><text:span text:style-name="T60">שיודעין</text:span><text:span text:style-name="T64"> </text:span><text:span text:style-name="T60">ללכת</text:span><text:span text:style-name="T64"> </text:span><text:span text:style-name="T60">בחשך; 'דפרשי' כמו</text:span><text:span text:style-name="T64"> </text:span><text:span text:style-name="T61">(פסחים</text:span><text:span text:style-name="T65"> </text:span><text:span text:style-name="T61">דף</text:span><text:span text:style-name="T65"> </text:span><text:span text:style-name="T61">ו.)</text:span><text:span text:style-name="T60"> 'המפרש</text:span><text:span text:style-name="T64"> </text:span><text:span text:style-name="T60">והיוצא</text:span><text:span text:style-name="T64"> </text:span><text:span text:style-name="T60">בשיירא'</text:span><text:span text:style-name="T10">)</text:span> ואייתי<text:span text:style-name="T1"> </text:span>קיבורי<text:span text:style-name="T1"> </text:span>דמתני<text:span text:style-name="T1"> </text:span><text:span text:style-name="T34">[חבלים</text:span><text:span text:style-name="T38"> </text:span><text:span text:style-name="T34">לקשירה]</text:span> וקטר<text:span text:style-name="T1"> </text:span>בהאי<text:span text:style-name="T1"> </text:span>גיסא<text:span text:style-name="T1"> </text:span><text:span text:style-name="T10">(</text:span><text:span text:style-name="T60">וקשור</text:span><text:span text:style-name="T64"> </text:span><text:span text:style-name="T60">בהאי</text:span><text:span text:style-name="T64"> </text:span><text:span text:style-name="T60">גיסא</text:span><text:span text:style-name="T64"> </text:span><text:span text:style-name="T60">בעברך</text:span><text:span text:style-name="T10">)</text:span>, דכי<text:span text:style-name="T1"> </text:span>אתית<text:span text:style-name="T1"> </text:span><text:span text:style-name="T10">(</text:span><text:span text:style-name="T60">וכשתחזור</text:span><text:span text:style-name="T64"> </text:span><text:span text:style-name="T60">למקומך</text:span><text:span text:style-name="T10">)</text:span> באורחא<text:span text:style-name="T1"> </text:span><text:span text:style-name="T34">[באותה</text:span><text:span text:style-name="T38"> </text:span><text:span text:style-name="T34">דרך]</text:span> נקטת<text:span text:style-name="T1"> </text:span>בגוייהו<text:span text:style-name="T1"> </text:span><text:span text:style-name="T10">(</text:span><text:span text:style-name="T60">תאחוז</text:span><text:span text:style-name="T64"> </text:span><text:span text:style-name="T60">באותן</text:span><text:span text:style-name="T64"> </text:span><text:span text:style-name="T60">קיבורי</text:span><text:span text:style-name="T10">)</text:span>, ואתית<text:span text:style-name="T1"> </text:span>לאתרך<text:span text:style-name="T1"> </text:span><text:span text:style-name="T10">(</text:span><text:span text:style-name="T60">דבשבילם</text:span><text:span text:style-name="T64"> </text:span><text:span text:style-name="T60">תשוב</text:span><text:span text:style-name="T64"> </text:span><text:span text:style-name="T60">למקומך, על</text:span><text:span text:style-name="T64"> </text:span><text:span text:style-name="T60">פי</text:span><text:span text:style-name="T64"> </text:span><text:span text:style-name="T60">קיבורי</text:span><text:span text:style-name="T64"> </text:span><text:span text:style-name="T35">[החבלים]</text:span><text:span text:style-name="T60"> עד</text:span><text:span text:style-name="T64"> </text:span><text:span text:style-name="T60">שתגיע</text:span><text:span text:style-name="T64"> </text:span><text:span text:style-name="T60">למקום</text:span><text:span text:style-name="T64"> </text:span><text:span text:style-name="T60">שנקשר, ואז</text:span><text:span text:style-name="T64"> </text:span><text:span text:style-name="T60">תהיה</text:span><text:span text:style-name="T64"> </text:span><text:span text:style-name="T60">במקומך</text:span><text:span text:style-name="T10">)</text:span>.</text:p>
      <text:p text:style-name="P7">עבד<text:span text:style-name="T1"> </text:span>הכי<text:span text:style-name="T1"> </text:span>ואזל; מטא<text:span text:style-name="T1"> </text:span>לההוא<text:span text:style-name="T1"> </text:span>מחוזא<text:span text:style-name="T1"> </text:span>דכוליה<text:span text:style-name="T1"> </text:span>נשי<text:span text:style-name="T1"> </text:span><text:span text:style-name="T10">(</text:span><text:span text:style-name="T60">לא</text:span><text:span text:style-name="T64"> </text:span><text:span text:style-name="T60">היה</text:span><text:span text:style-name="T64"> </text:span><text:span text:style-name="T60">באותו</text:span><text:span text:style-name="T64"> </text:span><text:span text:style-name="T60">הכרך</text:span><text:span text:style-name="T64"> </text:span><text:span text:style-name="T60">כי</text:span><text:span text:style-name="T64"> </text:span><text:span text:style-name="T60">אם</text:span><text:span text:style-name="T64"> </text:span><text:span text:style-name="T60">נשים</text:span><text:span text:style-name="T10">)</text:span>, בעי<text:span text:style-name="T1"> </text:span>למיעבד<text:span text:style-name="T1"> </text:span>קרבא<text:span text:style-name="T1"> </text:span>בהדייהו<text:span text:style-name="T1"> </text:span><text:span text:style-name="T10">(</text:span><text:span text:style-name="T60">רצה</text:span><text:span text:style-name="T64"> </text:span><text:span text:style-name="T60">לעשות</text:span><text:span text:style-name="T64"> </text:span><text:span text:style-name="T60">עמהן</text:span><text:span text:style-name="T64"> </text:span><text:span text:style-name="T60">מלחמה</text:span><text:span text:style-name="T10">)</text:span>;</text:p>
      <text:p text:style-name="P7">אמרו<text:span text:style-name="T1"> </text:span>ליה<text:span text:style-name="T1"> </text:span><text:span text:style-name="T10">(</text:span><text:span text:style-name="T60">הנשים</text:span><text:span text:style-name="T10">)</text:span>: אי<text:span text:style-name="T1"> </text:span>קטלת<text:span text:style-name="T1"> </text:span>לן<text:span text:style-name="T1"> </text:span>יאמרו<text:span text:style-name="T1"> </text:span>'נשי<text:span text:style-name="T1"> </text:span>קטל' <text:span text:style-name="T10">(</text:span><text:span text:style-name="T60">כלומר</text:span><text:span text:style-name="T64"> </text:span><text:span text:style-name="T60">זו</text:span><text:span text:style-name="T64"> </text:span><text:span text:style-name="T60">אינה</text:span><text:span text:style-name="T64"> </text:span><text:span text:style-name="T60">גבורה</text:span><text:span text:style-name="T64"> </text:span><text:span text:style-name="T60">אם</text:span><text:span text:style-name="T64"> </text:span><text:span text:style-name="T60">תלחם</text:span><text:span text:style-name="T64"> </text:span><text:span text:style-name="T60">עמנו</text:span><text:span text:style-name="T64"> </text:span><text:span text:style-name="T60">שהרי</text:span><text:span text:style-name="T64"> </text:span><text:span text:style-name="T60">אם</text:span><text:span text:style-name="T64"> </text:span><text:span text:style-name="T60">תהרוג</text:span><text:span text:style-name="T64"> </text:span><text:span text:style-name="T60">אותנו</text:span><text:span text:style-name="T64"> </text:span><text:span text:style-name="T60">יאמרו</text:span><text:span text:style-name="T64"> </text:span><text:span text:style-name="T60">העולם</text:span><text:span text:style-name="T64"> </text:span><text:span text:style-name="T60">שישמעו</text:span><text:span text:style-name="T64"> </text:span><text:span text:style-name="T60">בדבר</text:span><text:span text:style-name="T64"> </text:span><text:span text:style-name="T60">נשים</text:span><text:span text:style-name="T64"> </text:span><text:span text:style-name="T60">הרג</text:span><text:span text:style-name="T64"> </text:span><text:span text:style-name="T60">וזו</text:span><text:span text:style-name="T64"> </text:span><text:span text:style-name="T60">אינה</text:span><text:span text:style-name="T64"> </text:span><text:span text:style-name="T60">גבורה</text:span><text:span text:style-name="T10">)</text:span>! אי<text:span text:style-name="T1"> </text:span>קטילנא<text:span text:style-name="T1"> </text:span>לך<text:span text:style-name="T1"> </text:span><text:span text:style-name="T10">(</text:span><text:span text:style-name="T60">ואם</text:span><text:span text:style-name="T64"> </text:span><text:span text:style-name="T60">אנו</text:span><text:span text:style-name="T64"> </text:span><text:span text:style-name="T60">נהרוג</text:span><text:span text:style-name="T64"> </text:span><text:span text:style-name="T60">אותך</text:span><text:span text:style-name="T10">)</text:span> יאמרו<text:span text:style-name="T1"> </text:span>'מלכא<text:span text:style-name="T1"> </text:span>דקטלוהו<text:span text:style-name="T1"> </text:span>נשי<text:span text:style-name="T1"> </text:span><text:span text:style-name="T10">(</text:span><text:span text:style-name="T60">יאמרו</text:span><text:span text:style-name="T64"> </text:span><text:span text:style-name="T60">השומעים: כמה</text:span><text:span text:style-name="T64"> </text:span><text:span text:style-name="T60">גרוע</text:span><text:span text:style-name="T64"> </text:span><text:span text:style-name="T60">מלך</text:span><text:span text:style-name="T64"> </text:span><text:span text:style-name="T60">זה</text:span><text:span text:style-name="T64"> </text:span><text:span text:style-name="T60">,שנשים</text:span><text:span text:style-name="T64"> </text:span><text:span text:style-name="T60">נתחברו</text:span><text:span text:style-name="T64"> </text:span><text:span text:style-name="T60">עליו</text:span><text:span text:style-name="T64"> </text:span><text:span text:style-name="T60">והרגוהו</text:span><text:span text:style-name="T10">)</text:span>' <text:span text:style-name="T10">(</text:span><text:span text:style-name="T60">מוטב</text:span><text:span text:style-name="T64"> </text:span><text:span text:style-name="T60">שתמנע</text:span><text:span text:style-name="T64"> </text:span><text:span text:style-name="T60">את</text:span><text:span text:style-name="T64"> </text:span><text:span text:style-name="T60">עצמך</text:span><text:span text:style-name="T64"> </text:span><text:span text:style-name="T60">ואל</text:span><text:span text:style-name="T64"> </text:span><text:span text:style-name="T60">תלחם</text:span><text:span text:style-name="T64"> </text:span><text:span text:style-name="T60">עמנו</text:span><text:span text:style-name="T64"> </text:span><text:span text:style-name="T60">פן</text:span><text:span text:style-name="T64"> </text:span><text:span text:style-name="T60">תהיה</text:span><text:span text:style-name="T64"> </text:span><text:span text:style-name="T60">לבוז</text:span><text:span text:style-name="T10">)</text:span>!</text:p>
      <text:p text:style-name="P7">אמר<text:span text:style-name="T1"> </text:span>להן: <text:span text:style-name="T10">(</text:span><text:span text:style-name="T60">הריני</text:span><text:span text:style-name="T64"> </text:span><text:span text:style-name="T60">שומע</text:span><text:span text:style-name="T64"> </text:span><text:span text:style-name="T60">לעצתכם</text:span><text:span text:style-name="T64"> </text:span><text:span text:style-name="T60">ולא</text:span><text:span text:style-name="T64"> </text:span><text:span text:style-name="T60">אזיק</text:span><text:span text:style-name="T64"> </text:span><text:span text:style-name="T60">לכם</text:span><text:span text:style-name="T10">)</text:span> אייתו<text:span text:style-name="T1"> </text:span>לי<text:span text:style-name="T1"> </text:span>נהמא<text:span text:style-name="T1"> </text:span><text:span text:style-name="T10">(</text:span><text:span text:style-name="T60">והביאו</text:span><text:span text:style-name="T64"> </text:span><text:span text:style-name="T60">לי</text:span><text:span text:style-name="T64"> </text:span><text:span text:style-name="T60">לחם</text:span><text:span text:style-name="T64"> </text:span><text:span text:style-name="T60">לאכול</text:span><text:span text:style-name="T10">)</text:span>; </text:p>
      <text:p text:style-name="P7">אייתו<text:span text:style-name="T1"> </text:span>ליה<text:span text:style-name="T1"> </text:span>נהמא<text:span text:style-name="T1"> </text:span>דדהבא<text:span text:style-name="T1"> </text:span>אפתורא<text:span text:style-name="T1"> </text:span>דדהבא<text:span text:style-name="T1"> </text:span><text:span text:style-name="T10">(</text:span><text:span text:style-name="T60">הביאו</text:span><text:span text:style-name="T64"> </text:span><text:span text:style-name="T60">לו</text:span><text:span text:style-name="T64"> </text:span><text:span text:style-name="T60">לחם</text:span><text:span text:style-name="T64"> </text:span><text:span text:style-name="T60">של</text:span><text:span text:style-name="T64"> </text:span><text:span text:style-name="T60">זהב</text:span><text:span text:style-name="T64"> </text:span><text:span text:style-name="T60">מונח</text:span><text:span text:style-name="T64"> </text:span><text:span text:style-name="T60">על</text:span><text:span text:style-name="T64"> </text:span><text:span text:style-name="T60">שולחן</text:span><text:span text:style-name="T64"> </text:span><text:span text:style-name="T60">של</text:span><text:span text:style-name="T64"> </text:span><text:span text:style-name="T60">זהב</text:span><text:span text:style-name="T10">)</text:span>.</text:p>
      <text:p text:style-name="P7"/>
      <text:p text:style-name="P7">(תמיד<text:span text:style-name="T1"> </text:span>לב,ב)</text:p>
      <text:p text:style-name="P7">אמר<text:span text:style-name="T1"> </text:span>להו: מי<text:span text:style-name="T1"> </text:span>אכלי<text:span text:style-name="T1"> </text:span>אינשי<text:span text:style-name="T1"> </text:span>נהמא<text:span text:style-name="T1"> </text:span>דדהבא<text:span text:style-name="T1"> </text:span><text:span text:style-name="T10">(</text:span><text:span text:style-name="T60">לומר</text:span><text:span text:style-name="T64"> </text:span><text:span text:style-name="T60">וכי</text:span><text:span text:style-name="T64"> </text:span><text:span text:style-name="T60">מנהג</text:span><text:span text:style-name="T64"> </text:span><text:span text:style-name="T60">בכאן</text:span><text:span text:style-name="T64"> </text:span><text:span text:style-name="T60">לאכול</text:span><text:span text:style-name="T64"> </text:span><text:span text:style-name="T60">לחם</text:span><text:span text:style-name="T64"> </text:span><text:span text:style-name="T60">של</text:span><text:span text:style-name="T64"> </text:span><text:span text:style-name="T60">זהב</text:span><text:span text:style-name="T10">)</text:span>?</text:p>
      <text:p text:style-name="P7">אמרו<text:span text:style-name="T1"> </text:span>ליה: אלא<text:span text:style-name="T1"> </text:span>אי<text:span text:style-name="T1"> </text:span>נהמא<text:span text:style-name="T1"> </text:span>בעית<text:span text:style-name="T1"> </text:span>לא<text:span text:style-name="T1"> </text:span>הוה<text:span text:style-name="T1"> </text:span>לך<text:span text:style-name="T1"> </text:span>באתרך<text:span text:style-name="T1"> </text:span>נהמא<text:span text:style-name="T1"> </text:span>למיכל<text:span text:style-name="T1"> </text:span>דשקלית<text:span text:style-name="T1"> </text:span>ואתית<text:span text:style-name="T1"> </text:span>להכא? <text:span text:style-name="T10">(</text:span><text:span text:style-name="T60">אין</text:span><text:span text:style-name="T64"> </text:span><text:span text:style-name="T60">מנהג</text:span><text:span text:style-name="T64"> </text:span><text:span text:style-name="T60">בכאן</text:span><text:span text:style-name="T64"> </text:span><text:span text:style-name="T60">לאכול</text:span><text:span text:style-name="T64"> </text:span><text:span text:style-name="T60">לחם</text:span><text:span text:style-name="T64"> </text:span><text:span text:style-name="T60">של</text:span><text:span text:style-name="T64"> </text:span><text:span text:style-name="T60">זהב, אבל</text:span><text:span text:style-name="T64"> </text:span><text:span text:style-name="T60">בשביל</text:span><text:span text:style-name="T64"> </text:span><text:span text:style-name="T60">כך</text:span><text:span text:style-name="T64"> </text:span><text:span text:style-name="T60">שמנו</text:span><text:span text:style-name="T64"> </text:span><text:span text:style-name="T60">זהב</text:span><text:span text:style-name="T64"> </text:span><text:span text:style-name="T60">לפניך</text:span><text:span text:style-name="T64"> </text:span><text:span text:style-name="T60">לאכול: שהרי</text:span><text:span text:style-name="T64"> </text:span><text:span text:style-name="T60">זה</text:span><text:span text:style-name="T64"> </text:span><text:span text:style-name="T60">פלא</text:span><text:span text:style-name="T64"> </text:span><text:span text:style-name="T60">לנו</text:span><text:span text:style-name="T64"> </text:span><text:span text:style-name="T60">שבאת</text:span><text:span text:style-name="T64"> </text:span><text:span text:style-name="T60">לכאן</text:span><text:span text:style-name="T64"> </text:span><text:span text:style-name="T60">בשביל</text:span><text:span text:style-name="T64"> </text:span><text:span text:style-name="T60">אכילתך, וכי</text:span><text:span text:style-name="T64"> </text:span><text:span text:style-name="T60">לא</text:span><text:span text:style-name="T64"> </text:span><text:span text:style-name="T60">היה</text:span><text:span text:style-name="T64"> </text:span><text:span text:style-name="T60">לך</text:span><text:span text:style-name="T64"> </text:span><text:span text:style-name="T60">לחם</text:span><text:span text:style-name="T64"> </text:span><text:span text:style-name="T60">לאכול</text:span><text:span text:style-name="T64"> </text:span><text:span text:style-name="T60">במקומך</text:span><text:span text:style-name="T64"> </text:span><text:span text:style-name="T60">שנתרחקת</text:span><text:span text:style-name="T64"> </text:span><text:span text:style-name="T60">ממלכותך</text:span><text:span text:style-name="T64"> </text:span><text:span text:style-name="T60">ובאת</text:span><text:span text:style-name="T64"> </text:span><text:span text:style-name="T60">עד</text:span><text:span text:style-name="T64"> </text:span><text:span text:style-name="T60">כאן</text:span><text:span text:style-name="T64"> </text:span><text:span text:style-name="T60">ושאלת</text:span><text:span text:style-name="T64"> </text:span><text:span text:style-name="T60">לחם</text:span><text:span text:style-name="T64"> </text:span><text:span text:style-name="T60">לאכול? לכך</text:span><text:span text:style-name="T64"> </text:span><text:span text:style-name="T60">נתננו</text:span><text:span text:style-name="T64"> </text:span><text:span text:style-name="T60">לך</text:span><text:span text:style-name="T64"> </text:span><text:span text:style-name="T60">זהב</text:span><text:span text:style-name="T64"> </text:span><text:span text:style-name="T60">וכסף: שסבורים</text:span><text:span text:style-name="T64"> </text:span><text:span text:style-name="T60">היינו</text:span><text:span text:style-name="T64"> </text:span><text:span text:style-name="T60">שבאת</text:span><text:span text:style-name="T64"> </text:span><text:span text:style-name="T60">בגלל</text:span><text:span text:style-name="T64"> </text:span><text:span text:style-name="T60">זהב</text:span><text:span text:style-name="T64"> </text:span><text:span text:style-name="T60">וכסף</text:span><text:span text:style-name="T64"> </text:span><text:span text:style-name="T60">לכאן!</text:span><text:span text:style-name="T10">)</text:span> </text:p>
      <text:p text:style-name="P7">כי<text:span text:style-name="T1"> </text:span>נפיק<text:span text:style-name="T1"> </text:span>ואתי<text:span text:style-name="T1"> </text:span><text:span text:style-name="T10">(</text:span><text:span text:style-name="T60">כשהיה</text:span><text:span text:style-name="T64"> </text:span><text:span text:style-name="T60">יוצא</text:span><text:span text:style-name="T64"> </text:span><text:span text:style-name="T60">מן</text:span><text:span text:style-name="T64"> </text:span><text:span text:style-name="T60">העיר</text:span><text:span text:style-name="T10">)</text:span> - כתב<text:span text:style-name="T1"> </text:span>אבבא<text:span text:style-name="T1"> </text:span>דמחוזא<text:span text:style-name="T1"> </text:span><text:span text:style-name="T10">(</text:span><text:span text:style-name="T60">כתב</text:span><text:span text:style-name="T64"> </text:span><text:span text:style-name="T60">על</text:span><text:span text:style-name="T64"> </text:span><text:span text:style-name="T60">שער</text:span><text:span text:style-name="T64"> </text:span><text:span text:style-name="T60">העיר</text:span><text:span text:style-name="T10">)</text:span>:</text:p>
      <text:p text:style-name="P7">"אנא<text:span text:style-name="T1"> </text:span>אלכסנדרוס<text:span text:style-name="T1"> </text:span>מוקדון<text:span text:style-name="T1"> </text:span>הויתי<text:span text:style-name="T1"> </text:span>שטייא<text:span text:style-name="T1"> </text:span><text:span text:style-name="T10">(</text:span><text:span text:style-name="T60">הייתי</text:span><text:span text:style-name="T64"> </text:span><text:span text:style-name="T60">שוטה</text:span><text:span text:style-name="T64"> </text:span><text:span text:style-name="T60">מבלי</text:span><text:span text:style-name="T64"> </text:span><text:span text:style-name="T60">לב</text:span><text:span text:style-name="T64"> </text:span><text:span text:style-name="T60">להבין</text:span><text:span text:style-name="T10">)</text:span> עד<text:span text:style-name="T1"> </text:span>דאתיתי<text:span text:style-name="T1"> </text:span>למדינת<text:span text:style-name="T1"> </text:span>אפריקי<text:span text:style-name="T1"> </text:span>דנשיא<text:span text:style-name="T1"> </text:span><text:span text:style-name="T10">(</text:span><text:span text:style-name="T60">לכרך</text:span><text:span text:style-name="T64"> </text:span><text:span text:style-name="T60">נשיא</text:span><text:span text:style-name="T10">)</text:span>, ויליפת<text:span text:style-name="T1"> </text:span>עצה<text:span text:style-name="T1"> </text:span>מן<text:span text:style-name="T1"> </text:span>נשיא<text:span text:style-name="T1"> </text:span><text:span text:style-name="T10">(</text:span><text:span text:style-name="T60">ולמדוני</text:span><text:span text:style-name="T64"> </text:span><text:span text:style-name="T60">חכמה</text:span><text:span text:style-name="T10">)</text:span>.</text:p>
      <text:p text:style-name="P7">כי<text:span text:style-name="T1"> </text:span>שקיל<text:span text:style-name="T1"> </text:span>ואתי<text:span text:style-name="T1"> </text:span>- יתיב<text:span text:style-name="T1"> </text:span>אההוא<text:span text:style-name="T1"> </text:span>מעיינא, קא<text:span text:style-name="T1"> </text:span>אכיל<text:span text:style-name="T1"> </text:span>נהמא<text:span text:style-name="T1"> </text:span><text:span text:style-name="T10">(</text:span><text:span text:style-name="T60">כדרך</text:span><text:span text:style-name="T64"> </text:span><text:span text:style-name="T60">בני</text:span><text:span text:style-name="T64"> </text:span><text:span text:style-name="T60">אדם</text:span><text:span text:style-name="T64"> </text:span><text:span text:style-name="T60">שיושבים</text:span><text:span text:style-name="T64"> </text:span><text:span text:style-name="T60">על</text:span><text:span text:style-name="T64"> </text:span><text:span text:style-name="T60">המעיין</text:span><text:span text:style-name="T64"> </text:span><text:span text:style-name="T60">ואוכלין</text:span><text:span text:style-name="T64"> </text:span><text:span text:style-name="T60">שם</text:span><text:span text:style-name="T64"> </text:span><text:span text:style-name="T60">לחם, וכשרוצים</text:span><text:span text:style-name="T64"> </text:span><text:span text:style-name="T60">לשתות</text:span><text:span text:style-name="T64"> </text:span><text:span text:style-name="T60">שותים</text:span><text:span text:style-name="T10">)</text:span>; הוו<text:span text:style-name="T1"> </text:span>בידיה<text:span text:style-name="T1"> </text:span>גולדני<text:span text:style-name="T1"> </text:span>דמלחא<text:span text:style-name="T1"> </text:span><text:span text:style-name="T10">(</text:span><text:span text:style-name="T60">היה</text:span><text:span text:style-name="T64"> </text:span><text:span text:style-name="T60">עמו</text:span><text:span text:style-name="T64"> </text:span><text:span text:style-name="T60">דגים</text:span><text:span text:style-name="T64"> </text:span><text:span text:style-name="T60">מלוחים</text:span><text:span text:style-name="T10">)</text:span> בהדי<text:span text:style-name="T1"> </text:span>דמחוורי<text:span text:style-name="T1"> </text:span>להו<text:span text:style-name="T1"> </text:span><text:span text:style-name="T10">(</text:span><text:span text:style-name="T60">בעוד</text:span><text:span text:style-name="T64"> </text:span><text:span text:style-name="T60">שהיו</text:span><text:span text:style-name="T64"> </text:span><text:span text:style-name="T60">רוחצים</text:span><text:span text:style-name="T64"> </text:span><text:span text:style-name="T60">במים</text:span><text:span text:style-name="T64"> </text:span><text:span text:style-name="T60">כדי</text:span><text:span text:style-name="T64"> </text:span><text:span text:style-name="T60">להסיר</text:span><text:span text:style-name="T64"> </text:span><text:span text:style-name="T60">מליחתם</text:span><text:span text:style-name="T10">)</text:span> - נפל<text:span text:style-name="T1"> </text:span>בהו<text:span text:style-name="T1"> </text:span>ריחא<text:span text:style-name="T1"> </text:span><text:span text:style-name="T10">(</text:span><text:span text:style-name="T60">נפל</text:span><text:span text:style-name="T64"> </text:span><text:span text:style-name="T60">בדגים</text:span><text:span text:style-name="T64"> </text:span><text:span text:style-name="T60">ריח</text:span><text:span text:style-name="T64"> </text:span><text:span text:style-name="T60">טוב, ומעיין</text:span><text:span text:style-name="T64"> </text:span><text:span text:style-name="T60">מגן</text:span><text:span text:style-name="T64"> </text:span><text:span text:style-name="T60">עדן</text:span><text:span text:style-name="T64"> </text:span><text:span text:style-name="T60">היה</text:span><text:span text:style-name="T10">)</text:span>, אמר: שמע<text:span text:style-name="T1"> </text:span>מינה<text:span text:style-name="T1"> </text:span>האי<text:span text:style-name="T1"> </text:span>עינא<text:span text:style-name="T1"> </text:span>מגן<text:span text:style-name="T1"> </text:span>עדן<text:span text:style-name="T1"> </text:span>אתי. </text:p>
      <text:p text:style-name="P7">איכא<text:span text:style-name="T1"> </text:span>דאמרי: שקל<text:span text:style-name="T1"> </text:span>מהנהו<text:span text:style-name="T1"> </text:span>מיא, טרא<text:span text:style-name="T1"> </text:span>באפיה<text:span text:style-name="T1"> </text:span><text:span text:style-name="T10">(</text:span><text:span text:style-name="T60">רחץ</text:span><text:span text:style-name="T64"> </text:span><text:span text:style-name="T60">פניו</text:span><text:span text:style-name="T64"> </text:span><text:span text:style-name="T60">ולא</text:span><text:span text:style-name="T64"> </text:span><text:span text:style-name="T60">עשה</text:span><text:span text:style-name="T64"> </text:span><text:span text:style-name="T60">יותר</text:span><text:span text:style-name="T10">)</text:span>.</text:p>
      <text:p text:style-name="P7">איכא<text:span text:style-name="T1"> </text:span>דאמרי: אידלי<text:span text:style-name="T1"> </text:span>כוליה<text:span text:style-name="T1"> </text:span><text:span text:style-name="T10">(</text:span><text:span text:style-name="T60">הלך</text:span><text:span text:style-name="T64"> </text:span><text:span text:style-name="T60">במעיין</text:span><text:span text:style-name="T10">)</text:span> עד<text:span text:style-name="T1"> </text:span>דמטא<text:span text:style-name="T1"> </text:span>לפתחא<text:span text:style-name="T1"> </text:span>דגן<text:span text:style-name="T1"> </text:span>עדן<text:span text:style-name="T1"> </text:span><text:span text:style-name="T10">(</text:span><text:span text:style-name="T60">שמשם</text:span><text:span text:style-name="T64"> </text:span><text:span text:style-name="T60">היה</text:span><text:span text:style-name="T64"> </text:span><text:span text:style-name="T60">נובע</text:span><text:span text:style-name="T10">)</text:span>, רמא<text:span text:style-name="T1"> </text:span>קלא<text:span text:style-name="T1"> </text:span><text:span text:style-name="T10">(</text:span><text:span text:style-name="T60">ואמר</text:span><text:span text:style-name="T10">)</text:span>: "פתחו<text:span text:style-name="T1"> </text:span>לי<text:span text:style-name="T1"> </text:span>בבא"!</text:p>
      <text:p text:style-name="P7">אמרו<text:span text:style-name="T1"> </text:span>ליה: <text:span text:style-name="T61">(תהלים</text:span><text:span text:style-name="T65"> </text:span><text:span text:style-name="T61">קיח,כ)</text:span><text:span text:style-name="T25"> זה</text:span><text:span text:style-name="T1"> </text:span><text:span text:style-name="T25">השער</text:span><text:span text:style-name="T1"> </text:span><text:span text:style-name="T25">לה' </text:span><text:span text:style-name="T26">[צדיקים</text:span><text:span text:style-name="T2"> </text:span><text:span text:style-name="T26">יבאו</text:span><text:span text:style-name="T2"> </text:span><text:span text:style-name="T26">בו]</text:span> </text:p>
      <text:p text:style-name="P7">אמר<text:span text:style-name="T1"> </text:span>להון: אנא<text:span text:style-name="T1"> </text:span>נמי<text:span text:style-name="T1"> </text:span>מלכא<text:span text:style-name="T1"> </text:span>אנא<text:span text:style-name="T1"> </text:span>מיחשב<text:span text:style-name="T1"> </text:span>חשיבנא<text:span text:style-name="T1"> </text:span><text:span text:style-name="T10">(</text:span><text:span text:style-name="T60">וחשוב</text:span><text:span text:style-name="T64"> </text:span><text:span text:style-name="T60">אנא</text:span><text:span text:style-name="T10">)</text:span>, הבו<text:span text:style-name="T1"> </text:span>לי<text:span text:style-name="T1"> </text:span>מידי<text:span text:style-name="T1"> </text:span><text:span text:style-name="T10">(</text:span><text:span text:style-name="T60">תנו</text:span><text:span text:style-name="T64"> </text:span><text:span text:style-name="T60">לי</text:span><text:span text:style-name="T64"> </text:span><text:span text:style-name="T60">דבר</text:span><text:span text:style-name="T64"> </text:span><text:span text:style-name="T60">אחד</text:span><text:span text:style-name="T64"> </text:span><text:span text:style-name="T60">מגן</text:span><text:span text:style-name="T64"> </text:span><text:span text:style-name="T60">עדן</text:span><text:span text:style-name="T64"> </text:span><text:span text:style-name="T60">הואיל</text:span><text:span text:style-name="T64"> </text:span><text:span text:style-name="T60">ואינכם</text:span><text:span text:style-name="T64"> </text:span><text:span text:style-name="T60">רוצים</text:span><text:span text:style-name="T64"> </text:span><text:span text:style-name="T60">לפתוח</text:span><text:span text:style-name="T64"> </text:span><text:span text:style-name="T60">לי</text:span><text:span text:style-name="T64"> </text:span><text:span text:style-name="T60">שער</text:span><text:span text:style-name="T10">)</text:span>.</text:p>
      <text:p text:style-name="P7">יהבו<text:span text:style-name="T1"> </text:span>ליה<text:span text:style-name="T1"> </text:span>גולגלתא<text:span text:style-name="T1"> </text:span>חדא<text:span text:style-name="T1"> </text:span><text:span text:style-name="T10">(</text:span><text:span text:style-name="T60">נתנו</text:span><text:span text:style-name="T64"> </text:span><text:span text:style-name="T60">לו</text:span><text:span text:style-name="T64"> </text:span><text:span text:style-name="T60">ראש</text:span><text:span text:style-name="T64"> </text:span><text:span text:style-name="T60">גולגולת</text:span><text:span text:style-name="T10">)</text:span>.</text:p>
      <text:p text:style-name="P7">אתייה<text:span text:style-name="T1"> </text:span>תקליה<text:span text:style-name="T1"> </text:span>לכוליה<text:span text:style-name="T1"> </text:span>דהבא<text:span text:style-name="T1"> </text:span>וכספא<text:span text:style-name="T1"> </text:span>דידיה<text:span text:style-name="T1"> </text:span>בהדיה<text:span text:style-name="T1"> </text:span>לא<text:span text:style-name="T1"> </text:span>הוה<text:span text:style-name="T1"> </text:span>מתקליה<text:span text:style-name="T1"> </text:span><text:span text:style-name="T10">(</text:span><text:span text:style-name="T60">היה</text:span><text:span text:style-name="T64"> </text:span><text:span text:style-name="T60">נותן</text:span><text:span text:style-name="T64"> </text:span><text:span text:style-name="T60">כל</text:span><text:span text:style-name="T64"> </text:span><text:span text:style-name="T60">כסף</text:span><text:span text:style-name="T64"> </text:span><text:span text:style-name="T60">וזהב</text:span><text:span text:style-name="T64"> </text:span><text:span text:style-name="T60">שלו</text:span><text:span text:style-name="T64"> </text:span><text:span text:style-name="T60">במאזנים</text:span><text:span text:style-name="T64"> </text:span><text:span text:style-name="T60">מצד</text:span><text:span text:style-name="T64"> </text:span><text:span text:style-name="T60">זה</text:span><text:span text:style-name="T64"> </text:span><text:span text:style-name="T60">והגולגולת</text:span><text:span text:style-name="T64"> </text:span><text:span text:style-name="T60">מצד</text:span><text:span text:style-name="T64"> </text:span><text:span text:style-name="T60">זה</text:span><text:span text:style-name="T64"> </text:span><text:span text:style-name="T60">- ואף</text:span><text:span text:style-name="T64"> </text:span><text:span text:style-name="T60">על</text:span><text:span text:style-name="T64"> </text:span><text:span text:style-name="T60">פי</text:span><text:span text:style-name="T64"> </text:span><text:span text:style-name="T60">כן</text:span><text:span text:style-name="T64"> </text:span><text:span text:style-name="T60">היה</text:span><text:span text:style-name="T64"> </text:span><text:span text:style-name="T60">מכביד</text:span><text:span text:style-name="T64"> </text:span><text:span text:style-name="T60">יותר</text:span><text:span text:style-name="T64"> </text:span><text:span text:style-name="T60">הגולגולת, דלא</text:span><text:span text:style-name="T64"> </text:span><text:span text:style-name="T60">היה</text:span><text:span text:style-name="T64"> </text:span><text:span text:style-name="T60">מוצא</text:span><text:span text:style-name="T64"> </text:span><text:span text:style-name="T60">דבר</text:span><text:span text:style-name="T64"> </text:span><text:span text:style-name="T60">ששוקל</text:span><text:span text:style-name="T64"> </text:span><text:span text:style-name="T60">כנגדה</text:span><text:span text:style-name="T10">)</text:span>; אמר<text:span text:style-name="T1"> </text:span>להון<text:span text:style-name="T1"> </text:span><text:span text:style-name="T10">(</text:span><text:span text:style-name="T60">אלכסנדר</text:span><text:span text:style-name="T64"> </text:span><text:span text:style-name="T60">מוקדון</text:span><text:span text:style-name="T64"> </text:span><text:span text:style-name="T60">לרבנן</text:span><text:span text:style-name="T10">)</text:span> לרבנן: מאי<text:span text:style-name="T1"> </text:span>האי<text:span text:style-name="T1"> </text:span><text:span text:style-name="T10">(</text:span><text:span text:style-name="T60">שאיני</text:span><text:span text:style-name="T64"> </text:span><text:span text:style-name="T60">יכול</text:span><text:span text:style-name="T64"> </text:span><text:span text:style-name="T60">למצוא</text:span><text:span text:style-name="T64"> </text:span><text:span text:style-name="T60">משקלו</text:span><text:span text:style-name="T10">)</text:span>?</text:p>
      <text:p text:style-name="P7">אמרי: גולגלתא<text:span text:style-name="T1"> </text:span>דעינא<text:span text:style-name="T1"> </text:span>דבישרא<text:span text:style-name="T1"> </text:span>ודמא<text:span text:style-name="T1"> </text:span><text:span text:style-name="T10">(</text:span><text:span text:style-name="T60">גולגלתא</text:span><text:span text:style-name="T64"> </text:span><text:span text:style-name="T60">של</text:span><text:span text:style-name="T64"> </text:span><text:span text:style-name="T60">אנוש</text:span><text:span text:style-name="T64"> </text:span><text:span text:style-name="T60">בשר</text:span><text:span text:style-name="T64"> </text:span><text:span text:style-name="T60">ודם</text:span><text:span text:style-name="T10">)</text:span> דלא<text:span text:style-name="T1"> </text:span>קא<text:span text:style-name="T1"> </text:span>שבע<text:span text:style-name="T1"> </text:span><text:span text:style-name="T10">(</text:span><text:span text:style-name="T60">שלא</text:span><text:span text:style-name="T64"> </text:span><text:span text:style-name="T60">ישבע</text:span><text:span text:style-name="T64"> </text:span><text:span text:style-name="T60">לעולם, לפיכך</text:span><text:span text:style-name="T64"> </text:span><text:span text:style-name="T60">משקלה</text:span><text:span text:style-name="T64"> </text:span><text:span text:style-name="T60">כל</text:span><text:span text:style-name="T64"> </text:span><text:span text:style-name="T60">כך</text:span><text:span text:style-name="T64"> </text:span><text:span text:style-name="T60">שכל</text:span><text:span text:style-name="T64"> </text:span><text:span text:style-name="T60">כסף</text:span><text:span text:style-name="T64"> </text:span><text:span text:style-name="T60">וזהב</text:span><text:span text:style-name="T64"> </text:span><text:span text:style-name="T60">היא</text:span><text:span text:style-name="T64"> </text:span><text:span text:style-name="T60">מושכת</text:span><text:span text:style-name="T64"> </text:span><text:span text:style-name="T60">אליה</text:span><text:span text:style-name="T10">)</text:span>.</text:p>
      <text:p text:style-name="P7">אמר<text:span text:style-name="T1"> </text:span>להו: ממאי<text:span text:style-name="T1"> </text:span>דהכי<text:span text:style-name="T1"> </text:span>הוא<text:span text:style-name="T1"> </text:span><text:span text:style-name="T10">(</text:span><text:span text:style-name="T60">במאי</text:span><text:span text:style-name="T64"> </text:span><text:span text:style-name="T60">אבחין</text:span><text:span text:style-name="T64"> </text:span><text:span text:style-name="T60">אם</text:span><text:span text:style-name="T64"> </text:span><text:span text:style-name="T60">אמת</text:span><text:span text:style-name="T64"> </text:span><text:span text:style-name="T60">אתם</text:span><text:span text:style-name="T64"> </text:span><text:span text:style-name="T60">מדברים</text:span><text:span text:style-name="T10">)</text:span>?</text:p>
      <text:p text:style-name="P7">שקלי<text:span text:style-name="T1"> </text:span>קלילי<text:span text:style-name="T1"> </text:span>עפרא<text:span text:style-name="T1"> </text:span><text:span text:style-name="T10">(</text:span><text:span text:style-name="T60">קח</text:span><text:span text:style-name="T64"> </text:span><text:span text:style-name="T60">מעט</text:span><text:span text:style-name="T64"> </text:span><text:span text:style-name="T60">עפר</text:span><text:span text:style-name="T10">)</text:span> וכסייה<text:span text:style-name="T1"> </text:span><text:span text:style-name="T10">(</text:span><text:span text:style-name="T60">שלא</text:span><text:span text:style-name="T64"> </text:span><text:span text:style-name="T60">תוכל</text:span><text:span text:style-name="T64"> </text:span><text:span text:style-name="T60">הגולגולת</text:span><text:span text:style-name="T64"> </text:span><text:span text:style-name="T60">לראות, ואז</text:span><text:span text:style-name="T64"> </text:span><text:span text:style-name="T60">תשבע</text:span><text:span text:style-name="T64"> </text:span><text:span text:style-name="T60">ולא</text:span><text:span text:style-name="T64"> </text:span><text:span text:style-name="T60">יכלה</text:span><text:span text:style-name="T64"> </text:span><text:span text:style-name="T60">שום</text:span><text:span text:style-name="T64"> </text:span><text:span text:style-name="T60">דבר</text:span><text:span text:style-name="T64"> </text:span><text:span text:style-name="T60">לימשך</text:span><text:span text:style-name="T64"> </text:span><text:span text:style-name="T60">אליה, וימצאו</text:span><text:span text:style-name="T64"> </text:span><text:span text:style-name="T60">משקלה</text:span><text:span text:style-name="T10">)</text:span> - לאלתר<text:span text:style-name="T1"> </text:span>תקלא<text:span text:style-name="T1"> </text:span><text:span text:style-name="T10">(</text:span><text:span text:style-name="T60">כלומר: כאותו</text:span><text:span text:style-name="T64"> </text:span><text:span text:style-name="T60">דבר</text:span><text:span text:style-name="T64"> </text:span><text:span text:style-name="T60">ששקל</text:span><text:span text:style-name="T64"> </text:span><text:span text:style-name="T60">כנגדה</text:span><text:span text:style-name="T10">)</text:span> דכתיב<text:span text:style-name="T1"> </text:span><text:span text:style-name="T61">(משלי</text:span><text:span text:style-name="T65"> </text:span><text:span text:style-name="T61">כז,כ)</text:span><text:span text:style-name="T25"> שאול</text:span><text:span text:style-name="T1"> </text:span><text:span text:style-name="T25">ואבדון</text:span><text:span text:style-name="T1"> </text:span><text:span text:style-name="T25">לא</text:span><text:span text:style-name="T1"> </text:span><text:span text:style-name="T25">תשבענה</text:span><text:span text:style-name="T1"> </text:span><text:span text:style-name="T26">[ועיני</text:span><text:span text:style-name="T2"> </text:span><text:span text:style-name="T26">האדם</text:span><text:span text:style-name="T2"> </text:span><text:span text:style-name="T26">לא</text:span><text:span text:style-name="T2"> </text:span><text:span text:style-name="T26">תשבענה]</text:span> <text:span text:style-name="T10">(</text:span><text:span text:style-name="T60">שאול</text:span><text:span text:style-name="T64"> </text:span><text:span text:style-name="T60">ואבדון</text:span><text:span text:style-name="T64"> </text:span><text:span text:style-name="T60">נגדו</text:span><text:span text:style-name="T64"> </text:span><text:span text:style-name="T60">- ועיני</text:span><text:span text:style-name="T64"> </text:span><text:span text:style-name="T60">אדם</text:span><text:span text:style-name="T64"> </text:span><text:span text:style-name="T60">לא</text:span><text:span text:style-name="T64"> </text:span><text:span text:style-name="T60">תשבענה</text:span><text:span text:style-name="T10">)</text:span>.</text:p>
      <text:p text:style-name="P7"/>
      <text:p text:style-name="P7">תנא<text:span text:style-name="T1"> </text:span>דבי<text:span text:style-name="T1"> </text:span>אליהו: גיהנם<text:span text:style-name="T1"> </text:span>למעלה<text:span text:style-name="T1"> </text:span>מן<text:span text:style-name="T1"> </text:span>הרקיע, ויש<text:span text:style-name="T1"> </text:span>אומרים<text:span text:style-name="T1"> </text:span>לאחורי<text:span text:style-name="T1"> </text:span>הרי<text:span text:style-name="T1"> </text:span>חשך.</text:p>
      <text:p text:style-name="P7">תנא<text:span text:style-name="T1"> </text:span>רבי<text:span text:style-name="T1"> </text:span>חייא: כל<text:span text:style-name="T1"> </text:span>העוסק<text:span text:style-name="T1"> </text:span>בתורה<text:span text:style-name="T1"> </text:span>בלילה<text:span text:style-name="T1"> </text:span>- שכינה<text:span text:style-name="T1"> </text:span>כנגדו, שנאמר<text:span text:style-name="T1"> </text:span><text:span text:style-name="T61">(איכה</text:span><text:span text:style-name="T65"> </text:span><text:span text:style-name="T61">ב,יט)</text:span><text:span text:style-name="T25"> קומי</text:span><text:span text:style-name="T1"> </text:span><text:span text:style-name="T25">רוני</text:span><text:span text:style-name="T1"> </text:span><text:span text:style-name="T25">בלילה</text:span><text:span text:style-name="T1"> </text:span><text:span text:style-name="T10">(</text:span><text:span text:style-name="T60">לעסוק</text:span><text:span text:style-name="T64"> </text:span><text:span text:style-name="T60">בתורה</text:span><text:span text:style-name="T10">)</text:span><text:span text:style-name="T25"> לראש</text:span><text:span text:style-name="T1"> </text:span><text:span text:style-name="T25">אשמורות</text:span><text:span text:style-name="T1"> </text:span><text:span text:style-name="T25">שפכי</text:span><text:span text:style-name="T1"> </text:span><text:span text:style-name="T25">כמים</text:span><text:span text:style-name="T1"> </text:span><text:span text:style-name="T25">לבך</text:span><text:span text:style-name="T1"> </text:span><text:span text:style-name="T25">נכח</text:span><text:span text:style-name="T1"> </text:span><text:span text:style-name="T25">פני</text:span><text:span text:style-name="T1"> </text:span><text:span text:style-name="T25">ה' </text:span><text:span text:style-name="T10">(</text:span><text:span text:style-name="T60">כלומר: שכינה</text:span><text:span text:style-name="T64"> </text:span><text:span text:style-name="T60">שרויה</text:span><text:span text:style-name="T64"> </text:span><text:span text:style-name="T60">אצלך</text:span><text:span text:style-name="T10">)</text:span><text:span text:style-name="T25"> </text:span><text:span text:style-name="T26">[שאי</text:span><text:span text:style-name="T2"> </text:span><text:span text:style-name="T26">אליו</text:span><text:span text:style-name="T2"> </text:span><text:span text:style-name="T26">כפיך</text:span><text:span text:style-name="T2"> </text:span><text:span text:style-name="T26">על</text:span><text:span text:style-name="T2"> </text:span><text:span text:style-name="T26">נפש</text:span><text:span text:style-name="T2"> </text:span><text:span text:style-name="T26">עולליך</text:span><text:span text:style-name="T2"> </text:span><text:span text:style-name="T26">העטופים</text:span><text:span text:style-name="T2"> </text:span><text:span text:style-name="T26">ברעב</text:span><text:span text:style-name="T2"> </text:span><text:span text:style-name="T26">בראש</text:span><text:span text:style-name="T2"> </text:span><text:span text:style-name="T26">כל</text:span><text:span text:style-name="T2"> </text:span><text:span text:style-name="T26">חוצות]</text:span>.</text:p>
      <text:p text:style-name="P7">אמר<text:span text:style-name="T1"> </text:span>רבי<text:span text:style-name="T1"> </text:span>אלעזר<text:span text:style-name="T1"> </text:span>בן<text:span text:style-name="T1"> </text:span>עזריה: תלמידי<text:span text:style-name="T1"> </text:span>חכמים<text:span text:style-name="T1"> </text:span>מרבים<text:span text:style-name="T1"> </text:span>שלום<text:span text:style-name="T1"> </text:span>בעולם, שנאמר<text:span text:style-name="T1"> </text:span><text:span text:style-name="T61">(ישעיהו</text:span><text:span text:style-name="T65"> </text:span><text:span text:style-name="T61">נד,יג)</text:span><text:span text:style-name="T25"> וכל</text:span><text:span text:style-name="T1"> </text:span><text:span text:style-name="T25">בניך</text:span><text:span text:style-name="T1"> </text:span><text:span text:style-name="T25">לימודי</text:span><text:span text:style-name="T1"> </text:span><text:span text:style-name="T25">ה' ורב</text:span><text:span text:style-name="T1"> </text:span><text:span text:style-name="T25">שלום</text:span><text:span text:style-name="T1"> </text:span><text:span text:style-name="T25">בניך</text:span>.</text:p>
      <text:p text:style-name="P7"><text:soft-page-break/></text:p>
      <text:p text:style-name="P6">הדרן<text:span text:style-name="T1"> </text:span>עלך<text:span text:style-name="T1"> </text:span>לא<text:span text:style-name="T1"> </text:span>היו<text:span text:style-name="T1"> </text:span>כופתין</text:p>
      <text:p text:style-name="P37">מסכת<text:span text:style-name="T1"> </text:span>תמיד<text:span text:style-name="T1"> </text:span>פרק<text:span text:style-name="T1"> </text:span>חמישי<text:span text:style-name="T1"> </text:span>אמר<text:span text:style-name="T1"> </text:span>להם<text:span text:style-name="T1"> </text:span>הממונה<text:span text:style-name="T1"> </text:span>ברכו</text:p>
      <text:p text:style-name="P9"><text:span text:style-name="T33">מכאן</text:span><text:span text:style-name="T37"> </text:span><text:span text:style-name="T33">ואילך</text:span><text:span text:style-name="T37"> </text:span><text:span text:style-name="T33">אין</text:span><text:span text:style-name="T37"> </text:span><text:span text:style-name="T33">גמרא</text:span><text:span text:style-name="T37"> </text:span><text:span text:style-name="T59">מכאן</text:span><text:span text:style-name="T63"> </text:span><text:span text:style-name="T59">ואילך</text:span><text:span text:style-name="T63"> </text:span><text:span text:style-name="T59">הוא</text:span><text:span text:style-name="T63"> </text:span><text:span text:style-name="T59">פירוש</text:span><text:span text:style-name="T63"> </text:span><text:span text:style-name="T59">הרמב"ם</text:span><text:span text:style-name="T63"> </text:span><text:span text:style-name="T59">ז"ל</text:span></text:p>
      <text:p text:style-name="P7">(תמיד<text:span text:style-name="T1"> </text:span>לב,ב)</text:p>
      <text:p text:style-name="P7">משנה<text:span text:style-name="T1"> </text:span>א:</text:p>
      <text:p text:style-name="P7">אמר<text:span text:style-name="T1"> </text:span>להם<text:span text:style-name="T1"> </text:span>הממונה: ברכו<text:span text:style-name="T1"> </text:span>ברכה<text:span text:style-name="T1"> </text:span>אחת<text:span text:style-name="T1"> </text:span>והם<text:span text:style-name="T1"> </text:span>ברכו<text:span text:style-name="T1"> </text:span>קראו<text:span text:style-name="T1"> </text:span>עשרת<text:span text:style-name="T1"> </text:span>הדברות<text:span text:style-name="T1"> </text:span>שמע<text:span text:style-name="T1"> </text:span>והיה<text:span text:style-name="T1"> </text:span>אם<text:span text:style-name="T1"> </text:span>שמוע<text:span text:style-name="T1"> </text:span>ויאמר<text:span text:style-name="T1"> </text:span>ברכו<text:span text:style-name="T1"> </text:span>את<text:span text:style-name="T1"> </text:span>העם<text:span text:style-name="T1"> </text:span>שלש<text:span text:style-name="T1"> </text:span>ברכות<text:span text:style-name="T1"> </text:span>אמת<text:span text:style-name="T1"> </text:span>ויציב<text:span text:style-name="T1"> </text:span>ועבודה<text:span text:style-name="T1"> </text:span>וברכת<text:span text:style-name="T1"> </text:span>כהנים<text:span text:style-name="T1"> </text:span>ובשבת<text:span text:style-name="T1"> </text:span>מוסיפין<text:span text:style-name="T1"> </text:span>ברכה<text:span text:style-name="T1"> </text:span>אחת<text:span text:style-name="T1"> </text:span>למשמר<text:span text:style-name="T1"> </text:span>היוצא: <text:s/></text:p>
      <text:p text:style-name="P7"/>
      <text:p text:style-name="P7">משנה<text:span text:style-name="T1"> </text:span>ב:</text:p>
      <text:p text:style-name="P7">אמר<text:span text:style-name="T1"> </text:span>להם<text:span text:style-name="T1"> </text:span>חדשים<text:span text:style-name="T1"> </text:span>לקטרת<text:span text:style-name="T1"> </text:span>בואו<text:span text:style-name="T1"> </text:span>והפיסו<text:span text:style-name="T1"> </text:span>זכה<text:span text:style-name="T1"> </text:span>מי<text:span text:style-name="T1"> </text:span>שזכה<text:span text:style-name="T1"> </text:span>אמר<text:span text:style-name="T1"> </text:span>להם<text:span text:style-name="T1"> </text:span>חדשים<text:span text:style-name="T1"> </text:span>עם<text:span text:style-name="T1"> </text:span>ישנים<text:span text:style-name="T1"> </text:span>בואו<text:span text:style-name="T1"> </text:span>והפיסו<text:span text:style-name="T1"> </text:span>מי<text:span text:style-name="T1"> </text:span>מעלה<text:span text:style-name="T1"> </text:span>אברים<text:span text:style-name="T1"> </text:span>מן<text:span text:style-name="T1"> </text:span>הכבש<text:span text:style-name="T1"> </text:span>למזבח<text:span text:style-name="T1"> </text:span>ר"א<text:span text:style-name="T1"> </text:span>בן<text:span text:style-name="T1"> </text:span>יעקב<text:span text:style-name="T1"> </text:span>אומר<text:span text:style-name="T1"> </text:span>המעלה<text:span text:style-name="T1"> </text:span>אברים<text:span text:style-name="T1"> </text:span>לכבש<text:span text:style-name="T1"> </text:span>הוא<text:span text:style-name="T1"> </text:span>מעלה<text:span text:style-name="T1"> </text:span>אותן<text:span text:style-name="T1"> </text:span>ע"ג<text:span text:style-name="T1"> </text:span>המזבח: <text:s/></text:p>
      <text:p text:style-name="P21"/>
      <text:p text:style-name="P19"><text:span text:style-name="T21">אמר</text:span><text:span text:style-name="T1"> </text:span><text:span text:style-name="T21">להם</text:span><text:span text:style-name="T1"> </text:span><text:span text:style-name="T21">הממונה. כבר</text:span><text:span text:style-name="T1"> </text:span><text:span text:style-name="T21">נתבאר</text:span><text:span text:style-name="T1"> </text:span><text:span text:style-name="T21">בגמרא</text:span><text:span text:style-name="T1"> </text:span><text:span text:style-name="T21">ברכות</text:span><text:span text:style-name="T1"> </text:span><text:span text:style-name="T21">[דף</text:span><text:span text:style-name="T1"> </text:span><text:span text:style-name="T21">יא:] שהברכה</text:span><text:span text:style-name="T1"> </text:span><text:span text:style-name="T21">הזאת</text:span><text:span text:style-name="T1"> </text:span><text:span text:style-name="T21">שהיו</text:span><text:span text:style-name="T1"> </text:span><text:span text:style-name="T21">מברכין</text:span><text:span text:style-name="T1"> </text:span><text:span text:style-name="T21">תחלה</text:span><text:span text:style-name="T1"> </text:span><text:span text:style-name="T21">היא</text:span><text:span text:style-name="T1"> </text:span><text:span text:style-name="T21">אהבת</text:span><text:span text:style-name="T1"> </text:span><text:span text:style-name="T21">עולם</text:span><text:span text:style-name="T1"> </text:span><text:span text:style-name="T21">ואחר</text:span><text:span text:style-name="T1"> </text:span><text:span text:style-name="T21">שהשמש</text:span><text:span text:style-name="T1"> </text:span><text:span text:style-name="T21">זורח</text:span><text:span text:style-name="T1"> </text:span><text:span text:style-name="T21">והאור</text:span><text:span text:style-name="T1"> </text:span><text:span text:style-name="T21">מתפשט</text:span><text:span text:style-name="T1"> </text:span><text:span text:style-name="T21">מברכין</text:span><text:span text:style-name="T1"> </text:span><text:span text:style-name="T21">יוצר</text:span><text:span text:style-name="T1"> </text:span><text:span text:style-name="T21">אור</text:span><text:span text:style-name="T1"> </text:span><text:span text:style-name="T21">לפי</text:span><text:span text:style-name="T1"> </text:span><text:span text:style-name="T21">שסדר</text:span><text:span text:style-name="T1"> </text:span><text:span text:style-name="T21">ברכות</text:span><text:span text:style-name="T1"> </text:span><text:span text:style-name="T21">אין</text:span><text:span text:style-name="T1"> </text:span><text:span text:style-name="T21">מעכב</text:span><text:span text:style-name="T1"> </text:span><text:span text:style-name="T21">כמו</text:span><text:span text:style-name="T1"> </text:span><text:span text:style-name="T21">שנתבאר</text:span><text:span text:style-name="T1"> </text:span><text:span text:style-name="T21">שם</text:span><text:span text:style-name="T1"> </text:span><text:span text:style-name="T21">ומה</text:span><text:span text:style-name="T1"> </text:span><text:span text:style-name="T21">שאמרו</text:span><text:span text:style-name="T1"> </text:span><text:span text:style-name="T21">קראו</text:span><text:span text:style-name="T1"> </text:span><text:span text:style-name="T21">עשרת</text:span><text:span text:style-name="T1"> </text:span><text:span text:style-name="T21">הדברות</text:span><text:span text:style-name="T1"> </text:span><text:span text:style-name="T21">בכל</text:span><text:span text:style-name="T1"> </text:span><text:span text:style-name="T21">יום</text:span><text:span text:style-name="T1"> </text:span><text:span text:style-name="T21">לפי</text:span><text:span text:style-name="T1"> </text:span><text:span text:style-name="T21">שהם</text:span><text:span text:style-name="T1"> </text:span><text:span text:style-name="T21">עיקר</text:span><text:span text:style-name="T1"> </text:span><text:span text:style-name="T21">הדת</text:span><text:span text:style-name="T1"> </text:span><text:span text:style-name="T21">וראשיתו</text:span><text:span text:style-name="T1"> </text:span><text:span text:style-name="T21">וכבר</text:span><text:span text:style-name="T1"> </text:span><text:span text:style-name="T21">אמרו</text:span><text:span text:style-name="T1"> </text:span><text:span text:style-name="T21">בגבולים</text:span><text:span text:style-name="T1"> </text:span><text:span text:style-name="T21">בקשו</text:span><text:span text:style-name="T1"> </text:span><text:span text:style-name="T21">לומר</text:span><text:span text:style-name="T1"> </text:span><text:span text:style-name="T21">כן</text:span><text:span text:style-name="T1"> </text:span><text:span text:style-name="T21">אלא</text:span><text:span text:style-name="T1"> </text:span><text:span text:style-name="T21">שכבר</text:span><text:span text:style-name="T1"> </text:span><text:span text:style-name="T21">בטלום</text:span><text:span text:style-name="T1"> </text:span><text:span text:style-name="T21">מפני</text:span><text:span text:style-name="T1"> </text:span><text:span text:style-name="T21">תרעומת</text:span><text:span text:style-name="T1"> </text:span><text:span text:style-name="T21">המינין</text:span><text:span text:style-name="T1"> </text:span><text:span text:style-name="T21">ולא</text:span><text:span text:style-name="T1"> </text:span><text:span text:style-name="T21">באר</text:span><text:span text:style-name="T1"> </text:span><text:span text:style-name="T21">הבבלי</text:span><text:span text:style-name="T1"> </text:span><text:span text:style-name="T21">מה</text:span><text:span text:style-name="T1"> </text:span><text:span text:style-name="T21">היא</text:span><text:span text:style-name="T1"> </text:span><text:span text:style-name="T21">תרעומת</text:span><text:span text:style-name="T1"> </text:span><text:span text:style-name="T21">המינין</text:span><text:span text:style-name="T1"> </text:span><text:span text:style-name="T21">אלא</text:span><text:span text:style-name="T1"> </text:span><text:span text:style-name="T21">שנתבאר</text:span><text:span text:style-name="T1"> </text:span><text:span text:style-name="T21">בתחלת</text:span><text:span text:style-name="T1"> </text:span><text:span text:style-name="T21">ברכות</text:span><text:span text:style-name="T1"> </text:span><text:span text:style-name="T21">בירושלמי</text:span><text:span text:style-name="T1"> </text:span><text:span text:style-name="T21">ואמרו</text:span><text:span text:style-name="T1"> </text:span><text:span text:style-name="T21">בדין</text:span><text:span text:style-name="T1"> </text:span><text:span text:style-name="T21">היה</text:span><text:span text:style-name="T1"> </text:span><text:span text:style-name="T21">שקורין</text:span><text:span text:style-name="T1"> </text:span><text:span text:style-name="T21">עשרת</text:span><text:span text:style-name="T1"> </text:span><text:span text:style-name="T21">הדברות</text:span><text:span text:style-name="T1"> </text:span><text:span text:style-name="T21">בכל</text:span><text:span text:style-name="T1"> </text:span><text:span text:style-name="T21">יום</text:span><text:span text:style-name="T1"> </text:span><text:span text:style-name="T21">ויום</text:span><text:span text:style-name="T1"> </text:span><text:span text:style-name="T21">אלא</text:span><text:span text:style-name="T1"> </text:span><text:span text:style-name="T21">מפני</text:span><text:span text:style-name="T1"> </text:span><text:span text:style-name="T21">מה</text:span><text:span text:style-name="T1"> </text:span><text:span text:style-name="T21">אין</text:span><text:span text:style-name="T1"> </text:span><text:span text:style-name="T21">קורין</text:span><text:span text:style-name="T1"> </text:span><text:span text:style-name="T21">אותם</text:span><text:span text:style-name="T1"> </text:span><text:span text:style-name="T21">מפני</text:span><text:span text:style-name="T1"> </text:span><text:span text:style-name="T21">המינין</text:span><text:span text:style-name="T1"> </text:span><text:span text:style-name="T21">שלא</text:span><text:span text:style-name="T1"> </text:span><text:span text:style-name="T21">יהיו</text:span><text:span text:style-name="T1"> </text:span><text:span text:style-name="T21">אומרים</text:span><text:span text:style-name="T1"> </text:span><text:span text:style-name="T21">אלו</text:span><text:span text:style-name="T1"> </text:span><text:span text:style-name="T21">לבדם</text:span><text:span text:style-name="T1"> </text:span><text:span text:style-name="T21">ניתנו</text:span><text:span text:style-name="T1"> </text:span><text:span text:style-name="T21">למשה</text:span><text:span text:style-name="T1"> </text:span><text:span text:style-name="T21">מסיני</text:span><text:span text:style-name="T1"> </text:span><text:span text:style-name="T21">וכבר</text:span><text:span text:style-name="T1"> </text:span><text:span text:style-name="T21">אמרנו</text:span><text:span text:style-name="T1"> </text:span><text:span text:style-name="T21">זה</text:span><text:span text:style-name="T1"> </text:span><text:span text:style-name="T21">בהלכות</text:span><text:span text:style-name="T1"> </text:span><text:span text:style-name="T21">ירושלמי</text:span><text:span text:style-name="T1"> </text:span><text:span text:style-name="T21">שחברנו</text:span><text:span text:style-name="T1"> </text:span><text:span text:style-name="T21">אח"כ</text:span><text:span text:style-name="T1"> </text:span><text:span text:style-name="T21">אמר</text:span><text:span text:style-name="T1"> </text:span><text:span text:style-name="T21">שהעם</text:span><text:span text:style-name="T1"> </text:span><text:span text:style-name="T21">מברכין</text:span><text:span text:style-name="T1"> </text:span><text:span text:style-name="T21">שלש</text:span><text:span text:style-name="T1"> </text:span><text:span text:style-name="T21">ברכות</text:span><text:span text:style-name="T1"> </text:span><text:span text:style-name="T21">שהם</text:span><text:span text:style-name="T1"> </text:span><text:span text:style-name="T21">אמת</text:span><text:span text:style-name="T1"> </text:span><text:span text:style-name="T21">ויציב</text:span><text:span text:style-name="T1"> </text:span><text:span text:style-name="T21">ורצה</text:span><text:span text:style-name="T1"> </text:span><text:span text:style-name="T21">ומודים</text:span><text:span text:style-name="T1"> </text:span><text:span text:style-name="T21">ושים</text:span><text:span text:style-name="T1"> </text:span><text:span text:style-name="T21">שלום</text:span><text:span text:style-name="T1"> </text:span><text:span text:style-name="T21">לפי</text:span><text:span text:style-name="T1"> </text:span><text:span text:style-name="T21">שכולן</text:span><text:span text:style-name="T1"> </text:span><text:span text:style-name="T21">תפלה</text:span><text:span text:style-name="T1"> </text:span><text:span text:style-name="T21">על</text:span><text:span text:style-name="T1"> </text:span><text:span text:style-name="T21">ישראל</text:span><text:span text:style-name="T1"> </text:span><text:span text:style-name="T21">ועליהם</text:span><text:span text:style-name="T1"> </text:span><text:span text:style-name="T21">אמרו</text:span><text:span text:style-name="T1"> </text:span><text:span text:style-name="T21">וברכו</text:span><text:span text:style-name="T1"> </text:span><text:span text:style-name="T21">את</text:span><text:span text:style-name="T1"> </text:span><text:span text:style-name="T21">העם</text:span><text:span text:style-name="T1"> </text:span><text:span text:style-name="T21">וכל</text:span><text:span text:style-name="T1"> </text:span><text:span text:style-name="T21">זה</text:span><text:span text:style-name="T1"> </text:span><text:span text:style-name="T21">היה</text:span><text:span text:style-name="T1"> </text:span><text:span text:style-name="T21">בלשכת</text:span><text:span text:style-name="T1"> </text:span><text:span text:style-name="T21">הגזית</text:span><text:span text:style-name="T1"> </text:span><text:span text:style-name="T21">אבל</text:span><text:span text:style-name="T1"> </text:span><text:span text:style-name="T21">ברכת</text:span><text:span text:style-name="T1"> </text:span><text:span text:style-name="T21">כהנים</text:span><text:span text:style-name="T1"> </text:span><text:span text:style-name="T21">הידועה</text:span><text:span text:style-name="T1"> </text:span><text:span text:style-name="T21">והוא</text:span><text:span text:style-name="T1"> </text:span><text:span text:style-name="T21">יברכך</text:span><text:span text:style-name="T1"> </text:span><text:span text:style-name="T21">ה' הרי</text:span><text:span text:style-name="T1"> </text:span><text:span text:style-name="T21">הוא</text:span><text:span text:style-name="T1"> </text:span><text:span text:style-name="T21">נאמר</text:span><text:span text:style-name="T1"> </text:span><text:span text:style-name="T21">על</text:span><text:span text:style-name="T1"> </text:span><text:span text:style-name="T21">מעלות</text:span><text:span text:style-name="T1"> </text:span><text:span text:style-name="T21">האולם</text:span><text:span text:style-name="T1"> </text:span><text:span text:style-name="T21">אחר</text:span><text:span text:style-name="T1"> </text:span><text:span text:style-name="T21">גמר</text:span><text:span text:style-name="T1"> </text:span><text:span text:style-name="T21">עבודת</text:span><text:span text:style-name="T1"> </text:span><text:span text:style-name="T21">התמיד</text:span><text:span text:style-name="T1"> </text:span><text:span text:style-name="T21">כמו</text:span><text:span text:style-name="T1"> </text:span><text:span text:style-name="T21">שיתבאר</text:span><text:span text:style-name="T1"> </text:span><text:span text:style-name="T21">בפרק</text:span><text:span text:style-name="T1"> </text:span><text:span text:style-name="T21">שאחר</text:span><text:span text:style-name="T1"> </text:span><text:span text:style-name="T21">זה</text:span><text:span text:style-name="T1"> </text:span><text:span text:style-name="T21">וכבר</text:span><text:span text:style-name="T1"> </text:span><text:span text:style-name="T21">בארנו</text:span><text:span text:style-name="T1"> </text:span><text:span text:style-name="T21">בסוף</text:span><text:span text:style-name="T1"> </text:span><text:span text:style-name="T21">סוכה</text:span><text:span text:style-name="T1"> </text:span><text:span text:style-name="T21">(דף</text:span><text:span text:style-name="T1"> </text:span><text:span text:style-name="T21">נו:) שבכל</text:span><text:span text:style-name="T1"> </text:span><text:span text:style-name="T21">יום</text:span><text:span text:style-name="T1"> </text:span><text:span text:style-name="T21">שבת</text:span><text:span text:style-name="T1"> </text:span><text:span text:style-name="T21">היה</text:span><text:span text:style-name="T1"> </text:span><text:span text:style-name="T21">נכנס</text:span><text:span text:style-name="T1"> </text:span><text:span text:style-name="T21">המשמר</text:span><text:span text:style-name="T1"> </text:span><text:span text:style-name="T21">לעבודה</text:span><text:span text:style-name="T1"> </text:span><text:span text:style-name="T21">ויוצא</text:span><text:span text:style-name="T1"> </text:span><text:span text:style-name="T21">משמר</text:span><text:span text:style-name="T1"> </text:span><text:span text:style-name="T21">שעבר</text:span><text:span text:style-name="T1"> </text:span><text:span text:style-name="T21">וכבר</text:span><text:span text:style-name="T1"> </text:span><text:span text:style-name="T21">בארנו</text:span><text:span text:style-name="T1"> </text:span><text:span text:style-name="T21">בגמ' ברכות</text:span><text:span text:style-name="T1"> </text:span><text:span text:style-name="T21">(דף</text:span><text:span text:style-name="T1"> </text:span><text:span text:style-name="T21">יב.) ההלכה</text:span><text:span text:style-name="T1"> </text:span><text:span text:style-name="T21">הזאת</text:span><text:span text:style-name="T1"> </text:span><text:span text:style-name="T21">בעצמה</text:span><text:span text:style-name="T1"> </text:span><text:span text:style-name="T21">ואמרו</text:span><text:span text:style-name="T1"> </text:span><text:span text:style-name="T21">משמר</text:span><text:span text:style-name="T1"> </text:span><text:span text:style-name="T21">היוצא</text:span><text:span text:style-name="T1"> </text:span><text:span text:style-name="T21">אומר</text:span><text:span text:style-name="T1"> </text:span><text:span text:style-name="T21">למשמר</text:span><text:span text:style-name="T1"> </text:span><text:span text:style-name="T21">הנכנס</text:span><text:span text:style-name="T1"> </text:span><text:span text:style-name="T21">מי</text:span><text:span text:style-name="T1"> </text:span><text:span text:style-name="T21">ששכן</text:span><text:span text:style-name="T1"> </text:span><text:span text:style-name="T21">שמו</text:span><text:span text:style-name="T1"> </text:span><text:span text:style-name="T21">בבית</text:span><text:span text:style-name="T1"> </text:span><text:span text:style-name="T21">הזה</text:span><text:span text:style-name="T1"> </text:span><text:span text:style-name="T21">הוא</text:span><text:span text:style-name="T1"> </text:span><text:span text:style-name="T21">ישכין</text:span><text:span text:style-name="T1"> </text:span><text:span text:style-name="T21">ביניכם</text:span><text:span text:style-name="T1"> </text:span><text:span text:style-name="T21">אהבה</text:span><text:span text:style-name="T1"> </text:span><text:span text:style-name="T21">ואחוה</text:span><text:span text:style-name="T1"> </text:span><text:span text:style-name="T21">ושלום</text:span><text:span text:style-name="T1"> </text:span><text:span text:style-name="T21">וריעות: </text:span></text:p>
      <text:p text:style-name="P21"/>
      <text:p text:style-name="P21">(א): </text:p>
      <text:p text:style-name="P21"/>
      <text:p text:style-name="P19"><text:span text:style-name="T21">כבר</text:span><text:span text:style-name="T1"> </text:span><text:span text:style-name="T21">בארנו</text:span><text:span text:style-name="T1"> </text:span><text:span text:style-name="T21">בשני</text:span><text:span text:style-name="T1"> </text:span><text:span text:style-name="T21">מיומא</text:span><text:span text:style-name="T1"> </text:span><text:span text:style-name="T21">(דף</text:span><text:span text:style-name="T1"> </text:span><text:span text:style-name="T21">כו.). שהקטרת</text:span><text:span text:style-name="T1"> </text:span><text:span text:style-name="T21">לא</text:span><text:span text:style-name="T1"> </text:span><text:span text:style-name="T21">היו</text:span><text:span text:style-name="T1"> </text:span><text:span text:style-name="T21">מפילים</text:span><text:span text:style-name="T1"> </text:span><text:span text:style-name="T21">עליה</text:span><text:span text:style-name="T1"> </text:span><text:span text:style-name="T21">גורל</text:span><text:span text:style-name="T1"> </text:span><text:span text:style-name="T21">אלא</text:span><text:span text:style-name="T1"> </text:span><text:span text:style-name="T21">אותם</text:span><text:span text:style-name="T1"> </text:span><text:span text:style-name="T21">שלא</text:span><text:span text:style-name="T1"> </text:span><text:span text:style-name="T21">הקטירו</text:span><text:span text:style-name="T1"> </text:span><text:span text:style-name="T21">אותה</text:span><text:span text:style-name="T1"> </text:span><text:span text:style-name="T21">עדיין</text:span><text:span text:style-name="T1"> </text:span><text:span text:style-name="T21">קודם</text:span><text:span text:style-name="T1"> </text:span><text:span text:style-name="T21">לכן</text:span><text:span text:style-name="T1"> </text:span><text:span text:style-name="T21">לפי</text:span><text:span text:style-name="T1"> </text:span><text:span text:style-name="T21">שכל</text:span><text:span text:style-name="T1"> </text:span><text:span text:style-name="T21">המקטיר</text:span><text:span text:style-name="T1"> </text:span><text:span text:style-name="T21">אותה</text:span><text:span text:style-name="T1"> </text:span><text:span text:style-name="T21">היה</text:span><text:span text:style-name="T1"> </text:span><text:span text:style-name="T21">מצליח</text:span><text:span text:style-name="T1"> </text:span><text:span text:style-name="T21">בעניניו</text:span><text:span text:style-name="T1"> </text:span><text:span text:style-name="T21">ומוצא</text:span><text:span text:style-name="T1"> </text:span><text:span text:style-name="T21">פרנסתו</text:span><text:span text:style-name="T1"> </text:span><text:span text:style-name="T21">ברווחה</text:span><text:span text:style-name="T1"> </text:span><text:span text:style-name="T21">ולפיכך</text:span><text:span text:style-name="T1"> </text:span><text:span text:style-name="T21">אמר</text:span><text:span text:style-name="T1"> </text:span><text:span text:style-name="T21">חדשים</text:span><text:span text:style-name="T1"> </text:span><text:span text:style-name="T21">לקטרת</text:span><text:span text:style-name="T1"> </text:span><text:span text:style-name="T21">יפיסו</text:span><text:span text:style-name="T1"> </text:span><text:span text:style-name="T21">ושם</text:span><text:span text:style-name="T1"> </text:span><text:span text:style-name="T21">יתבאר</text:span><text:span text:style-name="T1"> </text:span><text:span text:style-name="T21">שפייס</text:span><text:span text:style-name="T1"> </text:span><text:span text:style-name="T21">הקטרת</text:span><text:span text:style-name="T1"> </text:span><text:span text:style-name="T21">הוא</text:span><text:span text:style-name="T1"> </text:span><text:span text:style-name="T21">הפייס</text:span><text:span text:style-name="T1"> </text:span><text:span text:style-name="T21">השלישי</text:span><text:span text:style-name="T1"> </text:span><text:span text:style-name="T21">אחר</text:span><text:span text:style-name="T1"> </text:span><text:span text:style-name="T21">כך</text:span><text:span text:style-name="T1"> </text:span><text:span text:style-name="T21">אמר</text:span><text:span text:style-name="T1"> </text:span><text:span text:style-name="T21">חדשים</text:span><text:span text:style-name="T1"> </text:span><text:span text:style-name="T21">גם</text:span><text:span text:style-name="T1"> </text:span><text:span text:style-name="T21">ישנים</text:span><text:span text:style-name="T1"> </text:span><text:span text:style-name="T21">בואו</text:span><text:span text:style-name="T1"> </text:span><text:span text:style-name="T21">והפיסו</text:span><text:span text:style-name="T1"> </text:span><text:span text:style-name="T21">מי</text:span><text:span text:style-name="T1"> </text:span><text:span text:style-name="T21">מעלה</text:span><text:span text:style-name="T1"> </text:span><text:span text:style-name="T21">אברים</text:span><text:span text:style-name="T1"> </text:span><text:span text:style-name="T21">והוא</text:span><text:span text:style-name="T1"> </text:span><text:span text:style-name="T21">הפייס</text:span><text:span text:style-name="T1"> </text:span><text:span text:style-name="T21">הרביעי</text:span><text:span text:style-name="T1"> </text:span><text:span text:style-name="T21">ואין</text:span><text:span text:style-name="T1"> </text:span><text:span text:style-name="T21">הלכה</text:span><text:span text:style-name="T1"> </text:span><text:span text:style-name="T21">כרבי</text:span><text:span text:style-name="T1"> </text:span><text:span text:style-name="T21">אליעזר</text:span><text:span text:style-name="T1"> </text:span><text:span text:style-name="T21">בן</text:span><text:span text:style-name="T1"> </text:span><text:span text:style-name="T21">יעקב: </text:span></text:p>
      <text:p text:style-name="P21"/>
      <text:p text:style-name="P19"><text:span text:style-name="T21">כבר</text:span><text:span text:style-name="T1"> </text:span><text:span text:style-name="T21">בארתי. הלכה</text:span><text:span text:style-name="T1"> </text:span><text:span text:style-name="T21">זו</text:span><text:span text:style-name="T1"> </text:span><text:span text:style-name="T21">בגמ' (ב)כפורים</text:span><text:span text:style-name="T1"> </text:span><text:span text:style-name="T21">ושם</text:span><text:span text:style-name="T1"> </text:span><text:span text:style-name="T21">נתבאר</text:span><text:span text:style-name="T1"> </text:span><text:span text:style-name="T21">שכל</text:span><text:span text:style-name="T1"> </text:span><text:span text:style-name="T21">הכהנים</text:span><text:span text:style-name="T1"> </text:span><text:span text:style-name="T21">האלו</text:span><text:span text:style-name="T1"> </text:span><text:span text:style-name="T21">לובשים</text:span><text:span text:style-name="T1"> </text:span><text:span text:style-name="T21">בגדי</text:span><text:span text:style-name="T1"> </text:span><text:span text:style-name="T21">קדש</text:span><text:span text:style-name="T1"> </text:span><text:span text:style-name="T21">במקדש</text:span><text:span text:style-name="T1"> </text:span><text:span text:style-name="T21">ועומדים</text:span><text:span text:style-name="T1"> </text:span><text:span text:style-name="T21">בלשכת</text:span><text:span text:style-name="T1"> </text:span><text:span text:style-name="T21">הגזית</text:span><text:span text:style-name="T1"> </text:span><text:span text:style-name="T21">כאילו</text:span><text:span text:style-name="T1"> </text:span><text:span text:style-name="T21">הם</text:span><text:span text:style-name="T1"> </text:span><text:span text:style-name="T21">קצת</text:span><text:span text:style-name="T1"> </text:span><text:span text:style-name="T21">עגולה</text:span><text:span text:style-name="T1"> </text:span><text:span text:style-name="T21">והממונה</text:span><text:span text:style-name="T1"> </text:span><text:span text:style-name="T21">רומז</text:span><text:span text:style-name="T1"> </text:span><text:span text:style-name="T21">אל</text:span><text:span text:style-name="T1"> </text:span><text:span text:style-name="T21">האיש</text:span><text:span text:style-name="T1"> </text:span><text:span text:style-name="T21">שמתחיל</text:span><text:span text:style-name="T1"> </text:span><text:span text:style-name="T21">ממנו</text:span><text:span text:style-name="T1"> </text:span><text:span text:style-name="T21">המנין</text:span><text:span text:style-name="T1"> </text:span><text:span text:style-name="T21">והיה</text:span><text:span text:style-name="T1"> </text:span><text:span text:style-name="T21">מסיר</text:span><text:span text:style-name="T1"> </text:span><text:span text:style-name="T21">המצנפת</text:span><text:span text:style-name="T1"> </text:span><text:span text:style-name="T21">מעל</text:span><text:span text:style-name="T1"> </text:span><text:span text:style-name="T21">ראשו</text:span><text:span text:style-name="T1"> </text:span><text:span text:style-name="T21">ואחר</text:span><text:span text:style-name="T1"> </text:span><text:span text:style-name="T21">כך</text:span><text:span text:style-name="T1"> </text:span><text:span text:style-name="T21">משיבה</text:span><text:span text:style-name="T1"> </text:span><text:span text:style-name="T21">עליו</text:span><text:span text:style-name="T1"> </text:span><text:span text:style-name="T21">ומטילים</text:span><text:span text:style-name="T1"> </text:span><text:span text:style-name="T21">גורל</text:span><text:span text:style-name="T1"> </text:span><text:span text:style-name="T21">ויעלו</text:span><text:span text:style-name="T1"> </text:span><text:span text:style-name="T21">בגורל</text:span><text:span text:style-name="T1"> </text:span><text:span text:style-name="T21">לעבודה</text:span><text:span text:style-name="T1"> </text:span><text:span text:style-name="T21">והנשארים</text:span><text:span text:style-name="T1"> </text:span><text:span text:style-name="T21">שלא</text:span><text:span text:style-name="T1"> </text:span><text:span text:style-name="T21">זכו</text:span><text:span text:style-name="T1"> </text:span><text:span text:style-name="T21">הם</text:span><text:span text:style-name="T1"> </text:span><text:span text:style-name="T21">שמפשיטים</text:span><text:span text:style-name="T1"> </text:span><text:span text:style-name="T21">אותם</text:span><text:span text:style-name="T1"> </text:span><text:span text:style-name="T21">השמשין</text:span><text:span text:style-name="T1"> </text:span><text:span text:style-name="T21">למקדש</text:span><text:span text:style-name="T1"> </text:span><text:span text:style-name="T21">ואין</text:span><text:span text:style-name="T1"> </text:span><text:span text:style-name="T21">מניחין</text:span><text:span text:style-name="T1"> </text:span><text:span text:style-name="T21">עליהם</text:span><text:span text:style-name="T1"> </text:span><text:span text:style-name="T21">אלא</text:span><text:span text:style-name="T1"> </text:span><text:span text:style-name="T21">המכנסים</text:span><text:span text:style-name="T1"> </text:span><text:span text:style-name="T21">ואח"כ</text:span><text:span text:style-name="T1"> </text:span><text:span text:style-name="T21">לובשים</text:span><text:span text:style-name="T1"> </text:span><text:span text:style-name="T21">בגדי</text:span><text:span text:style-name="T1"> </text:span><text:span text:style-name="T21">חול</text:span><text:span text:style-name="T1"> </text:span><text:span text:style-name="T21">שלהם</text:span><text:span text:style-name="T1"> </text:span><text:span text:style-name="T21">ואח"כ</text:span><text:span text:style-name="T1"> </text:span><text:span text:style-name="T21">מפשיטים</text:span><text:span text:style-name="T1"> </text:span><text:span text:style-name="T21">המכנסים</text:span><text:span text:style-name="T1"> </text:span><text:span text:style-name="T21">ומניחין</text:span><text:span text:style-name="T1"> </text:span><text:span text:style-name="T21">כל</text:span><text:span text:style-name="T1"> </text:span><text:span text:style-name="T21">בגדי</text:span><text:span text:style-name="T1"> </text:span><text:span text:style-name="T21">כהונה</text:span><text:span text:style-name="T1"> </text:span><text:span text:style-name="T21">בחלונות</text:span><text:span text:style-name="T1"> </text:span><text:span text:style-name="T21">כמו</text:span><text:span text:style-name="T1"> </text:span><text:span text:style-name="T21">שבארנו</text:span><text:span text:style-name="T1"> </text:span><text:span text:style-name="T21">בסוכה</text:span><text:span text:style-name="T1"> </text:span><text:span text:style-name="T21">(דף</text:span><text:span text:style-name="T1"> </text:span><text:span text:style-name="T21">נו:): </text:span></text:p>
      <text:p text:style-name="P21"/>
      <text:p text:style-name="P20"><text:span text:style-name="T22">ומה</text:span><text:span text:style-name="T2"> </text:span><text:span text:style-name="T22">שאמר. וכתוב</text:span><text:span text:style-name="T2"> </text:span><text:span text:style-name="T22">עליהם</text:span><text:span text:style-name="T2"> </text:span><text:span text:style-name="T22">תשמישי</text:span><text:span text:style-name="T2"> </text:span><text:span text:style-name="T22">הכלים</text:span><text:span text:style-name="T2"> </text:span><text:span text:style-name="T22">לפי</text:span><text:span text:style-name="T2"> </text:span><text:span text:style-name="T22">שהחלונות</text:span><text:span text:style-name="T2"> </text:span><text:span text:style-name="T22">שהיו</text:span><text:span text:style-name="T2"> </text:span><text:span text:style-name="T22">בהם</text:span><text:span text:style-name="T2"> </text:span><text:span text:style-name="T22">מכנסים</text:span><text:span text:style-name="T2"> </text:span><text:span text:style-name="T22">כתוב</text:span><text:span text:style-name="T2"> </text:span><text:span text:style-name="T22">עליהם</text:span><text:span text:style-name="T2"> </text:span><text:span text:style-name="T22">מכנסים</text:span><text:span text:style-name="T2"> </text:span><text:span text:style-name="T22">ואשר</text:span><text:span text:style-name="T2"> </text:span><text:span text:style-name="T22">בהם</text:span><text:span text:style-name="T2"> </text:span><text:span text:style-name="T22">המצנפת</text:span><text:span text:style-name="T2"> </text:span><text:span text:style-name="T22">כתוב</text:span><text:span text:style-name="T2"> </text:span><text:span text:style-name="T22">עליהן</text:span><text:span text:style-name="T2"> </text:span><text:span text:style-name="T22">מצנפת</text:span><text:span text:style-name="T2"> </text:span><text:span text:style-name="T22">וכן</text:span><text:span text:style-name="T2"> </text:span><text:span text:style-name="T22">כתונת</text:span><text:span text:style-name="T2"> </text:span><text:span text:style-name="T22">ואבנט</text:span><text:span text:style-name="T2"> </text:span><text:span text:style-name="T22">וסדר</text:span><text:span text:style-name="T2"> </text:span><text:span text:style-name="T22">לבישת</text:span><text:span text:style-name="T2"> </text:span><text:span text:style-name="T22">הבגדים</text:span><text:span text:style-name="T2"> </text:span><text:span text:style-name="T22">הוא</text:span><text:span text:style-name="T2"> </text:span><text:span text:style-name="T22">שילבש</text:span><text:span text:style-name="T2"> </text:span><text:span text:style-name="T22">תחלה</text:span><text:span text:style-name="T2"> </text:span><text:span text:style-name="T22">המכנסים</text:span><text:span text:style-name="T2"> </text:span><text:span text:style-name="T22">אמרו</text:span><text:span text:style-name="T2"> </text:span><text:span text:style-name="T22">(יומא</text:span><text:span text:style-name="T2"> </text:span><text:span text:style-name="T22">דף</text:span><text:span text:style-name="T2"> </text:span><text:span text:style-name="T22">כג:, כה.) מנין</text:span><text:span text:style-name="T2"> </text:span><text:span text:style-name="T22">שלא</text:span><text:span text:style-name="T2"> </text:span><text:span text:style-name="T22">יהא</text:span><text:span text:style-name="T2"> </text:span><text:span text:style-name="T22">דבר</text:span><text:span text:style-name="T2"> </text:span><text:span text:style-name="T22">קודם</text:span><text:span text:style-name="T2"> </text:span><text:span text:style-name="T22">המכנסים</text:span><text:span text:style-name="T2"> </text:span><text:span text:style-name="T22">תלמוד</text:span><text:span text:style-name="T2"> </text:span><text:span text:style-name="T22">לומר</text:span><text:span text:style-name="T2"> </text:span><text:span text:style-name="T22">ומכנסי</text:span><text:span text:style-name="T2"> </text:span><text:span text:style-name="T22">בד</text:span><text:span text:style-name="T2"> </text:span><text:span text:style-name="T22">ילבש</text:span><text:span text:style-name="T2"> </text:span><text:span text:style-name="T22">על</text:span><text:span text:style-name="T2"> </text:span><text:span text:style-name="T22">בשרו</text:span><text:span text:style-name="T2"> </text:span><text:span text:style-name="T22">ואח"כ</text:span><text:span text:style-name="T2"> </text:span><text:span text:style-name="T22">ילבש</text:span><text:span text:style-name="T2"> </text:span><text:span text:style-name="T22">הכתונת</text:span><text:span text:style-name="T2"> </text:span><text:span text:style-name="T22">חוגר</text:span><text:span text:style-name="T2"> </text:span><text:span text:style-name="T22">באבנט</text:span><text:span text:style-name="T2"> </text:span><text:span text:style-name="T22">ומשים</text:span><text:span text:style-name="T2"> </text:span><text:span text:style-name="T22">המצנפת</text:span><text:span text:style-name="T2"> </text:span><text:span text:style-name="T22">על</text:span><text:span text:style-name="T2"> </text:span><text:span text:style-name="T22">ראשו</text:span><text:span text:style-name="T2"> </text:span><text:span text:style-name="T22">וראוי</text:span><text:span text:style-name="T2"> </text:span><text:span text:style-name="T22">לך</text:span><text:span text:style-name="T2"> </text:span><text:span text:style-name="T22">שתדע</text:span><text:span text:style-name="T2"> </text:span><text:span text:style-name="T22">שהרמת</text:span><text:span text:style-name="T2"> </text:span><text:span text:style-name="T22">הדשן</text:span><text:span text:style-name="T2"> </text:span><text:span text:style-name="T22">תהיה</text:span><text:span text:style-name="T2"> </text:span><text:span text:style-name="T22">באלו</text:span><text:span text:style-name="T2"> </text:span><text:span text:style-name="T22">ארבעה</text:span><text:span text:style-name="T2"> </text:span><text:span text:style-name="T22">הכלים</text:span><text:span text:style-name="T2"> </text:span><text:span text:style-name="T22">אף</text:span><text:span text:style-name="T2"> </text:span><text:span text:style-name="T22">על</text:span><text:span text:style-name="T2"> </text:span><text:span text:style-name="T22">פי</text:span><text:span text:style-name="T2"> </text:span><text:span text:style-name="T22">שלא</text:span><text:span text:style-name="T2"> </text:span><text:span text:style-name="T22">אמר</text:span><text:span text:style-name="T2"> </text:span><text:span text:style-name="T22">הכתוב</text:span><text:span text:style-name="T2"> </text:span><text:span text:style-name="T22">אלא</text:span><text:span text:style-name="T2"> </text:span><text:span text:style-name="T22">שני</text:span><text:span text:style-name="T2"> </text:span><text:span text:style-name="T22">כלים</text:span><text:span text:style-name="T2"> </text:span><text:span text:style-name="T22">שנאמר</text:span><text:span text:style-name="T2"> </text:span><text:span text:style-name="T22">ולבש</text:span><text:span text:style-name="T2"> </text:span><text:span text:style-name="T22">הכהן</text:span><text:span text:style-name="T2"> </text:span><text:span text:style-name="T22">מדו</text:span><text:span text:style-name="T2"> </text:span><text:span text:style-name="T22">בד</text:span><text:span text:style-name="T2"> </text:span><text:span text:style-name="T22">ומכנסי</text:span><text:span text:style-name="T2"> </text:span><text:span text:style-name="T22">בד</text:span><text:span text:style-name="T2"> </text:span><text:span text:style-name="T22">אבל</text:span><text:span text:style-name="T2"> </text:span><text:span text:style-name="T22">אמרו</text:span><text:span text:style-name="T2"> </text:span><text:span text:style-name="T22">ז"ל</text:span><text:span text:style-name="T2"> </text:span><text:span text:style-name="T22">(שם</text:span><text:span text:style-name="T2"> </text:span><text:span text:style-name="T22">יב:, כג:) ולבש</text:span><text:span text:style-name="T2"> </text:span><text:span text:style-name="T22">לרבות</text:span><text:span text:style-name="T2"> </text:span><text:span text:style-name="T22">מצנפת</text:span><text:span text:style-name="T2"> </text:span><text:span text:style-name="T22">ואבנט</text:span><text:span text:style-name="T2"> </text:span><text:span text:style-name="T22">להרמה</text:span><text:span text:style-name="T2"> </text:span><text:span text:style-name="T22">ומה</text:span><text:span text:style-name="T2"> </text:span><text:span text:style-name="T22">שנאמר</text:span><text:span text:style-name="T2"> </text:span><text:span text:style-name="T22">(ויקרא</text:span><text:span text:style-name="T2"> </text:span><text:span text:style-name="T22">ו) ופשט</text:span><text:span text:style-name="T2"> </text:span><text:span text:style-name="T22">את</text:span><text:span text:style-name="T2"> </text:span><text:span text:style-name="T22">בגדיו</text:span><text:span text:style-name="T2"> </text:span><text:span text:style-name="T22">ולבש</text:span><text:span text:style-name="T2"> </text:span><text:span text:style-name="T22">בגדים</text:span><text:span text:style-name="T2"> </text:span><text:span text:style-name="T22">אחרים</text:span><text:span text:style-name="T2"> </text:span><text:span text:style-name="T22">אינו</text:span><text:span text:style-name="T2"> </text:span><text:span text:style-name="T22">רוצה</text:span><text:span text:style-name="T2"> </text:span><text:span text:style-name="T22">לומר</text:span><text:span text:style-name="T2"> </text:span><text:span text:style-name="T22">שיהיו</text:span><text:span text:style-name="T2"> </text:span><text:span text:style-name="T22">בגדי</text:span><text:span text:style-name="T2"> </text:span><text:span text:style-name="T22">חול</text:span><text:span text:style-name="T2"> </text:span><text:span text:style-name="T22">אלא</text:span><text:span text:style-name="T2"> </text:span><text:span text:style-name="T22">פחותים</text:span><text:span text:style-name="T2"> </text:span><text:span text:style-name="T22">מהם</text:span><text:span text:style-name="T2"> </text:span><text:span text:style-name="T22">בחשיבותם</text:span><text:span text:style-name="T2"> </text:span><text:span text:style-name="T22">ושניהם</text:span><text:span text:style-name="T2"> </text:span><text:span text:style-name="T22">בגדי</text:span><text:span text:style-name="T2"> </text:span><text:span text:style-name="T22">קדש</text:span><text:span text:style-name="T2"> </text:span><text:span text:style-name="T22">אמרו</text:span><text:span text:style-name="T2"> </text:span><text:span text:style-name="T22">מקיש</text:span><text:span text:style-name="T2"> </text:span><text:span text:style-name="T22">בגדים</text:span><text:span text:style-name="T2"> </text:span><text:span text:style-name="T22">שפשט</text:span><text:span text:style-name="T2"> </text:span><text:span text:style-name="T22">לבגדים</text:span><text:span text:style-name="T2"> </text:span><text:span text:style-name="T22">שלבש</text:span><text:span text:style-name="T2"> </text:span><text:span text:style-name="T22">מה</text:span><text:span text:style-name="T2"> </text:span><text:span text:style-name="T22">להלן</text:span><text:span text:style-name="T2"> </text:span><text:span text:style-name="T22">בגדי</text:span><text:span text:style-name="T2"> </text:span><text:span text:style-name="T22">קדש</text:span><text:span text:style-name="T2"> </text:span><text:span text:style-name="T22">אף</text:span><text:span text:style-name="T2"> </text:span><text:span text:style-name="T22">כאן</text:span><text:span text:style-name="T2"> </text:span><text:span text:style-name="T22">בגדי</text:span><text:span text:style-name="T2"> </text:span><text:span text:style-name="T22">קדש</text:span><text:span text:style-name="T2"> </text:span><text:span text:style-name="T22">אם</text:span><text:span text:style-name="T2"> </text:span><text:span text:style-name="T22">כן</text:span><text:span text:style-name="T2"> </text:span><text:span text:style-name="T22">מה</text:span><text:span text:style-name="T2"> </text:span><text:span text:style-name="T22">תלמוד</text:span><text:span text:style-name="T2"> </text:span><text:span text:style-name="T22">לומר</text:span><text:span text:style-name="T2"> </text:span><text:span text:style-name="T22">אחרים</text:span><text:span text:style-name="T2"> </text:span><text:span text:style-name="T22">אחרים</text:span><text:span text:style-name="T2"> </text:span><text:span text:style-name="T22">פחותים</text:span><text:span text:style-name="T2"> </text:span><text:span text:style-name="T22">מהם</text:span><text:span text:style-name="T2"> </text:span><text:span text:style-name="T22">למה</text:span><text:span text:style-name="T2"> </text:span><text:span text:style-name="T22">היו</text:span><text:span text:style-name="T2"> </text:span><text:span text:style-name="T22">הבגדים</text:span><text:span text:style-name="T2"> </text:span><text:span text:style-name="T22">שלובש</text:span><text:span text:style-name="T2"> </text:span><text:span text:style-name="T22">בשעת</text:span><text:span text:style-name="T2"> </text:span><text:span text:style-name="T22">הרמת</text:span><text:span text:style-name="T2"> </text:span><text:span text:style-name="T22">הדשן</text:span><text:span text:style-name="T2"> </text:span><text:span text:style-name="T22">פחותים</text:span><text:span text:style-name="T2"> </text:span><text:span text:style-name="T22">מהבגדים</text:span><text:span text:style-name="T2"> </text:span><text:span text:style-name="T22">שלבש</text:span><text:span text:style-name="T2"> </text:span><text:span text:style-name="T22">בשעה</text:span><text:span text:style-name="T2"> </text:span><text:span text:style-name="T22">שהיו</text:span><text:span text:style-name="T2"> </text:span><text:span text:style-name="T22">מתעסקין</text:span><text:span text:style-name="T2"> </text:span><text:span text:style-name="T22">בקרבן</text:span><text:span text:style-name="T2"> </text:span><text:span text:style-name="T22">לא</text:span><text:span text:style-name="T2"> </text:span><text:span text:style-name="T22">מחמת</text:span><text:span text:style-name="T2"> </text:span><text:span text:style-name="T22">שמירת</text:span><text:span text:style-name="T2"> </text:span><text:span text:style-name="T22">הבגדים</text:span><text:span text:style-name="T2"> </text:span><text:span text:style-name="T22">שלא</text:span><text:span text:style-name="T2"> </text:span><text:span text:style-name="T22">יבלו</text:span><text:span text:style-name="T2"> </text:span><text:span text:style-name="T22">לפי</text:span><text:span text:style-name="T2"> </text:span><text:span text:style-name="T22">שכבר</text:span><text:span text:style-name="T2"> </text:span><text:span text:style-name="T22">הודעתיך</text:span><text:span text:style-name="T2"> </text:span><text:span text:style-name="T22">שהעיקר</text:span><text:span text:style-name="T2"> </text:span><text:span text:style-name="T22">במקדש</text:span><text:span text:style-name="T2"> </text:span><text:span text:style-name="T22">אין</text:span><text:span text:style-name="T2"> </text:span><text:span text:style-name="T22">עניות</text:span><text:span text:style-name="T2"> </text:span><text:span text:style-name="T22">במקום</text:span><text:span text:style-name="T2"> </text:span><text:span text:style-name="T22">עשירות</text:span><text:span text:style-name="T2"> </text:span><text:span text:style-name="T22">אלא</text:span><text:span text:style-name="T2"> </text:span><text:span text:style-name="T22">הטעם</text:span><text:span text:style-name="T2"> </text:span><text:span text:style-name="T22">בזה</text:span><text:span text:style-name="T2"> </text:span><text:span text:style-name="T22">הוא</text:span><text:span text:style-name="T2"> </text:span><text:span text:style-name="T22">מה</text:span><text:span text:style-name="T2"> </text:span><text:span text:style-name="T22">שזכרו</text:span><text:span text:style-name="T2"> </text:span><text:span text:style-name="T22">ואמרו</text:span><text:span text:style-name="T2"> </text:span><text:span text:style-name="T22">(יומא</text:span><text:span text:style-name="T2"> </text:span><text:span text:style-name="T22">שם) בגד</text:span><text:span text:style-name="T2"> </text:span><text:span text:style-name="T22">שבשל</text:span><text:span text:style-name="T2"> </text:span><text:span text:style-name="T22">בו</text:span><text:span text:style-name="T2"> </text:span><text:span text:style-name="T22">קדרה</text:span><text:span text:style-name="T2"> </text:span><text:span text:style-name="T22">לרבו</text:span><text:span text:style-name="T2"> </text:span><text:span text:style-name="T22">לא</text:span><text:span text:style-name="T2"> </text:span><text:span text:style-name="T22">ימזוג</text:span><text:span text:style-name="T2"> </text:span><text:span text:style-name="T22">בו</text:span><text:span text:style-name="T2"> </text:span><text:span text:style-name="T22">כוס</text:span><text:span text:style-name="T2"> </text:span><text:span text:style-name="T22">לרבו</text:span><text:span text:style-name="T2"> </text:span><text:span text:style-name="T54">וכבר</text:span><text:span text:style-name="T56"> </text:span><text:span text:style-name="T54">יצאנו</text:span><text:span text:style-name="T56"> </text:span><text:span text:style-name="T54">מכוונת</text:span><text:span text:style-name="T56"> </text:span><text:span text:style-name="T54">ההלכה</text:span><text:span text:style-name="T56"> </text:span><text:span text:style-name="T54">אבל</text:span><text:span text:style-name="T56"> </text:span><text:span text:style-name="T54">היא</text:span><text:span text:style-name="T56"> </text:span><text:span text:style-name="T54">כוונת</text:span><text:span text:style-name="T56"> </text:span><text:span text:style-name="T54">המסכתא</text:span><text:span text:style-name="T22">: </text:span></text:p>
      <text:p text:style-name="P7"/>
      <text:p text:style-name="P7"/>
      <text:p text:style-name="P7">משנה<text:span text:style-name="T1"> </text:span>ג:</text:p>
      <text:p text:style-name="P7"><text:soft-page-break/>מסרום<text:span text:style-name="T1"> </text:span>לחזנים<text:span text:style-name="T1"> </text:span>היו<text:span text:style-name="T1"> </text:span>מפשיטין<text:span text:style-name="T1"> </text:span>אותם<text:span text:style-name="T1"> </text:span>את<text:span text:style-name="T1"> </text:span>בגדיהם<text:span text:style-name="T1"> </text:span>ולא<text:span text:style-name="T1"> </text:span>היו<text:span text:style-name="T1"> </text:span>מניחין<text:span text:style-name="T1"> </text:span>עליהם<text:span text:style-name="T1"> </text:span>אלא<text:span text:style-name="T1"> </text:span>מכנסים<text:span text:style-name="T1"> </text:span>בלבד<text:span text:style-name="T1"> </text:span>וחלונות<text:span text:style-name="T1"> </text:span>היו<text:span text:style-name="T1"> </text:span>שם<text:span text:style-name="T1"> </text:span>וכתוב<text:span text:style-name="T1"> </text:span>עליהם<text:span text:style-name="T1"> </text:span>תשמיש<text:span text:style-name="T1"> </text:span>הכלים: <text:s/></text:p>
      <text:p text:style-name="P7"/>
      <text:p text:style-name="P7">משנה<text:span text:style-name="T1"> </text:span>ד:</text:p>
      <text:p text:style-name="P7">מי<text:span text:style-name="T1"> </text:span>שזכה<text:span text:style-name="T1"> </text:span>בקטרת<text:span text:style-name="T1"> </text:span>הי' נוטל<text:span text:style-name="T1"> </text:span>את<text:span text:style-name="T1"> </text:span>הכף<text:span text:style-name="T1"> </text:span>והכף<text:span text:style-name="T1"> </text:span>דומה<text:span text:style-name="T1"> </text:span>לתרקב<text:span text:style-name="T1"> </text:span>גדול<text:span text:style-name="T1"> </text:span>של<text:span text:style-name="T1"> </text:span>זהב<text:span text:style-name="T1"> </text:span>מחזקת<text:span text:style-name="T1"> </text:span>שלשה<text:span text:style-name="T1"> </text:span>קבין<text:span text:style-name="T1"> </text:span>והבזך<text:span text:style-name="T1"> </text:span>היה<text:span text:style-name="T1"> </text:span>בתוכו</text:p>
      <text:p text:style-name="P7"/>
      <text:p text:style-name="P7">(תמיד<text:span text:style-name="T1"> </text:span>לג,א)</text:p>
      <text:p text:style-name="P16">המשך<text:span text:style-name="T42"> </text:span>המשנה</text:p>
      <text:p text:style-name="P7">מלא<text:span text:style-name="T1"> </text:span>וגדוש<text:span text:style-name="T1"> </text:span>קטרת<text:span text:style-name="T1"> </text:span>וכסוי<text:span text:style-name="T1"> </text:span>היה<text:span text:style-name="T1"> </text:span>לו<text:span text:style-name="T1"> </text:span>וכמין<text:span text:style-name="T1"> </text:span>מטוטלת<text:span text:style-name="T1"> </text:span>היה<text:span text:style-name="T1"> </text:span>עליו<text:span text:style-name="T1"> </text:span>מלמעלן: <text:s/></text:p>
      <text:p text:style-name="P7"/>
      <text:p text:style-name="P7">משנה<text:span text:style-name="T1"> </text:span>ה:</text:p>
      <text:p text:style-name="P7">מי<text:span text:style-name="T1"> </text:span>שזכה<text:span text:style-name="T1"> </text:span>במחתה<text:span text:style-name="T1"> </text:span>נטל<text:span text:style-name="T1"> </text:span>מחתת<text:span text:style-name="T1"> </text:span>הכסף<text:span text:style-name="T1"> </text:span>ועלה<text:span text:style-name="T1"> </text:span>לראש<text:span text:style-name="T1"> </text:span>המזבח<text:span text:style-name="T1"> </text:span>ופנה<text:span text:style-name="T1"> </text:span>את<text:span text:style-name="T1"> </text:span>הגחלים<text:span text:style-name="T1"> </text:span>הילך<text:span text:style-name="T1"> </text:span>וחתה<text:span text:style-name="T1"> </text:span>&lt;מן<text:span text:style-name="T1"> </text:span>המאוכלות<text:span text:style-name="T1"> </text:span>הפנימיות&gt; ירד<text:span text:style-name="T1"> </text:span>ועירן<text:span text:style-name="T1"> </text:span>לתוך<text:span text:style-name="T1"> </text:span>של<text:span text:style-name="T1"> </text:span>זהב<text:span text:style-name="T1"> </text:span>נתפזר<text:span text:style-name="T1"> </text:span>ממנו<text:span text:style-name="T1"> </text:span>כקב<text:span text:style-name="T1"> </text:span>גחלים<text:span text:style-name="T1"> </text:span>והיה<text:span text:style-name="T1"> </text:span>מכבדן<text:span text:style-name="T1"> </text:span>לאמה<text:span text:style-name="T1"> </text:span>ובשבת<text:span text:style-name="T1"> </text:span>היה<text:span text:style-name="T1"> </text:span>כופה<text:span text:style-name="T1"> </text:span>עליהן<text:span text:style-name="T1"> </text:span>פסכתר<text:span text:style-name="T1"> </text:span>ופסכתר<text:span text:style-name="T1"> </text:span>היתה<text:span text:style-name="T1"> </text:span>כלי<text:span text:style-name="T1"> </text:span>גדול<text:span text:style-name="T1"> </text:span>מחזקת<text:span text:style-name="T1"> </text:span>לתך<text:span text:style-name="T1"> </text:span>ושתי<text:span text:style-name="T1"> </text:span>שרשרות<text:span text:style-name="T1"> </text:span>היו<text:span text:style-name="T1"> </text:span>בה<text:span text:style-name="T1"> </text:span>אחת<text:span text:style-name="T1"> </text:span>שהוא<text:span text:style-name="T1"> </text:span>מושך<text:span text:style-name="T1"> </text:span>בה<text:span text:style-name="T1"> </text:span>ויורד<text:span text:style-name="T1"> </text:span>ואחת<text:span text:style-name="T1"> </text:span>שהוא<text:span text:style-name="T1"> </text:span>אוחז<text:span text:style-name="T1"> </text:span>בה<text:span text:style-name="T1"> </text:span>מלמעלן<text:span text:style-name="T1"> </text:span>בשביל<text:span text:style-name="T1"> </text:span>שלא<text:span text:style-name="T1"> </text:span>תתגלגל<text:span text:style-name="T1"> </text:span>ושלשה<text:span text:style-name="T1"> </text:span>דברים<text:span text:style-name="T1"> </text:span>היתה<text:span text:style-name="T1"> </text:span>משמשת<text:span text:style-name="T1"> </text:span>כופין<text:span text:style-name="T1"> </text:span>אותה<text:span text:style-name="T1"> </text:span>על<text:span text:style-name="T1"> </text:span>גבי<text:span text:style-name="T1"> </text:span>גחלים<text:span text:style-name="T1"> </text:span>ועל<text:span text:style-name="T1"> </text:span>השרץ<text:span text:style-name="T1"> </text:span>בשבת<text:span text:style-name="T1"> </text:span>ומורידין<text:span text:style-name="T1"> </text:span>בה<text:span text:style-name="T1"> </text:span>את<text:span text:style-name="T1"> </text:span>הדשן<text:span text:style-name="T1"> </text:span>מעל<text:span text:style-name="T1"> </text:span>גבי<text:span text:style-name="T1"> </text:span>המזבח: <text:s/></text:p>
      <text:p text:style-name="P7"/>
      <text:p text:style-name="P7">משנה<text:span text:style-name="T1"> </text:span>ו:</text:p>
      <text:p text:style-name="P7">הגיעו<text:span text:style-name="T1"> </text:span>בין<text:span text:style-name="T1"> </text:span>האולם<text:span text:style-name="T1"> </text:span>ולמזבח<text:span text:style-name="T1"> </text:span>נטל<text:span text:style-name="T1"> </text:span>אחד<text:span text:style-name="T1"> </text:span>את<text:span text:style-name="T1"> </text:span>המגרפה<text:span text:style-name="T1"> </text:span>וזורקה<text:span text:style-name="T1"> </text:span>בין<text:span text:style-name="T1"> </text:span>האולם<text:span text:style-name="T1"> </text:span>ולמזבח<text:span text:style-name="T1"> </text:span>אין<text:span text:style-name="T1"> </text:span>אדם<text:span text:style-name="T1"> </text:span>שומע<text:span text:style-name="T1"> </text:span>קול<text:span text:style-name="T1"> </text:span>חבירו<text:span text:style-name="T1"> </text:span>בירושלים<text:span text:style-name="T1"> </text:span>מקול<text:span text:style-name="T1"> </text:span>המגרפה<text:span text:style-name="T1"> </text:span>ושלשה<text:span text:style-name="T1"> </text:span>דברים<text:span text:style-name="T1"> </text:span>היתה<text:span text:style-name="T1"> </text:span>משמשת<text:span text:style-name="T1"> </text:span>כהן<text:span text:style-name="T1"> </text:span>ששומע<text:span text:style-name="T1"> </text:span>את<text:span text:style-name="T1"> </text:span>קולה<text:span text:style-name="T1"> </text:span>יודע<text:span text:style-name="T1"> </text:span>שאחיו<text:span text:style-name="T1"> </text:span>הכהנים<text:span text:style-name="T1"> </text:span>נכנסים<text:span text:style-name="T1"> </text:span>להשתחוות<text:span text:style-name="T1"> </text:span>והוא<text:span text:style-name="T1"> </text:span>רץ<text:span text:style-name="T1"> </text:span>ובא<text:span text:style-name="T1"> </text:span>ובן<text:span text:style-name="T1"> </text:span>לוי<text:span text:style-name="T1"> </text:span>שהוא<text:span text:style-name="T1"> </text:span>שומע<text:span text:style-name="T1"> </text:span>את<text:span text:style-name="T1"> </text:span>קולה<text:span text:style-name="T1"> </text:span>יודע<text:span text:style-name="T1"> </text:span>שאחיו<text:span text:style-name="T1"> </text:span>הלוים<text:span text:style-name="T1"> </text:span>נכנסים<text:span text:style-name="T1"> </text:span>לדבר<text:span text:style-name="T1"> </text:span>בשיר<text:span text:style-name="T1"> </text:span>והוא<text:span text:style-name="T1"> </text:span>רץ<text:span text:style-name="T1"> </text:span>ובא<text:span text:style-name="T1"> </text:span>וראש<text:span text:style-name="T1"> </text:span>המעמד<text:span text:style-name="T1"> </text:span>היה<text:span text:style-name="T1"> </text:span>מעמיד<text:span text:style-name="T1"> </text:span>את<text:span text:style-name="T1"> </text:span>הטמאים<text:span text:style-name="T1"> </text:span>בשער<text:span text:style-name="T1"> </text:span>המזרח:</text:p>
      <text:p text:style-name="P7"/>
      <text:p text:style-name="P19"><text:span text:style-name="T21">רש"י</text:span><text:span text:style-name="T1"> </text:span><text:span text:style-name="T21">על</text:span><text:span text:style-name="T1"> </text:span><text:span text:style-name="T21">הש"ס, רש"י</text:span><text:span text:style-name="T1"> </text:span><text:span text:style-name="T21">מסכת</text:span><text:span text:style-name="T1"> </text:span><text:span text:style-name="T21">תמיד</text:span><text:span text:style-name="T1"> </text:span><text:span text:style-name="T21">דף</text:span><text:span text:style-name="T1"> </text:span><text:span text:style-name="T21">לג/א</text:span></text:p>
      <text:p text:style-name="P19"><text:span text:style-name="T21">דף</text:span><text:span text:style-name="T1"> </text:span><text:span text:style-name="T21">לג/א</text:span><text:span text:style-name="T1"> </text:span><text:span text:style-name="T21">מלא</text:span><text:span text:style-name="T1"> </text:span><text:span text:style-name="T21">וגדוש. שיהא</text:span><text:span text:style-name="T1"> </text:span><text:span text:style-name="T21">הבזך</text:span><text:span text:style-name="T1"> </text:span><text:span text:style-name="T21">מלא</text:span><text:span text:style-name="T1"> </text:span><text:span text:style-name="T21">ומתוקן</text:span><text:span text:style-name="T1"> </text:span><text:span text:style-name="T21">ר"ל</text:span><text:span text:style-name="T1"> </text:span><text:span text:style-name="T21">הבזך</text:span><text:span text:style-name="T1"> </text:span><text:span text:style-name="T21">שהוא</text:span><text:span text:style-name="T1"> </text:span><text:span text:style-name="T21">בתוך</text:span><text:span text:style-name="T1"> </text:span><text:span text:style-name="T21">הכף</text:span><text:span text:style-name="T1"> </text:span><text:span text:style-name="T21">(והבזך</text:span><text:span text:style-name="T1"> </text:span><text:span text:style-name="T21">בתוך</text:span><text:span text:style-name="T1"> </text:span><text:span text:style-name="T21">הכף) כדי</text:span><text:span text:style-name="T1"> </text:span><text:span text:style-name="T21">שלא</text:span><text:span text:style-name="T1"> </text:span><text:span text:style-name="T21">תתפזר</text:span><text:span text:style-name="T1"> </text:span><text:span text:style-name="T21">הקטרת</text:span><text:span text:style-name="T1"> </text:span><text:span text:style-name="T21">וכבר</text:span><text:span text:style-name="T1"> </text:span><text:span text:style-name="T21">ביארנו</text:span><text:span text:style-name="T1"> </text:span><text:span text:style-name="T21">במסכת</text:span><text:span text:style-name="T1"> </text:span><text:span text:style-name="T21">כריתות</text:span><text:span text:style-name="T1"> </text:span><text:span text:style-name="T21">(פ"א) שמקריבין</text:span><text:span text:style-name="T1"> </text:span><text:span text:style-name="T21">הימנו</text:span><text:span text:style-name="T1"> </text:span><text:span text:style-name="T21">בכל</text:span><text:span text:style-name="T1"> </text:span><text:span text:style-name="T21">יום</text:span><text:span text:style-name="T1"> </text:span><text:span text:style-name="T21">משקל</text:span><text:span text:style-name="T1"> </text:span><text:span text:style-name="T21">מאה</text:span><text:span text:style-name="T1"> </text:span><text:span text:style-name="T21">דינרין</text:span><text:span text:style-name="T1"> </text:span><text:span text:style-name="T21">משקל</text:span><text:span text:style-name="T1"> </text:span><text:span text:style-name="T21">נ' בבקר</text:span><text:span text:style-name="T1"> </text:span><text:span text:style-name="T21">ומשקל</text:span><text:span text:style-name="T1"> </text:span><text:span text:style-name="T21">נ' בערב: </text:span></text:p>
      <text:p text:style-name="P21"/>
      <text:p text:style-name="P19"><text:span text:style-name="T21">ומטוטלת. חתיכה</text:span><text:span text:style-name="T1"> </text:span><text:span text:style-name="T21">קטנה</text:span><text:span text:style-name="T1"> </text:span><text:span text:style-name="T21">של</text:span><text:span text:style-name="T1"> </text:span><text:span text:style-name="T21">בגד</text:span><text:span text:style-name="T1"> </text:span><text:span text:style-name="T21">ולפיכך</text:span><text:span text:style-name="T1"> </text:span><text:span text:style-name="T21">אמר</text:span><text:span text:style-name="T1"> </text:span><text:span text:style-name="T21">שהיו</text:span><text:span text:style-name="T1"> </text:span><text:span text:style-name="T21">ממלאין</text:span><text:span text:style-name="T1"> </text:span><text:span text:style-name="T21">הבזך</text:span><text:span text:style-name="T1"> </text:span><text:span text:style-name="T21">קטרת</text:span><text:span text:style-name="T1"> </text:span><text:span text:style-name="T21">ומכסים</text:span><text:span text:style-name="T1"> </text:span><text:span text:style-name="T21">[אותה] במכסה</text:span><text:span text:style-name="T1"> </text:span><text:span text:style-name="T21">ונותנין</text:span><text:span text:style-name="T1"> </text:span><text:span text:style-name="T21">על</text:span><text:span text:style-name="T1"> </text:span><text:span text:style-name="T21">המכסה</text:span><text:span text:style-name="T1"> </text:span><text:span text:style-name="T21">מלמעלה</text:span><text:span text:style-name="T1"> </text:span><text:span text:style-name="T21">מפה</text:span><text:span text:style-name="T1"> </text:span><text:span text:style-name="T21">קטנה</text:span><text:span text:style-name="T1"> </text:span><text:span text:style-name="T21">מאד</text:span><text:span text:style-name="T1"> </text:span><text:span text:style-name="T21">כמין</text:span><text:span text:style-name="T1"> </text:span><text:span text:style-name="T21">חתיכת</text:span><text:span text:style-name="T1"> </text:span><text:span text:style-name="T21">בגד</text:span><text:span text:style-name="T1"> </text:span><text:span text:style-name="T21">ונותן</text:span><text:span text:style-name="T1"> </text:span><text:span text:style-name="T21">הבזך</text:span><text:span text:style-name="T1"> </text:span><text:span text:style-name="T21">כולו</text:span><text:span text:style-name="T1"> </text:span><text:span text:style-name="T21">אל</text:span><text:span text:style-name="T1"> </text:span><text:span text:style-name="T21">תוך</text:span><text:span text:style-name="T1"> </text:span><text:span text:style-name="T21">הכף</text:span><text:span text:style-name="T1"> </text:span><text:span text:style-name="T21">ונוטל</text:span><text:span text:style-name="T1"> </text:span><text:span text:style-name="T21">הכף</text:span><text:span text:style-name="T1"> </text:span><text:span text:style-name="T21">בידו</text:span><text:span text:style-name="T1"> </text:span><text:span text:style-name="T21">ועושה</text:span><text:span text:style-name="T1"> </text:span><text:span text:style-name="T21">בו</text:span><text:span text:style-name="T1"> </text:span><text:span text:style-name="T21">מה</text:span><text:span text:style-name="T1"> </text:span><text:span text:style-name="T21">שיתבאר</text:span><text:span text:style-name="T1"> </text:span><text:span text:style-name="T21">בפרק</text:span><text:span text:style-name="T1"> </text:span><text:span text:style-name="T21">של</text:span><text:span text:style-name="T1"> </text:span><text:span text:style-name="T21">אחר</text:span><text:span text:style-name="T1"> </text:span><text:span text:style-name="T21">זה: </text:span></text:p>
      <text:p text:style-name="P21"/>
      <text:p text:style-name="P21">(א): </text:p>
      <text:p text:style-name="P21"/>
      <text:p text:style-name="P19"><text:span text:style-name="T21">כבר</text:span><text:span text:style-name="T1"> </text:span><text:span text:style-name="T21">נתבאר. בסוף</text:span><text:span text:style-name="T1"> </text:span><text:span text:style-name="T21">עירובין</text:span><text:span text:style-name="T1"> </text:span><text:span text:style-name="T21">(דף</text:span><text:span text:style-name="T1"> </text:span><text:span text:style-name="T21">קד:) מאיזה</text:span><text:span text:style-name="T1"> </text:span><text:span text:style-name="T21">מקום</text:span><text:span text:style-name="T1"> </text:span><text:span text:style-name="T21">מן</text:span><text:span text:style-name="T1"> </text:span><text:span text:style-name="T21">העזרה</text:span><text:span text:style-name="T1"> </text:span><text:span text:style-name="T21">מוציאין</text:span><text:span text:style-name="T1"> </text:span><text:span text:style-name="T21">שרץ</text:span><text:span text:style-name="T1"> </text:span><text:span text:style-name="T21">שנמצא</text:span><text:span text:style-name="T1"> </text:span><text:span text:style-name="T21">במקדש</text:span><text:span text:style-name="T1"> </text:span><text:span text:style-name="T21">בשבת</text:span><text:span text:style-name="T1"> </text:span><text:span text:style-name="T21">ובאיזה</text:span><text:span text:style-name="T1"> </text:span><text:span text:style-name="T21">מקום</text:span><text:span text:style-name="T1"> </text:span><text:span text:style-name="T21">מניחין</text:span><text:span text:style-name="T1"> </text:span><text:span text:style-name="T21">אותו</text:span><text:span text:style-name="T1"> </text:span><text:span text:style-name="T21">עד</text:span><text:span text:style-name="T1"> </text:span><text:span text:style-name="T21">מוצאי</text:span><text:span text:style-name="T1"> </text:span><text:span text:style-name="T21">שבת</text:span><text:span text:style-name="T1"> </text:span><text:span text:style-name="T21">אבל</text:span><text:span text:style-name="T1"> </text:span><text:span text:style-name="T21">כופין</text:span><text:span text:style-name="T1"> </text:span><text:span text:style-name="T21">עליו</text:span><text:span text:style-name="T1"> </text:span><text:span text:style-name="T21">קדירה</text:span><text:span text:style-name="T1"> </text:span><text:span text:style-name="T21">תרגום</text:span><text:span text:style-name="T1"> </text:span><text:span text:style-name="T21">סירותיו</text:span><text:span text:style-name="T1"> </text:span><text:span text:style-name="T21">פסכתרותיה</text:span><text:span text:style-name="T1"> </text:span><text:span text:style-name="T21">והאחד</text:span><text:span text:style-name="T1"> </text:span><text:span text:style-name="T21">קרוי</text:span><text:span text:style-name="T1"> </text:span><text:span text:style-name="T21">פסכתר</text:span><text:span text:style-name="T1"> </text:span><text:span text:style-name="T21">וכבר</text:span><text:span text:style-name="T1"> </text:span><text:span text:style-name="T21">נתבאר</text:span><text:span text:style-name="T1"> </text:span><text:span text:style-name="T21">ברביעי</text:span><text:span text:style-name="T1"> </text:span><text:span text:style-name="T21">מכפורים</text:span><text:span text:style-name="T1"> </text:span><text:span text:style-name="T21">(דף</text:span><text:span text:style-name="T1"> </text:span><text:span text:style-name="T21">מג:) שהמחתה</text:span><text:span text:style-name="T1"> </text:span><text:span text:style-name="T21">שגורפין</text:span><text:span text:style-name="T1"> </text:span><text:span text:style-name="T21">בה</text:span><text:span text:style-name="T1"> </text:span><text:span text:style-name="T21">האש</text:span><text:span text:style-name="T1"> </text:span><text:span text:style-name="T21">היתה</text:span><text:span text:style-name="T1"> </text:span><text:span text:style-name="T21">מחזקת</text:span><text:span text:style-name="T1"> </text:span><text:span text:style-name="T21">(כד' סאים) ומחתה</text:span><text:span text:style-name="T1"> </text:span><text:span text:style-name="T21">של</text:span><text:span text:style-name="T1"> </text:span><text:span text:style-name="T21">זהב</text:span><text:span text:style-name="T1"> </text:span><text:span text:style-name="T21">שמרימין</text:span><text:span text:style-name="T1"> </text:span><text:span text:style-name="T21">בה</text:span><text:span text:style-name="T1"> </text:span><text:span text:style-name="T21">היתה</text:span><text:span text:style-name="T1"> </text:span><text:span text:style-name="T21">של</text:span><text:span text:style-name="T1"> </text:span><text:span text:style-name="T21">שלש</text:span><text:span text:style-name="T1"> </text:span><text:span text:style-name="T21">קבים</text:span><text:span text:style-name="T1"> </text:span><text:span text:style-name="T21">אומר</text:span><text:span text:style-name="T1"> </text:span><text:span text:style-name="T21">בכל</text:span><text:span text:style-name="T1"> </text:span><text:span text:style-name="T21">יום</text:span><text:span text:style-name="T1"> </text:span><text:span text:style-name="T21">חותה</text:span><text:span text:style-name="T1"> </text:span><text:span text:style-name="T21">בשל</text:span><text:span text:style-name="T1"> </text:span><text:span text:style-name="T21">ד' קבין</text:span><text:span text:style-name="T1"> </text:span><text:span text:style-name="T21">ומערן</text:span><text:span text:style-name="T1"> </text:span><text:span text:style-name="T21">לתוך</text:span><text:span text:style-name="T1"> </text:span><text:span text:style-name="T21">של</text:span><text:span text:style-name="T1"> </text:span><text:span text:style-name="T21">ג' קבין</text:span><text:span text:style-name="T1"> </text:span><text:span text:style-name="T21">והרי</text:span><text:span text:style-name="T1"> </text:span><text:span text:style-name="T21">הוא</text:span><text:span text:style-name="T1"> </text:span><text:span text:style-name="T21">מפזר</text:span><text:span text:style-name="T1"> </text:span><text:span text:style-name="T21">כקב</text:span><text:span text:style-name="T1"> </text:span><text:span text:style-name="T21">גחלים</text:span><text:span text:style-name="T1"> </text:span><text:span text:style-name="T21">בלי</text:span><text:span text:style-name="T1"> </text:span><text:span text:style-name="T21">ספק</text:span><text:span text:style-name="T1"> </text:span><text:span text:style-name="T21">וכשאינו</text:span><text:span text:style-name="T1"> </text:span><text:span text:style-name="T21">יום</text:span><text:span text:style-name="T1"> </text:span><text:span text:style-name="T21">שבת</text:span><text:span text:style-name="T1"> </text:span><text:span text:style-name="T21">משליכים</text:span><text:span text:style-name="T1"> </text:span><text:span text:style-name="T21">הגחלים</text:span><text:span text:style-name="T1"> </text:span><text:span text:style-name="T21">הנופלים</text:span><text:span text:style-name="T1"> </text:span><text:span text:style-name="T21">בקרקע</text:span><text:span text:style-name="T1"> </text:span><text:span text:style-name="T21">(אל</text:span><text:span text:style-name="T1"> </text:span><text:span text:style-name="T21">המוצא</text:span><text:span text:style-name="T1"> </text:span><text:span text:style-name="T21">היוצא</text:span><text:span text:style-name="T1"> </text:span><text:span text:style-name="T21">מן</text:span><text:span text:style-name="T1"> </text:span><text:span text:style-name="T21">המזבח) אל</text:span><text:span text:style-name="T1"> </text:span><text:span text:style-name="T21">נחל</text:span><text:span text:style-name="T1"> </text:span><text:span text:style-name="T21">קדרון</text:span><text:span text:style-name="T1"> </text:span><text:span text:style-name="T21">ולתך</text:span><text:span text:style-name="T1"> </text:span><text:span text:style-name="T21">מדה</text:span><text:span text:style-name="T1"> </text:span><text:span text:style-name="T21">מחזקת</text:span><text:span text:style-name="T1"> </text:span><text:span text:style-name="T21">ט"ו</text:span><text:span text:style-name="T1"> </text:span><text:span text:style-name="T21">סאה</text:span><text:span text:style-name="T1"> </text:span><text:span text:style-name="T21">וכבר</text:span><text:span text:style-name="T1"> </text:span><text:span text:style-name="T21">ביארנו</text:span><text:span text:style-name="T1"> </text:span><text:span text:style-name="T21">שיעור</text:span><text:span text:style-name="T1"> </text:span><text:span text:style-name="T21">סאה</text:span><text:span text:style-name="T1"> </text:span><text:span text:style-name="T21">במנחות</text:span><text:span text:style-name="T1"> </text:span><text:span text:style-name="T21">(דף</text:span><text:span text:style-name="T1"> </text:span><text:span text:style-name="T21">עז.): </text:span></text:p>
      <text:p text:style-name="P21"/>
      <text:p text:style-name="P19"><text:span text:style-name="T21">כבר</text:span><text:span text:style-name="T1"> </text:span><text:span text:style-name="T21">נתבאר. בתענית</text:span><text:span text:style-name="T1"> </text:span><text:span text:style-name="T21">(דף</text:span><text:span text:style-name="T1"> </text:span><text:span text:style-name="T21">כז.) המעמדות</text:span><text:span text:style-name="T1"> </text:span><text:span text:style-name="T21">מה</text:span><text:span text:style-name="T1"> </text:span><text:span text:style-name="T21">הם</text:span><text:span text:style-name="T1"> </text:span><text:span text:style-name="T21">ואומר</text:span><text:span text:style-name="T1"> </text:span><text:span text:style-name="T21">שראש</text:span><text:span text:style-name="T1"> </text:span><text:span text:style-name="T21">מעמד</text:span><text:span text:style-name="T1"> </text:span><text:span text:style-name="T21">המעמדות</text:span><text:span text:style-name="T1"> </text:span><text:span text:style-name="T21">באותה</text:span><text:span text:style-name="T1"> </text:span><text:span text:style-name="T21">שבת</text:span><text:span text:style-name="T1"> </text:span><text:span text:style-name="T21">כששומע</text:span><text:span text:style-name="T1"> </text:span><text:span text:style-name="T21">קול</text:span><text:span text:style-name="T1"> </text:span><text:span text:style-name="T21">המגריפה</text:span><text:span text:style-name="T1"> </text:span><text:span text:style-name="T21">מעמיד</text:span><text:span text:style-name="T1"> </text:span><text:span text:style-name="T21">המצורעים</text:span><text:span text:style-name="T1"> </text:span><text:span text:style-name="T21">) שכבר</text:span><text:span text:style-name="T1"> </text:span><text:span text:style-name="T21">טהרו</text:span><text:span text:style-name="T1"> </text:span><text:span text:style-name="T21">מצרעתם</text:span><text:span text:style-name="T1"> </text:span><text:span text:style-name="T21">בשערי</text:span><text:span text:style-name="T1"> </text:span><text:span text:style-name="T21">המזרח</text:span><text:span text:style-name="T1"> </text:span><text:span text:style-name="T21">כדי</text:span><text:span text:style-name="T1"> </text:span><text:span text:style-name="T21">שיהיו</text:span><text:span text:style-name="T1"> </text:span><text:span text:style-name="T21">מזומנים</text:span><text:span text:style-name="T1"> </text:span><text:span text:style-name="T21">לזרוק</text:span><text:span text:style-name="T1"> </text:span><text:span text:style-name="T21">עליהם</text:span><text:span text:style-name="T1"> </text:span><text:span text:style-name="T21">דם</text:span><text:span text:style-name="T1"> </text:span><text:span text:style-name="T21">האשם</text:span><text:span text:style-name="T1"> </text:span><text:span text:style-name="T21">כמו</text:span><text:span text:style-name="T1"> </text:span><text:span text:style-name="T21">שיתבאר</text:span><text:span text:style-name="T1"> </text:span><text:span text:style-name="T21">בסוף</text:span><text:span text:style-name="T1"> </text:span><text:span text:style-name="T21">נגעים: </text:span></text:p>
      <text:p text:style-name="P21"/>
      <text:p text:style-name="P23">הדרן<text:span text:style-name="T1"> </text:span>עלך<text:span text:style-name="T1"> </text:span>אמר<text:span text:style-name="T1"> </text:span>להם<text:span text:style-name="T1"> </text:span>הממונה<text:span text:style-name="T1"> </text:span>ברכו</text:p>
      <text:p text:style-name="P38"/>
      <text:p text:style-name="P6">מסכת<text:span text:style-name="T1"> </text:span>תמיד<text:span text:style-name="T1"> </text:span>פרק<text:span text:style-name="T1"> </text:span>ששי<text:span text:style-name="T1"> </text:span>החלו<text:span text:style-name="T1"> </text:span>עולים</text:p>
      <text:p text:style-name="P7"/>
      <text:p text:style-name="P7">(תמיד<text:span text:style-name="T1"> </text:span>לג,א)</text:p>
      <text:p text:style-name="P7">משנה<text:span text:style-name="T1"> </text:span>א:</text:p>
      <text:p text:style-name="P7">החלו<text:span text:style-name="T1"> </text:span>עולים<text:span text:style-name="T1"> </text:span>במעלות<text:span text:style-name="T1"> </text:span>האולם<text:span text:style-name="T1"> </text:span>מי<text:span text:style-name="T1"> </text:span>שזכו<text:span text:style-name="T1"> </text:span>בדישון<text:span text:style-name="T1"> </text:span>מזבח<text:span text:style-name="T1"> </text:span>הפנימי<text:span text:style-name="T1"> </text:span>והמנורה<text:span text:style-name="T1"> </text:span>היו<text:span text:style-name="T1"> </text:span>מקדימים<text:span text:style-name="T1"> </text:span>לפניהם<text:span text:style-name="T1"> </text:span>מי<text:span text:style-name="T1"> </text:span>שזכה<text:span text:style-name="T1"> </text:span>בדישון<text:span text:style-name="T1"> </text:span>מזבח<text:span text:style-name="T1"> </text:span>הפנימי<text:span text:style-name="T1"> </text:span>נכנס<text:span text:style-name="T1"> </text:span>ונטל<text:span text:style-name="T1"> </text:span>את<text:span text:style-name="T1"> </text:span>הטני<text:span text:style-name="T1"> </text:span>והשתחוה<text:span text:style-name="T1"> </text:span>ויצא<text:span text:style-name="T1"> </text:span>מי<text:span text:style-name="T1"> </text:span>שזכה<text:span text:style-name="T1"> </text:span>בדישון<text:span text:style-name="T1"> </text:span>המנורה<text:span text:style-name="T1"> </text:span>נכנס<text:span text:style-name="T1"> </text:span>ומצא<text:span text:style-name="T1"> </text:span>שתי<text:span text:style-name="T1"> </text:span>נרות<text:span text:style-name="T1"> </text:span>מערביים<text:span text:style-name="T1"> </text:span>דולקין<text:span text:style-name="T1"> </text:span>מדשן<text:span text:style-name="T1"> </text:span>את<text:span text:style-name="T1"> </text:span>המזרחי<text:span text:style-name="T1"> </text:span>ומניח<text:span text:style-name="T1"> </text:span>את<text:span text:style-name="T1"> </text:span>המערבי<text:span text:style-name="T1"> </text:span>דולק<text:span text:style-name="T1"> </text:span>שממנו<text:span text:style-name="T1"> </text:span>היה<text:span text:style-name="T1"> </text:span>מדליק<text:span text:style-name="T1"> </text:span>את<text:span text:style-name="T1"> </text:span>המנורה<text:span text:style-name="T1"> </text:span>של<text:span text:style-name="T1"> </text:span>בין<text:span text:style-name="T1"> </text:span>הערבים<text:span text:style-name="T1"> </text:span>מצאו<text:span text:style-name="T1"> </text:span>שכבה<text:span text:style-name="T1"> </text:span>מדשנו<text:span text:style-name="T1"> </text:span>ומדליקו<text:span text:style-name="T1"> </text:span>ממזבח<text:span text:style-name="T1"> </text:span>העולה<text:span text:style-name="T1"> </text:span>נטל<text:span text:style-name="T1"> </text:span>את<text:span text:style-name="T1"> </text:span>הכוז<text:span text:style-name="T1"> </text:span>ממעלה<text:span text:style-name="T1"> </text:span>שניה<text:span text:style-name="T1"> </text:span>והשתחוה<text:span text:style-name="T1"> </text:span>ויצא: <text:s/></text:p>
      <text:p text:style-name="P19"><text:span text:style-name="T21">החלו</text:span><text:span text:style-name="T1"> </text:span><text:span text:style-name="T21">עולים. כבר</text:span><text:span text:style-name="T1"> </text:span><text:span text:style-name="T21">ביארנו</text:span><text:span text:style-name="T1"> </text:span><text:span text:style-name="T21">בפרק</text:span><text:span text:style-name="T1"> </text:span><text:span text:style-name="T21">השלישי</text:span><text:span text:style-name="T1"> </text:span><text:span text:style-name="T21">שהוא</text:span><text:span text:style-name="T1"> </text:span><text:span text:style-name="T21">מטיב</text:span><text:span text:style-name="T1"> </text:span><text:span text:style-name="T21">החמש</text:span><text:span text:style-name="T1"> </text:span><text:span text:style-name="T21">נרות</text:span><text:span text:style-name="T1"> </text:span><text:span text:style-name="T21">ויוצא</text:span><text:span text:style-name="T1"> </text:span><text:span text:style-name="T21">ואחר</text:span><text:span text:style-name="T1"> </text:span><text:span text:style-name="T21">כך</text:span><text:span text:style-name="T1"> </text:span><text:span text:style-name="T21">ישוב</text:span><text:span text:style-name="T1"> </text:span><text:span text:style-name="T21">ויטיב</text:span><text:span text:style-name="T1"> </text:span><text:span text:style-name="T21">שתי</text:span><text:span text:style-name="T1"> </text:span><text:span text:style-name="T21">נרות</text:span><text:span text:style-name="T1"> </text:span><text:span text:style-name="T21">הנשארים</text:span><text:span text:style-name="T1"> </text:span><text:span text:style-name="T21">ונתבאר</text:span><text:span text:style-name="T1"> </text:span><text:span text:style-name="T21">שם</text:span><text:span text:style-name="T1"> </text:span><text:span text:style-name="T21">שהנרות</text:span><text:span text:style-name="T1"> </text:span><text:span text:style-name="T21">שכתוב</text:span><text:span text:style-name="T1"> </text:span><text:span text:style-name="T21">עליהן</text:span><text:span text:style-name="T1"> </text:span><text:span text:style-name="T21">ו' ז' הם</text:span><text:span text:style-name="T1"> </text:span><text:span text:style-name="T21">הנה</text:span><text:span text:style-name="T1"> </text:span><text:span text:style-name="T21">שמניח</text:span><text:span text:style-name="T1"> </text:span><text:span text:style-name="T21">לאחרונה</text:span><text:span text:style-name="T1"> </text:span><text:span text:style-name="T21">אם</text:span><text:span text:style-name="T1"> </text:span><text:span text:style-name="T21">מצאם</text:span><text:span text:style-name="T1"> </text:span><text:span text:style-name="T21">כבויים</text:span><text:span text:style-name="T1"> </text:span><text:span text:style-name="T21">הרי</text:span><text:span text:style-name="T1"> </text:span><text:span text:style-name="T21">זה</text:span><text:span text:style-name="T1"> </text:span><text:span text:style-name="T21">מדליקם</text:span><text:span text:style-name="T1"> </text:span><text:span text:style-name="T21">ומטיב</text:span><text:span text:style-name="T1"> </text:span><text:span text:style-name="T21">שלש</text:span><text:span text:style-name="T1"> </text:span><text:span text:style-name="T21">נרות</text:span><text:span text:style-name="T1"> </text:span><text:span text:style-name="T21">מהסמוכים</text:span><text:span text:style-name="T1"> </text:span><text:span text:style-name="T21">אליהם</text:span><text:span text:style-name="T1"> </text:span><text:span text:style-name="T21">ומניח</text:span><text:span text:style-name="T1"> </text:span><text:span text:style-name="T21">שתי</text:span><text:span text:style-name="T1"> </text:span><text:span text:style-name="T21">הנרות</text:span><text:span text:style-name="T1"> </text:span><text:span text:style-name="T21">המערביות</text:span><text:span text:style-name="T1"> </text:span><text:span text:style-name="T21">עד</text:span><text:span text:style-name="T1"> </text:span><text:span text:style-name="T21">שישוב</text:span><text:span text:style-name="T1"> </text:span><text:span text:style-name="T21">והם</text:span><text:span text:style-name="T1"> </text:span><text:span text:style-name="T21">שכתוב</text:span><text:span text:style-name="T1"> </text:span><text:span text:style-name="T21">עליהם</text:span><text:span text:style-name="T1"> </text:span><text:span text:style-name="T21">א' ב' לפיכך</text:span><text:span text:style-name="T1"> </text:span><text:span text:style-name="T21">אמר</text:span><text:span text:style-name="T1"> </text:span><text:span text:style-name="T21">כאן</text:span><text:span text:style-name="T1"> </text:span><text:span text:style-name="T21">אם</text:span><text:span text:style-name="T1"> </text:span><text:span text:style-name="T21">מצא</text:span><text:span text:style-name="T1"> </text:span><text:span text:style-name="T21">עכשיו</text:span><text:span text:style-name="T1"> </text:span><text:span text:style-name="T21">כשחזר</text:span><text:span text:style-name="T1"> </text:span><text:span text:style-name="T21">אלו</text:span><text:span text:style-name="T1"> </text:span><text:span text:style-name="T21">הב' נרות</text:span><text:span text:style-name="T1"> </text:span><text:span text:style-name="T21">דולקין</text:span><text:span text:style-name="T1"> </text:span><text:span text:style-name="T21">היה</text:span><text:span text:style-name="T1"> </text:span><text:span text:style-name="T21">מתקן</text:span><text:span text:style-name="T1"> </text:span><text:span text:style-name="T21">האחת</text:span><text:span text:style-name="T1"> </text:span><text:span text:style-name="T21">שכתוב</text:span><text:span text:style-name="T1"> </text:span><text:span text:style-name="T21">עליה</text:span><text:span text:style-name="T1"> </text:span><text:span text:style-name="T21">ב' והיא</text:span><text:span text:style-name="T1"> </text:span><text:span text:style-name="T21">המזרחית</text:span><text:span text:style-name="T1"> </text:span><text:span text:style-name="T21">לעומת</text:span><text:span text:style-name="T1"> </text:span><text:span text:style-name="T21">האחרת</text:span><text:span text:style-name="T1"> </text:span><text:span text:style-name="T21">שכתוב</text:span><text:span text:style-name="T1"> </text:span><text:span text:style-name="T21">עליה</text:span><text:span text:style-name="T1"> </text:span><text:span text:style-name="T21">א' ומניח</text:span><text:span text:style-name="T1"> </text:span><text:span text:style-name="T21">שכתוב</text:span><text:span text:style-name="T1"> </text:span><text:span text:style-name="T21">עליה</text:span><text:span text:style-name="T1"> </text:span><text:span text:style-name="T21">א' כמו</text:span><text:span text:style-name="T1"> </text:span><text:span text:style-name="T21">שהוא</text:span><text:span text:style-name="T1"> </text:span><text:span text:style-name="T21">ר"ל</text:span><text:span text:style-name="T1"> </text:span><text:span text:style-name="T21">שלא</text:span><text:span text:style-name="T1"> </text:span><text:span text:style-name="T21">יכבה</text:span><text:span text:style-name="T1"> </text:span><text:span text:style-name="T21">אותו</text:span><text:span text:style-name="T1"> </text:span><text:span text:style-name="T21">וידליק</text:span><text:span text:style-name="T1"> </text:span><text:span text:style-name="T21">אותו</text:span><text:span text:style-name="T1"> </text:span><text:span text:style-name="T21">שנית</text:span><text:span text:style-name="T1"> </text:span><text:span text:style-name="T21">אלא</text:span><text:span text:style-name="T1"> </text:span><text:span text:style-name="T21">מתקנו</text:span><text:span text:style-name="T1"> </text:span><text:span text:style-name="T21">ומוציא</text:span><text:span text:style-name="T1"> </text:span><text:span text:style-name="T21">הפתילה</text:span><text:span text:style-name="T1"> </text:span><text:span text:style-name="T21">ומוסיף</text:span><text:span text:style-name="T1"> </text:span><text:span text:style-name="T21">שמן</text:span><text:span text:style-name="T1"> </text:span><text:span text:style-name="T21">והדומה</text:span><text:span text:style-name="T1"> </text:span><text:span text:style-name="T21">לזה</text:span><text:span text:style-name="T1"> </text:span><text:span text:style-name="T21">לפי</text:span><text:span text:style-name="T1"> </text:span><text:span text:style-name="T21">שמן</text:span><text:span text:style-name="T1"> </text:span><text:span text:style-name="T21">המערבי</text:span><text:span text:style-name="T1"> </text:span><text:span text:style-name="T21">והוא</text:span><text:span text:style-name="T1"> </text:span><text:span text:style-name="T21">שכתוב</text:span><text:span text:style-name="T1"> </text:span><text:span text:style-name="T21">עליו</text:span><text:span text:style-name="T1"> </text:span><text:span text:style-name="T21">א' כמו</text:span><text:span text:style-name="T1"> </text:span><text:span text:style-name="T21">שבארנו</text:span><text:span text:style-name="T1"> </text:span><text:span text:style-name="T21">ידליק</text:span><text:span text:style-name="T1"> </text:span><text:span text:style-name="T21">שאר</text:span><text:span text:style-name="T1"> </text:span><text:span text:style-name="T21">הנרות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ולפיכך</text:span><text:span text:style-name="T1"> </text:span><text:span text:style-name="T21">אם</text:span><text:span text:style-name="T1"> </text:span><text:span text:style-name="T21">מצא</text:span><text:span text:style-name="T1"> </text:span><text:span text:style-name="T21">נר</text:span><text:span text:style-name="T1"> </text:span><text:span text:style-name="T21">מערבי</text:span><text:span text:style-name="T1"> </text:span><text:span text:style-name="T21">שכבר</text:span><text:span text:style-name="T1"> </text:span><text:span text:style-name="T21">כבה</text:span><text:span text:style-name="T1"> </text:span><text:span text:style-name="T21">אז</text:span><text:span text:style-name="T1"> </text:span><text:span text:style-name="T21">מדשנו</text:span><text:span text:style-name="T1"> </text:span><text:span text:style-name="T21">ונותן</text:span><text:span text:style-name="T1"> </text:span><text:span text:style-name="T21">בו</text:span><text:span text:style-name="T1"> </text:span><text:span text:style-name="T21">פתילה</text:span><text:span text:style-name="T1"> </text:span><text:span text:style-name="T21">ומדליק</text:span><text:span text:style-name="T1"> </text:span><text:span text:style-name="T21">אותו</text:span><text:span text:style-name="T1"> </text:span><text:span text:style-name="T21">ממזבח</text:span><text:span text:style-name="T1"> </text:span><text:span text:style-name="T21">העולה</text:span><text:span text:style-name="T1"> </text:span><text:span text:style-name="T21">ולא</text:span><text:span text:style-name="T1"> </text:span><text:span text:style-name="T21">מן</text:span><text:span text:style-name="T1"> </text:span><text:span text:style-name="T21">הנרות</text:span><text:span text:style-name="T1"> </text:span><text:span text:style-name="T21">לפי</text:span><text:span text:style-name="T1"> </text:span><text:span text:style-name="T21">שזה</text:span><text:span text:style-name="T1"> </text:span><text:span text:style-name="T21">נר</text:span><text:span text:style-name="T1"> </text:span><text:span text:style-name="T21">מערבי</text:span><text:span text:style-name="T1"> </text:span><text:span text:style-name="T21">והוא</text:span><text:span text:style-name="T1"> </text:span><text:span text:style-name="T21">שכתוב</text:span><text:span text:style-name="T1"> </text:span><text:span text:style-name="T21">עליו</text:span><text:span text:style-name="T1"> </text:span><text:span text:style-name="T21">א' מדליק</text:span><text:span text:style-name="T1"> </text:span><text:span text:style-name="T21">ממנו</text:span><text:span text:style-name="T1"> </text:span><text:span text:style-name="T21">שאר</text:span><text:span text:style-name="T1"> </text:span><text:span text:style-name="T21">הנרות</text:span><text:span text:style-name="T1"> </text:span><text:span text:style-name="T21">לכשיכבו</text:span><text:span text:style-name="T1"> </text:span><text:span text:style-name="T21">והוא</text:span><text:span text:style-name="T1"> </text:span><text:span text:style-name="T21">כשיכבה</text:span><text:span text:style-name="T1"> </text:span><text:span text:style-name="T21">אין</text:span><text:span text:style-name="T1"> </text:span><text:span text:style-name="T21">מדליקין</text:span><text:span text:style-name="T1"> </text:span><text:span text:style-name="T21">אותו</text:span><text:span text:style-name="T1"> </text:span><text:span text:style-name="T21">אלא</text:span><text:span text:style-name="T1"> </text:span><text:span text:style-name="T21">ממזבח</text:span><text:span text:style-name="T1"> </text:span><text:span text:style-name="T21">העולה</text:span><text:span text:style-name="T1"> </text:span><text:span text:style-name="T21">וכבר</text:span><text:span text:style-name="T1"> </text:span><text:span text:style-name="T21">נתבאר</text:span><text:span text:style-name="T1"> </text:span><text:span text:style-name="T21">בשלישי</text:span><text:span text:style-name="T1"> </text:span><text:span text:style-name="T21">שכוז</text:span><text:span text:style-name="T1"> </text:span><text:span text:style-name="T21">שיש</text:span><text:span text:style-name="T1"> </text:span><text:span text:style-name="T21">בו</text:span><text:span text:style-name="T1"> </text:span><text:span text:style-name="T21">דישון</text:span><text:span text:style-name="T1"> </text:span><text:span text:style-name="T21">המנורה</text:span><text:span text:style-name="T1"> </text:span><text:span text:style-name="T21">נותן</text:span><text:span text:style-name="T1"> </text:span><text:span text:style-name="T21">אותו</text:span><text:span text:style-name="T1"> </text:span><text:span text:style-name="T21">על</text:span><text:span text:style-name="T1"> </text:span><text:span text:style-name="T21">מעלה</text:span><text:span text:style-name="T1"> </text:span><text:span text:style-name="T21">שניה</text:span><text:span text:style-name="T1"> </text:span><text:span text:style-name="T21">של</text:span><text:span text:style-name="T1"> </text:span><text:span text:style-name="T21">אבן</text:span><text:span text:style-name="T1"> </text:span><text:span text:style-name="T21">שהיא</text:span><text:span text:style-name="T1"> </text:span><text:span text:style-name="T21">לפני</text:span><text:span text:style-name="T1"> </text:span><text:span text:style-name="T21">המנורה</text:span><text:span text:style-name="T1"> </text:span><text:span text:style-name="T21">ונוטלו</text:span><text:span text:style-name="T1"> </text:span><text:span text:style-name="T21">משם</text:span><text:span text:style-name="T1"> </text:span><text:span text:style-name="T21">ומוציאו: </text:span></text:p>
      <text:p text:style-name="P21"/>
      <text:p text:style-name="P19"><text:span text:style-name="T21">כבר</text:span><text:span text:style-name="T1"> </text:span><text:span text:style-name="T21">ידעת. שמזבח</text:span><text:span text:style-name="T1"> </text:span><text:span text:style-name="T21">הקטורת</text:span><text:span text:style-name="T1"> </text:span><text:span text:style-name="T21">הוא</text:span><text:span text:style-name="T1"> </text:span><text:span text:style-name="T21">מזבח</text:span><text:span text:style-name="T1"> </text:span><text:span text:style-name="T21">הזהב</text:span><text:span text:style-name="T1"> </text:span><text:span text:style-name="T21">שבהיכל</text:span><text:span text:style-name="T1"> </text:span><text:span text:style-name="T21">שהוא</text:span><text:span text:style-name="T1"> </text:span><text:span text:style-name="T21">באמצע</text:span><text:span text:style-name="T1"> </text:span><text:span text:style-name="T21">בין</text:span><text:span text:style-name="T1"> </text:span><text:span text:style-name="T21">השלחן</text:span><text:span text:style-name="T1"> </text:span><text:span text:style-name="T21">ובין</text:span><text:span text:style-name="T1"> </text:span><text:span text:style-name="T21">המנורה</text:span><text:span text:style-name="T1"> </text:span><text:span text:style-name="T21">כמו</text:span><text:span text:style-name="T1"> </text:span><text:span text:style-name="T21">שציירנו</text:span><text:span text:style-name="T1"> </text:span><text:span text:style-name="T21">במנחות</text:span><text:span text:style-name="T1"> </text:span><text:span text:style-name="T21">וכמו</text:span><text:span text:style-name="T1"> </text:span><text:span text:style-name="T21">שנצייר</text:span><text:span text:style-name="T1"> </text:span><text:span text:style-name="T21">במדות</text:span><text:span text:style-name="T1"> </text:span><text:span text:style-name="T21">ופירוש</text:span><text:span text:style-name="T1"> </text:span><text:span text:style-name="T21">מרדדן</text:span><text:span text:style-name="T1"> </text:span><text:span text:style-name="T21">שיציע</text:span><text:span text:style-name="T1"> </text:span><text:span text:style-name="T21">ויפרוש</text:span><text:span text:style-name="T1"> </text:span><text:span text:style-name="T21">אותו</text:span><text:span text:style-name="T1"> </text:span><text:span text:style-name="T21">במזבח: </text:span></text:p>
      <text:p text:style-name="P21"/>
      <text:p text:style-name="P19"><text:span text:style-name="T21">כבר</text:span><text:span text:style-name="T1"> </text:span><text:span text:style-name="T21">הקדמנו</text:span><text:span text:style-name="T1"> </text:span><text:span text:style-name="T21">בפרק</text:span><text:span text:style-name="T1"> </text:span><text:span text:style-name="T21">שלפני</text:span><text:span text:style-name="T1"> </text:span><text:span text:style-name="T21">זה. שהבזך</text:span><text:span text:style-name="T1"> </text:span><text:span text:style-name="T21">מלא</text:span><text:span text:style-name="T1"> </text:span><text:span text:style-name="T21">מן</text:span><text:span text:style-name="T1"> </text:span><text:span text:style-name="T21">הקטרת</text:span><text:span text:style-name="T1"> </text:span><text:span text:style-name="T21">יש</text:span><text:span text:style-name="T1"> </text:span><text:span text:style-name="T21">בכף</text:span><text:span text:style-name="T1"> </text:span><text:span text:style-name="T21">דבר</text:span><text:span text:style-name="T1"> </text:span><text:span text:style-name="T21">מועט</text:span><text:span text:style-name="T1"> </text:span><text:span text:style-name="T21">והוא</text:span><text:span text:style-name="T1"> </text:span><text:span text:style-name="T21">נותן</text:span><text:span text:style-name="T1"> </text:span><text:span text:style-name="T21">אותו</text:span><text:span text:style-name="T1"> </text:span><text:span text:style-name="T21">דבר</text:span><text:span text:style-name="T1"> </text:span><text:span text:style-name="T21">מועט</text:span><text:span text:style-name="T1"> </text:span><text:span text:style-name="T21">מן</text:span><text:span text:style-name="T1"> </text:span><text:span text:style-name="T21">הקטרת</text:span><text:span text:style-name="T1"> </text:span><text:span text:style-name="T21">בחפניו</text:span><text:span text:style-name="T1"> </text:span><text:span text:style-name="T21">של</text:span><text:span text:style-name="T1"> </text:span><text:span text:style-name="T21">מקטיר</text:span><text:span text:style-name="T1"> </text:span><text:span text:style-name="T21">וכן</text:span><text:span text:style-name="T1"> </text:span><text:span text:style-name="T21">הקדמנו</text:span><text:span text:style-name="T1"> </text:span><text:span text:style-name="T21">שהמקטיר</text:span><text:span text:style-name="T1"> </text:span><text:span text:style-name="T21">הקטרת</text:span><text:span text:style-name="T1"> </text:span><text:span text:style-name="T21">לא</text:span><text:span text:style-name="T1"> </text:span><text:span text:style-name="T21">הקטיר</text:span><text:span text:style-name="T1"> </text:span><text:span text:style-name="T21">אותה</text:span><text:span text:style-name="T1"> </text:span><text:span text:style-name="T21">קודם</text:span><text:span text:style-name="T1"> </text:span><text:span text:style-name="T21">לכן</text:span><text:span text:style-name="T1"> </text:span><text:span text:style-name="T21">אמרו</text:span><text:span text:style-name="T1"> </text:span><text:span text:style-name="T21">לא</text:span><text:span text:style-name="T1"> </text:span><text:span text:style-name="T21">שנה</text:span><text:span text:style-name="T1"> </text:span><text:span text:style-name="T21">אדם</text:span><text:span text:style-name="T1"> </text:span><text:span text:style-name="T21">בה</text:span><text:span text:style-name="T1"> </text:span><text:span text:style-name="T21">ולפיכך</text:span><text:span text:style-name="T1"> </text:span><text:span text:style-name="T21">אמר</text:span><text:span text:style-name="T1"> </text:span><text:span text:style-name="T21">כאן</text:span><text:span text:style-name="T1"> </text:span><text:span text:style-name="T21">מלמדים</text:span><text:span text:style-name="T1"> </text:span><text:span text:style-name="T21">אותו</text:span><text:span text:style-name="T1"> </text:span><text:span text:style-name="T21">הזהר</text:span><text:span text:style-name="T1"> </text:span><text:span text:style-name="T21">שלא</text:span><text:span text:style-name="T1"> </text:span><text:span text:style-name="T21">תתחיל</text:span><text:span text:style-name="T1"> </text:span><text:span text:style-name="T21">מלפניך</text:span><text:span text:style-name="T1"> </text:span><text:span text:style-name="T21">כדי</text:span><text:span text:style-name="T1"> </text:span><text:span text:style-name="T21">שלא</text:span><text:span text:style-name="T1"> </text:span><text:span text:style-name="T21">יתיז</text:span><text:span text:style-name="T1"> </text:span><text:span text:style-name="T21">הקטרת</text:span><text:span text:style-name="T1"> </text:span><text:span text:style-name="T21">לידו</text:span><text:span text:style-name="T1"> </text:span><text:span text:style-name="T21">וישרפנה: </text:span></text:p>
      <text:p text:style-name="P21"/>
      <text:p text:style-name="P19"><text:span text:style-name="T21">מרדד. פורש</text:span><text:span text:style-name="T1"> </text:span><text:span text:style-name="T21">הקטרת</text:span><text:span text:style-name="T1"> </text:span><text:span text:style-name="T21">על</text:span><text:span text:style-name="T1"> </text:span><text:span text:style-name="T21">האש: </text:span></text:p>
      <text:p text:style-name="P21"/>
      <text:p text:style-name="P19"><text:span text:style-name="T21">ומה</text:span><text:span text:style-name="T1"> </text:span><text:span text:style-name="T21">שאמר</text:span><text:span text:style-name="T1"> </text:span><text:span text:style-name="T21">פרשו</text:span><text:span text:style-name="T1"> </text:span><text:span text:style-name="T21">העם</text:span><text:span text:style-name="T1"> </text:span><text:span text:style-name="T21">והקטיר. הוא</text:span><text:span text:style-name="T1"> </text:span><text:span text:style-name="T21">שיצאו</text:span><text:span text:style-name="T1"> </text:span><text:span text:style-name="T21">כל</text:span><text:span text:style-name="T1"> </text:span><text:span text:style-name="T21">הכהנים</text:span><text:span text:style-name="T1"> </text:span><text:span text:style-name="T21">מבין</text:span><text:span text:style-name="T1"> </text:span><text:span text:style-name="T21">האולם</text:span><text:span text:style-name="T1"> </text:span><text:span text:style-name="T21">ולמזבח</text:span><text:span text:style-name="T1"> </text:span><text:span text:style-name="T21">כמו</text:span><text:span text:style-name="T1"> </text:span><text:span text:style-name="T21">שיתבאר</text:span><text:span text:style-name="T1"> </text:span><text:span text:style-name="T21">בתחלת</text:span><text:span text:style-name="T1"> </text:span><text:span text:style-name="T21">כלים</text:span><text:span text:style-name="T1"> </text:span><text:span text:style-name="T21">והוא</text:span><text:span text:style-name="T1"> </text:span><text:span text:style-name="T21">מה</text:span><text:span text:style-name="T1"> </text:span><text:span text:style-name="T21">שאמרו</text:span><text:span text:style-name="T1"> </text:span><text:span text:style-name="T21">ופורשין</text:span><text:span text:style-name="T1"> </text:span><text:span text:style-name="T21">מבין</text:span><text:span text:style-name="T1"> </text:span><text:span text:style-name="T21">האולם</text:span><text:span text:style-name="T1"> </text:span><text:span text:style-name="T21">ולמזבח</text:span><text:span text:style-name="T1"> </text:span><text:span text:style-name="T21">בשעת</text:span><text:span text:style-name="T1"> </text:span><text:span text:style-name="T21">הקטרה</text:span><text:span text:style-name="T1"> </text:span><text:span text:style-name="T21">ואין</text:span><text:span text:style-name="T1"> </text:span><text:span text:style-name="T21">חייבין</text:span><text:span text:style-name="T1"> </text:span><text:span text:style-name="T21">בזה</text:span><text:span text:style-name="T1"> </text:span><text:span text:style-name="T21">אלא</text:span><text:span text:style-name="T1"> </text:span><text:span text:style-name="T21">בקטרת</text:span><text:span text:style-name="T1"> </text:span><text:span text:style-name="T21">שבכל</text:span><text:span text:style-name="T1"> </text:span><text:span text:style-name="T21">יום</text:span><text:span text:style-name="T1"> </text:span><text:span text:style-name="T21">אבל</text:span><text:span text:style-name="T1"> </text:span><text:span text:style-name="T21">בקטרת</text:span><text:span text:style-name="T1"> </text:span><text:span text:style-name="T21">של</text:span><text:span text:style-name="T1"> </text:span><text:span text:style-name="T21">יוה"כ</text:span><text:span text:style-name="T1"> </text:span><text:span text:style-name="T21">ר"ל</text:span><text:span text:style-name="T1"> </text:span><text:span text:style-name="T21">שמקטירין</text:span><text:span text:style-name="T1"> </text:span><text:span text:style-name="T21">אותו</text:span><text:span text:style-name="T1"> </text:span><text:span text:style-name="T21">בקדש</text:span><text:span text:style-name="T1"> </text:span><text:span text:style-name="T21">הקדשים</text:span><text:span text:style-name="T1"> </text:span><text:span text:style-name="T21">אין</text:span><text:span text:style-name="T1"> </text:span><text:span text:style-name="T21">חייבין</text:span><text:span text:style-name="T1"> </text:span><text:span text:style-name="T21">בני</text:span><text:span text:style-name="T1"> </text:span><text:span text:style-name="T21">אדם</text:span><text:span text:style-name="T1"> </text:span><text:span text:style-name="T21">לצאת</text:span><text:span text:style-name="T1"> </text:span><text:span text:style-name="T21">מבין</text:span><text:span text:style-name="T1"> </text:span><text:span text:style-name="T21">האולם</text:span><text:span text:style-name="T1"> </text:span><text:span text:style-name="T21">ולמזבח</text:span><text:span text:style-name="T1"> </text:span><text:span text:style-name="T21">אלא</text:span><text:span text:style-name="T1"> </text:span><text:span text:style-name="T21">מן</text:span><text:span text:style-name="T1"> </text:span><text:span text:style-name="T21">ההיכל</text:span><text:span text:style-name="T1"> </text:span><text:span text:style-name="T21">בלבד</text:span><text:span text:style-name="T1"> </text:span><text:span text:style-name="T21">וראוי</text:span><text:span text:style-name="T1"> </text:span><text:span text:style-name="T21">שתדע</text:span><text:span text:style-name="T1"> </text:span><text:span text:style-name="T21">שבשעה</text:span><text:span text:style-name="T1"> </text:span><text:span text:style-name="T21">שיבא</text:span><text:span text:style-name="T1"> </text:span><text:span text:style-name="T21">בדם</text:span><text:span text:style-name="T1"> </text:span><text:span text:style-name="T21">חטאת</text:span><text:span text:style-name="T1"> </text:span><text:span text:style-name="T21">הנעשית</text:span><text:span text:style-name="T1"> </text:span><text:span text:style-name="T21">בפנים</text:span><text:span text:style-name="T1"> </text:span><text:span text:style-name="T21">לזרוק</text:span><text:span text:style-name="T1"> </text:span><text:span text:style-name="T21">מדמה</text:span><text:span text:style-name="T1"> </text:span><text:span text:style-name="T21">בפנים</text:span><text:span text:style-name="T1"> </text:span><text:span text:style-name="T21">וזה</text:span><text:span text:style-name="T1"> </text:span><text:span text:style-name="T21">יהיה</text:span><text:span text:style-name="T1"> </text:span><text:span text:style-name="T21">בדם</text:span><text:span text:style-name="T1"> </text:span><text:span text:style-name="T21">כהן</text:span><text:span text:style-name="T1"> </text:span><text:span text:style-name="T21">משיח</text:span><text:span text:style-name="T1"> </text:span><text:span text:style-name="T21">ופר</text:span><text:span text:style-name="T1"> </text:span><text:span text:style-name="T21">העלם</text:span><text:span text:style-name="T1"> </text:span><text:span text:style-name="T21">דבר</text:span><text:span text:style-name="T1"> </text:span><text:span text:style-name="T21">ושעירי</text:span><text:span text:style-name="T1"> </text:span><text:span text:style-name="T21">עבודה</text:span><text:span text:style-name="T1"> </text:span><text:span text:style-name="T21">זרה</text:span><text:span text:style-name="T1"> </text:span><text:span text:style-name="T21">שהם</text:span><text:span text:style-name="T1"> </text:span><text:span text:style-name="T21">גם</text:span><text:span text:style-name="T1"> </text:span><text:span text:style-name="T21">כן</text:span><text:span text:style-name="T1"> </text:span><text:span text:style-name="T21">פורשים</text:span><text:span text:style-name="T1"> </text:span><text:span text:style-name="T21">מבין</text:span><text:span text:style-name="T1"> </text:span><text:span text:style-name="T21">האולם</text:span><text:span text:style-name="T1"> </text:span><text:span text:style-name="T21">ולמזבח</text:span><text:span text:style-name="T1"> </text:span><text:span text:style-name="T21">כמו</text:span><text:span text:style-name="T1"> </text:span><text:span text:style-name="T21">בשעת</text:span><text:span text:style-name="T1"> </text:span><text:span text:style-name="T21">הקטרה</text:span><text:span text:style-name="T1"> </text:span><text:span text:style-name="T21">ולמדנו</text:span><text:span text:style-name="T1"> </text:span><text:span text:style-name="T21">כל</text:span><text:span text:style-name="T1"> </text:span><text:span text:style-name="T21">זה</text:span><text:span text:style-name="T1"> </text:span><text:span text:style-name="T21">ממה</text:span><text:span text:style-name="T1"> </text:span><text:span text:style-name="T21">שנא' (ויקרא</text:span><text:span text:style-name="T1"> </text:span><text:span text:style-name="T21">טז) וכל</text:span><text:span text:style-name="T1"> </text:span><text:span text:style-name="T21">אדם</text:span><text:span text:style-name="T1"> </text:span><text:span text:style-name="T21">לא</text:span><text:span text:style-name="T1"> </text:span><text:span text:style-name="T21">יהיה</text:span><text:span text:style-name="T1"> </text:span><text:span text:style-name="T21">באהל</text:span><text:span text:style-name="T1"> </text:span><text:span text:style-name="T21">מועד</text:span><text:span text:style-name="T1"> </text:span><text:span text:style-name="T21">אמרו</text:span><text:span text:style-name="T1"> </text:span><text:span text:style-name="T21">אתיא</text:span><text:span text:style-name="T1"> </text:span><text:span text:style-name="T21">כפרה</text:span><text:span text:style-name="T1"> </text:span><text:span text:style-name="T21">כפרה</text:span><text:span text:style-name="T1"> </text:span><text:span text:style-name="T21">מיו"כ</text:span><text:span text:style-name="T1"> </text:span><text:span text:style-name="T21">איזו</text:span><text:span text:style-name="T1"> </text:span><text:span text:style-name="T21">כפרה</text:span><text:span text:style-name="T1"> </text:span><text:span text:style-name="T21">שתהיה</text:span><text:span text:style-name="T1"> </text:span><text:span text:style-name="T21">בקדשים</text:span><text:span text:style-name="T1"> </text:span><text:span text:style-name="T21">פורשין</text:span><text:span text:style-name="T1"> </text:span><text:span text:style-name="T21">מבין</text:span><text:span text:style-name="T1"> </text:span><text:span text:style-name="T21">האולם</text:span><text:span text:style-name="T1"> </text:span><text:span text:style-name="T21">ולמזבח</text:span><text:span text:style-name="T1"> </text:span><text:span text:style-name="T21">אלא</text:span><text:span text:style-name="T1"> </text:span><text:span text:style-name="T21">בשעת</text:span><text:span text:style-name="T1"> </text:span><text:span text:style-name="T21">הקטרה</text:span><text:span text:style-name="T1"> </text:span><text:span text:style-name="T21">בצום</text:span><text:span text:style-name="T1"> </text:span><text:span text:style-name="T21">כפור</text:span><text:span text:style-name="T1"> </text:span><text:span text:style-name="T21">בלבד</text:span><text:span text:style-name="T1"> </text:span><text:span text:style-name="T21">שהם</text:span><text:span text:style-name="T1"> </text:span><text:span text:style-name="T21">מהיכל</text:span><text:span text:style-name="T1"> </text:span><text:span text:style-name="T21">פרשי</text:span><text:span text:style-name="T1"> </text:span><text:span text:style-name="T21">מבין</text:span><text:span text:style-name="T1"> </text:span><text:span text:style-name="T21">האולם</text:span><text:span text:style-name="T1"> </text:span><text:span text:style-name="T21">ולמזבח</text:span><text:span text:style-name="T1"> </text:span><text:span text:style-name="T21">לא</text:span><text:span text:style-name="T1"> </text:span><text:span text:style-name="T21">פרשי</text:span><text:span text:style-name="T1"> </text:span><text:span text:style-name="T21">לפי</text:span><text:span text:style-name="T1"> </text:span><text:span text:style-name="T21">שהוא</text:span><text:span text:style-name="T1"> </text:span><text:span text:style-name="T21">נסתר</text:span><text:span text:style-name="T1"> </text:span><text:span text:style-name="T21">מהם</text:span><text:span text:style-name="T1"> </text:span><text:span text:style-name="T21">מבית</text:span><text:span text:style-name="T1"> </text:span><text:span text:style-name="T21">קדשי</text:span><text:span text:style-name="T1"> </text:span><text:span text:style-name="T21">הקדשים</text:span><text:span text:style-name="T1"> </text:span><text:span text:style-name="T21">וא"א</text:span><text:span text:style-name="T1"> </text:span><text:span text:style-name="T21">לבא</text:span><text:span text:style-name="T1"> </text:span><text:span text:style-name="T21">שם</text:span><text:span text:style-name="T1"> </text:span><text:span text:style-name="T21">לפיכך</text:span><text:span text:style-name="T1"> </text:span><text:span text:style-name="T21">אין</text:span><text:span text:style-name="T1"> </text:span><text:span text:style-name="T21">מזהירין</text:span><text:span text:style-name="T1"> </text:span><text:span text:style-name="T21">בני</text:span><text:span text:style-name="T1"> </text:span><text:span text:style-name="T21">אדם</text:span><text:span text:style-name="T1"> </text:span><text:span text:style-name="T21">שלא</text:span><text:span text:style-name="T1"> </text:span><text:span text:style-name="T21">יבא</text:span><text:span text:style-name="T1"> </text:span><text:span text:style-name="T21">שום</text:span><text:span text:style-name="T1"> </text:span><text:span text:style-name="T21">אדם</text:span><text:span text:style-name="T1"> </text:span><text:span text:style-name="T21">שם</text:span><text:span text:style-name="T1"> </text:span><text:span text:style-name="T21">וכבר</text:span><text:span text:style-name="T1"> </text:span><text:span text:style-name="T21">בארנו</text:span><text:span text:style-name="T1"> </text:span><text:span text:style-name="T21">בגמ' יומא</text:span><text:span text:style-name="T1"> </text:span><text:span text:style-name="T21">סדר</text:span><text:span text:style-name="T1"> </text:span><text:span text:style-name="T21">הקטרת</text:span><text:span text:style-name="T1"> </text:span><text:span text:style-name="T21">התמיד</text:span><text:span text:style-name="T1"> </text:span><text:span text:style-name="T21">של</text:span><text:span text:style-name="T1"> </text:span><text:span text:style-name="T21">כל</text:span><text:span text:style-name="T1"> </text:span><text:span text:style-name="T21">יום</text:span><text:span text:style-name="T1"> </text:span><text:span text:style-name="T21">והסמוך</text:span><text:span text:style-name="T1"> </text:span><text:span text:style-name="T21">לו</text:span><text:span text:style-name="T1"> </text:span><text:span text:style-name="T21">ואמרו</text:span><text:span text:style-name="T1"> </text:span><text:span text:style-name="T21">שהיא</text:span><text:span text:style-name="T1"> </text:span><text:span text:style-name="T21">קבלה</text:span><text:span text:style-name="T1"> </text:span><text:span text:style-name="T21">משומרה</text:span><text:span text:style-name="T1"> </text:span><text:span text:style-name="T21">ואע"פ</text:span><text:span text:style-name="T1"> </text:span><text:span text:style-name="T21">שהיא</text:span><text:span text:style-name="T1"> </text:span><text:span text:style-name="T21">קבלה</text:span><text:span text:style-name="T1"> </text:span><text:span text:style-name="T21">הביאו</text:span><text:span text:style-name="T1"> </text:span><text:span text:style-name="T21">לראיה</text:span><text:span text:style-name="T1"> </text:span><text:span text:style-name="T21">ענינים</text:span><text:span text:style-name="T1"> </text:span><text:span text:style-name="T21">כדי</text:span><text:span text:style-name="T1"> </text:span><text:span text:style-name="T21">לסייע</text:span><text:span text:style-name="T1"> </text:span><text:span text:style-name="T21">אותו</text:span><text:span text:style-name="T1"> </text:span><text:span text:style-name="T21">סדר</text:span><text:span text:style-name="T1"> </text:span><text:span text:style-name="T21">וזו</text:span><text:span text:style-name="T1"> </text:span><text:span text:style-name="T21">היא</text:span><text:span text:style-name="T1"> </text:span><text:span text:style-name="T21">תורף</text:span><text:span text:style-name="T1"> </text:span><text:span text:style-name="T21">דבריהם</text:span><text:span text:style-name="T1"> </text:span><text:span text:style-name="T21">בזה</text:span><text:span text:style-name="T1"> </text:span><text:span text:style-name="T21">מערכה</text:span><text:span text:style-name="T1"> </text:span><text:span text:style-name="T21">גדולה</text:span><text:span text:style-name="T1"> </text:span><text:span text:style-name="T21">קודמת</text:span><text:span text:style-name="T1"> </text:span><text:span text:style-name="T21">למערכה</text:span><text:span text:style-name="T1"> </text:span><text:span text:style-name="T21">שניה</text:span><text:span text:style-name="T1"> </text:span><text:span text:style-name="T21">של</text:span><text:span text:style-name="T1"> </text:span><text:span text:style-name="T21">קטרת</text:span><text:span text:style-name="T1"> </text:span><text:span text:style-name="T21">ומערכה</text:span><text:span text:style-name="T1"> </text:span><text:span text:style-name="T21">שניה</text:span><text:span text:style-name="T1"> </text:span><text:span text:style-name="T21">של</text:span><text:span text:style-name="T1"> </text:span><text:span text:style-name="T21">קטרת</text:span><text:span text:style-name="T1"> </text:span><text:span text:style-name="T21">קודמת</text:span><text:span text:style-name="T1"> </text:span><text:span text:style-name="T21">לסדור</text:span><text:span text:style-name="T1"> </text:span><text:span text:style-name="T21">שני</text:span><text:span text:style-name="T1"> </text:span><text:span text:style-name="T21">גזרי</text:span><text:span text:style-name="T1"> </text:span><text:span text:style-name="T21">עצים</text:span><text:span text:style-name="T1"> </text:span><text:span text:style-name="T21">וסדור</text:span><text:span text:style-name="T1"> </text:span><text:span text:style-name="T21">שני</text:span><text:span text:style-name="T1"> </text:span><text:span text:style-name="T21">גזרי</text:span><text:span text:style-name="T1"> </text:span><text:span text:style-name="T21">עצים</text:span><text:span text:style-name="T1"> </text:span><text:span text:style-name="T21">קודמת</text:span><text:span text:style-name="T1"> </text:span><text:span text:style-name="T21">ל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קודם</text:span><text:span text:style-name="T1"> </text:span><text:span text:style-name="T21">להטבת</text:span><text:span text:style-name="T1"> </text:span><text:span text:style-name="T21">ה' נרות</text:span><text:span text:style-name="T1"> </text:span><text:span text:style-name="T21">והטבת</text:span><text:span text:style-name="T1"> </text:span><text:span text:style-name="T21">ה' נרות</text:span><text:span text:style-name="T1"> </text:span><text:span text:style-name="T21">קודמת</text:span><text:span text:style-name="T1"> </text:span><text:span text:style-name="T21">לדם</text:span><text:span text:style-name="T1"> </text:span><text:span text:style-name="T21">התמיד</text:span><text:span text:style-name="T1"> </text:span><text:span text:style-name="T21">ודם</text:span><text:span text:style-name="T1"> </text:span><text:span text:style-name="T21">התמיד</text:span><text:span text:style-name="T1"> </text:span><text:span text:style-name="T21">קודם</text:span><text:span text:style-name="T1"> </text:span><text:span text:style-name="T21">להטבת</text:span><text:span text:style-name="T1"> </text:span><text:span text:style-name="T21">שתי</text:span><text:span text:style-name="T1"> </text:span><text:span text:style-name="T21">נרות</text:span><text:span text:style-name="T1"> </text:span><text:span text:style-name="T21">והטבת</text:span><text:span text:style-name="T1"> </text:span><text:span text:style-name="T21">שתי</text:span><text:span text:style-name="T1"> </text:span><text:span text:style-name="T21">נרות</text:span><text:span text:style-name="T1"> </text:span><text:span text:style-name="T21">קודמת</text:span><text:span text:style-name="T1"> </text:span><text:span text:style-name="T21">לקטרת</text:span><text:span text:style-name="T1"> </text:span><text:span text:style-name="T21">והקטרת</text:span><text:span text:style-name="T1"> </text:span><text:span text:style-name="T21">קודם</text:span><text:span text:style-name="T1"> </text:span><text:span text:style-name="T21">לאברים</text:span><text:span text:style-name="T1"> </text:span><text:span text:style-name="T21">ואברים</text:span><text:span text:style-name="T1"> </text:span><text:span text:style-name="T21">למנחה</text:span><text:span text:style-name="T1"> </text:span><text:span text:style-name="T21">ומנחה</text:span><text:span text:style-name="T1"> </text:span><text:span text:style-name="T21">לחביתים</text:span><text:span text:style-name="T1"> </text:span><text:span text:style-name="T21">וחביתים</text:span><text:span text:style-name="T1"> </text:span><text:span text:style-name="T21">לנסכים</text:span><text:span text:style-name="T1"> </text:span><text:span text:style-name="T21">ונסכים</text:span><text:span text:style-name="T1"> </text:span><text:span text:style-name="T21">למוספים</text:span><text:span text:style-name="T1"> </text:span><text:span text:style-name="T21">ומוספים</text:span><text:span text:style-name="T1"> </text:span><text:span text:style-name="T21">לבזיכים</text:span><text:span text:style-name="T1"> </text:span><text:span text:style-name="T21">ובזיכים</text:span><text:span text:style-name="T1"> </text:span><text:span text:style-name="T21">לתמיד</text:span><text:span text:style-name="T1"> </text:span><text:span text:style-name="T21">של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שנאמר</text:span><text:span text:style-name="T1"> </text:span><text:span text:style-name="T21">והקטיר</text:span><text:span text:style-name="T1"> </text:span><text:span text:style-name="T21">עליה</text:span><text:span text:style-name="T1"> </text:span><text:span text:style-name="T21">חלבי</text:span><text:span text:style-name="T1"> </text:span><text:span text:style-name="T21">השלמים</text:span><text:span text:style-name="T1"> </text:span><text:span text:style-name="T21">עליה</text:span><text:span text:style-name="T1"> </text:span><text:span text:style-name="T21">השלם</text:span><text:span text:style-name="T1"> </text:span><text:span text:style-name="T21">כל</text:span><text:span text:style-name="T1"> </text:span><text:span text:style-name="T21">הקרבנות</text:span><text:span text:style-name="T1"> </text:span><text:span text:style-name="T21">כולם</text:span><text:span text:style-name="T1"> </text:span><text:span text:style-name="T21">וסדר</text:span><text:span text:style-name="T1"> </text:span><text:span text:style-name="T21">הזה</text:span><text:span text:style-name="T1"> </text:span><text:span text:style-name="T21">כולו</text:span><text:span text:style-name="T1"> </text:span><text:span text:style-name="T21">הוא</text:span><text:span text:style-name="T1"> </text:span><text:span text:style-name="T21">על</text:span><text:span text:style-name="T1"> </text:span><text:span text:style-name="T21">דעת</text:span><text:span text:style-name="T1"> </text:span><text:span text:style-name="T21">אבא</text:span><text:span text:style-name="T1"> </text:span><text:span text:style-name="T21">שאול</text:span><text:span text:style-name="T1"> </text:span><text:span text:style-name="T21">והוא</text:span><text:span text:style-name="T1"> </text:span><text:span text:style-name="T21">שאמר</text:span><text:span text:style-name="T1"> </text:span><text:span text:style-name="T21">שבזריקת</text:span><text:span text:style-name="T1"> </text:span><text:span text:style-name="T21">דם</text:span><text:span text:style-name="T1"> </text:span><text:span text:style-name="T21">התמיד</text:span><text:span text:style-name="T1"> </text:span><text:span text:style-name="T21">על</text:span><text:span text:style-name="T1"> </text:span><text:span text:style-name="T21">המזבח</text:span><text:span text:style-name="T1"> </text:span><text:span text:style-name="T21">יפסיק</text:span><text:span text:style-name="T1"> </text:span><text:span text:style-name="T21">בין</text:span><text:span text:style-name="T1"> </text:span><text:span text:style-name="T21">הטבת</text:span><text:span text:style-name="T1"> </text:span><text:span text:style-name="T21">החמש</text:span><text:span text:style-name="T1"> </text:span><text:span text:style-name="T21">נרות</text:span><text:span text:style-name="T1"> </text:span><text:span text:style-name="T21">ובין</text:span><text:span text:style-name="T1"> </text:span><text:span text:style-name="T21">הטבת</text:span><text:span text:style-name="T1"> </text:span><text:span text:style-name="T21">שתי</text:span><text:span text:style-name="T1"> </text:span><text:span text:style-name="T21">נרות</text:span><text:span text:style-name="T1"> </text:span><text:span text:style-name="T21">כמו</text:span><text:span text:style-name="T1"> </text:span><text:span text:style-name="T21">שזכר</text:span><text:span text:style-name="T1"> </text:span><text:span text:style-name="T21">כאן</text:span><text:span text:style-name="T1"> </text:span><text:span text:style-name="T21">אבל</text:span><text:span text:style-name="T1"> </text:span><text:span text:style-name="T21">חכמים</text:span><text:span text:style-name="T1"> </text:span><text:span text:style-name="T21">אומרים</text:span><text:span text:style-name="T1"> </text:span><text:span text:style-name="T21">שבהקטרת</text:span><text:span text:style-name="T1"> </text:span><text:span text:style-name="T21">הקטרת</text:span><text:span text:style-name="T1"> </text:span><text:span text:style-name="T21">היה</text:span><text:span text:style-name="T1"> </text:span><text:span text:style-name="T21">מפסיק</text:span><text:span text:style-name="T1"> </text:span><text:span text:style-name="T21">והיה</text:span><text:span text:style-name="T1"> </text:span><text:span text:style-name="T21">זורק</text:span><text:span text:style-name="T1"> </text:span><text:span text:style-name="T21">דם</text:span><text:span text:style-name="T1"> </text:span><text:span text:style-name="T21">התמיד</text:span><text:span text:style-name="T1"> </text:span><text:span text:style-name="T21">ומטיב</text:span><text:span text:style-name="T1"> </text:span><text:span text:style-name="T21">ה' נרות</text:span><text:span text:style-name="T1"> </text:span><text:span text:style-name="T21">ומקטיר</text:span><text:span text:style-name="T1"> </text:span><text:span text:style-name="T21">קטרת</text:span><text:span text:style-name="T1"> </text:span><text:span text:style-name="T21">ואח"כ</text:span><text:span text:style-name="T1"> </text:span><text:span text:style-name="T21">מטיב</text:span><text:span text:style-name="T1"> </text:span><text:span text:style-name="T21">שתי</text:span><text:span text:style-name="T1"> </text:span><text:span text:style-name="T21">נרות</text:span><text:span text:style-name="T1"> </text:span><text:span text:style-name="T21">והלכה</text:span><text:span text:style-name="T1"> </text:span><text:span text:style-name="T21">כחכמים</text:span><text:span text:style-name="T1"> </text:span><text:span text:style-name="T21">וכבר</text:span><text:span text:style-name="T1"> </text:span><text:span text:style-name="T21">נתבאר</text:span><text:span text:style-name="T1"> </text:span><text:span text:style-name="T21">בשלישי</text:span><text:span text:style-name="T1"> </text:span><text:span text:style-name="T21">ממסכת</text:span><text:span text:style-name="T1"> </text:span><text:span text:style-name="T21">זו</text:span><text:span text:style-name="T1"> </text:span><text:span text:style-name="T21">שאחר</text:span><text:span text:style-name="T1"> </text:span><text:span text:style-name="T21">שחיטת</text:span><text:span text:style-name="T1"> </text:span><text:span text:style-name="T21">התמיד</text:span><text:span text:style-name="T1"> </text:span><text:span text:style-name="T21">מדשני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ועם</text:span><text:span text:style-name="T1"> </text:span><text:span text:style-name="T21">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מדשנין</text:span><text:span text:style-name="T1"> </text:span><text:span text:style-name="T21">המנורה</text:span><text:span text:style-name="T1"> </text:span><text:span text:style-name="T21">וכן</text:span><text:span text:style-name="T1"> </text:span><text:span text:style-name="T21">נתבאר</text:span><text:span text:style-name="T1"> </text:span><text:span text:style-name="T21">בפרק</text:span><text:span text:style-name="T1"> </text:span><text:span text:style-name="T21">הרביעי</text:span><text:span text:style-name="T1"> </text:span><text:span text:style-name="T21">שאחר</text:span><text:span text:style-name="T1"> </text:span><text:span text:style-name="T21">זריקת</text:span><text:span text:style-name="T1"> </text:span><text:span text:style-name="T21">הדם</text:span><text:span text:style-name="T1"> </text:span><text:span text:style-name="T21">מנתחין</text:span><text:span text:style-name="T1"> </text:span><text:span text:style-name="T21">נתחין</text:span><text:span text:style-name="T1"> </text:span><text:span text:style-name="T21">ומביאין</text:span><text:span text:style-name="T1"> </text:span><text:span text:style-name="T21">אותם</text:span><text:span text:style-name="T1"> </text:span><text:span text:style-name="T21">לכבש</text:span><text:span text:style-name="T1"> </text:span><text:span text:style-name="T21">ומה</text:span><text:span text:style-name="T1"> </text:span><text:span text:style-name="T21">שאמר</text:span><text:span text:style-name="T1"> </text:span><text:span text:style-name="T21">זה</text:span><text:span text:style-name="T1"> </text:span><text:span text:style-name="T21">בהש"ס</text:span><text:span text:style-name="T1"> </text:span><text:span text:style-name="T21">המעלה</text:span><text:span text:style-name="T1"> </text:span><text:span text:style-name="T21">אברים</text:span><text:span text:style-name="T1"> </text:span><text:span text:style-name="T21">רצה</text:span><text:span text:style-name="T1"> </text:span><text:span text:style-name="T21">לומר</text:span><text:span text:style-name="T1"> </text:span><text:span text:style-name="T21">העלאת</text:span><text:span text:style-name="T1"> </text:span><text:span text:style-name="T21">אברים</text:span><text:span text:style-name="T1"> </text:span><text:span text:style-name="T21">מן</text:span><text:span text:style-name="T1"> </text:span><text:span text:style-name="T21">הכבש</text:span><text:span text:style-name="T1"> </text:span><text:span text:style-name="T21">למזבח</text:span><text:span text:style-name="T1"> </text:span><text:span text:style-name="T21">ומבואר</text:span><text:span text:style-name="T1"> </text:span><text:span text:style-name="T21">הוא</text:span><text:span text:style-name="T1"> </text:span><text:span text:style-name="T21">כי</text:span><text:span text:style-name="T1"> </text:span><text:span text:style-name="T21">מה</text:span><text:span text:style-name="T1"> </text:span><text:span text:style-name="T21">שאמר</text:span><text:span text:style-name="T1"> </text:span><text:span text:style-name="T21">מנחת</text:span><text:span text:style-name="T1"> </text:span><text:span text:style-name="T21">ר"ל</text:span><text:span text:style-name="T1"> </text:span><text:span text:style-name="T21">מנחת</text:span><text:span text:style-name="T1"> </text:span><text:span text:style-name="T21">נסכים</text:span><text:span text:style-name="T1"> </text:span><text:span text:style-name="T21">והיא</text:span><text:span text:style-name="T1"> </text:span><text:span text:style-name="T21">נקראת</text:span><text:span text:style-name="T1"> </text:span><text:span text:style-name="T21">במסכת</text:span><text:span text:style-name="T1"> </text:span><text:span text:style-name="T21">זו</text:span><text:span text:style-name="T1"> </text:span><text:span text:style-name="T21">מנחת</text:span><text:span text:style-name="T1"> </text:span><text:span text:style-name="T21">סולת</text:span><text:span text:style-name="T1"> </text:span><text:span text:style-name="T21">ומה</text:span><text:span text:style-name="T1"> </text:span><text:span text:style-name="T21">שאמר</text:span><text:span text:style-name="T1"> </text:span><text:span text:style-name="T21">נסכים</text:span><text:span text:style-name="T1"> </text:span><text:span text:style-name="T21">רצה</text:span><text:span text:style-name="T1"> </text:span><text:span text:style-name="T21">לומר</text:span><text:span text:style-name="T1"> </text:span><text:span text:style-name="T21">נסכי</text:span><text:span text:style-name="T1"> </text:span><text:span text:style-name="T21">יין</text:span><text:span text:style-name="T1"> </text:span><text:span text:style-name="T21">אחר</text:span><text:span text:style-name="T1"> </text:span><text:span text:style-name="T21">כך</text:span><text:span text:style-name="T1"> </text:span><text:span text:style-name="T21">הכניס</text:span><text:span text:style-name="T1"> </text:span><text:span text:style-name="T21">בסדר</text:span><text:span text:style-name="T1"> </text:span><text:span text:style-name="T21">התמיד</text:span><text:span text:style-name="T1"> </text:span><text:span text:style-name="T21">סדר</text:span><text:span text:style-name="T1"> </text:span><text:span text:style-name="T21">עבודת</text:span><text:span text:style-name="T1"> </text:span><text:span text:style-name="T21">שבת</text:span><text:span text:style-name="T1"> </text:span><text:span text:style-name="T21">ולפיכך</text:span><text:span text:style-name="T1"> </text:span><text:span text:style-name="T21">זכר</text:span><text:span text:style-name="T1"> </text:span><text:span text:style-name="T21">מוספין</text:span><text:span text:style-name="T1"> </text:span><text:span text:style-name="T21">ושתי</text:span><text:span text:style-name="T1"> </text:span><text:span text:style-name="T21">בזיכי</text:span><text:span text:style-name="T1"> </text:span><text:span text:style-name="T21">לבונה</text:span><text:span text:style-name="T1"> </text:span><text:span text:style-name="T21">של</text:span><text:span text:style-name="T1"> </text:span><text:span text:style-name="T21">לחם</text:span><text:span text:style-name="T1"> </text:span><text:span text:style-name="T21">הפנים</text:span><text:span text:style-name="T1"> </text:span><text:span text:style-name="T21">וכבר</text:span><text:span text:style-name="T1"> </text:span><text:span text:style-name="T21">בארנו</text:span><text:span text:style-name="T1"> </text:span><text:span text:style-name="T21">בחמישי</text:span><text:span text:style-name="T1"> </text:span><text:span text:style-name="T21">מפסחים</text:span><text:span text:style-name="T1"> </text:span><text:span text:style-name="T21">(דף</text:span><text:span text:style-name="T1"> </text:span><text:span text:style-name="T21">נט.) שאינו</text:span><text:span text:style-name="T1"> </text:span><text:span text:style-name="T21">מותר</text:span><text:span text:style-name="T1"> </text:span><text:span text:style-name="T21">להקריב</text:span><text:span text:style-name="T1"> </text:span><text:span text:style-name="T21">קרבן</text:span><text:span text:style-name="T1"> </text:span><text:span text:style-name="T21">אחר</text:span><text:span text:style-name="T1"> </text:span><text:span text:style-name="T21">התמיד</text:span><text:span text:style-name="T1"> </text:span><text:span text:style-name="T21">של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אלא</text:span><text:span text:style-name="T1"> </text:span><text:span text:style-name="T21">פסח</text:span><text:span text:style-name="T1"> </text:span><text:span text:style-name="T21">שנאמר</text:span><text:span text:style-name="T1"> </text:span><text:span text:style-name="T21">בו</text:span><text:span text:style-name="T1"> </text:span><text:span text:style-name="T21">שאינו</text:span><text:span text:style-name="T1"> </text:span><text:span text:style-name="T21">נשחט</text:span><text:span text:style-name="T1"> </text:span><text:span text:style-name="T21">אלא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ואלו</text:span><text:span text:style-name="T1"> </text:span><text:span text:style-name="T21">שני</text:span><text:span text:style-name="T1"> </text:span><text:span text:style-name="T21">גזרי</text:span><text:span text:style-name="T1"> </text:span><text:span text:style-name="T21">עצים</text:span><text:span text:style-name="T1"> </text:span><text:span text:style-name="T21">אי</text:span><text:span text:style-name="T1"> </text:span><text:span text:style-name="T21">אפשר</text:span><text:span text:style-name="T1"> </text:span><text:span text:style-name="T21">שלא</text:span><text:span text:style-name="T1"> </text:span><text:span text:style-name="T21">יביאו</text:span><text:span text:style-name="T1"> </text:span><text:span text:style-name="T21">אותם</text:span><text:span text:style-name="T1"> </text:span><text:span text:style-name="T21">עם</text:span><text:span text:style-name="T1"> </text:span><text:span text:style-name="T21">התמיד</text:span><text:span text:style-name="T1"> </text:span><text:span text:style-name="T21">מוסף</text:span><text:span text:style-name="T1"> </text:span><text:span text:style-name="T21">על</text:span><text:span text:style-name="T1"> </text:span><text:span text:style-name="T21">עצי</text:span><text:span text:style-name="T1"> </text:span><text:span text:style-name="T21">המערכה</text:span><text:span text:style-name="T1"> </text:span><text:span text:style-name="T21">שנאמר</text:span><text:span text:style-name="T1"> </text:span><text:span text:style-name="T21">(ויקרא</text:span><text:span text:style-name="T1"> </text:span><text:span text:style-name="T21">ו) ובער</text:span><text:span text:style-name="T1"> </text:span><text:span text:style-name="T21">עליה</text:span><text:span text:style-name="T1"> </text:span><text:span text:style-name="T21">הכהן</text:span><text:span text:style-name="T1"> </text:span><text:span text:style-name="T21">עצים</text:span><text:span text:style-name="T1"> </text:span><text:span text:style-name="T21">ומיעוט</text:span><text:span text:style-name="T1"> </text:span><text:span text:style-name="T21">הרבה</text:span><text:span text:style-name="T1"> </text:span><text:span text:style-name="T21">שנים</text:span><text:span text:style-name="T1"> </text:span><text:span text:style-name="T21">אבל</text:span><text:span text:style-name="T1"> </text:span><text:span text:style-name="T21">בתמיד</text:span><text:span text:style-name="T1"> </text:span><text:span text:style-name="T21">של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בלבד</text:span><text:span text:style-name="T1"> </text:span><text:span text:style-name="T21">יהיו</text:span><text:span text:style-name="T1"> </text:span><text:soft-page-break/><text:span text:style-name="T21">שני</text:span><text:span text:style-name="T1"> </text:span><text:span text:style-name="T21">גזרי</text:span><text:span text:style-name="T1"> </text:span><text:span text:style-name="T21">העצים</text:span><text:span text:style-name="T1"> </text:span><text:span text:style-name="T21">האלו</text:span><text:span text:style-name="T1"> </text:span><text:span text:style-name="T21">בידי</text:span><text:span text:style-name="T1"> </text:span><text:span text:style-name="T21">שני</text:span><text:span text:style-name="T1"> </text:span><text:span text:style-name="T21">כהנים</text:span><text:span text:style-name="T1"> </text:span><text:span text:style-name="T21">ולא</text:span><text:span text:style-name="T1"> </text:span><text:span text:style-name="T21">יעלה</text:span><text:span text:style-name="T1"> </text:span><text:span text:style-name="T21">אותם</text:span><text:span text:style-name="T1"> </text:span><text:span text:style-name="T21">כהן</text:span><text:span text:style-name="T1"> </text:span><text:span text:style-name="T21">אחד</text:span><text:span text:style-name="T1"> </text:span><text:span text:style-name="T21">שנאמר</text:span><text:span text:style-name="T1"> </text:span><text:span text:style-name="T21">(שם</text:span><text:span text:style-name="T1"> </text:span><text:span text:style-name="T21">א) וערכו</text:span><text:span text:style-name="T1"> </text:span><text:span text:style-name="T21">עצים</text:span><text:span text:style-name="T1"> </text:span><text:span text:style-name="T21">ואמרו</text:span><text:span text:style-name="T1"> </text:span><text:span text:style-name="T21">ז"ל</text:span><text:span text:style-name="T1"> </text:span><text:span text:style-name="T21">כ"מ</text:span><text:span text:style-name="T1"> </text:span><text:span text:style-name="T21">שאמרו</text:span><text:span text:style-name="T1"> </text:span><text:span text:style-name="T21">וערכו</text:span><text:span text:style-name="T1"> </text:span><text:span text:style-name="T21">על</text:span><text:span text:style-name="T1"> </text:span><text:span text:style-name="T21">תמיד</text:span><text:span text:style-name="T1"> </text:span><text:span text:style-name="T21">של</text:span><text:span text:style-name="T1"> </text:span><text:span text:style-name="T21">בין) הערבים</text:span><text:span text:style-name="T1"> </text:span><text:span text:style-name="T21">הוא</text:span><text:span text:style-name="T1"> </text:span><text:span text:style-name="T21">כמו</text:span><text:span text:style-name="T1"> </text:span><text:span text:style-name="T21">שזכרנו</text:span><text:span text:style-name="T1"> </text:span><text:span text:style-name="T21">כבר</text:span><text:span text:style-name="T1"> </text:span><text:span text:style-name="T21">בשני</text:span><text:span text:style-name="T1"> </text:span><text:span text:style-name="T21">מיומא</text:span><text:span text:style-name="T1"> </text:span><text:span text:style-name="T21">(דף</text:span><text:span text:style-name="T1"> </text:span><text:span text:style-name="T21">כו:) וכן</text:span><text:span text:style-name="T1"> </text:span><text:span text:style-name="T21">אמרו</text:span><text:span text:style-name="T1"> </text:span><text:span text:style-name="T21">[יומא</text:span><text:span text:style-name="T1"> </text:span><text:span text:style-name="T21">כו.] אין</text:span><text:span text:style-name="T1"> </text:span><text:span text:style-name="T21">מפייסין</text:span><text:span text:style-name="T1"> </text:span><text:span text:style-name="T21">לתמיד</text:span><text:span text:style-name="T1"> </text:span><text:span text:style-name="T21">של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אלא</text:span><text:span text:style-name="T1"> </text:span><text:span text:style-name="T21">כהן</text:span></text:p>
      <text:p text:style-name="P19"><text:span text:style-name="T21">רש"י</text:span><text:span text:style-name="T1"> </text:span><text:span text:style-name="T21">על</text:span><text:span text:style-name="T1"> </text:span><text:span text:style-name="T21">הש"ס, רש"י</text:span><text:span text:style-name="T1"> </text:span><text:span text:style-name="T21">מסכת</text:span><text:span text:style-name="T1"> </text:span><text:span text:style-name="T21">תמיד</text:span><text:span text:style-name="T1"> </text:span><text:span text:style-name="T21">דף</text:span><text:span text:style-name="T1"> </text:span><text:span text:style-name="T21">לג/ב</text:span></text:p>
      <text:p text:style-name="P19"><text:span text:style-name="T21">שזכה</text:span><text:span text:style-name="T1"> </text:span><text:span text:style-name="T21">בו</text:span><text:span text:style-name="T1"> </text:span><text:span text:style-name="T21">(ערבית</text:span><text:span text:style-name="T1"> </text:span><text:span text:style-name="T21">יזכה</text:span><text:span text:style-name="T1"> </text:span><text:span text:style-name="T21">שחרית) אלא</text:span><text:span text:style-name="T1"> </text:span><text:span text:style-name="T21">לקטרת</text:span><text:span text:style-name="T1"> </text:span><text:span text:style-name="T21">בלבד</text:span><text:span text:style-name="T1"> </text:span><text:span text:style-name="T21">שמפייסים</text:span><text:span text:style-name="T1"> </text:span><text:span text:style-name="T21">לה</text:span><text:span text:style-name="T1"> </text:span><text:span text:style-name="T21">חדשים</text:span><text:span text:style-name="T1"> </text:span><text:span text:style-name="T21">עם</text:span><text:span text:style-name="T1"> </text:span><text:span text:style-name="T21">ישנים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כמו</text:span><text:span text:style-name="T1"> </text:span><text:span text:style-name="T21">שהקדמנו</text:span><text:span text:style-name="T1"> </text:span><text:span text:style-name="T21">וכבר</text:span><text:span text:style-name="T1"> </text:span><text:span text:style-name="T21">אמר</text:span><text:span text:style-name="T1"> </text:span><text:span text:style-name="T21">בגמ' סוכה</text:span><text:span text:style-name="T1"> </text:span><text:span text:style-name="T21">(דף</text:span><text:span text:style-name="T1"> </text:span><text:span text:style-name="T21">נו:) משמר</text:span><text:span text:style-name="T1"> </text:span><text:span text:style-name="T21">היוצא</text:span><text:span text:style-name="T1"> </text:span><text:span text:style-name="T21">מקריב</text:span><text:span text:style-name="T1"> </text:span><text:span text:style-name="T21">תמיד</text:span><text:span text:style-name="T1"> </text:span><text:span text:style-name="T21">של</text:span><text:span text:style-name="T1"> </text:span><text:span text:style-name="T21">שחר</text:span><text:span text:style-name="T1"> </text:span><text:span text:style-name="T21">ומוספים</text:span><text:span text:style-name="T1"> </text:span><text:span text:style-name="T21">ומשמר</text:span><text:span text:style-name="T1"> </text:span><text:span text:style-name="T21">הנכנס</text:span><text:span text:style-name="T1"> </text:span><text:span text:style-name="T21">מקריב</text:span><text:span text:style-name="T1"> </text:span><text:span text:style-name="T21">תמיד</text:span><text:span text:style-name="T1"> </text:span><text:span text:style-name="T21">של</text:span><text:span text:style-name="T1"> </text:span><text:span text:style-name="T21">בין</text:span><text:span text:style-name="T1"> </text:span><text:span text:style-name="T21">הערבים</text:span><text:span text:style-name="T1"> </text:span><text:span text:style-name="T21">ובזיכין</text:span><text:span text:style-name="T1"> </text:span><text:span text:style-name="T21">אלו</text:span><text:span text:style-name="T1"> </text:span><text:span text:style-name="T21">ואלו</text:span><text:span text:style-name="T1"> </text:span><text:span text:style-name="T21">חולקין</text:span><text:span text:style-name="T1"> </text:span><text:span text:style-name="T21">בלחם</text:span><text:span text:style-name="T1"> </text:span><text:span text:style-name="T21">הפנים</text:span><text:span text:style-name="T1"> </text:span><text:span text:style-name="T21">כמו</text:span><text:span text:style-name="T1"> </text:span><text:span text:style-name="T21">שבאר</text:span><text:span text:style-name="T1"> </text:span><text:span text:style-name="T21">שם</text:span><text:span text:style-name="T1"> </text:span><text:span text:style-name="T21">ודע</text:span><text:span text:style-name="T1"> </text:span><text:span text:style-name="T21">שבין</text:span><text:span text:style-name="T1"> </text:span><text:span text:style-name="T21">הערבים</text:span><text:span text:style-name="T1"> </text:span><text:span text:style-name="T21">אי</text:span><text:span text:style-name="T1"> </text:span><text:span text:style-name="T21">אפשר</text:span><text:span text:style-name="T1"> </text:span><text:span text:style-name="T21">גם</text:span><text:span text:style-name="T1"> </text:span><text:span text:style-name="T21">כן</text:span><text:span text:style-name="T1"> </text:span><text:span text:style-name="T21">בלי</text:span><text:span text:style-name="T1"> </text:span><text:span text:style-name="T21">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ובלי</text:span><text:span text:style-name="T1"> </text:span><text:span text:style-name="T21">דישון</text:span><text:span text:style-name="T1"> </text:span><text:span text:style-name="T21">מנורה</text:span><text:span text:style-name="T1"> </text:span><text:span text:style-name="T21">כמו</text:span><text:span text:style-name="T1"> </text:span><text:span text:style-name="T21">שזכרנו</text:span><text:span text:style-name="T1"> </text:span><text:span text:style-name="T21">בבקר</text:span><text:span text:style-name="T1"> </text:span><text:span text:style-name="T21">ולפיכך</text:span><text:span text:style-name="T1"> </text:span><text:span text:style-name="T21">יהיה</text:span><text:span text:style-name="T1"> </text:span><text:span text:style-name="T21">סדור</text:span><text:span text:style-name="T1"> </text:span><text:span text:style-name="T21">האמתי</text:span><text:span text:style-name="T1"> </text:span><text:span text:style-name="T21">היוצא</text:span><text:span text:style-name="T1"> </text:span><text:span text:style-name="T21">מכל</text:span><text:span text:style-name="T1"> </text:span><text:span text:style-name="T21">מה</text:span><text:span text:style-name="T1"> </text:span><text:span text:style-name="T21">שאמרנו</text:span><text:span text:style-name="T1"> </text:span><text:span text:style-name="T21">ועל</text:span><text:span text:style-name="T1"> </text:span><text:span text:style-name="T21">דעת</text:span><text:span text:style-name="T1"> </text:span><text:span text:style-name="T21">חכמים</text:span><text:span text:style-name="T1"> </text:span><text:span text:style-name="T21">כן</text:span><text:span text:style-name="T1"> </text:span><text:span text:style-name="T21">והוא</text:span><text:span text:style-name="T1"> </text:span><text:span text:style-name="T21">שאחר</text:span><text:span text:style-name="T1"> </text:span><text:span text:style-name="T21">הרמת</text:span><text:span text:style-name="T1"> </text:span><text:span text:style-name="T21">הדשן</text:span><text:span text:style-name="T1"> </text:span><text:span text:style-name="T21">ממזבח</text:span><text:span text:style-name="T1"> </text:span><text:span text:style-name="T21">החיצון</text:span><text:span text:style-name="T1"> </text:span><text:span text:style-name="T21">והוא</text:span><text:span text:style-name="T1"> </text:span><text:span text:style-name="T21">מזבח</text:span><text:span text:style-name="T1"> </text:span><text:span text:style-name="T21">העולה</text:span><text:span text:style-name="T1"> </text:span><text:span text:style-name="T21">מסדרין</text:span><text:span text:style-name="T1"> </text:span><text:span text:style-name="T21">מערכה</text:span><text:span text:style-name="T1"> </text:span><text:span text:style-name="T21">גדולה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מערכה</text:span><text:span text:style-name="T1"> </text:span><text:span text:style-name="T21">שניה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מעלין</text:span><text:span text:style-name="T1"> </text:span><text:span text:style-name="T21">שני</text:span><text:span text:style-name="T1"> </text:span><text:span text:style-name="T21">גזרי</text:span><text:span text:style-name="T1"> </text:span><text:span text:style-name="T21">עצים</text:span><text:span text:style-name="T1"> </text:span><text:span text:style-name="T21">ונותנין</text:span><text:span text:style-name="T1"> </text:span><text:span text:style-name="T21">אותם</text:span><text:span text:style-name="T1"> </text:span><text:span text:style-name="T21">על</text:span><text:span text:style-name="T1"> </text:span><text:span text:style-name="T21">מערכה</text:span><text:span text:style-name="T1"> </text:span><text:span text:style-name="T21">גדולה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מזמנים</text:span><text:span text:style-name="T1"> </text:span><text:span text:style-name="T21">כבש</text:span><text:span text:style-name="T1"> </text:span><text:span text:style-name="T21">התמיד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פותחין</text:span><text:span text:style-name="T1"> </text:span><text:span text:style-name="T21">שער</text:span><text:span text:style-name="T1"> </text:span><text:span text:style-name="T21">הגדול</text:span><text:span text:style-name="T1"> </text:span><text:span text:style-name="T21">כמו</text:span><text:span text:style-name="T1"> </text:span><text:span text:style-name="T21">שזכרנו</text:span><text:span text:style-name="T1"> </text:span><text:span text:style-name="T21">ובשעת</text:span><text:span text:style-name="T1"> </text:span><text:span text:style-name="T21">פתיחתו</text:span><text:span text:style-name="T1"> </text:span><text:span text:style-name="T21">שוחט</text:span><text:span text:style-name="T1"> </text:span><text:span text:style-name="T21">התמיד</text:span><text:span text:style-name="T1"> </text:span><text:span text:style-name="T21">ובאים</text:span><text:span text:style-name="T1"> </text:span><text:span text:style-name="T21">שתי</text:span><text:span text:style-name="T1"> </text:span><text:span text:style-name="T21">כהנים</text:span><text:span text:style-name="T1"> </text:span><text:span text:style-name="T21">להיכל</text:span><text:span text:style-name="T1"> </text:span><text:span text:style-name="T21">שאחד</text:span><text:span text:style-name="T1"> </text:span><text:span text:style-name="T21">מהם</text:span><text:span text:style-name="T1"> </text:span><text:span text:style-name="T21">מדש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והשני</text:span><text:span text:style-name="T1"> </text:span><text:span text:style-name="T21">מדשן</text:span><text:span text:style-name="T1"> </text:span><text:span text:style-name="T21">המנורה</text:span><text:span text:style-name="T1"> </text:span><text:span text:style-name="T21">תוך</text:span><text:span text:style-name="T1"> </text:span><text:span text:style-name="T21">זמן</text:span><text:span text:style-name="T1"> </text:span><text:span text:style-name="T21">ששוחטין</text:span><text:span text:style-name="T1"> </text:span><text:span text:style-name="T21">התמיד</text:span><text:span text:style-name="T1"> </text:span><text:span text:style-name="T21">ונטל</text:span><text:span text:style-name="T1"> </text:span><text:span text:style-name="T21">דמו</text:span><text:span text:style-name="T1"> </text:span><text:span text:style-name="T21">במזרק</text:span><text:span text:style-name="T1"> </text:span><text:span text:style-name="T21">ואינו</text:span><text:span text:style-name="T1"> </text:span><text:span text:style-name="T21">זורק</text:span><text:span text:style-name="T1"> </text:span><text:span text:style-name="T21">דמו</text:span><text:span text:style-name="T1"> </text:span><text:span text:style-name="T21">על</text:span><text:span text:style-name="T1"> </text:span><text:span text:style-name="T21">גבי</text:span><text:span text:style-name="T1"> </text:span><text:span text:style-name="T21">מזבח</text:span><text:span text:style-name="T1"> </text:span><text:span text:style-name="T21">עד</text:span><text:span text:style-name="T1"> </text:span><text:span text:style-name="T21">שגמר</text:span><text:span text:style-name="T1"> </text:span><text:span text:style-name="T21">דישון</text:span><text:span text:style-name="T1"> </text:span><text:span text:style-name="T21">מזבח</text:span><text:span text:style-name="T1"> </text:span><text:span text:style-name="T21">הפנימי</text:span><text:span text:style-name="T1"> </text:span><text:span text:style-name="T21">ואז</text:span><text:span text:style-name="T1"> </text:span><text:span text:style-name="T21">זורק</text:span><text:span text:style-name="T1"> </text:span><text:span text:style-name="T21">דמו</text:span><text:span text:style-name="T1"> </text:span><text:span text:style-name="T21">ואחר</text:span><text:span text:style-name="T1"> </text:span><text:span text:style-name="T21">זריקת</text:span><text:span text:style-name="T1"> </text:span><text:span text:style-name="T21">דמו</text:span><text:span text:style-name="T1"> </text:span><text:span text:style-name="T21">מתעסק</text:span><text:span text:style-name="T1"> </text:span><text:span text:style-name="T21">בהטבת</text:span><text:span text:style-name="T1"> </text:span><text:span text:style-name="T21">חמש</text:span><text:span text:style-name="T1"> </text:span><text:span text:style-name="T21">נרות</text:span><text:span text:style-name="T1"> </text:span><text:span text:style-name="T21">המתעסק</text:span><text:span text:style-name="T1"> </text:span><text:span text:style-name="T21">בו</text:span><text:span text:style-name="T1"> </text:span><text:span text:style-name="T21">ומתעסקים</text:span><text:span text:style-name="T1"> </text:span><text:span text:style-name="T21">האחרים</text:span><text:span text:style-name="T1"> </text:span><text:span text:style-name="T21">בניתוח</text:span><text:span text:style-name="T1"> </text:span><text:span text:style-name="T21">התמיד</text:span><text:span text:style-name="T1"> </text:span><text:span text:style-name="T21">והבאת</text:span><text:span text:style-name="T1"> </text:span><text:span text:style-name="T21">אבריו</text:span><text:span text:style-name="T1"> </text:span><text:span text:style-name="T21">לכבש</text:span><text:span text:style-name="T1"> </text:span><text:span text:style-name="T21">ומליחתם</text:span><text:span text:style-name="T1"> </text:span><text:span text:style-name="T21">שם</text:span><text:span text:style-name="T1"> </text:span><text:span text:style-name="T21">כמו</text:span><text:span text:style-name="T1"> </text:span><text:span text:style-name="T21">שהקדמנו</text:span><text:span text:style-name="T1"> </text:span><text:span text:style-name="T21">הכל</text:span><text:span text:style-name="T1"> </text:span><text:span text:style-name="T21">בבת</text:span><text:span text:style-name="T1"> </text:span><text:span text:style-name="T21">אחת</text:span><text:span text:style-name="T1"> </text:span><text:span text:style-name="T21">אחר</text:span><text:span text:style-name="T1"> </text:span><text:span text:style-name="T21">כך</text:span><text:span text:style-name="T1"> </text:span><text:span text:style-name="T21">מתקבצין</text:span><text:span text:style-name="T1"> </text:span><text:span text:style-name="T21">בלשכת</text:span><text:span text:style-name="T1"> </text:span><text:span text:style-name="T21">הגזית</text:span><text:span text:style-name="T1"> </text:span><text:span text:style-name="T21">וקורין</text:span><text:span text:style-name="T1"> </text:span><text:span text:style-name="T21">כמו</text:span><text:span text:style-name="T1"> </text:span><text:span text:style-name="T21">שהקדמנו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מביא</text:span><text:span text:style-name="T1"> </text:span><text:span text:style-name="T21">הקטרת</text:span><text:span text:style-name="T1"> </text:span><text:span text:style-name="T21">להיכל</text:span><text:span text:style-name="T1"> </text:span><text:span text:style-name="T21">ומקטיר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מטיב</text:span><text:span text:style-name="T1"> </text:span><text:span text:style-name="T21">שתי</text:span><text:span text:style-name="T1"> </text:span><text:span text:style-name="T21">נרות</text:span><text:span text:style-name="T1"> </text:span><text:span text:style-name="T21">הנשארים</text:span><text:span text:style-name="T1"> </text:span><text:span text:style-name="T21">כמו</text:span><text:span text:style-name="T1"> </text:span><text:span text:style-name="T21">שהקדמנו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מעלין</text:span><text:span text:style-name="T1"> </text:span><text:span text:style-name="T21">האברים</text:span><text:span text:style-name="T1"> </text:span><text:span text:style-name="T21">לגבי</text:span><text:span text:style-name="T1"> </text:span><text:span text:style-name="T21">מזבח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הסלת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החביתין</text:span><text:span text:style-name="T1"> </text:span><text:span text:style-name="T21">ואחר</text:span><text:span text:style-name="T1"> </text:span><text:span text:style-name="T21">כן</text:span><text:span text:style-name="T1"> </text:span><text:span text:style-name="T21">יין</text:span><text:span text:style-name="T1"> </text:span><text:span text:style-name="T21">לנסך</text:span><text:span text:style-name="T1"> </text:span><text:span text:style-name="T21">ובשעת</text:span><text:span text:style-name="T1"> </text:span><text:span text:style-name="T21">ניסוך</text:span><text:span text:style-name="T1"> </text:span><text:span text:style-name="T21">היין</text:span><text:span text:style-name="T1"> </text:span><text:span text:style-name="T21">מתחילים</text:span><text:span text:style-name="T1"> </text:span><text:span text:style-name="T21">הלוים</text:span><text:span text:style-name="T1"> </text:span><text:span text:style-name="T21">בשיר</text:span><text:span text:style-name="T1"> </text:span><text:span text:style-name="T21">ומנגנים</text:span><text:span text:style-name="T1"> </text:span><text:span text:style-name="T21">בכלים</text:span><text:span text:style-name="T1"> </text:span><text:span text:style-name="T21">הנזכרים</text:span><text:span text:style-name="T1"> </text:span><text:span text:style-name="T21">בערכין</text:span><text:span text:style-name="T1"> </text:span><text:span text:style-name="T21">(דף</text:span><text:span text:style-name="T1"> </text:span><text:span text:style-name="T21">י.) ותוקעין</text:span><text:span text:style-name="T1"> </text:span><text:span text:style-name="T21">תשע</text:span><text:span text:style-name="T1"> </text:span><text:span text:style-name="T21">תקיעות</text:span><text:span text:style-name="T1"> </text:span><text:span text:style-name="T21">בהפסקות</text:span><text:span text:style-name="T1"> </text:span><text:span text:style-name="T21">כפי</text:span><text:span text:style-name="T1"> </text:span><text:span text:style-name="T21">הפסקות</text:span><text:span text:style-name="T1"> </text:span><text:span text:style-name="T21">השיר</text:span><text:span text:style-name="T1"> </text:span><text:span text:style-name="T21">כמו</text:span><text:span text:style-name="T1"> </text:span><text:span text:style-name="T21">שיתבאר</text:span><text:span text:style-name="T1"> </text:span><text:span text:style-name="T21">עכשיו</text:span><text:span text:style-name="T1"> </text:span><text:span text:style-name="T21">וכשיוצא</text:span><text:span text:style-name="T1"> </text:span><text:span text:style-name="T21">המקטיר</text:span><text:span text:style-name="T1"> </text:span><text:span text:style-name="T21">מן</text:span><text:span text:style-name="T1"> </text:span><text:span text:style-name="T21">ההיכל</text:span><text:span text:style-name="T1"> </text:span><text:span text:style-name="T21">עומד</text:span><text:span text:style-name="T1"> </text:span><text:span text:style-name="T21">על</text:span><text:span text:style-name="T1"> </text:span><text:span text:style-name="T21">מעלות</text:span><text:span text:style-name="T1"> </text:span><text:span text:style-name="T21">האולם</text:span><text:span text:style-name="T1"> </text:span><text:span text:style-name="T21">עם</text:span><text:span text:style-name="T1"> </text:span><text:span text:style-name="T21">הכהנים</text:span><text:span text:style-name="T1"> </text:span><text:span text:style-name="T21">האחרים</text:span><text:span text:style-name="T1"> </text:span><text:span text:style-name="T21">כמו</text:span><text:span text:style-name="T1"> </text:span><text:span text:style-name="T21">שיתבאר</text:span><text:span text:style-name="T1"> </text:span><text:span text:style-name="T21">עד</text:span><text:span text:style-name="T1"> </text:span><text:span text:style-name="T21">שיגמר</text:span><text:span text:style-name="T1"> </text:span><text:span text:style-name="T21">העלות</text:span><text:span text:style-name="T1"> </text:span><text:span text:style-name="T21">האברים</text:span><text:span text:style-name="T1"> </text:span><text:span text:style-name="T21">למזבח</text:span><text:span text:style-name="T1"> </text:span><text:span text:style-name="T21">אח"כ</text:span><text:span text:style-name="T1"> </text:span><text:span text:style-name="T21">מברכין</text:span><text:span text:style-name="T1"> </text:span><text:span text:style-name="T21">העם</text:span><text:span text:style-name="T1"> </text:span><text:span text:style-name="T21">ברכת</text:span><text:span text:style-name="T1"> </text:span><text:span text:style-name="T21">כהנים</text:span><text:span text:style-name="T1"> </text:span><text:span text:style-name="T21">כמו</text:span><text:span text:style-name="T1"> </text:span><text:span text:style-name="T21">שיתבאר</text:span><text:span text:style-name="T1"> </text:span><text:span text:style-name="T21">ושמור</text:span><text:span text:style-name="T1"> </text:span><text:span text:style-name="T21">הסדר</text:span><text:span text:style-name="T1"> </text:span><text:span text:style-name="T21">הזה</text:span><text:span text:style-name="T1"> </text:span><text:span text:style-name="T21">שהוא</text:span><text:span text:style-name="T1"> </text:span><text:span text:style-name="T21">יוצא</text:span><text:span text:style-name="T1"> </text:span><text:span text:style-name="T21">מתוך</text:span><text:span text:style-name="T1"> </text:span><text:span text:style-name="T21">כל</text:span><text:span text:style-name="T1"> </text:span><text:span text:style-name="T21">מה</text:span><text:span text:style-name="T1"> </text:span><text:span text:style-name="T21">שנאמר</text:span><text:span text:style-name="T1"> </text:span><text:span text:style-name="T21">בענין</text:span><text:span text:style-name="T1"> </text:span><text:span text:style-name="T21">זה</text:span><text:span text:style-name="T1"> </text:span><text:span text:style-name="T21">במשנה</text:span><text:span text:style-name="T1"> </text:span><text:span text:style-name="T21">ובהתלמוד: </text:span></text:p>
      <text:p text:style-name="P21"/>
      <text:p text:style-name="P7">משנה<text:span text:style-name="T1"> </text:span>ב: </text:p>
      <text:p text:style-name="P7">מי<text:span text:style-name="T1"> </text:span>שזכה<text:span text:style-name="T1"> </text:span>במחתה<text:span text:style-name="T1"> </text:span>צבר<text:span text:style-name="T1"> </text:span>את<text:span text:style-name="T1"> </text:span>הגחלים<text:span text:style-name="T1"> </text:span>על<text:span text:style-name="T1"> </text:span>גבי<text:span text:style-name="T1"> </text:span>המזבח<text:span text:style-name="T1"> </text:span>ורדדן<text:span text:style-name="T1"> </text:span>בשולי<text:span text:style-name="T1"> </text:span>המחתה<text:span text:style-name="T1"> </text:span>והשתחוה<text:span text:style-name="T1"> </text:span>ויצא: <text:s/></text:p>
      <text:p text:style-name="P7"/>
      <text:p text:style-name="P7">משנה<text:span text:style-name="T1"> </text:span>ג: </text:p>
      <text:p text:style-name="P7">מי<text:span text:style-name="T1"> </text:span>שזכה<text:span text:style-name="T1"> </text:span>בקטרת<text:span text:style-name="T1"> </text:span>היה<text:span text:style-name="T1"> </text:span>נוטל<text:span text:style-name="T1"> </text:span>את<text:span text:style-name="T1"> </text:span>הבזך<text:span text:style-name="T1"> </text:span>מתוך<text:span text:style-name="T1"> </text:span>הכף<text:span text:style-name="T1"> </text:span>ונותנו<text:span text:style-name="T1"> </text:span>לאוהבו<text:span text:style-name="T1"> </text:span>או<text:span text:style-name="T1"> </text:span>לקרובו<text:span text:style-name="T1"> </text:span>נתפזר<text:span text:style-name="T1"> </text:span>ממנו<text:span text:style-name="T1"> </text:span>לתוכו<text:span text:style-name="T1"> </text:span>נותנו<text:span text:style-name="T1"> </text:span>לו<text:span text:style-name="T1"> </text:span>בחפניו<text:span text:style-name="T1"> </text:span>ומלמדים<text:span text:style-name="T1"> </text:span>אותו<text:span text:style-name="T1"> </text:span>הוי<text:span text:style-name="T1"> </text:span>זהיר<text:span text:style-name="T1"> </text:span>שמא<text:span text:style-name="T1"> </text:span>תתחיל<text:span text:style-name="T1"> </text:span>מפניך<text:span text:style-name="T1"> </text:span>שלא<text:span text:style-name="T1"> </text:span>תכוה<text:span text:style-name="T1"> </text:span>התחיל<text:span text:style-name="T1"> </text:span>מרדדן<text:span text:style-name="T1"> </text:span>ויוצא<text:span text:style-name="T1"> </text:span>לא<text:span text:style-name="T1"> </text:span>היה<text:span text:style-name="T1"> </text:span>המקטיר<text:span text:style-name="T1"> </text:span>מקטיר<text:span text:style-name="T1"> </text:span>עד<text:span text:style-name="T1"> </text:span>שהממונה<text:span text:style-name="T1"> </text:span>אומר<text:span text:style-name="T1"> </text:span>לו<text:span text:style-name="T1"> </text:span>הקטר<text:span text:style-name="T1"> </text:span>ואם<text:span text:style-name="T1"> </text:span>היה<text:span text:style-name="T1"> </text:span>כ"ג<text:span text:style-name="T1"> </text:span>הממונה<text:span text:style-name="T1"> </text:span>אומר<text:span text:style-name="T1"> </text:span>לו<text:span text:style-name="T1"> </text:span>אישי<text:span text:style-name="T1"> </text:span>כהן<text:span text:style-name="T1"> </text:span>גדול<text:span text:style-name="T1"> </text:span>הקטר<text:span text:style-name="T1"> </text:span>פרשו<text:span text:style-name="T1"> </text:span>העם<text:span text:style-name="T1"> </text:span>והקטיר<text:span text:style-name="T1"> </text:span>והשתחוה<text:span text:style-name="T1"> </text:span>ויצא:</text:p>
      <text:p text:style-name="P21"/>
      <text:p text:style-name="P6">הדרן<text:span text:style-name="T1"> </text:span>עלך<text:span text:style-name="T1"> </text:span>החלו<text:span text:style-name="T1"> </text:span>עולין</text:p>
      <text:p text:style-name="P39"/>
      <text:p text:style-name="P6">מסכת<text:span text:style-name="T1"> </text:span>תמיד<text:span text:style-name="T1"> </text:span>פרק<text:span text:style-name="T1"> </text:span>שביעי<text:span text:style-name="T1"> </text:span>בזמן<text:span text:style-name="T1"> </text:span>שכהן<text:span text:style-name="T1"> </text:span>גדול</text:p>
      <text:p text:style-name="P7"/>
      <text:p text:style-name="P7">(תמיד<text:span text:style-name="T1"> </text:span>לג,ב)</text:p>
      <text:p text:style-name="P7">משנה<text:span text:style-name="T1"> </text:span>א:</text:p>
      <text:p text:style-name="P7">בזמן<text:span text:style-name="T1"> </text:span>שכהן<text:span text:style-name="T1"> </text:span>גדול<text:span text:style-name="T1"> </text:span>נכנס<text:span text:style-name="T1"> </text:span>להשתחות<text:span text:style-name="T1"> </text:span>שלשה<text:span text:style-name="T1"> </text:span>אוחזין<text:span text:style-name="T1"> </text:span>בו<text:span text:style-name="T1"> </text:span>אחד<text:span text:style-name="T1"> </text:span>בימינו<text:span text:style-name="T1"> </text:span>ואחד<text:span text:style-name="T1"> </text:span>בשמאלו<text:span text:style-name="T1"> </text:span>ואחד<text:span text:style-name="T1"> </text:span>באבנים<text:span text:style-name="T1"> </text:span>טובות<text:span text:style-name="T1"> </text:span>וכיון<text:span text:style-name="T1"> </text:span>ששמע<text:span text:style-name="T1"> </text:span>הממונה<text:span text:style-name="T1"> </text:span>קול<text:span text:style-name="T1"> </text:span>רגליו<text:span text:style-name="T1"> </text:span>של<text:span text:style-name="T1"> </text:span>כ"ג<text:span text:style-name="T1"> </text:span>שהוא<text:span text:style-name="T1"> </text:span>יוצא<text:span text:style-name="T1"> </text:span>הגביה<text:span text:style-name="T1"> </text:span>לו<text:span text:style-name="T1"> </text:span>את<text:span text:style-name="T1"> </text:span>הפרוכת<text:span text:style-name="T1"> </text:span>נכנס<text:span text:style-name="T1"> </text:span>&lt;יוצא&gt; והשתחוה<text:span text:style-name="T1"> </text:span>ויצא<text:span text:style-name="T1"> </text:span>נכנסו<text:span text:style-name="T1"> </text:span>אחיו<text:span text:style-name="T1"> </text:span>הכהנים<text:span text:style-name="T1"> </text:span>השתחוו<text:span text:style-name="T1"> </text:span>ויצאו: <text:s/></text:p>
      <text:p text:style-name="P19"><text:span text:style-name="T21">בזמן. אבנים</text:span><text:span text:style-name="T1"> </text:span><text:span text:style-name="T21">טובות</text:span><text:span text:style-name="T1"> </text:span><text:span text:style-name="T21">ר"ל</text:span><text:span text:style-name="T1"> </text:span><text:span text:style-name="T21">אבני</text:span><text:span text:style-name="T1"> </text:span><text:span text:style-name="T21">אפוד</text:span><text:span text:style-name="T1"> </text:span><text:span text:style-name="T21">והשתחויה</text:span><text:span text:style-name="T1"> </text:span><text:span text:style-name="T21">זו</text:span><text:span text:style-name="T1"> </text:span><text:span text:style-name="T21">לא</text:span><text:span text:style-name="T1"> </text:span><text:span text:style-name="T21">תהא</text:span><text:span text:style-name="T1"> </text:span><text:span text:style-name="T21">אלא</text:span><text:span text:style-name="T1"> </text:span><text:span text:style-name="T21">בהיכל</text:span><text:span text:style-name="T1"> </text:span><text:span text:style-name="T21">בלי</text:span><text:span text:style-name="T1"> </text:span><text:span text:style-name="T21">ספק: </text:span></text:p>
      <text:p text:style-name="P21"/>
      <text:p text:style-name="P19"><text:span text:style-name="T21">באו</text:span><text:span text:style-name="T1"> </text:span><text:span text:style-name="T21">ועמדו. רומז</text:span><text:span text:style-name="T1"> </text:span><text:span text:style-name="T21">אל</text:span><text:span text:style-name="T1"> </text:span><text:span text:style-name="T21">הכהנים</text:span><text:span text:style-name="T1"> </text:span><text:span text:style-name="T21">שקראו</text:span><text:span text:style-name="T1"> </text:span><text:span text:style-name="T21">בלשכת</text:span><text:span text:style-name="T1"> </text:span><text:span text:style-name="T21">הגזית</text:span><text:span text:style-name="T1"> </text:span><text:span text:style-name="T21">ואח"כ</text:span><text:span text:style-name="T1"> </text:span><text:span text:style-name="T21">עשו</text:span><text:span text:style-name="T1"> </text:span><text:span text:style-name="T21">מן</text:span><text:span text:style-name="T1"> </text:span><text:span text:style-name="T21">העבודות</text:span><text:span text:style-name="T1"> </text:span><text:span text:style-name="T21">מה</text:span><text:span text:style-name="T1"> </text:span><text:span text:style-name="T21">שעשו</text:span><text:span text:style-name="T1"> </text:span><text:span text:style-name="T21">אחר</text:span><text:span text:style-name="T1"> </text:span><text:span text:style-name="T21">כך</text:span><text:span text:style-name="T1"> </text:span><text:span text:style-name="T21">החלו</text:span><text:span text:style-name="T1"> </text:span><text:span text:style-name="T21">עולים</text:span><text:span text:style-name="T1"> </text:span><text:span text:style-name="T21">במעלות</text:span><text:span text:style-name="T1"> </text:span><text:span text:style-name="T21">האולם</text:span><text:span text:style-name="T1"> </text:span><text:span text:style-name="T21">והראשונים</text:span><text:span text:style-name="T1"> </text:span><text:span text:style-name="T21">הם</text:span><text:span text:style-name="T1"> </text:span><text:span text:style-name="T21">חמשה</text:span><text:span text:style-name="T1"> </text:span><text:span text:style-name="T21">כהנים</text:span><text:span text:style-name="T1"> </text:span><text:span text:style-name="T21">שזכר</text:span><text:span text:style-name="T1"> </text:span><text:span text:style-name="T21">אותם</text:span><text:span text:style-name="T1"> </text:span><text:span text:style-name="T21">ואחר</text:span><text:span text:style-name="T1"> </text:span><text:span text:style-name="T21">שגמרו</text:span><text:span text:style-name="T1"> </text:span><text:span text:style-name="T21">עבודתם</text:span><text:span text:style-name="T1"> </text:span><text:span text:style-name="T21">תחלה</text:span><text:span text:style-name="T1"> </text:span><text:span text:style-name="T21">ועמדו</text:span><text:span text:style-name="T1"> </text:span><text:span text:style-name="T21">על</text:span><text:span text:style-name="T1"> </text:span><text:span text:style-name="T21">מעלות</text:span><text:span text:style-name="T1"> </text:span><text:span text:style-name="T21">קודם</text:span><text:span text:style-name="T1"> </text:span><text:span text:style-name="T21">שיגיעו</text:span><text:span text:style-name="T1"> </text:span><text:span text:style-name="T21">שאר</text:span><text:span text:style-name="T1"> </text:span><text:span text:style-name="T21">אחיהם</text:span><text:span text:style-name="T1"> </text:span><text:span text:style-name="T21">העוסקים</text:span><text:span text:style-name="T1"> </text:span><text:span text:style-name="T21">בהעלאת</text:span><text:span text:style-name="T1"> </text:span><text:span text:style-name="T21">אברי</text:span><text:span text:style-name="T1"> </text:span><text:span text:style-name="T21">התמיד</text:span><text:span text:style-name="T1"> </text:span><text:span text:style-name="T21">כמו</text:span><text:span text:style-name="T1"> </text:span><text:span text:style-name="T21">שנתבאר</text:span><text:span text:style-name="T1"> </text:span><text:span text:style-name="T21">בסדר</text:span><text:span text:style-name="T1"> </text:span><text:span text:style-name="T21">שזכרנו</text:span><text:span text:style-name="T1"> </text:span><text:span text:style-name="T21">ופרשנו</text:span><text:span text:style-name="T1"> </text:span><text:span text:style-name="T21">הענין</text:span><text:span text:style-name="T1"> </text:span><text:span text:style-name="T21">שנשאר</text:span><text:span text:style-name="T1"> </text:span><text:span text:style-name="T21">מן</text:span><text:span text:style-name="T1"> </text:span><text:span text:style-name="T21">ההלכה</text:span><text:span text:style-name="T1"> </text:span><text:span text:style-name="T21">הזאת</text:span><text:span text:style-name="T1"> </text:span><text:span text:style-name="T21">בשביעי</text:span><text:span text:style-name="T1"> </text:span><text:span text:style-name="T21">מסוטה</text:span><text:span text:style-name="T1"> </text:span><text:span text:style-name="T21">ושם</text:span><text:span text:style-name="T1"> </text:span><text:span text:style-name="T21">פירשנו</text:span><text:span text:style-name="T1"> </text:span><text:span text:style-name="T21">אותו</text:span><text:span text:style-name="T1"> </text:span><text:span text:style-name="T21">פירוש</text:span><text:span text:style-name="T1"> </text:span><text:span text:style-name="T21">גמור</text:span><text:span text:style-name="T1"> </text:span><text:span text:style-name="T21">תדרשנו</text:span><text:span text:style-name="T1"> </text:span><text:span text:style-name="T21">משם: </text:span></text:p>
      <text:p text:style-name="P21"/>
      <text:p text:style-name="P19"><text:span text:style-name="T21">: הקפה</text:span><text:span text:style-name="T1"> </text:span><text:span text:style-name="T21">זו</text:span><text:span text:style-name="T1"> </text:span><text:span text:style-name="T21">אינה</text:span><text:span text:style-name="T1"> </text:span><text:span text:style-name="T21">מיוחדת</text:span><text:span text:style-name="T1"> </text:span><text:span text:style-name="T21">לכהן</text:span><text:span text:style-name="T1"> </text:span><text:span text:style-name="T21">גדול. אלא</text:span><text:span text:style-name="T1"> </text:span><text:span text:style-name="T21">כל</text:span><text:span text:style-name="T1"> </text:span><text:span text:style-name="T21">המקיף</text:span><text:span text:style-name="T1"> </text:span><text:span text:style-name="T21">המזבח</text:span><text:span text:style-name="T1"> </text:span><text:span text:style-name="T21">כך</text:span><text:span text:style-name="T1"> </text:span><text:span text:style-name="T21">הוא</text:span><text:span text:style-name="T1"> </text:span><text:span text:style-name="T21">מקיף</text:span><text:span text:style-name="T1"> </text:span><text:span text:style-name="T21">כמו</text:span><text:span text:style-name="T1"> </text:span><text:span text:style-name="T21">שבארנו</text:span><text:span text:style-name="T1"> </text:span><text:span text:style-name="T21">בחמישי</text:span><text:span text:style-name="T1"> </text:span><text:span text:style-name="T21">מזבחים</text:span><text:span text:style-name="T1"> </text:span><text:span text:style-name="T21">וכבר</text:span><text:span text:style-name="T1"> </text:span><text:span text:style-name="T21">נתבאר</text:span><text:span text:style-name="T1"> </text:span><text:span text:style-name="T21">בששי</text:span><text:span text:style-name="T1"> </text:span><text:span text:style-name="T21">משקלים</text:span><text:span text:style-name="T1"> </text:span><text:span text:style-name="T21">שהיו</text:span><text:span text:style-name="T1"> </text:span><text:span text:style-name="T21">במערבו</text:span><text:span text:style-name="T1"> </text:span><text:span text:style-name="T21">של</text:span><text:span text:style-name="T1"> </text:span><text:span text:style-name="T21">כבש</text:span><text:span text:style-name="T1"> </text:span><text:span text:style-name="T21">שתי</text:span><text:span text:style-name="T1"> </text:span><text:span text:style-name="T21">שלחנות</text:span><text:span text:style-name="T1"> </text:span><text:span text:style-name="T21">אחד</text:span><text:span text:style-name="T1"> </text:span><text:span text:style-name="T21">של</text:span><text:span text:style-name="T1"> </text:span><text:span text:style-name="T21">כסף</text:span><text:span text:style-name="T1"> </text:span><text:span text:style-name="T21">נותנין</text:span><text:span text:style-name="T1"> </text:span><text:span text:style-name="T21">עליו</text:span><text:span text:style-name="T1"> </text:span><text:span text:style-name="T21">כלי</text:span><text:span text:style-name="T1"> </text:span><text:span text:style-name="T21">שרת</text:span><text:span text:style-name="T1"> </text:span><text:span text:style-name="T21">ואחד</text:span><text:span text:style-name="T1"> </text:span><text:span text:style-name="T21">של</text:span><text:span text:style-name="T1"> </text:span><text:span text:style-name="T21">שיש</text:span><text:span text:style-name="T1"> </text:span><text:span text:style-name="T21">נותנין</text:span><text:span text:style-name="T1"> </text:span><text:span text:style-name="T21">עליו</text:span><text:span text:style-name="T1"> </text:span><text:span text:style-name="T21">האברים</text:span><text:span text:style-name="T1"> </text:span><text:span text:style-name="T21">והוא</text:span><text:span text:style-name="T1"> </text:span><text:span text:style-name="T21">שלחן</text:span><text:span text:style-name="T1"> </text:span><text:span text:style-name="T21">החלבים</text:span><text:span text:style-name="T1"> </text:span><text:span text:style-name="T21">הנזכר</text:span><text:span text:style-name="T1"> </text:span><text:span text:style-name="T21">כאן</text:span><text:span text:style-name="T1"> </text:span><text:span text:style-name="T21">ובחמישי</text:span><text:span text:style-name="T1"> </text:span><text:span text:style-name="T21">משקלים</text:span><text:span text:style-name="T1"> </text:span><text:span text:style-name="T21">אמרנו</text:span><text:span text:style-name="T1"> </text:span><text:span text:style-name="T21">בן</text:span><text:span text:style-name="T1"> </text:span><text:span text:style-name="T21">ארזא</text:span><text:span text:style-name="T1"> </text:span><text:span text:style-name="T21">מקיש</text:span><text:span text:style-name="T1"> </text:span><text:span text:style-name="T21">הצלצל</text:span><text:span text:style-name="T1"> </text:span><text:span text:style-name="T21">וכבר</text:span><text:span text:style-name="T1"> </text:span><text:span text:style-name="T21">בארנו</text:span><text:span text:style-name="T1"> </text:span><text:span text:style-name="T21">בחמישי</text:span><text:span text:style-name="T1"> </text:span><text:span text:style-name="T21">ממנחות</text:span><text:span text:style-name="T1"> </text:span><text:span text:style-name="T21">שהסמיכה</text:span><text:span text:style-name="T1"> </text:span><text:span text:style-name="T21">לא</text:span><text:span text:style-name="T1"> </text:span><text:span text:style-name="T21">תהא</text:span><text:span text:style-name="T1"> </text:span><text:span text:style-name="T21">אלא</text:span><text:span text:style-name="T1"> </text:span><text:span text:style-name="T21">על</text:span><text:span text:style-name="T1"> </text:span><text:span text:style-name="T21">החיים</text:span><text:span text:style-name="T1"> </text:span><text:span text:style-name="T21">וסמיכה</text:span><text:span text:style-name="T1"> </text:span><text:span text:style-name="T21">זו</text:span><text:span text:style-name="T1"> </text:span><text:span text:style-name="T21">היא</text:span><text:span text:style-name="T1"> </text:span><text:span text:style-name="T21">על</text:span><text:span text:style-name="T1"> </text:span><text:span text:style-name="T21">האברים</text:span><text:span text:style-name="T1"> </text:span><text:span text:style-name="T21">ולפיכך</text:span><text:span text:style-name="T1"> </text:span><text:span text:style-name="T21">היא</text:span><text:span text:style-name="T1"> </text:span><text:span text:style-name="T21">כמו</text:span><text:span text:style-name="T1"> </text:span><text:span text:style-name="T21">שאמרנו</text:span><text:span text:style-name="T1"> </text:span><text:span text:style-name="T21">שם</text:span><text:span text:style-name="T1"> </text:span><text:span text:style-name="T21">משום</text:span><text:span text:style-name="T1"> </text:span><text:span text:style-name="T21">כבודו</text:span><text:span text:style-name="T1"> </text:span><text:span text:style-name="T21">של</text:span><text:span text:style-name="T1"> </text:span><text:span text:style-name="T21">כהן</text:span><text:span text:style-name="T1"> </text:span><text:span text:style-name="T21">גדול</text:span><text:span text:style-name="T1"> </text:span><text:span text:style-name="T21">כדי</text:span><text:span text:style-name="T1"> </text:span><text:span text:style-name="T21">שתהא</text:span><text:span text:style-name="T1"> </text:span><text:span text:style-name="T21">לו</text:span><text:span text:style-name="T1"> </text:span><text:span text:style-name="T21">היכרא: </text:span></text:p>
      <text:p text:style-name="P21"/>
      <text:p text:style-name="P19"><text:span text:style-name="T21">וסודרין. הם</text:span><text:span text:style-name="T1"> </text:span><text:span text:style-name="T21">דגלים: </text:span></text:p>
      <text:p text:style-name="P21"/>
      <text:p text:style-name="P19"><text:span text:style-name="T21">כבר</text:span><text:span text:style-name="T1"> </text:span><text:span text:style-name="T21">נתבאר</text:span><text:span text:style-name="T1"> </text:span><text:span text:style-name="T21">בגמרא</text:span><text:span text:style-name="T1"> </text:span><text:span text:style-name="T21">ר"ה</text:span><text:span text:style-name="T1"> </text:span><text:span text:style-name="T21">(דף</text:span><text:span text:style-name="T1"> </text:span><text:span text:style-name="T21">לא.) הטעם</text:span><text:span text:style-name="T1"> </text:span><text:span text:style-name="T21">למה</text:span><text:span text:style-name="T1"> </text:span><text:span text:style-name="T21">ייחדו</text:span><text:span text:style-name="T1"> </text:span><text:span text:style-name="T21">אלו</text:span><text:span text:style-name="T1"> </text:span><text:span text:style-name="T21">המזמורים</text:span><text:span text:style-name="T1"> </text:span><text:span text:style-name="T21">לאלו</text:span><text:span text:style-name="T1"> </text:span><text:span text:style-name="T21">הימים</text:span><text:span text:style-name="T1"> </text:span><text:span text:style-name="T21">ואמרו</text:span><text:span text:style-name="T1"> </text:span><text:span text:style-name="T21">ביום</text:span><text:span text:style-name="T1"> </text:span><text:span text:style-name="T21">ראשון</text:span><text:span text:style-name="T1"> </text:span><text:span text:style-name="T21">לה' הארץ</text:span><text:span text:style-name="T1"> </text:span><text:span text:style-name="T21">ומלואה</text:span><text:span text:style-name="T1"> </text:span><text:span text:style-name="T21">לפי</text:span><text:span text:style-name="T1"> </text:span><text:span text:style-name="T21">שהוא</text:span><text:span text:style-name="T1"> </text:span><text:span text:style-name="T21">תחלת</text:span><text:span text:style-name="T1"> </text:span><text:span text:style-name="T21">מעשה</text:span><text:span text:style-name="T1"> </text:span><text:span text:style-name="T21">בראשית</text:span><text:span text:style-name="T1"> </text:span><text:span text:style-name="T21">ובשני</text:span><text:span text:style-name="T1"> </text:span><text:span text:style-name="T21">שבו</text:span><text:span text:style-name="T1"> </text:span><text:span text:style-name="T21">נחלקו</text:span><text:span text:style-name="T1"> </text:span><text:span text:style-name="T21">המים</text:span><text:span text:style-name="T1"> </text:span><text:span text:style-name="T21">והיו</text:span><text:span text:style-name="T1"> </text:span><text:span text:style-name="T21">השמים</text:span><text:span text:style-name="T1"> </text:span><text:span text:style-name="T21">תחתיהם</text:span><text:span text:style-name="T1"> </text:span><text:span text:style-name="T21">אומר</text:span><text:span text:style-name="T1"> </text:span><text:span text:style-name="T21">גדול</text:span><text:span text:style-name="T1"> </text:span><text:span text:style-name="T21">ה' ובשלישי</text:span><text:span text:style-name="T1"> </text:span><text:span text:style-name="T21">שבו</text:span><text:span text:style-name="T1"> </text:span><text:span text:style-name="T21">נראית</text:span><text:span text:style-name="T1"> </text:span><text:span text:style-name="T21">הארץ</text:span><text:span text:style-name="T1"> </text:span><text:span text:style-name="T21">שעליה</text:span><text:span text:style-name="T1"> </text:span><text:span text:style-name="T21">יהיה</text:span><text:span text:style-name="T1"> </text:span><text:span text:style-name="T21">הדין</text:span><text:span text:style-name="T1"> </text:span><text:span text:style-name="T21">והדיינין</text:span><text:span text:style-name="T1"> </text:span><text:span text:style-name="T21">אומר</text:span><text:span text:style-name="T1"> </text:span><text:span text:style-name="T21">אלהים</text:span><text:span text:style-name="T1"> </text:span><text:span text:style-name="T21">נצב</text:span><text:span text:style-name="T1"> </text:span><text:span text:style-name="T21">בעדת</text:span><text:span text:style-name="T1"> </text:span><text:span text:style-name="T21">אל</text:span><text:span text:style-name="T1"> </text:span><text:span text:style-name="T21">ברביעי</text:span><text:span text:style-name="T1"> </text:span><text:span text:style-name="T21">שבו</text:span><text:span text:style-name="T1"> </text:span><text:span text:style-name="T21">נבראו</text:span><text:span text:style-name="T1"> </text:span><text:span text:style-name="T21">השמש</text:span><text:span text:style-name="T1"> </text:span><text:span text:style-name="T21">והירח</text:span><text:span text:style-name="T1"> </text:span><text:span text:style-name="T21">אומר</text:span><text:span text:style-name="T1"> </text:span><text:span text:style-name="T21">אל</text:span><text:span text:style-name="T1"> </text:span><text:span text:style-name="T21">נקמות</text:span><text:span text:style-name="T1"> </text:span><text:span text:style-name="T21">ה' שהוא</text:span><text:span text:style-name="T1"> </text:span><text:span text:style-name="T21">נוקם</text:span><text:span text:style-name="T1"> </text:span><text:span text:style-name="T21">מן</text:span><text:span text:style-name="T1"> </text:span><text:span text:style-name="T21">התועים</text:span><text:span text:style-name="T1"> </text:span><text:span text:style-name="T21">אחר</text:span><text:span text:style-name="T1"> </text:span><text:span text:style-name="T21">עבודתם</text:span><text:span text:style-name="T1"> </text:span><text:span text:style-name="T21">בחמישי</text:span><text:span text:style-name="T1"> </text:span><text:span text:style-name="T21">שבו</text:span><text:span text:style-name="T1"> </text:span><text:span text:style-name="T21">נבראו</text:span><text:span text:style-name="T1"> </text:span><text:span text:style-name="T21">מיני</text:span><text:span text:style-name="T1"> </text:span><text:span text:style-name="T21">בעלי</text:span><text:span text:style-name="T1"> </text:span><text:span text:style-name="T21">חיים</text:span><text:span text:style-name="T1"> </text:span><text:span text:style-name="T21">ויש</text:span><text:span text:style-name="T1"> </text:span><text:span text:style-name="T21">בזה</text:span><text:span text:style-name="T1"> </text:span><text:span text:style-name="T21">פלאים</text:span><text:span text:style-name="T1"> </text:span><text:span text:style-name="T21">מפני</text:span><text:span text:style-name="T1"> </text:span><text:span text:style-name="T21">החלוק</text:span><text:span text:style-name="T1"> </text:span><text:span text:style-name="T21">שבמיניהם</text:span><text:span text:style-name="T1"> </text:span><text:span text:style-name="T21">ותנועתם</text:span><text:span text:style-name="T1"> </text:span><text:span text:style-name="T21">מעצמם</text:span><text:span text:style-name="T1"> </text:span><text:span text:style-name="T21">ופלאים</text:span><text:span text:style-name="T1"> </text:span><text:span text:style-name="T21">אחרים</text:span><text:span text:style-name="T1"> </text:span><text:span text:style-name="T21">שיש</text:span><text:span text:style-name="T1"> </text:span><text:span text:style-name="T21">בבעלי</text:span><text:span text:style-name="T1"> </text:span><text:span text:style-name="T21">חיים</text:span><text:span text:style-name="T1"> </text:span><text:span text:style-name="T21">אומר</text:span><text:span text:style-name="T1"> </text:span><text:span text:style-name="T21">הרנינו</text:span><text:span text:style-name="T1"> </text:span><text:span text:style-name="T21">לאלהים</text:span><text:span text:style-name="T1"> </text:span><text:span text:style-name="T21">עוזנו</text:span><text:span text:style-name="T1"> </text:span><text:span text:style-name="T21">לפי</text:span><text:span text:style-name="T1"> </text:span><text:span text:style-name="T21">שבשעה</text:span><text:span text:style-name="T1"> </text:span><text:span text:style-name="T21">שרואין</text:span><text:span text:style-name="T1"> </text:span><text:span text:style-name="T21">אותם</text:span><text:span text:style-name="T1"> </text:span><text:span text:style-name="T21">משבחים</text:span><text:span text:style-name="T1"> </text:span><text:span text:style-name="T21">הבורא</text:span><text:span text:style-name="T1"> </text:span><text:span text:style-name="T21">ומגדלים</text:span><text:span text:style-name="T1"> </text:span><text:span text:style-name="T21">אותו</text:span><text:span text:style-name="T1"> </text:span><text:span text:style-name="T21">בששי</text:span><text:span text:style-name="T1"> </text:span><text:span text:style-name="T21">שבו</text:span><text:span text:style-name="T1"> </text:span><text:span text:style-name="T21">נשלם</text:span><text:span text:style-name="T1"> </text:span><text:span text:style-name="T21">מעשה</text:span><text:span text:style-name="T1"> </text:span><text:span text:style-name="T21">בראשית</text:span><text:span text:style-name="T1"> </text:span><text:span text:style-name="T21">ונברא</text:span><text:span text:style-name="T1"> </text:span><text:span text:style-name="T21">האדם</text:span><text:span text:style-name="T1"> </text:span><text:span text:style-name="T21">גם</text:span><text:span text:style-name="T1"> </text:span><text:span text:style-name="T21">כן</text:span><text:span text:style-name="T1"> </text:span><text:span text:style-name="T21">שמבין</text:span><text:span text:style-name="T1"> </text:span><text:span text:style-name="T21">גדולת</text:span><text:span text:style-name="T1"> </text:span><text:span text:style-name="T21">הבורא</text:span><text:span text:style-name="T1"> </text:span><text:span text:style-name="T21">יתעלה</text:span><text:span text:style-name="T1"> </text:span><text:span text:style-name="T21">אומר</text:span><text:span text:style-name="T1"> </text:span><text:span text:style-name="T21">ה' מלך</text:span><text:span text:style-name="T1"> </text:span><text:span text:style-name="T21">גאות</text:span><text:span text:style-name="T1"> </text:span><text:span text:style-name="T21">לבש: </text:span></text:p>
      <text:p text:style-name="P21"/>
      <text:p text:style-name="P7"/>
      <text:p text:style-name="P7">משנה<text:span text:style-name="T1"> </text:span>ב:</text:p>
      <text:p text:style-name="P7">באו<text:span text:style-name="T1"> </text:span>ועמדו<text:span text:style-name="T1"> </text:span>על<text:span text:style-name="T1"> </text:span>מעלות<text:span text:style-name="T1"> </text:span>האולם<text:span text:style-name="T1"> </text:span>עמדו<text:span text:style-name="T1"> </text:span>הראשונים<text:span text:style-name="T1"> </text:span>לדרום<text:span text:style-name="T1"> </text:span>אחיהם<text:span text:style-name="T1"> </text:span>הכהנים<text:span text:style-name="T1"> </text:span>וחמשה<text:span text:style-name="T1"> </text:span>כלים<text:span text:style-name="T1"> </text:span>בידם<text:span text:style-name="T1"> </text:span>הטני<text:span text:style-name="T1"> </text:span>ביד<text:span text:style-name="T1"> </text:span>אחד<text:span text:style-name="T1"> </text:span>והכוז<text:span text:style-name="T1"> </text:span>ביד<text:span text:style-name="T1"> </text:span>אחד<text:span text:style-name="T1"> </text:span>והמחתה<text:span text:style-name="T1"> </text:span>ביד<text:span text:style-name="T1"> </text:span>אחד<text:span text:style-name="T1"> </text:span>והבזך<text:span text:style-name="T1"> </text:span>ביד<text:span text:style-name="T1"> </text:span>אחד<text:span text:style-name="T1"> </text:span>וכף<text:span text:style-name="T1"> </text:span>וכסויו<text:span text:style-name="T1"> </text:span>ביד<text:span text:style-name="T1"> </text:span>אחד<text:span text:style-name="T1"> </text:span>וברכו<text:span text:style-name="T1"> </text:span>את<text:span text:style-name="T1"> </text:span>העם<text:span text:style-name="T1"> </text:span>ברכה<text:span text:style-name="T1"> </text:span>אחת<text:span text:style-name="T1"> </text:span>אלא<text:span text:style-name="T1"> </text:span>שבמדינה<text:span text:style-name="T1"> </text:span>אומרים<text:span text:style-name="T1"> </text:span>אותה<text:span text:style-name="T1"> </text:span>שלש<text:span text:style-name="T1"> </text:span>ברכות<text:span text:style-name="T1"> </text:span>ובמקדש<text:span text:style-name="T1"> </text:span>ברכה<text:span text:style-name="T1"> </text:span>אחת<text:span text:style-name="T1"> </text:span>במקדש<text:span text:style-name="T1"> </text:span>היו<text:span text:style-name="T1"> </text:span>אומרים<text:span text:style-name="T1"> </text:span>את<text:span text:style-name="T1"> </text:span>השם<text:span text:style-name="T1"> </text:span>ככתבו<text:span text:style-name="T1"> </text:span>ובמדינה<text:span text:style-name="T1"> </text:span>בכנויו<text:span text:style-name="T1"> </text:span>במדינה<text:span text:style-name="T1"> </text:span>הכהנים<text:span text:style-name="T1"> </text:span>נושאים<text:span text:style-name="T1"> </text:span>את<text:span text:style-name="T1"> </text:span>ידיהם<text:span text:style-name="T1"> </text:span>כנגד<text:span text:style-name="T1"> </text:span>כתפיהם<text:span text:style-name="T1"> </text:span>ובמקדש<text:span text:style-name="T1"> </text:span>על<text:span text:style-name="T1"> </text:span>גבי<text:span text:style-name="T1"> </text:span>ראשיהן<text:span text:style-name="T1"> </text:span>חוץ<text:span text:style-name="T1"> </text:span>מכהן<text:span text:style-name="T1"> </text:span>גדול<text:span text:style-name="T1"> </text:span>שאין<text:span text:style-name="T1"> </text:span>מגביה<text:span text:style-name="T1"> </text:span>את<text:span text:style-name="T1"> </text:span>ידיו<text:span text:style-name="T1"> </text:span>למעלה<text:span text:style-name="T1"> </text:span>מן<text:span text:style-name="T1"> </text:span>הציץ<text:span text:style-name="T1"> </text:span>ר' יהודה<text:span text:style-name="T1"> </text:span>אומר<text:span text:style-name="T1"> </text:span>אף<text:span text:style-name="T1"> </text:span>כהן<text:span text:style-name="T1"> </text:span>גדול<text:span text:style-name="T1"> </text:span>מגביה<text:span text:style-name="T1"> </text:span>את<text:span text:style-name="T1"> </text:span>ידיו<text:span text:style-name="T1"> </text:span>למעלה<text:span text:style-name="T1"> </text:span>מן<text:span text:style-name="T1"> </text:span>הציץ<text:span text:style-name="T1"> </text:span>שנאמר<text:span text:style-name="T1"> </text:span>(ויקרא<text:span text:style-name="T1"> </text:span>ט) וישא<text:span text:style-name="T1"> </text:span>אהרן<text:span text:style-name="T1"> </text:span>את<text:span text:style-name="T1"> </text:span>ידיו<text:span text:style-name="T1"> </text:span>אל<text:span text:style-name="T1"> </text:span>העם<text:span text:style-name="T1"> </text:span>ויברכם: <text:s/></text:p>
      <text:p text:style-name="P7"/>
      <text:p text:style-name="P7">משנה<text:span text:style-name="T1"> </text:span>ג:</text:p>
      <text:p text:style-name="P7">בזמן<text:span text:style-name="T1"> </text:span>שכ"ג<text:span text:style-name="T1"> </text:span>רוצה<text:span text:style-name="T1"> </text:span>להקטיר<text:span text:style-name="T1"> </text:span>היה<text:span text:style-name="T1"> </text:span>עולה<text:span text:style-name="T1"> </text:span>בכבש<text:span text:style-name="T1"> </text:span>והסגן<text:span text:style-name="T1"> </text:span>בימינו<text:span text:style-name="T1"> </text:span>הגיע<text:span text:style-name="T1"> </text:span>למחצית<text:span text:style-name="T1"> </text:span>הכבש<text:span text:style-name="T1"> </text:span>אחז<text:span text:style-name="T1"> </text:span>הסגן<text:span text:style-name="T1"> </text:span>בימינו<text:span text:style-name="T1"> </text:span>והעלהו<text:span text:style-name="T1"> </text:span>והושיט<text:span text:style-name="T1"> </text:span>לו<text:span text:style-name="T1"> </text:span>הראשון<text:span text:style-name="T1"> </text:span>הראש<text:span text:style-name="T1"> </text:span>והרגל<text:span text:style-name="T1"> </text:span>וסמך<text:span text:style-name="T1"> </text:span>עליהן<text:span text:style-name="T1"> </text:span>וזרקן<text:span text:style-name="T1"> </text:span>הושיט<text:span text:style-name="T1"> </text:span>השני<text:span text:style-name="T1"> </text:span>לראשון<text:span text:style-name="T1"> </text:span>שתי<text:span text:style-name="T1"> </text:span>הידים<text:span text:style-name="T1"> </text:span>נותנן<text:span text:style-name="T1"> </text:span>לכהן<text:span text:style-name="T1"> </text:span>גדול<text:span text:style-name="T1"> </text:span>וסמך<text:span text:style-name="T1"> </text:span>עליהן<text:span text:style-name="T1"> </text:span>וזרקן<text:span text:style-name="T1"> </text:span>נשמט<text:span text:style-name="T1"> </text:span>השני<text:span text:style-name="T1"> </text:span>והלך<text:span text:style-name="T1"> </text:span>לו<text:span text:style-name="T1"> </text:span>וכך<text:span text:style-name="T1"> </text:span>היו<text:span text:style-name="T1"> </text:span>מושיטין<text:span text:style-name="T1"> </text:span>לו<text:span text:style-name="T1"> </text:span>שאר<text:span text:style-name="T1"> </text:span>כל<text:span text:style-name="T1"> </text:span>האברין<text:span text:style-name="T1"> </text:span>והוא<text:span text:style-name="T1"> </text:span>סומך<text:span text:style-name="T1"> </text:span>עליהן<text:span text:style-name="T1"> </text:span>וזורקן<text:span text:style-name="T1"> </text:span>ובזמן<text:span text:style-name="T1"> </text:span>שהוא<text:span text:style-name="T1"> </text:span>רוצה<text:span text:style-name="T1"> </text:span>הוא<text:span text:style-name="T1"> </text:span>סומך<text:span text:style-name="T1"> </text:span>ואחרים<text:span text:style-name="T1"> </text:span>זורקין<text:span text:style-name="T1"> </text:span>בא<text:span text:style-name="T1"> </text:span>לו<text:span text:style-name="T1"> </text:span>להקיף<text:span text:style-name="T1"> </text:span>את<text:span text:style-name="T1"> </text:span>המזבח<text:span text:style-name="T1"> </text:span>מהיכן<text:span text:style-name="T1"> </text:span>הוא<text:span text:style-name="T1"> </text:span>מתחיל<text:span text:style-name="T1"> </text:span>מקרן<text:span text:style-name="T1"> </text:span>דרומית<text:span text:style-name="T1"> </text:span>מזרחית<text:span text:style-name="T1"> </text:span>מזרחית<text:span text:style-name="T1"> </text:span>צפונית<text:span text:style-name="T1"> </text:span>צפונית<text:span text:style-name="T1"> </text:span>מערבית<text:span text:style-name="T1"> </text:span>מערבית<text:span text:style-name="T1"> </text:span>דרומית<text:span text:style-name="T1"> </text:span>נתנו<text:span text:style-name="T1"> </text:span>לו<text:span text:style-name="T1"> </text:span>יין<text:span text:style-name="T1"> </text:span>לנסך<text:span text:style-name="T1"> </text:span>הסגן<text:span text:style-name="T1"> </text:span>עומד<text:span text:style-name="T1"> </text:span>על<text:span text:style-name="T1"> </text:span>הקרן<text:span text:style-name="T1"> </text:span>והסודרים<text:span text:style-name="T1"> </text:span>בידו<text:span text:style-name="T1"> </text:span>שני<text:span text:style-name="T1"> </text:span>כהנים<text:span text:style-name="T1"> </text:span>עומדין<text:span text:style-name="T1"> </text:span>על<text:span text:style-name="T1"> </text:span>שלחן<text:span text:style-name="T1"> </text:span>החלבים<text:span text:style-name="T1"> </text:span>ושתי<text:span text:style-name="T1"> </text:span>חצוצרות<text:span text:style-name="T1"> </text:span>בידם<text:span text:style-name="T1"> </text:span>תקעו<text:span text:style-name="T1"> </text:span>והריעו<text:span text:style-name="T1"> </text:span>ותקעו<text:span text:style-name="T1"> </text:span>באו<text:span text:style-name="T1"> </text:span>ועמדו<text:span text:style-name="T1"> </text:span>אצל<text:span text:style-name="T1"> </text:span>בן<text:span text:style-name="T1"> </text:span>ארזא<text:span text:style-name="T1"> </text:span>אחד<text:span text:style-name="T1"> </text:span>מימינו<text:span text:style-name="T1"> </text:span>ואחד<text:span text:style-name="T1"> </text:span>משמאלו<text:span text:style-name="T1"> </text:span>שחה<text:span text:style-name="T1"> </text:span>לנסך<text:span text:style-name="T1"> </text:span>והניף<text:span text:style-name="T1"> </text:span>הסגן<text:span text:style-name="T1"> </text:span>בסודרים<text:span text:style-name="T1"> </text:span>והקיש<text:span text:style-name="T1"> </text:span>בן<text:span text:style-name="T1"> </text:span>ארזא<text:span text:style-name="T1"> </text:span>בצלצל<text:span text:style-name="T1"> </text:span>ודברו<text:span text:style-name="T1"> </text:span>הלוים<text:span text:style-name="T1"> </text:span>בשיר<text:span text:style-name="T1"> </text:span>הגיעו<text:span text:style-name="T1"> </text:span>לפרק<text:span text:style-name="T1"> </text:span>תקעו<text:span text:style-name="T1"> </text:span>והשתחוו<text:span text:style-name="T1"> </text:span>העם<text:span text:style-name="T1"> </text:span><text:soft-page-break/>על<text:span text:style-name="T1"> </text:span>כל<text:span text:style-name="T1"> </text:span>פרק<text:span text:style-name="T1"> </text:span>תקיעה<text:span text:style-name="T1"> </text:span>ועל<text:span text:style-name="T1"> </text:span>כל<text:span text:style-name="T1"> </text:span>תקיעה<text:span text:style-name="T1"> </text:span>השתחויה<text:span text:style-name="T1"> </text:span>זהו<text:span text:style-name="T1"> </text:span>סדר<text:span text:style-name="T1"> </text:span>התמיד<text:span text:style-name="T1"> </text:span>לעבודת<text:span text:style-name="T1"> </text:span>בית<text:span text:style-name="T1"> </text:span>אלהינו<text:span text:style-name="T1"> </text:span>יהי<text:span text:style-name="T1"> </text:span>רצון<text:span text:style-name="T1"> </text:span>שיבנה<text:span text:style-name="T1"> </text:span>במהרה<text:span text:style-name="T1"> </text:span>בימינו<text:span text:style-name="T1"> </text:span>אמן: <text:s/></text:p>
      <text:p text:style-name="P7"/>
      <text:p text:style-name="P7">משנה<text:span text:style-name="T1"> </text:span>ד:</text:p>
      <text:p text:style-name="P7">השיר<text:span text:style-name="T1"> </text:span>שהיו<text:span text:style-name="T1"> </text:span>הלוים<text:span text:style-name="T1"> </text:span>אומרים<text:span text:style-name="T1"> </text:span>במקדש<text:span text:style-name="T1"> </text:span>ביום<text:span text:style-name="T1"> </text:span>הראשון<text:span text:style-name="T1"> </text:span>היו<text:span text:style-name="T1"> </text:span>אומרים<text:span text:style-name="T1"> </text:span>(תהלים<text:span text:style-name="T1"> </text:span>כד) לה' הארץ<text:span text:style-name="T1"> </text:span>ומלואה<text:span text:style-name="T1"> </text:span>תבל<text:span text:style-name="T1"> </text:span>ויושבי<text:span text:style-name="T1"> </text:span>בה<text:span text:style-name="T1"> </text:span>בשני<text:span text:style-name="T1"> </text:span>היו<text:span text:style-name="T1"> </text:span>אומרים<text:span text:style-name="T1"> </text:span>(תהלים<text:span text:style-name="T1"> </text:span>מח) גדול<text:span text:style-name="T1"> </text:span>ה' ומהולל<text:span text:style-name="T1"> </text:span>מאד<text:span text:style-name="T1"> </text:span>בעיר<text:span text:style-name="T1"> </text:span>אלהינו<text:span text:style-name="T1"> </text:span>הר<text:span text:style-name="T1"> </text:span>קדשו<text:span text:style-name="T1"> </text:span>בשלישי<text:span text:style-name="T1"> </text:span>היו<text:span text:style-name="T1"> </text:span>אומרים<text:span text:style-name="T1"> </text:span>(תהלים<text:span text:style-name="T1"> </text:span>פב) אלהים<text:span text:style-name="T1"> </text:span>נצב<text:span text:style-name="T1"> </text:span>בעדת<text:span text:style-name="T1"> </text:span>אל<text:span text:style-name="T1"> </text:span>בקרב<text:span text:style-name="T1"> </text:span>אלהים<text:span text:style-name="T1"> </text:span>ישפוט<text:span text:style-name="T1"> </text:span>ברביעי<text:span text:style-name="T1"> </text:span>היו<text:span text:style-name="T1"> </text:span>אומרים<text:span text:style-name="T1"> </text:span>(תהלים<text:span text:style-name="T1"> </text:span>צד) אל<text:span text:style-name="T1"> </text:span>נקמות<text:span text:style-name="T1"> </text:span>ה' אל<text:span text:style-name="T1"> </text:span>נקמות<text:span text:style-name="T1"> </text:span>הופיע<text:span text:style-name="T1"> </text:span>בחמישי<text:span text:style-name="T1"> </text:span>היו<text:span text:style-name="T1"> </text:span>אומרים<text:span text:style-name="T1"> </text:span>(תהלים<text:span text:style-name="T1"> </text:span>פא) הרנינו<text:span text:style-name="T1"> </text:span>לאלהים<text:span text:style-name="T1"> </text:span>עוזנו<text:span text:style-name="T1"> </text:span>הריעו<text:span text:style-name="T1"> </text:span>לאלהי<text:span text:style-name="T1"> </text:span>יעקב<text:span text:style-name="T1"> </text:span>בששי<text:span text:style-name="T1"> </text:span>היו<text:span text:style-name="T1"> </text:span>אומרים<text:span text:style-name="T1"> </text:span>(תהלים<text:span text:style-name="T1"> </text:span>צג) ה' מלך<text:span text:style-name="T1"> </text:span>גאות<text:span text:style-name="T1"> </text:span>לבש<text:span text:style-name="T1"> </text:span>לבש<text:span text:style-name="T1"> </text:span>וגומר<text:span text:style-name="T1"> </text:span>בשבת<text:span text:style-name="T1"> </text:span>היו<text:span text:style-name="T1"> </text:span>אומרים<text:span text:style-name="T1"> </text:span>(תהלים<text:span text:style-name="T1"> </text:span>צב) מזמור<text:span text:style-name="T1"> </text:span>שיר<text:span text:style-name="T1"> </text:span>ליום<text:span text:style-name="T1"> </text:span>השבת<text:span text:style-name="T1"> </text:span>מזמור<text:span text:style-name="T1"> </text:span>שיר<text:span text:style-name="T1"> </text:span>לעתיד<text:span text:style-name="T1"> </text:span>לבוא<text:span text:style-name="T1"> </text:span>ליום<text:span text:style-name="T1"> </text:span>שכולו<text:span text:style-name="T1"> </text:span>שבת<text:span text:style-name="T1"> </text:span>ומנוחה<text:span text:style-name="T1"> </text:span>לחיי<text:span text:style-name="T1"> </text:span>העולמים:</text:p>
      <text:p text:style-name="P7"/>
      <text:p text:style-name="P23">הדרן<text:span text:style-name="T1"> </text:span>עלך<text:span text:style-name="T1"> </text:span>בזמן<text:span text:style-name="T1"> </text:span>שכהן<text:span text:style-name="T1"> </text:span>גדול<text:span text:style-name="T1"> </text:span>וסליקא<text:span text:style-name="T1"> </text:span>לה<text:span text:style-name="T1"> </text:span>מסכת<text:span text:style-name="T1"> </text:span>תמיד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achlieli CLM1" svg:font-family="'Nachlieli CLM'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FrankRuehl" svg:font-family="FrankRuehl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end" style:justify-single-word="false" fo:orphans="2" fo:widows="2" fo:text-indent="0cm" style:auto-text-indent="false" style:text-autospace="none" style:punctuation-wrap="simple" style:vertical-align="baseline" style:writing-mode="rl-tb"/>
      <style:text-properties style:use-window-font-color="true" style:font-name="Times New Roman" fo:font-size="10pt" fo:language="en" fo:country="US" style:font-name-asian="Times New Roman" style:font-size-asian="10pt" style:font-name-complex="Rod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style:line-height-at-least="0.423cm" fo:text-align="end" style:justify-single-word="false" fo:text-indent="0cm" style:auto-text-indent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text-align="end" style:justify-single-word="false" fo:text-indent="0cm" style:auto-text-indent="false" fo:keep-with-next="always"/>
      <style:text-properties fo:font-size="12pt" style:text-underline-style="solid" style:text-underline-width="auto" style:text-underline-color="font-color" style:font-size-asian="12pt" style:font-name-complex="Miriam" style:font-size-complex="10pt"/>
    </style:style>
    <style:style style:name="Footer" style:family="paragraph" style:parent-style-name="Standard" style:class="extra">
      <style:paragraph-properties fo:margin="100%" fo:margin-left="0cm" fo:margin-right="0cm" fo:text-align="end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גוף_20_טקסט_20_2" style:display-name="גוף טקסט 2" style:family="paragraph" style:parent-style-name="Standard">
      <style:paragraph-properties fo:margin="100%" fo:margin-left="0cm" fo:margin-right="0cm" fo:text-align="end" style:justify-single-word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text-align="end" style:justify-single-word="false" fo:text-indent="0cm" style:auto-text-indent="false"/>
    </style:style>
    <style:style style:name="גוף_20_טקסט_20_3" style:display-name="גוף טקסט 3" style:family="paragraph" style:parent-style-name="Standard">
      <style:paragraph-properties fo:margin="100%" fo:margin-left="0cm" fo:margin-right="0cm" fo:text-align="end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גופן_20_ברירת_20_המחדל_20_של_20_פיסקה" style:display-name="גופן ברירת המחדל של פיסקה" style:family="text"/>
    <style:style style:name="Page_20_Number" style:display-name="Page Number" style:family="text" style:parent-style-name="גופן_20_ברירת_20_המחדל_20_של_20_פיסקה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251cm" fo:margin-left="3.17cm" fo:margin-right="3.17cm" style:writing-mode="rl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cm" fo:margin-right="3.17cm" style:writing-mode="rl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0"><draw:text-box fo:min-height="0.37cm" fo:min-width="0cm"><text:p text:style-name="MP2"><text:span text:style-name="Page_20_Number"><text:page-number text:select-page="current">1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footer>
        <text:p text:style-name="MP1"><draw:frame draw:style-name="Mfr1" draw:name="Frame2" text:anchor-type="paragraph" svg:y="0.002cm" draw:z-index="14"><draw:text-box fo:min-height="0.37cm" fo:min-width="0cm"><text:p text:style-name="MP2"><text:span text:style-name="Page_20_Number"><text:page-number text:select-page="current">17</text:page-number></text:span></text:p></draw:text-box></draw:frame></text:p>
      </style:footer>
    </style:master-page>
    <style:master-page style:name="First_20_convert_20_2" style:display-name="First convert 2" style:page-layout-name="Mpm2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1">
      <style:footer>
        <text:p text:style-name="MP1"><draw:frame draw:style-name="Mfr1" draw:name="Frame3" text:anchor-type="paragraph" svg:y="0.002cm" draw:z-index="15"><draw:text-box fo:min-height="0.37cm" fo:min-width="0cm"><text:p text:style-name="MP2"><text:span text:style-name="Page_20_Number"><text:page-number text:select-page="current">21</text:page-number></text:span></text:p></draw:text-box></draw:frame></text:p>
      </style:footer>
    </style:master-page>
    <style:master-page style:name="First_20_convert_20_3" style:display-name="First convert 3" style:page-layout-name="Mpm2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1">
      <style:footer>
        <text:p text:style-name="MP1"><draw:frame draw:style-name="Mfr1" draw:name="Frame4" text:anchor-type="paragraph" svg:y="0.002cm" draw:z-index="18"><draw:text-box fo:min-height="0.37cm" fo:min-width="0cm"><text:p text:style-name="MP2"><text:span text:style-name="Page_20_Number"><text:page-number text:select-page="current">29</text:page-number></text:span></text:p></draw:text-box></draw:frame></text:p>
      </style:footer>
    </style:master-page>
    <style:master-page style:name="First_20_convert_20_4" style:display-name="First convert 4" style:page-layout-name="Mpm2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footer>
        <text:p text:style-name="MP1"><draw:frame draw:style-name="Mfr1" draw:name="Frame5" text:anchor-type="paragraph" svg:y="0.002cm" draw:z-index="25"><draw:text-box fo:min-height="0.37cm" fo:min-width="0cm"><text:p text:style-name="MP2"><text:span text:style-name="Page_20_Number"><text:page-number text:select-page="current">31</text:page-number></text:span></text:p></draw:text-box></draw:frame></text:p>
      </style:footer>
    </style:master-page>
    <style:master-page style:name="First_20_convert_20_5" style:display-name="First convert 5" style:page-layout-name="Mpm2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1">
      <style:footer>
        <text:p text:style-name="MP1"><draw:frame draw:style-name="Mfr1" draw:name="Frame6" text:anchor-type="paragraph" svg:y="0.002cm" draw:z-index="26"><draw:text-box fo:min-height="0.37cm" fo:min-width="0cm"><text:p text:style-name="MP2"><text:span text:style-name="Page_20_Number"><text:page-number text:select-page="current">33</text:page-number></text:span></text:p></draw:text-box></draw:frame></text:p>
      </style:footer>
    </style:master-page>
    <style:master-page style:name="First_20_convert_20_6" style:display-name="First convert 6" style:page-layout-name="Mpm2" style:next-style-name="Convert_20_6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1">
      <style:footer>
        <text:p text:style-name="MP1"><draw:frame draw:style-name="Mfr1" draw:name="Frame7" text:anchor-type="paragraph" svg:y="0.002cm" draw:z-index="27"><draw:text-box fo:min-height="0.37cm" fo:min-width="0cm"><text:p text:style-name="MP2"><text:span text:style-name="Page_20_Number"><text:page-number text:select-page="current">3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מסכת תמיד פרק ראשון בשלשה מקומות</dc:title>
    <meta:initial-creator>ישעיהו</meta:initial-creator>
    <meta:creation-date>2004-11-29T22:43:00</meta:creation-date>
    <dc:creator>הולנדר</dc:creator>
    <dc:date>2012-04-19T15:54:00</dc:date>
    <meta:editing-cycles>47</meta:editing-cycles>
    <meta:editing-duration>P1DT8H19M</meta:editing-duration>
    <meta:document-statistic meta:table-count="0" meta:image-count="0" meta:object-count="0" meta:page-count="35" meta:paragraph-count="535" meta:word-count="21522" meta:character-count="113395" meta:non-whitespace-character-count="92174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